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settings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6/meta.xml" manifest:media-type="text/xml"/>
  <manifest:file-entry manifest:full-path="Object 6/content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1/meta.xml" manifest:media-type="text/xml"/>
  <manifest:file-entry manifest:full-path="Object 1/Pictures/2000000A000000DD000000DDA5B35DBF.svm" manifest:media-type=""/>
  <manifest:file-entry manifest:full-path="Object 1/Pictures/2000000A000000DD000000DD7702FBD1.svm" manifest:media-type="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 8/meta.xml" manifest:media-type="text/xml"/>
  <manifest:file-entry manifest:full-path="Object 8/styles.xml" manifest:media-type="text/xml"/>
  <manifest:file-entry manifest:full-path="Object 8/content.xml" manifest:media-type="text/xml"/>
  <manifest:file-entry manifest:full-path="Object 8/" manifest:media-type="application/vnd.oasis.opendocument.chart"/>
  <manifest:file-entry manifest:full-path="Object 4/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Object 9/meta.xml" manifest:media-type="text/xml"/>
  <manifest:file-entry manifest:full-path="Object 9/content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manifest.rdf" manifest:media-type="application/rdf+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1/meta.xml" manifest:media-type="text/xml"/>
  <manifest:file-entry manifest:full-path="Object 11/styles.xml" manifest:media-type="text/xml"/>
  <manifest:file-entry manifest:full-path="Object 11/content.xml" manifest:media-type="text/xml"/>
  <manifest:file-entry manifest:full-path="Object 11/" manifest:media-type="application/vnd.oasis.opendocument.chart"/>
  <manifest:file-entry manifest:full-path="content.xml" manifest:media-type="text/xml"/>
  <manifest:file-entry manifest:full-path="Object 10/meta.xml" manifest:media-type="text/xml"/>
  <manifest:file-entry manifest:full-path="Object 10/content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meta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content.xml" manifest:media-type="text/xml"/>
  <manifest:file-entry manifest:full-path="Object 12/" manifest:media-type="application/vnd.oasis.opendocument.chart"/>
  <manifest:file-entry manifest:full-path="ObjectReplacements/Object 3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 5/styles.xml" manifest:media-type="text/xml"/>
  <manifest:file-entry manifest:full-path="Object 5/content.xml" manifest:media-type="text/xml"/>
  <manifest:file-entry manifest:full-path="Object 5/meta.xml" manifest:media-type="text/xml"/>
  <manifest:file-entry manifest:full-path="Object 5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6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1.93mm"/>
    </style:style>
    <style:style style:name="co3" style:family="table-column">
      <style:table-column-properties fo:break-before="auto" style:column-width="62.48mm"/>
    </style:style>
    <style:style style:name="co4" style:family="table-column">
      <style:table-column-properties fo:break-before="auto" style:column-width="39.78mm"/>
    </style:style>
    <style:style style:name="co5" style:family="table-column">
      <style:table-column-properties fo:break-before="auto" style:column-width="37.64mm"/>
    </style:style>
    <style:style style:name="co7" style:family="table-column">
      <style:table-column-properties fo:break-before="auto" style:column-width="58.21mm"/>
    </style:style>
    <style:style style:name="co8" style:family="table-column">
      <style:table-column-properties fo:break-before="auto" style:column-width="27.69mm"/>
    </style:style>
    <style:style style:name="co9" style:family="table-column">
      <style:table-column-properties fo:break-before="auto" style:column-width="22.33mm"/>
    </style:style>
    <style:style style:name="ro5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17.29mm" fo:break-before="auto" style:use-optimal-row-height="false"/>
    </style:style>
    <style:style style:name="ro4" style:family="table-row">
      <style:table-row-properties style:row-height="5.64mm" fo:break-before="auto" style:use-optimal-row-height="false"/>
    </style:style>
    <style:style style:name="ro6" style:family="table-row">
      <style:table-row-properties style:row-height="11.29mm" fo:break-before="auto" style:use-optimal-row-height="false"/>
    </style:style>
    <style:style style:name="ro7" style:family="table-row">
      <style:table-row-properties style:row-height="27.52mm" fo:break-before="auto" style:use-optimal-row-height="true"/>
    </style:style>
    <style:style style:name="ta3" style:family="table" style:master-page-name="Default">
      <style:table-properties table:display="true" style:writing-mode="lr-tb"/>
    </style:style>
    <style:style style:name="ta2" style:family="table" style:master-page-name="PageStyle_5f_Gini_20_per_20_capita">
      <style:table-properties table:display="true" style:writing-mode="lr-tb"/>
    </style:style>
    <style:style style:name="ta4" style:family="table" style:master-page-name="PageStyle_5f_Gini_20_yearly">
      <style:table-properties table:display="true" style:writing-mode="lr-tb"/>
    </style:style>
    <style:style style:name="ta5" style:family="table" style:master-page-name="PageStyle_5f_Decile_20_ratio_20_yearly">
      <style:table-properties table:display="true" style:writing-mode="lr-tb"/>
    </style:style>
    <style:style style:name="ta6" style:family="table" style:master-page-name="PageStyle_5f_Top_20_10_25__20_share">
      <style:table-properties table:display="true" style:writing-mode="lr-tb"/>
    </style:style>
    <style:style style:name="ta7" style:family="table" style:master-page-name="PageStyle_5f_Top_20_10_25__20_share_20_yearly">
      <style:table-properties table:display="true" style:writing-mode="lr-tb"/>
    </style:style>
    <style:style style:name="ta8" style:family="table" style:master-page-name="PageStyle_5f_Bottom_20_10_25__20_share">
      <style:table-properties table:display="true" style:writing-mode="lr-tb"/>
    </style:style>
    <style:style style:name="ta9" style:family="table" style:master-page-name="PageStyle_5f_Bottom_20_10_25__20_share_20_yearly">
      <style:table-properties table:display="true" style:writing-mode="lr-tb"/>
    </style:style>
    <style:style style:name="ta10" style:family="table" style:master-page-name="PageStyle_5f_redistribution_5f_low">
      <style:table-properties table:display="true" style:writing-mode="lr-tb"/>
    </style:style>
    <style:style style:name="ta11" style:family="table" style:master-page-name="PageStyle_5f_Redistribution_5f_central">
      <style:table-properties table:display="true" style:writing-mode="lr-tb"/>
    </style:style>
    <style:style style:name="ta12" style:family="table" style:master-page-name="PageStyle_5f_Redistribution_5f_high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2" style:family="table-cell" style:parent-style-name="Default">
      <style:table-cell-properties style:rotation-align="none"/>
    </style:style>
    <style:style style:name="ce3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</style:style>
    <style:style style:name="ce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mm" style:writing-mode="page"/>
    </style:style>
    <style:style style:name="ce8" style:family="table-cell" style:parent-style-name="Excel_20_Built-in_20_Percent">
      <style:table-cell-properties style:cell-protect="protected" style:print-content="true" style:diagonal-bl-tr="none" style:diagonal-tl-br="none"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9" style:family="table-cell" style:parent-style-name="Excel_20_Built-in_20_Percent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Excel_20_Built-in_20_Percent" style:data-style-name="N109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Excel_20_Built-in_20_Percent" style:data-style-name="N11">
      <style:table-cell-properties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 style:data-style-name="N11">
      <style:table-cell-properties style:rotation-align="none"/>
    </style:style>
    <style:style style:name="gr1" style:family="graphic">
      <style:graphic-properties draw:stroke="none" svg:stroke-width="0mm" draw:fill="none" draw:textarea-horizontal-align="center" draw:textarea-vertical-align="top" draw:auto-grow-height="false" fo:padding-top="1.25mm" fo:padding-bottom="1.25mm" fo:padding-left="2.5mm" fo:padding-right="2.5mm" fo:wrap-option="wrap" draw:ole-draw-aspect="1"/>
    </style:style>
    <style:style style:name="P1" style:family="paragraph">
      <loext:graphic-properties draw:fill="none"/>
      <style:paragraph-properties fo:text-align="start"/>
      <style:text-properties fo:font-size="18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Gini per capita" table:style-name="ta2">
        <office:forms form:automatic-focus="false" form:apply-design-mode="false"/>
        <table:table-column table:style-name="co2" table:number-columns-repeated="2" table:default-cell-style-name="Default"/>
        <table:table-column table:style-name="co3" table:number-columns-repeated="3" table:default-cell-style-name="ce2"/>
        <table:table-column table:style-name="co4" table:default-cell-style-name="ce2"/>
        <table:table-column table:style-name="co5" table:number-columns-repeated="10" table:default-cell-style-name="ce2"/>
        <table:table-column table:style-name="co2" table:number-columns-repeated="1008" table:default-cell-style-name="Default"/>
        <table:table-row table:style-name="ro2">
          <table:table-cell table:number-columns-repeated="2"/>
          <table:table-cell table:style-name="Default" table:number-columns-repeated="14"/>
          <table:table-cell table:number-columns-repeated="1008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5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8"/>
        </table:table-row>
        <table:table-row table:style-name="ro3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Gini per capita, all income</text:p>
          </table:table-cell>
          <table:table-cell table:style-name="ce1" office:value-type="string" calcext:value-type="string">
            <text:p>Gini per capita, labour income</text:p>
          </table:table-cell>
          <table:table-cell table:style-name="ce1" office:value-type="string" calcext:value-type="string">
            <text:p>Gini per capita, labour and pension income</text:p>
          </table:table-cell>
          <table:table-cell table:style-name="ce1" office:value-type="string" calcext:value-type="string">
            <text:p>Gini per capita, labour and family benefits income</text:p>
          </table:table-cell>
          <table:table-cell/>
          <table:table-cell table:style-name="ce6"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/>
          <table:table-cell office:value-type="string" calcext:value-type="string">
            <text:p>Gini per capita, all income</text:p>
          </table:table-cell>
          <table:table-cell office:value-type="string" calcext:value-type="string">
            <text:p>Gini per capita, labour income</text:p>
          </table:table-cell>
          <table:table-cell office:value-type="string" calcext:value-type="string">
            <text:p>Gini per capita, labour and pension income</text:p>
          </table:table-cell>
          <table:table-cell office:value-type="string" calcext:value-type="string">
            <text:p>Gini per capita, labour and family benefits income</text:p>
          </table:table-cell>
          <table:table-cell table:number-columns-repeated="1009"/>
        </table:table-row>
        <table:table-row table:style-name="ro4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3863343567" calcext:value-type="float">
            <text:p>0,3863343567</text:p>
          </table:table-cell>
          <table:table-cell table:style-name="ce3" office:value-type="float" office:value="0.4249406777" calcext:value-type="float">
            <text:p>0,4249406777</text:p>
          </table:table-cell>
          <table:table-cell table:style-name="ce3" office:value-type="float" office:value="0.3906811662" calcext:value-type="float">
            <text:p>0,3906811662</text:p>
          </table:table-cell>
          <table:table-cell table:style-name="ce3" office:value-type="float" office:value="0.4222738609" calcext:value-type="float">
            <text:p>0,4222738609</text:p>
          </table:table-cell>
          <table:table-cell/>
          <table:table-cell table:style-name="ce6"/>
          <table:table-cell table:style-name="Default" table:number-columns-repeated="3"/>
          <table:table-cell/>
          <table:table-cell table:style-name="Default" table:number-columns-repeated="4"/>
          <table:table-cell table:number-columns-repeated="1009"/>
        </table:table-row>
        <table:table-row table:style-name="ro4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central.B2]" office:value-type="float" office:value="0.394829149499279" calcext:value-type="float">
            <text:p>0,3948291495</text:p>
          </table:table-cell>
          <table:table-cell table:style-name="ce3" table:formula="of:=[$Redistribution_central.C2]" office:value-type="float" office:value="0.466282652786579" calcext:value-type="float">
            <text:p>0,4662826528</text:p>
          </table:table-cell>
          <table:table-cell table:style-name="ce3" table:formula="of:=[$Redistribution_central.D2]" office:value-type="float" office:value="0.412046768215565" calcext:value-type="float">
            <text:p>0,4120467682</text:p>
          </table:table-cell>
          <table:table-cell table:style-name="ce3" table:formula="of:=[$Redistribution_central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low.B2]" office:value-type="float" office:value="0.394829149499279" calcext:value-type="float">
            <text:p>0,3948291495</text:p>
          </table:table-cell>
          <table:table-cell table:style-name="ce3" table:formula="of:=[$redistribution_low.C2]" office:value-type="float" office:value="0.466282652786579" calcext:value-type="float">
            <text:p>0,4662826528</text:p>
          </table:table-cell>
          <table:table-cell table:style-name="ce3" table:formula="of:=[$redistribution_low.D2]" office:value-type="float" office:value="0.412046768215565" calcext:value-type="float">
            <text:p>0,4120467682</text:p>
          </table:table-cell>
          <table:table-cell table:style-name="ce3" table:formula="of:=[$redistribution_low.E2]" office:value-type="float" office:value="0.447665883522789" calcext:value-type="float">
            <text:p>0,4476658835</text:p>
          </table:table-cell>
          <table:table-cell/>
          <table:table-cell table:style-name="ce3" table:formula="of:=[$Redistribution_high.B2]" office:value-type="float" office:value="0.394829149499279" calcext:value-type="float">
            <text:p>0,3948291495</text:p>
          </table:table-cell>
          <table:table-cell table:style-name="ce3" table:formula="of:=[$Redistribution_high.C2]" office:value-type="float" office:value="0.466282652786579" calcext:value-type="float">
            <text:p>0,4662826528</text:p>
          </table:table-cell>
          <table:table-cell table:style-name="ce3" table:formula="of:=[$Redistribution_high.D2]" office:value-type="float" office:value="0.412046768215565" calcext:value-type="float">
            <text:p>0,4120467682</text:p>
          </table:table-cell>
          <table:table-cell table:style-name="ce3" table:formula="of:=[$Redistribution_high.E2]" office:value-type="float" office:value="0.447665883522789" calcext:value-type="float">
            <text:p>0,4476658835</text:p>
          </table:table-cell>
          <table:table-cell table:number-columns-repeated="1009"/>
        </table:table-row>
        <table:table-row table:style-name="ro4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central.B3]" office:value-type="float" office:value="0.393157569038148" calcext:value-type="float">
            <text:p>0,393157569</text:p>
          </table:table-cell>
          <table:table-cell table:style-name="ce3" table:formula="of:=[$Redistribution_central.C3]" office:value-type="float" office:value="0.439887321730189" calcext:value-type="float">
            <text:p>0,4398873217</text:p>
          </table:table-cell>
          <table:table-cell table:style-name="ce3" table:formula="of:=[$Redistribution_central.D3]" office:value-type="float" office:value="0.405637610793011" calcext:value-type="float">
            <text:p>0,4056376108</text:p>
          </table:table-cell>
          <table:table-cell table:style-name="ce3" table:formula="of:=[$Redistribution_central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low.B3]" office:value-type="float" office:value="0.393157569038148" calcext:value-type="float">
            <text:p>0,393157569</text:p>
          </table:table-cell>
          <table:table-cell table:style-name="ce3" table:formula="of:=[$redistribution_low.C3]" office:value-type="float" office:value="0.439887321730189" calcext:value-type="float">
            <text:p>0,4398873217</text:p>
          </table:table-cell>
          <table:table-cell table:style-name="ce3" table:formula="of:=[$redistribution_low.D3]" office:value-type="float" office:value="0.405637610793011" calcext:value-type="float">
            <text:p>0,4056376108</text:p>
          </table:table-cell>
          <table:table-cell table:style-name="ce3" table:formula="of:=[$redistribution_low.E3]" office:value-type="float" office:value="0.432382476944565" calcext:value-type="float">
            <text:p>0,4323824769</text:p>
          </table:table-cell>
          <table:table-cell/>
          <table:table-cell table:style-name="ce3" table:formula="of:=[$Redistribution_high.B3]" office:value-type="float" office:value="0.393157569038148" calcext:value-type="float">
            <text:p>0,393157569</text:p>
          </table:table-cell>
          <table:table-cell table:style-name="ce3" table:formula="of:=[$Redistribution_high.C3]" office:value-type="float" office:value="0.439887321730189" calcext:value-type="float">
            <text:p>0,4398873217</text:p>
          </table:table-cell>
          <table:table-cell table:style-name="ce3" table:formula="of:=[$Redistribution_high.D3]" office:value-type="float" office:value="0.405637610793011" calcext:value-type="float">
            <text:p>0,4056376108</text:p>
          </table:table-cell>
          <table:table-cell table:style-name="ce3" table:formula="of:=[$Redistribution_high.E3]" office:value-type="float" office:value="0.432382476944565" calcext:value-type="float">
            <text:p>0,4323824769</text:p>
          </table:table-cell>
          <table:table-cell table:number-columns-repeated="1009"/>
        </table:table-row>
        <table:table-row table:style-name="ro4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central.B4]" office:value-type="float" office:value="0.394529501220737" calcext:value-type="float">
            <text:p>0,3945295012</text:p>
          </table:table-cell>
          <table:table-cell table:style-name="ce3" table:formula="of:=[$Redistribution_central.C4]" office:value-type="float" office:value="0.440790510485428" calcext:value-type="float">
            <text:p>0,4407905105</text:p>
          </table:table-cell>
          <table:table-cell table:style-name="ce3" table:formula="of:=[$Redistribution_central.D4]" office:value-type="float" office:value="0.409770398483221" calcext:value-type="float">
            <text:p>0,4097703985</text:p>
          </table:table-cell>
          <table:table-cell table:style-name="ce3" table:formula="of:=[$Redistribution_central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low.B4]" office:value-type="float" office:value="0.394529501220737" calcext:value-type="float">
            <text:p>0,3945295012</text:p>
          </table:table-cell>
          <table:table-cell table:style-name="ce3" table:formula="of:=[$redistribution_low.C4]" office:value-type="float" office:value="0.440790510485428" calcext:value-type="float">
            <text:p>0,4407905105</text:p>
          </table:table-cell>
          <table:table-cell table:style-name="ce3" table:formula="of:=[$redistribution_low.D4]" office:value-type="float" office:value="0.409770398483221" calcext:value-type="float">
            <text:p>0,4097703985</text:p>
          </table:table-cell>
          <table:table-cell table:style-name="ce3" table:formula="of:=[$redistribution_low.E4]" office:value-type="float" office:value="0.428339853189208" calcext:value-type="float">
            <text:p>0,4283398532</text:p>
          </table:table-cell>
          <table:table-cell/>
          <table:table-cell table:style-name="ce3" table:formula="of:=[$Redistribution_high.B4]" office:value-type="float" office:value="0.394529501220737" calcext:value-type="float">
            <text:p>0,3945295012</text:p>
          </table:table-cell>
          <table:table-cell table:style-name="ce3" table:formula="of:=[$Redistribution_high.C4]" office:value-type="float" office:value="0.440790510485428" calcext:value-type="float">
            <text:p>0,4407905105</text:p>
          </table:table-cell>
          <table:table-cell table:style-name="ce3" table:formula="of:=[$Redistribution_high.D4]" office:value-type="float" office:value="0.409770398483221" calcext:value-type="float">
            <text:p>0,4097703985</text:p>
          </table:table-cell>
          <table:table-cell table:style-name="ce3" table:formula="of:=[$Redistribution_high.E4]" office:value-type="float" office:value="0.428339853189208" calcext:value-type="float">
            <text:p>0,4283398532</text:p>
          </table:table-cell>
          <table:table-cell table:number-columns-repeated="1009"/>
        </table:table-row>
        <table:table-row table:style-name="ro4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central.B5]" office:value-type="float" office:value="0.397367420211989" calcext:value-type="float">
            <text:p>0,3973674202</text:p>
          </table:table-cell>
          <table:table-cell table:style-name="ce3" table:formula="of:=[$Redistribution_central.C5]" office:value-type="float" office:value="0.444477793559299" calcext:value-type="float">
            <text:p>0,4444777936</text:p>
          </table:table-cell>
          <table:table-cell table:style-name="ce3" table:formula="of:=[$Redistribution_central.D5]" office:value-type="float" office:value="0.411571910593428" calcext:value-type="float">
            <text:p>0,4115719106</text:p>
          </table:table-cell>
          <table:table-cell table:style-name="ce3" table:formula="of:=[$Redistribution_central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low.B5]" office:value-type="float" office:value="0.397372693965062" calcext:value-type="float">
            <text:p>0,397372694</text:p>
          </table:table-cell>
          <table:table-cell table:style-name="ce3" table:formula="of:=[$redistribution_low.C5]" office:value-type="float" office:value="0.444477793559299" calcext:value-type="float">
            <text:p>0,4444777936</text:p>
          </table:table-cell>
          <table:table-cell table:style-name="ce3" table:formula="of:=[$redistribution_low.D5]" office:value-type="float" office:value="0.411578390415805" calcext:value-type="float">
            <text:p>0,4115783904</text:p>
          </table:table-cell>
          <table:table-cell table:style-name="ce3" table:formula="of:=[$redistribution_low.E5]" office:value-type="float" office:value="0.430039259328648" calcext:value-type="float">
            <text:p>0,4300392593</text:p>
          </table:table-cell>
          <table:table-cell/>
          <table:table-cell table:style-name="ce3" table:formula="of:=[$Redistribution_high.B5]" office:value-type="float" office:value="0.397372693965062" calcext:value-type="float">
            <text:p>0,397372694</text:p>
          </table:table-cell>
          <table:table-cell table:style-name="ce3" table:formula="of:=[$Redistribution_high.C5]" office:value-type="float" office:value="0.444477793559299" calcext:value-type="float">
            <text:p>0,4444777936</text:p>
          </table:table-cell>
          <table:table-cell table:style-name="ce3" table:formula="of:=[$Redistribution_high.D5]" office:value-type="float" office:value="0.411578390415805" calcext:value-type="float">
            <text:p>0,4115783904</text:p>
          </table:table-cell>
          <table:table-cell table:style-name="ce3" table:formula="of:=[$Redistribution_high.E5]" office:value-type="float" office:value="0.430039259328648" calcext:value-type="float">
            <text:p>0,4300392593</text:p>
          </table:table-cell>
          <table:table-cell table:number-columns-repeated="1009"/>
        </table:table-row>
        <table:table-row table:style-name="ro4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central.B6]" office:value-type="float" office:value="0.395846685031861" calcext:value-type="float">
            <text:p>0,395846685</text:p>
          </table:table-cell>
          <table:table-cell table:style-name="ce3" table:formula="of:=[$Redistribution_central.C6]" office:value-type="float" office:value="0.447780011039773" calcext:value-type="float">
            <text:p>0,447780011</text:p>
          </table:table-cell>
          <table:table-cell table:style-name="ce3" table:formula="of:=[$Redistribution_central.D6]" office:value-type="float" office:value="0.411230235193949" calcext:value-type="float">
            <text:p>0,4112302352</text:p>
          </table:table-cell>
          <table:table-cell table:style-name="ce3" table:formula="of:=[$Redistribution_central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low.B6]" office:value-type="float" office:value="0.395848389476074" calcext:value-type="float">
            <text:p>0,3958483895</text:p>
          </table:table-cell>
          <table:table-cell table:style-name="ce3" table:formula="of:=[$redistribution_low.C6]" office:value-type="float" office:value="0.447780011039773" calcext:value-type="float">
            <text:p>0,447780011</text:p>
          </table:table-cell>
          <table:table-cell table:style-name="ce3" table:formula="of:=[$redistribution_low.D6]" office:value-type="float" office:value="0.41123178112034" calcext:value-type="float">
            <text:p>0,4112317811</text:p>
          </table:table-cell>
          <table:table-cell table:style-name="ce3" table:formula="of:=[$redistribution_low.E6]" office:value-type="float" office:value="0.432106918255695" calcext:value-type="float">
            <text:p>0,4321069183</text:p>
          </table:table-cell>
          <table:table-cell/>
          <table:table-cell table:style-name="ce3" table:formula="of:=[$Redistribution_high.B6]" office:value-type="float" office:value="0.395848389476074" calcext:value-type="float">
            <text:p>0,3958483895</text:p>
          </table:table-cell>
          <table:table-cell table:style-name="ce3" table:formula="of:=[$Redistribution_high.C6]" office:value-type="float" office:value="0.447780011039773" calcext:value-type="float">
            <text:p>0,447780011</text:p>
          </table:table-cell>
          <table:table-cell table:style-name="ce3" table:formula="of:=[$Redistribution_high.D6]" office:value-type="float" office:value="0.41123178112034" calcext:value-type="float">
            <text:p>0,4112317811</text:p>
          </table:table-cell>
          <table:table-cell table:style-name="ce3" table:formula="of:=[$Redistribution_high.E6]" office:value-type="float" office:value="0.432106918255695" calcext:value-type="float">
            <text:p>0,4321069183</text:p>
          </table:table-cell>
          <table:table-cell table:number-columns-repeated="1009"/>
        </table:table-row>
        <table:table-row table:style-name="ro4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central.B7]" office:value-type="float" office:value="0.396067902603136" calcext:value-type="float">
            <text:p>0,3960679026</text:p>
          </table:table-cell>
          <table:table-cell table:style-name="ce3" table:formula="of:=[$Redistribution_central.C7]" office:value-type="float" office:value="0.447665534865733" calcext:value-type="float">
            <text:p>0,4476655349</text:p>
          </table:table-cell>
          <table:table-cell table:style-name="ce3" table:formula="of:=[$Redistribution_central.D7]" office:value-type="float" office:value="0.41174186502998" calcext:value-type="float">
            <text:p>0,411741865</text:p>
          </table:table-cell>
          <table:table-cell table:style-name="ce3" table:formula="of:=[$Redistribution_central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low.B7]" office:value-type="float" office:value="0.396071614267121" calcext:value-type="float">
            <text:p>0,3960716143</text:p>
          </table:table-cell>
          <table:table-cell table:style-name="ce3" table:formula="of:=[$redistribution_low.C7]" office:value-type="float" office:value="0.447665534865733" calcext:value-type="float">
            <text:p>0,4476655349</text:p>
          </table:table-cell>
          <table:table-cell table:style-name="ce3" table:formula="of:=[$redistribution_low.D7]" office:value-type="float" office:value="0.411745796093998" calcext:value-type="float">
            <text:p>0,4117457961</text:p>
          </table:table-cell>
          <table:table-cell table:style-name="ce3" table:formula="of:=[$redistribution_low.E7]" office:value-type="float" office:value="0.432486802555759" calcext:value-type="float">
            <text:p>0,4324868026</text:p>
          </table:table-cell>
          <table:table-cell/>
          <table:table-cell table:style-name="ce3" table:formula="of:=[$Redistribution_high.B7]" office:value-type="float" office:value="0.396071614267121" calcext:value-type="float">
            <text:p>0,3960716143</text:p>
          </table:table-cell>
          <table:table-cell table:style-name="ce3" table:formula="of:=[$Redistribution_high.C7]" office:value-type="float" office:value="0.447665534865733" calcext:value-type="float">
            <text:p>0,4476655349</text:p>
          </table:table-cell>
          <table:table-cell table:style-name="ce3" table:formula="of:=[$Redistribution_high.D7]" office:value-type="float" office:value="0.411745796093998" calcext:value-type="float">
            <text:p>0,4117457961</text:p>
          </table:table-cell>
          <table:table-cell table:style-name="ce3" table:formula="of:=[$Redistribution_high.E7]" office:value-type="float" office:value="0.432486802555759" calcext:value-type="float">
            <text:p>0,4324868026</text:p>
          </table:table-cell>
          <table:table-cell table:number-columns-repeated="1009"/>
        </table:table-row>
        <table:table-row table:style-name="ro4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central.B8]" office:value-type="float" office:value="0.398081773715662" calcext:value-type="float">
            <text:p>0,3980817737</text:p>
          </table:table-cell>
          <table:table-cell table:style-name="ce3" table:formula="of:=[$Redistribution_central.C8]" office:value-type="float" office:value="0.44576901458806" calcext:value-type="float">
            <text:p>0,4457690146</text:p>
          </table:table-cell>
          <table:table-cell table:style-name="ce3" table:formula="of:=[$Redistribution_central.D8]" office:value-type="float" office:value="0.412509768903499" calcext:value-type="float">
            <text:p>0,4125097689</text:p>
          </table:table-cell>
          <table:table-cell table:style-name="ce3" table:formula="of:=[$Redistribution_central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low.B8]" office:value-type="float" office:value="0.398082424360662" calcext:value-type="float">
            <text:p>0,3980824244</text:p>
          </table:table-cell>
          <table:table-cell table:style-name="ce3" table:formula="of:=[$redistribution_low.C8]" office:value-type="float" office:value="0.44576901458806" calcext:value-type="float">
            <text:p>0,4457690146</text:p>
          </table:table-cell>
          <table:table-cell table:style-name="ce3" table:formula="of:=[$redistribution_low.D8]" office:value-type="float" office:value="0.412510550207171" calcext:value-type="float">
            <text:p>0,4125105502</text:p>
          </table:table-cell>
          <table:table-cell table:style-name="ce3" table:formula="of:=[$redistribution_low.E8]" office:value-type="float" office:value="0.431384164642211" calcext:value-type="float">
            <text:p>0,4313841646</text:p>
          </table:table-cell>
          <table:table-cell/>
          <table:table-cell table:style-name="ce3" table:formula="of:=[$Redistribution_high.B8]" office:value-type="float" office:value="0.398082424360662" calcext:value-type="float">
            <text:p>0,3980824244</text:p>
          </table:table-cell>
          <table:table-cell table:style-name="ce3" table:formula="of:=[$Redistribution_high.C8]" office:value-type="float" office:value="0.44576901458806" calcext:value-type="float">
            <text:p>0,4457690146</text:p>
          </table:table-cell>
          <table:table-cell table:style-name="ce3" table:formula="of:=[$Redistribution_high.D8]" office:value-type="float" office:value="0.412510550207171" calcext:value-type="float">
            <text:p>0,4125105502</text:p>
          </table:table-cell>
          <table:table-cell table:style-name="ce3" table:formula="of:=[$Redistribution_high.E8]" office:value-type="float" office:value="0.431384164642211" calcext:value-type="float">
            <text:p>0,4313841646</text:p>
          </table:table-cell>
          <table:table-cell table:number-columns-repeated="1009"/>
        </table:table-row>
        <table:table-row table:style-name="ro4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central.B9]" office:value-type="float" office:value="0.389247915488912" calcext:value-type="float">
            <text:p>0,3892479155</text:p>
          </table:table-cell>
          <table:table-cell table:style-name="ce3" table:formula="of:=[$Redistribution_central.C9]" office:value-type="float" office:value="0.444524072658265" calcext:value-type="float">
            <text:p>0,4445240727</text:p>
          </table:table-cell>
          <table:table-cell table:style-name="ce3" table:formula="of:=[$Redistribution_central.D9]" office:value-type="float" office:value="0.407064790983859" calcext:value-type="float">
            <text:p>0,407064791</text:p>
          </table:table-cell>
          <table:table-cell table:style-name="ce3" table:formula="of:=[$Redistribution_central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low.B9]" office:value-type="float" office:value="0.389248623964416" calcext:value-type="float">
            <text:p>0,389248624</text:p>
          </table:table-cell>
          <table:table-cell table:style-name="ce3" table:formula="of:=[$redistribution_low.C9]" office:value-type="float" office:value="0.444524072658265" calcext:value-type="float">
            <text:p>0,4445240727</text:p>
          </table:table-cell>
          <table:table-cell table:style-name="ce3" table:formula="of:=[$redistribution_low.D9]" office:value-type="float" office:value="0.407065680052525" calcext:value-type="float">
            <text:p>0,4070656801</text:p>
          </table:table-cell>
          <table:table-cell table:style-name="ce3" table:formula="of:=[$redistribution_low.E9]" office:value-type="float" office:value="0.425383338196076" calcext:value-type="float">
            <text:p>0,4253833382</text:p>
          </table:table-cell>
          <table:table-cell/>
          <table:table-cell table:style-name="ce3" table:formula="of:=[$Redistribution_high.B9]" office:value-type="float" office:value="0.389248623964416" calcext:value-type="float">
            <text:p>0,389248624</text:p>
          </table:table-cell>
          <table:table-cell table:style-name="ce3" table:formula="of:=[$Redistribution_high.C9]" office:value-type="float" office:value="0.444524072658265" calcext:value-type="float">
            <text:p>0,4445240727</text:p>
          </table:table-cell>
          <table:table-cell table:style-name="ce3" table:formula="of:=[$Redistribution_high.D9]" office:value-type="float" office:value="0.407065680052525" calcext:value-type="float">
            <text:p>0,4070656801</text:p>
          </table:table-cell>
          <table:table-cell table:style-name="ce3" table:formula="of:=[$Redistribution_high.E9]" office:value-type="float" office:value="0.425383338196076" calcext:value-type="float">
            <text:p>0,4253833382</text:p>
          </table:table-cell>
          <table:table-cell table:number-columns-repeated="1009"/>
        </table:table-row>
        <table:table-row table:style-name="ro4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central.B10]" office:value-type="float" office:value="0.391644336337795" calcext:value-type="float">
            <text:p>0,3916443363</text:p>
          </table:table-cell>
          <table:table-cell table:style-name="ce3" table:formula="of:=[$Redistribution_central.C10]" office:value-type="float" office:value="0.449107433628061" calcext:value-type="float">
            <text:p>0,4491074336</text:p>
          </table:table-cell>
          <table:table-cell table:style-name="ce3" table:formula="of:=[$Redistribution_central.D10]" office:value-type="float" office:value="0.412213495382206" calcext:value-type="float">
            <text:p>0,4122134954</text:p>
          </table:table-cell>
          <table:table-cell table:style-name="ce3" table:formula="of:=[$Redistribution_central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low.B10]" office:value-type="float" office:value="0.391646107378517" calcext:value-type="float">
            <text:p>0,3916461074</text:p>
          </table:table-cell>
          <table:table-cell table:style-name="ce3" table:formula="of:=[$redistribution_low.C10]" office:value-type="float" office:value="0.449107433628061" calcext:value-type="float">
            <text:p>0,4491074336</text:p>
          </table:table-cell>
          <table:table-cell table:style-name="ce3" table:formula="of:=[$redistribution_low.D10]" office:value-type="float" office:value="0.412215557928702" calcext:value-type="float">
            <text:p>0,4122155579</text:p>
          </table:table-cell>
          <table:table-cell table:style-name="ce3" table:formula="of:=[$redistribution_low.E10]" office:value-type="float" office:value="0.427111975429666" calcext:value-type="float">
            <text:p>0,4271119754</text:p>
          </table:table-cell>
          <table:table-cell/>
          <table:table-cell table:style-name="ce3" table:formula="of:=[$Redistribution_high.B10]" office:value-type="float" office:value="0.391646107378517" calcext:value-type="float">
            <text:p>0,3916461074</text:p>
          </table:table-cell>
          <table:table-cell table:style-name="ce3" table:formula="of:=[$Redistribution_high.C10]" office:value-type="float" office:value="0.449107433628061" calcext:value-type="float">
            <text:p>0,4491074336</text:p>
          </table:table-cell>
          <table:table-cell table:style-name="ce3" table:formula="of:=[$Redistribution_high.D10]" office:value-type="float" office:value="0.412215557928702" calcext:value-type="float">
            <text:p>0,4122155579</text:p>
          </table:table-cell>
          <table:table-cell table:style-name="ce3" table:formula="of:=[$Redistribution_high.E10]" office:value-type="float" office:value="0.427111975429666" calcext:value-type="float">
            <text:p>0,4271119754</text:p>
          </table:table-cell>
          <table:table-cell table:number-columns-repeated="1009"/>
        </table:table-row>
        <table:table-row table:style-name="ro4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central.B11]" office:value-type="float" office:value="0.389668118769449" calcext:value-type="float">
            <text:p>0,3896681188</text:p>
          </table:table-cell>
          <table:table-cell table:style-name="ce3" table:formula="of:=[$Redistribution_central.C11]" office:value-type="float" office:value="0.449902283746158" calcext:value-type="float">
            <text:p>0,4499022837</text:p>
          </table:table-cell>
          <table:table-cell table:style-name="ce3" table:formula="of:=[$Redistribution_central.D11]" office:value-type="float" office:value="0.408300765454684" calcext:value-type="float">
            <text:p>0,4083007655</text:p>
          </table:table-cell>
          <table:table-cell table:style-name="ce3" table:formula="of:=[$Redistribution_central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low.B11]" office:value-type="float" office:value="0.389669264361503" calcext:value-type="float">
            <text:p>0,3896692644</text:p>
          </table:table-cell>
          <table:table-cell table:style-name="ce3" table:formula="of:=[$redistribution_low.C11]" office:value-type="float" office:value="0.449902283746158" calcext:value-type="float">
            <text:p>0,4499022837</text:p>
          </table:table-cell>
          <table:table-cell table:style-name="ce3" table:formula="of:=[$redistribution_low.D11]" office:value-type="float" office:value="0.408302191967954" calcext:value-type="float">
            <text:p>0,408302192</text:p>
          </table:table-cell>
          <table:table-cell table:style-name="ce3" table:formula="of:=[$redistribution_low.E11]" office:value-type="float" office:value="0.430055658720093" calcext:value-type="float">
            <text:p>0,4300556587</text:p>
          </table:table-cell>
          <table:table-cell/>
          <table:table-cell table:style-name="ce3" table:formula="of:=[$Redistribution_high.B11]" office:value-type="float" office:value="0.389669264361503" calcext:value-type="float">
            <text:p>0,3896692644</text:p>
          </table:table-cell>
          <table:table-cell table:style-name="ce3" table:formula="of:=[$Redistribution_high.C11]" office:value-type="float" office:value="0.449902283746158" calcext:value-type="float">
            <text:p>0,4499022837</text:p>
          </table:table-cell>
          <table:table-cell table:style-name="ce3" table:formula="of:=[$Redistribution_high.D11]" office:value-type="float" office:value="0.408302191967954" calcext:value-type="float">
            <text:p>0,408302192</text:p>
          </table:table-cell>
          <table:table-cell table:style-name="ce3" table:formula="of:=[$Redistribution_high.E11]" office:value-type="float" office:value="0.430055658720093" calcext:value-type="float">
            <text:p>0,4300556587</text:p>
          </table:table-cell>
          <table:table-cell table:number-columns-repeated="1009"/>
        </table:table-row>
        <table:table-row table:style-name="ro4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central.B12]" office:value-type="float" office:value="0.392668508823209" calcext:value-type="float">
            <text:p>0,3926685088</text:p>
          </table:table-cell>
          <table:table-cell table:style-name="ce3" table:formula="of:=[$Redistribution_central.C12]" office:value-type="float" office:value="0.449654289343474" calcext:value-type="float">
            <text:p>0,4496542893</text:p>
          </table:table-cell>
          <table:table-cell table:style-name="ce3" table:formula="of:=[$Redistribution_central.D12]" office:value-type="float" office:value="0.409367618681894" calcext:value-type="float">
            <text:p>0,4093676187</text:p>
          </table:table-cell>
          <table:table-cell table:style-name="ce3" table:formula="of:=[$Redistribution_central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low.B12]" office:value-type="float" office:value="0.392670467966737" calcext:value-type="float">
            <text:p>0,392670468</text:p>
          </table:table-cell>
          <table:table-cell table:style-name="ce3" table:formula="of:=[$redistribution_low.C12]" office:value-type="float" office:value="0.449654289343474" calcext:value-type="float">
            <text:p>0,4496542893</text:p>
          </table:table-cell>
          <table:table-cell table:style-name="ce3" table:formula="of:=[$redistribution_low.D12]" office:value-type="float" office:value="0.409369816775679" calcext:value-type="float">
            <text:p>0,4093698168</text:p>
          </table:table-cell>
          <table:table-cell table:style-name="ce3" table:formula="of:=[$redistribution_low.E12]" office:value-type="float" office:value="0.431887742090315" calcext:value-type="float">
            <text:p>0,4318877421</text:p>
          </table:table-cell>
          <table:table-cell/>
          <table:table-cell table:style-name="ce3" table:formula="of:=[$Redistribution_high.B12]" office:value-type="float" office:value="0.392670467966734" calcext:value-type="float">
            <text:p>0,392670468</text:p>
          </table:table-cell>
          <table:table-cell table:style-name="ce3" table:formula="of:=[$Redistribution_high.C12]" office:value-type="float" office:value="0.449654289343474" calcext:value-type="float">
            <text:p>0,4496542893</text:p>
          </table:table-cell>
          <table:table-cell table:style-name="ce3" table:formula="of:=[$Redistribution_high.D12]" office:value-type="float" office:value="0.409369816775687" calcext:value-type="float">
            <text:p>0,4093698168</text:p>
          </table:table-cell>
          <table:table-cell table:style-name="ce3" table:formula="of:=[$Redistribution_high.E12]" office:value-type="float" office:value="0.431887742090315" calcext:value-type="float">
            <text:p>0,4318877421</text:p>
          </table:table-cell>
          <table:table-cell table:number-columns-repeated="1009"/>
        </table:table-row>
        <table:table-row table:style-name="ro4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central.B13]" office:value-type="float" office:value="0.385383773516262" calcext:value-type="float">
            <text:p>0,3853837735</text:p>
          </table:table-cell>
          <table:table-cell table:style-name="ce3" table:formula="of:=[$Redistribution_central.C13]" office:value-type="float" office:value="0.44426056398056" calcext:value-type="float">
            <text:p>0,444260564</text:p>
          </table:table-cell>
          <table:table-cell table:style-name="ce3" table:formula="of:=[$Redistribution_central.D13]" office:value-type="float" office:value="0.403571041125695" calcext:value-type="float">
            <text:p>0,4035710411</text:p>
          </table:table-cell>
          <table:table-cell table:style-name="ce3" table:formula="of:=[$Redistribution_central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low.B13]" office:value-type="float" office:value="0.385384900615621" calcext:value-type="float">
            <text:p>0,3853849006</text:p>
          </table:table-cell>
          <table:table-cell table:style-name="ce3" table:formula="of:=[$redistribution_low.C13]" office:value-type="float" office:value="0.44426056398056" calcext:value-type="float">
            <text:p>0,444260564</text:p>
          </table:table-cell>
          <table:table-cell table:style-name="ce3" table:formula="of:=[$redistribution_low.D13]" office:value-type="float" office:value="0.403572405134326" calcext:value-type="float">
            <text:p>0,4035724051</text:p>
          </table:table-cell>
          <table:table-cell table:style-name="ce3" table:formula="of:=[$redistribution_low.E13]" office:value-type="float" office:value="0.424933117914491" calcext:value-type="float">
            <text:p>0,4249331179</text:p>
          </table:table-cell>
          <table:table-cell/>
          <table:table-cell table:style-name="ce3" table:formula="of:=[$Redistribution_high.B13]" office:value-type="float" office:value="0.385388214966338" calcext:value-type="float">
            <text:p>0,385388215</text:p>
          </table:table-cell>
          <table:table-cell table:style-name="ce3" table:formula="of:=[$Redistribution_high.C13]" office:value-type="float" office:value="0.44426056398056" calcext:value-type="float">
            <text:p>0,444260564</text:p>
          </table:table-cell>
          <table:table-cell table:style-name="ce3" table:formula="of:=[$Redistribution_high.D13]" office:value-type="float" office:value="0.403576275522189" calcext:value-type="float">
            <text:p>0,4035762755</text:p>
          </table:table-cell>
          <table:table-cell table:style-name="ce3" table:formula="of:=[$Redistribution_high.E13]" office:value-type="float" office:value="0.424933117914491" calcext:value-type="float">
            <text:p>0,4249331179</text:p>
          </table:table-cell>
          <table:table-cell table:number-columns-repeated="1009"/>
        </table:table-row>
        <table:table-row table:style-name="ro4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central.B14]" office:value-type="float" office:value="0.387538995469171" calcext:value-type="float">
            <text:p>0,3875389955</text:p>
          </table:table-cell>
          <table:table-cell table:style-name="ce3" table:formula="of:=[$Redistribution_central.C14]" office:value-type="float" office:value="0.447967411994538" calcext:value-type="float">
            <text:p>0,447967412</text:p>
          </table:table-cell>
          <table:table-cell table:style-name="ce3" table:formula="of:=[$Redistribution_central.D14]" office:value-type="float" office:value="0.408053112354723" calcext:value-type="float">
            <text:p>0,4080531124</text:p>
          </table:table-cell>
          <table:table-cell table:style-name="ce3" table:formula="of:=[$Redistribution_central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low.B14]" office:value-type="float" office:value="0.387540925015562" calcext:value-type="float">
            <text:p>0,387540925</text:p>
          </table:table-cell>
          <table:table-cell table:style-name="ce3" table:formula="of:=[$redistribution_low.C14]" office:value-type="float" office:value="0.447967411994538" calcext:value-type="float">
            <text:p>0,447967412</text:p>
          </table:table-cell>
          <table:table-cell table:style-name="ce3" table:formula="of:=[$redistribution_low.D14]" office:value-type="float" office:value="0.408055262950284" calcext:value-type="float">
            <text:p>0,408055263</text:p>
          </table:table-cell>
          <table:table-cell table:style-name="ce3" table:formula="of:=[$redistribution_low.E14]" office:value-type="float" office:value="0.423697664126009" calcext:value-type="float">
            <text:p>0,4236976641</text:p>
          </table:table-cell>
          <table:table-cell/>
          <table:table-cell table:style-name="ce3" table:formula="of:=[$Redistribution_high.B14]" office:value-type="float" office:value="0.387292260717154" calcext:value-type="float">
            <text:p>0,3872922607</text:p>
          </table:table-cell>
          <table:table-cell table:style-name="ce3" table:formula="of:=[$Redistribution_high.C14]" office:value-type="float" office:value="0.447967411994538" calcext:value-type="float">
            <text:p>0,447967412</text:p>
          </table:table-cell>
          <table:table-cell table:style-name="ce3" table:formula="of:=[$Redistribution_high.D14]" office:value-type="float" office:value="0.407778400243126" calcext:value-type="float">
            <text:p>0,4077784002</text:p>
          </table:table-cell>
          <table:table-cell table:style-name="ce3" table:formula="of:=[$Redistribution_high.E14]" office:value-type="float" office:value="0.423697657987318" calcext:value-type="float">
            <text:p>0,423697658</text:p>
          </table:table-cell>
          <table:table-cell table:number-columns-repeated="1009"/>
        </table:table-row>
        <table:table-row table:style-name="ro4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central.B15]" office:value-type="float" office:value="0.386530666515911" calcext:value-type="float">
            <text:p>0,3865306665</text:p>
          </table:table-cell>
          <table:table-cell table:style-name="ce3" table:formula="of:=[$Redistribution_central.C15]" office:value-type="float" office:value="0.44597139394117" calcext:value-type="float">
            <text:p>0,4459713939</text:p>
          </table:table-cell>
          <table:table-cell table:style-name="ce3" table:formula="of:=[$Redistribution_central.D15]" office:value-type="float" office:value="0.405002152717549" calcext:value-type="float">
            <text:p>0,4050021527</text:p>
          </table:table-cell>
          <table:table-cell table:style-name="ce3" table:formula="of:=[$Redistribution_central.E15]" office:value-type="float" office:value="0.426530953530431" calcext:value-type="float">
            <text:p>0,4265309535</text:p>
          </table:table-cell>
          <table:table-cell/>
          <table:table-cell table:style-name="ce3" table:formula="of:=[$redistribution_low.B15]" office:value-type="float" office:value="0.386532266975209" calcext:value-type="float">
            <text:p>0,386532267</text:p>
          </table:table-cell>
          <table:table-cell table:style-name="ce3" table:formula="of:=[$redistribution_low.C15]" office:value-type="float" office:value="0.44597139394117" calcext:value-type="float">
            <text:p>0,4459713939</text:p>
          </table:table-cell>
          <table:table-cell table:style-name="ce3" table:formula="of:=[$redistribution_low.D15]" office:value-type="float" office:value="0.405004017647123" calcext:value-type="float">
            <text:p>0,4050040176</text:p>
          </table:table-cell>
          <table:table-cell table:style-name="ce3" table:formula="of:=[$redistribution_low.E15]" office:value-type="float" office:value="0.426530953530431" calcext:value-type="float">
            <text:p>0,4265309535</text:p>
          </table:table-cell>
          <table:table-cell/>
          <table:table-cell table:style-name="ce3" table:formula="of:=[$Redistribution_high.B15]" office:value-type="float" office:value="0.386345095548934" calcext:value-type="float">
            <text:p>0,3863450955</text:p>
          </table:table-cell>
          <table:table-cell table:style-name="ce3" table:formula="of:=[$Redistribution_high.C15]" office:value-type="float" office:value="0.445971424422438" calcext:value-type="float">
            <text:p>0,4459714244</text:p>
          </table:table-cell>
          <table:table-cell table:style-name="ce3" table:formula="of:=[$Redistribution_high.D15]" office:value-type="float" office:value="0.404781113151279" calcext:value-type="float">
            <text:p>0,4047811132</text:p>
          </table:table-cell>
          <table:table-cell table:style-name="ce3" table:formula="of:=[$Redistribution_high.E15]" office:value-type="float" office:value="0.426530982988073" calcext:value-type="float">
            <text:p>0,426530983</text:p>
          </table:table-cell>
          <table:table-cell table:number-columns-repeated="1009"/>
        </table:table-row>
        <table:table-row table:style-name="ro4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central.B16]" office:value-type="float" office:value="0.39182694635348" calcext:value-type="float">
            <text:p>0,3918269464</text:p>
          </table:table-cell>
          <table:table-cell table:style-name="ce3" table:formula="of:=[$Redistribution_central.C16]" office:value-type="float" office:value="0.450374310698588" calcext:value-type="float">
            <text:p>0,4503743107</text:p>
          </table:table-cell>
          <table:table-cell table:style-name="ce3" table:formula="of:=[$Redistribution_central.D16]" office:value-type="float" office:value="0.409235807688587" calcext:value-type="float">
            <text:p>0,4092358077</text:p>
          </table:table-cell>
          <table:table-cell table:style-name="ce3" table:formula="of:=[$Redistribution_central.E16]" office:value-type="float" office:value="0.430584842753871" calcext:value-type="float">
            <text:p>0,4305848428</text:p>
          </table:table-cell>
          <table:table-cell/>
          <table:table-cell table:style-name="ce3" table:formula="of:=[$redistribution_low.B16]" office:value-type="float" office:value="0.391826766395092" calcext:value-type="float">
            <text:p>0,3918267664</text:p>
          </table:table-cell>
          <table:table-cell table:style-name="ce3" table:formula="of:=[$redistribution_low.C16]" office:value-type="float" office:value="0.450374310698588" calcext:value-type="float">
            <text:p>0,4503743107</text:p>
          </table:table-cell>
          <table:table-cell table:style-name="ce3" table:formula="of:=[$redistribution_low.D16]" office:value-type="float" office:value="0.409235861916356" calcext:value-type="float">
            <text:p>0,4092358619</text:p>
          </table:table-cell>
          <table:table-cell table:style-name="ce3" table:formula="of:=[$redistribution_low.E16]" office:value-type="float" office:value="0.430584842753871" calcext:value-type="float">
            <text:p>0,4305848428</text:p>
          </table:table-cell>
          <table:table-cell/>
          <table:table-cell table:style-name="ce3" table:formula="of:=[$Redistribution_high.B16]" office:value-type="float" office:value="0.39171301404451" calcext:value-type="float">
            <text:p>0,391713014</text:p>
          </table:table-cell>
          <table:table-cell table:style-name="ce3" table:formula="of:=[$Redistribution_high.C16]" office:value-type="float" office:value="0.450472638715452" calcext:value-type="float">
            <text:p>0,4504726387</text:p>
          </table:table-cell>
          <table:table-cell table:style-name="ce3" table:formula="of:=[$Redistribution_high.D16]" office:value-type="float" office:value="0.409090977136757" calcext:value-type="float">
            <text:p>0,4090909771</text:p>
          </table:table-cell>
          <table:table-cell table:style-name="ce3" table:formula="of:=[$Redistribution_high.E16]" office:value-type="float" office:value="0.430680735174615" calcext:value-type="float">
            <text:p>0,4306807352</text:p>
          </table:table-cell>
          <table:table-cell table:number-columns-repeated="1009"/>
        </table:table-row>
        <table:table-row table:style-name="ro4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central.B17]" office:value-type="float" office:value="0.395137281980723" calcext:value-type="float">
            <text:p>0,395137282</text:p>
          </table:table-cell>
          <table:table-cell table:style-name="ce3" table:formula="of:=[$Redistribution_central.C17]" office:value-type="float" office:value="0.449928069148251" calcext:value-type="float">
            <text:p>0,4499280691</text:p>
          </table:table-cell>
          <table:table-cell table:style-name="ce3" table:formula="of:=[$Redistribution_central.D17]" office:value-type="float" office:value="0.411898110875933" calcext:value-type="float">
            <text:p>0,4118981109</text:p>
          </table:table-cell>
          <table:table-cell table:style-name="ce3" table:formula="of:=[$Redistribution_central.E17]" office:value-type="float" office:value="0.431713971975781" calcext:value-type="float">
            <text:p>0,431713972</text:p>
          </table:table-cell>
          <table:table-cell/>
          <table:table-cell table:style-name="ce3" table:formula="of:=[$redistribution_low.B17]" office:value-type="float" office:value="0.395135887955774" calcext:value-type="float">
            <text:p>0,395135888</text:p>
          </table:table-cell>
          <table:table-cell table:style-name="ce3" table:formula="of:=[$redistribution_low.C17]" office:value-type="float" office:value="0.449928069148251" calcext:value-type="float">
            <text:p>0,4499280691</text:p>
          </table:table-cell>
          <table:table-cell table:style-name="ce3" table:formula="of:=[$redistribution_low.D17]" office:value-type="float" office:value="0.411896942297329" calcext:value-type="float">
            <text:p>0,4118969423</text:p>
          </table:table-cell>
          <table:table-cell table:style-name="ce3" table:formula="of:=[$redistribution_low.E17]" office:value-type="float" office:value="0.431713971975781" calcext:value-type="float">
            <text:p>0,431713972</text:p>
          </table:table-cell>
          <table:table-cell/>
          <table:table-cell table:style-name="ce3" table:formula="of:=[$Redistribution_high.B17]" office:value-type="float" office:value="0.395026258905913" calcext:value-type="float">
            <text:p>0,3950262589</text:p>
          </table:table-cell>
          <table:table-cell table:style-name="ce3" table:formula="of:=[$Redistribution_high.C17]" office:value-type="float" office:value="0.449294983798395" calcext:value-type="float">
            <text:p>0,4492949838</text:p>
          </table:table-cell>
          <table:table-cell table:style-name="ce3" table:formula="of:=[$Redistribution_high.D17]" office:value-type="float" office:value="0.411743323201703" calcext:value-type="float">
            <text:p>0,4117433232</text:p>
          </table:table-cell>
          <table:table-cell table:style-name="ce3" table:formula="of:=[$Redistribution_high.E17]" office:value-type="float" office:value="0.431071635832062" calcext:value-type="float">
            <text:p>0,4310716358</text:p>
          </table:table-cell>
          <table:table-cell table:number-columns-repeated="1009"/>
        </table:table-row>
        <table:table-row table:style-name="ro4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central.B18]" office:value-type="float" office:value="0.388577634007929" calcext:value-type="float">
            <text:p>0,388577634</text:p>
          </table:table-cell>
          <table:table-cell table:style-name="ce3" table:formula="of:=[$Redistribution_central.C18]" office:value-type="float" office:value="0.449323159441545" calcext:value-type="float">
            <text:p>0,4493231594</text:p>
          </table:table-cell>
          <table:table-cell table:style-name="ce3" table:formula="of:=[$Redistribution_central.D18]" office:value-type="float" office:value="0.408825843114314" calcext:value-type="float">
            <text:p>0,4088258431</text:p>
          </table:table-cell>
          <table:table-cell table:style-name="ce3" table:formula="of:=[$Redistribution_central.E18]" office:value-type="float" office:value="0.426551601373064" calcext:value-type="float">
            <text:p>0,4265516014</text:p>
          </table:table-cell>
          <table:table-cell/>
          <table:table-cell table:style-name="ce3" table:formula="of:=[$redistribution_low.B18]" office:value-type="float" office:value="0.38857624923739" calcext:value-type="float">
            <text:p>0,3885762492</text:p>
          </table:table-cell>
          <table:table-cell table:style-name="ce3" table:formula="of:=[$redistribution_low.C18]" office:value-type="float" office:value="0.449323159441545" calcext:value-type="float">
            <text:p>0,4493231594</text:p>
          </table:table-cell>
          <table:table-cell table:style-name="ce3" table:formula="of:=[$redistribution_low.D18]" office:value-type="float" office:value="0.408824687830831" calcext:value-type="float">
            <text:p>0,4088246878</text:p>
          </table:table-cell>
          <table:table-cell table:style-name="ce3" table:formula="of:=[$redistribution_low.E18]" office:value-type="float" office:value="0.426551601373064" calcext:value-type="float">
            <text:p>0,4265516014</text:p>
          </table:table-cell>
          <table:table-cell/>
          <table:table-cell table:style-name="ce3" table:formula="of:=[$Redistribution_high.B18]" office:value-type="float" office:value="0.388885284372851" calcext:value-type="float">
            <text:p>0,3888852844</text:p>
          </table:table-cell>
          <table:table-cell table:style-name="ce3" table:formula="of:=[$Redistribution_high.C18]" office:value-type="float" office:value="0.449253237274949" calcext:value-type="float">
            <text:p>0,4492532373</text:p>
          </table:table-cell>
          <table:table-cell table:style-name="ce3" table:formula="of:=[$Redistribution_high.D18]" office:value-type="float" office:value="0.40911474489784" calcext:value-type="float">
            <text:p>0,4091147449</text:p>
          </table:table-cell>
          <table:table-cell table:style-name="ce3" table:formula="of:=[$Redistribution_high.E18]" office:value-type="float" office:value="0.426471622620782" calcext:value-type="float">
            <text:p>0,4264716226</text:p>
          </table:table-cell>
          <table:table-cell table:number-columns-repeated="1009"/>
        </table:table-row>
        <table:table-row table:style-name="ro4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central.B19]" office:value-type="float" office:value="0.391043027962818" calcext:value-type="float">
            <text:p>0,391043028</text:p>
          </table:table-cell>
          <table:table-cell table:style-name="ce3" table:formula="of:=[$Redistribution_central.C19]" office:value-type="float" office:value="0.449220751585329" calcext:value-type="float">
            <text:p>0,4492207516</text:p>
          </table:table-cell>
          <table:table-cell table:style-name="ce3" table:formula="of:=[$Redistribution_central.D19]" office:value-type="float" office:value="0.410931164091992" calcext:value-type="float">
            <text:p>0,4109311641</text:p>
          </table:table-cell>
          <table:table-cell table:style-name="ce3" table:formula="of:=[$Redistribution_central.E19]" office:value-type="float" office:value="0.428212322223749" calcext:value-type="float">
            <text:p>0,4282123222</text:p>
          </table:table-cell>
          <table:table-cell/>
          <table:table-cell table:style-name="ce3" table:formula="of:=[$redistribution_low.B19]" office:value-type="float" office:value="0.391041473080991" calcext:value-type="float">
            <text:p>0,3910414731</text:p>
          </table:table-cell>
          <table:table-cell table:style-name="ce3" table:formula="of:=[$redistribution_low.C19]" office:value-type="float" office:value="0.449220751585329" calcext:value-type="float">
            <text:p>0,4492207516</text:p>
          </table:table-cell>
          <table:table-cell table:style-name="ce3" table:formula="of:=[$redistribution_low.D19]" office:value-type="float" office:value="0.410929891068611" calcext:value-type="float">
            <text:p>0,4109298911</text:p>
          </table:table-cell>
          <table:table-cell table:style-name="ce3" table:formula="of:=[$redistribution_low.E19]" office:value-type="float" office:value="0.428212322223749" calcext:value-type="float">
            <text:p>0,4282123222</text:p>
          </table:table-cell>
          <table:table-cell/>
          <table:table-cell table:style-name="ce3" table:formula="of:=[$Redistribution_high.B19]" office:value-type="float" office:value="0.390822291219253" calcext:value-type="float">
            <text:p>0,3908222912</text:p>
          </table:table-cell>
          <table:table-cell table:style-name="ce3" table:formula="of:=[$Redistribution_high.C19]" office:value-type="float" office:value="0.448496851962635" calcext:value-type="float">
            <text:p>0,448496852</text:p>
          </table:table-cell>
          <table:table-cell table:style-name="ce3" table:formula="of:=[$Redistribution_high.D19]" office:value-type="float" office:value="0.410632589147358" calcext:value-type="float">
            <text:p>0,4106325891</text:p>
          </table:table-cell>
          <table:table-cell table:style-name="ce3" table:formula="of:=[$Redistribution_high.E19]" office:value-type="float" office:value="0.427556801678014" calcext:value-type="float">
            <text:p>0,4275568017</text:p>
          </table:table-cell>
          <table:table-cell table:number-columns-repeated="1009"/>
        </table:table-row>
        <table:table-row table:style-name="ro4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central.B20]" office:value-type="float" office:value="0.386221672948595" calcext:value-type="float">
            <text:p>0,3862216729</text:p>
          </table:table-cell>
          <table:table-cell table:style-name="ce3" table:formula="of:=[$Redistribution_central.C20]" office:value-type="float" office:value="0.448899608556009" calcext:value-type="float">
            <text:p>0,4488996086</text:p>
          </table:table-cell>
          <table:table-cell table:style-name="ce3" table:formula="of:=[$Redistribution_central.D20]" office:value-type="float" office:value="0.406011125365094" calcext:value-type="float">
            <text:p>0,4060111254</text:p>
          </table:table-cell>
          <table:table-cell table:style-name="ce3" table:formula="of:=[$Redistribution_central.E20]" office:value-type="float" office:value="0.427006671670346" calcext:value-type="float">
            <text:p>0,4270066717</text:p>
          </table:table-cell>
          <table:table-cell/>
          <table:table-cell table:style-name="ce3" table:formula="of:=[$redistribution_low.B20]" office:value-type="float" office:value="0.389372458092624" calcext:value-type="float">
            <text:p>0,3893724581</text:p>
          </table:table-cell>
          <table:table-cell table:style-name="ce3" table:formula="of:=[$redistribution_low.C20]" office:value-type="float" office:value="0.45041374588266" calcext:value-type="float">
            <text:p>0,4504137459</text:p>
          </table:table-cell>
          <table:table-cell table:style-name="ce3" table:formula="of:=[$redistribution_low.D20]" office:value-type="float" office:value="0.409343302420322" calcext:value-type="float">
            <text:p>0,4093433024</text:p>
          </table:table-cell>
          <table:table-cell table:style-name="ce3" table:formula="of:=[$redistribution_low.E20]" office:value-type="float" office:value="0.42823207795441" calcext:value-type="float">
            <text:p>0,428232078</text:p>
          </table:table-cell>
          <table:table-cell/>
          <table:table-cell table:style-name="ce3" table:formula="of:=[$Redistribution_high.B20]" office:value-type="float" office:value="0.388764644694305" calcext:value-type="float">
            <text:p>0,3887646447</text:p>
          </table:table-cell>
          <table:table-cell table:style-name="ce3" table:formula="of:=[$Redistribution_high.C20]" office:value-type="float" office:value="0.446928590917199" calcext:value-type="float">
            <text:p>0,4469285909</text:p>
          </table:table-cell>
          <table:table-cell table:style-name="ce3" table:formula="of:=[$Redistribution_high.D20]" office:value-type="float" office:value="0.408519781474579" calcext:value-type="float">
            <text:p>0,4085197815</text:p>
          </table:table-cell>
          <table:table-cell table:style-name="ce3" table:formula="of:=[$Redistribution_high.E20]" office:value-type="float" office:value="0.425040086026292" calcext:value-type="float">
            <text:p>0,425040086</text:p>
          </table:table-cell>
          <table:table-cell table:number-columns-repeated="1009"/>
        </table:table-row>
        <table:table-row table:style-name="ro4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central.B21]" office:value-type="float" office:value="0.385426318561225" calcext:value-type="float">
            <text:p>0,3854263186</text:p>
          </table:table-cell>
          <table:table-cell table:style-name="ce3" table:formula="of:=[$Redistribution_central.C21]" office:value-type="float" office:value="0.44924587100256" calcext:value-type="float">
            <text:p>0,449245871</text:p>
          </table:table-cell>
          <table:table-cell table:style-name="ce3" table:formula="of:=[$Redistribution_central.D21]" office:value-type="float" office:value="0.406570206517598" calcext:value-type="float">
            <text:p>0,4065702065</text:p>
          </table:table-cell>
          <table:table-cell table:style-name="ce3" table:formula="of:=[$Redistribution_central.E21]" office:value-type="float" office:value="0.424367105557794" calcext:value-type="float">
            <text:p>0,4243671056</text:p>
          </table:table-cell>
          <table:table-cell/>
          <table:table-cell table:style-name="ce3" table:formula="of:=[$redistribution_low.B21]" office:value-type="float" office:value="0.387933823017901" calcext:value-type="float">
            <text:p>0,387933823</text:p>
          </table:table-cell>
          <table:table-cell table:style-name="ce3" table:formula="of:=[$redistribution_low.C21]" office:value-type="float" office:value="0.452603495693924" calcext:value-type="float">
            <text:p>0,4526034957</text:p>
          </table:table-cell>
          <table:table-cell table:style-name="ce3" table:formula="of:=[$redistribution_low.D21]" office:value-type="float" office:value="0.409046789708815" calcext:value-type="float">
            <text:p>0,4090467897</text:p>
          </table:table-cell>
          <table:table-cell table:style-name="ce3" table:formula="of:=[$redistribution_low.E21]" office:value-type="float" office:value="0.427663812686256" calcext:value-type="float">
            <text:p>0,4276638127</text:p>
          </table:table-cell>
          <table:table-cell/>
          <table:table-cell table:style-name="ce3" table:formula="of:=[$Redistribution_high.B21]" office:value-type="float" office:value="0.387165516608765" calcext:value-type="float">
            <text:p>0,3871655166</text:p>
          </table:table-cell>
          <table:table-cell table:style-name="ce3" table:formula="of:=[$Redistribution_high.C21]" office:value-type="float" office:value="0.449127255653601" calcext:value-type="float">
            <text:p>0,4491272557</text:p>
          </table:table-cell>
          <table:table-cell table:style-name="ce3" table:formula="of:=[$Redistribution_high.D21]" office:value-type="float" office:value="0.407585850179416" calcext:value-type="float">
            <text:p>0,4075858502</text:p>
          </table:table-cell>
          <table:table-cell table:style-name="ce3" table:formula="of:=[$Redistribution_high.E21]" office:value-type="float" office:value="0.425622996750317" calcext:value-type="float">
            <text:p>0,4256229968</text:p>
          </table:table-cell>
          <table:table-cell table:number-columns-repeated="1009"/>
        </table:table-row>
        <table:table-row table:style-name="ro4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central.B22]" office:value-type="float" office:value="0.365142876449711" calcext:value-type="float">
            <text:p>0,3651428764</text:p>
          </table:table-cell>
          <table:table-cell table:style-name="ce3" table:formula="of:=[$Redistribution_central.C22]" office:value-type="float" office:value="0.449929072796097" calcext:value-type="float">
            <text:p>0,4499290728</text:p>
          </table:table-cell>
          <table:table-cell table:style-name="ce3" table:formula="of:=[$Redistribution_central.D22]" office:value-type="float" office:value="0.389111996092465" calcext:value-type="float">
            <text:p>0,3891119961</text:p>
          </table:table-cell>
          <table:table-cell table:style-name="ce3" table:formula="of:=[$Redistribution_central.E22]" office:value-type="float" office:value="0.420773002251101" calcext:value-type="float">
            <text:p>0,4207730023</text:p>
          </table:table-cell>
          <table:table-cell/>
          <table:table-cell table:style-name="ce3" table:formula="of:=[$redistribution_low.B22]" office:value-type="float" office:value="0.367945200385622" calcext:value-type="float">
            <text:p>0,3679452004</text:p>
          </table:table-cell>
          <table:table-cell table:style-name="ce3" table:formula="of:=[$redistribution_low.C22]" office:value-type="float" office:value="0.450372091158667" calcext:value-type="float">
            <text:p>0,4503720912</text:p>
          </table:table-cell>
          <table:table-cell table:style-name="ce3" table:formula="of:=[$redistribution_low.D22]" office:value-type="float" office:value="0.390253577134861" calcext:value-type="float">
            <text:p>0,3902535771</text:p>
          </table:table-cell>
          <table:table-cell table:style-name="ce3" table:formula="of:=[$redistribution_low.E22]" office:value-type="float" office:value="0.423535137520305" calcext:value-type="float">
            <text:p>0,4235351375</text:p>
          </table:table-cell>
          <table:table-cell/>
          <table:table-cell table:style-name="ce3" table:formula="of:=[$Redistribution_high.B22]" office:value-type="float" office:value="0.369244726443984" calcext:value-type="float">
            <text:p>0,3692447264</text:p>
          </table:table-cell>
          <table:table-cell table:style-name="ce3" table:formula="of:=[$Redistribution_high.C22]" office:value-type="float" office:value="0.45229602452341" calcext:value-type="float">
            <text:p>0,4522960245</text:p>
          </table:table-cell>
          <table:table-cell table:style-name="ce3" table:formula="of:=[$Redistribution_high.D22]" office:value-type="float" office:value="0.391385643652675" calcext:value-type="float">
            <text:p>0,3913856437</text:p>
          </table:table-cell>
          <table:table-cell table:style-name="ce3" table:formula="of:=[$Redistribution_high.E22]" office:value-type="float" office:value="0.425792660053033" calcext:value-type="float">
            <text:p>0,4257926601</text:p>
          </table:table-cell>
          <table:table-cell table:number-columns-repeated="1009"/>
        </table:table-row>
        <table:table-row table:style-name="ro4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central.B23]" office:value-type="float" office:value="0.395551370136119" calcext:value-type="float">
            <text:p>0,3955513701</text:p>
          </table:table-cell>
          <table:table-cell table:style-name="ce3" table:formula="of:=[$Redistribution_central.C23]" office:value-type="float" office:value="0.461939906460511" calcext:value-type="float">
            <text:p>0,4619399065</text:p>
          </table:table-cell>
          <table:table-cell table:style-name="ce3" table:formula="of:=[$Redistribution_central.D23]" office:value-type="float" office:value="0.413864188893535" calcext:value-type="float">
            <text:p>0,4138641889</text:p>
          </table:table-cell>
          <table:table-cell table:style-name="ce3" table:formula="of:=[$Redistribution_central.E23]" office:value-type="float" office:value="0.440480133102109" calcext:value-type="float">
            <text:p>0,4404801331</text:p>
          </table:table-cell>
          <table:table-cell/>
          <table:table-cell table:style-name="ce3" table:formula="of:=[$redistribution_low.B23]" office:value-type="float" office:value="0.388813190761519" calcext:value-type="float">
            <text:p>0,3888131908</text:p>
          </table:table-cell>
          <table:table-cell table:style-name="ce3" table:formula="of:=[$redistribution_low.C23]" office:value-type="float" office:value="0.451864615100734" calcext:value-type="float">
            <text:p>0,4518646151</text:p>
          </table:table-cell>
          <table:table-cell table:style-name="ce3" table:formula="of:=[$redistribution_low.D23]" office:value-type="float" office:value="0.406278568962561" calcext:value-type="float">
            <text:p>0,406278569</text:p>
          </table:table-cell>
          <table:table-cell table:style-name="ce3" table:formula="of:=[$redistribution_low.E23]" office:value-type="float" office:value="0.4328650102958" calcext:value-type="float">
            <text:p>0,4328650103</text:p>
          </table:table-cell>
          <table:table-cell/>
          <table:table-cell table:style-name="ce3" table:formula="of:=[$Redistribution_high.B23]" office:value-type="float" office:value="0.391465241928714" calcext:value-type="float">
            <text:p>0,3914652419</text:p>
          </table:table-cell>
          <table:table-cell table:style-name="ce3" table:formula="of:=[$Redistribution_high.C23]" office:value-type="float" office:value="0.454128130281076" calcext:value-type="float">
            <text:p>0,4541281303</text:p>
          </table:table-cell>
          <table:table-cell table:style-name="ce3" table:formula="of:=[$Redistribution_high.D23]" office:value-type="float" office:value="0.409778291473466" calcext:value-type="float">
            <text:p>0,4097782915</text:p>
          </table:table-cell>
          <table:table-cell table:style-name="ce3" table:formula="of:=[$Redistribution_high.E23]" office:value-type="float" office:value="0.432033315734903" calcext:value-type="float">
            <text:p>0,4320333157</text:p>
          </table:table-cell>
          <table:table-cell table:number-columns-repeated="1009"/>
        </table:table-row>
        <table:table-row table:style-name="ro4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central.B24]" office:value-type="float" office:value="0.38391049631419" calcext:value-type="float">
            <text:p>0,3839104963</text:p>
          </table:table-cell>
          <table:table-cell table:style-name="ce3" table:formula="of:=[$Redistribution_central.C24]" office:value-type="float" office:value="0.452425415746592" calcext:value-type="float">
            <text:p>0,4524254157</text:p>
          </table:table-cell>
          <table:table-cell table:style-name="ce3" table:formula="of:=[$Redistribution_central.D24]" office:value-type="float" office:value="0.403029434148862" calcext:value-type="float">
            <text:p>0,4030294341</text:p>
          </table:table-cell>
          <table:table-cell table:style-name="ce3" table:formula="of:=[$Redistribution_central.E24]" office:value-type="float" office:value="0.4294120735314" calcext:value-type="float">
            <text:p>0,4294120735</text:p>
          </table:table-cell>
          <table:table-cell/>
          <table:table-cell table:style-name="ce3" table:formula="of:=[$redistribution_low.B24]" office:value-type="float" office:value="0.380723875742968" calcext:value-type="float">
            <text:p>0,3807238757</text:p>
          </table:table-cell>
          <table:table-cell table:style-name="ce3" table:formula="of:=[$redistribution_low.C24]" office:value-type="float" office:value="0.44655879607817" calcext:value-type="float">
            <text:p>0,4465587961</text:p>
          </table:table-cell>
          <table:table-cell table:style-name="ce3" table:formula="of:=[$redistribution_low.D24]" office:value-type="float" office:value="0.399956158240748" calcext:value-type="float">
            <text:p>0,3999561582</text:p>
          </table:table-cell>
          <table:table-cell table:style-name="ce3" table:formula="of:=[$redistribution_low.E24]" office:value-type="float" office:value="0.423371541795688" calcext:value-type="float">
            <text:p>0,4233715418</text:p>
          </table:table-cell>
          <table:table-cell/>
          <table:table-cell table:style-name="ce3" table:formula="of:=[$Redistribution_high.B24]" office:value-type="float" office:value="0.390062866946585" calcext:value-type="float">
            <text:p>0,3900628669</text:p>
          </table:table-cell>
          <table:table-cell table:style-name="ce3" table:formula="of:=[$Redistribution_high.C24]" office:value-type="float" office:value="0.457543834937065" calcext:value-type="float">
            <text:p>0,4575438349</text:p>
          </table:table-cell>
          <table:table-cell table:style-name="ce3" table:formula="of:=[$Redistribution_high.D24]" office:value-type="float" office:value="0.409791087999709" calcext:value-type="float">
            <text:p>0,409791088</text:p>
          </table:table-cell>
          <table:table-cell table:style-name="ce3" table:formula="of:=[$Redistribution_high.E24]" office:value-type="float" office:value="0.433722169966522" calcext:value-type="float">
            <text:p>0,43372217</text:p>
          </table:table-cell>
          <table:table-cell table:number-columns-repeated="1009"/>
        </table:table-row>
        <table:table-row table:style-name="ro4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central.B25]" office:value-type="float" office:value="0.381967001513472" calcext:value-type="float">
            <text:p>0,3819670015</text:p>
          </table:table-cell>
          <table:table-cell table:style-name="ce3" table:formula="of:=[$Redistribution_central.C25]" office:value-type="float" office:value="0.455381468146557" calcext:value-type="float">
            <text:p>0,4553814681</text:p>
          </table:table-cell>
          <table:table-cell table:style-name="ce3" table:formula="of:=[$Redistribution_central.D25]" office:value-type="float" office:value="0.402046598451891" calcext:value-type="float">
            <text:p>0,4020465985</text:p>
          </table:table-cell>
          <table:table-cell table:style-name="ce3" table:formula="of:=[$Redistribution_central.E25]" office:value-type="float" office:value="0.430085503450027" calcext:value-type="float">
            <text:p>0,4300855035</text:p>
          </table:table-cell>
          <table:table-cell/>
          <table:table-cell table:style-name="ce3" table:formula="of:=[$redistribution_low.B25]" office:value-type="float" office:value="0.382053090767414" calcext:value-type="float">
            <text:p>0,3820530908</text:p>
          </table:table-cell>
          <table:table-cell table:style-name="ce3" table:formula="of:=[$redistribution_low.C25]" office:value-type="float" office:value="0.447769752996216" calcext:value-type="float">
            <text:p>0,447769753</text:p>
          </table:table-cell>
          <table:table-cell table:style-name="ce3" table:formula="of:=[$redistribution_low.D25]" office:value-type="float" office:value="0.401189120523775" calcext:value-type="float">
            <text:p>0,4011891205</text:p>
          </table:table-cell>
          <table:table-cell table:style-name="ce3" table:formula="of:=[$redistribution_low.E25]" office:value-type="float" office:value="0.424888507071481" calcext:value-type="float">
            <text:p>0,4248885071</text:p>
          </table:table-cell>
          <table:table-cell/>
          <table:table-cell table:style-name="ce3" table:formula="of:=[$Redistribution_high.B25]" office:value-type="float" office:value="0.390905520698973" calcext:value-type="float">
            <text:p>0,3909055207</text:p>
          </table:table-cell>
          <table:table-cell table:style-name="ce3" table:formula="of:=[$Redistribution_high.C25]" office:value-type="float" office:value="0.457593930226374" calcext:value-type="float">
            <text:p>0,4575939302</text:p>
          </table:table-cell>
          <table:table-cell table:style-name="ce3" table:formula="of:=[$Redistribution_high.D25]" office:value-type="float" office:value="0.410196259665752" calcext:value-type="float">
            <text:p>0,4101962597</text:p>
          </table:table-cell>
          <table:table-cell table:style-name="ce3" table:formula="of:=[$Redistribution_high.E25]" office:value-type="float" office:value="0.434585626032537" calcext:value-type="float">
            <text:p>0,434585626</text:p>
          </table:table-cell>
          <table:table-cell table:number-columns-repeated="1009"/>
        </table:table-row>
        <table:table-row table:style-name="ro4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central.B26]" office:value-type="float" office:value="0.378661508523739" calcext:value-type="float">
            <text:p>0,3786615085</text:p>
          </table:table-cell>
          <table:table-cell table:style-name="ce3" table:formula="of:=[$Redistribution_central.C26]" office:value-type="float" office:value="0.450701589093748" calcext:value-type="float">
            <text:p>0,4507015891</text:p>
          </table:table-cell>
          <table:table-cell table:style-name="ce3" table:formula="of:=[$Redistribution_central.D26]" office:value-type="float" office:value="0.401253045212205" calcext:value-type="float">
            <text:p>0,4012530452</text:p>
          </table:table-cell>
          <table:table-cell table:style-name="ce3" table:formula="of:=[$Redistribution_central.E26]" office:value-type="float" office:value="0.422340999102323" calcext:value-type="float">
            <text:p>0,4223409991</text:p>
          </table:table-cell>
          <table:table-cell/>
          <table:table-cell table:style-name="ce3" table:formula="of:=[$redistribution_low.B26]" office:value-type="float" office:value="0.378647313755369" calcext:value-type="float">
            <text:p>0,3786473138</text:p>
          </table:table-cell>
          <table:table-cell table:style-name="ce3" table:formula="of:=[$redistribution_low.C26]" office:value-type="float" office:value="0.447821720582897" calcext:value-type="float">
            <text:p>0,4478217206</text:p>
          </table:table-cell>
          <table:table-cell table:style-name="ce3" table:formula="of:=[$redistribution_low.D26]" office:value-type="float" office:value="0.39973328339457" calcext:value-type="float">
            <text:p>0,3997332834</text:p>
          </table:table-cell>
          <table:table-cell table:style-name="ce3" table:formula="of:=[$redistribution_low.E26]" office:value-type="float" office:value="0.421401819138965" calcext:value-type="float">
            <text:p>0,4214018191</text:p>
          </table:table-cell>
          <table:table-cell/>
          <table:table-cell table:style-name="ce3" table:formula="of:=[$Redistribution_high.B26]" office:value-type="float" office:value="0.385090945865022" calcext:value-type="float">
            <text:p>0,3850909459</text:p>
          </table:table-cell>
          <table:table-cell table:style-name="ce3" table:formula="of:=[$Redistribution_high.C26]" office:value-type="float" office:value="0.453630099513113" calcext:value-type="float">
            <text:p>0,4536300995</text:p>
          </table:table-cell>
          <table:table-cell table:style-name="ce3" table:formula="of:=[$Redistribution_high.D26]" office:value-type="float" office:value="0.407009206631172" calcext:value-type="float">
            <text:p>0,4070092066</text:p>
          </table:table-cell>
          <table:table-cell table:style-name="ce3" table:formula="of:=[$Redistribution_high.E26]" office:value-type="float" office:value="0.428113156109218" calcext:value-type="float">
            <text:p>0,4281131561</text:p>
          </table:table-cell>
          <table:table-cell table:number-columns-repeated="1009"/>
        </table:table-row>
        <table:table-row table:style-name="ro4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central.B27]" office:value-type="float" office:value="0.385676164495199" calcext:value-type="float">
            <text:p>0,3856761645</text:p>
          </table:table-cell>
          <table:table-cell table:style-name="ce3" table:formula="of:=[$Redistribution_central.C27]" office:value-type="float" office:value="0.451926622624574" calcext:value-type="float">
            <text:p>0,4519266226</text:p>
          </table:table-cell>
          <table:table-cell table:style-name="ce3" table:formula="of:=[$Redistribution_central.D27]" office:value-type="float" office:value="0.403047738733899" calcext:value-type="float">
            <text:p>0,4030477387</text:p>
          </table:table-cell>
          <table:table-cell table:style-name="ce3" table:formula="of:=[$Redistribution_central.E27]" office:value-type="float" office:value="0.432431624187972" calcext:value-type="float">
            <text:p>0,4324316242</text:p>
          </table:table-cell>
          <table:table-cell/>
          <table:table-cell table:style-name="ce3" table:formula="of:=[$redistribution_low.B27]" office:value-type="float" office:value="0.389235238750574" calcext:value-type="float">
            <text:p>0,3892352388</text:p>
          </table:table-cell>
          <table:table-cell table:style-name="ce3" table:formula="of:=[$redistribution_low.C27]" office:value-type="float" office:value="0.457791429861124" calcext:value-type="float">
            <text:p>0,4577914299</text:p>
          </table:table-cell>
          <table:table-cell table:style-name="ce3" table:formula="of:=[$redistribution_low.D27]" office:value-type="float" office:value="0.407136050777851" calcext:value-type="float">
            <text:p>0,4071360508</text:p>
          </table:table-cell>
          <table:table-cell table:style-name="ce3" table:formula="of:=[$redistribution_low.E27]" office:value-type="float" office:value="0.437394232748077" calcext:value-type="float">
            <text:p>0,4373942327</text:p>
          </table:table-cell>
          <table:table-cell/>
          <table:table-cell table:style-name="ce3" table:formula="of:=[$Redistribution_high.B27]" office:value-type="float" office:value="0.392515121065886" calcext:value-type="float">
            <text:p>0,3925151211</text:p>
          </table:table-cell>
          <table:table-cell table:style-name="ce3" table:formula="of:=[$Redistribution_high.C27]" office:value-type="float" office:value="0.459841116564029" calcext:value-type="float">
            <text:p>0,4598411166</text:p>
          </table:table-cell>
          <table:table-cell table:style-name="ce3" table:formula="of:=[$Redistribution_high.D27]" office:value-type="float" office:value="0.410036475346374" calcext:value-type="float">
            <text:p>0,4100364753</text:p>
          </table:table-cell>
          <table:table-cell table:style-name="ce3" table:formula="of:=[$Redistribution_high.E27]" office:value-type="float" office:value="0.438523047259499" calcext:value-type="float">
            <text:p>0,4385230473</text:p>
          </table:table-cell>
          <table:table-cell table:number-columns-repeated="1009"/>
        </table:table-row>
        <table:table-row table:style-name="ro4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central.B28]" office:value-type="float" office:value="0.385157821165772" calcext:value-type="float">
            <text:p>0,3851578212</text:p>
          </table:table-cell>
          <table:table-cell table:style-name="ce3" table:formula="of:=[$Redistribution_central.C28]" office:value-type="float" office:value="0.449258149384731" calcext:value-type="float">
            <text:p>0,4492581494</text:p>
          </table:table-cell>
          <table:table-cell table:style-name="ce3" table:formula="of:=[$Redistribution_central.D28]" office:value-type="float" office:value="0.401780897232671" calcext:value-type="float">
            <text:p>0,4017808972</text:p>
          </table:table-cell>
          <table:table-cell table:style-name="ce3" table:formula="of:=[$Redistribution_central.E28]" office:value-type="float" office:value="0.430647824174887" calcext:value-type="float">
            <text:p>0,4306478242</text:p>
          </table:table-cell>
          <table:table-cell/>
          <table:table-cell table:style-name="ce3" table:formula="of:=[$redistribution_low.B28]" office:value-type="float" office:value="0.391966239712051" calcext:value-type="float">
            <text:p>0,3919662397</text:p>
          </table:table-cell>
          <table:table-cell table:style-name="ce3" table:formula="of:=[$redistribution_low.C28]" office:value-type="float" office:value="0.459018472098742" calcext:value-type="float">
            <text:p>0,4590184721</text:p>
          </table:table-cell>
          <table:table-cell table:style-name="ce3" table:formula="of:=[$redistribution_low.D28]" office:value-type="float" office:value="0.408746787483256" calcext:value-type="float">
            <text:p>0,4087467875</text:p>
          </table:table-cell>
          <table:table-cell table:style-name="ce3" table:formula="of:=[$redistribution_low.E28]" office:value-type="float" office:value="0.438824150162436" calcext:value-type="float">
            <text:p>0,4388241502</text:p>
          </table:table-cell>
          <table:table-cell/>
          <table:table-cell table:style-name="ce3" table:formula="of:=[$Redistribution_high.B28]" office:value-type="float" office:value="0.394549956642327" calcext:value-type="float">
            <text:p>0,3945499566</text:p>
          </table:table-cell>
          <table:table-cell table:style-name="ce3" table:formula="of:=[$Redistribution_high.C28]" office:value-type="float" office:value="0.457104602690111" calcext:value-type="float">
            <text:p>0,4571046027</text:p>
          </table:table-cell>
          <table:table-cell table:style-name="ce3" table:formula="of:=[$Redistribution_high.D28]" office:value-type="float" office:value="0.410599400909297" calcext:value-type="float">
            <text:p>0,4105994009</text:p>
          </table:table-cell>
          <table:table-cell table:style-name="ce3" table:formula="of:=[$Redistribution_high.E28]" office:value-type="float" office:value="0.437567822613774" calcext:value-type="float">
            <text:p>0,4375678226</text:p>
          </table:table-cell>
          <table:table-cell table:number-columns-repeated="1009"/>
        </table:table-row>
        <table:table-row table:style-name="ro4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central.B29]" office:value-type="float" office:value="0.384497511393342" calcext:value-type="float">
            <text:p>0,3844975114</text:p>
          </table:table-cell>
          <table:table-cell table:style-name="ce3" table:formula="of:=[$Redistribution_central.C29]" office:value-type="float" office:value="0.453194435222021" calcext:value-type="float">
            <text:p>0,4531944352</text:p>
          </table:table-cell>
          <table:table-cell table:style-name="ce3" table:formula="of:=[$Redistribution_central.D29]" office:value-type="float" office:value="0.4015059466794" calcext:value-type="float">
            <text:p>0,4015059467</text:p>
          </table:table-cell>
          <table:table-cell table:style-name="ce3" table:formula="of:=[$Redistribution_central.E29]" office:value-type="float" office:value="0.432622455012295" calcext:value-type="float">
            <text:p>0,432622455</text:p>
          </table:table-cell>
          <table:table-cell/>
          <table:table-cell table:style-name="ce3" table:formula="of:=[$redistribution_low.B29]" office:value-type="float" office:value="0.385189908717799" calcext:value-type="float">
            <text:p>0,3851899087</text:p>
          </table:table-cell>
          <table:table-cell table:style-name="ce3" table:formula="of:=[$redistribution_low.C29]" office:value-type="float" office:value="0.457277499153216" calcext:value-type="float">
            <text:p>0,4572774992</text:p>
          </table:table-cell>
          <table:table-cell table:style-name="ce3" table:formula="of:=[$redistribution_low.D29]" office:value-type="float" office:value="0.403641286095257" calcext:value-type="float">
            <text:p>0,4036412861</text:p>
          </table:table-cell>
          <table:table-cell table:style-name="ce3" table:formula="of:=[$redistribution_low.E29]" office:value-type="float" office:value="0.435499933821389" calcext:value-type="float">
            <text:p>0,4354999338</text:p>
          </table:table-cell>
          <table:table-cell/>
          <table:table-cell table:style-name="ce3" table:formula="of:=[$Redistribution_high.B29]" office:value-type="float" office:value="0.392131109469554" calcext:value-type="float">
            <text:p>0,3921311095</text:p>
          </table:table-cell>
          <table:table-cell table:style-name="ce3" table:formula="of:=[$Redistribution_high.C29]" office:value-type="float" office:value="0.453505790461488" calcext:value-type="float">
            <text:p>0,4535057905</text:p>
          </table:table-cell>
          <table:table-cell table:style-name="ce3" table:formula="of:=[$Redistribution_high.D29]" office:value-type="float" office:value="0.408557887662798" calcext:value-type="float">
            <text:p>0,4085578877</text:p>
          </table:table-cell>
          <table:table-cell table:style-name="ce3" table:formula="of:=[$Redistribution_high.E29]" office:value-type="float" office:value="0.43404413075291" calcext:value-type="float">
            <text:p>0,4340441308</text:p>
          </table:table-cell>
          <table:table-cell table:number-columns-repeated="1009"/>
        </table:table-row>
        <table:table-row table:style-name="ro4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central.B30]" office:value-type="float" office:value="0.376547991088337" calcext:value-type="float">
            <text:p>0,3765479911</text:p>
          </table:table-cell>
          <table:table-cell table:style-name="ce3" table:formula="of:=[$Redistribution_central.C30]" office:value-type="float" office:value="0.4520708995917" calcext:value-type="float">
            <text:p>0,4520708996</text:p>
          </table:table-cell>
          <table:table-cell table:style-name="ce3" table:formula="of:=[$Redistribution_central.D30]" office:value-type="float" office:value="0.397968979446855" calcext:value-type="float">
            <text:p>0,3979689794</text:p>
          </table:table-cell>
          <table:table-cell table:style-name="ce3" table:formula="of:=[$Redistribution_central.E30]" office:value-type="float" office:value="0.425442922533765" calcext:value-type="float">
            <text:p>0,4254429225</text:p>
          </table:table-cell>
          <table:table-cell/>
          <table:table-cell table:style-name="ce3" table:formula="of:=[$redistribution_low.B30]" office:value-type="float" office:value="0.38218621586794" calcext:value-type="float">
            <text:p>0,3821862159</text:p>
          </table:table-cell>
          <table:table-cell table:style-name="ce3" table:formula="of:=[$redistribution_low.C30]" office:value-type="float" office:value="0.457890335356245" calcext:value-type="float">
            <text:p>0,4578903354</text:p>
          </table:table-cell>
          <table:table-cell table:style-name="ce3" table:formula="of:=[$redistribution_low.D30]" office:value-type="float" office:value="0.404845040586796" calcext:value-type="float">
            <text:p>0,4048450406</text:p>
          </table:table-cell>
          <table:table-cell table:style-name="ce3" table:formula="of:=[$redistribution_low.E30]" office:value-type="float" office:value="0.428541520373033" calcext:value-type="float">
            <text:p>0,4285415204</text:p>
          </table:table-cell>
          <table:table-cell/>
          <table:table-cell table:style-name="ce3" table:formula="of:=[$Redistribution_high.B30]" office:value-type="float" office:value="0.38677531337175" calcext:value-type="float">
            <text:p>0,3867753134</text:p>
          </table:table-cell>
          <table:table-cell table:style-name="ce3" table:formula="of:=[$Redistribution_high.C30]" office:value-type="float" office:value="0.449720013606041" calcext:value-type="float">
            <text:p>0,4497200136</text:p>
          </table:table-cell>
          <table:table-cell table:style-name="ce3" table:formula="of:=[$Redistribution_high.D30]" office:value-type="float" office:value="0.406691843844943" calcext:value-type="float">
            <text:p>0,4066918438</text:p>
          </table:table-cell>
          <table:table-cell table:style-name="ce3" table:formula="of:=[$Redistribution_high.E30]" office:value-type="float" office:value="0.425099791552868" calcext:value-type="float">
            <text:p>0,4250997916</text:p>
          </table:table-cell>
          <table:table-cell table:number-columns-repeated="1009"/>
        </table:table-row>
        <table:table-row table:style-name="ro4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central.B31]" office:value-type="float" office:value="0.386869044070043" calcext:value-type="float">
            <text:p>0,3868690441</text:p>
          </table:table-cell>
          <table:table-cell table:style-name="ce3" table:formula="of:=[$Redistribution_central.C31]" office:value-type="float" office:value="0.459211642171545" calcext:value-type="float">
            <text:p>0,4592116422</text:p>
          </table:table-cell>
          <table:table-cell table:style-name="ce3" table:formula="of:=[$Redistribution_central.D31]" office:value-type="float" office:value="0.404033630312425" calcext:value-type="float">
            <text:p>0,4040336303</text:p>
          </table:table-cell>
          <table:table-cell table:style-name="ce3" table:formula="of:=[$Redistribution_central.E31]" office:value-type="float" office:value="0.436744046593462" calcext:value-type="float">
            <text:p>0,4367440466</text:p>
          </table:table-cell>
          <table:table-cell/>
          <table:table-cell table:style-name="ce3" table:formula="of:=[$redistribution_low.B31]" office:value-type="float" office:value="0.387025184467405" calcext:value-type="float">
            <text:p>0,3870251845</text:p>
          </table:table-cell>
          <table:table-cell table:style-name="ce3" table:formula="of:=[$redistribution_low.C31]" office:value-type="float" office:value="0.461007441822817" calcext:value-type="float">
            <text:p>0,4610074418</text:p>
          </table:table-cell>
          <table:table-cell table:style-name="ce3" table:formula="of:=[$redistribution_low.D31]" office:value-type="float" office:value="0.405235922310782" calcext:value-type="float">
            <text:p>0,4052359223</text:p>
          </table:table-cell>
          <table:table-cell table:style-name="ce3" table:formula="of:=[$redistribution_low.E31]" office:value-type="float" office:value="0.43748062489622" calcext:value-type="float">
            <text:p>0,4374806249</text:p>
          </table:table-cell>
          <table:table-cell/>
          <table:table-cell table:style-name="ce3" table:formula="of:=[$Redistribution_high.B31]" office:value-type="float" office:value="0.392649653685642" calcext:value-type="float">
            <text:p>0,3926496537</text:p>
          </table:table-cell>
          <table:table-cell table:style-name="ce3" table:formula="of:=[$Redistribution_high.C31]" office:value-type="float" office:value="0.456752356311115" calcext:value-type="float">
            <text:p>0,4567523563</text:p>
          </table:table-cell>
          <table:table-cell table:style-name="ce3" table:formula="of:=[$Redistribution_high.D31]" office:value-type="float" office:value="0.408767273766798" calcext:value-type="float">
            <text:p>0,4087672738</text:p>
          </table:table-cell>
          <table:table-cell table:style-name="ce3" table:formula="of:=[$Redistribution_high.E31]" office:value-type="float" office:value="0.437477996876838" calcext:value-type="float">
            <text:p>0,4374779969</text:p>
          </table:table-cell>
          <table:table-cell table:number-columns-repeated="1009"/>
        </table:table-row>
        <table:table-row table:style-name="ro4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central.B32]" office:value-type="float" office:value="0.380420674704945" calcext:value-type="float">
            <text:p>0,3804206747</text:p>
          </table:table-cell>
          <table:table-cell table:style-name="ce3" table:formula="of:=[$Redistribution_central.C32]" office:value-type="float" office:value="0.452743903461355" calcext:value-type="float">
            <text:p>0,4527439035</text:p>
          </table:table-cell>
          <table:table-cell table:style-name="ce3" table:formula="of:=[$Redistribution_central.D32]" office:value-type="float" office:value="0.396813427028802" calcext:value-type="float">
            <text:p>0,396813427</text:p>
          </table:table-cell>
          <table:table-cell table:style-name="ce3" table:formula="of:=[$Redistribution_central.E32]" office:value-type="float" office:value="0.432150682509952" calcext:value-type="float">
            <text:p>0,4321506825</text:p>
          </table:table-cell>
          <table:table-cell/>
          <table:table-cell table:style-name="ce3" table:formula="of:=[$redistribution_low.B32]" office:value-type="float" office:value="0.384279920042031" calcext:value-type="float">
            <text:p>0,38427992</text:p>
          </table:table-cell>
          <table:table-cell table:style-name="ce3" table:formula="of:=[$redistribution_low.C32]" office:value-type="float" office:value="0.45770220579948" calcext:value-type="float">
            <text:p>0,4577022058</text:p>
          </table:table-cell>
          <table:table-cell table:style-name="ce3" table:formula="of:=[$redistribution_low.D32]" office:value-type="float" office:value="0.401639762032926" calcext:value-type="float">
            <text:p>0,401639762</text:p>
          </table:table-cell>
          <table:table-cell table:style-name="ce3" table:formula="of:=[$redistribution_low.E32]" office:value-type="float" office:value="0.436313786933122" calcext:value-type="float">
            <text:p>0,4363137869</text:p>
          </table:table-cell>
          <table:table-cell/>
          <table:table-cell table:style-name="ce3" table:formula="of:=[$Redistribution_high.B32]" office:value-type="float" office:value="0.396233203418639" calcext:value-type="float">
            <text:p>0,3962332034</text:p>
          </table:table-cell>
          <table:table-cell table:style-name="ce3" table:formula="of:=[$Redistribution_high.C32]" office:value-type="float" office:value="0.460608223801632" calcext:value-type="float">
            <text:p>0,4606082238</text:p>
          </table:table-cell>
          <table:table-cell table:style-name="ce3" table:formula="of:=[$Redistribution_high.D32]" office:value-type="float" office:value="0.411313699213181" calcext:value-type="float">
            <text:p>0,4113136992</text:p>
          </table:table-cell>
          <table:table-cell table:style-name="ce3" table:formula="of:=[$Redistribution_high.E32]" office:value-type="float" office:value="0.442418059996266" calcext:value-type="float">
            <text:p>0,44241806</text:p>
          </table:table-cell>
          <table:table-cell table:number-columns-repeated="1009"/>
        </table:table-row>
        <table:table-row table:style-name="ro4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central.B33]" office:value-type="float" office:value="0.382381287729067" calcext:value-type="float">
            <text:p>0,3823812877</text:p>
          </table:table-cell>
          <table:table-cell table:style-name="ce3" table:formula="of:=[$Redistribution_central.C33]" office:value-type="float" office:value="0.456723521844698" calcext:value-type="float">
            <text:p>0,4567235218</text:p>
          </table:table-cell>
          <table:table-cell table:style-name="ce3" table:formula="of:=[$Redistribution_central.D33]" office:value-type="float" office:value="0.398736434134339" calcext:value-type="float">
            <text:p>0,3987364341</text:p>
          </table:table-cell>
          <table:table-cell table:style-name="ce3" table:formula="of:=[$Redistribution_central.E33]" office:value-type="float" office:value="0.436653837294976" calcext:value-type="float">
            <text:p>0,4366538373</text:p>
          </table:table-cell>
          <table:table-cell/>
          <table:table-cell table:style-name="ce3" table:formula="of:=[$redistribution_low.B33]" office:value-type="float" office:value="0.383814038954659" calcext:value-type="float">
            <text:p>0,383814039</text:p>
          </table:table-cell>
          <table:table-cell table:style-name="ce3" table:formula="of:=[$redistribution_low.C33]" office:value-type="float" office:value="0.459191571982153" calcext:value-type="float">
            <text:p>0,459191572</text:p>
          </table:table-cell>
          <table:table-cell table:style-name="ce3" table:formula="of:=[$redistribution_low.D33]" office:value-type="float" office:value="0.401019109664355" calcext:value-type="float">
            <text:p>0,4010191097</text:p>
          </table:table-cell>
          <table:table-cell table:style-name="ce3" table:formula="of:=[$redistribution_low.E33]" office:value-type="float" office:value="0.437217657130976" calcext:value-type="float">
            <text:p>0,4372176571</text:p>
          </table:table-cell>
          <table:table-cell/>
          <table:table-cell table:style-name="ce3" table:formula="of:=[$Redistribution_high.B33]" office:value-type="float" office:value="0.395615677580466" calcext:value-type="float">
            <text:p>0,3956156776</text:p>
          </table:table-cell>
          <table:table-cell table:style-name="ce3" table:formula="of:=[$Redistribution_high.C33]" office:value-type="float" office:value="0.458096771535928" calcext:value-type="float">
            <text:p>0,4580967715</text:p>
          </table:table-cell>
          <table:table-cell table:style-name="ce3" table:formula="of:=[$Redistribution_high.D33]" office:value-type="float" office:value="0.410341765355057" calcext:value-type="float">
            <text:p>0,4103417654</text:p>
          </table:table-cell>
          <table:table-cell table:style-name="ce3" table:formula="of:=[$Redistribution_high.E33]" office:value-type="float" office:value="0.441441462358293" calcext:value-type="float">
            <text:p>0,4414414624</text:p>
          </table:table-cell>
          <table:table-cell table:number-columns-repeated="1009"/>
        </table:table-row>
        <table:table-row table:style-name="ro4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central.B34]" office:value-type="float" office:value="0.378011303534868" calcext:value-type="float">
            <text:p>0,3780113035</text:p>
          </table:table-cell>
          <table:table-cell table:style-name="ce3" table:formula="of:=[$Redistribution_central.C34]" office:value-type="float" office:value="0.458253532810613" calcext:value-type="float">
            <text:p>0,4582535328</text:p>
          </table:table-cell>
          <table:table-cell table:style-name="ce3" table:formula="of:=[$Redistribution_central.D34]" office:value-type="float" office:value="0.3989371429405" calcext:value-type="float">
            <text:p>0,3989371429</text:p>
          </table:table-cell>
          <table:table-cell table:style-name="ce3" table:formula="of:=[$Redistribution_central.E34]" office:value-type="float" office:value="0.431370181455614" calcext:value-type="float">
            <text:p>0,4313701815</text:p>
          </table:table-cell>
          <table:table-cell/>
          <table:table-cell table:style-name="ce3" table:formula="of:=[$redistribution_low.B34]" office:value-type="float" office:value="0.380145988309071" calcext:value-type="float">
            <text:p>0,3801459883</text:p>
          </table:table-cell>
          <table:table-cell table:style-name="ce3" table:formula="of:=[$redistribution_low.C34]" office:value-type="float" office:value="0.463654724542886" calcext:value-type="float">
            <text:p>0,4636547245</text:p>
          </table:table-cell>
          <table:table-cell table:style-name="ce3" table:formula="of:=[$redistribution_low.D34]" office:value-type="float" office:value="0.403019504718237" calcext:value-type="float">
            <text:p>0,4030195047</text:p>
          </table:table-cell>
          <table:table-cell table:style-name="ce3" table:formula="of:=[$redistribution_low.E34]" office:value-type="float" office:value="0.434720813574527" calcext:value-type="float">
            <text:p>0,4347208136</text:p>
          </table:table-cell>
          <table:table-cell/>
          <table:table-cell table:style-name="ce3" table:formula="of:=[$Redistribution_high.B34]" office:value-type="float" office:value="0.391042732821304" calcext:value-type="float">
            <text:p>0,3910427328</text:p>
          </table:table-cell>
          <table:table-cell table:style-name="ce3" table:formula="of:=[$Redistribution_high.C34]" office:value-type="float" office:value="0.45655354448093" calcext:value-type="float">
            <text:p>0,4565535445</text:p>
          </table:table-cell>
          <table:table-cell table:style-name="ce3" table:formula="of:=[$Redistribution_high.D34]" office:value-type="float" office:value="0.409305078922714" calcext:value-type="float">
            <text:p>0,4093050789</text:p>
          </table:table-cell>
          <table:table-cell table:style-name="ce3" table:formula="of:=[$Redistribution_high.E34]" office:value-type="float" office:value="0.433609437925802" calcext:value-type="float">
            <text:p>0,4336094379</text:p>
          </table:table-cell>
          <table:table-cell table:number-columns-repeated="1009"/>
        </table:table-row>
        <table:table-row table:style-name="ro4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central.B35]" office:value-type="float" office:value="0.383054649474017" calcext:value-type="float">
            <text:p>0,3830546495</text:p>
          </table:table-cell>
          <table:table-cell table:style-name="ce3" table:formula="of:=[$Redistribution_central.C35]" office:value-type="float" office:value="0.45582570543181" calcext:value-type="float">
            <text:p>0,4558257054</text:p>
          </table:table-cell>
          <table:table-cell table:style-name="ce3" table:formula="of:=[$Redistribution_central.D35]" office:value-type="float" office:value="0.398718939313028" calcext:value-type="float">
            <text:p>0,3987189393</text:p>
          </table:table-cell>
          <table:table-cell table:style-name="ce3" table:formula="of:=[$Redistribution_central.E35]" office:value-type="float" office:value="0.436098257907781" calcext:value-type="float">
            <text:p>0,4360982579</text:p>
          </table:table-cell>
          <table:table-cell/>
          <table:table-cell table:style-name="ce3" table:formula="of:=[$redistribution_low.B35]" office:value-type="float" office:value="0.383536384396569" calcext:value-type="float">
            <text:p>0,3835363844</text:p>
          </table:table-cell>
          <table:table-cell table:style-name="ce3" table:formula="of:=[$redistribution_low.C35]" office:value-type="float" office:value="0.459213260609091" calcext:value-type="float">
            <text:p>0,4592132606</text:p>
          </table:table-cell>
          <table:table-cell table:style-name="ce3" table:formula="of:=[$redistribution_low.D35]" office:value-type="float" office:value="0.400134358542262" calcext:value-type="float">
            <text:p>0,4001343585</text:p>
          </table:table-cell>
          <table:table-cell table:style-name="ce3" table:formula="of:=[$redistribution_low.E35]" office:value-type="float" office:value="0.439270477952272" calcext:value-type="float">
            <text:p>0,439270478</text:p>
          </table:table-cell>
          <table:table-cell/>
          <table:table-cell table:style-name="ce3" table:formula="of:=[$Redistribution_high.B35]" office:value-type="float" office:value="0.389596770250122" calcext:value-type="float">
            <text:p>0,3895967703</text:p>
          </table:table-cell>
          <table:table-cell table:style-name="ce3" table:formula="of:=[$Redistribution_high.C35]" office:value-type="float" office:value="0.453094429960581" calcext:value-type="float">
            <text:p>0,45309443</text:p>
          </table:table-cell>
          <table:table-cell table:style-name="ce3" table:formula="of:=[$Redistribution_high.D35]" office:value-type="float" office:value="0.403795598253648" calcext:value-type="float">
            <text:p>0,4037955983</text:p>
          </table:table-cell>
          <table:table-cell table:style-name="ce3" table:formula="of:=[$Redistribution_high.E35]" office:value-type="float" office:value="0.435337907528022" calcext:value-type="float">
            <text:p>0,4353379075</text:p>
          </table:table-cell>
          <table:table-cell table:number-columns-repeated="1009"/>
        </table:table-row>
        <table:table-row table:style-name="ro4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central.B36]" office:value-type="float" office:value="0.390280145725181" calcext:value-type="float">
            <text:p>0,3902801457</text:p>
          </table:table-cell>
          <table:table-cell table:style-name="ce3" table:formula="of:=[$Redistribution_central.C36]" office:value-type="float" office:value="0.459085383821471" calcext:value-type="float">
            <text:p>0,4590853838</text:p>
          </table:table-cell>
          <table:table-cell table:style-name="ce3" table:formula="of:=[$Redistribution_central.D36]" office:value-type="float" office:value="0.404846172823873" calcext:value-type="float">
            <text:p>0,4048461728</text:p>
          </table:table-cell>
          <table:table-cell table:style-name="ce3" table:formula="of:=[$Redistribution_central.E36]" office:value-type="float" office:value="0.441602390558205" calcext:value-type="float">
            <text:p>0,4416023906</text:p>
          </table:table-cell>
          <table:table-cell/>
          <table:table-cell table:style-name="ce3" table:formula="of:=[$redistribution_low.B36]" office:value-type="float" office:value="0.383325497251858" calcext:value-type="float">
            <text:p>0,3833254973</text:p>
          </table:table-cell>
          <table:table-cell table:style-name="ce3" table:formula="of:=[$redistribution_low.C36]" office:value-type="float" office:value="0.466132477187518" calcext:value-type="float">
            <text:p>0,4661324772</text:p>
          </table:table-cell>
          <table:table-cell table:style-name="ce3" table:formula="of:=[$redistribution_low.D36]" office:value-type="float" office:value="0.400746154520814" calcext:value-type="float">
            <text:p>0,4007461545</text:p>
          </table:table-cell>
          <table:table-cell table:style-name="ce3" table:formula="of:=[$redistribution_low.E36]" office:value-type="float" office:value="0.443907968805213" calcext:value-type="float">
            <text:p>0,4439079688</text:p>
          </table:table-cell>
          <table:table-cell/>
          <table:table-cell table:style-name="ce3" table:formula="of:=[$Redistribution_high.B36]" office:value-type="float" office:value="0.388314723878607" calcext:value-type="float">
            <text:p>0,3883147239</text:p>
          </table:table-cell>
          <table:table-cell table:style-name="ce3" table:formula="of:=[$Redistribution_high.C36]" office:value-type="float" office:value="0.450745083994717" calcext:value-type="float">
            <text:p>0,450745084</text:p>
          </table:table-cell>
          <table:table-cell table:style-name="ce3" table:formula="of:=[$Redistribution_high.D36]" office:value-type="float" office:value="0.40269322334978" calcext:value-type="float">
            <text:p>0,4026932233</text:p>
          </table:table-cell>
          <table:table-cell table:style-name="ce3" table:formula="of:=[$Redistribution_high.E36]" office:value-type="float" office:value="0.433510400562873" calcext:value-type="float">
            <text:p>0,4335104006</text:p>
          </table:table-cell>
          <table:table-cell table:number-columns-repeated="1009"/>
        </table:table-row>
        <table:table-row table:style-name="ro4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central.B37]" office:value-type="float" office:value="0.386738330825836" calcext:value-type="float">
            <text:p>0,3867383308</text:p>
          </table:table-cell>
          <table:table-cell table:style-name="ce3" table:formula="of:=[$Redistribution_central.C37]" office:value-type="float" office:value="0.458610472527208" calcext:value-type="float">
            <text:p>0,4586104725</text:p>
          </table:table-cell>
          <table:table-cell table:style-name="ce3" table:formula="of:=[$Redistribution_central.D37]" office:value-type="float" office:value="0.402122009610237" calcext:value-type="float">
            <text:p>0,4021220096</text:p>
          </table:table-cell>
          <table:table-cell table:style-name="ce3" table:formula="of:=[$Redistribution_central.E37]" office:value-type="float" office:value="0.440699301378091" calcext:value-type="float">
            <text:p>0,4406993014</text:p>
          </table:table-cell>
          <table:table-cell/>
          <table:table-cell table:style-name="ce3" table:formula="of:=[$redistribution_low.B37]" office:value-type="float" office:value="0.386498745389947" calcext:value-type="float">
            <text:p>0,3864987454</text:p>
          </table:table-cell>
          <table:table-cell table:style-name="ce3" table:formula="of:=[$redistribution_low.C37]" office:value-type="float" office:value="0.468573329694849" calcext:value-type="float">
            <text:p>0,4685733297</text:p>
          </table:table-cell>
          <table:table-cell table:style-name="ce3" table:formula="of:=[$redistribution_low.D37]" office:value-type="float" office:value="0.402225216021775" calcext:value-type="float">
            <text:p>0,402225216</text:p>
          </table:table-cell>
          <table:table-cell table:style-name="ce3" table:formula="of:=[$redistribution_low.E37]" office:value-type="float" office:value="0.447939861118758" calcext:value-type="float">
            <text:p>0,4479398611</text:p>
          </table:table-cell>
          <table:table-cell/>
          <table:table-cell table:style-name="ce3" table:formula="of:=[$Redistribution_high.B37]" office:value-type="float" office:value="0.390411702379332" calcext:value-type="float">
            <text:p>0,3904117024</text:p>
          </table:table-cell>
          <table:table-cell table:style-name="ce3" table:formula="of:=[$Redistribution_high.C37]" office:value-type="float" office:value="0.455624674100673" calcext:value-type="float">
            <text:p>0,4556246741</text:p>
          </table:table-cell>
          <table:table-cell table:style-name="ce3" table:formula="of:=[$Redistribution_high.D37]" office:value-type="float" office:value="0.404426362816326" calcext:value-type="float">
            <text:p>0,4044263628</text:p>
          </table:table-cell>
          <table:table-cell table:style-name="ce3" table:formula="of:=[$Redistribution_high.E37]" office:value-type="float" office:value="0.440121790696901" calcext:value-type="float">
            <text:p>0,4401217907</text:p>
          </table:table-cell>
          <table:table-cell table:number-columns-repeated="1009"/>
        </table:table-row>
        <table:table-row table:style-name="ro4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central.B38]" office:value-type="float" office:value="0.37780219002541" calcext:value-type="float">
            <text:p>0,37780219</text:p>
          </table:table-cell>
          <table:table-cell table:style-name="ce3" table:formula="of:=[$Redistribution_central.C38]" office:value-type="float" office:value="0.456809010001957" calcext:value-type="float">
            <text:p>0,45680901</text:p>
          </table:table-cell>
          <table:table-cell table:style-name="ce3" table:formula="of:=[$Redistribution_central.D38]" office:value-type="float" office:value="0.397060004323514" calcext:value-type="float">
            <text:p>0,3970600043</text:p>
          </table:table-cell>
          <table:table-cell table:style-name="ce3" table:formula="of:=[$Redistribution_central.E38]" office:value-type="float" office:value="0.432202966021247" calcext:value-type="float">
            <text:p>0,432202966</text:p>
          </table:table-cell>
          <table:table-cell/>
          <table:table-cell table:style-name="ce3" table:formula="of:=[$redistribution_low.B38]" office:value-type="float" office:value="0.381950110972038" calcext:value-type="float">
            <text:p>0,381950111</text:p>
          </table:table-cell>
          <table:table-cell table:style-name="ce3" table:formula="of:=[$redistribution_low.C38]" office:value-type="float" office:value="0.464577384731087" calcext:value-type="float">
            <text:p>0,4645773847</text:p>
          </table:table-cell>
          <table:table-cell table:style-name="ce3" table:formula="of:=[$redistribution_low.D38]" office:value-type="float" office:value="0.401003822373502" calcext:value-type="float">
            <text:p>0,4010038224</text:p>
          </table:table-cell>
          <table:table-cell table:style-name="ce3" table:formula="of:=[$redistribution_low.E38]" office:value-type="float" office:value="0.438923796057142" calcext:value-type="float">
            <text:p>0,4389237961</text:p>
          </table:table-cell>
          <table:table-cell/>
          <table:table-cell table:style-name="ce3" table:formula="of:=[$Redistribution_high.B38]" office:value-type="float" office:value="0.389844445531746" calcext:value-type="float">
            <text:p>0,3898444455</text:p>
          </table:table-cell>
          <table:table-cell table:style-name="ce3" table:formula="of:=[$Redistribution_high.C38]" office:value-type="float" office:value="0.459418975721598" calcext:value-type="float">
            <text:p>0,4594189757</text:p>
          </table:table-cell>
          <table:table-cell table:style-name="ce3" table:formula="of:=[$Redistribution_high.D38]" office:value-type="float" office:value="0.406116429409297" calcext:value-type="float">
            <text:p>0,4061164294</text:p>
          </table:table-cell>
          <table:table-cell table:style-name="ce3" table:formula="of:=[$Redistribution_high.E38]" office:value-type="float" office:value="0.437845141769316" calcext:value-type="float">
            <text:p>0,4378451418</text:p>
          </table:table-cell>
          <table:table-cell table:number-columns-repeated="1009"/>
        </table:table-row>
        <table:table-row table:style-name="ro4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central.B39]" office:value-type="float" office:value="0.387361991751282" calcext:value-type="float">
            <text:p>0,3873619918</text:p>
          </table:table-cell>
          <table:table-cell table:style-name="ce3" table:formula="of:=[$Redistribution_central.C39]" office:value-type="float" office:value="0.462008813739876" calcext:value-type="float">
            <text:p>0,4620088137</text:p>
          </table:table-cell>
          <table:table-cell table:style-name="ce3" table:formula="of:=[$Redistribution_central.D39]" office:value-type="float" office:value="0.401918541210744" calcext:value-type="float">
            <text:p>0,4019185412</text:p>
          </table:table-cell>
          <table:table-cell table:style-name="ce3" table:formula="of:=[$Redistribution_central.E39]" office:value-type="float" office:value="0.444973717691043" calcext:value-type="float">
            <text:p>0,4449737177</text:p>
          </table:table-cell>
          <table:table-cell/>
          <table:table-cell table:style-name="ce3" table:formula="of:=[$redistribution_low.B39]" office:value-type="float" office:value="0.390561191909856" calcext:value-type="float">
            <text:p>0,3905611919</text:p>
          </table:table-cell>
          <table:table-cell table:style-name="ce3" table:formula="of:=[$redistribution_low.C39]" office:value-type="float" office:value="0.470946531253672" calcext:value-type="float">
            <text:p>0,4709465313</text:p>
          </table:table-cell>
          <table:table-cell table:style-name="ce3" table:formula="of:=[$redistribution_low.D39]" office:value-type="float" office:value="0.405770363065554" calcext:value-type="float">
            <text:p>0,4057703631</text:p>
          </table:table-cell>
          <table:table-cell table:style-name="ce3" table:formula="of:=[$redistribution_low.E39]" office:value-type="float" office:value="0.450534821891331" calcext:value-type="float">
            <text:p>0,4505348219</text:p>
          </table:table-cell>
          <table:table-cell/>
          <table:table-cell table:style-name="ce3" table:formula="of:=[$Redistribution_high.B39]" office:value-type="float" office:value="0.388230212906281" calcext:value-type="float">
            <text:p>0,3882302129</text:p>
          </table:table-cell>
          <table:table-cell table:style-name="ce3" table:formula="of:=[$Redistribution_high.C39]" office:value-type="float" office:value="0.456633784617566" calcext:value-type="float">
            <text:p>0,4566337846</text:p>
          </table:table-cell>
          <table:table-cell table:style-name="ce3" table:formula="of:=[$Redistribution_high.D39]" office:value-type="float" office:value="0.401458988007137" calcext:value-type="float">
            <text:p>0,401458988</text:p>
          </table:table-cell>
          <table:table-cell table:style-name="ce3" table:formula="of:=[$Redistribution_high.E39]" office:value-type="float" office:value="0.439937672118391" calcext:value-type="float">
            <text:p>0,4399376721</text:p>
          </table:table-cell>
          <table:table-cell table:number-columns-repeated="1009"/>
        </table:table-row>
        <table:table-row table:style-name="ro4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central.B40]" office:value-type="float" office:value="0.384970387984532" calcext:value-type="float">
            <text:p>0,384970388</text:p>
          </table:table-cell>
          <table:table-cell table:style-name="ce3" table:formula="of:=[$Redistribution_central.C40]" office:value-type="float" office:value="0.459073303153318" calcext:value-type="float">
            <text:p>0,4590733032</text:p>
          </table:table-cell>
          <table:table-cell table:style-name="ce3" table:formula="of:=[$Redistribution_central.D40]" office:value-type="float" office:value="0.399383701392481" calcext:value-type="float">
            <text:p>0,3993837014</text:p>
          </table:table-cell>
          <table:table-cell table:style-name="ce3" table:formula="of:=[$Redistribution_central.E40]" office:value-type="float" office:value="0.4407205262468" calcext:value-type="float">
            <text:p>0,4407205262</text:p>
          </table:table-cell>
          <table:table-cell/>
          <table:table-cell table:style-name="ce3" table:formula="of:=[$redistribution_low.B40]" office:value-type="float" office:value="0.388919162163069" calcext:value-type="float">
            <text:p>0,3889191622</text:p>
          </table:table-cell>
          <table:table-cell table:style-name="ce3" table:formula="of:=[$redistribution_low.C40]" office:value-type="float" office:value="0.468301833471094" calcext:value-type="float">
            <text:p>0,4683018335</text:p>
          </table:table-cell>
          <table:table-cell table:style-name="ce3" table:formula="of:=[$redistribution_low.D40]" office:value-type="float" office:value="0.404832200464961" calcext:value-type="float">
            <text:p>0,4048322005</text:p>
          </table:table-cell>
          <table:table-cell table:style-name="ce3" table:formula="of:=[$redistribution_low.E40]" office:value-type="float" office:value="0.447590541783769" calcext:value-type="float">
            <text:p>0,4475905418</text:p>
          </table:table-cell>
          <table:table-cell/>
          <table:table-cell table:style-name="ce3" table:formula="of:=[$Redistribution_high.B40]" office:value-type="float" office:value="0.390464680320951" calcext:value-type="float">
            <text:p>0,3904646803</text:p>
          </table:table-cell>
          <table:table-cell table:style-name="ce3" table:formula="of:=[$Redistribution_high.C40]" office:value-type="float" office:value="0.455620573910518" calcext:value-type="float">
            <text:p>0,4556205739</text:p>
          </table:table-cell>
          <table:table-cell table:style-name="ce3" table:formula="of:=[$Redistribution_high.D40]" office:value-type="float" office:value="0.404508709660547" calcext:value-type="float">
            <text:p>0,4045087097</text:p>
          </table:table-cell>
          <table:table-cell table:style-name="ce3" table:formula="of:=[$Redistribution_high.E40]" office:value-type="float" office:value="0.437018074322558" calcext:value-type="float">
            <text:p>0,4370180743</text:p>
          </table:table-cell>
          <table:table-cell table:number-columns-repeated="1009"/>
        </table:table-row>
        <table:table-row table:style-name="ro4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central.B41]" office:value-type="float" office:value="0.375284779275327" calcext:value-type="float">
            <text:p>0,3752847793</text:p>
          </table:table-cell>
          <table:table-cell table:style-name="ce3" table:formula="of:=[$Redistribution_central.C41]" office:value-type="float" office:value="0.446333298332807" calcext:value-type="float">
            <text:p>0,4463332983</text:p>
          </table:table-cell>
          <table:table-cell table:style-name="ce3" table:formula="of:=[$Redistribution_central.D41]" office:value-type="float" office:value="0.38819261950983" calcext:value-type="float">
            <text:p>0,3881926195</text:p>
          </table:table-cell>
          <table:table-cell table:style-name="ce3" table:formula="of:=[$Redistribution_central.E41]" office:value-type="float" office:value="0.42939909293743" calcext:value-type="float">
            <text:p>0,4293990929</text:p>
          </table:table-cell>
          <table:table-cell/>
          <table:table-cell table:style-name="ce3" table:formula="of:=[$redistribution_low.B41]" office:value-type="float" office:value="0.390080818121953" calcext:value-type="float">
            <text:p>0,3900808181</text:p>
          </table:table-cell>
          <table:table-cell table:style-name="ce3" table:formula="of:=[$redistribution_low.C41]" office:value-type="float" office:value="0.470602727933993" calcext:value-type="float">
            <text:p>0,4706027279</text:p>
          </table:table-cell>
          <table:table-cell table:style-name="ce3" table:formula="of:=[$redistribution_low.D41]" office:value-type="float" office:value="0.405711526718225" calcext:value-type="float">
            <text:p>0,4057115267</text:p>
          </table:table-cell>
          <table:table-cell table:style-name="ce3" table:formula="of:=[$redistribution_low.E41]" office:value-type="float" office:value="0.452364075073095" calcext:value-type="float">
            <text:p>0,4523640751</text:p>
          </table:table-cell>
          <table:table-cell/>
          <table:table-cell table:style-name="ce3" table:formula="of:=[$Redistribution_high.B41]" office:value-type="float" office:value="0.394973111465272" calcext:value-type="float">
            <text:p>0,3949731115</text:p>
          </table:table-cell>
          <table:table-cell table:style-name="ce3" table:formula="of:=[$Redistribution_high.C41]" office:value-type="float" office:value="0.463649709472302" calcext:value-type="float">
            <text:p>0,4636497095</text:p>
          </table:table-cell>
          <table:table-cell table:style-name="ce3" table:formula="of:=[$Redistribution_high.D41]" office:value-type="float" office:value="0.409568025903915" calcext:value-type="float">
            <text:p>0,4095680259</text:p>
          </table:table-cell>
          <table:table-cell table:style-name="ce3" table:formula="of:=[$Redistribution_high.E41]" office:value-type="float" office:value="0.443845517026049" calcext:value-type="float">
            <text:p>0,443845517</text:p>
          </table:table-cell>
          <table:table-cell table:number-columns-repeated="1009"/>
        </table:table-row>
        <table:table-row table:style-name="ro4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central.B42]" office:value-type="float" office:value="0.37755226584324" calcext:value-type="float">
            <text:p>0,3775522658</text:p>
          </table:table-cell>
          <table:table-cell table:style-name="ce3" table:formula="of:=[$Redistribution_central.C42]" office:value-type="float" office:value="0.453468614996488" calcext:value-type="float">
            <text:p>0,453468615</text:p>
          </table:table-cell>
          <table:table-cell table:style-name="ce3" table:formula="of:=[$Redistribution_central.D42]" office:value-type="float" office:value="0.394931262586636" calcext:value-type="float">
            <text:p>0,3949312626</text:p>
          </table:table-cell>
          <table:table-cell table:style-name="ce3" table:formula="of:=[$Redistribution_central.E42]" office:value-type="float" office:value="0.429957479856214" calcext:value-type="float">
            <text:p>0,4299574799</text:p>
          </table:table-cell>
          <table:table-cell/>
          <table:table-cell table:style-name="ce3" table:formula="of:=[$redistribution_low.B42]" office:value-type="float" office:value="0.38613052328818" calcext:value-type="float">
            <text:p>0,3861305233</text:p>
          </table:table-cell>
          <table:table-cell table:style-name="ce3" table:formula="of:=[$redistribution_low.C42]" office:value-type="float" office:value="0.47363242305791" calcext:value-type="float">
            <text:p>0,4736324231</text:p>
          </table:table-cell>
          <table:table-cell table:style-name="ce3" table:formula="of:=[$redistribution_low.D42]" office:value-type="float" office:value="0.404235284462025" calcext:value-type="float">
            <text:p>0,4042352845</text:p>
          </table:table-cell>
          <table:table-cell table:style-name="ce3" table:formula="of:=[$redistribution_low.E42]" office:value-type="float" office:value="0.451844764219258" calcext:value-type="float">
            <text:p>0,4518447642</text:p>
          </table:table-cell>
          <table:table-cell/>
          <table:table-cell table:style-name="ce3" table:formula="of:=[$Redistribution_high.B42]" office:value-type="float" office:value="0.387851017811053" calcext:value-type="float">
            <text:p>0,3878510178</text:p>
          </table:table-cell>
          <table:table-cell table:style-name="ce3" table:formula="of:=[$Redistribution_high.C42]" office:value-type="float" office:value="0.46194936332029" calcext:value-type="float">
            <text:p>0,4619493633</text:p>
          </table:table-cell>
          <table:table-cell table:style-name="ce3" table:formula="of:=[$Redistribution_high.D42]" office:value-type="float" office:value="0.405575975459451" calcext:value-type="float">
            <text:p>0,4055759755</text:p>
          </table:table-cell>
          <table:table-cell table:style-name="ce3" table:formula="of:=[$Redistribution_high.E42]" office:value-type="float" office:value="0.437614833255675" calcext:value-type="float">
            <text:p>0,4376148333</text:p>
          </table:table-cell>
          <table:table-cell table:number-columns-repeated="1009"/>
        </table:table-row>
        <table:table-row table:style-name="ro4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central.B43]" office:value-type="float" office:value="0.381106404109919" calcext:value-type="float">
            <text:p>0,3811064041</text:p>
          </table:table-cell>
          <table:table-cell table:style-name="ce3" table:formula="of:=[$Redistribution_central.C43]" office:value-type="float" office:value="0.450060663368198" calcext:value-type="float">
            <text:p>0,4500606634</text:p>
          </table:table-cell>
          <table:table-cell table:style-name="ce3" table:formula="of:=[$Redistribution_central.D43]" office:value-type="float" office:value="0.394921869101302" calcext:value-type="float">
            <text:p>0,3949218691</text:p>
          </table:table-cell>
          <table:table-cell table:style-name="ce3" table:formula="of:=[$Redistribution_central.E43]" office:value-type="float" office:value="0.431867890722606" calcext:value-type="float">
            <text:p>0,4318678907</text:p>
          </table:table-cell>
          <table:table-cell/>
          <table:table-cell table:style-name="ce3" table:formula="of:=[$redistribution_low.B43]" office:value-type="float" office:value="0.391341777984841" calcext:value-type="float">
            <text:p>0,391341778</text:p>
          </table:table-cell>
          <table:table-cell table:style-name="ce3" table:formula="of:=[$redistribution_low.C43]" office:value-type="float" office:value="0.467767792102661" calcext:value-type="float">
            <text:p>0,4677677921</text:p>
          </table:table-cell>
          <table:table-cell table:style-name="ce3" table:formula="of:=[$redistribution_low.D43]" office:value-type="float" office:value="0.40411385528844" calcext:value-type="float">
            <text:p>0,4041138553</text:p>
          </table:table-cell>
          <table:table-cell table:style-name="ce3" table:formula="of:=[$redistribution_low.E43]" office:value-type="float" office:value="0.452524363638311" calcext:value-type="float">
            <text:p>0,4525243636</text:p>
          </table:table-cell>
          <table:table-cell/>
          <table:table-cell table:style-name="ce3" table:formula="of:=[$Redistribution_high.B43]" office:value-type="float" office:value="0.39040005566109" calcext:value-type="float">
            <text:p>0,3904000557</text:p>
          </table:table-cell>
          <table:table-cell table:style-name="ce3" table:formula="of:=[$Redistribution_high.C43]" office:value-type="float" office:value="0.457374784241421" calcext:value-type="float">
            <text:p>0,4573747842</text:p>
          </table:table-cell>
          <table:table-cell table:style-name="ce3" table:formula="of:=[$Redistribution_high.D43]" office:value-type="float" office:value="0.404851788698789" calcext:value-type="float">
            <text:p>0,4048517887</text:p>
          </table:table-cell>
          <table:table-cell table:style-name="ce3" table:formula="of:=[$Redistribution_high.E43]" office:value-type="float" office:value="0.438717043003233" calcext:value-type="float">
            <text:p>0,438717043</text:p>
          </table:table-cell>
          <table:table-cell table:number-columns-repeated="1009"/>
        </table:table-row>
        <table:table-row table:style-name="ro4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central.B44]" office:value-type="float" office:value="0.380363478773921" calcext:value-type="float">
            <text:p>0,3803634788</text:p>
          </table:table-cell>
          <table:table-cell table:style-name="ce3" table:formula="of:=[$Redistribution_central.C44]" office:value-type="float" office:value="0.453584418672935" calcext:value-type="float">
            <text:p>0,4535844187</text:p>
          </table:table-cell>
          <table:table-cell table:style-name="ce3" table:formula="of:=[$Redistribution_central.D44]" office:value-type="float" office:value="0.394597493929301" calcext:value-type="float">
            <text:p>0,3945974939</text:p>
          </table:table-cell>
          <table:table-cell table:style-name="ce3" table:formula="of:=[$Redistribution_central.E44]" office:value-type="float" office:value="0.434178645913766" calcext:value-type="float">
            <text:p>0,4341786459</text:p>
          </table:table-cell>
          <table:table-cell/>
          <table:table-cell table:style-name="ce3" table:formula="of:=[$redistribution_low.B44]" office:value-type="float" office:value="0.38590954008777" calcext:value-type="float">
            <text:p>0,3859095401</text:p>
          </table:table-cell>
          <table:table-cell table:style-name="ce3" table:formula="of:=[$redistribution_low.C44]" office:value-type="float" office:value="0.4680422128416" calcext:value-type="float">
            <text:p>0,4680422128</text:p>
          </table:table-cell>
          <table:table-cell table:style-name="ce3" table:formula="of:=[$redistribution_low.D44]" office:value-type="float" office:value="0.39943899891644" calcext:value-type="float">
            <text:p>0,3994389989</text:p>
          </table:table-cell>
          <table:table-cell table:style-name="ce3" table:formula="of:=[$redistribution_low.E44]" office:value-type="float" office:value="0.449787694457598" calcext:value-type="float">
            <text:p>0,4497876945</text:p>
          </table:table-cell>
          <table:table-cell/>
          <table:table-cell table:style-name="ce3" table:formula="of:=[$Redistribution_high.B44]" office:value-type="float" office:value="0.387202350421145" calcext:value-type="float">
            <text:p>0,3872023504</text:p>
          </table:table-cell>
          <table:table-cell table:style-name="ce3" table:formula="of:=[$Redistribution_high.C44]" office:value-type="float" office:value="0.450298433644849" calcext:value-type="float">
            <text:p>0,4502984336</text:p>
          </table:table-cell>
          <table:table-cell table:style-name="ce3" table:formula="of:=[$Redistribution_high.D44]" office:value-type="float" office:value="0.400720902980054" calcext:value-type="float">
            <text:p>0,400720903</text:p>
          </table:table-cell>
          <table:table-cell table:style-name="ce3" table:formula="of:=[$Redistribution_high.E44]" office:value-type="float" office:value="0.433533518407045" calcext:value-type="float">
            <text:p>0,4335335184</text:p>
          </table:table-cell>
          <table:table-cell table:number-columns-repeated="1009"/>
        </table:table-row>
        <table:table-row table:style-name="ro4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central.B45]" office:value-type="float" office:value="0.376854034992788" calcext:value-type="float">
            <text:p>0,376854035</text:p>
          </table:table-cell>
          <table:table-cell table:style-name="ce3" table:formula="of:=[$Redistribution_central.C45]" office:value-type="float" office:value="0.451686913300639" calcext:value-type="float">
            <text:p>0,4516869133</text:p>
          </table:table-cell>
          <table:table-cell table:style-name="ce3" table:formula="of:=[$Redistribution_central.D45]" office:value-type="float" office:value="0.390694626425101" calcext:value-type="float">
            <text:p>0,3906946264</text:p>
          </table:table-cell>
          <table:table-cell table:style-name="ce3" table:formula="of:=[$Redistribution_central.E45]" office:value-type="float" office:value="0.433876874898267" calcext:value-type="float">
            <text:p>0,4338768749</text:p>
          </table:table-cell>
          <table:table-cell/>
          <table:table-cell table:style-name="ce3" table:formula="of:=[$redistribution_low.B45]" office:value-type="float" office:value="0.384197424742009" calcext:value-type="float">
            <text:p>0,3841974247</text:p>
          </table:table-cell>
          <table:table-cell table:style-name="ce3" table:formula="of:=[$redistribution_low.C45]" office:value-type="float" office:value="0.461109411656476" calcext:value-type="float">
            <text:p>0,4611094117</text:p>
          </table:table-cell>
          <table:table-cell table:style-name="ce3" table:formula="of:=[$redistribution_low.D45]" office:value-type="float" office:value="0.397657888551306" calcext:value-type="float">
            <text:p>0,3976578886</text:p>
          </table:table-cell>
          <table:table-cell table:style-name="ce3" table:formula="of:=[$redistribution_low.E45]" office:value-type="float" office:value="0.446522371597845" calcext:value-type="float">
            <text:p>0,4465223716</text:p>
          </table:table-cell>
          <table:table-cell/>
          <table:table-cell table:style-name="ce3" table:formula="of:=[$Redistribution_high.B45]" office:value-type="float" office:value="0.382896217671251" calcext:value-type="float">
            <text:p>0,3828962177</text:p>
          </table:table-cell>
          <table:table-cell table:style-name="ce3" table:formula="of:=[$Redistribution_high.C45]" office:value-type="float" office:value="0.443547268342046" calcext:value-type="float">
            <text:p>0,4435472683</text:p>
          </table:table-cell>
          <table:table-cell table:style-name="ce3" table:formula="of:=[$Redistribution_high.D45]" office:value-type="float" office:value="0.395041400530055" calcext:value-type="float">
            <text:p>0,3950414005</text:p>
          </table:table-cell>
          <table:table-cell table:style-name="ce3" table:formula="of:=[$Redistribution_high.E45]" office:value-type="float" office:value="0.429745714559961" calcext:value-type="float">
            <text:p>0,4297457146</text:p>
          </table:table-cell>
          <table:table-cell table:number-columns-repeated="1009"/>
        </table:table-row>
        <table:table-row table:style-name="ro4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central.B46]" office:value-type="float" office:value="0.37655088655233" calcext:value-type="float">
            <text:p>0,3765508866</text:p>
          </table:table-cell>
          <table:table-cell table:style-name="ce3" table:formula="of:=[$Redistribution_central.C46]" office:value-type="float" office:value="0.45366450527642" calcext:value-type="float">
            <text:p>0,4536645053</text:p>
          </table:table-cell>
          <table:table-cell table:style-name="ce3" table:formula="of:=[$Redistribution_central.D46]" office:value-type="float" office:value="0.393137812141847" calcext:value-type="float">
            <text:p>0,3931378121</text:p>
          </table:table-cell>
          <table:table-cell table:style-name="ce3" table:formula="of:=[$Redistribution_central.E46]" office:value-type="float" office:value="0.432279651614822" calcext:value-type="float">
            <text:p>0,4322796516</text:p>
          </table:table-cell>
          <table:table-cell/>
          <table:table-cell table:style-name="ce3" table:formula="of:=[$redistribution_low.B46]" office:value-type="float" office:value="0.381923691091942" calcext:value-type="float">
            <text:p>0,3819236911</text:p>
          </table:table-cell>
          <table:table-cell table:style-name="ce3" table:formula="of:=[$redistribution_low.C46]" office:value-type="float" office:value="0.467914298709307" calcext:value-type="float">
            <text:p>0,4679142987</text:p>
          </table:table-cell>
          <table:table-cell table:style-name="ce3" table:formula="of:=[$redistribution_low.D46]" office:value-type="float" office:value="0.400588197211693" calcext:value-type="float">
            <text:p>0,4005881972</text:p>
          </table:table-cell>
          <table:table-cell table:style-name="ce3" table:formula="of:=[$redistribution_low.E46]" office:value-type="float" office:value="0.441782100763616" calcext:value-type="float">
            <text:p>0,4417821008</text:p>
          </table:table-cell>
          <table:table-cell/>
          <table:table-cell table:style-name="ce3" table:formula="of:=[$Redistribution_high.B46]" office:value-type="float" office:value="0.379513450620853" calcext:value-type="float">
            <text:p>0,3795134506</text:p>
          </table:table-cell>
          <table:table-cell table:style-name="ce3" table:formula="of:=[$Redistribution_high.C46]" office:value-type="float" office:value="0.445196796590477" calcext:value-type="float">
            <text:p>0,4451967966</text:p>
          </table:table-cell>
          <table:table-cell table:style-name="ce3" table:formula="of:=[$Redistribution_high.D46]" office:value-type="float" office:value="0.394200088895672" calcext:value-type="float">
            <text:p>0,3942000889</text:p>
          </table:table-cell>
          <table:table-cell table:style-name="ce3" table:formula="of:=[$Redistribution_high.E46]" office:value-type="float" office:value="0.425881381228276" calcext:value-type="float">
            <text:p>0,4258813812</text:p>
          </table:table-cell>
          <table:table-cell table:number-columns-repeated="1009"/>
        </table:table-row>
        <table:table-row table:style-name="ro4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central.B47]" office:value-type="float" office:value="0.379572377237213" calcext:value-type="float">
            <text:p>0,3795723772</text:p>
          </table:table-cell>
          <table:table-cell table:style-name="ce3" table:formula="of:=[$Redistribution_central.C47]" office:value-type="float" office:value="0.450065226272729" calcext:value-type="float">
            <text:p>0,4500652263</text:p>
          </table:table-cell>
          <table:table-cell table:style-name="ce3" table:formula="of:=[$Redistribution_central.D47]" office:value-type="float" office:value="0.39151245967087" calcext:value-type="float">
            <text:p>0,3915124597</text:p>
          </table:table-cell>
          <table:table-cell table:style-name="ce3" table:formula="of:=[$Redistribution_central.E47]" office:value-type="float" office:value="0.435546885284043" calcext:value-type="float">
            <text:p>0,4355468853</text:p>
          </table:table-cell>
          <table:table-cell/>
          <table:table-cell table:style-name="ce3" table:formula="of:=[$redistribution_low.B47]" office:value-type="float" office:value="0.39014089438846" calcext:value-type="float">
            <text:p>0,3901408944</text:p>
          </table:table-cell>
          <table:table-cell table:style-name="ce3" table:formula="of:=[$redistribution_low.C47]" office:value-type="float" office:value="0.470977601305081" calcext:value-type="float">
            <text:p>0,4709776013</text:p>
          </table:table-cell>
          <table:table-cell table:style-name="ce3" table:formula="of:=[$redistribution_low.D47]" office:value-type="float" office:value="0.403174513096375" calcext:value-type="float">
            <text:p>0,4031745131</text:p>
          </table:table-cell>
          <table:table-cell table:style-name="ce3" table:formula="of:=[$redistribution_low.E47]" office:value-type="float" office:value="0.4522845826807" calcext:value-type="float">
            <text:p>0,4522845827</text:p>
          </table:table-cell>
          <table:table-cell/>
          <table:table-cell table:style-name="ce3" table:formula="of:=[$Redistribution_high.B47]" office:value-type="float" office:value="0.386034367663796" calcext:value-type="float">
            <text:p>0,3860343677</text:p>
          </table:table-cell>
          <table:table-cell table:style-name="ce3" table:formula="of:=[$Redistribution_high.C47]" office:value-type="float" office:value="0.444929283729863" calcext:value-type="float">
            <text:p>0,4449292837</text:p>
          </table:table-cell>
          <table:table-cell table:style-name="ce3" table:formula="of:=[$Redistribution_high.D47]" office:value-type="float" office:value="0.396926658225358" calcext:value-type="float">
            <text:p>0,3969266582</text:p>
          </table:table-cell>
          <table:table-cell table:style-name="ce3" table:formula="of:=[$Redistribution_high.E47]" office:value-type="float" office:value="0.434494021576204" calcext:value-type="float">
            <text:p>0,4344940216</text:p>
          </table:table-cell>
          <table:table-cell table:number-columns-repeated="1009"/>
        </table:table-row>
        <table:table-row table:style-name="ro4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central.B48]" office:value-type="float" office:value="0.374754657372408" calcext:value-type="float">
            <text:p>0,3747546574</text:p>
          </table:table-cell>
          <table:table-cell table:style-name="ce3" table:formula="of:=[$Redistribution_central.C48]" office:value-type="float" office:value="0.445121067256578" calcext:value-type="float">
            <text:p>0,4451210673</text:p>
          </table:table-cell>
          <table:table-cell table:style-name="ce3" table:formula="of:=[$Redistribution_central.D48]" office:value-type="float" office:value="0.387212936660263" calcext:value-type="float">
            <text:p>0,3872129367</text:p>
          </table:table-cell>
          <table:table-cell table:style-name="ce3" table:formula="of:=[$Redistribution_central.E48]" office:value-type="float" office:value="0.429676864902463" calcext:value-type="float">
            <text:p>0,4296768649</text:p>
          </table:table-cell>
          <table:table-cell/>
          <table:table-cell table:style-name="ce3" table:formula="of:=[$redistribution_low.B48]" office:value-type="float" office:value="0.383396928901169" calcext:value-type="float">
            <text:p>0,3833969289</text:p>
          </table:table-cell>
          <table:table-cell table:style-name="ce3" table:formula="of:=[$redistribution_low.C48]" office:value-type="float" office:value="0.460046770802722" calcext:value-type="float">
            <text:p>0,4600467708</text:p>
          </table:table-cell>
          <table:table-cell table:style-name="ce3" table:formula="of:=[$redistribution_low.D48]" office:value-type="float" office:value="0.395303852656223" calcext:value-type="float">
            <text:p>0,3953038527</text:p>
          </table:table-cell>
          <table:table-cell table:style-name="ce3" table:formula="of:=[$redistribution_low.E48]" office:value-type="float" office:value="0.446676385952635" calcext:value-type="float">
            <text:p>0,446676386</text:p>
          </table:table-cell>
          <table:table-cell/>
          <table:table-cell table:style-name="ce3" table:formula="of:=[$Redistribution_high.B48]" office:value-type="float" office:value="0.386165050111172" calcext:value-type="float">
            <text:p>0,3861650501</text:p>
          </table:table-cell>
          <table:table-cell table:style-name="ce3" table:formula="of:=[$Redistribution_high.C48]" office:value-type="float" office:value="0.452784420291688" calcext:value-type="float">
            <text:p>0,4527844203</text:p>
          </table:table-cell>
          <table:table-cell table:style-name="ce3" table:formula="of:=[$Redistribution_high.D48]" office:value-type="float" office:value="0.397807807465865" calcext:value-type="float">
            <text:p>0,3978078075</text:p>
          </table:table-cell>
          <table:table-cell table:style-name="ce3" table:formula="of:=[$Redistribution_high.E48]" office:value-type="float" office:value="0.439421869453589" calcext:value-type="float">
            <text:p>0,4394218695</text:p>
          </table:table-cell>
          <table:table-cell table:number-columns-repeated="1009"/>
        </table:table-row>
        <table:table-row table:style-name="ro4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central.B49]" office:value-type="float" office:value="0.373541480790695" calcext:value-type="float">
            <text:p>0,3735414808</text:p>
          </table:table-cell>
          <table:table-cell table:style-name="ce3" table:formula="of:=[$Redistribution_central.C49]" office:value-type="float" office:value="0.447640045157885" calcext:value-type="float">
            <text:p>0,4476400452</text:p>
          </table:table-cell>
          <table:table-cell table:style-name="ce3" table:formula="of:=[$Redistribution_central.D49]" office:value-type="float" office:value="0.38581138007533" calcext:value-type="float">
            <text:p>0,3858113801</text:p>
          </table:table-cell>
          <table:table-cell table:style-name="ce3" table:formula="of:=[$Redistribution_central.E49]" office:value-type="float" office:value="0.430809766808428" calcext:value-type="float">
            <text:p>0,4308097668</text:p>
          </table:table-cell>
          <table:table-cell/>
          <table:table-cell table:style-name="ce3" table:formula="of:=[$redistribution_low.B49]" office:value-type="float" office:value="0.385435961538386" calcext:value-type="float">
            <text:p>0,3854359615</text:p>
          </table:table-cell>
          <table:table-cell table:style-name="ce3" table:formula="of:=[$redistribution_low.C49]" office:value-type="float" office:value="0.46158217718135" calcext:value-type="float">
            <text:p>0,4615821772</text:p>
          </table:table-cell>
          <table:table-cell table:style-name="ce3" table:formula="of:=[$redistribution_low.D49]" office:value-type="float" office:value="0.397002017388187" calcext:value-type="float">
            <text:p>0,3970020174</text:p>
          </table:table-cell>
          <table:table-cell table:style-name="ce3" table:formula="of:=[$redistribution_low.E49]" office:value-type="float" office:value="0.445417753420835" calcext:value-type="float">
            <text:p>0,4454177534</text:p>
          </table:table-cell>
          <table:table-cell/>
          <table:table-cell table:style-name="ce3" table:formula="of:=[$Redistribution_high.B49]" office:value-type="float" office:value="0.384048048477693" calcext:value-type="float">
            <text:p>0,3840480485</text:p>
          </table:table-cell>
          <table:table-cell table:style-name="ce3" table:formula="of:=[$Redistribution_high.C49]" office:value-type="float" office:value="0.453239112510482" calcext:value-type="float">
            <text:p>0,4532391125</text:p>
          </table:table-cell>
          <table:table-cell table:style-name="ce3" table:formula="of:=[$Redistribution_high.D49]" office:value-type="float" office:value="0.394796571197847" calcext:value-type="float">
            <text:p>0,3947965712</text:p>
          </table:table-cell>
          <table:table-cell table:style-name="ce3" table:formula="of:=[$Redistribution_high.E49]" office:value-type="float" office:value="0.439737938909017" calcext:value-type="float">
            <text:p>0,4397379389</text:p>
          </table:table-cell>
          <table:table-cell table:number-columns-repeated="1009"/>
        </table:table-row>
        <table:table-row table:style-name="ro4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central.B50]" office:value-type="float" office:value="0.370062628958673" calcext:value-type="float">
            <text:p>0,370062629</text:p>
          </table:table-cell>
          <table:table-cell table:style-name="ce3" table:formula="of:=[$Redistribution_central.C50]" office:value-type="float" office:value="0.442511894336281" calcext:value-type="float">
            <text:p>0,4425118943</text:p>
          </table:table-cell>
          <table:table-cell table:style-name="ce3" table:formula="of:=[$Redistribution_central.D50]" office:value-type="float" office:value="0.385168631352712" calcext:value-type="float">
            <text:p>0,3851686314</text:p>
          </table:table-cell>
          <table:table-cell table:style-name="ce3" table:formula="of:=[$Redistribution_central.E50]" office:value-type="float" office:value="0.422501331631754" calcext:value-type="float">
            <text:p>0,4225013316</text:p>
          </table:table-cell>
          <table:table-cell/>
          <table:table-cell table:style-name="ce3" table:formula="of:=[$redistribution_low.B50]" office:value-type="float" office:value="0.381947203795904" calcext:value-type="float">
            <text:p>0,3819472038</text:p>
          </table:table-cell>
          <table:table-cell table:style-name="ce3" table:formula="of:=[$redistribution_low.C50]" office:value-type="float" office:value="0.466052769550789" calcext:value-type="float">
            <text:p>0,4660527696</text:p>
          </table:table-cell>
          <table:table-cell table:style-name="ce3" table:formula="of:=[$redistribution_low.D50]" office:value-type="float" office:value="0.397976092558745" calcext:value-type="float">
            <text:p>0,3979760926</text:p>
          </table:table-cell>
          <table:table-cell table:style-name="ce3" table:formula="of:=[$redistribution_low.E50]" office:value-type="float" office:value="0.44553087603748" calcext:value-type="float">
            <text:p>0,445530876</text:p>
          </table:table-cell>
          <table:table-cell/>
          <table:table-cell table:style-name="ce3" table:formula="of:=[$Redistribution_high.B50]" office:value-type="float" office:value="0.37491362760149" calcext:value-type="float">
            <text:p>0,3749136276</text:p>
          </table:table-cell>
          <table:table-cell table:style-name="ce3" table:formula="of:=[$Redistribution_high.C50]" office:value-type="float" office:value="0.444407368340725" calcext:value-type="float">
            <text:p>0,4444073683</text:p>
          </table:table-cell>
          <table:table-cell table:style-name="ce3" table:formula="of:=[$Redistribution_high.D50]" office:value-type="float" office:value="0.389894577433896" calcext:value-type="float">
            <text:p>0,3898945774</text:p>
          </table:table-cell>
          <table:table-cell table:style-name="ce3" table:formula="of:=[$Redistribution_high.E50]" office:value-type="float" office:value="0.425157824633774" calcext:value-type="float">
            <text:p>0,4251578246</text:p>
          </table:table-cell>
          <table:table-cell table:number-columns-repeated="1009"/>
        </table:table-row>
        <table:table-row table:style-name="ro4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central.B51]" office:value-type="float" office:value="0.373134062866485" calcext:value-type="float">
            <text:p>0,3731340629</text:p>
          </table:table-cell>
          <table:table-cell table:style-name="ce3" table:formula="of:=[$Redistribution_central.C51]" office:value-type="float" office:value="0.448428944113381" calcext:value-type="float">
            <text:p>0,4484289441</text:p>
          </table:table-cell>
          <table:table-cell table:style-name="ce3" table:formula="of:=[$Redistribution_central.D51]" office:value-type="float" office:value="0.385160692082628" calcext:value-type="float">
            <text:p>0,3851606921</text:p>
          </table:table-cell>
          <table:table-cell table:style-name="ce3" table:formula="of:=[$Redistribution_central.E51]" office:value-type="float" office:value="0.432363513189055" calcext:value-type="float">
            <text:p>0,4323635132</text:p>
          </table:table-cell>
          <table:table-cell/>
          <table:table-cell table:style-name="ce3" table:formula="of:=[$redistribution_low.B51]" office:value-type="float" office:value="0.382205487390813" calcext:value-type="float">
            <text:p>0,3822054874</text:p>
          </table:table-cell>
          <table:table-cell table:style-name="ce3" table:formula="of:=[$redistribution_low.C51]" office:value-type="float" office:value="0.462255316526936" calcext:value-type="float">
            <text:p>0,4622553165</text:p>
          </table:table-cell>
          <table:table-cell table:style-name="ce3" table:formula="of:=[$redistribution_low.D51]" office:value-type="float" office:value="0.395093962067813" calcext:value-type="float">
            <text:p>0,3950939621</text:p>
          </table:table-cell>
          <table:table-cell table:style-name="ce3" table:formula="of:=[$redistribution_low.E51]" office:value-type="float" office:value="0.445921295454626" calcext:value-type="float">
            <text:p>0,4459212955</text:p>
          </table:table-cell>
          <table:table-cell/>
          <table:table-cell table:style-name="ce3" table:formula="of:=[$Redistribution_high.B51]" office:value-type="float" office:value="0.375995204682176" calcext:value-type="float">
            <text:p>0,3759952047</text:p>
          </table:table-cell>
          <table:table-cell table:style-name="ce3" table:formula="of:=[$Redistribution_high.C51]" office:value-type="float" office:value="0.446670441718383" calcext:value-type="float">
            <text:p>0,4466704417</text:p>
          </table:table-cell>
          <table:table-cell table:style-name="ce3" table:formula="of:=[$Redistribution_high.D51]" office:value-type="float" office:value="0.387350662248455" calcext:value-type="float">
            <text:p>0,3873506622</text:p>
          </table:table-cell>
          <table:table-cell table:style-name="ce3" table:formula="of:=[$Redistribution_high.E51]" office:value-type="float" office:value="0.431938722412072" calcext:value-type="float">
            <text:p>0,4319387224</text:p>
          </table:table-cell>
          <table:table-cell table:number-columns-repeated="1009"/>
        </table:table-row>
        <table:table-row table:style-name="ro4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central.B52]" office:value-type="float" office:value="0.378518948122425" calcext:value-type="float">
            <text:p>0,3785189481</text:p>
          </table:table-cell>
          <table:table-cell table:style-name="ce3" table:formula="of:=[$Redistribution_central.C52]" office:value-type="float" office:value="0.455608518718743" calcext:value-type="float">
            <text:p>0,4556085187</text:p>
          </table:table-cell>
          <table:table-cell table:style-name="ce3" table:formula="of:=[$Redistribution_central.D52]" office:value-type="float" office:value="0.390414775835938" calcext:value-type="float">
            <text:p>0,3904147758</text:p>
          </table:table-cell>
          <table:table-cell table:style-name="ce3" table:formula="of:=[$Redistribution_central.E52]" office:value-type="float" office:value="0.440417819631601" calcext:value-type="float">
            <text:p>0,4404178196</text:p>
          </table:table-cell>
          <table:table-cell/>
          <table:table-cell table:style-name="ce3" table:formula="of:=[$redistribution_low.B52]" office:value-type="float" office:value="0.379233359949781" calcext:value-type="float">
            <text:p>0,3792333599</text:p>
          </table:table-cell>
          <table:table-cell table:style-name="ce3" table:formula="of:=[$redistribution_low.C52]" office:value-type="float" office:value="0.454359075520778" calcext:value-type="float">
            <text:p>0,4543590755</text:p>
          </table:table-cell>
          <table:table-cell table:style-name="ce3" table:formula="of:=[$redistribution_low.D52]" office:value-type="float" office:value="0.391362927216852" calcext:value-type="float">
            <text:p>0,3913629272</text:p>
          </table:table-cell>
          <table:table-cell table:style-name="ce3" table:formula="of:=[$redistribution_low.E52]" office:value-type="float" office:value="0.437888471897034" calcext:value-type="float">
            <text:p>0,4378884719</text:p>
          </table:table-cell>
          <table:table-cell/>
          <table:table-cell table:style-name="ce3" table:formula="of:=[$Redistribution_high.B52]" office:value-type="float" office:value="0.376075099331015" calcext:value-type="float">
            <text:p>0,3760750993</text:p>
          </table:table-cell>
          <table:table-cell table:style-name="ce3" table:formula="of:=[$Redistribution_high.C52]" office:value-type="float" office:value="0.442255882307123" calcext:value-type="float">
            <text:p>0,4422558823</text:p>
          </table:table-cell>
          <table:table-cell table:style-name="ce3" table:formula="of:=[$Redistribution_high.D52]" office:value-type="float" office:value="0.386803318832087" calcext:value-type="float">
            <text:p>0,3868033188</text:p>
          </table:table-cell>
          <table:table-cell table:style-name="ce3" table:formula="of:=[$Redistribution_high.E52]" office:value-type="float" office:value="0.427649809425255" calcext:value-type="float">
            <text:p>0,4276498094</text:p>
          </table:table-cell>
          <table:table-cell table:number-columns-repeated="1009"/>
        </table:table-row>
        <table:table-row table:style-name="ro4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central.B53]" office:value-type="float" office:value="0.377291051234668" calcext:value-type="float">
            <text:p>0,3772910512</text:p>
          </table:table-cell>
          <table:table-cell table:style-name="ce3" table:formula="of:=[$Redistribution_central.C53]" office:value-type="float" office:value="0.457759353979586" calcext:value-type="float">
            <text:p>0,457759354</text:p>
          </table:table-cell>
          <table:table-cell table:style-name="ce3" table:formula="of:=[$Redistribution_central.D53]" office:value-type="float" office:value="0.388827777245514" calcext:value-type="float">
            <text:p>0,3888277772</text:p>
          </table:table-cell>
          <table:table-cell table:style-name="ce3" table:formula="of:=[$Redistribution_central.E53]" office:value-type="float" office:value="0.441597328467287" calcext:value-type="float">
            <text:p>0,4415973285</text:p>
          </table:table-cell>
          <table:table-cell/>
          <table:table-cell table:style-name="ce3" table:formula="of:=[$redistribution_low.B53]" office:value-type="float" office:value="0.376787367406799" calcext:value-type="float">
            <text:p>0,3767873674</text:p>
          </table:table-cell>
          <table:table-cell table:style-name="ce3" table:formula="of:=[$redistribution_low.C53]" office:value-type="float" office:value="0.454862914236452" calcext:value-type="float">
            <text:p>0,4548629142</text:p>
          </table:table-cell>
          <table:table-cell table:style-name="ce3" table:formula="of:=[$redistribution_low.D53]" office:value-type="float" office:value="0.387464916948087" calcext:value-type="float">
            <text:p>0,3874649169</text:p>
          </table:table-cell>
          <table:table-cell table:style-name="ce3" table:formula="of:=[$redistribution_low.E53]" office:value-type="float" office:value="0.439695556017915" calcext:value-type="float">
            <text:p>0,439695556</text:p>
          </table:table-cell>
          <table:table-cell/>
          <table:table-cell table:style-name="ce3" table:formula="of:=[$Redistribution_high.B53]" office:value-type="float" office:value="0.374450691775767" calcext:value-type="float">
            <text:p>0,3744506918</text:p>
          </table:table-cell>
          <table:table-cell table:style-name="ce3" table:formula="of:=[$Redistribution_high.C53]" office:value-type="float" office:value="0.442017943935125" calcext:value-type="float">
            <text:p>0,4420179439</text:p>
          </table:table-cell>
          <table:table-cell table:style-name="ce3" table:formula="of:=[$Redistribution_high.D53]" office:value-type="float" office:value="0.383029518035734" calcext:value-type="float">
            <text:p>0,383029518</text:p>
          </table:table-cell>
          <table:table-cell table:style-name="ce3" table:formula="of:=[$Redistribution_high.E53]" office:value-type="float" office:value="0.431441875318858" calcext:value-type="float">
            <text:p>0,4314418753</text:p>
          </table:table-cell>
          <table:table-cell table:number-columns-repeated="1009"/>
        </table:table-row>
        <table:table-row table:style-name="ro4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central.B54]" office:value-type="float" office:value="0.370023618560998" calcext:value-type="float">
            <text:p>0,3700236186</text:p>
          </table:table-cell>
          <table:table-cell table:style-name="ce3" table:formula="of:=[$Redistribution_central.C54]" office:value-type="float" office:value="0.451348702824966" calcext:value-type="float">
            <text:p>0,4513487028</text:p>
          </table:table-cell>
          <table:table-cell table:style-name="ce3" table:formula="of:=[$Redistribution_central.D54]" office:value-type="float" office:value="0.383761070475958" calcext:value-type="float">
            <text:p>0,3837610705</text:p>
          </table:table-cell>
          <table:table-cell table:style-name="ce3" table:formula="of:=[$Redistribution_central.E54]" office:value-type="float" office:value="0.430313294627684" calcext:value-type="float">
            <text:p>0,4303132946</text:p>
          </table:table-cell>
          <table:table-cell/>
          <table:table-cell table:style-name="ce3" table:formula="of:=[$redistribution_low.B54]" office:value-type="float" office:value="0.371848734601063" calcext:value-type="float">
            <text:p>0,3718487346</text:p>
          </table:table-cell>
          <table:table-cell table:style-name="ce3" table:formula="of:=[$redistribution_low.C54]" office:value-type="float" office:value="0.453603063713317" calcext:value-type="float">
            <text:p>0,4536030637</text:p>
          </table:table-cell>
          <table:table-cell table:style-name="ce3" table:formula="of:=[$redistribution_low.D54]" office:value-type="float" office:value="0.387571420963107" calcext:value-type="float">
            <text:p>0,387571421</text:p>
          </table:table-cell>
          <table:table-cell table:style-name="ce3" table:formula="of:=[$redistribution_low.E54]" office:value-type="float" office:value="0.432908273136747" calcext:value-type="float">
            <text:p>0,4329082731</text:p>
          </table:table-cell>
          <table:table-cell/>
          <table:table-cell table:style-name="ce3" table:formula="of:=[$Redistribution_high.B54]" office:value-type="float" office:value="0.374656501597969" calcext:value-type="float">
            <text:p>0,3746565016</text:p>
          </table:table-cell>
          <table:table-cell table:style-name="ce3" table:formula="of:=[$Redistribution_high.C54]" office:value-type="float" office:value="0.448828452491818" calcext:value-type="float">
            <text:p>0,4488284525</text:p>
          </table:table-cell>
          <table:table-cell table:style-name="ce3" table:formula="of:=[$Redistribution_high.D54]" office:value-type="float" office:value="0.388094126429487" calcext:value-type="float">
            <text:p>0,3880941264</text:p>
          </table:table-cell>
          <table:table-cell table:style-name="ce3" table:formula="of:=[$Redistribution_high.E54]" office:value-type="float" office:value="0.431450233158399" calcext:value-type="float">
            <text:p>0,4314502332</text:p>
          </table:table-cell>
          <table:table-cell table:number-columns-repeated="1009"/>
        </table:table-row>
        <table:table-row table:style-name="ro4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central.B55]" office:value-type="float" office:value="0.377452539022964" calcext:value-type="float">
            <text:p>0,377452539</text:p>
          </table:table-cell>
          <table:table-cell table:style-name="ce3" table:formula="of:=[$Redistribution_central.C55]" office:value-type="float" office:value="0.457345024378069" calcext:value-type="float">
            <text:p>0,4573450244</text:p>
          </table:table-cell>
          <table:table-cell table:style-name="ce3" table:formula="of:=[$Redistribution_central.D55]" office:value-type="float" office:value="0.387524856770635" calcext:value-type="float">
            <text:p>0,3875248568</text:p>
          </table:table-cell>
          <table:table-cell table:style-name="ce3" table:formula="of:=[$Redistribution_central.E55]" office:value-type="float" office:value="0.441452884514905" calcext:value-type="float">
            <text:p>0,4414528845</text:p>
          </table:table-cell>
          <table:table-cell/>
          <table:table-cell table:style-name="ce3" table:formula="of:=[$redistribution_low.B55]" office:value-type="float" office:value="0.377177464266934" calcext:value-type="float">
            <text:p>0,3771774643</text:p>
          </table:table-cell>
          <table:table-cell table:style-name="ce3" table:formula="of:=[$redistribution_low.C55]" office:value-type="float" office:value="0.45096272459844" calcext:value-type="float">
            <text:p>0,4509627246</text:p>
          </table:table-cell>
          <table:table-cell table:style-name="ce3" table:formula="of:=[$redistribution_low.D55]" office:value-type="float" office:value="0.38657591197211" calcext:value-type="float">
            <text:p>0,386575912</text:p>
          </table:table-cell>
          <table:table-cell table:style-name="ce3" table:formula="of:=[$redistribution_low.E55]" office:value-type="float" office:value="0.436571949732353" calcext:value-type="float">
            <text:p>0,4365719497</text:p>
          </table:table-cell>
          <table:table-cell/>
          <table:table-cell table:style-name="ce3" table:formula="of:=[$Redistribution_high.B55]" office:value-type="float" office:value="0.382677411993161" calcext:value-type="float">
            <text:p>0,382677412</text:p>
          </table:table-cell>
          <table:table-cell table:style-name="ce3" table:formula="of:=[$Redistribution_high.C55]" office:value-type="float" office:value="0.451616639965995" calcext:value-type="float">
            <text:p>0,45161664</text:p>
          </table:table-cell>
          <table:table-cell table:style-name="ce3" table:formula="of:=[$Redistribution_high.D55]" office:value-type="float" office:value="0.390627426624693" calcext:value-type="float">
            <text:p>0,3906274266</text:p>
          </table:table-cell>
          <table:table-cell table:style-name="ce3" table:formula="of:=[$Redistribution_high.E55]" office:value-type="float" office:value="0.440925668279617" calcext:value-type="float">
            <text:p>0,4409256683</text:p>
          </table:table-cell>
          <table:table-cell table:number-columns-repeated="1009"/>
        </table:table-row>
        <table:table-row table:style-name="ro4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central.B56]" office:value-type="float" office:value="0.377289374896246" calcext:value-type="float">
            <text:p>0,3772893749</text:p>
          </table:table-cell>
          <table:table-cell table:style-name="ce3" table:formula="of:=[$Redistribution_central.C56]" office:value-type="float" office:value="0.452062711920268" calcext:value-type="float">
            <text:p>0,4520627119</text:p>
          </table:table-cell>
          <table:table-cell table:style-name="ce3" table:formula="of:=[$Redistribution_central.D56]" office:value-type="float" office:value="0.387208716214787" calcext:value-type="float">
            <text:p>0,3872087162</text:p>
          </table:table-cell>
          <table:table-cell table:style-name="ce3" table:formula="of:=[$Redistribution_central.E56]" office:value-type="float" office:value="0.438539961175542" calcext:value-type="float">
            <text:p>0,4385399612</text:p>
          </table:table-cell>
          <table:table-cell/>
          <table:table-cell table:style-name="ce3" table:formula="of:=[$redistribution_low.B56]" office:value-type="float" office:value="0.373519151004527" calcext:value-type="float">
            <text:p>0,373519151</text:p>
          </table:table-cell>
          <table:table-cell table:style-name="ce3" table:formula="of:=[$redistribution_low.C56]" office:value-type="float" office:value="0.450595492080431" calcext:value-type="float">
            <text:p>0,4505954921</text:p>
          </table:table-cell>
          <table:table-cell table:style-name="ce3" table:formula="of:=[$redistribution_low.D56]" office:value-type="float" office:value="0.382252642374702" calcext:value-type="float">
            <text:p>0,3822526424</text:p>
          </table:table-cell>
          <table:table-cell table:style-name="ce3" table:formula="of:=[$redistribution_low.E56]" office:value-type="float" office:value="0.438328958750854" calcext:value-type="float">
            <text:p>0,4383289588</text:p>
          </table:table-cell>
          <table:table-cell/>
          <table:table-cell table:style-name="ce3" table:formula="of:=[$Redistribution_high.B56]" office:value-type="float" office:value="0.378212848669342" calcext:value-type="float">
            <text:p>0,3782128487</text:p>
          </table:table-cell>
          <table:table-cell table:style-name="ce3" table:formula="of:=[$Redistribution_high.C56]" office:value-type="float" office:value="0.444019002006745" calcext:value-type="float">
            <text:p>0,444019002</text:p>
          </table:table-cell>
          <table:table-cell table:style-name="ce3" table:formula="of:=[$Redistribution_high.D56]" office:value-type="float" office:value="0.385940167454242" calcext:value-type="float">
            <text:p>0,3859401675</text:p>
          </table:table-cell>
          <table:table-cell table:style-name="ce3" table:formula="of:=[$Redistribution_high.E56]" office:value-type="float" office:value="0.434980196718896" calcext:value-type="float">
            <text:p>0,4349801967</text:p>
          </table:table-cell>
          <table:table-cell table:number-columns-repeated="1009"/>
        </table:table-row>
        <table:table-row table:style-name="ro4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central.B57]" office:value-type="float" office:value="0.3833297181092" calcext:value-type="float">
            <text:p>0,3833297181</text:p>
          </table:table-cell>
          <table:table-cell table:style-name="ce3" table:formula="of:=[$Redistribution_central.C57]" office:value-type="float" office:value="0.461732360677925" calcext:value-type="float">
            <text:p>0,4617323607</text:p>
          </table:table-cell>
          <table:table-cell table:style-name="ce3" table:formula="of:=[$Redistribution_central.D57]" office:value-type="float" office:value="0.392490400969246" calcext:value-type="float">
            <text:p>0,392490401</text:p>
          </table:table-cell>
          <table:table-cell table:style-name="ce3" table:formula="of:=[$Redistribution_central.E57]" office:value-type="float" office:value="0.449960303368294" calcext:value-type="float">
            <text:p>0,4499603034</text:p>
          </table:table-cell>
          <table:table-cell/>
          <table:table-cell table:style-name="ce3" table:formula="of:=[$redistribution_low.B57]" office:value-type="float" office:value="0.372805375184229" calcext:value-type="float">
            <text:p>0,3728053752</text:p>
          </table:table-cell>
          <table:table-cell table:style-name="ce3" table:formula="of:=[$redistribution_low.C57]" office:value-type="float" office:value="0.448399879696431" calcext:value-type="float">
            <text:p>0,4483998797</text:p>
          </table:table-cell>
          <table:table-cell table:style-name="ce3" table:formula="of:=[$redistribution_low.D57]" office:value-type="float" office:value="0.383274977327016" calcext:value-type="float">
            <text:p>0,3832749773</text:p>
          </table:table-cell>
          <table:table-cell table:style-name="ce3" table:formula="of:=[$redistribution_low.E57]" office:value-type="float" office:value="0.434935782943094" calcext:value-type="float">
            <text:p>0,4349357829</text:p>
          </table:table-cell>
          <table:table-cell/>
          <table:table-cell table:style-name="ce3" table:formula="of:=[$Redistribution_high.B57]" office:value-type="float" office:value="0.378203545343791" calcext:value-type="float">
            <text:p>0,3782035453</text:p>
          </table:table-cell>
          <table:table-cell table:style-name="ce3" table:formula="of:=[$Redistribution_high.C57]" office:value-type="float" office:value="0.440017633517917" calcext:value-type="float">
            <text:p>0,4400176335</text:p>
          </table:table-cell>
          <table:table-cell table:style-name="ce3" table:formula="of:=[$Redistribution_high.D57]" office:value-type="float" office:value="0.384834545603264" calcext:value-type="float">
            <text:p>0,3848345456</text:p>
          </table:table-cell>
          <table:table-cell table:style-name="ce3" table:formula="of:=[$Redistribution_high.E57]" office:value-type="float" office:value="0.432749522757785" calcext:value-type="float">
            <text:p>0,4327495228</text:p>
          </table:table-cell>
          <table:table-cell table:number-columns-repeated="1009"/>
        </table:table-row>
        <table:table-row table:style-name="ro4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central.B58]" office:value-type="float" office:value="0.386248659733034" calcext:value-type="float">
            <text:p>0,3862486597</text:p>
          </table:table-cell>
          <table:table-cell table:style-name="ce3" table:formula="of:=[$Redistribution_central.C58]" office:value-type="float" office:value="0.469341826500377" calcext:value-type="float">
            <text:p>0,4693418265</text:p>
          </table:table-cell>
          <table:table-cell table:style-name="ce3" table:formula="of:=[$Redistribution_central.D58]" office:value-type="float" office:value="0.398527048409553" calcext:value-type="float">
            <text:p>0,3985270484</text:p>
          </table:table-cell>
          <table:table-cell table:style-name="ce3" table:formula="of:=[$Redistribution_central.E58]" office:value-type="float" office:value="0.452462242202247" calcext:value-type="float">
            <text:p>0,4524622422</text:p>
          </table:table-cell>
          <table:table-cell/>
          <table:table-cell table:style-name="ce3" table:formula="of:=[$redistribution_low.B58]" office:value-type="float" office:value="0.373953489694236" calcext:value-type="float">
            <text:p>0,3739534897</text:p>
          </table:table-cell>
          <table:table-cell table:style-name="ce3" table:formula="of:=[$redistribution_low.C58]" office:value-type="float" office:value="0.454954298760231" calcext:value-type="float">
            <text:p>0,4549542988</text:p>
          </table:table-cell>
          <table:table-cell table:style-name="ce3" table:formula="of:=[$redistribution_low.D58]" office:value-type="float" office:value="0.387981362479178" calcext:value-type="float">
            <text:p>0,3879813625</text:p>
          </table:table-cell>
          <table:table-cell table:style-name="ce3" table:formula="of:=[$redistribution_low.E58]" office:value-type="float" office:value="0.434009555613935" calcext:value-type="float">
            <text:p>0,4340095556</text:p>
          </table:table-cell>
          <table:table-cell/>
          <table:table-cell table:style-name="ce3" table:formula="of:=[$Redistribution_high.B58]" office:value-type="float" office:value="0.380422539583388" calcext:value-type="float">
            <text:p>0,3804225396</text:p>
          </table:table-cell>
          <table:table-cell table:style-name="ce3" table:formula="of:=[$Redistribution_high.C58]" office:value-type="float" office:value="0.450241783245276" calcext:value-type="float">
            <text:p>0,4502417832</text:p>
          </table:table-cell>
          <table:table-cell table:style-name="ce3" table:formula="of:=[$Redistribution_high.D58]" office:value-type="float" office:value="0.38992914381589" calcext:value-type="float">
            <text:p>0,3899291438</text:p>
          </table:table-cell>
          <table:table-cell table:style-name="ce3" table:formula="of:=[$Redistribution_high.E58]" office:value-type="float" office:value="0.438243822983888" calcext:value-type="float">
            <text:p>0,438243823</text:p>
          </table:table-cell>
          <table:table-cell table:number-columns-repeated="1009"/>
        </table:table-row>
        <table:table-row table:style-name="ro4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central.B59]" office:value-type="float" office:value="0.383124626833096" calcext:value-type="float">
            <text:p>0,3831246268</text:p>
          </table:table-cell>
          <table:table-cell table:style-name="ce3" table:formula="of:=[$Redistribution_central.C59]" office:value-type="float" office:value="0.462764685077703" calcext:value-type="float">
            <text:p>0,4627646851</text:p>
          </table:table-cell>
          <table:table-cell table:style-name="ce3" table:formula="of:=[$Redistribution_central.D59]" office:value-type="float" office:value="0.391971553699742" calcext:value-type="float">
            <text:p>0,3919715537</text:p>
          </table:table-cell>
          <table:table-cell table:style-name="ce3" table:formula="of:=[$Redistribution_central.E59]" office:value-type="float" office:value="0.450666221980931" calcext:value-type="float">
            <text:p>0,450666222</text:p>
          </table:table-cell>
          <table:table-cell/>
          <table:table-cell table:style-name="ce3" table:formula="of:=[$redistribution_low.B59]" office:value-type="float" office:value="0.371309545227273" calcext:value-type="float">
            <text:p>0,3713095452</text:p>
          </table:table-cell>
          <table:table-cell table:style-name="ce3" table:formula="of:=[$redistribution_low.C59]" office:value-type="float" office:value="0.448504684152883" calcext:value-type="float">
            <text:p>0,4485046842</text:p>
          </table:table-cell>
          <table:table-cell table:style-name="ce3" table:formula="of:=[$redistribution_low.D59]" office:value-type="float" office:value="0.381541744066509" calcext:value-type="float">
            <text:p>0,3815417441</text:p>
          </table:table-cell>
          <table:table-cell table:style-name="ce3" table:formula="of:=[$redistribution_low.E59]" office:value-type="float" office:value="0.433406539263244" calcext:value-type="float">
            <text:p>0,4334065393</text:p>
          </table:table-cell>
          <table:table-cell/>
          <table:table-cell table:style-name="ce3" table:formula="of:=[$Redistribution_high.B59]" office:value-type="float" office:value="0.380031368213357" calcext:value-type="float">
            <text:p>0,3800313682</text:p>
          </table:table-cell>
          <table:table-cell table:style-name="ce3" table:formula="of:=[$Redistribution_high.C59]" office:value-type="float" office:value="0.452259353896633" calcext:value-type="float">
            <text:p>0,4522593539</text:p>
          </table:table-cell>
          <table:table-cell table:style-name="ce3" table:formula="of:=[$Redistribution_high.D59]" office:value-type="float" office:value="0.387330301368503" calcext:value-type="float">
            <text:p>0,3873303014</text:p>
          </table:table-cell>
          <table:table-cell table:style-name="ce3" table:formula="of:=[$Redistribution_high.E59]" office:value-type="float" office:value="0.442393567860376" calcext:value-type="float">
            <text:p>0,4423935679</text:p>
          </table:table-cell>
          <table:table-cell table:number-columns-repeated="1009"/>
        </table:table-row>
        <table:table-row table:style-name="ro4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central.B60]" office:value-type="float" office:value="0.389522822662768" calcext:value-type="float">
            <text:p>0,3895228227</text:p>
          </table:table-cell>
          <table:table-cell table:style-name="ce3" table:formula="of:=[$Redistribution_central.C60]" office:value-type="float" office:value="0.466808867546908" calcext:value-type="float">
            <text:p>0,4668088675</text:p>
          </table:table-cell>
          <table:table-cell table:style-name="ce3" table:formula="of:=[$Redistribution_central.D60]" office:value-type="float" office:value="0.39586597544938" calcext:value-type="float">
            <text:p>0,3958659754</text:p>
          </table:table-cell>
          <table:table-cell table:style-name="ce3" table:formula="of:=[$Redistribution_central.E60]" office:value-type="float" office:value="0.457899291742394" calcext:value-type="float">
            <text:p>0,4578992917</text:p>
          </table:table-cell>
          <table:table-cell/>
          <table:table-cell table:style-name="ce3" table:formula="of:=[$redistribution_low.B60]" office:value-type="float" office:value="0.378794404413438" calcext:value-type="float">
            <text:p>0,3787944044</text:p>
          </table:table-cell>
          <table:table-cell table:style-name="ce3" table:formula="of:=[$redistribution_low.C60]" office:value-type="float" office:value="0.456227698546971" calcext:value-type="float">
            <text:p>0,4562276985</text:p>
          </table:table-cell>
          <table:table-cell table:style-name="ce3" table:formula="of:=[$redistribution_low.D60]" office:value-type="float" office:value="0.387879985484607" calcext:value-type="float">
            <text:p>0,3878799855</text:p>
          </table:table-cell>
          <table:table-cell table:style-name="ce3" table:formula="of:=[$redistribution_low.E60]" office:value-type="float" office:value="0.443618966782257" calcext:value-type="float">
            <text:p>0,4436189668</text:p>
          </table:table-cell>
          <table:table-cell/>
          <table:table-cell table:style-name="ce3" table:formula="of:=[$Redistribution_high.B60]" office:value-type="float" office:value="0.381783025096039" calcext:value-type="float">
            <text:p>0,3817830251</text:p>
          </table:table-cell>
          <table:table-cell table:style-name="ce3" table:formula="of:=[$Redistribution_high.C60]" office:value-type="float" office:value="0.449456681193822" calcext:value-type="float">
            <text:p>0,4494566812</text:p>
          </table:table-cell>
          <table:table-cell table:style-name="ce3" table:formula="of:=[$Redistribution_high.D60]" office:value-type="float" office:value="0.389981465901169" calcext:value-type="float">
            <text:p>0,3899814659</text:p>
          </table:table-cell>
          <table:table-cell table:style-name="ce3" table:formula="of:=[$Redistribution_high.E60]" office:value-type="float" office:value="0.439882963843411" calcext:value-type="float">
            <text:p>0,4398829638</text:p>
          </table:table-cell>
          <table:table-cell table:number-columns-repeated="1009"/>
        </table:table-row>
        <table:table-row table:style-name="ro4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central.B61]" office:value-type="float" office:value="0.384575295023527" calcext:value-type="float">
            <text:p>0,384575295</text:p>
          </table:table-cell>
          <table:table-cell table:style-name="ce3" table:formula="of:=[$Redistribution_central.C61]" office:value-type="float" office:value="0.463617633235241" calcext:value-type="float">
            <text:p>0,4636176332</text:p>
          </table:table-cell>
          <table:table-cell table:style-name="ce3" table:formula="of:=[$Redistribution_central.D61]" office:value-type="float" office:value="0.392029379672113" calcext:value-type="float">
            <text:p>0,3920293797</text:p>
          </table:table-cell>
          <table:table-cell table:style-name="ce3" table:formula="of:=[$Redistribution_central.E61]" office:value-type="float" office:value="0.451229873940298" calcext:value-type="float">
            <text:p>0,4512298739</text:p>
          </table:table-cell>
          <table:table-cell/>
          <table:table-cell table:style-name="ce3" table:formula="of:=[$redistribution_low.B61]" office:value-type="float" office:value="0.365831221752722" calcext:value-type="float">
            <text:p>0,3658312218</text:p>
          </table:table-cell>
          <table:table-cell table:style-name="ce3" table:formula="of:=[$redistribution_low.C61]" office:value-type="float" office:value="0.437008727761042" calcext:value-type="float">
            <text:p>0,4370087278</text:p>
          </table:table-cell>
          <table:table-cell table:style-name="ce3" table:formula="of:=[$redistribution_low.D61]" office:value-type="float" office:value="0.372555257081655" calcext:value-type="float">
            <text:p>0,3725552571</text:p>
          </table:table-cell>
          <table:table-cell table:style-name="ce3" table:formula="of:=[$redistribution_low.E61]" office:value-type="float" office:value="0.427392692537832" calcext:value-type="float">
            <text:p>0,4273926925</text:p>
          </table:table-cell>
          <table:table-cell/>
          <table:table-cell table:style-name="ce3" table:formula="of:=[$Redistribution_high.B61]" office:value-type="float" office:value="0.378044493854626" calcext:value-type="float">
            <text:p>0,3780444939</text:p>
          </table:table-cell>
          <table:table-cell table:style-name="ce3" table:formula="of:=[$Redistribution_high.C61]" office:value-type="float" office:value="0.442433545025402" calcext:value-type="float">
            <text:p>0,442433545</text:p>
          </table:table-cell>
          <table:table-cell table:style-name="ce3" table:formula="of:=[$Redistribution_high.D61]" office:value-type="float" office:value="0.386319673865428" calcext:value-type="float">
            <text:p>0,3863196739</text:p>
          </table:table-cell>
          <table:table-cell table:style-name="ce3" table:formula="of:=[$Redistribution_high.E61]" office:value-type="float" office:value="0.433633917189346" calcext:value-type="float">
            <text:p>0,4336339172</text:p>
          </table:table-cell>
          <table:table-cell table:number-columns-repeated="1009"/>
        </table:table-row>
        <table:table-row table:style-name="ro4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central.B62]" office:value-type="float" office:value="0.385231315954457" calcext:value-type="float">
            <text:p>0,385231316</text:p>
          </table:table-cell>
          <table:table-cell table:style-name="ce3" table:formula="of:=[$Redistribution_central.C62]" office:value-type="float" office:value="0.464033309330522" calcext:value-type="float">
            <text:p>0,4640333093</text:p>
          </table:table-cell>
          <table:table-cell table:style-name="ce3" table:formula="of:=[$Redistribution_central.D62]" office:value-type="float" office:value="0.396076790312513" calcext:value-type="float">
            <text:p>0,3960767903</text:p>
          </table:table-cell>
          <table:table-cell table:style-name="ce3" table:formula="of:=[$Redistribution_central.E62]" office:value-type="float" office:value="0.448076027432542" calcext:value-type="float">
            <text:p>0,4480760274</text:p>
          </table:table-cell>
          <table:table-cell/>
          <table:table-cell table:style-name="ce3" table:formula="of:=[$redistribution_low.B62]" office:value-type="float" office:value="0.37329129899332" calcext:value-type="float">
            <text:p>0,373291299</text:p>
          </table:table-cell>
          <table:table-cell table:style-name="ce3" table:formula="of:=[$redistribution_low.C62]" office:value-type="float" office:value="0.451082270250165" calcext:value-type="float">
            <text:p>0,4510822703</text:p>
          </table:table-cell>
          <table:table-cell table:style-name="ce3" table:formula="of:=[$redistribution_low.D62]" office:value-type="float" office:value="0.383869313636261" calcext:value-type="float">
            <text:p>0,3838693136</text:p>
          </table:table-cell>
          <table:table-cell table:style-name="ce3" table:formula="of:=[$redistribution_low.E62]" office:value-type="float" office:value="0.436784358733431" calcext:value-type="float">
            <text:p>0,4367843587</text:p>
          </table:table-cell>
          <table:table-cell/>
          <table:table-cell table:style-name="ce3" table:formula="of:=[$Redistribution_high.B62]" office:value-type="float" office:value="0.374097560980078" calcext:value-type="float">
            <text:p>0,374097561</text:p>
          </table:table-cell>
          <table:table-cell table:style-name="ce3" table:formula="of:=[$Redistribution_high.C62]" office:value-type="float" office:value="0.436305868314293" calcext:value-type="float">
            <text:p>0,4363058683</text:p>
          </table:table-cell>
          <table:table-cell table:style-name="ce3" table:formula="of:=[$Redistribution_high.D62]" office:value-type="float" office:value="0.38277115829139" calcext:value-type="float">
            <text:p>0,3827711583</text:p>
          </table:table-cell>
          <table:table-cell table:style-name="ce3" table:formula="of:=[$Redistribution_high.E62]" office:value-type="float" office:value="0.424654508171584" calcext:value-type="float">
            <text:p>0,4246545082</text:p>
          </table:table-cell>
          <table:table-cell table:number-columns-repeated="1009"/>
        </table:table-row>
        <table:table-row table:style-name="ro4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central.B63]" office:value-type="float" office:value="0.387362792609914" calcext:value-type="float">
            <text:p>0,3873627926</text:p>
          </table:table-cell>
          <table:table-cell table:style-name="ce3" table:formula="of:=[$Redistribution_central.C63]" office:value-type="float" office:value="0.462685554251594" calcext:value-type="float">
            <text:p>0,4626855543</text:p>
          </table:table-cell>
          <table:table-cell table:style-name="ce3" table:formula="of:=[$Redistribution_central.D63]" office:value-type="float" office:value="0.395010191617974" calcext:value-type="float">
            <text:p>0,3950101916</text:p>
          </table:table-cell>
          <table:table-cell table:style-name="ce3" table:formula="of:=[$Redistribution_central.E63]" office:value-type="float" office:value="0.451587520906095" calcext:value-type="float">
            <text:p>0,4515875209</text:p>
          </table:table-cell>
          <table:table-cell/>
          <table:table-cell table:style-name="ce3" table:formula="of:=[$redistribution_low.B63]" office:value-type="float" office:value="0.380274722841427" calcext:value-type="float">
            <text:p>0,3802747228</text:p>
          </table:table-cell>
          <table:table-cell table:style-name="ce3" table:formula="of:=[$redistribution_low.C63]" office:value-type="float" office:value="0.457185224268325" calcext:value-type="float">
            <text:p>0,4571852243</text:p>
          </table:table-cell>
          <table:table-cell table:style-name="ce3" table:formula="of:=[$redistribution_low.D63]" office:value-type="float" office:value="0.388006082982484" calcext:value-type="float">
            <text:p>0,388006083</text:p>
          </table:table-cell>
          <table:table-cell table:style-name="ce3" table:formula="of:=[$redistribution_low.E63]" office:value-type="float" office:value="0.446480782569405" calcext:value-type="float">
            <text:p>0,4464807826</text:p>
          </table:table-cell>
          <table:table-cell/>
          <table:table-cell table:style-name="ce3" table:formula="of:=[$Redistribution_high.B63]" office:value-type="float" office:value="0.381017745422217" calcext:value-type="float">
            <text:p>0,3810177454</text:p>
          </table:table-cell>
          <table:table-cell table:style-name="ce3" table:formula="of:=[$Redistribution_high.C63]" office:value-type="float" office:value="0.44394031245473" calcext:value-type="float">
            <text:p>0,4439403125</text:p>
          </table:table-cell>
          <table:table-cell table:style-name="ce3" table:formula="of:=[$Redistribution_high.D63]" office:value-type="float" office:value="0.388503225806832" calcext:value-type="float">
            <text:p>0,3885032258</text:p>
          </table:table-cell>
          <table:table-cell table:style-name="ce3" table:formula="of:=[$Redistribution_high.E63]" office:value-type="float" office:value="0.436517695491314" calcext:value-type="float">
            <text:p>0,4365176955</text:p>
          </table:table-cell>
          <table:table-cell table:number-columns-repeated="1009"/>
        </table:table-row>
        <table:table-row table:style-name="ro4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central.B64]" office:value-type="float" office:value="0.386438850627555" calcext:value-type="float">
            <text:p>0,3864388506</text:p>
          </table:table-cell>
          <table:table-cell table:style-name="ce3" table:formula="of:=[$Redistribution_central.C64]" office:value-type="float" office:value="0.461621881887265" calcext:value-type="float">
            <text:p>0,4616218819</text:p>
          </table:table-cell>
          <table:table-cell table:style-name="ce3" table:formula="of:=[$Redistribution_central.D64]" office:value-type="float" office:value="0.394216049886564" calcext:value-type="float">
            <text:p>0,3942160499</text:p>
          </table:table-cell>
          <table:table-cell table:style-name="ce3" table:formula="of:=[$Redistribution_central.E64]" office:value-type="float" office:value="0.450153379840281" calcext:value-type="float">
            <text:p>0,4501533798</text:p>
          </table:table-cell>
          <table:table-cell/>
          <table:table-cell table:style-name="ce3" table:formula="of:=[$redistribution_low.B64]" office:value-type="float" office:value="0.378679085106464" calcext:value-type="float">
            <text:p>0,3786790851</text:p>
          </table:table-cell>
          <table:table-cell table:style-name="ce3" table:formula="of:=[$redistribution_low.C64]" office:value-type="float" office:value="0.454267927519189" calcext:value-type="float">
            <text:p>0,4542679275</text:p>
          </table:table-cell>
          <table:table-cell table:style-name="ce3" table:formula="of:=[$redistribution_low.D64]" office:value-type="float" office:value="0.385742603230731" calcext:value-type="float">
            <text:p>0,3857426032</text:p>
          </table:table-cell>
          <table:table-cell table:style-name="ce3" table:formula="of:=[$redistribution_low.E64]" office:value-type="float" office:value="0.445798574783349" calcext:value-type="float">
            <text:p>0,4457985748</text:p>
          </table:table-cell>
          <table:table-cell/>
          <table:table-cell table:style-name="ce3" table:formula="of:=[$Redistribution_high.B64]" office:value-type="float" office:value="0.382448859348147" calcext:value-type="float">
            <text:p>0,3824488593</text:p>
          </table:table-cell>
          <table:table-cell table:style-name="ce3" table:formula="of:=[$Redistribution_high.C64]" office:value-type="float" office:value="0.435930056933736" calcext:value-type="float">
            <text:p>0,4359300569</text:p>
          </table:table-cell>
          <table:table-cell table:style-name="ce3" table:formula="of:=[$Redistribution_high.D64]" office:value-type="float" office:value="0.389748582191179" calcext:value-type="float">
            <text:p>0,3897485822</text:p>
          </table:table-cell>
          <table:table-cell table:style-name="ce3" table:formula="of:=[$Redistribution_high.E64]" office:value-type="float" office:value="0.430793905109232" calcext:value-type="float">
            <text:p>0,4307939051</text:p>
          </table:table-cell>
          <table:table-cell table:number-columns-repeated="1009"/>
        </table:table-row>
        <table:table-row table:style-name="ro4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central.B65]" office:value-type="float" office:value="0.389218930768461" calcext:value-type="float">
            <text:p>0,3892189308</text:p>
          </table:table-cell>
          <table:table-cell table:style-name="ce3" table:formula="of:=[$Redistribution_central.C65]" office:value-type="float" office:value="0.464323128890909" calcext:value-type="float">
            <text:p>0,4643231289</text:p>
          </table:table-cell>
          <table:table-cell table:style-name="ce3" table:formula="of:=[$Redistribution_central.D65]" office:value-type="float" office:value="0.395915287983983" calcext:value-type="float">
            <text:p>0,395915288</text:p>
          </table:table-cell>
          <table:table-cell table:style-name="ce3" table:formula="of:=[$Redistribution_central.E65]" office:value-type="float" office:value="0.455549467826571" calcext:value-type="float">
            <text:p>0,4555494678</text:p>
          </table:table-cell>
          <table:table-cell/>
          <table:table-cell table:style-name="ce3" table:formula="of:=[$redistribution_low.B65]" office:value-type="float" office:value="0.378872511785667" calcext:value-type="float">
            <text:p>0,3788725118</text:p>
          </table:table-cell>
          <table:table-cell table:style-name="ce3" table:formula="of:=[$redistribution_low.C65]" office:value-type="float" office:value="0.457539703928645" calcext:value-type="float">
            <text:p>0,4575397039</text:p>
          </table:table-cell>
          <table:table-cell table:style-name="ce3" table:formula="of:=[$redistribution_low.D65]" office:value-type="float" office:value="0.384890684044507" calcext:value-type="float">
            <text:p>0,384890684</text:p>
          </table:table-cell>
          <table:table-cell table:style-name="ce3" table:formula="of:=[$redistribution_low.E65]" office:value-type="float" office:value="0.449231976184104" calcext:value-type="float">
            <text:p>0,4492319762</text:p>
          </table:table-cell>
          <table:table-cell/>
          <table:table-cell table:style-name="ce3" table:formula="of:=[$Redistribution_high.B65]" office:value-type="float" office:value="0.384273868417813" calcext:value-type="float">
            <text:p>0,3842738684</text:p>
          </table:table-cell>
          <table:table-cell table:style-name="ce3" table:formula="of:=[$Redistribution_high.C65]" office:value-type="float" office:value="0.436738637167257" calcext:value-type="float">
            <text:p>0,4367386372</text:p>
          </table:table-cell>
          <table:table-cell table:style-name="ce3" table:formula="of:=[$Redistribution_high.D65]" office:value-type="float" office:value="0.388462960789921" calcext:value-type="float">
            <text:p>0,3884629608</text:p>
          </table:table-cell>
          <table:table-cell table:style-name="ce3" table:formula="of:=[$Redistribution_high.E65]" office:value-type="float" office:value="0.433500828249676" calcext:value-type="float">
            <text:p>0,4335008282</text:p>
          </table:table-cell>
          <table:table-cell table:number-columns-repeated="1009"/>
        </table:table-row>
        <table:table-row table:style-name="ro4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central.B66]" office:value-type="float" office:value="0.390299081764434" calcext:value-type="float">
            <text:p>0,3902990818</text:p>
          </table:table-cell>
          <table:table-cell table:style-name="ce3" table:formula="of:=[$Redistribution_central.C66]" office:value-type="float" office:value="0.470398067568885" calcext:value-type="float">
            <text:p>0,4703980676</text:p>
          </table:table-cell>
          <table:table-cell table:style-name="ce3" table:formula="of:=[$Redistribution_central.D66]" office:value-type="float" office:value="0.400179275607256" calcext:value-type="float">
            <text:p>0,4001792756</text:p>
          </table:table-cell>
          <table:table-cell table:style-name="ce3" table:formula="of:=[$Redistribution_central.E66]" office:value-type="float" office:value="0.455222211953302" calcext:value-type="float">
            <text:p>0,455222212</text:p>
          </table:table-cell>
          <table:table-cell/>
          <table:table-cell table:style-name="ce3" table:formula="of:=[$redistribution_low.B66]" office:value-type="float" office:value="0.372723141197703" calcext:value-type="float">
            <text:p>0,3727231412</text:p>
          </table:table-cell>
          <table:table-cell table:style-name="ce3" table:formula="of:=[$redistribution_low.C66]" office:value-type="float" office:value="0.450047383182745" calcext:value-type="float">
            <text:p>0,4500473832</text:p>
          </table:table-cell>
          <table:table-cell table:style-name="ce3" table:formula="of:=[$redistribution_low.D66]" office:value-type="float" office:value="0.38055702011572" calcext:value-type="float">
            <text:p>0,3805570201</text:p>
          </table:table-cell>
          <table:table-cell table:style-name="ce3" table:formula="of:=[$redistribution_low.E66]" office:value-type="float" office:value="0.438336782003024" calcext:value-type="float">
            <text:p>0,438336782</text:p>
          </table:table-cell>
          <table:table-cell/>
          <table:table-cell table:style-name="ce3" table:formula="of:=[$Redistribution_high.B66]" office:value-type="float" office:value="0.38362810594271" calcext:value-type="float">
            <text:p>0,3836281059</text:p>
          </table:table-cell>
          <table:table-cell table:style-name="ce3" table:formula="of:=[$Redistribution_high.C66]" office:value-type="float" office:value="0.444694389224914" calcext:value-type="float">
            <text:p>0,4446943892</text:p>
          </table:table-cell>
          <table:table-cell table:style-name="ce3" table:formula="of:=[$Redistribution_high.D66]" office:value-type="float" office:value="0.390866756473887" calcext:value-type="float">
            <text:p>0,3908667565</text:p>
          </table:table-cell>
          <table:table-cell table:style-name="ce3" table:formula="of:=[$Redistribution_high.E66]" office:value-type="float" office:value="0.435404075198647" calcext:value-type="float">
            <text:p>0,4354040752</text:p>
          </table:table-cell>
          <table:table-cell table:number-columns-repeated="1009"/>
        </table:table-row>
        <table:table-row table:style-name="ro4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central.B67]" office:value-type="float" office:value="0.385688659465471" calcext:value-type="float">
            <text:p>0,3856886595</text:p>
          </table:table-cell>
          <table:table-cell table:style-name="ce3" table:formula="of:=[$Redistribution_central.C67]" office:value-type="float" office:value="0.458117408130583" calcext:value-type="float">
            <text:p>0,4581174081</text:p>
          </table:table-cell>
          <table:table-cell table:style-name="ce3" table:formula="of:=[$Redistribution_central.D67]" office:value-type="float" office:value="0.393045560109439" calcext:value-type="float">
            <text:p>0,3930455601</text:p>
          </table:table-cell>
          <table:table-cell table:style-name="ce3" table:formula="of:=[$Redistribution_central.E67]" office:value-type="float" office:value="0.446933254710508" calcext:value-type="float">
            <text:p>0,4469332547</text:p>
          </table:table-cell>
          <table:table-cell/>
          <table:table-cell table:style-name="ce3" table:formula="of:=[$redistribution_low.B67]" office:value-type="float" office:value="0.376386297068064" calcext:value-type="float">
            <text:p>0,3763862971</text:p>
          </table:table-cell>
          <table:table-cell table:style-name="ce3" table:formula="of:=[$redistribution_low.C67]" office:value-type="float" office:value="0.448824933234476" calcext:value-type="float">
            <text:p>0,4488249332</text:p>
          </table:table-cell>
          <table:table-cell table:style-name="ce3" table:formula="of:=[$redistribution_low.D67]" office:value-type="float" office:value="0.381331501757297" calcext:value-type="float">
            <text:p>0,3813315018</text:p>
          </table:table-cell>
          <table:table-cell table:style-name="ce3" table:formula="of:=[$redistribution_low.E67]" office:value-type="float" office:value="0.442143362015107" calcext:value-type="float">
            <text:p>0,442143362</text:p>
          </table:table-cell>
          <table:table-cell/>
          <table:table-cell table:style-name="ce3" table:formula="of:=[$Redistribution_high.B67]" office:value-type="float" office:value="0.389331131889816" calcext:value-type="float">
            <text:p>0,3893311319</text:p>
          </table:table-cell>
          <table:table-cell table:style-name="ce3" table:formula="of:=[$Redistribution_high.C67]" office:value-type="float" office:value="0.442731466554554" calcext:value-type="float">
            <text:p>0,4427314666</text:p>
          </table:table-cell>
          <table:table-cell table:style-name="ce3" table:formula="of:=[$Redistribution_high.D67]" office:value-type="float" office:value="0.394173050323529" calcext:value-type="float">
            <text:p>0,3941730503</text:p>
          </table:table-cell>
          <table:table-cell table:style-name="ce3" table:formula="of:=[$Redistribution_high.E67]" office:value-type="float" office:value="0.43764780900873" calcext:value-type="float">
            <text:p>0,437647809</text:p>
          </table:table-cell>
          <table:table-cell table:number-columns-repeated="1009"/>
        </table:table-row>
        <table:table-row table:style-name="ro4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central.B68]" office:value-type="float" office:value="0.389361512435772" calcext:value-type="float">
            <text:p>0,3893615124</text:p>
          </table:table-cell>
          <table:table-cell table:style-name="ce3" table:formula="of:=[$Redistribution_central.C68]" office:value-type="float" office:value="0.457746606858386" calcext:value-type="float">
            <text:p>0,4577466069</text:p>
          </table:table-cell>
          <table:table-cell table:style-name="ce3" table:formula="of:=[$Redistribution_central.D68]" office:value-type="float" office:value="0.395817763768575" calcext:value-type="float">
            <text:p>0,3958177638</text:p>
          </table:table-cell>
          <table:table-cell table:style-name="ce3" table:formula="of:=[$Redistribution_central.E68]" office:value-type="float" office:value="0.44858668311813" calcext:value-type="float">
            <text:p>0,4485866831</text:p>
          </table:table-cell>
          <table:table-cell/>
          <table:table-cell table:style-name="ce3" table:formula="of:=[$redistribution_low.B68]" office:value-type="float" office:value="0.380253401137733" calcext:value-type="float">
            <text:p>0,3802534011</text:p>
          </table:table-cell>
          <table:table-cell table:style-name="ce3" table:formula="of:=[$redistribution_low.C68]" office:value-type="float" office:value="0.450577322917371" calcext:value-type="float">
            <text:p>0,4505773229</text:p>
          </table:table-cell>
          <table:table-cell table:style-name="ce3" table:formula="of:=[$redistribution_low.D68]" office:value-type="float" office:value="0.38422367672612" calcext:value-type="float">
            <text:p>0,3842236767</text:p>
          </table:table-cell>
          <table:table-cell table:style-name="ce3" table:formula="of:=[$redistribution_low.E68]" office:value-type="float" office:value="0.444865399659327" calcext:value-type="float">
            <text:p>0,4448653997</text:p>
          </table:table-cell>
          <table:table-cell/>
          <table:table-cell table:style-name="ce3" table:formula="of:=[$Redistribution_high.B68]" office:value-type="float" office:value="0.38727304831532" calcext:value-type="float">
            <text:p>0,3872730483</text:p>
          </table:table-cell>
          <table:table-cell table:style-name="ce3" table:formula="of:=[$Redistribution_high.C68]" office:value-type="float" office:value="0.445760913326268" calcext:value-type="float">
            <text:p>0,4457609133</text:p>
          </table:table-cell>
          <table:table-cell table:style-name="ce3" table:formula="of:=[$Redistribution_high.D68]" office:value-type="float" office:value="0.390918065254804" calcext:value-type="float">
            <text:p>0,3909180653</text:p>
          </table:table-cell>
          <table:table-cell table:style-name="ce3" table:formula="of:=[$Redistribution_high.E68]" office:value-type="float" office:value="0.440560647841946" calcext:value-type="float">
            <text:p>0,4405606478</text:p>
          </table:table-cell>
          <table:table-cell table:number-columns-repeated="1009"/>
        </table:table-row>
        <table:table-row table:style-name="ro4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central.B69]" office:value-type="float" office:value="0.388949114482241" calcext:value-type="float">
            <text:p>0,3889491145</text:p>
          </table:table-cell>
          <table:table-cell table:style-name="ce3" table:formula="of:=[$Redistribution_central.C69]" office:value-type="float" office:value="0.454693005946395" calcext:value-type="float">
            <text:p>0,4546930059</text:p>
          </table:table-cell>
          <table:table-cell table:style-name="ce3" table:formula="of:=[$Redistribution_central.D69]" office:value-type="float" office:value="0.394308999814468" calcext:value-type="float">
            <text:p>0,3943089998</text:p>
          </table:table-cell>
          <table:table-cell table:style-name="ce3" table:formula="of:=[$Redistribution_central.E69]" office:value-type="float" office:value="0.446816613302302" calcext:value-type="float">
            <text:p>0,4468166133</text:p>
          </table:table-cell>
          <table:table-cell/>
          <table:table-cell table:style-name="ce3" table:formula="of:=[$redistribution_low.B69]" office:value-type="float" office:value="0.378005263668599" calcext:value-type="float">
            <text:p>0,3780052637</text:p>
          </table:table-cell>
          <table:table-cell table:style-name="ce3" table:formula="of:=[$redistribution_low.C69]" office:value-type="float" office:value="0.445640504598342" calcext:value-type="float">
            <text:p>0,4456405046</text:p>
          </table:table-cell>
          <table:table-cell table:style-name="ce3" table:formula="of:=[$redistribution_low.D69]" office:value-type="float" office:value="0.38246846199478" calcext:value-type="float">
            <text:p>0,382468462</text:p>
          </table:table-cell>
          <table:table-cell table:style-name="ce3" table:formula="of:=[$redistribution_low.E69]" office:value-type="float" office:value="0.439497127684331" calcext:value-type="float">
            <text:p>0,4394971277</text:p>
          </table:table-cell>
          <table:table-cell/>
          <table:table-cell table:style-name="ce3" table:formula="of:=[$Redistribution_high.B69]" office:value-type="float" office:value="0.389105963168493" calcext:value-type="float">
            <text:p>0,3891059632</text:p>
          </table:table-cell>
          <table:table-cell table:style-name="ce3" table:formula="of:=[$Redistribution_high.C69]" office:value-type="float" office:value="0.444825367382934" calcext:value-type="float">
            <text:p>0,4448253674</text:p>
          </table:table-cell>
          <table:table-cell table:style-name="ce3" table:formula="of:=[$Redistribution_high.D69]" office:value-type="float" office:value="0.392490507304824" calcext:value-type="float">
            <text:p>0,3924905073</text:p>
          </table:table-cell>
          <table:table-cell table:style-name="ce3" table:formula="of:=[$Redistribution_high.E69]" office:value-type="float" office:value="0.440190319879853" calcext:value-type="float">
            <text:p>0,4401903199</text:p>
          </table:table-cell>
          <table:table-cell table:number-columns-repeated="1009"/>
        </table:table-row>
        <table:table-row table:style-name="ro4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central.B70]" office:value-type="float" office:value="0.3942844310578" calcext:value-type="float">
            <text:p>0,3942844311</text:p>
          </table:table-cell>
          <table:table-cell table:style-name="ce3" table:formula="of:=[$Redistribution_central.C70]" office:value-type="float" office:value="0.467347672005419" calcext:value-type="float">
            <text:p>0,467347672</text:p>
          </table:table-cell>
          <table:table-cell table:style-name="ce3" table:formula="of:=[$Redistribution_central.D70]" office:value-type="float" office:value="0.400617159851887" calcext:value-type="float">
            <text:p>0,4006171599</text:p>
          </table:table-cell>
          <table:table-cell table:style-name="ce3" table:formula="of:=[$Redistribution_central.E70]" office:value-type="float" office:value="0.458669056943326" calcext:value-type="float">
            <text:p>0,4586690569</text:p>
          </table:table-cell>
          <table:table-cell/>
          <table:table-cell table:style-name="ce3" table:formula="of:=[$redistribution_low.B70]" office:value-type="float" office:value="0.380129239343303" calcext:value-type="float">
            <text:p>0,3801292393</text:p>
          </table:table-cell>
          <table:table-cell table:style-name="ce3" table:formula="of:=[$redistribution_low.C70]" office:value-type="float" office:value="0.451983386922217" calcext:value-type="float">
            <text:p>0,4519833869</text:p>
          </table:table-cell>
          <table:table-cell table:style-name="ce3" table:formula="of:=[$redistribution_low.D70]" office:value-type="float" office:value="0.384087295919624" calcext:value-type="float">
            <text:p>0,3840872959</text:p>
          </table:table-cell>
          <table:table-cell table:style-name="ce3" table:formula="of:=[$redistribution_low.E70]" office:value-type="float" office:value="0.446948859160272" calcext:value-type="float">
            <text:p>0,4469488592</text:p>
          </table:table-cell>
          <table:table-cell/>
          <table:table-cell table:style-name="ce3" table:formula="of:=[$Redistribution_high.B70]" office:value-type="float" office:value="0.394059769013687" calcext:value-type="float">
            <text:p>0,394059769</text:p>
          </table:table-cell>
          <table:table-cell table:style-name="ce3" table:formula="of:=[$Redistribution_high.C70]" office:value-type="float" office:value="0.451830163940227" calcext:value-type="float">
            <text:p>0,4518301639</text:p>
          </table:table-cell>
          <table:table-cell table:style-name="ce3" table:formula="of:=[$Redistribution_high.D70]" office:value-type="float" office:value="0.39848990211001" calcext:value-type="float">
            <text:p>0,3984899021</text:p>
          </table:table-cell>
          <table:table-cell table:style-name="ce3" table:formula="of:=[$Redistribution_high.E70]" office:value-type="float" office:value="0.446145612785853" calcext:value-type="float">
            <text:p>0,4461456128</text:p>
          </table:table-cell>
          <table:table-cell table:number-columns-repeated="1009"/>
        </table:table-row>
        <table:table-row table:style-name="ro4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central.B71]" office:value-type="float" office:value="0.397196539029591" calcext:value-type="float">
            <text:p>0,397196539</text:p>
          </table:table-cell>
          <table:table-cell table:style-name="ce3" table:formula="of:=[$Redistribution_central.C71]" office:value-type="float" office:value="0.467730559801911" calcext:value-type="float">
            <text:p>0,4677305598</text:p>
          </table:table-cell>
          <table:table-cell table:style-name="ce3" table:formula="of:=[$Redistribution_central.D71]" office:value-type="float" office:value="0.402331886094787" calcext:value-type="float">
            <text:p>0,4023318861</text:p>
          </table:table-cell>
          <table:table-cell table:style-name="ce3" table:formula="of:=[$Redistribution_central.E71]" office:value-type="float" office:value="0.460638039064873" calcext:value-type="float">
            <text:p>0,4606380391</text:p>
          </table:table-cell>
          <table:table-cell/>
          <table:table-cell table:style-name="ce3" table:formula="of:=[$redistribution_low.B71]" office:value-type="float" office:value="0.380787878548185" calcext:value-type="float">
            <text:p>0,3807878785</text:p>
          </table:table-cell>
          <table:table-cell table:style-name="ce3" table:formula="of:=[$redistribution_low.C71]" office:value-type="float" office:value="0.449053586349859" calcext:value-type="float">
            <text:p>0,4490535863</text:p>
          </table:table-cell>
          <table:table-cell table:style-name="ce3" table:formula="of:=[$redistribution_low.D71]" office:value-type="float" office:value="0.38423181777356" calcext:value-type="float">
            <text:p>0,3842318178</text:p>
          </table:table-cell>
          <table:table-cell table:style-name="ce3" table:formula="of:=[$redistribution_low.E71]" office:value-type="float" office:value="0.445864425763313" calcext:value-type="float">
            <text:p>0,4458644258</text:p>
          </table:table-cell>
          <table:table-cell/>
          <table:table-cell table:style-name="ce3" table:formula="of:=[$Redistribution_high.B71]" office:value-type="float" office:value="0.389390522460569" calcext:value-type="float">
            <text:p>0,3893905225</text:p>
          </table:table-cell>
          <table:table-cell table:style-name="ce3" table:formula="of:=[$Redistribution_high.C71]" office:value-type="float" office:value="0.44878012126175" calcext:value-type="float">
            <text:p>0,4487801213</text:p>
          </table:table-cell>
          <table:table-cell table:style-name="ce3" table:formula="of:=[$Redistribution_high.D71]" office:value-type="float" office:value="0.392892183718542" calcext:value-type="float">
            <text:p>0,3928921837</text:p>
          </table:table-cell>
          <table:table-cell table:style-name="ce3" table:formula="of:=[$Redistribution_high.E71]" office:value-type="float" office:value="0.444451635978183" calcext:value-type="float">
            <text:p>0,444451636</text:p>
          </table:table-cell>
          <table:table-cell table:number-columns-repeated="1009"/>
        </table:table-row>
        <table:table-row table:style-name="ro4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central.B72]" office:value-type="float" office:value="0.397764281078034" calcext:value-type="float">
            <text:p>0,3977642811</text:p>
          </table:table-cell>
          <table:table-cell table:style-name="ce3" table:formula="of:=[$Redistribution_central.C72]" office:value-type="float" office:value="0.463717020074058" calcext:value-type="float">
            <text:p>0,4637170201</text:p>
          </table:table-cell>
          <table:table-cell table:style-name="ce3" table:formula="of:=[$Redistribution_central.D72]" office:value-type="float" office:value="0.401853476393281" calcext:value-type="float">
            <text:p>0,4018534764</text:p>
          </table:table-cell>
          <table:table-cell table:style-name="ce3" table:formula="of:=[$Redistribution_central.E72]" office:value-type="float" office:value="0.459929460574224" calcext:value-type="float">
            <text:p>0,4599294606</text:p>
          </table:table-cell>
          <table:table-cell/>
          <table:table-cell table:style-name="ce3" table:formula="of:=[$redistribution_low.B72]" office:value-type="float" office:value="0.380449547197607" calcext:value-type="float">
            <text:p>0,3804495472</text:p>
          </table:table-cell>
          <table:table-cell table:style-name="ce3" table:formula="of:=[$redistribution_low.C72]" office:value-type="float" office:value="0.453520762650969" calcext:value-type="float">
            <text:p>0,4535207627</text:p>
          </table:table-cell>
          <table:table-cell table:style-name="ce3" table:formula="of:=[$redistribution_low.D72]" office:value-type="float" office:value="0.38415498654307" calcext:value-type="float">
            <text:p>0,3841549865</text:p>
          </table:table-cell>
          <table:table-cell table:style-name="ce3" table:formula="of:=[$redistribution_low.E72]" office:value-type="float" office:value="0.449250465711374" calcext:value-type="float">
            <text:p>0,4492504657</text:p>
          </table:table-cell>
          <table:table-cell/>
          <table:table-cell table:style-name="ce3" table:formula="of:=[$Redistribution_high.B72]" office:value-type="float" office:value="0.387376580053347" calcext:value-type="float">
            <text:p>0,3873765801</text:p>
          </table:table-cell>
          <table:table-cell table:style-name="ce3" table:formula="of:=[$Redistribution_high.C72]" office:value-type="float" office:value="0.446137673867648" calcext:value-type="float">
            <text:p>0,4461376739</text:p>
          </table:table-cell>
          <table:table-cell table:style-name="ce3" table:formula="of:=[$Redistribution_high.D72]" office:value-type="float" office:value="0.391146575123239" calcext:value-type="float">
            <text:p>0,3911465751</text:p>
          </table:table-cell>
          <table:table-cell table:style-name="ce3" table:formula="of:=[$Redistribution_high.E72]" office:value-type="float" office:value="0.441056029347132" calcext:value-type="float">
            <text:p>0,4410560293</text:p>
          </table:table-cell>
          <table:table-cell table:number-columns-repeated="1009"/>
        </table:table-row>
        <table:table-row table:style-name="ro4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central.B73]" office:value-type="float" office:value="0.392691107385791" calcext:value-type="float">
            <text:p>0,3926911074</text:p>
          </table:table-cell>
          <table:table-cell table:style-name="ce3" table:formula="of:=[$Redistribution_central.C73]" office:value-type="float" office:value="0.456621595253938" calcext:value-type="float">
            <text:p>0,4566215953</text:p>
          </table:table-cell>
          <table:table-cell table:style-name="ce3" table:formula="of:=[$Redistribution_central.D73]" office:value-type="float" office:value="0.396831424591356" calcext:value-type="float">
            <text:p>0,3968314246</text:p>
          </table:table-cell>
          <table:table-cell table:style-name="ce3" table:formula="of:=[$Redistribution_central.E73]" office:value-type="float" office:value="0.450878833635651" calcext:value-type="float">
            <text:p>0,4508788336</text:p>
          </table:table-cell>
          <table:table-cell/>
          <table:table-cell table:style-name="ce3" table:formula="of:=[$redistribution_low.B73]" office:value-type="float" office:value="0.376593760696137" calcext:value-type="float">
            <text:p>0,3765937607</text:p>
          </table:table-cell>
          <table:table-cell table:style-name="ce3" table:formula="of:=[$redistribution_low.C73]" office:value-type="float" office:value="0.449113348564299" calcext:value-type="float">
            <text:p>0,4491133486</text:p>
          </table:table-cell>
          <table:table-cell table:style-name="ce3" table:formula="of:=[$redistribution_low.D73]" office:value-type="float" office:value="0.37926718196975" calcext:value-type="float">
            <text:p>0,379267182</text:p>
          </table:table-cell>
          <table:table-cell table:style-name="ce3" table:formula="of:=[$redistribution_low.E73]" office:value-type="float" office:value="0.445880496346769" calcext:value-type="float">
            <text:p>0,4458804963</text:p>
          </table:table-cell>
          <table:table-cell/>
          <table:table-cell table:style-name="ce3" table:formula="of:=[$Redistribution_high.B73]" office:value-type="float" office:value="0.387243017446441" calcext:value-type="float">
            <text:p>0,3872430174</text:p>
          </table:table-cell>
          <table:table-cell table:style-name="ce3" table:formula="of:=[$Redistribution_high.C73]" office:value-type="float" office:value="0.444313837726241" calcext:value-type="float">
            <text:p>0,4443138377</text:p>
          </table:table-cell>
          <table:table-cell table:style-name="ce3" table:formula="of:=[$Redistribution_high.D73]" office:value-type="float" office:value="0.390048711529529" calcext:value-type="float">
            <text:p>0,3900487115</text:p>
          </table:table-cell>
          <table:table-cell table:style-name="ce3" table:formula="of:=[$Redistribution_high.E73]" office:value-type="float" office:value="0.440678785690239" calcext:value-type="float">
            <text:p>0,4406787857</text:p>
          </table:table-cell>
          <table:table-cell table:number-columns-repeated="1009"/>
        </table:table-row>
        <table:table-row table:style-name="ro4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central.B74]" office:value-type="float" office:value="0.390729446295792" calcext:value-type="float">
            <text:p>0,3907294463</text:p>
          </table:table-cell>
          <table:table-cell table:style-name="ce3" table:formula="of:=[$Redistribution_central.C74]" office:value-type="float" office:value="0.450558933460999" calcext:value-type="float">
            <text:p>0,4505589335</text:p>
          </table:table-cell>
          <table:table-cell table:style-name="ce3" table:formula="of:=[$Redistribution_central.D74]" office:value-type="float" office:value="0.395011116772874" calcext:value-type="float">
            <text:p>0,3950111168</text:p>
          </table:table-cell>
          <table:table-cell table:style-name="ce3" table:formula="of:=[$Redistribution_central.E74]" office:value-type="float" office:value="0.443121060200623" calcext:value-type="float">
            <text:p>0,4431210602</text:p>
          </table:table-cell>
          <table:table-cell/>
          <table:table-cell table:style-name="ce3" table:formula="of:=[$redistribution_low.B74]" office:value-type="float" office:value="0.379818931817564" calcext:value-type="float">
            <text:p>0,3798189318</text:p>
          </table:table-cell>
          <table:table-cell table:style-name="ce3" table:formula="of:=[$redistribution_low.C74]" office:value-type="float" office:value="0.451978199556205" calcext:value-type="float">
            <text:p>0,4519781996</text:p>
          </table:table-cell>
          <table:table-cell table:style-name="ce3" table:formula="of:=[$redistribution_low.D74]" office:value-type="float" office:value="0.383101350849209" calcext:value-type="float">
            <text:p>0,3831013508</text:p>
          </table:table-cell>
          <table:table-cell table:style-name="ce3" table:formula="of:=[$redistribution_low.E74]" office:value-type="float" office:value="0.447612009799248" calcext:value-type="float">
            <text:p>0,4476120098</text:p>
          </table:table-cell>
          <table:table-cell/>
          <table:table-cell table:style-name="ce3" table:formula="of:=[$Redistribution_high.B74]" office:value-type="float" office:value="0.382403216451049" calcext:value-type="float">
            <text:p>0,3824032165</text:p>
          </table:table-cell>
          <table:table-cell table:style-name="ce3" table:formula="of:=[$Redistribution_high.C74]" office:value-type="float" office:value="0.438840863751358" calcext:value-type="float">
            <text:p>0,4388408638</text:p>
          </table:table-cell>
          <table:table-cell table:style-name="ce3" table:formula="of:=[$Redistribution_high.D74]" office:value-type="float" office:value="0.385938932938997" calcext:value-type="float">
            <text:p>0,3859389329</text:p>
          </table:table-cell>
          <table:table-cell table:style-name="ce3" table:formula="of:=[$Redistribution_high.E74]" office:value-type="float" office:value="0.434887270080378" calcext:value-type="float">
            <text:p>0,4348872701</text:p>
          </table:table-cell>
          <table:table-cell table:number-columns-repeated="1009"/>
        </table:table-row>
        <table:table-row table:style-name="ro4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central.B75]" office:value-type="float" office:value="0.393125790651731" calcext:value-type="float">
            <text:p>0,3931257907</text:p>
          </table:table-cell>
          <table:table-cell table:style-name="ce3" table:formula="of:=[$Redistribution_central.C75]" office:value-type="float" office:value="0.452974746847546" calcext:value-type="float">
            <text:p>0,4529747468</text:p>
          </table:table-cell>
          <table:table-cell table:style-name="ce3" table:formula="of:=[$Redistribution_central.D75]" office:value-type="float" office:value="0.396382656131911" calcext:value-type="float">
            <text:p>0,3963826561</text:p>
          </table:table-cell>
          <table:table-cell table:style-name="ce3" table:formula="of:=[$Redistribution_central.E75]" office:value-type="float" office:value="0.447097044511789" calcext:value-type="float">
            <text:p>0,4470970445</text:p>
          </table:table-cell>
          <table:table-cell/>
          <table:table-cell table:style-name="ce3" table:formula="of:=[$redistribution_low.B75]" office:value-type="float" office:value="0.38174873005436" calcext:value-type="float">
            <text:p>0,3817487301</text:p>
          </table:table-cell>
          <table:table-cell table:style-name="ce3" table:formula="of:=[$redistribution_low.C75]" office:value-type="float" office:value="0.454929600014573" calcext:value-type="float">
            <text:p>0,4549296</text:p>
          </table:table-cell>
          <table:table-cell table:style-name="ce3" table:formula="of:=[$redistribution_low.D75]" office:value-type="float" office:value="0.384205921343606" calcext:value-type="float">
            <text:p>0,3842059213</text:p>
          </table:table-cell>
          <table:table-cell table:style-name="ce3" table:formula="of:=[$redistribution_low.E75]" office:value-type="float" office:value="0.452001686167044" calcext:value-type="float">
            <text:p>0,4520016862</text:p>
          </table:table-cell>
          <table:table-cell/>
          <table:table-cell table:style-name="ce3" table:formula="of:=[$Redistribution_high.B75]" office:value-type="float" office:value="0.381073855339205" calcext:value-type="float">
            <text:p>0,3810738553</text:p>
          </table:table-cell>
          <table:table-cell table:style-name="ce3" table:formula="of:=[$Redistribution_high.C75]" office:value-type="float" office:value="0.439602373819761" calcext:value-type="float">
            <text:p>0,4396023738</text:p>
          </table:table-cell>
          <table:table-cell table:style-name="ce3" table:formula="of:=[$Redistribution_high.D75]" office:value-type="float" office:value="0.384112080803116" calcext:value-type="float">
            <text:p>0,3841120808</text:p>
          </table:table-cell>
          <table:table-cell table:style-name="ce3" table:formula="of:=[$Redistribution_high.E75]" office:value-type="float" office:value="0.435601178588045" calcext:value-type="float">
            <text:p>0,4356011786</text:p>
          </table:table-cell>
          <table:table-cell table:number-columns-repeated="1009"/>
        </table:table-row>
        <table:table-row table:style-name="ro4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central.B76]" office:value-type="float" office:value="0.393489003782745" calcext:value-type="float">
            <text:p>0,3934890038</text:p>
          </table:table-cell>
          <table:table-cell table:style-name="ce3" table:formula="of:=[$Redistribution_central.C76]" office:value-type="float" office:value="0.451441492847027" calcext:value-type="float">
            <text:p>0,4514414928</text:p>
          </table:table-cell>
          <table:table-cell table:style-name="ce3" table:formula="of:=[$Redistribution_central.D76]" office:value-type="float" office:value="0.396482689018084" calcext:value-type="float">
            <text:p>0,396482689</text:p>
          </table:table-cell>
          <table:table-cell table:style-name="ce3" table:formula="of:=[$Redistribution_central.E76]" office:value-type="float" office:value="0.446254824587833" calcext:value-type="float">
            <text:p>0,4462548246</text:p>
          </table:table-cell>
          <table:table-cell/>
          <table:table-cell table:style-name="ce3" table:formula="of:=[$redistribution_low.B76]" office:value-type="float" office:value="0.385334973385052" calcext:value-type="float">
            <text:p>0,3853349734</text:p>
          </table:table-cell>
          <table:table-cell table:style-name="ce3" table:formula="of:=[$redistribution_low.C76]" office:value-type="float" office:value="0.456342498796895" calcext:value-type="float">
            <text:p>0,4563424988</text:p>
          </table:table-cell>
          <table:table-cell table:style-name="ce3" table:formula="of:=[$redistribution_low.D76]" office:value-type="float" office:value="0.387090214990426" calcext:value-type="float">
            <text:p>0,387090215</text:p>
          </table:table-cell>
          <table:table-cell table:style-name="ce3" table:formula="of:=[$redistribution_low.E76]" office:value-type="float" office:value="0.455115605568737" calcext:value-type="float">
            <text:p>0,4551156056</text:p>
          </table:table-cell>
          <table:table-cell/>
          <table:table-cell table:style-name="ce3" table:formula="of:=[$Redistribution_high.B76]" office:value-type="float" office:value="0.379259669124615" calcext:value-type="float">
            <text:p>0,3792596691</text:p>
          </table:table-cell>
          <table:table-cell table:style-name="ce3" table:formula="of:=[$Redistribution_high.C76]" office:value-type="float" office:value="0.435243084201298" calcext:value-type="float">
            <text:p>0,4352430842</text:p>
          </table:table-cell>
          <table:table-cell table:style-name="ce3" table:formula="of:=[$Redistribution_high.D76]" office:value-type="float" office:value="0.381785444044221" calcext:value-type="float">
            <text:p>0,381785444</text:p>
          </table:table-cell>
          <table:table-cell table:style-name="ce3" table:formula="of:=[$Redistribution_high.E76]" office:value-type="float" office:value="0.431746221099354" calcext:value-type="float">
            <text:p>0,4317462211</text:p>
          </table:table-cell>
          <table:table-cell table:number-columns-repeated="1009"/>
        </table:table-row>
        <table:table-row table:style-name="ro4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central.B77]" office:value-type="float" office:value="0.389969964106946" calcext:value-type="float">
            <text:p>0,3899699641</text:p>
          </table:table-cell>
          <table:table-cell table:style-name="ce3" table:formula="of:=[$Redistribution_central.C77]" office:value-type="float" office:value="0.447437756448414" calcext:value-type="float">
            <text:p>0,4474377564</text:p>
          </table:table-cell>
          <table:table-cell table:style-name="ce3" table:formula="of:=[$Redistribution_central.D77]" office:value-type="float" office:value="0.392884309770258" calcext:value-type="float">
            <text:p>0,3928843098</text:p>
          </table:table-cell>
          <table:table-cell table:style-name="ce3" table:formula="of:=[$Redistribution_central.E77]" office:value-type="float" office:value="0.442374837446539" calcext:value-type="float">
            <text:p>0,4423748374</text:p>
          </table:table-cell>
          <table:table-cell/>
          <table:table-cell table:style-name="ce3" table:formula="of:=[$redistribution_low.B77]" office:value-type="float" office:value="0.382675084433997" calcext:value-type="float">
            <text:p>0,3826750844</text:p>
          </table:table-cell>
          <table:table-cell table:style-name="ce3" table:formula="of:=[$redistribution_low.C77]" office:value-type="float" office:value="0.456432464604131" calcext:value-type="float">
            <text:p>0,4564324646</text:p>
          </table:table-cell>
          <table:table-cell table:style-name="ce3" table:formula="of:=[$redistribution_low.D77]" office:value-type="float" office:value="0.385219233558485" calcext:value-type="float">
            <text:p>0,3852192336</text:p>
          </table:table-cell>
          <table:table-cell table:style-name="ce3" table:formula="of:=[$redistribution_low.E77]" office:value-type="float" office:value="0.453120354294995" calcext:value-type="float">
            <text:p>0,4531203543</text:p>
          </table:table-cell>
          <table:table-cell/>
          <table:table-cell table:style-name="ce3" table:formula="of:=[$Redistribution_high.B77]" office:value-type="float" office:value="0.380848645507626" calcext:value-type="float">
            <text:p>0,3808486455</text:p>
          </table:table-cell>
          <table:table-cell table:style-name="ce3" table:formula="of:=[$Redistribution_high.C77]" office:value-type="float" office:value="0.438167959239893" calcext:value-type="float">
            <text:p>0,4381679592</text:p>
          </table:table-cell>
          <table:table-cell table:style-name="ce3" table:formula="of:=[$Redistribution_high.D77]" office:value-type="float" office:value="0.383664225831906" calcext:value-type="float">
            <text:p>0,3836642258</text:p>
          </table:table-cell>
          <table:table-cell table:style-name="ce3" table:formula="of:=[$Redistribution_high.E77]" office:value-type="float" office:value="0.434755121864101" calcext:value-type="float">
            <text:p>0,4347551219</text:p>
          </table:table-cell>
          <table:table-cell table:number-columns-repeated="1009"/>
        </table:table-row>
        <table:table-row table:style-name="ro4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central.B78]" office:value-type="float" office:value="0.391387609406106" calcext:value-type="float">
            <text:p>0,3913876094</text:p>
          </table:table-cell>
          <table:table-cell table:style-name="ce3" table:formula="of:=[$Redistribution_central.C78]" office:value-type="float" office:value="0.449168362862511" calcext:value-type="float">
            <text:p>0,4491683629</text:p>
          </table:table-cell>
          <table:table-cell table:style-name="ce3" table:formula="of:=[$Redistribution_central.D78]" office:value-type="float" office:value="0.395733377621263" calcext:value-type="float">
            <text:p>0,3957333776</text:p>
          </table:table-cell>
          <table:table-cell table:style-name="ce3" table:formula="of:=[$Redistribution_central.E78]" office:value-type="float" office:value="0.441626048731426" calcext:value-type="float">
            <text:p>0,4416260487</text:p>
          </table:table-cell>
          <table:table-cell/>
          <table:table-cell table:style-name="ce3" table:formula="of:=[$redistribution_low.B78]" office:value-type="float" office:value="0.37863896360704" calcext:value-type="float">
            <text:p>0,3786389636</text:p>
          </table:table-cell>
          <table:table-cell table:style-name="ce3" table:formula="of:=[$redistribution_low.C78]" office:value-type="float" office:value="0.449620716837389" calcext:value-type="float">
            <text:p>0,4496207168</text:p>
          </table:table-cell>
          <table:table-cell table:style-name="ce3" table:formula="of:=[$redistribution_low.D78]" office:value-type="float" office:value="0.381977183129858" calcext:value-type="float">
            <text:p>0,3819771831</text:p>
          </table:table-cell>
          <table:table-cell table:style-name="ce3" table:formula="of:=[$redistribution_low.E78]" office:value-type="float" office:value="0.446717496793856" calcext:value-type="float">
            <text:p>0,4467174968</text:p>
          </table:table-cell>
          <table:table-cell/>
          <table:table-cell table:style-name="ce3" table:formula="of:=[$Redistribution_high.B78]" office:value-type="float" office:value="0.381830847671806" calcext:value-type="float">
            <text:p>0,3818308477</text:p>
          </table:table-cell>
          <table:table-cell table:style-name="ce3" table:formula="of:=[$Redistribution_high.C78]" office:value-type="float" office:value="0.439389577543198" calcext:value-type="float">
            <text:p>0,4393895775</text:p>
          </table:table-cell>
          <table:table-cell table:style-name="ce3" table:formula="of:=[$Redistribution_high.D78]" office:value-type="float" office:value="0.385273826438199" calcext:value-type="float">
            <text:p>0,3852738264</text:p>
          </table:table-cell>
          <table:table-cell table:style-name="ce3" table:formula="of:=[$Redistribution_high.E78]" office:value-type="float" office:value="0.434565528843634" calcext:value-type="float">
            <text:p>0,4345655288</text:p>
          </table:table-cell>
          <table:table-cell table:number-columns-repeated="1009"/>
        </table:table-row>
        <table:table-row table:style-name="ro4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central.B79]" office:value-type="float" office:value="0.382200582358586" calcext:value-type="float">
            <text:p>0,3822005824</text:p>
          </table:table-cell>
          <table:table-cell table:style-name="ce3" table:formula="of:=[$Redistribution_central.C79]" office:value-type="float" office:value="0.435788733011333" calcext:value-type="float">
            <text:p>0,435788733</text:p>
          </table:table-cell>
          <table:table-cell table:style-name="ce3" table:formula="of:=[$Redistribution_central.D79]" office:value-type="float" office:value="0.385185485733406" calcext:value-type="float">
            <text:p>0,3851854857</text:p>
          </table:table-cell>
          <table:table-cell table:style-name="ce3" table:formula="of:=[$Redistribution_central.E79]" office:value-type="float" office:value="0.430525991762475" calcext:value-type="float">
            <text:p>0,4305259918</text:p>
          </table:table-cell>
          <table:table-cell/>
          <table:table-cell table:style-name="ce3" table:formula="of:=[$redistribution_low.B79]" office:value-type="float" office:value="0.376862905411488" calcext:value-type="float">
            <text:p>0,3768629054</text:p>
          </table:table-cell>
          <table:table-cell table:style-name="ce3" table:formula="of:=[$redistribution_low.C79]" office:value-type="float" office:value="0.448187121758622" calcext:value-type="float">
            <text:p>0,4481871218</text:p>
          </table:table-cell>
          <table:table-cell table:style-name="ce3" table:formula="of:=[$redistribution_low.D79]" office:value-type="float" office:value="0.379544942146206" calcext:value-type="float">
            <text:p>0,3795449421</text:p>
          </table:table-cell>
          <table:table-cell table:style-name="ce3" table:formula="of:=[$redistribution_low.E79]" office:value-type="float" office:value="0.444608121969747" calcext:value-type="float">
            <text:p>0,444608122</text:p>
          </table:table-cell>
          <table:table-cell/>
          <table:table-cell table:style-name="ce3" table:formula="of:=[$Redistribution_high.B79]" office:value-type="float" office:value="0.378042486653265" calcext:value-type="float">
            <text:p>0,3780424867</text:p>
          </table:table-cell>
          <table:table-cell table:style-name="ce3" table:formula="of:=[$Redistribution_high.C79]" office:value-type="float" office:value="0.432100637917314" calcext:value-type="float">
            <text:p>0,4321006379</text:p>
          </table:table-cell>
          <table:table-cell table:style-name="ce3" table:formula="of:=[$Redistribution_high.D79]" office:value-type="float" office:value="0.380279486733844" calcext:value-type="float">
            <text:p>0,3802794867</text:p>
          </table:table-cell>
          <table:table-cell table:style-name="ce3" table:formula="of:=[$Redistribution_high.E79]" office:value-type="float" office:value="0.429131378470021" calcext:value-type="float">
            <text:p>0,4291313785</text:p>
          </table:table-cell>
          <table:table-cell table:number-columns-repeated="1009"/>
        </table:table-row>
        <table:table-row table:style-name="ro4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central.B80]" office:value-type="float" office:value="0.392740607016689" calcext:value-type="float">
            <text:p>0,392740607</text:p>
          </table:table-cell>
          <table:table-cell table:style-name="ce3" table:formula="of:=[$Redistribution_central.C80]" office:value-type="float" office:value="0.449516401032049" calcext:value-type="float">
            <text:p>0,449516401</text:p>
          </table:table-cell>
          <table:table-cell table:style-name="ce3" table:formula="of:=[$Redistribution_central.D80]" office:value-type="float" office:value="0.394681596065365" calcext:value-type="float">
            <text:p>0,3946815961</text:p>
          </table:table-cell>
          <table:table-cell table:style-name="ce3" table:formula="of:=[$Redistribution_central.E80]" office:value-type="float" office:value="0.446695377766616" calcext:value-type="float">
            <text:p>0,4466953778</text:p>
          </table:table-cell>
          <table:table-cell/>
          <table:table-cell table:style-name="ce3" table:formula="of:=[$redistribution_low.B80]" office:value-type="float" office:value="0.372660510680551" calcext:value-type="float">
            <text:p>0,3726605107</text:p>
          </table:table-cell>
          <table:table-cell table:style-name="ce3" table:formula="of:=[$redistribution_low.C80]" office:value-type="float" office:value="0.443998553316732" calcext:value-type="float">
            <text:p>0,4439985533</text:p>
          </table:table-cell>
          <table:table-cell table:style-name="ce3" table:formula="of:=[$redistribution_low.D80]" office:value-type="float" office:value="0.374977400701105" calcext:value-type="float">
            <text:p>0,3749774007</text:p>
          </table:table-cell>
          <table:table-cell table:style-name="ce3" table:formula="of:=[$redistribution_low.E80]" office:value-type="float" office:value="0.440919012836688" calcext:value-type="float">
            <text:p>0,4409190128</text:p>
          </table:table-cell>
          <table:table-cell/>
          <table:table-cell table:style-name="ce3" table:formula="of:=[$Redistribution_high.B80]" office:value-type="float" office:value="0.383038266721464" calcext:value-type="float">
            <text:p>0,3830382667</text:p>
          </table:table-cell>
          <table:table-cell table:style-name="ce3" table:formula="of:=[$Redistribution_high.C80]" office:value-type="float" office:value="0.438585912548014" calcext:value-type="float">
            <text:p>0,4385859125</text:p>
          </table:table-cell>
          <table:table-cell table:style-name="ce3" table:formula="of:=[$Redistribution_high.D80]" office:value-type="float" office:value="0.38501495847347" calcext:value-type="float">
            <text:p>0,3850149585</text:p>
          </table:table-cell>
          <table:table-cell table:style-name="ce3" table:formula="of:=[$Redistribution_high.E80]" office:value-type="float" office:value="0.4362098890144" calcext:value-type="float">
            <text:p>0,436209889</text:p>
          </table:table-cell>
          <table:table-cell table:number-columns-repeated="1009"/>
        </table:table-row>
        <table:table-row table:style-name="ro4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central.B81]" office:value-type="float" office:value="0.394101352835027" calcext:value-type="float">
            <text:p>0,3941013528</text:p>
          </table:table-cell>
          <table:table-cell table:style-name="ce3" table:formula="of:=[$Redistribution_central.C81]" office:value-type="float" office:value="0.444800571854795" calcext:value-type="float">
            <text:p>0,4448005719</text:p>
          </table:table-cell>
          <table:table-cell table:style-name="ce3" table:formula="of:=[$Redistribution_central.D81]" office:value-type="float" office:value="0.395932399876817" calcext:value-type="float">
            <text:p>0,3959323999</text:p>
          </table:table-cell>
          <table:table-cell table:style-name="ce3" table:formula="of:=[$Redistribution_central.E81]" office:value-type="float" office:value="0.442940107167786" calcext:value-type="float">
            <text:p>0,4429401072</text:p>
          </table:table-cell>
          <table:table-cell/>
          <table:table-cell table:style-name="ce3" table:formula="of:=[$redistribution_low.B81]" office:value-type="float" office:value="0.376985575923179" calcext:value-type="float">
            <text:p>0,3769855759</text:p>
          </table:table-cell>
          <table:table-cell table:style-name="ce3" table:formula="of:=[$redistribution_low.C81]" office:value-type="float" office:value="0.451150358806264" calcext:value-type="float">
            <text:p>0,4511503588</text:p>
          </table:table-cell>
          <table:table-cell table:style-name="ce3" table:formula="of:=[$redistribution_low.D81]" office:value-type="float" office:value="0.379878548314847" calcext:value-type="float">
            <text:p>0,3798785483</text:p>
          </table:table-cell>
          <table:table-cell table:style-name="ce3" table:formula="of:=[$redistribution_low.E81]" office:value-type="float" office:value="0.44727465884599" calcext:value-type="float">
            <text:p>0,4472746588</text:p>
          </table:table-cell>
          <table:table-cell/>
          <table:table-cell table:style-name="ce3" table:formula="of:=[$Redistribution_high.B81]" office:value-type="float" office:value="0.384624831448547" calcext:value-type="float">
            <text:p>0,3846248314</text:p>
          </table:table-cell>
          <table:table-cell table:style-name="ce3" table:formula="of:=[$Redistribution_high.C81]" office:value-type="float" office:value="0.437092669810019" calcext:value-type="float">
            <text:p>0,4370926698</text:p>
          </table:table-cell>
          <table:table-cell table:style-name="ce3" table:formula="of:=[$Redistribution_high.D81]" office:value-type="float" office:value="0.385850171996173" calcext:value-type="float">
            <text:p>0,385850172</text:p>
          </table:table-cell>
          <table:table-cell table:style-name="ce3" table:formula="of:=[$Redistribution_high.E81]" office:value-type="float" office:value="0.436026611302377" calcext:value-type="float">
            <text:p>0,4360266113</text:p>
          </table:table-cell>
          <table:table-cell table:number-columns-repeated="1009"/>
        </table:table-row>
        <table:table-row table:style-name="ro4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central.B82]" office:value-type="float" office:value="0.392995500468995" calcext:value-type="float">
            <text:p>0,3929955005</text:p>
          </table:table-cell>
          <table:table-cell table:style-name="ce3" table:formula="of:=[$Redistribution_central.C82]" office:value-type="float" office:value="0.444859082683886" calcext:value-type="float">
            <text:p>0,4448590827</text:p>
          </table:table-cell>
          <table:table-cell table:style-name="ce3" table:formula="of:=[$Redistribution_central.D82]" office:value-type="float" office:value="0.395682106327528" calcext:value-type="float">
            <text:p>0,3956821063</text:p>
          </table:table-cell>
          <table:table-cell table:style-name="ce3" table:formula="of:=[$Redistribution_central.E82]" office:value-type="float" office:value="0.44002061574794" calcext:value-type="float">
            <text:p>0,4400206157</text:p>
          </table:table-cell>
          <table:table-cell/>
          <table:table-cell table:style-name="ce3" table:formula="of:=[$redistribution_low.B82]" office:value-type="float" office:value="0.377023855533746" calcext:value-type="float">
            <text:p>0,3770238555</text:p>
          </table:table-cell>
          <table:table-cell table:style-name="ce3" table:formula="of:=[$redistribution_low.C82]" office:value-type="float" office:value="0.452147043823703" calcext:value-type="float">
            <text:p>0,4521470438</text:p>
          </table:table-cell>
          <table:table-cell table:style-name="ce3" table:formula="of:=[$redistribution_low.D82]" office:value-type="float" office:value="0.379948026336831" calcext:value-type="float">
            <text:p>0,3799480263</text:p>
          </table:table-cell>
          <table:table-cell table:style-name="ce3" table:formula="of:=[$redistribution_low.E82]" office:value-type="float" office:value="0.448751172520153" calcext:value-type="float">
            <text:p>0,4487511725</text:p>
          </table:table-cell>
          <table:table-cell/>
          <table:table-cell table:style-name="ce3" table:formula="of:=[$Redistribution_high.B82]" office:value-type="float" office:value="0.385487426793377" calcext:value-type="float">
            <text:p>0,3854874268</text:p>
          </table:table-cell>
          <table:table-cell table:style-name="ce3" table:formula="of:=[$Redistribution_high.C82]" office:value-type="float" office:value="0.434250648537816" calcext:value-type="float">
            <text:p>0,4342506485</text:p>
          </table:table-cell>
          <table:table-cell table:style-name="ce3" table:formula="of:=[$Redistribution_high.D82]" office:value-type="float" office:value="0.387615293414944" calcext:value-type="float">
            <text:p>0,3876152934</text:p>
          </table:table-cell>
          <table:table-cell table:style-name="ce3" table:formula="of:=[$Redistribution_high.E82]" office:value-type="float" office:value="0.431676482177722" calcext:value-type="float">
            <text:p>0,4316764822</text:p>
          </table:table-cell>
          <table:table-cell table:number-columns-repeated="1009"/>
        </table:table-row>
        <table:table-row table:style-name="ro4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central.B83]" office:value-type="float" office:value="0.388246924908839" calcext:value-type="float">
            <text:p>0,3882469249</text:p>
          </table:table-cell>
          <table:table-cell table:style-name="ce3" table:formula="of:=[$Redistribution_central.C83]" office:value-type="float" office:value="0.44052760973081" calcext:value-type="float">
            <text:p>0,4405276097</text:p>
          </table:table-cell>
          <table:table-cell table:style-name="ce3" table:formula="of:=[$Redistribution_central.D83]" office:value-type="float" office:value="0.390002312764183" calcext:value-type="float">
            <text:p>0,3900023128</text:p>
          </table:table-cell>
          <table:table-cell table:style-name="ce3" table:formula="of:=[$Redistribution_central.E83]" office:value-type="float" office:value="0.437427428723528" calcext:value-type="float">
            <text:p>0,4374274287</text:p>
          </table:table-cell>
          <table:table-cell/>
          <table:table-cell table:style-name="ce3" table:formula="of:=[$redistribution_low.B83]" office:value-type="float" office:value="0.368674767168427" calcext:value-type="float">
            <text:p>0,3686747672</text:p>
          </table:table-cell>
          <table:table-cell table:style-name="ce3" table:formula="of:=[$redistribution_low.C83]" office:value-type="float" office:value="0.442799427743281" calcext:value-type="float">
            <text:p>0,4427994277</text:p>
          </table:table-cell>
          <table:table-cell table:style-name="ce3" table:formula="of:=[$redistribution_low.D83]" office:value-type="float" office:value="0.371136986246411" calcext:value-type="float">
            <text:p>0,3711369862</text:p>
          </table:table-cell>
          <table:table-cell table:style-name="ce3" table:formula="of:=[$redistribution_low.E83]" office:value-type="float" office:value="0.442057370599955" calcext:value-type="float">
            <text:p>0,4420573706</text:p>
          </table:table-cell>
          <table:table-cell/>
          <table:table-cell table:style-name="ce3" table:formula="of:=[$Redistribution_high.B83]" office:value-type="float" office:value="0.381242630215609" calcext:value-type="float">
            <text:p>0,3812426302</text:p>
          </table:table-cell>
          <table:table-cell table:style-name="ce3" table:formula="of:=[$Redistribution_high.C83]" office:value-type="float" office:value="0.425584623716151" calcext:value-type="float">
            <text:p>0,4255846237</text:p>
          </table:table-cell>
          <table:table-cell table:style-name="ce3" table:formula="of:=[$Redistribution_high.D83]" office:value-type="float" office:value="0.382787420464789" calcext:value-type="float">
            <text:p>0,3827874205</text:p>
          </table:table-cell>
          <table:table-cell table:style-name="ce3" table:formula="of:=[$Redistribution_high.E83]" office:value-type="float" office:value="0.42425690582313" calcext:value-type="float">
            <text:p>0,4242569058</text:p>
          </table:table-cell>
          <table:table-cell table:number-columns-repeated="1009"/>
        </table:table-row>
        <table:table-row table:style-name="ro4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central.B84]" office:value-type="float" office:value="0.3887029420983" calcext:value-type="float">
            <text:p>0,3887029421</text:p>
          </table:table-cell>
          <table:table-cell table:style-name="ce3" table:formula="of:=[$Redistribution_central.C84]" office:value-type="float" office:value="0.434203859564091" calcext:value-type="float">
            <text:p>0,4342038596</text:p>
          </table:table-cell>
          <table:table-cell table:style-name="ce3" table:formula="of:=[$Redistribution_central.D84]" office:value-type="float" office:value="0.390287938744573" calcext:value-type="float">
            <text:p>0,3902879387</text:p>
          </table:table-cell>
          <table:table-cell table:style-name="ce3" table:formula="of:=[$Redistribution_central.E84]" office:value-type="float" office:value="0.432493638907012" calcext:value-type="float">
            <text:p>0,4324936389</text:p>
          </table:table-cell>
          <table:table-cell/>
          <table:table-cell table:style-name="ce3" table:formula="of:=[$redistribution_low.B84]" office:value-type="float" office:value="0.364637937852848" calcext:value-type="float">
            <text:p>0,3646379379</text:p>
          </table:table-cell>
          <table:table-cell table:style-name="ce3" table:formula="of:=[$redistribution_low.C84]" office:value-type="float" office:value="0.431231044481902" calcext:value-type="float">
            <text:p>0,4312310445</text:p>
          </table:table-cell>
          <table:table-cell table:style-name="ce3" table:formula="of:=[$redistribution_low.D84]" office:value-type="float" office:value="0.366708270523231" calcext:value-type="float">
            <text:p>0,3667082705</text:p>
          </table:table-cell>
          <table:table-cell table:style-name="ce3" table:formula="of:=[$redistribution_low.E84]" office:value-type="float" office:value="0.431760881009744" calcext:value-type="float">
            <text:p>0,431760881</text:p>
          </table:table-cell>
          <table:table-cell/>
          <table:table-cell table:style-name="ce3" table:formula="of:=[$Redistribution_high.B84]" office:value-type="float" office:value="0.384082714462258" calcext:value-type="float">
            <text:p>0,3840827145</text:p>
          </table:table-cell>
          <table:table-cell table:style-name="ce3" table:formula="of:=[$Redistribution_high.C84]" office:value-type="float" office:value="0.426251827445177" calcext:value-type="float">
            <text:p>0,4262518274</text:p>
          </table:table-cell>
          <table:table-cell table:style-name="ce3" table:formula="of:=[$Redistribution_high.D84]" office:value-type="float" office:value="0.385719071336058" calcext:value-type="float">
            <text:p>0,3857190713</text:p>
          </table:table-cell>
          <table:table-cell table:style-name="ce3" table:formula="of:=[$Redistribution_high.E84]" office:value-type="float" office:value="0.425022836837105" calcext:value-type="float">
            <text:p>0,4250228368</text:p>
          </table:table-cell>
          <table:table-cell table:number-columns-repeated="1009"/>
        </table:table-row>
        <table:table-row table:style-name="ro4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central.B85]" office:value-type="float" office:value="0.39800363600394" calcext:value-type="float">
            <text:p>0,398003636</text:p>
          </table:table-cell>
          <table:table-cell table:style-name="ce3" table:formula="of:=[$Redistribution_central.C85]" office:value-type="float" office:value="0.447421614917063" calcext:value-type="float">
            <text:p>0,4474216149</text:p>
          </table:table-cell>
          <table:table-cell table:style-name="ce3" table:formula="of:=[$Redistribution_central.D85]" office:value-type="float" office:value="0.399574955787619" calcext:value-type="float">
            <text:p>0,3995749558</text:p>
          </table:table-cell>
          <table:table-cell table:style-name="ce3" table:formula="of:=[$Redistribution_central.E85]" office:value-type="float" office:value="0.444529479461079" calcext:value-type="float">
            <text:p>0,4445294795</text:p>
          </table:table-cell>
          <table:table-cell/>
          <table:table-cell table:style-name="ce3" table:formula="of:=[$redistribution_low.B85]" office:value-type="float" office:value="0.360266152093161" calcext:value-type="float">
            <text:p>0,3602661521</text:p>
          </table:table-cell>
          <table:table-cell table:style-name="ce3" table:formula="of:=[$redistribution_low.C85]" office:value-type="float" office:value="0.427407405226033" calcext:value-type="float">
            <text:p>0,4274074052</text:p>
          </table:table-cell>
          <table:table-cell table:style-name="ce3" table:formula="of:=[$redistribution_low.D85]" office:value-type="float" office:value="0.363491377175675" calcext:value-type="float">
            <text:p>0,3634913772</text:p>
          </table:table-cell>
          <table:table-cell table:style-name="ce3" table:formula="of:=[$redistribution_low.E85]" office:value-type="float" office:value="0.426154854542819" calcext:value-type="float">
            <text:p>0,4261548545</text:p>
          </table:table-cell>
          <table:table-cell/>
          <table:table-cell table:style-name="ce3" table:formula="of:=[$Redistribution_high.B85]" office:value-type="float" office:value="0.376838036818449" calcext:value-type="float">
            <text:p>0,3768380368</text:p>
          </table:table-cell>
          <table:table-cell table:style-name="ce3" table:formula="of:=[$Redistribution_high.C85]" office:value-type="float" office:value="0.416883210061493" calcext:value-type="float">
            <text:p>0,4168832101</text:p>
          </table:table-cell>
          <table:table-cell table:style-name="ce3" table:formula="of:=[$Redistribution_high.D85]" office:value-type="float" office:value="0.378778255036312" calcext:value-type="float">
            <text:p>0,378778255</text:p>
          </table:table-cell>
          <table:table-cell table:style-name="ce3" table:formula="of:=[$Redistribution_high.E85]" office:value-type="float" office:value="0.413705891883806" calcext:value-type="float">
            <text:p>0,4137058919</text:p>
          </table:table-cell>
          <table:table-cell table:number-columns-repeated="1009"/>
        </table:table-row>
        <table:table-row table:style-name="ro4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central.B86]" office:value-type="float" office:value="0.391427201102704" calcext:value-type="float">
            <text:p>0,3914272011</text:p>
          </table:table-cell>
          <table:table-cell table:style-name="ce3" table:formula="of:=[$Redistribution_central.C86]" office:value-type="float" office:value="0.43987416893012" calcext:value-type="float">
            <text:p>0,4398741689</text:p>
          </table:table-cell>
          <table:table-cell table:style-name="ce3" table:formula="of:=[$Redistribution_central.D86]" office:value-type="float" office:value="0.393292981190748" calcext:value-type="float">
            <text:p>0,3932929812</text:p>
          </table:table-cell>
          <table:table-cell table:style-name="ce3" table:formula="of:=[$Redistribution_central.E86]" office:value-type="float" office:value="0.436464608132089" calcext:value-type="float">
            <text:p>0,4364646081</text:p>
          </table:table-cell>
          <table:table-cell/>
          <table:table-cell table:style-name="ce3" table:formula="of:=[$redistribution_low.B86]" office:value-type="float" office:value="0.359350470137779" calcext:value-type="float">
            <text:p>0,3593504701</text:p>
          </table:table-cell>
          <table:table-cell table:style-name="ce3" table:formula="of:=[$redistribution_low.C86]" office:value-type="float" office:value="0.427343693973292" calcext:value-type="float">
            <text:p>0,427343694</text:p>
          </table:table-cell>
          <table:table-cell table:style-name="ce3" table:formula="of:=[$redistribution_low.D86]" office:value-type="float" office:value="0.363396063818635" calcext:value-type="float">
            <text:p>0,3633960638</text:p>
          </table:table-cell>
          <table:table-cell table:style-name="ce3" table:formula="of:=[$redistribution_low.E86]" office:value-type="float" office:value="0.424113216568282" calcext:value-type="float">
            <text:p>0,4241132166</text:p>
          </table:table-cell>
          <table:table-cell/>
          <table:table-cell table:style-name="ce3" table:formula="of:=[$Redistribution_high.B86]" office:value-type="float" office:value="0.378980120022437" calcext:value-type="float">
            <text:p>0,37898012</text:p>
          </table:table-cell>
          <table:table-cell table:style-name="ce3" table:formula="of:=[$Redistribution_high.C86]" office:value-type="float" office:value="0.417467661768539" calcext:value-type="float">
            <text:p>0,4174676618</text:p>
          </table:table-cell>
          <table:table-cell table:style-name="ce3" table:formula="of:=[$Redistribution_high.D86]" office:value-type="float" office:value="0.381071189744937" calcext:value-type="float">
            <text:p>0,3810711897</text:p>
          </table:table-cell>
          <table:table-cell table:style-name="ce3" table:formula="of:=[$Redistribution_high.E86]" office:value-type="float" office:value="0.414071799692188" calcext:value-type="float">
            <text:p>0,4140717997</text:p>
          </table:table-cell>
          <table:table-cell table:number-columns-repeated="1009"/>
        </table:table-row>
        <table:table-row table:style-name="ro4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central.B87]" office:value-type="float" office:value="0.389112389113902" calcext:value-type="float">
            <text:p>0,3891123891</text:p>
          </table:table-cell>
          <table:table-cell table:style-name="ce3" table:formula="of:=[$Redistribution_central.C87]" office:value-type="float" office:value="0.439817197993631" calcext:value-type="float">
            <text:p>0,439817198</text:p>
          </table:table-cell>
          <table:table-cell table:style-name="ce3" table:formula="of:=[$Redistribution_central.D87]" office:value-type="float" office:value="0.390811172242773" calcext:value-type="float">
            <text:p>0,3908111722</text:p>
          </table:table-cell>
          <table:table-cell table:style-name="ce3" table:formula="of:=[$Redistribution_central.E87]" office:value-type="float" office:value="0.439763279423904" calcext:value-type="float">
            <text:p>0,4397632794</text:p>
          </table:table-cell>
          <table:table-cell/>
          <table:table-cell table:style-name="ce3" table:formula="of:=[$redistribution_low.B87]" office:value-type="float" office:value="0.363048576659491" calcext:value-type="float">
            <text:p>0,3630485767</text:p>
          </table:table-cell>
          <table:table-cell table:style-name="ce3" table:formula="of:=[$redistribution_low.C87]" office:value-type="float" office:value="0.431642157517403" calcext:value-type="float">
            <text:p>0,4316421575</text:p>
          </table:table-cell>
          <table:table-cell table:style-name="ce3" table:formula="of:=[$redistribution_low.D87]" office:value-type="float" office:value="0.364911585753914" calcext:value-type="float">
            <text:p>0,3649115858</text:p>
          </table:table-cell>
          <table:table-cell table:style-name="ce3" table:formula="of:=[$redistribution_low.E87]" office:value-type="float" office:value="0.42971073873388" calcext:value-type="float">
            <text:p>0,4297107387</text:p>
          </table:table-cell>
          <table:table-cell/>
          <table:table-cell table:style-name="ce3" table:formula="of:=[$Redistribution_high.B87]" office:value-type="float" office:value="0.383110822284411" calcext:value-type="float">
            <text:p>0,3831108223</text:p>
          </table:table-cell>
          <table:table-cell table:style-name="ce3" table:formula="of:=[$Redistribution_high.C87]" office:value-type="float" office:value="0.427418369099312" calcext:value-type="float">
            <text:p>0,4274183691</text:p>
          </table:table-cell>
          <table:table-cell table:style-name="ce3" table:formula="of:=[$Redistribution_high.D87]" office:value-type="float" office:value="0.384918912215923" calcext:value-type="float">
            <text:p>0,3849189122</text:p>
          </table:table-cell>
          <table:table-cell table:style-name="ce3" table:formula="of:=[$Redistribution_high.E87]" office:value-type="float" office:value="0.424183890375664" calcext:value-type="float">
            <text:p>0,4241838904</text:p>
          </table:table-cell>
          <table:table-cell table:number-columns-repeated="1009"/>
        </table:table-row>
        <table:table-row table:style-name="ro4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central.B88]" office:value-type="float" office:value="0.392201073280076" calcext:value-type="float">
            <text:p>0,3922010733</text:p>
          </table:table-cell>
          <table:table-cell table:style-name="ce3" table:formula="of:=[$Redistribution_central.C88]" office:value-type="float" office:value="0.439116359937432" calcext:value-type="float">
            <text:p>0,4391163599</text:p>
          </table:table-cell>
          <table:table-cell table:style-name="ce3" table:formula="of:=[$Redistribution_central.D88]" office:value-type="float" office:value="0.394074831549949" calcext:value-type="float">
            <text:p>0,3940748315</text:p>
          </table:table-cell>
          <table:table-cell table:style-name="ce3" table:formula="of:=[$Redistribution_central.E88]" office:value-type="float" office:value="0.43541856667505" calcext:value-type="float">
            <text:p>0,4354185667</text:p>
          </table:table-cell>
          <table:table-cell/>
          <table:table-cell table:style-name="ce3" table:formula="of:=[$redistribution_low.B88]" office:value-type="float" office:value="0.358681877567027" calcext:value-type="float">
            <text:p>0,3586818776</text:p>
          </table:table-cell>
          <table:table-cell table:style-name="ce3" table:formula="of:=[$redistribution_low.C88]" office:value-type="float" office:value="0.425456717120677" calcext:value-type="float">
            <text:p>0,4254567171</text:p>
          </table:table-cell>
          <table:table-cell table:style-name="ce3" table:formula="of:=[$redistribution_low.D88]" office:value-type="float" office:value="0.360834051707227" calcext:value-type="float">
            <text:p>0,3608340517</text:p>
          </table:table-cell>
          <table:table-cell table:style-name="ce3" table:formula="of:=[$redistribution_low.E88]" office:value-type="float" office:value="0.422951073519755" calcext:value-type="float">
            <text:p>0,4229510735</text:p>
          </table:table-cell>
          <table:table-cell/>
          <table:table-cell table:style-name="ce3" table:formula="of:=[$Redistribution_high.B88]" office:value-type="float" office:value="0.381446836170066" calcext:value-type="float">
            <text:p>0,3814468362</text:p>
          </table:table-cell>
          <table:table-cell table:style-name="ce3" table:formula="of:=[$Redistribution_high.C88]" office:value-type="float" office:value="0.420613702731809" calcext:value-type="float">
            <text:p>0,4206137027</text:p>
          </table:table-cell>
          <table:table-cell table:style-name="ce3" table:formula="of:=[$Redistribution_high.D88]" office:value-type="float" office:value="0.383680022183337" calcext:value-type="float">
            <text:p>0,3836800222</text:p>
          </table:table-cell>
          <table:table-cell table:style-name="ce3" table:formula="of:=[$Redistribution_high.E88]" office:value-type="float" office:value="0.416968734273603" calcext:value-type="float">
            <text:p>0,4169687343</text:p>
          </table:table-cell>
          <table:table-cell table:number-columns-repeated="1009"/>
        </table:table-row>
        <table:table-row table:style-name="ro4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central.B89]" office:value-type="float" office:value="0.383229987680007" calcext:value-type="float">
            <text:p>0,3832299877</text:p>
          </table:table-cell>
          <table:table-cell table:style-name="ce3" table:formula="of:=[$Redistribution_central.C89]" office:value-type="float" office:value="0.433901232995578" calcext:value-type="float">
            <text:p>0,433901233</text:p>
          </table:table-cell>
          <table:table-cell table:style-name="ce3" table:formula="of:=[$Redistribution_central.D89]" office:value-type="float" office:value="0.385102995937715" calcext:value-type="float">
            <text:p>0,3851029959</text:p>
          </table:table-cell>
          <table:table-cell table:style-name="ce3" table:formula="of:=[$Redistribution_central.E89]" office:value-type="float" office:value="0.430133446465179" calcext:value-type="float">
            <text:p>0,4301334465</text:p>
          </table:table-cell>
          <table:table-cell/>
          <table:table-cell table:style-name="ce3" table:formula="of:=[$redistribution_low.B89]" office:value-type="float" office:value="0.364792039553073" calcext:value-type="float">
            <text:p>0,3647920396</text:p>
          </table:table-cell>
          <table:table-cell table:style-name="ce3" table:formula="of:=[$redistribution_low.C89]" office:value-type="float" office:value="0.429654069058322" calcext:value-type="float">
            <text:p>0,4296540691</text:p>
          </table:table-cell>
          <table:table-cell table:style-name="ce3" table:formula="of:=[$redistribution_low.D89]" office:value-type="float" office:value="0.367052634845884" calcext:value-type="float">
            <text:p>0,3670526348</text:p>
          </table:table-cell>
          <table:table-cell table:style-name="ce3" table:formula="of:=[$redistribution_low.E89]" office:value-type="float" office:value="0.427209999051359" calcext:value-type="float">
            <text:p>0,4272099991</text:p>
          </table:table-cell>
          <table:table-cell/>
          <table:table-cell table:style-name="ce3" table:formula="of:=[$Redistribution_high.B89]" office:value-type="float" office:value="0.377291650529994" calcext:value-type="float">
            <text:p>0,3772916505</text:p>
          </table:table-cell>
          <table:table-cell table:style-name="ce3" table:formula="of:=[$Redistribution_high.C89]" office:value-type="float" office:value="0.412616139897359" calcext:value-type="float">
            <text:p>0,4126161399</text:p>
          </table:table-cell>
          <table:table-cell table:style-name="ce3" table:formula="of:=[$Redistribution_high.D89]" office:value-type="float" office:value="0.379020027023507" calcext:value-type="float">
            <text:p>0,379020027</text:p>
          </table:table-cell>
          <table:table-cell table:style-name="ce3" table:formula="of:=[$Redistribution_high.E89]" office:value-type="float" office:value="0.409678989373847" calcext:value-type="float">
            <text:p>0,4096789894</text:p>
          </table:table-cell>
          <table:table-cell table:number-columns-repeated="1009"/>
        </table:table-row>
        <table:table-row table:style-name="ro4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central.B90]" office:value-type="float" office:value="0.3913036080555" calcext:value-type="float">
            <text:p>0,3913036081</text:p>
          </table:table-cell>
          <table:table-cell table:style-name="ce3" table:formula="of:=[$Redistribution_central.C90]" office:value-type="float" office:value="0.448066489628258" calcext:value-type="float">
            <text:p>0,4480664896</text:p>
          </table:table-cell>
          <table:table-cell table:style-name="ce3" table:formula="of:=[$Redistribution_central.D90]" office:value-type="float" office:value="0.3935254310773" calcext:value-type="float">
            <text:p>0,3935254311</text:p>
          </table:table-cell>
          <table:table-cell table:style-name="ce3" table:formula="of:=[$Redistribution_central.E90]" office:value-type="float" office:value="0.444000895635388" calcext:value-type="float">
            <text:p>0,4440008956</text:p>
          </table:table-cell>
          <table:table-cell/>
          <table:table-cell table:style-name="ce3" table:formula="of:=[$redistribution_low.B90]" office:value-type="float" office:value="0.36240892479157" calcext:value-type="float">
            <text:p>0,3624089248</text:p>
          </table:table-cell>
          <table:table-cell table:style-name="ce3" table:formula="of:=[$redistribution_low.C90]" office:value-type="float" office:value="0.429405113224396" calcext:value-type="float">
            <text:p>0,4294051132</text:p>
          </table:table-cell>
          <table:table-cell table:style-name="ce3" table:formula="of:=[$redistribution_low.D90]" office:value-type="float" office:value="0.364704676031323" calcext:value-type="float">
            <text:p>0,364704676</text:p>
          </table:table-cell>
          <table:table-cell table:style-name="ce3" table:formula="of:=[$redistribution_low.E90]" office:value-type="float" office:value="0.425325935092155" calcext:value-type="float">
            <text:p>0,4253259351</text:p>
          </table:table-cell>
          <table:table-cell/>
          <table:table-cell table:style-name="ce3" table:formula="of:=[$Redistribution_high.B90]" office:value-type="float" office:value="0.382053308593167" calcext:value-type="float">
            <text:p>0,3820533086</text:p>
          </table:table-cell>
          <table:table-cell table:style-name="ce3" table:formula="of:=[$Redistribution_high.C90]" office:value-type="float" office:value="0.419053926009465" calcext:value-type="float">
            <text:p>0,419053926</text:p>
          </table:table-cell>
          <table:table-cell table:style-name="ce3" table:formula="of:=[$Redistribution_high.D90]" office:value-type="float" office:value="0.384246703873448" calcext:value-type="float">
            <text:p>0,3842467039</text:p>
          </table:table-cell>
          <table:table-cell table:style-name="ce3" table:formula="of:=[$Redistribution_high.E90]" office:value-type="float" office:value="0.415535528895725" calcext:value-type="float">
            <text:p>0,4155355289</text:p>
          </table:table-cell>
          <table:table-cell table:number-columns-repeated="1009"/>
        </table:table-row>
        <table:table-row table:style-name="ro4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central.B91]" office:value-type="float" office:value="0.393239511698997" calcext:value-type="float">
            <text:p>0,3932395117</text:p>
          </table:table-cell>
          <table:table-cell table:style-name="ce3" table:formula="of:=[$Redistribution_central.C91]" office:value-type="float" office:value="0.449613002204097" calcext:value-type="float">
            <text:p>0,4496130022</text:p>
          </table:table-cell>
          <table:table-cell table:style-name="ce3" table:formula="of:=[$Redistribution_central.D91]" office:value-type="float" office:value="0.394428971097455" calcext:value-type="float">
            <text:p>0,3944289711</text:p>
          </table:table-cell>
          <table:table-cell table:style-name="ce3" table:formula="of:=[$Redistribution_central.E91]" office:value-type="float" office:value="0.44637048846619" calcext:value-type="float">
            <text:p>0,4463704885</text:p>
          </table:table-cell>
          <table:table-cell/>
          <table:table-cell table:style-name="ce3" table:formula="of:=[$redistribution_low.B91]" office:value-type="float" office:value="0.367054410055128" calcext:value-type="float">
            <text:p>0,3670544101</text:p>
          </table:table-cell>
          <table:table-cell table:style-name="ce3" table:formula="of:=[$redistribution_low.C91]" office:value-type="float" office:value="0.439213226615527" calcext:value-type="float">
            <text:p>0,4392132266</text:p>
          </table:table-cell>
          <table:table-cell table:style-name="ce3" table:formula="of:=[$redistribution_low.D91]" office:value-type="float" office:value="0.368324253563317" calcext:value-type="float">
            <text:p>0,3683242536</text:p>
          </table:table-cell>
          <table:table-cell table:style-name="ce3" table:formula="of:=[$redistribution_low.E91]" office:value-type="float" office:value="0.436868000842549" calcext:value-type="float">
            <text:p>0,4368680008</text:p>
          </table:table-cell>
          <table:table-cell/>
          <table:table-cell table:style-name="ce3" table:formula="of:=[$Redistribution_high.B91]" office:value-type="float" office:value="0.384675471142258" calcext:value-type="float">
            <text:p>0,3846754711</text:p>
          </table:table-cell>
          <table:table-cell table:style-name="ce3" table:formula="of:=[$Redistribution_high.C91]" office:value-type="float" office:value="0.422979977131688" calcext:value-type="float">
            <text:p>0,4229799771</text:p>
          </table:table-cell>
          <table:table-cell table:style-name="ce3" table:formula="of:=[$Redistribution_high.D91]" office:value-type="float" office:value="0.386398646300814" calcext:value-type="float">
            <text:p>0,3863986463</text:p>
          </table:table-cell>
          <table:table-cell table:style-name="ce3" table:formula="of:=[$Redistribution_high.E91]" office:value-type="float" office:value="0.420073374471894" calcext:value-type="float">
            <text:p>0,4200733745</text:p>
          </table:table-cell>
          <table:table-cell table:number-columns-repeated="1009"/>
        </table:table-row>
        <table:table-row table:style-name="ro4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central.B92]" office:value-type="float" office:value="0.389886267766906" calcext:value-type="float">
            <text:p>0,3898862678</text:p>
          </table:table-cell>
          <table:table-cell table:style-name="ce3" table:formula="of:=[$Redistribution_central.C92]" office:value-type="float" office:value="0.446871886823758" calcext:value-type="float">
            <text:p>0,4468718868</text:p>
          </table:table-cell>
          <table:table-cell table:style-name="ce3" table:formula="of:=[$Redistribution_central.D92]" office:value-type="float" office:value="0.392173699623436" calcext:value-type="float">
            <text:p>0,3921736996</text:p>
          </table:table-cell>
          <table:table-cell table:style-name="ce3" table:formula="of:=[$Redistribution_central.E92]" office:value-type="float" office:value="0.442686392678956" calcext:value-type="float">
            <text:p>0,4426863927</text:p>
          </table:table-cell>
          <table:table-cell/>
          <table:table-cell table:style-name="ce3" table:formula="of:=[$redistribution_low.B92]" office:value-type="float" office:value="0.365504030612258" calcext:value-type="float">
            <text:p>0,3655040306</text:p>
          </table:table-cell>
          <table:table-cell table:style-name="ce3" table:formula="of:=[$redistribution_low.C92]" office:value-type="float" office:value="0.434754991132236" calcext:value-type="float">
            <text:p>0,4347549911</text:p>
          </table:table-cell>
          <table:table-cell table:style-name="ce3" table:formula="of:=[$redistribution_low.D92]" office:value-type="float" office:value="0.366490063724778" calcext:value-type="float">
            <text:p>0,3664900637</text:p>
          </table:table-cell>
          <table:table-cell table:style-name="ce3" table:formula="of:=[$redistribution_low.E92]" office:value-type="float" office:value="0.43433662531907" calcext:value-type="float">
            <text:p>0,4343366253</text:p>
          </table:table-cell>
          <table:table-cell/>
          <table:table-cell table:style-name="ce3" table:formula="of:=[$Redistribution_high.B92]" office:value-type="float" office:value="0.383310582299429" calcext:value-type="float">
            <text:p>0,3833105823</text:p>
          </table:table-cell>
          <table:table-cell table:style-name="ce3" table:formula="of:=[$Redistribution_high.C92]" office:value-type="float" office:value="0.420151780468856" calcext:value-type="float">
            <text:p>0,4201517805</text:p>
          </table:table-cell>
          <table:table-cell table:style-name="ce3" table:formula="of:=[$Redistribution_high.D92]" office:value-type="float" office:value="0.384222068859528" calcext:value-type="float">
            <text:p>0,3842220689</text:p>
          </table:table-cell>
          <table:table-cell table:style-name="ce3" table:formula="of:=[$Redistribution_high.E92]" office:value-type="float" office:value="0.419670925799338" calcext:value-type="float">
            <text:p>0,4196709258</text:p>
          </table:table-cell>
          <table:table-cell table:number-columns-repeated="1009"/>
        </table:table-row>
        <table:table-row table:style-name="ro4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central.B93]" office:value-type="float" office:value="0.383692653813974" calcext:value-type="float">
            <text:p>0,3836926538</text:p>
          </table:table-cell>
          <table:table-cell table:style-name="ce3" table:formula="of:=[$Redistribution_central.C93]" office:value-type="float" office:value="0.446484099595088" calcext:value-type="float">
            <text:p>0,4464840996</text:p>
          </table:table-cell>
          <table:table-cell table:style-name="ce3" table:formula="of:=[$Redistribution_central.D93]" office:value-type="float" office:value="0.384958129908112" calcext:value-type="float">
            <text:p>0,3849581299</text:p>
          </table:table-cell>
          <table:table-cell table:style-name="ce3" table:formula="of:=[$Redistribution_central.E93]" office:value-type="float" office:value="0.4438770426025" calcext:value-type="float">
            <text:p>0,4438770426</text:p>
          </table:table-cell>
          <table:table-cell/>
          <table:table-cell table:style-name="ce3" table:formula="of:=[$redistribution_low.B93]" office:value-type="float" office:value="0.360647446632949" calcext:value-type="float">
            <text:p>0,3606474466</text:p>
          </table:table-cell>
          <table:table-cell table:style-name="ce3" table:formula="of:=[$redistribution_low.C93]" office:value-type="float" office:value="0.426668186168458" calcext:value-type="float">
            <text:p>0,4266681862</text:p>
          </table:table-cell>
          <table:table-cell table:style-name="ce3" table:formula="of:=[$redistribution_low.D93]" office:value-type="float" office:value="0.361416034975849" calcext:value-type="float">
            <text:p>0,361416035</text:p>
          </table:table-cell>
          <table:table-cell table:style-name="ce3" table:formula="of:=[$redistribution_low.E93]" office:value-type="float" office:value="0.426358204187153" calcext:value-type="float">
            <text:p>0,4263582042</text:p>
          </table:table-cell>
          <table:table-cell/>
          <table:table-cell table:style-name="ce3" table:formula="of:=[$Redistribution_high.B93]" office:value-type="float" office:value="0.371666421999848" calcext:value-type="float">
            <text:p>0,371666422</text:p>
          </table:table-cell>
          <table:table-cell table:style-name="ce3" table:formula="of:=[$Redistribution_high.C93]" office:value-type="float" office:value="0.404570082574914" calcext:value-type="float">
            <text:p>0,4045700826</text:p>
          </table:table-cell>
          <table:table-cell table:style-name="ce3" table:formula="of:=[$Redistribution_high.D93]" office:value-type="float" office:value="0.372503453097094" calcext:value-type="float">
            <text:p>0,3725034531</text:p>
          </table:table-cell>
          <table:table-cell table:style-name="ce3" table:formula="of:=[$Redistribution_high.E93]" office:value-type="float" office:value="0.403470434958912" calcext:value-type="float">
            <text:p>0,403470435</text:p>
          </table:table-cell>
          <table:table-cell table:number-columns-repeated="1009"/>
        </table:table-row>
        <table:table-row table:style-name="ro4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central.B94]" office:value-type="float" office:value="0.386291516090666" calcext:value-type="float">
            <text:p>0,3862915161</text:p>
          </table:table-cell>
          <table:table-cell table:style-name="ce3" table:formula="of:=[$Redistribution_central.C94]" office:value-type="float" office:value="0.449951022970673" calcext:value-type="float">
            <text:p>0,449951023</text:p>
          </table:table-cell>
          <table:table-cell table:style-name="ce3" table:formula="of:=[$Redistribution_central.D94]" office:value-type="float" office:value="0.388062187191863" calcext:value-type="float">
            <text:p>0,3880621872</text:p>
          </table:table-cell>
          <table:table-cell table:style-name="ce3" table:formula="of:=[$Redistribution_central.E94]" office:value-type="float" office:value="0.446477950153032" calcext:value-type="float">
            <text:p>0,4464779502</text:p>
          </table:table-cell>
          <table:table-cell/>
          <table:table-cell table:style-name="ce3" table:formula="of:=[$redistribution_low.B94]" office:value-type="float" office:value="0.369567857646918" calcext:value-type="float">
            <text:p>0,3695678576</text:p>
          </table:table-cell>
          <table:table-cell table:style-name="ce3" table:formula="of:=[$redistribution_low.C94]" office:value-type="float" office:value="0.440165413764704" calcext:value-type="float">
            <text:p>0,4401654138</text:p>
          </table:table-cell>
          <table:table-cell table:style-name="ce3" table:formula="of:=[$redistribution_low.D94]" office:value-type="float" office:value="0.371223742131973" calcext:value-type="float">
            <text:p>0,3712237421</text:p>
          </table:table-cell>
          <table:table-cell table:style-name="ce3" table:formula="of:=[$redistribution_low.E94]" office:value-type="float" office:value="0.438147450469246" calcext:value-type="float">
            <text:p>0,4381474505</text:p>
          </table:table-cell>
          <table:table-cell/>
          <table:table-cell table:style-name="ce3" table:formula="of:=[$Redistribution_high.B94]" office:value-type="float" office:value="0.377546969920912" calcext:value-type="float">
            <text:p>0,3775469699</text:p>
          </table:table-cell>
          <table:table-cell table:style-name="ce3" table:formula="of:=[$Redistribution_high.C94]" office:value-type="float" office:value="0.407955296028215" calcext:value-type="float">
            <text:p>0,407955296</text:p>
          </table:table-cell>
          <table:table-cell table:style-name="ce3" table:formula="of:=[$Redistribution_high.D94]" office:value-type="float" office:value="0.378914365910874" calcext:value-type="float">
            <text:p>0,3789143659</text:p>
          </table:table-cell>
          <table:table-cell table:style-name="ce3" table:formula="of:=[$Redistribution_high.E94]" office:value-type="float" office:value="0.406123489526657" calcext:value-type="float">
            <text:p>0,4061234895</text:p>
          </table:table-cell>
          <table:table-cell table:number-columns-repeated="1009"/>
        </table:table-row>
        <table:table-row table:style-name="ro4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central.B95]" office:value-type="float" office:value="0.378800718997827" calcext:value-type="float">
            <text:p>0,378800719</text:p>
          </table:table-cell>
          <table:table-cell table:style-name="ce3" table:formula="of:=[$Redistribution_central.C95]" office:value-type="float" office:value="0.43592274404081" calcext:value-type="float">
            <text:p>0,435922744</text:p>
          </table:table-cell>
          <table:table-cell table:style-name="ce3" table:formula="of:=[$Redistribution_central.D95]" office:value-type="float" office:value="0.380177476806758" calcext:value-type="float">
            <text:p>0,3801774768</text:p>
          </table:table-cell>
          <table:table-cell table:style-name="ce3" table:formula="of:=[$Redistribution_central.E95]" office:value-type="float" office:value="0.433054626120812" calcext:value-type="float">
            <text:p>0,4330546261</text:p>
          </table:table-cell>
          <table:table-cell/>
          <table:table-cell table:style-name="ce3" table:formula="of:=[$redistribution_low.B95]" office:value-type="float" office:value="0.374081438211017" calcext:value-type="float">
            <text:p>0,3740814382</text:p>
          </table:table-cell>
          <table:table-cell table:style-name="ce3" table:formula="of:=[$redistribution_low.C95]" office:value-type="float" office:value="0.447650919866563" calcext:value-type="float">
            <text:p>0,4476509199</text:p>
          </table:table-cell>
          <table:table-cell table:style-name="ce3" table:formula="of:=[$redistribution_low.D95]" office:value-type="float" office:value="0.374510691256502" calcext:value-type="float">
            <text:p>0,3745106913</text:p>
          </table:table-cell>
          <table:table-cell table:style-name="ce3" table:formula="of:=[$redistribution_low.E95]" office:value-type="float" office:value="0.445716473198923" calcext:value-type="float">
            <text:p>0,4457164732</text:p>
          </table:table-cell>
          <table:table-cell/>
          <table:table-cell table:style-name="ce3" table:formula="of:=[$Redistribution_high.B95]" office:value-type="float" office:value="0.373896168853364" calcext:value-type="float">
            <text:p>0,3738961689</text:p>
          </table:table-cell>
          <table:table-cell table:style-name="ce3" table:formula="of:=[$Redistribution_high.C95]" office:value-type="float" office:value="0.402058666702921" calcext:value-type="float">
            <text:p>0,4020586667</text:p>
          </table:table-cell>
          <table:table-cell table:style-name="ce3" table:formula="of:=[$Redistribution_high.D95]" office:value-type="float" office:value="0.374666808888922" calcext:value-type="float">
            <text:p>0,3746668089</text:p>
          </table:table-cell>
          <table:table-cell table:style-name="ce3" table:formula="of:=[$Redistribution_high.E95]" office:value-type="float" office:value="0.401879614378006" calcext:value-type="float">
            <text:p>0,4018796144</text:p>
          </table:table-cell>
          <table:table-cell table:number-columns-repeated="1009"/>
        </table:table-row>
        <table:table-row table:style-name="ro4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central.B96]" office:value-type="float" office:value="0.386464402804592" calcext:value-type="float">
            <text:p>0,3864644028</text:p>
          </table:table-cell>
          <table:table-cell table:style-name="ce3" table:formula="of:=[$Redistribution_central.C96]" office:value-type="float" office:value="0.439259506325759" calcext:value-type="float">
            <text:p>0,4392595063</text:p>
          </table:table-cell>
          <table:table-cell table:style-name="ce3" table:formula="of:=[$Redistribution_central.D96]" office:value-type="float" office:value="0.387239497544899" calcext:value-type="float">
            <text:p>0,3872394975</text:p>
          </table:table-cell>
          <table:table-cell table:style-name="ce3" table:formula="of:=[$Redistribution_central.E96]" office:value-type="float" office:value="0.437668238297429" calcext:value-type="float">
            <text:p>0,4376682383</text:p>
          </table:table-cell>
          <table:table-cell/>
          <table:table-cell table:style-name="ce3" table:formula="of:=[$redistribution_low.B96]" office:value-type="float" office:value="0.372770001373784" calcext:value-type="float">
            <text:p>0,3727700014</text:p>
          </table:table-cell>
          <table:table-cell table:style-name="ce3" table:formula="of:=[$redistribution_low.C96]" office:value-type="float" office:value="0.45100470457228" calcext:value-type="float">
            <text:p>0,4510047046</text:p>
          </table:table-cell>
          <table:table-cell table:style-name="ce3" table:formula="of:=[$redistribution_low.D96]" office:value-type="float" office:value="0.373198105297492" calcext:value-type="float">
            <text:p>0,3731981053</text:p>
          </table:table-cell>
          <table:table-cell table:style-name="ce3" table:formula="of:=[$redistribution_low.E96]" office:value-type="float" office:value="0.449436812199661" calcext:value-type="float">
            <text:p>0,4494368122</text:p>
          </table:table-cell>
          <table:table-cell/>
          <table:table-cell table:style-name="ce3" table:formula="of:=[$Redistribution_high.B96]" office:value-type="float" office:value="0.371686833171751" calcext:value-type="float">
            <text:p>0,3716868332</text:p>
          </table:table-cell>
          <table:table-cell table:style-name="ce3" table:formula="of:=[$Redistribution_high.C96]" office:value-type="float" office:value="0.398231389777378" calcext:value-type="float">
            <text:p>0,3982313898</text:p>
          </table:table-cell>
          <table:table-cell table:style-name="ce3" table:formula="of:=[$Redistribution_high.D96]" office:value-type="float" office:value="0.372530022578352" calcext:value-type="float">
            <text:p>0,3725300226</text:p>
          </table:table-cell>
          <table:table-cell table:style-name="ce3" table:formula="of:=[$Redistribution_high.E96]" office:value-type="float" office:value="0.396737420563388" calcext:value-type="float">
            <text:p>0,3967374206</text:p>
          </table:table-cell>
          <table:table-cell table:number-columns-repeated="1009"/>
        </table:table-row>
        <table:table-row table:style-name="ro4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central.B97]" office:value-type="float" office:value="0.382265075188017" calcext:value-type="float">
            <text:p>0,3822650752</text:p>
          </table:table-cell>
          <table:table-cell table:style-name="ce3" table:formula="of:=[$Redistribution_central.C97]" office:value-type="float" office:value="0.441231156274312" calcext:value-type="float">
            <text:p>0,4412311563</text:p>
          </table:table-cell>
          <table:table-cell table:style-name="ce3" table:formula="of:=[$Redistribution_central.D97]" office:value-type="float" office:value="0.382877440773167" calcext:value-type="float">
            <text:p>0,3828774408</text:p>
          </table:table-cell>
          <table:table-cell table:style-name="ce3" table:formula="of:=[$Redistribution_central.E97]" office:value-type="float" office:value="0.439867530627821" calcext:value-type="float">
            <text:p>0,4398675306</text:p>
          </table:table-cell>
          <table:table-cell/>
          <table:table-cell table:style-name="ce3" table:formula="of:=[$redistribution_low.B97]" office:value-type="float" office:value="0.362020227210179" calcext:value-type="float">
            <text:p>0,3620202272</text:p>
          </table:table-cell>
          <table:table-cell table:style-name="ce3" table:formula="of:=[$redistribution_low.C97]" office:value-type="float" office:value="0.430719404713501" calcext:value-type="float">
            <text:p>0,4307194047</text:p>
          </table:table-cell>
          <table:table-cell table:style-name="ce3" table:formula="of:=[$redistribution_low.D97]" office:value-type="float" office:value="0.363318877753295" calcext:value-type="float">
            <text:p>0,3633188778</text:p>
          </table:table-cell>
          <table:table-cell table:style-name="ce3" table:formula="of:=[$redistribution_low.E97]" office:value-type="float" office:value="0.427015950811414" calcext:value-type="float">
            <text:p>0,4270159508</text:p>
          </table:table-cell>
          <table:table-cell/>
          <table:table-cell table:style-name="ce3" table:formula="of:=[$Redistribution_high.B97]" office:value-type="float" office:value="0.376757377427" calcext:value-type="float">
            <text:p>0,3767573774</text:p>
          </table:table-cell>
          <table:table-cell table:style-name="ce3" table:formula="of:=[$Redistribution_high.C97]" office:value-type="float" office:value="0.407090898483745" calcext:value-type="float">
            <text:p>0,4070908985</text:p>
          </table:table-cell>
          <table:table-cell table:style-name="ce3" table:formula="of:=[$Redistribution_high.D97]" office:value-type="float" office:value="0.37756674052902" calcext:value-type="float">
            <text:p>0,3775667405</text:p>
          </table:table-cell>
          <table:table-cell table:style-name="ce3" table:formula="of:=[$Redistribution_high.E97]" office:value-type="float" office:value="0.405489913505928" calcext:value-type="float">
            <text:p>0,4054899135</text:p>
          </table:table-cell>
          <table:table-cell table:number-columns-repeated="1009"/>
        </table:table-row>
        <table:table-row table:style-name="ro4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central.B98]" office:value-type="float" office:value="0.380081155784276" calcext:value-type="float">
            <text:p>0,3800811558</text:p>
          </table:table-cell>
          <table:table-cell table:style-name="ce3" table:formula="of:=[$Redistribution_central.C98]" office:value-type="float" office:value="0.435507458359352" calcext:value-type="float">
            <text:p>0,4355074584</text:p>
          </table:table-cell>
          <table:table-cell table:style-name="ce3" table:formula="of:=[$Redistribution_central.D98]" office:value-type="float" office:value="0.382217101549148" calcext:value-type="float">
            <text:p>0,3822171015</text:p>
          </table:table-cell>
          <table:table-cell table:style-name="ce3" table:formula="of:=[$Redistribution_central.E98]" office:value-type="float" office:value="0.431651566816404" calcext:value-type="float">
            <text:p>0,4316515668</text:p>
          </table:table-cell>
          <table:table-cell/>
          <table:table-cell table:style-name="ce3" table:formula="of:=[$redistribution_low.B98]" office:value-type="float" office:value="0.364930952861622" calcext:value-type="float">
            <text:p>0,3649309529</text:p>
          </table:table-cell>
          <table:table-cell table:style-name="ce3" table:formula="of:=[$redistribution_low.C98]" office:value-type="float" office:value="0.437012593605139" calcext:value-type="float">
            <text:p>0,4370125936</text:p>
          </table:table-cell>
          <table:table-cell table:style-name="ce3" table:formula="of:=[$redistribution_low.D98]" office:value-type="float" office:value="0.36627573485934" calcext:value-type="float">
            <text:p>0,3662757349</text:p>
          </table:table-cell>
          <table:table-cell table:style-name="ce3" table:formula="of:=[$redistribution_low.E98]" office:value-type="float" office:value="0.43342726076965" calcext:value-type="float">
            <text:p>0,4334272608</text:p>
          </table:table-cell>
          <table:table-cell/>
          <table:table-cell table:style-name="ce3" table:formula="of:=[$Redistribution_high.B98]" office:value-type="float" office:value="0.382892797563416" calcext:value-type="float">
            <text:p>0,3828927976</text:p>
          </table:table-cell>
          <table:table-cell table:style-name="ce3" table:formula="of:=[$Redistribution_high.C98]" office:value-type="float" office:value="0.407838989857139" calcext:value-type="float">
            <text:p>0,4078389899</text:p>
          </table:table-cell>
          <table:table-cell table:style-name="ce3" table:formula="of:=[$Redistribution_high.D98]" office:value-type="float" office:value="0.383063195056782" calcext:value-type="float">
            <text:p>0,3830631951</text:p>
          </table:table-cell>
          <table:table-cell table:style-name="ce3" table:formula="of:=[$Redistribution_high.E98]" office:value-type="float" office:value="0.407480876028016" calcext:value-type="float">
            <text:p>0,407480876</text:p>
          </table:table-cell>
          <table:table-cell table:number-columns-repeated="1009"/>
        </table:table-row>
        <table:table-row table:style-name="ro4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central.B99]" office:value-type="float" office:value="0.381485753085861" calcext:value-type="float">
            <text:p>0,3814857531</text:p>
          </table:table-cell>
          <table:table-cell table:style-name="ce3" table:formula="of:=[$Redistribution_central.C99]" office:value-type="float" office:value="0.430570317489902" calcext:value-type="float">
            <text:p>0,4305703175</text:p>
          </table:table-cell>
          <table:table-cell table:style-name="ce3" table:formula="of:=[$Redistribution_central.D99]" office:value-type="float" office:value="0.381494989044132" calcext:value-type="float">
            <text:p>0,381494989</text:p>
          </table:table-cell>
          <table:table-cell table:style-name="ce3" table:formula="of:=[$Redistribution_central.E99]" office:value-type="float" office:value="0.429859430562098" calcext:value-type="float">
            <text:p>0,4298594306</text:p>
          </table:table-cell>
          <table:table-cell/>
          <table:table-cell table:style-name="ce3" table:formula="of:=[$redistribution_low.B99]" office:value-type="float" office:value="0.363560456016469" calcext:value-type="float">
            <text:p>0,363560456</text:p>
          </table:table-cell>
          <table:table-cell table:style-name="ce3" table:formula="of:=[$redistribution_low.C99]" office:value-type="float" office:value="0.434432423172062" calcext:value-type="float">
            <text:p>0,4344324232</text:p>
          </table:table-cell>
          <table:table-cell table:style-name="ce3" table:formula="of:=[$redistribution_low.D99]" office:value-type="float" office:value="0.36414154138735" calcext:value-type="float">
            <text:p>0,3641415414</text:p>
          </table:table-cell>
          <table:table-cell table:style-name="ce3" table:formula="of:=[$redistribution_low.E99]" office:value-type="float" office:value="0.432250486065627" calcext:value-type="float">
            <text:p>0,4322504861</text:p>
          </table:table-cell>
          <table:table-cell/>
          <table:table-cell table:style-name="ce3" table:formula="of:=[$Redistribution_high.B99]" office:value-type="float" office:value="0.384380001556363" calcext:value-type="float">
            <text:p>0,3843800016</text:p>
          </table:table-cell>
          <table:table-cell table:style-name="ce3" table:formula="of:=[$Redistribution_high.C99]" office:value-type="float" office:value="0.405223860457705" calcext:value-type="float">
            <text:p>0,4052238605</text:p>
          </table:table-cell>
          <table:table-cell table:style-name="ce3" table:formula="of:=[$Redistribution_high.D99]" office:value-type="float" office:value="0.385016241155597" calcext:value-type="float">
            <text:p>0,3850162412</text:p>
          </table:table-cell>
          <table:table-cell table:style-name="ce3" table:formula="of:=[$Redistribution_high.E99]" office:value-type="float" office:value="0.404677192640023" calcext:value-type="float">
            <text:p>0,4046771926</text:p>
          </table:table-cell>
          <table:table-cell table:number-columns-repeated="1009"/>
        </table:table-row>
        <table:table-row table:style-name="ro4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central.B100]" office:value-type="float" office:value="0.385454086746445" calcext:value-type="float">
            <text:p>0,3854540867</text:p>
          </table:table-cell>
          <table:table-cell table:style-name="ce3" table:formula="of:=[$Redistribution_central.C100]" office:value-type="float" office:value="0.434157417553777" calcext:value-type="float">
            <text:p>0,4341574176</text:p>
          </table:table-cell>
          <table:table-cell table:style-name="ce3" table:formula="of:=[$Redistribution_central.D100]" office:value-type="float" office:value="0.386883692730963" calcext:value-type="float">
            <text:p>0,3868836927</text:p>
          </table:table-cell>
          <table:table-cell table:style-name="ce3" table:formula="of:=[$Redistribution_central.E100]" office:value-type="float" office:value="0.431696325539749" calcext:value-type="float">
            <text:p>0,4316963255</text:p>
          </table:table-cell>
          <table:table-cell/>
          <table:table-cell table:style-name="ce3" table:formula="of:=[$redistribution_low.B100]" office:value-type="float" office:value="0.359835876706102" calcext:value-type="float">
            <text:p>0,3598358767</text:p>
          </table:table-cell>
          <table:table-cell table:style-name="ce3" table:formula="of:=[$redistribution_low.C100]" office:value-type="float" office:value="0.425813091851424" calcext:value-type="float">
            <text:p>0,4258130919</text:p>
          </table:table-cell>
          <table:table-cell table:style-name="ce3" table:formula="of:=[$redistribution_low.D100]" office:value-type="float" office:value="0.361183415780825" calcext:value-type="float">
            <text:p>0,3611834158</text:p>
          </table:table-cell>
          <table:table-cell table:style-name="ce3" table:formula="of:=[$redistribution_low.E100]" office:value-type="float" office:value="0.422450651204221" calcext:value-type="float">
            <text:p>0,4224506512</text:p>
          </table:table-cell>
          <table:table-cell/>
          <table:table-cell table:style-name="ce3" table:formula="of:=[$Redistribution_high.B100]" office:value-type="float" office:value="0.389411500006213" calcext:value-type="float">
            <text:p>0,3894115</text:p>
          </table:table-cell>
          <table:table-cell table:style-name="ce3" table:formula="of:=[$Redistribution_high.C100]" office:value-type="float" office:value="0.413841003186792" calcext:value-type="float">
            <text:p>0,4138410032</text:p>
          </table:table-cell>
          <table:table-cell table:style-name="ce3" table:formula="of:=[$Redistribution_high.D100]" office:value-type="float" office:value="0.390002794728348" calcext:value-type="float">
            <text:p>0,3900027947</text:p>
          </table:table-cell>
          <table:table-cell table:style-name="ce3" table:formula="of:=[$Redistribution_high.E100]" office:value-type="float" office:value="0.41199805031635" calcext:value-type="float">
            <text:p>0,4119980503</text:p>
          </table:table-cell>
          <table:table-cell table:number-columns-repeated="1009"/>
        </table:table-row>
        <table:table-row table:style-name="ro4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central.B101]" office:value-type="float" office:value="0.379890145067888" calcext:value-type="float">
            <text:p>0,3798901451</text:p>
          </table:table-cell>
          <table:table-cell table:style-name="ce3" table:formula="of:=[$Redistribution_central.C101]" office:value-type="float" office:value="0.426112869304629" calcext:value-type="float">
            <text:p>0,4261128693</text:p>
          </table:table-cell>
          <table:table-cell table:style-name="ce3" table:formula="of:=[$Redistribution_central.D101]" office:value-type="float" office:value="0.380206362405512" calcext:value-type="float">
            <text:p>0,3802063624</text:p>
          </table:table-cell>
          <table:table-cell table:style-name="ce3" table:formula="of:=[$Redistribution_central.E101]" office:value-type="float" office:value="0.42918588823764" calcext:value-type="float">
            <text:p>0,4291858882</text:p>
          </table:table-cell>
          <table:table-cell/>
          <table:table-cell table:style-name="ce3" table:formula="of:=[$redistribution_low.B101]" office:value-type="float" office:value="0.364790745501565" calcext:value-type="float">
            <text:p>0,3647907455</text:p>
          </table:table-cell>
          <table:table-cell table:style-name="ce3" table:formula="of:=[$redistribution_low.C101]" office:value-type="float" office:value="0.432126549455922" calcext:value-type="float">
            <text:p>0,4321265495</text:p>
          </table:table-cell>
          <table:table-cell table:style-name="ce3" table:formula="of:=[$redistribution_low.D101]" office:value-type="float" office:value="0.365993884240997" calcext:value-type="float">
            <text:p>0,3659938842</text:p>
          </table:table-cell>
          <table:table-cell table:style-name="ce3" table:formula="of:=[$redistribution_low.E101]" office:value-type="float" office:value="0.429042953806589" calcext:value-type="float">
            <text:p>0,4290429538</text:p>
          </table:table-cell>
          <table:table-cell/>
          <table:table-cell table:style-name="ce3" table:formula="of:=[$Redistribution_high.B101]" office:value-type="float" office:value="0.390107393761149" calcext:value-type="float">
            <text:p>0,3901073938</text:p>
          </table:table-cell>
          <table:table-cell table:style-name="ce3" table:formula="of:=[$Redistribution_high.C101]" office:value-type="float" office:value="0.413034571915488" calcext:value-type="float">
            <text:p>0,4130345719</text:p>
          </table:table-cell>
          <table:table-cell table:style-name="ce3" table:formula="of:=[$Redistribution_high.D101]" office:value-type="float" office:value="0.39043832541223" calcext:value-type="float">
            <text:p>0,3904383254</text:p>
          </table:table-cell>
          <table:table-cell table:style-name="ce3" table:formula="of:=[$Redistribution_high.E101]" office:value-type="float" office:value="0.411742834090577" calcext:value-type="float">
            <text:p>0,4117428341</text:p>
          </table:table-cell>
          <table:table-cell table:number-columns-repeated="1009"/>
        </table:table-row>
        <table:table-row table:style-name="ro4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central.B102]" office:value-type="float" office:value="0.384644478582725" calcext:value-type="float">
            <text:p>0,3846444786</text:p>
          </table:table-cell>
          <table:table-cell table:style-name="ce3" table:formula="of:=[$Redistribution_central.C102]" office:value-type="float" office:value="0.424997455023995" calcext:value-type="float">
            <text:p>0,424997455</text:p>
          </table:table-cell>
          <table:table-cell table:style-name="ce3" table:formula="of:=[$Redistribution_central.D102]" office:value-type="float" office:value="0.38519850964223" calcext:value-type="float">
            <text:p>0,3851985096</text:p>
          </table:table-cell>
          <table:table-cell table:style-name="ce3" table:formula="of:=[$Redistribution_central.E102]" office:value-type="float" office:value="0.427717606400264" calcext:value-type="float">
            <text:p>0,4277176064</text:p>
          </table:table-cell>
          <table:table-cell/>
          <table:table-cell table:style-name="ce3" table:formula="of:=[$redistribution_low.B102]" office:value-type="float" office:value="0.361610447537997" calcext:value-type="float">
            <text:p>0,3616104475</text:p>
          </table:table-cell>
          <table:table-cell table:style-name="ce3" table:formula="of:=[$redistribution_low.C102]" office:value-type="float" office:value="0.428831081630113" calcext:value-type="float">
            <text:p>0,4288310816</text:p>
          </table:table-cell>
          <table:table-cell table:style-name="ce3" table:formula="of:=[$redistribution_low.D102]" office:value-type="float" office:value="0.362225067960824" calcext:value-type="float">
            <text:p>0,362225068</text:p>
          </table:table-cell>
          <table:table-cell table:style-name="ce3" table:formula="of:=[$redistribution_low.E102]" office:value-type="float" office:value="0.426450166646073" calcext:value-type="float">
            <text:p>0,4264501666</text:p>
          </table:table-cell>
          <table:table-cell/>
          <table:table-cell table:style-name="ce3" table:formula="of:=[$Redistribution_high.B102]" office:value-type="float" office:value="0.385191222944845" calcext:value-type="float">
            <text:p>0,3851912229</text:p>
          </table:table-cell>
          <table:table-cell table:style-name="ce3" table:formula="of:=[$Redistribution_high.C102]" office:value-type="float" office:value="0.409241995237072" calcext:value-type="float">
            <text:p>0,4092419952</text:p>
          </table:table-cell>
          <table:table-cell table:style-name="ce3" table:formula="of:=[$Redistribution_high.D102]" office:value-type="float" office:value="0.385788063507113" calcext:value-type="float">
            <text:p>0,3857880635</text:p>
          </table:table-cell>
          <table:table-cell table:style-name="ce3" table:formula="of:=[$Redistribution_high.E102]" office:value-type="float" office:value="0.406714578346356" calcext:value-type="float">
            <text:p>0,4067145783</text:p>
          </table:table-cell>
          <table:table-cell table:number-columns-repeated="1009"/>
        </table:table-row>
        <table:table-row table:style-name="ro4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central.B103]" office:value-type="float" office:value="0.38216654924151" calcext:value-type="float">
            <text:p>0,3821665492</text:p>
          </table:table-cell>
          <table:table-cell table:style-name="ce3" table:formula="of:=[$Redistribution_central.C103]" office:value-type="float" office:value="0.438716982332651" calcext:value-type="float">
            <text:p>0,4387169823</text:p>
          </table:table-cell>
          <table:table-cell table:style-name="ce3" table:formula="of:=[$Redistribution_central.D103]" office:value-type="float" office:value="0.383215588473774" calcext:value-type="float">
            <text:p>0,3832155885</text:p>
          </table:table-cell>
          <table:table-cell table:style-name="ce3" table:formula="of:=[$Redistribution_central.E103]" office:value-type="float" office:value="0.4405113327686" calcext:value-type="float">
            <text:p>0,4405113328</text:p>
          </table:table-cell>
          <table:table-cell/>
          <table:table-cell table:style-name="ce3" table:formula="of:=[$redistribution_low.B103]" office:value-type="float" office:value="0.366885916564759" calcext:value-type="float">
            <text:p>0,3668859166</text:p>
          </table:table-cell>
          <table:table-cell table:style-name="ce3" table:formula="of:=[$redistribution_low.C103]" office:value-type="float" office:value="0.437117640425993" calcext:value-type="float">
            <text:p>0,4371176404</text:p>
          </table:table-cell>
          <table:table-cell table:style-name="ce3" table:formula="of:=[$redistribution_low.D103]" office:value-type="float" office:value="0.367669775641007" calcext:value-type="float">
            <text:p>0,3676697756</text:p>
          </table:table-cell>
          <table:table-cell table:style-name="ce3" table:formula="of:=[$redistribution_low.E103]" office:value-type="float" office:value="0.434414796111142" calcext:value-type="float">
            <text:p>0,4344147961</text:p>
          </table:table-cell>
          <table:table-cell/>
          <table:table-cell table:style-name="ce3" table:formula="of:=[$Redistribution_high.B103]" office:value-type="float" office:value="0.386696501511661" calcext:value-type="float">
            <text:p>0,3866965015</text:p>
          </table:table-cell>
          <table:table-cell table:style-name="ce3" table:formula="of:=[$Redistribution_high.C103]" office:value-type="float" office:value="0.411577626045934" calcext:value-type="float">
            <text:p>0,411577626</text:p>
          </table:table-cell>
          <table:table-cell table:style-name="ce3" table:formula="of:=[$Redistribution_high.D103]" office:value-type="float" office:value="0.387115803950176" calcext:value-type="float">
            <text:p>0,387115804</text:p>
          </table:table-cell>
          <table:table-cell table:style-name="ce3" table:formula="of:=[$Redistribution_high.E103]" office:value-type="float" office:value="0.409410545617535" calcext:value-type="float">
            <text:p>0,4094105456</text:p>
          </table:table-cell>
          <table:table-cell table:number-columns-repeated="1009"/>
        </table:table-row>
        <table:table-row table:style-name="ro4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central.B104]" office:value-type="float" office:value="0.388363181547516" calcext:value-type="float">
            <text:p>0,3883631815</text:p>
          </table:table-cell>
          <table:table-cell table:style-name="ce3" table:formula="of:=[$Redistribution_central.C104]" office:value-type="float" office:value="0.449261527050203" calcext:value-type="float">
            <text:p>0,4492615271</text:p>
          </table:table-cell>
          <table:table-cell table:style-name="ce3" table:formula="of:=[$Redistribution_central.D104]" office:value-type="float" office:value="0.390147956869647" calcext:value-type="float">
            <text:p>0,3901479569</text:p>
          </table:table-cell>
          <table:table-cell table:style-name="ce3" table:formula="of:=[$Redistribution_central.E104]" office:value-type="float" office:value="0.44990082375102" calcext:value-type="float">
            <text:p>0,4499008238</text:p>
          </table:table-cell>
          <table:table-cell/>
          <table:table-cell table:style-name="ce3" table:formula="of:=[$redistribution_low.B104]" office:value-type="float" office:value="0.363399976516924" calcext:value-type="float">
            <text:p>0,3633999765</text:p>
          </table:table-cell>
          <table:table-cell table:style-name="ce3" table:formula="of:=[$redistribution_low.C104]" office:value-type="float" office:value="0.429067806576142" calcext:value-type="float">
            <text:p>0,4290678066</text:p>
          </table:table-cell>
          <table:table-cell table:style-name="ce3" table:formula="of:=[$redistribution_low.D104]" office:value-type="float" office:value="0.363768047744433" calcext:value-type="float">
            <text:p>0,3637680477</text:p>
          </table:table-cell>
          <table:table-cell table:style-name="ce3" table:formula="of:=[$redistribution_low.E104]" office:value-type="float" office:value="0.426325530086267" calcext:value-type="float">
            <text:p>0,4263255301</text:p>
          </table:table-cell>
          <table:table-cell/>
          <table:table-cell table:style-name="ce3" table:formula="of:=[$Redistribution_high.B104]" office:value-type="float" office:value="0.396872113288808" calcext:value-type="float">
            <text:p>0,3968721133</text:p>
          </table:table-cell>
          <table:table-cell table:style-name="ce3" table:formula="of:=[$Redistribution_high.C104]" office:value-type="float" office:value="0.421707592993974" calcext:value-type="float">
            <text:p>0,421707593</text:p>
          </table:table-cell>
          <table:table-cell table:style-name="ce3" table:formula="of:=[$Redistribution_high.D104]" office:value-type="float" office:value="0.397245442780897" calcext:value-type="float">
            <text:p>0,3972454428</text:p>
          </table:table-cell>
          <table:table-cell table:style-name="ce3" table:formula="of:=[$Redistribution_high.E104]" office:value-type="float" office:value="0.419564557895386" calcext:value-type="float">
            <text:p>0,4195645579</text:p>
          </table:table-cell>
          <table:table-cell table:number-columns-repeated="1009"/>
        </table:table-row>
        <table:table-row table:style-name="ro4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central.B105]" office:value-type="float" office:value="0.395923210631281" calcext:value-type="float">
            <text:p>0,3959232106</text:p>
          </table:table-cell>
          <table:table-cell table:style-name="ce3" table:formula="of:=[$Redistribution_central.C105]" office:value-type="float" office:value="0.429702777072145" calcext:value-type="float">
            <text:p>0,4297027771</text:p>
          </table:table-cell>
          <table:table-cell table:style-name="ce3" table:formula="of:=[$Redistribution_central.D105]" office:value-type="float" office:value="0.397477847069439" calcext:value-type="float">
            <text:p>0,3974778471</text:p>
          </table:table-cell>
          <table:table-cell table:style-name="ce3" table:formula="of:=[$Redistribution_central.E105]" office:value-type="float" office:value="0.431338714483011" calcext:value-type="float">
            <text:p>0,4313387145</text:p>
          </table:table-cell>
          <table:table-cell/>
          <table:table-cell table:style-name="ce3" table:formula="of:=[$redistribution_low.B105]" office:value-type="float" office:value="0.36648311049282" calcext:value-type="float">
            <text:p>0,3664831105</text:p>
          </table:table-cell>
          <table:table-cell table:style-name="ce3" table:formula="of:=[$redistribution_low.C105]" office:value-type="float" office:value="0.414443360857941" calcext:value-type="float">
            <text:p>0,4144433609</text:p>
          </table:table-cell>
          <table:table-cell table:style-name="ce3" table:formula="of:=[$redistribution_low.D105]" office:value-type="float" office:value="0.365528894043696" calcext:value-type="float">
            <text:p>0,365528894</text:p>
          </table:table-cell>
          <table:table-cell table:style-name="ce3" table:formula="of:=[$redistribution_low.E105]" office:value-type="float" office:value="0.414123093377654" calcext:value-type="float">
            <text:p>0,4141230934</text:p>
          </table:table-cell>
          <table:table-cell/>
          <table:table-cell table:style-name="ce3" table:formula="of:=[$Redistribution_high.B105]" office:value-type="float" office:value="0.394334627584528" calcext:value-type="float">
            <text:p>0,3943346276</text:p>
          </table:table-cell>
          <table:table-cell table:style-name="ce3" table:formula="of:=[$Redistribution_high.C105]" office:value-type="float" office:value="0.407660282623287" calcext:value-type="float">
            <text:p>0,4076602826</text:p>
          </table:table-cell>
          <table:table-cell table:style-name="ce3" table:formula="of:=[$Redistribution_high.D105]" office:value-type="float" office:value="0.394737631887621" calcext:value-type="float">
            <text:p>0,3947376319</text:p>
          </table:table-cell>
          <table:table-cell table:style-name="ce3" table:formula="of:=[$Redistribution_high.E105]" office:value-type="float" office:value="0.405383107118197" calcext:value-type="float">
            <text:p>0,4053831071</text:p>
          </table:table-cell>
          <table:table-cell table:number-columns-repeated="1009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Gini yearly" table:style-name="ta4">
        <office:forms form:automatic-focus="false" form:apply-design-mode="false"/>
        <table:table-column table:style-name="co7" table:number-columns-repeated="5" table:default-cell-style-name="ce2"/>
        <table:table-column table:style-name="co2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number-columns-repeated="1009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en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formula="of:=[$'Gini per capita'.C4]" office:value-type="float" office:value="0.4249406777" calcext:value-type="float">
            <text:p>0,4249406777</text:p>
          </table:table-cell>
          <table:table-cell table:formula="of:=[$'Gini per capita'.D4]" office:value-type="float" office:value="0.3906811662" calcext:value-type="float">
            <text:p>0,3906811662</text:p>
          </table:table-cell>
          <table:table-cell table:formula="of:=[$'Gini per capita'.E4]" office:value-type="float" office:value="0.4222738609" calcext:value-type="float">
            <text:p>0,4222738609</text:p>
          </table:table-cell>
          <table:table-cell table:formula="of:=[$'Gini per capita'.B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0.4249406777" calcext:value-type="float">
            <text:p>0,4249406777</text:p>
          </table:table-cell>
          <table:table-cell table:style-name="ce2" table:formula="of:=[.C4]" office:value-type="float" office:value="0.3906811662" calcext:value-type="float">
            <text:p>0,3906811662</text:p>
          </table:table-cell>
          <table:table-cell table:style-name="ce2" table:formula="of:=[.D4]" office:value-type="float" office:value="0.4222738609" calcext:value-type="float">
            <text:p>0,4222738609</text:p>
          </table:table-cell>
          <table:table-cell table:style-name="ce2" table:formula="of:=[.E4]" office:value-type="float" office:value="0.3863343567" calcext:value-type="float">
            <text:p>0,3863343567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0.4249406777" calcext:value-type="float">
            <text:p>0,4249406777</text:p>
          </table:table-cell>
          <table:table-cell table:style-name="ce2" table:formula="of:=[.H4]" office:value-type="float" office:value="0.3906811662" calcext:value-type="float">
            <text:p>0,3906811662</text:p>
          </table:table-cell>
          <table:table-cell table:style-name="ce2" table:formula="of:=[.I4]" office:value-type="float" office:value="0.4222738609" calcext:value-type="float">
            <text:p>0,4222738609</text:p>
          </table:table-cell>
          <table:table-cell table:style-name="ce2" table:formula="of:=[.J4]" office:value-type="float" office:value="0.3863343567" calcext:value-type="float">
            <text:p>0,3863343567</text:p>
          </table:table-cell>
          <table:table-cell table:number-columns-repeated="1009"/>
        </table:table-row>
        <table:table-row table:style-name="ro2">
          <table:table-cell table:formula="of:=[.A4]+1" office:value-type="float" office:value="2015" calcext:value-type="float">
            <text:p>2015</text:p>
          </table:table-cell>
          <table:table-cell table:formula="of:=AVERAGE([$'Gini per capita'.C5:.C8])" office:value-type="float" office:value="0.447859569640374" calcext:value-type="float">
            <text:p>0,4478595696</text:p>
          </table:table-cell>
          <table:table-cell table:formula="of:=AVERAGE([$'Gini per capita'.D5:.D8])" office:value-type="float" office:value="0.409756672021306" calcext:value-type="float">
            <text:p>0,409756672</text:p>
          </table:table-cell>
          <table:table-cell table:formula="of:=AVERAGE([$'Gini per capita'.E5:.E8])" office:value-type="float" office:value="0.434606868246302" calcext:value-type="float">
            <text:p>0,4346068682</text:p>
          </table:table-cell>
          <table:table-cell table:formula="of:=AVERAGE([$'Gini per capita'.B5:.B8])" office:value-type="float" office:value="0.394970909992538" calcext:value-type="float">
            <text:p>0,39497091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Gini per capita'.H5:.H8])" office:value-type="float" office:value="0.447859569640374" calcext:value-type="float">
            <text:p>0,4478595696</text:p>
          </table:table-cell>
          <table:table-cell table:style-name="ce2" table:formula="of:=AVERAGE([$'Gini per capita'.I5:.I8])" office:value-type="float" office:value="0.4097582919769" calcext:value-type="float">
            <text:p>0,409758292</text:p>
          </table:table-cell>
          <table:table-cell table:style-name="ce2" table:formula="of:=AVERAGE([$'Gini per capita'.J5:.J8])" office:value-type="float" office:value="0.434606868246302" calcext:value-type="float">
            <text:p>0,4346068682</text:p>
          </table:table-cell>
          <table:table-cell table:style-name="ce2" table:formula="of:=AVERAGE([$'Gini per capita'.G5:.G8])" office:value-type="float" office:value="0.394972228430807" calcext:value-type="float">
            <text:p>0,3949722284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Gini per capita'.M5:.M8])" office:value-type="float" office:value="0.447859569640374" calcext:value-type="float">
            <text:p>0,4478595696</text:p>
          </table:table-cell>
          <table:table-cell table:style-name="ce2" table:formula="of:=AVERAGE([$'Gini per capita'.N5:.N8])" office:value-type="float" office:value="0.4097582919769" calcext:value-type="float">
            <text:p>0,409758292</text:p>
          </table:table-cell>
          <table:table-cell table:style-name="ce2" table:formula="of:=AVERAGE([$'Gini per capita'.O5:.O8])" office:value-type="float" office:value="0.434606868246302" calcext:value-type="float">
            <text:p>0,4346068682</text:p>
          </table:table-cell>
          <table:table-cell table:style-name="ce2" table:formula="of:=AVERAGE([$'Gini per capita'.L5:.L8])" office:value-type="float" office:value="0.394972228430807" calcext:value-type="float">
            <text:p>0,3949722284</text:p>
          </table:table-cell>
          <table:table-cell table:number-columns-repeated="1009"/>
        </table:table-row>
        <table:table-row table:style-name="ro2">
          <table:table-cell table:formula="of:=[.A5]+1" office:value-type="float" office:value="2016" calcext:value-type="float">
            <text:p>2016</text:p>
          </table:table-cell>
          <table:table-cell table:formula="of:=AVERAGE([$'Gini per capita'.C9:.C12])" office:value-type="float" office:value="0.446434658287958" calcext:value-type="float">
            <text:p>0,4464346583</text:p>
          </table:table-cell>
          <table:table-cell table:formula="of:=AVERAGE([$'Gini per capita'.D9:.D12])" office:value-type="float" office:value="0.410636665027822" calcext:value-type="float">
            <text:p>0,410636665</text:p>
          </table:table-cell>
          <table:table-cell table:formula="of:=AVERAGE([$'Gini per capita'.E9:.E12])" office:value-type="float" office:value="0.430340305912435" calcext:value-type="float">
            <text:p>0,4303403059</text:p>
          </table:table-cell>
          <table:table-cell table:formula="of:=AVERAGE([$'Gini per capita'.B9:.B12])" office:value-type="float" office:value="0.394811069209893" calcext:value-type="float">
            <text:p>0,3948110692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Gini per capita'.H9:.H12])" office:value-type="float" office:value="0.446434658287958" calcext:value-type="float">
            <text:p>0,4464346583</text:p>
          </table:table-cell>
          <table:table-cell table:style-name="ce2" table:formula="of:=AVERAGE([$'Gini per capita'.I9:.I12])" office:value-type="float" office:value="0.410638451868509" calcext:value-type="float">
            <text:p>0,4106384519</text:p>
          </table:table-cell>
          <table:table-cell table:style-name="ce2" table:formula="of:=AVERAGE([$'Gini per capita'.J9:.J12])" office:value-type="float" office:value="0.430340305912435" calcext:value-type="float">
            <text:p>0,4303403059</text:p>
          </table:table-cell>
          <table:table-cell table:style-name="ce2" table:formula="of:=AVERAGE([$'Gini per capita'.G9:.G12])" office:value-type="float" office:value="0.394812763017068" calcext:value-type="float">
            <text:p>0,394812763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Gini per capita'.M9:.M12])" office:value-type="float" office:value="0.446434658287958" calcext:value-type="float">
            <text:p>0,4464346583</text:p>
          </table:table-cell>
          <table:table-cell table:style-name="ce2" table:formula="of:=AVERAGE([$'Gini per capita'.N9:.N12])" office:value-type="float" office:value="0.410638451868509" calcext:value-type="float">
            <text:p>0,4106384519</text:p>
          </table:table-cell>
          <table:table-cell table:style-name="ce2" table:formula="of:=AVERAGE([$'Gini per capita'.O9:.O12])" office:value-type="float" office:value="0.430340305912435" calcext:value-type="float">
            <text:p>0,4303403059</text:p>
          </table:table-cell>
          <table:table-cell table:style-name="ce2" table:formula="of:=AVERAGE([$'Gini per capita'.L9:.L12])" office:value-type="float" office:value="0.394812763017068" calcext:value-type="float">
            <text:p>0,394812763</text:p>
          </table:table-cell>
          <table:table-cell table:number-columns-repeated="1009"/>
        </table:table-row>
        <table:table-row table:style-name="ro2">
          <table:table-cell table:formula="of:=[.A6]+1" office:value-type="float" office:value="2017" calcext:value-type="float">
            <text:p>2017</text:p>
          </table:table-cell>
          <table:table-cell table:formula="of:=AVERAGE([$'Gini per capita'.C13:.C16])" office:value-type="float" office:value="0.448231142674563" calcext:value-type="float">
            <text:p>0,4482311427</text:p>
          </table:table-cell>
          <table:table-cell table:formula="of:=AVERAGE([$'Gini per capita'.D13:.D16])" office:value-type="float" office:value="0.40836323016112" calcext:value-type="float">
            <text:p>0,4083632302</text:p>
          </table:table-cell>
          <table:table-cell table:formula="of:=AVERAGE([$'Gini per capita'.E13:.E16])" office:value-type="float" office:value="0.428497123538641" calcext:value-type="float">
            <text:p>0,4284971235</text:p>
          </table:table-cell>
          <table:table-cell table:formula="of:=AVERAGE([$'Gini per capita'.B13:.B16])" office:value-type="float" office:value="0.389841184361679" calcext:value-type="float">
            <text:p>0,3898411844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Gini per capita'.H13:.H16])" office:value-type="float" office:value="0.448231142674563" calcext:value-type="float">
            <text:p>0,4482311427</text:p>
          </table:table-cell>
          <table:table-cell table:style-name="ce2" table:formula="of:=AVERAGE([$'Gini per capita'.I13:.I16])" office:value-type="float" office:value="0.408364992951665" calcext:value-type="float">
            <text:p>0,408364993</text:p>
          </table:table-cell>
          <table:table-cell table:style-name="ce2" table:formula="of:=AVERAGE([$'Gini per capita'.J13:.J16])" office:value-type="float" office:value="0.428497123538641" calcext:value-type="float">
            <text:p>0,4284971235</text:p>
          </table:table-cell>
          <table:table-cell table:style-name="ce2" table:formula="of:=AVERAGE([$'Gini per capita'.G13:.G16])" office:value-type="float" office:value="0.389842685080595" calcext:value-type="float">
            <text:p>0,3898426851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Gini per capita'.M13:.M16])" office:value-type="float" office:value="0.448231142674563" calcext:value-type="float">
            <text:p>0,4482311427</text:p>
          </table:table-cell>
          <table:table-cell table:style-name="ce2" table:formula="of:=AVERAGE([$'Gini per capita'.N13:.N16])" office:value-type="float" office:value="0.408365960548633" calcext:value-type="float">
            <text:p>0,4083659605</text:p>
          </table:table-cell>
          <table:table-cell table:style-name="ce2" table:formula="of:=AVERAGE([$'Gini per capita'.O13:.O16])" office:value-type="float" office:value="0.428497123538641" calcext:value-type="float">
            <text:p>0,4284971235</text:p>
          </table:table-cell>
          <table:table-cell table:style-name="ce2" table:formula="of:=AVERAGE([$'Gini per capita'.L13:.L16])" office:value-type="float" office:value="0.389843513668273" calcext:value-type="float">
            <text:p>0,3898435137</text:p>
          </table:table-cell>
          <table:table-cell table:number-columns-repeated="1009"/>
        </table:table-row>
        <table:table-row table:style-name="ro2">
          <table:table-cell table:formula="of:=[.A7]+1" office:value-type="float" office:value="2018" calcext:value-type="float">
            <text:p>2018</text:p>
          </table:table-cell>
          <table:table-cell table:formula="of:=AVERAGE([$'Gini per capita'.C17:.C20])" office:value-type="float" office:value="0.448560296445637" calcext:value-type="float">
            <text:p>0,4485602964</text:p>
          </table:table-cell>
          <table:table-cell table:formula="of:=AVERAGE([$'Gini per capita'.D17:.D20])" office:value-type="float" office:value="0.408547295909198" calcext:value-type="float">
            <text:p>0,4085472959</text:p>
          </table:table-cell>
          <table:table-cell table:formula="of:=AVERAGE([$'Gini per capita'.E17:.E20])" office:value-type="float" office:value="0.428131858096523" calcext:value-type="float">
            <text:p>0,4281318581</text:p>
          </table:table-cell>
          <table:table-cell table:formula="of:=AVERAGE([$'Gini per capita'.B17:.B20])" office:value-type="float" office:value="0.390258472579821" calcext:value-type="float">
            <text:p>0,3902584726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Gini per capita'.H17:.H20])" office:value-type="float" office:value="0.448560296445637" calcext:value-type="float">
            <text:p>0,4485602964</text:p>
          </table:table-cell>
          <table:table-cell table:style-name="ce2" table:formula="of:=AVERAGE([$'Gini per capita'.I17:.I20])" office:value-type="float" office:value="0.408548021202773" calcext:value-type="float">
            <text:p>0,4085480212</text:p>
          </table:table-cell>
          <table:table-cell table:style-name="ce2" table:formula="of:=AVERAGE([$'Gini per capita'.J17:.J20])" office:value-type="float" office:value="0.428131858096523" calcext:value-type="float">
            <text:p>0,4281318581</text:p>
          </table:table-cell>
          <table:table-cell table:style-name="ce2" table:formula="of:=AVERAGE([$'Gini per capita'.G17:.G20])" office:value-type="float" office:value="0.390258961585409" calcext:value-type="float">
            <text:p>0,3902589616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Gini per capita'.M17:.M20])" office:value-type="float" office:value="0.448426614732705" calcext:value-type="float">
            <text:p>0,4484266147</text:p>
          </table:table-cell>
          <table:table-cell table:style-name="ce2" table:formula="of:=AVERAGE([$'Gini per capita'.N17:.N20])" office:value-type="float" office:value="0.408348453433216" calcext:value-type="float">
            <text:p>0,4083484534</text:p>
          </table:table-cell>
          <table:table-cell table:style-name="ce2" table:formula="of:=AVERAGE([$'Gini per capita'.O17:.O20])" office:value-type="float" office:value="0.427995252995517" calcext:value-type="float">
            <text:p>0,427995253</text:p>
          </table:table-cell>
          <table:table-cell table:style-name="ce2" table:formula="of:=AVERAGE([$'Gini per capita'.L17:.L20])" office:value-type="float" office:value="0.390094157304128" calcext:value-type="float">
            <text:p>0,3900941573</text:p>
          </table:table-cell>
          <table:table-cell table:number-columns-repeated="1009"/>
        </table:table-row>
        <table:table-row table:style-name="ro2">
          <table:table-cell table:formula="of:=[.A8]+1" office:value-type="float" office:value="2019" calcext:value-type="float">
            <text:p>2019</text:p>
          </table:table-cell>
          <table:table-cell table:formula="of:=AVERAGE([$'Gini per capita'.C21:.C24])" office:value-type="float" office:value="0.449172347646361" calcext:value-type="float">
            <text:p>0,4491723476</text:p>
          </table:table-cell>
          <table:table-cell table:formula="of:=AVERAGE([$'Gini per capita'.D21:.D24])" office:value-type="float" office:value="0.40808458477225" calcext:value-type="float">
            <text:p>0,4080845848</text:p>
          </table:table-cell>
          <table:table-cell table:formula="of:=AVERAGE([$'Gini per capita'.E21:.E24])" office:value-type="float" office:value="0.426534425206238" calcext:value-type="float">
            <text:p>0,4265344252</text:p>
          </table:table-cell>
          <table:table-cell table:formula="of:=AVERAGE([$'Gini per capita'.B21:.B24])" office:value-type="float" office:value="0.387817163370142" calcext:value-type="float">
            <text:p>0,3878171634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Gini per capita'.H21:.H24])" office:value-type="float" office:value="0.450390288150864" calcext:value-type="float">
            <text:p>0,4503902882</text:p>
          </table:table-cell>
          <table:table-cell table:style-name="ce2" table:formula="of:=AVERAGE([$'Gini per capita'.I21:.I24])" office:value-type="float" office:value="0.409536167757145" calcext:value-type="float">
            <text:p>0,4095361678</text:p>
          </table:table-cell>
          <table:table-cell table:style-name="ce2" table:formula="of:=AVERAGE([$'Gini per capita'.J21:.J24])" office:value-type="float" office:value="0.42766495355937" calcext:value-type="float">
            <text:p>0,4276649536</text:p>
          </table:table-cell>
          <table:table-cell table:style-name="ce2" table:formula="of:=AVERAGE([$'Gini per capita'.G21:.G24])" office:value-type="float" office:value="0.389231000857227" calcext:value-type="float">
            <text:p>0,3892310009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Gini per capita'.M21:.M24])" office:value-type="float" office:value="0.448451483952096" calcext:value-type="float">
            <text:p>0,448451484</text:p>
          </table:table-cell>
          <table:table-cell table:style-name="ce2" table:formula="of:=AVERAGE([$'Gini per capita'.N21:.N24])" office:value-type="float" office:value="0.408963241424799" calcext:value-type="float">
            <text:p>0,4089632414</text:p>
          </table:table-cell>
          <table:table-cell table:style-name="ce2" table:formula="of:=AVERAGE([$'Gini per capita'.O21:.O24])" office:value-type="float" office:value="0.426172876768851" calcext:value-type="float">
            <text:p>0,4261728768</text:p>
          </table:table-cell>
          <table:table-cell table:style-name="ce2" table:formula="of:=AVERAGE([$'Gini per capita'.L21:.L24])" office:value-type="float" office:value="0.388909434223794" calcext:value-type="float">
            <text:p>0,3889094342</text:p>
          </table:table-cell>
          <table:table-cell table:number-columns-repeated="1009"/>
        </table:table-row>
        <table:table-row table:style-name="ro2">
          <table:table-cell table:formula="of:=[.A9]+1" office:value-type="float" office:value="2020" calcext:value-type="float">
            <text:p>2020</text:p>
          </table:table-cell>
          <table:table-cell table:formula="of:=AVERAGE([$'Gini per capita'.C25:.C28])" office:value-type="float" office:value="0.45491896578744" calcext:value-type="float">
            <text:p>0,4549189658</text:p>
          </table:table-cell>
          <table:table-cell table:formula="of:=AVERAGE([$'Gini per capita'.D25:.D28])" office:value-type="float" office:value="0.402013054396688" calcext:value-type="float">
            <text:p>0,4020130544</text:p>
          </table:table-cell>
          <table:table-cell table:formula="of:=AVERAGE([$'Gini per capita'.E25:.E28])" office:value-type="float" office:value="0.430187678083659" calcext:value-type="float">
            <text:p>0,4301876781</text:p>
          </table:table-cell>
          <table:table-cell table:formula="of:=AVERAGE([$'Gini per capita'.B25:.B28])" office:value-type="float" office:value="0.381642936103373" calcext:value-type="float">
            <text:p>0,3816429361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Gini per capita'.H25:.H28])" office:value-type="float" office:value="0.449141313833447" calcext:value-type="float">
            <text:p>0,4491413138</text:p>
          </table:table-cell>
          <table:table-cell table:style-name="ce2" table:formula="of:=AVERAGE([$'Gini per capita'.I25:.I28])" office:value-type="float" office:value="0.399419356215486" calcext:value-type="float">
            <text:p>0,3994193562</text:p>
          </table:table-cell>
          <table:table-cell table:style-name="ce2" table:formula="of:=AVERAGE([$'Gini per capita'.J25:.J28])" office:value-type="float" office:value="0.426165049170819" calcext:value-type="float">
            <text:p>0,4261650492</text:p>
          </table:table-cell>
          <table:table-cell table:style-name="ce2" table:formula="of:=AVERAGE([$'Gini per capita'.G25:.G28])" office:value-type="float" office:value="0.37988383941438" calcext:value-type="float">
            <text:p>0,3798838394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Gini per capita'.M25:.M28])" office:value-type="float" office:value="0.455390479991982" calcext:value-type="float">
            <text:p>0,45539048</text:p>
          </table:table-cell>
          <table:table-cell table:style-name="ce2" table:formula="of:=AVERAGE([$'Gini per capita'.N25:.N28])" office:value-type="float" office:value="0.4052878206979" calcext:value-type="float">
            <text:p>0,4052878207</text:p>
          </table:table-cell>
          <table:table-cell table:style-name="ce2" table:formula="of:=AVERAGE([$'Gini per capita'.O25:.O28])" office:value-type="float" office:value="0.431533442946749" calcext:value-type="float">
            <text:p>0,4315334429</text:p>
          </table:table-cell>
          <table:table-cell table:style-name="ce2" table:formula="of:=AVERAGE([$'Gini per capita'.L25:.L28])" office:value-type="float" office:value="0.385419589004564" calcext:value-type="float">
            <text:p>0,385419589</text:p>
          </table:table-cell>
          <table:table-cell table:number-columns-repeated="1009"/>
        </table:table-row>
        <table:table-row table:style-name="ro2">
          <table:table-cell table:formula="of:=[.A10]+1" office:value-type="float" office:value="2021" calcext:value-type="float">
            <text:p>2021</text:p>
          </table:table-cell>
          <table:table-cell table:formula="of:=AVERAGE([$'Gini per capita'.C29:.C32])" office:value-type="float" office:value="0.451270199081269" calcext:value-type="float">
            <text:p>0,4512701991</text:p>
          </table:table-cell>
          <table:table-cell table:formula="of:=AVERAGE([$'Gini per capita'.D29:.D32])" office:value-type="float" office:value="0.401896906964543" calcext:value-type="float">
            <text:p>0,401896907</text:p>
          </table:table-cell>
          <table:table-cell table:formula="of:=AVERAGE([$'Gini per capita'.E29:.E32])" office:value-type="float" office:value="0.429510725619369" calcext:value-type="float">
            <text:p>0,4295107256</text:p>
          </table:table-cell>
          <table:table-cell table:formula="of:=AVERAGE([$'Gini per capita'.B29:.B32])" office:value-type="float" office:value="0.383498251394513" calcext:value-type="float">
            <text:p>0,3834982514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Gini per capita'.H29:.H32])" office:value-type="float" office:value="0.455477280423995" calcext:value-type="float">
            <text:p>0,4554772804</text:p>
          </table:table-cell>
          <table:table-cell table:style-name="ce2" table:formula="of:=AVERAGE([$'Gini per capita'.I29:.I32])" office:value-type="float" office:value="0.404814351937733" calcext:value-type="float">
            <text:p>0,4048143519</text:p>
          </table:table-cell>
          <table:table-cell table:style-name="ce2" table:formula="of:=AVERAGE([$'Gini per capita'.J29:.J32])" office:value-type="float" office:value="0.433280033967717" calcext:value-type="float">
            <text:p>0,433280034</text:p>
          </table:table-cell>
          <table:table-cell table:style-name="ce2" table:formula="of:=AVERAGE([$'Gini per capita'.G29:.G32])" office:value-type="float" office:value="0.386259675233948" calcext:value-type="float">
            <text:p>0,3862596752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Gini per capita'.M29:.M32])" office:value-type="float" office:value="0.456020402307185" calcext:value-type="float">
            <text:p>0,4560204023</text:p>
          </table:table-cell>
          <table:table-cell table:style-name="ce2" table:formula="of:=AVERAGE([$'Gini per capita'.N29:.N32])" office:value-type="float" office:value="0.40905074263741" calcext:value-type="float">
            <text:p>0,4090507426</text:p>
          </table:table-cell>
          <table:table-cell table:style-name="ce2" table:formula="of:=AVERAGE([$'Gini per capita'.O29:.O32])" office:value-type="float" office:value="0.43456203918385" calcext:value-type="float">
            <text:p>0,4345620392</text:p>
          </table:table-cell>
          <table:table-cell table:style-name="ce2" table:formula="of:=AVERAGE([$'Gini per capita'.L29:.L32])" office:value-type="float" office:value="0.391071783260697" calcext:value-type="float">
            <text:p>0,3910717833</text:p>
          </table:table-cell>
          <table:table-cell table:number-columns-repeated="1009"/>
        </table:table-row>
        <table:table-row table:style-name="ro2">
          <table:table-cell table:formula="of:=[.A11]+1" office:value-type="float" office:value="2022" calcext:value-type="float">
            <text:p>2022</text:p>
          </table:table-cell>
          <table:table-cell table:formula="of:=AVERAGE([$'Gini per capita'.C33:.C36])" office:value-type="float" office:value="0.455187491767324" calcext:value-type="float">
            <text:p>0,4551874918</text:p>
          </table:table-cell>
          <table:table-cell table:formula="of:=AVERAGE([$'Gini per capita'.D33:.D36])" office:value-type="float" office:value="0.399388117730605" calcext:value-type="float">
            <text:p>0,3993881177</text:p>
          </table:table-cell>
          <table:table-cell table:formula="of:=AVERAGE([$'Gini per capita'.E33:.E36])" office:value-type="float" office:value="0.432747872233039" calcext:value-type="float">
            <text:p>0,4327478722</text:p>
          </table:table-cell>
          <table:table-cell table:formula="of:=AVERAGE([$'Gini per capita'.B33:.B36])" office:value-type="float" office:value="0.381554749398098" calcext:value-type="float">
            <text:p>0,3815547494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Gini per capita'.H33:.H36])" office:value-type="float" office:value="0.458947888740173" calcext:value-type="float">
            <text:p>0,4589478887</text:p>
          </table:table-cell>
          <table:table-cell table:style-name="ce2" table:formula="of:=AVERAGE([$'Gini per capita'.I33:.I36])" office:value-type="float" office:value="0.403184958648715" calcext:value-type="float">
            <text:p>0,4031849586</text:p>
          </table:table-cell>
          <table:table-cell table:style-name="ce2" table:formula="of:=AVERAGE([$'Gini per capita'.J33:.J36])" office:value-type="float" office:value="0.434888397333338" calcext:value-type="float">
            <text:p>0,4348883973</text:p>
          </table:table-cell>
          <table:table-cell table:style-name="ce2" table:formula="of:=AVERAGE([$'Gini per capita'.G33:.G36])" office:value-type="float" office:value="0.384326339833009" calcext:value-type="float">
            <text:p>0,3843263398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Gini per capita'.M33:.M36])" office:value-type="float" office:value="0.456294341313679" calcext:value-type="float">
            <text:p>0,4562943413</text:p>
          </table:table-cell>
          <table:table-cell table:style-name="ce2" table:formula="of:=AVERAGE([$'Gini per capita'.N33:.N36])" office:value-type="float" office:value="0.409278645544995" calcext:value-type="float">
            <text:p>0,4092786455</text:p>
          </table:table-cell>
          <table:table-cell table:style-name="ce2" table:formula="of:=AVERAGE([$'Gini per capita'.O33:.O36])" office:value-type="float" office:value="0.436609327696066" calcext:value-type="float">
            <text:p>0,4366093277</text:p>
          </table:table-cell>
          <table:table-cell table:style-name="ce2" table:formula="of:=AVERAGE([$'Gini per capita'.L33:.L36])" office:value-type="float" office:value="0.392818462014124" calcext:value-type="float">
            <text:p>0,392818462</text:p>
          </table:table-cell>
          <table:table-cell table:number-columns-repeated="1009"/>
        </table:table-row>
        <table:table-row table:style-name="ro2">
          <table:table-cell table:formula="of:=[.A12]+1" office:value-type="float" office:value="2023" calcext:value-type="float">
            <text:p>2023</text:p>
          </table:table-cell>
          <table:table-cell table:formula="of:=AVERAGE([$'Gini per capita'.C37:.C40])" office:value-type="float" office:value="0.457943773647776" calcext:value-type="float">
            <text:p>0,4579437736</text:p>
          </table:table-cell>
          <table:table-cell table:formula="of:=AVERAGE([$'Gini per capita'.D37:.D40])" office:value-type="float" office:value="0.401156066171909" calcext:value-type="float">
            <text:p>0,4011560662</text:p>
          </table:table-cell>
          <table:table-cell table:formula="of:=AVERAGE([$'Gini per capita'.E37:.E40])" office:value-type="float" office:value="0.437442532824923" calcext:value-type="float">
            <text:p>0,4374425328</text:p>
          </table:table-cell>
          <table:table-cell table:formula="of:=AVERAGE([$'Gini per capita'.B37:.B40])" office:value-type="float" office:value="0.384521107389976" calcext:value-type="float">
            <text:p>0,3845211074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Gini per capita'.H37:.H40])" office:value-type="float" office:value="0.464393448008586" calcext:value-type="float">
            <text:p>0,464393448</text:p>
          </table:table-cell>
          <table:table-cell table:style-name="ce2" table:formula="of:=AVERAGE([$'Gini per capita'.I37:.I40])" office:value-type="float" office:value="0.401531308450772" calcext:value-type="float">
            <text:p>0,4015313085</text:p>
          </table:table-cell>
          <table:table-cell table:style-name="ce2" table:formula="of:=AVERAGE([$'Gini per capita'.J37:.J40])" office:value-type="float" office:value="0.441459780362692" calcext:value-type="float">
            <text:p>0,4414597804</text:p>
          </table:table-cell>
          <table:table-cell table:style-name="ce2" table:formula="of:=AVERAGE([$'Gini per capita'.G37:.G40])" office:value-type="float" office:value="0.383376653836861" calcext:value-type="float">
            <text:p>0,3833766538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Gini per capita'.M37:.M40])" office:value-type="float" office:value="0.454004433134226" calcext:value-type="float">
            <text:p>0,4540044331</text:p>
          </table:table-cell>
          <table:table-cell table:style-name="ce2" table:formula="of:=AVERAGE([$'Gini per capita'.N37:.N40])" office:value-type="float" office:value="0.405055065835617" calcext:value-type="float">
            <text:p>0,4050550658</text:p>
          </table:table-cell>
          <table:table-cell table:style-name="ce2" table:formula="of:=AVERAGE([$'Gini per capita'.O37:.O40])" office:value-type="float" office:value="0.435644884178399" calcext:value-type="float">
            <text:p>0,4356448842</text:p>
          </table:table-cell>
          <table:table-cell table:style-name="ce2" table:formula="of:=AVERAGE([$'Gini per capita'.L37:.L40])" office:value-type="float" office:value="0.389841482332341" calcext:value-type="float">
            <text:p>0,3898414823</text:p>
          </table:table-cell>
          <table:table-cell/>
          <table:table-cell>
            <draw:frame table:end-cell-address="'Gini yearly'.Z47" table:end-x="2.84mm" table:end-y="3.6mm" draw:z-index="2" draw:name="Chart 8" draw:style-name="gr1" draw:text-style-name="P1" svg:width="199.38mm" svg:height="178.44mm" svg:x="0.79mm" svg:y="5.08mm">
              <draw:object draw:notify-on-update-of-ranges="'Gini yearly'.L3:'Gini yearly'.L3 'Gini yearly'.L4:'Gini yearly'.L30 'Gini yearly'.K4:'Gini yearly'.K30 'Gini yearly'.M3:'Gini yearly'.M3 'Gini yearly'.M4:'Gini yearly'.M30 'Gini yearly'.K4:'Gini yearly'.K30 'Gini yearly'.N3:'Gini yearly'.N3 'Gini yearly'.N4:'Gini yearly'.N30 'Gini yearly'.K4:'Gini yearly'.K30 'Gini yearly'.O3:'Gini yearly'.O3 'Gini yearly'.O4:'Gini yearly'.O30 'Gini yearly'.K4:'Gini yearly'.K30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 table:number-columns-repeated="1007"/>
        </table:table-row>
        <table:table-row table:style-name="ro2">
          <table:table-cell table:formula="of:=[.A13]+1" office:value-type="float" office:value="2024" calcext:value-type="float">
            <text:p>2024</text:p>
          </table:table-cell>
          <table:table-cell table:formula="of:=AVERAGE([$'Gini per capita'.C41:.C44])" office:value-type="float" office:value="0.456056106306989" calcext:value-type="float">
            <text:p>0,4560561063</text:p>
          </table:table-cell>
          <table:table-cell table:formula="of:=AVERAGE([$'Gini per capita'.D41:.D44])" office:value-type="float" office:value="0.396638716609142" calcext:value-type="float">
            <text:p>0,3966387166</text:p>
          </table:table-cell>
          <table:table-cell table:formula="of:=AVERAGE([$'Gini per capita'.E41:.E44])" office:value-type="float" office:value="0.43682407572413" calcext:value-type="float">
            <text:p>0,4368240757</text:p>
          </table:table-cell>
          <table:table-cell table:formula="of:=AVERAGE([$'Gini per capita'.B41:.B44])" office:value-type="float" office:value="0.381354837259138" calcext:value-type="float">
            <text:p>0,3813548373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Gini per capita'.H41:.H44])" office:value-type="float" office:value="0.468607119347462" calcext:value-type="float">
            <text:p>0,4686071193</text:p>
          </table:table-cell>
          <table:table-cell table:style-name="ce2" table:formula="of:=AVERAGE([$'Gini per capita'.I41:.I44])" office:value-type="float" office:value="0.404329478155561" calcext:value-type="float">
            <text:p>0,4043294782</text:p>
          </table:table-cell>
          <table:table-cell table:style-name="ce2" table:formula="of:=AVERAGE([$'Gini per capita'.J41:.J44])" office:value-type="float" office:value="0.447353308701334" calcext:value-type="float">
            <text:p>0,4473533087</text:p>
          </table:table-cell>
          <table:table-cell table:style-name="ce2" table:formula="of:=AVERAGE([$'Gini per capita'.G41:.G44])" office:value-type="float" office:value="0.387877820791729" calcext:value-type="float">
            <text:p>0,3878778208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Gini per capita'.M41:.M44])" office:value-type="float" office:value="0.458830760930496" calcext:value-type="float">
            <text:p>0,4588307609</text:p>
          </table:table-cell>
          <table:table-cell table:style-name="ce2" table:formula="of:=AVERAGE([$'Gini per capita'.N41:.N44])" office:value-type="float" office:value="0.405413038245224" calcext:value-type="float">
            <text:p>0,4054130382</text:p>
          </table:table-cell>
          <table:table-cell table:style-name="ce2" table:formula="of:=AVERAGE([$'Gini per capita'.O41:.O44])" office:value-type="float" office:value="0.439661601309078" calcext:value-type="float">
            <text:p>0,4396616013</text:p>
          </table:table-cell>
          <table:table-cell table:style-name="ce2" table:formula="of:=AVERAGE([$'Gini per capita'.L41:.L44])" office:value-type="float" office:value="0.390878112556062" calcext:value-type="float">
            <text:p>0,3908781126</text:p>
          </table:table-cell>
          <table:table-cell table:number-columns-repeated="1009"/>
        </table:table-row>
        <table:table-row table:style-name="ro2">
          <table:table-cell table:formula="of:=[.A14]+1" office:value-type="float" office:value="2025" calcext:value-type="float">
            <text:p>2025</text:p>
          </table:table-cell>
          <table:table-cell table:formula="of:=AVERAGE([$'Gini per capita'.C45:.C48])" office:value-type="float" office:value="0.452200152584565" calcext:value-type="float">
            <text:p>0,4522001526</text:p>
          </table:table-cell>
          <table:table-cell table:formula="of:=AVERAGE([$'Gini per capita'.D45:.D48])" office:value-type="float" office:value="0.393786313010585" calcext:value-type="float">
            <text:p>0,393786313</text:p>
          </table:table-cell>
          <table:table-cell table:formula="of:=AVERAGE([$'Gini per capita'.E45:.E48])" office:value-type="float" office:value="0.432470222847713" calcext:value-type="float">
            <text:p>0,4324702228</text:p>
          </table:table-cell>
          <table:table-cell table:formula="of:=AVERAGE([$'Gini per capita'.B45:.B48])" office:value-type="float" office:value="0.378969045929967" calcext:value-type="float">
            <text:p>0,3789690459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Gini per capita'.H45:.H48])" office:value-type="float" office:value="0.467637959914662" calcext:value-type="float">
            <text:p>0,4676379599</text:p>
          </table:table-cell>
          <table:table-cell table:style-name="ce2" table:formula="of:=AVERAGE([$'Gini per capita'.I45:.I48])" office:value-type="float" office:value="0.401361506804553" calcext:value-type="float">
            <text:p>0,4013615068</text:p>
          </table:table-cell>
          <table:table-cell table:style-name="ce2" table:formula="of:=AVERAGE([$'Gini per capita'.J45:.J48])" office:value-type="float" office:value="0.450169798478253" calcext:value-type="float">
            <text:p>0,4501697985</text:p>
          </table:table-cell>
          <table:table-cell table:style-name="ce2" table:formula="of:=AVERAGE([$'Gini per capita'.G45:.G48])" office:value-type="float" office:value="0.3868948165257" calcext:value-type="float">
            <text:p>0,3868948165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Gini per capita'.M45:.M48])" office:value-type="float" office:value="0.453292462387152" calcext:value-type="float">
            <text:p>0,4532924624</text:p>
          </table:table-cell>
          <table:table-cell table:style-name="ce2" table:formula="of:=AVERAGE([$'Gini per capita'.N45:.N48])" office:value-type="float" office:value="0.401547516917087" calcext:value-type="float">
            <text:p>0,4015475169</text:p>
          </table:table-cell>
          <table:table-cell table:style-name="ce2" table:formula="of:=AVERAGE([$'Gini per capita'.O45:.O48])" office:value-type="float" office:value="0.434902777306478" calcext:value-type="float">
            <text:p>0,4349027773</text:p>
          </table:table-cell>
          <table:table-cell table:style-name="ce2" table:formula="of:=AVERAGE([$'Gini per capita'.L45:.L48])" office:value-type="float" office:value="0.387087410391135" calcext:value-type="float">
            <text:p>0,3870874104</text:p>
          </table:table-cell>
          <table:table-cell table:number-columns-repeated="1009"/>
        </table:table-row>
        <table:table-row table:style-name="ro2">
          <table:table-cell table:formula="of:=[.A15]+1" office:value-type="float" office:value="2026" calcext:value-type="float">
            <text:p>2026</text:p>
          </table:table-cell>
          <table:table-cell table:formula="of:=AVERAGE([$'Gini per capita'.C49:.C52])" office:value-type="float" office:value="0.449122710990903" calcext:value-type="float">
            <text:p>0,449122711</text:p>
          </table:table-cell>
          <table:table-cell table:formula="of:=AVERAGE([$'Gini per capita'.D49:.D52])" office:value-type="float" office:value="0.389418647137078" calcext:value-type="float">
            <text:p>0,3894186471</text:p>
          </table:table-cell>
          <table:table-cell table:formula="of:=AVERAGE([$'Gini per capita'.E49:.E52])" office:value-type="float" office:value="0.432078292152439" calcext:value-type="float">
            <text:p>0,4320782922</text:p>
          </table:table-cell>
          <table:table-cell table:formula="of:=AVERAGE([$'Gini per capita'.B49:.B52])" office:value-type="float" office:value="0.376104850488161" calcext:value-type="float">
            <text:p>0,3761048505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Gini per capita'.H49:.H52])" office:value-type="float" office:value="0.465130211999615" calcext:value-type="float">
            <text:p>0,465130212</text:p>
          </table:table-cell>
          <table:table-cell table:style-name="ce2" table:formula="of:=AVERAGE([$'Gini per capita'.I49:.I52])" office:value-type="float" office:value="0.39901714508812" calcext:value-type="float">
            <text:p>0,3990171451</text:p>
          </table:table-cell>
          <table:table-cell table:style-name="ce2" table:formula="of:=AVERAGE([$'Gini per capita'.J49:.J52])" office:value-type="float" office:value="0.446540205704447" calcext:value-type="float">
            <text:p>0,4465402057</text:p>
          </table:table-cell>
          <table:table-cell table:style-name="ce2" table:formula="of:=AVERAGE([$'Gini per capita'.G49:.G52])" office:value-type="float" office:value="0.385224368979989" calcext:value-type="float">
            <text:p>0,385224369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Gini per capita'.M49:.M52])" office:value-type="float" office:value="0.449037403280628" calcext:value-type="float">
            <text:p>0,4490374033</text:p>
          </table:table-cell>
          <table:table-cell table:style-name="ce2" table:formula="of:=AVERAGE([$'Gini per capita'.N49:.N52])" office:value-type="float" office:value="0.395932781446186" calcext:value-type="float">
            <text:p>0,3959327814</text:p>
          </table:table-cell>
          <table:table-cell table:style-name="ce2" table:formula="of:=AVERAGE([$'Gini per capita'.O49:.O52])" office:value-type="float" office:value="0.434883802791772" calcext:value-type="float">
            <text:p>0,4348838028</text:p>
          </table:table-cell>
          <table:table-cell table:style-name="ce2" table:formula="of:=AVERAGE([$'Gini per capita'.L49:.L52])" office:value-type="float" office:value="0.383940229218378" calcext:value-type="float">
            <text:p>0,3839402292</text:p>
          </table:table-cell>
          <table:table-cell table:number-columns-repeated="1009"/>
        </table:table-row>
        <table:table-row table:style-name="ro2">
          <table:table-cell table:formula="of:=[.A16]+1" office:value-type="float" office:value="2027" calcext:value-type="float">
            <text:p>2027</text:p>
          </table:table-cell>
          <table:table-cell table:formula="of:=AVERAGE([$'Gini per capita'.C53:.C56])" office:value-type="float" office:value="0.451077177786998" calcext:value-type="float">
            <text:p>0,4510771778</text:p>
          </table:table-cell>
          <table:table-cell table:formula="of:=AVERAGE([$'Gini per capita'.D53:.D56])" office:value-type="float" office:value="0.387392969129198" calcext:value-type="float">
            <text:p>0,3873929691</text:p>
          </table:table-cell>
          <table:table-cell table:formula="of:=AVERAGE([$'Gini per capita'.E53:.E56])" office:value-type="float" office:value="0.434219998229924" calcext:value-type="float">
            <text:p>0,4342199982</text:p>
          </table:table-cell>
          <table:table-cell table:formula="of:=AVERAGE([$'Gini per capita'.B53:.B56])" office:value-type="float" office:value="0.374751672795563" calcext:value-type="float">
            <text:p>0,3747516728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Gini per capita'.H53:.H56])" office:value-type="float" office:value="0.459382518958738" calcext:value-type="float">
            <text:p>0,459382519</text:p>
          </table:table-cell>
          <table:table-cell table:style-name="ce2" table:formula="of:=AVERAGE([$'Gini per capita'.I53:.I56])" office:value-type="float" office:value="0.392974474697874" calcext:value-type="float">
            <text:p>0,3929744747</text:p>
          </table:table-cell>
          <table:table-cell table:style-name="ce2" table:formula="of:=AVERAGE([$'Gini per capita'.J53:.J56])" office:value-type="float" office:value="0.442259049851764" calcext:value-type="float">
            <text:p>0,4422590499</text:p>
          </table:table-cell>
          <table:table-cell table:style-name="ce2" table:formula="of:=AVERAGE([$'Gini per capita'.G53:.G56])" office:value-type="float" office:value="0.380043354635824" calcext:value-type="float">
            <text:p>0,3800433546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Gini per capita'.M53:.M56])" office:value-type="float" office:value="0.443837909075339" calcext:value-type="float">
            <text:p>0,4438379091</text:p>
          </table:table-cell>
          <table:table-cell table:style-name="ce2" table:formula="of:=AVERAGE([$'Gini per capita'.N53:.N56])" office:value-type="float" office:value="0.386769519137543" calcext:value-type="float">
            <text:p>0,3867695191</text:p>
          </table:table-cell>
          <table:table-cell table:style-name="ce2" table:formula="of:=AVERAGE([$'Gini per capita'.O53:.O56])" office:value-type="float" office:value="0.42904705794749" calcext:value-type="float">
            <text:p>0,4290470579</text:p>
          </table:table-cell>
          <table:table-cell table:style-name="ce2" table:formula="of:=AVERAGE([$'Gini per capita'.L53:.L56])" office:value-type="float" office:value="0.375358655847612" calcext:value-type="float">
            <text:p>0,3753586558</text:p>
          </table:table-cell>
          <table:table-cell table:number-columns-repeated="1009"/>
        </table:table-row>
        <table:table-row table:style-name="ro2">
          <table:table-cell table:formula="of:=[.A17]+1" office:value-type="float" office:value="2028" calcext:value-type="float">
            <text:p>2028</text:p>
          </table:table-cell>
          <table:table-cell table:formula="of:=AVERAGE([$'Gini per capita'.C57:.C60])" office:value-type="float" office:value="0.455622199950307" calcext:value-type="float">
            <text:p>0,4556222</text:p>
          </table:table-cell>
          <table:table-cell table:formula="of:=AVERAGE([$'Gini per capita'.D57:.D60])" office:value-type="float" office:value="0.387746261107656" calcext:value-type="float">
            <text:p>0,3877462611</text:p>
          </table:table-cell>
          <table:table-cell table:formula="of:=AVERAGE([$'Gini per capita'.E57:.E60])" office:value-type="float" office:value="0.440066610921607" calcext:value-type="float">
            <text:p>0,4400666109</text:p>
          </table:table-cell>
          <table:table-cell table:formula="of:=AVERAGE([$'Gini per capita'.B57:.B60])" office:value-type="float" office:value="0.377023812647352" calcext:value-type="float">
            <text:p>0,3770238126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Gini per capita'.H57:.H60])" office:value-type="float" office:value="0.450890290022155" calcext:value-type="float">
            <text:p>0,45089029</text:p>
          </table:table-cell>
          <table:table-cell table:style-name="ce2" table:formula="of:=AVERAGE([$'Gini per capita'.I57:.I60])" office:value-type="float" office:value="0.384918738159234" calcext:value-type="float">
            <text:p>0,3849187382</text:p>
          </table:table-cell>
          <table:table-cell table:style-name="ce2" table:formula="of:=AVERAGE([$'Gini per capita'.J57:.J60])" office:value-type="float" office:value="0.435686241140762" calcext:value-type="float">
            <text:p>0,4356862411</text:p>
          </table:table-cell>
          <table:table-cell table:style-name="ce2" table:formula="of:=AVERAGE([$'Gini per capita'.G57:.G60])" office:value-type="float" office:value="0.373837681264188" calcext:value-type="float">
            <text:p>0,3738376813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Gini per capita'.M57:.M60])" office:value-type="float" office:value="0.446120431995619" calcext:value-type="float">
            <text:p>0,446120432</text:p>
          </table:table-cell>
          <table:table-cell table:style-name="ce2" table:formula="of:=AVERAGE([$'Gini per capita'.N57:.N60])" office:value-type="float" office:value="0.387374066527922" calcext:value-type="float">
            <text:p>0,3873740665</text:p>
          </table:table-cell>
          <table:table-cell table:style-name="ce2" table:formula="of:=AVERAGE([$'Gini per capita'.O57:.O60])" office:value-type="float" office:value="0.435026405228674" calcext:value-type="float">
            <text:p>0,4350264052</text:p>
          </table:table-cell>
          <table:table-cell table:style-name="ce2" table:formula="of:=AVERAGE([$'Gini per capita'.L57:.L60])" office:value-type="float" office:value="0.378437576901066" calcext:value-type="float">
            <text:p>0,3784375769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2029" calcext:value-type="float">
            <text:p>2029</text:p>
          </table:table-cell>
          <table:table-cell table:formula="of:=AVERAGE([$'Gini per capita'.C61:.C64])" office:value-type="float" office:value="0.465633253090057" calcext:value-type="float">
            <text:p>0,4656332531</text:p>
          </table:table-cell>
          <table:table-cell table:formula="of:=AVERAGE([$'Gini per capita'.D61:.D64])" office:value-type="float" office:value="0.394598489307697" calcext:value-type="float">
            <text:p>0,3945984893</text:p>
          </table:table-cell>
          <table:table-cell table:formula="of:=AVERAGE([$'Gini per capita'.E61:.E64])" office:value-type="float" office:value="0.453064407466468" calcext:value-type="float">
            <text:p>0,4530644075</text:p>
          </table:table-cell>
          <table:table-cell table:formula="of:=AVERAGE([$'Gini per capita'.B61:.B64])" office:value-type="float" office:value="0.385867851063106" calcext:value-type="float">
            <text:p>0,3858678511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Gini per capita'.H61:.H64])" office:value-type="float" office:value="0.449173852305282" calcext:value-type="float">
            <text:p>0,4491738523</text:p>
          </table:table-cell>
          <table:table-cell table:style-name="ce2" table:formula="of:=AVERAGE([$'Gini per capita'.I61:.I64])" office:value-type="float" office:value="0.382489587277987" calcext:value-type="float">
            <text:p>0,3824895873</text:p>
          </table:table-cell>
          <table:table-cell table:style-name="ce2" table:formula="of:=AVERAGE([$'Gini per capita'.J61:.J64])" office:value-type="float" office:value="0.434606938549317" calcext:value-type="float">
            <text:p>0,4346069385</text:p>
          </table:table-cell>
          <table:table-cell table:style-name="ce2" table:formula="of:=AVERAGE([$'Gini per capita'.G61:.G64])" office:value-type="float" office:value="0.372472165271917" calcext:value-type="float">
            <text:p>0,3724721653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Gini per capita'.M61:.M64])" office:value-type="float" office:value="0.448597840840283" calcext:value-type="float">
            <text:p>0,4485978408</text:p>
          </table:table-cell>
          <table:table-cell table:style-name="ce2" table:formula="of:=AVERAGE([$'Gini per capita'.N61:.N64])" office:value-type="float" office:value="0.388390146237748" calcext:value-type="float">
            <text:p>0,3883901462</text:p>
          </table:table-cell>
          <table:table-cell table:style-name="ce2" table:formula="of:=AVERAGE([$'Gini per capita'.O61:.O64])" office:value-type="float" office:value="0.438538567969255" calcext:value-type="float">
            <text:p>0,438538568</text:p>
          </table:table-cell>
          <table:table-cell table:style-name="ce2" table:formula="of:=AVERAGE([$'Gini per capita'.L61:.L64])" office:value-type="float" office:value="0.380070356686852" calcext:value-type="float">
            <text:p>0,3800703567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2030" calcext:value-type="float">
            <text:p>2030</text:p>
          </table:table-cell>
          <table:table-cell table:formula="of:=AVERAGE([$'Gini per capita'.C65:.C68])" office:value-type="float" office:value="0.463165968590072" calcext:value-type="float">
            <text:p>0,4631659686</text:p>
          </table:table-cell>
          <table:table-cell table:formula="of:=AVERAGE([$'Gini per capita'.D65:.D68])" office:value-type="float" office:value="0.395304579950258" calcext:value-type="float">
            <text:p>0,39530458</text:p>
          </table:table-cell>
          <table:table-cell table:formula="of:=AVERAGE([$'Gini per capita'.E65:.E68])" office:value-type="float" office:value="0.451341599001372" calcext:value-type="float">
            <text:p>0,451341599</text:p>
          </table:table-cell>
          <table:table-cell table:formula="of:=AVERAGE([$'Gini per capita'.B65:.B68])" office:value-type="float" office:value="0.387062972490097" calcext:value-type="float">
            <text:p>0,3870629725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Gini per capita'.H65:.H68])" office:value-type="float" office:value="0.455018781491581" calcext:value-type="float">
            <text:p>0,4550187815</text:p>
          </table:table-cell>
          <table:table-cell table:style-name="ce2" table:formula="of:=AVERAGE([$'Gini per capita'.I65:.I68])" office:value-type="float" office:value="0.385627170973496" calcext:value-type="float">
            <text:p>0,385627171</text:p>
          </table:table-cell>
          <table:table-cell table:style-name="ce2" table:formula="of:=AVERAGE([$'Gini per capita'.J65:.J68])" office:value-type="float" office:value="0.444573923067572" calcext:value-type="float">
            <text:p>0,4445739231</text:p>
          </table:table-cell>
          <table:table-cell table:style-name="ce2" table:formula="of:=AVERAGE([$'Gini per capita'.G65:.G68])" office:value-type="float" office:value="0.37777940468172" calcext:value-type="float">
            <text:p>0,3777794047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Gini per capita'.M65:.M68])" office:value-type="float" office:value="0.438228718717504" calcext:value-type="float">
            <text:p>0,4382287187</text:p>
          </table:table-cell>
          <table:table-cell table:style-name="ce2" table:formula="of:=AVERAGE([$'Gini per capita'.N65:.N68])" office:value-type="float" office:value="0.387371481769831" calcext:value-type="float">
            <text:p>0,3873714818</text:p>
          </table:table-cell>
          <table:table-cell table:style-name="ce2" table:formula="of:=AVERAGE([$'Gini per capita'.O65:.O68])" office:value-type="float" office:value="0.431366734255451" calcext:value-type="float">
            <text:p>0,4313667343</text:p>
          </table:table-cell>
          <table:table-cell table:style-name="ce2" table:formula="of:=AVERAGE([$'Gini per capita'.L65:.L68])" office:value-type="float" office:value="0.380459508542064" calcext:value-type="float">
            <text:p>0,3804595085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2031" calcext:value-type="float">
            <text:p>2031</text:p>
          </table:table-cell>
          <table:table-cell table:formula="of:=AVERAGE([$'Gini per capita'.C69:.C72])" office:value-type="float" office:value="0.460238772126062" calcext:value-type="float">
            <text:p>0,4602387721</text:p>
          </table:table-cell>
          <table:table-cell table:formula="of:=AVERAGE([$'Gini per capita'.D69:.D72])" office:value-type="float" office:value="0.395837899824934" calcext:value-type="float">
            <text:p>0,3958378998</text:p>
          </table:table-cell>
          <table:table-cell table:formula="of:=AVERAGE([$'Gini per capita'.E69:.E72])" office:value-type="float" office:value="0.44938969077106" calcext:value-type="float">
            <text:p>0,4493896908</text:p>
          </table:table-cell>
          <table:table-cell table:formula="of:=AVERAGE([$'Gini per capita'.B69:.B72])" office:value-type="float" office:value="0.388574592036979" calcext:value-type="float">
            <text:p>0,388574592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Gini per capita'.H69:.H72])" office:value-type="float" office:value="0.448772535983234" calcext:value-type="float">
            <text:p>0,448772536</text:p>
          </table:table-cell>
          <table:table-cell table:style-name="ce2" table:formula="of:=AVERAGE([$'Gini per capita'.I69:.I72])" office:value-type="float" office:value="0.382145165148479" calcext:value-type="float">
            <text:p>0,3821451651</text:p>
          </table:table-cell>
          <table:table-cell table:style-name="ce2" table:formula="of:=AVERAGE([$'Gini per capita'.J69:.J72])" office:value-type="float" office:value="0.441210667840447" calcext:value-type="float">
            <text:p>0,4412106678</text:p>
          </table:table-cell>
          <table:table-cell table:style-name="ce2" table:formula="of:=AVERAGE([$'Gini per capita'.G69:.G72])" office:value-type="float" office:value="0.376842025768025" calcext:value-type="float">
            <text:p>0,3768420258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Gini per capita'.M69:.M72])" office:value-type="float" office:value="0.444503034122167" calcext:value-type="float">
            <text:p>0,4445030341</text:p>
          </table:table-cell>
          <table:table-cell table:style-name="ce2" table:formula="of:=AVERAGE([$'Gini per capita'.N69:.N72])" office:value-type="float" office:value="0.392112094839261" calcext:value-type="float">
            <text:p>0,3921120948</text:p>
          </table:table-cell>
          <table:table-cell table:style-name="ce2" table:formula="of:=AVERAGE([$'Gini per capita'.O69:.O72])" office:value-type="float" office:value="0.438450712982294" calcext:value-type="float">
            <text:p>0,438450713</text:p>
          </table:table-cell>
          <table:table-cell table:style-name="ce2" table:formula="of:=AVERAGE([$'Gini per capita'.L69:.L72])" office:value-type="float" office:value="0.387334562329085" calcext:value-type="float">
            <text:p>0,3873345623</text:p>
          </table:table-cell>
          <table:table-cell table:number-columns-repeated="1009"/>
        </table:table-row>
        <table:table-row table:style-name="ro2">
          <table:table-cell table:formula="of:=[.A21]+1" office:value-type="float" office:value="2032" calcext:value-type="float">
            <text:p>2032</text:p>
          </table:table-cell>
          <table:table-cell table:formula="of:=AVERAGE([$'Gini per capita'.C73:.C76])" office:value-type="float" office:value="0.463854211783831" calcext:value-type="float">
            <text:p>0,4638542118</text:p>
          </table:table-cell>
          <table:table-cell table:formula="of:=AVERAGE([$'Gini per capita'.D73:.D76])" office:value-type="float" office:value="0.400408486732828" calcext:value-type="float">
            <text:p>0,4004084867</text:p>
          </table:table-cell>
          <table:table-cell table:formula="of:=AVERAGE([$'Gini per capita'.E73:.E76])" office:value-type="float" office:value="0.457528847554518" calcext:value-type="float">
            <text:p>0,4575288476</text:p>
          </table:table-cell>
          <table:table-cell table:formula="of:=AVERAGE([$'Gini per capita'.B73:.B76])" office:value-type="float" office:value="0.395484089637804" calcext:value-type="float">
            <text:p>0,3954840896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Gini per capita'.H73:.H76])" office:value-type="float" office:value="0.450917771121836" calcext:value-type="float">
            <text:p>0,4509177711</text:p>
          </table:table-cell>
          <table:table-cell table:style-name="ce2" table:formula="of:=AVERAGE([$'Gini per capita'.I73:.I76])" office:value-type="float" office:value="0.382935320551501" calcext:value-type="float">
            <text:p>0,3829353206</text:p>
          </table:table-cell>
          <table:table-cell table:style-name="ce2" table:formula="of:=AVERAGE([$'Gini per capita'.J73:.J76])" office:value-type="float" office:value="0.446986061745432" calcext:value-type="float">
            <text:p>0,4469860617</text:p>
          </table:table-cell>
          <table:table-cell table:style-name="ce2" table:formula="of:=AVERAGE([$'Gini per capita'.G73:.G76])" office:value-type="float" office:value="0.379490106446308" calcext:value-type="float">
            <text:p>0,3794901064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Gini per capita'.M73:.M76])" office:value-type="float" office:value="0.447765449198966" calcext:value-type="float">
            <text:p>0,4477654492</text:p>
          </table:table-cell>
          <table:table-cell table:style-name="ce2" table:formula="of:=AVERAGE([$'Gini per capita'.N73:.N76])" office:value-type="float" office:value="0.39314434312033" calcext:value-type="float">
            <text:p>0,3931443431</text:p>
          </table:table-cell>
          <table:table-cell table:style-name="ce2" table:formula="of:=AVERAGE([$'Gini per capita'.O73:.O76])" office:value-type="float" office:value="0.443083015950352" calcext:value-type="float">
            <text:p>0,443083016</text:p>
          </table:table-cell>
          <table:table-cell table:style-name="ce2" table:formula="of:=AVERAGE([$'Gini per capita'.L73:.L76])" office:value-type="float" office:value="0.389517472243511" calcext:value-type="float">
            <text:p>0,3895174722</text:p>
          </table:table-cell>
          <table:table-cell table:number-columns-repeated="1009"/>
        </table:table-row>
        <table:table-row table:style-name="ro2">
          <table:table-cell table:formula="of:=[.A22]+1" office:value-type="float" office:value="2033" calcext:value-type="float">
            <text:p>2033</text:p>
          </table:table-cell>
          <table:table-cell table:formula="of:=AVERAGE([$'Gini per capita'.C77:.C80])" office:value-type="float" office:value="0.450603232400997" calcext:value-type="float">
            <text:p>0,4506032324</text:p>
          </table:table-cell>
          <table:table-cell table:formula="of:=AVERAGE([$'Gini per capita'.D77:.D80])" office:value-type="float" office:value="0.395190192923282" calcext:value-type="float">
            <text:p>0,3951901929</text:p>
          </table:table-cell>
          <table:table-cell table:formula="of:=AVERAGE([$'Gini per capita'.E77:.E80])" office:value-type="float" office:value="0.444711941686696" calcext:value-type="float">
            <text:p>0,4447119417</text:p>
          </table:table-cell>
          <table:table-cell table:formula="of:=AVERAGE([$'Gini per capita'.B77:.B80])" office:value-type="float" office:value="0.391828551209303" calcext:value-type="float">
            <text:p>0,3918285512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Gini per capita'.H77:.H80])" office:value-type="float" office:value="0.454920690742951" calcext:value-type="float">
            <text:p>0,4549206907</text:p>
          </table:table-cell>
          <table:table-cell table:style-name="ce2" table:formula="of:=AVERAGE([$'Gini per capita'.I77:.I80])" office:value-type="float" office:value="0.384904180185431" calcext:value-type="float">
            <text:p>0,3849041802</text:p>
          </table:table-cell>
          <table:table-cell table:style-name="ce2" table:formula="of:=AVERAGE([$'Gini per capita'.J77:.J80])" office:value-type="float" office:value="0.451962413957506" calcext:value-type="float">
            <text:p>0,451962414</text:p>
          </table:table-cell>
          <table:table-cell table:style-name="ce2" table:formula="of:=AVERAGE([$'Gini per capita'.G77:.G80])" office:value-type="float" office:value="0.382394429922743" calcext:value-type="float">
            <text:p>0,3823944299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Gini per capita'.M77:.M80])" office:value-type="float" office:value="0.437963570253078" calcext:value-type="float">
            <text:p>0,4379635703</text:p>
          </table:table-cell>
          <table:table-cell table:style-name="ce2" table:formula="of:=AVERAGE([$'Gini per capita'.N77:.N80])" office:value-type="float" office:value="0.38387517090456" calcext:value-type="float">
            <text:p>0,3838751709</text:p>
          </table:table-cell>
          <table:table-cell table:style-name="ce2" table:formula="of:=AVERAGE([$'Gini per capita'.O77:.O80])" office:value-type="float" office:value="0.434247447907969" calcext:value-type="float">
            <text:p>0,4342474479</text:p>
          </table:table-cell>
          <table:table-cell table:style-name="ce2" table:formula="of:=AVERAGE([$'Gini per capita'.L77:.L80])" office:value-type="float" office:value="0.380896346605624" calcext:value-type="float">
            <text:p>0,3808963466</text:p>
          </table:table-cell>
          <table:table-cell table:number-columns-repeated="1009"/>
        </table:table-row>
        <table:table-row table:style-name="ro2">
          <table:table-cell table:formula="of:=[.A23]+1" office:value-type="float" office:value="2034" calcext:value-type="float">
            <text:p>2034</text:p>
          </table:table-cell>
          <table:table-cell table:formula="of:=AVERAGE([$'Gini per capita'.C81:.C84])" office:value-type="float" office:value="0.444818517190172" calcext:value-type="float">
            <text:p>0,4448185172</text:p>
          </table:table-cell>
          <table:table-cell table:formula="of:=AVERAGE([$'Gini per capita'.D81:.D84])" office:value-type="float" office:value="0.392883214824213" calcext:value-type="float">
            <text:p>0,3928832148</text:p>
          </table:table-cell>
          <table:table-cell table:formula="of:=AVERAGE([$'Gini per capita'.E81:.E84])" office:value-type="float" office:value="0.440446881357076" calcext:value-type="float">
            <text:p>0,4404468814</text:p>
          </table:table-cell>
          <table:table-cell table:formula="of:=AVERAGE([$'Gini per capita'.B81:.B84])" office:value-type="float" office:value="0.390107537904102" calcext:value-type="float">
            <text:p>0,3901075379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Gini per capita'.H81:.H84])" office:value-type="float" office:value="0.448239187679752" calcext:value-type="float">
            <text:p>0,4482391877</text:p>
          </table:table-cell>
          <table:table-cell table:style-name="ce2" table:formula="of:=AVERAGE([$'Gini per capita'.I81:.I84])" office:value-type="float" office:value="0.379094518573004" calcext:value-type="float">
            <text:p>0,3790945186</text:p>
          </table:table-cell>
          <table:table-cell table:style-name="ce2" table:formula="of:=AVERAGE([$'Gini per capita'.J81:.J84])" office:value-type="float" office:value="0.44487982261157" calcext:value-type="float">
            <text:p>0,4448798226</text:p>
          </table:table-cell>
          <table:table-cell table:style-name="ce2" table:formula="of:=AVERAGE([$'Gini per capita'.G81:.G84])" office:value-type="float" office:value="0.376286988905565" calcext:value-type="float">
            <text:p>0,3762869889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Gini per capita'.M81:.M84])" office:value-type="float" office:value="0.436792199454636" calcext:value-type="float">
            <text:p>0,4367921995</text:p>
          </table:table-cell>
          <table:table-cell table:style-name="ce2" table:formula="of:=AVERAGE([$'Gini per capita'.N81:.N84])" office:value-type="float" office:value="0.384104610910421" calcext:value-type="float">
            <text:p>0,3841046109</text:p>
          </table:table-cell>
          <table:table-cell table:style-name="ce2" table:formula="of:=AVERAGE([$'Gini per capita'.O81:.O84])" office:value-type="float" office:value="0.433983351907608" calcext:value-type="float">
            <text:p>0,4339833519</text:p>
          </table:table-cell>
          <table:table-cell table:style-name="ce2" table:formula="of:=AVERAGE([$'Gini per capita'.L81:.L84])" office:value-type="float" office:value="0.381884108123771" calcext:value-type="float">
            <text:p>0,3818841081</text:p>
          </table:table-cell>
          <table:table-cell table:number-columns-repeated="1009"/>
        </table:table-row>
        <table:table-row table:style-name="ro2">
          <table:table-cell table:formula="of:=[.A24]+1" office:value-type="float" office:value="2035" calcext:value-type="float">
            <text:p>2035</text:p>
          </table:table-cell>
          <table:table-cell table:formula="of:=AVERAGE([$'Gini per capita'.C85:.C88])" office:value-type="float" office:value="0.441753041723963" calcext:value-type="float">
            <text:p>0,4417530417</text:p>
          </table:table-cell>
          <table:table-cell table:formula="of:=AVERAGE([$'Gini per capita'.D85:.D88])" office:value-type="float" office:value="0.393886828405976" calcext:value-type="float">
            <text:p>0,3938868284</text:p>
          </table:table-cell>
          <table:table-cell table:formula="of:=AVERAGE([$'Gini per capita'.E85:.E88])" office:value-type="float" office:value="0.43861779070989" calcext:value-type="float">
            <text:p>0,4386177907</text:p>
          </table:table-cell>
          <table:table-cell table:formula="of:=AVERAGE([$'Gini per capita'.B85:.B88])" office:value-type="float" office:value="0.391987250870019" calcext:value-type="float">
            <text:p>0,3919872509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Gini per capita'.H85:.H88])" office:value-type="float" office:value="0.43839623031873" calcext:value-type="float">
            <text:p>0,4383962303</text:p>
          </table:table-cell>
          <table:table-cell table:style-name="ce2" table:formula="of:=AVERAGE([$'Gini per capita'.I85:.I88])" office:value-type="float" office:value="0.370321165070537" calcext:value-type="float">
            <text:p>0,3703211651</text:p>
          </table:table-cell>
          <table:table-cell table:style-name="ce2" table:formula="of:=AVERAGE([$'Gini per capita'.J85:.J88])" office:value-type="float" office:value="0.437181069668168" calcext:value-type="float">
            <text:p>0,4371810697</text:p>
          </table:table-cell>
          <table:table-cell table:style-name="ce2" table:formula="of:=AVERAGE([$'Gini per capita'.G85:.G88])" office:value-type="float" office:value="0.367650678162045" calcext:value-type="float">
            <text:p>0,3676506782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Gini per capita'.M85:.M88])" office:value-type="float" office:value="0.425742577440159" calcext:value-type="float">
            <text:p>0,4257425774</text:p>
          </table:table-cell>
          <table:table-cell table:style-name="ce2" table:formula="of:=AVERAGE([$'Gini per capita'.N85:.N88])" office:value-type="float" office:value="0.383725010063026" calcext:value-type="float">
            <text:p>0,3837250101</text:p>
          </table:table-cell>
          <table:table-cell table:style-name="ce2" table:formula="of:=AVERAGE([$'Gini per capita'.O85:.O88])" office:value-type="float" office:value="0.423665529180441" calcext:value-type="float">
            <text:p>0,4236655292</text:p>
          </table:table-cell>
          <table:table-cell table:style-name="ce2" table:formula="of:=AVERAGE([$'Gini per capita'.L85:.L88])" office:value-type="float" office:value="0.381912702072423" calcext:value-type="float">
            <text:p>0,3819127021</text:p>
          </table:table-cell>
          <table:table-cell table:number-columns-repeated="1009"/>
        </table:table-row>
        <table:table-row table:style-name="ro2">
          <table:table-cell table:formula="of:=[.A25]+1" office:value-type="float" office:value="2036" calcext:value-type="float">
            <text:p>2036</text:p>
          </table:table-cell>
          <table:table-cell table:formula="of:=AVERAGE([$'Gini per capita'.C89:.C92])" office:value-type="float" office:value="0.43817723996419" calcext:value-type="float">
            <text:p>0,43817724</text:p>
          </table:table-cell>
          <table:table-cell table:formula="of:=AVERAGE([$'Gini per capita'.D89:.D92])" office:value-type="float" office:value="0.390820495230296" calcext:value-type="float">
            <text:p>0,3908204952</text:p>
          </table:table-cell>
          <table:table-cell table:formula="of:=AVERAGE([$'Gini per capita'.E89:.E92])" office:value-type="float" office:value="0.435444975174055" calcext:value-type="float">
            <text:p>0,4354449752</text:p>
          </table:table-cell>
          <table:table-cell table:formula="of:=AVERAGE([$'Gini per capita'.B89:.B92])" office:value-type="float" office:value="0.388992662794172" calcext:value-type="float">
            <text:p>0,3889926628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Gini per capita'.H89:.H92])" office:value-type="float" office:value="0.428524159417423" calcext:value-type="float">
            <text:p>0,4285241594</text:p>
          </table:table-cell>
          <table:table-cell table:style-name="ce2" table:formula="of:=AVERAGE([$'Gini per capita'.I89:.I92])" office:value-type="float" office:value="0.364048584031415" calcext:value-type="float">
            <text:p>0,364048584</text:p>
          </table:table-cell>
          <table:table-cell table:style-name="ce2" table:formula="of:=AVERAGE([$'Gini per capita'.J89:.J92])" office:value-type="float" office:value="0.425996256968319" calcext:value-type="float">
            <text:p>0,425996257</text:p>
          </table:table-cell>
          <table:table-cell table:style-name="ce2" table:formula="of:=AVERAGE([$'Gini per capita'.G89:.G92])" office:value-type="float" office:value="0.361468240979342" calcext:value-type="float">
            <text:p>0,361468241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Gini per capita'.M89:.M92])" office:value-type="float" office:value="0.419528968374255" calcext:value-type="float">
            <text:p>0,4195289684</text:p>
          </table:table-cell>
          <table:table-cell table:style-name="ce2" table:formula="of:=AVERAGE([$'Gini per capita'.N89:.N92])" office:value-type="float" office:value="0.382172537791926" calcext:value-type="float">
            <text:p>0,3821725378</text:p>
          </table:table-cell>
          <table:table-cell table:style-name="ce2" table:formula="of:=AVERAGE([$'Gini per capita'.O89:.O92])" office:value-type="float" office:value="0.416225853428825" calcext:value-type="float">
            <text:p>0,4162258534</text:p>
          </table:table-cell>
          <table:table-cell table:style-name="ce2" table:formula="of:=AVERAGE([$'Gini per capita'.L89:.L92])" office:value-type="float" office:value="0.380207357251727" calcext:value-type="float">
            <text:p>0,3802073573</text:p>
          </table:table-cell>
          <table:table-cell table:number-columns-repeated="1009"/>
        </table:table-row>
        <table:table-row table:style-name="ro2">
          <table:table-cell table:formula="of:=[.A26]+1" office:value-type="float" office:value="2037" calcext:value-type="float">
            <text:p>2037</text:p>
          </table:table-cell>
          <table:table-cell table:formula="of:=AVERAGE([$'Gini per capita'.C93:.C96])" office:value-type="float" office:value="0.4477588695628" calcext:value-type="float">
            <text:p>0,4477588696</text:p>
          </table:table-cell>
          <table:table-cell table:formula="of:=AVERAGE([$'Gini per capita'.D93:.D96])" office:value-type="float" office:value="0.391271557926576" calcext:value-type="float">
            <text:p>0,3912715579</text:p>
          </table:table-cell>
          <table:table-cell table:formula="of:=AVERAGE([$'Gini per capita'.E93:.E96])" office:value-type="float" office:value="0.444233704845759" calcext:value-type="float">
            <text:p>0,4442337048</text:p>
          </table:table-cell>
          <table:table-cell table:formula="of:=AVERAGE([$'Gini per capita'.B93:.B96])" office:value-type="float" office:value="0.389530510333844" calcext:value-type="float">
            <text:p>0,3895305103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Gini per capita'.H93:.H96])" office:value-type="float" office:value="0.432510379285154" calcext:value-type="float">
            <text:p>0,4325103793</text:p>
          </table:table-cell>
          <table:table-cell table:style-name="ce2" table:formula="of:=AVERAGE([$'Gini per capita'.I93:.I96])" office:value-type="float" office:value="0.365233757073817" calcext:value-type="float">
            <text:p>0,3652337571</text:p>
          </table:table-cell>
          <table:table-cell table:style-name="ce2" table:formula="of:=AVERAGE([$'Gini per capita'.J93:.J96])" office:value-type="float" office:value="0.430722191360231" calcext:value-type="float">
            <text:p>0,4307221914</text:p>
          </table:table-cell>
          <table:table-cell table:style-name="ce2" table:formula="of:=AVERAGE([$'Gini per capita'.G93:.G96])" office:value-type="float" office:value="0.363903703022976" calcext:value-type="float">
            <text:p>0,363903703</text:p>
          </table:table-cell>
          <table:table-cell table:style-name="ce2" table:formula="of:=[.K26]+1" office:value-type="float" office:value="2037" calcext:value-type="float">
            <text:p>2037</text:p>
            <draw:frame table:end-cell-address="'Gini yearly'.U61" table:end-x="0.04mm" table:end-y="1.36mm" draw:z-index="1" draw:name="Chart 6" draw:style-name="gr1" draw:text-style-name="P1" svg:width="200.75mm" svg:height="178.49mm" svg:x="18.56mm" svg:y="2.8mm">
              <draw:object draw:notify-on-update-of-ranges="'Gini yearly'.G3:'Gini yearly'.G3 'Gini yearly'.G4:'Gini yearly'.G30 'Gini yearly'.A4:'Gini yearly'.A30 'Gini yearly'.H3:'Gini yearly'.H3 'Gini yearly'.H4:'Gini yearly'.H30 'Gini yearly'.A4:'Gini yearly'.A30 'Gini yearly'.I3:'Gini yearly'.I3 'Gini yearly'.I4:'Gini yearly'.I30 'Gini yearly'.A4:'Gini yearly'.A30 'Gini yearly'.J3:'Gini yearly'.J3 'Gini yearly'.J4:'Gini yearly'.J30 'Gini yearly'.A4:'Gini yearly'.A30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style-name="ce2" table:formula="of:=AVERAGE([$'Gini per capita'.M93:.M96])" office:value-type="float" office:value="0.416688941546231" calcext:value-type="float">
            <text:p>0,4166889415</text:p>
          </table:table-cell>
          <table:table-cell table:style-name="ce2" table:formula="of:=AVERAGE([$'Gini per capita'.N93:.N96])" office:value-type="float" office:value="0.381842718032721" calcext:value-type="float">
            <text:p>0,381842718</text:p>
          </table:table-cell>
          <table:table-cell table:style-name="ce2" table:formula="of:=AVERAGE([$'Gini per capita'.O93:.O96])" office:value-type="float" office:value="0.414687566031467" calcext:value-type="float">
            <text:p>0,414687566</text:p>
          </table:table-cell>
          <table:table-cell table:style-name="ce2" table:formula="of:=AVERAGE([$'Gini per capita'.L93:.L96])" office:value-type="float" office:value="0.380426446008676" calcext:value-type="float">
            <text:p>0,380426446</text:p>
          </table:table-cell>
          <table:table-cell table:number-columns-repeated="1009"/>
        </table:table-row>
        <table:table-row table:style-name="ro2">
          <table:table-cell table:formula="of:=[.A27]+1" office:value-type="float" office:value="2038" calcext:value-type="float">
            <text:p>2038</text:p>
          </table:table-cell>
          <table:table-cell table:formula="of:=AVERAGE([$'Gini per capita'.C97:.C100])" office:value-type="float" office:value="0.441591107402888" calcext:value-type="float">
            <text:p>0,4415911074</text:p>
          </table:table-cell>
          <table:table-cell table:formula="of:=AVERAGE([$'Gini per capita'.D97:.D100])" office:value-type="float" office:value="0.384589150579172" calcext:value-type="float">
            <text:p>0,3845891506</text:p>
          </table:table-cell>
          <table:table-cell table:formula="of:=AVERAGE([$'Gini per capita'.E97:.E100])" office:value-type="float" office:value="0.439267086299773" calcext:value-type="float">
            <text:p>0,4392670863</text:p>
          </table:table-cell>
          <table:table-cell table:formula="of:=AVERAGE([$'Gini per capita'.B97:.B100])" office:value-type="float" office:value="0.383455428270275" calcext:value-type="float">
            <text:p>0,3834554283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Gini per capita'.H97:.H100])" office:value-type="float" office:value="0.442385110729262" calcext:value-type="float">
            <text:p>0,4423851107</text:p>
          </table:table-cell>
          <table:table-cell table:style-name="ce2" table:formula="of:=AVERAGE([$'Gini per capita'.I97:.I100])" office:value-type="float" office:value="0.370562854109816" calcext:value-type="float">
            <text:p>0,3705628541</text:p>
          </table:table-cell>
          <table:table-cell table:style-name="ce2" table:formula="of:=AVERAGE([$'Gini per capita'.J97:.J100])" office:value-type="float" office:value="0.440079171669811" calcext:value-type="float">
            <text:p>0,4400791717</text:p>
          </table:table-cell>
          <table:table-cell table:style-name="ce2" table:formula="of:=AVERAGE([$'Gini per capita'.G97:.G100])" office:value-type="float" office:value="0.369609881110474" calcext:value-type="float">
            <text:p>0,3696098811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Gini per capita'.M97:.M100])" office:value-type="float" office:value="0.403834062748065" calcext:value-type="float">
            <text:p>0,4038340627</text:p>
          </table:table-cell>
          <table:table-cell table:style-name="ce2" table:formula="of:=AVERAGE([$'Gini per capita'.N97:.N100])" office:value-type="float" office:value="0.375919484476792" calcext:value-type="float">
            <text:p>0,3759194845</text:p>
          </table:table-cell>
          <table:table-cell table:style-name="ce2" table:formula="of:=AVERAGE([$'Gini per capita'.O97:.O100])" office:value-type="float" office:value="0.402557609493495" calcext:value-type="float">
            <text:p>0,4025576095</text:p>
          </table:table-cell>
          <table:table-cell table:style-name="ce2" table:formula="of:=AVERAGE([$'Gini per capita'.L97:.L100])" office:value-type="float" office:value="0.374971837343257" calcext:value-type="float">
            <text:p>0,3749718373</text:p>
          </table:table-cell>
          <table:table-cell table:number-columns-repeated="1009"/>
        </table:table-row>
        <table:table-row table:style-name="ro2">
          <table:table-cell table:formula="of:=[.A28]+1" office:value-type="float" office:value="2039" calcext:value-type="float">
            <text:p>2039</text:p>
          </table:table-cell>
          <table:table-cell table:formula="of:=AVERAGE([$'Gini per capita'.C101:.C104])" office:value-type="float" office:value="0.431587015676915" calcext:value-type="float">
            <text:p>0,4315870157</text:p>
          </table:table-cell>
          <table:table-cell table:formula="of:=AVERAGE([$'Gini per capita'.D101:.D104])" office:value-type="float" office:value="0.382700536432439" calcext:value-type="float">
            <text:p>0,3827005364</text:p>
          </table:table-cell>
          <table:table-cell table:formula="of:=AVERAGE([$'Gini per capita'.E101:.E104])" office:value-type="float" office:value="0.430598302788973" calcext:value-type="float">
            <text:p>0,4305983028</text:p>
          </table:table-cell>
          <table:table-cell table:formula="of:=AVERAGE([$'Gini per capita'.B101:.B104])" office:value-type="float" office:value="0.381727785171117" calcext:value-type="float">
            <text:p>0,3817277852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Gini per capita'.H101:.H104])" office:value-type="float" office:value="0.432346164521137" calcext:value-type="float">
            <text:p>0,4323461645</text:p>
          </table:table-cell>
          <table:table-cell table:style-name="ce2" table:formula="of:=AVERAGE([$'Gini per capita'.I101:.I104])" office:value-type="float" office:value="0.364398644067128" calcext:value-type="float">
            <text:p>0,3643986441</text:p>
          </table:table-cell>
          <table:table-cell table:style-name="ce2" table:formula="of:=AVERAGE([$'Gini per capita'.J101:.J104])" office:value-type="float" office:value="0.429292837961522" calcext:value-type="float">
            <text:p>0,429292838</text:p>
          </table:table-cell>
          <table:table-cell table:style-name="ce2" table:formula="of:=AVERAGE([$'Gini per capita'.G101:.G104])" office:value-type="float" office:value="0.36327950777144" calcext:value-type="float">
            <text:p>0,3632795078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Gini per capita'.M101:.M104])" office:value-type="float" office:value="0.409984606354281" calcext:value-type="float">
            <text:p>0,4099846064</text:p>
          </table:table-cell>
          <table:table-cell table:style-name="ce2" table:formula="of:=AVERAGE([$'Gini per capita'.N101:.N104])" office:value-type="float" office:value="0.387130139088239" calcext:value-type="float">
            <text:p>0,3871301391</text:p>
          </table:table-cell>
          <table:table-cell table:style-name="ce2" table:formula="of:=AVERAGE([$'Gini per capita'.O101:.O104])" office:value-type="float" office:value="0.408974738268742" calcext:value-type="float">
            <text:p>0,4089747383</text:p>
          </table:table-cell>
          <table:table-cell table:style-name="ce2" table:formula="of:=AVERAGE([$'Gini per capita'.L101:.L104])" office:value-type="float" office:value="0.386697923221785" calcext:value-type="float">
            <text:p>0,3866979232</text:p>
          </table:table-cell>
          <table:table-cell table:number-columns-repeated="1009"/>
        </table:table-row>
        <table:table-row table:style-name="ro2">
          <table:table-cell table:formula="of:=[.A29]+1" office:value-type="float" office:value="2040" calcext:value-type="float">
            <text:p>2040</text:p>
          </table:table-cell>
          <table:table-cell table:formula="of:=AVERAGE([$'Gini per capita'.C105:.C108])" office:value-type="float" office:value="0.435669685369748" calcext:value-type="float">
            <text:p>0,4356696854</text:p>
          </table:table-cell>
          <table:table-cell table:formula="of:=AVERAGE([$'Gini per capita'.D105:.D108])" office:value-type="float" office:value="0.389009975513772" calcext:value-type="float">
            <text:p>0,3890099755</text:p>
          </table:table-cell>
          <table:table-cell table:formula="of:=AVERAGE([$'Gini per capita'.E105:.E108])" office:value-type="float" office:value="0.437367119350724" calcext:value-type="float">
            <text:p>0,4373671194</text:p>
          </table:table-cell>
          <table:table-cell table:formula="of:=AVERAGE([$'Gini per capita'.B105:.B108])" office:value-type="float" office:value="0.387774355000758" calcext:value-type="float">
            <text:p>0,387774355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Gini per capita'.H105:.H108])" office:value-type="float" office:value="0.427364972372547" calcext:value-type="float">
            <text:p>0,4273649724</text:p>
          </table:table-cell>
          <table:table-cell table:style-name="ce2" table:formula="of:=AVERAGE([$'Gini per capita'.I105:.I108])" office:value-type="float" office:value="0.36479794634749" calcext:value-type="float">
            <text:p>0,3647979463</text:p>
          </table:table-cell>
          <table:table-cell table:style-name="ce2" table:formula="of:=AVERAGE([$'Gini per capita'.J105:.J108])" office:value-type="float" office:value="0.425328396555284" calcext:value-type="float">
            <text:p>0,4253283966</text:p>
          </table:table-cell>
          <table:table-cell table:style-name="ce2" table:formula="of:=AVERAGE([$'Gini per capita'.G105:.G108])" office:value-type="float" office:value="0.364594862778125" calcext:value-type="float">
            <text:p>0,3645948628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Gini per capita'.M105:.M108])" office:value-type="float" office:value="0.412546874225066" calcext:value-type="float">
            <text:p>0,4125468742</text:p>
          </table:table-cell>
          <table:table-cell table:style-name="ce2" table:formula="of:=AVERAGE([$'Gini per capita'.N105:.N108])" office:value-type="float" office:value="0.391221735531452" calcext:value-type="float">
            <text:p>0,3912217355</text:p>
          </table:table-cell>
          <table:table-cell table:style-name="ce2" table:formula="of:=AVERAGE([$'Gini per capita'.O105:.O108])" office:value-type="float" office:value="0.410268197244368" calcext:value-type="float">
            <text:p>0,4102681972</text:p>
          </table:table-cell>
          <table:table-cell table:style-name="ce2" table:formula="of:=AVERAGE([$'Gini per capita'.L105:.L108])" office:value-type="float" office:value="0.390773616332461" calcext:value-type="float">
            <text:p>0,3907736163</text:p>
          </table:table-cell>
          <table:table-cell table:number-columns-repeated="1009"/>
        </table:table-row>
        <table:table-row table:style-name="ro2" table:number-rows-repeated="5">
          <table:table-cell table:number-columns-repeated="1024"/>
        </table:table-row>
        <table:table-row table:style-name="ro2">
          <table:table-cell>
            <draw:frame table:end-cell-address="'Gini yearly'.E74" table:end-x="7.17mm" table:end-y="0.04mm" draw:z-index="0" draw:name="Chart 1" draw:style-name="gr1" draw:text-style-name="P1" svg:width="240mm" svg:height="200mm" svg:x="0mm" svg:y="1.14mm">
              <draw:object draw:notify-on-update-of-ranges="'Gini yearly'.A4:'Gini yearly'.A30 'Gini yearly'.B3:'Gini yearly'.B3 'Gini yearly'.B4:'Gini yearly'.B30 'Gini yearly'.A4:'Gini yearly'.A30 'Gini yearly'.C3:'Gini yearly'.C3 'Gini yearly'.C4:'Gini yearly'.C30 'Gini yearly'.A4:'Gini yearly'.A30 'Gini yearly'.D3:'Gini yearly'.D3 'Gini yearly'.D4:'Gini yearly'.D30 'Gini yearly'.A4:'Gini yearly'.A30 'Gini yearly'.E3:'Gini yearly'.E3 'Gini yearly'.E4:'Gini yearly'.E3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2" table:number-rows-repeated="104853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Decile ratio" table:style-name="ta3">
        <table:table-column table:style-name="co6" table:default-cell-style-name="Default"/>
        <table:table-row table:style-name="ro5">
          <table:table-cell/>
        </table:table-row>
      </table:table>
      <table:table table:name="Decile ratio yearly" table:style-name="ta5">
        <table:table-column table:style-name="co7" table:number-columns-repeated="5" table:default-cell-style-name="ce2"/>
        <table:table-column table:style-name="co2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formula="of:=[$'Decile ratio'.C4]" office:value-type="float" office:value="0" calcext:value-type="float">
            <text:p>0</text:p>
          </table:table-cell>
          <table:table-cell table:formula="of:=[$'Decile ratio'.D4]" office:value-type="float" office:value="0" calcext:value-type="float">
            <text:p>0</text:p>
          </table:table-cell>
          <table:table-cell table:formula="of:=[$'Decile ratio'.E4]" office:value-type="float" office:value="0" calcext:value-type="float">
            <text:p>0</text:p>
          </table:table-cell>
          <table:table-cell table:formula="of:=[$'Decile ratio'.B4]" office:value-type="float" office:value="0" calcext:value-type="float">
            <text:p>0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B4]" office:value-type="float" office:value="8.9558054274" calcext:value-type="float">
            <text:p>8,9558054274</text:p>
          </table:table-cell>
          <table:table-cell table:style-name="ce2" table:formula="of:=[.C4]" office:value-type="float" office:value="6.9114890221" calcext:value-type="float">
            <text:p>6,9114890221</text:p>
          </table:table-cell>
          <table:table-cell table:style-name="ce2" table:formula="of:=[.D4]" office:value-type="float" office:value="8.5895475335" calcext:value-type="float">
            <text:p>8,5895475335</text:p>
          </table:table-cell>
          <table:table-cell table:style-name="ce2" table:formula="of:=[.E4]" office:value-type="float" office:value="6.517241482" calcext:value-type="float">
            <text:p>6,517241482</text:p>
          </table:table-cell>
          <table:table-cell table:style-name="ce2" office:value-type="float" office:value="2014" calcext:value-type="float">
            <text:p>2014</text:p>
          </table:table-cell>
          <table:table-cell table:style-name="ce2" table:formula="of:=[.G4]" office:value-type="float" office:value="8.9558054274" calcext:value-type="float">
            <text:p>8,9558054274</text:p>
          </table:table-cell>
          <table:table-cell table:style-name="ce2" table:formula="of:=[.H4]" office:value-type="float" office:value="6.9114890221" calcext:value-type="float">
            <text:p>6,9114890221</text:p>
          </table:table-cell>
          <table:table-cell table:style-name="ce2" table:formula="of:=[.I4]" office:value-type="float" office:value="8.5895475335" calcext:value-type="float">
            <text:p>8,5895475335</text:p>
          </table:table-cell>
          <table:table-cell table:style-name="ce2" table:formula="of:=[.J4]" office:value-type="float" office:value="6.517241482" calcext:value-type="float">
            <text:p>6,517241482</text:p>
          </table:table-cell>
          <table:table-cell table:number-columns-repeated="1009"/>
        </table:table-row>
        <table:table-row table:style-name="ro2">
          <table:table-cell table:formula="of:=[.A4]+1" office:value-type="float" office:value="2015" calcext:value-type="float">
            <text:p>2015</text:p>
          </table:table-cell>
          <table:table-cell table:formula="of:=AVERAGE([$'Decile ratio'.C5:.C8])" office:value-type="string" office:string-value="" calcext:value-type="error">
            <text:p>#DIV/0!</text:p>
          </table:table-cell>
          <table:table-cell table:formula="of:=AVERAGE([$'Decile ratio'.D5:.D8])" office:value-type="string" office:string-value="" calcext:value-type="error">
            <text:p>#DIV/0!</text:p>
          </table:table-cell>
          <table:table-cell table:formula="of:=AVERAGE([$'Decile ratio'.E5:.E8])" office:value-type="string" office:string-value="" calcext:value-type="error">
            <text:p>#DIV/0!</text:p>
          </table:table-cell>
          <table:table-cell table:formula="of:=AVERAGE([$'Decile ratio'.B5:.B8])" office:value-type="string" office:string-value="" calcext:value-type="error">
            <text:p>#DIV/0!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2" table:formula="of:=AVERAGE([$'Decile ratio'.I5:.I8])" office:value-type="float" office:value="10.8792229079172" calcext:value-type="float">
            <text:p>10,8792229079</text:p>
          </table:table-cell>
          <table:table-cell table:style-name="ce2" table:formula="of:=AVERAGE([$'Decile ratio'.J5:.J8])" office:value-type="float" office:value="8.37130278918481" calcext:value-type="float">
            <text:p>8,3713027892</text:p>
          </table:table-cell>
          <table:table-cell table:style-name="ce2" table:formula="of:=AVERAGE([$'Decile ratio'.K5:.K8])" office:value-type="float" office:value="8.89713541766048" calcext:value-type="float">
            <text:p>8,8971354177</text:p>
          </table:table-cell>
          <table:table-cell table:style-name="ce2" table:formula="of:=AVERAGE([$'Decile ratio'.H5:.H8])" office:value-type="float" office:value="6.96237499846807" calcext:value-type="float">
            <text:p>6,9623749985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2" table:formula="of:=AVERAGE([$'Decile ratio'.O5:.O8])" office:value-type="float" office:value="10.8792229079172" calcext:value-type="float">
            <text:p>10,8792229079</text:p>
          </table:table-cell>
          <table:table-cell table:style-name="ce2" table:formula="of:=AVERAGE([$'Decile ratio'.P5:.P8])" office:value-type="float" office:value="8.37130278918481" calcext:value-type="float">
            <text:p>8,3713027892</text:p>
          </table:table-cell>
          <table:table-cell table:style-name="ce2" table:formula="of:=AVERAGE([$'Decile ratio'.Q5:.Q8])" office:value-type="float" office:value="8.89713541766048" calcext:value-type="float">
            <text:p>8,8971354177</text:p>
          </table:table-cell>
          <table:table-cell table:style-name="ce2" table:formula="of:=AVERAGE([$'Decile ratio'.N5:.N8])" office:value-type="float" office:value="6.96237499846807" calcext:value-type="float">
            <text:p>6,9623749985</text:p>
          </table:table-cell>
          <table:table-cell table:number-columns-repeated="1009"/>
        </table:table-row>
        <table:table-row table:style-name="ro2">
          <table:table-cell table:formula="of:=[.A5]+1" office:value-type="float" office:value="2016" calcext:value-type="float">
            <text:p>2016</text:p>
          </table:table-cell>
          <table:table-cell table:formula="of:=AVERAGE([$'Decile ratio'.C9:.C12])" office:value-type="string" office:string-value="" calcext:value-type="error">
            <text:p>#DIV/0!</text:p>
          </table:table-cell>
          <table:table-cell table:formula="of:=AVERAGE([$'Decile ratio'.D9:.D12])" office:value-type="string" office:string-value="" calcext:value-type="error">
            <text:p>#DIV/0!</text:p>
          </table:table-cell>
          <table:table-cell table:formula="of:=AVERAGE([$'Decile ratio'.E9:.E12])" office:value-type="string" office:string-value="" calcext:value-type="error">
            <text:p>#DIV/0!</text:p>
          </table:table-cell>
          <table:table-cell table:formula="of:=AVERAGE([$'Decile ratio'.B9:.B12])" office:value-type="string" office:string-value="" calcext:value-type="error">
            <text:p>#DIV/0!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2" table:formula="of:=AVERAGE([$'Decile ratio'.I9:.I12])" office:value-type="float" office:value="10.6893976863501" calcext:value-type="float">
            <text:p>10,6893976864</text:p>
          </table:table-cell>
          <table:table-cell table:style-name="ce2" table:formula="of:=AVERAGE([$'Decile ratio'.J9:.J12])" office:value-type="float" office:value="8.30150427132526" calcext:value-type="float">
            <text:p>8,3015042713</text:p>
          </table:table-cell>
          <table:table-cell table:style-name="ce2" table:formula="of:=AVERAGE([$'Decile ratio'.K9:.K12])" office:value-type="float" office:value="8.4190139110746" calcext:value-type="float">
            <text:p>8,4190139111</text:p>
          </table:table-cell>
          <table:table-cell table:style-name="ce2" table:formula="of:=AVERAGE([$'Decile ratio'.H9:.H12])" office:value-type="float" office:value="6.89055612203274" calcext:value-type="float">
            <text:p>6,890556122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2" table:formula="of:=AVERAGE([$'Decile ratio'.O9:.O12])" office:value-type="float" office:value="10.6893976863501" calcext:value-type="float">
            <text:p>10,6893976864</text:p>
          </table:table-cell>
          <table:table-cell table:style-name="ce2" table:formula="of:=AVERAGE([$'Decile ratio'.P9:.P12])" office:value-type="float" office:value="8.30134491428039" calcext:value-type="float">
            <text:p>8,3013449143</text:p>
          </table:table-cell>
          <table:table-cell table:style-name="ce2" table:formula="of:=AVERAGE([$'Decile ratio'.Q9:.Q12])" office:value-type="float" office:value="8.4190139110746" calcext:value-type="float">
            <text:p>8,4190139111</text:p>
          </table:table-cell>
          <table:table-cell table:style-name="ce2" table:formula="of:=AVERAGE([$'Decile ratio'.N9:.N12])" office:value-type="float" office:value="6.89058905469373" calcext:value-type="float">
            <text:p>6,8905890547</text:p>
          </table:table-cell>
          <table:table-cell table:number-columns-repeated="1009"/>
        </table:table-row>
        <table:table-row table:style-name="ro2">
          <table:table-cell table:formula="of:=[.A6]+1" office:value-type="float" office:value="2017" calcext:value-type="float">
            <text:p>2017</text:p>
          </table:table-cell>
          <table:table-cell table:formula="of:=AVERAGE([$'Decile ratio'.C13:.C16])" office:value-type="string" office:string-value="" calcext:value-type="error">
            <text:p>#DIV/0!</text:p>
          </table:table-cell>
          <table:table-cell table:formula="of:=AVERAGE([$'Decile ratio'.D13:.D16])" office:value-type="string" office:string-value="" calcext:value-type="error">
            <text:p>#DIV/0!</text:p>
          </table:table-cell>
          <table:table-cell table:formula="of:=AVERAGE([$'Decile ratio'.E13:.E16])" office:value-type="string" office:string-value="" calcext:value-type="error">
            <text:p>#DIV/0!</text:p>
          </table:table-cell>
          <table:table-cell table:formula="of:=AVERAGE([$'Decile ratio'.B13:.B16])" office:value-type="string" office:string-value="" calcext:value-type="error">
            <text:p>#DIV/0!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2" table:formula="of:=AVERAGE([$'Decile ratio'.I13:.I16])" office:value-type="float" office:value="10.8942241681392" calcext:value-type="float">
            <text:p>10,8942241681</text:p>
          </table:table-cell>
          <table:table-cell table:style-name="ce2" table:formula="of:=AVERAGE([$'Decile ratio'.J13:.J16])" office:value-type="float" office:value="8.38602142301736" calcext:value-type="float">
            <text:p>8,386021423</text:p>
          </table:table-cell>
          <table:table-cell table:style-name="ce2" table:formula="of:=AVERAGE([$'Decile ratio'.K13:.K16])" office:value-type="float" office:value="8.4681752808297" calcext:value-type="float">
            <text:p>8,4681752808</text:p>
          </table:table-cell>
          <table:table-cell table:style-name="ce2" table:formula="of:=AVERAGE([$'Decile ratio'.H13:.H16])" office:value-type="float" office:value="6.78838155493239" calcext:value-type="float">
            <text:p>6,7883815549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2" table:formula="of:=AVERAGE([$'Decile ratio'.O13:.O16])" office:value-type="float" office:value="10.8942241681392" calcext:value-type="float">
            <text:p>10,8942241681</text:p>
          </table:table-cell>
          <table:table-cell table:style-name="ce2" table:formula="of:=AVERAGE([$'Decile ratio'.P13:.P16])" office:value-type="float" office:value="8.38599184408093" calcext:value-type="float">
            <text:p>8,3859918441</text:p>
          </table:table-cell>
          <table:table-cell table:style-name="ce2" table:formula="of:=AVERAGE([$'Decile ratio'.Q13:.Q16])" office:value-type="float" office:value="8.4681752808297" calcext:value-type="float">
            <text:p>8,4681752808</text:p>
          </table:table-cell>
          <table:table-cell table:style-name="ce2" table:formula="of:=AVERAGE([$'Decile ratio'.N13:.N16])" office:value-type="float" office:value="6.78856457016693" calcext:value-type="float">
            <text:p>6,7885645702</text:p>
          </table:table-cell>
          <table:table-cell table:number-columns-repeated="1009"/>
        </table:table-row>
        <table:table-row table:style-name="ro2">
          <table:table-cell table:formula="of:=[.A7]+1" office:value-type="float" office:value="2018" calcext:value-type="float">
            <text:p>2018</text:p>
          </table:table-cell>
          <table:table-cell table:formula="of:=AVERAGE([$'Decile ratio'.C17:.C20])" office:value-type="string" office:string-value="" calcext:value-type="error">
            <text:p>#DIV/0!</text:p>
          </table:table-cell>
          <table:table-cell table:formula="of:=AVERAGE([$'Decile ratio'.D17:.D20])" office:value-type="string" office:string-value="" calcext:value-type="error">
            <text:p>#DIV/0!</text:p>
          </table:table-cell>
          <table:table-cell table:formula="of:=AVERAGE([$'Decile ratio'.E17:.E20])" office:value-type="string" office:string-value="" calcext:value-type="error">
            <text:p>#DIV/0!</text:p>
          </table:table-cell>
          <table:table-cell table:formula="of:=AVERAGE([$'Decile ratio'.B17:.B20])" office:value-type="string" office:string-value="" calcext:value-type="error">
            <text:p>#DIV/0!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2" table:formula="of:=AVERAGE([$'Decile ratio'.I17:.I20])" office:value-type="float" office:value="10.8416494498489" calcext:value-type="float">
            <text:p>10,8416494498</text:p>
          </table:table-cell>
          <table:table-cell table:style-name="ce2" table:formula="of:=AVERAGE([$'Decile ratio'.J17:.J20])" office:value-type="float" office:value="8.30827478073628" calcext:value-type="float">
            <text:p>8,3082747807</text:p>
          </table:table-cell>
          <table:table-cell table:style-name="ce2" table:formula="of:=AVERAGE([$'Decile ratio'.K17:.K20])" office:value-type="float" office:value="8.44963649680881" calcext:value-type="float">
            <text:p>8,4496364968</text:p>
          </table:table-cell>
          <table:table-cell table:style-name="ce2" table:formula="of:=AVERAGE([$'Decile ratio'.H17:.H20])" office:value-type="float" office:value="6.70164668152784" calcext:value-type="float">
            <text:p>6,7016466815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2" table:formula="of:=AVERAGE([$'Decile ratio'.O17:.O20])" office:value-type="float" office:value="10.8416494498489" calcext:value-type="float">
            <text:p>10,8416494498</text:p>
          </table:table-cell>
          <table:table-cell table:style-name="ce2" table:formula="of:=AVERAGE([$'Decile ratio'.P17:.P20])" office:value-type="float" office:value="8.30818659327301" calcext:value-type="float">
            <text:p>8,3081865933</text:p>
          </table:table-cell>
          <table:table-cell table:style-name="ce2" table:formula="of:=AVERAGE([$'Decile ratio'.Q17:.Q20])" office:value-type="float" office:value="8.44963649680881" calcext:value-type="float">
            <text:p>8,4496364968</text:p>
          </table:table-cell>
          <table:table-cell table:style-name="ce2" table:formula="of:=AVERAGE([$'Decile ratio'.N17:.N20])" office:value-type="float" office:value="6.70146249181183" calcext:value-type="float">
            <text:p>6,7014624918</text:p>
          </table:table-cell>
          <table:table-cell table:number-columns-repeated="1009"/>
        </table:table-row>
        <table:table-row table:style-name="ro2">
          <table:table-cell table:formula="of:=[.A8]+1" office:value-type="float" office:value="2019" calcext:value-type="float">
            <text:p>2019</text:p>
          </table:table-cell>
          <table:table-cell table:formula="of:=AVERAGE([$'Decile ratio'.C21:.C24])" office:value-type="string" office:string-value="" calcext:value-type="error">
            <text:p>#DIV/0!</text:p>
          </table:table-cell>
          <table:table-cell table:formula="of:=AVERAGE([$'Decile ratio'.D21:.D24])" office:value-type="string" office:string-value="" calcext:value-type="error">
            <text:p>#DIV/0!</text:p>
          </table:table-cell>
          <table:table-cell table:formula="of:=AVERAGE([$'Decile ratio'.E21:.E24])" office:value-type="string" office:string-value="" calcext:value-type="error">
            <text:p>#DIV/0!</text:p>
          </table:table-cell>
          <table:table-cell table:formula="of:=AVERAGE([$'Decile ratio'.B21:.B24])" office:value-type="string" office:string-value="" calcext:value-type="error">
            <text:p>#DIV/0!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2" table:formula="of:=AVERAGE([$'Decile ratio'.I21:.I24])" office:value-type="float" office:value="11.0614839092912" calcext:value-type="float">
            <text:p>11,0614839093</text:p>
          </table:table-cell>
          <table:table-cell table:style-name="ce2" table:formula="of:=AVERAGE([$'Decile ratio'.J21:.J24])" office:value-type="float" office:value="8.18561334145345" calcext:value-type="float">
            <text:p>8,1856133415</text:p>
          </table:table-cell>
          <table:table-cell table:style-name="ce2" table:formula="of:=AVERAGE([$'Decile ratio'.K21:.K24])" office:value-type="float" office:value="8.45379442490116" calcext:value-type="float">
            <text:p>8,4537944249</text:p>
          </table:table-cell>
          <table:table-cell table:style-name="ce2" table:formula="of:=AVERAGE([$'Decile ratio'.H21:.H24])" office:value-type="float" office:value="6.63432339929436" calcext:value-type="float">
            <text:p>6,6343233993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2" table:formula="of:=AVERAGE([$'Decile ratio'.O21:.O24])" office:value-type="float" office:value="11.0614839092912" calcext:value-type="float">
            <text:p>11,0614839093</text:p>
          </table:table-cell>
          <table:table-cell table:style-name="ce2" table:formula="of:=AVERAGE([$'Decile ratio'.P21:.P24])" office:value-type="float" office:value="8.18565009442404" calcext:value-type="float">
            <text:p>8,1856500944</text:p>
          </table:table-cell>
          <table:table-cell table:style-name="ce2" table:formula="of:=AVERAGE([$'Decile ratio'.Q21:.Q24])" office:value-type="float" office:value="8.45379442490116" calcext:value-type="float">
            <text:p>8,4537944249</text:p>
          </table:table-cell>
          <table:table-cell table:style-name="ce2" table:formula="of:=AVERAGE([$'Decile ratio'.N21:.N24])" office:value-type="float" office:value="6.63432339929436" calcext:value-type="float">
            <text:p>6,6343233993</text:p>
          </table:table-cell>
          <table:table-cell table:number-columns-repeated="1009"/>
        </table:table-row>
        <table:table-row table:style-name="ro2">
          <table:table-cell table:formula="of:=[.A9]+1" office:value-type="float" office:value="2020" calcext:value-type="float">
            <text:p>2020</text:p>
          </table:table-cell>
          <table:table-cell table:formula="of:=AVERAGE([$'Decile ratio'.C25:.C28])" office:value-type="string" office:string-value="" calcext:value-type="error">
            <text:p>#DIV/0!</text:p>
          </table:table-cell>
          <table:table-cell table:formula="of:=AVERAGE([$'Decile ratio'.D25:.D28])" office:value-type="string" office:string-value="" calcext:value-type="error">
            <text:p>#DIV/0!</text:p>
          </table:table-cell>
          <table:table-cell table:formula="of:=AVERAGE([$'Decile ratio'.E25:.E28])" office:value-type="string" office:string-value="" calcext:value-type="error">
            <text:p>#DIV/0!</text:p>
          </table:table-cell>
          <table:table-cell table:formula="of:=AVERAGE([$'Decile ratio'.B25:.B28])" office:value-type="string" office:string-value="" calcext:value-type="error">
            <text:p>#DIV/0!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2" table:formula="of:=AVERAGE([$'Decile ratio'.I25:.I28])" office:value-type="float" office:value="11.1725025993894" calcext:value-type="float">
            <text:p>11,1725025994</text:p>
          </table:table-cell>
          <table:table-cell table:style-name="ce2" table:formula="of:=AVERAGE([$'Decile ratio'.J25:.J28])" office:value-type="float" office:value="8.48166787659954" calcext:value-type="float">
            <text:p>8,4816678766</text:p>
          </table:table-cell>
          <table:table-cell table:style-name="ce2" table:formula="of:=AVERAGE([$'Decile ratio'.K25:.K28])" office:value-type="float" office:value="9.17110117737846" calcext:value-type="float">
            <text:p>9,1711011774</text:p>
          </table:table-cell>
          <table:table-cell table:style-name="ce2" table:formula="of:=AVERAGE([$'Decile ratio'.H25:.H28])" office:value-type="float" office:value="6.95855592561007" calcext:value-type="float">
            <text:p>6,9585559256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2" table:formula="of:=AVERAGE([$'Decile ratio'.O25:.O28])" office:value-type="float" office:value="11.1010864517056" calcext:value-type="float">
            <text:p>11,1010864517</text:p>
          </table:table-cell>
          <table:table-cell table:style-name="ce2" table:formula="of:=AVERAGE([$'Decile ratio'.P25:.P28])" office:value-type="float" office:value="8.4626920364509" calcext:value-type="float">
            <text:p>8,4626920365</text:p>
          </table:table-cell>
          <table:table-cell table:style-name="ce2" table:formula="of:=AVERAGE([$'Decile ratio'.Q25:.Q28])" office:value-type="float" office:value="9.14251529828052" calcext:value-type="float">
            <text:p>9,1425152983</text:p>
          </table:table-cell>
          <table:table-cell table:style-name="ce2" table:formula="of:=AVERAGE([$'Decile ratio'.N25:.N28])" office:value-type="float" office:value="6.95279371110622" calcext:value-type="float">
            <text:p>6,9527937111</text:p>
          </table:table-cell>
          <table:table-cell table:number-columns-repeated="1009"/>
        </table:table-row>
        <table:table-row table:style-name="ro2">
          <table:table-cell table:formula="of:=[.A10]+1" office:value-type="float" office:value="2021" calcext:value-type="float">
            <text:p>2021</text:p>
          </table:table-cell>
          <table:table-cell table:formula="of:=AVERAGE([$'Decile ratio'.C29:.C32])" office:value-type="string" office:string-value="" calcext:value-type="error">
            <text:p>#DIV/0!</text:p>
          </table:table-cell>
          <table:table-cell table:formula="of:=AVERAGE([$'Decile ratio'.D29:.D32])" office:value-type="string" office:string-value="" calcext:value-type="error">
            <text:p>#DIV/0!</text:p>
          </table:table-cell>
          <table:table-cell table:formula="of:=AVERAGE([$'Decile ratio'.E29:.E32])" office:value-type="string" office:string-value="" calcext:value-type="error">
            <text:p>#DIV/0!</text:p>
          </table:table-cell>
          <table:table-cell table:formula="of:=AVERAGE([$'Decile ratio'.B29:.B32])" office:value-type="string" office:string-value="" calcext:value-type="error">
            <text:p>#DIV/0!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2" table:formula="of:=AVERAGE([$'Decile ratio'.I29:.I32])" office:value-type="float" office:value="11.6411982069022" calcext:value-type="float">
            <text:p>11,6411982069</text:p>
          </table:table-cell>
          <table:table-cell table:style-name="ce2" table:formula="of:=AVERAGE([$'Decile ratio'.J29:.J32])" office:value-type="float" office:value="8.47675942555996" calcext:value-type="float">
            <text:p>8,4767594256</text:p>
          </table:table-cell>
          <table:table-cell table:style-name="ce2" table:formula="of:=AVERAGE([$'Decile ratio'.K29:.K32])" office:value-type="float" office:value="9.54906220963656" calcext:value-type="float">
            <text:p>9,5490622096</text:p>
          </table:table-cell>
          <table:table-cell table:style-name="ce2" table:formula="of:=AVERAGE([$'Decile ratio'.H29:.H32])" office:value-type="float" office:value="7.07130359124348" calcext:value-type="float">
            <text:p>7,0713035912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2" table:formula="of:=AVERAGE([$'Decile ratio'.O29:.O32])" office:value-type="float" office:value="11.3904366499465" calcext:value-type="float">
            <text:p>11,3904366499</text:p>
          </table:table-cell>
          <table:table-cell table:style-name="ce2" table:formula="of:=AVERAGE([$'Decile ratio'.P29:.P32])" office:value-type="float" office:value="8.42228101414707" calcext:value-type="float">
            <text:p>8,4222810141</text:p>
          </table:table-cell>
          <table:table-cell table:style-name="ce2" table:formula="of:=AVERAGE([$'Decile ratio'.Q29:.Q32])" office:value-type="float" office:value="9.40491261913046" calcext:value-type="float">
            <text:p>9,4049126191</text:p>
          </table:table-cell>
          <table:table-cell table:style-name="ce2" table:formula="of:=AVERAGE([$'Decile ratio'.N29:.N32])" office:value-type="float" office:value="7.0824258579159" calcext:value-type="float">
            <text:p>7,0824258579</text:p>
          </table:table-cell>
          <table:table-cell table:number-columns-repeated="1009"/>
        </table:table-row>
        <table:table-row table:style-name="ro2">
          <table:table-cell table:formula="of:=[.A11]+1" office:value-type="float" office:value="2022" calcext:value-type="float">
            <text:p>2022</text:p>
          </table:table-cell>
          <table:table-cell table:formula="of:=AVERAGE([$'Decile ratio'.C33:.C36])" office:value-type="string" office:string-value="" calcext:value-type="error">
            <text:p>#DIV/0!</text:p>
          </table:table-cell>
          <table:table-cell table:formula="of:=AVERAGE([$'Decile ratio'.D33:.D36])" office:value-type="string" office:string-value="" calcext:value-type="error">
            <text:p>#DIV/0!</text:p>
          </table:table-cell>
          <table:table-cell table:formula="of:=AVERAGE([$'Decile ratio'.E33:.E36])" office:value-type="string" office:string-value="" calcext:value-type="error">
            <text:p>#DIV/0!</text:p>
          </table:table-cell>
          <table:table-cell table:formula="of:=AVERAGE([$'Decile ratio'.B33:.B36])" office:value-type="string" office:string-value="" calcext:value-type="error">
            <text:p>#DIV/0!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2" table:formula="of:=AVERAGE([$'Decile ratio'.I33:.I36])" office:value-type="float" office:value="11.5627453888723" calcext:value-type="float">
            <text:p>11,5627453889</text:p>
          </table:table-cell>
          <table:table-cell table:style-name="ce2" table:formula="of:=AVERAGE([$'Decile ratio'.J33:.J36])" office:value-type="float" office:value="8.5470488215189" calcext:value-type="float">
            <text:p>8,5470488215</text:p>
          </table:table-cell>
          <table:table-cell table:style-name="ce2" table:formula="of:=AVERAGE([$'Decile ratio'.K33:.K36])" office:value-type="float" office:value="9.38070266238891" calcext:value-type="float">
            <text:p>9,3807026624</text:p>
          </table:table-cell>
          <table:table-cell table:style-name="ce2" table:formula="of:=AVERAGE([$'Decile ratio'.H33:.H36])" office:value-type="float" office:value="7.0309865897869" calcext:value-type="float">
            <text:p>7,0309865898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2" table:formula="of:=AVERAGE([$'Decile ratio'.O33:.O36])" office:value-type="float" office:value="11.8128828746283" calcext:value-type="float">
            <text:p>11,8128828746</text:p>
          </table:table-cell>
          <table:table-cell table:style-name="ce2" table:formula="of:=AVERAGE([$'Decile ratio'.P33:.P36])" office:value-type="float" office:value="8.29699349988941" calcext:value-type="float">
            <text:p>8,2969934999</text:p>
          </table:table-cell>
          <table:table-cell table:style-name="ce2" table:formula="of:=AVERAGE([$'Decile ratio'.Q33:.Q36])" office:value-type="float" office:value="9.39991541445754" calcext:value-type="float">
            <text:p>9,3999154145</text:p>
          </table:table-cell>
          <table:table-cell table:style-name="ce2" table:formula="of:=AVERAGE([$'Decile ratio'.N33:.N36])" office:value-type="float" office:value="6.93947558680463" calcext:value-type="float">
            <text:p>6,9394755868</text:p>
          </table:table-cell>
          <table:table-cell table:number-columns-repeated="1009"/>
        </table:table-row>
        <table:table-row table:style-name="ro2">
          <table:table-cell table:formula="of:=[.A12]+1" office:value-type="float" office:value="2023" calcext:value-type="float">
            <text:p>2023</text:p>
          </table:table-cell>
          <table:table-cell table:formula="of:=AVERAGE([$'Decile ratio'.C37:.C40])" office:value-type="string" office:string-value="" calcext:value-type="error">
            <text:p>#DIV/0!</text:p>
          </table:table-cell>
          <table:table-cell table:formula="of:=AVERAGE([$'Decile ratio'.D37:.D40])" office:value-type="string" office:string-value="" calcext:value-type="error">
            <text:p>#DIV/0!</text:p>
          </table:table-cell>
          <table:table-cell table:formula="of:=AVERAGE([$'Decile ratio'.E37:.E40])" office:value-type="string" office:string-value="" calcext:value-type="error">
            <text:p>#DIV/0!</text:p>
          </table:table-cell>
          <table:table-cell table:formula="of:=AVERAGE([$'Decile ratio'.B37:.B40])" office:value-type="string" office:string-value="" calcext:value-type="error">
            <text:p>#DIV/0!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2" table:formula="of:=AVERAGE([$'Decile ratio'.I37:.I40])" office:value-type="float" office:value="11.0051144458588" calcext:value-type="float">
            <text:p>11,0051144459</text:p>
          </table:table-cell>
          <table:table-cell table:style-name="ce2" table:formula="of:=AVERAGE([$'Decile ratio'.J37:.J40])" office:value-type="float" office:value="7.88535048411559" calcext:value-type="float">
            <text:p>7,8853504841</text:p>
          </table:table-cell>
          <table:table-cell table:style-name="ce2" table:formula="of:=AVERAGE([$'Decile ratio'.K37:.K40])" office:value-type="float" office:value="9.16372672882942" calcext:value-type="float">
            <text:p>9,1637267288</text:p>
          </table:table-cell>
          <table:table-cell table:style-name="ce2" table:formula="of:=AVERAGE([$'Decile ratio'.H37:.H40])" office:value-type="float" office:value="6.55628274480758" calcext:value-type="float">
            <text:p>6,5562827448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2" table:formula="of:=AVERAGE([$'Decile ratio'.O37:.O40])" office:value-type="float" office:value="12.1920759591052" calcext:value-type="float">
            <text:p>12,1920759591</text:p>
          </table:table-cell>
          <table:table-cell table:style-name="ce2" table:formula="of:=AVERAGE([$'Decile ratio'.P37:.P40])" office:value-type="float" office:value="8.45056132899204" calcext:value-type="float">
            <text:p>8,450561329</text:p>
          </table:table-cell>
          <table:table-cell table:style-name="ce2" table:formula="of:=AVERAGE([$'Decile ratio'.Q37:.Q40])" office:value-type="float" office:value="9.75256829148197" calcext:value-type="float">
            <text:p>9,7525682915</text:p>
          </table:table-cell>
          <table:table-cell table:style-name="ce2" table:formula="of:=AVERAGE([$'Decile ratio'.N37:.N40])" office:value-type="float" office:value="6.91225288242273" calcext:value-type="float">
            <text:p>6,9122528824</text:p>
          </table:table-cell>
          <table:table-cell table:number-columns-repeated="1009"/>
        </table:table-row>
        <table:table-row table:style-name="ro2">
          <table:table-cell table:formula="of:=[.A13]+1" office:value-type="float" office:value="2024" calcext:value-type="float">
            <text:p>2024</text:p>
          </table:table-cell>
          <table:table-cell table:formula="of:=AVERAGE([$'Decile ratio'.C41:.C44])" office:value-type="string" office:string-value="" calcext:value-type="error">
            <text:p>#DIV/0!</text:p>
          </table:table-cell>
          <table:table-cell table:formula="of:=AVERAGE([$'Decile ratio'.D41:.D44])" office:value-type="string" office:string-value="" calcext:value-type="error">
            <text:p>#DIV/0!</text:p>
          </table:table-cell>
          <table:table-cell table:formula="of:=AVERAGE([$'Decile ratio'.E41:.E44])" office:value-type="string" office:string-value="" calcext:value-type="error">
            <text:p>#DIV/0!</text:p>
          </table:table-cell>
          <table:table-cell table:formula="of:=AVERAGE([$'Decile ratio'.B41:.B44])" office:value-type="string" office:string-value="" calcext:value-type="error">
            <text:p>#DIV/0!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2" table:formula="of:=AVERAGE([$'Decile ratio'.I41:.I44])" office:value-type="float" office:value="10.6939716410835" calcext:value-type="float">
            <text:p>10,6939716411</text:p>
          </table:table-cell>
          <table:table-cell table:style-name="ce2" table:formula="of:=AVERAGE([$'Decile ratio'.J41:.J44])" office:value-type="float" office:value="8.18645065029562" calcext:value-type="float">
            <text:p>8,1864506503</text:p>
          </table:table-cell>
          <table:table-cell table:style-name="ce2" table:formula="of:=AVERAGE([$'Decile ratio'.K41:.K44])" office:value-type="float" office:value="9.09022151360922" calcext:value-type="float">
            <text:p>9,0902215136</text:p>
          </table:table-cell>
          <table:table-cell table:style-name="ce2" table:formula="of:=AVERAGE([$'Decile ratio'.H41:.H44])" office:value-type="float" office:value="6.8842260142197" calcext:value-type="float">
            <text:p>6,8842260142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2" table:formula="of:=AVERAGE([$'Decile ratio'.O41:.O44])" office:value-type="float" office:value="11.5125771235531" calcext:value-type="float">
            <text:p>11,5125771236</text:p>
          </table:table-cell>
          <table:table-cell table:style-name="ce2" table:formula="of:=AVERAGE([$'Decile ratio'.P41:.P44])" office:value-type="float" office:value="8.22822787015423" calcext:value-type="float">
            <text:p>8,2282278702</text:p>
          </table:table-cell>
          <table:table-cell table:style-name="ce2" table:formula="of:=AVERAGE([$'Decile ratio'.Q41:.Q44])" office:value-type="float" office:value="9.49266737965633" calcext:value-type="float">
            <text:p>9,4926673797</text:p>
          </table:table-cell>
          <table:table-cell table:style-name="ce2" table:formula="of:=AVERAGE([$'Decile ratio'.N41:.N44])" office:value-type="float" office:value="6.86645635558474" calcext:value-type="float">
            <text:p>6,8664563556</text:p>
          </table:table-cell>
          <table:table-cell table:number-columns-repeated="1009"/>
        </table:table-row>
        <table:table-row table:style-name="ro2">
          <table:table-cell table:formula="of:=[.A14]+1" office:value-type="float" office:value="2025" calcext:value-type="float">
            <text:p>2025</text:p>
          </table:table-cell>
          <table:table-cell table:formula="of:=AVERAGE([$'Decile ratio'.C45:.C48])" office:value-type="string" office:string-value="" calcext:value-type="error">
            <text:p>#DIV/0!</text:p>
          </table:table-cell>
          <table:table-cell table:formula="of:=AVERAGE([$'Decile ratio'.D45:.D48])" office:value-type="string" office:string-value="" calcext:value-type="error">
            <text:p>#DIV/0!</text:p>
          </table:table-cell>
          <table:table-cell table:formula="of:=AVERAGE([$'Decile ratio'.E45:.E48])" office:value-type="string" office:string-value="" calcext:value-type="error">
            <text:p>#DIV/0!</text:p>
          </table:table-cell>
          <table:table-cell table:formula="of:=AVERAGE([$'Decile ratio'.B45:.B48])" office:value-type="string" office:string-value="" calcext:value-type="error">
            <text:p>#DIV/0!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2" table:formula="of:=AVERAGE([$'Decile ratio'.I45:.I48])" office:value-type="float" office:value="11.0004990461695" calcext:value-type="float">
            <text:p>11,0004990462</text:p>
          </table:table-cell>
          <table:table-cell table:style-name="ce2" table:formula="of:=AVERAGE([$'Decile ratio'.J45:.J48])" office:value-type="float" office:value="7.82146885264364" calcext:value-type="float">
            <text:p>7,8214688526</text:p>
          </table:table-cell>
          <table:table-cell table:style-name="ce2" table:formula="of:=AVERAGE([$'Decile ratio'.K45:.K48])" office:value-type="float" office:value="9.24047951030848" calcext:value-type="float">
            <text:p>9,2404795103</text:p>
          </table:table-cell>
          <table:table-cell table:style-name="ce2" table:formula="of:=AVERAGE([$'Decile ratio'.H45:.H48])" office:value-type="float" office:value="6.72146649725996" calcext:value-type="float">
            <text:p>6,7214664973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2" table:formula="of:=AVERAGE([$'Decile ratio'.O45:.O48])" office:value-type="float" office:value="11.6760840614753" calcext:value-type="float">
            <text:p>11,6760840615</text:p>
          </table:table-cell>
          <table:table-cell table:style-name="ce2" table:formula="of:=AVERAGE([$'Decile ratio'.P45:.P48])" office:value-type="float" office:value="8.09796044987958" calcext:value-type="float">
            <text:p>8,0979604499</text:p>
          </table:table-cell>
          <table:table-cell table:style-name="ce2" table:formula="of:=AVERAGE([$'Decile ratio'.Q45:.Q48])" office:value-type="float" office:value="9.5474920617704" calcext:value-type="float">
            <text:p>9,5474920618</text:p>
          </table:table-cell>
          <table:table-cell table:style-name="ce2" table:formula="of:=AVERAGE([$'Decile ratio'.N45:.N48])" office:value-type="float" office:value="7.00962617100718" calcext:value-type="float">
            <text:p>7,009626171</text:p>
          </table:table-cell>
          <table:table-cell table:number-columns-repeated="1009"/>
        </table:table-row>
        <table:table-row table:style-name="ro2">
          <table:table-cell table:formula="of:=[.A15]+1" office:value-type="float" office:value="2026" calcext:value-type="float">
            <text:p>2026</text:p>
          </table:table-cell>
          <table:table-cell table:formula="of:=AVERAGE([$'Decile ratio'.C49:.C52])" office:value-type="string" office:string-value="" calcext:value-type="error">
            <text:p>#DIV/0!</text:p>
          </table:table-cell>
          <table:table-cell table:formula="of:=AVERAGE([$'Decile ratio'.D49:.D52])" office:value-type="string" office:string-value="" calcext:value-type="error">
            <text:p>#DIV/0!</text:p>
          </table:table-cell>
          <table:table-cell table:formula="of:=AVERAGE([$'Decile ratio'.E49:.E52])" office:value-type="string" office:string-value="" calcext:value-type="error">
            <text:p>#DIV/0!</text:p>
          </table:table-cell>
          <table:table-cell table:formula="of:=AVERAGE([$'Decile ratio'.B49:.B52])" office:value-type="string" office:string-value="" calcext:value-type="error">
            <text:p>#DIV/0!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2" table:formula="of:=AVERAGE([$'Decile ratio'.I49:.I52])" office:value-type="float" office:value="11.5021744161911" calcext:value-type="float">
            <text:p>11,5021744162</text:p>
          </table:table-cell>
          <table:table-cell table:style-name="ce2" table:formula="of:=AVERAGE([$'Decile ratio'.J49:.J52])" office:value-type="float" office:value="7.88175669930008" calcext:value-type="float">
            <text:p>7,8817566993</text:p>
          </table:table-cell>
          <table:table-cell table:style-name="ce2" table:formula="of:=AVERAGE([$'Decile ratio'.K49:.K52])" office:value-type="float" office:value="9.73827617634064" calcext:value-type="float">
            <text:p>9,7382761763</text:p>
          </table:table-cell>
          <table:table-cell table:style-name="ce2" table:formula="of:=AVERAGE([$'Decile ratio'.H49:.H52])" office:value-type="float" office:value="6.87019424814154" calcext:value-type="float">
            <text:p>6,8701942481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2" table:formula="of:=AVERAGE([$'Decile ratio'.O49:.O52])" office:value-type="float" office:value="10.769473750403" calcext:value-type="float">
            <text:p>10,7694737504</text:p>
          </table:table-cell>
          <table:table-cell table:style-name="ce2" table:formula="of:=AVERAGE([$'Decile ratio'.P49:.P52])" office:value-type="float" office:value="7.94120487022589" calcext:value-type="float">
            <text:p>7,9412048702</text:p>
          </table:table-cell>
          <table:table-cell table:style-name="ce2" table:formula="of:=AVERAGE([$'Decile ratio'.Q49:.Q52])" office:value-type="float" office:value="9.43824083809529" calcext:value-type="float">
            <text:p>9,4382408381</text:p>
          </table:table-cell>
          <table:table-cell table:style-name="ce2" table:formula="of:=AVERAGE([$'Decile ratio'.N49:.N52])" office:value-type="float" office:value="7.01836947489654" calcext:value-type="float">
            <text:p>7,0183694749</text:p>
          </table:table-cell>
          <table:table-cell table:number-columns-repeated="1009"/>
        </table:table-row>
        <table:table-row table:style-name="ro2">
          <table:table-cell table:formula="of:=[.A16]+1" office:value-type="float" office:value="2027" calcext:value-type="float">
            <text:p>2027</text:p>
          </table:table-cell>
          <table:table-cell table:formula="of:=AVERAGE([$'Decile ratio'.C53:.C56])" office:value-type="string" office:string-value="" calcext:value-type="error">
            <text:p>#DIV/0!</text:p>
          </table:table-cell>
          <table:table-cell table:formula="of:=AVERAGE([$'Decile ratio'.D53:.D56])" office:value-type="string" office:string-value="" calcext:value-type="error">
            <text:p>#DIV/0!</text:p>
          </table:table-cell>
          <table:table-cell table:formula="of:=AVERAGE([$'Decile ratio'.E53:.E56])" office:value-type="string" office:string-value="" calcext:value-type="error">
            <text:p>#DIV/0!</text:p>
          </table:table-cell>
          <table:table-cell table:formula="of:=AVERAGE([$'Decile ratio'.B53:.B56])" office:value-type="string" office:string-value="" calcext:value-type="error">
            <text:p>#DIV/0!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2" table:formula="of:=AVERAGE([$'Decile ratio'.I53:.I56])" office:value-type="float" office:value="11.1098826213136" calcext:value-type="float">
            <text:p>11,1098826213</text:p>
          </table:table-cell>
          <table:table-cell table:style-name="ce2" table:formula="of:=AVERAGE([$'Decile ratio'.J53:.J56])" office:value-type="float" office:value="7.92073166428186" calcext:value-type="float">
            <text:p>7,9207316643</text:p>
          </table:table-cell>
          <table:table-cell table:style-name="ce2" table:formula="of:=AVERAGE([$'Decile ratio'.K53:.K56])" office:value-type="float" office:value="9.73690005339056" calcext:value-type="float">
            <text:p>9,7369000534</text:p>
          </table:table-cell>
          <table:table-cell table:style-name="ce2" table:formula="of:=AVERAGE([$'Decile ratio'.H53:.H56])" office:value-type="float" office:value="6.83334069312613" calcext:value-type="float">
            <text:p>6,8333406931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2" table:formula="of:=AVERAGE([$'Decile ratio'.O53:.O56])" office:value-type="float" office:value="10.9490941723797" calcext:value-type="float">
            <text:p>10,9490941724</text:p>
          </table:table-cell>
          <table:table-cell table:style-name="ce2" table:formula="of:=AVERAGE([$'Decile ratio'.P53:.P56])" office:value-type="float" office:value="8.05378142128489" calcext:value-type="float">
            <text:p>8,0537814213</text:p>
          </table:table-cell>
          <table:table-cell table:style-name="ce2" table:formula="of:=AVERAGE([$'Decile ratio'.Q53:.Q56])" office:value-type="float" office:value="9.18727329724467" calcext:value-type="float">
            <text:p>9,1872732972</text:p>
          </table:table-cell>
          <table:table-cell table:style-name="ce2" table:formula="of:=AVERAGE([$'Decile ratio'.N53:.N56])" office:value-type="float" office:value="6.92045830851379" calcext:value-type="float">
            <text:p>6,9204583085</text:p>
          </table:table-cell>
          <table:table-cell table:number-columns-repeated="1009"/>
        </table:table-row>
        <table:table-row table:style-name="ro2">
          <table:table-cell table:formula="of:=[.A17]+1" office:value-type="float" office:value="2028" calcext:value-type="float">
            <text:p>2028</text:p>
          </table:table-cell>
          <table:table-cell table:formula="of:=AVERAGE([$'Decile ratio'.C57:.C60])" office:value-type="string" office:string-value="" calcext:value-type="error">
            <text:p>#DIV/0!</text:p>
          </table:table-cell>
          <table:table-cell table:formula="of:=AVERAGE([$'Decile ratio'.D57:.D60])" office:value-type="string" office:string-value="" calcext:value-type="error">
            <text:p>#DIV/0!</text:p>
          </table:table-cell>
          <table:table-cell table:formula="of:=AVERAGE([$'Decile ratio'.E57:.E60])" office:value-type="string" office:string-value="" calcext:value-type="error">
            <text:p>#DIV/0!</text:p>
          </table:table-cell>
          <table:table-cell table:formula="of:=AVERAGE([$'Decile ratio'.B57:.B60])" office:value-type="string" office:string-value="" calcext:value-type="error">
            <text:p>#DIV/0!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2" table:formula="of:=AVERAGE([$'Decile ratio'.I57:.I60])" office:value-type="float" office:value="10.4376421282134" calcext:value-type="float">
            <text:p>10,4376421282</text:p>
          </table:table-cell>
          <table:table-cell table:style-name="ce2" table:formula="of:=AVERAGE([$'Decile ratio'.J57:.J60])" office:value-type="float" office:value="7.52353724128365" calcext:value-type="float">
            <text:p>7,5235372413</text:p>
          </table:table-cell>
          <table:table-cell table:style-name="ce2" table:formula="of:=AVERAGE([$'Decile ratio'.K57:.K60])" office:value-type="float" office:value="9.15240060568554" calcext:value-type="float">
            <text:p>9,1524006057</text:p>
          </table:table-cell>
          <table:table-cell table:style-name="ce2" table:formula="of:=AVERAGE([$'Decile ratio'.H57:.H60])" office:value-type="float" office:value="6.51697755431857" calcext:value-type="float">
            <text:p>6,5169775543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2" table:formula="of:=AVERAGE([$'Decile ratio'.O57:.O60])" office:value-type="float" office:value="10.885071206522" calcext:value-type="float">
            <text:p>10,8850712065</text:p>
          </table:table-cell>
          <table:table-cell table:style-name="ce2" table:formula="of:=AVERAGE([$'Decile ratio'.P57:.P60])" office:value-type="float" office:value="7.78703321002816" calcext:value-type="float">
            <text:p>7,78703321</text:p>
          </table:table-cell>
          <table:table-cell table:style-name="ce2" table:formula="of:=AVERAGE([$'Decile ratio'.Q57:.Q60])" office:value-type="float" office:value="9.3042677969333" calcext:value-type="float">
            <text:p>9,3042677969</text:p>
          </table:table-cell>
          <table:table-cell table:style-name="ce2" table:formula="of:=AVERAGE([$'Decile ratio'.N57:.N60])" office:value-type="float" office:value="6.91774975987405" calcext:value-type="float">
            <text:p>6,9177497599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2029" calcext:value-type="float">
            <text:p>2029</text:p>
          </table:table-cell>
          <table:table-cell table:formula="of:=AVERAGE([$'Decile ratio'.C61:.C64])" office:value-type="string" office:string-value="" calcext:value-type="error">
            <text:p>#DIV/0!</text:p>
          </table:table-cell>
          <table:table-cell table:formula="of:=AVERAGE([$'Decile ratio'.D61:.D64])" office:value-type="string" office:string-value="" calcext:value-type="error">
            <text:p>#DIV/0!</text:p>
          </table:table-cell>
          <table:table-cell table:formula="of:=AVERAGE([$'Decile ratio'.E61:.E64])" office:value-type="string" office:string-value="" calcext:value-type="error">
            <text:p>#DIV/0!</text:p>
          </table:table-cell>
          <table:table-cell table:formula="of:=AVERAGE([$'Decile ratio'.B61:.B64])" office:value-type="string" office:string-value="" calcext:value-type="error">
            <text:p>#DIV/0!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2" table:formula="of:=AVERAGE([$'Decile ratio'.I61:.I64])" office:value-type="float" office:value="10.6171831772301" calcext:value-type="float">
            <text:p>10,6171831772</text:p>
          </table:table-cell>
          <table:table-cell table:style-name="ce2" table:formula="of:=AVERAGE([$'Decile ratio'.J61:.J64])" office:value-type="float" office:value="7.31721998286755" calcext:value-type="float">
            <text:p>7,3172199829</text:p>
          </table:table-cell>
          <table:table-cell table:style-name="ce2" table:formula="of:=AVERAGE([$'Decile ratio'.K61:.K64])" office:value-type="float" office:value="9.50418706704404" calcext:value-type="float">
            <text:p>9,504187067</text:p>
          </table:table-cell>
          <table:table-cell table:style-name="ce2" table:formula="of:=AVERAGE([$'Decile ratio'.H61:.H64])" office:value-type="float" office:value="6.63971589085303" calcext:value-type="float">
            <text:p>6,6397158909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2" table:formula="of:=AVERAGE([$'Decile ratio'.O61:.O64])" office:value-type="float" office:value="11.1341351958105" calcext:value-type="float">
            <text:p>11,1341351958</text:p>
          </table:table-cell>
          <table:table-cell table:style-name="ce2" table:formula="of:=AVERAGE([$'Decile ratio'.P61:.P64])" office:value-type="float" office:value="7.94726583288118" calcext:value-type="float">
            <text:p>7,9472658329</text:p>
          </table:table-cell>
          <table:table-cell table:style-name="ce2" table:formula="of:=AVERAGE([$'Decile ratio'.Q61:.Q64])" office:value-type="float" office:value="10.2143630229805" calcext:value-type="float">
            <text:p>10,214363023</text:p>
          </table:table-cell>
          <table:table-cell table:style-name="ce2" table:formula="of:=AVERAGE([$'Decile ratio'.N61:.N64])" office:value-type="float" office:value="7.24743069082761" calcext:value-type="float">
            <text:p>7,2474306908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2030" calcext:value-type="float">
            <text:p>2030</text:p>
          </table:table-cell>
          <table:table-cell table:formula="of:=AVERAGE([$'Decile ratio'.C65:.C68])" office:value-type="string" office:string-value="" calcext:value-type="error">
            <text:p>#DIV/0!</text:p>
          </table:table-cell>
          <table:table-cell table:formula="of:=AVERAGE([$'Decile ratio'.D65:.D68])" office:value-type="string" office:string-value="" calcext:value-type="error">
            <text:p>#DIV/0!</text:p>
          </table:table-cell>
          <table:table-cell table:formula="of:=AVERAGE([$'Decile ratio'.E65:.E68])" office:value-type="string" office:string-value="" calcext:value-type="error">
            <text:p>#DIV/0!</text:p>
          </table:table-cell>
          <table:table-cell table:formula="of:=AVERAGE([$'Decile ratio'.B65:.B68])" office:value-type="string" office:string-value="" calcext:value-type="error">
            <text:p>#DIV/0!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2" table:formula="of:=AVERAGE([$'Decile ratio'.I65:.I68])" office:value-type="float" office:value="10.8775249229259" calcext:value-type="float">
            <text:p>10,8775249229</text:p>
          </table:table-cell>
          <table:table-cell table:style-name="ce2" table:formula="of:=AVERAGE([$'Decile ratio'.J65:.J68])" office:value-type="float" office:value="7.75192678710299" calcext:value-type="float">
            <text:p>7,7519267871</text:p>
          </table:table-cell>
          <table:table-cell table:style-name="ce2" table:formula="of:=AVERAGE([$'Decile ratio'.K65:.K68])" office:value-type="float" office:value="10.3465840787391" calcext:value-type="float">
            <text:p>10,3465840787</text:p>
          </table:table-cell>
          <table:table-cell table:style-name="ce2" table:formula="of:=AVERAGE([$'Decile ratio'.H65:.H68])" office:value-type="float" office:value="7.12377149900383" calcext:value-type="float">
            <text:p>7,123771499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2" table:formula="of:=AVERAGE([$'Decile ratio'.O65:.O68])" office:value-type="float" office:value="11.2260963024992" calcext:value-type="float">
            <text:p>11,2260963025</text:p>
          </table:table-cell>
          <table:table-cell table:style-name="ce2" table:formula="of:=AVERAGE([$'Decile ratio'.P65:.P68])" office:value-type="float" office:value="8.19574108044696" calcext:value-type="float">
            <text:p>8,1957410804</text:p>
          </table:table-cell>
          <table:table-cell table:style-name="ce2" table:formula="of:=AVERAGE([$'Decile ratio'.Q65:.Q68])" office:value-type="float" office:value="10.4405734143072" calcext:value-type="float">
            <text:p>10,4405734143</text:p>
          </table:table-cell>
          <table:table-cell table:style-name="ce2" table:formula="of:=AVERAGE([$'Decile ratio'.N65:.N68])" office:value-type="float" office:value="7.3354584583192" calcext:value-type="float">
            <text:p>7,3354584583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2031" calcext:value-type="float">
            <text:p>2031</text:p>
          </table:table-cell>
          <table:table-cell table:formula="of:=AVERAGE([$'Decile ratio'.C69:.C72])" office:value-type="string" office:string-value="" calcext:value-type="error">
            <text:p>#DIV/0!</text:p>
          </table:table-cell>
          <table:table-cell table:formula="of:=AVERAGE([$'Decile ratio'.D69:.D72])" office:value-type="string" office:string-value="" calcext:value-type="error">
            <text:p>#DIV/0!</text:p>
          </table:table-cell>
          <table:table-cell table:formula="of:=AVERAGE([$'Decile ratio'.E69:.E72])" office:value-type="string" office:string-value="" calcext:value-type="error">
            <text:p>#DIV/0!</text:p>
          </table:table-cell>
          <table:table-cell table:formula="of:=AVERAGE([$'Decile ratio'.B69:.B72])" office:value-type="string" office:string-value="" calcext:value-type="error">
            <text:p>#DIV/0!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2" table:formula="of:=AVERAGE([$'Decile ratio'.I69:.I72])" office:value-type="float" office:value="9.5857442140967" calcext:value-type="float">
            <text:p>9,5857442141</text:p>
          </table:table-cell>
          <table:table-cell table:style-name="ce2" table:formula="of:=AVERAGE([$'Decile ratio'.J69:.J72])" office:value-type="float" office:value="6.93122140267645" calcext:value-type="float">
            <text:p>6,9312214027</text:p>
          </table:table-cell>
          <table:table-cell table:style-name="ce2" table:formula="of:=AVERAGE([$'Decile ratio'.K69:.K72])" office:value-type="float" office:value="9.21404513934361" calcext:value-type="float">
            <text:p>9,2140451393</text:p>
          </table:table-cell>
          <table:table-cell table:style-name="ce2" table:formula="of:=AVERAGE([$'Decile ratio'.H69:.H72])" office:value-type="float" office:value="6.59522251459407" calcext:value-type="float">
            <text:p>6,5952225146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2" table:formula="of:=AVERAGE([$'Decile ratio'.O69:.O72])" office:value-type="float" office:value="11.2365393664399" calcext:value-type="float">
            <text:p>11,2365393664</text:p>
          </table:table-cell>
          <table:table-cell table:style-name="ce2" table:formula="of:=AVERAGE([$'Decile ratio'.P69:.P72])" office:value-type="float" office:value="8.18644540760408" calcext:value-type="float">
            <text:p>8,1864454076</text:p>
          </table:table-cell>
          <table:table-cell table:style-name="ce2" table:formula="of:=AVERAGE([$'Decile ratio'.Q69:.Q72])" office:value-type="float" office:value="10.383191256325" calcext:value-type="float">
            <text:p>10,3831912563</text:p>
          </table:table-cell>
          <table:table-cell table:style-name="ce2" table:formula="of:=AVERAGE([$'Decile ratio'.N69:.N72])" office:value-type="float" office:value="7.35768490845992" calcext:value-type="float">
            <text:p>7,3576849085</text:p>
          </table:table-cell>
          <table:table-cell table:number-columns-repeated="1009"/>
        </table:table-row>
        <table:table-row table:style-name="ro2">
          <table:table-cell table:formula="of:=[.A21]+1" office:value-type="float" office:value="2032" calcext:value-type="float">
            <text:p>2032</text:p>
          </table:table-cell>
          <table:table-cell table:formula="of:=AVERAGE([$'Decile ratio'.C73:.C76])" office:value-type="string" office:string-value="" calcext:value-type="error">
            <text:p>#DIV/0!</text:p>
          </table:table-cell>
          <table:table-cell table:formula="of:=AVERAGE([$'Decile ratio'.D73:.D76])" office:value-type="string" office:string-value="" calcext:value-type="error">
            <text:p>#DIV/0!</text:p>
          </table:table-cell>
          <table:table-cell table:formula="of:=AVERAGE([$'Decile ratio'.E73:.E76])" office:value-type="string" office:string-value="" calcext:value-type="error">
            <text:p>#DIV/0!</text:p>
          </table:table-cell>
          <table:table-cell table:formula="of:=AVERAGE([$'Decile ratio'.B73:.B76])" office:value-type="string" office:string-value="" calcext:value-type="error">
            <text:p>#DIV/0!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2" table:formula="of:=AVERAGE([$'Decile ratio'.I73:.I76])" office:value-type="float" office:value="9.27173242978898" calcext:value-type="float">
            <text:p>9,2717324298</text:p>
          </table:table-cell>
          <table:table-cell table:style-name="ce2" table:formula="of:=AVERAGE([$'Decile ratio'.J73:.J76])" office:value-type="float" office:value="6.65251641528733" calcext:value-type="float">
            <text:p>6,6525164153</text:p>
          </table:table-cell>
          <table:table-cell table:style-name="ce2" table:formula="of:=AVERAGE([$'Decile ratio'.K73:.K76])" office:value-type="float" office:value="9.13161895680857" calcext:value-type="float">
            <text:p>9,1316189568</text:p>
          </table:table-cell>
          <table:table-cell table:style-name="ce2" table:formula="of:=AVERAGE([$'Decile ratio'.H73:.H76])" office:value-type="float" office:value="6.40817240267182" calcext:value-type="float">
            <text:p>6,4081724027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2" table:formula="of:=AVERAGE([$'Decile ratio'.O73:.O76])" office:value-type="float" office:value="10.7045670405803" calcext:value-type="float">
            <text:p>10,7045670406</text:p>
          </table:table-cell>
          <table:table-cell table:style-name="ce2" table:formula="of:=AVERAGE([$'Decile ratio'.P73:.P76])" office:value-type="float" office:value="7.66812012566059" calcext:value-type="float">
            <text:p>7,6681201257</text:p>
          </table:table-cell>
          <table:table-cell table:style-name="ce2" table:formula="of:=AVERAGE([$'Decile ratio'.Q73:.Q76])" office:value-type="float" office:value="10.4347791864189" calcext:value-type="float">
            <text:p>10,4347791864</text:p>
          </table:table-cell>
          <table:table-cell table:style-name="ce2" table:formula="of:=AVERAGE([$'Decile ratio'.N73:.N76])" office:value-type="float" office:value="7.33057272157063" calcext:value-type="float">
            <text:p>7,3305727216</text:p>
          </table:table-cell>
          <table:table-cell table:number-columns-repeated="1009"/>
        </table:table-row>
        <table:table-row table:style-name="ro2">
          <table:table-cell table:formula="of:=[.A22]+1" office:value-type="float" office:value="2033" calcext:value-type="float">
            <text:p>2033</text:p>
          </table:table-cell>
          <table:table-cell table:formula="of:=AVERAGE([$'Decile ratio'.C77:.C80])" office:value-type="string" office:string-value="" calcext:value-type="error">
            <text:p>#DIV/0!</text:p>
          </table:table-cell>
          <table:table-cell table:formula="of:=AVERAGE([$'Decile ratio'.D77:.D80])" office:value-type="string" office:string-value="" calcext:value-type="error">
            <text:p>#DIV/0!</text:p>
          </table:table-cell>
          <table:table-cell table:formula="of:=AVERAGE([$'Decile ratio'.E77:.E80])" office:value-type="string" office:string-value="" calcext:value-type="error">
            <text:p>#DIV/0!</text:p>
          </table:table-cell>
          <table:table-cell table:formula="of:=AVERAGE([$'Decile ratio'.B77:.B80])" office:value-type="string" office:string-value="" calcext:value-type="error">
            <text:p>#DIV/0!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2" table:formula="of:=AVERAGE([$'Decile ratio'.I77:.I80])" office:value-type="float" office:value="9.82830205847663" calcext:value-type="float">
            <text:p>9,8283020585</text:p>
          </table:table-cell>
          <table:table-cell table:style-name="ce2" table:formula="of:=AVERAGE([$'Decile ratio'.J77:.J80])" office:value-type="float" office:value="7.05627944958407" calcext:value-type="float">
            <text:p>7,0562794496</text:p>
          </table:table-cell>
          <table:table-cell table:style-name="ce2" table:formula="of:=AVERAGE([$'Decile ratio'.K77:.K80])" office:value-type="float" office:value="9.50779059103022" calcext:value-type="float">
            <text:p>9,507790591</text:p>
          </table:table-cell>
          <table:table-cell table:style-name="ce2" table:formula="of:=AVERAGE([$'Decile ratio'.H77:.H80])" office:value-type="float" office:value="6.82063016961428" calcext:value-type="float">
            <text:p>6,8206301696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2" table:formula="of:=AVERAGE([$'Decile ratio'.O77:.O80])" office:value-type="float" office:value="10.1496454397327" calcext:value-type="float">
            <text:p>10,1496454397</text:p>
          </table:table-cell>
          <table:table-cell table:style-name="ce2" table:formula="of:=AVERAGE([$'Decile ratio'.P77:.P80])" office:value-type="float" office:value="7.47606191467053" calcext:value-type="float">
            <text:p>7,4760619147</text:p>
          </table:table-cell>
          <table:table-cell table:style-name="ce2" table:formula="of:=AVERAGE([$'Decile ratio'.Q77:.Q80])" office:value-type="float" office:value="10.0963016999631" calcext:value-type="float">
            <text:p>10,0963017</text:p>
          </table:table-cell>
          <table:table-cell table:style-name="ce2" table:formula="of:=AVERAGE([$'Decile ratio'.N77:.N80])" office:value-type="float" office:value="7.27002752308584" calcext:value-type="float">
            <text:p>7,2700275231</text:p>
          </table:table-cell>
          <table:table-cell table:number-columns-repeated="1009"/>
        </table:table-row>
        <table:table-row table:style-name="ro2">
          <table:table-cell table:formula="of:=[.A23]+1" office:value-type="float" office:value="2034" calcext:value-type="float">
            <text:p>2034</text:p>
          </table:table-cell>
          <table:table-cell table:formula="of:=AVERAGE([$'Decile ratio'.C81:.C84])" office:value-type="string" office:string-value="" calcext:value-type="error">
            <text:p>#DIV/0!</text:p>
          </table:table-cell>
          <table:table-cell table:formula="of:=AVERAGE([$'Decile ratio'.D81:.D84])" office:value-type="string" office:string-value="" calcext:value-type="error">
            <text:p>#DIV/0!</text:p>
          </table:table-cell>
          <table:table-cell table:formula="of:=AVERAGE([$'Decile ratio'.E81:.E84])" office:value-type="string" office:string-value="" calcext:value-type="error">
            <text:p>#DIV/0!</text:p>
          </table:table-cell>
          <table:table-cell table:formula="of:=AVERAGE([$'Decile ratio'.B81:.B84])" office:value-type="string" office:string-value="" calcext:value-type="error">
            <text:p>#DIV/0!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2" table:formula="of:=AVERAGE([$'Decile ratio'.I81:.I84])" office:value-type="float" office:value="9.56678131169576" calcext:value-type="float">
            <text:p>9,5667813117</text:p>
          </table:table-cell>
          <table:table-cell table:style-name="ce2" table:formula="of:=AVERAGE([$'Decile ratio'.J81:.J84])" office:value-type="float" office:value="6.40278835378977" calcext:value-type="float">
            <text:p>6,4027883538</text:p>
          </table:table-cell>
          <table:table-cell table:style-name="ce2" table:formula="of:=AVERAGE([$'Decile ratio'.K81:.K84])" office:value-type="float" office:value="9.08730765997075" calcext:value-type="float">
            <text:p>9,08730766</text:p>
          </table:table-cell>
          <table:table-cell table:style-name="ce2" table:formula="of:=AVERAGE([$'Decile ratio'.H81:.H84])" office:value-type="float" office:value="6.21369583341211" calcext:value-type="float">
            <text:p>6,2136958334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2" table:formula="of:=AVERAGE([$'Decile ratio'.O81:.O84])" office:value-type="float" office:value="9.45990467954144" calcext:value-type="float">
            <text:p>9,4599046795</text:p>
          </table:table-cell>
          <table:table-cell table:style-name="ce2" table:formula="of:=AVERAGE([$'Decile ratio'.P81:.P84])" office:value-type="float" office:value="7.18163393257035" calcext:value-type="float">
            <text:p>7,1816339326</text:p>
          </table:table-cell>
          <table:table-cell table:style-name="ce2" table:formula="of:=AVERAGE([$'Decile ratio'.Q81:.Q84])" office:value-type="float" office:value="9.34662310876587" calcext:value-type="float">
            <text:p>9,3466231088</text:p>
          </table:table-cell>
          <table:table-cell table:style-name="ce2" table:formula="of:=AVERAGE([$'Decile ratio'.N81:.N84])" office:value-type="float" office:value="7.04539151325749" calcext:value-type="float">
            <text:p>7,0453915133</text:p>
          </table:table-cell>
          <table:table-cell table:number-columns-repeated="1009"/>
        </table:table-row>
        <table:table-row table:style-name="ro2">
          <table:table-cell table:formula="of:=[.A24]+1" office:value-type="float" office:value="2035" calcext:value-type="float">
            <text:p>2035</text:p>
          </table:table-cell>
          <table:table-cell table:formula="of:=AVERAGE([$'Decile ratio'.C85:.C88])" office:value-type="string" office:string-value="" calcext:value-type="error">
            <text:p>#DIV/0!</text:p>
          </table:table-cell>
          <table:table-cell table:formula="of:=AVERAGE([$'Decile ratio'.D85:.D88])" office:value-type="string" office:string-value="" calcext:value-type="error">
            <text:p>#DIV/0!</text:p>
          </table:table-cell>
          <table:table-cell table:formula="of:=AVERAGE([$'Decile ratio'.E85:.E88])" office:value-type="string" office:string-value="" calcext:value-type="error">
            <text:p>#DIV/0!</text:p>
          </table:table-cell>
          <table:table-cell table:formula="of:=AVERAGE([$'Decile ratio'.B85:.B88])" office:value-type="string" office:string-value="" calcext:value-type="error">
            <text:p>#DIV/0!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2" table:formula="of:=AVERAGE([$'Decile ratio'.I85:.I88])" office:value-type="float" office:value="9.36240410338254" calcext:value-type="float">
            <text:p>9,3624041034</text:p>
          </table:table-cell>
          <table:table-cell table:style-name="ce2" table:formula="of:=AVERAGE([$'Decile ratio'.J85:.J88])" office:value-type="float" office:value="6.21572828478164" calcext:value-type="float">
            <text:p>6,2157282848</text:p>
          </table:table-cell>
          <table:table-cell table:style-name="ce2" table:formula="of:=AVERAGE([$'Decile ratio'.K85:.K88])" office:value-type="float" office:value="8.92427365200939" calcext:value-type="float">
            <text:p>8,924273652</text:p>
          </table:table-cell>
          <table:table-cell table:style-name="ce2" table:formula="of:=AVERAGE([$'Decile ratio'.H85:.H88])" office:value-type="float" office:value="6.11418258416799" calcext:value-type="float">
            <text:p>6,1141825842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2" table:formula="of:=AVERAGE([$'Decile ratio'.O85:.O88])" office:value-type="float" office:value="8.9486203147438" calcext:value-type="float">
            <text:p>8,9486203147</text:p>
          </table:table-cell>
          <table:table-cell table:style-name="ce2" table:formula="of:=AVERAGE([$'Decile ratio'.P85:.P88])" office:value-type="float" office:value="6.97905622995467" calcext:value-type="float">
            <text:p>6,97905623</text:p>
          </table:table-cell>
          <table:table-cell table:style-name="ce2" table:formula="of:=AVERAGE([$'Decile ratio'.Q85:.Q88])" office:value-type="float" office:value="9.12375779922379" calcext:value-type="float">
            <text:p>9,1237577992</text:p>
          </table:table-cell>
          <table:table-cell table:style-name="ce2" table:formula="of:=AVERAGE([$'Decile ratio'.N85:.N88])" office:value-type="float" office:value="6.90743197629198" calcext:value-type="float">
            <text:p>6,9074319763</text:p>
          </table:table-cell>
          <table:table-cell table:number-columns-repeated="1009"/>
        </table:table-row>
        <table:table-row table:style-name="ro2">
          <table:table-cell table:formula="of:=[.A25]+1" office:value-type="float" office:value="2036" calcext:value-type="float">
            <text:p>2036</text:p>
          </table:table-cell>
          <table:table-cell table:formula="of:=AVERAGE([$'Decile ratio'.C89:.C92])" office:value-type="string" office:string-value="" calcext:value-type="error">
            <text:p>#DIV/0!</text:p>
          </table:table-cell>
          <table:table-cell table:formula="of:=AVERAGE([$'Decile ratio'.D89:.D92])" office:value-type="string" office:string-value="" calcext:value-type="error">
            <text:p>#DIV/0!</text:p>
          </table:table-cell>
          <table:table-cell table:formula="of:=AVERAGE([$'Decile ratio'.E89:.E92])" office:value-type="string" office:string-value="" calcext:value-type="error">
            <text:p>#DIV/0!</text:p>
          </table:table-cell>
          <table:table-cell table:formula="of:=AVERAGE([$'Decile ratio'.B89:.B92])" office:value-type="string" office:string-value="" calcext:value-type="error">
            <text:p>#DIV/0!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2" table:formula="of:=AVERAGE([$'Decile ratio'.I89:.I92])" office:value-type="float" office:value="8.73125329319824" calcext:value-type="float">
            <text:p>8,7312532932</text:p>
          </table:table-cell>
          <table:table-cell table:style-name="ce2" table:formula="of:=AVERAGE([$'Decile ratio'.J89:.J92])" office:value-type="float" office:value="6.06928521861427" calcext:value-type="float">
            <text:p>6,0692852186</text:p>
          </table:table-cell>
          <table:table-cell table:style-name="ce2" table:formula="of:=AVERAGE([$'Decile ratio'.K89:.K92])" office:value-type="float" office:value="8.66973466840475" calcext:value-type="float">
            <text:p>8,6697346684</text:p>
          </table:table-cell>
          <table:table-cell table:style-name="ce2" table:formula="of:=AVERAGE([$'Decile ratio'.H89:.H92])" office:value-type="float" office:value="5.98801179591687" calcext:value-type="float">
            <text:p>5,9880117959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2" table:formula="of:=AVERAGE([$'Decile ratio'.O89:.O92])" office:value-type="float" office:value="9.88502671952297" calcext:value-type="float">
            <text:p>9,8850267195</text:p>
          </table:table-cell>
          <table:table-cell table:style-name="ce2" table:formula="of:=AVERAGE([$'Decile ratio'.P89:.P92])" office:value-type="float" office:value="7.14281724339069" calcext:value-type="float">
            <text:p>7,1428172434</text:p>
          </table:table-cell>
          <table:table-cell table:style-name="ce2" table:formula="of:=AVERAGE([$'Decile ratio'.Q89:.Q92])" office:value-type="float" office:value="10.0480890207365" calcext:value-type="float">
            <text:p>10,0480890207</text:p>
          </table:table-cell>
          <table:table-cell table:style-name="ce2" table:formula="of:=AVERAGE([$'Decile ratio'.N89:.N92])" office:value-type="float" office:value="7.0925500503295" calcext:value-type="float">
            <text:p>7,0925500503</text:p>
          </table:table-cell>
          <table:table-cell table:number-columns-repeated="1009"/>
        </table:table-row>
        <table:table-row table:style-name="ro2">
          <table:table-cell table:formula="of:=[.A26]+1" office:value-type="float" office:value="2037" calcext:value-type="float">
            <text:p>2037</text:p>
          </table:table-cell>
          <table:table-cell table:formula="of:=AVERAGE([$'Decile ratio'.C93:.C96])" office:value-type="string" office:string-value="" calcext:value-type="error">
            <text:p>#DIV/0!</text:p>
          </table:table-cell>
          <table:table-cell table:formula="of:=AVERAGE([$'Decile ratio'.D93:.D96])" office:value-type="string" office:string-value="" calcext:value-type="error">
            <text:p>#DIV/0!</text:p>
          </table:table-cell>
          <table:table-cell table:formula="of:=AVERAGE([$'Decile ratio'.E93:.E96])" office:value-type="string" office:string-value="" calcext:value-type="error">
            <text:p>#DIV/0!</text:p>
          </table:table-cell>
          <table:table-cell table:formula="of:=AVERAGE([$'Decile ratio'.B93:.B96])" office:value-type="string" office:string-value="" calcext:value-type="error">
            <text:p>#DIV/0!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2" table:formula="of:=AVERAGE([$'Decile ratio'.I93:.I96])" office:value-type="float" office:value="9.52999909435674" calcext:value-type="float">
            <text:p>9,5299990944</text:p>
          </table:table-cell>
          <table:table-cell table:style-name="ce2" table:formula="of:=AVERAGE([$'Decile ratio'.J93:.J96])" office:value-type="float" office:value="6.42848217733267" calcext:value-type="float">
            <text:p>6,4284821773</text:p>
          </table:table-cell>
          <table:table-cell table:style-name="ce2" table:formula="of:=AVERAGE([$'Decile ratio'.K93:.K96])" office:value-type="float" office:value="9.15209126335902" calcext:value-type="float">
            <text:p>9,1520912634</text:p>
          </table:table-cell>
          <table:table-cell table:style-name="ce2" table:formula="of:=AVERAGE([$'Decile ratio'.H93:.H96])" office:value-type="float" office:value="6.38265281535951" calcext:value-type="float">
            <text:p>6,3826528154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2" table:formula="of:=AVERAGE([$'Decile ratio'.O93:.O96])" office:value-type="float" office:value="9.02567568719385" calcext:value-type="float">
            <text:p>9,0256756872</text:p>
          </table:table-cell>
          <table:table-cell table:style-name="ce2" table:formula="of:=AVERAGE([$'Decile ratio'.P93:.P96])" office:value-type="float" office:value="6.84534522233464" calcext:value-type="float">
            <text:p>6,8453452223</text:p>
          </table:table-cell>
          <table:table-cell table:style-name="ce2" table:formula="of:=AVERAGE([$'Decile ratio'.Q93:.Q96])" office:value-type="float" office:value="8.91654328572598" calcext:value-type="float">
            <text:p>8,9165432857</text:p>
          </table:table-cell>
          <table:table-cell table:style-name="ce2" table:formula="of:=AVERAGE([$'Decile ratio'.N93:.N96])" office:value-type="float" office:value="6.72610022606263" calcext:value-type="float">
            <text:p>6,7261002261</text:p>
          </table:table-cell>
          <table:table-cell table:number-columns-repeated="1009"/>
        </table:table-row>
        <table:table-row table:style-name="ro2">
          <table:table-cell table:formula="of:=[.A27]+1" office:value-type="float" office:value="2038" calcext:value-type="float">
            <text:p>2038</text:p>
          </table:table-cell>
          <table:table-cell table:formula="of:=AVERAGE([$'Decile ratio'.C97:.C100])" office:value-type="string" office:string-value="" calcext:value-type="error">
            <text:p>#DIV/0!</text:p>
          </table:table-cell>
          <table:table-cell table:formula="of:=AVERAGE([$'Decile ratio'.D97:.D100])" office:value-type="string" office:string-value="" calcext:value-type="error">
            <text:p>#DIV/0!</text:p>
          </table:table-cell>
          <table:table-cell table:formula="of:=AVERAGE([$'Decile ratio'.E97:.E100])" office:value-type="string" office:string-value="" calcext:value-type="error">
            <text:p>#DIV/0!</text:p>
          </table:table-cell>
          <table:table-cell table:formula="of:=AVERAGE([$'Decile ratio'.B97:.B100])" office:value-type="string" office:string-value="" calcext:value-type="error">
            <text:p>#DIV/0!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2" table:formula="of:=AVERAGE([$'Decile ratio'.I97:.I100])" office:value-type="float" office:value="9.88534825034957" calcext:value-type="float">
            <text:p>9,8853482503</text:p>
          </table:table-cell>
          <table:table-cell table:style-name="ce2" table:formula="of:=AVERAGE([$'Decile ratio'.J97:.J100])" office:value-type="float" office:value="6.56604365975731" calcext:value-type="float">
            <text:p>6,5660436598</text:p>
          </table:table-cell>
          <table:table-cell table:style-name="ce2" table:formula="of:=AVERAGE([$'Decile ratio'.K97:.K100])" office:value-type="float" office:value="9.34626065122487" calcext:value-type="float">
            <text:p>9,3462606512</text:p>
          </table:table-cell>
          <table:table-cell table:style-name="ce2" table:formula="of:=AVERAGE([$'Decile ratio'.H97:.H100])" office:value-type="float" office:value="6.50082403435111" calcext:value-type="float">
            <text:p>6,5008240344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2" table:formula="of:=AVERAGE([$'Decile ratio'.O97:.O100])" office:value-type="float" office:value="9.10582592224301" calcext:value-type="float">
            <text:p>9,1058259222</text:p>
          </table:table-cell>
          <table:table-cell table:style-name="ce2" table:formula="of:=AVERAGE([$'Decile ratio'.P97:.P100])" office:value-type="float" office:value="6.82610540526945" calcext:value-type="float">
            <text:p>6,8261054053</text:p>
          </table:table-cell>
          <table:table-cell table:style-name="ce2" table:formula="of:=AVERAGE([$'Decile ratio'.Q97:.Q100])" office:value-type="float" office:value="9.13699555477618" calcext:value-type="float">
            <text:p>9,1369955548</text:p>
          </table:table-cell>
          <table:table-cell table:style-name="ce2" table:formula="of:=AVERAGE([$'Decile ratio'.N97:.N100])" office:value-type="float" office:value="6.79756954604137" calcext:value-type="float">
            <text:p>6,797569546</text:p>
          </table:table-cell>
          <table:table-cell table:number-columns-repeated="1009"/>
        </table:table-row>
        <table:table-row table:style-name="ro2">
          <table:table-cell table:formula="of:=[.A28]+1" office:value-type="float" office:value="2039" calcext:value-type="float">
            <text:p>2039</text:p>
          </table:table-cell>
          <table:table-cell table:formula="of:=AVERAGE([$'Decile ratio'.C101:.C104])" office:value-type="string" office:string-value="" calcext:value-type="error">
            <text:p>#DIV/0!</text:p>
          </table:table-cell>
          <table:table-cell table:formula="of:=AVERAGE([$'Decile ratio'.D101:.D104])" office:value-type="string" office:string-value="" calcext:value-type="error">
            <text:p>#DIV/0!</text:p>
          </table:table-cell>
          <table:table-cell table:formula="of:=AVERAGE([$'Decile ratio'.E101:.E104])" office:value-type="string" office:string-value="" calcext:value-type="error">
            <text:p>#DIV/0!</text:p>
          </table:table-cell>
          <table:table-cell table:formula="of:=AVERAGE([$'Decile ratio'.B101:.B104])" office:value-type="string" office:string-value="" calcext:value-type="error">
            <text:p>#DIV/0!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2" table:formula="of:=AVERAGE([$'Decile ratio'.I101:.I104])" office:value-type="float" office:value="9.82101198897407" calcext:value-type="float">
            <text:p>9,821011989</text:p>
          </table:table-cell>
          <table:table-cell table:style-name="ce2" table:formula="of:=AVERAGE([$'Decile ratio'.J101:.J104])" office:value-type="float" office:value="6.46585236582302" calcext:value-type="float">
            <text:p>6,4658523658</text:p>
          </table:table-cell>
          <table:table-cell table:style-name="ce2" table:formula="of:=AVERAGE([$'Decile ratio'.K101:.K104])" office:value-type="float" office:value="9.64065926361434" calcext:value-type="float">
            <text:p>9,6406592636</text:p>
          </table:table-cell>
          <table:table-cell table:style-name="ce2" table:formula="of:=AVERAGE([$'Decile ratio'.H101:.H104])" office:value-type="float" office:value="6.44780238026576" calcext:value-type="float">
            <text:p>6,4478023803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2" table:formula="of:=AVERAGE([$'Decile ratio'.O101:.O104])" office:value-type="float" office:value="8.93120451973192" calcext:value-type="float">
            <text:p>8,9312045197</text:p>
          </table:table-cell>
          <table:table-cell table:style-name="ce2" table:formula="of:=AVERAGE([$'Decile ratio'.P101:.P104])" office:value-type="float" office:value="6.75436040640297" calcext:value-type="float">
            <text:p>6,7543604064</text:p>
          </table:table-cell>
          <table:table-cell table:style-name="ce2" table:formula="of:=AVERAGE([$'Decile ratio'.Q101:.Q104])" office:value-type="float" office:value="8.98900141950141" calcext:value-type="float">
            <text:p>8,9890014195</text:p>
          </table:table-cell>
          <table:table-cell table:style-name="ce2" table:formula="of:=AVERAGE([$'Decile ratio'.N101:.N104])" office:value-type="float" office:value="6.73106382888413" calcext:value-type="float">
            <text:p>6,7310638289</text:p>
          </table:table-cell>
          <table:table-cell table:number-columns-repeated="1009"/>
        </table:table-row>
        <table:table-row table:style-name="ro2">
          <table:table-cell table:formula="of:=[.A29]+1" office:value-type="float" office:value="2040" calcext:value-type="float">
            <text:p>2040</text:p>
          </table:table-cell>
          <table:table-cell table:formula="of:=AVERAGE([$'Decile ratio'.C105:.C108])" office:value-type="string" office:string-value="" calcext:value-type="error">
            <text:p>#DIV/0!</text:p>
          </table:table-cell>
          <table:table-cell table:formula="of:=AVERAGE([$'Decile ratio'.D105:.D108])" office:value-type="string" office:string-value="" calcext:value-type="error">
            <text:p>#DIV/0!</text:p>
          </table:table-cell>
          <table:table-cell table:formula="of:=AVERAGE([$'Decile ratio'.E105:.E108])" office:value-type="string" office:string-value="" calcext:value-type="error">
            <text:p>#DIV/0!</text:p>
          </table:table-cell>
          <table:table-cell table:formula="of:=AVERAGE([$'Decile ratio'.B105:.B108])" office:value-type="string" office:string-value="" calcext:value-type="error">
            <text:p>#DIV/0!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2" table:formula="of:=AVERAGE([$'Decile ratio'.I105:.I108])" office:value-type="float" office:value="9.05828481099402" calcext:value-type="float">
            <text:p>9,058284811</text:p>
          </table:table-cell>
          <table:table-cell table:style-name="ce2" table:formula="of:=AVERAGE([$'Decile ratio'.J105:.J108])" office:value-type="float" office:value="6.02068003201272" calcext:value-type="float">
            <text:p>6,020680032</text:p>
          </table:table-cell>
          <table:table-cell table:style-name="ce2" table:formula="of:=AVERAGE([$'Decile ratio'.K105:.K108])" office:value-type="float" office:value="8.898579531108" calcext:value-type="float">
            <text:p>8,8985795311</text:p>
          </table:table-cell>
          <table:table-cell table:style-name="ce2" table:formula="of:=AVERAGE([$'Decile ratio'.H105:.H108])" office:value-type="float" office:value="5.88447163417044" calcext:value-type="float">
            <text:p>5,8844716342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2" table:formula="of:=AVERAGE([$'Decile ratio'.O105:.O108])" office:value-type="float" office:value="8.17484429573969" calcext:value-type="float">
            <text:p>8,1748442957</text:p>
          </table:table-cell>
          <table:table-cell table:style-name="ce2" table:formula="of:=AVERAGE([$'Decile ratio'.P105:.P108])" office:value-type="float" office:value="6.27508563409579" calcext:value-type="float">
            <text:p>6,2750856341</text:p>
          </table:table-cell>
          <table:table-cell table:style-name="ce2" table:formula="of:=AVERAGE([$'Decile ratio'.Q105:.Q108])" office:value-type="float" office:value="8.16657949898609" calcext:value-type="float">
            <text:p>8,166579499</text:p>
          </table:table-cell>
          <table:table-cell table:style-name="ce2" table:formula="of:=AVERAGE([$'Decile ratio'.N105:.N108])" office:value-type="float" office:value="6.27338685508014" calcext:value-type="float">
            <text:p>6,2733868551</text:p>
          </table:table-cell>
          <table:table-cell table:number-columns-repeated="1009"/>
        </table:table-row>
        <table:table-row table:style-name="ro2">
          <table:table-cell table:number-columns-repeated="1024"/>
        </table:table-row>
        <table:table-row table:style-name="ro2">
          <table:table-cell/>
          <table:table-cell>
            <draw:frame table:end-cell-address="'Decile ratio yearly'.F66" table:end-x="12.36mm" table:end-y="3.6mm" draw:z-index="0" draw:name="Chart 5" draw:style-name="gr1" draw:text-style-name="P1" svg:width="237.71mm" svg:height="179.16mm" svg:x="7.49mm" svg:y="4.38mm">
              <draw:object draw:notify-on-update-of-ranges="'Decile ratio yearly'.B3:'Decile ratio yearly'.B3 'Decile ratio yearly'.B4:'Decile ratio yearly'.B30 'Decile ratio yearly'.A4:'Decile ratio yearly'.A30 'Decile ratio yearly'.C3:'Decile ratio yearly'.C3 'Decile ratio yearly'.C4:'Decile ratio yearly'.C30 'Decile ratio yearly'.A4:'Decile ratio yearly'.A30 'Decile ratio yearly'.D3:'Decile ratio yearly'.D3 'Decile ratio yearly'.D4:'Decile ratio yearly'.D30 'Decile ratio yearly'.A4:'Decile ratio yearly'.A30 'Decile ratio yearly'.E3:'Decile ratio yearly'.E3 'Decile ratio yearly'.E4:'Decile ratio yearly'.E30 'Decile ratio yearly'.A4:'Decile ratio yearly'.A30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  <table:table-cell table:number-columns-repeated="1022"/>
        </table:table-row>
        <table:table-row table:style-name="ro2">
          <table:table-cell table:number-columns-repeated="6"/>
          <table:table-cell>
            <draw:frame table:end-cell-address="'Decile ratio yearly'.P67" table:end-x="10.24mm" table:end-y="1.83mm" draw:z-index="1" draw:name="Chart 6" draw:style-name="gr1" draw:text-style-name="P1" svg:width="198.14mm" svg:height="181.66mm" svg:x="9.43mm" svg:y="0.1mm">
              <draw:object draw:notify-on-update-of-ranges="'Decile ratio yearly'.G3:'Decile ratio yearly'.G3 'Decile ratio yearly'.G4:'Decile ratio yearly'.G30 'Decile ratio yearly'.F4:'Decile ratio yearly'.F30 'Decile ratio yearly'.H3:'Decile ratio yearly'.H3 'Decile ratio yearly'.H4:'Decile ratio yearly'.H30 'Decile ratio yearly'.F4:'Decile ratio yearly'.F30 'Decile ratio yearly'.I3:'Decile ratio yearly'.I3 'Decile ratio yearly'.I4:'Decile ratio yearly'.I30 'Decile ratio yearly'.F4:'Decile ratio yearly'.F30 'Decile ratio yearly'.J3:'Decile ratio yearly'.J3 'Decile ratio yearly'.J4:'Decile ratio yearly'.J30 'Decile ratio yearly'.F4:'Decile ratio yearly'.F30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  <table:table-cell table:number-columns-repeated="8"/>
          <table:table-cell>
            <draw:frame table:end-cell-address="'Decile ratio yearly'.Y67" table:end-x="15.71mm" table:end-y="3.6mm" draw:z-index="2" draw:name="Chart 4" draw:style-name="gr1" draw:text-style-name="P1" svg:width="198.19mm" svg:height="181.66mm" svg:x="14.86mm" svg:y="1.87mm">
              <draw:object draw:notify-on-update-of-ranges="'Decile ratio yearly'.L3:'Decile ratio yearly'.L3 'Decile ratio yearly'.L4:'Decile ratio yearly'.L30 'Decile ratio yearly'.K4:'Decile ratio yearly'.K30 'Decile ratio yearly'.M3:'Decile ratio yearly'.M3 'Decile ratio yearly'.M4:'Decile ratio yearly'.M30 'Decile ratio yearly'.K4:'Decile ratio yearly'.K30 'Decile ratio yearly'.N3:'Decile ratio yearly'.N3 'Decile ratio yearly'.N4:'Decile ratio yearly'.N30 'Decile ratio yearly'.K4:'Decile ratio yearly'.K30 'Decile ratio yearly'.O3:'Decile ratio yearly'.O3 'Decile ratio yearly'.O4:'Decile ratio yearly'.O30 'Decile ratio yearly'.K4:'Decile ratio yearly'.K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  <table:table-cell table:number-columns-repeated="1008"/>
        </table:table-row>
        <table:table-row table:style-name="ro2" table:number-rows-repeated="1048542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 10% share" table:style-name="ta6">
        <table:table-column table:style-name="co2" table:number-columns-repeated="7" table:default-cell-style-name="Default"/>
        <table:table-column table:style-name="co8" table:default-cell-style-name="ce2"/>
        <table:table-column table:style-name="co2" table:number-columns-repeated="5" table:default-cell-style-name="Default"/>
        <table:table-column table:style-name="co8" table:default-cell-style-name="ce2"/>
        <table:table-column table:style-name="co2" table:number-columns-repeated="1010" table:default-cell-style-name="Default"/>
        <table:table-row table:style-name="ro2" table:number-rows-repeated="2">
          <table:table-cell table:number-columns-repeated="7"/>
          <table:table-cell table:style-name="Default"/>
          <table:table-cell table:number-columns-repeated="5"/>
          <table:table-cell table:style-name="Default"/>
          <table:table-cell table:number-columns-repeated="1010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 table:number-columns-repeated="2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6"/>
        </table:table-row>
        <table:table-row table:style-name="ro7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/>
          <table:table-cell table:style-name="ce1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2"/>
          <table:table-cell table:style-name="ce1" office:value-type="string" calcext:value-type="string">
            <text:p>Top 10%, share of all income</text:p>
          </table:table-cell>
          <table:table-cell table:style-name="ce1" office:value-type="string" calcext:value-type="string">
            <text:p>Top 10%, share of labour income</text:p>
          </table:table-cell>
          <table:table-cell table:style-name="ce1" office:value-type="string" calcext:value-type="string">
            <text:p>Top 10%, share of labour and pension income</text:p>
          </table:table-cell>
          <table:table-cell table:style-name="ce1" office:value-type="string" calcext:value-type="string">
            <text:p>Top 10%, share of labour and familiy benefits income</text:p>
          </table:table-cell>
          <table:table-cell table:number-columns-repeated="1007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2094788447" calcext:value-type="float">
            <text:p>0,2094788447</text:p>
          </table:table-cell>
          <table:table-cell table:style-name="ce3" office:value-type="float" office:value="0.2221858942" calcext:value-type="float">
            <text:p>0,2221858942</text:p>
          </table:table-cell>
          <table:table-cell table:style-name="ce3" office:value-type="float" office:value="0.2171430626" calcext:value-type="float">
            <text:p>0,2171430626</text:p>
          </table:table-cell>
          <table:table-cell table:style-name="ce3" office:value-type="float" office:value="0.2200597317" calcext:value-type="float">
            <text:p>0,2200597317</text:p>
          </table:table-cell>
          <table:table-cell/>
          <table:table-cell table:style-name="ce1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2"/>
          <table:table-cell table:style-name="ce1" table:formula="of:=[.B5]" office:value-type="float" office:value="0.2094788447" calcext:value-type="float">
            <text:p>0,2094788447</text:p>
          </table:table-cell>
          <table:table-cell table:style-name="ce1" table:formula="of:=[.C5]" office:value-type="float" office:value="0.2221858942" calcext:value-type="float">
            <text:p>0,2221858942</text:p>
          </table:table-cell>
          <table:table-cell table:style-name="ce1" table:formula="of:=[.D5]" office:value-type="float" office:value="0.2171430626" calcext:value-type="float">
            <text:p>0,2171430626</text:p>
          </table:table-cell>
          <table:table-cell table:style-name="ce1" table:formula="of:=[.E5]" office:value-type="float" office:value="0.2200597317" calcext:value-type="float">
            <text:p>0,2200597317</text:p>
          </table:table-cell>
          <table:table-cell table:number-columns-repeated="1007"/>
        </table:table-row>
        <table:table-row table:style-name="ro2">
          <table:table-cell table:style-name="ce3" table:formula="of:=[.A5]+1" office:value-type="float" office:value="49" calcext:value-type="float">
            <text:p>49</text:p>
          </table:table-cell>
          <table:table-cell table:style-name="ce3" table:formula="of:=[$Redistribution_high.J2]" office:value-type="float" office:value="0.229886950479951" calcext:value-type="float">
            <text:p>0,2298869505</text:p>
          </table:table-cell>
          <table:table-cell table:style-name="ce3" table:formula="of:=[$Redistribution_high.K2]" office:value-type="float" office:value="0.260532889905575" calcext:value-type="float">
            <text:p>0,2605328899</text:p>
          </table:table-cell>
          <table:table-cell table:style-name="ce3" table:formula="of:=[$Redistribution_high.L2]" office:value-type="float" office:value="0.238964160144433" calcext:value-type="float">
            <text:p>0,2389641601</text:p>
          </table:table-cell>
          <table:table-cell table:style-name="ce3" table:formula="of:=[$Redistribution_high.M2]" office:value-type="float" office:value="0.24755411999774" calcext:value-type="float">
            <text:p>0,24755412</text:p>
          </table:table-cell>
          <table:table-cell/>
          <table:table-cell table:style-name="ce3"/>
          <table:table-cell table:style-name="ce3" table:formula="of:=[$Redistribution_central.J2]" office:value-type="float" office:value="0.229886950479951" calcext:value-type="float">
            <text:p>0,2298869505</text:p>
          </table:table-cell>
          <table:table-cell table:style-name="ce3" table:formula="of:=[$Redistribution_central.K2]" office:value-type="float" office:value="0.260532889905575" calcext:value-type="float">
            <text:p>0,2605328899</text:p>
          </table:table-cell>
          <table:table-cell table:style-name="ce3" table:formula="of:=[$Redistribution_central.L2]" office:value-type="float" office:value="0.238964160144433" calcext:value-type="float">
            <text:p>0,2389641601</text:p>
          </table:table-cell>
          <table:table-cell table:style-name="ce3" table:formula="of:=[$Redistribution_central.M2]" office:value-type="float" office:value="0.24755411999774" calcext:value-type="float">
            <text:p>0,24755412</text:p>
          </table:table-cell>
          <table:table-cell table:number-columns-repeated="2"/>
          <table:table-cell table:style-name="ce3" table:formula="of:=[$redistribution_low.J2]" office:value-type="float" office:value="0.229886950479951" calcext:value-type="float">
            <text:p>0,2298869505</text:p>
          </table:table-cell>
          <table:table-cell table:style-name="ce3" table:formula="of:=[$redistribution_low.K2]" office:value-type="float" office:value="0.260532889905575" calcext:value-type="float">
            <text:p>0,2605328899</text:p>
          </table:table-cell>
          <table:table-cell table:style-name="ce3" table:formula="of:=[$redistribution_low.L2]" office:value-type="float" office:value="0.238964160144433" calcext:value-type="float">
            <text:p>0,2389641601</text:p>
          </table:table-cell>
          <table:table-cell table:style-name="ce3" table:formula="of:=[$redistribution_low.M2]" office:value-type="float" office:value="0.24755411999774" calcext:value-type="float">
            <text:p>0,24755412</text:p>
          </table:table-cell>
          <table:table-cell table:number-columns-repeated="1007"/>
        </table:table-row>
        <table:table-row table:style-name="ro2">
          <table:table-cell table:style-name="ce3" table:formula="of:=[.A6]+1" office:value-type="float" office:value="50" calcext:value-type="float">
            <text:p>50</text:p>
          </table:table-cell>
          <table:table-cell table:style-name="ce3" table:formula="of:=[$Redistribution_high.J3]" office:value-type="float" office:value="0.22966609522748" calcext:value-type="float">
            <text:p>0,2296660952</text:p>
          </table:table-cell>
          <table:table-cell table:style-name="ce3" table:formula="of:=[$Redistribution_high.K3]" office:value-type="float" office:value="0.252561243120454" calcext:value-type="float">
            <text:p>0,2525612431</text:p>
          </table:table-cell>
          <table:table-cell table:style-name="ce3" table:formula="of:=[$Redistribution_high.L3]" office:value-type="float" office:value="0.236342825717694" calcext:value-type="float">
            <text:p>0,2363428257</text:p>
          </table:table-cell>
          <table:table-cell table:style-name="ce3" table:formula="of:=[$Redistribution_high.M3]" office:value-type="float" office:value="0.243010199235155" calcext:value-type="float">
            <text:p>0,2430101992</text:p>
          </table:table-cell>
          <table:table-cell/>
          <table:table-cell table:style-name="ce3"/>
          <table:table-cell table:style-name="ce3" table:formula="of:=[$Redistribution_central.J3]" office:value-type="float" office:value="0.22966609522748" calcext:value-type="float">
            <text:p>0,2296660952</text:p>
          </table:table-cell>
          <table:table-cell table:style-name="ce3" table:formula="of:=[$Redistribution_central.K3]" office:value-type="float" office:value="0.252561243120454" calcext:value-type="float">
            <text:p>0,2525612431</text:p>
          </table:table-cell>
          <table:table-cell table:style-name="ce3" table:formula="of:=[$Redistribution_central.L3]" office:value-type="float" office:value="0.236342825717694" calcext:value-type="float">
            <text:p>0,2363428257</text:p>
          </table:table-cell>
          <table:table-cell table:style-name="ce3" table:formula="of:=[$Redistribution_central.M3]" office:value-type="float" office:value="0.243010199235155" calcext:value-type="float">
            <text:p>0,2430101992</text:p>
          </table:table-cell>
          <table:table-cell table:number-columns-repeated="2"/>
          <table:table-cell table:style-name="ce3" table:formula="of:=[$redistribution_low.J3]" office:value-type="float" office:value="0.22966609522748" calcext:value-type="float">
            <text:p>0,2296660952</text:p>
          </table:table-cell>
          <table:table-cell table:style-name="ce3" table:formula="of:=[$redistribution_low.K3]" office:value-type="float" office:value="0.252561243120454" calcext:value-type="float">
            <text:p>0,2525612431</text:p>
          </table:table-cell>
          <table:table-cell table:style-name="ce3" table:formula="of:=[$redistribution_low.L3]" office:value-type="float" office:value="0.236342825717694" calcext:value-type="float">
            <text:p>0,2363428257</text:p>
          </table:table-cell>
          <table:table-cell table:style-name="ce3" table:formula="of:=[$redistribution_low.M3]" office:value-type="float" office:value="0.243010199235155" calcext:value-type="float">
            <text:p>0,2430101992</text:p>
          </table:table-cell>
          <table:table-cell table:number-columns-repeated="1007"/>
        </table:table-row>
        <table:table-row table:style-name="ro2">
          <table:table-cell table:style-name="ce3" table:formula="of:=[.A7]+1" office:value-type="float" office:value="51" calcext:value-type="float">
            <text:p>51</text:p>
          </table:table-cell>
          <table:table-cell table:style-name="ce3" table:formula="of:=[$Redistribution_high.J4]" office:value-type="float" office:value="0.231206906128275" calcext:value-type="float">
            <text:p>0,2312069061</text:p>
          </table:table-cell>
          <table:table-cell table:style-name="ce3" table:formula="of:=[$Redistribution_high.K4]" office:value-type="float" office:value="0.255221729600004" calcext:value-type="float">
            <text:p>0,2552217296</text:p>
          </table:table-cell>
          <table:table-cell table:style-name="ce3" table:formula="of:=[$Redistribution_high.L4]" office:value-type="float" office:value="0.239080851156172" calcext:value-type="float">
            <text:p>0,2390808512</text:p>
          </table:table-cell>
          <table:table-cell table:style-name="ce3" table:formula="of:=[$Redistribution_high.M4]" office:value-type="float" office:value="0.244177799878335" calcext:value-type="float">
            <text:p>0,2441777999</text:p>
          </table:table-cell>
          <table:table-cell/>
          <table:table-cell table:style-name="ce3"/>
          <table:table-cell table:style-name="ce3" table:formula="of:=[$Redistribution_central.J4]" office:value-type="float" office:value="0.231206906128275" calcext:value-type="float">
            <text:p>0,2312069061</text:p>
          </table:table-cell>
          <table:table-cell table:style-name="ce3" table:formula="of:=[$Redistribution_central.K4]" office:value-type="float" office:value="0.255221729600004" calcext:value-type="float">
            <text:p>0,2552217296</text:p>
          </table:table-cell>
          <table:table-cell table:style-name="ce3" table:formula="of:=[$Redistribution_central.L4]" office:value-type="float" office:value="0.239080851156172" calcext:value-type="float">
            <text:p>0,2390808512</text:p>
          </table:table-cell>
          <table:table-cell table:style-name="ce3" table:formula="of:=[$Redistribution_central.M4]" office:value-type="float" office:value="0.244177799878335" calcext:value-type="float">
            <text:p>0,2441777999</text:p>
          </table:table-cell>
          <table:table-cell table:number-columns-repeated="2"/>
          <table:table-cell table:style-name="ce3" table:formula="of:=[$redistribution_low.J4]" office:value-type="float" office:value="0.231206906128275" calcext:value-type="float">
            <text:p>0,2312069061</text:p>
          </table:table-cell>
          <table:table-cell table:style-name="ce3" table:formula="of:=[$redistribution_low.K4]" office:value-type="float" office:value="0.255221729600004" calcext:value-type="float">
            <text:p>0,2552217296</text:p>
          </table:table-cell>
          <table:table-cell table:style-name="ce3" table:formula="of:=[$redistribution_low.L4]" office:value-type="float" office:value="0.239080851156172" calcext:value-type="float">
            <text:p>0,2390808512</text:p>
          </table:table-cell>
          <table:table-cell table:style-name="ce3" table:formula="of:=[$redistribution_low.M4]" office:value-type="float" office:value="0.244177799878335" calcext:value-type="float">
            <text:p>0,2441777999</text:p>
          </table:table-cell>
          <table:table-cell table:number-columns-repeated="1007"/>
        </table:table-row>
        <table:table-row table:style-name="ro2">
          <table:table-cell table:style-name="ce3" table:formula="of:=[.A8]+1" office:value-type="float" office:value="52" calcext:value-type="float">
            <text:p>52</text:p>
          </table:table-cell>
          <table:table-cell table:style-name="ce3" table:formula="of:=[$Redistribution_high.J5]" office:value-type="float" office:value="0.231242661618502" calcext:value-type="float">
            <text:p>0,2312426616</text:p>
          </table:table-cell>
          <table:table-cell table:style-name="ce3" table:formula="of:=[$Redistribution_high.K5]" office:value-type="float" office:value="0.253808374722502" calcext:value-type="float">
            <text:p>0,2538083747</text:p>
          </table:table-cell>
          <table:table-cell table:style-name="ce3" table:formula="of:=[$Redistribution_high.L5]" office:value-type="float" office:value="0.238124621802409" calcext:value-type="float">
            <text:p>0,2381246218</text:p>
          </table:table-cell>
          <table:table-cell table:style-name="ce3" table:formula="of:=[$Redistribution_high.M5]" office:value-type="float" office:value="0.244023657469362" calcext:value-type="float">
            <text:p>0,2440236575</text:p>
          </table:table-cell>
          <table:table-cell/>
          <table:table-cell table:style-name="ce3"/>
          <table:table-cell table:style-name="ce3" table:formula="of:=[$Redistribution_central.J5]" office:value-type="float" office:value="0.231238918610371" calcext:value-type="float">
            <text:p>0,2312389186</text:p>
          </table:table-cell>
          <table:table-cell table:style-name="ce3" table:formula="of:=[$Redistribution_central.K5]" office:value-type="float" office:value="0.253808374722502" calcext:value-type="float">
            <text:p>0,2538083747</text:p>
          </table:table-cell>
          <table:table-cell table:style-name="ce3" table:formula="of:=[$Redistribution_central.L5]" office:value-type="float" office:value="0.238120195920098" calcext:value-type="float">
            <text:p>0,2381201959</text:p>
          </table:table-cell>
          <table:table-cell table:style-name="ce3" table:formula="of:=[$Redistribution_central.M5]" office:value-type="float" office:value="0.244023657469362" calcext:value-type="float">
            <text:p>0,2440236575</text:p>
          </table:table-cell>
          <table:table-cell table:number-columns-repeated="2"/>
          <table:table-cell table:style-name="ce3" table:formula="of:=[$redistribution_low.J5]" office:value-type="float" office:value="0.231242661618502" calcext:value-type="float">
            <text:p>0,2312426616</text:p>
          </table:table-cell>
          <table:table-cell table:style-name="ce3" table:formula="of:=[$redistribution_low.K5]" office:value-type="float" office:value="0.253808374722502" calcext:value-type="float">
            <text:p>0,2538083747</text:p>
          </table:table-cell>
          <table:table-cell table:style-name="ce3" table:formula="of:=[$redistribution_low.L5]" office:value-type="float" office:value="0.238124621802409" calcext:value-type="float">
            <text:p>0,2381246218</text:p>
          </table:table-cell>
          <table:table-cell table:style-name="ce3" table:formula="of:=[$redistribution_low.M5]" office:value-type="float" office:value="0.244023657469362" calcext:value-type="float">
            <text:p>0,2440236575</text:p>
          </table:table-cell>
          <table:table-cell table:number-columns-repeated="1007"/>
        </table:table-row>
        <table:table-row table:style-name="ro2">
          <table:table-cell table:style-name="ce3" table:formula="of:=[.A9]+1" office:value-type="float" office:value="53" calcext:value-type="float">
            <text:p>53</text:p>
          </table:table-cell>
          <table:table-cell table:style-name="ce3" table:formula="of:=[$Redistribution_high.J6]" office:value-type="float" office:value="0.227902261601381" calcext:value-type="float">
            <text:p>0,2279022616</text:p>
          </table:table-cell>
          <table:table-cell table:style-name="ce3" table:formula="of:=[$Redistribution_high.K6]" office:value-type="float" office:value="0.254380507260335" calcext:value-type="float">
            <text:p>0,2543805073</text:p>
          </table:table-cell>
          <table:table-cell table:style-name="ce3" table:formula="of:=[$Redistribution_high.L6]" office:value-type="float" office:value="0.23557228851528" calcext:value-type="float">
            <text:p>0,2355722885</text:p>
          </table:table-cell>
          <table:table-cell table:style-name="ce3" table:formula="of:=[$Redistribution_high.M6]" office:value-type="float" office:value="0.24352156920915" calcext:value-type="float">
            <text:p>0,2435215692</text:p>
          </table:table-cell>
          <table:table-cell/>
          <table:table-cell table:style-name="ce3"/>
          <table:table-cell table:style-name="ce3" table:formula="of:=[$Redistribution_central.J6]" office:value-type="float" office:value="0.227901305192654" calcext:value-type="float">
            <text:p>0,2279013052</text:p>
          </table:table-cell>
          <table:table-cell table:style-name="ce3" table:formula="of:=[$Redistribution_central.K6]" office:value-type="float" office:value="0.254380507260335" calcext:value-type="float">
            <text:p>0,2543805073</text:p>
          </table:table-cell>
          <table:table-cell table:style-name="ce3" table:formula="of:=[$Redistribution_central.L6]" office:value-type="float" office:value="0.235571383495061" calcext:value-type="float">
            <text:p>0,2355713835</text:p>
          </table:table-cell>
          <table:table-cell table:style-name="ce3" table:formula="of:=[$Redistribution_central.M6]" office:value-type="float" office:value="0.24352156920915" calcext:value-type="float">
            <text:p>0,2435215692</text:p>
          </table:table-cell>
          <table:table-cell table:number-columns-repeated="2"/>
          <table:table-cell table:style-name="ce3" table:formula="of:=[$redistribution_low.J6]" office:value-type="float" office:value="0.227902261601381" calcext:value-type="float">
            <text:p>0,2279022616</text:p>
          </table:table-cell>
          <table:table-cell table:style-name="ce3" table:formula="of:=[$redistribution_low.K6]" office:value-type="float" office:value="0.254380507260335" calcext:value-type="float">
            <text:p>0,2543805073</text:p>
          </table:table-cell>
          <table:table-cell table:style-name="ce3" table:formula="of:=[$redistribution_low.L6]" office:value-type="float" office:value="0.23557228851528" calcext:value-type="float">
            <text:p>0,2355722885</text:p>
          </table:table-cell>
          <table:table-cell table:style-name="ce3" table:formula="of:=[$redistribution_low.M6]" office:value-type="float" office:value="0.24352156920915" calcext:value-type="float">
            <text:p>0,2435215692</text:p>
          </table:table-cell>
          <table:table-cell table:number-columns-repeated="1007"/>
        </table:table-row>
        <table:table-row table:style-name="ro2">
          <table:table-cell table:style-name="ce3" table:formula="of:=[.A10]+1" office:value-type="float" office:value="54" calcext:value-type="float">
            <text:p>54</text:p>
          </table:table-cell>
          <table:table-cell table:style-name="ce3" table:formula="of:=[$Redistribution_high.J7]" office:value-type="float" office:value="0.227589209750674" calcext:value-type="float">
            <text:p>0,2275892098</text:p>
          </table:table-cell>
          <table:table-cell table:style-name="ce3" table:formula="of:=[$Redistribution_high.K7]" office:value-type="float" office:value="0.253065014104874" calcext:value-type="float">
            <text:p>0,2530650141</text:p>
          </table:table-cell>
          <table:table-cell table:style-name="ce3" table:formula="of:=[$Redistribution_high.L7]" office:value-type="float" office:value="0.235934910182795" calcext:value-type="float">
            <text:p>0,2359349102</text:p>
          </table:table-cell>
          <table:table-cell table:style-name="ce3" table:formula="of:=[$Redistribution_high.M7]" office:value-type="float" office:value="0.24116923962364" calcext:value-type="float">
            <text:p>0,2411692396</text:p>
          </table:table-cell>
          <table:table-cell/>
          <table:table-cell table:style-name="ce3"/>
          <table:table-cell table:style-name="ce3" table:formula="of:=[$Redistribution_central.J7]" office:value-type="float" office:value="0.227587301213749" calcext:value-type="float">
            <text:p>0,2275873012</text:p>
          </table:table-cell>
          <table:table-cell table:style-name="ce3" table:formula="of:=[$Redistribution_central.K7]" office:value-type="float" office:value="0.253065014104874" calcext:value-type="float">
            <text:p>0,2530650141</text:p>
          </table:table-cell>
          <table:table-cell table:style-name="ce3" table:formula="of:=[$Redistribution_central.L7]" office:value-type="float" office:value="0.235932837585999" calcext:value-type="float">
            <text:p>0,2359328376</text:p>
          </table:table-cell>
          <table:table-cell table:style-name="ce3" table:formula="of:=[$Redistribution_central.M7]" office:value-type="float" office:value="0.24116923962364" calcext:value-type="float">
            <text:p>0,2411692396</text:p>
          </table:table-cell>
          <table:table-cell table:number-columns-repeated="2"/>
          <table:table-cell table:style-name="ce3" table:formula="of:=[$redistribution_low.J7]" office:value-type="float" office:value="0.227589209750674" calcext:value-type="float">
            <text:p>0,2275892098</text:p>
          </table:table-cell>
          <table:table-cell table:style-name="ce3" table:formula="of:=[$redistribution_low.K7]" office:value-type="float" office:value="0.253065014104874" calcext:value-type="float">
            <text:p>0,2530650141</text:p>
          </table:table-cell>
          <table:table-cell table:style-name="ce3" table:formula="of:=[$redistribution_low.L7]" office:value-type="float" office:value="0.235934910182795" calcext:value-type="float">
            <text:p>0,2359349102</text:p>
          </table:table-cell>
          <table:table-cell table:style-name="ce3" table:formula="of:=[$redistribution_low.M7]" office:value-type="float" office:value="0.24116923962364" calcext:value-type="float">
            <text:p>0,2411692396</text:p>
          </table:table-cell>
          <table:table-cell table:number-columns-repeated="1007"/>
        </table:table-row>
        <table:table-row table:style-name="ro2">
          <table:table-cell table:style-name="ce3" table:formula="of:=[.A11]+1" office:value-type="float" office:value="55" calcext:value-type="float">
            <text:p>55</text:p>
          </table:table-cell>
          <table:table-cell table:style-name="ce3" table:formula="of:=[$Redistribution_high.J8]" office:value-type="float" office:value="0.231764503408718" calcext:value-type="float">
            <text:p>0,2317645034</text:p>
          </table:table-cell>
          <table:table-cell table:style-name="ce3" table:formula="of:=[$Redistribution_high.K8]" office:value-type="float" office:value="0.255732236630272" calcext:value-type="float">
            <text:p>0,2557322366</text:p>
          </table:table-cell>
          <table:table-cell table:style-name="ce3" table:formula="of:=[$Redistribution_high.L8]" office:value-type="float" office:value="0.239401076241102" calcext:value-type="float">
            <text:p>0,2394010762</text:p>
          </table:table-cell>
          <table:table-cell table:style-name="ce3" table:formula="of:=[$Redistribution_high.M8]" office:value-type="float" office:value="0.24504008497243" calcext:value-type="float">
            <text:p>0,245040085</text:p>
          </table:table-cell>
          <table:table-cell/>
          <table:table-cell table:style-name="ce3"/>
          <table:table-cell table:style-name="ce3" table:formula="of:=[$Redistribution_central.J8]" office:value-type="float" office:value="0.23176359907091" calcext:value-type="float">
            <text:p>0,2317635991</text:p>
          </table:table-cell>
          <table:table-cell table:style-name="ce3" table:formula="of:=[$Redistribution_central.K8]" office:value-type="float" office:value="0.255732236630272" calcext:value-type="float">
            <text:p>0,2557322366</text:p>
          </table:table-cell>
          <table:table-cell table:style-name="ce3" table:formula="of:=[$Redistribution_central.L8]" office:value-type="float" office:value="0.239400078624581" calcext:value-type="float">
            <text:p>0,2394000786</text:p>
          </table:table-cell>
          <table:table-cell table:style-name="ce3" table:formula="of:=[$Redistribution_central.M8]" office:value-type="float" office:value="0.24504008497243" calcext:value-type="float">
            <text:p>0,245040085</text:p>
          </table:table-cell>
          <table:table-cell table:number-columns-repeated="2"/>
          <table:table-cell table:style-name="ce3" table:formula="of:=[$redistribution_low.J8]" office:value-type="float" office:value="0.231764503408718" calcext:value-type="float">
            <text:p>0,2317645034</text:p>
          </table:table-cell>
          <table:table-cell table:style-name="ce3" table:formula="of:=[$redistribution_low.K8]" office:value-type="float" office:value="0.255732236630272" calcext:value-type="float">
            <text:p>0,2557322366</text:p>
          </table:table-cell>
          <table:table-cell table:style-name="ce3" table:formula="of:=[$redistribution_low.L8]" office:value-type="float" office:value="0.239401076241102" calcext:value-type="float">
            <text:p>0,2394010762</text:p>
          </table:table-cell>
          <table:table-cell table:style-name="ce3" table:formula="of:=[$redistribution_low.M8]" office:value-type="float" office:value="0.24504008497243" calcext:value-type="float">
            <text:p>0,245040085</text:p>
          </table:table-cell>
          <table:table-cell table:number-columns-repeated="1007"/>
        </table:table-row>
        <table:table-row table:style-name="ro2">
          <table:table-cell table:style-name="ce3" table:formula="of:=[.A12]+1" office:value-type="float" office:value="56" calcext:value-type="float">
            <text:p>56</text:p>
          </table:table-cell>
          <table:table-cell table:style-name="ce3" table:formula="of:=[$Redistribution_high.J9]" office:value-type="float" office:value="0.218416930648925" calcext:value-type="float">
            <text:p>0,2184169306</text:p>
          </table:table-cell>
          <table:table-cell table:style-name="ce3" table:formula="of:=[$Redistribution_high.K9]" office:value-type="float" office:value="0.242581594500521" calcext:value-type="float">
            <text:p>0,2425815945</text:p>
          </table:table-cell>
          <table:table-cell table:style-name="ce3" table:formula="of:=[$Redistribution_high.L9]" office:value-type="float" office:value="0.228765106941891" calcext:value-type="float">
            <text:p>0,2287651069</text:p>
          </table:table-cell>
          <table:table-cell table:style-name="ce3" table:formula="of:=[$Redistribution_high.M9]" office:value-type="float" office:value="0.227877460173397" calcext:value-type="float">
            <text:p>0,2278774602</text:p>
          </table:table-cell>
          <table:table-cell/>
          <table:table-cell table:style-name="ce3"/>
          <table:table-cell table:style-name="ce3" table:formula="of:=[$Redistribution_central.J9]" office:value-type="float" office:value="0.218415913150575" calcext:value-type="float">
            <text:p>0,2184159132</text:p>
          </table:table-cell>
          <table:table-cell table:style-name="ce3" table:formula="of:=[$Redistribution_central.K9]" office:value-type="float" office:value="0.242581594500521" calcext:value-type="float">
            <text:p>0,2425815945</text:p>
          </table:table-cell>
          <table:table-cell table:style-name="ce3" table:formula="of:=[$Redistribution_central.L9]" office:value-type="float" office:value="0.228763874656105" calcext:value-type="float">
            <text:p>0,2287638747</text:p>
          </table:table-cell>
          <table:table-cell table:style-name="ce3" table:formula="of:=[$Redistribution_central.M9]" office:value-type="float" office:value="0.227877460173397" calcext:value-type="float">
            <text:p>0,2278774602</text:p>
          </table:table-cell>
          <table:table-cell table:number-columns-repeated="2"/>
          <table:table-cell table:style-name="ce3" table:formula="of:=[$redistribution_low.J9]" office:value-type="float" office:value="0.218416930648925" calcext:value-type="float">
            <text:p>0,2184169306</text:p>
          </table:table-cell>
          <table:table-cell table:style-name="ce3" table:formula="of:=[$redistribution_low.K9]" office:value-type="float" office:value="0.242581594500521" calcext:value-type="float">
            <text:p>0,2425815945</text:p>
          </table:table-cell>
          <table:table-cell table:style-name="ce3" table:formula="of:=[$redistribution_low.L9]" office:value-type="float" office:value="0.228765106941891" calcext:value-type="float">
            <text:p>0,2287651069</text:p>
          </table:table-cell>
          <table:table-cell table:style-name="ce3" table:formula="of:=[$redistribution_low.M9]" office:value-type="float" office:value="0.227877460173397" calcext:value-type="float">
            <text:p>0,2278774602</text:p>
          </table:table-cell>
          <table:table-cell table:number-columns-repeated="1007"/>
        </table:table-row>
        <table:table-row table:style-name="ro2">
          <table:table-cell table:style-name="ce3" table:formula="of:=[.A13]+1" office:value-type="float" office:value="57" calcext:value-type="float">
            <text:p>57</text:p>
          </table:table-cell>
          <table:table-cell table:style-name="ce3" table:formula="of:=[$Redistribution_high.J10]" office:value-type="float" office:value="0.220967404565259" calcext:value-type="float">
            <text:p>0,2209674046</text:p>
          </table:table-cell>
          <table:table-cell table:style-name="ce3" table:formula="of:=[$Redistribution_high.K10]" office:value-type="float" office:value="0.250064685559205" calcext:value-type="float">
            <text:p>0,2500646856</text:p>
          </table:table-cell>
          <table:table-cell table:style-name="ce3" table:formula="of:=[$Redistribution_high.L10]" office:value-type="float" office:value="0.233220720257388" calcext:value-type="float">
            <text:p>0,2332207203</text:p>
          </table:table-cell>
          <table:table-cell table:style-name="ce3" table:formula="of:=[$Redistribution_high.M10]" office:value-type="float" office:value="0.23267763697946" calcext:value-type="float">
            <text:p>0,232677637</text:p>
          </table:table-cell>
          <table:table-cell/>
          <table:table-cell table:style-name="ce3"/>
          <table:table-cell table:style-name="ce3" table:formula="of:=[$Redistribution_central.J10]" office:value-type="float" office:value="0.220966004118251" calcext:value-type="float">
            <text:p>0,2209660041</text:p>
          </table:table-cell>
          <table:table-cell table:style-name="ce3" table:formula="of:=[$Redistribution_central.K10]" office:value-type="float" office:value="0.250064685559205" calcext:value-type="float">
            <text:p>0,2500646856</text:p>
          </table:table-cell>
          <table:table-cell table:style-name="ce3" table:formula="of:=[$Redistribution_central.L10]" office:value-type="float" office:value="0.233218975582598" calcext:value-type="float">
            <text:p>0,2332189756</text:p>
          </table:table-cell>
          <table:table-cell table:style-name="ce3" table:formula="of:=[$Redistribution_central.M10]" office:value-type="float" office:value="0.23267763697946" calcext:value-type="float">
            <text:p>0,232677637</text:p>
          </table:table-cell>
          <table:table-cell table:number-columns-repeated="2"/>
          <table:table-cell table:style-name="ce3" table:formula="of:=[$redistribution_low.J10]" office:value-type="float" office:value="0.220967404565259" calcext:value-type="float">
            <text:p>0,2209674046</text:p>
          </table:table-cell>
          <table:table-cell table:style-name="ce3" table:formula="of:=[$redistribution_low.K10]" office:value-type="float" office:value="0.250064685559205" calcext:value-type="float">
            <text:p>0,2500646856</text:p>
          </table:table-cell>
          <table:table-cell table:style-name="ce3" table:formula="of:=[$redistribution_low.L10]" office:value-type="float" office:value="0.233220720257388" calcext:value-type="float">
            <text:p>0,2332207203</text:p>
          </table:table-cell>
          <table:table-cell table:style-name="ce3" table:formula="of:=[$redistribution_low.M10]" office:value-type="float" office:value="0.23267763697946" calcext:value-type="float">
            <text:p>0,232677637</text:p>
          </table:table-cell>
          <table:table-cell table:number-columns-repeated="1007"/>
        </table:table-row>
        <table:table-row table:style-name="ro2">
          <table:table-cell table:style-name="ce3" table:formula="of:=[.A14]+1" office:value-type="float" office:value="58" calcext:value-type="float">
            <text:p>58</text:p>
          </table:table-cell>
          <table:table-cell table:style-name="ce3" table:formula="of:=[$Redistribution_high.J11]" office:value-type="float" office:value="0.221660237156326" calcext:value-type="float">
            <text:p>0,2216602372</text:p>
          </table:table-cell>
          <table:table-cell table:style-name="ce3" table:formula="of:=[$Redistribution_high.K11]" office:value-type="float" office:value="0.247795754945018" calcext:value-type="float">
            <text:p>0,2477957549</text:p>
          </table:table-cell>
          <table:table-cell table:style-name="ce3" table:formula="of:=[$Redistribution_high.L11]" office:value-type="float" office:value="0.232156819570514" calcext:value-type="float">
            <text:p>0,2321568196</text:p>
          </table:table-cell>
          <table:table-cell table:style-name="ce3" table:formula="of:=[$Redistribution_high.M11]" office:value-type="float" office:value="0.232705685980026" calcext:value-type="float">
            <text:p>0,232705686</text:p>
          </table:table-cell>
          <table:table-cell/>
          <table:table-cell table:style-name="ce3"/>
          <table:table-cell table:style-name="ce3" table:formula="of:=[$Redistribution_central.J11]" office:value-type="float" office:value="0.221658838041635" calcext:value-type="float">
            <text:p>0,221658838</text:p>
          </table:table-cell>
          <table:table-cell table:style-name="ce3" table:formula="of:=[$Redistribution_central.K11]" office:value-type="float" office:value="0.247795754945018" calcext:value-type="float">
            <text:p>0,2477957549</text:p>
          </table:table-cell>
          <table:table-cell table:style-name="ce3" table:formula="of:=[$Redistribution_central.L11]" office:value-type="float" office:value="0.232155116477041" calcext:value-type="float">
            <text:p>0,2321551165</text:p>
          </table:table-cell>
          <table:table-cell table:style-name="ce3" table:formula="of:=[$Redistribution_central.M11]" office:value-type="float" office:value="0.232705685980026" calcext:value-type="float">
            <text:p>0,232705686</text:p>
          </table:table-cell>
          <table:table-cell table:number-columns-repeated="2"/>
          <table:table-cell table:style-name="ce3" table:formula="of:=[$redistribution_low.J11]" office:value-type="float" office:value="0.221660237156326" calcext:value-type="float">
            <text:p>0,2216602372</text:p>
          </table:table-cell>
          <table:table-cell table:style-name="ce3" table:formula="of:=[$redistribution_low.K11]" office:value-type="float" office:value="0.247795754945018" calcext:value-type="float">
            <text:p>0,2477957549</text:p>
          </table:table-cell>
          <table:table-cell table:style-name="ce3" table:formula="of:=[$redistribution_low.L11]" office:value-type="float" office:value="0.232156819570514" calcext:value-type="float">
            <text:p>0,2321568196</text:p>
          </table:table-cell>
          <table:table-cell table:style-name="ce3" table:formula="of:=[$redistribution_low.M11]" office:value-type="float" office:value="0.232705685980026" calcext:value-type="float">
            <text:p>0,232705686</text:p>
          </table:table-cell>
          <table:table-cell table:number-columns-repeated="1007"/>
        </table:table-row>
        <table:table-row table:style-name="ro2">
          <table:table-cell table:style-name="ce3" table:formula="of:=[.A15]+1" office:value-type="float" office:value="59" calcext:value-type="float">
            <text:p>59</text:p>
          </table:table-cell>
          <table:table-cell table:style-name="ce3" table:formula="of:=[$Redistribution_high.J12]" office:value-type="float" office:value="0.219461560233738" calcext:value-type="float">
            <text:p>0,2194615602</text:p>
          </table:table-cell>
          <table:table-cell table:style-name="ce3" table:formula="of:=[$Redistribution_high.K12]" office:value-type="float" office:value="0.246693380195833" calcext:value-type="float">
            <text:p>0,2466933802</text:p>
          </table:table-cell>
          <table:table-cell table:style-name="ce3" table:formula="of:=[$Redistribution_high.L12]" office:value-type="float" office:value="0.229195348381324" calcext:value-type="float">
            <text:p>0,2291953484</text:p>
          </table:table-cell>
          <table:table-cell table:style-name="ce3" table:formula="of:=[$Redistribution_high.M12]" office:value-type="float" office:value="0.232800348367151" calcext:value-type="float">
            <text:p>0,2328003484</text:p>
          </table:table-cell>
          <table:table-cell/>
          <table:table-cell table:style-name="ce3"/>
          <table:table-cell table:style-name="ce3" table:formula="of:=[$Redistribution_central.J12]" office:value-type="float" office:value="0.219459968444854" calcext:value-type="float">
            <text:p>0,2194599684</text:p>
          </table:table-cell>
          <table:table-cell table:style-name="ce3" table:formula="of:=[$Redistribution_central.K12]" office:value-type="float" office:value="0.246693380195833" calcext:value-type="float">
            <text:p>0,2466933802</text:p>
          </table:table-cell>
          <table:table-cell table:style-name="ce3" table:formula="of:=[$Redistribution_central.L12]" office:value-type="float" office:value="0.22919347750676" calcext:value-type="float">
            <text:p>0,2291934775</text:p>
          </table:table-cell>
          <table:table-cell table:style-name="ce3" table:formula="of:=[$Redistribution_central.M12]" office:value-type="float" office:value="0.232800348367151" calcext:value-type="float">
            <text:p>0,2328003484</text:p>
          </table:table-cell>
          <table:table-cell table:number-columns-repeated="2"/>
          <table:table-cell table:style-name="ce3" table:formula="of:=[$redistribution_low.J12]" office:value-type="float" office:value="0.219461560233738" calcext:value-type="float">
            <text:p>0,2194615602</text:p>
          </table:table-cell>
          <table:table-cell table:style-name="ce3" table:formula="of:=[$redistribution_low.K12]" office:value-type="float" office:value="0.246693380195833" calcext:value-type="float">
            <text:p>0,2466933802</text:p>
          </table:table-cell>
          <table:table-cell table:style-name="ce3" table:formula="of:=[$redistribution_low.L12]" office:value-type="float" office:value="0.229195348381324" calcext:value-type="float">
            <text:p>0,2291953484</text:p>
          </table:table-cell>
          <table:table-cell table:style-name="ce3" table:formula="of:=[$redistribution_low.M12]" office:value-type="float" office:value="0.232800348367151" calcext:value-type="float">
            <text:p>0,2328003484</text:p>
          </table:table-cell>
          <table:table-cell table:number-columns-repeated="1007"/>
        </table:table-row>
        <table:table-row table:style-name="ro2">
          <table:table-cell table:style-name="ce3" table:formula="of:=[.A16]+1" office:value-type="float" office:value="60" calcext:value-type="float">
            <text:p>60</text:p>
          </table:table-cell>
          <table:table-cell table:style-name="ce3" table:formula="of:=[$Redistribution_high.J13]" office:value-type="float" office:value="0.215717465280784" calcext:value-type="float">
            <text:p>0,2157174653</text:p>
          </table:table-cell>
          <table:table-cell table:style-name="ce3" table:formula="of:=[$Redistribution_high.K13]" office:value-type="float" office:value="0.240083903280004" calcext:value-type="float">
            <text:p>0,2400839033</text:p>
          </table:table-cell>
          <table:table-cell table:style-name="ce3" table:formula="of:=[$Redistribution_high.L13]" office:value-type="float" office:value="0.225758978516072" calcext:value-type="float">
            <text:p>0,2257589785</text:p>
          </table:table-cell>
          <table:table-cell table:style-name="ce3" table:formula="of:=[$Redistribution_high.M13]" office:value-type="float" office:value="0.225757965789712" calcext:value-type="float">
            <text:p>0,2257579658</text:p>
          </table:table-cell>
          <table:table-cell/>
          <table:table-cell table:style-name="ce3"/>
          <table:table-cell table:style-name="ce3" table:formula="of:=[$Redistribution_central.J13]" office:value-type="float" office:value="0.215714546744915" calcext:value-type="float">
            <text:p>0,2157145467</text:p>
          </table:table-cell>
          <table:table-cell table:style-name="ce3" table:formula="of:=[$Redistribution_central.K13]" office:value-type="float" office:value="0.240083903280004" calcext:value-type="float">
            <text:p>0,2400839033</text:p>
          </table:table-cell>
          <table:table-cell table:style-name="ce3" table:formula="of:=[$Redistribution_central.L13]" office:value-type="float" office:value="0.225755129292487" calcext:value-type="float">
            <text:p>0,2257551293</text:p>
          </table:table-cell>
          <table:table-cell table:style-name="ce3" table:formula="of:=[$Redistribution_central.M13]" office:value-type="float" office:value="0.225757965789712" calcext:value-type="float">
            <text:p>0,2257579658</text:p>
          </table:table-cell>
          <table:table-cell table:number-columns-repeated="2"/>
          <table:table-cell table:style-name="ce3" table:formula="of:=[$redistribution_low.J13]" office:value-type="float" office:value="0.215715960991314" calcext:value-type="float">
            <text:p>0,215715961</text:p>
          </table:table-cell>
          <table:table-cell table:style-name="ce3" table:formula="of:=[$redistribution_low.K13]" office:value-type="float" office:value="0.240083903280004" calcext:value-type="float">
            <text:p>0,2400839033</text:p>
          </table:table-cell>
          <table:table-cell table:style-name="ce3" table:formula="of:=[$redistribution_low.L13]" office:value-type="float" office:value="0.225756830122803" calcext:value-type="float">
            <text:p>0,2257568301</text:p>
          </table:table-cell>
          <table:table-cell table:style-name="ce3" table:formula="of:=[$redistribution_low.M13]" office:value-type="float" office:value="0.225757965789712" calcext:value-type="float">
            <text:p>0,2257579658</text:p>
          </table:table-cell>
          <table:table-cell table:number-columns-repeated="1007"/>
        </table:table-row>
        <table:table-row table:style-name="ro2">
          <table:table-cell table:style-name="ce3" table:formula="of:=[.A17]+1" office:value-type="float" office:value="61" calcext:value-type="float">
            <text:p>61</text:p>
          </table:table-cell>
          <table:table-cell table:style-name="ce3" table:formula="of:=[$Redistribution_high.J14]" office:value-type="float" office:value="0.21469941358974" calcext:value-type="float">
            <text:p>0,2146994136</text:p>
          </table:table-cell>
          <table:table-cell table:style-name="ce3" table:formula="of:=[$Redistribution_high.K14]" office:value-type="float" office:value="0.240367482653626" calcext:value-type="float">
            <text:p>0,2403674827</text:p>
          </table:table-cell>
          <table:table-cell table:style-name="ce3" table:formula="of:=[$Redistribution_high.L14]" office:value-type="float" office:value="0.226367617061032" calcext:value-type="float">
            <text:p>0,2263676171</text:p>
          </table:table-cell>
          <table:table-cell table:style-name="ce3" table:formula="of:=[$Redistribution_high.M14]" office:value-type="float" office:value="0.223967352881521" calcext:value-type="float">
            <text:p>0,2239673529</text:p>
          </table:table-cell>
          <table:table-cell/>
          <table:table-cell table:style-name="ce3"/>
          <table:table-cell table:style-name="ce3" table:formula="of:=[$Redistribution_central.J14]" office:value-type="float" office:value="0.215062195162174" calcext:value-type="float">
            <text:p>0,2150621952</text:p>
          </table:table-cell>
          <table:table-cell table:style-name="ce3" table:formula="of:=[$Redistribution_central.K14]" office:value-type="float" office:value="0.241611301163229" calcext:value-type="float">
            <text:p>0,2416113012</text:p>
          </table:table-cell>
          <table:table-cell table:style-name="ce3" table:formula="of:=[$Redistribution_central.L14]" office:value-type="float" office:value="0.226785046498748" calcext:value-type="float">
            <text:p>0,2267850465</text:p>
          </table:table-cell>
          <table:table-cell table:style-name="ce3" table:formula="of:=[$Redistribution_central.M14]" office:value-type="float" office:value="0.225126449757351" calcext:value-type="float">
            <text:p>0,2251264498</text:p>
          </table:table-cell>
          <table:table-cell table:number-columns-repeated="2"/>
          <table:table-cell table:style-name="ce3" table:formula="of:=[$redistribution_low.J14]" office:value-type="float" office:value="0.215063713961914" calcext:value-type="float">
            <text:p>0,215063714</text:p>
          </table:table-cell>
          <table:table-cell table:style-name="ce3" table:formula="of:=[$redistribution_low.K14]" office:value-type="float" office:value="0.241611301163229" calcext:value-type="float">
            <text:p>0,2416113012</text:p>
          </table:table-cell>
          <table:table-cell table:style-name="ce3" table:formula="of:=[$redistribution_low.L14]" office:value-type="float" office:value="0.226786893894232" calcext:value-type="float">
            <text:p>0,2267868939</text:p>
          </table:table-cell>
          <table:table-cell table:style-name="ce3" table:formula="of:=[$redistribution_low.M14]" office:value-type="float" office:value="0.225126449757351" calcext:value-type="float">
            <text:p>0,2251264498</text:p>
          </table:table-cell>
          <table:table-cell table:number-columns-repeated="1007"/>
        </table:table-row>
        <table:table-row table:style-name="ro2">
          <table:table-cell table:style-name="ce3" table:formula="of:=[.A18]+1" office:value-type="float" office:value="62" calcext:value-type="float">
            <text:p>62</text:p>
          </table:table-cell>
          <table:table-cell table:style-name="ce3" table:formula="of:=[$Redistribution_high.J15]" office:value-type="float" office:value="0.216974037448804" calcext:value-type="float">
            <text:p>0,2169740374</text:p>
          </table:table-cell>
          <table:table-cell table:style-name="ce3" table:formula="of:=[$Redistribution_high.K15]" office:value-type="float" office:value="0.244468434162918" calcext:value-type="float">
            <text:p>0,2444684342</text:p>
          </table:table-cell>
          <table:table-cell table:style-name="ce3" table:formula="of:=[$Redistribution_high.L15]" office:value-type="float" office:value="0.227127476206095" calcext:value-type="float">
            <text:p>0,2271274762</text:p>
          </table:table-cell>
          <table:table-cell table:style-name="ce3" table:formula="of:=[$Redistribution_high.M15]" office:value-type="float" office:value="0.229867011943498" calcext:value-type="float">
            <text:p>0,2298670119</text:p>
          </table:table-cell>
          <table:table-cell/>
          <table:table-cell table:style-name="ce3"/>
          <table:table-cell table:style-name="ce3" table:formula="of:=[$Redistribution_central.J15]" office:value-type="float" office:value="0.216677500573986" calcext:value-type="float">
            <text:p>0,2166775006</text:p>
          </table:table-cell>
          <table:table-cell table:style-name="ce3" table:formula="of:=[$Redistribution_central.K15]" office:value-type="float" office:value="0.244388522623214" calcext:value-type="float">
            <text:p>0,2443885226</text:p>
          </table:table-cell>
          <table:table-cell table:style-name="ce3" table:formula="of:=[$Redistribution_central.L15]" office:value-type="float" office:value="0.226847107717107" calcext:value-type="float">
            <text:p>0,2268471077</text:p>
          </table:table-cell>
          <table:table-cell table:style-name="ce3" table:formula="of:=[$Redistribution_central.M15]" office:value-type="float" office:value="0.229791943747005" calcext:value-type="float">
            <text:p>0,2297919437</text:p>
          </table:table-cell>
          <table:table-cell table:number-columns-repeated="2"/>
          <table:table-cell table:style-name="ce3" table:formula="of:=[$redistribution_low.J15]" office:value-type="float" office:value="0.216679252539346" calcext:value-type="float">
            <text:p>0,2166792525</text:p>
          </table:table-cell>
          <table:table-cell table:style-name="ce3" table:formula="of:=[$redistribution_low.K15]" office:value-type="float" office:value="0.244388522623214" calcext:value-type="float">
            <text:p>0,2443885226</text:p>
          </table:table-cell>
          <table:table-cell table:style-name="ce3" table:formula="of:=[$redistribution_low.L15]" office:value-type="float" office:value="0.226849154036724" calcext:value-type="float">
            <text:p>0,226849154</text:p>
          </table:table-cell>
          <table:table-cell table:style-name="ce3" table:formula="of:=[$redistribution_low.M15]" office:value-type="float" office:value="0.229791943747005" calcext:value-type="float">
            <text:p>0,2297919437</text:p>
          </table:table-cell>
          <table:table-cell table:number-columns-repeated="1007"/>
        </table:table-row>
        <table:table-row table:style-name="ro2">
          <table:table-cell table:style-name="ce3" table:formula="of:=[.A19]+1" office:value-type="float" office:value="63" calcext:value-type="float">
            <text:p>63</text:p>
          </table:table-cell>
          <table:table-cell table:style-name="ce3" table:formula="of:=[$Redistribution_high.J16]" office:value-type="float" office:value="0.220521461505657" calcext:value-type="float">
            <text:p>0,2205214615</text:p>
          </table:table-cell>
          <table:table-cell table:style-name="ce3" table:formula="of:=[$Redistribution_high.K16]" office:value-type="float" office:value="0.247625044534158" calcext:value-type="float">
            <text:p>0,2476250445</text:p>
          </table:table-cell>
          <table:table-cell table:style-name="ce3" table:formula="of:=[$Redistribution_high.L16]" office:value-type="float" office:value="0.230482414244216" calcext:value-type="float">
            <text:p>0,2304824142</text:p>
          </table:table-cell>
          <table:table-cell table:style-name="ce3" table:formula="of:=[$Redistribution_high.M16]" office:value-type="float" office:value="0.233347786179486" calcext:value-type="float">
            <text:p>0,2333477862</text:p>
          </table:table-cell>
          <table:table-cell/>
          <table:table-cell table:style-name="ce3"/>
          <table:table-cell table:style-name="ce3" table:formula="of:=[$Redistribution_central.J16]" office:value-type="float" office:value="0.221287353900357" calcext:value-type="float">
            <text:p>0,2212873539</text:p>
          </table:table-cell>
          <table:table-cell table:style-name="ce3" table:formula="of:=[$Redistribution_central.K16]" office:value-type="float" office:value="0.2489144718451" calcext:value-type="float">
            <text:p>0,2489144718</text:p>
          </table:table-cell>
          <table:table-cell table:style-name="ce3" table:formula="of:=[$Redistribution_central.L16]" office:value-type="float" office:value="0.231308235555035" calcext:value-type="float">
            <text:p>0,2313082356</text:p>
          </table:table-cell>
          <table:table-cell table:style-name="ce3" table:formula="of:=[$Redistribution_central.M16]" office:value-type="float" office:value="0.234566047596414" calcext:value-type="float">
            <text:p>0,2345660476</text:p>
          </table:table-cell>
          <table:table-cell table:number-columns-repeated="2"/>
          <table:table-cell table:style-name="ce3" table:formula="of:=[$redistribution_low.J16]" office:value-type="float" office:value="0.221288203549907" calcext:value-type="float">
            <text:p>0,2212882035</text:p>
          </table:table-cell>
          <table:table-cell table:style-name="ce3" table:formula="of:=[$redistribution_low.K16]" office:value-type="float" office:value="0.248913861117309" calcext:value-type="float">
            <text:p>0,2489138611</text:p>
          </table:table-cell>
          <table:table-cell table:style-name="ce3" table:formula="of:=[$redistribution_low.L16]" office:value-type="float" office:value="0.231309304277067" calcext:value-type="float">
            <text:p>0,2313093043</text:p>
          </table:table-cell>
          <table:table-cell table:style-name="ce3" table:formula="of:=[$redistribution_low.M16]" office:value-type="float" office:value="0.234565472069506" calcext:value-type="float">
            <text:p>0,2345654721</text:p>
          </table:table-cell>
          <table:table-cell table:number-columns-repeated="1007"/>
        </table:table-row>
        <table:table-row table:style-name="ro2">
          <table:table-cell table:style-name="ce3" table:formula="of:=[.A20]+1" office:value-type="float" office:value="64" calcext:value-type="float">
            <text:p>64</text:p>
          </table:table-cell>
          <table:table-cell table:style-name="ce3" table:formula="of:=[$Redistribution_high.J17]" office:value-type="float" office:value="0.225386600429924" calcext:value-type="float">
            <text:p>0,2253866004</text:p>
          </table:table-cell>
          <table:table-cell table:style-name="ce3" table:formula="of:=[$Redistribution_high.K17]" office:value-type="float" office:value="0.253686350903823" calcext:value-type="float">
            <text:p>0,2536863509</text:p>
          </table:table-cell>
          <table:table-cell table:style-name="ce3" table:formula="of:=[$Redistribution_high.L17]" office:value-type="float" office:value="0.235115944110088" calcext:value-type="float">
            <text:p>0,2351159441</text:p>
          </table:table-cell>
          <table:table-cell table:style-name="ce3" table:formula="of:=[$Redistribution_high.M17]" office:value-type="float" office:value="0.239857344393277" calcext:value-type="float">
            <text:p>0,2398573444</text:p>
          </table:table-cell>
          <table:table-cell/>
          <table:table-cell table:style-name="ce3"/>
          <table:table-cell table:style-name="ce3" table:formula="of:=[$Redistribution_central.J17]" office:value-type="float" office:value="0.223923902258726" calcext:value-type="float">
            <text:p>0,2239239023</text:p>
          </table:table-cell>
          <table:table-cell table:style-name="ce3" table:formula="of:=[$Redistribution_central.K17]" office:value-type="float" office:value="0.257016630760354" calcext:value-type="float">
            <text:p>0,2570166308</text:p>
          </table:table-cell>
          <table:table-cell table:style-name="ce3" table:formula="of:=[$Redistribution_central.L17]" office:value-type="float" office:value="0.23360704298957" calcext:value-type="float">
            <text:p>0,233607043</text:p>
          </table:table-cell>
          <table:table-cell table:style-name="ce3" table:formula="of:=[$Redistribution_central.M17]" office:value-type="float" office:value="0.243009697507572" calcext:value-type="float">
            <text:p>0,2430096975</text:p>
          </table:table-cell>
          <table:table-cell table:number-columns-repeated="2"/>
          <table:table-cell table:style-name="ce3" table:formula="of:=[$redistribution_low.J17]" office:value-type="float" office:value="0.223924932947645" calcext:value-type="float">
            <text:p>0,2239249329</text:p>
          </table:table-cell>
          <table:table-cell table:style-name="ce3" table:formula="of:=[$redistribution_low.K17]" office:value-type="float" office:value="0.257016630760354" calcext:value-type="float">
            <text:p>0,2570166308</text:p>
          </table:table-cell>
          <table:table-cell table:style-name="ce3" table:formula="of:=[$redistribution_low.L17]" office:value-type="float" office:value="0.233608266216948" calcext:value-type="float">
            <text:p>0,2336082662</text:p>
          </table:table-cell>
          <table:table-cell table:style-name="ce3" table:formula="of:=[$redistribution_low.M17]" office:value-type="float" office:value="0.243009697507572" calcext:value-type="float">
            <text:p>0,2430096975</text:p>
          </table:table-cell>
          <table:table-cell table:number-columns-repeated="1007"/>
        </table:table-row>
        <table:table-row table:style-name="ro2">
          <table:table-cell table:style-name="ce3" table:formula="of:=[.A21]+1" office:value-type="float" office:value="65" calcext:value-type="float">
            <text:p>65</text:p>
          </table:table-cell>
          <table:table-cell table:style-name="ce3" table:formula="of:=[$Redistribution_high.J18]" office:value-type="float" office:value="0.218386139976913" calcext:value-type="float">
            <text:p>0,21838614</text:p>
          </table:table-cell>
          <table:table-cell table:style-name="ce3" table:formula="of:=[$Redistribution_high.K18]" office:value-type="float" office:value="0.248406507158634" calcext:value-type="float">
            <text:p>0,2484065072</text:p>
          </table:table-cell>
          <table:table-cell table:style-name="ce3" table:formula="of:=[$Redistribution_high.L18]" office:value-type="float" office:value="0.230314064339949" calcext:value-type="float">
            <text:p>0,2303140643</text:p>
          </table:table-cell>
          <table:table-cell table:style-name="ce3" table:formula="of:=[$Redistribution_high.M18]" office:value-type="float" office:value="0.231471216109594" calcext:value-type="float">
            <text:p>0,2314712161</text:p>
          </table:table-cell>
          <table:table-cell/>
          <table:table-cell table:style-name="ce3"/>
          <table:table-cell table:style-name="ce3" table:formula="of:=[$Redistribution_central.J18]" office:value-type="float" office:value="0.218664912818428" calcext:value-type="float">
            <text:p>0,2186649128</text:p>
          </table:table-cell>
          <table:table-cell table:style-name="ce3" table:formula="of:=[$Redistribution_central.K18]" office:value-type="float" office:value="0.25390853793185" calcext:value-type="float">
            <text:p>0,2539085379</text:p>
          </table:table-cell>
          <table:table-cell table:style-name="ce3" table:formula="of:=[$Redistribution_central.L18]" office:value-type="float" office:value="0.230638881619654" calcext:value-type="float">
            <text:p>0,2306388816</text:p>
          </table:table-cell>
          <table:table-cell table:style-name="ce3" table:formula="of:=[$Redistribution_central.M18]" office:value-type="float" office:value="0.23658101264819" calcext:value-type="float">
            <text:p>0,2365810126</text:p>
          </table:table-cell>
          <table:table-cell table:number-columns-repeated="2"/>
          <table:table-cell table:style-name="ce3" table:formula="of:=[$redistribution_low.J18]" office:value-type="float" office:value="0.218665866932248" calcext:value-type="float">
            <text:p>0,2186658669</text:p>
          </table:table-cell>
          <table:table-cell table:style-name="ce3" table:formula="of:=[$redistribution_low.K18]" office:value-type="float" office:value="0.25390853793185" calcext:value-type="float">
            <text:p>0,2539085379</text:p>
          </table:table-cell>
          <table:table-cell table:style-name="ce3" table:formula="of:=[$redistribution_low.L18]" office:value-type="float" office:value="0.230640070549478" calcext:value-type="float">
            <text:p>0,2306400705</text:p>
          </table:table-cell>
          <table:table-cell table:style-name="ce3" table:formula="of:=[$redistribution_low.M18]" office:value-type="float" office:value="0.23658101264819" calcext:value-type="float">
            <text:p>0,2365810126</text:p>
          </table:table-cell>
          <table:table-cell table:number-columns-repeated="1007"/>
        </table:table-row>
        <table:table-row table:style-name="ro2">
          <table:table-cell table:style-name="ce3" table:formula="of:=[.A22]+1" office:value-type="float" office:value="66" calcext:value-type="float">
            <text:p>66</text:p>
          </table:table-cell>
          <table:table-cell table:style-name="ce3" table:formula="of:=[$Redistribution_high.J19]" office:value-type="float" office:value="0.225415271585385" calcext:value-type="float">
            <text:p>0,2254152716</text:p>
          </table:table-cell>
          <table:table-cell table:style-name="ce3" table:formula="of:=[$Redistribution_high.K19]" office:value-type="float" office:value="0.255426322003132" calcext:value-type="float">
            <text:p>0,255426322</text:p>
          </table:table-cell>
          <table:table-cell table:style-name="ce3" table:formula="of:=[$Redistribution_high.L19]" office:value-type="float" office:value="0.236473275578023" calcext:value-type="float">
            <text:p>0,2364732756</text:p>
          </table:table-cell>
          <table:table-cell table:style-name="ce3" table:formula="of:=[$Redistribution_high.M19]" office:value-type="float" office:value="0.239599681001662" calcext:value-type="float">
            <text:p>0,239599681</text:p>
          </table:table-cell>
          <table:table-cell/>
          <table:table-cell table:style-name="ce3"/>
          <table:table-cell table:style-name="ce3" table:formula="of:=[$Redistribution_central.J19]" office:value-type="float" office:value="0.222811966608714" calcext:value-type="float">
            <text:p>0,2228119666</text:p>
          </table:table-cell>
          <table:table-cell table:style-name="ce3" table:formula="of:=[$Redistribution_central.K19]" office:value-type="float" office:value="0.257252790685039" calcext:value-type="float">
            <text:p>0,2572527907</text:p>
          </table:table-cell>
          <table:table-cell table:style-name="ce3" table:formula="of:=[$Redistribution_central.L19]" office:value-type="float" office:value="0.23380825527258" calcext:value-type="float">
            <text:p>0,2338082553</text:p>
          </table:table-cell>
          <table:table-cell table:style-name="ce3" table:formula="of:=[$Redistribution_central.M19]" office:value-type="float" office:value="0.24124975579767" calcext:value-type="float">
            <text:p>0,2412497558</text:p>
          </table:table-cell>
          <table:table-cell table:number-columns-repeated="2"/>
          <table:table-cell table:style-name="ce3" table:formula="of:=[$redistribution_low.J19]" office:value-type="float" office:value="0.222926366228093" calcext:value-type="float">
            <text:p>0,2229263662</text:p>
          </table:table-cell>
          <table:table-cell table:style-name="ce3" table:formula="of:=[$redistribution_low.K19]" office:value-type="float" office:value="0.257674670926406" calcext:value-type="float">
            <text:p>0,2576746709</text:p>
          </table:table-cell>
          <table:table-cell table:style-name="ce3" table:formula="of:=[$redistribution_low.L19]" office:value-type="float" office:value="0.233928477588275" calcext:value-type="float">
            <text:p>0,2339284776</text:p>
          </table:table-cell>
          <table:table-cell table:style-name="ce3" table:formula="of:=[$redistribution_low.M19]" office:value-type="float" office:value="0.24164536009079" calcext:value-type="float">
            <text:p>0,2416453601</text:p>
          </table:table-cell>
          <table:table-cell table:number-columns-repeated="1007"/>
        </table:table-row>
        <table:table-row table:style-name="ro2">
          <table:table-cell table:style-name="ce3" table:formula="of:=[.A23]+1" office:value-type="float" office:value="67" calcext:value-type="float">
            <text:p>67</text:p>
          </table:table-cell>
          <table:table-cell table:style-name="ce3" table:formula="of:=[$Redistribution_high.J20]" office:value-type="float" office:value="0.218826282627972" calcext:value-type="float">
            <text:p>0,2188262826</text:p>
          </table:table-cell>
          <table:table-cell table:style-name="ce3" table:formula="of:=[$Redistribution_high.K20]" office:value-type="float" office:value="0.24563349849054" calcext:value-type="float">
            <text:p>0,2456334985</text:p>
          </table:table-cell>
          <table:table-cell table:style-name="ce3" table:formula="of:=[$Redistribution_high.L20]" office:value-type="float" office:value="0.229411182413028" calcext:value-type="float">
            <text:p>0,2294111824</text:p>
          </table:table-cell>
          <table:table-cell table:style-name="ce3" table:formula="of:=[$Redistribution_high.M20]" office:value-type="float" office:value="0.230503039109665" calcext:value-type="float">
            <text:p>0,2305030391</text:p>
          </table:table-cell>
          <table:table-cell/>
          <table:table-cell table:style-name="ce3"/>
          <table:table-cell table:style-name="ce3" table:formula="of:=[$Redistribution_central.J20]" office:value-type="float" office:value="0.218563406194902" calcext:value-type="float">
            <text:p>0,2185634062</text:p>
          </table:table-cell>
          <table:table-cell table:style-name="ce3" table:formula="of:=[$Redistribution_central.K20]" office:value-type="float" office:value="0.245892522623788" calcext:value-type="float">
            <text:p>0,2458925226</text:p>
          </table:table-cell>
          <table:table-cell table:style-name="ce3" table:formula="of:=[$Redistribution_central.L20]" office:value-type="float" office:value="0.229253512102493" calcext:value-type="float">
            <text:p>0,2292535121</text:p>
          </table:table-cell>
          <table:table-cell table:style-name="ce3" table:formula="of:=[$Redistribution_central.M20]" office:value-type="float" office:value="0.230570027090223" calcext:value-type="float">
            <text:p>0,2305700271</text:p>
          </table:table-cell>
          <table:table-cell table:number-columns-repeated="2"/>
          <table:table-cell table:style-name="ce3" table:formula="of:=[$redistribution_low.J20]" office:value-type="float" office:value="0.220305119936357" calcext:value-type="float">
            <text:p>0,2203051199</text:p>
          </table:table-cell>
          <table:table-cell table:style-name="ce3" table:formula="of:=[$redistribution_low.K20]" office:value-type="float" office:value="0.248501784746907" calcext:value-type="float">
            <text:p>0,2485017847</text:p>
          </table:table-cell>
          <table:table-cell table:style-name="ce3" table:formula="of:=[$redistribution_low.L20]" office:value-type="float" office:value="0.231056438462328" calcext:value-type="float">
            <text:p>0,2310564385</text:p>
          </table:table-cell>
          <table:table-cell table:style-name="ce3" table:formula="of:=[$redistribution_low.M20]" office:value-type="float" office:value="0.233069767343452" calcext:value-type="float">
            <text:p>0,2330697673</text:p>
          </table:table-cell>
          <table:table-cell table:number-columns-repeated="1007"/>
        </table:table-row>
        <table:table-row table:style-name="ro2">
          <table:table-cell table:style-name="ce3" table:formula="of:=[.A24]+1" office:value-type="float" office:value="68" calcext:value-type="float">
            <text:p>68</text:p>
          </table:table-cell>
          <table:table-cell table:style-name="ce3" table:formula="of:=[$Redistribution_high.J21]" office:value-type="float" office:value="0.218589772295951" calcext:value-type="float">
            <text:p>0,2185897723</text:p>
          </table:table-cell>
          <table:table-cell table:style-name="ce3" table:formula="of:=[$Redistribution_high.K21]" office:value-type="float" office:value="0.24285823360306" calcext:value-type="float">
            <text:p>0,2428582336</text:p>
          </table:table-cell>
          <table:table-cell table:style-name="ce3" table:formula="of:=[$Redistribution_high.L21]" office:value-type="float" office:value="0.229451752198216" calcext:value-type="float">
            <text:p>0,2294517522</text:p>
          </table:table-cell>
          <table:table-cell table:style-name="ce3" table:formula="of:=[$Redistribution_high.M21]" office:value-type="float" office:value="0.227455183658708" calcext:value-type="float">
            <text:p>0,2274551837</text:p>
          </table:table-cell>
          <table:table-cell/>
          <table:table-cell table:style-name="ce3"/>
          <table:table-cell table:style-name="ce3" table:formula="of:=[$Redistribution_central.J21]" office:value-type="float" office:value="0.218995094406218" calcext:value-type="float">
            <text:p>0,2189950944</text:p>
          </table:table-cell>
          <table:table-cell table:style-name="ce3" table:formula="of:=[$Redistribution_central.K21]" office:value-type="float" office:value="0.248782209812289" calcext:value-type="float">
            <text:p>0,2487822098</text:p>
          </table:table-cell>
          <table:table-cell table:style-name="ce3" table:formula="of:=[$Redistribution_central.L21]" office:value-type="float" office:value="0.230322207564458" calcext:value-type="float">
            <text:p>0,2303222076</text:p>
          </table:table-cell>
          <table:table-cell table:style-name="ce3" table:formula="of:=[$Redistribution_central.M21]" office:value-type="float" office:value="0.232358652335064" calcext:value-type="float">
            <text:p>0,2323586523</text:p>
          </table:table-cell>
          <table:table-cell table:number-columns-repeated="2"/>
          <table:table-cell table:style-name="ce3" table:formula="of:=[$redistribution_low.J21]" office:value-type="float" office:value="0.220654263819444" calcext:value-type="float">
            <text:p>0,2206542638</text:p>
          </table:table-cell>
          <table:table-cell table:style-name="ce3" table:formula="of:=[$redistribution_low.K21]" office:value-type="float" office:value="0.253357891284826" calcext:value-type="float">
            <text:p>0,2533578913</text:p>
          </table:table-cell>
          <table:table-cell table:style-name="ce3" table:formula="of:=[$redistribution_low.L21]" office:value-type="float" office:value="0.232088834519683" calcext:value-type="float">
            <text:p>0,2320888345</text:p>
          </table:table-cell>
          <table:table-cell table:style-name="ce3" table:formula="of:=[$redistribution_low.M21]" office:value-type="float" office:value="0.23659678361517" calcext:value-type="float">
            <text:p>0,2365967836</text:p>
          </table:table-cell>
          <table:table-cell table:number-columns-repeated="1007"/>
        </table:table-row>
        <table:table-row table:style-name="ro2">
          <table:table-cell table:style-name="ce3" table:formula="of:=[.A25]+1" office:value-type="float" office:value="69" calcext:value-type="float">
            <text:p>69</text:p>
          </table:table-cell>
          <table:table-cell table:style-name="ce3" table:formula="of:=[$Redistribution_high.J22]" office:value-type="float" office:value="0.214130143692868" calcext:value-type="float">
            <text:p>0,2141301437</text:p>
          </table:table-cell>
          <table:table-cell table:style-name="ce3" table:formula="of:=[$Redistribution_high.K22]" office:value-type="float" office:value="0.251497087607353" calcext:value-type="float">
            <text:p>0,2514970876</text:p>
          </table:table-cell>
          <table:table-cell table:style-name="ce3" table:formula="of:=[$Redistribution_high.L22]" office:value-type="float" office:value="0.226325266129135" calcext:value-type="float">
            <text:p>0,2263252661</text:p>
          </table:table-cell>
          <table:table-cell table:style-name="ce3" table:formula="of:=[$Redistribution_high.M22]" office:value-type="float" office:value="0.232904252244297" calcext:value-type="float">
            <text:p>0,2329042522</text:p>
          </table:table-cell>
          <table:table-cell/>
          <table:table-cell table:style-name="ce3"/>
          <table:table-cell table:style-name="ce3" table:formula="of:=[$Redistribution_central.J22]" office:value-type="float" office:value="0.209177506348871" calcext:value-type="float">
            <text:p>0,2091775063</text:p>
          </table:table-cell>
          <table:table-cell table:style-name="ce3" table:formula="of:=[$Redistribution_central.K22]" office:value-type="float" office:value="0.245008244607249" calcext:value-type="float">
            <text:p>0,2450082446</text:p>
          </table:table-cell>
          <table:table-cell table:style-name="ce3" table:formula="of:=[$Redistribution_central.L22]" office:value-type="float" office:value="0.221569872696923" calcext:value-type="float">
            <text:p>0,2215698727</text:p>
          </table:table-cell>
          <table:table-cell table:style-name="ce3" table:formula="of:=[$Redistribution_central.M22]" office:value-type="float" office:value="0.226050276340148" calcext:value-type="float">
            <text:p>0,2260502763</text:p>
          </table:table-cell>
          <table:table-cell table:number-columns-repeated="2"/>
          <table:table-cell table:style-name="ce3" table:formula="of:=[$redistribution_low.J22]" office:value-type="float" office:value="0.212239347055301" calcext:value-type="float">
            <text:p>0,2122393471</text:p>
          </table:table-cell>
          <table:table-cell table:style-name="ce3" table:formula="of:=[$redistribution_low.K22]" office:value-type="float" office:value="0.25369246260359" calcext:value-type="float">
            <text:p>0,2536924626</text:p>
          </table:table-cell>
          <table:table-cell table:style-name="ce3" table:formula="of:=[$redistribution_low.L22]" office:value-type="float" office:value="0.224558361060441" calcext:value-type="float">
            <text:p>0,2245583611</text:p>
          </table:table-cell>
          <table:table-cell table:style-name="ce3" table:formula="of:=[$redistribution_low.M22]" office:value-type="float" office:value="0.234495651557692" calcext:value-type="float">
            <text:p>0,2344956516</text:p>
          </table:table-cell>
          <table:table-cell table:number-columns-repeated="1007"/>
        </table:table-row>
        <table:table-row table:style-name="ro2">
          <table:table-cell table:style-name="ce3" table:formula="of:=[.A26]+1" office:value-type="float" office:value="70" calcext:value-type="float">
            <text:p>70</text:p>
          </table:table-cell>
          <table:table-cell table:style-name="ce3" table:formula="of:=[$Redistribution_high.J23]" office:value-type="float" office:value="0.218754602292372" calcext:value-type="float">
            <text:p>0,2187546023</text:p>
          </table:table-cell>
          <table:table-cell table:style-name="ce3" table:formula="of:=[$Redistribution_high.K23]" office:value-type="float" office:value="0.2395405063464" calcext:value-type="float">
            <text:p>0,2395405063</text:p>
          </table:table-cell>
          <table:table-cell table:style-name="ce3" table:formula="of:=[$Redistribution_high.L23]" office:value-type="float" office:value="0.22899514408744" calcext:value-type="float">
            <text:p>0,2289951441</text:p>
          </table:table-cell>
          <table:table-cell table:style-name="ce3" table:formula="of:=[$Redistribution_high.M23]" office:value-type="float" office:value="0.224927389947213" calcext:value-type="float">
            <text:p>0,2249273899</text:p>
          </table:table-cell>
          <table:table-cell/>
          <table:table-cell table:style-name="ce3"/>
          <table:table-cell table:style-name="ce3" table:formula="of:=[$Redistribution_central.J23]" office:value-type="float" office:value="0.221657663147175" calcext:value-type="float">
            <text:p>0,2216576631</text:p>
          </table:table-cell>
          <table:table-cell table:style-name="ce3" table:formula="of:=[$Redistribution_central.K23]" office:value-type="float" office:value="0.248149084175476" calcext:value-type="float">
            <text:p>0,2481490842</text:p>
          </table:table-cell>
          <table:table-cell table:style-name="ce3" table:formula="of:=[$Redistribution_central.L23]" office:value-type="float" office:value="0.232598879948461" calcext:value-type="float">
            <text:p>0,2325988799</text:p>
          </table:table-cell>
          <table:table-cell table:style-name="ce3" table:formula="of:=[$Redistribution_central.M23]" office:value-type="float" office:value="0.23190025126132" calcext:value-type="float">
            <text:p>0,2319002513</text:p>
          </table:table-cell>
          <table:table-cell table:number-columns-repeated="2"/>
          <table:table-cell table:style-name="ce3" table:formula="of:=[$redistribution_low.J23]" office:value-type="float" office:value="0.219455451425671" calcext:value-type="float">
            <text:p>0,2194554514</text:p>
          </table:table-cell>
          <table:table-cell table:style-name="ce3" table:formula="of:=[$redistribution_low.K23]" office:value-type="float" office:value="0.246236775903015" calcext:value-type="float">
            <text:p>0,2462367759</text:p>
          </table:table-cell>
          <table:table-cell table:style-name="ce3" table:formula="of:=[$redistribution_low.L23]" office:value-type="float" office:value="0.229643099455668" calcext:value-type="float">
            <text:p>0,2296430995</text:p>
          </table:table-cell>
          <table:table-cell table:style-name="ce3" table:formula="of:=[$redistribution_low.M23]" office:value-type="float" office:value="0.231331389348881" calcext:value-type="float">
            <text:p>0,2313313893</text:p>
          </table:table-cell>
          <table:table-cell table:number-columns-repeated="1007"/>
        </table:table-row>
        <table:table-row table:style-name="ro2">
          <table:table-cell table:style-name="ce3" table:formula="of:=[.A27]+1" office:value-type="float" office:value="71" calcext:value-type="float">
            <text:p>71</text:p>
          </table:table-cell>
          <table:table-cell table:style-name="ce3" table:formula="of:=[$Redistribution_high.J24]" office:value-type="float" office:value="0.217773992457718" calcext:value-type="float">
            <text:p>0,2177739925</text:p>
          </table:table-cell>
          <table:table-cell table:style-name="ce3" table:formula="of:=[$Redistribution_high.K24]" office:value-type="float" office:value="0.237179638572672" calcext:value-type="float">
            <text:p>0,2371796386</text:p>
          </table:table-cell>
          <table:table-cell table:style-name="ce3" table:formula="of:=[$Redistribution_high.L24]" office:value-type="float" office:value="0.22903934156206" calcext:value-type="float">
            <text:p>0,2290393416</text:p>
          </table:table-cell>
          <table:table-cell table:style-name="ce3" table:formula="of:=[$Redistribution_high.M24]" office:value-type="float" office:value="0.220800068947984" calcext:value-type="float">
            <text:p>0,2208000689</text:p>
          </table:table-cell>
          <table:table-cell/>
          <table:table-cell table:style-name="ce3"/>
          <table:table-cell table:style-name="ce3" table:formula="of:=[$Redistribution_central.J24]" office:value-type="float" office:value="0.215758106603174" calcext:value-type="float">
            <text:p>0,2157581066</text:p>
          </table:table-cell>
          <table:table-cell table:style-name="ce3" table:formula="of:=[$Redistribution_central.K24]" office:value-type="float" office:value="0.23149245792335" calcext:value-type="float">
            <text:p>0,2314924579</text:p>
          </table:table-cell>
          <table:table-cell table:style-name="ce3" table:formula="of:=[$Redistribution_central.L24]" office:value-type="float" office:value="0.227036416910695" calcext:value-type="float">
            <text:p>0,2270364169</text:p>
          </table:table-cell>
          <table:table-cell table:style-name="ce3" table:formula="of:=[$Redistribution_central.M24]" office:value-type="float" office:value="0.215081557486496" calcext:value-type="float">
            <text:p>0,2150815575</text:p>
          </table:table-cell>
          <table:table-cell table:number-columns-repeated="2"/>
          <table:table-cell table:style-name="ce3" table:formula="of:=[$redistribution_low.J24]" office:value-type="float" office:value="0.211202027320854" calcext:value-type="float">
            <text:p>0,2112020273</text:p>
          </table:table-cell>
          <table:table-cell table:style-name="ce3" table:formula="of:=[$redistribution_low.K24]" office:value-type="float" office:value="0.227276416782697" calcext:value-type="float">
            <text:p>0,2272764168</text:p>
          </table:table-cell>
          <table:table-cell table:style-name="ce3" table:formula="of:=[$redistribution_low.L24]" office:value-type="float" office:value="0.222018286749513" calcext:value-type="float">
            <text:p>0,2220182867</text:p>
          </table:table-cell>
          <table:table-cell table:style-name="ce3" table:formula="of:=[$redistribution_low.M24]" office:value-type="float" office:value="0.211582613293783" calcext:value-type="float">
            <text:p>0,2115826133</text:p>
          </table:table-cell>
          <table:table-cell table:number-columns-repeated="1007"/>
        </table:table-row>
        <table:table-row table:style-name="ro2">
          <table:table-cell table:style-name="ce3" table:formula="of:=[.A28]+1" office:value-type="float" office:value="72" calcext:value-type="float">
            <text:p>72</text:p>
          </table:table-cell>
          <table:table-cell table:style-name="ce3" table:formula="of:=[$Redistribution_high.J25]" office:value-type="float" office:value="0.219467131981036" calcext:value-type="float">
            <text:p>0,219467132</text:p>
          </table:table-cell>
          <table:table-cell table:style-name="ce3" table:formula="of:=[$Redistribution_high.K25]" office:value-type="float" office:value="0.236880580337699" calcext:value-type="float">
            <text:p>0,2368805803</text:p>
          </table:table-cell>
          <table:table-cell table:style-name="ce3" table:formula="of:=[$Redistribution_high.L25]" office:value-type="float" office:value="0.230590304927468" calcext:value-type="float">
            <text:p>0,2305903049</text:p>
          </table:table-cell>
          <table:table-cell table:style-name="ce3" table:formula="of:=[$Redistribution_high.M25]" office:value-type="float" office:value="0.220787479468631" calcext:value-type="float">
            <text:p>0,2207874795</text:p>
          </table:table-cell>
          <table:table-cell/>
          <table:table-cell table:style-name="ce3"/>
          <table:table-cell table:style-name="ce3" table:formula="of:=[$Redistribution_central.J25]" office:value-type="float" office:value="0.217289314190568" calcext:value-type="float">
            <text:p>0,2172893142</text:p>
          </table:table-cell>
          <table:table-cell table:style-name="ce3" table:formula="of:=[$Redistribution_central.K25]" office:value-type="float" office:value="0.238891058766846" calcext:value-type="float">
            <text:p>0,2388910588</text:p>
          </table:table-cell>
          <table:table-cell table:style-name="ce3" table:formula="of:=[$Redistribution_central.L25]" office:value-type="float" office:value="0.228595927055245" calcext:value-type="float">
            <text:p>0,2285959271</text:p>
          </table:table-cell>
          <table:table-cell table:style-name="ce3" table:formula="of:=[$Redistribution_central.M25]" office:value-type="float" office:value="0.221955933633867" calcext:value-type="float">
            <text:p>0,2219559336</text:p>
          </table:table-cell>
          <table:table-cell table:number-columns-repeated="2"/>
          <table:table-cell table:style-name="ce3" table:formula="of:=[$redistribution_low.J25]" office:value-type="float" office:value="0.213800211250816" calcext:value-type="float">
            <text:p>0,2138002113</text:p>
          </table:table-cell>
          <table:table-cell table:style-name="ce3" table:formula="of:=[$redistribution_low.K25]" office:value-type="float" office:value="0.227005155208342" calcext:value-type="float">
            <text:p>0,2270051552</text:p>
          </table:table-cell>
          <table:table-cell table:style-name="ce3" table:formula="of:=[$redistribution_low.L25]" office:value-type="float" office:value="0.224816463428789" calcext:value-type="float">
            <text:p>0,2248164634</text:p>
          </table:table-cell>
          <table:table-cell table:style-name="ce3" table:formula="of:=[$redistribution_low.M25]" office:value-type="float" office:value="0.211059003319845" calcext:value-type="float">
            <text:p>0,2110590033</text:p>
          </table:table-cell>
          <table:table-cell table:number-columns-repeated="1007"/>
        </table:table-row>
        <table:table-row table:style-name="ro2">
          <table:table-cell table:style-name="ce3" table:formula="of:=[.A29]+1" office:value-type="float" office:value="73" calcext:value-type="float">
            <text:p>73</text:p>
          </table:table-cell>
          <table:table-cell table:style-name="ce3" table:formula="of:=[$Redistribution_high.J26]" office:value-type="float" office:value="0.216249616610594" calcext:value-type="float">
            <text:p>0,2162496166</text:p>
          </table:table-cell>
          <table:table-cell table:style-name="ce3" table:formula="of:=[$Redistribution_high.K26]" office:value-type="float" office:value="0.241253257328252" calcext:value-type="float">
            <text:p>0,2412532573</text:p>
          </table:table-cell>
          <table:table-cell table:style-name="ce3" table:formula="of:=[$Redistribution_high.L26]" office:value-type="float" office:value="0.228488196928929" calcext:value-type="float">
            <text:p>0,2284881969</text:p>
          </table:table-cell>
          <table:table-cell table:style-name="ce3" table:formula="of:=[$Redistribution_high.M26]" office:value-type="float" office:value="0.223395314473362" calcext:value-type="float">
            <text:p>0,2233953145</text:p>
          </table:table-cell>
          <table:table-cell/>
          <table:table-cell table:style-name="ce3"/>
          <table:table-cell table:style-name="ce3" table:formula="of:=[$Redistribution_central.J26]" office:value-type="float" office:value="0.217254244379122" calcext:value-type="float">
            <text:p>0,2172542444</text:p>
          </table:table-cell>
          <table:table-cell table:style-name="ce3" table:formula="of:=[$Redistribution_central.K26]" office:value-type="float" office:value="0.24665715053502" calcext:value-type="float">
            <text:p>0,2466571505</text:p>
          </table:table-cell>
          <table:table-cell table:style-name="ce3" table:formula="of:=[$Redistribution_central.L26]" office:value-type="float" office:value="0.230076059237926" calcext:value-type="float">
            <text:p>0,2300760592</text:p>
          </table:table-cell>
          <table:table-cell table:style-name="ce3" table:formula="of:=[$Redistribution_central.M26]" office:value-type="float" office:value="0.227362191866975" calcext:value-type="float">
            <text:p>0,2273621919</text:p>
          </table:table-cell>
          <table:table-cell table:number-columns-repeated="2"/>
          <table:table-cell table:style-name="ce3" table:formula="of:=[$redistribution_low.J26]" office:value-type="float" office:value="0.216572583313405" calcext:value-type="float">
            <text:p>0,2165725833</text:p>
          </table:table-cell>
          <table:table-cell table:style-name="ce3" table:formula="of:=[$redistribution_low.K26]" office:value-type="float" office:value="0.245354278782362" calcext:value-type="float">
            <text:p>0,2453542788</text:p>
          </table:table-cell>
          <table:table-cell table:style-name="ce3" table:formula="of:=[$redistribution_low.L26]" office:value-type="float" office:value="0.229404617019345" calcext:value-type="float">
            <text:p>0,229404617</text:p>
          </table:table-cell>
          <table:table-cell table:style-name="ce3" table:formula="of:=[$redistribution_low.M26]" office:value-type="float" office:value="0.226317649438115" calcext:value-type="float">
            <text:p>0,2263176494</text:p>
          </table:table-cell>
          <table:table-cell table:number-columns-repeated="1007"/>
        </table:table-row>
        <table:table-row table:style-name="ro2">
          <table:table-cell table:style-name="ce3" table:formula="of:=[.A30]+1" office:value-type="float" office:value="74" calcext:value-type="float">
            <text:p>74</text:p>
          </table:table-cell>
          <table:table-cell table:style-name="ce3" table:formula="of:=[$Redistribution_high.J27]" office:value-type="float" office:value="0.222071904172614" calcext:value-type="float">
            <text:p>0,2220719042</text:p>
          </table:table-cell>
          <table:table-cell table:style-name="ce3" table:formula="of:=[$Redistribution_high.K27]" office:value-type="float" office:value="0.247907291611024" calcext:value-type="float">
            <text:p>0,2479072916</text:p>
          </table:table-cell>
          <table:table-cell table:style-name="ce3" table:formula="of:=[$Redistribution_high.L27]" office:value-type="float" office:value="0.231940869534154" calcext:value-type="float">
            <text:p>0,2319408695</text:p>
          </table:table-cell>
          <table:table-cell table:style-name="ce3" table:formula="of:=[$Redistribution_high.M27]" office:value-type="float" office:value="0.233400569595634" calcext:value-type="float">
            <text:p>0,2334005696</text:p>
          </table:table-cell>
          <table:table-cell/>
          <table:table-cell table:style-name="ce3"/>
          <table:table-cell table:style-name="ce3" table:formula="of:=[$Redistribution_central.J27]" office:value-type="float" office:value="0.221455830783435" calcext:value-type="float">
            <text:p>0,2214558308</text:p>
          </table:table-cell>
          <table:table-cell table:style-name="ce3" table:formula="of:=[$Redistribution_central.K27]" office:value-type="float" office:value="0.250422309623457" calcext:value-type="float">
            <text:p>0,2504223096</text:p>
          </table:table-cell>
          <table:table-cell table:style-name="ce3" table:formula="of:=[$Redistribution_central.L27]" office:value-type="float" office:value="0.231206586085118" calcext:value-type="float">
            <text:p>0,2312065861</text:p>
          </table:table-cell>
          <table:table-cell table:style-name="ce3" table:formula="of:=[$Redistribution_central.M27]" office:value-type="float" office:value="0.235636960558945" calcext:value-type="float">
            <text:p>0,2356369606</text:p>
          </table:table-cell>
          <table:table-cell table:number-columns-repeated="2"/>
          <table:table-cell table:style-name="ce3" table:formula="of:=[$redistribution_low.J27]" office:value-type="float" office:value="0.220486821968771" calcext:value-type="float">
            <text:p>0,220486822</text:p>
          </table:table-cell>
          <table:table-cell table:style-name="ce3" table:formula="of:=[$redistribution_low.K27]" office:value-type="float" office:value="0.247890068353219" calcext:value-type="float">
            <text:p>0,2478900684</text:p>
          </table:table-cell>
          <table:table-cell table:style-name="ce3" table:formula="of:=[$redistribution_low.L27]" office:value-type="float" office:value="0.230989718381702" calcext:value-type="float">
            <text:p>0,2309897184</text:p>
          </table:table-cell>
          <table:table-cell table:style-name="ce3" table:formula="of:=[$redistribution_low.M27]" office:value-type="float" office:value="0.232165417269771" calcext:value-type="float">
            <text:p>0,2321654173</text:p>
          </table:table-cell>
          <table:table-cell table:number-columns-repeated="1007"/>
        </table:table-row>
        <table:table-row table:style-name="ro2">
          <table:table-cell table:style-name="ce3" table:formula="of:=[.A31]+1" office:value-type="float" office:value="75" calcext:value-type="float">
            <text:p>75</text:p>
          </table:table-cell>
          <table:table-cell table:style-name="ce3" table:formula="of:=[$Redistribution_high.J28]" office:value-type="float" office:value="0.219587367490708" calcext:value-type="float">
            <text:p>0,2195873675</text:p>
          </table:table-cell>
          <table:table-cell table:style-name="ce3" table:formula="of:=[$Redistribution_high.K28]" office:value-type="float" office:value="0.243318546583263" calcext:value-type="float">
            <text:p>0,2433185466</text:p>
          </table:table-cell>
          <table:table-cell table:style-name="ce3" table:formula="of:=[$Redistribution_high.L28]" office:value-type="float" office:value="0.228947631363225" calcext:value-type="float">
            <text:p>0,2289476314</text:p>
          </table:table-cell>
          <table:table-cell table:style-name="ce3" table:formula="of:=[$Redistribution_high.M28]" office:value-type="float" office:value="0.229670368973279" calcext:value-type="float">
            <text:p>0,229670369</text:p>
          </table:table-cell>
          <table:table-cell/>
          <table:table-cell table:style-name="ce3"/>
          <table:table-cell table:style-name="ce3" table:formula="of:=[$Redistribution_central.J28]" office:value-type="float" office:value="0.224643141166916" calcext:value-type="float">
            <text:p>0,2246431412</text:p>
          </table:table-cell>
          <table:table-cell table:style-name="ce3" table:formula="of:=[$Redistribution_central.K28]" office:value-type="float" office:value="0.254033431376073" calcext:value-type="float">
            <text:p>0,2540334314</text:p>
          </table:table-cell>
          <table:table-cell table:style-name="ce3" table:formula="of:=[$Redistribution_central.L28]" office:value-type="float" office:value="0.234682072513791" calcext:value-type="float">
            <text:p>0,2346820725</text:p>
          </table:table-cell>
          <table:table-cell table:style-name="ce3" table:formula="of:=[$Redistribution_central.M28]" office:value-type="float" office:value="0.23869063193711" calcext:value-type="float">
            <text:p>0,2386906319</text:p>
          </table:table-cell>
          <table:table-cell table:number-columns-repeated="2"/>
          <table:table-cell table:style-name="ce3" table:formula="of:=[$redistribution_low.J28]" office:value-type="float" office:value="0.220043352976182" calcext:value-type="float">
            <text:p>0,220043353</text:p>
          </table:table-cell>
          <table:table-cell table:style-name="ce3" table:formula="of:=[$redistribution_low.K28]" office:value-type="float" office:value="0.244555942068566" calcext:value-type="float">
            <text:p>0,2445559421</text:p>
          </table:table-cell>
          <table:table-cell table:style-name="ce3" table:formula="of:=[$redistribution_low.L28]" office:value-type="float" office:value="0.230458121210597" calcext:value-type="float">
            <text:p>0,2304581212</text:p>
          </table:table-cell>
          <table:table-cell table:style-name="ce3" table:formula="of:=[$redistribution_low.M28]" office:value-type="float" office:value="0.228999755683997" calcext:value-type="float">
            <text:p>0,2289997557</text:p>
          </table:table-cell>
          <table:table-cell table:number-columns-repeated="1007"/>
        </table:table-row>
        <table:table-row table:style-name="ro2">
          <table:table-cell table:style-name="ce3" table:formula="of:=[.A32]+1" office:value-type="float" office:value="76" calcext:value-type="float">
            <text:p>76</text:p>
          </table:table-cell>
          <table:table-cell table:style-name="ce3" table:formula="of:=[$Redistribution_high.J29]" office:value-type="float" office:value="0.21981526053212" calcext:value-type="float">
            <text:p>0,2198152605</text:p>
          </table:table-cell>
          <table:table-cell table:style-name="ce3" table:formula="of:=[$Redistribution_high.K29]" office:value-type="float" office:value="0.245215161435901" calcext:value-type="float">
            <text:p>0,2452151614</text:p>
          </table:table-cell>
          <table:table-cell table:style-name="ce3" table:formula="of:=[$Redistribution_high.L29]" office:value-type="float" office:value="0.229117460269322" calcext:value-type="float">
            <text:p>0,2291174603</text:p>
          </table:table-cell>
          <table:table-cell table:style-name="ce3" table:formula="of:=[$Redistribution_high.M29]" office:value-type="float" office:value="0.231539377680977" calcext:value-type="float">
            <text:p>0,2315393777</text:p>
          </table:table-cell>
          <table:table-cell/>
          <table:table-cell table:style-name="ce3"/>
          <table:table-cell table:style-name="ce3" table:formula="of:=[$Redistribution_central.J29]" office:value-type="float" office:value="0.224170908215059" calcext:value-type="float">
            <text:p>0,2241709082</text:p>
          </table:table-cell>
          <table:table-cell table:style-name="ce3" table:formula="of:=[$Redistribution_central.K29]" office:value-type="float" office:value="0.255151951220964" calcext:value-type="float">
            <text:p>0,2551519512</text:p>
          </table:table-cell>
          <table:table-cell table:style-name="ce3" table:formula="of:=[$Redistribution_central.L29]" office:value-type="float" office:value="0.23404030856221" calcext:value-type="float">
            <text:p>0,2340403086</text:p>
          </table:table-cell>
          <table:table-cell table:style-name="ce3" table:formula="of:=[$Redistribution_central.M29]" office:value-type="float" office:value="0.239852301831147" calcext:value-type="float">
            <text:p>0,2398523018</text:p>
          </table:table-cell>
          <table:table-cell table:number-columns-repeated="2"/>
          <table:table-cell table:style-name="ce3" table:formula="of:=[$redistribution_low.J29]" office:value-type="float" office:value="0.216086937470562" calcext:value-type="float">
            <text:p>0,2160869375</text:p>
          </table:table-cell>
          <table:table-cell table:style-name="ce3" table:formula="of:=[$redistribution_low.K29]" office:value-type="float" office:value="0.239839416944745" calcext:value-type="float">
            <text:p>0,2398394169</text:p>
          </table:table-cell>
          <table:table-cell table:style-name="ce3" table:formula="of:=[$redistribution_low.L29]" office:value-type="float" office:value="0.22642858469815" calcext:value-type="float">
            <text:p>0,2264285847</text:p>
          </table:table-cell>
          <table:table-cell table:style-name="ce3" table:formula="of:=[$redistribution_low.M29]" office:value-type="float" office:value="0.224353934489959" calcext:value-type="float">
            <text:p>0,2243539345</text:p>
          </table:table-cell>
          <table:table-cell table:number-columns-repeated="1007"/>
        </table:table-row>
        <table:table-row table:style-name="ro2">
          <table:table-cell table:style-name="ce3" table:formula="of:=[.A33]+1" office:value-type="float" office:value="77" calcext:value-type="float">
            <text:p>77</text:p>
          </table:table-cell>
          <table:table-cell table:style-name="ce3" table:formula="of:=[$Redistribution_high.J30]" office:value-type="float" office:value="0.213949228067642" calcext:value-type="float">
            <text:p>0,2139492281</text:p>
          </table:table-cell>
          <table:table-cell table:style-name="ce3" table:formula="of:=[$Redistribution_high.K30]" office:value-type="float" office:value="0.2379383821945" calcext:value-type="float">
            <text:p>0,2379383822</text:p>
          </table:table-cell>
          <table:table-cell table:style-name="ce3" table:formula="of:=[$Redistribution_high.L30]" office:value-type="float" office:value="0.225053663011936" calcext:value-type="float">
            <text:p>0,225053663</text:p>
          </table:table-cell>
          <table:table-cell table:style-name="ce3" table:formula="of:=[$Redistribution_high.M30]" office:value-type="float" office:value="0.221919320254351" calcext:value-type="float">
            <text:p>0,2219193203</text:p>
          </table:table-cell>
          <table:table-cell/>
          <table:table-cell table:style-name="ce3"/>
          <table:table-cell table:style-name="ce3" table:formula="of:=[$Redistribution_central.J30]" office:value-type="float" office:value="0.218922631620888" calcext:value-type="float">
            <text:p>0,2189226316</text:p>
          </table:table-cell>
          <table:table-cell table:style-name="ce3" table:formula="of:=[$Redistribution_central.K30]" office:value-type="float" office:value="0.253528509890936" calcext:value-type="float">
            <text:p>0,2535285099</text:p>
          </table:table-cell>
          <table:table-cell table:style-name="ce3" table:formula="of:=[$Redistribution_central.L30]" office:value-type="float" office:value="0.231315848509494" calcext:value-type="float">
            <text:p>0,2313158485</text:p>
          </table:table-cell>
          <table:table-cell table:style-name="ce3" table:formula="of:=[$Redistribution_central.M30]" office:value-type="float" office:value="0.234339102061264" calcext:value-type="float">
            <text:p>0,2343391021</text:p>
          </table:table-cell>
          <table:table-cell table:number-columns-repeated="2"/>
          <table:table-cell table:style-name="ce3" table:formula="of:=[$redistribution_low.J30]" office:value-type="float" office:value="0.21721862423388" calcext:value-type="float">
            <text:p>0,2172186242</text:p>
          </table:table-cell>
          <table:table-cell table:style-name="ce3" table:formula="of:=[$redistribution_low.K30]" office:value-type="float" office:value="0.248229245395396" calcext:value-type="float">
            <text:p>0,2482292454</text:p>
          </table:table-cell>
          <table:table-cell table:style-name="ce3" table:formula="of:=[$redistribution_low.L30]" office:value-type="float" office:value="0.231234626339101" calcext:value-type="float">
            <text:p>0,2312346263</text:p>
          </table:table-cell>
          <table:table-cell table:style-name="ce3" table:formula="of:=[$redistribution_low.M30]" office:value-type="float" office:value="0.226929599865799" calcext:value-type="float">
            <text:p>0,2269295999</text:p>
          </table:table-cell>
          <table:table-cell table:number-columns-repeated="1007"/>
        </table:table-row>
        <table:table-row table:style-name="ro2">
          <table:table-cell table:style-name="ce3" table:formula="of:=[.A34]+1" office:value-type="float" office:value="78" calcext:value-type="float">
            <text:p>78</text:p>
          </table:table-cell>
          <table:table-cell table:style-name="ce3" table:formula="of:=[$Redistribution_high.J31]" office:value-type="float" office:value="0.219574394204444" calcext:value-type="float">
            <text:p>0,2195743942</text:p>
          </table:table-cell>
          <table:table-cell table:style-name="ce3" table:formula="of:=[$Redistribution_high.K31]" office:value-type="float" office:value="0.243734737689621" calcext:value-type="float">
            <text:p>0,2437347377</text:p>
          </table:table-cell>
          <table:table-cell table:style-name="ce3" table:formula="of:=[$Redistribution_high.L31]" office:value-type="float" office:value="0.228449818727704" calcext:value-type="float">
            <text:p>0,2284498187</text:p>
          </table:table-cell>
          <table:table-cell table:style-name="ce3" table:formula="of:=[$Redistribution_high.M31]" office:value-type="float" office:value="0.23074307522761" calcext:value-type="float">
            <text:p>0,2307430752</text:p>
          </table:table-cell>
          <table:table-cell/>
          <table:table-cell table:style-name="ce3"/>
          <table:table-cell table:style-name="ce3" table:formula="of:=[$Redistribution_central.J31]" office:value-type="float" office:value="0.223930543293805" calcext:value-type="float">
            <text:p>0,2239305433</text:p>
          </table:table-cell>
          <table:table-cell table:style-name="ce3" table:formula="of:=[$Redistribution_central.K31]" office:value-type="float" office:value="0.260521412477638" calcext:value-type="float">
            <text:p>0,2605214125</text:p>
          </table:table-cell>
          <table:table-cell table:style-name="ce3" table:formula="of:=[$Redistribution_central.L31]" office:value-type="float" office:value="0.233715605000479" calcext:value-type="float">
            <text:p>0,233715605</text:p>
          </table:table-cell>
          <table:table-cell table:style-name="ce3" table:formula="of:=[$Redistribution_central.M31]" office:value-type="float" office:value="0.2449193083833" calcext:value-type="float">
            <text:p>0,2449193084</text:p>
          </table:table-cell>
          <table:table-cell table:number-columns-repeated="2"/>
          <table:table-cell table:style-name="ce3" table:formula="of:=[$redistribution_low.J31]" office:value-type="float" office:value="0.221288500754499" calcext:value-type="float">
            <text:p>0,2212885008</text:p>
          </table:table-cell>
          <table:table-cell table:style-name="ce3" table:formula="of:=[$redistribution_low.K31]" office:value-type="float" office:value="0.249644258999073" calcext:value-type="float">
            <text:p>0,249644259</text:p>
          </table:table-cell>
          <table:table-cell table:style-name="ce3" table:formula="of:=[$redistribution_low.L31]" office:value-type="float" office:value="0.232156465363727" calcext:value-type="float">
            <text:p>0,2321564654</text:p>
          </table:table-cell>
          <table:table-cell table:style-name="ce3" table:formula="of:=[$redistribution_low.M31]" office:value-type="float" office:value="0.232928168062828" calcext:value-type="float">
            <text:p>0,2329281681</text:p>
          </table:table-cell>
          <table:table-cell table:number-columns-repeated="1007"/>
        </table:table-row>
        <table:table-row table:style-name="ro2">
          <table:table-cell table:style-name="ce3" table:formula="of:=[.A35]+1" office:value-type="float" office:value="79" calcext:value-type="float">
            <text:p>79</text:p>
          </table:table-cell>
          <table:table-cell table:style-name="ce3" table:formula="of:=[$Redistribution_high.J32]" office:value-type="float" office:value="0.225788049911072" calcext:value-type="float">
            <text:p>0,2257880499</text:p>
          </table:table-cell>
          <table:table-cell table:style-name="ce3" table:formula="of:=[$Redistribution_high.K32]" office:value-type="float" office:value="0.257474321916328" calcext:value-type="float">
            <text:p>0,2574743219</text:p>
          </table:table-cell>
          <table:table-cell table:style-name="ce3" table:formula="of:=[$Redistribution_high.L32]" office:value-type="float" office:value="0.234461807096747" calcext:value-type="float">
            <text:p>0,2344618071</text:p>
          </table:table-cell>
          <table:table-cell table:style-name="ce3" table:formula="of:=[$Redistribution_high.M32]" office:value-type="float" office:value="0.244341798068624" calcext:value-type="float">
            <text:p>0,2443417981</text:p>
          </table:table-cell>
          <table:table-cell/>
          <table:table-cell table:style-name="ce3"/>
          <table:table-cell table:style-name="ce3" table:formula="of:=[$Redistribution_central.J32]" office:value-type="float" office:value="0.217768066449277" calcext:value-type="float">
            <text:p>0,2177680664</text:p>
          </table:table-cell>
          <table:table-cell table:style-name="ce3" table:formula="of:=[$Redistribution_central.K32]" office:value-type="float" office:value="0.246951222290167" calcext:value-type="float">
            <text:p>0,2469512223</text:p>
          </table:table-cell>
          <table:table-cell table:style-name="ce3" table:formula="of:=[$Redistribution_central.L32]" office:value-type="float" office:value="0.227353278130373" calcext:value-type="float">
            <text:p>0,2273532781</text:p>
          </table:table-cell>
          <table:table-cell table:style-name="ce3" table:formula="of:=[$Redistribution_central.M32]" office:value-type="float" office:value="0.232046414228167" calcext:value-type="float">
            <text:p>0,2320464142</text:p>
          </table:table-cell>
          <table:table-cell table:number-columns-repeated="2"/>
          <table:table-cell table:style-name="ce3" table:formula="of:=[$redistribution_low.J32]" office:value-type="float" office:value="0.219871679797895" calcext:value-type="float">
            <text:p>0,2198716798</text:p>
          </table:table-cell>
          <table:table-cell table:style-name="ce3" table:formula="of:=[$redistribution_low.K32]" office:value-type="float" office:value="0.247222358493169" calcext:value-type="float">
            <text:p>0,2472223585</text:p>
          </table:table-cell>
          <table:table-cell table:style-name="ce3" table:formula="of:=[$redistribution_low.L32]" office:value-type="float" office:value="0.230185822469473" calcext:value-type="float">
            <text:p>0,2301858225</text:p>
          </table:table-cell>
          <table:table-cell table:style-name="ce3" table:formula="of:=[$redistribution_low.M32]" office:value-type="float" office:value="0.231293047506706" calcext:value-type="float">
            <text:p>0,2312930475</text:p>
          </table:table-cell>
          <table:table-cell table:number-columns-repeated="1007"/>
        </table:table-row>
        <table:table-row table:style-name="ro2">
          <table:table-cell table:style-name="ce3" table:formula="of:=[.A36]+1" office:value-type="float" office:value="80" calcext:value-type="float">
            <text:p>80</text:p>
          </table:table-cell>
          <table:table-cell table:style-name="ce3" table:formula="of:=[$Redistribution_high.J33]" office:value-type="float" office:value="0.223538916844653" calcext:value-type="float">
            <text:p>0,2235389168</text:p>
          </table:table-cell>
          <table:table-cell table:style-name="ce3" table:formula="of:=[$Redistribution_high.K33]" office:value-type="float" office:value="0.247646500480223" calcext:value-type="float">
            <text:p>0,2476465005</text:p>
          </table:table-cell>
          <table:table-cell table:style-name="ce3" table:formula="of:=[$Redistribution_high.L33]" office:value-type="float" office:value="0.232083253202875" calcext:value-type="float">
            <text:p>0,2320832532</text:p>
          </table:table-cell>
          <table:table-cell table:style-name="ce3" table:formula="of:=[$Redistribution_high.M33]" office:value-type="float" office:value="0.234985758437508" calcext:value-type="float">
            <text:p>0,2349857584</text:p>
          </table:table-cell>
          <table:table-cell/>
          <table:table-cell table:style-name="ce3"/>
          <table:table-cell table:style-name="ce3" table:formula="of:=[$Redistribution_central.J33]" office:value-type="float" office:value="0.222145830670001" calcext:value-type="float">
            <text:p>0,2221458307</text:p>
          </table:table-cell>
          <table:table-cell table:style-name="ce3" table:formula="of:=[$Redistribution_central.K33]" office:value-type="float" office:value="0.249074294031841" calcext:value-type="float">
            <text:p>0,249074294</text:p>
          </table:table-cell>
          <table:table-cell table:style-name="ce3" table:formula="of:=[$Redistribution_central.L33]" office:value-type="float" office:value="0.231652781447405" calcext:value-type="float">
            <text:p>0,2316527814</text:p>
          </table:table-cell>
          <table:table-cell table:style-name="ce3" table:formula="of:=[$Redistribution_central.M33]" office:value-type="float" office:value="0.234411101488243" calcext:value-type="float">
            <text:p>0,2344111015</text:p>
          </table:table-cell>
          <table:table-cell table:number-columns-repeated="2"/>
          <table:table-cell table:style-name="ce3" table:formula="of:=[$redistribution_low.J33]" office:value-type="float" office:value="0.225661137608607" calcext:value-type="float">
            <text:p>0,2256611376</text:p>
          </table:table-cell>
          <table:table-cell table:style-name="ce3" table:formula="of:=[$redistribution_low.K33]" office:value-type="float" office:value="0.256581751610534" calcext:value-type="float">
            <text:p>0,2565817516</text:p>
          </table:table-cell>
          <table:table-cell table:style-name="ce3" table:formula="of:=[$redistribution_low.L33]" office:value-type="float" office:value="0.236695140414021" calcext:value-type="float">
            <text:p>0,2366951404</text:p>
          </table:table-cell>
          <table:table-cell table:style-name="ce3" table:formula="of:=[$redistribution_low.M33]" office:value-type="float" office:value="0.239325593262264" calcext:value-type="float">
            <text:p>0,2393255933</text:p>
          </table:table-cell>
          <table:table-cell table:number-columns-repeated="1007"/>
        </table:table-row>
        <table:table-row table:style-name="ro2">
          <table:table-cell table:style-name="ce3" table:formula="of:=[.A37]+1" office:value-type="float" office:value="81" calcext:value-type="float">
            <text:p>81</text:p>
          </table:table-cell>
          <table:table-cell table:style-name="ce3" table:formula="of:=[$Redistribution_high.J34]" office:value-type="float" office:value="0.221687369901501" calcext:value-type="float">
            <text:p>0,2216873699</text:p>
          </table:table-cell>
          <table:table-cell table:style-name="ce3" table:formula="of:=[$Redistribution_high.K34]" office:value-type="float" office:value="0.25457936322801" calcext:value-type="float">
            <text:p>0,2545793632</text:p>
          </table:table-cell>
          <table:table-cell table:style-name="ce3" table:formula="of:=[$Redistribution_high.L34]" office:value-type="float" office:value="0.232249762244198" calcext:value-type="float">
            <text:p>0,2322497622</text:p>
          </table:table-cell>
          <table:table-cell table:style-name="ce3" table:formula="of:=[$Redistribution_high.M34]" office:value-type="float" office:value="0.238569146415643" calcext:value-type="float">
            <text:p>0,2385691464</text:p>
          </table:table-cell>
          <table:table-cell/>
          <table:table-cell table:style-name="ce3"/>
          <table:table-cell table:style-name="ce3" table:formula="of:=[$Redistribution_central.J34]" office:value-type="float" office:value="0.211950177593607" calcext:value-type="float">
            <text:p>0,2119501776</text:p>
          </table:table-cell>
          <table:table-cell table:style-name="ce3" table:formula="of:=[$Redistribution_central.K34]" office:value-type="float" office:value="0.241571964053798" calcext:value-type="float">
            <text:p>0,2415719641</text:p>
          </table:table-cell>
          <table:table-cell table:style-name="ce3" table:formula="of:=[$Redistribution_central.L34]" office:value-type="float" office:value="0.223423738138266" calcext:value-type="float">
            <text:p>0,2234237381</text:p>
          </table:table-cell>
          <table:table-cell table:style-name="ce3" table:formula="of:=[$Redistribution_central.M34]" office:value-type="float" office:value="0.223874574651738" calcext:value-type="float">
            <text:p>0,2238745747</text:p>
          </table:table-cell>
          <table:table-cell table:number-columns-repeated="2"/>
          <table:table-cell table:style-name="ce3" table:formula="of:=[$redistribution_low.J34]" office:value-type="float" office:value="0.218308701970196" calcext:value-type="float">
            <text:p>0,218308702</text:p>
          </table:table-cell>
          <table:table-cell table:style-name="ce3" table:formula="of:=[$redistribution_low.K34]" office:value-type="float" office:value="0.250569425982054" calcext:value-type="float">
            <text:p>0,250569426</text:p>
          </table:table-cell>
          <table:table-cell table:style-name="ce3" table:formula="of:=[$redistribution_low.L34]" office:value-type="float" office:value="0.231916690602608" calcext:value-type="float">
            <text:p>0,2319166906</text:p>
          </table:table-cell>
          <table:table-cell table:style-name="ce3" table:formula="of:=[$redistribution_low.M34]" office:value-type="float" office:value="0.229401239547525" calcext:value-type="float">
            <text:p>0,2294012395</text:p>
          </table:table-cell>
          <table:table-cell table:number-columns-repeated="1007"/>
        </table:table-row>
        <table:table-row table:style-name="ro2">
          <table:table-cell table:style-name="ce3" table:formula="of:=[.A38]+1" office:value-type="float" office:value="82" calcext:value-type="float">
            <text:p>82</text:p>
          </table:table-cell>
          <table:table-cell table:style-name="ce3" table:formula="of:=[$Redistribution_high.J35]" office:value-type="float" office:value="0.218057442716289" calcext:value-type="float">
            <text:p>0,2180574427</text:p>
          </table:table-cell>
          <table:table-cell table:style-name="ce3" table:formula="of:=[$Redistribution_high.K35]" office:value-type="float" office:value="0.23978314125977" calcext:value-type="float">
            <text:p>0,2397831413</text:p>
          </table:table-cell>
          <table:table-cell table:style-name="ce3" table:formula="of:=[$Redistribution_high.L35]" office:value-type="float" office:value="0.226046066236448" calcext:value-type="float">
            <text:p>0,2260460662</text:p>
          </table:table-cell>
          <table:table-cell table:style-name="ce3" table:formula="of:=[$Redistribution_high.M35]" office:value-type="float" office:value="0.227993161376646" calcext:value-type="float">
            <text:p>0,2279931614</text:p>
          </table:table-cell>
          <table:table-cell/>
          <table:table-cell table:style-name="ce3"/>
          <table:table-cell table:style-name="ce3" table:formula="of:=[$Redistribution_central.J35]" office:value-type="float" office:value="0.220428761782245" calcext:value-type="float">
            <text:p>0,2204287618</text:p>
          </table:table-cell>
          <table:table-cell table:style-name="ce3" table:formula="of:=[$Redistribution_central.K35]" office:value-type="float" office:value="0.250802701875942" calcext:value-type="float">
            <text:p>0,2508027019</text:p>
          </table:table-cell>
          <table:table-cell table:style-name="ce3" table:formula="of:=[$Redistribution_central.L35]" office:value-type="float" office:value="0.229425896379286" calcext:value-type="float">
            <text:p>0,2294258964</text:p>
          </table:table-cell>
          <table:table-cell table:style-name="ce3" table:formula="of:=[$Redistribution_central.M35]" office:value-type="float" office:value="0.236688482812733" calcext:value-type="float">
            <text:p>0,2366884828</text:p>
          </table:table-cell>
          <table:table-cell table:number-columns-repeated="2"/>
          <table:table-cell table:style-name="ce3" table:formula="of:=[$redistribution_low.J35]" office:value-type="float" office:value="0.22372227494047" calcext:value-type="float">
            <text:p>0,2237222749</text:p>
          </table:table-cell>
          <table:table-cell table:style-name="ce3" table:formula="of:=[$redistribution_low.K35]" office:value-type="float" office:value="0.256238621614672" calcext:value-type="float">
            <text:p>0,2562386216</text:p>
          </table:table-cell>
          <table:table-cell table:style-name="ce3" table:formula="of:=[$redistribution_low.L35]" office:value-type="float" office:value="0.234281689467646" calcext:value-type="float">
            <text:p>0,2342816895</text:p>
          </table:table-cell>
          <table:table-cell table:style-name="ce3" table:formula="of:=[$redistribution_low.M35]" office:value-type="float" office:value="0.239516839326204" calcext:value-type="float">
            <text:p>0,2395168393</text:p>
          </table:table-cell>
          <table:table-cell table:number-columns-repeated="1007"/>
        </table:table-row>
        <table:table-row table:style-name="ro2">
          <table:table-cell table:style-name="ce3" table:formula="of:=[.A39]+1" office:value-type="float" office:value="83" calcext:value-type="float">
            <text:p>83</text:p>
          </table:table-cell>
          <table:table-cell table:style-name="ce3" table:formula="of:=[$Redistribution_high.J36]" office:value-type="float" office:value="0.216031706672506" calcext:value-type="float">
            <text:p>0,2160317067</text:p>
          </table:table-cell>
          <table:table-cell table:style-name="ce3" table:formula="of:=[$Redistribution_high.K36]" office:value-type="float" office:value="0.236530628737284" calcext:value-type="float">
            <text:p>0,2365306287</text:p>
          </table:table-cell>
          <table:table-cell table:style-name="ce3" table:formula="of:=[$Redistribution_high.L36]" office:value-type="float" office:value="0.22371898003001" calcext:value-type="float">
            <text:p>0,22371898</text:p>
          </table:table-cell>
          <table:table-cell table:style-name="ce3" table:formula="of:=[$Redistribution_high.M36]" office:value-type="float" office:value="0.225251262799169" calcext:value-type="float">
            <text:p>0,2252512628</text:p>
          </table:table-cell>
          <table:table-cell/>
          <table:table-cell table:style-name="ce3"/>
          <table:table-cell table:style-name="ce3" table:formula="of:=[$Redistribution_central.J36]" office:value-type="float" office:value="0.229680185604062" calcext:value-type="float">
            <text:p>0,2296801856</text:p>
          </table:table-cell>
          <table:table-cell table:style-name="ce3" table:formula="of:=[$Redistribution_central.K36]" office:value-type="float" office:value="0.26545958029217" calcext:value-type="float">
            <text:p>0,2654595803</text:p>
          </table:table-cell>
          <table:table-cell table:style-name="ce3" table:formula="of:=[$Redistribution_central.L36]" office:value-type="float" office:value="0.238201211584845" calcext:value-type="float">
            <text:p>0,2382012116</text:p>
          </table:table-cell>
          <table:table-cell table:style-name="ce3" table:formula="of:=[$Redistribution_central.M36]" office:value-type="float" office:value="0.251857583235105" calcext:value-type="float">
            <text:p>0,2518575832</text:p>
          </table:table-cell>
          <table:table-cell table:number-columns-repeated="2"/>
          <table:table-cell table:style-name="ce3" table:formula="of:=[$redistribution_low.J36]" office:value-type="float" office:value="0.226785030589126" calcext:value-type="float">
            <text:p>0,2267850306</text:p>
          </table:table-cell>
          <table:table-cell table:style-name="ce3" table:formula="of:=[$redistribution_low.K36]" office:value-type="float" office:value="0.259110847566417" calcext:value-type="float">
            <text:p>0,2591108476</text:p>
          </table:table-cell>
          <table:table-cell table:style-name="ce3" table:formula="of:=[$redistribution_low.L36]" office:value-type="float" office:value="0.237690033938283" calcext:value-type="float">
            <text:p>0,2376900339</text:p>
          </table:table-cell>
          <table:table-cell table:style-name="ce3" table:formula="of:=[$redistribution_low.M36]" office:value-type="float" office:value="0.241787262226956" calcext:value-type="float">
            <text:p>0,2417872622</text:p>
          </table:table-cell>
          <table:table-cell table:number-columns-repeated="1007"/>
        </table:table-row>
        <table:table-row table:style-name="ro2">
          <table:table-cell table:style-name="ce3" table:formula="of:=[.A40]+1" office:value-type="float" office:value="84" calcext:value-type="float">
            <text:p>84</text:p>
          </table:table-cell>
          <table:table-cell table:style-name="ce3" table:formula="of:=[$Redistribution_high.J37]" office:value-type="float" office:value="0.221491572094479" calcext:value-type="float">
            <text:p>0,2214915721</text:p>
          </table:table-cell>
          <table:table-cell table:style-name="ce3" table:formula="of:=[$Redistribution_high.K37]" office:value-type="float" office:value="0.246783476642214" calcext:value-type="float">
            <text:p>0,2467834766</text:p>
          </table:table-cell>
          <table:table-cell table:style-name="ce3" table:formula="of:=[$Redistribution_high.L37]" office:value-type="float" office:value="0.229581462197671" calcext:value-type="float">
            <text:p>0,2295814622</text:p>
          </table:table-cell>
          <table:table-cell table:style-name="ce3" table:formula="of:=[$Redistribution_high.M37]" office:value-type="float" office:value="0.23463015902327" calcext:value-type="float">
            <text:p>0,234630159</text:p>
          </table:table-cell>
          <table:table-cell/>
          <table:table-cell table:style-name="ce3"/>
          <table:table-cell table:style-name="ce3" table:formula="of:=[$Redistribution_central.J37]" office:value-type="float" office:value="0.225098450175927" calcext:value-type="float">
            <text:p>0,2250984502</text:p>
          </table:table-cell>
          <table:table-cell table:style-name="ce3" table:formula="of:=[$Redistribution_central.K37]" office:value-type="float" office:value="0.258062066445211" calcext:value-type="float">
            <text:p>0,2580620664</text:p>
          </table:table-cell>
          <table:table-cell table:style-name="ce3" table:formula="of:=[$Redistribution_central.L37]" office:value-type="float" office:value="0.234161656946566" calcext:value-type="float">
            <text:p>0,2341616569</text:p>
          </table:table-cell>
          <table:table-cell table:style-name="ce3" table:formula="of:=[$Redistribution_central.M37]" office:value-type="float" office:value="0.243724531437157" calcext:value-type="float">
            <text:p>0,2437245314</text:p>
          </table:table-cell>
          <table:table-cell table:number-columns-repeated="2"/>
          <table:table-cell table:style-name="ce3" table:formula="of:=[$redistribution_low.J37]" office:value-type="float" office:value="0.232301481097881" calcext:value-type="float">
            <text:p>0,2323014811</text:p>
          </table:table-cell>
          <table:table-cell table:style-name="ce3" table:formula="of:=[$redistribution_low.K37]" office:value-type="float" office:value="0.261596939929699" calcext:value-type="float">
            <text:p>0,2615969399</text:p>
          </table:table-cell>
          <table:table-cell table:style-name="ce3" table:formula="of:=[$redistribution_low.L37]" office:value-type="float" office:value="0.243129194821947" calcext:value-type="float">
            <text:p>0,2431291948</text:p>
          </table:table-cell>
          <table:table-cell table:style-name="ce3" table:formula="of:=[$redistribution_low.M37]" office:value-type="float" office:value="0.244552470343636" calcext:value-type="float">
            <text:p>0,2445524703</text:p>
          </table:table-cell>
          <table:table-cell table:number-columns-repeated="1007"/>
        </table:table-row>
        <table:table-row table:style-name="ro2">
          <table:table-cell table:style-name="ce3" table:formula="of:=[.A41]+1" office:value-type="float" office:value="85" calcext:value-type="float">
            <text:p>85</text:p>
          </table:table-cell>
          <table:table-cell table:style-name="ce3" table:formula="of:=[$Redistribution_high.J38]" office:value-type="float" office:value="0.217298123881444" calcext:value-type="float">
            <text:p>0,2172981239</text:p>
          </table:table-cell>
          <table:table-cell table:style-name="ce3" table:formula="of:=[$Redistribution_high.K38]" office:value-type="float" office:value="0.253585047593908" calcext:value-type="float">
            <text:p>0,2535850476</text:p>
          </table:table-cell>
          <table:table-cell table:style-name="ce3" table:formula="of:=[$Redistribution_high.L38]" office:value-type="float" office:value="0.226945886954542" calcext:value-type="float">
            <text:p>0,226945887</text:p>
          </table:table-cell>
          <table:table-cell table:style-name="ce3" table:formula="of:=[$Redistribution_high.M38]" office:value-type="float" office:value="0.238647054545052" calcext:value-type="float">
            <text:p>0,2386470545</text:p>
          </table:table-cell>
          <table:table-cell/>
          <table:table-cell table:style-name="ce3"/>
          <table:table-cell table:style-name="ce3" table:formula="of:=[$Redistribution_central.J38]" office:value-type="float" office:value="0.224994105647495" calcext:value-type="float">
            <text:p>0,2249941056</text:p>
          </table:table-cell>
          <table:table-cell table:style-name="ce3" table:formula="of:=[$Redistribution_central.K38]" office:value-type="float" office:value="0.26108200763519" calcext:value-type="float">
            <text:p>0,2610820076</text:p>
          </table:table-cell>
          <table:table-cell table:style-name="ce3" table:formula="of:=[$Redistribution_central.L38]" office:value-type="float" office:value="0.236525592083154" calcext:value-type="float">
            <text:p>0,2365255921</text:p>
          </table:table-cell>
          <table:table-cell table:style-name="ce3" table:formula="of:=[$Redistribution_central.M38]" office:value-type="float" office:value="0.242833029444678" calcext:value-type="float">
            <text:p>0,2428330294</text:p>
          </table:table-cell>
          <table:table-cell table:number-columns-repeated="2"/>
          <table:table-cell table:style-name="ce3" table:formula="of:=[$redistribution_low.J38]" office:value-type="float" office:value="0.222034185952526" calcext:value-type="float">
            <text:p>0,222034186</text:p>
          </table:table-cell>
          <table:table-cell table:style-name="ce3" table:formula="of:=[$redistribution_low.K38]" office:value-type="float" office:value="0.255520590078064" calcext:value-type="float">
            <text:p>0,2555205901</text:p>
          </table:table-cell>
          <table:table-cell table:style-name="ce3" table:formula="of:=[$redistribution_low.L38]" office:value-type="float" office:value="0.234887619795861" calcext:value-type="float">
            <text:p>0,2348876198</text:p>
          </table:table-cell>
          <table:table-cell table:style-name="ce3" table:formula="of:=[$redistribution_low.M38]" office:value-type="float" office:value="0.235281292835515" calcext:value-type="float">
            <text:p>0,2352812928</text:p>
          </table:table-cell>
          <table:table-cell table:number-columns-repeated="1007"/>
        </table:table-row>
        <table:table-row table:style-name="ro2">
          <table:table-cell table:style-name="ce3" table:formula="of:=[.A42]+1" office:value-type="float" office:value="86" calcext:value-type="float">
            <text:p>86</text:p>
          </table:table-cell>
          <table:table-cell table:style-name="ce3" table:formula="of:=[$Redistribution_high.J39]" office:value-type="float" office:value="0.223639291391529" calcext:value-type="float">
            <text:p>0,2236392914</text:p>
          </table:table-cell>
          <table:table-cell table:style-name="ce3" table:formula="of:=[$Redistribution_high.K39]" office:value-type="float" office:value="0.251766652023796" calcext:value-type="float">
            <text:p>0,251766652</text:p>
          </table:table-cell>
          <table:table-cell table:style-name="ce3" table:formula="of:=[$Redistribution_high.L39]" office:value-type="float" office:value="0.231388812734757" calcext:value-type="float">
            <text:p>0,2313888127</text:p>
          </table:table-cell>
          <table:table-cell table:style-name="ce3" table:formula="of:=[$Redistribution_high.M39]" office:value-type="float" office:value="0.240036757476376" calcext:value-type="float">
            <text:p>0,2400367575</text:p>
          </table:table-cell>
          <table:table-cell/>
          <table:table-cell table:style-name="ce3"/>
          <table:table-cell table:style-name="ce3" table:formula="of:=[$Redistribution_central.J39]" office:value-type="float" office:value="0.230022119161305" calcext:value-type="float">
            <text:p>0,2300221192</text:p>
          </table:table-cell>
          <table:table-cell table:style-name="ce3" table:formula="of:=[$Redistribution_central.K39]" office:value-type="float" office:value="0.267946482468698" calcext:value-type="float">
            <text:p>0,2679464825</text:p>
          </table:table-cell>
          <table:table-cell table:style-name="ce3" table:formula="of:=[$Redistribution_central.L39]" office:value-type="float" office:value="0.238746206975136" calcext:value-type="float">
            <text:p>0,238746207</text:p>
          </table:table-cell>
          <table:table-cell table:style-name="ce3" table:formula="of:=[$Redistribution_central.M39]" office:value-type="float" office:value="0.253836510990048" calcext:value-type="float">
            <text:p>0,253836511</text:p>
          </table:table-cell>
          <table:table-cell table:number-columns-repeated="2"/>
          <table:table-cell table:style-name="ce3" table:formula="of:=[$redistribution_low.J39]" office:value-type="float" office:value="0.233034109157873" calcext:value-type="float">
            <text:p>0,2330341092</text:p>
          </table:table-cell>
          <table:table-cell table:style-name="ce3" table:formula="of:=[$redistribution_low.K39]" office:value-type="float" office:value="0.269284203794626" calcext:value-type="float">
            <text:p>0,2692842038</text:p>
          </table:table-cell>
          <table:table-cell table:style-name="ce3" table:formula="of:=[$redistribution_low.L39]" office:value-type="float" office:value="0.24286206143313" calcext:value-type="float">
            <text:p>0,2428620614</text:p>
          </table:table-cell>
          <table:table-cell table:style-name="ce3" table:formula="of:=[$redistribution_low.M39]" office:value-type="float" office:value="0.253482238851482" calcext:value-type="float">
            <text:p>0,2534822389</text:p>
          </table:table-cell>
          <table:table-cell table:number-columns-repeated="1007"/>
        </table:table-row>
        <table:table-row table:style-name="ro2">
          <table:table-cell table:style-name="ce3" table:formula="of:=[.A43]+1" office:value-type="float" office:value="87" calcext:value-type="float">
            <text:p>87</text:p>
          </table:table-cell>
          <table:table-cell table:style-name="ce3" table:formula="of:=[$Redistribution_high.J40]" office:value-type="float" office:value="0.226241363997738" calcext:value-type="float">
            <text:p>0,226241364</text:p>
          </table:table-cell>
          <table:table-cell table:style-name="ce3" table:formula="of:=[$Redistribution_high.K40]" office:value-type="float" office:value="0.251984578737276" calcext:value-type="float">
            <text:p>0,2519845787</text:p>
          </table:table-cell>
          <table:table-cell table:style-name="ce3" table:formula="of:=[$Redistribution_high.L40]" office:value-type="float" office:value="0.234012567811671" calcext:value-type="float">
            <text:p>0,2340125678</text:p>
          </table:table-cell>
          <table:table-cell table:style-name="ce3" table:formula="of:=[$Redistribution_high.M40]" office:value-type="float" office:value="0.240292213747016" calcext:value-type="float">
            <text:p>0,2402922137</text:p>
          </table:table-cell>
          <table:table-cell/>
          <table:table-cell table:style-name="ce3"/>
          <table:table-cell table:style-name="ce3" table:formula="of:=[$Redistribution_central.J40]" office:value-type="float" office:value="0.230817877888773" calcext:value-type="float">
            <text:p>0,2308178779</text:p>
          </table:table-cell>
          <table:table-cell table:style-name="ce3" table:formula="of:=[$Redistribution_central.K40]" office:value-type="float" office:value="0.269458978205228" calcext:value-type="float">
            <text:p>0,2694589782</text:p>
          </table:table-cell>
          <table:table-cell table:style-name="ce3" table:formula="of:=[$Redistribution_central.L40]" office:value-type="float" office:value="0.239541985631213" calcext:value-type="float">
            <text:p>0,2395419856</text:p>
          </table:table-cell>
          <table:table-cell table:style-name="ce3" table:formula="of:=[$Redistribution_central.M40]" office:value-type="float" office:value="0.255194768286591" calcext:value-type="float">
            <text:p>0,2551947683</text:p>
          </table:table-cell>
          <table:table-cell table:number-columns-repeated="2"/>
          <table:table-cell table:style-name="ce3" table:formula="of:=[$redistribution_low.J40]" office:value-type="float" office:value="0.232646385446519" calcext:value-type="float">
            <text:p>0,2326463854</text:p>
          </table:table-cell>
          <table:table-cell table:style-name="ce3" table:formula="of:=[$redistribution_low.K40]" office:value-type="float" office:value="0.264439977722904" calcext:value-type="float">
            <text:p>0,2644399777</text:p>
          </table:table-cell>
          <table:table-cell table:style-name="ce3" table:formula="of:=[$redistribution_low.L40]" office:value-type="float" office:value="0.243060085721596" calcext:value-type="float">
            <text:p>0,2430600857</text:p>
          </table:table-cell>
          <table:table-cell table:style-name="ce3" table:formula="of:=[$redistribution_low.M40]" office:value-type="float" office:value="0.247878425348491" calcext:value-type="float">
            <text:p>0,2478784253</text:p>
          </table:table-cell>
          <table:table-cell table:number-columns-repeated="1007"/>
        </table:table-row>
        <table:table-row table:style-name="ro2">
          <table:table-cell table:style-name="ce3" table:formula="of:=[.A44]+1" office:value-type="float" office:value="88" calcext:value-type="float">
            <text:p>88</text:p>
          </table:table-cell>
          <table:table-cell table:style-name="ce3" table:formula="of:=[$Redistribution_high.J41]" office:value-type="float" office:value="0.234192546385474" calcext:value-type="float">
            <text:p>0,2341925464</text:p>
          </table:table-cell>
          <table:table-cell table:style-name="ce3" table:formula="of:=[$Redistribution_high.K41]" office:value-type="float" office:value="0.273360225847651" calcext:value-type="float">
            <text:p>0,2733602258</text:p>
          </table:table-cell>
          <table:table-cell table:style-name="ce3" table:formula="of:=[$Redistribution_high.L41]" office:value-type="float" office:value="0.242453109401113" calcext:value-type="float">
            <text:p>0,2424531094</text:p>
          </table:table-cell>
          <table:table-cell table:style-name="ce3" table:formula="of:=[$Redistribution_high.M41]" office:value-type="float" office:value="0.26030643248258" calcext:value-type="float">
            <text:p>0,2603064325</text:p>
          </table:table-cell>
          <table:table-cell/>
          <table:table-cell table:style-name="ce3"/>
          <table:table-cell table:style-name="ce3" table:formula="of:=[$Redistribution_central.J41]" office:value-type="float" office:value="0.220782575257614" calcext:value-type="float">
            <text:p>0,2207825753</text:p>
          </table:table-cell>
          <table:table-cell table:style-name="ce3" table:formula="of:=[$Redistribution_central.K41]" office:value-type="float" office:value="0.249333755267093" calcext:value-type="float">
            <text:p>0,2493337553</text:p>
          </table:table-cell>
          <table:table-cell table:style-name="ce3" table:formula="of:=[$Redistribution_central.L41]" office:value-type="float" office:value="0.229050758903058" calcext:value-type="float">
            <text:p>0,2290507589</text:p>
          </table:table-cell>
          <table:table-cell table:style-name="ce3" table:formula="of:=[$Redistribution_central.M41]" office:value-type="float" office:value="0.236247443302064" calcext:value-type="float">
            <text:p>0,2362474433</text:p>
          </table:table-cell>
          <table:table-cell table:number-columns-repeated="2"/>
          <table:table-cell table:style-name="ce3" table:formula="of:=[$redistribution_low.J41]" office:value-type="float" office:value="0.23612793867804" calcext:value-type="float">
            <text:p>0,2361279387</text:p>
          </table:table-cell>
          <table:table-cell table:style-name="ce3" table:formula="of:=[$redistribution_low.K41]" office:value-type="float" office:value="0.278474337967999" calcext:value-type="float">
            <text:p>0,278474338</text:p>
          </table:table-cell>
          <table:table-cell table:style-name="ce3" table:formula="of:=[$redistribution_low.L41]" office:value-type="float" office:value="0.245671286968732" calcext:value-type="float">
            <text:p>0,245671287</text:p>
          </table:table-cell>
          <table:table-cell table:style-name="ce3" table:formula="of:=[$redistribution_low.M41]" office:value-type="float" office:value="0.262722149149051" calcext:value-type="float">
            <text:p>0,2627221491</text:p>
          </table:table-cell>
          <table:table-cell table:number-columns-repeated="1007"/>
        </table:table-row>
        <table:table-row table:style-name="ro2">
          <table:table-cell table:style-name="ce3" table:formula="of:=[.A45]+1" office:value-type="float" office:value="89" calcext:value-type="float">
            <text:p>89</text:p>
          </table:table-cell>
          <table:table-cell table:style-name="ce3" table:formula="of:=[$Redistribution_high.J42]" office:value-type="float" office:value="0.233234768459216" calcext:value-type="float">
            <text:p>0,2332347685</text:p>
          </table:table-cell>
          <table:table-cell table:style-name="ce3" table:formula="of:=[$Redistribution_high.K42]" office:value-type="float" office:value="0.277654754998372" calcext:value-type="float">
            <text:p>0,277654755</text:p>
          </table:table-cell>
          <table:table-cell table:style-name="ce3" table:formula="of:=[$Redistribution_high.L42]" office:value-type="float" office:value="0.243943215650969" calcext:value-type="float">
            <text:p>0,2439432157</text:p>
          </table:table-cell>
          <table:table-cell table:style-name="ce3" table:formula="of:=[$Redistribution_high.M42]" office:value-type="float" office:value="0.260566897141039" calcext:value-type="float">
            <text:p>0,2605668971</text:p>
          </table:table-cell>
          <table:table-cell/>
          <table:table-cell table:style-name="ce3"/>
          <table:table-cell table:style-name="ce3" table:formula="of:=[$Redistribution_central.J42]" office:value-type="float" office:value="0.225470015702963" calcext:value-type="float">
            <text:p>0,2254700157</text:p>
          </table:table-cell>
          <table:table-cell table:style-name="ce3" table:formula="of:=[$Redistribution_central.K42]" office:value-type="float" office:value="0.264712142220834" calcext:value-type="float">
            <text:p>0,2647121422</text:p>
          </table:table-cell>
          <table:table-cell table:style-name="ce3" table:formula="of:=[$Redistribution_central.L42]" office:value-type="float" office:value="0.236383902159841" calcext:value-type="float">
            <text:p>0,2363839022</text:p>
          </table:table-cell>
          <table:table-cell table:style-name="ce3" table:formula="of:=[$Redistribution_central.M42]" office:value-type="float" office:value="0.246948702722123" calcext:value-type="float">
            <text:p>0,2469487027</text:p>
          </table:table-cell>
          <table:table-cell table:number-columns-repeated="2"/>
          <table:table-cell table:style-name="ce3" table:formula="of:=[$redistribution_low.J42]" office:value-type="float" office:value="0.235511106973847" calcext:value-type="float">
            <text:p>0,235511107</text:p>
          </table:table-cell>
          <table:table-cell table:style-name="ce3" table:formula="of:=[$redistribution_low.K42]" office:value-type="float" office:value="0.279937372428717" calcext:value-type="float">
            <text:p>0,2799373724</text:p>
          </table:table-cell>
          <table:table-cell table:style-name="ce3" table:formula="of:=[$redistribution_low.L42]" office:value-type="float" office:value="0.24786375050109" calcext:value-type="float">
            <text:p>0,2478637505</text:p>
          </table:table-cell>
          <table:table-cell table:style-name="ce3" table:formula="of:=[$redistribution_low.M42]" office:value-type="float" office:value="0.259568124771935" calcext:value-type="float">
            <text:p>0,2595681248</text:p>
          </table:table-cell>
          <table:table-cell table:number-columns-repeated="1007"/>
        </table:table-row>
        <table:table-row table:style-name="ro2">
          <table:table-cell table:style-name="ce3" table:formula="of:=[.A46]+1" office:value-type="float" office:value="90" calcext:value-type="float">
            <text:p>90</text:p>
          </table:table-cell>
          <table:table-cell table:style-name="ce3" table:formula="of:=[$Redistribution_high.J43]" office:value-type="float" office:value="0.233151278994643" calcext:value-type="float">
            <text:p>0,233151279</text:p>
          </table:table-cell>
          <table:table-cell table:style-name="ce3" table:formula="of:=[$Redistribution_high.K43]" office:value-type="float" office:value="0.271904120083324" calcext:value-type="float">
            <text:p>0,2719041201</text:p>
          </table:table-cell>
          <table:table-cell table:style-name="ce3" table:formula="of:=[$Redistribution_high.L43]" office:value-type="float" office:value="0.241312294606036" calcext:value-type="float">
            <text:p>0,2413122946</text:p>
          </table:table-cell>
          <table:table-cell table:style-name="ce3" table:formula="of:=[$Redistribution_high.M43]" office:value-type="float" office:value="0.25885116907937" calcext:value-type="float">
            <text:p>0,2588511691</text:p>
          </table:table-cell>
          <table:table-cell/>
          <table:table-cell table:style-name="ce3"/>
          <table:table-cell table:style-name="ce3" table:formula="of:=[$Redistribution_central.J43]" office:value-type="float" office:value="0.225172422863895" calcext:value-type="float">
            <text:p>0,2251724229</text:p>
          </table:table-cell>
          <table:table-cell table:style-name="ce3" table:formula="of:=[$Redistribution_central.K43]" office:value-type="float" office:value="0.259167461933008" calcext:value-type="float">
            <text:p>0,2591674619</text:p>
          </table:table-cell>
          <table:table-cell table:style-name="ce3" table:formula="of:=[$Redistribution_central.L43]" office:value-type="float" office:value="0.233795983143383" calcext:value-type="float">
            <text:p>0,2337959831</text:p>
          </table:table-cell>
          <table:table-cell table:style-name="ce3" table:formula="of:=[$Redistribution_central.M43]" office:value-type="float" office:value="0.245144114202487" calcext:value-type="float">
            <text:p>0,2451441142</text:p>
          </table:table-cell>
          <table:table-cell table:number-columns-repeated="2"/>
          <table:table-cell table:style-name="ce3" table:formula="of:=[$redistribution_low.J43]" office:value-type="float" office:value="0.23700367859105" calcext:value-type="float">
            <text:p>0,2370036786</text:p>
          </table:table-cell>
          <table:table-cell table:style-name="ce3" table:formula="of:=[$redistribution_low.K43]" office:value-type="float" office:value="0.276243438857549" calcext:value-type="float">
            <text:p>0,2762434389</text:p>
          </table:table-cell>
          <table:table-cell table:style-name="ce3" table:formula="of:=[$redistribution_low.L43]" office:value-type="float" office:value="0.246312634183511" calcext:value-type="float">
            <text:p>0,2463126342</text:p>
          </table:table-cell>
          <table:table-cell table:style-name="ce3" table:formula="of:=[$redistribution_low.M43]" office:value-type="float" office:value="0.260969851829834" calcext:value-type="float">
            <text:p>0,2609698518</text:p>
          </table:table-cell>
          <table:table-cell table:number-columns-repeated="1007"/>
        </table:table-row>
        <table:table-row table:style-name="ro2">
          <table:table-cell table:style-name="ce3" table:formula="of:=[.A47]+1" office:value-type="float" office:value="91" calcext:value-type="float">
            <text:p>91</text:p>
          </table:table-cell>
          <table:table-cell table:style-name="ce3" table:formula="of:=[$Redistribution_high.J44]" office:value-type="float" office:value="0.22388679502358" calcext:value-type="float">
            <text:p>0,223886795</text:p>
          </table:table-cell>
          <table:table-cell table:style-name="ce3" table:formula="of:=[$Redistribution_high.K44]" office:value-type="float" office:value="0.259419793681094" calcext:value-type="float">
            <text:p>0,2594197937</text:p>
          </table:table-cell>
          <table:table-cell table:style-name="ce3" table:formula="of:=[$Redistribution_high.L44]" office:value-type="float" office:value="0.231489401476126" calcext:value-type="float">
            <text:p>0,2314894015</text:p>
          </table:table-cell>
          <table:table-cell table:style-name="ce3" table:formula="of:=[$Redistribution_high.M44]" office:value-type="float" office:value="0.247355617620548" calcext:value-type="float">
            <text:p>0,2473556176</text:p>
          </table:table-cell>
          <table:table-cell/>
          <table:table-cell table:style-name="ce3"/>
          <table:table-cell table:style-name="ce3" table:formula="of:=[$Redistribution_central.J44]" office:value-type="float" office:value="0.225689909997859" calcext:value-type="float">
            <text:p>0,22568991</text:p>
          </table:table-cell>
          <table:table-cell table:style-name="ce3" table:formula="of:=[$Redistribution_central.K44]" office:value-type="float" office:value="0.253330729425579" calcext:value-type="float">
            <text:p>0,2533307294</text:p>
          </table:table-cell>
          <table:table-cell table:style-name="ce3" table:formula="of:=[$Redistribution_central.L44]" office:value-type="float" office:value="0.234420279050667" calcext:value-type="float">
            <text:p>0,2344202791</text:p>
          </table:table-cell>
          <table:table-cell table:style-name="ce3" table:formula="of:=[$Redistribution_central.M44]" office:value-type="float" office:value="0.23943298426946" calcext:value-type="float">
            <text:p>0,2394329843</text:p>
          </table:table-cell>
          <table:table-cell table:number-columns-repeated="2"/>
          <table:table-cell table:style-name="ce3" table:formula="of:=[$redistribution_low.J44]" office:value-type="float" office:value="0.237998631156241" calcext:value-type="float">
            <text:p>0,2379986312</text:p>
          </table:table-cell>
          <table:table-cell table:style-name="ce3" table:formula="of:=[$redistribution_low.K44]" office:value-type="float" office:value="0.278811591744881" calcext:value-type="float">
            <text:p>0,2788115917</text:p>
          </table:table-cell>
          <table:table-cell table:style-name="ce3" table:formula="of:=[$redistribution_low.L44]" office:value-type="float" office:value="0.247306691924426" calcext:value-type="float">
            <text:p>0,2473066919</text:p>
          </table:table-cell>
          <table:table-cell table:style-name="ce3" table:formula="of:=[$redistribution_low.M44]" office:value-type="float" office:value="0.263410529914623" calcext:value-type="float">
            <text:p>0,2634105299</text:p>
          </table:table-cell>
          <table:table-cell table:number-columns-repeated="1007"/>
        </table:table-row>
        <table:table-row table:style-name="ro2">
          <table:table-cell table:style-name="ce3" table:formula="of:=[.A48]+1" office:value-type="float" office:value="92" calcext:value-type="float">
            <text:p>92</text:p>
          </table:table-cell>
          <table:table-cell table:style-name="ce3" table:formula="of:=[$Redistribution_high.J45]" office:value-type="float" office:value="0.227106807315377" calcext:value-type="float">
            <text:p>0,2271068073</text:p>
          </table:table-cell>
          <table:table-cell table:style-name="ce3" table:formula="of:=[$Redistribution_high.K45]" office:value-type="float" office:value="0.256784971920451" calcext:value-type="float">
            <text:p>0,2567849719</text:p>
          </table:table-cell>
          <table:table-cell table:style-name="ce3" table:formula="of:=[$Redistribution_high.L45]" office:value-type="float" office:value="0.234439613909722" calcext:value-type="float">
            <text:p>0,2344396139</text:p>
          </table:table-cell>
          <table:table-cell table:style-name="ce3" table:formula="of:=[$Redistribution_high.M45]" office:value-type="float" office:value="0.245390244042123" calcext:value-type="float">
            <text:p>0,245390244</text:p>
          </table:table-cell>
          <table:table-cell/>
          <table:table-cell table:style-name="ce3"/>
          <table:table-cell table:style-name="ce3" table:formula="of:=[$Redistribution_central.J45]" office:value-type="float" office:value="0.217458015590446" calcext:value-type="float">
            <text:p>0,2174580156</text:p>
          </table:table-cell>
          <table:table-cell table:style-name="ce3" table:formula="of:=[$Redistribution_central.K45]" office:value-type="float" office:value="0.242734572198313" calcext:value-type="float">
            <text:p>0,2427345722</text:p>
          </table:table-cell>
          <table:table-cell table:style-name="ce3" table:formula="of:=[$Redistribution_central.L45]" office:value-type="float" office:value="0.225872016150043" calcext:value-type="float">
            <text:p>0,2258720162</text:p>
          </table:table-cell>
          <table:table-cell table:style-name="ce3" table:formula="of:=[$Redistribution_central.M45]" office:value-type="float" office:value="0.229351444222931" calcext:value-type="float">
            <text:p>0,2293514442</text:p>
          </table:table-cell>
          <table:table-cell table:number-columns-repeated="2"/>
          <table:table-cell table:style-name="ce3" table:formula="of:=[$redistribution_low.J45]" office:value-type="float" office:value="0.235663863028013" calcext:value-type="float">
            <text:p>0,235663863</text:p>
          </table:table-cell>
          <table:table-cell table:style-name="ce3" table:formula="of:=[$redistribution_low.K45]" office:value-type="float" office:value="0.266563971211744" calcext:value-type="float">
            <text:p>0,2665639712</text:p>
          </table:table-cell>
          <table:table-cell table:style-name="ce3" table:formula="of:=[$redistribution_low.L45]" office:value-type="float" office:value="0.245089121954297" calcext:value-type="float">
            <text:p>0,245089122</text:p>
          </table:table-cell>
          <table:table-cell table:style-name="ce3" table:formula="of:=[$redistribution_low.M45]" office:value-type="float" office:value="0.251470488999719" calcext:value-type="float">
            <text:p>0,251470489</text:p>
          </table:table-cell>
          <table:table-cell table:number-columns-repeated="1007"/>
        </table:table-row>
        <table:table-row table:style-name="ro2">
          <table:table-cell table:style-name="ce3" table:formula="of:=[.A49]+1" office:value-type="float" office:value="93" calcext:value-type="float">
            <text:p>93</text:p>
          </table:table-cell>
          <table:table-cell table:style-name="ce3" table:formula="of:=[$Redistribution_high.J46]" office:value-type="float" office:value="0.222647907072211" calcext:value-type="float">
            <text:p>0,2226479071</text:p>
          </table:table-cell>
          <table:table-cell table:style-name="ce3" table:formula="of:=[$Redistribution_high.K46]" office:value-type="float" office:value="0.252476258691947" calcext:value-type="float">
            <text:p>0,2524762587</text:p>
          </table:table-cell>
          <table:table-cell table:style-name="ce3" table:formula="of:=[$Redistribution_high.L46]" office:value-type="float" office:value="0.23176736220285" calcext:value-type="float">
            <text:p>0,2317673622</text:p>
          </table:table-cell>
          <table:table-cell table:style-name="ce3" table:formula="of:=[$Redistribution_high.M46]" office:value-type="float" office:value="0.238372345975301" calcext:value-type="float">
            <text:p>0,238372346</text:p>
          </table:table-cell>
          <table:table-cell/>
          <table:table-cell table:style-name="ce3"/>
          <table:table-cell table:style-name="ce3" table:formula="of:=[$Redistribution_central.J46]" office:value-type="float" office:value="0.21959410257998" calcext:value-type="float">
            <text:p>0,2195941026</text:p>
          </table:table-cell>
          <table:table-cell table:style-name="ce3" table:formula="of:=[$Redistribution_central.K46]" office:value-type="float" office:value="0.245674664051644" calcext:value-type="float">
            <text:p>0,2456746641</text:p>
          </table:table-cell>
          <table:table-cell table:style-name="ce3" table:formula="of:=[$Redistribution_central.L46]" office:value-type="float" office:value="0.229986387450652" calcext:value-type="float">
            <text:p>0,2299863875</text:p>
          </table:table-cell>
          <table:table-cell table:style-name="ce3" table:formula="of:=[$Redistribution_central.M46]" office:value-type="float" office:value="0.229372103009164" calcext:value-type="float">
            <text:p>0,229372103</text:p>
          </table:table-cell>
          <table:table-cell table:number-columns-repeated="2"/>
          <table:table-cell table:style-name="ce3" table:formula="of:=[$redistribution_low.J46]" office:value-type="float" office:value="0.225896721853939" calcext:value-type="float">
            <text:p>0,2258967219</text:p>
          </table:table-cell>
          <table:table-cell table:style-name="ce3" table:formula="of:=[$redistribution_low.K46]" office:value-type="float" office:value="0.257924136516729" calcext:value-type="float">
            <text:p>0,2579241365</text:p>
          </table:table-cell>
          <table:table-cell table:style-name="ce3" table:formula="of:=[$redistribution_low.L46]" office:value-type="float" office:value="0.23782124785818" calcext:value-type="float">
            <text:p>0,2378212479</text:p>
          </table:table-cell>
          <table:table-cell table:style-name="ce3" table:formula="of:=[$redistribution_low.M46]" office:value-type="float" office:value="0.238905962558117" calcext:value-type="float">
            <text:p>0,2389059626</text:p>
          </table:table-cell>
          <table:table-cell table:number-columns-repeated="1007"/>
        </table:table-row>
        <table:table-row table:style-name="ro2">
          <table:table-cell table:style-name="ce3" table:formula="of:=[.A50]+1" office:value-type="float" office:value="94" calcext:value-type="float">
            <text:p>94</text:p>
          </table:table-cell>
          <table:table-cell table:style-name="ce3" table:formula="of:=[$Redistribution_high.J47]" office:value-type="float" office:value="0.223618214971364" calcext:value-type="float">
            <text:p>0,223618215</text:p>
          </table:table-cell>
          <table:table-cell table:style-name="ce3" table:formula="of:=[$Redistribution_high.K47]" office:value-type="float" office:value="0.249257378059342" calcext:value-type="float">
            <text:p>0,2492573781</text:p>
          </table:table-cell>
          <table:table-cell table:style-name="ce3" table:formula="of:=[$Redistribution_high.L47]" office:value-type="float" office:value="0.230343797355216" calcext:value-type="float">
            <text:p>0,2303437974</text:p>
          </table:table-cell>
          <table:table-cell table:style-name="ce3" table:formula="of:=[$Redistribution_high.M47]" office:value-type="float" office:value="0.238920384473683" calcext:value-type="float">
            <text:p>0,2389203845</text:p>
          </table:table-cell>
          <table:table-cell/>
          <table:table-cell table:style-name="ce3"/>
          <table:table-cell table:style-name="ce3" table:formula="of:=[$Redistribution_central.J47]" office:value-type="float" office:value="0.22451558793315" calcext:value-type="float">
            <text:p>0,2245155879</text:p>
          </table:table-cell>
          <table:table-cell table:style-name="ce3" table:formula="of:=[$Redistribution_central.K47]" office:value-type="float" office:value="0.253359160935583" calcext:value-type="float">
            <text:p>0,2533591609</text:p>
          </table:table-cell>
          <table:table-cell table:style-name="ce3" table:formula="of:=[$Redistribution_central.L47]" office:value-type="float" office:value="0.232358598279222" calcext:value-type="float">
            <text:p>0,2323585983</text:p>
          </table:table-cell>
          <table:table-cell table:style-name="ce3" table:formula="of:=[$Redistribution_central.M47]" office:value-type="float" office:value="0.24076212211069" calcext:value-type="float">
            <text:p>0,2407621221</text:p>
          </table:table-cell>
          <table:table-cell table:number-columns-repeated="2"/>
          <table:table-cell table:style-name="ce3" table:formula="of:=[$redistribution_low.J47]" office:value-type="float" office:value="0.224783992564219" calcext:value-type="float">
            <text:p>0,2247839926</text:p>
          </table:table-cell>
          <table:table-cell table:style-name="ce3" table:formula="of:=[$redistribution_low.K47]" office:value-type="float" office:value="0.261256598436032" calcext:value-type="float">
            <text:p>0,2612565984</text:p>
          </table:table-cell>
          <table:table-cell table:style-name="ce3" table:formula="of:=[$redistribution_low.L47]" office:value-type="float" office:value="0.233756686083311" calcext:value-type="float">
            <text:p>0,2337566861</text:p>
          </table:table-cell>
          <table:table-cell table:style-name="ce3" table:formula="of:=[$redistribution_low.M47]" office:value-type="float" office:value="0.246342927384684" calcext:value-type="float">
            <text:p>0,2463429274</text:p>
          </table:table-cell>
          <table:table-cell table:number-columns-repeated="1007"/>
        </table:table-row>
        <table:table-row table:style-name="ro2">
          <table:table-cell table:style-name="ce3" table:formula="of:=[.A51]+1" office:value-type="float" office:value="95" calcext:value-type="float">
            <text:p>95</text:p>
          </table:table-cell>
          <table:table-cell table:style-name="ce3" table:formula="of:=[$Redistribution_high.J48]" office:value-type="float" office:value="0.224750289008865" calcext:value-type="float">
            <text:p>0,224750289</text:p>
          </table:table-cell>
          <table:table-cell table:style-name="ce3" table:formula="of:=[$Redistribution_high.K48]" office:value-type="float" office:value="0.252536725414062" calcext:value-type="float">
            <text:p>0,2525367254</text:p>
          </table:table-cell>
          <table:table-cell table:style-name="ce3" table:formula="of:=[$Redistribution_high.L48]" office:value-type="float" office:value="0.231516022696151" calcext:value-type="float">
            <text:p>0,2315160227</text:p>
          </table:table-cell>
          <table:table-cell table:style-name="ce3" table:formula="of:=[$Redistribution_high.M48]" office:value-type="float" office:value="0.242006604774605" calcext:value-type="float">
            <text:p>0,2420066048</text:p>
          </table:table-cell>
          <table:table-cell/>
          <table:table-cell table:style-name="ce3"/>
          <table:table-cell table:style-name="ce3" table:formula="of:=[$Redistribution_central.J48]" office:value-type="float" office:value="0.217770027083839" calcext:value-type="float">
            <text:p>0,2177700271</text:p>
          </table:table-cell>
          <table:table-cell table:style-name="ce3" table:formula="of:=[$Redistribution_central.K48]" office:value-type="float" office:value="0.239427096051271" calcext:value-type="float">
            <text:p>0,2394270961</text:p>
          </table:table-cell>
          <table:table-cell table:style-name="ce3" table:formula="of:=[$Redistribution_central.L48]" office:value-type="float" office:value="0.225449172977943" calcext:value-type="float">
            <text:p>0,225449173</text:p>
          </table:table-cell>
          <table:table-cell table:style-name="ce3" table:formula="of:=[$Redistribution_central.M48]" office:value-type="float" office:value="0.22740296892682" calcext:value-type="float">
            <text:p>0,2274029689</text:p>
          </table:table-cell>
          <table:table-cell table:number-columns-repeated="2"/>
          <table:table-cell table:style-name="ce3" table:formula="of:=[$redistribution_low.J48]" office:value-type="float" office:value="0.220431366098875" calcext:value-type="float">
            <text:p>0,2204313661</text:p>
          </table:table-cell>
          <table:table-cell table:style-name="ce3" table:formula="of:=[$redistribution_low.K48]" office:value-type="float" office:value="0.24554894413292" calcext:value-type="float">
            <text:p>0,2455489441</text:p>
          </table:table-cell>
          <table:table-cell table:style-name="ce3" table:formula="of:=[$redistribution_low.L48]" office:value-type="float" office:value="0.22917797257167" calcext:value-type="float">
            <text:p>0,2291779726</text:p>
          </table:table-cell>
          <table:table-cell table:style-name="ce3" table:formula="of:=[$redistribution_low.M48]" office:value-type="float" office:value="0.231544873477202" calcext:value-type="float">
            <text:p>0,2315448735</text:p>
          </table:table-cell>
          <table:table-cell table:number-columns-repeated="1007"/>
        </table:table-row>
        <table:table-row table:style-name="ro2">
          <table:table-cell table:style-name="ce3" table:formula="of:=[.A52]+1" office:value-type="float" office:value="96" calcext:value-type="float">
            <text:p>96</text:p>
          </table:table-cell>
          <table:table-cell table:style-name="ce3" table:formula="of:=[$Redistribution_high.J49]" office:value-type="float" office:value="0.221625980128537" calcext:value-type="float">
            <text:p>0,2216259801</text:p>
          </table:table-cell>
          <table:table-cell table:style-name="ce3" table:formula="of:=[$Redistribution_high.K49]" office:value-type="float" office:value="0.251528856989989" calcext:value-type="float">
            <text:p>0,251528857</text:p>
          </table:table-cell>
          <table:table-cell table:style-name="ce3" table:formula="of:=[$Redistribution_high.L49]" office:value-type="float" office:value="0.228946961445881" calcext:value-type="float">
            <text:p>0,2289469614</text:p>
          </table:table-cell>
          <table:table-cell table:style-name="ce3" table:formula="of:=[$Redistribution_high.M49]" office:value-type="float" office:value="0.240010473761721" calcext:value-type="float">
            <text:p>0,2400104738</text:p>
          </table:table-cell>
          <table:table-cell/>
          <table:table-cell table:style-name="ce3"/>
          <table:table-cell table:style-name="ce3" table:formula="of:=[$Redistribution_central.J49]" office:value-type="float" office:value="0.223162868691964" calcext:value-type="float">
            <text:p>0,2231628687</text:p>
          </table:table-cell>
          <table:table-cell table:style-name="ce3" table:formula="of:=[$Redistribution_central.K49]" office:value-type="float" office:value="0.249105933571152" calcext:value-type="float">
            <text:p>0,2491059336</text:p>
          </table:table-cell>
          <table:table-cell table:style-name="ce3" table:formula="of:=[$Redistribution_central.L49]" office:value-type="float" office:value="0.230909085730502" calcext:value-type="float">
            <text:p>0,2309090857</text:p>
          </table:table-cell>
          <table:table-cell table:style-name="ce3" table:formula="of:=[$Redistribution_central.M49]" office:value-type="float" office:value="0.236674108752608" calcext:value-type="float">
            <text:p>0,2366741088</text:p>
          </table:table-cell>
          <table:table-cell table:number-columns-repeated="2"/>
          <table:table-cell table:style-name="ce3" table:formula="of:=[$redistribution_low.J49]" office:value-type="float" office:value="0.224695416412094" calcext:value-type="float">
            <text:p>0,2246954164</text:p>
          </table:table-cell>
          <table:table-cell table:style-name="ce3" table:formula="of:=[$redistribution_low.K49]" office:value-type="float" office:value="0.248567420151527" calcext:value-type="float">
            <text:p>0,2485674202</text:p>
          </table:table-cell>
          <table:table-cell table:style-name="ce3" table:formula="of:=[$redistribution_low.L49]" office:value-type="float" office:value="0.233326430035678" calcext:value-type="float">
            <text:p>0,23332643</text:p>
          </table:table-cell>
          <table:table-cell table:style-name="ce3" table:formula="of:=[$redistribution_low.M49]" office:value-type="float" office:value="0.234794837730032" calcext:value-type="float">
            <text:p>0,2347948377</text:p>
          </table:table-cell>
          <table:table-cell table:number-columns-repeated="1007"/>
        </table:table-row>
        <table:table-row table:style-name="ro2">
          <table:table-cell table:style-name="ce3" table:formula="of:=[.A53]+1" office:value-type="float" office:value="97" calcext:value-type="float">
            <text:p>97</text:p>
          </table:table-cell>
          <table:table-cell table:style-name="ce3" table:formula="of:=[$Redistribution_high.J50]" office:value-type="float" office:value="0.216837103103261" calcext:value-type="float">
            <text:p>0,2168371031</text:p>
          </table:table-cell>
          <table:table-cell table:style-name="ce3" table:formula="of:=[$Redistribution_high.K50]" office:value-type="float" office:value="0.244173921417677" calcext:value-type="float">
            <text:p>0,2441739214</text:p>
          </table:table-cell>
          <table:table-cell table:style-name="ce3" table:formula="of:=[$Redistribution_high.L50]" office:value-type="float" office:value="0.225484100491423" calcext:value-type="float">
            <text:p>0,2254841005</text:p>
          </table:table-cell>
          <table:table-cell table:style-name="ce3" table:formula="of:=[$Redistribution_high.M50]" office:value-type="float" office:value="0.230823951799948" calcext:value-type="float">
            <text:p>0,2308239518</text:p>
          </table:table-cell>
          <table:table-cell/>
          <table:table-cell table:style-name="ce3"/>
          <table:table-cell table:style-name="ce3" table:formula="of:=[$Redistribution_central.J50]" office:value-type="float" office:value="0.22001946442482" calcext:value-type="float">
            <text:p>0,2200194644</text:p>
          </table:table-cell>
          <table:table-cell table:style-name="ce3" table:formula="of:=[$Redistribution_central.K50]" office:value-type="float" office:value="0.24039750212612" calcext:value-type="float">
            <text:p>0,2403975021</text:p>
          </table:table-cell>
          <table:table-cell table:style-name="ce3" table:formula="of:=[$Redistribution_central.L50]" office:value-type="float" office:value="0.229914471004692" calcext:value-type="float">
            <text:p>0,229914471</text:p>
          </table:table-cell>
          <table:table-cell table:style-name="ce3" table:formula="of:=[$Redistribution_central.M50]" office:value-type="float" office:value="0.224982757796547" calcext:value-type="float">
            <text:p>0,2249827578</text:p>
          </table:table-cell>
          <table:table-cell table:number-columns-repeated="2"/>
          <table:table-cell table:style-name="ce3" table:formula="of:=[$redistribution_low.J50]" office:value-type="float" office:value="0.227616497532551" calcext:value-type="float">
            <text:p>0,2276164975</text:p>
          </table:table-cell>
          <table:table-cell table:style-name="ce3" table:formula="of:=[$redistribution_low.K50]" office:value-type="float" office:value="0.256161509031111" calcext:value-type="float">
            <text:p>0,256161509</text:p>
          </table:table-cell>
          <table:table-cell table:style-name="ce3" table:formula="of:=[$redistribution_low.L50]" office:value-type="float" office:value="0.2376053214448" calcext:value-type="float">
            <text:p>0,2376053214</text:p>
          </table:table-cell>
          <table:table-cell table:style-name="ce3" table:formula="of:=[$redistribution_low.M50]" office:value-type="float" office:value="0.240135333244404" calcext:value-type="float">
            <text:p>0,2401353332</text:p>
          </table:table-cell>
          <table:table-cell table:number-columns-repeated="1007"/>
        </table:table-row>
        <table:table-row table:style-name="ro2">
          <table:table-cell table:style-name="ce3" table:formula="of:=[.A54]+1" office:value-type="float" office:value="98" calcext:value-type="float">
            <text:p>98</text:p>
          </table:table-cell>
          <table:table-cell table:style-name="ce3" table:formula="of:=[$Redistribution_high.J51]" office:value-type="float" office:value="0.224565655419663" calcext:value-type="float">
            <text:p>0,2245656554</text:p>
          </table:table-cell>
          <table:table-cell table:style-name="ce3" table:formula="of:=[$Redistribution_high.K51]" office:value-type="float" office:value="0.256264460654154" calcext:value-type="float">
            <text:p>0,2562644607</text:p>
          </table:table-cell>
          <table:table-cell table:style-name="ce3" table:formula="of:=[$Redistribution_high.L51]" office:value-type="float" office:value="0.231011030324466" calcext:value-type="float">
            <text:p>0,2310110303</text:p>
          </table:table-cell>
          <table:table-cell table:style-name="ce3" table:formula="of:=[$Redistribution_high.M51]" office:value-type="float" office:value="0.246059594813647" calcext:value-type="float">
            <text:p>0,2460595948</text:p>
          </table:table-cell>
          <table:table-cell/>
          <table:table-cell table:style-name="ce3"/>
          <table:table-cell table:style-name="ce3" table:formula="of:=[$Redistribution_central.J51]" office:value-type="float" office:value="0.220043383564913" calcext:value-type="float">
            <text:p>0,2200433836</text:p>
          </table:table-cell>
          <table:table-cell table:style-name="ce3" table:formula="of:=[$Redistribution_central.K51]" office:value-type="float" office:value="0.242684316398078" calcext:value-type="float">
            <text:p>0,2426843164</text:p>
          </table:table-cell>
          <table:table-cell table:style-name="ce3" table:formula="of:=[$Redistribution_central.L51]" office:value-type="float" office:value="0.227626242142784" calcext:value-type="float">
            <text:p>0,2276262421</text:p>
          </table:table-cell>
          <table:table-cell table:style-name="ce3" table:formula="of:=[$Redistribution_central.M51]" office:value-type="float" office:value="0.230601999179788" calcext:value-type="float">
            <text:p>0,2306019992</text:p>
          </table:table-cell>
          <table:table-cell table:number-columns-repeated="2"/>
          <table:table-cell table:style-name="ce3" table:formula="of:=[$redistribution_low.J51]" office:value-type="float" office:value="0.228448047214723" calcext:value-type="float">
            <text:p>0,2284480472</text:p>
          </table:table-cell>
          <table:table-cell table:style-name="ce3" table:formula="of:=[$redistribution_low.K51]" office:value-type="float" office:value="0.257358777377047" calcext:value-type="float">
            <text:p>0,2573587774</text:p>
          </table:table-cell>
          <table:table-cell table:style-name="ce3" table:formula="of:=[$redistribution_low.L51]" office:value-type="float" office:value="0.236030680046559" calcext:value-type="float">
            <text:p>0,23603068</text:p>
          </table:table-cell>
          <table:table-cell table:style-name="ce3" table:formula="of:=[$redistribution_low.M51]" office:value-type="float" office:value="0.244926308939997" calcext:value-type="float">
            <text:p>0,2449263089</text:p>
          </table:table-cell>
          <table:table-cell table:number-columns-repeated="1007"/>
        </table:table-row>
        <table:table-row table:style-name="ro2">
          <table:table-cell table:style-name="ce3" table:formula="of:=[.A55]+1" office:value-type="float" office:value="99" calcext:value-type="float">
            <text:p>99</text:p>
          </table:table-cell>
          <table:table-cell table:style-name="ce3" table:formula="of:=[$Redistribution_high.J52]" office:value-type="float" office:value="0.224720333361324" calcext:value-type="float">
            <text:p>0,2247203334</text:p>
          </table:table-cell>
          <table:table-cell table:style-name="ce3" table:formula="of:=[$Redistribution_high.K52]" office:value-type="float" office:value="0.255973815488399" calcext:value-type="float">
            <text:p>0,2559738155</text:p>
          </table:table-cell>
          <table:table-cell table:style-name="ce3" table:formula="of:=[$Redistribution_high.L52]" office:value-type="float" office:value="0.231090540199816" calcext:value-type="float">
            <text:p>0,2310905402</text:p>
          </table:table-cell>
          <table:table-cell table:style-name="ce3" table:formula="of:=[$Redistribution_high.M52]" office:value-type="float" office:value="0.245892842193614" calcext:value-type="float">
            <text:p>0,2458928422</text:p>
          </table:table-cell>
          <table:table-cell/>
          <table:table-cell table:style-name="ce3"/>
          <table:table-cell table:style-name="ce3" table:formula="of:=[$Redistribution_central.J52]" office:value-type="float" office:value="0.229716768991149" calcext:value-type="float">
            <text:p>0,229716769</text:p>
          </table:table-cell>
          <table:table-cell table:style-name="ce3" table:formula="of:=[$Redistribution_central.K52]" office:value-type="float" office:value="0.260086676682798" calcext:value-type="float">
            <text:p>0,2600866767</text:p>
          </table:table-cell>
          <table:table-cell table:style-name="ce3" table:formula="of:=[$Redistribution_central.L52]" office:value-type="float" office:value="0.237232024956061" calcext:value-type="float">
            <text:p>0,237232025</text:p>
          </table:table-cell>
          <table:table-cell table:style-name="ce3" table:formula="of:=[$Redistribution_central.M52]" office:value-type="float" office:value="0.247841401175869" calcext:value-type="float">
            <text:p>0,2478414012</text:p>
          </table:table-cell>
          <table:table-cell table:number-columns-repeated="2"/>
          <table:table-cell table:style-name="ce3" table:formula="of:=[$redistribution_low.J52]" office:value-type="float" office:value="0.227298269540816" calcext:value-type="float">
            <text:p>0,2272982695</text:p>
          </table:table-cell>
          <table:table-cell table:style-name="ce3" table:formula="of:=[$redistribution_low.K52]" office:value-type="float" office:value="0.248842323348408" calcext:value-type="float">
            <text:p>0,2488423233</text:p>
          </table:table-cell>
          <table:table-cell table:style-name="ce3" table:formula="of:=[$redistribution_low.L52]" office:value-type="float" office:value="0.235090202621636" calcext:value-type="float">
            <text:p>0,2350902026</text:p>
          </table:table-cell>
          <table:table-cell table:style-name="ce3" table:formula="of:=[$redistribution_low.M52]" office:value-type="float" office:value="0.236310242352233" calcext:value-type="float">
            <text:p>0,2363102424</text:p>
          </table:table-cell>
          <table:table-cell table:number-columns-repeated="1007"/>
        </table:table-row>
        <table:table-row table:style-name="ro2">
          <table:table-cell table:style-name="ce3" table:formula="of:=[.A56]+1" office:value-type="float" office:value="100" calcext:value-type="float">
            <text:p>100</text:p>
          </table:table-cell>
          <table:table-cell table:style-name="ce3" table:formula="of:=[$Redistribution_high.J53]" office:value-type="float" office:value="0.227462123527725" calcext:value-type="float">
            <text:p>0,2274621235</text:p>
          </table:table-cell>
          <table:table-cell table:style-name="ce3" table:formula="of:=[$Redistribution_high.K53]" office:value-type="float" office:value="0.254557965412962" calcext:value-type="float">
            <text:p>0,2545579654</text:p>
          </table:table-cell>
          <table:table-cell table:style-name="ce3" table:formula="of:=[$Redistribution_high.L53]" office:value-type="float" office:value="0.234103299310477" calcext:value-type="float">
            <text:p>0,2341032993</text:p>
          </table:table-cell>
          <table:table-cell table:style-name="ce3" table:formula="of:=[$Redistribution_high.M53]" office:value-type="float" office:value="0.24415585717798" calcext:value-type="float">
            <text:p>0,2441558572</text:p>
          </table:table-cell>
          <table:table-cell/>
          <table:table-cell table:style-name="ce3"/>
          <table:table-cell table:style-name="ce3" table:formula="of:=[$Redistribution_central.J53]" office:value-type="float" office:value="0.229323212069192" calcext:value-type="float">
            <text:p>0,2293232121</text:p>
          </table:table-cell>
          <table:table-cell table:style-name="ce3" table:formula="of:=[$Redistribution_central.K53]" office:value-type="float" office:value="0.263429733702324" calcext:value-type="float">
            <text:p>0,2634297337</text:p>
          </table:table-cell>
          <table:table-cell table:style-name="ce3" table:formula="of:=[$Redistribution_central.L53]" office:value-type="float" office:value="0.23684039683293" calcext:value-type="float">
            <text:p>0,2368403968</text:p>
          </table:table-cell>
          <table:table-cell table:style-name="ce3" table:formula="of:=[$Redistribution_central.M53]" office:value-type="float" office:value="0.250959816117059" calcext:value-type="float">
            <text:p>0,2509598161</text:p>
          </table:table-cell>
          <table:table-cell table:number-columns-repeated="2"/>
          <table:table-cell table:style-name="ce3" table:formula="of:=[$redistribution_low.J53]" office:value-type="float" office:value="0.231213116064021" calcext:value-type="float">
            <text:p>0,2312131161</text:p>
          </table:table-cell>
          <table:table-cell table:style-name="ce3" table:formula="of:=[$redistribution_low.K53]" office:value-type="float" office:value="0.261640317287254" calcext:value-type="float">
            <text:p>0,2616403173</text:p>
          </table:table-cell>
          <table:table-cell table:style-name="ce3" table:formula="of:=[$redistribution_low.L53]" office:value-type="float" office:value="0.238997512480945" calcext:value-type="float">
            <text:p>0,2389975125</text:p>
          </table:table-cell>
          <table:table-cell table:style-name="ce3" table:formula="of:=[$redistribution_low.M53]" office:value-type="float" office:value="0.248659317153961" calcext:value-type="float">
            <text:p>0,2486593172</text:p>
          </table:table-cell>
          <table:table-cell table:number-columns-repeated="1007"/>
        </table:table-row>
        <table:table-row table:style-name="ro2">
          <table:table-cell table:style-name="ce3" table:formula="of:=[.A57]+1" office:value-type="float" office:value="101" calcext:value-type="float">
            <text:p>101</text:p>
          </table:table-cell>
          <table:table-cell table:style-name="ce3" table:formula="of:=[$Redistribution_high.J54]" office:value-type="float" office:value="0.223445034775314" calcext:value-type="float">
            <text:p>0,2234450348</text:p>
          </table:table-cell>
          <table:table-cell table:style-name="ce3" table:formula="of:=[$Redistribution_high.K54]" office:value-type="float" office:value="0.251211447488035" calcext:value-type="float">
            <text:p>0,2512114475</text:p>
          </table:table-cell>
          <table:table-cell table:style-name="ce3" table:formula="of:=[$Redistribution_high.L54]" office:value-type="float" office:value="0.231433509173417" calcext:value-type="float">
            <text:p>0,2314335092</text:p>
          </table:table-cell>
          <table:table-cell table:style-name="ce3" table:formula="of:=[$Redistribution_high.M54]" office:value-type="float" office:value="0.238666707189857" calcext:value-type="float">
            <text:p>0,2386667072</text:p>
          </table:table-cell>
          <table:table-cell/>
          <table:table-cell table:style-name="ce3"/>
          <table:table-cell table:style-name="ce3" table:formula="of:=[$Redistribution_central.J54]" office:value-type="float" office:value="0.22013311968074" calcext:value-type="float">
            <text:p>0,2201331197</text:p>
          </table:table-cell>
          <table:table-cell table:style-name="ce3" table:formula="of:=[$Redistribution_central.K54]" office:value-type="float" office:value="0.249733826001572" calcext:value-type="float">
            <text:p>0,249733826</text:p>
          </table:table-cell>
          <table:table-cell table:style-name="ce3" table:formula="of:=[$Redistribution_central.L54]" office:value-type="float" office:value="0.229281631092822" calcext:value-type="float">
            <text:p>0,2292816311</text:p>
          </table:table-cell>
          <table:table-cell table:style-name="ce3" table:formula="of:=[$Redistribution_central.M54]" office:value-type="float" office:value="0.234756789459199" calcext:value-type="float">
            <text:p>0,2347567895</text:p>
          </table:table-cell>
          <table:table-cell table:number-columns-repeated="2"/>
          <table:table-cell table:style-name="ce3" table:formula="of:=[$redistribution_low.J54]" office:value-type="float" office:value="0.226534513615995" calcext:value-type="float">
            <text:p>0,2265345136</text:p>
          </table:table-cell>
          <table:table-cell table:style-name="ce3" table:formula="of:=[$redistribution_low.K54]" office:value-type="float" office:value="0.255294025128624" calcext:value-type="float">
            <text:p>0,2552940251</text:p>
          </table:table-cell>
          <table:table-cell table:style-name="ce3" table:formula="of:=[$redistribution_low.L54]" office:value-type="float" office:value="0.236230342647477" calcext:value-type="float">
            <text:p>0,2362303426</text:p>
          </table:table-cell>
          <table:table-cell table:style-name="ce3" table:formula="of:=[$redistribution_low.M54]" office:value-type="float" office:value="0.239352797131454" calcext:value-type="float">
            <text:p>0,2393527971</text:p>
          </table:table-cell>
          <table:table-cell table:number-columns-repeated="1007"/>
        </table:table-row>
        <table:table-row table:style-name="ro2">
          <table:table-cell table:style-name="ce3" table:formula="of:=[.A58]+1" office:value-type="float" office:value="102" calcext:value-type="float">
            <text:p>102</text:p>
          </table:table-cell>
          <table:table-cell table:style-name="ce3" table:formula="of:=[$Redistribution_high.J55]" office:value-type="float" office:value="0.226189269680451" calcext:value-type="float">
            <text:p>0,2261892697</text:p>
          </table:table-cell>
          <table:table-cell table:style-name="ce3" table:formula="of:=[$Redistribution_high.K55]" office:value-type="float" office:value="0.25528745162908" calcext:value-type="float">
            <text:p>0,2552874516</text:p>
          </table:table-cell>
          <table:table-cell table:style-name="ce3" table:formula="of:=[$Redistribution_high.L55]" office:value-type="float" office:value="0.232348345377394" calcext:value-type="float">
            <text:p>0,2323483454</text:p>
          </table:table-cell>
          <table:table-cell table:style-name="ce3" table:formula="of:=[$Redistribution_high.M55]" office:value-type="float" office:value="0.245502369369562" calcext:value-type="float">
            <text:p>0,2455023694</text:p>
          </table:table-cell>
          <table:table-cell/>
          <table:table-cell table:style-name="ce3"/>
          <table:table-cell table:style-name="ce3" table:formula="of:=[$Redistribution_central.J55]" office:value-type="float" office:value="0.228749811383422" calcext:value-type="float">
            <text:p>0,2287498114</text:p>
          </table:table-cell>
          <table:table-cell table:style-name="ce3" table:formula="of:=[$Redistribution_central.K55]" office:value-type="float" office:value="0.258932807316701" calcext:value-type="float">
            <text:p>0,2589328073</text:p>
          </table:table-cell>
          <table:table-cell table:style-name="ce3" table:formula="of:=[$Redistribution_central.L55]" office:value-type="float" office:value="0.235797546534715" calcext:value-type="float">
            <text:p>0,2357975465</text:p>
          </table:table-cell>
          <table:table-cell table:style-name="ce3" table:formula="of:=[$Redistribution_central.M55]" office:value-type="float" office:value="0.247236791301034" calcext:value-type="float">
            <text:p>0,2472367913</text:p>
          </table:table-cell>
          <table:table-cell table:number-columns-repeated="2"/>
          <table:table-cell table:style-name="ce3" table:formula="of:=[$redistribution_low.J55]" office:value-type="float" office:value="0.234673719121308" calcext:value-type="float">
            <text:p>0,2346737191</text:p>
          </table:table-cell>
          <table:table-cell table:style-name="ce3" table:formula="of:=[$redistribution_low.K55]" office:value-type="float" office:value="0.264040189796044" calcext:value-type="float">
            <text:p>0,2640401898</text:p>
          </table:table-cell>
          <table:table-cell table:style-name="ce3" table:formula="of:=[$redistribution_low.L55]" office:value-type="float" office:value="0.242401635393576" calcext:value-type="float">
            <text:p>0,2424016354</text:p>
          </table:table-cell>
          <table:table-cell table:style-name="ce3" table:formula="of:=[$redistribution_low.M55]" office:value-type="float" office:value="0.251126546501276" calcext:value-type="float">
            <text:p>0,2511265465</text:p>
          </table:table-cell>
          <table:table-cell table:number-columns-repeated="1007"/>
        </table:table-row>
        <table:table-row table:style-name="ro2">
          <table:table-cell table:style-name="ce3" table:formula="of:=[.A59]+1" office:value-type="float" office:value="103" calcext:value-type="float">
            <text:p>103</text:p>
          </table:table-cell>
          <table:table-cell table:style-name="ce3" table:formula="of:=[$Redistribution_high.J56]" office:value-type="float" office:value="0.229173403075738" calcext:value-type="float">
            <text:p>0,2291734031</text:p>
          </table:table-cell>
          <table:table-cell table:style-name="ce3" table:formula="of:=[$Redistribution_high.K56]" office:value-type="float" office:value="0.261717827522834" calcext:value-type="float">
            <text:p>0,2617178275</text:p>
          </table:table-cell>
          <table:table-cell table:style-name="ce3" table:formula="of:=[$Redistribution_high.L56]" office:value-type="float" office:value="0.235009091604302" calcext:value-type="float">
            <text:p>0,2350090916</text:p>
          </table:table-cell>
          <table:table-cell table:style-name="ce3" table:formula="of:=[$Redistribution_high.M56]" office:value-type="float" office:value="0.252316936785213" calcext:value-type="float">
            <text:p>0,2523169368</text:p>
          </table:table-cell>
          <table:table-cell/>
          <table:table-cell table:style-name="ce3"/>
          <table:table-cell table:style-name="ce3" table:formula="of:=[$Redistribution_central.J56]" office:value-type="float" office:value="0.223336576497829" calcext:value-type="float">
            <text:p>0,2233365765</text:p>
          </table:table-cell>
          <table:table-cell table:style-name="ce3" table:formula="of:=[$Redistribution_central.K56]" office:value-type="float" office:value="0.251488912092049" calcext:value-type="float">
            <text:p>0,2514889121</text:p>
          </table:table-cell>
          <table:table-cell table:style-name="ce3" table:formula="of:=[$Redistribution_central.L56]" office:value-type="float" office:value="0.229575408844409" calcext:value-type="float">
            <text:p>0,2295754088</text:p>
          </table:table-cell>
          <table:table-cell table:style-name="ce3" table:formula="of:=[$Redistribution_central.M56]" office:value-type="float" office:value="0.241139745156152" calcext:value-type="float">
            <text:p>0,2411397452</text:p>
          </table:table-cell>
          <table:table-cell table:number-columns-repeated="2"/>
          <table:table-cell table:style-name="ce3" table:formula="of:=[$redistribution_low.J56]" office:value-type="float" office:value="0.227098056801382" calcext:value-type="float">
            <text:p>0,2270980568</text:p>
          </table:table-cell>
          <table:table-cell table:style-name="ce3" table:formula="of:=[$redistribution_low.K56]" office:value-type="float" office:value="0.252191744872625" calcext:value-type="float">
            <text:p>0,2521917449</text:p>
          </table:table-cell>
          <table:table-cell table:style-name="ce3" table:formula="of:=[$redistribution_low.L56]" office:value-type="float" office:value="0.233849904423316" calcext:value-type="float">
            <text:p>0,2338499044</text:p>
          </table:table-cell>
          <table:table-cell table:style-name="ce3" table:formula="of:=[$redistribution_low.M56]" office:value-type="float" office:value="0.241094640387015" calcext:value-type="float">
            <text:p>0,2410946404</text:p>
          </table:table-cell>
          <table:table-cell table:number-columns-repeated="1007"/>
        </table:table-row>
        <table:table-row table:style-name="ro2">
          <table:table-cell table:style-name="ce3" table:formula="of:=[.A60]+1" office:value-type="float" office:value="104" calcext:value-type="float">
            <text:p>104</text:p>
          </table:table-cell>
          <table:table-cell table:style-name="ce3" table:formula="of:=[$Redistribution_high.J57]" office:value-type="float" office:value="0.229354333311299" calcext:value-type="float">
            <text:p>0,2293543333</text:p>
          </table:table-cell>
          <table:table-cell table:style-name="ce3" table:formula="of:=[$Redistribution_high.K57]" office:value-type="float" office:value="0.254718579983822" calcext:value-type="float">
            <text:p>0,25471858</text:p>
          </table:table-cell>
          <table:table-cell table:style-name="ce3" table:formula="of:=[$Redistribution_high.L57]" office:value-type="float" office:value="0.235126319904241" calcext:value-type="float">
            <text:p>0,2351263199</text:p>
          </table:table-cell>
          <table:table-cell table:style-name="ce3" table:formula="of:=[$Redistribution_high.M57]" office:value-type="float" office:value="0.2456610093853" calcext:value-type="float">
            <text:p>0,2456610094</text:p>
          </table:table-cell>
          <table:table-cell/>
          <table:table-cell table:style-name="ce3"/>
          <table:table-cell table:style-name="ce3" table:formula="of:=[$Redistribution_central.J57]" office:value-type="float" office:value="0.2303485479336" calcext:value-type="float">
            <text:p>0,2303485479</text:p>
          </table:table-cell>
          <table:table-cell table:style-name="ce3" table:formula="of:=[$Redistribution_central.K57]" office:value-type="float" office:value="0.264477498745718" calcext:value-type="float">
            <text:p>0,2644774987</text:p>
          </table:table-cell>
          <table:table-cell table:style-name="ce3" table:formula="of:=[$Redistribution_central.L57]" office:value-type="float" office:value="0.236992305839657" calcext:value-type="float">
            <text:p>0,2369923058</text:p>
          </table:table-cell>
          <table:table-cell table:style-name="ce3" table:formula="of:=[$Redistribution_central.M57]" office:value-type="float" office:value="0.253372128581295" calcext:value-type="float">
            <text:p>0,2533721286</text:p>
          </table:table-cell>
          <table:table-cell table:number-columns-repeated="2"/>
          <table:table-cell table:style-name="ce3" table:formula="of:=[$redistribution_low.J57]" office:value-type="float" office:value="0.225857130212004" calcext:value-type="float">
            <text:p>0,2258571302</text:p>
          </table:table-cell>
          <table:table-cell table:style-name="ce3" table:formula="of:=[$redistribution_low.K57]" office:value-type="float" office:value="0.246773547502728" calcext:value-type="float">
            <text:p>0,2467735475</text:p>
          </table:table-cell>
          <table:table-cell table:style-name="ce3" table:formula="of:=[$redistribution_low.L57]" office:value-type="float" office:value="0.23208839066242" calcext:value-type="float">
            <text:p>0,2320883907</text:p>
          </table:table-cell>
          <table:table-cell table:style-name="ce3" table:formula="of:=[$redistribution_low.M57]" office:value-type="float" office:value="0.236786749314079" calcext:value-type="float">
            <text:p>0,2367867493</text:p>
          </table:table-cell>
          <table:table-cell table:number-columns-repeated="1007"/>
        </table:table-row>
        <table:table-row table:style-name="ro2">
          <table:table-cell table:style-name="ce3" table:formula="of:=[.A61]+1" office:value-type="float" office:value="105" calcext:value-type="float">
            <text:p>105</text:p>
          </table:table-cell>
          <table:table-cell table:style-name="ce3" table:formula="of:=[$Redistribution_high.J58]" office:value-type="float" office:value="0.232169564705895" calcext:value-type="float">
            <text:p>0,2321695647</text:p>
          </table:table-cell>
          <table:table-cell table:style-name="ce3" table:formula="of:=[$Redistribution_high.K58]" office:value-type="float" office:value="0.26744281861033" calcext:value-type="float">
            <text:p>0,2674428186</text:p>
          </table:table-cell>
          <table:table-cell table:style-name="ce3" table:formula="of:=[$Redistribution_high.L58]" office:value-type="float" office:value="0.239334198366462" calcext:value-type="float">
            <text:p>0,2393341984</text:p>
          </table:table-cell>
          <table:table-cell table:style-name="ce3" table:formula="of:=[$Redistribution_high.M58]" office:value-type="float" office:value="0.255912880660783" calcext:value-type="float">
            <text:p>0,2559128807</text:p>
          </table:table-cell>
          <table:table-cell/>
          <table:table-cell table:style-name="ce3"/>
          <table:table-cell table:style-name="ce3" table:formula="of:=[$Redistribution_central.J58]" office:value-type="float" office:value="0.231163298849974" calcext:value-type="float">
            <text:p>0,2311632988</text:p>
          </table:table-cell>
          <table:table-cell table:style-name="ce3" table:formula="of:=[$Redistribution_central.K58]" office:value-type="float" office:value="0.265274612818484" calcext:value-type="float">
            <text:p>0,2652746128</text:p>
          </table:table-cell>
          <table:table-cell table:style-name="ce3" table:formula="of:=[$Redistribution_central.L58]" office:value-type="float" office:value="0.239303437631654" calcext:value-type="float">
            <text:p>0,2393034376</text:p>
          </table:table-cell>
          <table:table-cell table:style-name="ce3" table:formula="of:=[$Redistribution_central.M58]" office:value-type="float" office:value="0.251743396551014" calcext:value-type="float">
            <text:p>0,2517433966</text:p>
          </table:table-cell>
          <table:table-cell table:number-columns-repeated="2"/>
          <table:table-cell table:style-name="ce3" table:formula="of:=[$redistribution_low.J58]" office:value-type="float" office:value="0.219412743292773" calcext:value-type="float">
            <text:p>0,2194127433</text:p>
          </table:table-cell>
          <table:table-cell table:style-name="ce3" table:formula="of:=[$redistribution_low.K58]" office:value-type="float" office:value="0.243076200541571" calcext:value-type="float">
            <text:p>0,2430762005</text:p>
          </table:table-cell>
          <table:table-cell table:style-name="ce3" table:formula="of:=[$redistribution_low.L58]" office:value-type="float" office:value="0.227456719244509" calcext:value-type="float">
            <text:p>0,2274567192</text:p>
          </table:table-cell>
          <table:table-cell table:style-name="ce3" table:formula="of:=[$redistribution_low.M58]" office:value-type="float" office:value="0.230147026616276" calcext:value-type="float">
            <text:p>0,2301470266</text:p>
          </table:table-cell>
          <table:table-cell table:number-columns-repeated="1007"/>
        </table:table-row>
        <table:table-row table:style-name="ro2">
          <table:table-cell table:style-name="ce3" table:formula="of:=[.A62]+1" office:value-type="float" office:value="106" calcext:value-type="float">
            <text:p>106</text:p>
          </table:table-cell>
          <table:table-cell table:style-name="ce3" table:formula="of:=[$Redistribution_high.J59]" office:value-type="float" office:value="0.241476548877322" calcext:value-type="float">
            <text:p>0,2414765489</text:p>
          </table:table-cell>
          <table:table-cell table:style-name="ce3" table:formula="of:=[$Redistribution_high.K59]" office:value-type="float" office:value="0.282774893527845" calcext:value-type="float">
            <text:p>0,2827748935</text:p>
          </table:table-cell>
          <table:table-cell table:style-name="ce3" table:formula="of:=[$Redistribution_high.L59]" office:value-type="float" office:value="0.247024294842362" calcext:value-type="float">
            <text:p>0,2470242948</text:p>
          </table:table-cell>
          <table:table-cell table:style-name="ce3" table:formula="of:=[$Redistribution_high.M59]" office:value-type="float" office:value="0.273527106927835" calcext:value-type="float">
            <text:p>0,2735271069</text:p>
          </table:table-cell>
          <table:table-cell/>
          <table:table-cell table:style-name="ce3"/>
          <table:table-cell table:style-name="ce3" table:formula="of:=[$Redistribution_central.J59]" office:value-type="float" office:value="0.236758467248591" calcext:value-type="float">
            <text:p>0,2367584672</text:p>
          </table:table-cell>
          <table:table-cell table:style-name="ce3" table:formula="of:=[$Redistribution_central.K59]" office:value-type="float" office:value="0.271191595074857" calcext:value-type="float">
            <text:p>0,2711915951</text:p>
          </table:table-cell>
          <table:table-cell table:style-name="ce3" table:formula="of:=[$Redistribution_central.L59]" office:value-type="float" office:value="0.242870699737389" calcext:value-type="float">
            <text:p>0,2428706997</text:p>
          </table:table-cell>
          <table:table-cell table:style-name="ce3" table:formula="of:=[$Redistribution_central.M59]" office:value-type="float" office:value="0.261037529084002" calcext:value-type="float">
            <text:p>0,2610375291</text:p>
          </table:table-cell>
          <table:table-cell table:number-columns-repeated="2"/>
          <table:table-cell table:style-name="ce3" table:formula="of:=[$redistribution_low.J59]" office:value-type="float" office:value="0.217387549185753" calcext:value-type="float">
            <text:p>0,2173875492</text:p>
          </table:table-cell>
          <table:table-cell table:style-name="ce3" table:formula="of:=[$redistribution_low.K59]" office:value-type="float" office:value="0.233997000252915" calcext:value-type="float">
            <text:p>0,2339970003</text:p>
          </table:table-cell>
          <table:table-cell table:style-name="ce3" table:formula="of:=[$redistribution_low.L59]" office:value-type="float" office:value="0.22320730676384" calcext:value-type="float">
            <text:p>0,2232073068</text:p>
          </table:table-cell>
          <table:table-cell table:style-name="ce3" table:formula="of:=[$redistribution_low.M59]" office:value-type="float" office:value="0.22475957782163" calcext:value-type="float">
            <text:p>0,2247595778</text:p>
          </table:table-cell>
          <table:table-cell table:number-columns-repeated="1007"/>
        </table:table-row>
        <table:table-row table:style-name="ro2">
          <table:table-cell table:style-name="ce3" table:formula="of:=[.A63]+1" office:value-type="float" office:value="107" calcext:value-type="float">
            <text:p>107</text:p>
          </table:table-cell>
          <table:table-cell table:style-name="ce3" table:formula="of:=[$Redistribution_high.J60]" office:value-type="float" office:value="0.243593904200692" calcext:value-type="float">
            <text:p>0,2435939042</text:p>
          </table:table-cell>
          <table:table-cell table:style-name="ce3" table:formula="of:=[$Redistribution_high.K60]" office:value-type="float" office:value="0.282553662842525" calcext:value-type="float">
            <text:p>0,2825536628</text:p>
          </table:table-cell>
          <table:table-cell table:style-name="ce3" table:formula="of:=[$Redistribution_high.L60]" office:value-type="float" office:value="0.249105328575659" calcext:value-type="float">
            <text:p>0,2491053286</text:p>
          </table:table-cell>
          <table:table-cell table:style-name="ce3" table:formula="of:=[$Redistribution_high.M60]" office:value-type="float" office:value="0.273529543076148" calcext:value-type="float">
            <text:p>0,2735295431</text:p>
          </table:table-cell>
          <table:table-cell/>
          <table:table-cell table:style-name="ce3"/>
          <table:table-cell table:style-name="ce3" table:formula="of:=[$Redistribution_central.J60]" office:value-type="float" office:value="0.24379266021737" calcext:value-type="float">
            <text:p>0,2437926602</text:p>
          </table:table-cell>
          <table:table-cell table:style-name="ce3" table:formula="of:=[$Redistribution_central.K60]" office:value-type="float" office:value="0.285674387582013" calcext:value-type="float">
            <text:p>0,2856743876</text:p>
          </table:table-cell>
          <table:table-cell table:style-name="ce3" table:formula="of:=[$Redistribution_central.L60]" office:value-type="float" office:value="0.250331584557223" calcext:value-type="float">
            <text:p>0,2503315846</text:p>
          </table:table-cell>
          <table:table-cell table:style-name="ce3" table:formula="of:=[$Redistribution_central.M60]" office:value-type="float" office:value="0.274548123246939" calcext:value-type="float">
            <text:p>0,2745481232</text:p>
          </table:table-cell>
          <table:table-cell table:number-columns-repeated="2"/>
          <table:table-cell table:style-name="ce3" table:formula="of:=[$redistribution_low.J60]" office:value-type="float" office:value="0.225732619403743" calcext:value-type="float">
            <text:p>0,2257326194</text:p>
          </table:table-cell>
          <table:table-cell table:style-name="ce3" table:formula="of:=[$redistribution_low.K60]" office:value-type="float" office:value="0.248602377510277" calcext:value-type="float">
            <text:p>0,2486023775</text:p>
          </table:table-cell>
          <table:table-cell table:style-name="ce3" table:formula="of:=[$redistribution_low.L60]" office:value-type="float" office:value="0.231518279970271" calcext:value-type="float">
            <text:p>0,23151828</text:p>
          </table:table-cell>
          <table:table-cell table:style-name="ce3" table:formula="of:=[$redistribution_low.M60]" office:value-type="float" office:value="0.239174720434976" calcext:value-type="float">
            <text:p>0,2391747204</text:p>
          </table:table-cell>
          <table:table-cell table:number-columns-repeated="1007"/>
        </table:table-row>
        <table:table-row table:style-name="ro2">
          <table:table-cell table:style-name="ce3" table:formula="of:=[.A64]+1" office:value-type="float" office:value="108" calcext:value-type="float">
            <text:p>108</text:p>
          </table:table-cell>
          <table:table-cell table:style-name="ce3" table:formula="of:=[$Redistribution_high.J61]" office:value-type="float" office:value="0.24441691728448" calcext:value-type="float">
            <text:p>0,2444169173</text:p>
          </table:table-cell>
          <table:table-cell table:style-name="ce3" table:formula="of:=[$Redistribution_high.K61]" office:value-type="float" office:value="0.283950473146767" calcext:value-type="float">
            <text:p>0,2839504731</text:p>
          </table:table-cell>
          <table:table-cell table:style-name="ce3" table:formula="of:=[$Redistribution_high.L61]" office:value-type="float" office:value="0.24993933763655" calcext:value-type="float">
            <text:p>0,2499393376</text:p>
          </table:table-cell>
          <table:table-cell table:style-name="ce3" table:formula="of:=[$Redistribution_high.M61]" office:value-type="float" office:value="0.27481557124532" calcext:value-type="float">
            <text:p>0,2748155712</text:p>
          </table:table-cell>
          <table:table-cell/>
          <table:table-cell table:style-name="ce3"/>
          <table:table-cell table:style-name="ce3" table:formula="of:=[$Redistribution_central.J61]" office:value-type="float" office:value="0.237100163758767" calcext:value-type="float">
            <text:p>0,2371001638</text:p>
          </table:table-cell>
          <table:table-cell table:style-name="ce3" table:formula="of:=[$Redistribution_central.K61]" office:value-type="float" office:value="0.2698306361898" calcext:value-type="float">
            <text:p>0,2698306362</text:p>
          </table:table-cell>
          <table:table-cell table:style-name="ce3" table:formula="of:=[$Redistribution_central.L61]" office:value-type="float" office:value="0.243476088410544" calcext:value-type="float">
            <text:p>0,2434760884</text:p>
          </table:table-cell>
          <table:table-cell table:style-name="ce3" table:formula="of:=[$Redistribution_central.M61]" office:value-type="float" office:value="0.259311711345011" calcext:value-type="float">
            <text:p>0,2593117113</text:p>
          </table:table-cell>
          <table:table-cell table:number-columns-repeated="2"/>
          <table:table-cell table:style-name="ce3" table:formula="of:=[$redistribution_low.J61]" office:value-type="float" office:value="0.208457092362789" calcext:value-type="float">
            <text:p>0,2084570924</text:p>
          </table:table-cell>
          <table:table-cell table:style-name="ce3" table:formula="of:=[$redistribution_low.K61]" office:value-type="float" office:value="0.218339321567978" calcext:value-type="float">
            <text:p>0,2183393216</text:p>
          </table:table-cell>
          <table:table-cell table:style-name="ce3" table:formula="of:=[$redistribution_low.L61]" office:value-type="float" office:value="0.213583843746396" calcext:value-type="float">
            <text:p>0,2135838437</text:p>
          </table:table-cell>
          <table:table-cell table:style-name="ce3" table:formula="of:=[$redistribution_low.M61]" office:value-type="float" office:value="0.210254368906446" calcext:value-type="float">
            <text:p>0,2102543689</text:p>
          </table:table-cell>
          <table:table-cell table:number-columns-repeated="1007"/>
        </table:table-row>
        <table:table-row table:style-name="ro2">
          <table:table-cell table:style-name="ce3" table:formula="of:=[.A65]+1" office:value-type="float" office:value="109" calcext:value-type="float">
            <text:p>109</text:p>
          </table:table-cell>
          <table:table-cell table:style-name="ce3" table:formula="of:=[$Redistribution_high.J62]" office:value-type="float" office:value="0.234902693606006" calcext:value-type="float">
            <text:p>0,2349026936</text:p>
          </table:table-cell>
          <table:table-cell table:style-name="ce3" table:formula="of:=[$Redistribution_high.K62]" office:value-type="float" office:value="0.267945143060615" calcext:value-type="float">
            <text:p>0,2679451431</text:p>
          </table:table-cell>
          <table:table-cell table:style-name="ce3" table:formula="of:=[$Redistribution_high.L62]" office:value-type="float" office:value="0.241327055226978" calcext:value-type="float">
            <text:p>0,2413270552</text:p>
          </table:table-cell>
          <table:table-cell table:style-name="ce3" table:formula="of:=[$Redistribution_high.M62]" office:value-type="float" office:value="0.257643858599318" calcext:value-type="float">
            <text:p>0,2576438586</text:p>
          </table:table-cell>
          <table:table-cell/>
          <table:table-cell table:style-name="ce3"/>
          <table:table-cell table:style-name="ce3" table:formula="of:=[$Redistribution_central.J62]" office:value-type="float" office:value="0.236738184814606" calcext:value-type="float">
            <text:p>0,2367381848</text:p>
          </table:table-cell>
          <table:table-cell table:style-name="ce3" table:formula="of:=[$Redistribution_central.K62]" office:value-type="float" office:value="0.271157194586584" calcext:value-type="float">
            <text:p>0,2711571946</text:p>
          </table:table-cell>
          <table:table-cell table:style-name="ce3" table:formula="of:=[$Redistribution_central.L62]" office:value-type="float" office:value="0.245079489455526" calcext:value-type="float">
            <text:p>0,2450794895</text:p>
          </table:table-cell>
          <table:table-cell table:style-name="ce3" table:formula="of:=[$Redistribution_central.M62]" office:value-type="float" office:value="0.257477641821639" calcext:value-type="float">
            <text:p>0,2574776418</text:p>
          </table:table-cell>
          <table:table-cell table:number-columns-repeated="2"/>
          <table:table-cell table:style-name="ce3" table:formula="of:=[$redistribution_low.J62]" office:value-type="float" office:value="0.227120208197558" calcext:value-type="float">
            <text:p>0,2271202082</text:p>
          </table:table-cell>
          <table:table-cell table:style-name="ce3" table:formula="of:=[$redistribution_low.K62]" office:value-type="float" office:value="0.25086365531895" calcext:value-type="float">
            <text:p>0,2508636553</text:p>
          </table:table-cell>
          <table:table-cell table:style-name="ce3" table:formula="of:=[$redistribution_low.L62]" office:value-type="float" office:value="0.233626586056306" calcext:value-type="float">
            <text:p>0,2336265861</text:p>
          </table:table-cell>
          <table:table-cell table:style-name="ce3" table:formula="of:=[$redistribution_low.M62]" office:value-type="float" office:value="0.2400754155584" calcext:value-type="float">
            <text:p>0,2400754156</text:p>
          </table:table-cell>
          <table:table-cell table:number-columns-repeated="1007"/>
        </table:table-row>
        <table:table-row table:style-name="ro2">
          <table:table-cell table:style-name="ce3" table:formula="of:=[.A66]+1" office:value-type="float" office:value="110" calcext:value-type="float">
            <text:p>110</text:p>
          </table:table-cell>
          <table:table-cell table:style-name="ce3" table:formula="of:=[$Redistribution_high.J63]" office:value-type="float" office:value="0.239046819556389" calcext:value-type="float">
            <text:p>0,2390468196</text:p>
          </table:table-cell>
          <table:table-cell table:style-name="ce3" table:formula="of:=[$Redistribution_high.K63]" office:value-type="float" office:value="0.286807691970551" calcext:value-type="float">
            <text:p>0,286807692</text:p>
          </table:table-cell>
          <table:table-cell table:style-name="ce3" table:formula="of:=[$Redistribution_high.L63]" office:value-type="float" office:value="0.244515235575655" calcext:value-type="float">
            <text:p>0,2445152356</text:p>
          </table:table-cell>
          <table:table-cell table:style-name="ce3" table:formula="of:=[$Redistribution_high.M63]" office:value-type="float" office:value="0.27752401054662" calcext:value-type="float">
            <text:p>0,2775240105</text:p>
          </table:table-cell>
          <table:table-cell/>
          <table:table-cell table:style-name="ce3"/>
          <table:table-cell table:style-name="ce3" table:formula="of:=[$Redistribution_central.J63]" office:value-type="float" office:value="0.234832998994593" calcext:value-type="float">
            <text:p>0,234832999</text:p>
          </table:table-cell>
          <table:table-cell table:style-name="ce3" table:formula="of:=[$Redistribution_central.K63]" office:value-type="float" office:value="0.263885701337284" calcext:value-type="float">
            <text:p>0,2638857013</text:p>
          </table:table-cell>
          <table:table-cell table:style-name="ce3" table:formula="of:=[$Redistribution_central.L63]" office:value-type="float" office:value="0.240762843982952" calcext:value-type="float">
            <text:p>0,240762844</text:p>
          </table:table-cell>
          <table:table-cell table:style-name="ce3" table:formula="of:=[$Redistribution_central.M63]" office:value-type="float" office:value="0.254147476072014" calcext:value-type="float">
            <text:p>0,2541474761</text:p>
          </table:table-cell>
          <table:table-cell table:number-columns-repeated="2"/>
          <table:table-cell table:style-name="ce3" table:formula="of:=[$redistribution_low.J63]" office:value-type="float" office:value="0.235849674336684" calcext:value-type="float">
            <text:p>0,2358496743</text:p>
          </table:table-cell>
          <table:table-cell table:style-name="ce3" table:formula="of:=[$redistribution_low.K63]" office:value-type="float" office:value="0.261127788500676" calcext:value-type="float">
            <text:p>0,2611277885</text:p>
          </table:table-cell>
          <table:table-cell table:style-name="ce3" table:formula="of:=[$redistribution_low.L63]" office:value-type="float" office:value="0.240545549392536" calcext:value-type="float">
            <text:p>0,2405455494</text:p>
          </table:table-cell>
          <table:table-cell table:style-name="ce3" table:formula="of:=[$redistribution_low.M63]" office:value-type="float" office:value="0.253197192960245" calcext:value-type="float">
            <text:p>0,253197193</text:p>
          </table:table-cell>
          <table:table-cell table:number-columns-repeated="1007"/>
        </table:table-row>
        <table:table-row table:style-name="ro2">
          <table:table-cell table:style-name="ce3" table:formula="of:=[.A67]+1" office:value-type="float" office:value="111" calcext:value-type="float">
            <text:p>111</text:p>
          </table:table-cell>
          <table:table-cell table:style-name="ce3" table:formula="of:=[$Redistribution_high.J64]" office:value-type="float" office:value="0.244596337638881" calcext:value-type="float">
            <text:p>0,2445963376</text:p>
          </table:table-cell>
          <table:table-cell table:style-name="ce3" table:formula="of:=[$Redistribution_high.K64]" office:value-type="float" office:value="0.297441286680094" calcext:value-type="float">
            <text:p>0,2974412867</text:p>
          </table:table-cell>
          <table:table-cell table:style-name="ce3" table:formula="of:=[$Redistribution_high.L64]" office:value-type="float" office:value="0.249840701228351" calcext:value-type="float">
            <text:p>0,2498407012</text:p>
          </table:table-cell>
          <table:table-cell table:style-name="ce3" table:formula="of:=[$Redistribution_high.M64]" office:value-type="float" office:value="0.28839773849666" calcext:value-type="float">
            <text:p>0,2883977385</text:p>
          </table:table-cell>
          <table:table-cell/>
          <table:table-cell table:style-name="ce3"/>
          <table:table-cell table:style-name="ce3" table:formula="of:=[$Redistribution_central.J64]" office:value-type="float" office:value="0.231539995819222" calcext:value-type="float">
            <text:p>0,2315399958</text:p>
          </table:table-cell>
          <table:table-cell table:style-name="ce3" table:formula="of:=[$Redistribution_central.K64]" office:value-type="float" office:value="0.256201046937459" calcext:value-type="float">
            <text:p>0,2562010469</text:p>
          </table:table-cell>
          <table:table-cell table:style-name="ce3" table:formula="of:=[$Redistribution_central.L64]" office:value-type="float" office:value="0.237455516603793" calcext:value-type="float">
            <text:p>0,2374555166</text:p>
          </table:table-cell>
          <table:table-cell table:style-name="ce3" table:formula="of:=[$Redistribution_central.M64]" office:value-type="float" office:value="0.246666248002288" calcext:value-type="float">
            <text:p>0,246666248</text:p>
          </table:table-cell>
          <table:table-cell table:number-columns-repeated="2"/>
          <table:table-cell table:style-name="ce3" table:formula="of:=[$redistribution_low.J64]" office:value-type="float" office:value="0.236355466017849" calcext:value-type="float">
            <text:p>0,236355466</text:p>
          </table:table-cell>
          <table:table-cell table:style-name="ce3" table:formula="of:=[$redistribution_low.K64]" office:value-type="float" office:value="0.263451412178485" calcext:value-type="float">
            <text:p>0,2634514122</text:p>
          </table:table-cell>
          <table:table-cell table:style-name="ce3" table:formula="of:=[$redistribution_low.L64]" office:value-type="float" office:value="0.240967173501671" calcext:value-type="float">
            <text:p>0,2409671735</text:p>
          </table:table-cell>
          <table:table-cell table:style-name="ce3" table:formula="of:=[$redistribution_low.M64]" office:value-type="float" office:value="0.255631669627518" calcext:value-type="float">
            <text:p>0,2556316696</text:p>
          </table:table-cell>
          <table:table-cell table:number-columns-repeated="1007"/>
        </table:table-row>
        <table:table-row table:style-name="ro2">
          <table:table-cell table:style-name="ce3" table:formula="of:=[.A68]+1" office:value-type="float" office:value="112" calcext:value-type="float">
            <text:p>112</text:p>
          </table:table-cell>
          <table:table-cell table:style-name="ce3" table:formula="of:=[$Redistribution_high.J65]" office:value-type="float" office:value="0.244463292290507" calcext:value-type="float">
            <text:p>0,2444632923</text:p>
          </table:table-cell>
          <table:table-cell table:style-name="ce3" table:formula="of:=[$Redistribution_high.K65]" office:value-type="float" office:value="0.296883508758268" calcext:value-type="float">
            <text:p>0,2968835088</text:p>
          </table:table-cell>
          <table:table-cell table:style-name="ce3" table:formula="of:=[$Redistribution_high.L65]" office:value-type="float" office:value="0.249133158594566" calcext:value-type="float">
            <text:p>0,2491331586</text:p>
          </table:table-cell>
          <table:table-cell table:style-name="ce3" table:formula="of:=[$Redistribution_high.M65]" office:value-type="float" office:value="0.288828580897818" calcext:value-type="float">
            <text:p>0,2888285809</text:p>
          </table:table-cell>
          <table:table-cell/>
          <table:table-cell table:style-name="ce3"/>
          <table:table-cell table:style-name="ce3" table:formula="of:=[$Redistribution_central.J65]" office:value-type="float" office:value="0.240177882411597" calcext:value-type="float">
            <text:p>0,2401778824</text:p>
          </table:table-cell>
          <table:table-cell table:style-name="ce3" table:formula="of:=[$Redistribution_central.K65]" office:value-type="float" office:value="0.274420205909673" calcext:value-type="float">
            <text:p>0,2744202059</text:p>
          </table:table-cell>
          <table:table-cell table:style-name="ce3" table:formula="of:=[$Redistribution_central.L65]" office:value-type="float" office:value="0.246588241650649" calcext:value-type="float">
            <text:p>0,2465882417</text:p>
          </table:table-cell>
          <table:table-cell table:style-name="ce3" table:formula="of:=[$Redistribution_central.M65]" office:value-type="float" office:value="0.263756704487009" calcext:value-type="float">
            <text:p>0,2637567045</text:p>
          </table:table-cell>
          <table:table-cell table:number-columns-repeated="2"/>
          <table:table-cell table:style-name="ce3" table:formula="of:=[$redistribution_low.J65]" office:value-type="float" office:value="0.239854455091792" calcext:value-type="float">
            <text:p>0,2398544551</text:p>
          </table:table-cell>
          <table:table-cell table:style-name="ce3" table:formula="of:=[$redistribution_low.K65]" office:value-type="float" office:value="0.266922525448703" calcext:value-type="float">
            <text:p>0,2669225254</text:p>
          </table:table-cell>
          <table:table-cell table:style-name="ce3" table:formula="of:=[$redistribution_low.L65]" office:value-type="float" office:value="0.24450424536508" calcext:value-type="float">
            <text:p>0,2445042454</text:p>
          </table:table-cell>
          <table:table-cell table:style-name="ce3" table:formula="of:=[$redistribution_low.M65]" office:value-type="float" office:value="0.258941588501593" calcext:value-type="float">
            <text:p>0,2589415885</text:p>
          </table:table-cell>
          <table:table-cell table:number-columns-repeated="1007"/>
        </table:table-row>
        <table:table-row table:style-name="ro2">
          <table:table-cell table:style-name="ce3" table:formula="of:=[.A69]+1" office:value-type="float" office:value="113" calcext:value-type="float">
            <text:p>113</text:p>
          </table:table-cell>
          <table:table-cell table:style-name="ce3" table:formula="of:=[$Redistribution_high.J66]" office:value-type="float" office:value="0.239883223501099" calcext:value-type="float">
            <text:p>0,2398832235</text:p>
          </table:table-cell>
          <table:table-cell table:style-name="ce3" table:formula="of:=[$Redistribution_high.K66]" office:value-type="float" office:value="0.290369766870524" calcext:value-type="float">
            <text:p>0,2903697669</text:p>
          </table:table-cell>
          <table:table-cell table:style-name="ce3" table:formula="of:=[$Redistribution_high.L66]" office:value-type="float" office:value="0.245241311064514" calcext:value-type="float">
            <text:p>0,2452413111</text:p>
          </table:table-cell>
          <table:table-cell table:style-name="ce3" table:formula="of:=[$Redistribution_high.M66]" office:value-type="float" office:value="0.281254663239393" calcext:value-type="float">
            <text:p>0,2812546632</text:p>
          </table:table-cell>
          <table:table-cell/>
          <table:table-cell table:style-name="ce3"/>
          <table:table-cell table:style-name="ce3" table:formula="of:=[$Redistribution_central.J66]" office:value-type="float" office:value="0.243453724496725" calcext:value-type="float">
            <text:p>0,2434537245</text:p>
          </table:table-cell>
          <table:table-cell table:style-name="ce3" table:formula="of:=[$Redistribution_central.K66]" office:value-type="float" office:value="0.281355381075128" calcext:value-type="float">
            <text:p>0,2813553811</text:p>
          </table:table-cell>
          <table:table-cell table:style-name="ce3" table:formula="of:=[$Redistribution_central.L66]" office:value-type="float" office:value="0.25114463297528" calcext:value-type="float">
            <text:p>0,251144633</text:p>
          </table:table-cell>
          <table:table-cell table:style-name="ce3" table:formula="of:=[$Redistribution_central.M66]" office:value-type="float" office:value="0.268629021541531" calcext:value-type="float">
            <text:p>0,2686290215</text:p>
          </table:table-cell>
          <table:table-cell table:number-columns-repeated="2"/>
          <table:table-cell table:style-name="ce3" table:formula="of:=[$redistribution_low.J66]" office:value-type="float" office:value="0.243545150700999" calcext:value-type="float">
            <text:p>0,2435451507</text:p>
          </table:table-cell>
          <table:table-cell table:style-name="ce3" table:formula="of:=[$redistribution_low.K66]" office:value-type="float" office:value="0.273872745957816" calcext:value-type="float">
            <text:p>0,273872746</text:p>
          </table:table-cell>
          <table:table-cell table:style-name="ce3" table:formula="of:=[$redistribution_low.L66]" office:value-type="float" office:value="0.249042250150764" calcext:value-type="float">
            <text:p>0,2490422502</text:p>
          </table:table-cell>
          <table:table-cell table:style-name="ce3" table:formula="of:=[$redistribution_low.M66]" office:value-type="float" office:value="0.264392304913111" calcext:value-type="float">
            <text:p>0,2643923049</text:p>
          </table:table-cell>
          <table:table-cell table:number-columns-repeated="1007"/>
        </table:table-row>
        <table:table-row table:style-name="ro2">
          <table:table-cell table:style-name="ce3" table:formula="of:=[.A70]+1" office:value-type="float" office:value="114" calcext:value-type="float">
            <text:p>114</text:p>
          </table:table-cell>
          <table:table-cell table:style-name="ce3" table:formula="of:=[$Redistribution_high.J67]" office:value-type="float" office:value="0.239660076609945" calcext:value-type="float">
            <text:p>0,2396600766</text:p>
          </table:table-cell>
          <table:table-cell table:style-name="ce3" table:formula="of:=[$Redistribution_high.K67]" office:value-type="float" office:value="0.281811387843683" calcext:value-type="float">
            <text:p>0,2818113878</text:p>
          </table:table-cell>
          <table:table-cell table:style-name="ce3" table:formula="of:=[$Redistribution_high.L67]" office:value-type="float" office:value="0.243509147860674" calcext:value-type="float">
            <text:p>0,2435091479</text:p>
          </table:table-cell>
          <table:table-cell table:style-name="ce3" table:formula="of:=[$Redistribution_high.M67]" office:value-type="float" office:value="0.275377555076768" calcext:value-type="float">
            <text:p>0,2753775551</text:p>
          </table:table-cell>
          <table:table-cell/>
          <table:table-cell table:style-name="ce3"/>
          <table:table-cell table:style-name="ce3" table:formula="of:=[$Redistribution_central.J67]" office:value-type="float" office:value="0.242025108778223" calcext:value-type="float">
            <text:p>0,2420251088</text:p>
          </table:table-cell>
          <table:table-cell table:style-name="ce3" table:formula="of:=[$Redistribution_central.K67]" office:value-type="float" office:value="0.273025755410532" calcext:value-type="float">
            <text:p>0,2730257554</text:p>
          </table:table-cell>
          <table:table-cell table:style-name="ce3" table:formula="of:=[$Redistribution_central.L67]" office:value-type="float" office:value="0.246812586458357" calcext:value-type="float">
            <text:p>0,2468125865</text:p>
          </table:table-cell>
          <table:table-cell table:style-name="ce3" table:formula="of:=[$Redistribution_central.M67]" office:value-type="float" office:value="0.265235414185292" calcext:value-type="float">
            <text:p>0,2652354142</text:p>
          </table:table-cell>
          <table:table-cell table:number-columns-repeated="2"/>
          <table:table-cell table:style-name="ce3" table:formula="of:=[$redistribution_low.J67]" office:value-type="float" office:value="0.245419415100112" calcext:value-type="float">
            <text:p>0,2454194151</text:p>
          </table:table-cell>
          <table:table-cell table:style-name="ce3" table:formula="of:=[$redistribution_low.K67]" office:value-type="float" office:value="0.27336221257057" calcext:value-type="float">
            <text:p>0,2733622126</text:p>
          </table:table-cell>
          <table:table-cell table:style-name="ce3" table:formula="of:=[$redistribution_low.L67]" office:value-type="float" office:value="0.250198390652926" calcext:value-type="float">
            <text:p>0,2501983907</text:p>
          </table:table-cell>
          <table:table-cell table:style-name="ce3" table:formula="of:=[$redistribution_low.M67]" office:value-type="float" office:value="0.265131285243601" calcext:value-type="float">
            <text:p>0,2651312852</text:p>
          </table:table-cell>
          <table:table-cell table:number-columns-repeated="1007"/>
        </table:table-row>
        <table:table-row table:style-name="ro2">
          <table:table-cell table:style-name="ce3" table:formula="of:=[.A71]+1" office:value-type="float" office:value="115" calcext:value-type="float">
            <text:p>115</text:p>
          </table:table-cell>
          <table:table-cell table:style-name="ce3" table:formula="of:=[$Redistribution_high.J68]" office:value-type="float" office:value="0.239977255560351" calcext:value-type="float">
            <text:p>0,2399772556</text:p>
          </table:table-cell>
          <table:table-cell table:style-name="ce3" table:formula="of:=[$Redistribution_high.K68]" office:value-type="float" office:value="0.286235430626273" calcext:value-type="float">
            <text:p>0,2862354306</text:p>
          </table:table-cell>
          <table:table-cell table:style-name="ce3" table:formula="of:=[$Redistribution_high.L68]" office:value-type="float" office:value="0.244015122411656" calcext:value-type="float">
            <text:p>0,2440151224</text:p>
          </table:table-cell>
          <table:table-cell table:style-name="ce3" table:formula="of:=[$Redistribution_high.M68]" office:value-type="float" office:value="0.279325830533353" calcext:value-type="float">
            <text:p>0,2793258305</text:p>
          </table:table-cell>
          <table:table-cell/>
          <table:table-cell table:style-name="ce3"/>
          <table:table-cell table:style-name="ce3" table:formula="of:=[$Redistribution_central.J68]" office:value-type="float" office:value="0.241642786560304" calcext:value-type="float">
            <text:p>0,2416427866</text:p>
          </table:table-cell>
          <table:table-cell table:style-name="ce3" table:formula="of:=[$Redistribution_central.K68]" office:value-type="float" office:value="0.276289256604574" calcext:value-type="float">
            <text:p>0,2762892566</text:p>
          </table:table-cell>
          <table:table-cell table:style-name="ce3" table:formula="of:=[$Redistribution_central.L68]" office:value-type="float" office:value="0.245987019727684" calcext:value-type="float">
            <text:p>0,2459870197</text:p>
          </table:table-cell>
          <table:table-cell table:style-name="ce3" table:formula="of:=[$Redistribution_central.M68]" office:value-type="float" office:value="0.269165831211502" calcext:value-type="float">
            <text:p>0,2691658312</text:p>
          </table:table-cell>
          <table:table-cell table:number-columns-repeated="2"/>
          <table:table-cell table:style-name="ce3" table:formula="of:=[$redistribution_low.J68]" office:value-type="float" office:value="0.253085064032535" calcext:value-type="float">
            <text:p>0,253085064</text:p>
          </table:table-cell>
          <table:table-cell table:style-name="ce3" table:formula="of:=[$redistribution_low.K68]" office:value-type="float" office:value="0.285544983111073" calcext:value-type="float">
            <text:p>0,2855449831</text:p>
          </table:table-cell>
          <table:table-cell table:style-name="ce3" table:formula="of:=[$redistribution_low.L68]" office:value-type="float" office:value="0.257654277930822" calcext:value-type="float">
            <text:p>0,2576542779</text:p>
          </table:table-cell>
          <table:table-cell table:style-name="ce3" table:formula="of:=[$redistribution_low.M68]" office:value-type="float" office:value="0.277485030495858" calcext:value-type="float">
            <text:p>0,2774850305</text:p>
          </table:table-cell>
          <table:table-cell table:number-columns-repeated="1007"/>
        </table:table-row>
        <table:table-row table:style-name="ro2">
          <table:table-cell table:style-name="ce3" table:formula="of:=[.A72]+1" office:value-type="float" office:value="116" calcext:value-type="float">
            <text:p>116</text:p>
          </table:table-cell>
          <table:table-cell table:style-name="ce3" table:formula="of:=[$Redistribution_high.J69]" office:value-type="float" office:value="0.236156434869479" calcext:value-type="float">
            <text:p>0,2361564349</text:p>
          </table:table-cell>
          <table:table-cell table:style-name="ce3" table:formula="of:=[$Redistribution_high.K69]" office:value-type="float" office:value="0.282589669563812" calcext:value-type="float">
            <text:p>0,2825896696</text:p>
          </table:table-cell>
          <table:table-cell table:style-name="ce3" table:formula="of:=[$Redistribution_high.L69]" office:value-type="float" office:value="0.239625426983653" calcext:value-type="float">
            <text:p>0,239625427</text:p>
          </table:table-cell>
          <table:table-cell table:style-name="ce3" table:formula="of:=[$Redistribution_high.M69]" office:value-type="float" office:value="0.276656813157045" calcext:value-type="float">
            <text:p>0,2766568132</text:p>
          </table:table-cell>
          <table:table-cell/>
          <table:table-cell table:style-name="ce3"/>
          <table:table-cell table:style-name="ce3" table:formula="of:=[$Redistribution_central.J69]" office:value-type="float" office:value="0.240798633321777" calcext:value-type="float">
            <text:p>0,2407986333</text:p>
          </table:table-cell>
          <table:table-cell table:style-name="ce3" table:formula="of:=[$Redistribution_central.K69]" office:value-type="float" office:value="0.271383564604485" calcext:value-type="float">
            <text:p>0,2713835646</text:p>
          </table:table-cell>
          <table:table-cell table:style-name="ce3" table:formula="of:=[$Redistribution_central.L69]" office:value-type="float" office:value="0.244985264163495" calcext:value-type="float">
            <text:p>0,2449852642</text:p>
          </table:table-cell>
          <table:table-cell table:style-name="ce3" table:formula="of:=[$Redistribution_central.M69]" office:value-type="float" office:value="0.264598512008145" calcext:value-type="float">
            <text:p>0,264598512</text:p>
          </table:table-cell>
          <table:table-cell table:number-columns-repeated="2"/>
          <table:table-cell table:style-name="ce3" table:formula="of:=[$redistribution_low.J69]" office:value-type="float" office:value="0.255576379407611" calcext:value-type="float">
            <text:p>0,2555763794</text:p>
          </table:table-cell>
          <table:table-cell table:style-name="ce3" table:formula="of:=[$redistribution_low.K69]" office:value-type="float" office:value="0.289929501703076" calcext:value-type="float">
            <text:p>0,2899295017</text:p>
          </table:table-cell>
          <table:table-cell table:style-name="ce3" table:formula="of:=[$redistribution_low.L69]" office:value-type="float" office:value="0.259425880346289" calcext:value-type="float">
            <text:p>0,2594258803</text:p>
          </table:table-cell>
          <table:table-cell table:style-name="ce3" table:formula="of:=[$redistribution_low.M69]" office:value-type="float" office:value="0.283077743809899" calcext:value-type="float">
            <text:p>0,2830777438</text:p>
          </table:table-cell>
          <table:table-cell table:number-columns-repeated="1007"/>
        </table:table-row>
        <table:table-row table:style-name="ro2">
          <table:table-cell table:style-name="ce3" table:formula="of:=[.A73]+1" office:value-type="float" office:value="117" calcext:value-type="float">
            <text:p>117</text:p>
          </table:table-cell>
          <table:table-cell table:style-name="ce3" table:formula="of:=[$Redistribution_high.J70]" office:value-type="float" office:value="0.237935674926118" calcext:value-type="float">
            <text:p>0,2379356749</text:p>
          </table:table-cell>
          <table:table-cell table:style-name="ce3" table:formula="of:=[$Redistribution_high.K70]" office:value-type="float" office:value="0.290364283092375" calcext:value-type="float">
            <text:p>0,2903642831</text:p>
          </table:table-cell>
          <table:table-cell table:style-name="ce3" table:formula="of:=[$Redistribution_high.L70]" office:value-type="float" office:value="0.241995007975935" calcext:value-type="float">
            <text:p>0,241995008</text:p>
          </table:table-cell>
          <table:table-cell table:style-name="ce3" table:formula="of:=[$Redistribution_high.M70]" office:value-type="float" office:value="0.283304509078046" calcext:value-type="float">
            <text:p>0,2833045091</text:p>
          </table:table-cell>
          <table:table-cell/>
          <table:table-cell table:style-name="ce3"/>
          <table:table-cell table:style-name="ce3" table:formula="of:=[$Redistribution_central.J70]" office:value-type="float" office:value="0.245881493259162" calcext:value-type="float">
            <text:p>0,2458814933</text:p>
          </table:table-cell>
          <table:table-cell table:style-name="ce3" table:formula="of:=[$Redistribution_central.K70]" office:value-type="float" office:value="0.285549746807737" calcext:value-type="float">
            <text:p>0,2855497468</text:p>
          </table:table-cell>
          <table:table-cell table:style-name="ce3" table:formula="of:=[$Redistribution_central.L70]" office:value-type="float" office:value="0.251388028206309" calcext:value-type="float">
            <text:p>0,2513880282</text:p>
          </table:table-cell>
          <table:table-cell table:style-name="ce3" table:formula="of:=[$Redistribution_central.M70]" office:value-type="float" office:value="0.27630450416421" calcext:value-type="float">
            <text:p>0,2763045042</text:p>
          </table:table-cell>
          <table:table-cell table:number-columns-repeated="2"/>
          <table:table-cell table:style-name="ce3" table:formula="of:=[$redistribution_low.J70]" office:value-type="float" office:value="0.252812203350692" calcext:value-type="float">
            <text:p>0,2528122034</text:p>
          </table:table-cell>
          <table:table-cell table:style-name="ce3" table:formula="of:=[$redistribution_low.K70]" office:value-type="float" office:value="0.287103197163228" calcext:value-type="float">
            <text:p>0,2871031972</text:p>
          </table:table-cell>
          <table:table-cell table:style-name="ce3" table:formula="of:=[$redistribution_low.L70]" office:value-type="float" office:value="0.257282082433508" calcext:value-type="float">
            <text:p>0,2572820824</text:p>
          </table:table-cell>
          <table:table-cell table:style-name="ce3" table:formula="of:=[$redistribution_low.M70]" office:value-type="float" office:value="0.279134401094928" calcext:value-type="float">
            <text:p>0,2791344011</text:p>
          </table:table-cell>
          <table:table-cell table:number-columns-repeated="1007"/>
        </table:table-row>
        <table:table-row table:style-name="ro2">
          <table:table-cell table:style-name="ce3" table:formula="of:=[.A74]+1" office:value-type="float" office:value="118" calcext:value-type="float">
            <text:p>118</text:p>
          </table:table-cell>
          <table:table-cell table:style-name="ce3" table:formula="of:=[$Redistribution_high.J71]" office:value-type="float" office:value="0.242558393872347" calcext:value-type="float">
            <text:p>0,2425583939</text:p>
          </table:table-cell>
          <table:table-cell table:style-name="ce3" table:formula="of:=[$Redistribution_high.K71]" office:value-type="float" office:value="0.294437296426337" calcext:value-type="float">
            <text:p>0,2944372964</text:p>
          </table:table-cell>
          <table:table-cell table:style-name="ce3" table:formula="of:=[$Redistribution_high.L71]" office:value-type="float" office:value="0.245420735616559" calcext:value-type="float">
            <text:p>0,2454207356</text:p>
          </table:table-cell>
          <table:table-cell table:style-name="ce3" table:formula="of:=[$Redistribution_high.M71]" office:value-type="float" office:value="0.289459143971067" calcext:value-type="float">
            <text:p>0,289459144</text:p>
          </table:table-cell>
          <table:table-cell/>
          <table:table-cell table:style-name="ce3"/>
          <table:table-cell table:style-name="ce3" table:formula="of:=[$Redistribution_central.J71]" office:value-type="float" office:value="0.25740783962194" calcext:value-type="float">
            <text:p>0,2574078396</text:p>
          </table:table-cell>
          <table:table-cell table:style-name="ce3" table:formula="of:=[$Redistribution_central.K71]" office:value-type="float" office:value="0.296181722486794" calcext:value-type="float">
            <text:p>0,2961817225</text:p>
          </table:table-cell>
          <table:table-cell table:style-name="ce3" table:formula="of:=[$Redistribution_central.L71]" office:value-type="float" office:value="0.261538015846724" calcext:value-type="float">
            <text:p>0,2615380158</text:p>
          </table:table-cell>
          <table:table-cell table:style-name="ce3" table:formula="of:=[$Redistribution_central.M71]" office:value-type="float" office:value="0.28928500187712" calcext:value-type="float">
            <text:p>0,2892850019</text:p>
          </table:table-cell>
          <table:table-cell table:number-columns-repeated="2"/>
          <table:table-cell table:style-name="ce3" table:formula="of:=[$redistribution_low.J71]" office:value-type="float" office:value="0.251213567041468" calcext:value-type="float">
            <text:p>0,251213567</text:p>
          </table:table-cell>
          <table:table-cell table:style-name="ce3" table:formula="of:=[$redistribution_low.K71]" office:value-type="float" office:value="0.292056626992932" calcext:value-type="float">
            <text:p>0,292056627</text:p>
          </table:table-cell>
          <table:table-cell table:style-name="ce3" table:formula="of:=[$redistribution_low.L71]" office:value-type="float" office:value="0.254567101334939" calcext:value-type="float">
            <text:p>0,2545671013</text:p>
          </table:table-cell>
          <table:table-cell table:style-name="ce3" table:formula="of:=[$redistribution_low.M71]" office:value-type="float" office:value="0.285947575157312" calcext:value-type="float">
            <text:p>0,2859475752</text:p>
          </table:table-cell>
          <table:table-cell table:number-columns-repeated="1007"/>
        </table:table-row>
        <table:table-row table:style-name="ro2">
          <table:table-cell table:style-name="ce3" table:formula="of:=[.A75]+1" office:value-type="float" office:value="119" calcext:value-type="float">
            <text:p>119</text:p>
          </table:table-cell>
          <table:table-cell table:style-name="ce3" table:formula="of:=[$Redistribution_high.J72]" office:value-type="float" office:value="0.243215293542741" calcext:value-type="float">
            <text:p>0,2432152935</text:p>
          </table:table-cell>
          <table:table-cell table:style-name="ce3" table:formula="of:=[$Redistribution_high.K72]" office:value-type="float" office:value="0.291198517167751" calcext:value-type="float">
            <text:p>0,2911985172</text:p>
          </table:table-cell>
          <table:table-cell table:style-name="ce3" table:formula="of:=[$Redistribution_high.L72]" office:value-type="float" office:value="0.246269716384094" calcext:value-type="float">
            <text:p>0,2462697164</text:p>
          </table:table-cell>
          <table:table-cell table:style-name="ce3" table:formula="of:=[$Redistribution_high.M72]" office:value-type="float" office:value="0.285955705797245" calcext:value-type="float">
            <text:p>0,2859557058</text:p>
          </table:table-cell>
          <table:table-cell/>
          <table:table-cell table:style-name="ce3"/>
          <table:table-cell table:style-name="ce3" table:formula="of:=[$Redistribution_central.J72]" office:value-type="float" office:value="0.248683477547148" calcext:value-type="float">
            <text:p>0,2486834775</text:p>
          </table:table-cell>
          <table:table-cell table:style-name="ce3" table:formula="of:=[$Redistribution_central.K72]" office:value-type="float" office:value="0.279506813401962" calcext:value-type="float">
            <text:p>0,2795068134</text:p>
          </table:table-cell>
          <table:table-cell table:style-name="ce3" table:formula="of:=[$Redistribution_central.L72]" office:value-type="float" office:value="0.252359146150224" calcext:value-type="float">
            <text:p>0,2523591462</text:p>
          </table:table-cell>
          <table:table-cell table:style-name="ce3" table:formula="of:=[$Redistribution_central.M72]" office:value-type="float" office:value="0.273518311788743" calcext:value-type="float">
            <text:p>0,2735183118</text:p>
          </table:table-cell>
          <table:table-cell table:number-columns-repeated="2"/>
          <table:table-cell table:style-name="ce3" table:formula="of:=[$redistribution_low.J72]" office:value-type="float" office:value="0.250368989091655" calcext:value-type="float">
            <text:p>0,2503689891</text:p>
          </table:table-cell>
          <table:table-cell table:style-name="ce3" table:formula="of:=[$redistribution_low.K72]" office:value-type="float" office:value="0.290451914335774" calcext:value-type="float">
            <text:p>0,2904519143</text:p>
          </table:table-cell>
          <table:table-cell table:style-name="ce3" table:formula="of:=[$redistribution_low.L72]" office:value-type="float" office:value="0.253076177568162" calcext:value-type="float">
            <text:p>0,2530761776</text:p>
          </table:table-cell>
          <table:table-cell table:style-name="ce3" table:formula="of:=[$redistribution_low.M72]" office:value-type="float" office:value="0.2854864446119" calcext:value-type="float">
            <text:p>0,2854864446</text:p>
          </table:table-cell>
          <table:table-cell table:number-columns-repeated="1007"/>
        </table:table-row>
        <table:table-row table:style-name="ro2">
          <table:table-cell table:style-name="ce3" table:formula="of:=[.A76]+1" office:value-type="float" office:value="120" calcext:value-type="float">
            <text:p>120</text:p>
          </table:table-cell>
          <table:table-cell table:style-name="ce3" table:formula="of:=[$Redistribution_high.J73]" office:value-type="float" office:value="0.2400038298273" calcext:value-type="float">
            <text:p>0,2400038298</text:p>
          </table:table-cell>
          <table:table-cell table:style-name="ce3" table:formula="of:=[$Redistribution_high.K73]" office:value-type="float" office:value="0.287751018424749" calcext:value-type="float">
            <text:p>0,2877510184</text:p>
          </table:table-cell>
          <table:table-cell table:style-name="ce3" table:formula="of:=[$Redistribution_high.L73]" office:value-type="float" office:value="0.242522556091411" calcext:value-type="float">
            <text:p>0,2425225561</text:p>
          </table:table-cell>
          <table:table-cell table:style-name="ce3" table:formula="of:=[$Redistribution_high.M73]" office:value-type="float" office:value="0.283399105340266" calcext:value-type="float">
            <text:p>0,2833991053</text:p>
          </table:table-cell>
          <table:table-cell/>
          <table:table-cell table:style-name="ce3"/>
          <table:table-cell table:style-name="ce3" table:formula="of:=[$Redistribution_central.J73]" office:value-type="float" office:value="0.248159432363212" calcext:value-type="float">
            <text:p>0,2481594324</text:p>
          </table:table-cell>
          <table:table-cell table:style-name="ce3" table:formula="of:=[$Redistribution_central.K73]" office:value-type="float" office:value="0.277576617535966" calcext:value-type="float">
            <text:p>0,2775766175</text:p>
          </table:table-cell>
          <table:table-cell table:style-name="ce3" table:formula="of:=[$Redistribution_central.L73]" office:value-type="float" office:value="0.251885772396442" calcext:value-type="float">
            <text:p>0,2518857724</text:p>
          </table:table-cell>
          <table:table-cell table:style-name="ce3" table:formula="of:=[$Redistribution_central.M73]" office:value-type="float" office:value="0.271489244727857" calcext:value-type="float">
            <text:p>0,2714892447</text:p>
          </table:table-cell>
          <table:table-cell table:number-columns-repeated="2"/>
          <table:table-cell table:style-name="ce3" table:formula="of:=[$redistribution_low.J73]" office:value-type="float" office:value="0.245112886219747" calcext:value-type="float">
            <text:p>0,2451128862</text:p>
          </table:table-cell>
          <table:table-cell table:style-name="ce3" table:formula="of:=[$redistribution_low.K73]" office:value-type="float" office:value="0.269221173976533" calcext:value-type="float">
            <text:p>0,269221174</text:p>
          </table:table-cell>
          <table:table-cell table:style-name="ce3" table:formula="of:=[$redistribution_low.L73]" office:value-type="float" office:value="0.247848787568455" calcext:value-type="float">
            <text:p>0,2478487876</text:p>
          </table:table-cell>
          <table:table-cell table:style-name="ce3" table:formula="of:=[$redistribution_low.M73]" office:value-type="float" office:value="0.264480156562802" calcext:value-type="float">
            <text:p>0,2644801566</text:p>
          </table:table-cell>
          <table:table-cell table:number-columns-repeated="1007"/>
        </table:table-row>
        <table:table-row table:style-name="ro2">
          <table:table-cell table:style-name="ce3" table:formula="of:=[.A77]+1" office:value-type="float" office:value="121" calcext:value-type="float">
            <text:p>121</text:p>
          </table:table-cell>
          <table:table-cell table:style-name="ce3" table:formula="of:=[$Redistribution_high.J74]" office:value-type="float" office:value="0.238511407360218" calcext:value-type="float">
            <text:p>0,2385114074</text:p>
          </table:table-cell>
          <table:table-cell table:style-name="ce3" table:formula="of:=[$Redistribution_high.K74]" office:value-type="float" office:value="0.28773548961302" calcext:value-type="float">
            <text:p>0,2877354896</text:p>
          </table:table-cell>
          <table:table-cell table:style-name="ce3" table:formula="of:=[$Redistribution_high.L74]" office:value-type="float" office:value="0.241749648032677" calcext:value-type="float">
            <text:p>0,241749648</text:p>
          </table:table-cell>
          <table:table-cell table:style-name="ce3" table:formula="of:=[$Redistribution_high.M74]" office:value-type="float" office:value="0.282146263916728" calcext:value-type="float">
            <text:p>0,2821462639</text:p>
          </table:table-cell>
          <table:table-cell/>
          <table:table-cell table:style-name="ce3"/>
          <table:table-cell table:style-name="ce3" table:formula="of:=[$Redistribution_central.J74]" office:value-type="float" office:value="0.239635089341037" calcext:value-type="float">
            <text:p>0,2396350893</text:p>
          </table:table-cell>
          <table:table-cell table:style-name="ce3" table:formula="of:=[$Redistribution_central.K74]" office:value-type="float" office:value="0.268754960534462" calcext:value-type="float">
            <text:p>0,2687549605</text:p>
          </table:table-cell>
          <table:table-cell table:style-name="ce3" table:formula="of:=[$Redistribution_central.L74]" office:value-type="float" office:value="0.243744252574061" calcext:value-type="float">
            <text:p>0,2437442526</text:p>
          </table:table-cell>
          <table:table-cell table:style-name="ce3" table:formula="of:=[$Redistribution_central.M74]" office:value-type="float" office:value="0.262130848674664" calcext:value-type="float">
            <text:p>0,2621308487</text:p>
          </table:table-cell>
          <table:table-cell table:number-columns-repeated="2"/>
          <table:table-cell table:style-name="ce3" table:formula="of:=[$redistribution_low.J74]" office:value-type="float" office:value="0.248330163450496" calcext:value-type="float">
            <text:p>0,2483301635</text:p>
          </table:table-cell>
          <table:table-cell table:style-name="ce3" table:formula="of:=[$redistribution_low.K74]" office:value-type="float" office:value="0.292963871990833" calcext:value-type="float">
            <text:p>0,292963872</text:p>
          </table:table-cell>
          <table:table-cell table:style-name="ce3" table:formula="of:=[$redistribution_low.L74]" office:value-type="float" office:value="0.251514098944153" calcext:value-type="float">
            <text:p>0,2515140989</text:p>
          </table:table-cell>
          <table:table-cell table:style-name="ce3" table:formula="of:=[$redistribution_low.M74]" office:value-type="float" office:value="0.287055444930195" calcext:value-type="float">
            <text:p>0,2870554449</text:p>
          </table:table-cell>
          <table:table-cell table:number-columns-repeated="1007"/>
        </table:table-row>
        <table:table-row table:style-name="ro2">
          <table:table-cell table:style-name="ce3" table:formula="of:=[.A78]+1" office:value-type="float" office:value="122" calcext:value-type="float">
            <text:p>122</text:p>
          </table:table-cell>
          <table:table-cell table:style-name="ce3" table:formula="of:=[$Redistribution_high.J75]" office:value-type="float" office:value="0.240511620764414" calcext:value-type="float">
            <text:p>0,2405116208</text:p>
          </table:table-cell>
          <table:table-cell table:style-name="ce3" table:formula="of:=[$Redistribution_high.K75]" office:value-type="float" office:value="0.287036094154806" calcext:value-type="float">
            <text:p>0,2870360942</text:p>
          </table:table-cell>
          <table:table-cell table:style-name="ce3" table:formula="of:=[$Redistribution_high.L75]" office:value-type="float" office:value="0.243231084168174" calcext:value-type="float">
            <text:p>0,2432310842</text:p>
          </table:table-cell>
          <table:table-cell table:style-name="ce3" table:formula="of:=[$Redistribution_high.M75]" office:value-type="float" office:value="0.282365623164991" calcext:value-type="float">
            <text:p>0,2823656232</text:p>
          </table:table-cell>
          <table:table-cell/>
          <table:table-cell table:style-name="ce3"/>
          <table:table-cell table:style-name="ce3" table:formula="of:=[$Redistribution_central.J75]" office:value-type="float" office:value="0.25052197243907" calcext:value-type="float">
            <text:p>0,2505219724</text:p>
          </table:table-cell>
          <table:table-cell table:style-name="ce3" table:formula="of:=[$Redistribution_central.K75]" office:value-type="float" office:value="0.283811134650306" calcext:value-type="float">
            <text:p>0,2838111347</text:p>
          </table:table-cell>
          <table:table-cell table:style-name="ce3" table:formula="of:=[$Redistribution_central.L75]" office:value-type="float" office:value="0.253732280350349" calcext:value-type="float">
            <text:p>0,2537322804</text:p>
          </table:table-cell>
          <table:table-cell table:style-name="ce3" table:formula="of:=[$Redistribution_central.M75]" office:value-type="float" office:value="0.278553318622463" calcext:value-type="float">
            <text:p>0,2785533186</text:p>
          </table:table-cell>
          <table:table-cell table:number-columns-repeated="2"/>
          <table:table-cell table:style-name="ce3" table:formula="of:=[$redistribution_low.J75]" office:value-type="float" office:value="0.250549860940915" calcext:value-type="float">
            <text:p>0,2505498609</text:p>
          </table:table-cell>
          <table:table-cell table:style-name="ce3" table:formula="of:=[$redistribution_low.K75]" office:value-type="float" office:value="0.296441833476125" calcext:value-type="float">
            <text:p>0,2964418335</text:p>
          </table:table-cell>
          <table:table-cell table:style-name="ce3" table:formula="of:=[$redistribution_low.L75]" office:value-type="float" office:value="0.253701935291239" calcext:value-type="float">
            <text:p>0,2537019353</text:p>
          </table:table-cell>
          <table:table-cell table:style-name="ce3" table:formula="of:=[$redistribution_low.M75]" office:value-type="float" office:value="0.290613765744471" calcext:value-type="float">
            <text:p>0,2906137657</text:p>
          </table:table-cell>
          <table:table-cell table:number-columns-repeated="1007"/>
        </table:table-row>
        <table:table-row table:style-name="ro2">
          <table:table-cell table:style-name="ce3" table:formula="of:=[.A79]+1" office:value-type="float" office:value="123" calcext:value-type="float">
            <text:p>123</text:p>
          </table:table-cell>
          <table:table-cell table:style-name="ce3" table:formula="of:=[$Redistribution_high.J76]" office:value-type="float" office:value="0.247405457504955" calcext:value-type="float">
            <text:p>0,2474054575</text:p>
          </table:table-cell>
          <table:table-cell table:style-name="ce3" table:formula="of:=[$Redistribution_high.K76]" office:value-type="float" office:value="0.29913757584796" calcext:value-type="float">
            <text:p>0,2991375758</text:p>
          </table:table-cell>
          <table:table-cell table:style-name="ce3" table:formula="of:=[$Redistribution_high.L76]" office:value-type="float" office:value="0.250137618112667" calcext:value-type="float">
            <text:p>0,2501376181</text:p>
          </table:table-cell>
          <table:table-cell table:style-name="ce3" table:formula="of:=[$Redistribution_high.M76]" office:value-type="float" office:value="0.294392303087275" calcext:value-type="float">
            <text:p>0,2943923031</text:p>
          </table:table-cell>
          <table:table-cell/>
          <table:table-cell table:style-name="ce3"/>
          <table:table-cell table:style-name="ce3" table:formula="of:=[$Redistribution_central.J76]" office:value-type="float" office:value="0.248379781615449" calcext:value-type="float">
            <text:p>0,2483797816</text:p>
          </table:table-cell>
          <table:table-cell table:style-name="ce3" table:formula="of:=[$Redistribution_central.K76]" office:value-type="float" office:value="0.283919389969709" calcext:value-type="float">
            <text:p>0,28391939</text:p>
          </table:table-cell>
          <table:table-cell table:style-name="ce3" table:formula="of:=[$Redistribution_central.L76]" office:value-type="float" office:value="0.25137091446663" calcext:value-type="float">
            <text:p>0,2513709145</text:p>
          </table:table-cell>
          <table:table-cell table:style-name="ce3" table:formula="of:=[$Redistribution_central.M76]" office:value-type="float" office:value="0.278944884856107" calcext:value-type="float">
            <text:p>0,2789448849</text:p>
          </table:table-cell>
          <table:table-cell table:number-columns-repeated="2"/>
          <table:table-cell table:style-name="ce3" table:formula="of:=[$redistribution_low.J76]" office:value-type="float" office:value="0.2598359764909" calcext:value-type="float">
            <text:p>0,2598359765</text:p>
          </table:table-cell>
          <table:table-cell table:style-name="ce3" table:formula="of:=[$redistribution_low.K76]" office:value-type="float" office:value="0.312537745683551" calcext:value-type="float">
            <text:p>0,3125377457</text:p>
          </table:table-cell>
          <table:table-cell table:style-name="ce3" table:formula="of:=[$redistribution_low.L76]" office:value-type="float" office:value="0.262881490299578" calcext:value-type="float">
            <text:p>0,2628814903</text:p>
          </table:table-cell>
          <table:table-cell table:style-name="ce3" table:formula="of:=[$redistribution_low.M76]" office:value-type="float" office:value="0.306841424983225" calcext:value-type="float">
            <text:p>0,306841425</text:p>
          </table:table-cell>
          <table:table-cell table:number-columns-repeated="1007"/>
        </table:table-row>
        <table:table-row table:style-name="ro2">
          <table:table-cell table:style-name="ce3" table:formula="of:=[.A80]+1" office:value-type="float" office:value="124" calcext:value-type="float">
            <text:p>124</text:p>
          </table:table-cell>
          <table:table-cell table:style-name="ce3" table:formula="of:=[$Redistribution_high.J77]" office:value-type="float" office:value="0.249452251753894" calcext:value-type="float">
            <text:p>0,2494522518</text:p>
          </table:table-cell>
          <table:table-cell table:style-name="ce3" table:formula="of:=[$Redistribution_high.K77]" office:value-type="float" office:value="0.303645778024014" calcext:value-type="float">
            <text:p>0,303645778</text:p>
          </table:table-cell>
          <table:table-cell table:style-name="ce3" table:formula="of:=[$Redistribution_high.L77]" office:value-type="float" office:value="0.252098698348412" calcext:value-type="float">
            <text:p>0,2520986983</text:p>
          </table:table-cell>
          <table:table-cell table:style-name="ce3" table:formula="of:=[$Redistribution_high.M77]" office:value-type="float" office:value="0.29900578692566" calcext:value-type="float">
            <text:p>0,2990057869</text:p>
          </table:table-cell>
          <table:table-cell/>
          <table:table-cell table:style-name="ce3"/>
          <table:table-cell table:style-name="ce3" table:formula="of:=[$Redistribution_central.J77]" office:value-type="float" office:value="0.255902487660403" calcext:value-type="float">
            <text:p>0,2559024877</text:p>
          </table:table-cell>
          <table:table-cell table:style-name="ce3" table:formula="of:=[$Redistribution_central.K77]" office:value-type="float" office:value="0.296110378659557" calcext:value-type="float">
            <text:p>0,2961103787</text:p>
          </table:table-cell>
          <table:table-cell table:style-name="ce3" table:formula="of:=[$Redistribution_central.L77]" office:value-type="float" office:value="0.258801634328762" calcext:value-type="float">
            <text:p>0,2588016343</text:p>
          </table:table-cell>
          <table:table-cell table:style-name="ce3" table:formula="of:=[$Redistribution_central.M77]" office:value-type="float" office:value="0.291245443060907" calcext:value-type="float">
            <text:p>0,2912454431</text:p>
          </table:table-cell>
          <table:table-cell table:number-columns-repeated="2"/>
          <table:table-cell table:style-name="ce3" table:formula="of:=[$redistribution_low.J77]" office:value-type="float" office:value="0.251347951584354" calcext:value-type="float">
            <text:p>0,2513479516</text:p>
          </table:table-cell>
          <table:table-cell table:style-name="ce3" table:formula="of:=[$redistribution_low.K77]" office:value-type="float" office:value="0.302090933242906" calcext:value-type="float">
            <text:p>0,3020909332</text:p>
          </table:table-cell>
          <table:table-cell table:style-name="ce3" table:formula="of:=[$redistribution_low.L77]" office:value-type="float" office:value="0.254803140779246" calcext:value-type="float">
            <text:p>0,2548031408</text:p>
          </table:table-cell>
          <table:table-cell table:style-name="ce3" table:formula="of:=[$redistribution_low.M77]" office:value-type="float" office:value="0.295509640841841" calcext:value-type="float">
            <text:p>0,2955096408</text:p>
          </table:table-cell>
          <table:table-cell table:number-columns-repeated="1007"/>
        </table:table-row>
        <table:table-row table:style-name="ro2">
          <table:table-cell table:style-name="ce3" table:formula="of:=[.A81]+1" office:value-type="float" office:value="125" calcext:value-type="float">
            <text:p>125</text:p>
          </table:table-cell>
          <table:table-cell table:style-name="ce3" table:formula="of:=[$Redistribution_high.J78]" office:value-type="float" office:value="0.258379899221104" calcext:value-type="float">
            <text:p>0,2583798992</text:p>
          </table:table-cell>
          <table:table-cell table:style-name="ce3" table:formula="of:=[$Redistribution_high.K78]" office:value-type="float" office:value="0.319425085195144" calcext:value-type="float">
            <text:p>0,3194250852</text:p>
          </table:table-cell>
          <table:table-cell table:style-name="ce3" table:formula="of:=[$Redistribution_high.L78]" office:value-type="float" office:value="0.262115199341746" calcext:value-type="float">
            <text:p>0,2621151993</text:p>
          </table:table-cell>
          <table:table-cell table:style-name="ce3" table:formula="of:=[$Redistribution_high.M78]" office:value-type="float" office:value="0.312860410664434" calcext:value-type="float">
            <text:p>0,3128604107</text:p>
          </table:table-cell>
          <table:table-cell/>
          <table:table-cell table:style-name="ce3"/>
          <table:table-cell table:style-name="ce3" table:formula="of:=[$Redistribution_central.J78]" office:value-type="float" office:value="0.251815146517926" calcext:value-type="float">
            <text:p>0,2518151465</text:p>
          </table:table-cell>
          <table:table-cell table:style-name="ce3" table:formula="of:=[$Redistribution_central.K78]" office:value-type="float" office:value="0.28931223487027" calcext:value-type="float">
            <text:p>0,2893122349</text:p>
          </table:table-cell>
          <table:table-cell table:style-name="ce3" table:formula="of:=[$Redistribution_central.L78]" office:value-type="float" office:value="0.255981775767341" calcext:value-type="float">
            <text:p>0,2559817758</text:p>
          </table:table-cell>
          <table:table-cell table:style-name="ce3" table:formula="of:=[$Redistribution_central.M78]" office:value-type="float" office:value="0.282389457185236" calcext:value-type="float">
            <text:p>0,2823894572</text:p>
          </table:table-cell>
          <table:table-cell table:number-columns-repeated="2"/>
          <table:table-cell table:style-name="ce3" table:formula="of:=[$redistribution_low.J78]" office:value-type="float" office:value="0.241232364947496" calcext:value-type="float">
            <text:p>0,2412323649</text:p>
          </table:table-cell>
          <table:table-cell table:style-name="ce3" table:formula="of:=[$redistribution_low.K78]" office:value-type="float" office:value="0.284420120007889" calcext:value-type="float">
            <text:p>0,28442012</text:p>
          </table:table-cell>
          <table:table-cell table:style-name="ce3" table:formula="of:=[$redistribution_low.L78]" office:value-type="float" office:value="0.24473020651573" calcext:value-type="float">
            <text:p>0,2447302065</text:p>
          </table:table-cell>
          <table:table-cell table:style-name="ce3" table:formula="of:=[$redistribution_low.M78]" office:value-type="float" office:value="0.277900749481631" calcext:value-type="float">
            <text:p>0,2779007495</text:p>
          </table:table-cell>
          <table:table-cell table:number-columns-repeated="1007"/>
        </table:table-row>
        <table:table-row table:style-name="ro2">
          <table:table-cell table:style-name="ce3" table:formula="of:=[.A82]+1" office:value-type="float" office:value="126" calcext:value-type="float">
            <text:p>126</text:p>
          </table:table-cell>
          <table:table-cell table:style-name="ce3" table:formula="of:=[$Redistribution_high.J79]" office:value-type="float" office:value="0.246987713778533" calcext:value-type="float">
            <text:p>0,2469877138</text:p>
          </table:table-cell>
          <table:table-cell table:style-name="ce3" table:formula="of:=[$Redistribution_high.K79]" office:value-type="float" office:value="0.305241569260389" calcext:value-type="float">
            <text:p>0,3052415693</text:p>
          </table:table-cell>
          <table:table-cell table:style-name="ce3" table:formula="of:=[$Redistribution_high.L79]" office:value-type="float" office:value="0.249307108753401" calcext:value-type="float">
            <text:p>0,2493071088</text:p>
          </table:table-cell>
          <table:table-cell table:style-name="ce3" table:formula="of:=[$Redistribution_high.M79]" office:value-type="float" office:value="0.301107770278098" calcext:value-type="float">
            <text:p>0,3011077703</text:p>
          </table:table-cell>
          <table:table-cell/>
          <table:table-cell table:style-name="ce3"/>
          <table:table-cell table:style-name="ce3" table:formula="of:=[$Redistribution_central.J79]" office:value-type="float" office:value="0.245540473877311" calcext:value-type="float">
            <text:p>0,2455404739</text:p>
          </table:table-cell>
          <table:table-cell table:style-name="ce3" table:formula="of:=[$Redistribution_central.K79]" office:value-type="float" office:value="0.275725232133537" calcext:value-type="float">
            <text:p>0,2757252321</text:p>
          </table:table-cell>
          <table:table-cell table:style-name="ce3" table:formula="of:=[$Redistribution_central.L79]" office:value-type="float" office:value="0.248523762085539" calcext:value-type="float">
            <text:p>0,2485237621</text:p>
          </table:table-cell>
          <table:table-cell table:style-name="ce3" table:formula="of:=[$Redistribution_central.M79]" office:value-type="float" office:value="0.27083577503265" calcext:value-type="float">
            <text:p>0,270835775</text:p>
          </table:table-cell>
          <table:table-cell table:number-columns-repeated="2"/>
          <table:table-cell table:style-name="ce3" table:formula="of:=[$redistribution_low.J79]" office:value-type="float" office:value="0.250464354561185" calcext:value-type="float">
            <text:p>0,2504643546</text:p>
          </table:table-cell>
          <table:table-cell table:style-name="ce3" table:formula="of:=[$redistribution_low.K79]" office:value-type="float" office:value="0.303735458860642" calcext:value-type="float">
            <text:p>0,3037354589</text:p>
          </table:table-cell>
          <table:table-cell table:style-name="ce3" table:formula="of:=[$redistribution_low.L79]" office:value-type="float" office:value="0.253064776504667" calcext:value-type="float">
            <text:p>0,2530647765</text:p>
          </table:table-cell>
          <table:table-cell table:style-name="ce3" table:formula="of:=[$redistribution_low.M79]" office:value-type="float" office:value="0.298730125292398" calcext:value-type="float">
            <text:p>0,2987301253</text:p>
          </table:table-cell>
          <table:table-cell table:number-columns-repeated="1007"/>
        </table:table-row>
        <table:table-row table:style-name="ro2">
          <table:table-cell table:style-name="ce3" table:formula="of:=[.A83]+1" office:value-type="float" office:value="127" calcext:value-type="float">
            <text:p>127</text:p>
          </table:table-cell>
          <table:table-cell table:style-name="ce3" table:formula="of:=[$Redistribution_high.J80]" office:value-type="float" office:value="0.25745394551075" calcext:value-type="float">
            <text:p>0,2574539455</text:p>
          </table:table-cell>
          <table:table-cell table:style-name="ce3" table:formula="of:=[$Redistribution_high.K80]" office:value-type="float" office:value="0.324083314332826" calcext:value-type="float">
            <text:p>0,3240833143</text:p>
          </table:table-cell>
          <table:table-cell table:style-name="ce3" table:formula="of:=[$Redistribution_high.L80]" office:value-type="float" office:value="0.259692645310202" calcext:value-type="float">
            <text:p>0,2596926453</text:p>
          </table:table-cell>
          <table:table-cell table:style-name="ce3" table:formula="of:=[$Redistribution_high.M80]" office:value-type="float" office:value="0.319941481223096" calcext:value-type="float">
            <text:p>0,3199414812</text:p>
          </table:table-cell>
          <table:table-cell/>
          <table:table-cell table:style-name="ce3"/>
          <table:table-cell table:style-name="ce3" table:formula="of:=[$Redistribution_central.J80]" office:value-type="float" office:value="0.258610774244251" calcext:value-type="float">
            <text:p>0,2586107742</text:p>
          </table:table-cell>
          <table:table-cell table:style-name="ce3" table:formula="of:=[$Redistribution_central.K80]" office:value-type="float" office:value="0.300093125587877" calcext:value-type="float">
            <text:p>0,3000931256</text:p>
          </table:table-cell>
          <table:table-cell table:style-name="ce3" table:formula="of:=[$Redistribution_central.L80]" office:value-type="float" office:value="0.261324377101394" calcext:value-type="float">
            <text:p>0,2613243771</text:p>
          </table:table-cell>
          <table:table-cell table:style-name="ce3" table:formula="of:=[$Redistribution_central.M80]" office:value-type="float" office:value="0.295460201738073" calcext:value-type="float">
            <text:p>0,2954602017</text:p>
          </table:table-cell>
          <table:table-cell table:number-columns-repeated="2"/>
          <table:table-cell table:style-name="ce3" table:formula="of:=[$redistribution_low.J80]" office:value-type="float" office:value="0.249846910312955" calcext:value-type="float">
            <text:p>0,2498469103</text:p>
          </table:table-cell>
          <table:table-cell table:style-name="ce3" table:formula="of:=[$redistribution_low.K80]" office:value-type="float" office:value="0.305331266756462" calcext:value-type="float">
            <text:p>0,3053312668</text:p>
          </table:table-cell>
          <table:table-cell table:style-name="ce3" table:formula="of:=[$redistribution_low.L80]" office:value-type="float" office:value="0.25215120509737" calcext:value-type="float">
            <text:p>0,2521512051</text:p>
          </table:table-cell>
          <table:table-cell table:style-name="ce3" table:formula="of:=[$redistribution_low.M80]" office:value-type="float" office:value="0.300847670440498" calcext:value-type="float">
            <text:p>0,3008476704</text:p>
          </table:table-cell>
          <table:table-cell table:number-columns-repeated="1007"/>
        </table:table-row>
        <table:table-row table:style-name="ro2">
          <table:table-cell table:style-name="ce3" table:formula="of:=[.A84]+1" office:value-type="float" office:value="128" calcext:value-type="float">
            <text:p>128</text:p>
          </table:table-cell>
          <table:table-cell table:style-name="ce3" table:formula="of:=[$Redistribution_high.J81]" office:value-type="float" office:value="0.255660304422692" calcext:value-type="float">
            <text:p>0,2556603044</text:p>
          </table:table-cell>
          <table:table-cell table:style-name="ce3" table:formula="of:=[$Redistribution_high.K81]" office:value-type="float" office:value="0.312827823565448" calcext:value-type="float">
            <text:p>0,3128278236</text:p>
          </table:table-cell>
          <table:table-cell table:style-name="ce3" table:formula="of:=[$Redistribution_high.L81]" office:value-type="float" office:value="0.257737624316429" calcext:value-type="float">
            <text:p>0,2577376243</text:p>
          </table:table-cell>
          <table:table-cell table:style-name="ce3" table:formula="of:=[$Redistribution_high.M81]" office:value-type="float" office:value="0.309127805113611" calcext:value-type="float">
            <text:p>0,3091278051</text:p>
          </table:table-cell>
          <table:table-cell/>
          <table:table-cell table:style-name="ce3"/>
          <table:table-cell table:style-name="ce3" table:formula="of:=[$Redistribution_central.J81]" office:value-type="float" office:value="0.25936202167657" calcext:value-type="float">
            <text:p>0,2593620217</text:p>
          </table:table-cell>
          <table:table-cell table:style-name="ce3" table:formula="of:=[$Redistribution_central.K81]" office:value-type="float" office:value="0.306387243445754" calcext:value-type="float">
            <text:p>0,3063872434</text:p>
          </table:table-cell>
          <table:table-cell table:style-name="ce3" table:formula="of:=[$Redistribution_central.L81]" office:value-type="float" office:value="0.261782655482653" calcext:value-type="float">
            <text:p>0,2617826555</text:p>
          </table:table-cell>
          <table:table-cell table:style-name="ce3" table:formula="of:=[$Redistribution_central.M81]" office:value-type="float" office:value="0.302137977353329" calcext:value-type="float">
            <text:p>0,3021379774</text:p>
          </table:table-cell>
          <table:table-cell table:number-columns-repeated="2"/>
          <table:table-cell table:style-name="ce3" table:formula="of:=[$redistribution_low.J81]" office:value-type="float" office:value="0.24779685648656" calcext:value-type="float">
            <text:p>0,2477968565</text:p>
          </table:table-cell>
          <table:table-cell table:style-name="ce3" table:formula="of:=[$redistribution_low.K81]" office:value-type="float" office:value="0.305014320870224" calcext:value-type="float">
            <text:p>0,3050143209</text:p>
          </table:table-cell>
          <table:table-cell table:style-name="ce3" table:formula="of:=[$redistribution_low.L81]" office:value-type="float" office:value="0.250848728917724" calcext:value-type="float">
            <text:p>0,2508487289</text:p>
          </table:table-cell>
          <table:table-cell table:style-name="ce3" table:formula="of:=[$redistribution_low.M81]" office:value-type="float" office:value="0.299013986620139" calcext:value-type="float">
            <text:p>0,2990139866</text:p>
          </table:table-cell>
          <table:table-cell table:number-columns-repeated="1007"/>
        </table:table-row>
        <table:table-row table:style-name="ro2">
          <table:table-cell table:style-name="ce3" table:formula="of:=[.A85]+1" office:value-type="float" office:value="129" calcext:value-type="float">
            <text:p>129</text:p>
          </table:table-cell>
          <table:table-cell table:style-name="ce3" table:formula="of:=[$Redistribution_high.J82]" office:value-type="float" office:value="0.25841045451129" calcext:value-type="float">
            <text:p>0,2584104545</text:p>
          </table:table-cell>
          <table:table-cell table:style-name="ce3" table:formula="of:=[$Redistribution_high.K82]" office:value-type="float" office:value="0.317999484461501" calcext:value-type="float">
            <text:p>0,3179994845</text:p>
          </table:table-cell>
          <table:table-cell table:style-name="ce3" table:formula="of:=[$Redistribution_high.L82]" office:value-type="float" office:value="0.26091862387221" calcext:value-type="float">
            <text:p>0,2609186239</text:p>
          </table:table-cell>
          <table:table-cell table:style-name="ce3" table:formula="of:=[$Redistribution_high.M82]" office:value-type="float" office:value="0.313551235684518" calcext:value-type="float">
            <text:p>0,3135512357</text:p>
          </table:table-cell>
          <table:table-cell/>
          <table:table-cell table:style-name="ce3"/>
          <table:table-cell table:style-name="ce3" table:formula="of:=[$Redistribution_central.J82]" office:value-type="float" office:value="0.269222140814215" calcext:value-type="float">
            <text:p>0,2692221408</text:p>
          </table:table-cell>
          <table:table-cell table:style-name="ce3" table:formula="of:=[$Redistribution_central.K82]" office:value-type="float" office:value="0.325932046065364" calcext:value-type="float">
            <text:p>0,3259320461</text:p>
          </table:table-cell>
          <table:table-cell table:style-name="ce3" table:formula="of:=[$Redistribution_central.L82]" office:value-type="float" office:value="0.272180132561065" calcext:value-type="float">
            <text:p>0,2721801326</text:p>
          </table:table-cell>
          <table:table-cell table:style-name="ce3" table:formula="of:=[$Redistribution_central.M82]" office:value-type="float" office:value="0.320616912301408" calcext:value-type="float">
            <text:p>0,3206169123</text:p>
          </table:table-cell>
          <table:table-cell table:number-columns-repeated="2"/>
          <table:table-cell table:style-name="ce3" table:formula="of:=[$redistribution_low.J82]" office:value-type="float" office:value="0.250492891248929" calcext:value-type="float">
            <text:p>0,2504928912</text:p>
          </table:table-cell>
          <table:table-cell table:style-name="ce3" table:formula="of:=[$redistribution_low.K82]" office:value-type="float" office:value="0.303148477138392" calcext:value-type="float">
            <text:p>0,3031484771</text:p>
          </table:table-cell>
          <table:table-cell table:style-name="ce3" table:formula="of:=[$redistribution_low.L82]" office:value-type="float" office:value="0.253754811943943" calcext:value-type="float">
            <text:p>0,2537548119</text:p>
          </table:table-cell>
          <table:table-cell table:style-name="ce3" table:formula="of:=[$redistribution_low.M82]" office:value-type="float" office:value="0.296856565950866" calcext:value-type="float">
            <text:p>0,296856566</text:p>
          </table:table-cell>
          <table:table-cell table:number-columns-repeated="1007"/>
        </table:table-row>
        <table:table-row table:style-name="ro2">
          <table:table-cell table:style-name="ce3" table:formula="of:=[.A86]+1" office:value-type="float" office:value="130" calcext:value-type="float">
            <text:p>130</text:p>
          </table:table-cell>
          <table:table-cell table:style-name="ce3" table:formula="of:=[$Redistribution_high.J83]" office:value-type="float" office:value="0.244560296913873" calcext:value-type="float">
            <text:p>0,2445602969</text:p>
          </table:table-cell>
          <table:table-cell table:style-name="ce3" table:formula="of:=[$Redistribution_high.K83]" office:value-type="float" office:value="0.305182385734226" calcext:value-type="float">
            <text:p>0,3051823857</text:p>
          </table:table-cell>
          <table:table-cell table:style-name="ce3" table:formula="of:=[$Redistribution_high.L83]" office:value-type="float" office:value="0.246030892475583" calcext:value-type="float">
            <text:p>0,2460308925</text:p>
          </table:table-cell>
          <table:table-cell table:style-name="ce3" table:formula="of:=[$Redistribution_high.M83]" office:value-type="float" office:value="0.302531526281908" calcext:value-type="float">
            <text:p>0,3025315263</text:p>
          </table:table-cell>
          <table:table-cell/>
          <table:table-cell table:style-name="ce3"/>
          <table:table-cell table:style-name="ce3" table:formula="of:=[$Redistribution_central.J83]" office:value-type="float" office:value="0.268679682552453" calcext:value-type="float">
            <text:p>0,2686796826</text:p>
          </table:table-cell>
          <table:table-cell table:style-name="ce3" table:formula="of:=[$Redistribution_central.K83]" office:value-type="float" office:value="0.332977203483838" calcext:value-type="float">
            <text:p>0,3329772035</text:p>
          </table:table-cell>
          <table:table-cell table:style-name="ce3" table:formula="of:=[$Redistribution_central.L83]" office:value-type="float" office:value="0.270526498768193" calcext:value-type="float">
            <text:p>0,2705264988</text:p>
          </table:table-cell>
          <table:table-cell table:style-name="ce3" table:formula="of:=[$Redistribution_central.M83]" office:value-type="float" office:value="0.329544277917562" calcext:value-type="float">
            <text:p>0,3295442779</text:p>
          </table:table-cell>
          <table:table-cell table:number-columns-repeated="2"/>
          <table:table-cell table:style-name="ce3" table:formula="of:=[$redistribution_low.J83]" office:value-type="float" office:value="0.238527812775449" calcext:value-type="float">
            <text:p>0,2385278128</text:p>
          </table:table-cell>
          <table:table-cell table:style-name="ce3" table:formula="of:=[$redistribution_low.K83]" office:value-type="float" office:value="0.280016182118451" calcext:value-type="float">
            <text:p>0,2800161821</text:p>
          </table:table-cell>
          <table:table-cell table:style-name="ce3" table:formula="of:=[$redistribution_low.L83]" office:value-type="float" office:value="0.240926237719702" calcext:value-type="float">
            <text:p>0,2409262377</text:p>
          </table:table-cell>
          <table:table-cell table:style-name="ce3" table:formula="of:=[$redistribution_low.M83]" office:value-type="float" office:value="0.275423246376441" calcext:value-type="float">
            <text:p>0,2754232464</text:p>
          </table:table-cell>
          <table:table-cell table:number-columns-repeated="1007"/>
        </table:table-row>
        <table:table-row table:style-name="ro2">
          <table:table-cell table:style-name="ce3" table:formula="of:=[.A87]+1" office:value-type="float" office:value="131" calcext:value-type="float">
            <text:p>131</text:p>
          </table:table-cell>
          <table:table-cell table:style-name="ce3" table:formula="of:=[$Redistribution_high.J84]" office:value-type="float" office:value="0.256232901285039" calcext:value-type="float">
            <text:p>0,2562329013</text:p>
          </table:table-cell>
          <table:table-cell table:style-name="ce3" table:formula="of:=[$Redistribution_high.K84]" office:value-type="float" office:value="0.32280620835992" calcext:value-type="float">
            <text:p>0,3228062084</text:p>
          </table:table-cell>
          <table:table-cell table:style-name="ce3" table:formula="of:=[$Redistribution_high.L84]" office:value-type="float" office:value="0.257963545940162" calcext:value-type="float">
            <text:p>0,2579635459</text:p>
          </table:table-cell>
          <table:table-cell table:style-name="ce3" table:formula="of:=[$Redistribution_high.M84]" office:value-type="float" office:value="0.319666844924926" calcext:value-type="float">
            <text:p>0,3196668449</text:p>
          </table:table-cell>
          <table:table-cell/>
          <table:table-cell table:style-name="ce3"/>
          <table:table-cell table:style-name="ce3" table:formula="of:=[$Redistribution_central.J84]" office:value-type="float" office:value="0.27210199203004" calcext:value-type="float">
            <text:p>0,272101992</text:p>
          </table:table-cell>
          <table:table-cell table:style-name="ce3" table:formula="of:=[$Redistribution_central.K84]" office:value-type="float" office:value="0.329659884096967" calcext:value-type="float">
            <text:p>0,3296598841</text:p>
          </table:table-cell>
          <table:table-cell table:style-name="ce3" table:formula="of:=[$Redistribution_central.L84]" office:value-type="float" office:value="0.273771053184057" calcext:value-type="float">
            <text:p>0,2737710532</text:p>
          </table:table-cell>
          <table:table-cell table:style-name="ce3" table:formula="of:=[$Redistribution_central.M84]" office:value-type="float" office:value="0.326653045108926" calcext:value-type="float">
            <text:p>0,3266530451</text:p>
          </table:table-cell>
          <table:table-cell table:number-columns-repeated="2"/>
          <table:table-cell table:style-name="ce3" table:formula="of:=[$redistribution_low.J84]" office:value-type="float" office:value="0.244783883899452" calcext:value-type="float">
            <text:p>0,2447838839</text:p>
          </table:table-cell>
          <table:table-cell table:style-name="ce3" table:formula="of:=[$redistribution_low.K84]" office:value-type="float" office:value="0.28868489636511" calcext:value-type="float">
            <text:p>0,2886848964</text:p>
          </table:table-cell>
          <table:table-cell table:style-name="ce3" table:formula="of:=[$redistribution_low.L84]" office:value-type="float" office:value="0.247369097338902" calcext:value-type="float">
            <text:p>0,2473690973</text:p>
          </table:table-cell>
          <table:table-cell table:style-name="ce3" table:formula="of:=[$redistribution_low.M84]" office:value-type="float" office:value="0.283671362779514" calcext:value-type="float">
            <text:p>0,2836713628</text:p>
          </table:table-cell>
          <table:table-cell table:number-columns-repeated="1007"/>
        </table:table-row>
        <table:table-row table:style-name="ro2">
          <table:table-cell table:style-name="ce3" table:formula="of:=[.A88]+1" office:value-type="float" office:value="132" calcext:value-type="float">
            <text:p>132</text:p>
          </table:table-cell>
          <table:table-cell table:style-name="ce3" table:formula="of:=[$Redistribution_high.J85]" office:value-type="float" office:value="0.253859349639822" calcext:value-type="float">
            <text:p>0,2538593496</text:p>
          </table:table-cell>
          <table:table-cell table:style-name="ce3" table:formula="of:=[$Redistribution_high.K85]" office:value-type="float" office:value="0.318849192322303" calcext:value-type="float">
            <text:p>0,3188491923</text:p>
          </table:table-cell>
          <table:table-cell table:style-name="ce3" table:formula="of:=[$Redistribution_high.L85]" office:value-type="float" office:value="0.255396374822547" calcext:value-type="float">
            <text:p>0,2553963748</text:p>
          </table:table-cell>
          <table:table-cell table:style-name="ce3" table:formula="of:=[$Redistribution_high.M85]" office:value-type="float" office:value="0.316053668448549" calcext:value-type="float">
            <text:p>0,3160536684</text:p>
          </table:table-cell>
          <table:table-cell/>
          <table:table-cell table:style-name="ce3"/>
          <table:table-cell table:style-name="ce3" table:formula="of:=[$Redistribution_central.J85]" office:value-type="float" office:value="0.277733412156415" calcext:value-type="float">
            <text:p>0,2777334122</text:p>
          </table:table-cell>
          <table:table-cell table:style-name="ce3" table:formula="of:=[$Redistribution_central.K85]" office:value-type="float" office:value="0.34387921107417" calcext:value-type="float">
            <text:p>0,3438792111</text:p>
          </table:table-cell>
          <table:table-cell table:style-name="ce3" table:formula="of:=[$Redistribution_central.L85]" office:value-type="float" office:value="0.279505298672452" calcext:value-type="float">
            <text:p>0,2795052987</text:p>
          </table:table-cell>
          <table:table-cell table:style-name="ce3" table:formula="of:=[$Redistribution_central.M85]" office:value-type="float" office:value="0.340607720364736" calcext:value-type="float">
            <text:p>0,3406077204</text:p>
          </table:table-cell>
          <table:table-cell table:number-columns-repeated="2"/>
          <table:table-cell table:style-name="ce3" table:formula="of:=[$redistribution_low.J85]" office:value-type="float" office:value="0.23867397170428" calcext:value-type="float">
            <text:p>0,2386739717</text:p>
          </table:table-cell>
          <table:table-cell table:style-name="ce3" table:formula="of:=[$redistribution_low.K85]" office:value-type="float" office:value="0.27812539859886" calcext:value-type="float">
            <text:p>0,2781253986</text:p>
          </table:table-cell>
          <table:table-cell table:style-name="ce3" table:formula="of:=[$redistribution_low.L85]" office:value-type="float" office:value="0.241866086718995" calcext:value-type="float">
            <text:p>0,2418660867</text:p>
          </table:table-cell>
          <table:table-cell table:style-name="ce3" table:formula="of:=[$redistribution_low.M85]" office:value-type="float" office:value="0.272082730950474" calcext:value-type="float">
            <text:p>0,272082731</text:p>
          </table:table-cell>
          <table:table-cell table:number-columns-repeated="1007"/>
        </table:table-row>
        <table:table-row table:style-name="ro2">
          <table:table-cell table:style-name="ce3" table:formula="of:=[.A89]+1" office:value-type="float" office:value="133" calcext:value-type="float">
            <text:p>133</text:p>
          </table:table-cell>
          <table:table-cell table:style-name="ce3" table:formula="of:=[$Redistribution_high.J86]" office:value-type="float" office:value="0.259579289086864" calcext:value-type="float">
            <text:p>0,2595792891</text:p>
          </table:table-cell>
          <table:table-cell table:style-name="ce3" table:formula="of:=[$Redistribution_high.K86]" office:value-type="float" office:value="0.323677215538828" calcext:value-type="float">
            <text:p>0,3236772155</text:p>
          </table:table-cell>
          <table:table-cell table:style-name="ce3" table:formula="of:=[$Redistribution_high.L86]" office:value-type="float" office:value="0.261577027493112" calcext:value-type="float">
            <text:p>0,2615770275</text:p>
          </table:table-cell>
          <table:table-cell table:style-name="ce3" table:formula="of:=[$Redistribution_high.M86]" office:value-type="float" office:value="0.320079560671017" calcext:value-type="float">
            <text:p>0,3200795607</text:p>
          </table:table-cell>
          <table:table-cell/>
          <table:table-cell table:style-name="ce3"/>
          <table:table-cell table:style-name="ce3" table:formula="of:=[$Redistribution_central.J86]" office:value-type="float" office:value="0.269476601462711" calcext:value-type="float">
            <text:p>0,2694766015</text:p>
          </table:table-cell>
          <table:table-cell table:style-name="ce3" table:formula="of:=[$Redistribution_central.K86]" office:value-type="float" office:value="0.337040883603796" calcext:value-type="float">
            <text:p>0,3370408836</text:p>
          </table:table-cell>
          <table:table-cell table:style-name="ce3" table:formula="of:=[$Redistribution_central.L86]" office:value-type="float" office:value="0.271590772631032" calcext:value-type="float">
            <text:p>0,2715907726</text:p>
          </table:table-cell>
          <table:table-cell table:style-name="ce3" table:formula="of:=[$Redistribution_central.M86]" office:value-type="float" office:value="0.333140771870391" calcext:value-type="float">
            <text:p>0,3331407719</text:p>
          </table:table-cell>
          <table:table-cell table:number-columns-repeated="2"/>
          <table:table-cell table:style-name="ce3" table:formula="of:=[$redistribution_low.J86]" office:value-type="float" office:value="0.236282327237716" calcext:value-type="float">
            <text:p>0,2362823272</text:p>
          </table:table-cell>
          <table:table-cell table:style-name="ce3" table:formula="of:=[$redistribution_low.K86]" office:value-type="float" office:value="0.286708636140813" calcext:value-type="float">
            <text:p>0,2867086361</text:p>
          </table:table-cell>
          <table:table-cell table:style-name="ce3" table:formula="of:=[$redistribution_low.L86]" office:value-type="float" office:value="0.240188462906306" calcext:value-type="float">
            <text:p>0,2401884629</text:p>
          </table:table-cell>
          <table:table-cell table:style-name="ce3" table:formula="of:=[$redistribution_low.M86]" office:value-type="float" office:value="0.279069897170076" calcext:value-type="float">
            <text:p>0,2790698972</text:p>
          </table:table-cell>
          <table:table-cell table:number-columns-repeated="1007"/>
        </table:table-row>
        <table:table-row table:style-name="ro2">
          <table:table-cell table:style-name="ce3" table:formula="of:=[.A90]+1" office:value-type="float" office:value="134" calcext:value-type="float">
            <text:p>134</text:p>
          </table:table-cell>
          <table:table-cell table:style-name="ce3" table:formula="of:=[$Redistribution_high.J87]" office:value-type="float" office:value="0.25880047894074" calcext:value-type="float">
            <text:p>0,2588004789</text:p>
          </table:table-cell>
          <table:table-cell table:style-name="ce3" table:formula="of:=[$Redistribution_high.K87]" office:value-type="float" office:value="0.329515326627066" calcext:value-type="float">
            <text:p>0,3295153266</text:p>
          </table:table-cell>
          <table:table-cell table:style-name="ce3" table:formula="of:=[$Redistribution_high.L87]" office:value-type="float" office:value="0.26056104041013" calcext:value-type="float">
            <text:p>0,2605610404</text:p>
          </table:table-cell>
          <table:table-cell table:style-name="ce3" table:formula="of:=[$Redistribution_high.M87]" office:value-type="float" office:value="0.326235982751088" calcext:value-type="float">
            <text:p>0,3262359828</text:p>
          </table:table-cell>
          <table:table-cell/>
          <table:table-cell table:style-name="ce3"/>
          <table:table-cell table:style-name="ce3" table:formula="of:=[$Redistribution_central.J87]" office:value-type="float" office:value="0.269933299082218" calcext:value-type="float">
            <text:p>0,2699332991</text:p>
          </table:table-cell>
          <table:table-cell table:style-name="ce3" table:formula="of:=[$Redistribution_central.K87]" office:value-type="float" office:value="0.339058818284261" calcext:value-type="float">
            <text:p>0,3390588183</text:p>
          </table:table-cell>
          <table:table-cell table:style-name="ce3" table:formula="of:=[$Redistribution_central.L87]" office:value-type="float" office:value="0.271710407383479" calcext:value-type="float">
            <text:p>0,2717104074</text:p>
          </table:table-cell>
          <table:table-cell table:style-name="ce3" table:formula="of:=[$Redistribution_central.M87]" office:value-type="float" office:value="0.335734212283683" calcext:value-type="float">
            <text:p>0,3357342123</text:p>
          </table:table-cell>
          <table:table-cell table:number-columns-repeated="2"/>
          <table:table-cell table:style-name="ce3" table:formula="of:=[$redistribution_low.J87]" office:value-type="float" office:value="0.237769987821314" calcext:value-type="float">
            <text:p>0,2377699878</text:p>
          </table:table-cell>
          <table:table-cell table:style-name="ce3" table:formula="of:=[$redistribution_low.K87]" office:value-type="float" office:value="0.284108667164402" calcext:value-type="float">
            <text:p>0,2841086672</text:p>
          </table:table-cell>
          <table:table-cell table:style-name="ce3" table:formula="of:=[$redistribution_low.L87]" office:value-type="float" office:value="0.241005340656983" calcext:value-type="float">
            <text:p>0,2410053407</text:p>
          </table:table-cell>
          <table:table-cell table:style-name="ce3" table:formula="of:=[$redistribution_low.M87]" office:value-type="float" office:value="0.27789887296872" calcext:value-type="float">
            <text:p>0,277898873</text:p>
          </table:table-cell>
          <table:table-cell table:number-columns-repeated="1007"/>
        </table:table-row>
        <table:table-row table:style-name="ro2">
          <table:table-cell table:style-name="ce3" table:formula="of:=[.A91]+1" office:value-type="float" office:value="135" calcext:value-type="float">
            <text:p>135</text:p>
          </table:table-cell>
          <table:table-cell table:style-name="ce3" table:formula="of:=[$Redistribution_high.J88]" office:value-type="float" office:value="0.256646975426965" calcext:value-type="float">
            <text:p>0,2566469754</text:p>
          </table:table-cell>
          <table:table-cell table:style-name="ce3" table:formula="of:=[$Redistribution_high.K88]" office:value-type="float" office:value="0.324016011932589" calcext:value-type="float">
            <text:p>0,3240160119</text:p>
          </table:table-cell>
          <table:table-cell table:style-name="ce3" table:formula="of:=[$Redistribution_high.L88]" office:value-type="float" office:value="0.258437452560397" calcext:value-type="float">
            <text:p>0,2584374526</text:p>
          </table:table-cell>
          <table:table-cell table:style-name="ce3" table:formula="of:=[$Redistribution_high.M88]" office:value-type="float" office:value="0.320734313612431" calcext:value-type="float">
            <text:p>0,3207343136</text:p>
          </table:table-cell>
          <table:table-cell/>
          <table:table-cell table:style-name="ce3"/>
          <table:table-cell table:style-name="ce3" table:formula="of:=[$Redistribution_central.J88]" office:value-type="float" office:value="0.279263834912874" calcext:value-type="float">
            <text:p>0,2792638349</text:p>
          </table:table-cell>
          <table:table-cell table:style-name="ce3" table:formula="of:=[$Redistribution_central.K88]" office:value-type="float" office:value="0.355791176373356" calcext:value-type="float">
            <text:p>0,3557911764</text:p>
          </table:table-cell>
          <table:table-cell table:style-name="ce3" table:formula="of:=[$Redistribution_central.L88]" office:value-type="float" office:value="0.281248048420509" calcext:value-type="float">
            <text:p>0,2812480484</text:p>
          </table:table-cell>
          <table:table-cell table:style-name="ce3" table:formula="of:=[$Redistribution_central.M88]" office:value-type="float" office:value="0.352054733919479" calcext:value-type="float">
            <text:p>0,3520547339</text:p>
          </table:table-cell>
          <table:table-cell table:number-columns-repeated="2"/>
          <table:table-cell table:style-name="ce3" table:formula="of:=[$redistribution_low.J88]" office:value-type="float" office:value="0.235824752715465" calcext:value-type="float">
            <text:p>0,2358247527</text:p>
          </table:table-cell>
          <table:table-cell table:style-name="ce3" table:formula="of:=[$redistribution_low.K88]" office:value-type="float" office:value="0.274024188105346" calcext:value-type="float">
            <text:p>0,2740241881</text:p>
          </table:table-cell>
          <table:table-cell table:style-name="ce3" table:formula="of:=[$redistribution_low.L88]" office:value-type="float" office:value="0.238628975935707" calcext:value-type="float">
            <text:p>0,2386289759</text:p>
          </table:table-cell>
          <table:table-cell table:style-name="ce3" table:formula="of:=[$redistribution_low.M88]" office:value-type="float" office:value="0.268744935323482" calcext:value-type="float">
            <text:p>0,2687449353</text:p>
          </table:table-cell>
          <table:table-cell table:number-columns-repeated="1007"/>
        </table:table-row>
        <table:table-row table:style-name="ro2">
          <table:table-cell table:style-name="ce3" table:formula="of:=[.A92]+1" office:value-type="float" office:value="136" calcext:value-type="float">
            <text:p>136</text:p>
          </table:table-cell>
          <table:table-cell table:style-name="ce3" table:formula="of:=[$Redistribution_high.J89]" office:value-type="float" office:value="0.254673318165328" calcext:value-type="float">
            <text:p>0,2546733182</text:p>
          </table:table-cell>
          <table:table-cell table:style-name="ce3" table:formula="of:=[$Redistribution_high.K89]" office:value-type="float" office:value="0.325814307145152" calcext:value-type="float">
            <text:p>0,3258143071</text:p>
          </table:table-cell>
          <table:table-cell table:style-name="ce3" table:formula="of:=[$Redistribution_high.L89]" office:value-type="float" office:value="0.256332579536824" calcext:value-type="float">
            <text:p>0,2563325795</text:p>
          </table:table-cell>
          <table:table-cell table:style-name="ce3" table:formula="of:=[$Redistribution_high.M89]" office:value-type="float" office:value="0.32270823669683" calcext:value-type="float">
            <text:p>0,3227082367</text:p>
          </table:table-cell>
          <table:table-cell/>
          <table:table-cell table:style-name="ce3"/>
          <table:table-cell table:style-name="ce3" table:formula="of:=[$Redistribution_central.J89]" office:value-type="float" office:value="0.268743606689608" calcext:value-type="float">
            <text:p>0,2687436067</text:p>
          </table:table-cell>
          <table:table-cell table:style-name="ce3" table:formula="of:=[$Redistribution_central.K89]" office:value-type="float" office:value="0.339281220136829" calcext:value-type="float">
            <text:p>0,3392812201</text:p>
          </table:table-cell>
          <table:table-cell table:style-name="ce3" table:formula="of:=[$Redistribution_central.L89]" office:value-type="float" office:value="0.270903960770366" calcext:value-type="float">
            <text:p>0,2709039608</text:p>
          </table:table-cell>
          <table:table-cell table:style-name="ce3" table:formula="of:=[$Redistribution_central.M89]" office:value-type="float" office:value="0.335145482927902" calcext:value-type="float">
            <text:p>0,3351454829</text:p>
          </table:table-cell>
          <table:table-cell table:number-columns-repeated="2"/>
          <table:table-cell table:style-name="ce3" table:formula="of:=[$redistribution_low.J89]" office:value-type="float" office:value="0.236864630189138" calcext:value-type="float">
            <text:p>0,2368646302</text:p>
          </table:table-cell>
          <table:table-cell table:style-name="ce3" table:formula="of:=[$redistribution_low.K89]" office:value-type="float" office:value="0.28213858238746" calcext:value-type="float">
            <text:p>0,2821385824</text:p>
          </table:table-cell>
          <table:table-cell table:style-name="ce3" table:formula="of:=[$redistribution_low.L89]" office:value-type="float" office:value="0.239761381039569" calcext:value-type="float">
            <text:p>0,239761381</text:p>
          </table:table-cell>
          <table:table-cell table:style-name="ce3" table:formula="of:=[$redistribution_low.M89]" office:value-type="float" office:value="0.276522385050445" calcext:value-type="float">
            <text:p>0,2765223851</text:p>
          </table:table-cell>
          <table:table-cell table:number-columns-repeated="1007"/>
        </table:table-row>
        <table:table-row table:style-name="ro2">
          <table:table-cell table:style-name="ce3" table:formula="of:=[.A93]+1" office:value-type="float" office:value="137" calcext:value-type="float">
            <text:p>137</text:p>
          </table:table-cell>
          <table:table-cell table:style-name="ce3" table:formula="of:=[$Redistribution_high.J90]" office:value-type="float" office:value="0.258249442996925" calcext:value-type="float">
            <text:p>0,258249443</text:p>
          </table:table-cell>
          <table:table-cell table:style-name="ce3" table:formula="of:=[$Redistribution_high.K90]" office:value-type="float" office:value="0.33185743228392" calcext:value-type="float">
            <text:p>0,3318574323</text:p>
          </table:table-cell>
          <table:table-cell table:style-name="ce3" table:formula="of:=[$Redistribution_high.L90]" office:value-type="float" office:value="0.260407000879029" calcext:value-type="float">
            <text:p>0,2604070009</text:p>
          </table:table-cell>
          <table:table-cell table:style-name="ce3" table:formula="of:=[$Redistribution_high.M90]" office:value-type="float" office:value="0.327807054338839" calcext:value-type="float">
            <text:p>0,3278070543</text:p>
          </table:table-cell>
          <table:table-cell/>
          <table:table-cell table:style-name="ce3"/>
          <table:table-cell table:style-name="ce3" table:formula="of:=[$Redistribution_central.J90]" office:value-type="float" office:value="0.287403361348665" calcext:value-type="float">
            <text:p>0,2874033613</text:p>
          </table:table-cell>
          <table:table-cell table:style-name="ce3" table:formula="of:=[$Redistribution_central.K90]" office:value-type="float" office:value="0.37481039823554" calcext:value-type="float">
            <text:p>0,3748103982</text:p>
          </table:table-cell>
          <table:table-cell table:style-name="ce3" table:formula="of:=[$Redistribution_central.L90]" office:value-type="float" office:value="0.28987761188287" calcext:value-type="float">
            <text:p>0,2898776119</text:p>
          </table:table-cell>
          <table:table-cell table:style-name="ce3" table:formula="of:=[$Redistribution_central.M90]" office:value-type="float" office:value="0.369937178535729" calcext:value-type="float">
            <text:p>0,3699371785</text:p>
          </table:table-cell>
          <table:table-cell table:number-columns-repeated="2"/>
          <table:table-cell table:style-name="ce3" table:formula="of:=[$redistribution_low.J90]" office:value-type="float" office:value="0.23762265639863" calcext:value-type="float">
            <text:p>0,2376226564</text:p>
          </table:table-cell>
          <table:table-cell table:style-name="ce3" table:formula="of:=[$redistribution_low.K90]" office:value-type="float" office:value="0.277785187967142" calcext:value-type="float">
            <text:p>0,277785188</text:p>
          </table:table-cell>
          <table:table-cell table:style-name="ce3" table:formula="of:=[$redistribution_low.L90]" office:value-type="float" office:value="0.240798173811945" calcext:value-type="float">
            <text:p>0,2407981738</text:p>
          </table:table-cell>
          <table:table-cell table:style-name="ce3" table:formula="of:=[$redistribution_low.M90]" office:value-type="float" office:value="0.271656976500123" calcext:value-type="float">
            <text:p>0,2716569765</text:p>
          </table:table-cell>
          <table:table-cell table:number-columns-repeated="1007"/>
        </table:table-row>
        <table:table-row table:style-name="ro2">
          <table:table-cell table:style-name="ce3" table:formula="of:=[.A94]+1" office:value-type="float" office:value="138" calcext:value-type="float">
            <text:p>138</text:p>
          </table:table-cell>
          <table:table-cell table:style-name="ce3" table:formula="of:=[$Redistribution_high.J91]" office:value-type="float" office:value="0.266289180958171" calcext:value-type="float">
            <text:p>0,266289181</text:p>
          </table:table-cell>
          <table:table-cell table:style-name="ce3" table:formula="of:=[$Redistribution_high.K91]" office:value-type="float" office:value="0.345310966514084" calcext:value-type="float">
            <text:p>0,3453109665</text:p>
          </table:table-cell>
          <table:table-cell table:style-name="ce3" table:formula="of:=[$Redistribution_high.L91]" office:value-type="float" office:value="0.267974349228186" calcext:value-type="float">
            <text:p>0,2679743492</text:p>
          </table:table-cell>
          <table:table-cell table:style-name="ce3" table:formula="of:=[$Redistribution_high.M91]" office:value-type="float" office:value="0.342088450090788" calcext:value-type="float">
            <text:p>0,3420884501</text:p>
          </table:table-cell>
          <table:table-cell/>
          <table:table-cell table:style-name="ce3"/>
          <table:table-cell table:style-name="ce3" table:formula="of:=[$Redistribution_central.J91]" office:value-type="float" office:value="0.27492716042836" calcext:value-type="float">
            <text:p>0,2749271604</text:p>
          </table:table-cell>
          <table:table-cell table:style-name="ce3" table:formula="of:=[$Redistribution_central.K91]" office:value-type="float" office:value="0.350363810713895" calcext:value-type="float">
            <text:p>0,3503638107</text:p>
          </table:table-cell>
          <table:table-cell table:style-name="ce3" table:formula="of:=[$Redistribution_central.L91]" office:value-type="float" office:value="0.276735497052522" calcext:value-type="float">
            <text:p>0,2767354971</text:p>
          </table:table-cell>
          <table:table-cell table:style-name="ce3" table:formula="of:=[$Redistribution_central.M91]" office:value-type="float" office:value="0.346836436782504" calcext:value-type="float">
            <text:p>0,3468364368</text:p>
          </table:table-cell>
          <table:table-cell table:number-columns-repeated="2"/>
          <table:table-cell table:style-name="ce3" table:formula="of:=[$redistribution_low.J91]" office:value-type="float" office:value="0.257242657067134" calcext:value-type="float">
            <text:p>0,2572426571</text:p>
          </table:table-cell>
          <table:table-cell table:style-name="ce3" table:formula="of:=[$redistribution_low.K91]" office:value-type="float" office:value="0.320177190039225" calcext:value-type="float">
            <text:p>0,32017719</text:p>
          </table:table-cell>
          <table:table-cell table:style-name="ce3" table:formula="of:=[$redistribution_low.L91]" office:value-type="float" office:value="0.259573835858122" calcext:value-type="float">
            <text:p>0,2595738359</text:p>
          </table:table-cell>
          <table:table-cell table:style-name="ce3" table:formula="of:=[$redistribution_low.M91]" office:value-type="float" office:value="0.315305679177037" calcext:value-type="float">
            <text:p>0,3153056792</text:p>
          </table:table-cell>
          <table:table-cell table:number-columns-repeated="1007"/>
        </table:table-row>
        <table:table-row table:style-name="ro2">
          <table:table-cell table:style-name="ce3" table:formula="of:=[.A95]+1" office:value-type="float" office:value="139" calcext:value-type="float">
            <text:p>139</text:p>
          </table:table-cell>
          <table:table-cell table:style-name="ce3" table:formula="of:=[$Redistribution_high.J92]" office:value-type="float" office:value="0.265005355210531" calcext:value-type="float">
            <text:p>0,2650053552</text:p>
          </table:table-cell>
          <table:table-cell table:style-name="ce3" table:formula="of:=[$Redistribution_high.K92]" office:value-type="float" office:value="0.342615446901035" calcext:value-type="float">
            <text:p>0,3426154469</text:p>
          </table:table-cell>
          <table:table-cell table:style-name="ce3" table:formula="of:=[$Redistribution_high.L92]" office:value-type="float" office:value="0.266226416689267" calcext:value-type="float">
            <text:p>0,2662264167</text:p>
          </table:table-cell>
          <table:table-cell table:style-name="ce3" table:formula="of:=[$Redistribution_high.M92]" office:value-type="float" office:value="0.340274512789023" calcext:value-type="float">
            <text:p>0,3402745128</text:p>
          </table:table-cell>
          <table:table-cell/>
          <table:table-cell table:style-name="ce3"/>
          <table:table-cell table:style-name="ce3" table:formula="of:=[$Redistribution_central.J92]" office:value-type="float" office:value="0.271804235945627" calcext:value-type="float">
            <text:p>0,2718042359</text:p>
          </table:table-cell>
          <table:table-cell table:style-name="ce3" table:formula="of:=[$Redistribution_central.K92]" office:value-type="float" office:value="0.34853586644503" calcext:value-type="float">
            <text:p>0,3485358664</text:p>
          </table:table-cell>
          <table:table-cell table:style-name="ce3" table:formula="of:=[$Redistribution_central.L92]" office:value-type="float" office:value="0.273979879362319" calcext:value-type="float">
            <text:p>0,2739798794</text:p>
          </table:table-cell>
          <table:table-cell table:style-name="ce3" table:formula="of:=[$Redistribution_central.M92]" office:value-type="float" office:value="0.344251722375401" calcext:value-type="float">
            <text:p>0,3442517224</text:p>
          </table:table-cell>
          <table:table-cell table:number-columns-repeated="2"/>
          <table:table-cell table:style-name="ce3" table:formula="of:=[$redistribution_low.J92]" office:value-type="float" office:value="0.25476612551021" calcext:value-type="float">
            <text:p>0,2547661255</text:p>
          </table:table-cell>
          <table:table-cell table:style-name="ce3" table:formula="of:=[$redistribution_low.K92]" office:value-type="float" office:value="0.318640695893324" calcext:value-type="float">
            <text:p>0,3186406959</text:p>
          </table:table-cell>
          <table:table-cell table:style-name="ce3" table:formula="of:=[$redistribution_low.L92]" office:value-type="float" office:value="0.256538811559824" calcext:value-type="float">
            <text:p>0,2565388116</text:p>
          </table:table-cell>
          <table:table-cell table:style-name="ce3" table:formula="of:=[$redistribution_low.M92]" office:value-type="float" office:value="0.31495491000539" calcext:value-type="float">
            <text:p>0,31495491</text:p>
          </table:table-cell>
          <table:table-cell table:number-columns-repeated="1007"/>
        </table:table-row>
        <table:table-row table:style-name="ro2">
          <table:table-cell table:style-name="ce3" table:formula="of:=[.A96]+1" office:value-type="float" office:value="140" calcext:value-type="float">
            <text:p>140</text:p>
          </table:table-cell>
          <table:table-cell table:style-name="ce3" table:formula="of:=[$Redistribution_high.J93]" office:value-type="float" office:value="0.260049357787752" calcext:value-type="float">
            <text:p>0,2600493578</text:p>
          </table:table-cell>
          <table:table-cell table:style-name="ce3" table:formula="of:=[$Redistribution_high.K93]" office:value-type="float" office:value="0.333794297011059" calcext:value-type="float">
            <text:p>0,333794297</text:p>
          </table:table-cell>
          <table:table-cell table:style-name="ce3" table:formula="of:=[$Redistribution_high.L93]" office:value-type="float" office:value="0.260972194452547" calcext:value-type="float">
            <text:p>0,2609721945</text:p>
          </table:table-cell>
          <table:table-cell table:style-name="ce3" table:formula="of:=[$Redistribution_high.M93]" office:value-type="float" office:value="0.332027388223125" calcext:value-type="float">
            <text:p>0,3320273882</text:p>
          </table:table-cell>
          <table:table-cell/>
          <table:table-cell table:style-name="ce3"/>
          <table:table-cell table:style-name="ce3" table:formula="of:=[$Redistribution_central.J93]" office:value-type="float" office:value="0.262558442969219" calcext:value-type="float">
            <text:p>0,262558443</text:p>
          </table:table-cell>
          <table:table-cell table:style-name="ce3" table:formula="of:=[$Redistribution_central.K93]" office:value-type="float" office:value="0.34183659407478" calcext:value-type="float">
            <text:p>0,3418365941</text:p>
          </table:table-cell>
          <table:table-cell table:style-name="ce3" table:formula="of:=[$Redistribution_central.L93]" office:value-type="float" office:value="0.263848499228069" calcext:value-type="float">
            <text:p>0,2638484992</text:p>
          </table:table-cell>
          <table:table-cell table:style-name="ce3" table:formula="of:=[$Redistribution_central.M93]" office:value-type="float" office:value="0.339226662398625" calcext:value-type="float">
            <text:p>0,3392266624</text:p>
          </table:table-cell>
          <table:table-cell table:number-columns-repeated="2"/>
          <table:table-cell table:style-name="ce3" table:formula="of:=[$redistribution_low.J93]" office:value-type="float" office:value="0.249246391403682" calcext:value-type="float">
            <text:p>0,2492463914</text:p>
          </table:table-cell>
          <table:table-cell table:style-name="ce3" table:formula="of:=[$redistribution_low.K93]" office:value-type="float" office:value="0.306574983525729" calcext:value-type="float">
            <text:p>0,3065749835</text:p>
          </table:table-cell>
          <table:table-cell table:style-name="ce3" table:formula="of:=[$redistribution_low.L93]" office:value-type="float" office:value="0.25070647701873" calcext:value-type="float">
            <text:p>0,250706477</text:p>
          </table:table-cell>
          <table:table-cell table:style-name="ce3" table:formula="of:=[$redistribution_low.M93]" office:value-type="float" office:value="0.303599509588063" calcext:value-type="float">
            <text:p>0,3035995096</text:p>
          </table:table-cell>
          <table:table-cell table:number-columns-repeated="1007"/>
        </table:table-row>
        <table:table-row table:style-name="ro2">
          <table:table-cell table:style-name="ce3" table:formula="of:=[.A97]+1" office:value-type="float" office:value="141" calcext:value-type="float">
            <text:p>141</text:p>
          </table:table-cell>
          <table:table-cell table:style-name="ce3" table:formula="of:=[$Redistribution_high.J94]" office:value-type="float" office:value="0.254082597412478" calcext:value-type="float">
            <text:p>0,2540825974</text:p>
          </table:table-cell>
          <table:table-cell table:style-name="ce3" table:formula="of:=[$Redistribution_high.K94]" office:value-type="float" office:value="0.322477578994692" calcext:value-type="float">
            <text:p>0,322477579</text:p>
          </table:table-cell>
          <table:table-cell table:style-name="ce3" table:formula="of:=[$Redistribution_high.L94]" office:value-type="float" office:value="0.255644423447759" calcext:value-type="float">
            <text:p>0,2556444234</text:p>
          </table:table-cell>
          <table:table-cell table:style-name="ce3" table:formula="of:=[$Redistribution_high.M94]" office:value-type="float" office:value="0.319560853284596" calcext:value-type="float">
            <text:p>0,3195608533</text:p>
          </table:table-cell>
          <table:table-cell/>
          <table:table-cell table:style-name="ce3"/>
          <table:table-cell table:style-name="ce3" table:formula="of:=[$Redistribution_central.J94]" office:value-type="float" office:value="0.270305961739918" calcext:value-type="float">
            <text:p>0,2703059617</text:p>
          </table:table-cell>
          <table:table-cell table:style-name="ce3" table:formula="of:=[$Redistribution_central.K94]" office:value-type="float" office:value="0.348369114270458" calcext:value-type="float">
            <text:p>0,3483691143</text:p>
          </table:table-cell>
          <table:table-cell table:style-name="ce3" table:formula="of:=[$Redistribution_central.L94]" office:value-type="float" office:value="0.272144202402973" calcext:value-type="float">
            <text:p>0,2721442024</text:p>
          </table:table-cell>
          <table:table-cell table:style-name="ce3" table:formula="of:=[$Redistribution_central.M94]" office:value-type="float" office:value="0.344648938521284" calcext:value-type="float">
            <text:p>0,3446489385</text:p>
          </table:table-cell>
          <table:table-cell table:number-columns-repeated="2"/>
          <table:table-cell table:style-name="ce3" table:formula="of:=[$redistribution_low.J94]" office:value-type="float" office:value="0.251833226786747" calcext:value-type="float">
            <text:p>0,2518332268</text:p>
          </table:table-cell>
          <table:table-cell table:style-name="ce3" table:formula="of:=[$redistribution_low.K94]" office:value-type="float" office:value="0.32347359447657" calcext:value-type="float">
            <text:p>0,3234735945</text:p>
          </table:table-cell>
          <table:table-cell table:style-name="ce3" table:formula="of:=[$redistribution_low.L94]" office:value-type="float" office:value="0.25371171581167" calcext:value-type="float">
            <text:p>0,2537117158</text:p>
          </table:table-cell>
          <table:table-cell table:style-name="ce3" table:formula="of:=[$redistribution_low.M94]" office:value-type="float" office:value="0.319438439177715" calcext:value-type="float">
            <text:p>0,3194384392</text:p>
          </table:table-cell>
          <table:table-cell table:number-columns-repeated="1007"/>
        </table:table-row>
        <table:table-row table:style-name="ro2">
          <table:table-cell table:style-name="ce3" table:formula="of:=[.A98]+1" office:value-type="float" office:value="142" calcext:value-type="float">
            <text:p>142</text:p>
          </table:table-cell>
          <table:table-cell table:style-name="ce3" table:formula="of:=[$Redistribution_high.J95]" office:value-type="float" office:value="0.25522865683199" calcext:value-type="float">
            <text:p>0,2552286568</text:p>
          </table:table-cell>
          <table:table-cell table:style-name="ce3" table:formula="of:=[$Redistribution_high.K95]" office:value-type="float" office:value="0.330875186254579" calcext:value-type="float">
            <text:p>0,3308751863</text:p>
          </table:table-cell>
          <table:table-cell table:style-name="ce3" table:formula="of:=[$Redistribution_high.L95]" office:value-type="float" office:value="0.256023798289936" calcext:value-type="float">
            <text:p>0,2560237983</text:p>
          </table:table-cell>
          <table:table-cell table:style-name="ce3" table:formula="of:=[$Redistribution_high.M95]" office:value-type="float" office:value="0.329361889329262" calcext:value-type="float">
            <text:p>0,3293618893</text:p>
          </table:table-cell>
          <table:table-cell/>
          <table:table-cell table:style-name="ce3"/>
          <table:table-cell table:style-name="ce3" table:formula="of:=[$Redistribution_central.J95]" office:value-type="float" office:value="0.265808550969751" calcext:value-type="float">
            <text:p>0,265808551</text:p>
          </table:table-cell>
          <table:table-cell table:style-name="ce3" table:formula="of:=[$Redistribution_central.K95]" office:value-type="float" office:value="0.342582546681919" calcext:value-type="float">
            <text:p>0,3425825467</text:p>
          </table:table-cell>
          <table:table-cell table:style-name="ce3" table:formula="of:=[$Redistribution_central.L95]" office:value-type="float" office:value="0.267256953713497" calcext:value-type="float">
            <text:p>0,2672569537</text:p>
          </table:table-cell>
          <table:table-cell table:style-name="ce3" table:formula="of:=[$Redistribution_central.M95]" office:value-type="float" office:value="0.339611562632498" calcext:value-type="float">
            <text:p>0,3396115626</text:p>
          </table:table-cell>
          <table:table-cell table:number-columns-repeated="2"/>
          <table:table-cell table:style-name="ce3" table:formula="of:=[$redistribution_low.J95]" office:value-type="float" office:value="0.25896746892266" calcext:value-type="float">
            <text:p>0,2589674689</text:p>
          </table:table-cell>
          <table:table-cell table:style-name="ce3" table:formula="of:=[$redistribution_low.K95]" office:value-type="float" office:value="0.317821106214967" calcext:value-type="float">
            <text:p>0,3178211062</text:p>
          </table:table-cell>
          <table:table-cell table:style-name="ce3" table:formula="of:=[$redistribution_low.L95]" office:value-type="float" office:value="0.260670905262246" calcext:value-type="float">
            <text:p>0,2606709053</text:p>
          </table:table-cell>
          <table:table-cell table:style-name="ce3" table:formula="of:=[$redistribution_low.M95]" office:value-type="float" office:value="0.314228965956342" calcext:value-type="float">
            <text:p>0,314228966</text:p>
          </table:table-cell>
          <table:table-cell table:number-columns-repeated="1007"/>
        </table:table-row>
        <table:table-row table:style-name="ro2">
          <table:table-cell table:style-name="ce3" table:formula="of:=[.A99]+1" office:value-type="float" office:value="143" calcext:value-type="float">
            <text:p>143</text:p>
          </table:table-cell>
          <table:table-cell table:style-name="ce3" table:formula="of:=[$Redistribution_high.J96]" office:value-type="float" office:value="0.256226092254674" calcext:value-type="float">
            <text:p>0,2562260923</text:p>
          </table:table-cell>
          <table:table-cell table:style-name="ce3" table:formula="of:=[$Redistribution_high.K96]" office:value-type="float" office:value="0.331025158606683" calcext:value-type="float">
            <text:p>0,3310251586</text:p>
          </table:table-cell>
          <table:table-cell table:style-name="ce3" table:formula="of:=[$Redistribution_high.L96]" office:value-type="float" office:value="0.257076627353123" calcext:value-type="float">
            <text:p>0,2570766274</text:p>
          </table:table-cell>
          <table:table-cell table:style-name="ce3" table:formula="of:=[$Redistribution_high.M96]" office:value-type="float" office:value="0.329386872192568" calcext:value-type="float">
            <text:p>0,3293868722</text:p>
          </table:table-cell>
          <table:table-cell/>
          <table:table-cell table:style-name="ce3"/>
          <table:table-cell table:style-name="ce3" table:formula="of:=[$Redistribution_central.J96]" office:value-type="float" office:value="0.272248734363813" calcext:value-type="float">
            <text:p>0,2722487344</text:p>
          </table:table-cell>
          <table:table-cell table:style-name="ce3" table:formula="of:=[$Redistribution_central.K96]" office:value-type="float" office:value="0.359511458772778" calcext:value-type="float">
            <text:p>0,3595114588</text:p>
          </table:table-cell>
          <table:table-cell table:style-name="ce3" table:formula="of:=[$Redistribution_central.L96]" office:value-type="float" office:value="0.273704196847649" calcext:value-type="float">
            <text:p>0,2737041968</text:p>
          </table:table-cell>
          <table:table-cell table:style-name="ce3" table:formula="of:=[$Redistribution_central.M96]" office:value-type="float" office:value="0.356422747237036" calcext:value-type="float">
            <text:p>0,3564227472</text:p>
          </table:table-cell>
          <table:table-cell table:number-columns-repeated="2"/>
          <table:table-cell table:style-name="ce3" table:formula="of:=[$redistribution_low.J96]" office:value-type="float" office:value="0.252331177508112" calcext:value-type="float">
            <text:p>0,2523311775</text:p>
          </table:table-cell>
          <table:table-cell table:style-name="ce3" table:formula="of:=[$redistribution_low.K96]" office:value-type="float" office:value="0.308371439047764" calcext:value-type="float">
            <text:p>0,308371439</text:p>
          </table:table-cell>
          <table:table-cell table:style-name="ce3" table:formula="of:=[$redistribution_low.L96]" office:value-type="float" office:value="0.253428762551168" calcext:value-type="float">
            <text:p>0,2534287626</text:p>
          </table:table-cell>
          <table:table-cell table:style-name="ce3" table:formula="of:=[$redistribution_low.M96]" office:value-type="float" office:value="0.306036339173962" calcext:value-type="float">
            <text:p>0,3060363392</text:p>
          </table:table-cell>
          <table:table-cell table:number-columns-repeated="1007"/>
        </table:table-row>
        <table:table-row table:style-name="ro2">
          <table:table-cell table:style-name="ce3" table:formula="of:=[.A100]+1" office:value-type="float" office:value="144" calcext:value-type="float">
            <text:p>144</text:p>
          </table:table-cell>
          <table:table-cell table:style-name="ce3" table:formula="of:=[$Redistribution_high.J97]" office:value-type="float" office:value="0.265304006388324" calcext:value-type="float">
            <text:p>0,2653040064</text:p>
          </table:table-cell>
          <table:table-cell table:style-name="ce3" table:formula="of:=[$Redistribution_high.K97]" office:value-type="float" office:value="0.341524203175133" calcext:value-type="float">
            <text:p>0,3415242032</text:p>
          </table:table-cell>
          <table:table-cell table:style-name="ce3" table:formula="of:=[$Redistribution_high.L97]" office:value-type="float" office:value="0.266193441100166" calcext:value-type="float">
            <text:p>0,2661934411</text:p>
          </table:table-cell>
          <table:table-cell table:style-name="ce3" table:formula="of:=[$Redistribution_high.M97]" office:value-type="float" office:value="0.339805951514778" calcext:value-type="float">
            <text:p>0,3398059515</text:p>
          </table:table-cell>
          <table:table-cell/>
          <table:table-cell table:style-name="ce3"/>
          <table:table-cell table:style-name="ce3" table:formula="of:=[$Redistribution_central.J97]" office:value-type="float" office:value="0.271955261975439" calcext:value-type="float">
            <text:p>0,271955262</text:p>
          </table:table-cell>
          <table:table-cell table:style-name="ce3" table:formula="of:=[$Redistribution_central.K97]" office:value-type="float" office:value="0.36848087119128" calcext:value-type="float">
            <text:p>0,3684808712</text:p>
          </table:table-cell>
          <table:table-cell table:style-name="ce3" table:formula="of:=[$Redistribution_central.L97]" office:value-type="float" office:value="0.273285366651504" calcext:value-type="float">
            <text:p>0,2732853667</text:p>
          </table:table-cell>
          <table:table-cell table:style-name="ce3" table:formula="of:=[$Redistribution_central.M97]" office:value-type="float" office:value="0.365525568805069" calcext:value-type="float">
            <text:p>0,3655255688</text:p>
          </table:table-cell>
          <table:table-cell table:number-columns-repeated="2"/>
          <table:table-cell table:style-name="ce3" table:formula="of:=[$redistribution_low.J97]" office:value-type="float" office:value="0.248268403407903" calcext:value-type="float">
            <text:p>0,2482684034</text:p>
          </table:table-cell>
          <table:table-cell table:style-name="ce3" table:formula="of:=[$redistribution_low.K97]" office:value-type="float" office:value="0.312612638604808" calcext:value-type="float">
            <text:p>0,3126126386</text:p>
          </table:table-cell>
          <table:table-cell table:style-name="ce3" table:formula="of:=[$redistribution_low.L97]" office:value-type="float" office:value="0.249636051558746" calcext:value-type="float">
            <text:p>0,2496360516</text:p>
          </table:table-cell>
          <table:table-cell table:style-name="ce3" table:formula="of:=[$redistribution_low.M97]" office:value-type="float" office:value="0.309635749086185" calcext:value-type="float">
            <text:p>0,3096357491</text:p>
          </table:table-cell>
          <table:table-cell table:number-columns-repeated="1007"/>
        </table:table-row>
        <table:table-row table:style-name="ro2">
          <table:table-cell table:style-name="ce3" table:formula="of:=[.A101]+1" office:value-type="float" office:value="145" calcext:value-type="float">
            <text:p>145</text:p>
          </table:table-cell>
          <table:table-cell table:style-name="ce3" table:formula="of:=[$Redistribution_high.J98]" office:value-type="float" office:value="0.27034679899537" calcext:value-type="float">
            <text:p>0,270346799</text:p>
          </table:table-cell>
          <table:table-cell table:style-name="ce3" table:formula="of:=[$Redistribution_high.K98]" office:value-type="float" office:value="0.35062113105274" calcext:value-type="float">
            <text:p>0,3506211311</text:p>
          </table:table-cell>
          <table:table-cell table:style-name="ce3" table:formula="of:=[$Redistribution_high.L98]" office:value-type="float" office:value="0.271229705412045" calcext:value-type="float">
            <text:p>0,2712297054</text:p>
          </table:table-cell>
          <table:table-cell table:style-name="ce3" table:formula="of:=[$Redistribution_high.M98]" office:value-type="float" office:value="0.348902109606131" calcext:value-type="float">
            <text:p>0,3489021096</text:p>
          </table:table-cell>
          <table:table-cell/>
          <table:table-cell table:style-name="ce3"/>
          <table:table-cell table:style-name="ce3" table:formula="of:=[$Redistribution_central.J98]" office:value-type="float" office:value="0.272528737142467" calcext:value-type="float">
            <text:p>0,2725287371</text:p>
          </table:table-cell>
          <table:table-cell table:style-name="ce3" table:formula="of:=[$Redistribution_central.K98]" office:value-type="float" office:value="0.365206446935282" calcext:value-type="float">
            <text:p>0,3652064469</text:p>
          </table:table-cell>
          <table:table-cell table:style-name="ce3" table:formula="of:=[$Redistribution_central.L98]" office:value-type="float" office:value="0.274744783199732" calcext:value-type="float">
            <text:p>0,2747447832</text:p>
          </table:table-cell>
          <table:table-cell table:style-name="ce3" table:formula="of:=[$Redistribution_central.M98]" office:value-type="float" office:value="0.360412045400135" calcext:value-type="float">
            <text:p>0,3604120454</text:p>
          </table:table-cell>
          <table:table-cell table:number-columns-repeated="2"/>
          <table:table-cell table:style-name="ce3" table:formula="of:=[$redistribution_low.J98]" office:value-type="float" office:value="0.263170469813368" calcext:value-type="float">
            <text:p>0,2631704698</text:p>
          </table:table-cell>
          <table:table-cell table:style-name="ce3" table:formula="of:=[$redistribution_low.K98]" office:value-type="float" office:value="0.338186903651838" calcext:value-type="float">
            <text:p>0,3381869037</text:p>
          </table:table-cell>
          <table:table-cell table:style-name="ce3" table:formula="of:=[$redistribution_low.L98]" office:value-type="float" office:value="0.264871766738201" calcext:value-type="float">
            <text:p>0,2648717667</text:p>
          </table:table-cell>
          <table:table-cell table:style-name="ce3" table:formula="of:=[$redistribution_low.M98]" office:value-type="float" office:value="0.33443009648842" calcext:value-type="float">
            <text:p>0,3344300965</text:p>
          </table:table-cell>
          <table:table-cell table:number-columns-repeated="1007"/>
        </table:table-row>
        <table:table-row table:style-name="ro2">
          <table:table-cell table:style-name="ce3" table:formula="of:=[.A102]+1" office:value-type="float" office:value="146" calcext:value-type="float">
            <text:p>146</text:p>
          </table:table-cell>
          <table:table-cell table:style-name="ce3" table:formula="of:=[$Redistribution_high.J99]" office:value-type="float" office:value="0.27202747597182" calcext:value-type="float">
            <text:p>0,272027476</text:p>
          </table:table-cell>
          <table:table-cell table:style-name="ce3" table:formula="of:=[$Redistribution_high.K99]" office:value-type="float" office:value="0.359383353692989" calcext:value-type="float">
            <text:p>0,3593833537</text:p>
          </table:table-cell>
          <table:table-cell table:style-name="ce3" table:formula="of:=[$Redistribution_high.L99]" office:value-type="float" office:value="0.272761294381942" calcext:value-type="float">
            <text:p>0,2727612944</text:p>
          </table:table-cell>
          <table:table-cell table:style-name="ce3" table:formula="of:=[$Redistribution_high.M99]" office:value-type="float" office:value="0.357931211511192" calcext:value-type="float">
            <text:p>0,3579312115</text:p>
          </table:table-cell>
          <table:table-cell/>
          <table:table-cell table:style-name="ce3"/>
          <table:table-cell table:style-name="ce3" table:formula="of:=[$Redistribution_central.J99]" office:value-type="float" office:value="0.267872130593361" calcext:value-type="float">
            <text:p>0,2678721306</text:p>
          </table:table-cell>
          <table:table-cell table:style-name="ce3" table:formula="of:=[$Redistribution_central.K99]" office:value-type="float" office:value="0.355333886955196" calcext:value-type="float">
            <text:p>0,355333887</text:p>
          </table:table-cell>
          <table:table-cell table:style-name="ce3" table:formula="of:=[$Redistribution_central.L99]" office:value-type="float" office:value="0.269038483254176" calcext:value-type="float">
            <text:p>0,2690384833</text:p>
          </table:table-cell>
          <table:table-cell table:style-name="ce3" table:formula="of:=[$Redistribution_central.M99]" office:value-type="float" office:value="0.352827254433273" calcext:value-type="float">
            <text:p>0,3528272544</text:p>
          </table:table-cell>
          <table:table-cell table:number-columns-repeated="2"/>
          <table:table-cell table:style-name="ce3" table:formula="of:=[$redistribution_low.J99]" office:value-type="float" office:value="0.258487195636606" calcext:value-type="float">
            <text:p>0,2584871956</text:p>
          </table:table-cell>
          <table:table-cell table:style-name="ce3" table:formula="of:=[$redistribution_low.K99]" office:value-type="float" office:value="0.327126125448948" calcext:value-type="float">
            <text:p>0,3271261254</text:p>
          </table:table-cell>
          <table:table-cell table:style-name="ce3" table:formula="of:=[$redistribution_low.L99]" office:value-type="float" office:value="0.259829613876301" calcext:value-type="float">
            <text:p>0,2598296139</text:p>
          </table:table-cell>
          <table:table-cell table:style-name="ce3" table:formula="of:=[$redistribution_low.M99]" office:value-type="float" office:value="0.32416521007687" calcext:value-type="float">
            <text:p>0,3241652101</text:p>
          </table:table-cell>
          <table:table-cell table:number-columns-repeated="1007"/>
        </table:table-row>
        <table:table-row table:style-name="ro2">
          <table:table-cell table:style-name="ce3" table:formula="of:=[.A103]+1" office:value-type="float" office:value="147" calcext:value-type="float">
            <text:p>147</text:p>
          </table:table-cell>
          <table:table-cell table:style-name="ce3" table:formula="of:=[$Redistribution_high.J100]" office:value-type="float" office:value="0.272466054653947" calcext:value-type="float">
            <text:p>0,2724660547</text:p>
          </table:table-cell>
          <table:table-cell table:style-name="ce3" table:formula="of:=[$Redistribution_high.K100]" office:value-type="float" office:value="0.367286153384589" calcext:value-type="float">
            <text:p>0,3672861534</text:p>
          </table:table-cell>
          <table:table-cell table:style-name="ce3" table:formula="of:=[$Redistribution_high.L100]" office:value-type="float" office:value="0.273057023046933" calcext:value-type="float">
            <text:p>0,273057023</text:p>
          </table:table-cell>
          <table:table-cell table:style-name="ce3" table:formula="of:=[$Redistribution_high.M100]" office:value-type="float" office:value="0.36608692387861" calcext:value-type="float">
            <text:p>0,3660869239</text:p>
          </table:table-cell>
          <table:table-cell/>
          <table:table-cell table:style-name="ce3"/>
          <table:table-cell table:style-name="ce3" table:formula="of:=[$Redistribution_central.J100]" office:value-type="float" office:value="0.278082540867947" calcext:value-type="float">
            <text:p>0,2780825409</text:p>
          </table:table-cell>
          <table:table-cell table:style-name="ce3" table:formula="of:=[$Redistribution_central.K100]" office:value-type="float" office:value="0.370207167158589" calcext:value-type="float">
            <text:p>0,3702071672</text:p>
          </table:table-cell>
          <table:table-cell table:style-name="ce3" table:formula="of:=[$Redistribution_central.L100]" office:value-type="float" office:value="0.279530401165229" calcext:value-type="float">
            <text:p>0,2795304012</text:p>
          </table:table-cell>
          <table:table-cell table:style-name="ce3" table:formula="of:=[$Redistribution_central.M100]" office:value-type="float" office:value="0.36706654056851" calcext:value-type="float">
            <text:p>0,3670665406</text:p>
          </table:table-cell>
          <table:table-cell table:number-columns-repeated="2"/>
          <table:table-cell table:style-name="ce3" table:formula="of:=[$redistribution_low.J100]" office:value-type="float" office:value="0.264131021345058" calcext:value-type="float">
            <text:p>0,2641310213</text:p>
          </table:table-cell>
          <table:table-cell table:style-name="ce3" table:formula="of:=[$redistribution_low.K100]" office:value-type="float" office:value="0.330794131978076" calcext:value-type="float">
            <text:p>0,330794132</text:p>
          </table:table-cell>
          <table:table-cell table:style-name="ce3" table:formula="of:=[$redistribution_low.L100]" office:value-type="float" office:value="0.265574684259654" calcext:value-type="float">
            <text:p>0,2655746843</text:p>
          </table:table-cell>
          <table:table-cell table:style-name="ce3" table:formula="of:=[$redistribution_low.M100]" office:value-type="float" office:value="0.327640199510516" calcext:value-type="float">
            <text:p>0,3276401995</text:p>
          </table:table-cell>
          <table:table-cell table:number-columns-repeated="1007"/>
        </table:table-row>
        <table:table-row table:style-name="ro2">
          <table:table-cell table:style-name="ce3" table:formula="of:=[.A104]+1" office:value-type="float" office:value="148" calcext:value-type="float">
            <text:p>148</text:p>
          </table:table-cell>
          <table:table-cell table:style-name="ce3" table:formula="of:=[$Redistribution_high.J101]" office:value-type="float" office:value="0.278284713354836" calcext:value-type="float">
            <text:p>0,2782847134</text:p>
          </table:table-cell>
          <table:table-cell table:style-name="ce3" table:formula="of:=[$Redistribution_high.K101]" office:value-type="float" office:value="0.373256494415655" calcext:value-type="float">
            <text:p>0,3732564944</text:p>
          </table:table-cell>
          <table:table-cell table:style-name="ce3" table:formula="of:=[$Redistribution_high.L101]" office:value-type="float" office:value="0.278630982512281" calcext:value-type="float">
            <text:p>0,2786309825</text:p>
          </table:table-cell>
          <table:table-cell table:style-name="ce3" table:formula="of:=[$Redistribution_high.M101]" office:value-type="float" office:value="0.372562218123858" calcext:value-type="float">
            <text:p>0,3725622181</text:p>
          </table:table-cell>
          <table:table-cell/>
          <table:table-cell table:style-name="ce3"/>
          <table:table-cell table:style-name="ce3" table:formula="of:=[$Redistribution_central.J101]" office:value-type="float" office:value="0.262956546698312" calcext:value-type="float">
            <text:p>0,2629565467</text:p>
          </table:table-cell>
          <table:table-cell table:style-name="ce3" table:formula="of:=[$Redistribution_central.K101]" office:value-type="float" office:value="0.354588699953454" calcext:value-type="float">
            <text:p>0,3545887</text:p>
          </table:table-cell>
          <table:table-cell table:style-name="ce3" table:formula="of:=[$Redistribution_central.L101]" office:value-type="float" office:value="0.264108112319721" calcext:value-type="float">
            <text:p>0,2641081123</text:p>
          </table:table-cell>
          <table:table-cell table:style-name="ce3" table:formula="of:=[$Redistribution_central.M101]" office:value-type="float" office:value="0.352028696011145" calcext:value-type="float">
            <text:p>0,352028696</text:p>
          </table:table-cell>
          <table:table-cell table:number-columns-repeated="2"/>
          <table:table-cell table:style-name="ce3" table:formula="of:=[$redistribution_low.J101]" office:value-type="float" office:value="0.271250985448751" calcext:value-type="float">
            <text:p>0,2712509854</text:p>
          </table:table-cell>
          <table:table-cell table:style-name="ce3" table:formula="of:=[$redistribution_low.K101]" office:value-type="float" office:value="0.345555620620979" calcext:value-type="float">
            <text:p>0,3455556206</text:p>
          </table:table-cell>
          <table:table-cell table:style-name="ce3" table:formula="of:=[$redistribution_low.L101]" office:value-type="float" office:value="0.272610853069739" calcext:value-type="float">
            <text:p>0,2726108531</text:p>
          </table:table-cell>
          <table:table-cell table:style-name="ce3" table:formula="of:=[$redistribution_low.M101]" office:value-type="float" office:value="0.342542813120593" calcext:value-type="float">
            <text:p>0,3425428131</text:p>
          </table:table-cell>
          <table:table-cell table:number-columns-repeated="1007"/>
        </table:table-row>
        <table:table-row table:style-name="ro2">
          <table:table-cell table:style-name="ce3" table:formula="of:=[.A105]+1" office:value-type="float" office:value="149" calcext:value-type="float">
            <text:p>149</text:p>
          </table:table-cell>
          <table:table-cell table:style-name="ce3" table:formula="of:=[$Redistribution_high.J102]" office:value-type="float" office:value="0.271465186842857" calcext:value-type="float">
            <text:p>0,2714651868</text:p>
          </table:table-cell>
          <table:table-cell table:style-name="ce3" table:formula="of:=[$Redistribution_high.K102]" office:value-type="float" office:value="0.362968818042548" calcext:value-type="float">
            <text:p>0,362968818</text:p>
          </table:table-cell>
          <table:table-cell table:style-name="ce3" table:formula="of:=[$Redistribution_high.L102]" office:value-type="float" office:value="0.272175521193063" calcext:value-type="float">
            <text:p>0,2721755212</text:p>
          </table:table-cell>
          <table:table-cell table:style-name="ce3" table:formula="of:=[$Redistribution_high.M102]" office:value-type="float" office:value="0.361534571768791" calcext:value-type="float">
            <text:p>0,3615345718</text:p>
          </table:table-cell>
          <table:table-cell/>
          <table:table-cell table:style-name="ce3"/>
          <table:table-cell table:style-name="ce3" table:formula="of:=[$Redistribution_central.J102]" office:value-type="float" office:value="0.266815657998378" calcext:value-type="float">
            <text:p>0,266815658</text:p>
          </table:table-cell>
          <table:table-cell table:style-name="ce3" table:formula="of:=[$Redistribution_central.K102]" office:value-type="float" office:value="0.35209787684804" calcext:value-type="float">
            <text:p>0,3520978768</text:p>
          </table:table-cell>
          <table:table-cell table:style-name="ce3" table:formula="of:=[$Redistribution_central.L102]" office:value-type="float" office:value="0.26827709070337" calcext:value-type="float">
            <text:p>0,2682770907</text:p>
          </table:table-cell>
          <table:table-cell table:style-name="ce3" table:formula="of:=[$Redistribution_central.M102]" office:value-type="float" office:value="0.348914954559723" calcext:value-type="float">
            <text:p>0,3489149546</text:p>
          </table:table-cell>
          <table:table-cell table:number-columns-repeated="2"/>
          <table:table-cell table:style-name="ce3" table:formula="of:=[$redistribution_low.J102]" office:value-type="float" office:value="0.260740108102979" calcext:value-type="float">
            <text:p>0,2607401081</text:p>
          </table:table-cell>
          <table:table-cell table:style-name="ce3" table:formula="of:=[$redistribution_low.K102]" office:value-type="float" office:value="0.344464839050776" calcext:value-type="float">
            <text:p>0,3444648391</text:p>
          </table:table-cell>
          <table:table-cell table:style-name="ce3" table:formula="of:=[$redistribution_low.L102]" office:value-type="float" office:value="0.262715352328647" calcext:value-type="float">
            <text:p>0,2627153523</text:p>
          </table:table-cell>
          <table:table-cell table:style-name="ce3" table:formula="of:=[$redistribution_low.M102]" office:value-type="float" office:value="0.339936117558353" calcext:value-type="float">
            <text:p>0,3399361176</text:p>
          </table:table-cell>
          <table:table-cell table:number-columns-repeated="1007"/>
        </table:table-row>
        <table:table-row table:style-name="ro2">
          <table:table-cell table:style-name="ce3" table:formula="of:=[.A106]+1" office:value-type="float" office:value="150" calcext:value-type="float">
            <text:p>150</text:p>
          </table:table-cell>
          <table:table-cell table:style-name="ce3" table:formula="of:=[$Redistribution_high.J103]" office:value-type="float" office:value="0.266586407377935" calcext:value-type="float">
            <text:p>0,2665864074</text:p>
          </table:table-cell>
          <table:table-cell table:style-name="ce3" table:formula="of:=[$Redistribution_high.K103]" office:value-type="float" office:value="0.355944529701226" calcext:value-type="float">
            <text:p>0,3559445297</text:p>
          </table:table-cell>
          <table:table-cell table:style-name="ce3" table:formula="of:=[$Redistribution_high.L103]" office:value-type="float" office:value="0.267084927566226" calcext:value-type="float">
            <text:p>0,2670849276</text:p>
          </table:table-cell>
          <table:table-cell table:style-name="ce3" table:formula="of:=[$Redistribution_high.M103]" office:value-type="float" office:value="0.354943775021205" calcext:value-type="float">
            <text:p>0,354943775</text:p>
          </table:table-cell>
          <table:table-cell/>
          <table:table-cell table:style-name="ce3"/>
          <table:table-cell table:style-name="ce3" table:formula="of:=[$Redistribution_central.J103]" office:value-type="float" office:value="0.263805375847732" calcext:value-type="float">
            <text:p>0,2638053758</text:p>
          </table:table-cell>
          <table:table-cell table:style-name="ce3" table:formula="of:=[$Redistribution_central.K103]" office:value-type="float" office:value="0.362176220866652" calcext:value-type="float">
            <text:p>0,3621762209</text:p>
          </table:table-cell>
          <table:table-cell table:style-name="ce3" table:formula="of:=[$Redistribution_central.L103]" office:value-type="float" office:value="0.265477566439617" calcext:value-type="float">
            <text:p>0,2654775664</text:p>
          </table:table-cell>
          <table:table-cell table:style-name="ce3" table:formula="of:=[$Redistribution_central.M103]" office:value-type="float" office:value="0.358356030394158" calcext:value-type="float">
            <text:p>0,3583560304</text:p>
          </table:table-cell>
          <table:table-cell table:number-columns-repeated="2"/>
          <table:table-cell table:style-name="ce3" table:formula="of:=[$redistribution_low.J103]" office:value-type="float" office:value="0.275019127106034" calcext:value-type="float">
            <text:p>0,2750191271</text:p>
          </table:table-cell>
          <table:table-cell table:style-name="ce3" table:formula="of:=[$redistribution_low.K103]" office:value-type="float" office:value="0.34854125007003" calcext:value-type="float">
            <text:p>0,3485412501</text:p>
          </table:table-cell>
          <table:table-cell table:style-name="ce3" table:formula="of:=[$redistribution_low.L103]" office:value-type="float" office:value="0.27636784718294" calcext:value-type="float">
            <text:p>0,2763678472</text:p>
          </table:table-cell>
          <table:table-cell table:style-name="ce3" table:formula="of:=[$redistribution_low.M103]" office:value-type="float" office:value="0.345515340707847" calcext:value-type="float">
            <text:p>0,3455153407</text:p>
          </table:table-cell>
          <table:table-cell table:number-columns-repeated="1007"/>
        </table:table-row>
        <table:table-row table:style-name="ro2">
          <table:table-cell table:style-name="ce3" table:formula="of:=[.A107]+1" office:value-type="float" office:value="151" calcext:value-type="float">
            <text:p>151</text:p>
          </table:table-cell>
          <table:table-cell table:style-name="ce3" table:formula="of:=[$Redistribution_high.J104]" office:value-type="float" office:value="0.283351528758994" calcext:value-type="float">
            <text:p>0,2833515288</text:p>
          </table:table-cell>
          <table:table-cell table:style-name="ce3" table:formula="of:=[$Redistribution_high.K104]" office:value-type="float" office:value="0.382870663876671" calcext:value-type="float">
            <text:p>0,3828706639</text:p>
          </table:table-cell>
          <table:table-cell table:style-name="ce3" table:formula="of:=[$Redistribution_high.L104]" office:value-type="float" office:value="0.283832391256897" calcext:value-type="float">
            <text:p>0,2838323913</text:p>
          </table:table-cell>
          <table:table-cell table:style-name="ce3" table:formula="of:=[$Redistribution_high.M104]" office:value-type="float" office:value="0.381887349920583" calcext:value-type="float">
            <text:p>0,3818873499</text:p>
          </table:table-cell>
          <table:table-cell/>
          <table:table-cell table:style-name="ce3"/>
          <table:table-cell table:style-name="ce3" table:formula="of:=[$Redistribution_central.J104]" office:value-type="float" office:value="0.267822682784349" calcext:value-type="float">
            <text:p>0,2678226828</text:p>
          </table:table-cell>
          <table:table-cell table:style-name="ce3" table:formula="of:=[$Redistribution_central.K104]" office:value-type="float" office:value="0.370422541668044" calcext:value-type="float">
            <text:p>0,3704225417</text:p>
          </table:table-cell>
          <table:table-cell table:style-name="ce3" table:formula="of:=[$Redistribution_central.L104]" office:value-type="float" office:value="0.2695207528766" calcext:value-type="float">
            <text:p>0,2695207529</text:p>
          </table:table-cell>
          <table:table-cell table:style-name="ce3" table:formula="of:=[$Redistribution_central.M104]" office:value-type="float" office:value="0.366429772653146" calcext:value-type="float">
            <text:p>0,3664297727</text:p>
          </table:table-cell>
          <table:table-cell table:number-columns-repeated="2"/>
          <table:table-cell table:style-name="ce3" table:formula="of:=[$redistribution_low.J104]" office:value-type="float" office:value="0.266798832022065" calcext:value-type="float">
            <text:p>0,266798832</text:p>
          </table:table-cell>
          <table:table-cell table:style-name="ce3" table:formula="of:=[$redistribution_low.K104]" office:value-type="float" office:value="0.332693431123296" calcext:value-type="float">
            <text:p>0,3326934311</text:p>
          </table:table-cell>
          <table:table-cell table:style-name="ce3" table:formula="of:=[$redistribution_low.L104]" office:value-type="float" office:value="0.267992607814325" calcext:value-type="float">
            <text:p>0,2679926078</text:p>
          </table:table-cell>
          <table:table-cell table:style-name="ce3" table:formula="of:=[$redistribution_low.M104]" office:value-type="float" office:value="0.330038589335782" calcext:value-type="float">
            <text:p>0,3300385893</text:p>
          </table:table-cell>
          <table:table-cell table:number-columns-repeated="1007"/>
        </table:table-row>
        <table:table-row table:style-name="ro2">
          <table:table-cell table:style-name="ce3" table:formula="of:=[.A108]+1" office:value-type="float" office:value="152" calcext:value-type="float">
            <text:p>152</text:p>
          </table:table-cell>
          <table:table-cell table:style-name="ce3" table:formula="of:=[$Redistribution_high.J105]" office:value-type="float" office:value="0.269653926833014" calcext:value-type="float">
            <text:p>0,2696539268</text:p>
          </table:table-cell>
          <table:table-cell table:style-name="ce3" table:formula="of:=[$Redistribution_high.K105]" office:value-type="float" office:value="0.357062382974979" calcext:value-type="float">
            <text:p>0,357062383</text:p>
          </table:table-cell>
          <table:table-cell table:style-name="ce3" table:formula="of:=[$Redistribution_high.L105]" office:value-type="float" office:value="0.270157565569288" calcext:value-type="float">
            <text:p>0,2701575656</text:p>
          </table:table-cell>
          <table:table-cell table:style-name="ce3" table:formula="of:=[$Redistribution_high.M105]" office:value-type="float" office:value="0.356049573546688" calcext:value-type="float">
            <text:p>0,3560495735</text:p>
          </table:table-cell>
          <table:table-cell/>
          <table:table-cell table:style-name="ce3"/>
          <table:table-cell table:style-name="ce3" table:formula="of:=[$Redistribution_central.J105]" office:value-type="float" office:value="0.280355075344267" calcext:value-type="float">
            <text:p>0,2803550753</text:p>
          </table:table-cell>
          <table:table-cell table:style-name="ce3" table:formula="of:=[$Redistribution_central.K105]" office:value-type="float" office:value="0.371857050150508" calcext:value-type="float">
            <text:p>0,3718570502</text:p>
          </table:table-cell>
          <table:table-cell table:style-name="ce3" table:formula="of:=[$Redistribution_central.L105]" office:value-type="float" office:value="0.281622980583043" calcext:value-type="float">
            <text:p>0,2816229806</text:p>
          </table:table-cell>
          <table:table-cell table:style-name="ce3" table:formula="of:=[$Redistribution_central.M105]" office:value-type="float" office:value="0.368961086184823" calcext:value-type="float">
            <text:p>0,3689610862</text:p>
          </table:table-cell>
          <table:table-cell table:number-columns-repeated="2"/>
          <table:table-cell table:style-name="ce3" table:formula="of:=[$redistribution_low.J105]" office:value-type="float" office:value="0.261597565342751" calcext:value-type="float">
            <text:p>0,2615975653</text:p>
          </table:table-cell>
          <table:table-cell table:style-name="ce3" table:formula="of:=[$redistribution_low.K105]" office:value-type="float" office:value="0.324910460912188" calcext:value-type="float">
            <text:p>0,3249104609</text:p>
          </table:table-cell>
          <table:table-cell table:style-name="ce3" table:formula="of:=[$redistribution_low.L105]" office:value-type="float" office:value="0.262192168401291" calcext:value-type="float">
            <text:p>0,2621921684</text:p>
          </table:table-cell>
          <table:table-cell table:style-name="ce3" table:formula="of:=[$redistribution_low.M105]" office:value-type="float" office:value="0.323554466288034" calcext:value-type="float">
            <text:p>0,3235544663</text:p>
          </table:table-cell>
          <table:table-cell table:number-columns-repeated="1007"/>
        </table:table-row>
        <table:table-row table:style-name="ro2" table:number-rows-repeated="1048466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Top 10% share yearly" table:style-name="ta7">
        <table:table-column table:style-name="co7" table:number-columns-repeated="5" table:default-cell-style-name="ce2"/>
        <table:table-column table:style-name="co2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style-name="ce2" office:value-type="float" office:value="2014" calcext:value-type="float">
            <text:p>2014</text:p>
          </table:table-cell>
          <table:table-cell table:style-name="ce8" office:value-type="percentage" office:value="0.2215850999" calcext:value-type="percentage">
            <text:p>22%</text:p>
          </table:table-cell>
          <table:table-cell table:style-name="ce8" office:value-type="percentage" office:value="0.2176198781" calcext:value-type="percentage">
            <text:p>22%</text:p>
          </table:table-cell>
          <table:table-cell table:style-name="ce8" office:value-type="percentage" office:value="0.2197396576" calcext:value-type="percentage">
            <text:p>22%</text:p>
          </table:table-cell>
          <table:table-cell table:style-name="ce8" office:value-type="percentage" office:value="0.2113770582" calcext:value-type="percentage">
            <text:p>21%</text:p>
          </table:table-cell>
          <table:table-cell table:number-columns-repeated="1009"/>
        </table:table-row>
        <table:table-row table:style-name="ro2">
          <table:table-cell table:formula="of:=[.A4]+1" office:value-type="float" office:value="2015" calcext:value-type="float">
            <text:p>2015</text:p>
          </table:table-cell>
          <table:table-cell table:style-name="ce9" table:formula="of:=AVERAGE([$'Top 10% share'.C6:.C9])" office:value-type="percentage" office:value="0.255531059337134" calcext:value-type="percentage">
            <text:p>26%</text:p>
          </table:table-cell>
          <table:table-cell table:style-name="ce9" table:formula="of:=AVERAGE([$'Top 10% share'.D5:.D8])" office:value-type="percentage" office:value="0.232882724904575" calcext:value-type="percentage">
            <text:p>23%</text:p>
          </table:table-cell>
          <table:table-cell table:style-name="ce9" table:formula="of:=AVERAGE([$'Top 10% share'.E5:.E8])" office:value-type="percentage" office:value="0.238700462702808" calcext:value-type="percentage">
            <text:p>24%</text:p>
          </table:table-cell>
          <table:table-cell table:style-name="ce9" table:formula="of:=AVERAGE([$'Top 10% share'.B5:.B8])" office:value-type="percentage" office:value="0.225059699133927" calcext:value-type="percentage">
            <text:p>23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9" table:formula="of:=AVERAGE([$'Top 10% share'.I5:.I8])" office:value-type="percentage" office:value="0.247625439206508" calcext:value-type="percentage">
            <text:p>25%</text:p>
          </table:table-cell>
          <table:table-cell table:style-name="ce9" table:formula="of:=AVERAGE([$'Top 10% share'.J5:.J8])" office:value-type="percentage" office:value="0.232882724904575" calcext:value-type="percentage">
            <text:p>23%</text:p>
          </table:table-cell>
          <table:table-cell table:style-name="ce9" table:formula="of:=AVERAGE([$'Top 10% share'.K5:.K8])" office:value-type="percentage" office:value="0.238700462702808" calcext:value-type="percentage">
            <text:p>24%</text:p>
          </table:table-cell>
          <table:table-cell table:style-name="ce9" table:formula="of:=AVERAGE([$'Top 10% share'.H5:.H8])" office:value-type="percentage" office:value="0.225059699133927" calcext:value-type="percentage">
            <text:p>23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9" table:formula="of:=AVERAGE([$'Top 10% share'.O5:.O8])" office:value-type="percentage" office:value="0.247625439206508" calcext:value-type="percentage">
            <text:p>25%</text:p>
          </table:table-cell>
          <table:table-cell table:style-name="ce9" table:formula="of:=AVERAGE([$'Top 10% share'.P5:.P8])" office:value-type="percentage" office:value="0.232882724904575" calcext:value-type="percentage">
            <text:p>23%</text:p>
          </table:table-cell>
          <table:table-cell table:style-name="ce9" table:formula="of:=AVERAGE([$'Top 10% share'.Q5:.Q8])" office:value-type="percentage" office:value="0.238700462702808" calcext:value-type="percentage">
            <text:p>24%</text:p>
          </table:table-cell>
          <table:table-cell table:style-name="ce9" table:formula="of:=AVERAGE([$'Top 10% share'.N5:.N8])" office:value-type="percentage" office:value="0.225059699133927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5]+1" office:value-type="float" office:value="2016" calcext:value-type="float">
            <text:p>2016</text:p>
          </table:table-cell>
          <table:table-cell table:style-name="ce9" table:formula="of:=AVERAGE([$'Top 10% share'.C9:.C12])" office:value-type="percentage" office:value="0.254246533179496" calcext:value-type="percentage">
            <text:p>25%</text:p>
          </table:table-cell>
          <table:table-cell table:style-name="ce9" table:formula="of:=AVERAGE([$'Top 10% share'.D9:.D12])" office:value-type="percentage" office:value="0.237258224185397" calcext:value-type="percentage">
            <text:p>24%</text:p>
          </table:table-cell>
          <table:table-cell table:style-name="ce9" table:formula="of:=AVERAGE([$'Top 10% share'.E9:.E12])" office:value-type="percentage" office:value="0.243438637818645" calcext:value-type="percentage">
            <text:p>24%</text:p>
          </table:table-cell>
          <table:table-cell table:style-name="ce9" table:formula="of:=AVERAGE([$'Top 10% share'.B9:.B12])" office:value-type="percentage" office:value="0.229624659094819" calcext:value-type="percentage">
            <text:p>23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9" table:formula="of:=AVERAGE([$'Top 10% share'.I9:.I12])" office:value-type="percentage" office:value="0.254246533179496" calcext:value-type="percentage">
            <text:p>25%</text:p>
          </table:table-cell>
          <table:table-cell table:style-name="ce9" table:formula="of:=AVERAGE([$'Top 10% share'.J9:.J12])" office:value-type="percentage" office:value="0.237256123906435" calcext:value-type="percentage">
            <text:p>24%</text:p>
          </table:table-cell>
          <table:table-cell table:style-name="ce9" table:formula="of:=AVERAGE([$'Top 10% share'.K9:.K12])" office:value-type="percentage" office:value="0.243438637818645" calcext:value-type="percentage">
            <text:p>24%</text:p>
          </table:table-cell>
          <table:table-cell table:style-name="ce9" table:formula="of:=AVERAGE([$'Top 10% share'.H9:.H12])" office:value-type="percentage" office:value="0.229622781021921" calcext:value-type="percentage">
            <text:p>23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9" table:formula="of:=AVERAGE([$'Top 10% share'.O9:.O12])" office:value-type="percentage" office:value="0.254246533179496" calcext:value-type="percentage">
            <text:p>25%</text:p>
          </table:table-cell>
          <table:table-cell table:style-name="ce9" table:formula="of:=AVERAGE([$'Top 10% share'.P9:.P12])" office:value-type="percentage" office:value="0.237258224185397" calcext:value-type="percentage">
            <text:p>24%</text:p>
          </table:table-cell>
          <table:table-cell table:style-name="ce9" table:formula="of:=AVERAGE([$'Top 10% share'.Q9:.Q12])" office:value-type="percentage" office:value="0.243438637818645" calcext:value-type="percentage">
            <text:p>24%</text:p>
          </table:table-cell>
          <table:table-cell table:style-name="ce9" table:formula="of:=AVERAGE([$'Top 10% share'.N9:.N12])" office:value-type="percentage" office:value="0.229624659094819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6]+1" office:value-type="float" office:value="2017" calcext:value-type="float">
            <text:p>2017</text:p>
          </table:table-cell>
          <table:table-cell table:style-name="ce9" table:formula="of:=AVERAGE([$'Top 10% share'.C13:.C16])" office:value-type="percentage" office:value="0.246783853800144" calcext:value-type="percentage">
            <text:p>25%</text:p>
          </table:table-cell>
          <table:table-cell table:style-name="ce9" table:formula="of:=AVERAGE([$'Top 10% share'.D13:.D16])" office:value-type="percentage" office:value="0.230834498787779" calcext:value-type="percentage">
            <text:p>23%</text:p>
          </table:table-cell>
          <table:table-cell table:style-name="ce9" table:formula="of:=AVERAGE([$'Top 10% share'.E13:.E16])" office:value-type="percentage" office:value="0.231515282875009" calcext:value-type="percentage">
            <text:p>23%</text:p>
          </table:table-cell>
          <table:table-cell table:style-name="ce9" table:formula="of:=AVERAGE([$'Top 10% share'.B13:.B16])" office:value-type="percentage" office:value="0.220126533151062" calcext:value-type="percentage">
            <text:p>22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9" table:formula="of:=AVERAGE([$'Top 10% share'.I13:.I16])" office:value-type="percentage" office:value="0.246783853800144" calcext:value-type="percentage">
            <text:p>25%</text:p>
          </table:table-cell>
          <table:table-cell table:style-name="ce9" table:formula="of:=AVERAGE([$'Top 10% share'.J13:.J16])" office:value-type="percentage" office:value="0.230832861055626" calcext:value-type="percentage">
            <text:p>23%</text:p>
          </table:table-cell>
          <table:table-cell table:style-name="ce9" table:formula="of:=AVERAGE([$'Top 10% share'.K13:.K16])" office:value-type="percentage" office:value="0.231515282875009" calcext:value-type="percentage">
            <text:p>23%</text:p>
          </table:table-cell>
          <table:table-cell table:style-name="ce9" table:formula="of:=AVERAGE([$'Top 10% share'.H13:.H16])" office:value-type="percentage" office:value="0.220125180938829" calcext:value-type="percentage">
            <text:p>22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9" table:formula="of:=AVERAGE([$'Top 10% share'.O13:.O16])" office:value-type="percentage" office:value="0.246783853800144" calcext:value-type="percentage">
            <text:p>25%</text:p>
          </table:table-cell>
          <table:table-cell table:style-name="ce9" table:formula="of:=AVERAGE([$'Top 10% share'.P13:.P16])" office:value-type="percentage" office:value="0.230834498787779" calcext:value-type="percentage">
            <text:p>23%</text:p>
          </table:table-cell>
          <table:table-cell table:style-name="ce9" table:formula="of:=AVERAGE([$'Top 10% share'.Q13:.Q16])" office:value-type="percentage" office:value="0.231515282875009" calcext:value-type="percentage">
            <text:p>23%</text:p>
          </table:table-cell>
          <table:table-cell table:style-name="ce9" table:formula="of:=AVERAGE([$'Top 10% share'.N13:.N16])" office:value-type="percentage" office:value="0.220126533151062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7]+1" office:value-type="float" office:value="2018" calcext:value-type="float">
            <text:p>2018</text:p>
          </table:table-cell>
          <table:table-cell table:style-name="ce9" table:formula="of:=AVERAGE([$'Top 10% share'.C17:.C20])" office:value-type="percentage" office:value="0.243136216157676" calcext:value-type="percentage">
            <text:p>24%</text:p>
          </table:table-cell>
          <table:table-cell table:style-name="ce9" table:formula="of:=AVERAGE([$'Top 10% share'.D17:.D20])" office:value-type="percentage" office:value="0.227434121506854" calcext:value-type="percentage">
            <text:p>23%</text:p>
          </table:table-cell>
          <table:table-cell table:style-name="ce9" table:formula="of:=AVERAGE([$'Top 10% share'.E17:.E20])" office:value-type="percentage" office:value="0.228235029198554" calcext:value-type="percentage">
            <text:p>23%</text:p>
          </table:table-cell>
          <table:table-cell table:style-name="ce9" table:formula="of:=AVERAGE([$'Top 10% share'.B17:.B20])" office:value-type="percentage" office:value="0.216978094456246" calcext:value-type="percentage">
            <text:p>22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9" table:formula="of:=AVERAGE([$'Top 10% share'.I17:.I20])" office:value-type="percentage" office:value="0.243749549727887" calcext:value-type="percentage">
            <text:p>24%</text:p>
          </table:table-cell>
          <table:table-cell table:style-name="ce9" table:formula="of:=AVERAGE([$'Top 10% share'.J17:.J20])" office:value-type="percentage" office:value="0.227673879765844" calcext:value-type="percentage">
            <text:p>23%</text:p>
          </table:table-cell>
          <table:table-cell table:style-name="ce9" table:formula="of:=AVERAGE([$'Top 10% share'.K17:.K20])" office:value-type="percentage" office:value="0.22881060172262" calcext:value-type="percentage">
            <text:p>23%</text:p>
          </table:table-cell>
          <table:table-cell table:style-name="ce9" table:formula="of:=AVERAGE([$'Top 10% share'.H17:.H20])" office:value-type="percentage" office:value="0.217185399095358" calcext:value-type="percentage">
            <text:p>22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9" table:formula="of:=AVERAGE([$'Top 10% share'.O17:.O20])" office:value-type="percentage" office:value="0.243749397045939" calcext:value-type="percentage">
            <text:p>24%</text:p>
          </table:table-cell>
          <table:table-cell table:style-name="ce9" table:formula="of:=AVERAGE([$'Top 10% share'.P17:.P20])" office:value-type="percentage" office:value="0.227675545582706" calcext:value-type="percentage">
            <text:p>23%</text:p>
          </table:table-cell>
          <table:table-cell table:style-name="ce9" table:formula="of:=AVERAGE([$'Top 10% share'.Q17:.Q20])" office:value-type="percentage" office:value="0.228810457840893" calcext:value-type="percentage">
            <text:p>23%</text:p>
          </table:table-cell>
          <table:table-cell table:style-name="ce9" table:formula="of:=AVERAGE([$'Top 10% share'.N17:.N20])" office:value-type="percentage" office:value="0.21718678276062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8]+1" office:value-type="float" office:value="2019" calcext:value-type="float">
            <text:p>2019</text:p>
          </table:table-cell>
          <table:table-cell table:style-name="ce9" table:formula="of:=AVERAGE([$'Top 10% share'.C21:.C24])" office:value-type="percentage" office:value="0.250788169639032" calcext:value-type="percentage">
            <text:p>25%</text:p>
          </table:table-cell>
          <table:table-cell table:style-name="ce9" table:formula="of:=AVERAGE([$'Top 10% share'.D21:.D24])" office:value-type="percentage" office:value="0.232828616610272" calcext:value-type="percentage">
            <text:p>23%</text:p>
          </table:table-cell>
          <table:table-cell table:style-name="ce9" table:formula="of:=AVERAGE([$'Top 10% share'.E21:.E24])" office:value-type="percentage" office:value="0.23535782015355" calcext:value-type="percentage">
            <text:p>24%</text:p>
          </table:table-cell>
          <table:table-cell table:style-name="ce9" table:formula="of:=AVERAGE([$'Top 10% share'.B21:.B24])" office:value-type="percentage" office:value="0.222003573655049" calcext:value-type="percentage">
            <text:p>22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9" table:formula="of:=AVERAGE([$'Top 10% share'.I21:.I24])" office:value-type="percentage" office:value="0.253517620500258" calcext:value-type="percentage">
            <text:p>25%</text:p>
          </table:table-cell>
          <table:table-cell table:style-name="ce9" table:formula="of:=AVERAGE([$'Top 10% share'.J21:.J24])" office:value-type="percentage" office:value="0.231826922996074" calcext:value-type="percentage">
            <text:p>23%</text:p>
          </table:table-cell>
          <table:table-cell table:style-name="ce9" table:formula="of:=AVERAGE([$'Top 10% share'.K21:.K24])" office:value-type="percentage" office:value="0.237852623260914" calcext:value-type="percentage">
            <text:p>24%</text:p>
          </table:table-cell>
          <table:table-cell table:style-name="ce9" table:formula="of:=AVERAGE([$'Top 10% share'.H21:.H24])" office:value-type="percentage" office:value="0.220991046970193" calcext:value-type="percentage">
            <text:p>22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9" table:formula="of:=AVERAGE([$'Top 10% share'.O21:.O24])" office:value-type="percentage" office:value="0.254275406091379" calcext:value-type="percentage">
            <text:p>25%</text:p>
          </table:table-cell>
          <table:table-cell table:style-name="ce9" table:formula="of:=AVERAGE([$'Top 10% share'.P21:.P24])" office:value-type="percentage" office:value="0.232308313204257" calcext:value-type="percentage">
            <text:p>23%</text:p>
          </table:table-cell>
          <table:table-cell table:style-name="ce9" table:formula="of:=AVERAGE([$'Top 10% share'.Q21:.Q24])" office:value-type="percentage" office:value="0.238576459397501" calcext:value-type="percentage">
            <text:p>24%</text:p>
          </table:table-cell>
          <table:table-cell table:style-name="ce9" table:formula="of:=AVERAGE([$'Top 10% share'.N21:.N24])" office:value-type="percentage" office:value="0.221455571511086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9]+1" office:value-type="float" office:value="2020" calcext:value-type="float">
            <text:p>2020</text:p>
          </table:table-cell>
          <table:table-cell table:style-name="ce9" table:formula="of:=AVERAGE([$'Top 10% share'.C25:.C28])" office:value-type="percentage" office:value="0.242768866532371" calcext:value-type="percentage">
            <text:p>24%</text:p>
          </table:table-cell>
          <table:table-cell table:style-name="ce9" table:formula="of:=AVERAGE([$'Top 10% share'.D25:.D28])" office:value-type="percentage" office:value="0.228452875994213" calcext:value-type="percentage">
            <text:p>23%</text:p>
          </table:table-cell>
          <table:table-cell table:style-name="ce9" table:formula="of:=AVERAGE([$'Top 10% share'.E25:.E28])" office:value-type="percentage" office:value="0.22652172369955" calcext:value-type="percentage">
            <text:p>23%</text:p>
          </table:table-cell>
          <table:table-cell table:style-name="ce9" table:formula="of:=AVERAGE([$'Top 10% share'.B25:.B28])" office:value-type="percentage" office:value="0.217312127684727" calcext:value-type="percentage">
            <text:p>22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9" table:formula="of:=AVERAGE([$'Top 10% share'.I25:.I28])" office:value-type="percentage" office:value="0.243357999129591" calcext:value-type="percentage">
            <text:p>24%</text:p>
          </table:table-cell>
          <table:table-cell table:style-name="ce9" table:formula="of:=AVERAGE([$'Top 10% share'.J25:.J28])" office:value-type="percentage" office:value="0.227881844280134" calcext:value-type="percentage">
            <text:p>23%</text:p>
          </table:table-cell>
          <table:table-cell table:style-name="ce9" table:formula="of:=AVERAGE([$'Top 10% share'.K25:.K28])" office:value-type="percentage" office:value="0.226347684355757" calcext:value-type="percentage">
            <text:p>23%</text:p>
          </table:table-cell>
          <table:table-cell table:style-name="ce9" table:formula="of:=AVERAGE([$'Top 10% share'.H25:.H28])" office:value-type="percentage" office:value="0.216397092626359" calcext:value-type="percentage">
            <text:p>22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9" table:formula="of:=AVERAGE([$'Top 10% share'.O25:.O28])" office:value-type="percentage" office:value="0.245140886643532" calcext:value-type="percentage">
            <text:p>25%</text:p>
          </table:table-cell>
          <table:table-cell table:style-name="ce9" table:formula="of:=AVERAGE([$'Top 10% share'.P25:.P28])" office:value-type="percentage" office:value="0.227077145446326" calcext:value-type="percentage">
            <text:p>23%</text:p>
          </table:table-cell>
          <table:table-cell table:style-name="ce9" table:formula="of:=AVERAGE([$'Top 10% share'.Q25:.Q28])" office:value-type="percentage" office:value="0.228501609453882" calcext:value-type="percentage">
            <text:p>23%</text:p>
          </table:table-cell>
          <table:table-cell table:style-name="ce9" table:formula="of:=AVERAGE([$'Top 10% share'.N25:.N28])" office:value-type="percentage" office:value="0.215887772405317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10]+1" office:value-type="float" office:value="2021" calcext:value-type="float">
            <text:p>2021</text:p>
          </table:table-cell>
          <table:table-cell table:style-name="ce9" table:formula="of:=AVERAGE([$'Top 10% share'.C29:.C32])" office:value-type="percentage" office:value="0.242339918965059" calcext:value-type="percentage">
            <text:p>24%</text:p>
          </table:table-cell>
          <table:table-cell table:style-name="ce9" table:formula="of:=AVERAGE([$'Top 10% share'.D29:.D32])" office:value-type="percentage" office:value="0.229991750688444" calcext:value-type="percentage">
            <text:p>23%</text:p>
          </table:table-cell>
          <table:table-cell table:style-name="ce9" table:formula="of:=AVERAGE([$'Top 10% share'.E29:.E32])" office:value-type="percentage" office:value="0.226813433127726" calcext:value-type="percentage">
            <text:p>23%</text:p>
          </table:table-cell>
          <table:table-cell table:style-name="ce9" table:formula="of:=AVERAGE([$'Top 10% share'.B29:.B32])" office:value-type="percentage" office:value="0.219344005063738" calcext:value-type="percentage">
            <text:p>22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9" table:formula="of:=AVERAGE([$'Top 10% share'.I29:.I32])" office:value-type="percentage" office:value="0.247500987575349" calcext:value-type="percentage">
            <text:p>25%</text:p>
          </table:table-cell>
          <table:table-cell table:style-name="ce9" table:formula="of:=AVERAGE([$'Top 10% share'.J29:.J32])" office:value-type="percentage" office:value="0.23114016122302" calcext:value-type="percentage">
            <text:p>23%</text:p>
          </table:table-cell>
          <table:table-cell table:style-name="ce9" table:formula="of:=AVERAGE([$'Top 10% share'.K29:.K32])" office:value-type="percentage" office:value="0.230911429499224" calcext:value-type="percentage">
            <text:p>23%</text:p>
          </table:table-cell>
          <table:table-cell table:style-name="ce9" table:formula="of:=AVERAGE([$'Top 10% share'.H29:.H32])" office:value-type="percentage" office:value="0.22016063263001" calcext:value-type="percentage">
            <text:p>22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9" table:formula="of:=AVERAGE([$'Top 10% share'.O29:.O32])" office:value-type="percentage" office:value="0.241201361103122" calcext:value-type="percentage">
            <text:p>24%</text:p>
          </table:table-cell>
          <table:table-cell table:style-name="ce9" table:formula="of:=AVERAGE([$'Top 10% share'.P29:.P32])" office:value-type="percentage" office:value="0.228917230010108" calcext:value-type="percentage">
            <text:p>23%</text:p>
          </table:table-cell>
          <table:table-cell table:style-name="ce9" table:formula="of:=AVERAGE([$'Top 10% share'.Q29:.Q32])" office:value-type="percentage" office:value="0.224635456427932" calcext:value-type="percentage">
            <text:p>22%</text:p>
          </table:table-cell>
          <table:table-cell table:style-name="ce9" table:formula="of:=AVERAGE([$'Top 10% share'.N29:.N32])" office:value-type="percentage" office:value="0.217725742377293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11]+1" office:value-type="float" office:value="2022" calcext:value-type="float">
            <text:p>2022</text:p>
          </table:table-cell>
          <table:table-cell table:style-name="ce9" table:formula="of:=AVERAGE([$'Top 10% share'.C33:.C36])" office:value-type="percentage" office:value="0.246090650809088" calcext:value-type="percentage">
            <text:p>25%</text:p>
          </table:table-cell>
          <table:table-cell table:style-name="ce9" table:formula="of:=AVERAGE([$'Top 10% share'.D33:.D36])" office:value-type="percentage" office:value="0.229270687276427" calcext:value-type="percentage">
            <text:p>23%</text:p>
          </table:table-cell>
          <table:table-cell table:style-name="ce9" table:formula="of:=AVERAGE([$'Top 10% share'.E33:.E36])" office:value-type="percentage" office:value="0.23213589280789" calcext:value-type="percentage">
            <text:p>23%</text:p>
          </table:table-cell>
          <table:table-cell table:style-name="ce9" table:formula="of:=AVERAGE([$'Top 10% share'.B33:.B36])" office:value-type="percentage" office:value="0.219781733178819" calcext:value-type="percentage">
            <text:p>22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9" table:formula="of:=AVERAGE([$'Top 10% share'.I33:.I36])" office:value-type="percentage" office:value="0.254038273969926" calcext:value-type="percentage">
            <text:p>25%</text:p>
          </table:table-cell>
          <table:table-cell table:style-name="ce9" table:formula="of:=AVERAGE([$'Top 10% share'.J33:.J36])" office:value-type="percentage" office:value="0.231606260050639" calcext:value-type="percentage">
            <text:p>23%</text:p>
          </table:table-cell>
          <table:table-cell table:style-name="ce9" table:formula="of:=AVERAGE([$'Top 10% share'.K33:.K36])" office:value-type="percentage" office:value="0.237789281625969" calcext:value-type="percentage">
            <text:p>24%</text:p>
          </table:table-cell>
          <table:table-cell table:style-name="ce9" table:formula="of:=AVERAGE([$'Top 10% share'.H33:.H36])" office:value-type="percentage" office:value="0.221198037394757" calcext:value-type="percentage">
            <text:p>22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9" table:formula="of:=AVERAGE([$'Top 10% share'.O33:.O36])" office:value-type="percentage" office:value="0.246233819958096" calcext:value-type="percentage">
            <text:p>25%</text:p>
          </table:table-cell>
          <table:table-cell table:style-name="ce9" table:formula="of:=AVERAGE([$'Top 10% share'.P33:.P36])" office:value-type="percentage" office:value="0.230001374717613" calcext:value-type="percentage">
            <text:p>23%</text:p>
          </table:table-cell>
          <table:table-cell table:style-name="ce9" table:formula="of:=AVERAGE([$'Top 10% share'.Q33:.Q36])" office:value-type="percentage" office:value="0.228876187481323" calcext:value-type="percentage">
            <text:p>23%</text:p>
          </table:table-cell>
          <table:table-cell table:style-name="ce9" table:formula="of:=AVERAGE([$'Top 10% share'.N33:.N36])" office:value-type="percentage" office:value="0.218616435564209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12]+1" office:value-type="float" office:value="2023" calcext:value-type="float">
            <text:p>2023</text:p>
          </table:table-cell>
          <table:table-cell table:style-name="ce9" table:formula="of:=AVERAGE([$'Top 10% share'.C37:.C40])" office:value-type="percentage" office:value="0.244634908426321" calcext:value-type="percentage">
            <text:p>24%</text:p>
          </table:table-cell>
          <table:table-cell table:style-name="ce9" table:formula="of:=AVERAGE([$'Top 10% share'.D37:.D40])" office:value-type="percentage" office:value="0.228524515428383" calcext:value-type="percentage">
            <text:p>23%</text:p>
          </table:table-cell>
          <table:table-cell table:style-name="ce9" table:formula="of:=AVERAGE([$'Top 10% share'.E37:.E40])" office:value-type="percentage" office:value="0.231699832257242" calcext:value-type="percentage">
            <text:p>23%</text:p>
          </table:table-cell>
          <table:table-cell table:style-name="ce9" table:formula="of:=AVERAGE([$'Top 10% share'.B37:.B40])" office:value-type="percentage" office:value="0.219828859033737" calcext:value-type="percentage">
            <text:p>22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9" table:formula="of:=AVERAGE([$'Top 10% share'.I37:.I40])" office:value-type="percentage" office:value="0.251727135063438" calcext:value-type="percentage">
            <text:p>25%</text:p>
          </table:table-cell>
          <table:table-cell table:style-name="ce9" table:formula="of:=AVERAGE([$'Top 10% share'.J37:.J40])" office:value-type="percentage" office:value="0.230675906887451" calcext:value-type="percentage">
            <text:p>23%</text:p>
          </table:table-cell>
          <table:table-cell table:style-name="ce9" table:formula="of:=AVERAGE([$'Top 10% share'.K37:.K40])" office:value-type="percentage" office:value="0.236707935546955" calcext:value-type="percentage">
            <text:p>24%</text:p>
          </table:table-cell>
          <table:table-cell table:style-name="ce9" table:formula="of:=AVERAGE([$'Top 10% share'.H37:.H40])" office:value-type="percentage" office:value="0.221051238912478" calcext:value-type="percentage">
            <text:p>22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9" table:formula="of:=AVERAGE([$'Top 10% share'.O37:.O40])" office:value-type="percentage" office:value="0.255625161693419" calcext:value-type="percentage">
            <text:p>26%</text:p>
          </table:table-cell>
          <table:table-cell table:style-name="ce9" table:formula="of:=AVERAGE([$'Top 10% share'.P37:.P40])" office:value-type="percentage" office:value="0.235145888605639" calcext:value-type="percentage">
            <text:p>24%</text:p>
          </table:table-cell>
          <table:table-cell table:style-name="ce9" table:formula="of:=AVERAGE([$'Top 10% share'.Q37:.Q40])" office:value-type="percentage" office:value="0.237507733590737" calcext:value-type="percentage">
            <text:p>24%</text:p>
          </table:table-cell>
          <table:table-cell table:style-name="ce9" table:formula="of:=AVERAGE([$'Top 10% share'.N37:.N40])" office:value-type="percentage" office:value="0.2236192862771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13]+1" office:value-type="float" office:value="2024" calcext:value-type="float">
            <text:p>2024</text:p>
          </table:table-cell>
          <table:table-cell table:style-name="ce9" table:formula="of:=AVERAGE([$'Top 10% share'.C41:.C44])" office:value-type="percentage" office:value="0.251029938749298" calcext:value-type="percentage">
            <text:p>25%</text:p>
          </table:table-cell>
          <table:table-cell table:style-name="ce9" table:formula="of:=AVERAGE([$'Top 10% share'.D41:.D44])" office:value-type="percentage" office:value="0.23048218242466" calcext:value-type="percentage">
            <text:p>23%</text:p>
          </table:table-cell>
          <table:table-cell table:style-name="ce9" table:formula="of:=AVERAGE([$'Top 10% share'.E41:.E44])" office:value-type="percentage" office:value="0.238401546197928" calcext:value-type="percentage">
            <text:p>24%</text:p>
          </table:table-cell>
          <table:table-cell table:style-name="ce9" table:formula="of:=AVERAGE([$'Top 10% share'.B41:.B44])" office:value-type="percentage" office:value="0.222167587841297" calcext:value-type="percentage">
            <text:p>22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9" table:formula="of:=AVERAGE([$'Top 10% share'.I41:.I44])" office:value-type="percentage" office:value="0.264137383688582" calcext:value-type="percentage">
            <text:p>26%</text:p>
          </table:table-cell>
          <table:table-cell table:style-name="ce9" table:formula="of:=AVERAGE([$'Top 10% share'.J41:.J44])" office:value-type="percentage" office:value="0.237243860409017" calcext:value-type="percentage">
            <text:p>24%</text:p>
          </table:table-cell>
          <table:table-cell table:style-name="ce9" table:formula="of:=AVERAGE([$'Top 10% share'.K41:.K44])" office:value-type="percentage" office:value="0.248897210039619" calcext:value-type="percentage">
            <text:p>25%</text:p>
          </table:table-cell>
          <table:table-cell table:style-name="ce9" table:formula="of:=AVERAGE([$'Top 10% share'.H41:.H44])" office:value-type="percentage" office:value="0.227733138218375" calcext:value-type="percentage">
            <text:p>23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9" table:formula="of:=AVERAGE([$'Top 10% share'.O41:.O44])" office:value-type="percentage" office:value="0.262710427881323" calcext:value-type="percentage">
            <text:p>26%</text:p>
          </table:table-cell>
          <table:table-cell table:style-name="ce9" table:formula="of:=AVERAGE([$'Top 10% share'.P41:.P44])" office:value-type="percentage" office:value="0.240984740443133" calcext:value-type="percentage">
            <text:p>24%</text:p>
          </table:table-cell>
          <table:table-cell table:style-name="ce9" table:formula="of:=AVERAGE([$'Top 10% share'.Q41:.Q44])" office:value-type="percentage" office:value="0.245298606844781" calcext:value-type="percentage">
            <text:p>25%</text:p>
          </table:table-cell>
          <table:table-cell table:style-name="ce9" table:formula="of:=AVERAGE([$'Top 10% share'.N41:.N44])" office:value-type="percentage" office:value="0.2300040404137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14]+1" office:value-type="float" office:value="2025" calcext:value-type="float">
            <text:p>2025</text:p>
          </table:table-cell>
          <table:table-cell table:style-name="ce9" table:formula="of:=AVERAGE([$'Top 10% share'.C45:.C48])" office:value-type="percentage" office:value="0.27058472365261" calcext:value-type="percentage">
            <text:p>27%</text:p>
          </table:table-cell>
          <table:table-cell table:style-name="ce9" table:formula="of:=AVERAGE([$'Top 10% share'.D45:.D48])" office:value-type="percentage" office:value="0.239799505283561" calcext:value-type="percentage">
            <text:p>24%</text:p>
          </table:table-cell>
          <table:table-cell table:style-name="ce9" table:formula="of:=AVERAGE([$'Top 10% share'.E45:.E48])" office:value-type="percentage" office:value="0.256770029080884" calcext:value-type="percentage">
            <text:p>26%</text:p>
          </table:table-cell>
          <table:table-cell table:style-name="ce9" table:formula="of:=AVERAGE([$'Top 10% share'.B45:.B48])" office:value-type="percentage" office:value="0.231116347215728" calcext:value-type="percentage">
            <text:p>23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9" table:formula="of:=AVERAGE([$'Top 10% share'.I45:.I48])" office:value-type="percentage" office:value="0.256636022211629" calcext:value-type="percentage">
            <text:p>26%</text:p>
          </table:table-cell>
          <table:table-cell table:style-name="ce9" table:formula="of:=AVERAGE([$'Top 10% share'.J45:.J48])" office:value-type="percentage" office:value="0.233412730814237" calcext:value-type="percentage">
            <text:p>23%</text:p>
          </table:table-cell>
          <table:table-cell table:style-name="ce9" table:formula="of:=AVERAGE([$'Top 10% share'.K45:.K48])" office:value-type="percentage" office:value="0.241943311124033" calcext:value-type="percentage">
            <text:p>24%</text:p>
          </table:table-cell>
          <table:table-cell table:style-name="ce9" table:formula="of:=AVERAGE([$'Top 10% share'.H45:.H48])" office:value-type="percentage" office:value="0.224278730955583" calcext:value-type="percentage">
            <text:p>22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9" table:formula="of:=AVERAGE([$'Top 10% share'.O45:.O48])" office:value-type="percentage" office:value="0.278366685249786" calcext:value-type="percentage">
            <text:p>28%</text:p>
          </table:table-cell>
          <table:table-cell table:style-name="ce9" table:formula="of:=AVERAGE([$'Top 10% share'.P45:.P48])" office:value-type="percentage" office:value="0.24678859089444" calcext:value-type="percentage">
            <text:p>25%</text:p>
          </table:table-cell>
          <table:table-cell table:style-name="ce9" table:formula="of:=AVERAGE([$'Top 10% share'.Q45:.Q48])" office:value-type="percentage" office:value="0.261667663916361" calcext:value-type="percentage">
            <text:p>26%</text:p>
          </table:table-cell>
          <table:table-cell table:style-name="ce9" table:formula="of:=AVERAGE([$'Top 10% share'.N45:.N48])" office:value-type="percentage" office:value="0.236660338849795" calcext:value-type="percentage">
            <text:p>24%</text:p>
          </table:table-cell>
          <table:table-cell table:number-columns-repeated="1009"/>
        </table:table-row>
        <table:table-row table:style-name="ro2">
          <table:table-cell table:formula="of:=[.A15]+1" office:value-type="float" office:value="2026" calcext:value-type="float">
            <text:p>2026</text:p>
          </table:table-cell>
          <table:table-cell table:style-name="ce9" table:formula="of:=AVERAGE([$'Top 10% share'.C49:.C52])" office:value-type="percentage" office:value="0.252763833521451" calcext:value-type="percentage">
            <text:p>25%</text:p>
          </table:table-cell>
          <table:table-cell table:style-name="ce9" table:formula="of:=AVERAGE([$'Top 10% share'.D49:.D52])" office:value-type="percentage" office:value="0.232016699040985" calcext:value-type="percentage">
            <text:p>23%</text:p>
          </table:table-cell>
          <table:table-cell table:style-name="ce9" table:formula="of:=AVERAGE([$'Top 10% share'.E49:.E52])" office:value-type="percentage" office:value="0.241172394816428" calcext:value-type="percentage">
            <text:p>24%</text:p>
          </table:table-cell>
          <table:table-cell table:style-name="ce9" table:formula="of:=AVERAGE([$'Top 10% share'.B49:.B52])" office:value-type="percentage" office:value="0.224530804591954" calcext:value-type="percentage">
            <text:p>22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9" table:formula="of:=AVERAGE([$'Top 10% share'.I49:.I52])" office:value-type="percentage" office:value="0.245298873309203" calcext:value-type="percentage">
            <text:p>25%</text:p>
          </table:table-cell>
          <table:table-cell table:style-name="ce9" table:formula="of:=AVERAGE([$'Top 10% share'.J49:.J52])" office:value-type="percentage" office:value="0.228416543714465" calcext:value-type="percentage">
            <text:p>23%</text:p>
          </table:table-cell>
          <table:table-cell table:style-name="ce9" table:formula="of:=AVERAGE([$'Top 10% share'.K49:.K52])" office:value-type="percentage" office:value="0.231722159567401" calcext:value-type="percentage">
            <text:p>23%</text:p>
          </table:table-cell>
          <table:table-cell table:style-name="ce9" table:formula="of:=AVERAGE([$'Top 10% share'.H49:.H52])" office:value-type="percentage" office:value="0.219834433296854" calcext:value-type="percentage">
            <text:p>22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9" table:formula="of:=AVERAGE([$'Top 10% share'.O49:.O52])" office:value-type="percentage" office:value="0.257823412574356" calcext:value-type="percentage">
            <text:p>26%</text:p>
          </table:table-cell>
          <table:table-cell table:style-name="ce9" table:formula="of:=AVERAGE([$'Top 10% share'.P49:.P52])" office:value-type="percentage" office:value="0.236461257116864" calcext:value-type="percentage">
            <text:p>24%</text:p>
          </table:table-cell>
          <table:table-cell table:style-name="ce9" table:formula="of:=AVERAGE([$'Top 10% share'.Q49:.Q52])" office:value-type="percentage" office:value="0.242066063104931" calcext:value-type="percentage">
            <text:p>24%</text:p>
          </table:table-cell>
          <table:table-cell table:style-name="ce9" table:formula="of:=AVERAGE([$'Top 10% share'.N49:.N52])" office:value-type="percentage" office:value="0.226693985886262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16]+1" office:value-type="float" office:value="2027" calcext:value-type="float">
            <text:p>2027</text:p>
          </table:table-cell>
          <table:table-cell table:style-name="ce9" table:formula="of:=AVERAGE([$'Top 10% share'.C53:.C56])" office:value-type="percentage" office:value="0.251985263637555" calcext:value-type="percentage">
            <text:p>25%</text:p>
          </table:table-cell>
          <table:table-cell table:style-name="ce9" table:formula="of:=AVERAGE([$'Top 10% share'.D53:.D56])" office:value-type="percentage" office:value="0.229133158115396" calcext:value-type="percentage">
            <text:p>23%</text:p>
          </table:table-cell>
          <table:table-cell table:style-name="ce9" table:formula="of:=AVERAGE([$'Top 10% share'.E53:.E56])" office:value-type="percentage" office:value="0.240696715642233" calcext:value-type="percentage">
            <text:p>24%</text:p>
          </table:table-cell>
          <table:table-cell table:style-name="ce9" table:formula="of:=AVERAGE([$'Top 10% share'.B53:.B56])" office:value-type="percentage" office:value="0.221937268003196" calcext:value-type="percentage">
            <text:p>22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9" table:formula="of:=AVERAGE([$'Top 10% share'.I53:.I56])" office:value-type="percentage" office:value="0.248068607194537" calcext:value-type="percentage">
            <text:p>25%</text:p>
          </table:table-cell>
          <table:table-cell table:style-name="ce9" table:formula="of:=AVERAGE([$'Top 10% share'.J53:.J56])" office:value-type="percentage" office:value="0.23142045595851" calcext:value-type="percentage">
            <text:p>23%</text:p>
          </table:table-cell>
          <table:table-cell table:style-name="ce9" table:formula="of:=AVERAGE([$'Top 10% share'.K53:.K56])" office:value-type="percentage" office:value="0.235025066726203" calcext:value-type="percentage">
            <text:p>24%</text:p>
          </table:table-cell>
          <table:table-cell table:style-name="ce9" table:formula="of:=AVERAGE([$'Top 10% share'.H53:.H56])" office:value-type="percentage" office:value="0.223235621418211" calcext:value-type="percentage">
            <text:p>22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9" table:formula="of:=AVERAGE([$'Top 10% share'.O53:.O56])" office:value-type="percentage" office:value="0.252732507477023" calcext:value-type="percentage">
            <text:p>25%</text:p>
          </table:table-cell>
          <table:table-cell table:style-name="ce9" table:formula="of:=AVERAGE([$'Top 10% share'.P53:.P56])" office:value-type="percentage" office:value="0.235513158537168" calcext:value-type="percentage">
            <text:p>24%</text:p>
          </table:table-cell>
          <table:table-cell table:style-name="ce9" table:formula="of:=AVERAGE([$'Top 10% share'.Q53:.Q56])" office:value-type="percentage" office:value="0.239041680566667" calcext:value-type="percentage">
            <text:p>24%</text:p>
          </table:table-cell>
          <table:table-cell table:style-name="ce9" table:formula="of:=AVERAGE([$'Top 10% share'.N53:.N56])" office:value-type="percentage" office:value="0.227014557675046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17]+1" office:value-type="float" office:value="2028" calcext:value-type="float">
            <text:p>2028</text:p>
          </table:table-cell>
          <table:table-cell table:style-name="ce9" table:formula="of:=AVERAGE([$'Top 10% share'.C57:.C60])" office:value-type="percentage" office:value="0.255693673013228" calcext:value-type="percentage">
            <text:p>26%</text:p>
          </table:table-cell>
          <table:table-cell table:style-name="ce9" table:formula="of:=AVERAGE([$'Top 10% share'.D57:.D60])" office:value-type="percentage" office:value="0.233223561366397" calcext:value-type="percentage">
            <text:p>23%</text:p>
          </table:table-cell>
          <table:table-cell table:style-name="ce9" table:formula="of:=AVERAGE([$'Top 10% share'.E57:.E60])" office:value-type="percentage" office:value="0.245160467630653" calcext:value-type="percentage">
            <text:p>25%</text:p>
          </table:table-cell>
          <table:table-cell table:style-name="ce9" table:formula="of:=AVERAGE([$'Top 10% share'.B57:.B60])" office:value-type="percentage" office:value="0.226567457764807" calcext:value-type="percentage">
            <text:p>23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9" table:formula="of:=AVERAGE([$'Top 10% share'.I57:.I60])" office:value-type="percentage" office:value="0.255896319778161" calcext:value-type="percentage">
            <text:p>26%</text:p>
          </table:table-cell>
          <table:table-cell table:style-name="ce9" table:formula="of:=AVERAGE([$'Top 10% share'.J57:.J60])" office:value-type="percentage" office:value="0.232873745826219" calcext:value-type="percentage">
            <text:p>23%</text:p>
          </table:table-cell>
          <table:table-cell table:style-name="ce9" table:formula="of:=AVERAGE([$'Top 10% share'.K57:.K60])" office:value-type="percentage" office:value="0.243523285508361" calcext:value-type="percentage">
            <text:p>24%</text:p>
          </table:table-cell>
          <table:table-cell table:style-name="ce9" table:formula="of:=AVERAGE([$'Top 10% share'.H57:.H60])" office:value-type="percentage" office:value="0.225385679907796" calcext:value-type="percentage">
            <text:p>23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9" table:formula="of:=AVERAGE([$'Top 10% share'.O57:.O60])" office:value-type="percentage" office:value="0.258291569271137" calcext:value-type="percentage">
            <text:p>26%</text:p>
          </table:table-cell>
          <table:table-cell table:style-name="ce9" table:formula="of:=AVERAGE([$'Top 10% share'.P57:.P60])" office:value-type="percentage" office:value="0.237869848736329" calcext:value-type="percentage">
            <text:p>24%</text:p>
          </table:table-cell>
          <table:table-cell table:style-name="ce9" table:formula="of:=AVERAGE([$'Top 10% share'.Q57:.Q60])" office:value-type="percentage" office:value="0.245058325293426" calcext:value-type="percentage">
            <text:p>25%</text:p>
          </table:table-cell>
          <table:table-cell table:style-name="ce9" table:formula="of:=AVERAGE([$'Top 10% share'.N57:.N60])" office:value-type="percentage" office:value="0.229879851400676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2029" calcext:value-type="float">
            <text:p>2029</text:p>
          </table:table-cell>
          <table:table-cell table:style-name="ce9" table:formula="of:=AVERAGE([$'Top 10% share'.C61:.C64])" office:value-type="percentage" office:value="0.27187248874113" calcext:value-type="percentage">
            <text:p>27%</text:p>
          </table:table-cell>
          <table:table-cell table:style-name="ce9" table:formula="of:=AVERAGE([$'Top 10% share'.D61:.D64])" office:value-type="percentage" office:value="0.242647535422181" calcext:value-type="percentage">
            <text:p>24%</text:p>
          </table:table-cell>
          <table:table-cell table:style-name="ce9" table:formula="of:=AVERAGE([$'Top 10% share'.E61:.E64])" office:value-type="percentage" office:value="0.262157635012517" calcext:value-type="percentage">
            <text:p>26%</text:p>
          </table:table-cell>
          <table:table-cell table:style-name="ce9" table:formula="of:=AVERAGE([$'Top 10% share'.B61:.B64])" office:value-type="percentage" office:value="0.236648587773802" calcext:value-type="percentage">
            <text:p>24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9" table:formula="of:=AVERAGE([$'Top 10% share'.I61:.I64])" office:value-type="percentage" office:value="0.271654523555268" calcext:value-type="percentage">
            <text:p>27%</text:p>
          </table:table-cell>
          <table:table-cell table:style-name="ce9" table:formula="of:=AVERAGE([$'Top 10% share'.J61:.J64])" office:value-type="percentage" office:value="0.242374506941481" calcext:value-type="percentage">
            <text:p>24%</text:p>
          </table:table-cell>
          <table:table-cell table:style-name="ce9" table:formula="of:=AVERAGE([$'Top 10% share'.K61:.K64])" office:value-type="percentage" office:value="0.260175294365813" calcext:value-type="percentage">
            <text:p>26%</text:p>
          </table:table-cell>
          <table:table-cell table:style-name="ce9" table:formula="of:=AVERAGE([$'Top 10% share'.H61:.H64])" office:value-type="percentage" office:value="0.235515743562384" calcext:value-type="percentage">
            <text:p>24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9" table:formula="of:=AVERAGE([$'Top 10% share'.O61:.O64])" office:value-type="percentage" office:value="0.243112281451872" calcext:value-type="percentage">
            <text:p>24%</text:p>
          </table:table-cell>
          <table:table-cell table:style-name="ce9" table:formula="of:=AVERAGE([$'Top 10% share'.P61:.P64])" office:value-type="percentage" office:value="0.22856767416026" calcext:value-type="percentage">
            <text:p>23%</text:p>
          </table:table-cell>
          <table:table-cell table:style-name="ce9" table:formula="of:=AVERAGE([$'Top 10% share'.Q61:.Q64])" office:value-type="percentage" office:value="0.23271701854674" calcext:value-type="percentage">
            <text:p>23%</text:p>
          </table:table-cell>
          <table:table-cell table:style-name="ce9" table:formula="of:=AVERAGE([$'Top 10% share'.N61:.N64])" office:value-type="percentage" office:value="0.222097510523568" calcext:value-type="percentage">
            <text:p>22%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2030" calcext:value-type="float">
            <text:p>2030</text:p>
          </table:table-cell>
          <table:table-cell table:style-name="ce9" table:formula="of:=AVERAGE([$'Top 10% share'.C65:.C68])" office:value-type="percentage" office:value="0.284036148714507" calcext:value-type="percentage">
            <text:p>28%</text:p>
          </table:table-cell>
          <table:table-cell table:style-name="ce9" table:formula="of:=AVERAGE([$'Top 10% share'.D65:.D68])" office:value-type="percentage" office:value="0.246405582416884" calcext:value-type="percentage">
            <text:p>25%</text:p>
          </table:table-cell>
          <table:table-cell table:style-name="ce9" table:formula="of:=AVERAGE([$'Top 10% share'.E65:.E68])" office:value-type="percentage" office:value="0.27459529472198" calcext:value-type="percentage">
            <text:p>27%</text:p>
          </table:table-cell>
          <table:table-cell table:style-name="ce9" table:formula="of:=AVERAGE([$'Top 10% share'.B65:.B68])" office:value-type="percentage" office:value="0.240740692021439" calcext:value-type="percentage">
            <text:p>24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9" table:formula="of:=AVERAGE([$'Top 10% share'.I65:.I68])" office:value-type="percentage" office:value="0.265268644762782" calcext:value-type="percentage">
            <text:p>27%</text:p>
          </table:table-cell>
          <table:table-cell table:style-name="ce9" table:formula="of:=AVERAGE([$'Top 10% share'.J65:.J68])" office:value-type="percentage" office:value="0.241693484613204" calcext:value-type="percentage">
            <text:p>24%</text:p>
          </table:table-cell>
          <table:table-cell table:style-name="ce9" table:formula="of:=AVERAGE([$'Top 10% share'.K65:.K68])" office:value-type="percentage" office:value="0.254400769310238" calcext:value-type="percentage">
            <text:p>25%</text:p>
          </table:table-cell>
          <table:table-cell table:style-name="ce9" table:formula="of:=AVERAGE([$'Top 10% share'.H65:.H68])" office:value-type="percentage" office:value="0.235052835846797" calcext:value-type="percentage">
            <text:p>24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9" table:formula="of:=AVERAGE([$'Top 10% share'.O65:.O68])" office:value-type="percentage" office:value="0.248445544391522" calcext:value-type="percentage">
            <text:p>25%</text:p>
          </table:table-cell>
          <table:table-cell table:style-name="ce9" table:formula="of:=AVERAGE([$'Top 10% share'.P65:.P68])" office:value-type="percentage" office:value="0.232180788174227" calcext:value-type="percentage">
            <text:p>23%</text:p>
          </table:table-cell>
          <table:table-cell table:style-name="ce9" table:formula="of:=AVERAGE([$'Top 10% share'.Q65:.Q68])" office:value-type="percentage" office:value="0.239789661763153" calcext:value-type="percentage">
            <text:p>24%</text:p>
          </table:table-cell>
          <table:table-cell table:style-name="ce9" table:formula="of:=AVERAGE([$'Top 10% share'.N65:.N68])" office:value-type="percentage" office:value="0.22694561022872" calcext:value-type="percentage">
            <text:p>23%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2031" calcext:value-type="float">
            <text:p>2031</text:p>
          </table:table-cell>
          <table:table-cell table:style-name="ce9" table:formula="of:=AVERAGE([$'Top 10% share'.C69:.C72])" office:value-type="percentage" office:value="0.288825023524687" calcext:value-type="percentage">
            <text:p>29%</text:p>
          </table:table-cell>
          <table:table-cell table:style-name="ce9" table:formula="of:=AVERAGE([$'Top 10% share'.D69:.D72])" office:value-type="percentage" office:value="0.245474684982852" calcext:value-type="percentage">
            <text:p>25%</text:p>
          </table:table-cell>
          <table:table-cell table:style-name="ce9" table:formula="of:=AVERAGE([$'Top 10% share'.E69:.E72])" office:value-type="percentage" office:value="0.281196657436833" calcext:value-type="percentage">
            <text:p>28%</text:p>
          </table:table-cell>
          <table:table-cell table:style-name="ce9" table:formula="of:=AVERAGE([$'Top 10% share'.B69:.B72])" office:value-type="percentage" office:value="0.240995961990475" calcext:value-type="percentage">
            <text:p>24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9" table:formula="of:=AVERAGE([$'Top 10% share'.I69:.I72])" office:value-type="percentage" office:value="0.276272649749977" calcext:value-type="percentage">
            <text:p>28%</text:p>
          </table:table-cell>
          <table:table-cell table:style-name="ce9" table:formula="of:=AVERAGE([$'Top 10% share'.J69:.J72])" office:value-type="percentage" office:value="0.247633120202992" calcext:value-type="percentage">
            <text:p>25%</text:p>
          </table:table-cell>
          <table:table-cell table:style-name="ce9" table:formula="of:=AVERAGE([$'Top 10% share'.K69:.K72])" office:value-type="percentage" office:value="0.266696742856333" calcext:value-type="percentage">
            <text:p>27%</text:p>
          </table:table-cell>
          <table:table-cell table:style-name="ce9" table:formula="of:=AVERAGE([$'Top 10% share'.H69:.H72])" office:value-type="percentage" office:value="0.241824875561712" calcext:value-type="percentage">
            <text:p>24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9" table:formula="of:=AVERAGE([$'Top 10% share'.O69:.O72])" office:value-type="percentage" office:value="0.27492561677204" calcext:value-type="percentage">
            <text:p>27%</text:p>
          </table:table-cell>
          <table:table-cell table:style-name="ce9" table:formula="of:=AVERAGE([$'Top 10% share'.P69:.P72])" office:value-type="percentage" office:value="0.250349791024898" calcext:value-type="percentage">
            <text:p>25%</text:p>
          </table:table-cell>
          <table:table-cell table:style-name="ce9" table:formula="of:=AVERAGE([$'Top 10% share'.Q69:.Q72])" office:value-type="percentage" office:value="0.266487552288541" calcext:value-type="percentage">
            <text:p>27%</text:p>
          </table:table-cell>
          <table:table-cell table:style-name="ce9" table:formula="of:=AVERAGE([$'Top 10% share'.N69:.N72])" office:value-type="percentage" office:value="0.24547602123136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1]+1" office:value-type="float" office:value="2032" calcext:value-type="float">
            <text:p>2032</text:p>
          </table:table-cell>
          <table:table-cell table:style-name="ce9" table:formula="of:=AVERAGE([$'Top 10% share'.C73:.C76])" office:value-type="percentage" office:value="0.289647441562569" calcext:value-type="percentage">
            <text:p>29%</text:p>
          </table:table-cell>
          <table:table-cell table:style-name="ce9" table:formula="of:=AVERAGE([$'Top 10% share'.D73:.D76])" office:value-type="percentage" office:value="0.24332772174006" calcext:value-type="percentage">
            <text:p>24%</text:p>
          </table:table-cell>
          <table:table-cell table:style-name="ce9" table:formula="of:=AVERAGE([$'Top 10% share'.E73:.E76])" office:value-type="percentage" office:value="0.283844043000851" calcext:value-type="percentage">
            <text:p>28%</text:p>
          </table:table-cell>
          <table:table-cell table:style-name="ce9" table:formula="of:=AVERAGE([$'Top 10% share'.B73:.B76])" office:value-type="percentage" office:value="0.239966449302671" calcext:value-type="percentage">
            <text:p>24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9" table:formula="of:=AVERAGE([$'Top 10% share'.I73:.I76])" office:value-type="percentage" office:value="0.283155461825244" calcext:value-type="percentage">
            <text:p>28%</text:p>
          </table:table-cell>
          <table:table-cell table:style-name="ce9" table:formula="of:=AVERAGE([$'Top 10% share'.J73:.J76])" office:value-type="percentage" office:value="0.252567613591688" calcext:value-type="percentage">
            <text:p>25%</text:p>
          </table:table-cell>
          <table:table-cell table:style-name="ce9" table:formula="of:=AVERAGE([$'Top 10% share'.K73:.K76])" office:value-type="percentage" office:value="0.275926582459555" calcext:value-type="percentage">
            <text:p>28%</text:p>
          </table:table-cell>
          <table:table-cell table:style-name="ce9" table:formula="of:=AVERAGE([$'Top 10% share'.H73:.H76])" office:value-type="percentage" office:value="0.248192860937507" calcext:value-type="percentage">
            <text:p>25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9" table:formula="of:=AVERAGE([$'Top 10% share'.O73:.O76])" office:value-type="percentage" office:value="0.289885310048752" calcext:value-type="percentage">
            <text:p>29%</text:p>
          </table:table-cell>
          <table:table-cell table:style-name="ce9" table:formula="of:=AVERAGE([$'Top 10% share'.P73:.P76])" office:value-type="percentage" office:value="0.256087810420725" calcext:value-type="percentage">
            <text:p>26%</text:p>
          </table:table-cell>
          <table:table-cell table:style-name="ce9" table:formula="of:=AVERAGE([$'Top 10% share'.Q73:.Q76])" office:value-type="percentage" office:value="0.28341154116851" calcext:value-type="percentage">
            <text:p>28%</text:p>
          </table:table-cell>
          <table:table-cell table:style-name="ce9" table:formula="of:=AVERAGE([$'Top 10% share'.N73:.N76])" office:value-type="percentage" office:value="0.252492784722856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2]+1" office:value-type="float" office:value="2033" calcext:value-type="float">
            <text:p>2033</text:p>
          </table:table-cell>
          <table:table-cell table:style-name="ce9" table:formula="of:=AVERAGE([$'Top 10% share'.C77:.C80])" office:value-type="percentage" office:value="0.290415044510134" calcext:value-type="percentage">
            <text:p>29%</text:p>
          </table:table-cell>
          <table:table-cell table:style-name="ce9" table:formula="of:=AVERAGE([$'Top 10% share'.D77:.D80])" office:value-type="percentage" office:value="0.244410226601232" calcext:value-type="percentage">
            <text:p>24%</text:p>
          </table:table-cell>
          <table:table-cell table:style-name="ce9" table:formula="of:=AVERAGE([$'Top 10% share'.E77:.E80])" office:value-type="percentage" office:value="0.285575823877315" calcext:value-type="percentage">
            <text:p>29%</text:p>
          </table:table-cell>
          <table:table-cell table:style-name="ce9" table:formula="of:=AVERAGE([$'Top 10% share'.B77:.B80])" office:value-type="percentage" office:value="0.241608078864222" calcext:value-type="percentage">
            <text:p>24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9" table:formula="of:=AVERAGE([$'Top 10% share'.I77:.I80])" office:value-type="percentage" office:value="0.278515525672611" calcext:value-type="percentage">
            <text:p>28%</text:p>
          </table:table-cell>
          <table:table-cell table:style-name="ce9" table:formula="of:=AVERAGE([$'Top 10% share'.J77:.J80])" office:value-type="percentage" office:value="0.25018330494687" calcext:value-type="percentage">
            <text:p>25%</text:p>
          </table:table-cell>
          <table:table-cell table:style-name="ce9" table:formula="of:=AVERAGE([$'Top 10% share'.K77:.K80])" office:value-type="percentage" office:value="0.272779574220273" calcext:value-type="percentage">
            <text:p>27%</text:p>
          </table:table-cell>
          <table:table-cell table:style-name="ce9" table:formula="of:=AVERAGE([$'Top 10% share'.H77:.H80])" office:value-type="percentage" office:value="0.246674068939692" calcext:value-type="percentage">
            <text:p>25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9" table:formula="of:=AVERAGE([$'Top 10% share'.O77:.O80])" office:value-type="percentage" office:value="0.292791156281761" calcext:value-type="percentage">
            <text:p>29%</text:p>
          </table:table-cell>
          <table:table-cell table:style-name="ce9" table:formula="of:=AVERAGE([$'Top 10% share'.P77:.P80])" office:value-type="percentage" office:value="0.253986578025856" calcext:value-type="percentage">
            <text:p>25%</text:p>
          </table:table-cell>
          <table:table-cell table:style-name="ce9" table:formula="of:=AVERAGE([$'Top 10% share'.Q77:.Q80])" office:value-type="percentage" office:value="0.287247698055173" calcext:value-type="percentage">
            <text:p>29%</text:p>
          </table:table-cell>
          <table:table-cell table:style-name="ce9" table:formula="of:=AVERAGE([$'Top 10% share'.N77:.N80])" office:value-type="percentage" office:value="0.250957221775515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3]+1" office:value-type="float" office:value="2034" calcext:value-type="float">
            <text:p>2034</text:p>
          </table:table-cell>
          <table:table-cell table:style-name="ce9" table:formula="of:=AVERAGE([$'Top 10% share'.C81:.C84])" office:value-type="percentage" office:value="0.313098936703093" calcext:value-type="percentage">
            <text:p>31%</text:p>
          </table:table-cell>
          <table:table-cell table:style-name="ce9" table:formula="of:=AVERAGE([$'Top 10% share'.D81:.D84])" office:value-type="percentage" office:value="0.25580341293844" calcext:value-type="percentage">
            <text:p>26%</text:p>
          </table:table-cell>
          <table:table-cell table:style-name="ce9" table:formula="of:=AVERAGE([$'Top 10% share'.E81:.E84])" office:value-type="percentage" office:value="0.308228862272822" calcext:value-type="percentage">
            <text:p>31%</text:p>
          </table:table-cell>
          <table:table-cell table:style-name="ce9" table:formula="of:=AVERAGE([$'Top 10% share'.B81:.B84])" office:value-type="percentage" office:value="0.25306845256607" calcext:value-type="percentage">
            <text:p>25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9" table:formula="of:=AVERAGE([$'Top 10% share'.I81:.I84])" office:value-type="percentage" office:value="0.29031024281281" calcext:value-type="percentage">
            <text:p>29%</text:p>
          </table:table-cell>
          <table:table-cell table:style-name="ce9" table:formula="of:=AVERAGE([$'Top 10% share'.J81:.J84])" office:value-type="percentage" office:value="0.256157887320759" calcext:value-type="percentage">
            <text:p>26%</text:p>
          </table:table-cell>
          <table:table-cell table:style-name="ce9" table:formula="of:=AVERAGE([$'Top 10% share'.K81:.K84])" office:value-type="percentage" office:value="0.284982719254217" calcext:value-type="percentage">
            <text:p>28%</text:p>
          </table:table-cell>
          <table:table-cell table:style-name="ce9" table:formula="of:=AVERAGE([$'Top 10% share'.H81:.H84])" office:value-type="percentage" office:value="0.252967220574973" calcext:value-type="percentage">
            <text:p>25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9" table:formula="of:=AVERAGE([$'Top 10% share'.O81:.O84])" office:value-type="percentage" office:value="0.298894444716975" calcext:value-type="percentage">
            <text:p>30%</text:p>
          </table:table-cell>
          <table:table-cell table:style-name="ce9" table:formula="of:=AVERAGE([$'Top 10% share'.P81:.P84])" office:value-type="percentage" office:value="0.251187332224253" calcext:value-type="percentage">
            <text:p>25%</text:p>
          </table:table-cell>
          <table:table-cell table:style-name="ce9" table:formula="of:=AVERAGE([$'Top 10% share'.Q81:.Q84])" office:value-type="percentage" office:value="0.293247046514092" calcext:value-type="percentage">
            <text:p>29%</text:p>
          </table:table-cell>
          <table:table-cell table:style-name="ce9" table:formula="of:=AVERAGE([$'Top 10% share'.N81:.N84])" office:value-type="percentage" office:value="0.248222895351498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4]+1" office:value-type="float" office:value="2035" calcext:value-type="float">
            <text:p>2035</text:p>
          </table:table-cell>
          <table:table-cell table:style-name="ce9" table:formula="of:=AVERAGE([$'Top 10% share'.C85:.C88])" office:value-type="percentage" office:value="0.314703975530274" calcext:value-type="percentage">
            <text:p>31%</text:p>
          </table:table-cell>
          <table:table-cell table:style-name="ce9" table:formula="of:=AVERAGE([$'Top 10% share'.D85:.D88])" office:value-type="percentage" office:value="0.255662671651096" calcext:value-type="percentage">
            <text:p>26%</text:p>
          </table:table-cell>
          <table:table-cell table:style-name="ce9" table:formula="of:=AVERAGE([$'Top 10% share'.E85:.E88])" office:value-type="percentage" office:value="0.311219353001241" calcext:value-type="percentage">
            <text:p>31%</text:p>
          </table:table-cell>
          <table:table-cell table:style-name="ce9" table:formula="of:=AVERAGE([$'Top 10% share'.B85:.B88])" office:value-type="percentage" office:value="0.253715989283224" calcext:value-type="percentage">
            <text:p>25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9" table:formula="of:=AVERAGE([$'Top 10% share'.I85:.I88])" office:value-type="percentage" office:value="0.323739094272981" calcext:value-type="percentage">
            <text:p>32%</text:p>
          </table:table-cell>
          <table:table-cell table:style-name="ce9" table:formula="of:=AVERAGE([$'Top 10% share'.J85:.J88])" office:value-type="percentage" office:value="0.269565084998992" calcext:value-type="percentage">
            <text:p>27%</text:p>
          </table:table-cell>
          <table:table-cell table:style-name="ce9" table:formula="of:=AVERAGE([$'Top 10% share'.K85:.K88])" office:value-type="percentage" office:value="0.319738053170307" calcext:value-type="percentage">
            <text:p>32%</text:p>
          </table:table-cell>
          <table:table-cell table:style-name="ce9" table:formula="of:=AVERAGE([$'Top 10% share'.H85:.H88])" office:value-type="percentage" office:value="0.267341459268319" calcext:value-type="percentage">
            <text:p>27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9" table:formula="of:=AVERAGE([$'Top 10% share'.O85:.O88])" office:value-type="percentage" office:value="0.294215969123044" calcext:value-type="percentage">
            <text:p>29%</text:p>
          </table:table-cell>
          <table:table-cell table:style-name="ce9" table:formula="of:=AVERAGE([$'Top 10% share'.P85:.P88])" office:value-type="percentage" office:value="0.248224718980068" calcext:value-type="percentage">
            <text:p>25%</text:p>
          </table:table-cell>
          <table:table-cell table:style-name="ce9" table:formula="of:=AVERAGE([$'Top 10% share'.Q85:.Q88])" office:value-type="percentage" office:value="0.28874129043174" calcext:value-type="percentage">
            <text:p>29%</text:p>
          </table:table-cell>
          <table:table-cell table:style-name="ce9" table:formula="of:=AVERAGE([$'Top 10% share'.N85:.N88])" office:value-type="percentage" office:value="0.245400361102597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5]+1" office:value-type="float" office:value="2036" calcext:value-type="float">
            <text:p>2036</text:p>
          </table:table-cell>
          <table:table-cell table:style-name="ce9" table:formula="of:=AVERAGE([$'Top 10% share'.C89:.C92])" office:value-type="percentage" office:value="0.324014436605197" calcext:value-type="percentage">
            <text:p>32%</text:p>
          </table:table-cell>
          <table:table-cell table:style-name="ce9" table:formula="of:=AVERAGE([$'Top 10% share'.D89:.D92])" office:value-type="percentage" office:value="0.258992973821547" calcext:value-type="percentage">
            <text:p>26%</text:p>
          </table:table-cell>
          <table:table-cell table:style-name="ce9" table:formula="of:=AVERAGE([$'Top 10% share'.E89:.E92])" office:value-type="percentage" office:value="0.320775881370771" calcext:value-type="percentage">
            <text:p>32%</text:p>
          </table:table-cell>
          <table:table-cell table:style-name="ce9" table:formula="of:=AVERAGE([$'Top 10% share'.B89:.B92])" office:value-type="percentage" office:value="0.257221523273598" calcext:value-type="percentage">
            <text:p>26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9" table:formula="of:=AVERAGE([$'Top 10% share'.I89:.I92])" office:value-type="percentage" office:value="0.343942522333896" calcext:value-type="percentage">
            <text:p>34%</text:p>
          </table:table-cell>
          <table:table-cell table:style-name="ce9" table:formula="of:=AVERAGE([$'Top 10% share'.J89:.J92])" office:value-type="percentage" office:value="0.276013631776868" calcext:value-type="percentage">
            <text:p>28%</text:p>
          </table:table-cell>
          <table:table-cell table:style-name="ce9" table:formula="of:=AVERAGE([$'Top 10% share'.K89:.K92])" office:value-type="percentage" office:value="0.340384359609572" calcext:value-type="percentage">
            <text:p>34%</text:p>
          </table:table-cell>
          <table:table-cell table:style-name="ce9" table:formula="of:=AVERAGE([$'Top 10% share'.H89:.H92])" office:value-type="percentage" office:value="0.274101786903555" calcext:value-type="percentage">
            <text:p>27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9" table:formula="of:=AVERAGE([$'Top 10% share'.O89:.O92])" office:value-type="percentage" office:value="0.280741722502355" calcext:value-type="percentage">
            <text:p>28%</text:p>
          </table:table-cell>
          <table:table-cell table:style-name="ce9" table:formula="of:=AVERAGE([$'Top 10% share'.P89:.P92])" office:value-type="percentage" office:value="0.240422216554498" calcext:value-type="percentage">
            <text:p>24%</text:p>
          </table:table-cell>
          <table:table-cell table:style-name="ce9" table:formula="of:=AVERAGE([$'Top 10% share'.Q89:.Q92])" office:value-type="percentage" office:value="0.274449109103188" calcext:value-type="percentage">
            <text:p>27%</text:p>
          </table:table-cell>
          <table:table-cell table:style-name="ce9" table:formula="of:=AVERAGE([$'Top 10% share'.N89:.N92])" office:value-type="percentage" office:value="0.237137759869694" calcext:value-type="percentage">
            <text:p>24%</text:p>
          </table:table-cell>
          <table:table-cell table:number-columns-repeated="1009"/>
        </table:table-row>
        <table:table-row table:style-name="ro2">
          <table:table-cell table:formula="of:=[.A26]+1" office:value-type="float" office:value="2037" calcext:value-type="float">
            <text:p>2037</text:p>
          </table:table-cell>
          <table:table-cell table:style-name="ce9" table:formula="of:=AVERAGE([$'Top 10% share'.C93:.C96])" office:value-type="percentage" office:value="0.336399538211048" calcext:value-type="percentage">
            <text:p>34%</text:p>
          </table:table-cell>
          <table:table-cell table:style-name="ce9" table:formula="of:=AVERAGE([$'Top 10% share'.D93:.D96])" office:value-type="percentage" office:value="0.262735086583327" calcext:value-type="percentage">
            <text:p>26%</text:p>
          </table:table-cell>
          <table:table-cell table:style-name="ce9" table:formula="of:=AVERAGE([$'Top 10% share'.E93:.E96])" office:value-type="percentage" office:value="0.33321956347887" calcext:value-type="percentage">
            <text:p>33%</text:p>
          </table:table-cell>
          <table:table-cell table:style-name="ce9" table:formula="of:=AVERAGE([$'Top 10% share'.B93:.B96])" office:value-type="percentage" office:value="0.261054324332739" calcext:value-type="percentage">
            <text:p>26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9" table:formula="of:=AVERAGE([$'Top 10% share'.I93:.I96])" office:value-type="percentage" office:value="0.353247823882824" calcext:value-type="percentage">
            <text:p>35%</text:p>
          </table:table-cell>
          <table:table-cell table:style-name="ce9" table:formula="of:=AVERAGE([$'Top 10% share'.J93:.J96])" office:value-type="percentage" office:value="0.277874237267019" calcext:value-type="percentage">
            <text:p>28%</text:p>
          </table:table-cell>
          <table:table-cell table:style-name="ce9" table:formula="of:=AVERAGE([$'Top 10% share'.K93:.K96])" office:value-type="percentage" office:value="0.349042705155384" calcext:value-type="percentage">
            <text:p>35%</text:p>
          </table:table-cell>
          <table:table-cell table:style-name="ce9" table:formula="of:=AVERAGE([$'Top 10% share'.H93:.H96])" office:value-type="percentage" office:value="0.275719591103065" calcext:value-type="percentage">
            <text:p>28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9" table:formula="of:=AVERAGE([$'Top 10% share'.O93:.O96])" office:value-type="percentage" office:value="0.299685414071788" calcext:value-type="percentage">
            <text:p>30%</text:p>
          </table:table-cell>
          <table:table-cell table:style-name="ce9" table:formula="of:=AVERAGE([$'Top 10% share'.P93:.P96])" office:value-type="percentage" office:value="0.249168050567365" calcext:value-type="percentage">
            <text:p>25%</text:p>
          </table:table-cell>
          <table:table-cell table:style-name="ce9" table:formula="of:=AVERAGE([$'Top 10% share'.Q93:.Q96])" office:value-type="percentage" office:value="0.294609987683249" calcext:value-type="percentage">
            <text:p>29%</text:p>
          </table:table-cell>
          <table:table-cell table:style-name="ce9" table:formula="of:=AVERAGE([$'Top 10% share'.N93:.N96])" office:value-type="percentage" office:value="0.246624017291278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7]+1" office:value-type="float" office:value="2038" calcext:value-type="float">
            <text:p>2038</text:p>
          </table:table-cell>
          <table:table-cell table:style-name="ce9" table:formula="of:=AVERAGE([$'Top 10% share'.C97:.C100])" office:value-type="percentage" office:value="0.329543055216753" calcext:value-type="percentage">
            <text:p>33%</text:p>
          </table:table-cell>
          <table:table-cell table:style-name="ce9" table:formula="of:=AVERAGE([$'Top 10% share'.D97:.D100])" office:value-type="percentage" office:value="0.257429260885841" calcext:value-type="percentage">
            <text:p>26%</text:p>
          </table:table-cell>
          <table:table-cell table:style-name="ce9" table:formula="of:=AVERAGE([$'Top 10% share'.E97:.E100])" office:value-type="percentage" office:value="0.327584250757388" calcext:value-type="percentage">
            <text:p>33%</text:p>
          </table:table-cell>
          <table:table-cell table:style-name="ce9" table:formula="of:=AVERAGE([$'Top 10% share'.B97:.B100])" office:value-type="percentage" office:value="0.256396676071724" calcext:value-type="percentage">
            <text:p>26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9" table:formula="of:=AVERAGE([$'Top 10% share'.I97:.I100])" office:value-type="percentage" office:value="0.348074928449984" calcext:value-type="percentage">
            <text:p>35%</text:p>
          </table:table-cell>
          <table:table-cell table:style-name="ce9" table:formula="of:=AVERAGE([$'Top 10% share'.J97:.J100])" office:value-type="percentage" office:value="0.269238463048047" calcext:value-type="percentage">
            <text:p>27%</text:p>
          </table:table-cell>
          <table:table-cell table:style-name="ce9" table:formula="of:=AVERAGE([$'Top 10% share'.K97:.K100])" office:value-type="percentage" office:value="0.344977477697361" calcext:value-type="percentage">
            <text:p>34%</text:p>
          </table:table-cell>
          <table:table-cell table:style-name="ce9" table:formula="of:=AVERAGE([$'Top 10% share'.H97:.H100])" office:value-type="percentage" office:value="0.267730422510675" calcext:value-type="percentage">
            <text:p>27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9" table:formula="of:=AVERAGE([$'Top 10% share'.O97:.O100])" office:value-type="percentage" office:value="0.314060280816258" calcext:value-type="percentage">
            <text:p>31%</text:p>
          </table:table-cell>
          <table:table-cell table:style-name="ce9" table:formula="of:=AVERAGE([$'Top 10% share'.P97:.P100])" office:value-type="percentage" office:value="0.254629465160954" calcext:value-type="percentage">
            <text:p>25%</text:p>
          </table:table-cell>
          <table:table-cell table:style-name="ce9" table:formula="of:=AVERAGE([$'Top 10% share'.Q97:.Q100])" office:value-type="percentage" office:value="0.31082581347402" calcext:value-type="percentage">
            <text:p>31%</text:p>
          </table:table-cell>
          <table:table-cell table:style-name="ce9" table:formula="of:=AVERAGE([$'Top 10% share'.N97:.N100])" office:value-type="percentage" office:value="0.2530945661553" calcext:value-type="percentage">
            <text:p>25%</text:p>
          </table:table-cell>
          <table:table-cell table:number-columns-repeated="1009"/>
        </table:table-row>
        <table:table-row table:style-name="ro2">
          <table:table-cell table:formula="of:=[.A28]+1" office:value-type="float" office:value="2039" calcext:value-type="float">
            <text:p>2039</text:p>
          </table:table-cell>
          <table:table-cell table:style-name="ce9" table:formula="of:=AVERAGE([$'Top 10% share'.C101:.C104])" office:value-type="percentage" office:value="0.354703710326363" calcext:value-type="percentage">
            <text:p>35%</text:p>
          </table:table-cell>
          <table:table-cell table:style-name="ce9" table:formula="of:=AVERAGE([$'Top 10% share'.D101:.D104])" office:value-type="percentage" office:value="0.270810365985272" calcext:value-type="percentage">
            <text:p>27%</text:p>
          </table:table-cell>
          <table:table-cell table:style-name="ce9" table:formula="of:=AVERAGE([$'Top 10% share'.E101:.E104])" office:value-type="percentage" office:value="0.353181549127678" calcext:value-type="percentage">
            <text:p>35%</text:p>
          </table:table-cell>
          <table:table-cell table:style-name="ce9" table:formula="of:=AVERAGE([$'Top 10% share'.B101:.B104])" office:value-type="percentage" office:value="0.270036084002365" calcext:value-type="percentage">
            <text:p>27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9" table:formula="of:=AVERAGE([$'Top 10% share'.I101:.I104])" office:value-type="percentage" office:value="0.364807093060087" calcext:value-type="percentage">
            <text:p>36%</text:p>
          </table:table-cell>
          <table:table-cell table:style-name="ce9" table:formula="of:=AVERAGE([$'Top 10% share'.J101:.J104])" office:value-type="percentage" office:value="0.27414975856766" calcext:value-type="percentage">
            <text:p>27%</text:p>
          </table:table-cell>
          <table:table-cell table:style-name="ce9" table:formula="of:=AVERAGE([$'Top 10% share'.K101:.K104])" office:value-type="percentage" office:value="0.361457852301747" calcext:value-type="percentage">
            <text:p>36%</text:p>
          </table:table-cell>
          <table:table-cell table:style-name="ce9" table:formula="of:=AVERAGE([$'Top 10% share'.H101:.H104])" office:value-type="percentage" office:value="0.272609667644804" calcext:value-type="percentage">
            <text:p>27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9" table:formula="of:=AVERAGE([$'Top 10% share'.O101:.O104])" office:value-type="percentage" office:value="0.327179949920917" calcext:value-type="percentage">
            <text:p>33%</text:p>
          </table:table-cell>
          <table:table-cell table:style-name="ce9" table:formula="of:=AVERAGE([$'Top 10% share'.P101:.P104])" office:value-type="percentage" office:value="0.259978029108226" calcext:value-type="percentage">
            <text:p>26%</text:p>
          </table:table-cell>
          <table:table-cell table:style-name="ce9" table:formula="of:=AVERAGE([$'Top 10% share'.Q101:.Q104])" office:value-type="percentage" office:value="0.323967813790498" calcext:value-type="percentage">
            <text:p>32%</text:p>
          </table:table-cell>
          <table:table-cell table:style-name="ce9" table:formula="of:=AVERAGE([$'Top 10% share'.N101:.N104])" office:value-type="percentage" office:value="0.258514272550734" calcext:value-type="percentage">
            <text:p>26%</text:p>
          </table:table-cell>
          <table:table-cell table:number-columns-repeated="1009"/>
        </table:table-row>
        <table:table-row table:style-name="ro2">
          <table:table-cell table:formula="of:=[.A29]+1" office:value-type="float" office:value="2040" calcext:value-type="float">
            <text:p>2040</text:p>
          </table:table-cell>
          <table:table-cell table:style-name="ce9" table:formula="of:=AVERAGE([$'Top 10% share'.C105:.C108])" office:value-type="percentage" office:value="0.368760126509025" calcext:value-type="percentage">
            <text:p>37%</text:p>
          </table:table-cell>
          <table:table-cell table:style-name="ce10" table:formula="of:=AVERAGE([$'Top 10% share'.D105:.D108])" office:value-type="percentage" office:value="0.275430955632117" calcext:value-type="percentage">
            <text:p>27,5%</text:p>
          </table:table-cell>
          <table:table-cell table:style-name="ce9" table:formula="of:=AVERAGE([$'Top 10% share'.E105:.E108])" office:value-type="percentage" office:value="0.367731978708609" calcext:value-type="percentage">
            <text:p>37%</text:p>
          </table:table-cell>
          <table:table-cell table:style-name="ce9" table:formula="of:=AVERAGE([$'Top 10% share'.B105:.B108])" office:value-type="percentage" office:value="0.274921959083656" calcext:value-type="percentage">
            <text:p>27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Top 10% share'.I105:.I108])" office:value-type="percentage" office:value="0.359821334834047" calcext:value-type="percentage">
            <text:p>35,98%</text:p>
          </table:table-cell>
          <table:table-cell table:style-name="ce11" table:formula="of:=AVERAGE([$'Top 10% share'.J105:.J108])" office:value-type="percentage" office:value="0.266845880584827" calcext:value-type="percentage">
            <text:p>26,68%</text:p>
          </table:table-cell>
          <table:table-cell table:style-name="ce9" table:formula="of:=AVERAGE([$'Top 10% share'.K105:.K108])" office:value-type="percentage" office:value="0.356432363404543" calcext:value-type="percentage">
            <text:p>36%</text:p>
          </table:table-cell>
          <table:table-cell table:style-name="ce9" table:formula="of:=AVERAGE([$'Top 10% share'.H105:.H108])" office:value-type="percentage" office:value="0.265350065832193" calcext:value-type="percentage">
            <text:p>27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9" table:formula="of:=AVERAGE([$'Top 10% share'.O105:.O108])" office:value-type="percentage" office:value="0.34281378521627" calcext:value-type="percentage">
            <text:p>34%</text:p>
          </table:table-cell>
          <table:table-cell table:style-name="ce9" table:formula="of:=AVERAGE([$'Top 10% share'.P105:.P108])" office:value-type="percentage" office:value="0.269921665098913" calcext:value-type="percentage">
            <text:p>27%</text:p>
          </table:table-cell>
          <table:table-cell table:style-name="ce9" table:formula="of:=AVERAGE([$'Top 10% share'.Q105:.Q108])" office:value-type="percentage" office:value="0.339508215180644" calcext:value-type="percentage">
            <text:p>34%</text:p>
          </table:table-cell>
          <table:table-cell table:style-name="ce9" table:formula="of:=AVERAGE([$'Top 10% share'.N105:.N108])" office:value-type="percentage" office:value="0.268452263169957" calcext:value-type="percentage">
            <text:p>27%</text:p>
          </table:table-cell>
          <table:table-cell table:number-columns-repeated="1009"/>
        </table:table-row>
        <table:table-row table:style-name="ro2">
          <table:table-cell table:number-columns-repeated="7"/>
          <table:table-cell table:style-name="ce12"/>
          <table:table-cell table:number-columns-repeated="1016"/>
        </table:table-row>
        <table:table-row table:style-name="ro2">
          <table:table-cell>
            <draw:frame table:end-cell-address="'Top 10% share yearly'.D61" table:end-x="41.11mm" table:end-y="3.6mm" draw:z-index="1" draw:name="Chart 4" draw:style-name="gr1" draw:text-style-name="P1" svg:width="215mm" svg:height="151.99mm" svg:x="0.75mm" svg:y="5.09mm">
              <draw:object draw:notify-on-update-of-ranges="'Top 10% share yearly'.B3:'Top 10% share yearly'.B3 'Top 10% share yearly'.B4:'Top 10% share yearly'.B30 'Top 10% share yearly'.A4:'Top 10% share yearly'.A30 'Top 10% share yearly'.C3:'Top 10% share yearly'.C3 'Top 10% share yearly'.C4:'Top 10% share yearly'.C30 'Top 10% share yearly'.A4:'Top 10% share yearly'.A30 'Top 10% share yearly'.D3:'Top 10% share yearly'.D3 'Top 10% share yearly'.D4:'Top 10% share yearly'.D30 'Top 10% share yearly'.A4:'Top 10% share yearly'.A30 'Top 10% share yearly'.E3:'Top 10% share yearly'.E3 'Top 10% share yearly'.E4:'Top 10% share yearly'.E30 'Top 10% share yearly'.A4:'Top 10% share yearly'.A30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  <table:table-cell table:number-columns-repeated="2"/>
          <table:table-cell>
            <draw:frame table:end-cell-address="'Top 10% share yearly'.L61" table:end-x="3.19mm" table:end-y="3.25mm" draw:z-index="0" draw:name="Chart 2" draw:style-name="gr1" draw:text-style-name="P1" svg:width="208.57mm" svg:height="152mm" svg:x="42.59mm" svg:y="4.73mm">
              <draw:object draw:notify-on-update-of-ranges="'Top 10% share yearly'.G3:'Top 10% share yearly'.G3 'Top 10% share yearly'.G4:'Top 10% share yearly'.G30 'Top 10% share yearly'.F4:'Top 10% share yearly'.F30 'Top 10% share yearly'.H3:'Top 10% share yearly'.H3 'Top 10% share yearly'.H4:'Top 10% share yearly'.H30 'Top 10% share yearly'.F4:'Top 10% share yearly'.F30 'Top 10% share yearly'.I3:'Top 10% share yearly'.I3 'Top 10% share yearly'.I4:'Top 10% share yearly'.I30 'Top 10% share yearly'.F4:'Top 10% share yearly'.F30 'Top 10% share yearly'.J3:'Top 10% share yearly'.J3 'Top 10% share yearly'.J4:'Top 10% share yearly'.J30 'Top 10% share yearly'.F4:'Top 10% share yearly'.F30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  <table:table-cell table:number-columns-repeated="7"/>
          <table:table-cell>
            <draw:frame table:end-cell-address="'Top 10% share yearly'.U61" table:end-x="14.65mm" table:end-y="2.54mm" draw:z-index="2" draw:name="Chart 5" draw:style-name="gr1" draw:text-style-name="P1" svg:width="204.89mm" svg:height="152mm" svg:x="7.1mm" svg:y="4.02mm">
              <draw:object draw:notify-on-update-of-ranges="'Top 10% share yearly'.L3:'Top 10% share yearly'.L3 'Top 10% share yearly'.L4:'Top 10% share yearly'.L30 'Top 10% share yearly'.K4:'Top 10% share yearly'.K30 'Top 10% share yearly'.M3:'Top 10% share yearly'.M3 'Top 10% share yearly'.M4:'Top 10% share yearly'.M30 'Top 10% share yearly'.K4:'Top 10% share yearly'.K30 'Top 10% share yearly'.N3:'Top 10% share yearly'.N3 'Top 10% share yearly'.N4:'Top 10% share yearly'.N30 'Top 10% share yearly'.K4:'Top 10% share yearly'.K30 'Top 10% share yearly'.O3:'Top 10% share yearly'.O3 'Top 10% share yearly'.O4:'Top 10% share yearly'.O30 'Top 10% share yearly'.K4:'Top 10% share yearly'.K30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 table:number-columns-repeated="1012"/>
        </table:table-row>
        <table:table-row table:style-name="ro2" table:number-rows-repeated="1048543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ttom 10% share" table:style-name="ta8">
        <table:table-column table:style-name="co2" table:number-columns-repeated="6" table:default-cell-style-name="Default"/>
        <table:table-column table:style-name="co8" table:default-cell-style-name="ce2"/>
        <table:table-column table:style-name="co2" table:number-columns-repeated="4" table:default-cell-style-name="Default"/>
        <table:table-column table:style-name="co8" table:default-cell-style-name="ce2"/>
        <table:table-column table:style-name="co2" table:number-columns-repeated="1012" table:default-cell-style-name="Default"/>
        <table:table-row table:style-name="ro2">
          <table:table-cell table:number-columns-repeated="6"/>
          <table:table-cell table:style-name="Default"/>
          <table:table-cell table:number-columns-repeated="4"/>
          <table:table-cell table:style-name="Default"/>
          <table:table-cell table:number-columns-repeated="1012"/>
        </table:table-row>
        <table:table-row table:style-name="ro2">
          <table:table-cell table:number-columns-repeated="2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8"/>
        </table:table-row>
        <table:table-row table:style-name="ro7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/>
          <table:table-cell table:style-name="ce1" office:value-type="string" calcext:value-type="string">
            <text:p>Bottom 10%, share of all income</text:p>
          </table:table-cell>
          <table:table-cell table:style-name="ce1" office:value-type="string" calcext:value-type="string">
            <text:p>Bottom 10%, share of labour income</text:p>
          </table:table-cell>
          <table:table-cell table:style-name="ce1" office:value-type="string" calcext:value-type="string">
            <text:p>Bottom 10%, share of labour and pension income</text:p>
          </table:table-cell>
          <table:table-cell table:style-name="ce1" office:value-type="string" calcext:value-type="string">
            <text:p>Bottom 10%, share of labour and familiy benefits income</text:p>
          </table:table-cell>
          <table:table-cell table:number-columns-repeated="1009"/>
        </table:table-row>
        <table:table-row table:style-name="ro2">
          <table:table-cell table:style-name="ce2" office:value-type="float" office:value="48" calcext:value-type="float">
            <text:p>48</text:p>
          </table:table-cell>
          <table:table-cell table:style-name="ce3" office:value-type="float" office:value="0.0326108691" calcext:value-type="float">
            <text:p>0,0326108691</text:p>
          </table:table-cell>
          <table:table-cell table:style-name="ce3" office:value-type="float" office:value="0.0261696348" calcext:value-type="float">
            <text:p>0,0261696348</text:p>
          </table:table-cell>
          <table:table-cell table:style-name="ce3" office:value-type="float" office:value="0.0269383028" calcext:value-type="float">
            <text:p>0,0269383028</text:p>
          </table:table-cell>
          <table:table-cell table:style-name="ce3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/>
          <table:table-cell table:style-name="ce1" table:formula="of:=[.B4]" office:value-type="float" office:value="0.0326108691" calcext:value-type="float">
            <text:p>0,0326108691</text:p>
          </table:table-cell>
          <table:table-cell table:style-name="ce1" table:formula="of:=[.C4]" office:value-type="float" office:value="0.0261696348" calcext:value-type="float">
            <text:p>0,0261696348</text:p>
          </table:table-cell>
          <table:table-cell table:style-name="ce1" table:formula="of:=[.D4]" office:value-type="float" office:value="0.0269383028" calcext:value-type="float">
            <text:p>0,0269383028</text:p>
          </table:table-cell>
          <table:table-cell table:style-name="ce1" table:formula="of:=[.E4]" office:value-type="float" office:value="0.0291823056" calcext:value-type="float">
            <text:p>0,0291823056</text:p>
          </table:table-cell>
          <table:table-cell table:number-columns-repeated="1009"/>
        </table:table-row>
        <table:table-row table:style-name="ro2">
          <table:table-cell table:style-name="ce3" table:formula="of:=[.A4]+1" office:value-type="float" office:value="49" calcext:value-type="float">
            <text:p>49</text:p>
          </table:table-cell>
          <table:table-cell table:style-name="ce3" table:formula="of:=[$Redistribution_high.N2]" office:value-type="float" office:value="0.0314869324702347" calcext:value-type="float">
            <text:p>0,0314869325</text:p>
          </table:table-cell>
          <table:table-cell table:style-name="ce3" table:formula="of:=[$Redistribution_high.O2]" office:value-type="float" office:value="0.0262172747434197" calcext:value-type="float">
            <text:p>0,0262172747</text:p>
          </table:table-cell>
          <table:table-cell table:style-name="ce3" table:formula="of:=[$Redistribution_high.P2]" office:value-type="float" office:value="0.0236978525400559" calcext:value-type="float">
            <text:p>0,0236978525</text:p>
          </table:table-cell>
          <table:table-cell table:style-name="ce3" table:formula="of:=[$Redistribution_high.Q2]" office:value-type="float" office:value="0.0362960895108972" calcext:value-type="float">
            <text:p>0,0362960895</text:p>
          </table:table-cell>
          <table:table-cell/>
          <table:table-cell table:style-name="ce3" table:formula="of:=[$Redistribution_central.N2]" office:value-type="float" office:value="0.0314869324702347" calcext:value-type="float">
            <text:p>0,0314869325</text:p>
          </table:table-cell>
          <table:table-cell table:style-name="ce3" table:formula="of:=[$Redistribution_central.O2]" office:value-type="float" office:value="0.0262172747434197" calcext:value-type="float">
            <text:p>0,0262172747</text:p>
          </table:table-cell>
          <table:table-cell table:style-name="ce3" table:formula="of:=[$Redistribution_central.P2]" office:value-type="float" office:value="0.0236978525400559" calcext:value-type="float">
            <text:p>0,0236978525</text:p>
          </table:table-cell>
          <table:table-cell table:style-name="ce3" table:formula="of:=[$Redistribution_central.Q2]" office:value-type="float" office:value="0.0362960895108972" calcext:value-type="float">
            <text:p>0,0362960895</text:p>
          </table:table-cell>
          <table:table-cell/>
          <table:table-cell table:style-name="ce3" table:formula="of:=[$redistribution_low.N2]" office:value-type="float" office:value="0.0314869324702347" calcext:value-type="float">
            <text:p>0,0314869325</text:p>
          </table:table-cell>
          <table:table-cell table:style-name="ce3" table:formula="of:=[$redistribution_low.O2]" office:value-type="float" office:value="0.0262172747434197" calcext:value-type="float">
            <text:p>0,0262172747</text:p>
          </table:table-cell>
          <table:table-cell table:style-name="ce3" table:formula="of:=[$redistribution_low.P2]" office:value-type="float" office:value="0.0236978525400559" calcext:value-type="float">
            <text:p>0,0236978525</text:p>
          </table:table-cell>
          <table:table-cell table:style-name="ce3" table:formula="of:=[$redistribution_low.Q2]" office:value-type="float" office:value="0.0362960895108972" calcext:value-type="float">
            <text:p>0,0362960895</text:p>
          </table:table-cell>
          <table:table-cell table:number-columns-repeated="1009"/>
        </table:table-row>
        <table:table-row table:style-name="ro2">
          <table:table-cell table:style-name="ce3" table:formula="of:=[.A5]+1" office:value-type="float" office:value="50" calcext:value-type="float">
            <text:p>50</text:p>
          </table:table-cell>
          <table:table-cell table:style-name="ce3" table:formula="of:=[$Redistribution_high.N3]" office:value-type="float" office:value="0.0342368816999756" calcext:value-type="float">
            <text:p>0,0342368817</text:p>
          </table:table-cell>
          <table:table-cell table:style-name="ce3" table:formula="of:=[$Redistribution_high.O3]" office:value-type="float" office:value="0.0282245464696407" calcext:value-type="float">
            <text:p>0,0282245465</text:p>
          </table:table-cell>
          <table:table-cell table:style-name="ce3" table:formula="of:=[$Redistribution_high.P3]" office:value-type="float" office:value="0.0257265697541221" calcext:value-type="float">
            <text:p>0,0257265698</text:p>
          </table:table-cell>
          <table:table-cell table:style-name="ce3" table:formula="of:=[$Redistribution_high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central.N3]" office:value-type="float" office:value="0.0342368816999756" calcext:value-type="float">
            <text:p>0,0342368817</text:p>
          </table:table-cell>
          <table:table-cell table:style-name="ce3" table:formula="of:=[$Redistribution_central.O3]" office:value-type="float" office:value="0.0282245464696407" calcext:value-type="float">
            <text:p>0,0282245465</text:p>
          </table:table-cell>
          <table:table-cell table:style-name="ce3" table:formula="of:=[$Redistribution_central.P3]" office:value-type="float" office:value="0.0257265697541221" calcext:value-type="float">
            <text:p>0,0257265698</text:p>
          </table:table-cell>
          <table:table-cell table:style-name="ce3" table:formula="of:=[$Redistribution_central.Q3]" office:value-type="float" office:value="0.039520313948544" calcext:value-type="float">
            <text:p>0,0395203139</text:p>
          </table:table-cell>
          <table:table-cell/>
          <table:table-cell table:style-name="ce3" table:formula="of:=[$redistribution_low.N3]" office:value-type="float" office:value="0.0342368816999756" calcext:value-type="float">
            <text:p>0,0342368817</text:p>
          </table:table-cell>
          <table:table-cell table:style-name="ce3" table:formula="of:=[$redistribution_low.O3]" office:value-type="float" office:value="0.0282245464696407" calcext:value-type="float">
            <text:p>0,0282245465</text:p>
          </table:table-cell>
          <table:table-cell table:style-name="ce3" table:formula="of:=[$redistribution_low.P3]" office:value-type="float" office:value="0.0257265697541221" calcext:value-type="float">
            <text:p>0,0257265698</text:p>
          </table:table-cell>
          <table:table-cell table:style-name="ce3" table:formula="of:=[$redistribution_low.Q3]" office:value-type="float" office:value="0.039520313948544" calcext:value-type="float">
            <text:p>0,0395203139</text:p>
          </table:table-cell>
          <table:table-cell table:number-columns-repeated="1009"/>
        </table:table-row>
        <table:table-row table:style-name="ro2">
          <table:table-cell table:style-name="ce3" table:formula="of:=[.A6]+1" office:value-type="float" office:value="51" calcext:value-type="float">
            <text:p>51</text:p>
          </table:table-cell>
          <table:table-cell table:style-name="ce3" table:formula="of:=[$Redistribution_high.N4]" office:value-type="float" office:value="0.0370621664042102" calcext:value-type="float">
            <text:p>0,0370621664</text:p>
          </table:table-cell>
          <table:table-cell table:style-name="ce3" table:formula="of:=[$Redistribution_high.O4]" office:value-type="float" office:value="0.0266383087031445" calcext:value-type="float">
            <text:p>0,0266383087</text:p>
          </table:table-cell>
          <table:table-cell table:style-name="ce3" table:formula="of:=[$Redistribution_high.P4]" office:value-type="float" office:value="0.0271180622391379" calcext:value-type="float">
            <text:p>0,0271180622</text:p>
          </table:table-cell>
          <table:table-cell table:style-name="ce3" table:formula="of:=[$Redistribution_high.Q4]" office:value-type="float" office:value="0.0397244730695759" calcext:value-type="float">
            <text:p>0,0397244731</text:p>
          </table:table-cell>
          <table:table-cell/>
          <table:table-cell table:style-name="ce3" table:formula="of:=[$Redistribution_central.N4]" office:value-type="float" office:value="0.0370621664042102" calcext:value-type="float">
            <text:p>0,0370621664</text:p>
          </table:table-cell>
          <table:table-cell table:style-name="ce3" table:formula="of:=[$Redistribution_central.O4]" office:value-type="float" office:value="0.0266383087031445" calcext:value-type="float">
            <text:p>0,0266383087</text:p>
          </table:table-cell>
          <table:table-cell table:style-name="ce3" table:formula="of:=[$Redistribution_central.P4]" office:value-type="float" office:value="0.0271180622391379" calcext:value-type="float">
            <text:p>0,0271180622</text:p>
          </table:table-cell>
          <table:table-cell table:style-name="ce3" table:formula="of:=[$Redistribution_central.Q4]" office:value-type="float" office:value="0.0397244730695759" calcext:value-type="float">
            <text:p>0,0397244731</text:p>
          </table:table-cell>
          <table:table-cell/>
          <table:table-cell table:style-name="ce3" table:formula="of:=[$redistribution_low.N4]" office:value-type="float" office:value="0.0370621664042102" calcext:value-type="float">
            <text:p>0,0370621664</text:p>
          </table:table-cell>
          <table:table-cell table:style-name="ce3" table:formula="of:=[$redistribution_low.O4]" office:value-type="float" office:value="0.0266383087031445" calcext:value-type="float">
            <text:p>0,0266383087</text:p>
          </table:table-cell>
          <table:table-cell table:style-name="ce3" table:formula="of:=[$redistribution_low.P4]" office:value-type="float" office:value="0.0271180622391379" calcext:value-type="float">
            <text:p>0,0271180622</text:p>
          </table:table-cell>
          <table:table-cell table:style-name="ce3" table:formula="of:=[$redistribution_low.Q4]" office:value-type="float" office:value="0.0397244730695759" calcext:value-type="float">
            <text:p>0,0397244731</text:p>
          </table:table-cell>
          <table:table-cell table:number-columns-repeated="1009"/>
        </table:table-row>
        <table:table-row table:style-name="ro2">
          <table:table-cell table:style-name="ce3" table:formula="of:=[.A7]+1" office:value-type="float" office:value="52" calcext:value-type="float">
            <text:p>52</text:p>
          </table:table-cell>
          <table:table-cell table:style-name="ce3" table:formula="of:=[$Redistribution_high.N5]" office:value-type="float" office:value="0.0362558830217735" calcext:value-type="float">
            <text:p>0,036255883</text:p>
          </table:table-cell>
          <table:table-cell table:style-name="ce3" table:formula="of:=[$Redistribution_high.O5]" office:value-type="float" office:value="0.0283019264882958" calcext:value-type="float">
            <text:p>0,0283019265</text:p>
          </table:table-cell>
          <table:table-cell table:style-name="ce3" table:formula="of:=[$Redistribution_high.P5]" office:value-type="float" office:value="0.0274105712685193" calcext:value-type="float">
            <text:p>0,0274105713</text:p>
          </table:table-cell>
          <table:table-cell table:style-name="ce3" table:formula="of:=[$Redistribution_high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central.N5]" office:value-type="float" office:value="0.0362549150970094" calcext:value-type="float">
            <text:p>0,0362549151</text:p>
          </table:table-cell>
          <table:table-cell table:style-name="ce3" table:formula="of:=[$Redistribution_central.O5]" office:value-type="float" office:value="0.0283019264882958" calcext:value-type="float">
            <text:p>0,0283019265</text:p>
          </table:table-cell>
          <table:table-cell table:style-name="ce3" table:formula="of:=[$Redistribution_central.P5]" office:value-type="float" office:value="0.0274103090201651" calcext:value-type="float">
            <text:p>0,027410309</text:p>
          </table:table-cell>
          <table:table-cell table:style-name="ce3" table:formula="of:=[$Redistribution_central.Q5]" office:value-type="float" office:value="0.040066422100053" calcext:value-type="float">
            <text:p>0,0400664221</text:p>
          </table:table-cell>
          <table:table-cell/>
          <table:table-cell table:style-name="ce3" table:formula="of:=[$redistribution_low.N5]" office:value-type="float" office:value="0.0362558830217735" calcext:value-type="float">
            <text:p>0,036255883</text:p>
          </table:table-cell>
          <table:table-cell table:style-name="ce3" table:formula="of:=[$redistribution_low.O5]" office:value-type="float" office:value="0.0283019264882958" calcext:value-type="float">
            <text:p>0,0283019265</text:p>
          </table:table-cell>
          <table:table-cell table:style-name="ce3" table:formula="of:=[$redistribution_low.P5]" office:value-type="float" office:value="0.0274105712685193" calcext:value-type="float">
            <text:p>0,0274105713</text:p>
          </table:table-cell>
          <table:table-cell table:style-name="ce3" table:formula="of:=[$redistribution_low.Q5]" office:value-type="float" office:value="0.040066422100053" calcext:value-type="float">
            <text:p>0,0400664221</text:p>
          </table:table-cell>
          <table:table-cell table:number-columns-repeated="1009"/>
        </table:table-row>
        <table:table-row table:style-name="ro2">
          <table:table-cell table:style-name="ce3" table:formula="of:=[.A8]+1" office:value-type="float" office:value="53" calcext:value-type="float">
            <text:p>53</text:p>
          </table:table-cell>
          <table:table-cell table:style-name="ce3" table:formula="of:=[$Redistribution_high.N6]" office:value-type="float" office:value="0.0365985623930953" calcext:value-type="float">
            <text:p>0,0365985624</text:p>
          </table:table-cell>
          <table:table-cell table:style-name="ce3" table:formula="of:=[$Redistribution_high.O6]" office:value-type="float" office:value="0.027451229099207" calcext:value-type="float">
            <text:p>0,0274512291</text:p>
          </table:table-cell>
          <table:table-cell table:style-name="ce3" table:formula="of:=[$Redistribution_high.P6]" office:value-type="float" office:value="0.0277913408192783" calcext:value-type="float">
            <text:p>0,0277913408</text:p>
          </table:table-cell>
          <table:table-cell table:style-name="ce3" table:formula="of:=[$Redistribution_high.Q6]" office:value-type="float" office:value="0.0390120892161255" calcext:value-type="float">
            <text:p>0,0390120892</text:p>
          </table:table-cell>
          <table:table-cell/>
          <table:table-cell table:style-name="ce3" table:formula="of:=[$Redistribution_central.N6]" office:value-type="float" office:value="0.0365987227469221" calcext:value-type="float">
            <text:p>0,0365987227</text:p>
          </table:table-cell>
          <table:table-cell table:style-name="ce3" table:formula="of:=[$Redistribution_central.O6]" office:value-type="float" office:value="0.027451229099207" calcext:value-type="float">
            <text:p>0,0274512291</text:p>
          </table:table-cell>
          <table:table-cell table:style-name="ce3" table:formula="of:=[$Redistribution_central.P6]" office:value-type="float" office:value="0.0277914105754976" calcext:value-type="float">
            <text:p>0,0277914106</text:p>
          </table:table-cell>
          <table:table-cell table:style-name="ce3" table:formula="of:=[$Redistribution_central.Q6]" office:value-type="float" office:value="0.0390120892161255" calcext:value-type="float">
            <text:p>0,0390120892</text:p>
          </table:table-cell>
          <table:table-cell/>
          <table:table-cell table:style-name="ce3" table:formula="of:=[$redistribution_low.N6]" office:value-type="float" office:value="0.0365985623930953" calcext:value-type="float">
            <text:p>0,0365985624</text:p>
          </table:table-cell>
          <table:table-cell table:style-name="ce3" table:formula="of:=[$redistribution_low.O6]" office:value-type="float" office:value="0.027451229099207" calcext:value-type="float">
            <text:p>0,0274512291</text:p>
          </table:table-cell>
          <table:table-cell table:style-name="ce3" table:formula="of:=[$redistribution_low.P6]" office:value-type="float" office:value="0.0277913408192783" calcext:value-type="float">
            <text:p>0,0277913408</text:p>
          </table:table-cell>
          <table:table-cell table:style-name="ce3" table:formula="of:=[$redistribution_low.Q6]" office:value-type="float" office:value="0.0390120892161255" calcext:value-type="float">
            <text:p>0,0390120892</text:p>
          </table:table-cell>
          <table:table-cell table:number-columns-repeated="1009"/>
        </table:table-row>
        <table:table-row table:style-name="ro2">
          <table:table-cell table:style-name="ce3" table:formula="of:=[.A9]+1" office:value-type="float" office:value="54" calcext:value-type="float">
            <text:p>54</text:p>
          </table:table-cell>
          <table:table-cell table:style-name="ce3" table:formula="of:=[$Redistribution_high.N7]" office:value-type="float" office:value="0.0376366877162085" calcext:value-type="float">
            <text:p>0,0376366877</text:p>
          </table:table-cell>
          <table:table-cell table:style-name="ce3" table:formula="of:=[$Redistribution_high.O7]" office:value-type="float" office:value="0.0283797235779626" calcext:value-type="float">
            <text:p>0,0283797236</text:p>
          </table:table-cell>
          <table:table-cell table:style-name="ce3" table:formula="of:=[$Redistribution_high.P7]" office:value-type="float" office:value="0.0272549174018734" calcext:value-type="float">
            <text:p>0,0272549174</text:p>
          </table:table-cell>
          <table:table-cell table:style-name="ce3" table:formula="of:=[$Redistribution_high.Q7]" office:value-type="float" office:value="0.0421231886318773" calcext:value-type="float">
            <text:p>0,0421231886</text:p>
          </table:table-cell>
          <table:table-cell/>
          <table:table-cell table:style-name="ce3" table:formula="of:=[$Redistribution_central.N7]" office:value-type="float" office:value="0.0376365286305652" calcext:value-type="float">
            <text:p>0,0376365286</text:p>
          </table:table-cell>
          <table:table-cell table:style-name="ce3" table:formula="of:=[$Redistribution_central.O7]" office:value-type="float" office:value="0.0283797235779626" calcext:value-type="float">
            <text:p>0,0283797236</text:p>
          </table:table-cell>
          <table:table-cell table:style-name="ce3" table:formula="of:=[$Redistribution_central.P7]" office:value-type="float" office:value="0.0272548695156941" calcext:value-type="float">
            <text:p>0,0272548695</text:p>
          </table:table-cell>
          <table:table-cell table:style-name="ce3" table:formula="of:=[$Redistribution_central.Q7]" office:value-type="float" office:value="0.0421231886318773" calcext:value-type="float">
            <text:p>0,0421231886</text:p>
          </table:table-cell>
          <table:table-cell/>
          <table:table-cell table:style-name="ce3" table:formula="of:=[$redistribution_low.N7]" office:value-type="float" office:value="0.0376366877162085" calcext:value-type="float">
            <text:p>0,0376366877</text:p>
          </table:table-cell>
          <table:table-cell table:style-name="ce3" table:formula="of:=[$redistribution_low.O7]" office:value-type="float" office:value="0.0283797235779626" calcext:value-type="float">
            <text:p>0,0283797236</text:p>
          </table:table-cell>
          <table:table-cell table:style-name="ce3" table:formula="of:=[$redistribution_low.P7]" office:value-type="float" office:value="0.0272549174018734" calcext:value-type="float">
            <text:p>0,0272549174</text:p>
          </table:table-cell>
          <table:table-cell table:style-name="ce3" table:formula="of:=[$redistribution_low.Q7]" office:value-type="float" office:value="0.0421231886318773" calcext:value-type="float">
            <text:p>0,0421231886</text:p>
          </table:table-cell>
          <table:table-cell table:number-columns-repeated="1009"/>
        </table:table-row>
        <table:table-row table:style-name="ro2">
          <table:table-cell table:style-name="ce3" table:formula="of:=[.A10]+1" office:value-type="float" office:value="55" calcext:value-type="float">
            <text:p>55</text:p>
          </table:table-cell>
          <table:table-cell table:style-name="ce3" table:formula="of:=[$Redistribution_high.N8]" office:value-type="float" office:value="0.037833306178476" calcext:value-type="float">
            <text:p>0,0378333062</text:p>
          </table:table-cell>
          <table:table-cell table:style-name="ce3" table:formula="of:=[$Redistribution_high.O8]" office:value-type="float" office:value="0.0291869608081643" calcext:value-type="float">
            <text:p>0,0291869608</text:p>
          </table:table-cell>
          <table:table-cell table:style-name="ce3" table:formula="of:=[$Redistribution_high.P8]" office:value-type="float" office:value="0.0280831647904374" calcext:value-type="float">
            <text:p>0,0280831648</text:p>
          </table:table-cell>
          <table:table-cell table:style-name="ce3" table:formula="of:=[$Redistribution_high.Q8]" office:value-type="float" office:value="0.0419204998863615" calcext:value-type="float">
            <text:p>0,0419204999</text:p>
          </table:table-cell>
          <table:table-cell/>
          <table:table-cell table:style-name="ce3" table:formula="of:=[$Redistribution_central.N8]" office:value-type="float" office:value="0.0378331931338803" calcext:value-type="float">
            <text:p>0,0378331931</text:p>
          </table:table-cell>
          <table:table-cell table:style-name="ce3" table:formula="of:=[$Redistribution_central.O8]" office:value-type="float" office:value="0.0291869608081643" calcext:value-type="float">
            <text:p>0,0291869608</text:p>
          </table:table-cell>
          <table:table-cell table:style-name="ce3" table:formula="of:=[$Redistribution_central.P8]" office:value-type="float" office:value="0.0280831290751954" calcext:value-type="float">
            <text:p>0,0280831291</text:p>
          </table:table-cell>
          <table:table-cell table:style-name="ce3" table:formula="of:=[$Redistribution_central.Q8]" office:value-type="float" office:value="0.0419204998863615" calcext:value-type="float">
            <text:p>0,0419204999</text:p>
          </table:table-cell>
          <table:table-cell/>
          <table:table-cell table:style-name="ce3" table:formula="of:=[$redistribution_low.N8]" office:value-type="float" office:value="0.037833306178476" calcext:value-type="float">
            <text:p>0,0378333062</text:p>
          </table:table-cell>
          <table:table-cell table:style-name="ce3" table:formula="of:=[$redistribution_low.O8]" office:value-type="float" office:value="0.0291869608081643" calcext:value-type="float">
            <text:p>0,0291869608</text:p>
          </table:table-cell>
          <table:table-cell table:style-name="ce3" table:formula="of:=[$redistribution_low.P8]" office:value-type="float" office:value="0.0280831647904374" calcext:value-type="float">
            <text:p>0,0280831648</text:p>
          </table:table-cell>
          <table:table-cell table:style-name="ce3" table:formula="of:=[$redistribution_low.Q8]" office:value-type="float" office:value="0.0419204998863615" calcext:value-type="float">
            <text:p>0,0419204999</text:p>
          </table:table-cell>
          <table:table-cell table:number-columns-repeated="1009"/>
        </table:table-row>
        <table:table-row table:style-name="ro2">
          <table:table-cell table:style-name="ce3" table:formula="of:=[.A11]+1" office:value-type="float" office:value="56" calcext:value-type="float">
            <text:p>56</text:p>
          </table:table-cell>
          <table:table-cell table:style-name="ce3" table:formula="of:=[$Redistribution_high.N9]" office:value-type="float" office:value="0.0360726327276863" calcext:value-type="float">
            <text:p>0,0360726327</text:p>
          </table:table-cell>
          <table:table-cell table:style-name="ce3" table:formula="of:=[$Redistribution_high.O9]" office:value-type="float" office:value="0.0279736722697479" calcext:value-type="float">
            <text:p>0,0279736723</text:p>
          </table:table-cell>
          <table:table-cell table:style-name="ce3" table:formula="of:=[$Redistribution_high.P9]" office:value-type="float" office:value="0.0267652977079268" calcext:value-type="float">
            <text:p>0,0267652977</text:p>
          </table:table-cell>
          <table:table-cell table:style-name="ce3" table:formula="of:=[$Redistribution_high.Q9]" office:value-type="float" office:value="0.0403707076059815" calcext:value-type="float">
            <text:p>0,0403707076</text:p>
          </table:table-cell>
          <table:table-cell/>
          <table:table-cell table:style-name="ce3" table:formula="of:=[$Redistribution_central.N9]" office:value-type="float" office:value="0.036057599276513" calcext:value-type="float">
            <text:p>0,0360575993</text:p>
          </table:table-cell>
          <table:table-cell table:style-name="ce3" table:formula="of:=[$Redistribution_central.O9]" office:value-type="float" office:value="0.0280078244662119" calcext:value-type="float">
            <text:p>0,0280078245</text:p>
          </table:table-cell>
          <table:table-cell table:style-name="ce3" table:formula="of:=[$Redistribution_central.P9]" office:value-type="float" office:value="0.0267337074813959" calcext:value-type="float">
            <text:p>0,0267337075</text:p>
          </table:table-cell>
          <table:table-cell table:style-name="ce3" table:formula="of:=[$Redistribution_central.Q9]" office:value-type="float" office:value="0.0404232424136916" calcext:value-type="float">
            <text:p>0,0404232424</text:p>
          </table:table-cell>
          <table:table-cell/>
          <table:table-cell table:style-name="ce3" table:formula="of:=[$redistribution_low.N9]" office:value-type="float" office:value="0.0360726327276863" calcext:value-type="float">
            <text:p>0,0360726327</text:p>
          </table:table-cell>
          <table:table-cell table:style-name="ce3" table:formula="of:=[$redistribution_low.O9]" office:value-type="float" office:value="0.0279736722697479" calcext:value-type="float">
            <text:p>0,0279736723</text:p>
          </table:table-cell>
          <table:table-cell table:style-name="ce3" table:formula="of:=[$redistribution_low.P9]" office:value-type="float" office:value="0.0267652977079268" calcext:value-type="float">
            <text:p>0,0267652977</text:p>
          </table:table-cell>
          <table:table-cell table:style-name="ce3" table:formula="of:=[$redistribution_low.Q9]" office:value-type="float" office:value="0.0403707076059815" calcext:value-type="float">
            <text:p>0,0403707076</text:p>
          </table:table-cell>
          <table:table-cell table:number-columns-repeated="1009"/>
        </table:table-row>
        <table:table-row table:style-name="ro2">
          <table:table-cell table:style-name="ce3" table:formula="of:=[.A12]+1" office:value-type="float" office:value="57" calcext:value-type="float">
            <text:p>57</text:p>
          </table:table-cell>
          <table:table-cell table:style-name="ce3" table:formula="of:=[$Redistribution_high.N10]" office:value-type="float" office:value="0.0374073076358418" calcext:value-type="float">
            <text:p>0,0374073076</text:p>
          </table:table-cell>
          <table:table-cell table:style-name="ce3" table:formula="of:=[$Redistribution_high.O10]" office:value-type="float" office:value="0.0276131258161958" calcext:value-type="float">
            <text:p>0,0276131258</text:p>
          </table:table-cell>
          <table:table-cell table:style-name="ce3" table:formula="of:=[$Redistribution_high.P10]" office:value-type="float" office:value="0.0273122969551569" calcext:value-type="float">
            <text:p>0,027312297</text:p>
          </table:table-cell>
          <table:table-cell table:style-name="ce3" table:formula="of:=[$Redistribution_high.Q10]" office:value-type="float" office:value="0.0409512978682364" calcext:value-type="float">
            <text:p>0,0409512979</text:p>
          </table:table-cell>
          <table:table-cell/>
          <table:table-cell table:style-name="ce3" table:formula="of:=[$Redistribution_central.N10]" office:value-type="float" office:value="0.0374070584771887" calcext:value-type="float">
            <text:p>0,0374070585</text:p>
          </table:table-cell>
          <table:table-cell table:style-name="ce3" table:formula="of:=[$Redistribution_central.O10]" office:value-type="float" office:value="0.0276131258161958" calcext:value-type="float">
            <text:p>0,0276131258</text:p>
          </table:table-cell>
          <table:table-cell table:style-name="ce3" table:formula="of:=[$Redistribution_central.P10]" office:value-type="float" office:value="0.0273122535501753" calcext:value-type="float">
            <text:p>0,0273122536</text:p>
          </table:table-cell>
          <table:table-cell table:style-name="ce3" table:formula="of:=[$Redistribution_central.Q10]" office:value-type="float" office:value="0.0409512978682364" calcext:value-type="float">
            <text:p>0,0409512979</text:p>
          </table:table-cell>
          <table:table-cell/>
          <table:table-cell table:style-name="ce3" table:formula="of:=[$redistribution_low.N10]" office:value-type="float" office:value="0.0374073076358418" calcext:value-type="float">
            <text:p>0,0374073076</text:p>
          </table:table-cell>
          <table:table-cell table:style-name="ce3" table:formula="of:=[$redistribution_low.O10]" office:value-type="float" office:value="0.0276131258161958" calcext:value-type="float">
            <text:p>0,0276131258</text:p>
          </table:table-cell>
          <table:table-cell table:style-name="ce3" table:formula="of:=[$redistribution_low.P10]" office:value-type="float" office:value="0.0273122969551569" calcext:value-type="float">
            <text:p>0,027312297</text:p>
          </table:table-cell>
          <table:table-cell table:style-name="ce3" table:formula="of:=[$redistribution_low.Q10]" office:value-type="float" office:value="0.0409512978682364" calcext:value-type="float">
            <text:p>0,0409512979</text:p>
          </table:table-cell>
          <table:table-cell table:number-columns-repeated="1009"/>
        </table:table-row>
        <table:table-row table:style-name="ro2">
          <table:table-cell table:style-name="ce3" table:formula="of:=[.A13]+1" office:value-type="float" office:value="58" calcext:value-type="float">
            <text:p>58</text:p>
          </table:table-cell>
          <table:table-cell table:style-name="ce3" table:formula="of:=[$Redistribution_high.N11]" office:value-type="float" office:value="0.0367252146722621" calcext:value-type="float">
            <text:p>0,0367252147</text:p>
          </table:table-cell>
          <table:table-cell table:style-name="ce3" table:formula="of:=[$Redistribution_high.O11]" office:value-type="float" office:value="0.0281532790904709" calcext:value-type="float">
            <text:p>0,0281532791</text:p>
          </table:table-cell>
          <table:table-cell table:style-name="ce3" table:formula="of:=[$Redistribution_high.P11]" office:value-type="float" office:value="0.0272258114608684" calcext:value-type="float">
            <text:p>0,0272258115</text:p>
          </table:table-cell>
          <table:table-cell table:style-name="ce3" table:formula="of:=[$Redistribution_high.Q11]" office:value-type="float" office:value="0.0408866568865591" calcext:value-type="float">
            <text:p>0,0408866569</text:p>
          </table:table-cell>
          <table:table-cell/>
          <table:table-cell table:style-name="ce3" table:formula="of:=[$Redistribution_central.N11]" office:value-type="float" office:value="0.036724930008887" calcext:value-type="float">
            <text:p>0,03672493</text:p>
          </table:table-cell>
          <table:table-cell table:style-name="ce3" table:formula="of:=[$Redistribution_central.O11]" office:value-type="float" office:value="0.0281532790904709" calcext:value-type="float">
            <text:p>0,0281532791</text:p>
          </table:table-cell>
          <table:table-cell table:style-name="ce3" table:formula="of:=[$Redistribution_central.P11]" office:value-type="float" office:value="0.0272257280342732" calcext:value-type="float">
            <text:p>0,027225728</text:p>
          </table:table-cell>
          <table:table-cell table:style-name="ce3" table:formula="of:=[$Redistribution_central.Q11]" office:value-type="float" office:value="0.0408866568865591" calcext:value-type="float">
            <text:p>0,0408866569</text:p>
          </table:table-cell>
          <table:table-cell/>
          <table:table-cell table:style-name="ce3" table:formula="of:=[$redistribution_low.N11]" office:value-type="float" office:value="0.0367252146722621" calcext:value-type="float">
            <text:p>0,0367252147</text:p>
          </table:table-cell>
          <table:table-cell table:style-name="ce3" table:formula="of:=[$redistribution_low.O11]" office:value-type="float" office:value="0.0281532790904709" calcext:value-type="float">
            <text:p>0,0281532791</text:p>
          </table:table-cell>
          <table:table-cell table:style-name="ce3" table:formula="of:=[$redistribution_low.P11]" office:value-type="float" office:value="0.0272258114608684" calcext:value-type="float">
            <text:p>0,0272258115</text:p>
          </table:table-cell>
          <table:table-cell table:style-name="ce3" table:formula="of:=[$redistribution_low.Q11]" office:value-type="float" office:value="0.0408866568865591" calcext:value-type="float">
            <text:p>0,0408866569</text:p>
          </table:table-cell>
          <table:table-cell table:number-columns-repeated="1009"/>
        </table:table-row>
        <table:table-row table:style-name="ro2">
          <table:table-cell table:style-name="ce3" table:formula="of:=[.A14]+1" office:value-type="float" office:value="59" calcext:value-type="float">
            <text:p>59</text:p>
          </table:table-cell>
          <table:table-cell table:style-name="ce3" table:formula="of:=[$Redistribution_high.N12]" office:value-type="float" office:value="0.0374291730096226" calcext:value-type="float">
            <text:p>0,037429173</text:p>
          </table:table-cell>
          <table:table-cell table:style-name="ce3" table:formula="of:=[$Redistribution_high.O12]" office:value-type="float" office:value="0.0278747930289618" calcext:value-type="float">
            <text:p>0,027874793</text:p>
          </table:table-cell>
          <table:table-cell table:style-name="ce3" table:formula="of:=[$Redistribution_high.P12]" office:value-type="float" office:value="0.028238092208123" calcext:value-type="float">
            <text:p>0,0282380922</text:p>
          </table:table-cell>
          <table:table-cell table:style-name="ce3" table:formula="of:=[$Redistribution_high.Q12]" office:value-type="float" office:value="0.0400811618036327" calcext:value-type="float">
            <text:p>0,0400811618</text:p>
          </table:table-cell>
          <table:table-cell/>
          <table:table-cell table:style-name="ce3" table:formula="of:=[$Redistribution_central.N12]" office:value-type="float" office:value="0.0374289546217007" calcext:value-type="float">
            <text:p>0,0374289546</text:p>
          </table:table-cell>
          <table:table-cell table:style-name="ce3" table:formula="of:=[$Redistribution_central.O12]" office:value-type="float" office:value="0.0278747930289618" calcext:value-type="float">
            <text:p>0,027874793</text:p>
          </table:table-cell>
          <table:table-cell table:style-name="ce3" table:formula="of:=[$Redistribution_central.P12]" office:value-type="float" office:value="0.0282380608057171" calcext:value-type="float">
            <text:p>0,0282380608</text:p>
          </table:table-cell>
          <table:table-cell table:style-name="ce3" table:formula="of:=[$Redistribution_central.Q12]" office:value-type="float" office:value="0.0400811618036327" calcext:value-type="float">
            <text:p>0,0400811618</text:p>
          </table:table-cell>
          <table:table-cell/>
          <table:table-cell table:style-name="ce3" table:formula="of:=[$redistribution_low.N12]" office:value-type="float" office:value="0.0374291730096226" calcext:value-type="float">
            <text:p>0,037429173</text:p>
          </table:table-cell>
          <table:table-cell table:style-name="ce3" table:formula="of:=[$redistribution_low.O12]" office:value-type="float" office:value="0.0278747930289618" calcext:value-type="float">
            <text:p>0,027874793</text:p>
          </table:table-cell>
          <table:table-cell table:style-name="ce3" table:formula="of:=[$redistribution_low.P12]" office:value-type="float" office:value="0.028238092208123" calcext:value-type="float">
            <text:p>0,0282380922</text:p>
          </table:table-cell>
          <table:table-cell table:style-name="ce3" table:formula="of:=[$redistribution_low.Q12]" office:value-type="float" office:value="0.0400811618036327" calcext:value-type="float">
            <text:p>0,0400811618</text:p>
          </table:table-cell>
          <table:table-cell table:number-columns-repeated="1009"/>
        </table:table-row>
        <table:table-row table:style-name="ro2">
          <table:table-cell table:style-name="ce3" table:formula="of:=[.A15]+1" office:value-type="float" office:value="60" calcext:value-type="float">
            <text:p>60</text:p>
          </table:table-cell>
          <table:table-cell table:style-name="ce3" table:formula="of:=[$Redistribution_high.N13]" office:value-type="float" office:value="0.0381657041546846" calcext:value-type="float">
            <text:p>0,0381657042</text:p>
          </table:table-cell>
          <table:table-cell table:style-name="ce3" table:formula="of:=[$Redistribution_high.O13]" office:value-type="float" office:value="0.0300499806655441" calcext:value-type="float">
            <text:p>0,0300499807</text:p>
          </table:table-cell>
          <table:table-cell table:style-name="ce3" table:formula="of:=[$Redistribution_high.P13]" office:value-type="float" office:value="0.0290423169057329" calcext:value-type="float">
            <text:p>0,0290423169</text:p>
          </table:table-cell>
          <table:table-cell table:style-name="ce3" table:formula="of:=[$Redistribution_high.Q13]" office:value-type="float" office:value="0.0422287039710145" calcext:value-type="float">
            <text:p>0,042228704</text:p>
          </table:table-cell>
          <table:table-cell/>
          <table:table-cell table:style-name="ce3" table:formula="of:=[$Redistribution_central.N13]" office:value-type="float" office:value="0.0386862415511047" calcext:value-type="float">
            <text:p>0,0386862416</text:p>
          </table:table-cell>
          <table:table-cell table:style-name="ce3" table:formula="of:=[$Redistribution_central.O13]" office:value-type="float" office:value="0.0307024807269663" calcext:value-type="float">
            <text:p>0,0307024807</text:p>
          </table:table-cell>
          <table:table-cell table:style-name="ce3" table:formula="of:=[$Redistribution_central.P13]" office:value-type="float" office:value="0.0294912693710455" calcext:value-type="float">
            <text:p>0,0294912694</text:p>
          </table:table-cell>
          <table:table-cell table:style-name="ce3" table:formula="of:=[$Redistribution_central.Q13]" office:value-type="float" office:value="0.0429660125419904" calcext:value-type="float">
            <text:p>0,0429660125</text:p>
          </table:table-cell>
          <table:table-cell/>
          <table:table-cell table:style-name="ce3" table:formula="of:=[$redistribution_low.N13]" office:value-type="float" office:value="0.0386865337185056" calcext:value-type="float">
            <text:p>0,0386865337</text:p>
          </table:table-cell>
          <table:table-cell table:style-name="ce3" table:formula="of:=[$redistribution_low.O13]" office:value-type="float" office:value="0.0307024807269663" calcext:value-type="float">
            <text:p>0,0307024807</text:p>
          </table:table-cell>
          <table:table-cell table:style-name="ce3" table:formula="of:=[$redistribution_low.P13]" office:value-type="float" office:value="0.0294913730334202" calcext:value-type="float">
            <text:p>0,029491373</text:p>
          </table:table-cell>
          <table:table-cell table:style-name="ce3" table:formula="of:=[$redistribution_low.Q13]" office:value-type="float" office:value="0.0429660125419904" calcext:value-type="float">
            <text:p>0,0429660125</text:p>
          </table:table-cell>
          <table:table-cell table:number-columns-repeated="1009"/>
        </table:table-row>
        <table:table-row table:style-name="ro2">
          <table:table-cell table:style-name="ce3" table:formula="of:=[.A16]+1" office:value-type="float" office:value="61" calcext:value-type="float">
            <text:p>61</text:p>
          </table:table-cell>
          <table:table-cell table:style-name="ce3" table:formula="of:=[$Redistribution_high.N14]" office:value-type="float" office:value="0.038105010209519" calcext:value-type="float">
            <text:p>0,0381050102</text:p>
          </table:table-cell>
          <table:table-cell table:style-name="ce3" table:formula="of:=[$Redistribution_high.O14]" office:value-type="float" office:value="0.0282157662900745" calcext:value-type="float">
            <text:p>0,0282157663</text:p>
          </table:table-cell>
          <table:table-cell table:style-name="ce3" table:formula="of:=[$Redistribution_high.P14]" office:value-type="float" office:value="0.0276905468081139" calcext:value-type="float">
            <text:p>0,0276905468</text:p>
          </table:table-cell>
          <table:table-cell table:style-name="ce3" table:formula="of:=[$Redistribution_high.Q14]" office:value-type="float" office:value="0.0419653768478667" calcext:value-type="float">
            <text:p>0,0419653768</text:p>
          </table:table-cell>
          <table:table-cell/>
          <table:table-cell table:style-name="ce3" table:formula="of:=[$Redistribution_central.N14]" office:value-type="float" office:value="0.0381474828551382" calcext:value-type="float">
            <text:p>0,0381474829</text:p>
          </table:table-cell>
          <table:table-cell table:style-name="ce3" table:formula="of:=[$Redistribution_central.O14]" office:value-type="float" office:value="0.0282157662900745" calcext:value-type="float">
            <text:p>0,0282157663</text:p>
          </table:table-cell>
          <table:table-cell table:style-name="ce3" table:formula="of:=[$Redistribution_central.P14]" office:value-type="float" office:value="0.0277041090930663" calcext:value-type="float">
            <text:p>0,0277041091</text:p>
          </table:table-cell>
          <table:table-cell table:style-name="ce3" table:formula="of:=[$Redistribution_central.Q14]" office:value-type="float" office:value="0.0419653775265288" calcext:value-type="float">
            <text:p>0,0419653775</text:p>
          </table:table-cell>
          <table:table-cell/>
          <table:table-cell table:style-name="ce3" table:formula="of:=[$redistribution_low.N14]" office:value-type="float" office:value="0.038147747504376" calcext:value-type="float">
            <text:p>0,0381477475</text:p>
          </table:table-cell>
          <table:table-cell table:style-name="ce3" table:formula="of:=[$redistribution_low.O14]" office:value-type="float" office:value="0.0282157662900745" calcext:value-type="float">
            <text:p>0,0282157663</text:p>
          </table:table-cell>
          <table:table-cell table:style-name="ce3" table:formula="of:=[$redistribution_low.P14]" office:value-type="float" office:value="0.0277041691846038" calcext:value-type="float">
            <text:p>0,0277041692</text:p>
          </table:table-cell>
          <table:table-cell table:style-name="ce3" table:formula="of:=[$redistribution_low.Q14]" office:value-type="float" office:value="0.0419653775265288" calcext:value-type="float">
            <text:p>0,0419653775</text:p>
          </table:table-cell>
          <table:table-cell table:number-columns-repeated="1009"/>
        </table:table-row>
        <table:table-row table:style-name="ro2">
          <table:table-cell table:style-name="ce3" table:formula="of:=[.A17]+1" office:value-type="float" office:value="62" calcext:value-type="float">
            <text:p>62</text:p>
          </table:table-cell>
          <table:table-cell table:style-name="ce3" table:formula="of:=[$Redistribution_high.N15]" office:value-type="float" office:value="0.0383167146847302" calcext:value-type="float">
            <text:p>0,0383167147</text:p>
          </table:table-cell>
          <table:table-cell table:style-name="ce3" table:formula="of:=[$Redistribution_high.O15]" office:value-type="float" office:value="0.0298308361618695" calcext:value-type="float">
            <text:p>0,0298308362</text:p>
          </table:table-cell>
          <table:table-cell table:style-name="ce3" table:formula="of:=[$Redistribution_high.P15]" office:value-type="float" office:value="0.028414625325147" calcext:value-type="float">
            <text:p>0,0284146253</text:p>
          </table:table-cell>
          <table:table-cell table:style-name="ce3" table:formula="of:=[$Redistribution_high.Q15]" office:value-type="float" office:value="0.0429762089731422" calcext:value-type="float">
            <text:p>0,042976209</text:p>
          </table:table-cell>
          <table:table-cell/>
          <table:table-cell table:style-name="ce3" table:formula="of:=[$Redistribution_central.N15]" office:value-type="float" office:value="0.0383638777506848" calcext:value-type="float">
            <text:p>0,0383638778</text:p>
          </table:table-cell>
          <table:table-cell table:style-name="ce3" table:formula="of:=[$Redistribution_central.O15]" office:value-type="float" office:value="0.0298307107458833" calcext:value-type="float">
            <text:p>0,0298307107</text:p>
          </table:table-cell>
          <table:table-cell table:style-name="ce3" table:formula="of:=[$Redistribution_central.P15]" office:value-type="float" office:value="0.0284346753610522" calcext:value-type="float">
            <text:p>0,0284346754</text:p>
          </table:table-cell>
          <table:table-cell table:style-name="ce3" table:formula="of:=[$Redistribution_central.Q15]" office:value-type="float" office:value="0.0429760044969876" calcext:value-type="float">
            <text:p>0,0429760045</text:p>
          </table:table-cell>
          <table:table-cell/>
          <table:table-cell table:style-name="ce3" table:formula="of:=[$redistribution_low.N15]" office:value-type="float" office:value="0.0383641923655186" calcext:value-type="float">
            <text:p>0,0383641924</text:p>
          </table:table-cell>
          <table:table-cell table:style-name="ce3" table:formula="of:=[$redistribution_low.O15]" office:value-type="float" office:value="0.0298307107458833" calcext:value-type="float">
            <text:p>0,0298307107</text:p>
          </table:table-cell>
          <table:table-cell table:style-name="ce3" table:formula="of:=[$redistribution_low.P15]" office:value-type="float" office:value="0.0284347976239289" calcext:value-type="float">
            <text:p>0,0284347976</text:p>
          </table:table-cell>
          <table:table-cell table:style-name="ce3" table:formula="of:=[$redistribution_low.Q15]" office:value-type="float" office:value="0.0429760044969876" calcext:value-type="float">
            <text:p>0,0429760045</text:p>
          </table:table-cell>
          <table:table-cell table:number-columns-repeated="1009"/>
        </table:table-row>
        <table:table-row table:style-name="ro2">
          <table:table-cell table:style-name="ce3" table:formula="of:=[.A18]+1" office:value-type="float" office:value="63" calcext:value-type="float">
            <text:p>63</text:p>
          </table:table-cell>
          <table:table-cell table:style-name="ce3" table:formula="of:=[$Redistribution_high.N16]" office:value-type="float" office:value="0.0410570411174346" calcext:value-type="float">
            <text:p>0,0410570411</text:p>
          </table:table-cell>
          <table:table-cell table:style-name="ce3" table:formula="of:=[$Redistribution_high.O16]" office:value-type="float" office:value="0.031551542496986" calcext:value-type="float">
            <text:p>0,0315515425</text:p>
          </table:table-cell>
          <table:table-cell table:style-name="ce3" table:formula="of:=[$Redistribution_high.P16]" office:value-type="float" office:value="0.030166361186549" calcext:value-type="float">
            <text:p>0,0301663612</text:p>
          </table:table-cell>
          <table:table-cell table:style-name="ce3" table:formula="of:=[$Redistribution_high.Q16]" office:value-type="float" office:value="0.0460010208356988" calcext:value-type="float">
            <text:p>0,0460010208</text:p>
          </table:table-cell>
          <table:table-cell/>
          <table:table-cell table:style-name="ce3" table:formula="of:=[$Redistribution_central.N16]" office:value-type="float" office:value="0.0410944543458398" calcext:value-type="float">
            <text:p>0,0410944543</text:p>
          </table:table-cell>
          <table:table-cell table:style-name="ce3" table:formula="of:=[$Redistribution_central.O16]" office:value-type="float" office:value="0.0315435575472891" calcext:value-type="float">
            <text:p>0,0315435575</text:p>
          </table:table-cell>
          <table:table-cell table:style-name="ce3" table:formula="of:=[$Redistribution_central.P16]" office:value-type="float" office:value="0.0301781123957825" calcext:value-type="float">
            <text:p>0,0301781124</text:p>
          </table:table-cell>
          <table:table-cell table:style-name="ce3" table:formula="of:=[$Redistribution_central.Q16]" office:value-type="float" office:value="0.045989986426345" calcext:value-type="float">
            <text:p>0,0459899864</text:p>
          </table:table-cell>
          <table:table-cell/>
          <table:table-cell table:style-name="ce3" table:formula="of:=[$redistribution_low.N16]" office:value-type="float" office:value="0.0410947238600688" calcext:value-type="float">
            <text:p>0,0410947239</text:p>
          </table:table-cell>
          <table:table-cell table:style-name="ce3" table:formula="of:=[$redistribution_low.O16]" office:value-type="float" office:value="0.0315435575472891" calcext:value-type="float">
            <text:p>0,0315435575</text:p>
          </table:table-cell>
          <table:table-cell table:style-name="ce3" table:formula="of:=[$redistribution_low.P16]" office:value-type="float" office:value="0.0301781973744893" calcext:value-type="float">
            <text:p>0,0301781974</text:p>
          </table:table-cell>
          <table:table-cell table:style-name="ce3" table:formula="of:=[$redistribution_low.Q16]" office:value-type="float" office:value="0.045989986426345" calcext:value-type="float">
            <text:p>0,0459899864</text:p>
          </table:table-cell>
          <table:table-cell table:number-columns-repeated="1009"/>
        </table:table-row>
        <table:table-row table:style-name="ro2">
          <table:table-cell table:style-name="ce3" table:formula="of:=[.A19]+1" office:value-type="float" office:value="64" calcext:value-type="float">
            <text:p>64</text:p>
          </table:table-cell>
          <table:table-cell table:style-name="ce3" table:formula="of:=[$Redistribution_high.N17]" office:value-type="float" office:value="0.0397786819629733" calcext:value-type="float">
            <text:p>0,039778682</text:p>
          </table:table-cell>
          <table:table-cell table:style-name="ce3" table:formula="of:=[$Redistribution_high.O17]" office:value-type="float" office:value="0.0306828717922496" calcext:value-type="float">
            <text:p>0,0306828718</text:p>
          </table:table-cell>
          <table:table-cell table:style-name="ce3" table:formula="of:=[$Redistribution_high.P17]" office:value-type="float" office:value="0.0306179178211086" calcext:value-type="float">
            <text:p>0,0306179178</text:p>
          </table:table-cell>
          <table:table-cell table:style-name="ce3" table:formula="of:=[$Redistribution_high.Q17]" office:value-type="float" office:value="0.042744680940246" calcext:value-type="float">
            <text:p>0,0427446809</text:p>
          </table:table-cell>
          <table:table-cell/>
          <table:table-cell table:style-name="ce3" table:formula="of:=[$Redistribution_central.N17]" office:value-type="float" office:value="0.0398025878834241" calcext:value-type="float">
            <text:p>0,0398025879</text:p>
          </table:table-cell>
          <table:table-cell table:style-name="ce3" table:formula="of:=[$Redistribution_central.O17]" office:value-type="float" office:value="0.0306794223062461" calcext:value-type="float">
            <text:p>0,0306794223</text:p>
          </table:table-cell>
          <table:table-cell table:style-name="ce3" table:formula="of:=[$Redistribution_central.P17]" office:value-type="float" office:value="0.0306244994594518" calcext:value-type="float">
            <text:p>0,0306244995</text:p>
          </table:table-cell>
          <table:table-cell table:style-name="ce3" table:formula="of:=[$Redistribution_central.Q17]" office:value-type="float" office:value="0.0427406233358516" calcext:value-type="float">
            <text:p>0,0427406233</text:p>
          </table:table-cell>
          <table:table-cell/>
          <table:table-cell table:style-name="ce3" table:formula="of:=[$redistribution_low.N17]" office:value-type="float" office:value="0.0398028341668479" calcext:value-type="float">
            <text:p>0,0398028342</text:p>
          </table:table-cell>
          <table:table-cell table:style-name="ce3" table:formula="of:=[$redistribution_low.O17]" office:value-type="float" office:value="0.0306794223062461" calcext:value-type="float">
            <text:p>0,0306794223</text:p>
          </table:table-cell>
          <table:table-cell table:style-name="ce3" table:formula="of:=[$redistribution_low.P17]" office:value-type="float" office:value="0.0306246162898209" calcext:value-type="float">
            <text:p>0,0306246163</text:p>
          </table:table-cell>
          <table:table-cell table:style-name="ce3" table:formula="of:=[$redistribution_low.Q17]" office:value-type="float" office:value="0.0427406233358516" calcext:value-type="float">
            <text:p>0,0427406233</text:p>
          </table:table-cell>
          <table:table-cell table:number-columns-repeated="1009"/>
        </table:table-row>
        <table:table-row table:style-name="ro2">
          <table:table-cell table:style-name="ce3" table:formula="of:=[.A20]+1" office:value-type="float" office:value="65" calcext:value-type="float">
            <text:p>65</text:p>
          </table:table-cell>
          <table:table-cell table:style-name="ce3" table:formula="of:=[$Redistribution_high.N18]" office:value-type="float" office:value="0.0380239352926554" calcext:value-type="float">
            <text:p>0,0380239353</text:p>
          </table:table-cell>
          <table:table-cell table:style-name="ce3" table:formula="of:=[$Redistribution_high.O18]" office:value-type="float" office:value="0.0272266097723741" calcext:value-type="float">
            <text:p>0,0272266098</text:p>
          </table:table-cell>
          <table:table-cell table:style-name="ce3" table:formula="of:=[$Redistribution_high.P18]" office:value-type="float" office:value="0.0279300864490007" calcext:value-type="float">
            <text:p>0,0279300864</text:p>
          </table:table-cell>
          <table:table-cell table:style-name="ce3" table:formula="of:=[$Redistribution_high.Q18]" office:value-type="float" office:value="0.0405603698032077" calcext:value-type="float">
            <text:p>0,0405603698</text:p>
          </table:table-cell>
          <table:table-cell/>
          <table:table-cell table:style-name="ce3" table:formula="of:=[$Redistribution_central.N18]" office:value-type="float" office:value="0.0380041730723767" calcext:value-type="float">
            <text:p>0,0380041731</text:p>
          </table:table-cell>
          <table:table-cell table:style-name="ce3" table:formula="of:=[$Redistribution_central.O18]" office:value-type="float" office:value="0.0271770711269189" calcext:value-type="float">
            <text:p>0,0271770711</text:p>
          </table:table-cell>
          <table:table-cell table:style-name="ce3" table:formula="of:=[$Redistribution_central.P18]" office:value-type="float" office:value="0.0279091345279562" calcext:value-type="float">
            <text:p>0,0279091345</text:p>
          </table:table-cell>
          <table:table-cell table:style-name="ce3" table:formula="of:=[$Redistribution_central.Q18]" office:value-type="float" office:value="0.0404946618389897" calcext:value-type="float">
            <text:p>0,0404946618</text:p>
          </table:table-cell>
          <table:table-cell/>
          <table:table-cell table:style-name="ce3" table:formula="of:=[$redistribution_low.N18]" office:value-type="float" office:value="0.038004374031763" calcext:value-type="float">
            <text:p>0,038004374</text:p>
          </table:table-cell>
          <table:table-cell table:style-name="ce3" table:formula="of:=[$redistribution_low.O18]" office:value-type="float" office:value="0.0271770711269189" calcext:value-type="float">
            <text:p>0,0271770711</text:p>
          </table:table-cell>
          <table:table-cell table:style-name="ce3" table:formula="of:=[$redistribution_low.P18]" office:value-type="float" office:value="0.0279091926750917" calcext:value-type="float">
            <text:p>0,0279091927</text:p>
          </table:table-cell>
          <table:table-cell table:style-name="ce3" table:formula="of:=[$redistribution_low.Q18]" office:value-type="float" office:value="0.0404946618389897" calcext:value-type="float">
            <text:p>0,0404946618</text:p>
          </table:table-cell>
          <table:table-cell table:number-columns-repeated="1009"/>
        </table:table-row>
        <table:table-row table:style-name="ro2">
          <table:table-cell table:style-name="ce3" table:formula="of:=[.A21]+1" office:value-type="float" office:value="66" calcext:value-type="float">
            <text:p>66</text:p>
          </table:table-cell>
          <table:table-cell table:style-name="ce3" table:formula="of:=[$Redistribution_high.N19]" office:value-type="float" office:value="0.0407523369890086" calcext:value-type="float">
            <text:p>0,040752337</text:p>
          </table:table-cell>
          <table:table-cell table:style-name="ce3" table:formula="of:=[$Redistribution_high.O19]" office:value-type="float" office:value="0.0297777957395254" calcext:value-type="float">
            <text:p>0,0297777957</text:p>
          </table:table-cell>
          <table:table-cell table:style-name="ce3" table:formula="of:=[$Redistribution_high.P19]" office:value-type="float" office:value="0.0290182517505105" calcext:value-type="float">
            <text:p>0,0290182518</text:p>
          </table:table-cell>
          <table:table-cell table:style-name="ce3" table:formula="of:=[$Redistribution_high.Q19]" office:value-type="float" office:value="0.0452772641287016" calcext:value-type="float">
            <text:p>0,0452772641</text:p>
          </table:table-cell>
          <table:table-cell/>
          <table:table-cell table:style-name="ce3" table:formula="of:=[$Redistribution_central.N19]" office:value-type="float" office:value="0.0397566494054706" calcext:value-type="float">
            <text:p>0,0397566494</text:p>
          </table:table-cell>
          <table:table-cell table:style-name="ce3" table:formula="of:=[$Redistribution_central.O19]" office:value-type="float" office:value="0.0289156075912586" calcext:value-type="float">
            <text:p>0,0289156076</text:p>
          </table:table-cell>
          <table:table-cell table:style-name="ce3" table:formula="of:=[$Redistribution_central.P19]" office:value-type="float" office:value="0.0284748120138397" calcext:value-type="float">
            <text:p>0,028474812</text:p>
          </table:table-cell>
          <table:table-cell table:style-name="ce3" table:formula="of:=[$Redistribution_central.Q19]" office:value-type="float" office:value="0.0438086381114551" calcext:value-type="float">
            <text:p>0,0438086381</text:p>
          </table:table-cell>
          <table:table-cell/>
          <table:table-cell table:style-name="ce3" table:formula="of:=[$redistribution_low.N19]" office:value-type="float" office:value="0.0397569306670267" calcext:value-type="float">
            <text:p>0,0397569307</text:p>
          </table:table-cell>
          <table:table-cell table:style-name="ce3" table:formula="of:=[$redistribution_low.O19]" office:value-type="float" office:value="0.0289156075912586" calcext:value-type="float">
            <text:p>0,0289156076</text:p>
          </table:table-cell>
          <table:table-cell table:style-name="ce3" table:formula="of:=[$redistribution_low.P19]" office:value-type="float" office:value="0.028474933985838" calcext:value-type="float">
            <text:p>0,028474934</text:p>
          </table:table-cell>
          <table:table-cell table:style-name="ce3" table:formula="of:=[$redistribution_low.Q19]" office:value-type="float" office:value="0.0438086381114551" calcext:value-type="float">
            <text:p>0,0438086381</text:p>
          </table:table-cell>
          <table:table-cell table:number-columns-repeated="1009"/>
        </table:table-row>
        <table:table-row table:style-name="ro2">
          <table:table-cell table:style-name="ce3" table:formula="of:=[.A22]+1" office:value-type="float" office:value="67" calcext:value-type="float">
            <text:p>67</text:p>
          </table:table-cell>
          <table:table-cell table:style-name="ce3" table:formula="of:=[$Redistribution_high.N20]" office:value-type="float" office:value="0.04199596881045" calcext:value-type="float">
            <text:p>0,0419959688</text:p>
          </table:table-cell>
          <table:table-cell table:style-name="ce3" table:formula="of:=[$Redistribution_high.O20]" office:value-type="float" office:value="0.0324781194327931" calcext:value-type="float">
            <text:p>0,0324781194</text:p>
          </table:table-cell>
          <table:table-cell table:style-name="ce3" table:formula="of:=[$Redistribution_high.P20]" office:value-type="float" office:value="0.0308135703914459" calcext:value-type="float">
            <text:p>0,0308135704</text:p>
          </table:table-cell>
          <table:table-cell table:style-name="ce3" table:formula="of:=[$Redistribution_high.Q20]" office:value-type="float" office:value="0.0473043909289808" calcext:value-type="float">
            <text:p>0,0473043909</text:p>
          </table:table-cell>
          <table:table-cell/>
          <table:table-cell table:style-name="ce3" table:formula="of:=[$Redistribution_central.N20]" office:value-type="float" office:value="0.0426401281538463" calcext:value-type="float">
            <text:p>0,0426401282</text:p>
          </table:table-cell>
          <table:table-cell table:style-name="ce3" table:formula="of:=[$Redistribution_central.O20]" office:value-type="float" office:value="0.0336834249456402" calcext:value-type="float">
            <text:p>0,0336834249</text:p>
          </table:table-cell>
          <table:table-cell table:style-name="ce3" table:formula="of:=[$Redistribution_central.P20]" office:value-type="float" office:value="0.03132644275242" calcext:value-type="float">
            <text:p>0,0313264428</text:p>
          </table:table-cell>
          <table:table-cell table:style-name="ce3" table:formula="of:=[$Redistribution_central.Q20]" office:value-type="float" office:value="0.0486541818198203" calcext:value-type="float">
            <text:p>0,0486541818</text:p>
          </table:table-cell>
          <table:table-cell/>
          <table:table-cell table:style-name="ce3" table:formula="of:=[$redistribution_low.N20]" office:value-type="float" office:value="0.0421868780051679" calcext:value-type="float">
            <text:p>0,042186878</text:p>
          </table:table-cell>
          <table:table-cell table:style-name="ce3" table:formula="of:=[$redistribution_low.O20]" office:value-type="float" office:value="0.032435366266908" calcext:value-type="float">
            <text:p>0,0324353663</text:p>
          </table:table-cell>
          <table:table-cell table:style-name="ce3" table:formula="of:=[$redistribution_low.P20]" office:value-type="float" office:value="0.0308119403654722" calcext:value-type="float">
            <text:p>0,0308119404</text:p>
          </table:table-cell>
          <table:table-cell table:style-name="ce3" table:formula="of:=[$redistribution_low.Q20]" office:value-type="float" office:value="0.0475153951590445" calcext:value-type="float">
            <text:p>0,0475153952</text:p>
          </table:table-cell>
          <table:table-cell table:number-columns-repeated="1009"/>
        </table:table-row>
        <table:table-row table:style-name="ro2">
          <table:table-cell table:style-name="ce3" table:formula="of:=[.A23]+1" office:value-type="float" office:value="68" calcext:value-type="float">
            <text:p>68</text:p>
          </table:table-cell>
          <table:table-cell table:style-name="ce3" table:formula="of:=[$Redistribution_high.N21]" office:value-type="float" office:value="0.0392573808715108" calcext:value-type="float">
            <text:p>0,0392573809</text:p>
          </table:table-cell>
          <table:table-cell table:style-name="ce3" table:formula="of:=[$Redistribution_high.O21]" office:value-type="float" office:value="0.0299461078092279" calcext:value-type="float">
            <text:p>0,0299461078</text:p>
          </table:table-cell>
          <table:table-cell table:style-name="ce3" table:formula="of:=[$Redistribution_high.P21]" office:value-type="float" office:value="0.0294738661152327" calcext:value-type="float">
            <text:p>0,0294738661</text:p>
          </table:table-cell>
          <table:table-cell table:style-name="ce3" table:formula="of:=[$Redistribution_high.Q21]" office:value-type="float" office:value="0.0430240621705777" calcext:value-type="float">
            <text:p>0,0430240622</text:p>
          </table:table-cell>
          <table:table-cell/>
          <table:table-cell table:style-name="ce3" table:formula="of:=[$Redistribution_central.N21]" office:value-type="float" office:value="0.0412174292172559" calcext:value-type="float">
            <text:p>0,0412174292</text:p>
          </table:table-cell>
          <table:table-cell table:style-name="ce3" table:formula="of:=[$Redistribution_central.O21]" office:value-type="float" office:value="0.0310242896455461" calcext:value-type="float">
            <text:p>0,0310242896</text:p>
          </table:table-cell>
          <table:table-cell table:style-name="ce3" table:formula="of:=[$Redistribution_central.P21]" office:value-type="float" office:value="0.0303443593766581" calcext:value-type="float">
            <text:p>0,0303443594</text:p>
          </table:table-cell>
          <table:table-cell table:style-name="ce3" table:formula="of:=[$Redistribution_central.Q21]" office:value-type="float" office:value="0.0455749712602578" calcext:value-type="float">
            <text:p>0,0455749713</text:p>
          </table:table-cell>
          <table:table-cell/>
          <table:table-cell table:style-name="ce3" table:formula="of:=[$redistribution_low.N21]" office:value-type="float" office:value="0.0396930022072973" calcext:value-type="float">
            <text:p>0,0396930022</text:p>
          </table:table-cell>
          <table:table-cell table:style-name="ce3" table:formula="of:=[$redistribution_low.O21]" office:value-type="float" office:value="0.0297652556059892" calcext:value-type="float">
            <text:p>0,0297652556</text:p>
          </table:table-cell>
          <table:table-cell table:style-name="ce3" table:formula="of:=[$redistribution_low.P21]" office:value-type="float" office:value="0.0288188340073734" calcext:value-type="float">
            <text:p>0,028818834</text:p>
          </table:table-cell>
          <table:table-cell table:style-name="ce3" table:formula="of:=[$redistribution_low.Q21]" office:value-type="float" office:value="0.0443043906436045" calcext:value-type="float">
            <text:p>0,0443043906</text:p>
          </table:table-cell>
          <table:table-cell table:number-columns-repeated="1009"/>
        </table:table-row>
        <table:table-row table:style-name="ro2">
          <table:table-cell table:style-name="ce3" table:formula="of:=[.A24]+1" office:value-type="float" office:value="69" calcext:value-type="float">
            <text:p>69</text:p>
          </table:table-cell>
          <table:table-cell table:style-name="ce3" table:formula="of:=[$Redistribution_high.N22]" office:value-type="float" office:value="0.0442654226947816" calcext:value-type="float">
            <text:p>0,0442654227</text:p>
          </table:table-cell>
          <table:table-cell table:style-name="ce3" table:formula="of:=[$Redistribution_high.O22]" office:value-type="float" office:value="0.0343302328188636" calcext:value-type="float">
            <text:p>0,0343302328</text:p>
          </table:table-cell>
          <table:table-cell table:style-name="ce3" table:formula="of:=[$Redistribution_high.P22]" office:value-type="float" office:value="0.0312504282356425" calcext:value-type="float">
            <text:p>0,0312504282</text:p>
          </table:table-cell>
          <table:table-cell table:style-name="ce3" table:formula="of:=[$Redistribution_high.Q22]" office:value-type="float" office:value="0.0519581036738736" calcext:value-type="float">
            <text:p>0,0519581037</text:p>
          </table:table-cell>
          <table:table-cell/>
          <table:table-cell table:style-name="ce3" table:formula="of:=[$Redistribution_central.N22]" office:value-type="float" office:value="0.0440254667380369" calcext:value-type="float">
            <text:p>0,0440254667</text:p>
          </table:table-cell>
          <table:table-cell table:style-name="ce3" table:formula="of:=[$Redistribution_central.O22]" office:value-type="float" office:value="0.0361749753573851" calcext:value-type="float">
            <text:p>0,0361749754</text:p>
          </table:table-cell>
          <table:table-cell table:style-name="ce3" table:formula="of:=[$Redistribution_central.P22]" office:value-type="float" office:value="0.0326854562119282" calcext:value-type="float">
            <text:p>0,0326854562</text:p>
          </table:table-cell>
          <table:table-cell table:style-name="ce3" table:formula="of:=[$Redistribution_central.Q22]" office:value-type="float" office:value="0.0515934341398171" calcext:value-type="float">
            <text:p>0,0515934341</text:p>
          </table:table-cell>
          <table:table-cell/>
          <table:table-cell table:style-name="ce3" table:formula="of:=[$redistribution_low.N22]" office:value-type="float" office:value="0.0426451186852982" calcext:value-type="float">
            <text:p>0,0426451187</text:p>
          </table:table-cell>
          <table:table-cell table:style-name="ce3" table:formula="of:=[$redistribution_low.O22]" office:value-type="float" office:value="0.0338026852930682" calcext:value-type="float">
            <text:p>0,0338026853</text:p>
          </table:table-cell>
          <table:table-cell table:style-name="ce3" table:formula="of:=[$redistribution_low.P22]" office:value-type="float" office:value="0.0309685293019241" calcext:value-type="float">
            <text:p>0,0309685293</text:p>
          </table:table-cell>
          <table:table-cell table:style-name="ce3" table:formula="of:=[$redistribution_low.Q22]" office:value-type="float" office:value="0.0496942819414344" calcext:value-type="float">
            <text:p>0,0496942819</text:p>
          </table:table-cell>
          <table:table-cell table:number-columns-repeated="1009"/>
        </table:table-row>
        <table:table-row table:style-name="ro2">
          <table:table-cell table:style-name="ce3" table:formula="of:=[.A25]+1" office:value-type="float" office:value="70" calcext:value-type="float">
            <text:p>70</text:p>
          </table:table-cell>
          <table:table-cell table:style-name="ce3" table:formula="of:=[$Redistribution_high.N23]" office:value-type="float" office:value="0.0431955828393974" calcext:value-type="float">
            <text:p>0,0431955828</text:p>
          </table:table-cell>
          <table:table-cell table:style-name="ce3" table:formula="of:=[$Redistribution_high.O23]" office:value-type="float" office:value="0.0348718767789515" calcext:value-type="float">
            <text:p>0,0348718768</text:p>
          </table:table-cell>
          <table:table-cell table:style-name="ce3" table:formula="of:=[$Redistribution_high.P23]" office:value-type="float" office:value="0.0323053997308244" calcext:value-type="float">
            <text:p>0,0323053997</text:p>
          </table:table-cell>
          <table:table-cell table:style-name="ce3" table:formula="of:=[$Redistribution_high.Q23]" office:value-type="float" office:value="0.049570343249058" calcext:value-type="float">
            <text:p>0,0495703432</text:p>
          </table:table-cell>
          <table:table-cell/>
          <table:table-cell table:style-name="ce3" table:formula="of:=[$Redistribution_central.N23]" office:value-type="float" office:value="0.0392729277241237" calcext:value-type="float">
            <text:p>0,0392729277</text:p>
          </table:table-cell>
          <table:table-cell table:style-name="ce3" table:formula="of:=[$Redistribution_central.O23]" office:value-type="float" office:value="0.0318034545298347" calcext:value-type="float">
            <text:p>0,0318034545</text:p>
          </table:table-cell>
          <table:table-cell table:style-name="ce3" table:formula="of:=[$Redistribution_central.P23]" office:value-type="float" office:value="0.0289047290953742" calcext:value-type="float">
            <text:p>0,0289047291</text:p>
          </table:table-cell>
          <table:table-cell table:style-name="ce3" table:formula="of:=[$Redistribution_central.Q23]" office:value-type="float" office:value="0.0460448769355543" calcext:value-type="float">
            <text:p>0,0460448769</text:p>
          </table:table-cell>
          <table:table-cell/>
          <table:table-cell table:style-name="ce3" table:formula="of:=[$redistribution_low.N23]" office:value-type="float" office:value="0.0401115051925412" calcext:value-type="float">
            <text:p>0,0401115052</text:p>
          </table:table-cell>
          <table:table-cell table:style-name="ce3" table:formula="of:=[$redistribution_low.O23]" office:value-type="float" office:value="0.0318886766491053" calcext:value-type="float">
            <text:p>0,0318886766</text:p>
          </table:table-cell>
          <table:table-cell table:style-name="ce3" table:formula="of:=[$redistribution_low.P23]" office:value-type="float" office:value="0.030227610354328" calcext:value-type="float">
            <text:p>0,0302276104</text:p>
          </table:table-cell>
          <table:table-cell table:style-name="ce3" table:formula="of:=[$redistribution_low.Q23]" office:value-type="float" office:value="0.0452732955335058" calcext:value-type="float">
            <text:p>0,0452732955</text:p>
          </table:table-cell>
          <table:table-cell table:number-columns-repeated="1009"/>
        </table:table-row>
        <table:table-row table:style-name="ro2">
          <table:table-cell table:style-name="ce3" table:formula="of:=[.A26]+1" office:value-type="float" office:value="71" calcext:value-type="float">
            <text:p>71</text:p>
          </table:table-cell>
          <table:table-cell table:style-name="ce3" table:formula="of:=[$Redistribution_high.N24]" office:value-type="float" office:value="0.0405776925412554" calcext:value-type="float">
            <text:p>0,0405776925</text:p>
          </table:table-cell>
          <table:table-cell table:style-name="ce3" table:formula="of:=[$Redistribution_high.O24]" office:value-type="float" office:value="0.0336301752282159" calcext:value-type="float">
            <text:p>0,0336301752</text:p>
          </table:table-cell>
          <table:table-cell table:style-name="ce3" table:formula="of:=[$Redistribution_high.P24]" office:value-type="float" office:value="0.0300235074983507" calcext:value-type="float">
            <text:p>0,0300235075</text:p>
          </table:table-cell>
          <table:table-cell table:style-name="ce3" table:formula="of:=[$Redistribution_high.Q24]" office:value-type="float" office:value="0.0481981179448316" calcext:value-type="float">
            <text:p>0,0481981179</text:p>
          </table:table-cell>
          <table:table-cell/>
          <table:table-cell table:style-name="ce3" table:formula="of:=[$Redistribution_central.N24]" office:value-type="float" office:value="0.0394246496158794" calcext:value-type="float">
            <text:p>0,0394246496</text:p>
          </table:table-cell>
          <table:table-cell table:style-name="ce3" table:formula="of:=[$Redistribution_central.O24]" office:value-type="float" office:value="0.0337894476068" calcext:value-type="float">
            <text:p>0,0337894476</text:p>
          </table:table-cell>
          <table:table-cell table:style-name="ce3" table:formula="of:=[$Redistribution_central.P24]" office:value-type="float" office:value="0.0298502868049103" calcext:value-type="float">
            <text:p>0,0298502868</text:p>
          </table:table-cell>
          <table:table-cell table:style-name="ce3" table:formula="of:=[$Redistribution_central.Q24]" office:value-type="float" office:value="0.0471726964954407" calcext:value-type="float">
            <text:p>0,0471726965</text:p>
          </table:table-cell>
          <table:table-cell/>
          <table:table-cell table:style-name="ce3" table:formula="of:=[$redistribution_low.N24]" office:value-type="float" office:value="0.0371738083723467" calcext:value-type="float">
            <text:p>0,0371738084</text:p>
          </table:table-cell>
          <table:table-cell table:style-name="ce3" table:formula="of:=[$redistribution_low.O24]" office:value-type="float" office:value="0.0306312200883625" calcext:value-type="float">
            <text:p>0,0306312201</text:p>
          </table:table-cell>
          <table:table-cell table:style-name="ce3" table:formula="of:=[$redistribution_low.P24]" office:value-type="float" office:value="0.0282586579852315" calcext:value-type="float">
            <text:p>0,028258658</text:p>
          </table:table-cell>
          <table:table-cell table:style-name="ce3" table:formula="of:=[$redistribution_low.Q24]" office:value-type="float" office:value="0.0431027623961262" calcext:value-type="float">
            <text:p>0,0431027624</text:p>
          </table:table-cell>
          <table:table-cell table:number-columns-repeated="1009"/>
        </table:table-row>
        <table:table-row table:style-name="ro2">
          <table:table-cell table:style-name="ce3" table:formula="of:=[.A27]+1" office:value-type="float" office:value="72" calcext:value-type="float">
            <text:p>72</text:p>
          </table:table-cell>
          <table:table-cell table:style-name="ce3" table:formula="of:=[$Redistribution_high.N25]" office:value-type="float" office:value="0.039614930053582" calcext:value-type="float">
            <text:p>0,0396149301</text:p>
          </table:table-cell>
          <table:table-cell table:style-name="ce3" table:formula="of:=[$Redistribution_high.O25]" office:value-type="float" office:value="0.0343152306872415" calcext:value-type="float">
            <text:p>0,0343152307</text:p>
          </table:table-cell>
          <table:table-cell table:style-name="ce3" table:formula="of:=[$Redistribution_high.P25]" office:value-type="float" office:value="0.0292762572413049" calcext:value-type="float">
            <text:p>0,0292762572</text:p>
          </table:table-cell>
          <table:table-cell table:style-name="ce3" table:formula="of:=[$Redistribution_high.Q25]" office:value-type="float" office:value="0.0485322977347664" calcext:value-type="float">
            <text:p>0,0485322977</text:p>
          </table:table-cell>
          <table:table-cell/>
          <table:table-cell table:style-name="ce3" table:formula="of:=[$Redistribution_central.N25]" office:value-type="float" office:value="0.038167492638296" calcext:value-type="float">
            <text:p>0,0381674926</text:p>
          </table:table-cell>
          <table:table-cell table:style-name="ce3" table:formula="of:=[$Redistribution_central.O25]" office:value-type="float" office:value="0.0336662430919326" calcext:value-type="float">
            <text:p>0,0336662431</text:p>
          </table:table-cell>
          <table:table-cell table:style-name="ce3" table:formula="of:=[$Redistribution_central.P25]" office:value-type="float" office:value="0.0293461151563563" calcext:value-type="float">
            <text:p>0,0293461152</text:p>
          </table:table-cell>
          <table:table-cell table:style-name="ce3" table:formula="of:=[$Redistribution_central.Q25]" office:value-type="float" office:value="0.0460021287414924" calcext:value-type="float">
            <text:p>0,0460021287</text:p>
          </table:table-cell>
          <table:table-cell/>
          <table:table-cell table:style-name="ce3" table:formula="of:=[$redistribution_low.N25]" office:value-type="float" office:value="0.039679386971914" calcext:value-type="float">
            <text:p>0,039679387</text:p>
          </table:table-cell>
          <table:table-cell table:style-name="ce3" table:formula="of:=[$redistribution_low.O25]" office:value-type="float" office:value="0.0336044349680001" calcext:value-type="float">
            <text:p>0,033604435</text:p>
          </table:table-cell>
          <table:table-cell table:style-name="ce3" table:formula="of:=[$redistribution_low.P25]" office:value-type="float" office:value="0.0297122431820505" calcext:value-type="float">
            <text:p>0,0297122432</text:p>
          </table:table-cell>
          <table:table-cell table:style-name="ce3" table:formula="of:=[$redistribution_low.Q25]" office:value-type="float" office:value="0.0476185629457299" calcext:value-type="float">
            <text:p>0,0476185629</text:p>
          </table:table-cell>
          <table:table-cell table:number-columns-repeated="1009"/>
        </table:table-row>
        <table:table-row table:style-name="ro2">
          <table:table-cell table:style-name="ce3" table:formula="of:=[.A28]+1" office:value-type="float" office:value="73" calcext:value-type="float">
            <text:p>73</text:p>
          </table:table-cell>
          <table:table-cell table:style-name="ce3" table:formula="of:=[$Redistribution_high.N26]" office:value-type="float" office:value="0.0414965871569345" calcext:value-type="float">
            <text:p>0,0414965872</text:p>
          </table:table-cell>
          <table:table-cell table:style-name="ce3" table:formula="of:=[$Redistribution_high.O26]" office:value-type="float" office:value="0.0334132076492372" calcext:value-type="float">
            <text:p>0,0334132076</text:p>
          </table:table-cell>
          <table:table-cell table:style-name="ce3" table:formula="of:=[$Redistribution_high.P26]" office:value-type="float" office:value="0.0304116717962064" calcext:value-type="float">
            <text:p>0,0304116718</text:p>
          </table:table-cell>
          <table:table-cell table:style-name="ce3" table:formula="of:=[$Redistribution_high.Q26]" office:value-type="float" office:value="0.048509221911665" calcext:value-type="float">
            <text:p>0,0485092219</text:p>
          </table:table-cell>
          <table:table-cell/>
          <table:table-cell table:style-name="ce3" table:formula="of:=[$Redistribution_central.N26]" office:value-type="float" office:value="0.0406571662020991" calcext:value-type="float">
            <text:p>0,0406571662</text:p>
          </table:table-cell>
          <table:table-cell table:style-name="ce3" table:formula="of:=[$Redistribution_central.O26]" office:value-type="float" office:value="0.0317911110654212" calcext:value-type="float">
            <text:p>0,0317911111</text:p>
          </table:table-cell>
          <table:table-cell table:style-name="ce3" table:formula="of:=[$Redistribution_central.P26]" office:value-type="float" office:value="0.0299207496956282" calcext:value-type="float">
            <text:p>0,0299207497</text:p>
          </table:table-cell>
          <table:table-cell table:style-name="ce3" table:formula="of:=[$Redistribution_central.Q26]" office:value-type="float" office:value="0.0467108487723886" calcext:value-type="float">
            <text:p>0,0467108488</text:p>
          </table:table-cell>
          <table:table-cell/>
          <table:table-cell table:style-name="ce3" table:formula="of:=[$redistribution_low.N26]" office:value-type="float" office:value="0.0420968384673885" calcext:value-type="float">
            <text:p>0,0420968385</text:p>
          </table:table-cell>
          <table:table-cell table:style-name="ce3" table:formula="of:=[$redistribution_low.O26]" office:value-type="float" office:value="0.0328739618178373" calcext:value-type="float">
            <text:p>0,0328739618</text:p>
          </table:table-cell>
          <table:table-cell table:style-name="ce3" table:formula="of:=[$redistribution_low.P26]" office:value-type="float" office:value="0.0308934026716825" calcext:value-type="float">
            <text:p>0,0308934027</text:p>
          </table:table-cell>
          <table:table-cell table:style-name="ce3" table:formula="of:=[$redistribution_low.Q26]" office:value-type="float" office:value="0.0482567544951672" calcext:value-type="float">
            <text:p>0,0482567545</text:p>
          </table:table-cell>
          <table:table-cell table:number-columns-repeated="1009"/>
        </table:table-row>
        <table:table-row table:style-name="ro2">
          <table:table-cell table:style-name="ce3" table:formula="of:=[.A29]+1" office:value-type="float" office:value="74" calcext:value-type="float">
            <text:p>74</text:p>
          </table:table-cell>
          <table:table-cell table:style-name="ce3" table:formula="of:=[$Redistribution_high.N27]" office:value-type="float" office:value="0.0421834590562314" calcext:value-type="float">
            <text:p>0,0421834591</text:p>
          </table:table-cell>
          <table:table-cell table:style-name="ce3" table:formula="of:=[$Redistribution_high.O27]" office:value-type="float" office:value="0.0350392385769662" calcext:value-type="float">
            <text:p>0,0350392386</text:p>
          </table:table-cell>
          <table:table-cell table:style-name="ce3" table:formula="of:=[$Redistribution_high.P27]" office:value-type="float" office:value="0.0309346852731866" calcext:value-type="float">
            <text:p>0,0309346853</text:p>
          </table:table-cell>
          <table:table-cell table:style-name="ce3" table:formula="of:=[$Redistribution_high.Q27]" office:value-type="float" office:value="0.0502667044311675" calcext:value-type="float">
            <text:p>0,0502667044</text:p>
          </table:table-cell>
          <table:table-cell/>
          <table:table-cell table:style-name="ce3" table:formula="of:=[$Redistribution_central.N27]" office:value-type="float" office:value="0.0405958954373807" calcext:value-type="float">
            <text:p>0,0405958954</text:p>
          </table:table-cell>
          <table:table-cell table:style-name="ce3" table:formula="of:=[$Redistribution_central.O27]" office:value-type="float" office:value="0.0325870120565538" calcext:value-type="float">
            <text:p>0,0325870121</text:p>
          </table:table-cell>
          <table:table-cell table:style-name="ce3" table:formula="of:=[$Redistribution_central.P27]" office:value-type="float" office:value="0.0312516401363678" calcext:value-type="float">
            <text:p>0,0312516401</text:p>
          </table:table-cell>
          <table:table-cell table:style-name="ce3" table:formula="of:=[$Redistribution_central.Q27]" office:value-type="float" office:value="0.0455901665763017" calcext:value-type="float">
            <text:p>0,0455901666</text:p>
          </table:table-cell>
          <table:table-cell/>
          <table:table-cell table:style-name="ce3" table:formula="of:=[$redistribution_low.N27]" office:value-type="float" office:value="0.0377804265452482" calcext:value-type="float">
            <text:p>0,0377804265</text:p>
          </table:table-cell>
          <table:table-cell table:style-name="ce3" table:formula="of:=[$redistribution_low.O27]" office:value-type="float" office:value="0.0299370344388927" calcext:value-type="float">
            <text:p>0,0299370344</text:p>
          </table:table-cell>
          <table:table-cell table:style-name="ce3" table:formula="of:=[$redistribution_low.P27]" office:value-type="float" office:value="0.0283983112486373" calcext:value-type="float">
            <text:p>0,0283983112</text:p>
          </table:table-cell>
          <table:table-cell table:style-name="ce3" table:formula="of:=[$redistribution_low.Q27]" office:value-type="float" office:value="0.0429269027633157" calcext:value-type="float">
            <text:p>0,0429269028</text:p>
          </table:table-cell>
          <table:table-cell table:number-columns-repeated="1009"/>
        </table:table-row>
        <table:table-row table:style-name="ro2">
          <table:table-cell table:style-name="ce3" table:formula="of:=[.A30]+1" office:value-type="float" office:value="75" calcext:value-type="float">
            <text:p>75</text:p>
          </table:table-cell>
          <table:table-cell table:style-name="ce3" table:formula="of:=[$Redistribution_high.N28]" office:value-type="float" office:value="0.041900255329136" calcext:value-type="float">
            <text:p>0,0419002553</text:p>
          </table:table-cell>
          <table:table-cell table:style-name="ce3" table:formula="of:=[$Redistribution_high.O28]" office:value-type="float" office:value="0.0347601365029554" calcext:value-type="float">
            <text:p>0,0347601365</text:p>
          </table:table-cell>
          <table:table-cell table:style-name="ce3" table:formula="of:=[$Redistribution_high.P28]" office:value-type="float" office:value="0.0310954519215876" calcext:value-type="float">
            <text:p>0,0310954519</text:p>
          </table:table-cell>
          <table:table-cell table:style-name="ce3" table:formula="of:=[$Redistribution_high.Q28]" office:value-type="float" office:value="0.0493768385681723" calcext:value-type="float">
            <text:p>0,0493768386</text:p>
          </table:table-cell>
          <table:table-cell/>
          <table:table-cell table:style-name="ce3" table:formula="of:=[$Redistribution_central.N28]" office:value-type="float" office:value="0.0394723597888628" calcext:value-type="float">
            <text:p>0,0394723598</text:p>
          </table:table-cell>
          <table:table-cell table:style-name="ce3" table:formula="of:=[$Redistribution_central.O28]" office:value-type="float" office:value="0.0312559272906083" calcext:value-type="float">
            <text:p>0,0312559273</text:p>
          </table:table-cell>
          <table:table-cell table:style-name="ce3" table:formula="of:=[$Redistribution_central.P28]" office:value-type="float" office:value="0.0308244818813306" calcext:value-type="float">
            <text:p>0,0308244819</text:p>
          </table:table-cell>
          <table:table-cell table:style-name="ce3" table:formula="of:=[$Redistribution_central.Q28]" office:value-type="float" office:value="0.043440142760213" calcext:value-type="float">
            <text:p>0,0434401428</text:p>
          </table:table-cell>
          <table:table-cell/>
          <table:table-cell table:style-name="ce3" table:formula="of:=[$redistribution_low.N28]" office:value-type="float" office:value="0.039048509145084" calcext:value-type="float">
            <text:p>0,0390485091</text:p>
          </table:table-cell>
          <table:table-cell table:style-name="ce3" table:formula="of:=[$redistribution_low.O28]" office:value-type="float" office:value="0.031568159703284" calcext:value-type="float">
            <text:p>0,0315681597</text:p>
          </table:table-cell>
          <table:table-cell table:style-name="ce3" table:formula="of:=[$redistribution_low.P28]" office:value-type="float" office:value="0.0287666838139409" calcext:value-type="float">
            <text:p>0,0287666838</text:p>
          </table:table-cell>
          <table:table-cell table:style-name="ce3" table:formula="of:=[$redistribution_low.Q28]" office:value-type="float" office:value="0.0458622989678234" calcext:value-type="float">
            <text:p>0,045862299</text:p>
          </table:table-cell>
          <table:table-cell table:number-columns-repeated="1009"/>
        </table:table-row>
        <table:table-row table:style-name="ro2">
          <table:table-cell table:style-name="ce3" table:formula="of:=[.A31]+1" office:value-type="float" office:value="76" calcext:value-type="float">
            <text:p>76</text:p>
          </table:table-cell>
          <table:table-cell table:style-name="ce3" table:formula="of:=[$Redistribution_high.N29]" office:value-type="float" office:value="0.0409327663411883" calcext:value-type="float">
            <text:p>0,0409327663</text:p>
          </table:table-cell>
          <table:table-cell table:style-name="ce3" table:formula="of:=[$Redistribution_high.O29]" office:value-type="float" office:value="0.034994871611423" calcext:value-type="float">
            <text:p>0,0349948716</text:p>
          </table:table-cell>
          <table:table-cell table:style-name="ce3" table:formula="of:=[$Redistribution_high.P29]" office:value-type="float" office:value="0.0313001102163164" calcext:value-type="float">
            <text:p>0,0313001102</text:p>
          </table:table-cell>
          <table:table-cell table:style-name="ce3" table:formula="of:=[$Redistribution_high.Q29]" office:value-type="float" office:value="0.048019259994255" calcext:value-type="float">
            <text:p>0,04801926</text:p>
          </table:table-cell>
          <table:table-cell/>
          <table:table-cell table:style-name="ce3" table:formula="of:=[$Redistribution_central.N29]" office:value-type="float" office:value="0.0428292302560227" calcext:value-type="float">
            <text:p>0,0428292303</text:p>
          </table:table-cell>
          <table:table-cell table:style-name="ce3" table:formula="of:=[$Redistribution_central.O29]" office:value-type="float" office:value="0.034893566088409" calcext:value-type="float">
            <text:p>0,0348935661</text:p>
          </table:table-cell>
          <table:table-cell table:style-name="ce3" table:formula="of:=[$Redistribution_central.P29]" office:value-type="float" office:value="0.0324632348471009" calcext:value-type="float">
            <text:p>0,0324632348</text:p>
          </table:table-cell>
          <table:table-cell table:style-name="ce3" table:formula="of:=[$Redistribution_central.Q29]" office:value-type="float" office:value="0.0494879886536733" calcext:value-type="float">
            <text:p>0,0494879887</text:p>
          </table:table-cell>
          <table:table-cell/>
          <table:table-cell table:style-name="ce3" table:formula="of:=[$redistribution_low.N29]" office:value-type="float" office:value="0.0418846678699777" calcext:value-type="float">
            <text:p>0,0418846679</text:p>
          </table:table-cell>
          <table:table-cell table:style-name="ce3" table:formula="of:=[$redistribution_low.O29]" office:value-type="float" office:value="0.0341370760741122" calcext:value-type="float">
            <text:p>0,0341370761</text:p>
          </table:table-cell>
          <table:table-cell table:style-name="ce3" table:formula="of:=[$redistribution_low.P29]" office:value-type="float" office:value="0.0302789933295191" calcext:value-type="float">
            <text:p>0,0302789933</text:p>
          </table:table-cell>
          <table:table-cell table:style-name="ce3" table:formula="of:=[$redistribution_low.Q29]" office:value-type="float" office:value="0.0502943409117766" calcext:value-type="float">
            <text:p>0,0502943409</text:p>
          </table:table-cell>
          <table:table-cell table:number-columns-repeated="1009"/>
        </table:table-row>
        <table:table-row table:style-name="ro2">
          <table:table-cell table:style-name="ce3" table:formula="of:=[.A32]+1" office:value-type="float" office:value="77" calcext:value-type="float">
            <text:p>77</text:p>
          </table:table-cell>
          <table:table-cell table:style-name="ce3" table:formula="of:=[$Redistribution_high.N30]" office:value-type="float" office:value="0.0407639618447122" calcext:value-type="float">
            <text:p>0,0407639618</text:p>
          </table:table-cell>
          <table:table-cell table:style-name="ce3" table:formula="of:=[$Redistribution_high.O30]" office:value-type="float" office:value="0.033214909823234" calcext:value-type="float">
            <text:p>0,0332149098</text:p>
          </table:table-cell>
          <table:table-cell table:style-name="ce3" table:formula="of:=[$Redistribution_high.P30]" office:value-type="float" office:value="0.029350349243207" calcext:value-type="float">
            <text:p>0,0293503492</text:p>
          </table:table-cell>
          <table:table-cell table:style-name="ce3" table:formula="of:=[$Redistribution_high.Q30]" office:value-type="float" office:value="0.0485272336612661" calcext:value-type="float">
            <text:p>0,0485272337</text:p>
          </table:table-cell>
          <table:table-cell/>
          <table:table-cell table:style-name="ce3" table:formula="of:=[$Redistribution_central.N30]" office:value-type="float" office:value="0.0430575035251129" calcext:value-type="float">
            <text:p>0,0430575035</text:p>
          </table:table-cell>
          <table:table-cell table:style-name="ce3" table:formula="of:=[$Redistribution_central.O30]" office:value-type="float" office:value="0.0347521624177399" calcext:value-type="float">
            <text:p>0,0347521624</text:p>
          </table:table-cell>
          <table:table-cell table:style-name="ce3" table:formula="of:=[$Redistribution_central.P30]" office:value-type="float" office:value="0.0313568866206197" calcext:value-type="float">
            <text:p>0,0313568866</text:p>
          </table:table-cell>
          <table:table-cell table:style-name="ce3" table:formula="of:=[$Redistribution_central.Q30]" office:value-type="float" office:value="0.0510215128108929" calcext:value-type="float">
            <text:p>0,0510215128</text:p>
          </table:table-cell>
          <table:table-cell/>
          <table:table-cell table:style-name="ce3" table:formula="of:=[$redistribution_low.N30]" office:value-type="float" office:value="0.0404924980391436" calcext:value-type="float">
            <text:p>0,040492498</text:p>
          </table:table-cell>
          <table:table-cell table:style-name="ce3" table:formula="of:=[$redistribution_low.O30]" office:value-type="float" office:value="0.0317409323340235" calcext:value-type="float">
            <text:p>0,0317409323</text:p>
          </table:table-cell>
          <table:table-cell table:style-name="ce3" table:formula="of:=[$redistribution_low.P30]" office:value-type="float" office:value="0.0297416479883839" calcext:value-type="float">
            <text:p>0,029741648</text:p>
          </table:table-cell>
          <table:table-cell table:style-name="ce3" table:formula="of:=[$redistribution_low.Q30]" office:value-type="float" office:value="0.0467891868012736" calcext:value-type="float">
            <text:p>0,0467891868</text:p>
          </table:table-cell>
          <table:table-cell table:number-columns-repeated="1009"/>
        </table:table-row>
        <table:table-row table:style-name="ro2">
          <table:table-cell table:style-name="ce3" table:formula="of:=[.A33]+1" office:value-type="float" office:value="78" calcext:value-type="float">
            <text:p>78</text:p>
          </table:table-cell>
          <table:table-cell table:style-name="ce3" table:formula="of:=[$Redistribution_high.N31]" office:value-type="float" office:value="0.0394106673397544" calcext:value-type="float">
            <text:p>0,0394106673</text:p>
          </table:table-cell>
          <table:table-cell table:style-name="ce3" table:formula="of:=[$Redistribution_high.O31]" office:value-type="float" office:value="0.0347322641859929" calcext:value-type="float">
            <text:p>0,0347322642</text:p>
          </table:table-cell>
          <table:table-cell table:style-name="ce3" table:formula="of:=[$Redistribution_high.P31]" office:value-type="float" office:value="0.0297426646493492" calcext:value-type="float">
            <text:p>0,0297426646</text:p>
          </table:table-cell>
          <table:table-cell table:style-name="ce3" table:formula="of:=[$Redistribution_high.Q31]" office:value-type="float" office:value="0.047730753342847" calcext:value-type="float">
            <text:p>0,0477307533</text:p>
          </table:table-cell>
          <table:table-cell/>
          <table:table-cell table:style-name="ce3" table:formula="of:=[$Redistribution_central.N31]" office:value-type="float" office:value="0.0435644108795309" calcext:value-type="float">
            <text:p>0,0435644109</text:p>
          </table:table-cell>
          <table:table-cell table:style-name="ce3" table:formula="of:=[$Redistribution_central.O31]" office:value-type="float" office:value="0.0356949689946429" calcext:value-type="float">
            <text:p>0,035694969</text:p>
          </table:table-cell>
          <table:table-cell table:style-name="ce3" table:formula="of:=[$Redistribution_central.P31]" office:value-type="float" office:value="0.0331434649256009" calcext:value-type="float">
            <text:p>0,0331434649</text:p>
          </table:table-cell>
          <table:table-cell table:style-name="ce3" table:formula="of:=[$Redistribution_central.Q31]" office:value-type="float" office:value="0.0504495329181709" calcext:value-type="float">
            <text:p>0,0504495329</text:p>
          </table:table-cell>
          <table:table-cell/>
          <table:table-cell table:style-name="ce3" table:formula="of:=[$redistribution_low.N31]" office:value-type="float" office:value="0.0391711387682511" calcext:value-type="float">
            <text:p>0,0391711388</text:p>
          </table:table-cell>
          <table:table-cell table:style-name="ce3" table:formula="of:=[$redistribution_low.O31]" office:value-type="float" office:value="0.0343625913222967" calcext:value-type="float">
            <text:p>0,0343625913</text:p>
          </table:table-cell>
          <table:table-cell table:style-name="ce3" table:formula="of:=[$redistribution_low.P31]" office:value-type="float" office:value="0.0301917536225287" calcext:value-type="float">
            <text:p>0,0301917536</text:p>
          </table:table-cell>
          <table:table-cell table:style-name="ce3" table:formula="of:=[$redistribution_low.Q31]" office:value-type="float" office:value="0.0469276590747606" calcext:value-type="float">
            <text:p>0,0469276591</text:p>
          </table:table-cell>
          <table:table-cell table:number-columns-repeated="1009"/>
        </table:table-row>
        <table:table-row table:style-name="ro2">
          <table:table-cell table:style-name="ce3" table:formula="of:=[.A34]+1" office:value-type="float" office:value="79" calcext:value-type="float">
            <text:p>79</text:p>
          </table:table-cell>
          <table:table-cell table:style-name="ce3" table:formula="of:=[$Redistribution_high.N32]" office:value-type="float" office:value="0.0402377875114137" calcext:value-type="float">
            <text:p>0,0402377875</text:p>
          </table:table-cell>
          <table:table-cell table:style-name="ce3" table:formula="of:=[$Redistribution_high.O32]" office:value-type="float" office:value="0.0370267180610632" calcext:value-type="float">
            <text:p>0,0370267181</text:p>
          </table:table-cell>
          <table:table-cell table:style-name="ce3" table:formula="of:=[$Redistribution_high.P32]" office:value-type="float" office:value="0.0308720824401152" calcext:value-type="float">
            <text:p>0,0308720824</text:p>
          </table:table-cell>
          <table:table-cell table:style-name="ce3" table:formula="of:=[$Redistribution_high.Q32]" office:value-type="float" office:value="0.0496261341407931" calcext:value-type="float">
            <text:p>0,0496261341</text:p>
          </table:table-cell>
          <table:table-cell/>
          <table:table-cell table:style-name="ce3" table:formula="of:=[$Redistribution_central.N32]" office:value-type="float" office:value="0.0461263026986331" calcext:value-type="float">
            <text:p>0,0461263027</text:p>
          </table:table-cell>
          <table:table-cell table:style-name="ce3" table:formula="of:=[$Redistribution_central.O32]" office:value-type="float" office:value="0.0393494706684848" calcext:value-type="float">
            <text:p>0,0393494707</text:p>
          </table:table-cell>
          <table:table-cell table:style-name="ce3" table:formula="of:=[$Redistribution_central.P32]" office:value-type="float" office:value="0.0348685671259151" calcext:value-type="float">
            <text:p>0,0348685671</text:p>
          </table:table-cell>
          <table:table-cell table:style-name="ce3" table:formula="of:=[$Redistribution_central.Q32]" office:value-type="float" office:value="0.0551965075777489" calcext:value-type="float">
            <text:p>0,0551965076</text:p>
          </table:table-cell>
          <table:table-cell/>
          <table:table-cell table:style-name="ce3" table:formula="of:=[$redistribution_low.N32]" office:value-type="float" office:value="0.0386906130765207" calcext:value-type="float">
            <text:p>0,0386906131</text:p>
          </table:table-cell>
          <table:table-cell table:style-name="ce3" table:formula="of:=[$redistribution_low.O32]" office:value-type="float" office:value="0.0332313583043555" calcext:value-type="float">
            <text:p>0,0332313583</text:p>
          </table:table-cell>
          <table:table-cell table:style-name="ce3" table:formula="of:=[$redistribution_low.P32]" office:value-type="float" office:value="0.0298170569960439" calcext:value-type="float">
            <text:p>0,029817057</text:p>
          </table:table-cell>
          <table:table-cell table:style-name="ce3" table:formula="of:=[$redistribution_low.Q32]" office:value-type="float" office:value="0.04577201042114" calcext:value-type="float">
            <text:p>0,0457720104</text:p>
          </table:table-cell>
          <table:table-cell table:number-columns-repeated="1009"/>
        </table:table-row>
        <table:table-row table:style-name="ro2">
          <table:table-cell table:style-name="ce3" table:formula="of:=[.A35]+1" office:value-type="float" office:value="80" calcext:value-type="float">
            <text:p>80</text:p>
          </table:table-cell>
          <table:table-cell table:style-name="ce3" table:formula="of:=[$Redistribution_high.N33]" office:value-type="float" office:value="0.0404564130032638" calcext:value-type="float">
            <text:p>0,040456413</text:p>
          </table:table-cell>
          <table:table-cell table:style-name="ce3" table:formula="of:=[$Redistribution_high.O33]" office:value-type="float" office:value="0.038572870647124" calcext:value-type="float">
            <text:p>0,0385728706</text:p>
          </table:table-cell>
          <table:table-cell table:style-name="ce3" table:formula="of:=[$Redistribution_high.P33]" office:value-type="float" office:value="0.0312287050690573" calcext:value-type="float">
            <text:p>0,0312287051</text:p>
          </table:table-cell>
          <table:table-cell table:style-name="ce3" table:formula="of:=[$Redistribution_high.Q33]" office:value-type="float" office:value="0.0510115613517086" calcext:value-type="float">
            <text:p>0,0510115614</text:p>
          </table:table-cell>
          <table:table-cell/>
          <table:table-cell table:style-name="ce3" table:formula="of:=[$Redistribution_central.N33]" office:value-type="float" office:value="0.0439215922004886" calcext:value-type="float">
            <text:p>0,0439215922</text:p>
          </table:table-cell>
          <table:table-cell table:style-name="ce3" table:formula="of:=[$Redistribution_central.O33]" office:value-type="float" office:value="0.0379991843862372" calcext:value-type="float">
            <text:p>0,0379991844</text:p>
          </table:table-cell>
          <table:table-cell table:style-name="ce3" table:formula="of:=[$Redistribution_central.P33]" office:value-type="float" office:value="0.033464144243764" calcext:value-type="float">
            <text:p>0,0334641442</text:p>
          </table:table-cell>
          <table:table-cell table:style-name="ce3" table:formula="of:=[$Redistribution_central.Q33]" office:value-type="float" office:value="0.0527342100815347" calcext:value-type="float">
            <text:p>0,0527342101</text:p>
          </table:table-cell>
          <table:table-cell/>
          <table:table-cell table:style-name="ce3" table:formula="of:=[$redistribution_low.N33]" office:value-type="float" office:value="0.0396094160598904" calcext:value-type="float">
            <text:p>0,0396094161</text:p>
          </table:table-cell>
          <table:table-cell table:style-name="ce3" table:formula="of:=[$redistribution_low.O33]" office:value-type="float" office:value="0.0361610328981721" calcext:value-type="float">
            <text:p>0,0361610329</text:p>
          </table:table-cell>
          <table:table-cell table:style-name="ce3" table:formula="of:=[$redistribution_low.P33]" office:value-type="float" office:value="0.0298102942531336" calcext:value-type="float">
            <text:p>0,0298102943</text:p>
          </table:table-cell>
          <table:table-cell table:style-name="ce3" table:formula="of:=[$redistribution_low.Q33]" office:value-type="float" office:value="0.0498718821591227" calcext:value-type="float">
            <text:p>0,0498718822</text:p>
          </table:table-cell>
          <table:table-cell table:number-columns-repeated="1009"/>
        </table:table-row>
        <table:table-row table:style-name="ro2">
          <table:table-cell table:style-name="ce3" table:formula="of:=[.A36]+1" office:value-type="float" office:value="81" calcext:value-type="float">
            <text:p>81</text:p>
          </table:table-cell>
          <table:table-cell table:style-name="ce3" table:formula="of:=[$Redistribution_high.N34]" office:value-type="float" office:value="0.0405722945574397" calcext:value-type="float">
            <text:p>0,0405722946</text:p>
          </table:table-cell>
          <table:table-cell table:style-name="ce3" table:formula="of:=[$Redistribution_high.O34]" office:value-type="float" office:value="0.0353045063692223" calcext:value-type="float">
            <text:p>0,0353045064</text:p>
          </table:table-cell>
          <table:table-cell table:style-name="ce3" table:formula="of:=[$Redistribution_high.P34]" office:value-type="float" office:value="0.0301293921047161" calcext:value-type="float">
            <text:p>0,0301293921</text:p>
          </table:table-cell>
          <table:table-cell table:style-name="ce3" table:formula="of:=[$Redistribution_high.Q34]" office:value-type="float" office:value="0.049420242779529" calcext:value-type="float">
            <text:p>0,0494202428</text:p>
          </table:table-cell>
          <table:table-cell/>
          <table:table-cell table:style-name="ce3" table:formula="of:=[$Redistribution_central.N34]" office:value-type="float" office:value="0.0450530647755401" calcext:value-type="float">
            <text:p>0,0450530648</text:p>
          </table:table-cell>
          <table:table-cell table:style-name="ce3" table:formula="of:=[$Redistribution_central.O34]" office:value-type="float" office:value="0.0359495636728226" calcext:value-type="float">
            <text:p>0,0359495637</text:p>
          </table:table-cell>
          <table:table-cell table:style-name="ce3" table:formula="of:=[$Redistribution_central.P34]" office:value-type="float" office:value="0.0321629445807327" calcext:value-type="float">
            <text:p>0,0321629446</text:p>
          </table:table-cell>
          <table:table-cell table:style-name="ce3" table:formula="of:=[$Redistribution_central.Q34]" office:value-type="float" office:value="0.0540621103106012" calcext:value-type="float">
            <text:p>0,0540621103</text:p>
          </table:table-cell>
          <table:table-cell/>
          <table:table-cell table:style-name="ce3" table:formula="of:=[$redistribution_low.N34]" office:value-type="float" office:value="0.0394868551940615" calcext:value-type="float">
            <text:p>0,0394868552</text:p>
          </table:table-cell>
          <table:table-cell table:style-name="ce3" table:formula="of:=[$redistribution_low.O34]" office:value-type="float" office:value="0.0331548403124188" calcext:value-type="float">
            <text:p>0,0331548403</text:p>
          </table:table-cell>
          <table:table-cell table:style-name="ce3" table:formula="of:=[$redistribution_low.P34]" office:value-type="float" office:value="0.0283318809794846" calcext:value-type="float">
            <text:p>0,028331881</text:p>
          </table:table-cell>
          <table:table-cell table:style-name="ce3" table:formula="of:=[$redistribution_low.Q34]" office:value-type="float" office:value="0.0488087240168" calcext:value-type="float">
            <text:p>0,048808724</text:p>
          </table:table-cell>
          <table:table-cell table:number-columns-repeated="1009"/>
        </table:table-row>
        <table:table-row table:style-name="ro2">
          <table:table-cell table:style-name="ce3" table:formula="of:=[.A37]+1" office:value-type="float" office:value="82" calcext:value-type="float">
            <text:p>82</text:p>
          </table:table-cell>
          <table:table-cell table:style-name="ce3" table:formula="of:=[$Redistribution_high.N35]" office:value-type="float" office:value="0.0392105746874981" calcext:value-type="float">
            <text:p>0,0392105747</text:p>
          </table:table-cell>
          <table:table-cell table:style-name="ce3" table:formula="of:=[$Redistribution_high.O35]" office:value-type="float" office:value="0.0365065940288303" calcext:value-type="float">
            <text:p>0,036506594</text:p>
          </table:table-cell>
          <table:table-cell table:style-name="ce3" table:formula="of:=[$Redistribution_high.P35]" office:value-type="float" office:value="0.0299703180900265" calcext:value-type="float">
            <text:p>0,0299703181</text:p>
          </table:table-cell>
          <table:table-cell table:style-name="ce3" table:formula="of:=[$Redistribution_high.Q35]" office:value-type="float" office:value="0.0490381340428351" calcext:value-type="float">
            <text:p>0,049038134</text:p>
          </table:table-cell>
          <table:table-cell/>
          <table:table-cell table:style-name="ce3" table:formula="of:=[$Redistribution_central.N35]" office:value-type="float" office:value="0.0419057423607718" calcext:value-type="float">
            <text:p>0,0419057424</text:p>
          </table:table-cell>
          <table:table-cell table:style-name="ce3" table:formula="of:=[$Redistribution_central.O35]" office:value-type="float" office:value="0.0353596693194795" calcext:value-type="float">
            <text:p>0,0353596693</text:p>
          </table:table-cell>
          <table:table-cell table:style-name="ce3" table:formula="of:=[$Redistribution_central.P35]" office:value-type="float" office:value="0.0315480398078285" calcext:value-type="float">
            <text:p>0,0315480398</text:p>
          </table:table-cell>
          <table:table-cell table:style-name="ce3" table:formula="of:=[$Redistribution_central.Q35]" office:value-type="float" office:value="0.0500099133899755" calcext:value-type="float">
            <text:p>0,0500099134</text:p>
          </table:table-cell>
          <table:table-cell/>
          <table:table-cell table:style-name="ce3" table:formula="of:=[$redistribution_low.N35]" office:value-type="float" office:value="0.0390361130078616" calcext:value-type="float">
            <text:p>0,039036113</text:p>
          </table:table-cell>
          <table:table-cell table:style-name="ce3" table:formula="of:=[$redistribution_low.O35]" office:value-type="float" office:value="0.0349495484636844" calcext:value-type="float">
            <text:p>0,0349495485</text:p>
          </table:table-cell>
          <table:table-cell table:style-name="ce3" table:formula="of:=[$redistribution_low.P35]" office:value-type="float" office:value="0.0289299767480125" calcext:value-type="float">
            <text:p>0,0289299767</text:p>
          </table:table-cell>
          <table:table-cell table:style-name="ce3" table:formula="of:=[$redistribution_low.Q35]" office:value-type="float" office:value="0.0491903649557347" calcext:value-type="float">
            <text:p>0,049190365</text:p>
          </table:table-cell>
          <table:table-cell table:number-columns-repeated="1009"/>
        </table:table-row>
        <table:table-row table:style-name="ro2">
          <table:table-cell table:style-name="ce3" table:formula="of:=[.A38]+1" office:value-type="float" office:value="83" calcext:value-type="float">
            <text:p>83</text:p>
          </table:table-cell>
          <table:table-cell table:style-name="ce3" table:formula="of:=[$Redistribution_high.N36]" office:value-type="float" office:value="0.0396967379718887" calcext:value-type="float">
            <text:p>0,039696738</text:p>
          </table:table-cell>
          <table:table-cell table:style-name="ce3" table:formula="of:=[$Redistribution_high.O36]" office:value-type="float" office:value="0.0368660327230863" calcext:value-type="float">
            <text:p>0,0368660327</text:p>
          </table:table-cell>
          <table:table-cell table:style-name="ce3" table:formula="of:=[$Redistribution_high.P36]" office:value-type="float" office:value="0.0305895025285766" calcext:value-type="float">
            <text:p>0,0305895025</text:p>
          </table:table-cell>
          <table:table-cell table:style-name="ce3" table:formula="of:=[$Redistribution_high.Q36]" office:value-type="float" office:value="0.0492032626510554" calcext:value-type="float">
            <text:p>0,0492032627</text:p>
          </table:table-cell>
          <table:table-cell/>
          <table:table-cell table:style-name="ce3" table:formula="of:=[$Redistribution_central.N36]" office:value-type="float" office:value="0.0398585365314753" calcext:value-type="float">
            <text:p>0,0398585365</text:p>
          </table:table-cell>
          <table:table-cell table:style-name="ce3" table:formula="of:=[$Redistribution_central.O36]" office:value-type="float" office:value="0.0341393237155499" calcext:value-type="float">
            <text:p>0,0341393237</text:p>
          </table:table-cell>
          <table:table-cell table:style-name="ce3" table:formula="of:=[$Redistribution_central.P36]" office:value-type="float" office:value="0.0306451583216096" calcext:value-type="float">
            <text:p>0,0306451583</text:p>
          </table:table-cell>
          <table:table-cell table:style-name="ce3" table:formula="of:=[$Redistribution_central.Q36]" office:value-type="float" office:value="0.0471562112913173" calcext:value-type="float">
            <text:p>0,0471562113</text:p>
          </table:table-cell>
          <table:table-cell/>
          <table:table-cell table:style-name="ce3" table:formula="of:=[$redistribution_low.N36]" office:value-type="float" office:value="0.0403653670947597" calcext:value-type="float">
            <text:p>0,0403653671</text:p>
          </table:table-cell>
          <table:table-cell table:style-name="ce3" table:formula="of:=[$redistribution_low.O36]" office:value-type="float" office:value="0.0372404217146338" calcext:value-type="float">
            <text:p>0,0372404217</text:p>
          </table:table-cell>
          <table:table-cell table:style-name="ce3" table:formula="of:=[$redistribution_low.P36]" office:value-type="float" office:value="0.0308199611138998" calcext:value-type="float">
            <text:p>0,0308199611</text:p>
          </table:table-cell>
          <table:table-cell table:style-name="ce3" table:formula="of:=[$redistribution_low.Q36]" office:value-type="float" office:value="0.0507222255982415" calcext:value-type="float">
            <text:p>0,0507222256</text:p>
          </table:table-cell>
          <table:table-cell table:number-columns-repeated="1009"/>
        </table:table-row>
        <table:table-row table:style-name="ro2">
          <table:table-cell table:style-name="ce3" table:formula="of:=[.A39]+1" office:value-type="float" office:value="84" calcext:value-type="float">
            <text:p>84</text:p>
          </table:table-cell>
          <table:table-cell table:style-name="ce3" table:formula="of:=[$Redistribution_high.N37]" office:value-type="float" office:value="0.0417664027723249" calcext:value-type="float">
            <text:p>0,0417664028</text:p>
          </table:table-cell>
          <table:table-cell table:style-name="ce3" table:formula="of:=[$Redistribution_high.O37]" office:value-type="float" office:value="0.0366027824557417" calcext:value-type="float">
            <text:p>0,0366027825</text:p>
          </table:table-cell>
          <table:table-cell table:style-name="ce3" table:formula="of:=[$Redistribution_high.P37]" office:value-type="float" office:value="0.0308257219213715" calcext:value-type="float">
            <text:p>0,0308257219</text:p>
          </table:table-cell>
          <table:table-cell table:style-name="ce3" table:formula="of:=[$Redistribution_high.Q37]" office:value-type="float" office:value="0.0516064187159678" calcext:value-type="float">
            <text:p>0,0516064187</text:p>
          </table:table-cell>
          <table:table-cell/>
          <table:table-cell table:style-name="ce3" table:formula="of:=[$Redistribution_central.N37]" office:value-type="float" office:value="0.0450164695982164" calcext:value-type="float">
            <text:p>0,0450164696</text:p>
          </table:table-cell>
          <table:table-cell table:style-name="ce3" table:formula="of:=[$Redistribution_central.O37]" office:value-type="float" office:value="0.0397046490683325" calcext:value-type="float">
            <text:p>0,0397046491</text:p>
          </table:table-cell>
          <table:table-cell table:style-name="ce3" table:formula="of:=[$Redistribution_central.P37]" office:value-type="float" office:value="0.0332806528822562" calcext:value-type="float">
            <text:p>0,0332806529</text:p>
          </table:table-cell>
          <table:table-cell table:style-name="ce3" table:formula="of:=[$Redistribution_central.Q37]" office:value-type="float" office:value="0.0561942357915193" calcext:value-type="float">
            <text:p>0,0561942358</text:p>
          </table:table-cell>
          <table:table-cell/>
          <table:table-cell table:style-name="ce3" table:formula="of:=[$redistribution_low.N37]" office:value-type="float" office:value="0.0384488885911513" calcext:value-type="float">
            <text:p>0,0384488886</text:p>
          </table:table-cell>
          <table:table-cell table:style-name="ce3" table:formula="of:=[$redistribution_low.O37]" office:value-type="float" office:value="0.034613261728462" calcext:value-type="float">
            <text:p>0,0346132617</text:p>
          </table:table-cell>
          <table:table-cell table:style-name="ce3" table:formula="of:=[$redistribution_low.P37]" office:value-type="float" office:value="0.0299937395070394" calcext:value-type="float">
            <text:p>0,0299937395</text:p>
          </table:table-cell>
          <table:table-cell table:style-name="ce3" table:formula="of:=[$redistribution_low.Q37]" office:value-type="float" office:value="0.0466832384259024" calcext:value-type="float">
            <text:p>0,0466832384</text:p>
          </table:table-cell>
          <table:table-cell table:number-columns-repeated="1009"/>
        </table:table-row>
        <table:table-row table:style-name="ro2">
          <table:table-cell table:style-name="ce3" table:formula="of:=[.A40]+1" office:value-type="float" office:value="85" calcext:value-type="float">
            <text:p>85</text:p>
          </table:table-cell>
          <table:table-cell table:style-name="ce3" table:formula="of:=[$Redistribution_high.N38]" office:value-type="float" office:value="0.0391251975876162" calcext:value-type="float">
            <text:p>0,0391251976</text:p>
          </table:table-cell>
          <table:table-cell table:style-name="ce3" table:formula="of:=[$Redistribution_high.O38]" office:value-type="float" office:value="0.0348366652663413" calcext:value-type="float">
            <text:p>0,0348366653</text:p>
          </table:table-cell>
          <table:table-cell table:style-name="ce3" table:formula="of:=[$Redistribution_high.P38]" office:value-type="float" office:value="0.029282969775298" calcext:value-type="float">
            <text:p>0,0292829698</text:p>
          </table:table-cell>
          <table:table-cell table:style-name="ce3" table:formula="of:=[$Redistribution_high.Q38]" office:value-type="float" office:value="0.0481467380357677" calcext:value-type="float">
            <text:p>0,048146738</text:p>
          </table:table-cell>
          <table:table-cell/>
          <table:table-cell table:style-name="ce3" table:formula="of:=[$Redistribution_central.N38]" office:value-type="float" office:value="0.0444355681572708" calcext:value-type="float">
            <text:p>0,0444355682</text:p>
          </table:table-cell>
          <table:table-cell table:style-name="ce3" table:formula="of:=[$Redistribution_central.O38]" office:value-type="float" office:value="0.0391357511793993" calcext:value-type="float">
            <text:p>0,0391357512</text:p>
          </table:table-cell>
          <table:table-cell table:style-name="ce3" table:formula="of:=[$Redistribution_central.P38]" office:value-type="float" office:value="0.0336579045037734" calcext:value-type="float">
            <text:p>0,0336579045</text:p>
          </table:table-cell>
          <table:table-cell table:style-name="ce3" table:formula="of:=[$Redistribution_central.Q38]" office:value-type="float" office:value="0.0542061774624785" calcext:value-type="float">
            <text:p>0,0542061775</text:p>
          </table:table-cell>
          <table:table-cell/>
          <table:table-cell table:style-name="ce3" table:formula="of:=[$redistribution_low.N38]" office:value-type="float" office:value="0.0394316871336062" calcext:value-type="float">
            <text:p>0,0394316871</text:p>
          </table:table-cell>
          <table:table-cell table:style-name="ce3" table:formula="of:=[$redistribution_low.O38]" office:value-type="float" office:value="0.0346257028587766" calcext:value-type="float">
            <text:p>0,0346257029</text:p>
          </table:table-cell>
          <table:table-cell table:style-name="ce3" table:formula="of:=[$redistribution_low.P38]" office:value-type="float" office:value="0.029683906706741" calcext:value-type="float">
            <text:p>0,0296839067</text:p>
          </table:table-cell>
          <table:table-cell table:style-name="ce3" table:formula="of:=[$redistribution_low.Q38]" office:value-type="float" office:value="0.0483450530511227" calcext:value-type="float">
            <text:p>0,0483450531</text:p>
          </table:table-cell>
          <table:table-cell table:number-columns-repeated="1009"/>
        </table:table-row>
        <table:table-row table:style-name="ro2">
          <table:table-cell table:style-name="ce3" table:formula="of:=[.A41]+1" office:value-type="float" office:value="86" calcext:value-type="float">
            <text:p>86</text:p>
          </table:table-cell>
          <table:table-cell table:style-name="ce3" table:formula="of:=[$Redistribution_high.N39]" office:value-type="float" office:value="0.042476181830767" calcext:value-type="float">
            <text:p>0,0424761818</text:p>
          </table:table-cell>
          <table:table-cell table:style-name="ce3" table:formula="of:=[$Redistribution_high.O39]" office:value-type="float" office:value="0.0397077777005784" calcext:value-type="float">
            <text:p>0,0397077777</text:p>
          </table:table-cell>
          <table:table-cell table:style-name="ce3" table:formula="of:=[$Redistribution_high.P39]" office:value-type="float" office:value="0.0332708267163165" calcext:value-type="float">
            <text:p>0,0332708267</text:p>
          </table:table-cell>
          <table:table-cell table:style-name="ce3" table:formula="of:=[$Redistribution_high.Q39]" office:value-type="float" office:value="0.0522138830354095" calcext:value-type="float">
            <text:p>0,052213883</text:p>
          </table:table-cell>
          <table:table-cell/>
          <table:table-cell table:style-name="ce3" table:formula="of:=[$Redistribution_central.N39]" office:value-type="float" office:value="0.0428853392341069" calcext:value-type="float">
            <text:p>0,0428853392</text:p>
          </table:table-cell>
          <table:table-cell table:style-name="ce3" table:formula="of:=[$Redistribution_central.O39]" office:value-type="float" office:value="0.0394861540780638" calcext:value-type="float">
            <text:p>0,0394861541</text:p>
          </table:table-cell>
          <table:table-cell table:style-name="ce3" table:formula="of:=[$Redistribution_central.P39]" office:value-type="float" office:value="0.0331412170036891" calcext:value-type="float">
            <text:p>0,033141217</text:p>
          </table:table-cell>
          <table:table-cell table:style-name="ce3" table:formula="of:=[$Redistribution_central.Q39]" office:value-type="float" office:value="0.0531958739493147" calcext:value-type="float">
            <text:p>0,0531958739</text:p>
          </table:table-cell>
          <table:table-cell/>
          <table:table-cell table:style-name="ce3" table:formula="of:=[$redistribution_low.N39]" office:value-type="float" office:value="0.0377872003978602" calcext:value-type="float">
            <text:p>0,0377872004</text:p>
          </table:table-cell>
          <table:table-cell table:style-name="ce3" table:formula="of:=[$redistribution_low.O39]" office:value-type="float" office:value="0.0351164501152551" calcext:value-type="float">
            <text:p>0,0351164501</text:p>
          </table:table-cell>
          <table:table-cell table:style-name="ce3" table:formula="of:=[$redistribution_low.P39]" office:value-type="float" office:value="0.0288660130402293" calcext:value-type="float">
            <text:p>0,028866013</text:p>
          </table:table-cell>
          <table:table-cell table:style-name="ce3" table:formula="of:=[$redistribution_low.Q39]" office:value-type="float" office:value="0.0476868647000282" calcext:value-type="float">
            <text:p>0,0476868647</text:p>
          </table:table-cell>
          <table:table-cell table:number-columns-repeated="1009"/>
        </table:table-row>
        <table:table-row table:style-name="ro2">
          <table:table-cell table:style-name="ce3" table:formula="of:=[.A42]+1" office:value-type="float" office:value="87" calcext:value-type="float">
            <text:p>87</text:p>
          </table:table-cell>
          <table:table-cell table:style-name="ce3" table:formula="of:=[$Redistribution_high.N40]" office:value-type="float" office:value="0.038650122427148" calcext:value-type="float">
            <text:p>0,0386501224</text:p>
          </table:table-cell>
          <table:table-cell table:style-name="ce3" table:formula="of:=[$Redistribution_high.O40]" office:value-type="float" office:value="0.0363068604944385" calcext:value-type="float">
            <text:p>0,0363068605</text:p>
          </table:table-cell>
          <table:table-cell table:style-name="ce3" table:formula="of:=[$Redistribution_high.P40]" office:value-type="float" office:value="0.0301908538286415" calcext:value-type="float">
            <text:p>0,0301908538</text:p>
          </table:table-cell>
          <table:table-cell table:style-name="ce3" table:formula="of:=[$Redistribution_high.Q40]" office:value-type="float" office:value="0.0478429891023013" calcext:value-type="float">
            <text:p>0,0478429891</text:p>
          </table:table-cell>
          <table:table-cell/>
          <table:table-cell table:style-name="ce3" table:formula="of:=[$Redistribution_central.N40]" office:value-type="float" office:value="0.0434359247141276" calcext:value-type="float">
            <text:p>0,0434359247</text:p>
          </table:table-cell>
          <table:table-cell table:style-name="ce3" table:formula="of:=[$Redistribution_central.O40]" office:value-type="float" office:value="0.0405812842270725" calcext:value-type="float">
            <text:p>0,0405812842</text:p>
          </table:table-cell>
          <table:table-cell table:style-name="ce3" table:formula="of:=[$Redistribution_central.P40]" office:value-type="float" office:value="0.0335414399140752" calcext:value-type="float">
            <text:p>0,0335414399</text:p>
          </table:table-cell>
          <table:table-cell table:style-name="ce3" table:formula="of:=[$Redistribution_central.Q40]" office:value-type="float" office:value="0.0545918204371838" calcext:value-type="float">
            <text:p>0,0545918204</text:p>
          </table:table-cell>
          <table:table-cell/>
          <table:table-cell table:style-name="ce3" table:formula="of:=[$redistribution_low.N40]" office:value-type="float" office:value="0.038196526606013" calcext:value-type="float">
            <text:p>0,0381965266</text:p>
          </table:table-cell>
          <table:table-cell table:style-name="ce3" table:formula="of:=[$redistribution_low.O40]" office:value-type="float" office:value="0.0346986222138901" calcext:value-type="float">
            <text:p>0,0346986222</text:p>
          </table:table-cell>
          <table:table-cell table:style-name="ce3" table:formula="of:=[$redistribution_low.P40]" office:value-type="float" office:value="0.0300197917299603" calcext:value-type="float">
            <text:p>0,0300197917</text:p>
          </table:table-cell>
          <table:table-cell table:style-name="ce3" table:formula="of:=[$redistribution_low.Q40]" office:value-type="float" office:value="0.0463580034821551" calcext:value-type="float">
            <text:p>0,0463580035</text:p>
          </table:table-cell>
          <table:table-cell table:number-columns-repeated="1009"/>
        </table:table-row>
        <table:table-row table:style-name="ro2">
          <table:table-cell table:style-name="ce3" table:formula="of:=[.A43]+1" office:value-type="float" office:value="88" calcext:value-type="float">
            <text:p>88</text:p>
          </table:table-cell>
          <table:table-cell table:style-name="ce3" table:formula="of:=[$Redistribution_high.N41]" office:value-type="float" office:value="0.0393005851683974" calcext:value-type="float">
            <text:p>0,0393005852</text:p>
          </table:table-cell>
          <table:table-cell table:style-name="ce3" table:formula="of:=[$Redistribution_high.O41]" office:value-type="float" office:value="0.0349705228609886" calcext:value-type="float">
            <text:p>0,0349705229</text:p>
          </table:table-cell>
          <table:table-cell table:style-name="ce3" table:formula="of:=[$Redistribution_high.P41]" office:value-type="float" office:value="0.0299032112206398" calcext:value-type="float">
            <text:p>0,0299032112</text:p>
          </table:table-cell>
          <table:table-cell table:style-name="ce3" table:formula="of:=[$Redistribution_high.Q41]" office:value-type="float" office:value="0.0479010396349794" calcext:value-type="float">
            <text:p>0,0479010396</text:p>
          </table:table-cell>
          <table:table-cell/>
          <table:table-cell table:style-name="ce3" table:formula="of:=[$Redistribution_central.N41]" office:value-type="float" office:value="0.0399513565497172" calcext:value-type="float">
            <text:p>0,0399513565</text:p>
          </table:table-cell>
          <table:table-cell table:style-name="ce3" table:formula="of:=[$Redistribution_central.O41]" office:value-type="float" office:value="0.0377275709000844" calcext:value-type="float">
            <text:p>0,0377275709</text:p>
          </table:table-cell>
          <table:table-cell table:style-name="ce3" table:formula="of:=[$Redistribution_central.P41]" office:value-type="float" office:value="0.0315090145230851" calcext:value-type="float">
            <text:p>0,0315090145</text:p>
          </table:table-cell>
          <table:table-cell table:style-name="ce3" table:formula="of:=[$Redistribution_central.Q41]" office:value-type="float" office:value="0.0496773302722837" calcext:value-type="float">
            <text:p>0,0496773303</text:p>
          </table:table-cell>
          <table:table-cell/>
          <table:table-cell table:style-name="ce3" table:formula="of:=[$redistribution_low.N41]" office:value-type="float" office:value="0.0371749135285166" calcext:value-type="float">
            <text:p>0,0371749135</text:p>
          </table:table-cell>
          <table:table-cell table:style-name="ce3" table:formula="of:=[$redistribution_low.O41]" office:value-type="float" office:value="0.0332318561288861" calcext:value-type="float">
            <text:p>0,0332318561</text:p>
          </table:table-cell>
          <table:table-cell table:style-name="ce3" table:formula="of:=[$redistribution_low.P41]" office:value-type="float" office:value="0.0293649271959016" calcext:value-type="float">
            <text:p>0,0293649272</text:p>
          </table:table-cell>
          <table:table-cell table:style-name="ce3" table:formula="of:=[$redistribution_low.Q41]" office:value-type="float" office:value="0.0443856786142363" calcext:value-type="float">
            <text:p>0,0443856786</text:p>
          </table:table-cell>
          <table:table-cell table:number-columns-repeated="1009"/>
        </table:table-row>
        <table:table-row table:style-name="ro2">
          <table:table-cell table:style-name="ce3" table:formula="of:=[.A44]+1" office:value-type="float" office:value="89" calcext:value-type="float">
            <text:p>89</text:p>
          </table:table-cell>
          <table:table-cell table:style-name="ce3" table:formula="of:=[$Redistribution_high.N42]" office:value-type="float" office:value="0.0437941133909113" calcext:value-type="float">
            <text:p>0,0437941134</text:p>
          </table:table-cell>
          <table:table-cell table:style-name="ce3" table:formula="of:=[$Redistribution_high.O42]" office:value-type="float" office:value="0.0379648954752718" calcext:value-type="float">
            <text:p>0,0379648955</text:p>
          </table:table-cell>
          <table:table-cell table:style-name="ce3" table:formula="of:=[$Redistribution_high.P42]" office:value-type="float" office:value="0.0318015992305703" calcext:value-type="float">
            <text:p>0,0318015992</text:p>
          </table:table-cell>
          <table:table-cell table:style-name="ce3" table:formula="of:=[$Redistribution_high.Q42]" office:value-type="float" office:value="0.0544008283501975" calcext:value-type="float">
            <text:p>0,0544008284</text:p>
          </table:table-cell>
          <table:table-cell/>
          <table:table-cell table:style-name="ce3" table:formula="of:=[$Redistribution_central.N42]" office:value-type="float" office:value="0.0414241352736269" calcext:value-type="float">
            <text:p>0,0414241353</text:p>
          </table:table-cell>
          <table:table-cell table:style-name="ce3" table:formula="of:=[$Redistribution_central.O42]" office:value-type="float" office:value="0.0364214458436378" calcext:value-type="float">
            <text:p>0,0364214458</text:p>
          </table:table-cell>
          <table:table-cell table:style-name="ce3" table:formula="of:=[$Redistribution_central.P42]" office:value-type="float" office:value="0.0320929837357012" calcext:value-type="float">
            <text:p>0,0320929837</text:p>
          </table:table-cell>
          <table:table-cell table:style-name="ce3" table:formula="of:=[$Redistribution_central.Q42]" office:value-type="float" office:value="0.0496946780038305" calcext:value-type="float">
            <text:p>0,049694678</text:p>
          </table:table-cell>
          <table:table-cell/>
          <table:table-cell table:style-name="ce3" table:formula="of:=[$redistribution_low.N42]" office:value-type="float" office:value="0.038040511379844" calcext:value-type="float">
            <text:p>0,0380405114</text:p>
          </table:table-cell>
          <table:table-cell table:style-name="ce3" table:formula="of:=[$redistribution_low.O42]" office:value-type="float" office:value="0.0345589302026422" calcext:value-type="float">
            <text:p>0,0345589302</text:p>
          </table:table-cell>
          <table:table-cell table:style-name="ce3" table:formula="of:=[$redistribution_low.P42]" office:value-type="float" office:value="0.0294712737103548" calcext:value-type="float">
            <text:p>0,0294712737</text:p>
          </table:table-cell>
          <table:table-cell table:style-name="ce3" table:formula="of:=[$redistribution_low.Q42]" office:value-type="float" office:value="0.0466981790791702" calcext:value-type="float">
            <text:p>0,0466981791</text:p>
          </table:table-cell>
          <table:table-cell table:number-columns-repeated="1009"/>
        </table:table-row>
        <table:table-row table:style-name="ro2">
          <table:table-cell table:style-name="ce3" table:formula="of:=[.A45]+1" office:value-type="float" office:value="90" calcext:value-type="float">
            <text:p>90</text:p>
          </table:table-cell>
          <table:table-cell table:style-name="ce3" table:formula="of:=[$Redistribution_high.N43]" office:value-type="float" office:value="0.038627279568063" calcext:value-type="float">
            <text:p>0,0386272796</text:p>
          </table:table-cell>
          <table:table-cell table:style-name="ce3" table:formula="of:=[$Redistribution_high.O43]" office:value-type="float" office:value="0.0344906851004496" calcext:value-type="float">
            <text:p>0,0344906851</text:p>
          </table:table-cell>
          <table:table-cell table:style-name="ce3" table:formula="of:=[$Redistribution_high.P43]" office:value-type="float" office:value="0.0298200818344601" calcext:value-type="float">
            <text:p>0,0298200818</text:p>
          </table:table-cell>
          <table:table-cell table:style-name="ce3" table:formula="of:=[$Redistribution_high.Q43]" office:value-type="float" office:value="0.046759422594505" calcext:value-type="float">
            <text:p>0,0467594226</text:p>
          </table:table-cell>
          <table:table-cell/>
          <table:table-cell table:style-name="ce3" table:formula="of:=[$Redistribution_central.N43]" office:value-type="float" office:value="0.0422468559997034" calcext:value-type="float">
            <text:p>0,042246856</text:p>
          </table:table-cell>
          <table:table-cell table:style-name="ce3" table:formula="of:=[$Redistribution_central.O43]" office:value-type="float" office:value="0.0416759785990309" calcext:value-type="float">
            <text:p>0,0416759786</text:p>
          </table:table-cell>
          <table:table-cell table:style-name="ce3" table:formula="of:=[$Redistribution_central.P43]" office:value-type="float" office:value="0.0344174323877899" calcext:value-type="float">
            <text:p>0,0344174324</text:p>
          </table:table-cell>
          <table:table-cell table:style-name="ce3" table:formula="of:=[$Redistribution_central.Q43]" office:value-type="float" office:value="0.0527701075422346" calcext:value-type="float">
            <text:p>0,0527701075</text:p>
          </table:table-cell>
          <table:table-cell/>
          <table:table-cell table:style-name="ce3" table:formula="of:=[$redistribution_low.N43]" office:value-type="float" office:value="0.0372897908352547" calcext:value-type="float">
            <text:p>0,0372897908</text:p>
          </table:table-cell>
          <table:table-cell table:style-name="ce3" table:formula="of:=[$redistribution_low.O43]" office:value-type="float" office:value="0.0345821985130092" calcext:value-type="float">
            <text:p>0,0345821985</text:p>
          </table:table-cell>
          <table:table-cell table:style-name="ce3" table:formula="of:=[$redistribution_low.P43]" office:value-type="float" office:value="0.0285705187539078" calcext:value-type="float">
            <text:p>0,0285705188</text:p>
          </table:table-cell>
          <table:table-cell table:style-name="ce3" table:formula="of:=[$redistribution_low.Q43]" office:value-type="float" office:value="0.0470056308987861" calcext:value-type="float">
            <text:p>0,0470056309</text:p>
          </table:table-cell>
          <table:table-cell table:number-columns-repeated="1009"/>
        </table:table-row>
        <table:table-row table:style-name="ro2">
          <table:table-cell table:style-name="ce3" table:formula="of:=[.A46]+1" office:value-type="float" office:value="91" calcext:value-type="float">
            <text:p>91</text:p>
          </table:table-cell>
          <table:table-cell table:style-name="ce3" table:formula="of:=[$Redistribution_high.N44]" office:value-type="float" office:value="0.0390656940034578" calcext:value-type="float">
            <text:p>0,039065694</text:p>
          </table:table-cell>
          <table:table-cell table:style-name="ce3" table:formula="of:=[$Redistribution_high.O44]" office:value-type="float" office:value="0.0376067249016221" calcext:value-type="float">
            <text:p>0,0376067249</text:p>
          </table:table-cell>
          <table:table-cell table:style-name="ce3" table:formula="of:=[$Redistribution_high.P44]" office:value-type="float" office:value="0.0307856060808926" calcext:value-type="float">
            <text:p>0,0307856061</text:p>
          </table:table-cell>
          <table:table-cell table:style-name="ce3" table:formula="of:=[$Redistribution_high.Q44]" office:value-type="float" office:value="0.049015459183563" calcext:value-type="float">
            <text:p>0,0490154592</text:p>
          </table:table-cell>
          <table:table-cell/>
          <table:table-cell table:style-name="ce3" table:formula="of:=[$Redistribution_central.N44]" office:value-type="float" office:value="0.0420965459830298" calcext:value-type="float">
            <text:p>0,042096546</text:p>
          </table:table-cell>
          <table:table-cell table:style-name="ce3" table:formula="of:=[$Redistribution_central.O44]" office:value-type="float" office:value="0.0405623910081125" calcext:value-type="float">
            <text:p>0,040562391</text:p>
          </table:table-cell>
          <table:table-cell table:style-name="ce3" table:formula="of:=[$Redistribution_central.P44]" office:value-type="float" office:value="0.0338066786149981" calcext:value-type="float">
            <text:p>0,0338066786</text:p>
          </table:table-cell>
          <table:table-cell table:style-name="ce3" table:formula="of:=[$Redistribution_central.Q44]" office:value-type="float" office:value="0.0524043348135553" calcext:value-type="float">
            <text:p>0,0524043348</text:p>
          </table:table-cell>
          <table:table-cell/>
          <table:table-cell table:style-name="ce3" table:formula="of:=[$redistribution_low.N44]" office:value-type="float" office:value="0.038805278171369" calcext:value-type="float">
            <text:p>0,0388052782</text:p>
          </table:table-cell>
          <table:table-cell table:style-name="ce3" table:formula="of:=[$redistribution_low.O44]" office:value-type="float" office:value="0.0357149116646265" calcext:value-type="float">
            <text:p>0,0357149117</text:p>
          </table:table-cell>
          <table:table-cell table:style-name="ce3" table:formula="of:=[$redistribution_low.P44]" office:value-type="float" office:value="0.0302647684024269" calcext:value-type="float">
            <text:p>0,0302647684</text:p>
          </table:table-cell>
          <table:table-cell table:style-name="ce3" table:formula="of:=[$redistribution_low.Q44]" office:value-type="float" office:value="0.0479476865916559" calcext:value-type="float">
            <text:p>0,0479476866</text:p>
          </table:table-cell>
          <table:table-cell table:number-columns-repeated="1009"/>
        </table:table-row>
        <table:table-row table:style-name="ro2">
          <table:table-cell table:style-name="ce3" table:formula="of:=[.A47]+1" office:value-type="float" office:value="92" calcext:value-type="float">
            <text:p>92</text:p>
          </table:table-cell>
          <table:table-cell table:style-name="ce3" table:formula="of:=[$Redistribution_high.N45]" office:value-type="float" office:value="0.0413469300876351" calcext:value-type="float">
            <text:p>0,0413469301</text:p>
          </table:table-cell>
          <table:table-cell table:style-name="ce3" table:formula="of:=[$Redistribution_high.O45]" office:value-type="float" office:value="0.0386018176579665" calcext:value-type="float">
            <text:p>0,0386018177</text:p>
          </table:table-cell>
          <table:table-cell table:style-name="ce3" table:formula="of:=[$Redistribution_high.P45]" office:value-type="float" office:value="0.0326136238512852" calcext:value-type="float">
            <text:p>0,0326136239</text:p>
          </table:table-cell>
          <table:table-cell table:style-name="ce3" table:formula="of:=[$Redistribution_high.Q45]" office:value-type="float" office:value="0.0507268140702144" calcext:value-type="float">
            <text:p>0,0507268141</text:p>
          </table:table-cell>
          <table:table-cell/>
          <table:table-cell table:style-name="ce3" table:formula="of:=[$Redistribution_central.N45]" office:value-type="float" office:value="0.0380737411579102" calcext:value-type="float">
            <text:p>0,0380737412</text:p>
          </table:table-cell>
          <table:table-cell table:style-name="ce3" table:formula="of:=[$Redistribution_central.O45]" office:value-type="float" office:value="0.0361840119059724" calcext:value-type="float">
            <text:p>0,0361840119</text:p>
          </table:table-cell>
          <table:table-cell table:style-name="ce3" table:formula="of:=[$Redistribution_central.P45]" office:value-type="float" office:value="0.0301330308711235" calcext:value-type="float">
            <text:p>0,0301330309</text:p>
          </table:table-cell>
          <table:table-cell table:style-name="ce3" table:formula="of:=[$Redistribution_central.Q45]" office:value-type="float" office:value="0.0476043171101202" calcext:value-type="float">
            <text:p>0,0476043171</text:p>
          </table:table-cell>
          <table:table-cell/>
          <table:table-cell table:style-name="ce3" table:formula="of:=[$redistribution_low.N45]" office:value-type="float" office:value="0.0389854308978378" calcext:value-type="float">
            <text:p>0,0389854309</text:p>
          </table:table-cell>
          <table:table-cell table:style-name="ce3" table:formula="of:=[$redistribution_low.O45]" office:value-type="float" office:value="0.0368816769031079" calcext:value-type="float">
            <text:p>0,0368816769</text:p>
          </table:table-cell>
          <table:table-cell table:style-name="ce3" table:formula="of:=[$redistribution_low.P45]" office:value-type="float" office:value="0.029881504480712" calcext:value-type="float">
            <text:p>0,0298815045</text:p>
          </table:table-cell>
          <table:table-cell table:style-name="ce3" table:formula="of:=[$redistribution_low.Q45]" office:value-type="float" office:value="0.0498842098887487" calcext:value-type="float">
            <text:p>0,0498842099</text:p>
          </table:table-cell>
          <table:table-cell table:number-columns-repeated="1009"/>
        </table:table-row>
        <table:table-row table:style-name="ro2">
          <table:table-cell table:style-name="ce3" table:formula="of:=[.A48]+1" office:value-type="float" office:value="93" calcext:value-type="float">
            <text:p>93</text:p>
          </table:table-cell>
          <table:table-cell table:style-name="ce3" table:formula="of:=[$Redistribution_high.N46]" office:value-type="float" office:value="0.0429018275081762" calcext:value-type="float">
            <text:p>0,0429018275</text:p>
          </table:table-cell>
          <table:table-cell table:style-name="ce3" table:formula="of:=[$Redistribution_high.O46]" office:value-type="float" office:value="0.0397157494128938" calcext:value-type="float">
            <text:p>0,0397157494</text:p>
          </table:table-cell>
          <table:table-cell table:style-name="ce3" table:formula="of:=[$Redistribution_high.P46]" office:value-type="float" office:value="0.033002610294615" calcext:value-type="float">
            <text:p>0,0330026103</text:p>
          </table:table-cell>
          <table:table-cell table:style-name="ce3" table:formula="of:=[$Redistribution_high.Q46]" office:value-type="float" office:value="0.0533950933386699" calcext:value-type="float">
            <text:p>0,0533950933</text:p>
          </table:table-cell>
          <table:table-cell/>
          <table:table-cell table:style-name="ce3" table:formula="of:=[$Redistribution_central.N46]" office:value-type="float" office:value="0.0392402193617124" calcext:value-type="float">
            <text:p>0,0392402194</text:p>
          </table:table-cell>
          <table:table-cell table:style-name="ce3" table:formula="of:=[$Redistribution_central.O46]" office:value-type="float" office:value="0.0356246721434463" calcext:value-type="float">
            <text:p>0,0356246721</text:p>
          </table:table-cell>
          <table:table-cell table:style-name="ce3" table:formula="of:=[$Redistribution_central.P46]" office:value-type="float" office:value="0.0304841577567023" calcext:value-type="float">
            <text:p>0,0304841578</text:p>
          </table:table-cell>
          <table:table-cell table:style-name="ce3" table:formula="of:=[$Redistribution_central.Q46]" office:value-type="float" office:value="0.0481219695770472" calcext:value-type="float">
            <text:p>0,0481219696</text:p>
          </table:table-cell>
          <table:table-cell/>
          <table:table-cell table:style-name="ce3" table:formula="of:=[$redistribution_low.N46]" office:value-type="float" office:value="0.0416551324339133" calcext:value-type="float">
            <text:p>0,0416551324</text:p>
          </table:table-cell>
          <table:table-cell table:style-name="ce3" table:formula="of:=[$redistribution_low.O46]" office:value-type="float" office:value="0.0381065691279519" calcext:value-type="float">
            <text:p>0,0381065691</text:p>
          </table:table-cell>
          <table:table-cell table:style-name="ce3" table:formula="of:=[$redistribution_low.P46]" office:value-type="float" office:value="0.0323905332454492" calcext:value-type="float">
            <text:p>0,0323905332</text:p>
          </table:table-cell>
          <table:table-cell table:style-name="ce3" table:formula="of:=[$redistribution_low.Q46]" office:value-type="float" office:value="0.0513074324402326" calcext:value-type="float">
            <text:p>0,0513074324</text:p>
          </table:table-cell>
          <table:table-cell table:number-columns-repeated="1009"/>
        </table:table-row>
        <table:table-row table:style-name="ro2">
          <table:table-cell table:style-name="ce3" table:formula="of:=[.A49]+1" office:value-type="float" office:value="94" calcext:value-type="float">
            <text:p>94</text:p>
          </table:table-cell>
          <table:table-cell table:style-name="ce3" table:formula="of:=[$Redistribution_high.N47]" office:value-type="float" office:value="0.0418819647479584" calcext:value-type="float">
            <text:p>0,0418819647</text:p>
          </table:table-cell>
          <table:table-cell table:style-name="ce3" table:formula="of:=[$Redistribution_high.O47]" office:value-type="float" office:value="0.0390173160854644" calcext:value-type="float">
            <text:p>0,0390173161</text:p>
          </table:table-cell>
          <table:table-cell table:style-name="ce3" table:formula="of:=[$Redistribution_high.P47]" office:value-type="float" office:value="0.0330289093558581" calcext:value-type="float">
            <text:p>0,0330289094</text:p>
          </table:table-cell>
          <table:table-cell table:style-name="ce3" table:formula="of:=[$Redistribution_high.Q47]" office:value-type="float" office:value="0.0513427814821166" calcext:value-type="float">
            <text:p>0,0513427815</text:p>
          </table:table-cell>
          <table:table-cell/>
          <table:table-cell table:style-name="ce3" table:formula="of:=[$Redistribution_central.N47]" office:value-type="float" office:value="0.0395109201986623" calcext:value-type="float">
            <text:p>0,0395109202</text:p>
          </table:table-cell>
          <table:table-cell table:style-name="ce3" table:formula="of:=[$Redistribution_central.O47]" office:value-type="float" office:value="0.0354511995532083" calcext:value-type="float">
            <text:p>0,0354511996</text:p>
          </table:table-cell>
          <table:table-cell table:style-name="ce3" table:formula="of:=[$Redistribution_central.P47]" office:value-type="float" office:value="0.030308870414879" calcext:value-type="float">
            <text:p>0,0303088704</text:p>
          </table:table-cell>
          <table:table-cell table:style-name="ce3" table:formula="of:=[$Redistribution_central.Q47]" office:value-type="float" office:value="0.0487474438765184" calcext:value-type="float">
            <text:p>0,0487474439</text:p>
          </table:table-cell>
          <table:table-cell/>
          <table:table-cell table:style-name="ce3" table:formula="of:=[$redistribution_low.N47]" office:value-type="float" office:value="0.0384158585179425" calcext:value-type="float">
            <text:p>0,0384158585</text:p>
          </table:table-cell>
          <table:table-cell table:style-name="ce3" table:formula="of:=[$redistribution_low.O47]" office:value-type="float" office:value="0.0364987508833184" calcext:value-type="float">
            <text:p>0,0364987509</text:p>
          </table:table-cell>
          <table:table-cell table:style-name="ce3" table:formula="of:=[$redistribution_low.P47]" office:value-type="float" office:value="0.0308395251452206" calcext:value-type="float">
            <text:p>0,0308395251</text:p>
          </table:table-cell>
          <table:table-cell table:style-name="ce3" table:formula="of:=[$redistribution_low.Q47]" office:value-type="float" office:value="0.0474444200101724" calcext:value-type="float">
            <text:p>0,04744442</text:p>
          </table:table-cell>
          <table:table-cell table:number-columns-repeated="1009"/>
        </table:table-row>
        <table:table-row table:style-name="ro2">
          <table:table-cell table:style-name="ce3" table:formula="of:=[.A50]+1" office:value-type="float" office:value="95" calcext:value-type="float">
            <text:p>95</text:p>
          </table:table-cell>
          <table:table-cell table:style-name="ce3" table:formula="of:=[$Redistribution_high.N48]" office:value-type="float" office:value="0.0411882031690808" calcext:value-type="float">
            <text:p>0,0411882032</text:p>
          </table:table-cell>
          <table:table-cell table:style-name="ce3" table:formula="of:=[$Redistribution_high.O48]" office:value-type="float" office:value="0.0403580573310444" calcext:value-type="float">
            <text:p>0,0403580573</text:p>
          </table:table-cell>
          <table:table-cell table:style-name="ce3" table:formula="of:=[$Redistribution_high.P48]" office:value-type="float" office:value="0.0327726083604956" calcext:value-type="float">
            <text:p>0,0327726084</text:p>
          </table:table-cell>
          <table:table-cell table:style-name="ce3" table:formula="of:=[$Redistribution_high.Q48]" office:value-type="float" office:value="0.0520489326952209" calcext:value-type="float">
            <text:p>0,0520489327</text:p>
          </table:table-cell>
          <table:table-cell/>
          <table:table-cell table:style-name="ce3" table:formula="of:=[$Redistribution_central.N48]" office:value-type="float" office:value="0.0395130675982847" calcext:value-type="float">
            <text:p>0,0395130676</text:p>
          </table:table-cell>
          <table:table-cell table:style-name="ce3" table:formula="of:=[$Redistribution_central.O48]" office:value-type="float" office:value="0.0381900445644653" calcext:value-type="float">
            <text:p>0,0381900446</text:p>
          </table:table-cell>
          <table:table-cell table:style-name="ce3" table:formula="of:=[$Redistribution_central.P48]" office:value-type="float" office:value="0.0316612675151421" calcext:value-type="float">
            <text:p>0,0316612675</text:p>
          </table:table-cell>
          <table:table-cell table:style-name="ce3" table:formula="of:=[$Redistribution_central.Q48]" office:value-type="float" office:value="0.0494367251609102" calcext:value-type="float">
            <text:p>0,0494367252</text:p>
          </table:table-cell>
          <table:table-cell/>
          <table:table-cell table:style-name="ce3" table:formula="of:=[$redistribution_low.N48]" office:value-type="float" office:value="0.0397757858390362" calcext:value-type="float">
            <text:p>0,0397757858</text:p>
          </table:table-cell>
          <table:table-cell table:style-name="ce3" table:formula="of:=[$redistribution_low.O48]" office:value-type="float" office:value="0.0373531209681059" calcext:value-type="float">
            <text:p>0,037353121</text:p>
          </table:table-cell>
          <table:table-cell table:style-name="ce3" table:formula="of:=[$redistribution_low.P48]" office:value-type="float" office:value="0.0321507705320663" calcext:value-type="float">
            <text:p>0,0321507705</text:p>
          </table:table-cell>
          <table:table-cell table:style-name="ce3" table:formula="of:=[$redistribution_low.Q48]" office:value-type="float" office:value="0.0484517870850903" calcext:value-type="float">
            <text:p>0,0484517871</text:p>
          </table:table-cell>
          <table:table-cell table:number-columns-repeated="1009"/>
        </table:table-row>
        <table:table-row table:style-name="ro2">
          <table:table-cell table:style-name="ce3" table:formula="of:=[.A51]+1" office:value-type="float" office:value="96" calcext:value-type="float">
            <text:p>96</text:p>
          </table:table-cell>
          <table:table-cell table:style-name="ce3" table:formula="of:=[$Redistribution_high.N49]" office:value-type="float" office:value="0.0404666794814709" calcext:value-type="float">
            <text:p>0,0404666795</text:p>
          </table:table-cell>
          <table:table-cell table:style-name="ce3" table:formula="of:=[$Redistribution_high.O49]" office:value-type="float" office:value="0.0398532290174236" calcext:value-type="float">
            <text:p>0,039853229</text:p>
          </table:table-cell>
          <table:table-cell table:style-name="ce3" table:formula="of:=[$Redistribution_high.P49]" office:value-type="float" office:value="0.0315106167791426" calcext:value-type="float">
            <text:p>0,0315106168</text:p>
          </table:table-cell>
          <table:table-cell table:style-name="ce3" table:formula="of:=[$Redistribution_high.Q49]" office:value-type="float" office:value="0.052297660539522" calcext:value-type="float">
            <text:p>0,0522976605</text:p>
          </table:table-cell>
          <table:table-cell/>
          <table:table-cell table:style-name="ce3" table:formula="of:=[$Redistribution_central.N49]" office:value-type="float" office:value="0.0411867634083398" calcext:value-type="float">
            <text:p>0,0411867634</text:p>
          </table:table-cell>
          <table:table-cell table:style-name="ce3" table:formula="of:=[$Redistribution_central.O49]" office:value-type="float" office:value="0.0412314253325412" calcext:value-type="float">
            <text:p>0,0412314253</text:p>
          </table:table-cell>
          <table:table-cell table:style-name="ce3" table:formula="of:=[$Redistribution_central.P49]" office:value-type="float" office:value="0.0335263707542047" calcext:value-type="float">
            <text:p>0,0335263708</text:p>
          </table:table-cell>
          <table:table-cell table:style-name="ce3" table:formula="of:=[$Redistribution_central.Q49]" office:value-type="float" office:value="0.0522403907767594" calcext:value-type="float">
            <text:p>0,0522403908</text:p>
          </table:table-cell>
          <table:table-cell/>
          <table:table-cell table:style-name="ce3" table:formula="of:=[$redistribution_low.N49]" office:value-type="float" office:value="0.0374289125221238" calcext:value-type="float">
            <text:p>0,0374289125</text:p>
          </table:table-cell>
          <table:table-cell table:style-name="ce3" table:formula="of:=[$redistribution_low.O49]" office:value-type="float" office:value="0.0363035138610614" calcext:value-type="float">
            <text:p>0,0363035139</text:p>
          </table:table-cell>
          <table:table-cell table:style-name="ce3" table:formula="of:=[$redistribution_low.P49]" office:value-type="float" office:value="0.0305530672868534" calcext:value-type="float">
            <text:p>0,0305530673</text:p>
          </table:table-cell>
          <table:table-cell table:style-name="ce3" table:formula="of:=[$redistribution_low.Q49]" office:value-type="float" office:value="0.046285124979976" calcext:value-type="float">
            <text:p>0,046285125</text:p>
          </table:table-cell>
          <table:table-cell table:number-columns-repeated="1009"/>
        </table:table-row>
        <table:table-row table:style-name="ro2">
          <table:table-cell table:style-name="ce3" table:formula="of:=[.A52]+1" office:value-type="float" office:value="97" calcext:value-type="float">
            <text:p>97</text:p>
          </table:table-cell>
          <table:table-cell table:style-name="ce3" table:formula="of:=[$Redistribution_high.N50]" office:value-type="float" office:value="0.042920516048475" calcext:value-type="float">
            <text:p>0,042920516</text:p>
          </table:table-cell>
          <table:table-cell table:style-name="ce3" table:formula="of:=[$Redistribution_high.O50]" office:value-type="float" office:value="0.040940527700557" calcext:value-type="float">
            <text:p>0,0409405277</text:p>
          </table:table-cell>
          <table:table-cell table:style-name="ce3" table:formula="of:=[$Redistribution_high.P50]" office:value-type="float" office:value="0.0327941548968051" calcext:value-type="float">
            <text:p>0,0327941549</text:p>
          </table:table-cell>
          <table:table-cell table:style-name="ce3" table:formula="of:=[$Redistribution_high.Q50]" office:value-type="float" office:value="0.0549312857524912" calcext:value-type="float">
            <text:p>0,0549312858</text:p>
          </table:table-cell>
          <table:table-cell/>
          <table:table-cell table:style-name="ce3" table:formula="of:=[$Redistribution_central.N50]" office:value-type="float" office:value="0.04226770768641" calcext:value-type="float">
            <text:p>0,0422677077</text:p>
          </table:table-cell>
          <table:table-cell table:style-name="ce3" table:formula="of:=[$Redistribution_central.O50]" office:value-type="float" office:value="0.0410015341024205" calcext:value-type="float">
            <text:p>0,0410015341</text:p>
          </table:table-cell>
          <table:table-cell table:style-name="ce3" table:formula="of:=[$Redistribution_central.P50]" office:value-type="float" office:value="0.0338662825999396" calcext:value-type="float">
            <text:p>0,0338662826</text:p>
          </table:table-cell>
          <table:table-cell table:style-name="ce3" table:formula="of:=[$Redistribution_central.Q50]" office:value-type="float" office:value="0.0530535504980552" calcext:value-type="float">
            <text:p>0,0530535505</text:p>
          </table:table-cell>
          <table:table-cell/>
          <table:table-cell table:style-name="ce3" table:formula="of:=[$redistribution_low.N50]" office:value-type="float" office:value="0.0365267252364062" calcext:value-type="float">
            <text:p>0,0365267252</text:p>
          </table:table-cell>
          <table:table-cell table:style-name="ce3" table:formula="of:=[$redistribution_low.O50]" office:value-type="float" office:value="0.0362850829575799" calcext:value-type="float">
            <text:p>0,036285083</text:p>
          </table:table-cell>
          <table:table-cell table:style-name="ce3" table:formula="of:=[$redistribution_low.P50]" office:value-type="float" office:value="0.0296156847336338" calcext:value-type="float">
            <text:p>0,0296156847</text:p>
          </table:table-cell>
          <table:table-cell table:style-name="ce3" table:formula="of:=[$redistribution_low.Q50]" office:value-type="float" office:value="0.0461405510346633" calcext:value-type="float">
            <text:p>0,046140551</text:p>
          </table:table-cell>
          <table:table-cell table:number-columns-repeated="1009"/>
        </table:table-row>
        <table:table-row table:style-name="ro2">
          <table:table-cell table:style-name="ce3" table:formula="of:=[.A53]+1" office:value-type="float" office:value="98" calcext:value-type="float">
            <text:p>98</text:p>
          </table:table-cell>
          <table:table-cell table:style-name="ce3" table:formula="of:=[$Redistribution_high.N51]" office:value-type="float" office:value="0.0411490321248657" calcext:value-type="float">
            <text:p>0,0411490321</text:p>
          </table:table-cell>
          <table:table-cell table:style-name="ce3" table:formula="of:=[$Redistribution_high.O51]" office:value-type="float" office:value="0.0429106921744954" calcext:value-type="float">
            <text:p>0,0429106922</text:p>
          </table:table-cell>
          <table:table-cell table:style-name="ce3" table:formula="of:=[$Redistribution_high.P51]" office:value-type="float" office:value="0.0340873149813532" calcext:value-type="float">
            <text:p>0,034087315</text:p>
          </table:table-cell>
          <table:table-cell table:style-name="ce3" table:formula="of:=[$Redistribution_high.Q51]" office:value-type="float" office:value="0.052633094517639" calcext:value-type="float">
            <text:p>0,0526330945</text:p>
          </table:table-cell>
          <table:table-cell/>
          <table:table-cell table:style-name="ce3" table:formula="of:=[$Redistribution_central.N51]" office:value-type="float" office:value="0.0403418082121191" calcext:value-type="float">
            <text:p>0,0403418082</text:p>
          </table:table-cell>
          <table:table-cell table:style-name="ce3" table:formula="of:=[$Redistribution_central.O51]" office:value-type="float" office:value="0.0397549898548457" calcext:value-type="float">
            <text:p>0,0397549899</text:p>
          </table:table-cell>
          <table:table-cell table:style-name="ce3" table:formula="of:=[$Redistribution_central.P51]" office:value-type="float" office:value="0.0322805812716839" calcext:value-type="float">
            <text:p>0,0322805813</text:p>
          </table:table-cell>
          <table:table-cell table:style-name="ce3" table:formula="of:=[$Redistribution_central.Q51]" office:value-type="float" office:value="0.0514323209381214" calcext:value-type="float">
            <text:p>0,0514323209</text:p>
          </table:table-cell>
          <table:table-cell/>
          <table:table-cell table:style-name="ce3" table:formula="of:=[$redistribution_low.N51]" office:value-type="float" office:value="0.04014659701622" calcext:value-type="float">
            <text:p>0,040146597</text:p>
          </table:table-cell>
          <table:table-cell table:style-name="ce3" table:formula="of:=[$redistribution_low.O51]" office:value-type="float" office:value="0.0402642307814424" calcext:value-type="float">
            <text:p>0,0402642308</text:p>
          </table:table-cell>
          <table:table-cell table:style-name="ce3" table:formula="of:=[$redistribution_low.P51]" office:value-type="float" office:value="0.0324271469350117" calcext:value-type="float">
            <text:p>0,0324271469</text:p>
          </table:table-cell>
          <table:table-cell table:style-name="ce3" table:formula="of:=[$redistribution_low.Q51]" office:value-type="float" office:value="0.0514815577500556" calcext:value-type="float">
            <text:p>0,0514815578</text:p>
          </table:table-cell>
          <table:table-cell table:number-columns-repeated="1009"/>
        </table:table-row>
        <table:table-row table:style-name="ro2">
          <table:table-cell table:style-name="ce3" table:formula="of:=[.A54]+1" office:value-type="float" office:value="99" calcext:value-type="float">
            <text:p>99</text:p>
          </table:table-cell>
          <table:table-cell table:style-name="ce3" table:formula="of:=[$Redistribution_high.N52]" office:value-type="float" office:value="0.0418839222777604" calcext:value-type="float">
            <text:p>0,0418839223</text:p>
          </table:table-cell>
          <table:table-cell table:style-name="ce3" table:formula="of:=[$Redistribution_high.O52]" office:value-type="float" office:value="0.0410691580315771" calcext:value-type="float">
            <text:p>0,041069158</text:p>
          </table:table-cell>
          <table:table-cell table:style-name="ce3" table:formula="of:=[$Redistribution_high.P52]" office:value-type="float" office:value="0.0325629947572893" calcext:value-type="float">
            <text:p>0,0325629948</text:p>
          </table:table-cell>
          <table:table-cell table:style-name="ce3" table:formula="of:=[$Redistribution_high.Q52]" office:value-type="float" office:value="0.0540457767882368" calcext:value-type="float">
            <text:p>0,0540457768</text:p>
          </table:table-cell>
          <table:table-cell/>
          <table:table-cell table:style-name="ce3" table:formula="of:=[$Redistribution_central.N52]" office:value-type="float" office:value="0.0401247510589563" calcext:value-type="float">
            <text:p>0,0401247511</text:p>
          </table:table-cell>
          <table:table-cell table:style-name="ce3" table:formula="of:=[$Redistribution_central.O52]" office:value-type="float" office:value="0.0369854791341064" calcext:value-type="float">
            <text:p>0,0369854791</text:p>
          </table:table-cell>
          <table:table-cell table:style-name="ce3" table:formula="of:=[$Redistribution_central.P52]" office:value-type="float" office:value="0.0318376915393178" calcext:value-type="float">
            <text:p>0,0318376915</text:p>
          </table:table-cell>
          <table:table-cell table:style-name="ce3" table:formula="of:=[$Redistribution_central.Q52]" office:value-type="float" office:value="0.0490563836545491" calcext:value-type="float">
            <text:p>0,0490563837</text:p>
          </table:table-cell>
          <table:table-cell/>
          <table:table-cell table:style-name="ce3" table:formula="of:=[$redistribution_low.N52]" office:value-type="float" office:value="0.0392779687171242" calcext:value-type="float">
            <text:p>0,0392779687</text:p>
          </table:table-cell>
          <table:table-cell table:style-name="ce3" table:formula="of:=[$redistribution_low.O52]" office:value-type="float" office:value="0.0403348895017081" calcext:value-type="float">
            <text:p>0,0403348895</text:p>
          </table:table-cell>
          <table:table-cell table:style-name="ce3" table:formula="of:=[$redistribution_low.P52]" office:value-type="float" office:value="0.0326790112614017" calcext:value-type="float">
            <text:p>0,0326790113</text:p>
          </table:table-cell>
          <table:table-cell table:style-name="ce3" table:formula="of:=[$redistribution_low.Q52]" office:value-type="float" office:value="0.0499769421753979" calcext:value-type="float">
            <text:p>0,0499769422</text:p>
          </table:table-cell>
          <table:table-cell table:number-columns-repeated="1009"/>
        </table:table-row>
        <table:table-row table:style-name="ro2">
          <table:table-cell table:style-name="ce3" table:formula="of:=[.A55]+1" office:value-type="float" office:value="100" calcext:value-type="float">
            <text:p>100</text:p>
          </table:table-cell>
          <table:table-cell table:style-name="ce3" table:formula="of:=[$Redistribution_high.N53]" office:value-type="float" office:value="0.0390283752690382" calcext:value-type="float">
            <text:p>0,0390283753</text:p>
          </table:table-cell>
          <table:table-cell table:style-name="ce3" table:formula="of:=[$Redistribution_high.O53]" office:value-type="float" office:value="0.0414536182238225" calcext:value-type="float">
            <text:p>0,0414536182</text:p>
          </table:table-cell>
          <table:table-cell table:style-name="ce3" table:formula="of:=[$Redistribution_high.P53]" office:value-type="float" office:value="0.0320615359883887" calcext:value-type="float">
            <text:p>0,032061536</text:p>
          </table:table-cell>
          <table:table-cell table:style-name="ce3" table:formula="of:=[$Redistribution_high.Q53]" office:value-type="float" office:value="0.0511017099453781" calcext:value-type="float">
            <text:p>0,0511017099</text:p>
          </table:table-cell>
          <table:table-cell/>
          <table:table-cell table:style-name="ce3" table:formula="of:=[$Redistribution_central.N53]" office:value-type="float" office:value="0.0401743903430252" calcext:value-type="float">
            <text:p>0,0401743903</text:p>
          </table:table-cell>
          <table:table-cell table:style-name="ce3" table:formula="of:=[$Redistribution_central.O53]" office:value-type="float" office:value="0.0403993938300177" calcext:value-type="float">
            <text:p>0,0403993938</text:p>
          </table:table-cell>
          <table:table-cell table:style-name="ce3" table:formula="of:=[$Redistribution_central.P53]" office:value-type="float" office:value="0.0321959548942022" calcext:value-type="float">
            <text:p>0,0321959549</text:p>
          </table:table-cell>
          <table:table-cell table:style-name="ce3" table:formula="of:=[$Redistribution_central.Q53]" office:value-type="float" office:value="0.0519115462163745" calcext:value-type="float">
            <text:p>0,0519115462</text:p>
          </table:table-cell>
          <table:table-cell/>
          <table:table-cell table:style-name="ce3" table:formula="of:=[$redistribution_low.N53]" office:value-type="float" office:value="0.0389847786981409" calcext:value-type="float">
            <text:p>0,0389847787</text:p>
          </table:table-cell>
          <table:table-cell table:style-name="ce3" table:formula="of:=[$redistribution_low.O53]" office:value-type="float" office:value="0.0434774293964422" calcext:value-type="float">
            <text:p>0,0434774294</text:p>
          </table:table-cell>
          <table:table-cell table:style-name="ce3" table:formula="of:=[$redistribution_low.P53]" office:value-type="float" office:value="0.031994455552867" calcext:value-type="float">
            <text:p>0,0319944556</text:p>
          </table:table-cell>
          <table:table-cell table:style-name="ce3" table:formula="of:=[$redistribution_low.Q53]" office:value-type="float" office:value="0.0535454005690832" calcext:value-type="float">
            <text:p>0,0535454006</text:p>
          </table:table-cell>
          <table:table-cell table:number-columns-repeated="1009"/>
        </table:table-row>
        <table:table-row table:style-name="ro2">
          <table:table-cell table:style-name="ce3" table:formula="of:=[.A56]+1" office:value-type="float" office:value="101" calcext:value-type="float">
            <text:p>101</text:p>
          </table:table-cell>
          <table:table-cell table:style-name="ce3" table:formula="of:=[$Redistribution_high.N54]" office:value-type="float" office:value="0.0377792781997584" calcext:value-type="float">
            <text:p>0,0377792782</text:p>
          </table:table-cell>
          <table:table-cell table:style-name="ce3" table:formula="of:=[$Redistribution_high.O54]" office:value-type="float" office:value="0.0401118798335677" calcext:value-type="float">
            <text:p>0,0401118798</text:p>
          </table:table-cell>
          <table:table-cell table:style-name="ce3" table:formula="of:=[$Redistribution_high.P54]" office:value-type="float" office:value="0.0308817634323714" calcext:value-type="float">
            <text:p>0,0308817634</text:p>
          </table:table-cell>
          <table:table-cell table:style-name="ce3" table:formula="of:=[$Redistribution_high.Q54]" office:value-type="float" office:value="0.0496241809748113" calcext:value-type="float">
            <text:p>0,049624181</text:p>
          </table:table-cell>
          <table:table-cell/>
          <table:table-cell table:style-name="ce3" table:formula="of:=[$Redistribution_central.N54]" office:value-type="float" office:value="0.0412645797161458" calcext:value-type="float">
            <text:p>0,0412645797</text:p>
          </table:table-cell>
          <table:table-cell table:style-name="ce3" table:formula="of:=[$Redistribution_central.O54]" office:value-type="float" office:value="0.0394393471435757" calcext:value-type="float">
            <text:p>0,0394393471</text:p>
          </table:table-cell>
          <table:table-cell table:style-name="ce3" table:formula="of:=[$Redistribution_central.P54]" office:value-type="float" office:value="0.0315679175052227" calcext:value-type="float">
            <text:p>0,0315679175</text:p>
          </table:table-cell>
          <table:table-cell table:style-name="ce3" table:formula="of:=[$Redistribution_central.Q54]" office:value-type="float" office:value="0.0535430887383597" calcext:value-type="float">
            <text:p>0,0535430887</text:p>
          </table:table-cell>
          <table:table-cell/>
          <table:table-cell table:style-name="ce3" table:formula="of:=[$redistribution_low.N54]" office:value-type="float" office:value="0.0420671760726891" calcext:value-type="float">
            <text:p>0,0420671761</text:p>
          </table:table-cell>
          <table:table-cell table:style-name="ce3" table:formula="of:=[$redistribution_low.O54]" office:value-type="float" office:value="0.043206818465706" calcext:value-type="float">
            <text:p>0,0432068185</text:p>
          </table:table-cell>
          <table:table-cell table:style-name="ce3" table:formula="of:=[$redistribution_low.P54]" office:value-type="float" office:value="0.0336411707686611" calcext:value-type="float">
            <text:p>0,0336411708</text:p>
          </table:table-cell>
          <table:table-cell table:style-name="ce3" table:formula="of:=[$redistribution_low.Q54]" office:value-type="float" office:value="0.0554309555681932" calcext:value-type="float">
            <text:p>0,0554309556</text:p>
          </table:table-cell>
          <table:table-cell table:number-columns-repeated="1009"/>
        </table:table-row>
        <table:table-row table:style-name="ro2">
          <table:table-cell table:style-name="ce3" table:formula="of:=[.A57]+1" office:value-type="float" office:value="102" calcext:value-type="float">
            <text:p>102</text:p>
          </table:table-cell>
          <table:table-cell table:style-name="ce3" table:formula="of:=[$Redistribution_high.N55]" office:value-type="float" office:value="0.0377589233996891" calcext:value-type="float">
            <text:p>0,0377589234</text:p>
          </table:table-cell>
          <table:table-cell table:style-name="ce3" table:formula="of:=[$Redistribution_high.O55]" office:value-type="float" office:value="0.0404291441770002" calcext:value-type="float">
            <text:p>0,0404291442</text:p>
          </table:table-cell>
          <table:table-cell table:style-name="ce3" table:formula="of:=[$Redistribution_high.P55]" office:value-type="float" office:value="0.0308085386801885" calcext:value-type="float">
            <text:p>0,0308085387</text:p>
          </table:table-cell>
          <table:table-cell table:style-name="ce3" table:formula="of:=[$Redistribution_high.Q55]" office:value-type="float" office:value="0.050107165188844" calcext:value-type="float">
            <text:p>0,0501071652</text:p>
          </table:table-cell>
          <table:table-cell/>
          <table:table-cell table:style-name="ce3" table:formula="of:=[$Redistribution_central.N55]" office:value-type="float" office:value="0.0393655581491468" calcext:value-type="float">
            <text:p>0,0393655581</text:p>
          </table:table-cell>
          <table:table-cell table:style-name="ce3" table:formula="of:=[$Redistribution_central.O55]" office:value-type="float" office:value="0.0406562146155758" calcext:value-type="float">
            <text:p>0,0406562146</text:p>
          </table:table-cell>
          <table:table-cell table:style-name="ce3" table:formula="of:=[$Redistribution_central.P55]" office:value-type="float" office:value="0.0314403250186449" calcext:value-type="float">
            <text:p>0,031440325</text:p>
          </table:table-cell>
          <table:table-cell table:style-name="ce3" table:formula="of:=[$Redistribution_central.Q55]" office:value-type="float" office:value="0.052217975190019" calcext:value-type="float">
            <text:p>0,0522179752</text:p>
          </table:table-cell>
          <table:table-cell/>
          <table:table-cell table:style-name="ce3" table:formula="of:=[$redistribution_low.N55]" office:value-type="float" office:value="0.038107951217103" calcext:value-type="float">
            <text:p>0,0381079512</text:p>
          </table:table-cell>
          <table:table-cell table:style-name="ce3" table:formula="of:=[$redistribution_low.O55]" office:value-type="float" office:value="0.0397348589820448" calcext:value-type="float">
            <text:p>0,039734859</text:p>
          </table:table-cell>
          <table:table-cell table:style-name="ce3" table:formula="of:=[$redistribution_low.P55]" office:value-type="float" office:value="0.031868628292788" calcext:value-type="float">
            <text:p>0,0318686283</text:p>
          </table:table-cell>
          <table:table-cell table:style-name="ce3" table:formula="of:=[$redistribution_low.Q55]" office:value-type="float" office:value="0.0489211426276764" calcext:value-type="float">
            <text:p>0,0489211426</text:p>
          </table:table-cell>
          <table:table-cell table:number-columns-repeated="1009"/>
        </table:table-row>
        <table:table-row table:style-name="ro2">
          <table:table-cell table:style-name="ce3" table:formula="of:=[.A58]+1" office:value-type="float" office:value="103" calcext:value-type="float">
            <text:p>103</text:p>
          </table:table-cell>
          <table:table-cell table:style-name="ce3" table:formula="of:=[$Redistribution_high.N56]" office:value-type="float" office:value="0.039667201150637" calcext:value-type="float">
            <text:p>0,0396672012</text:p>
          </table:table-cell>
          <table:table-cell table:style-name="ce3" table:formula="of:=[$Redistribution_high.O56]" office:value-type="float" office:value="0.0431669328428677" calcext:value-type="float">
            <text:p>0,0431669328</text:p>
          </table:table-cell>
          <table:table-cell table:style-name="ce3" table:formula="of:=[$Redistribution_high.P56]" office:value-type="float" office:value="0.0331391540976625" calcext:value-type="float">
            <text:p>0,0331391541</text:p>
          </table:table-cell>
          <table:table-cell table:style-name="ce3" table:formula="of:=[$Redistribution_high.Q56]" office:value-type="float" office:value="0.052246336068678" calcext:value-type="float">
            <text:p>0,0522463361</text:p>
          </table:table-cell>
          <table:table-cell/>
          <table:table-cell table:style-name="ce3" table:formula="of:=[$Redistribution_central.N56]" office:value-type="float" office:value="0.0395214132013008" calcext:value-type="float">
            <text:p>0,0395214132</text:p>
          </table:table-cell>
          <table:table-cell table:style-name="ce3" table:formula="of:=[$Redistribution_central.O56]" office:value-type="float" office:value="0.04334429913386" calcext:value-type="float">
            <text:p>0,0433442991</text:p>
          </table:table-cell>
          <table:table-cell table:style-name="ce3" table:formula="of:=[$Redistribution_central.P56]" office:value-type="float" office:value="0.0319607692090409" calcext:value-type="float">
            <text:p>0,0319607692</text:p>
          </table:table-cell>
          <table:table-cell table:style-name="ce3" table:formula="of:=[$Redistribution_central.Q56]" office:value-type="float" office:value="0.0542969651680268" calcext:value-type="float">
            <text:p>0,0542969652</text:p>
          </table:table-cell>
          <table:table-cell/>
          <table:table-cell table:style-name="ce3" table:formula="of:=[$redistribution_low.N56]" office:value-type="float" office:value="0.0399473708772387" calcext:value-type="float">
            <text:p>0,0399473709</text:p>
          </table:table-cell>
          <table:table-cell table:style-name="ce3" table:formula="of:=[$redistribution_low.O56]" office:value-type="float" office:value="0.0408508382105025" calcext:value-type="float">
            <text:p>0,0408508382</text:p>
          </table:table-cell>
          <table:table-cell table:style-name="ce3" table:formula="of:=[$redistribution_low.P56]" office:value-type="float" office:value="0.0324796672149236" calcext:value-type="float">
            <text:p>0,0324796672</text:p>
          </table:table-cell>
          <table:table-cell table:style-name="ce3" table:formula="of:=[$redistribution_low.Q56]" office:value-type="float" office:value="0.0518638734856584" calcext:value-type="float">
            <text:p>0,0518638735</text:p>
          </table:table-cell>
          <table:table-cell table:number-columns-repeated="1009"/>
        </table:table-row>
        <table:table-row table:style-name="ro2">
          <table:table-cell table:style-name="ce3" table:formula="of:=[.A59]+1" office:value-type="float" office:value="104" calcext:value-type="float">
            <text:p>104</text:p>
          </table:table-cell>
          <table:table-cell table:style-name="ce3" table:formula="of:=[$Redistribution_high.N57]" office:value-type="float" office:value="0.0384589246510795" calcext:value-type="float">
            <text:p>0,0384589247</text:p>
          </table:table-cell>
          <table:table-cell table:style-name="ce3" table:formula="of:=[$Redistribution_high.O57]" office:value-type="float" office:value="0.0407890981226863" calcext:value-type="float">
            <text:p>0,0407890981</text:p>
          </table:table-cell>
          <table:table-cell table:style-name="ce3" table:formula="of:=[$Redistribution_high.P57]" office:value-type="float" office:value="0.0317494031735894" calcext:value-type="float">
            <text:p>0,0317494032</text:p>
          </table:table-cell>
          <table:table-cell table:style-name="ce3" table:formula="of:=[$Redistribution_high.Q57]" office:value-type="float" office:value="0.0501889111840282" calcext:value-type="float">
            <text:p>0,0501889112</text:p>
          </table:table-cell>
          <table:table-cell/>
          <table:table-cell table:style-name="ce3" table:formula="of:=[$Redistribution_central.N57]" office:value-type="float" office:value="0.0367962158707324" calcext:value-type="float">
            <text:p>0,0367962159</text:p>
          </table:table-cell>
          <table:table-cell table:style-name="ce3" table:formula="of:=[$Redistribution_central.O57]" office:value-type="float" office:value="0.0383652502809233" calcext:value-type="float">
            <text:p>0,0383652503</text:p>
          </table:table-cell>
          <table:table-cell table:style-name="ce3" table:formula="of:=[$Redistribution_central.P57]" office:value-type="float" office:value="0.0295208010716983" calcext:value-type="float">
            <text:p>0,0295208011</text:p>
          </table:table-cell>
          <table:table-cell table:style-name="ce3" table:formula="of:=[$Redistribution_central.Q57]" office:value-type="float" office:value="0.0488853837994595" calcext:value-type="float">
            <text:p>0,0488853838</text:p>
          </table:table-cell>
          <table:table-cell/>
          <table:table-cell table:style-name="ce3" table:formula="of:=[$redistribution_low.N57]" office:value-type="float" office:value="0.0385271172126211" calcext:value-type="float">
            <text:p>0,0385271172</text:p>
          </table:table-cell>
          <table:table-cell table:style-name="ce3" table:formula="of:=[$redistribution_low.O57]" office:value-type="float" office:value="0.0422451406196642" calcext:value-type="float">
            <text:p>0,0422451406</text:p>
          </table:table-cell>
          <table:table-cell table:style-name="ce3" table:formula="of:=[$redistribution_low.P57]" office:value-type="float" office:value="0.0317590151065465" calcext:value-type="float">
            <text:p>0,0317590151</text:p>
          </table:table-cell>
          <table:table-cell table:style-name="ce3" table:formula="of:=[$redistribution_low.Q57]" office:value-type="float" office:value="0.0520218183496601" calcext:value-type="float">
            <text:p>0,0520218183</text:p>
          </table:table-cell>
          <table:table-cell table:number-columns-repeated="1009"/>
        </table:table-row>
        <table:table-row table:style-name="ro2">
          <table:table-cell table:style-name="ce3" table:formula="of:=[.A60]+1" office:value-type="float" office:value="105" calcext:value-type="float">
            <text:p>105</text:p>
          </table:table-cell>
          <table:table-cell table:style-name="ce3" table:formula="of:=[$Redistribution_high.N58]" office:value-type="float" office:value="0.0432245587939181" calcext:value-type="float">
            <text:p>0,0432245588</text:p>
          </table:table-cell>
          <table:table-cell table:style-name="ce3" table:formula="of:=[$Redistribution_high.O58]" office:value-type="float" office:value="0.0444158853342201" calcext:value-type="float">
            <text:p>0,0444158853</text:p>
          </table:table-cell>
          <table:table-cell table:style-name="ce3" table:formula="of:=[$Redistribution_high.P58]" office:value-type="float" office:value="0.0335400790627626" calcext:value-type="float">
            <text:p>0,0335400791</text:p>
          </table:table-cell>
          <table:table-cell table:style-name="ce3" table:formula="of:=[$Redistribution_high.Q58]" office:value-type="float" office:value="0.0578980099353218" calcext:value-type="float">
            <text:p>0,0578980099</text:p>
          </table:table-cell>
          <table:table-cell/>
          <table:table-cell table:style-name="ce3" table:formula="of:=[$Redistribution_central.N58]" office:value-type="float" office:value="0.0355245936277359" calcext:value-type="float">
            <text:p>0,0355245936</text:p>
          </table:table-cell>
          <table:table-cell table:style-name="ce3" table:formula="of:=[$Redistribution_central.O58]" office:value-type="float" office:value="0.0356024604319219" calcext:value-type="float">
            <text:p>0,0356024604</text:p>
          </table:table-cell>
          <table:table-cell table:style-name="ce3" table:formula="of:=[$Redistribution_central.P58]" office:value-type="float" office:value="0.0291777244066271" calcext:value-type="float">
            <text:p>0,0291777244</text:p>
          </table:table-cell>
          <table:table-cell table:style-name="ce3" table:formula="of:=[$Redistribution_central.Q58]" office:value-type="float" office:value="0.044790259199646" calcext:value-type="float">
            <text:p>0,0447902592</text:p>
          </table:table-cell>
          <table:table-cell/>
          <table:table-cell table:style-name="ce3" table:formula="of:=[$redistribution_low.N58]" office:value-type="float" office:value="0.0366575514135552" calcext:value-type="float">
            <text:p>0,0366575514</text:p>
          </table:table-cell>
          <table:table-cell table:style-name="ce3" table:formula="of:=[$redistribution_low.O58]" office:value-type="float" office:value="0.0356811596026625" calcext:value-type="float">
            <text:p>0,0356811596</text:p>
          </table:table-cell>
          <table:table-cell table:style-name="ce3" table:formula="of:=[$redistribution_low.P58]" office:value-type="float" office:value="0.0295318675465638" calcext:value-type="float">
            <text:p>0,0295318675</text:p>
          </table:table-cell>
          <table:table-cell table:style-name="ce3" table:formula="of:=[$redistribution_low.Q58]" office:value-type="float" office:value="0.0460650926560357" calcext:value-type="float">
            <text:p>0,0460650927</text:p>
          </table:table-cell>
          <table:table-cell table:number-columns-repeated="1009"/>
        </table:table-row>
        <table:table-row table:style-name="ro2">
          <table:table-cell table:style-name="ce3" table:formula="of:=[.A61]+1" office:value-type="float" office:value="106" calcext:value-type="float">
            <text:p>106</text:p>
          </table:table-cell>
          <table:table-cell table:style-name="ce3" table:formula="of:=[$Redistribution_high.N59]" office:value-type="float" office:value="0.0387240538414674" calcext:value-type="float">
            <text:p>0,0387240538</text:p>
          </table:table-cell>
          <table:table-cell table:style-name="ce3" table:formula="of:=[$Redistribution_high.O59]" office:value-type="float" office:value="0.0425020590902393" calcext:value-type="float">
            <text:p>0,0425020591</text:p>
          </table:table-cell>
          <table:table-cell table:style-name="ce3" table:formula="of:=[$Redistribution_high.P59]" office:value-type="float" office:value="0.0324012629609471" calcext:value-type="float">
            <text:p>0,032401263</text:p>
          </table:table-cell>
          <table:table-cell table:style-name="ce3" table:formula="of:=[$Redistribution_high.Q59]" office:value-type="float" office:value="0.0513821729229793" calcext:value-type="float">
            <text:p>0,0513821729</text:p>
          </table:table-cell>
          <table:table-cell/>
          <table:table-cell table:style-name="ce3" table:formula="of:=[$Redistribution_central.N59]" office:value-type="float" office:value="0.0351026889139718" calcext:value-type="float">
            <text:p>0,0351026889</text:p>
          </table:table-cell>
          <table:table-cell table:style-name="ce3" table:formula="of:=[$Redistribution_central.O59]" office:value-type="float" office:value="0.0371366156663175" calcext:value-type="float">
            <text:p>0,0371366157</text:p>
          </table:table-cell>
          <table:table-cell table:style-name="ce3" table:formula="of:=[$Redistribution_central.P59]" office:value-type="float" office:value="0.0298611739117654" calcext:value-type="float">
            <text:p>0,0298611739</text:p>
          </table:table-cell>
          <table:table-cell table:style-name="ce3" table:formula="of:=[$Redistribution_central.Q59]" office:value-type="float" office:value="0.0446590920049809" calcext:value-type="float">
            <text:p>0,044659092</text:p>
          </table:table-cell>
          <table:table-cell/>
          <table:table-cell table:style-name="ce3" table:formula="of:=[$redistribution_low.N59]" office:value-type="float" office:value="0.0393448651773449" calcext:value-type="float">
            <text:p>0,0393448652</text:p>
          </table:table-cell>
          <table:table-cell table:style-name="ce3" table:formula="of:=[$redistribution_low.O59]" office:value-type="float" office:value="0.0407303005725456" calcext:value-type="float">
            <text:p>0,0407303006</text:p>
          </table:table-cell>
          <table:table-cell table:style-name="ce3" table:formula="of:=[$redistribution_low.P59]" office:value-type="float" office:value="0.0310574651597389" calcext:value-type="float">
            <text:p>0,0310574652</text:p>
          </table:table-cell>
          <table:table-cell table:style-name="ce3" table:formula="of:=[$redistribution_low.Q59]" office:value-type="float" office:value="0.0528951901980123" calcext:value-type="float">
            <text:p>0,0528951902</text:p>
          </table:table-cell>
          <table:table-cell table:number-columns-repeated="1009"/>
        </table:table-row>
        <table:table-row table:style-name="ro2">
          <table:table-cell table:style-name="ce3" table:formula="of:=[.A62]+1" office:value-type="float" office:value="107" calcext:value-type="float">
            <text:p>107</text:p>
          </table:table-cell>
          <table:table-cell table:style-name="ce3" table:formula="of:=[$Redistribution_high.N60]" office:value-type="float" office:value="0.0348077545877757" calcext:value-type="float">
            <text:p>0,0348077546</text:p>
          </table:table-cell>
          <table:table-cell table:style-name="ce3" table:formula="of:=[$Redistribution_high.O60]" office:value-type="float" office:value="0.0344350689876862" calcext:value-type="float">
            <text:p>0,034435069</text:p>
          </table:table-cell>
          <table:table-cell table:style-name="ce3" table:formula="of:=[$Redistribution_high.P60]" office:value-type="float" office:value="0.0284776920985633" calcext:value-type="float">
            <text:p>0,0284776921</text:p>
          </table:table-cell>
          <table:table-cell table:style-name="ce3" table:formula="of:=[$Redistribution_high.Q60]" office:value-type="float" office:value="0.0433796091612779" calcext:value-type="float">
            <text:p>0,0433796092</text:p>
          </table:table-cell>
          <table:table-cell/>
          <table:table-cell table:style-name="ce3" table:formula="of:=[$Redistribution_central.N60]" office:value-type="float" office:value="0.0344283579296495" calcext:value-type="float">
            <text:p>0,0344283579</text:p>
          </table:table-cell>
          <table:table-cell table:style-name="ce3" table:formula="of:=[$Redistribution_central.O60]" office:value-type="float" office:value="0.0351277578277647" calcext:value-type="float">
            <text:p>0,0351277578</text:p>
          </table:table-cell>
          <table:table-cell table:style-name="ce3" table:formula="of:=[$Redistribution_central.P60]" office:value-type="float" office:value="0.0271909441223505" calcext:value-type="float">
            <text:p>0,0271909441</text:p>
          </table:table-cell>
          <table:table-cell table:style-name="ce3" table:formula="of:=[$Redistribution_central.Q60]" office:value-type="float" office:value="0.0456045882160584" calcext:value-type="float">
            <text:p>0,0456045882</text:p>
          </table:table-cell>
          <table:table-cell/>
          <table:table-cell table:style-name="ce3" table:formula="of:=[$redistribution_low.N60]" office:value-type="float" office:value="0.0377907932807167" calcext:value-type="float">
            <text:p>0,0377907933</text:p>
          </table:table-cell>
          <table:table-cell table:style-name="ce3" table:formula="of:=[$redistribution_low.O60]" office:value-type="float" office:value="0.039497803347008" calcext:value-type="float">
            <text:p>0,0394978033</text:p>
          </table:table-cell>
          <table:table-cell table:style-name="ce3" table:formula="of:=[$redistribution_low.P60]" office:value-type="float" office:value="0.030918712502669" calcext:value-type="float">
            <text:p>0,0309187125</text:p>
          </table:table-cell>
          <table:table-cell table:style-name="ce3" table:formula="of:=[$redistribution_low.Q60]" office:value-type="float" office:value="0.0496003871670914" calcext:value-type="float">
            <text:p>0,0496003872</text:p>
          </table:table-cell>
          <table:table-cell table:number-columns-repeated="1009"/>
        </table:table-row>
        <table:table-row table:style-name="ro2">
          <table:table-cell table:style-name="ce3" table:formula="of:=[.A63]+1" office:value-type="float" office:value="108" calcext:value-type="float">
            <text:p>108</text:p>
          </table:table-cell>
          <table:table-cell table:style-name="ce3" table:formula="of:=[$Redistribution_high.N61]" office:value-type="float" office:value="0.0375810195555379" calcext:value-type="float">
            <text:p>0,0375810196</text:p>
          </table:table-cell>
          <table:table-cell table:style-name="ce3" table:formula="of:=[$Redistribution_high.O61]" office:value-type="float" office:value="0.037618135862952" calcext:value-type="float">
            <text:p>0,0376181359</text:p>
          </table:table-cell>
          <table:table-cell table:style-name="ce3" table:formula="of:=[$Redistribution_high.P61]" office:value-type="float" office:value="0.0319368137559588" calcext:value-type="float">
            <text:p>0,0319368138</text:p>
          </table:table-cell>
          <table:table-cell table:style-name="ce3" table:formula="of:=[$Redistribution_high.Q61]" office:value-type="float" office:value="0.045656356298007" calcext:value-type="float">
            <text:p>0,0456563563</text:p>
          </table:table-cell>
          <table:table-cell/>
          <table:table-cell table:style-name="ce3" table:formula="of:=[$Redistribution_central.N61]" office:value-type="float" office:value="0.0354185406302018" calcext:value-type="float">
            <text:p>0,0354185406</text:p>
          </table:table-cell>
          <table:table-cell table:style-name="ce3" table:formula="of:=[$Redistribution_central.O61]" office:value-type="float" office:value="0.0377131490833226" calcext:value-type="float">
            <text:p>0,0377131491</text:p>
          </table:table-cell>
          <table:table-cell table:style-name="ce3" table:formula="of:=[$Redistribution_central.P61]" office:value-type="float" office:value="0.0284975998688205" calcext:value-type="float">
            <text:p>0,0284975999</text:p>
          </table:table-cell>
          <table:table-cell table:style-name="ce3" table:formula="of:=[$Redistribution_central.Q61]" office:value-type="float" office:value="0.0476597607626493" calcext:value-type="float">
            <text:p>0,0476597608</text:p>
          </table:table-cell>
          <table:table-cell/>
          <table:table-cell table:style-name="ce3" table:formula="of:=[$redistribution_low.N61]" office:value-type="float" office:value="0.0378218081981091" calcext:value-type="float">
            <text:p>0,0378218082</text:p>
          </table:table-cell>
          <table:table-cell table:style-name="ce3" table:formula="of:=[$redistribution_low.O61]" office:value-type="float" office:value="0.0390289204687554" calcext:value-type="float">
            <text:p>0,0390289205</text:p>
          </table:table-cell>
          <table:table-cell table:style-name="ce3" table:formula="of:=[$redistribution_low.P61]" office:value-type="float" office:value="0.0297539511864933" calcext:value-type="float">
            <text:p>0,0297539512</text:p>
          </table:table-cell>
          <table:table-cell table:style-name="ce3" table:formula="of:=[$redistribution_low.Q61]" office:value-type="float" office:value="0.0511289491136966" calcext:value-type="float">
            <text:p>0,0511289491</text:p>
          </table:table-cell>
          <table:table-cell table:number-columns-repeated="1009"/>
        </table:table-row>
        <table:table-row table:style-name="ro2">
          <table:table-cell table:style-name="ce3" table:formula="of:=[.A64]+1" office:value-type="float" office:value="109" calcext:value-type="float">
            <text:p>109</text:p>
          </table:table-cell>
          <table:table-cell table:style-name="ce3" table:formula="of:=[$Redistribution_high.N62]" office:value-type="float" office:value="0.0369569096251653" calcext:value-type="float">
            <text:p>0,0369569096</text:p>
          </table:table-cell>
          <table:table-cell table:style-name="ce3" table:formula="of:=[$Redistribution_high.O62]" office:value-type="float" office:value="0.0382643939790481" calcext:value-type="float">
            <text:p>0,038264394</text:p>
          </table:table-cell>
          <table:table-cell table:style-name="ce3" table:formula="of:=[$Redistribution_high.P62]" office:value-type="float" office:value="0.0308946110603557" calcext:value-type="float">
            <text:p>0,0308946111</text:p>
          </table:table-cell>
          <table:table-cell table:style-name="ce3" table:formula="of:=[$Redistribution_high.Q62]" office:value-type="float" office:value="0.0467390226002092" calcext:value-type="float">
            <text:p>0,0467390226</text:p>
          </table:table-cell>
          <table:table-cell/>
          <table:table-cell table:style-name="ce3" table:formula="of:=[$Redistribution_central.N62]" office:value-type="float" office:value="0.0338458087129209" calcext:value-type="float">
            <text:p>0,0338458087</text:p>
          </table:table-cell>
          <table:table-cell table:style-name="ce3" table:formula="of:=[$Redistribution_central.O62]" office:value-type="float" office:value="0.036261678531523" calcext:value-type="float">
            <text:p>0,0362616785</text:p>
          </table:table-cell>
          <table:table-cell table:style-name="ce3" table:formula="of:=[$Redistribution_central.P62]" office:value-type="float" office:value="0.029215905901733" calcext:value-type="float">
            <text:p>0,0292159059</text:p>
          </table:table-cell>
          <table:table-cell table:style-name="ce3" table:formula="of:=[$Redistribution_central.Q62]" office:value-type="float" office:value="0.0427717769920122" calcext:value-type="float">
            <text:p>0,042771777</text:p>
          </table:table-cell>
          <table:table-cell/>
          <table:table-cell table:style-name="ce3" table:formula="of:=[$redistribution_low.N62]" office:value-type="float" office:value="0.0367510706752697" calcext:value-type="float">
            <text:p>0,0367510707</text:p>
          </table:table-cell>
          <table:table-cell table:style-name="ce3" table:formula="of:=[$redistribution_low.O62]" office:value-type="float" office:value="0.0374415568565954" calcext:value-type="float">
            <text:p>0,0374415569</text:p>
          </table:table-cell>
          <table:table-cell table:style-name="ce3" table:formula="of:=[$redistribution_low.P62]" office:value-type="float" office:value="0.0312099875741448" calcext:value-type="float">
            <text:p>0,0312099876</text:p>
          </table:table-cell>
          <table:table-cell table:style-name="ce3" table:formula="of:=[$redistribution_low.Q62]" office:value-type="float" office:value="0.0457268774181209" calcext:value-type="float">
            <text:p>0,0457268774</text:p>
          </table:table-cell>
          <table:table-cell table:number-columns-repeated="1009"/>
        </table:table-row>
        <table:table-row table:style-name="ro2">
          <table:table-cell table:style-name="ce3" table:formula="of:=[.A65]+1" office:value-type="float" office:value="110" calcext:value-type="float">
            <text:p>110</text:p>
          </table:table-cell>
          <table:table-cell table:style-name="ce3" table:formula="of:=[$Redistribution_high.N63]" office:value-type="float" office:value="0.0364309692722726" calcext:value-type="float">
            <text:p>0,0364309693</text:p>
          </table:table-cell>
          <table:table-cell table:style-name="ce3" table:formula="of:=[$Redistribution_high.O63]" office:value-type="float" office:value="0.0367453478729716" calcext:value-type="float">
            <text:p>0,0367453479</text:p>
          </table:table-cell>
          <table:table-cell table:style-name="ce3" table:formula="of:=[$Redistribution_high.P63]" office:value-type="float" office:value="0.0302485299656583" calcext:value-type="float">
            <text:p>0,03024853</text:p>
          </table:table-cell>
          <table:table-cell table:style-name="ce3" table:formula="of:=[$Redistribution_high.Q63]" office:value-type="float" office:value="0.0454866883494732" calcext:value-type="float">
            <text:p>0,0454866883</text:p>
          </table:table-cell>
          <table:table-cell/>
          <table:table-cell table:style-name="ce3" table:formula="of:=[$Redistribution_central.N63]" office:value-type="float" office:value="0.0356155886039537" calcext:value-type="float">
            <text:p>0,0356155886</text:p>
          </table:table-cell>
          <table:table-cell table:style-name="ce3" table:formula="of:=[$Redistribution_central.O63]" office:value-type="float" office:value="0.03809594075874" calcext:value-type="float">
            <text:p>0,0380959408</text:p>
          </table:table-cell>
          <table:table-cell table:style-name="ce3" table:formula="of:=[$Redistribution_central.P63]" office:value-type="float" office:value="0.0303369583888392" calcext:value-type="float">
            <text:p>0,0303369584</text:p>
          </table:table-cell>
          <table:table-cell table:style-name="ce3" table:formula="of:=[$Redistribution_central.Q63]" office:value-type="float" office:value="0.0457214063763832" calcext:value-type="float">
            <text:p>0,0457214064</text:p>
          </table:table-cell>
          <table:table-cell/>
          <table:table-cell table:style-name="ce3" table:formula="of:=[$redistribution_low.N63]" office:value-type="float" office:value="0.0383586082822617" calcext:value-type="float">
            <text:p>0,0383586083</text:p>
          </table:table-cell>
          <table:table-cell table:style-name="ce3" table:formula="of:=[$redistribution_low.O63]" office:value-type="float" office:value="0.0412222263107782" calcext:value-type="float">
            <text:p>0,0412222263</text:p>
          </table:table-cell>
          <table:table-cell table:style-name="ce3" table:formula="of:=[$redistribution_low.P63]" office:value-type="float" office:value="0.0324542392656016" calcext:value-type="float">
            <text:p>0,0324542393</text:p>
          </table:table-cell>
          <table:table-cell table:style-name="ce3" table:formula="of:=[$redistribution_low.Q63]" office:value-type="float" office:value="0.0501401890375039" calcext:value-type="float">
            <text:p>0,050140189</text:p>
          </table:table-cell>
          <table:table-cell table:number-columns-repeated="1009"/>
        </table:table-row>
        <table:table-row table:style-name="ro2">
          <table:table-cell table:style-name="ce3" table:formula="of:=[.A66]+1" office:value-type="float" office:value="111" calcext:value-type="float">
            <text:p>111</text:p>
          </table:table-cell>
          <table:table-cell table:style-name="ce3" table:formula="of:=[$Redistribution_high.N64]" office:value-type="float" office:value="0.0380419075635373" calcext:value-type="float">
            <text:p>0,0380419076</text:p>
          </table:table-cell>
          <table:table-cell table:style-name="ce3" table:formula="of:=[$Redistribution_high.O64]" office:value-type="float" office:value="0.0383889532516858" calcext:value-type="float">
            <text:p>0,0383889533</text:p>
          </table:table-cell>
          <table:table-cell table:style-name="ce3" table:formula="of:=[$Redistribution_high.P64]" office:value-type="float" office:value="0.0333116920670626" calcext:value-type="float">
            <text:p>0,0333116921</text:p>
          </table:table-cell>
          <table:table-cell table:style-name="ce3" table:formula="of:=[$Redistribution_high.Q64]" office:value-type="float" office:value="0.0450884365482414" calcext:value-type="float">
            <text:p>0,0450884365</text:p>
          </table:table-cell>
          <table:table-cell/>
          <table:table-cell table:style-name="ce3" table:formula="of:=[$Redistribution_central.N64]" office:value-type="float" office:value="0.0355991031891754" calcext:value-type="float">
            <text:p>0,0355991032</text:p>
          </table:table-cell>
          <table:table-cell table:style-name="ce3" table:formula="of:=[$Redistribution_central.O64]" office:value-type="float" office:value="0.0373480305653824" calcext:value-type="float">
            <text:p>0,0373480306</text:p>
          </table:table-cell>
          <table:table-cell table:style-name="ce3" table:formula="of:=[$Redistribution_central.P64]" office:value-type="float" office:value="0.0295830641177938" calcext:value-type="float">
            <text:p>0,0295830641</text:p>
          </table:table-cell>
          <table:table-cell table:style-name="ce3" table:formula="of:=[$Redistribution_central.Q64]" office:value-type="float" office:value="0.0460426233408861" calcext:value-type="float">
            <text:p>0,0460426233</text:p>
          </table:table-cell>
          <table:table-cell/>
          <table:table-cell table:style-name="ce3" table:formula="of:=[$redistribution_low.N64]" office:value-type="float" office:value="0.038365099153583" calcext:value-type="float">
            <text:p>0,0383650992</text:p>
          </table:table-cell>
          <table:table-cell table:style-name="ce3" table:formula="of:=[$redistribution_low.O64]" office:value-type="float" office:value="0.0421999566205089" calcext:value-type="float">
            <text:p>0,0421999566</text:p>
          </table:table-cell>
          <table:table-cell table:style-name="ce3" table:formula="of:=[$redistribution_low.P64]" office:value-type="float" office:value="0.0328591260992317" calcext:value-type="float">
            <text:p>0,0328591261</text:p>
          </table:table-cell>
          <table:table-cell table:style-name="ce3" table:formula="of:=[$redistribution_low.Q64]" office:value-type="float" office:value="0.0504631023918002" calcext:value-type="float">
            <text:p>0,0504631024</text:p>
          </table:table-cell>
          <table:table-cell table:number-columns-repeated="1009"/>
        </table:table-row>
        <table:table-row table:style-name="ro2">
          <table:table-cell table:style-name="ce3" table:formula="of:=[.A67]+1" office:value-type="float" office:value="112" calcext:value-type="float">
            <text:p>112</text:p>
          </table:table-cell>
          <table:table-cell table:style-name="ce3" table:formula="of:=[$Redistribution_high.N65]" office:value-type="float" office:value="0.0351576452854314" calcext:value-type="float">
            <text:p>0,0351576453</text:p>
          </table:table-cell>
          <table:table-cell table:style-name="ce3" table:formula="of:=[$Redistribution_high.O65]" office:value-type="float" office:value="0.035493134513205" calcext:value-type="float">
            <text:p>0,0354931345</text:p>
          </table:table-cell>
          <table:table-cell table:style-name="ce3" table:formula="of:=[$Redistribution_high.P65]" office:value-type="float" office:value="0.0298273328673545" calcext:value-type="float">
            <text:p>0,0298273329</text:p>
          </table:table-cell>
          <table:table-cell table:style-name="ce3" table:formula="of:=[$Redistribution_high.Q65]" office:value-type="float" office:value="0.0430568170713138" calcext:value-type="float">
            <text:p>0,0430568171</text:p>
          </table:table-cell>
          <table:table-cell/>
          <table:table-cell table:style-name="ce3" table:formula="of:=[$Redistribution_central.N65]" office:value-type="float" office:value="0.0363402320864986" calcext:value-type="float">
            <text:p>0,0363402321</text:p>
          </table:table-cell>
          <table:table-cell table:style-name="ce3" table:formula="of:=[$Redistribution_central.O65]" office:value-type="float" office:value="0.0372907251527851" calcext:value-type="float">
            <text:p>0,0372907252</text:p>
          </table:table-cell>
          <table:table-cell table:style-name="ce3" table:formula="of:=[$Redistribution_central.P65]" office:value-type="float" office:value="0.029609495767726" calcext:value-type="float">
            <text:p>0,0296094958</text:p>
          </table:table-cell>
          <table:table-cell table:style-name="ce3" table:formula="of:=[$Redistribution_central.Q65]" office:value-type="float" office:value="0.0470563208233987" calcext:value-type="float">
            <text:p>0,0470563208</text:p>
          </table:table-cell>
          <table:table-cell/>
          <table:table-cell table:style-name="ce3" table:formula="of:=[$redistribution_low.N65]" office:value-type="float" office:value="0.0348852910212871" calcext:value-type="float">
            <text:p>0,034885291</text:p>
          </table:table-cell>
          <table:table-cell table:style-name="ce3" table:formula="of:=[$redistribution_low.O65]" office:value-type="float" office:value="0.0382553986373411" calcext:value-type="float">
            <text:p>0,0382553986</text:p>
          </table:table-cell>
          <table:table-cell table:style-name="ce3" table:formula="of:=[$redistribution_low.P65]" office:value-type="float" office:value="0.030135705518215" calcext:value-type="float">
            <text:p>0,0301357055</text:p>
          </table:table-cell>
          <table:table-cell table:style-name="ce3" table:formula="of:=[$redistribution_low.Q65]" office:value-type="float" office:value="0.0454811444435144" calcext:value-type="float">
            <text:p>0,0454811444</text:p>
          </table:table-cell>
          <table:table-cell table:number-columns-repeated="1009"/>
        </table:table-row>
        <table:table-row table:style-name="ro2">
          <table:table-cell table:style-name="ce3" table:formula="of:=[.A68]+1" office:value-type="float" office:value="113" calcext:value-type="float">
            <text:p>113</text:p>
          </table:table-cell>
          <table:table-cell table:style-name="ce3" table:formula="of:=[$Redistribution_high.N66]" office:value-type="float" office:value="0.0340869545179308" calcext:value-type="float">
            <text:p>0,0340869545</text:p>
          </table:table-cell>
          <table:table-cell table:style-name="ce3" table:formula="of:=[$Redistribution_high.O66]" office:value-type="float" office:value="0.0366174105309351" calcext:value-type="float">
            <text:p>0,0366174105</text:p>
          </table:table-cell>
          <table:table-cell table:style-name="ce3" table:formula="of:=[$Redistribution_high.P66]" office:value-type="float" office:value="0.0293169974794899" calcext:value-type="float">
            <text:p>0,0293169975</text:p>
          </table:table-cell>
          <table:table-cell table:style-name="ce3" table:formula="of:=[$Redistribution_high.Q66]" office:value-type="float" office:value="0.0432462266051871" calcext:value-type="float">
            <text:p>0,0432462266</text:p>
          </table:table-cell>
          <table:table-cell/>
          <table:table-cell table:style-name="ce3" table:formula="of:=[$Redistribution_central.N66]" office:value-type="float" office:value="0.035152187191377" calcext:value-type="float">
            <text:p>0,0351521872</text:p>
          </table:table-cell>
          <table:table-cell table:style-name="ce3" table:formula="of:=[$Redistribution_central.O66]" office:value-type="float" office:value="0.0370625031075844" calcext:value-type="float">
            <text:p>0,0370625031</text:p>
          </table:table-cell>
          <table:table-cell table:style-name="ce3" table:formula="of:=[$Redistribution_central.P66]" office:value-type="float" office:value="0.0297184743242523" calcext:value-type="float">
            <text:p>0,0297184743</text:p>
          </table:table-cell>
          <table:table-cell table:style-name="ce3" table:formula="of:=[$Redistribution_central.Q66]" office:value-type="float" office:value="0.044759938332082" calcext:value-type="float">
            <text:p>0,0447599383</text:p>
          </table:table-cell>
          <table:table-cell/>
          <table:table-cell table:style-name="ce3" table:formula="of:=[$redistribution_low.N66]" office:value-type="float" office:value="0.0375195629722116" calcext:value-type="float">
            <text:p>0,037519563</text:p>
          </table:table-cell>
          <table:table-cell table:style-name="ce3" table:formula="of:=[$redistribution_low.O66]" office:value-type="float" office:value="0.0424911130670899" calcext:value-type="float">
            <text:p>0,0424911131</text:p>
          </table:table-cell>
          <table:table-cell table:style-name="ce3" table:formula="of:=[$redistribution_low.P66]" office:value-type="float" office:value="0.0321092154127615" calcext:value-type="float">
            <text:p>0,0321092154</text:p>
          </table:table-cell>
          <table:table-cell table:style-name="ce3" table:formula="of:=[$redistribution_low.Q66]" office:value-type="float" office:value="0.0506110102596424" calcext:value-type="float">
            <text:p>0,0506110103</text:p>
          </table:table-cell>
          <table:table-cell table:number-columns-repeated="1009"/>
        </table:table-row>
        <table:table-row table:style-name="ro2">
          <table:table-cell table:style-name="ce3" table:formula="of:=[.A69]+1" office:value-type="float" office:value="114" calcext:value-type="float">
            <text:p>114</text:p>
          </table:table-cell>
          <table:table-cell table:style-name="ce3" table:formula="of:=[$Redistribution_high.N67]" office:value-type="float" office:value="0.034424032572928" calcext:value-type="float">
            <text:p>0,0344240326</text:p>
          </table:table-cell>
          <table:table-cell table:style-name="ce3" table:formula="of:=[$Redistribution_high.O67]" office:value-type="float" office:value="0.0398314545685981" calcext:value-type="float">
            <text:p>0,0398314546</text:p>
          </table:table-cell>
          <table:table-cell table:style-name="ce3" table:formula="of:=[$Redistribution_high.P67]" office:value-type="float" office:value="0.0311939733312774" calcext:value-type="float">
            <text:p>0,0311939733</text:p>
          </table:table-cell>
          <table:table-cell table:style-name="ce3" table:formula="of:=[$Redistribution_high.Q67]" office:value-type="float" office:value="0.044300916380137" calcext:value-type="float">
            <text:p>0,0443009164</text:p>
          </table:table-cell>
          <table:table-cell/>
          <table:table-cell table:style-name="ce3" table:formula="of:=[$Redistribution_central.N67]" office:value-type="float" office:value="0.0343739942984608" calcext:value-type="float">
            <text:p>0,0343739943</text:p>
          </table:table-cell>
          <table:table-cell table:style-name="ce3" table:formula="of:=[$Redistribution_central.O67]" office:value-type="float" office:value="0.0378988546990038" calcext:value-type="float">
            <text:p>0,0378988547</text:p>
          </table:table-cell>
          <table:table-cell table:style-name="ce3" table:formula="of:=[$Redistribution_central.P67]" office:value-type="float" office:value="0.0289912836600357" calcext:value-type="float">
            <text:p>0,0289912837</text:p>
          </table:table-cell>
          <table:table-cell table:style-name="ce3" table:formula="of:=[$Redistribution_central.Q67]" office:value-type="float" office:value="0.0455657825529586" calcext:value-type="float">
            <text:p>0,0455657826</text:p>
          </table:table-cell>
          <table:table-cell/>
          <table:table-cell table:style-name="ce3" table:formula="of:=[$redistribution_low.N67]" office:value-type="float" office:value="0.0355747408063695" calcext:value-type="float">
            <text:p>0,0355747408</text:p>
          </table:table-cell>
          <table:table-cell table:style-name="ce3" table:formula="of:=[$redistribution_low.O67]" office:value-type="float" office:value="0.0372765406770955" calcext:value-type="float">
            <text:p>0,0372765407</text:p>
          </table:table-cell>
          <table:table-cell table:style-name="ce3" table:formula="of:=[$redistribution_low.P67]" office:value-type="float" office:value="0.0301928948634877" calcext:value-type="float">
            <text:p>0,0301928949</text:p>
          </table:table-cell>
          <table:table-cell table:style-name="ce3" table:formula="of:=[$redistribution_low.Q67]" office:value-type="float" office:value="0.0455457277735538" calcext:value-type="float">
            <text:p>0,0455457278</text:p>
          </table:table-cell>
          <table:table-cell table:number-columns-repeated="1009"/>
        </table:table-row>
        <table:table-row table:style-name="ro2">
          <table:table-cell table:style-name="ce3" table:formula="of:=[.A70]+1" office:value-type="float" office:value="115" calcext:value-type="float">
            <text:p>115</text:p>
          </table:table-cell>
          <table:table-cell table:style-name="ce3" table:formula="of:=[$Redistribution_high.N68]" office:value-type="float" office:value="0.0333753219332936" calcext:value-type="float">
            <text:p>0,0333753219</text:p>
          </table:table-cell>
          <table:table-cell table:style-name="ce3" table:formula="of:=[$Redistribution_high.O68]" office:value-type="float" office:value="0.0373301547129662" calcext:value-type="float">
            <text:p>0,0373301547</text:p>
          </table:table-cell>
          <table:table-cell table:style-name="ce3" table:formula="of:=[$Redistribution_high.P68]" office:value-type="float" office:value="0.0294263173200942" calcext:value-type="float">
            <text:p>0,0294263173</text:p>
          </table:table-cell>
          <table:table-cell table:style-name="ce3" table:formula="of:=[$Redistribution_high.Q68]" office:value-type="float" office:value="0.0429024250066454" calcext:value-type="float">
            <text:p>0,042902425</text:p>
          </table:table-cell>
          <table:table-cell/>
          <table:table-cell table:style-name="ce3" table:formula="of:=[$Redistribution_central.N68]" office:value-type="float" office:value="0.0335126749075266" calcext:value-type="float">
            <text:p>0,0335126749</text:p>
          </table:table-cell>
          <table:table-cell table:style-name="ce3" table:formula="of:=[$Redistribution_central.O68]" office:value-type="float" office:value="0.0372972145650936" calcext:value-type="float">
            <text:p>0,0372972146</text:p>
          </table:table-cell>
          <table:table-cell table:style-name="ce3" table:formula="of:=[$Redistribution_central.P68]" office:value-type="float" office:value="0.0287989515746014" calcext:value-type="float">
            <text:p>0,0287989516</text:p>
          </table:table-cell>
          <table:table-cell table:style-name="ce3" table:formula="of:=[$Redistribution_central.Q68]" office:value-type="float" office:value="0.0439600597654974" calcext:value-type="float">
            <text:p>0,0439600598</text:p>
          </table:table-cell>
          <table:table-cell/>
          <table:table-cell table:style-name="ce3" table:formula="of:=[$redistribution_low.N68]" office:value-type="float" office:value="0.0335352912915713" calcext:value-type="float">
            <text:p>0,0335352913</text:p>
          </table:table-cell>
          <table:table-cell table:style-name="ce3" table:formula="of:=[$redistribution_low.O68]" office:value-type="float" office:value="0.0389901377309879" calcext:value-type="float">
            <text:p>0,0389901377</text:p>
          </table:table-cell>
          <table:table-cell table:style-name="ce3" table:formula="of:=[$redistribution_low.P68]" office:value-type="float" office:value="0.0317054456732839" calcext:value-type="float">
            <text:p>0,0317054457</text:p>
          </table:table-cell>
          <table:table-cell table:style-name="ce3" table:formula="of:=[$redistribution_low.Q68]" office:value-type="float" office:value="0.0416976052157252" calcext:value-type="float">
            <text:p>0,0416976052</text:p>
          </table:table-cell>
          <table:table-cell table:number-columns-repeated="1009"/>
        </table:table-row>
        <table:table-row table:style-name="ro2">
          <table:table-cell table:style-name="ce3" table:formula="of:=[.A71]+1" office:value-type="float" office:value="116" calcext:value-type="float">
            <text:p>116</text:p>
          </table:table-cell>
          <table:table-cell table:style-name="ce3" table:formula="of:=[$Redistribution_high.N69]" office:value-type="float" office:value="0.0333140709825796" calcext:value-type="float">
            <text:p>0,033314071</text:p>
          </table:table-cell>
          <table:table-cell table:style-name="ce3" table:formula="of:=[$Redistribution_high.O69]" office:value-type="float" office:value="0.0389146154842613" calcext:value-type="float">
            <text:p>0,0389146155</text:p>
          </table:table-cell>
          <table:table-cell table:style-name="ce3" table:formula="of:=[$Redistribution_high.P69]" office:value-type="float" office:value="0.0303699681145355" calcext:value-type="float">
            <text:p>0,0303699681</text:p>
          </table:table-cell>
          <table:table-cell table:style-name="ce3" table:formula="of:=[$Redistribution_high.Q69]" office:value-type="float" office:value="0.0430067106219916" calcext:value-type="float">
            <text:p>0,0430067106</text:p>
          </table:table-cell>
          <table:table-cell/>
          <table:table-cell table:style-name="ce3" table:formula="of:=[$Redistribution_central.N69]" office:value-type="float" office:value="0.0299327642023057" calcext:value-type="float">
            <text:p>0,0299327642</text:p>
          </table:table-cell>
          <table:table-cell table:style-name="ce3" table:formula="of:=[$Redistribution_central.O69]" office:value-type="float" office:value="0.0356917422470989" calcext:value-type="float">
            <text:p>0,0356917422</text:p>
          </table:table-cell>
          <table:table-cell table:style-name="ce3" table:formula="of:=[$Redistribution_central.P69]" office:value-type="float" office:value="0.0277895760115982" calcext:value-type="float">
            <text:p>0,027789576</text:p>
          </table:table-cell>
          <table:table-cell table:style-name="ce3" table:formula="of:=[$Redistribution_central.Q69]" office:value-type="float" office:value="0.038631526292406" calcext:value-type="float">
            <text:p>0,0386315263</text:p>
          </table:table-cell>
          <table:table-cell/>
          <table:table-cell table:style-name="ce3" table:formula="of:=[$redistribution_low.N69]" office:value-type="float" office:value="0.0370159673839124" calcext:value-type="float">
            <text:p>0,0370159674</text:p>
          </table:table-cell>
          <table:table-cell table:style-name="ce3" table:formula="of:=[$redistribution_low.O69]" office:value-type="float" office:value="0.0427806455366124" calcext:value-type="float">
            <text:p>0,0427806455</text:p>
          </table:table-cell>
          <table:table-cell table:style-name="ce3" table:formula="of:=[$redistribution_low.P69]" office:value-type="float" office:value="0.0335318541347695" calcext:value-type="float">
            <text:p>0,0335318541</text:p>
          </table:table-cell>
          <table:table-cell table:style-name="ce3" table:formula="of:=[$redistribution_low.Q69]" office:value-type="float" office:value="0.0481123661394399" calcext:value-type="float">
            <text:p>0,0481123661</text:p>
          </table:table-cell>
          <table:table-cell table:number-columns-repeated="1009"/>
        </table:table-row>
        <table:table-row table:style-name="ro2">
          <table:table-cell table:style-name="ce3" table:formula="of:=[.A72]+1" office:value-type="float" office:value="117" calcext:value-type="float">
            <text:p>117</text:p>
          </table:table-cell>
          <table:table-cell table:style-name="ce3" table:formula="of:=[$Redistribution_high.N70]" office:value-type="float" office:value="0.0316734243578516" calcext:value-type="float">
            <text:p>0,0316734244</text:p>
          </table:table-cell>
          <table:table-cell table:style-name="ce3" table:formula="of:=[$Redistribution_high.O70]" office:value-type="float" office:value="0.0359833277670638" calcext:value-type="float">
            <text:p>0,0359833278</text:p>
          </table:table-cell>
          <table:table-cell table:style-name="ce3" table:formula="of:=[$Redistribution_high.P70]" office:value-type="float" office:value="0.0286742131777407" calcext:value-type="float">
            <text:p>0,0286742132</text:p>
          </table:table-cell>
          <table:table-cell table:style-name="ce3" table:formula="of:=[$Redistribution_high.Q70]" office:value-type="float" office:value="0.040155402013874" calcext:value-type="float">
            <text:p>0,040155402</text:p>
          </table:table-cell>
          <table:table-cell/>
          <table:table-cell table:style-name="ce3" table:formula="of:=[$Redistribution_central.N70]" office:value-type="float" office:value="0.0316218018082241" calcext:value-type="float">
            <text:p>0,0316218018</text:p>
          </table:table-cell>
          <table:table-cell table:style-name="ce3" table:formula="of:=[$Redistribution_central.O70]" office:value-type="float" office:value="0.0362801165068636" calcext:value-type="float">
            <text:p>0,0362801165</text:p>
          </table:table-cell>
          <table:table-cell table:style-name="ce3" table:formula="of:=[$Redistribution_central.P70]" office:value-type="float" office:value="0.0283664979056805" calcext:value-type="float">
            <text:p>0,0283664979</text:p>
          </table:table-cell>
          <table:table-cell table:style-name="ce3" table:formula="of:=[$Redistribution_central.Q70]" office:value-type="float" office:value="0.0408354454706634" calcext:value-type="float">
            <text:p>0,0408354455</text:p>
          </table:table-cell>
          <table:table-cell/>
          <table:table-cell table:style-name="ce3" table:formula="of:=[$redistribution_low.N70]" office:value-type="float" office:value="0.0335989461413849" calcext:value-type="float">
            <text:p>0,0335989461</text:p>
          </table:table-cell>
          <table:table-cell table:style-name="ce3" table:formula="of:=[$redistribution_low.O70]" office:value-type="float" office:value="0.0431202091741143" calcext:value-type="float">
            <text:p>0,0431202092</text:p>
          </table:table-cell>
          <table:table-cell table:style-name="ce3" table:formula="of:=[$redistribution_low.P70]" office:value-type="float" office:value="0.0324502414636033" calcext:value-type="float">
            <text:p>0,0324502415</text:p>
          </table:table-cell>
          <table:table-cell table:style-name="ce3" table:formula="of:=[$redistribution_low.Q70]" office:value-type="float" office:value="0.0446587268208176" calcext:value-type="float">
            <text:p>0,0446587268</text:p>
          </table:table-cell>
          <table:table-cell table:number-columns-repeated="1009"/>
        </table:table-row>
        <table:table-row table:style-name="ro2">
          <table:table-cell table:style-name="ce3" table:formula="of:=[.A73]+1" office:value-type="float" office:value="118" calcext:value-type="float">
            <text:p>118</text:p>
          </table:table-cell>
          <table:table-cell table:style-name="ce3" table:formula="of:=[$Redistribution_high.N71]" office:value-type="float" office:value="0.0325589634618332" calcext:value-type="float">
            <text:p>0,0325589635</text:p>
          </table:table-cell>
          <table:table-cell table:style-name="ce3" table:formula="of:=[$Redistribution_high.O71]" office:value-type="float" office:value="0.0389043814111726" calcext:value-type="float">
            <text:p>0,0389043814</text:p>
          </table:table-cell>
          <table:table-cell table:style-name="ce3" table:formula="of:=[$Redistribution_high.P71]" office:value-type="float" office:value="0.0302563206346499" calcext:value-type="float">
            <text:p>0,0302563206</text:p>
          </table:table-cell>
          <table:table-cell table:style-name="ce3" table:formula="of:=[$Redistribution_high.Q71]" office:value-type="float" office:value="0.0420990549816407" calcext:value-type="float">
            <text:p>0,042099055</text:p>
          </table:table-cell>
          <table:table-cell/>
          <table:table-cell table:style-name="ce3" table:formula="of:=[$Redistribution_central.N71]" office:value-type="float" office:value="0.0313615807225719" calcext:value-type="float">
            <text:p>0,0313615807</text:p>
          </table:table-cell>
          <table:table-cell table:style-name="ce3" table:formula="of:=[$Redistribution_central.O71]" office:value-type="float" office:value="0.0392546709775838" calcext:value-type="float">
            <text:p>0,039254671</text:p>
          </table:table-cell>
          <table:table-cell table:style-name="ce3" table:formula="of:=[$Redistribution_central.P71]" office:value-type="float" office:value="0.0296472672713984" calcext:value-type="float">
            <text:p>0,0296472673</text:p>
          </table:table-cell>
          <table:table-cell table:style-name="ce3" table:formula="of:=[$Redistribution_central.Q71]" office:value-type="float" office:value="0.0415609268018718" calcext:value-type="float">
            <text:p>0,0415609268</text:p>
          </table:table-cell>
          <table:table-cell/>
          <table:table-cell table:style-name="ce3" table:formula="of:=[$redistribution_low.N71]" office:value-type="float" office:value="0.0358318022469458" calcext:value-type="float">
            <text:p>0,0358318022</text:p>
          </table:table-cell>
          <table:table-cell table:style-name="ce3" table:formula="of:=[$redistribution_low.O71]" office:value-type="float" office:value="0.042902792408331" calcext:value-type="float">
            <text:p>0,0429027924</text:p>
          </table:table-cell>
          <table:table-cell table:style-name="ce3" table:formula="of:=[$redistribution_low.P71]" office:value-type="float" office:value="0.0328807136068115" calcext:value-type="float">
            <text:p>0,0328807136</text:p>
          </table:table-cell>
          <table:table-cell table:style-name="ce3" table:formula="of:=[$redistribution_low.Q71]" office:value-type="float" office:value="0.0473802742000274" calcext:value-type="float">
            <text:p>0,0473802742</text:p>
          </table:table-cell>
          <table:table-cell table:number-columns-repeated="1009"/>
        </table:table-row>
        <table:table-row table:style-name="ro2">
          <table:table-cell table:style-name="ce3" table:formula="of:=[.A74]+1" office:value-type="float" office:value="119" calcext:value-type="float">
            <text:p>119</text:p>
          </table:table-cell>
          <table:table-cell table:style-name="ce3" table:formula="of:=[$Redistribution_high.N72]" office:value-type="float" office:value="0.032365242486818" calcext:value-type="float">
            <text:p>0,0323652425</text:p>
          </table:table-cell>
          <table:table-cell table:style-name="ce3" table:formula="of:=[$Redistribution_high.O72]" office:value-type="float" office:value="0.0357439227949158" calcext:value-type="float">
            <text:p>0,0357439228</text:p>
          </table:table-cell>
          <table:table-cell table:style-name="ce3" table:formula="of:=[$Redistribution_high.P72]" office:value-type="float" office:value="0.0290795391687271" calcext:value-type="float">
            <text:p>0,0290795392</text:p>
          </table:table-cell>
          <table:table-cell table:style-name="ce3" table:formula="of:=[$Redistribution_high.Q72]" office:value-type="float" office:value="0.0403975197420685" calcext:value-type="float">
            <text:p>0,0403975197</text:p>
          </table:table-cell>
          <table:table-cell/>
          <table:table-cell table:style-name="ce3" table:formula="of:=[$Redistribution_central.N72]" office:value-type="float" office:value="0.0312843153192558" calcext:value-type="float">
            <text:p>0,0312843153</text:p>
          </table:table-cell>
          <table:table-cell table:style-name="ce3" table:formula="of:=[$Redistribution_central.O72]" office:value-type="float" office:value="0.0372982982180132" calcext:value-type="float">
            <text:p>0,0372982982</text:p>
          </table:table-cell>
          <table:table-cell table:style-name="ce3" table:formula="of:=[$Redistribution_central.P72]" office:value-type="float" office:value="0.0295278502856275" calcext:value-type="float">
            <text:p>0,0295278503</text:p>
          </table:table-cell>
          <table:table-cell table:style-name="ce3" table:formula="of:=[$Redistribution_central.Q72]" office:value-type="float" office:value="0.0397176111108015" calcext:value-type="float">
            <text:p>0,0397176111</text:p>
          </table:table-cell>
          <table:table-cell/>
          <table:table-cell table:style-name="ce3" table:formula="of:=[$redistribution_low.N72]" office:value-type="float" office:value="0.0330362219216206" calcext:value-type="float">
            <text:p>0,0330362219</text:p>
          </table:table-cell>
          <table:table-cell table:style-name="ce3" table:formula="of:=[$redistribution_low.O72]" office:value-type="float" office:value="0.0422036169725751" calcext:value-type="float">
            <text:p>0,042203617</text:p>
          </table:table-cell>
          <table:table-cell table:style-name="ce3" table:formula="of:=[$redistribution_low.P72]" office:value-type="float" office:value="0.0315161829352042" calcext:value-type="float">
            <text:p>0,0315161829</text:p>
          </table:table-cell>
          <table:table-cell table:style-name="ce3" table:formula="of:=[$redistribution_low.Q72]" office:value-type="float" office:value="0.0444527931096225" calcext:value-type="float">
            <text:p>0,0444527931</text:p>
          </table:table-cell>
          <table:table-cell table:number-columns-repeated="1009"/>
        </table:table-row>
        <table:table-row table:style-name="ro2">
          <table:table-cell table:style-name="ce3" table:formula="of:=[.A75]+1" office:value-type="float" office:value="120" calcext:value-type="float">
            <text:p>120</text:p>
          </table:table-cell>
          <table:table-cell table:style-name="ce3" table:formula="of:=[$Redistribution_high.N73]" office:value-type="float" office:value="0.0355690218827219" calcext:value-type="float">
            <text:p>0,0355690219</text:p>
          </table:table-cell>
          <table:table-cell table:style-name="ce3" table:formula="of:=[$Redistribution_high.O73]" office:value-type="float" office:value="0.0425505330025159" calcext:value-type="float">
            <text:p>0,042550533</text:p>
          </table:table-cell>
          <table:table-cell table:style-name="ce3" table:formula="of:=[$Redistribution_high.P73]" office:value-type="float" office:value="0.0315707555365428" calcext:value-type="float">
            <text:p>0,0315707555</text:p>
          </table:table-cell>
          <table:table-cell table:style-name="ce3" table:formula="of:=[$Redistribution_high.Q73]" office:value-type="float" office:value="0.0482117085383221" calcext:value-type="float">
            <text:p>0,0482117085</text:p>
          </table:table-cell>
          <table:table-cell/>
          <table:table-cell table:style-name="ce3" table:formula="of:=[$Redistribution_central.N73]" office:value-type="float" office:value="0.0323054075905115" calcext:value-type="float">
            <text:p>0,0323054076</text:p>
          </table:table-cell>
          <table:table-cell table:style-name="ce3" table:formula="of:=[$Redistribution_central.O73]" office:value-type="float" office:value="0.0379048102262393" calcext:value-type="float">
            <text:p>0,0379048102</text:p>
          </table:table-cell>
          <table:table-cell table:style-name="ce3" table:formula="of:=[$Redistribution_central.P73]" office:value-type="float" office:value="0.0292790586855148" calcext:value-type="float">
            <text:p>0,0292790587</text:p>
          </table:table-cell>
          <table:table-cell table:style-name="ce3" table:formula="of:=[$Redistribution_central.Q73]" office:value-type="float" office:value="0.0422044459196481" calcext:value-type="float">
            <text:p>0,0422044459</text:p>
          </table:table-cell>
          <table:table-cell/>
          <table:table-cell table:style-name="ce3" table:formula="of:=[$redistribution_low.N73]" office:value-type="float" office:value="0.0324691925309169" calcext:value-type="float">
            <text:p>0,0324691925</text:p>
          </table:table-cell>
          <table:table-cell table:style-name="ce3" table:formula="of:=[$redistribution_low.O73]" office:value-type="float" office:value="0.0407124110106556" calcext:value-type="float">
            <text:p>0,040712411</text:p>
          </table:table-cell>
          <table:table-cell table:style-name="ce3" table:formula="of:=[$redistribution_low.P73]" office:value-type="float" office:value="0.028897716131502" calcext:value-type="float">
            <text:p>0,0288977161</text:p>
          </table:table-cell>
          <table:table-cell table:style-name="ce3" table:formula="of:=[$redistribution_low.Q73]" office:value-type="float" office:value="0.0462070825757144" calcext:value-type="float">
            <text:p>0,0462070826</text:p>
          </table:table-cell>
          <table:table-cell table:number-columns-repeated="1009"/>
        </table:table-row>
        <table:table-row table:style-name="ro2">
          <table:table-cell table:style-name="ce3" table:formula="of:=[.A76]+1" office:value-type="float" office:value="121" calcext:value-type="float">
            <text:p>121</text:p>
          </table:table-cell>
          <table:table-cell table:style-name="ce3" table:formula="of:=[$Redistribution_high.N74]" office:value-type="float" office:value="0.0356307318312926" calcext:value-type="float">
            <text:p>0,0356307318</text:p>
          </table:table-cell>
          <table:table-cell table:style-name="ce3" table:formula="of:=[$Redistribution_high.O74]" office:value-type="float" office:value="0.0381348363112617" calcext:value-type="float">
            <text:p>0,0381348363</text:p>
          </table:table-cell>
          <table:table-cell table:style-name="ce3" table:formula="of:=[$Redistribution_high.P74]" office:value-type="float" office:value="0.030671827785604" calcext:value-type="float">
            <text:p>0,0306718278</text:p>
          </table:table-cell>
          <table:table-cell table:style-name="ce3" table:formula="of:=[$Redistribution_high.Q74]" office:value-type="float" office:value="0.0451897353048968" calcext:value-type="float">
            <text:p>0,0451897353</text:p>
          </table:table-cell>
          <table:table-cell/>
          <table:table-cell table:style-name="ce3" table:formula="of:=[$Redistribution_central.N74]" office:value-type="float" office:value="0.0306874899255604" calcext:value-type="float">
            <text:p>0,0306874899</text:p>
          </table:table-cell>
          <table:table-cell table:style-name="ce3" table:formula="of:=[$Redistribution_central.O74]" office:value-type="float" office:value="0.0359623464600066" calcext:value-type="float">
            <text:p>0,0359623465</text:p>
          </table:table-cell>
          <table:table-cell table:style-name="ce3" table:formula="of:=[$Redistribution_central.P74]" office:value-type="float" office:value="0.0281550606180347" calcext:value-type="float">
            <text:p>0,0281550606</text:p>
          </table:table-cell>
          <table:table-cell table:style-name="ce3" table:formula="of:=[$Redistribution_central.Q74]" office:value-type="float" office:value="0.039475153089263" calcext:value-type="float">
            <text:p>0,0394751531</text:p>
          </table:table-cell>
          <table:table-cell/>
          <table:table-cell table:style-name="ce3" table:formula="of:=[$redistribution_low.N74]" office:value-type="float" office:value="0.0344782656933547" calcext:value-type="float">
            <text:p>0,0344782657</text:p>
          </table:table-cell>
          <table:table-cell table:style-name="ce3" table:formula="of:=[$redistribution_low.O74]" office:value-type="float" office:value="0.041789990964982" calcext:value-type="float">
            <text:p>0,041789991</text:p>
          </table:table-cell>
          <table:table-cell table:style-name="ce3" table:formula="of:=[$redistribution_low.P74]" office:value-type="float" office:value="0.0302801528609493" calcext:value-type="float">
            <text:p>0,0302801529</text:p>
          </table:table-cell>
          <table:table-cell table:style-name="ce3" table:formula="of:=[$redistribution_low.Q74]" office:value-type="float" office:value="0.0482445514134243" calcext:value-type="float">
            <text:p>0,0482445514</text:p>
          </table:table-cell>
          <table:table-cell table:number-columns-repeated="1009"/>
        </table:table-row>
        <table:table-row table:style-name="ro2">
          <table:table-cell table:style-name="ce3" table:formula="of:=[.A77]+1" office:value-type="float" office:value="122" calcext:value-type="float">
            <text:p>122</text:p>
          </table:table-cell>
          <table:table-cell table:style-name="ce3" table:formula="of:=[$Redistribution_high.N75]" office:value-type="float" office:value="0.0311978178218964" calcext:value-type="float">
            <text:p>0,0311978178</text:p>
          </table:table-cell>
          <table:table-cell table:style-name="ce3" table:formula="of:=[$Redistribution_high.O75]" office:value-type="float" office:value="0.0381745245844337" calcext:value-type="float">
            <text:p>0,0381745246</text:p>
          </table:table-cell>
          <table:table-cell table:style-name="ce3" table:formula="of:=[$Redistribution_high.P75]" office:value-type="float" office:value="0.0290080926181034" calcext:value-type="float">
            <text:p>0,0290080926</text:p>
          </table:table-cell>
          <table:table-cell table:style-name="ce3" table:formula="of:=[$Redistribution_high.Q75]" office:value-type="float" office:value="0.0412156057637699" calcext:value-type="float">
            <text:p>0,0412156058</text:p>
          </table:table-cell>
          <table:table-cell/>
          <table:table-cell table:style-name="ce3" table:formula="of:=[$Redistribution_central.N75]" office:value-type="float" office:value="0.0343209277702938" calcext:value-type="float">
            <text:p>0,0343209278</text:p>
          </table:table-cell>
          <table:table-cell table:style-name="ce3" table:formula="of:=[$Redistribution_central.O75]" office:value-type="float" office:value="0.0396211810440953" calcext:value-type="float">
            <text:p>0,039621181</text:p>
          </table:table-cell>
          <table:table-cell table:style-name="ce3" table:formula="of:=[$Redistribution_central.P75]" office:value-type="float" office:value="0.0315559188233704" calcext:value-type="float">
            <text:p>0,0315559188</text:p>
          </table:table-cell>
          <table:table-cell table:style-name="ce3" table:formula="of:=[$Redistribution_central.Q75]" office:value-type="float" office:value="0.0435227962336954" calcext:value-type="float">
            <text:p>0,0435227962</text:p>
          </table:table-cell>
          <table:table-cell/>
          <table:table-cell table:style-name="ce3" table:formula="of:=[$redistribution_low.N75]" office:value-type="float" office:value="0.0377733159532101" calcext:value-type="float">
            <text:p>0,037773316</text:p>
          </table:table-cell>
          <table:table-cell table:style-name="ce3" table:formula="of:=[$redistribution_low.O75]" office:value-type="float" office:value="0.0415636624928864" calcext:value-type="float">
            <text:p>0,0415636625</text:p>
          </table:table-cell>
          <table:table-cell table:style-name="ce3" table:formula="of:=[$redistribution_low.P75]" office:value-type="float" office:value="0.0323368583162563" calcext:value-type="float">
            <text:p>0,0323368583</text:p>
          </table:table-cell>
          <table:table-cell table:style-name="ce3" table:formula="of:=[$redistribution_low.Q75]" office:value-type="float" office:value="0.0499774762652193" calcext:value-type="float">
            <text:p>0,0499774763</text:p>
          </table:table-cell>
          <table:table-cell table:number-columns-repeated="1009"/>
        </table:table-row>
        <table:table-row table:style-name="ro2">
          <table:table-cell table:style-name="ce3" table:formula="of:=[.A78]+1" office:value-type="float" office:value="123" calcext:value-type="float">
            <text:p>123</text:p>
          </table:table-cell>
          <table:table-cell table:style-name="ce3" table:formula="of:=[$Redistribution_high.N76]" office:value-type="float" office:value="0.0317278361531565" calcext:value-type="float">
            <text:p>0,0317278362</text:p>
          </table:table-cell>
          <table:table-cell table:style-name="ce3" table:formula="of:=[$Redistribution_high.O76]" office:value-type="float" office:value="0.0382862344772158" calcext:value-type="float">
            <text:p>0,0382862345</text:p>
          </table:table-cell>
          <table:table-cell table:style-name="ce3" table:formula="of:=[$Redistribution_high.P76]" office:value-type="float" office:value="0.0291628380681651" calcext:value-type="float">
            <text:p>0,0291628381</text:p>
          </table:table-cell>
          <table:table-cell table:style-name="ce3" table:formula="of:=[$Redistribution_high.Q76]" office:value-type="float" office:value="0.0418715465932662" calcext:value-type="float">
            <text:p>0,0418715466</text:p>
          </table:table-cell>
          <table:table-cell/>
          <table:table-cell table:style-name="ce3" table:formula="of:=[$Redistribution_central.N76]" office:value-type="float" office:value="0.0310924968179226" calcext:value-type="float">
            <text:p>0,0310924968</text:p>
          </table:table-cell>
          <table:table-cell table:style-name="ce3" table:formula="of:=[$Redistribution_central.O76]" office:value-type="float" office:value="0.0398000392528309" calcext:value-type="float">
            <text:p>0,0398000393</text:p>
          </table:table-cell>
          <table:table-cell table:style-name="ce3" table:formula="of:=[$Redistribution_central.P76]" office:value-type="float" office:value="0.0300356667801274" calcext:value-type="float">
            <text:p>0,0300356668</text:p>
          </table:table-cell>
          <table:table-cell table:style-name="ce3" table:formula="of:=[$Redistribution_central.Q76]" office:value-type="float" office:value="0.0411837980079224" calcext:value-type="float">
            <text:p>0,041183798</text:p>
          </table:table-cell>
          <table:table-cell/>
          <table:table-cell table:style-name="ce3" table:formula="of:=[$redistribution_low.N76]" office:value-type="float" office:value="0.035622595446138" calcext:value-type="float">
            <text:p>0,0356225954</text:p>
          </table:table-cell>
          <table:table-cell table:style-name="ce3" table:formula="of:=[$redistribution_low.O76]" office:value-type="float" office:value="0.0447054961115877" calcext:value-type="float">
            <text:p>0,0447054961</text:p>
          </table:table-cell>
          <table:table-cell table:style-name="ce3" table:formula="of:=[$redistribution_low.P76]" office:value-type="float" office:value="0.032447079986198" calcext:value-type="float">
            <text:p>0,03244708</text:p>
          </table:table-cell>
          <table:table-cell table:style-name="ce3" table:formula="of:=[$redistribution_low.Q76]" office:value-type="float" office:value="0.0494839954896227" calcext:value-type="float">
            <text:p>0,0494839955</text:p>
          </table:table-cell>
          <table:table-cell table:number-columns-repeated="1009"/>
        </table:table-row>
        <table:table-row table:style-name="ro2">
          <table:table-cell table:style-name="ce3" table:formula="of:=[.A79]+1" office:value-type="float" office:value="124" calcext:value-type="float">
            <text:p>124</text:p>
          </table:table-cell>
          <table:table-cell table:style-name="ce3" table:formula="of:=[$Redistribution_high.N77]" office:value-type="float" office:value="0.0355788377864872" calcext:value-type="float">
            <text:p>0,0355788378</text:p>
          </table:table-cell>
          <table:table-cell table:style-name="ce3" table:formula="of:=[$Redistribution_high.O77]" office:value-type="float" office:value="0.0451349796507958" calcext:value-type="float">
            <text:p>0,0451349797</text:p>
          </table:table-cell>
          <table:table-cell table:style-name="ce3" table:formula="of:=[$Redistribution_high.P77]" office:value-type="float" office:value="0.0330274074466545" calcext:value-type="float">
            <text:p>0,0330274074</text:p>
          </table:table-cell>
          <table:table-cell table:style-name="ce3" table:formula="of:=[$Redistribution_high.Q77]" office:value-type="float" office:value="0.0486677624338527" calcext:value-type="float">
            <text:p>0,0486677624</text:p>
          </table:table-cell>
          <table:table-cell/>
          <table:table-cell table:style-name="ce3" table:formula="of:=[$Redistribution_central.N77]" office:value-type="float" office:value="0.0323463297451418" calcext:value-type="float">
            <text:p>0,0323463297</text:p>
          </table:table-cell>
          <table:table-cell table:style-name="ce3" table:formula="of:=[$Redistribution_central.O77]" office:value-type="float" office:value="0.0408051402701934" calcext:value-type="float">
            <text:p>0,0408051403</text:p>
          </table:table-cell>
          <table:table-cell table:style-name="ce3" table:formula="of:=[$Redistribution_central.P77]" office:value-type="float" office:value="0.0297002579065989" calcext:value-type="float">
            <text:p>0,0297002579</text:p>
          </table:table-cell>
          <table:table-cell table:style-name="ce3" table:formula="of:=[$Redistribution_central.Q77]" office:value-type="float" office:value="0.0445006415747423" calcext:value-type="float">
            <text:p>0,0445006416</text:p>
          </table:table-cell>
          <table:table-cell/>
          <table:table-cell table:style-name="ce3" table:formula="of:=[$redistribution_low.N77]" office:value-type="float" office:value="0.0382557124691513" calcext:value-type="float">
            <text:p>0,0382557125</text:p>
          </table:table-cell>
          <table:table-cell table:style-name="ce3" table:formula="of:=[$redistribution_low.O77]" office:value-type="float" office:value="0.0456748876560751" calcext:value-type="float">
            <text:p>0,0456748877</text:p>
          </table:table-cell>
          <table:table-cell table:style-name="ce3" table:formula="of:=[$redistribution_low.P77]" office:value-type="float" office:value="0.0331694928224062" calcext:value-type="float">
            <text:p>0,0331694928</text:p>
          </table:table-cell>
          <table:table-cell table:style-name="ce3" table:formula="of:=[$redistribution_low.Q77]" office:value-type="float" office:value="0.053582524370435" calcext:value-type="float">
            <text:p>0,0535825244</text:p>
          </table:table-cell>
          <table:table-cell table:number-columns-repeated="1009"/>
        </table:table-row>
        <table:table-row table:style-name="ro2">
          <table:table-cell table:style-name="ce3" table:formula="of:=[.A80]+1" office:value-type="float" office:value="125" calcext:value-type="float">
            <text:p>125</text:p>
          </table:table-cell>
          <table:table-cell table:style-name="ce3" table:formula="of:=[$Redistribution_high.N78]" office:value-type="float" office:value="0.0327581547106012" calcext:value-type="float">
            <text:p>0,0327581547</text:p>
          </table:table-cell>
          <table:table-cell table:style-name="ce3" table:formula="of:=[$Redistribution_high.O78]" office:value-type="float" office:value="0.0401342702016762" calcext:value-type="float">
            <text:p>0,0401342702</text:p>
          </table:table-cell>
          <table:table-cell table:style-name="ce3" table:formula="of:=[$Redistribution_high.P78]" office:value-type="float" office:value="0.0294191630214307" calcext:value-type="float">
            <text:p>0,029419163</text:p>
          </table:table-cell>
          <table:table-cell table:style-name="ce3" table:formula="of:=[$Redistribution_high.Q78]" office:value-type="float" office:value="0.0447358298212552" calcext:value-type="float">
            <text:p>0,0447358298</text:p>
          </table:table-cell>
          <table:table-cell/>
          <table:table-cell table:style-name="ce3" table:formula="of:=[$Redistribution_central.N78]" office:value-type="float" office:value="0.0316274164396716" calcext:value-type="float">
            <text:p>0,0316274164</text:p>
          </table:table-cell>
          <table:table-cell table:style-name="ce3" table:formula="of:=[$Redistribution_central.O78]" office:value-type="float" office:value="0.0379862519701855" calcext:value-type="float">
            <text:p>0,037986252</text:p>
          </table:table-cell>
          <table:table-cell table:style-name="ce3" table:formula="of:=[$Redistribution_central.P78]" office:value-type="float" office:value="0.0281044980428677" calcext:value-type="float">
            <text:p>0,028104498</text:p>
          </table:table-cell>
          <table:table-cell table:style-name="ce3" table:formula="of:=[$Redistribution_central.Q78]" office:value-type="float" office:value="0.0429233278764754" calcext:value-type="float">
            <text:p>0,0429233279</text:p>
          </table:table-cell>
          <table:table-cell/>
          <table:table-cell table:style-name="ce3" table:formula="of:=[$redistribution_low.N78]" office:value-type="float" office:value="0.0384491105268264" calcext:value-type="float">
            <text:p>0,0384491105</text:p>
          </table:table-cell>
          <table:table-cell table:style-name="ce3" table:formula="of:=[$redistribution_low.O78]" office:value-type="float" office:value="0.0488837614605241" calcext:value-type="float">
            <text:p>0,0488837615</text:p>
          </table:table-cell>
          <table:table-cell table:style-name="ce3" table:formula="of:=[$redistribution_low.P78]" office:value-type="float" office:value="0.0345174045740675" calcext:value-type="float">
            <text:p>0,0345174046</text:p>
          </table:table-cell>
          <table:table-cell table:style-name="ce3" table:formula="of:=[$redistribution_low.Q78]" office:value-type="float" office:value="0.0548712420893504" calcext:value-type="float">
            <text:p>0,0548712421</text:p>
          </table:table-cell>
          <table:table-cell table:number-columns-repeated="1009"/>
        </table:table-row>
        <table:table-row table:style-name="ro2">
          <table:table-cell table:style-name="ce3" table:formula="of:=[.A81]+1" office:value-type="float" office:value="126" calcext:value-type="float">
            <text:p>126</text:p>
          </table:table-cell>
          <table:table-cell table:style-name="ce3" table:formula="of:=[$Redistribution_high.N79]" office:value-type="float" office:value="0.0339666012303451" calcext:value-type="float">
            <text:p>0,0339666012</text:p>
          </table:table-cell>
          <table:table-cell table:style-name="ce3" table:formula="of:=[$Redistribution_high.O79]" office:value-type="float" office:value="0.0426553868744291" calcext:value-type="float">
            <text:p>0,0426553869</text:p>
          </table:table-cell>
          <table:table-cell table:style-name="ce3" table:formula="of:=[$Redistribution_high.P79]" office:value-type="float" office:value="0.0309110278371123" calcext:value-type="float">
            <text:p>0,0309110278</text:p>
          </table:table-cell>
          <table:table-cell table:style-name="ce3" table:formula="of:=[$Redistribution_high.Q79]" office:value-type="float" office:value="0.0469496723371194" calcext:value-type="float">
            <text:p>0,0469496723</text:p>
          </table:table-cell>
          <table:table-cell/>
          <table:table-cell table:style-name="ce3" table:formula="of:=[$Redistribution_central.N79]" office:value-type="float" office:value="0.0338016766366914" calcext:value-type="float">
            <text:p>0,0338016766</text:p>
          </table:table-cell>
          <table:table-cell table:style-name="ce3" table:formula="of:=[$Redistribution_central.O79]" office:value-type="float" office:value="0.0378797658766298" calcext:value-type="float">
            <text:p>0,0378797659</text:p>
          </table:table-cell>
          <table:table-cell table:style-name="ce3" table:formula="of:=[$Redistribution_central.P79]" office:value-type="float" office:value="0.0297404005093043" calcext:value-type="float">
            <text:p>0,0297404005</text:p>
          </table:table-cell>
          <table:table-cell table:style-name="ce3" table:formula="of:=[$Redistribution_central.Q79]" office:value-type="float" office:value="0.043731501055916" calcext:value-type="float">
            <text:p>0,0437315011</text:p>
          </table:table-cell>
          <table:table-cell/>
          <table:table-cell table:style-name="ce3" table:formula="of:=[$redistribution_low.N79]" office:value-type="float" office:value="0.0378796532766529" calcext:value-type="float">
            <text:p>0,0378796533</text:p>
          </table:table-cell>
          <table:table-cell table:style-name="ce3" table:formula="of:=[$redistribution_low.O79]" office:value-type="float" office:value="0.0480445313928148" calcext:value-type="float">
            <text:p>0,0480445314</text:p>
          </table:table-cell>
          <table:table-cell table:style-name="ce3" table:formula="of:=[$redistribution_low.P79]" office:value-type="float" office:value="0.0353219188633762" calcext:value-type="float">
            <text:p>0,0353219189</text:p>
          </table:table-cell>
          <table:table-cell table:style-name="ce3" table:formula="of:=[$redistribution_low.Q79]" office:value-type="float" office:value="0.0519316891352327" calcext:value-type="float">
            <text:p>0,0519316891</text:p>
          </table:table-cell>
          <table:table-cell table:number-columns-repeated="1009"/>
        </table:table-row>
        <table:table-row table:style-name="ro2">
          <table:table-cell table:style-name="ce3" table:formula="of:=[.A82]+1" office:value-type="float" office:value="127" calcext:value-type="float">
            <text:p>127</text:p>
          </table:table-cell>
          <table:table-cell table:style-name="ce3" table:formula="of:=[$Redistribution_high.N80]" office:value-type="float" office:value="0.0365210350803053" calcext:value-type="float">
            <text:p>0,0365210351</text:p>
          </table:table-cell>
          <table:table-cell table:style-name="ce3" table:formula="of:=[$Redistribution_high.O80]" office:value-type="float" office:value="0.0435230628390525" calcext:value-type="float">
            <text:p>0,0435230628</text:p>
          </table:table-cell>
          <table:table-cell table:style-name="ce3" table:formula="of:=[$Redistribution_high.P80]" office:value-type="float" office:value="0.0322716584265345" calcext:value-type="float">
            <text:p>0,0322716584</text:p>
          </table:table-cell>
          <table:table-cell table:style-name="ce3" table:formula="of:=[$Redistribution_high.Q80]" office:value-type="float" office:value="0.0495526510274618" calcext:value-type="float">
            <text:p>0,049552651</text:p>
          </table:table-cell>
          <table:table-cell/>
          <table:table-cell table:style-name="ce3" table:formula="of:=[$Redistribution_central.N80]" office:value-type="float" office:value="0.0323151990616947" calcext:value-type="float">
            <text:p>0,0323151991</text:p>
          </table:table-cell>
          <table:table-cell table:style-name="ce3" table:formula="of:=[$Redistribution_central.O80]" office:value-type="float" office:value="0.0391964078858485" calcext:value-type="float">
            <text:p>0,0391964079</text:p>
          </table:table-cell>
          <table:table-cell table:style-name="ce3" table:formula="of:=[$Redistribution_central.P80]" office:value-type="float" office:value="0.029917689582155" calcext:value-type="float">
            <text:p>0,0299176896</text:p>
          </table:table-cell>
          <table:table-cell table:style-name="ce3" table:formula="of:=[$Redistribution_central.Q80]" office:value-type="float" office:value="0.0426219861028277" calcext:value-type="float">
            <text:p>0,0426219861</text:p>
          </table:table-cell>
          <table:table-cell/>
          <table:table-cell table:style-name="ce3" table:formula="of:=[$redistribution_low.N80]" office:value-type="float" office:value="0.0365013940957684" calcext:value-type="float">
            <text:p>0,0365013941</text:p>
          </table:table-cell>
          <table:table-cell table:style-name="ce3" table:formula="of:=[$redistribution_low.O80]" office:value-type="float" office:value="0.0453460055662066" calcext:value-type="float">
            <text:p>0,0453460056</text:p>
          </table:table-cell>
          <table:table-cell table:style-name="ce3" table:formula="of:=[$redistribution_low.P80]" office:value-type="float" office:value="0.0337691852776421" calcext:value-type="float">
            <text:p>0,0337691853</text:p>
          </table:table-cell>
          <table:table-cell table:style-name="ce3" table:formula="of:=[$redistribution_low.Q80]" office:value-type="float" office:value="0.0495741633658713" calcext:value-type="float">
            <text:p>0,0495741634</text:p>
          </table:table-cell>
          <table:table-cell table:number-columns-repeated="1009"/>
        </table:table-row>
        <table:table-row table:style-name="ro2">
          <table:table-cell table:style-name="ce3" table:formula="of:=[.A83]+1" office:value-type="float" office:value="128" calcext:value-type="float">
            <text:p>128</text:p>
          </table:table-cell>
          <table:table-cell table:style-name="ce3" table:formula="of:=[$Redistribution_high.N81]" office:value-type="float" office:value="0.0338262575718158" calcext:value-type="float">
            <text:p>0,0338262576</text:p>
          </table:table-cell>
          <table:table-cell table:style-name="ce3" table:formula="of:=[$Redistribution_high.O81]" office:value-type="float" office:value="0.0389953580585676" calcext:value-type="float">
            <text:p>0,0389953581</text:p>
          </table:table-cell>
          <table:table-cell table:style-name="ce3" table:formula="of:=[$Redistribution_high.P81]" office:value-type="float" office:value="0.031195607380631" calcext:value-type="float">
            <text:p>0,0311956074</text:p>
          </table:table-cell>
          <table:table-cell table:style-name="ce3" table:formula="of:=[$Redistribution_high.Q81]" office:value-type="float" office:value="0.0427696209276284" calcext:value-type="float">
            <text:p>0,0427696209</text:p>
          </table:table-cell>
          <table:table-cell/>
          <table:table-cell table:style-name="ce3" table:formula="of:=[$Redistribution_central.N81]" office:value-type="float" office:value="0.0287415421741622" calcext:value-type="float">
            <text:p>0,0287415422</text:p>
          </table:table-cell>
          <table:table-cell table:style-name="ce3" table:formula="of:=[$Redistribution_central.O81]" office:value-type="float" office:value="0.0322687116414974" calcext:value-type="float">
            <text:p>0,0322687116</text:p>
          </table:table-cell>
          <table:table-cell table:style-name="ce3" table:formula="of:=[$Redistribution_central.P81]" office:value-type="float" office:value="0.0260591387006828" calcext:value-type="float">
            <text:p>0,0260591387</text:p>
          </table:table-cell>
          <table:table-cell table:style-name="ce3" table:formula="of:=[$Redistribution_central.Q81]" office:value-type="float" office:value="0.0362106626331318" calcext:value-type="float">
            <text:p>0,0362106626</text:p>
          </table:table-cell>
          <table:table-cell/>
          <table:table-cell table:style-name="ce3" table:formula="of:=[$redistribution_low.N81]" office:value-type="float" office:value="0.0333517607872537" calcext:value-type="float">
            <text:p>0,0333517608</text:p>
          </table:table-cell>
          <table:table-cell table:style-name="ce3" table:formula="of:=[$redistribution_low.O81]" office:value-type="float" office:value="0.0436593487885321" calcext:value-type="float">
            <text:p>0,0436593488</text:p>
          </table:table-cell>
          <table:table-cell table:style-name="ce3" table:formula="of:=[$redistribution_low.P81]" office:value-type="float" office:value="0.0317245394722017" calcext:value-type="float">
            <text:p>0,0317245395</text:p>
          </table:table-cell>
          <table:table-cell table:style-name="ce3" table:formula="of:=[$redistribution_low.Q81]" office:value-type="float" office:value="0.0460610256114854" calcext:value-type="float">
            <text:p>0,0460610256</text:p>
          </table:table-cell>
          <table:table-cell table:number-columns-repeated="1009"/>
        </table:table-row>
        <table:table-row table:style-name="ro2">
          <table:table-cell table:style-name="ce3" table:formula="of:=[.A84]+1" office:value-type="float" office:value="129" calcext:value-type="float">
            <text:p>129</text:p>
          </table:table-cell>
          <table:table-cell table:style-name="ce3" table:formula="of:=[$Redistribution_high.N82]" office:value-type="float" office:value="0.0342626125388276" calcext:value-type="float">
            <text:p>0,0342626125</text:p>
          </table:table-cell>
          <table:table-cell table:style-name="ce3" table:formula="of:=[$Redistribution_high.O82]" office:value-type="float" office:value="0.0346317618555767" calcext:value-type="float">
            <text:p>0,0346317619</text:p>
          </table:table-cell>
          <table:table-cell table:style-name="ce3" table:formula="of:=[$Redistribution_high.P82]" office:value-type="float" office:value="0.0286872965543129" calcext:value-type="float">
            <text:p>0,0286872966</text:p>
          </table:table-cell>
          <table:table-cell table:style-name="ce3" table:formula="of:=[$Redistribution_high.Q82]" office:value-type="float" office:value="0.0426770009523201" calcext:value-type="float">
            <text:p>0,042677001</text:p>
          </table:table-cell>
          <table:table-cell/>
          <table:table-cell table:style-name="ce3" table:formula="of:=[$Redistribution_central.N82]" office:value-type="float" office:value="0.0332878225853471" calcext:value-type="float">
            <text:p>0,0332878226</text:p>
          </table:table-cell>
          <table:table-cell table:style-name="ce3" table:formula="of:=[$Redistribution_central.O82]" office:value-type="float" office:value="0.036567665113123" calcext:value-type="float">
            <text:p>0,0365676651</text:p>
          </table:table-cell>
          <table:table-cell table:style-name="ce3" table:formula="of:=[$Redistribution_central.P82]" office:value-type="float" office:value="0.0290726650390846" calcext:value-type="float">
            <text:p>0,029072665</text:p>
          </table:table-cell>
          <table:table-cell table:style-name="ce3" table:formula="of:=[$Redistribution_central.Q82]" office:value-type="float" office:value="0.0427800432246662" calcext:value-type="float">
            <text:p>0,0427800432</text:p>
          </table:table-cell>
          <table:table-cell/>
          <table:table-cell table:style-name="ce3" table:formula="of:=[$redistribution_low.N82]" office:value-type="float" office:value="0.0346978889202568" calcext:value-type="float">
            <text:p>0,0346978889</text:p>
          </table:table-cell>
          <table:table-cell table:style-name="ce3" table:formula="of:=[$redistribution_low.O82]" office:value-type="float" office:value="0.0448514620066301" calcext:value-type="float">
            <text:p>0,044851462</text:p>
          </table:table-cell>
          <table:table-cell table:style-name="ce3" table:formula="of:=[$redistribution_low.P82]" office:value-type="float" office:value="0.0325948100800973" calcext:value-type="float">
            <text:p>0,0325948101</text:p>
          </table:table-cell>
          <table:table-cell table:style-name="ce3" table:formula="of:=[$redistribution_low.Q82]" office:value-type="float" office:value="0.0480011912003592" calcext:value-type="float">
            <text:p>0,0480011912</text:p>
          </table:table-cell>
          <table:table-cell table:number-columns-repeated="1009"/>
        </table:table-row>
        <table:table-row table:style-name="ro2">
          <table:table-cell table:style-name="ce3" table:formula="of:=[.A85]+1" office:value-type="float" office:value="130" calcext:value-type="float">
            <text:p>130</text:p>
          </table:table-cell>
          <table:table-cell table:style-name="ce3" table:formula="of:=[$Redistribution_high.N83]" office:value-type="float" office:value="0.0329349345963047" calcext:value-type="float">
            <text:p>0,0329349346</text:p>
          </table:table-cell>
          <table:table-cell table:style-name="ce3" table:formula="of:=[$Redistribution_high.O83]" office:value-type="float" office:value="0.038172932354712" calcext:value-type="float">
            <text:p>0,0381729324</text:p>
          </table:table-cell>
          <table:table-cell table:style-name="ce3" table:formula="of:=[$Redistribution_high.P83]" office:value-type="float" office:value="0.0309492889252124" calcext:value-type="float">
            <text:p>0,0309492889</text:p>
          </table:table-cell>
          <table:table-cell table:style-name="ce3" table:formula="of:=[$Redistribution_high.Q83]" office:value-type="float" office:value="0.0410010596195025" calcext:value-type="float">
            <text:p>0,0410010596</text:p>
          </table:table-cell>
          <table:table-cell/>
          <table:table-cell table:style-name="ce3" table:formula="of:=[$Redistribution_central.N83]" office:value-type="float" office:value="0.0334848867558143" calcext:value-type="float">
            <text:p>0,0334848868</text:p>
          </table:table-cell>
          <table:table-cell table:style-name="ce3" table:formula="of:=[$Redistribution_central.O83]" office:value-type="float" office:value="0.0412301192812843" calcext:value-type="float">
            <text:p>0,0412301193</text:p>
          </table:table-cell>
          <table:table-cell table:style-name="ce3" table:formula="of:=[$Redistribution_central.P83]" office:value-type="float" office:value="0.0321991238028718" calcext:value-type="float">
            <text:p>0,0321991238</text:p>
          </table:table-cell>
          <table:table-cell table:style-name="ce3" table:formula="of:=[$Redistribution_central.Q83]" office:value-type="float" office:value="0.0430822895254275" calcext:value-type="float">
            <text:p>0,0430822895</text:p>
          </table:table-cell>
          <table:table-cell/>
          <table:table-cell table:style-name="ce3" table:formula="of:=[$redistribution_low.N83]" office:value-type="float" office:value="0.0341893841156859" calcext:value-type="float">
            <text:p>0,0341893841</text:p>
          </table:table-cell>
          <table:table-cell table:style-name="ce3" table:formula="of:=[$redistribution_low.O83]" office:value-type="float" office:value="0.0413938733431061" calcext:value-type="float">
            <text:p>0,0413938733</text:p>
          </table:table-cell>
          <table:table-cell table:style-name="ce3" table:formula="of:=[$redistribution_low.P83]" office:value-type="float" office:value="0.0301492964748377" calcext:value-type="float">
            <text:p>0,0301492965</text:p>
          </table:table-cell>
          <table:table-cell table:style-name="ce3" table:formula="of:=[$redistribution_low.Q83]" office:value-type="float" office:value="0.0478772426190488" calcext:value-type="float">
            <text:p>0,0478772426</text:p>
          </table:table-cell>
          <table:table-cell table:number-columns-repeated="1009"/>
        </table:table-row>
        <table:table-row table:style-name="ro2">
          <table:table-cell table:style-name="ce3" table:formula="of:=[.A86]+1" office:value-type="float" office:value="131" calcext:value-type="float">
            <text:p>131</text:p>
          </table:table-cell>
          <table:table-cell table:style-name="ce3" table:formula="of:=[$Redistribution_high.N84]" office:value-type="float" office:value="0.0341958050665164" calcext:value-type="float">
            <text:p>0,0341958051</text:p>
          </table:table-cell>
          <table:table-cell table:style-name="ce3" table:formula="of:=[$Redistribution_high.O84]" office:value-type="float" office:value="0.0386392355510053" calcext:value-type="float">
            <text:p>0,0386392356</text:p>
          </table:table-cell>
          <table:table-cell table:style-name="ce3" table:formula="of:=[$Redistribution_high.P84]" office:value-type="float" office:value="0.0309890962460875" calcext:value-type="float">
            <text:p>0,0309890962</text:p>
          </table:table-cell>
          <table:table-cell table:style-name="ce3" table:formula="of:=[$Redistribution_high.Q84]" office:value-type="float" office:value="0.0432201389193978" calcext:value-type="float">
            <text:p>0,0432201389</text:p>
          </table:table-cell>
          <table:table-cell/>
          <table:table-cell table:style-name="ce3" table:formula="of:=[$Redistribution_central.N84]" office:value-type="float" office:value="0.0309220992077112" calcext:value-type="float">
            <text:p>0,0309220992</text:p>
          </table:table-cell>
          <table:table-cell table:style-name="ce3" table:formula="of:=[$Redistribution_central.O84]" office:value-type="float" office:value="0.0364334850113825" calcext:value-type="float">
            <text:p>0,036433485</text:p>
          </table:table-cell>
          <table:table-cell table:style-name="ce3" table:formula="of:=[$Redistribution_central.P84]" office:value-type="float" office:value="0.0300083566425682" calcext:value-type="float">
            <text:p>0,0300083566</text:p>
          </table:table-cell>
          <table:table-cell table:style-name="ce3" table:formula="of:=[$Redistribution_central.Q84]" office:value-type="float" office:value="0.0377456888718484" calcext:value-type="float">
            <text:p>0,0377456889</text:p>
          </table:table-cell>
          <table:table-cell/>
          <table:table-cell table:style-name="ce3" table:formula="of:=[$redistribution_low.N84]" office:value-type="float" office:value="0.0391035342084445" calcext:value-type="float">
            <text:p>0,0391035342</text:p>
          </table:table-cell>
          <table:table-cell table:style-name="ce3" table:formula="of:=[$redistribution_low.O84]" office:value-type="float" office:value="0.0449083175991607" calcext:value-type="float">
            <text:p>0,0449083176</text:p>
          </table:table-cell>
          <table:table-cell table:style-name="ce3" table:formula="of:=[$redistribution_low.P84]" office:value-type="float" office:value="0.032632891787547" calcext:value-type="float">
            <text:p>0,0326328918</text:p>
          </table:table-cell>
          <table:table-cell table:style-name="ce3" table:formula="of:=[$redistribution_low.Q84]" office:value-type="float" office:value="0.0554572484809645" calcext:value-type="float">
            <text:p>0,0554572485</text:p>
          </table:table-cell>
          <table:table-cell table:number-columns-repeated="1009"/>
        </table:table-row>
        <table:table-row table:style-name="ro2">
          <table:table-cell table:style-name="ce3" table:formula="of:=[.A87]+1" office:value-type="float" office:value="132" calcext:value-type="float">
            <text:p>132</text:p>
          </table:table-cell>
          <table:table-cell table:style-name="ce3" table:formula="of:=[$Redistribution_high.N85]" office:value-type="float" office:value="0.0335374365348089" calcext:value-type="float">
            <text:p>0,0335374365</text:p>
          </table:table-cell>
          <table:table-cell table:style-name="ce3" table:formula="of:=[$Redistribution_high.O85]" office:value-type="float" office:value="0.0370139263614781" calcext:value-type="float">
            <text:p>0,0370139264</text:p>
          </table:table-cell>
          <table:table-cell table:style-name="ce3" table:formula="of:=[$Redistribution_high.P85]" office:value-type="float" office:value="0.0301910677682352" calcext:value-type="float">
            <text:p>0,0301910678</text:p>
          </table:table-cell>
          <table:table-cell table:style-name="ce3" table:formula="of:=[$Redistribution_high.Q85]" office:value-type="float" office:value="0.041836633084791" calcext:value-type="float">
            <text:p>0,0418366331</text:p>
          </table:table-cell>
          <table:table-cell/>
          <table:table-cell table:style-name="ce3" table:formula="of:=[$Redistribution_central.N85]" office:value-type="float" office:value="0.0271432011083498" calcext:value-type="float">
            <text:p>0,0271432011</text:p>
          </table:table-cell>
          <table:table-cell table:style-name="ce3" table:formula="of:=[$Redistribution_central.O85]" office:value-type="float" office:value="0.0312061799319872" calcext:value-type="float">
            <text:p>0,0312061799</text:p>
          </table:table-cell>
          <table:table-cell table:style-name="ce3" table:formula="of:=[$Redistribution_central.P85]" office:value-type="float" office:value="0.0258999522144156" calcext:value-type="float">
            <text:p>0,0258999522</text:p>
          </table:table-cell>
          <table:table-cell table:style-name="ce3" table:formula="of:=[$Redistribution_central.Q85]" office:value-type="float" office:value="0.0330190552053957" calcext:value-type="float">
            <text:p>0,0330190552</text:p>
          </table:table-cell>
          <table:table-cell/>
          <table:table-cell table:style-name="ce3" table:formula="of:=[$redistribution_low.N85]" office:value-type="float" office:value="0.042842968338046" calcext:value-type="float">
            <text:p>0,0428429683</text:p>
          </table:table-cell>
          <table:table-cell table:style-name="ce3" table:formula="of:=[$redistribution_low.O85]" office:value-type="float" office:value="0.0499703786574962" calcext:value-type="float">
            <text:p>0,0499703787</text:p>
          </table:table-cell>
          <table:table-cell table:style-name="ce3" table:formula="of:=[$redistribution_low.P85]" office:value-type="float" office:value="0.0358622110454923" calcext:value-type="float">
            <text:p>0,035862211</text:p>
          </table:table-cell>
          <table:table-cell table:style-name="ce3" table:formula="of:=[$redistribution_low.Q85]" office:value-type="float" office:value="0.0611697912173405" calcext:value-type="float">
            <text:p>0,0611697912</text:p>
          </table:table-cell>
          <table:table-cell table:number-columns-repeated="1009"/>
        </table:table-row>
        <table:table-row table:style-name="ro2">
          <table:table-cell table:style-name="ce3" table:formula="of:=[.A88]+1" office:value-type="float" office:value="133" calcext:value-type="float">
            <text:p>133</text:p>
          </table:table-cell>
          <table:table-cell table:style-name="ce3" table:formula="of:=[$Redistribution_high.N86]" office:value-type="float" office:value="0.0327997436928703" calcext:value-type="float">
            <text:p>0,0327997437</text:p>
          </table:table-cell>
          <table:table-cell table:style-name="ce3" table:formula="of:=[$Redistribution_high.O86]" office:value-type="float" office:value="0.0376154547426612" calcext:value-type="float">
            <text:p>0,0376154547</text:p>
          </table:table-cell>
          <table:table-cell table:style-name="ce3" table:formula="of:=[$Redistribution_high.P86]" office:value-type="float" office:value="0.0302653118031066" calcext:value-type="float">
            <text:p>0,0302653118</text:p>
          </table:table-cell>
          <table:table-cell table:style-name="ce3" table:formula="of:=[$Redistribution_high.Q86]" office:value-type="float" office:value="0.0412316244973331" calcext:value-type="float">
            <text:p>0,0412316245</text:p>
          </table:table-cell>
          <table:table-cell/>
          <table:table-cell table:style-name="ce3" table:formula="of:=[$Redistribution_central.N86]" office:value-type="float" office:value="0.0284434697413096" calcext:value-type="float">
            <text:p>0,0284434697</text:p>
          </table:table-cell>
          <table:table-cell table:style-name="ce3" table:formula="of:=[$Redistribution_central.O86]" office:value-type="float" office:value="0.0336322669772511" calcext:value-type="float">
            <text:p>0,033632267</text:p>
          </table:table-cell>
          <table:table-cell table:style-name="ce3" table:formula="of:=[$Redistribution_central.P86]" office:value-type="float" office:value="0.0277975512438804" calcext:value-type="float">
            <text:p>0,0277975512</text:p>
          </table:table-cell>
          <table:table-cell table:style-name="ce3" table:formula="of:=[$Redistribution_central.Q86]" office:value-type="float" office:value="0.0345283153334866" calcext:value-type="float">
            <text:p>0,0345283153</text:p>
          </table:table-cell>
          <table:table-cell/>
          <table:table-cell table:style-name="ce3" table:formula="of:=[$redistribution_low.N86]" office:value-type="float" office:value="0.0383730481551116" calcext:value-type="float">
            <text:p>0,0383730482</text:p>
          </table:table-cell>
          <table:table-cell table:style-name="ce3" table:formula="of:=[$redistribution_low.O86]" office:value-type="float" office:value="0.0423904946239181" calcext:value-type="float">
            <text:p>0,0423904946</text:p>
          </table:table-cell>
          <table:table-cell table:style-name="ce3" table:formula="of:=[$redistribution_low.P86]" office:value-type="float" office:value="0.0306646679742939" calcext:value-type="float">
            <text:p>0,030664668</text:p>
          </table:table-cell>
          <table:table-cell table:style-name="ce3" table:formula="of:=[$redistribution_low.Q86]" office:value-type="float" office:value="0.0547175521681837" calcext:value-type="float">
            <text:p>0,0547175522</text:p>
          </table:table-cell>
          <table:table-cell table:number-columns-repeated="1009"/>
        </table:table-row>
        <table:table-row table:style-name="ro2">
          <table:table-cell table:style-name="ce3" table:formula="of:=[.A89]+1" office:value-type="float" office:value="134" calcext:value-type="float">
            <text:p>134</text:p>
          </table:table-cell>
          <table:table-cell table:style-name="ce3" table:formula="of:=[$Redistribution_high.N87]" office:value-type="float" office:value="0.0365236040390144" calcext:value-type="float">
            <text:p>0,036523604</text:p>
          </table:table-cell>
          <table:table-cell table:style-name="ce3" table:formula="of:=[$Redistribution_high.O87]" office:value-type="float" office:value="0.0433603270424799" calcext:value-type="float">
            <text:p>0,043360327</text:p>
          </table:table-cell>
          <table:table-cell table:style-name="ce3" table:formula="of:=[$Redistribution_high.P87]" office:value-type="float" office:value="0.0333796374410313" calcext:value-type="float">
            <text:p>0,0333796374</text:p>
          </table:table-cell>
          <table:table-cell table:style-name="ce3" table:formula="of:=[$Redistribution_high.Q87]" office:value-type="float" office:value="0.0478996866713028" calcext:value-type="float">
            <text:p>0,0478996867</text:p>
          </table:table-cell>
          <table:table-cell/>
          <table:table-cell table:style-name="ce3" table:formula="of:=[$Redistribution_central.N87]" office:value-type="float" office:value="0.0335090220147243" calcext:value-type="float">
            <text:p>0,033509022</text:p>
          </table:table-cell>
          <table:table-cell table:style-name="ce3" table:formula="of:=[$Redistribution_central.O87]" office:value-type="float" office:value="0.039545931447631" calcext:value-type="float">
            <text:p>0,0395459314</text:p>
          </table:table-cell>
          <table:table-cell table:style-name="ce3" table:formula="of:=[$Redistribution_central.P87]" office:value-type="float" office:value="0.0318038754941147" calcext:value-type="float">
            <text:p>0,0318038755</text:p>
          </table:table-cell>
          <table:table-cell table:style-name="ce3" table:formula="of:=[$Redistribution_central.Q87]" office:value-type="float" office:value="0.0420313478104525" calcext:value-type="float">
            <text:p>0,0420313478</text:p>
          </table:table-cell>
          <table:table-cell/>
          <table:table-cell table:style-name="ce3" table:formula="of:=[$redistribution_low.N87]" office:value-type="float" office:value="0.0353759845491374" calcext:value-type="float">
            <text:p>0,0353759845</text:p>
          </table:table-cell>
          <table:table-cell table:style-name="ce3" table:formula="of:=[$redistribution_low.O87]" office:value-type="float" office:value="0.0427307915225385" calcext:value-type="float">
            <text:p>0,0427307915</text:p>
          </table:table-cell>
          <table:table-cell table:style-name="ce3" table:formula="of:=[$redistribution_low.P87]" office:value-type="float" office:value="0.0291955842564578" calcext:value-type="float">
            <text:p>0,0291955843</text:p>
          </table:table-cell>
          <table:table-cell table:style-name="ce3" table:formula="of:=[$redistribution_low.Q87]" office:value-type="float" office:value="0.0525104377333109" calcext:value-type="float">
            <text:p>0,0525104377</text:p>
          </table:table-cell>
          <table:table-cell table:number-columns-repeated="1009"/>
        </table:table-row>
        <table:table-row table:style-name="ro2">
          <table:table-cell table:style-name="ce3" table:formula="of:=[.A90]+1" office:value-type="float" office:value="135" calcext:value-type="float">
            <text:p>135</text:p>
          </table:table-cell>
          <table:table-cell table:style-name="ce3" table:formula="of:=[$Redistribution_high.N88]" office:value-type="float" office:value="0.0381853304886891" calcext:value-type="float">
            <text:p>0,0381853305</text:p>
          </table:table-cell>
          <table:table-cell table:style-name="ce3" table:formula="of:=[$Redistribution_high.O88]" office:value-type="float" office:value="0.0419923653979786" calcext:value-type="float">
            <text:p>0,0419923654</text:p>
          </table:table-cell>
          <table:table-cell table:style-name="ce3" table:formula="of:=[$Redistribution_high.P88]" office:value-type="float" office:value="0.0339111056623078" calcext:value-type="float">
            <text:p>0,0339111057</text:p>
          </table:table-cell>
          <table:table-cell table:style-name="ce3" table:formula="of:=[$Redistribution_high.Q88]" office:value-type="float" office:value="0.0481682980124262" calcext:value-type="float">
            <text:p>0,048168298</text:p>
          </table:table-cell>
          <table:table-cell/>
          <table:table-cell table:style-name="ce3" table:formula="of:=[$Redistribution_central.N88]" office:value-type="float" office:value="0.0351980404921369" calcext:value-type="float">
            <text:p>0,0351980405</text:p>
          </table:table-cell>
          <table:table-cell table:style-name="ce3" table:formula="of:=[$Redistribution_central.O88]" office:value-type="float" office:value="0.0403362794563336" calcext:value-type="float">
            <text:p>0,0403362795</text:p>
          </table:table-cell>
          <table:table-cell table:style-name="ce3" table:formula="of:=[$Redistribution_central.P88]" office:value-type="float" office:value="0.0331478021068714" calcext:value-type="float">
            <text:p>0,0331478021</text:p>
          </table:table-cell>
          <table:table-cell table:style-name="ce3" table:formula="of:=[$Redistribution_central.Q88]" office:value-type="float" office:value="0.0433178176374501" calcext:value-type="float">
            <text:p>0,0433178176</text:p>
          </table:table-cell>
          <table:table-cell/>
          <table:table-cell table:style-name="ce3" table:formula="of:=[$redistribution_low.N88]" office:value-type="float" office:value="0.0370558459471983" calcext:value-type="float">
            <text:p>0,0370558459</text:p>
          </table:table-cell>
          <table:table-cell table:style-name="ce3" table:formula="of:=[$redistribution_low.O88]" office:value-type="float" office:value="0.046452459042899" calcext:value-type="float">
            <text:p>0,046452459</text:p>
          </table:table-cell>
          <table:table-cell table:style-name="ce3" table:formula="of:=[$redistribution_low.P88]" office:value-type="float" office:value="0.0320897469509707" calcext:value-type="float">
            <text:p>0,032089747</text:p>
          </table:table-cell>
          <table:table-cell table:style-name="ce3" table:formula="of:=[$redistribution_low.Q88]" office:value-type="float" office:value="0.0543270471491419" calcext:value-type="float">
            <text:p>0,0543270471</text:p>
          </table:table-cell>
          <table:table-cell table:number-columns-repeated="1009"/>
        </table:table-row>
        <table:table-row table:style-name="ro2">
          <table:table-cell table:style-name="ce3" table:formula="of:=[.A91]+1" office:value-type="float" office:value="136" calcext:value-type="float">
            <text:p>136</text:p>
          </table:table-cell>
          <table:table-cell table:style-name="ce3" table:formula="of:=[$Redistribution_high.N89]" office:value-type="float" office:value="0.0368419055690915" calcext:value-type="float">
            <text:p>0,0368419056</text:p>
          </table:table-cell>
          <table:table-cell table:style-name="ce3" table:formula="of:=[$Redistribution_high.O89]" office:value-type="float" office:value="0.0420760334794219" calcext:value-type="float">
            <text:p>0,0420760335</text:p>
          </table:table-cell>
          <table:table-cell table:style-name="ce3" table:formula="of:=[$Redistribution_high.P89]" office:value-type="float" office:value="0.0326054958133067" calcext:value-type="float">
            <text:p>0,0326054958</text:p>
          </table:table-cell>
          <table:table-cell table:style-name="ce3" table:formula="of:=[$Redistribution_high.Q89]" office:value-type="float" office:value="0.0482352896728459" calcext:value-type="float">
            <text:p>0,0482352897</text:p>
          </table:table-cell>
          <table:table-cell/>
          <table:table-cell table:style-name="ce3" table:formula="of:=[$Redistribution_central.N89]" office:value-type="float" office:value="0.0317051162590222" calcext:value-type="float">
            <text:p>0,0317051163</text:p>
          </table:table-cell>
          <table:table-cell table:style-name="ce3" table:formula="of:=[$Redistribution_central.O89]" office:value-type="float" office:value="0.0359347495627087" calcext:value-type="float">
            <text:p>0,0359347496</text:p>
          </table:table-cell>
          <table:table-cell table:style-name="ce3" table:formula="of:=[$Redistribution_central.P89]" office:value-type="float" office:value="0.0312048577076939" calcext:value-type="float">
            <text:p>0,0312048577</text:p>
          </table:table-cell>
          <table:table-cell table:style-name="ce3" table:formula="of:=[$Redistribution_central.Q89]" office:value-type="float" office:value="0.0366435407485143" calcext:value-type="float">
            <text:p>0,0366435407</text:p>
          </table:table-cell>
          <table:table-cell/>
          <table:table-cell table:style-name="ce3" table:formula="of:=[$redistribution_low.N89]" office:value-type="float" office:value="0.0356760843716061" calcext:value-type="float">
            <text:p>0,0356760844</text:p>
          </table:table-cell>
          <table:table-cell table:style-name="ce3" table:formula="of:=[$redistribution_low.O89]" office:value-type="float" office:value="0.0443397070581635" calcext:value-type="float">
            <text:p>0,0443397071</text:p>
          </table:table-cell>
          <table:table-cell table:style-name="ce3" table:formula="of:=[$redistribution_low.P89]" office:value-type="float" office:value="0.0317986813635241" calcext:value-type="float">
            <text:p>0,0317986814</text:p>
          </table:table-cell>
          <table:table-cell table:style-name="ce3" table:formula="of:=[$redistribution_low.Q89]" office:value-type="float" office:value="0.0504776048092715" calcext:value-type="float">
            <text:p>0,0504776048</text:p>
          </table:table-cell>
          <table:table-cell table:number-columns-repeated="1009"/>
        </table:table-row>
        <table:table-row table:style-name="ro2">
          <table:table-cell table:style-name="ce3" table:formula="of:=[.A92]+1" office:value-type="float" office:value="137" calcext:value-type="float">
            <text:p>137</text:p>
          </table:table-cell>
          <table:table-cell table:style-name="ce3" table:formula="of:=[$Redistribution_high.N90]" office:value-type="float" office:value="0.035632025408748" calcext:value-type="float">
            <text:p>0,0356320254</text:p>
          </table:table-cell>
          <table:table-cell table:style-name="ce3" table:formula="of:=[$Redistribution_high.O90]" office:value-type="float" office:value="0.0383585259420879" calcext:value-type="float">
            <text:p>0,0383585259</text:p>
          </table:table-cell>
          <table:table-cell table:style-name="ce3" table:formula="of:=[$Redistribution_high.P90]" office:value-type="float" office:value="0.0314216226897587" calcext:value-type="float">
            <text:p>0,0314216227</text:p>
          </table:table-cell>
          <table:table-cell table:style-name="ce3" table:formula="of:=[$Redistribution_high.Q90]" office:value-type="float" office:value="0.0444899625063453" calcext:value-type="float">
            <text:p>0,0444899625</text:p>
          </table:table-cell>
          <table:table-cell/>
          <table:table-cell table:style-name="ce3" table:formula="of:=[$Redistribution_central.N90]" office:value-type="float" office:value="0.0371409208914641" calcext:value-type="float">
            <text:p>0,0371409209</text:p>
          </table:table-cell>
          <table:table-cell table:style-name="ce3" table:formula="of:=[$Redistribution_central.O90]" office:value-type="float" office:value="0.0414392245538327" calcext:value-type="float">
            <text:p>0,0414392246</text:p>
          </table:table-cell>
          <table:table-cell table:style-name="ce3" table:formula="of:=[$Redistribution_central.P90]" office:value-type="float" office:value="0.0341489610435401" calcext:value-type="float">
            <text:p>0,034148961</text:p>
          </table:table-cell>
          <table:table-cell table:style-name="ce3" table:formula="of:=[$Redistribution_central.Q90]" office:value-type="float" office:value="0.0459157337704255" calcext:value-type="float">
            <text:p>0,0459157338</text:p>
          </table:table-cell>
          <table:table-cell/>
          <table:table-cell table:style-name="ce3" table:formula="of:=[$redistribution_low.N90]" office:value-type="float" office:value="0.0322727705068826" calcext:value-type="float">
            <text:p>0,0322727705</text:p>
          </table:table-cell>
          <table:table-cell table:style-name="ce3" table:formula="of:=[$redistribution_low.O90]" office:value-type="float" office:value="0.042715189060103" calcext:value-type="float">
            <text:p>0,0427151891</text:p>
          </table:table-cell>
          <table:table-cell table:style-name="ce3" table:formula="of:=[$redistribution_low.P90]" office:value-type="float" office:value="0.0304276303579204" calcext:value-type="float">
            <text:p>0,0304276304</text:p>
          </table:table-cell>
          <table:table-cell table:style-name="ce3" table:formula="of:=[$redistribution_low.Q90]" office:value-type="float" office:value="0.0455291916682872" calcext:value-type="float">
            <text:p>0,0455291917</text:p>
          </table:table-cell>
          <table:table-cell table:number-columns-repeated="1009"/>
        </table:table-row>
        <table:table-row table:style-name="ro2">
          <table:table-cell table:style-name="ce3" table:formula="of:=[.A93]+1" office:value-type="float" office:value="138" calcext:value-type="float">
            <text:p>138</text:p>
          </table:table-cell>
          <table:table-cell table:style-name="ce3" table:formula="of:=[$Redistribution_high.N91]" office:value-type="float" office:value="0.0372522457309624" calcext:value-type="float">
            <text:p>0,0372522457</text:p>
          </table:table-cell>
          <table:table-cell table:style-name="ce3" table:formula="of:=[$Redistribution_high.O91]" office:value-type="float" office:value="0.041687305342149" calcext:value-type="float">
            <text:p>0,0416873053</text:p>
          </table:table-cell>
          <table:table-cell table:style-name="ce3" table:formula="of:=[$Redistribution_high.P91]" office:value-type="float" office:value="0.0335786082308271" calcext:value-type="float">
            <text:p>0,0335786082</text:p>
          </table:table-cell>
          <table:table-cell table:style-name="ce3" table:formula="of:=[$Redistribution_high.Q91]" office:value-type="float" office:value="0.0470721454838199" calcext:value-type="float">
            <text:p>0,0470721455</text:p>
          </table:table-cell>
          <table:table-cell/>
          <table:table-cell table:style-name="ce3" table:formula="of:=[$Redistribution_central.N91]" office:value-type="float" office:value="0.0325268049803485" calcext:value-type="float">
            <text:p>0,032526805</text:p>
          </table:table-cell>
          <table:table-cell table:style-name="ce3" table:formula="of:=[$Redistribution_central.O91]" office:value-type="float" office:value="0.0330665099382671" calcext:value-type="float">
            <text:p>0,0330665099</text:p>
          </table:table-cell>
          <table:table-cell table:style-name="ce3" table:formula="of:=[$Redistribution_central.P91]" office:value-type="float" office:value="0.0293507602682564" calcext:value-type="float">
            <text:p>0,0293507603</text:p>
          </table:table-cell>
          <table:table-cell table:style-name="ce3" table:formula="of:=[$Redistribution_central.Q91]" office:value-type="float" office:value="0.0379348616098628" calcext:value-type="float">
            <text:p>0,0379348616</text:p>
          </table:table-cell>
          <table:table-cell/>
          <table:table-cell table:style-name="ce3" table:formula="of:=[$redistribution_low.N91]" office:value-type="float" office:value="0.0420983010053897" calcext:value-type="float">
            <text:p>0,042098301</text:p>
          </table:table-cell>
          <table:table-cell table:style-name="ce3" table:formula="of:=[$redistribution_low.O91]" office:value-type="float" office:value="0.0489822433030082" calcext:value-type="float">
            <text:p>0,0489822433</text:p>
          </table:table-cell>
          <table:table-cell table:style-name="ce3" table:formula="of:=[$redistribution_low.P91]" office:value-type="float" office:value="0.0355148302501448" calcext:value-type="float">
            <text:p>0,0355148303</text:p>
          </table:table-cell>
          <table:table-cell table:style-name="ce3" table:formula="of:=[$redistribution_low.Q91]" office:value-type="float" office:value="0.0598981610624011" calcext:value-type="float">
            <text:p>0,0598981611</text:p>
          </table:table-cell>
          <table:table-cell table:number-columns-repeated="1009"/>
        </table:table-row>
        <table:table-row table:style-name="ro2">
          <table:table-cell table:style-name="ce3" table:formula="of:=[.A94]+1" office:value-type="float" office:value="139" calcext:value-type="float">
            <text:p>139</text:p>
          </table:table-cell>
          <table:table-cell table:style-name="ce3" table:formula="of:=[$Redistribution_high.N92]" office:value-type="float" office:value="0.03703232406485" calcext:value-type="float">
            <text:p>0,0370323241</text:p>
          </table:table-cell>
          <table:table-cell table:style-name="ce3" table:formula="of:=[$Redistribution_high.O92]" office:value-type="float" office:value="0.0436617126084159" calcext:value-type="float">
            <text:p>0,0436617126</text:p>
          </table:table-cell>
          <table:table-cell table:style-name="ce3" table:formula="of:=[$Redistribution_high.P92]" office:value-type="float" office:value="0.0349242775994095" calcext:value-type="float">
            <text:p>0,0349242776</text:p>
          </table:table-cell>
          <table:table-cell table:style-name="ce3" table:formula="of:=[$Redistribution_high.Q92]" office:value-type="float" office:value="0.0467514146877678" calcext:value-type="float">
            <text:p>0,0467514147</text:p>
          </table:table-cell>
          <table:table-cell/>
          <table:table-cell table:style-name="ce3" table:formula="of:=[$Redistribution_central.N92]" office:value-type="float" office:value="0.0302701926625715" calcext:value-type="float">
            <text:p>0,0302701927</text:p>
          </table:table-cell>
          <table:table-cell table:style-name="ce3" table:formula="of:=[$Redistribution_central.O92]" office:value-type="float" office:value="0.0324997129156453" calcext:value-type="float">
            <text:p>0,0324997129</text:p>
          </table:table-cell>
          <table:table-cell table:style-name="ce3" table:formula="of:=[$Redistribution_central.P92]" office:value-type="float" office:value="0.0281165857903341" calcext:value-type="float">
            <text:p>0,0281165858</text:p>
          </table:table-cell>
          <table:table-cell table:style-name="ce3" table:formula="of:=[$Redistribution_central.Q92]" office:value-type="float" office:value="0.0357870748662499" calcext:value-type="float">
            <text:p>0,0357870749</text:p>
          </table:table-cell>
          <table:table-cell/>
          <table:table-cell table:style-name="ce3" table:formula="of:=[$redistribution_low.N92]" office:value-type="float" office:value="0.0388603021401533" calcext:value-type="float">
            <text:p>0,0388603021</text:p>
          </table:table-cell>
          <table:table-cell table:style-name="ce3" table:formula="of:=[$redistribution_low.O92]" office:value-type="float" office:value="0.0494056562785153" calcext:value-type="float">
            <text:p>0,0494056563</text:p>
          </table:table-cell>
          <table:table-cell table:style-name="ce3" table:formula="of:=[$redistribution_low.P92]" office:value-type="float" office:value="0.0360394007097874" calcext:value-type="float">
            <text:p>0,0360394007</text:p>
          </table:table-cell>
          <table:table-cell table:style-name="ce3" table:formula="of:=[$redistribution_low.Q92]" office:value-type="float" office:value="0.0539913066820276" calcext:value-type="float">
            <text:p>0,0539913067</text:p>
          </table:table-cell>
          <table:table-cell table:number-columns-repeated="1009"/>
        </table:table-row>
        <table:table-row table:style-name="ro2">
          <table:table-cell table:style-name="ce3" table:formula="of:=[.A95]+1" office:value-type="float" office:value="140" calcext:value-type="float">
            <text:p>140</text:p>
          </table:table-cell>
          <table:table-cell table:style-name="ce3" table:formula="of:=[$Redistribution_high.N93]" office:value-type="float" office:value="0.035332791651199" calcext:value-type="float">
            <text:p>0,0353327917</text:p>
          </table:table-cell>
          <table:table-cell table:style-name="ce3" table:formula="of:=[$Redistribution_high.O93]" office:value-type="float" office:value="0.0426952227298537" calcext:value-type="float">
            <text:p>0,0426952227</text:p>
          </table:table-cell>
          <table:table-cell table:style-name="ce3" table:formula="of:=[$Redistribution_high.P93]" office:value-type="float" office:value="0.0337793484194292" calcext:value-type="float">
            <text:p>0,0337793484</text:p>
          </table:table-cell>
          <table:table-cell table:style-name="ce3" table:formula="of:=[$Redistribution_high.Q93]" office:value-type="float" office:value="0.0449811569123402" calcext:value-type="float">
            <text:p>0,0449811569</text:p>
          </table:table-cell>
          <table:table-cell/>
          <table:table-cell table:style-name="ce3" table:formula="of:=[$Redistribution_central.N93]" office:value-type="float" office:value="0.0322153301653717" calcext:value-type="float">
            <text:p>0,0322153302</text:p>
          </table:table-cell>
          <table:table-cell table:style-name="ce3" table:formula="of:=[$Redistribution_central.O93]" office:value-type="float" office:value="0.037541146041413" calcext:value-type="float">
            <text:p>0,037541146</text:p>
          </table:table-cell>
          <table:table-cell table:style-name="ce3" table:formula="of:=[$Redistribution_central.P93]" office:value-type="float" office:value="0.0314666180094183" calcext:value-type="float">
            <text:p>0,031466618</text:p>
          </table:table-cell>
          <table:table-cell table:style-name="ce3" table:formula="of:=[$Redistribution_central.Q93]" office:value-type="float" office:value="0.0386684344568358" calcext:value-type="float">
            <text:p>0,0386684345</text:p>
          </table:table-cell>
          <table:table-cell/>
          <table:table-cell table:style-name="ce3" table:formula="of:=[$redistribution_low.N93]" office:value-type="float" office:value="0.0395385553731457" calcext:value-type="float">
            <text:p>0,0395385554</text:p>
          </table:table-cell>
          <table:table-cell table:style-name="ce3" table:formula="of:=[$redistribution_low.O93]" office:value-type="float" office:value="0.0506113144794226" calcext:value-type="float">
            <text:p>0,0506113145</text:p>
          </table:table-cell>
          <table:table-cell table:style-name="ce3" table:formula="of:=[$redistribution_low.P93]" office:value-type="float" office:value="0.0356491134928236" calcext:value-type="float">
            <text:p>0,0356491135</text:p>
          </table:table-cell>
          <table:table-cell table:style-name="ce3" table:formula="of:=[$redistribution_low.Q93]" office:value-type="float" office:value="0.0569679135262346" calcext:value-type="float">
            <text:p>0,0569679135</text:p>
          </table:table-cell>
          <table:table-cell table:number-columns-repeated="1009"/>
        </table:table-row>
        <table:table-row table:style-name="ro2">
          <table:table-cell table:style-name="ce3" table:formula="of:=[.A96]+1" office:value-type="float" office:value="141" calcext:value-type="float">
            <text:p>141</text:p>
          </table:table-cell>
          <table:table-cell table:style-name="ce3" table:formula="of:=[$Redistribution_high.N94]" office:value-type="float" office:value="0.032140789663871" calcext:value-type="float">
            <text:p>0,0321407897</text:p>
          </table:table-cell>
          <table:table-cell table:style-name="ce3" table:formula="of:=[$Redistribution_high.O94]" office:value-type="float" office:value="0.0396275078012041" calcext:value-type="float">
            <text:p>0,0396275078</text:p>
          </table:table-cell>
          <table:table-cell table:style-name="ce3" table:formula="of:=[$Redistribution_high.P94]" office:value-type="float" office:value="0.0306655081401123" calcext:value-type="float">
            <text:p>0,0306655081</text:p>
          </table:table-cell>
          <table:table-cell table:style-name="ce3" table:formula="of:=[$Redistribution_high.Q94]" office:value-type="float" office:value="0.0417379174106169" calcext:value-type="float">
            <text:p>0,0417379174</text:p>
          </table:table-cell>
          <table:table-cell/>
          <table:table-cell table:style-name="ce3" table:formula="of:=[$Redistribution_central.N94]" office:value-type="float" office:value="0.0332272848404513" calcext:value-type="float">
            <text:p>0,0332272848</text:p>
          </table:table-cell>
          <table:table-cell table:style-name="ce3" table:formula="of:=[$Redistribution_central.O94]" office:value-type="float" office:value="0.0398705480187126" calcext:value-type="float">
            <text:p>0,039870548</text:p>
          </table:table-cell>
          <table:table-cell table:style-name="ce3" table:formula="of:=[$Redistribution_central.P94]" office:value-type="float" office:value="0.0318203808880462" calcext:value-type="float">
            <text:p>0,0318203809</text:p>
          </table:table-cell>
          <table:table-cell table:style-name="ce3" table:formula="of:=[$Redistribution_central.Q94]" office:value-type="float" office:value="0.0420190365454111" calcext:value-type="float">
            <text:p>0,0420190365</text:p>
          </table:table-cell>
          <table:table-cell/>
          <table:table-cell table:style-name="ce3" table:formula="of:=[$redistribution_low.N94]" office:value-type="float" office:value="0.0421895812195975" calcext:value-type="float">
            <text:p>0,0421895812</text:p>
          </table:table-cell>
          <table:table-cell table:style-name="ce3" table:formula="of:=[$redistribution_low.O94]" office:value-type="float" office:value="0.0511550300819339" calcext:value-type="float">
            <text:p>0,0511550301</text:p>
          </table:table-cell>
          <table:table-cell table:style-name="ce3" table:formula="of:=[$redistribution_low.P94]" office:value-type="float" office:value="0.0370245177726483" calcext:value-type="float">
            <text:p>0,0370245178</text:p>
          </table:table-cell>
          <table:table-cell table:style-name="ce3" table:formula="of:=[$redistribution_low.Q94]" office:value-type="float" office:value="0.0597436209641835" calcext:value-type="float">
            <text:p>0,059743621</text:p>
          </table:table-cell>
          <table:table-cell table:number-columns-repeated="1009"/>
        </table:table-row>
        <table:table-row table:style-name="ro2">
          <table:table-cell table:style-name="ce3" table:formula="of:=[.A97]+1" office:value-type="float" office:value="142" calcext:value-type="float">
            <text:p>142</text:p>
          </table:table-cell>
          <table:table-cell table:style-name="ce3" table:formula="of:=[$Redistribution_high.N95]" office:value-type="float" office:value="0.0337940996269067" calcext:value-type="float">
            <text:p>0,0337940996</text:p>
          </table:table-cell>
          <table:table-cell table:style-name="ce3" table:formula="of:=[$Redistribution_high.O95]" office:value-type="float" office:value="0.0402424848862928" calcext:value-type="float">
            <text:p>0,0402424849</text:p>
          </table:table-cell>
          <table:table-cell table:style-name="ce3" table:formula="of:=[$Redistribution_high.P95]" office:value-type="float" office:value="0.0325480731682374" calcext:value-type="float">
            <text:p>0,0325480732</text:p>
          </table:table-cell>
          <table:table-cell table:style-name="ce3" table:formula="of:=[$Redistribution_high.Q95]" office:value-type="float" office:value="0.0420490649264625" calcext:value-type="float">
            <text:p>0,0420490649</text:p>
          </table:table-cell>
          <table:table-cell/>
          <table:table-cell table:style-name="ce3" table:formula="of:=[$Redistribution_central.N95]" office:value-type="float" office:value="0.0370010035053955" calcext:value-type="float">
            <text:p>0,0370010035</text:p>
          </table:table-cell>
          <table:table-cell table:style-name="ce3" table:formula="of:=[$Redistribution_central.O95]" office:value-type="float" office:value="0.0460950028656059" calcext:value-type="float">
            <text:p>0,0460950029</text:p>
          </table:table-cell>
          <table:table-cell table:style-name="ce3" table:formula="of:=[$Redistribution_central.P95]" office:value-type="float" office:value="0.0361884739147634" calcext:value-type="float">
            <text:p>0,0361884739</text:p>
          </table:table-cell>
          <table:table-cell table:style-name="ce3" table:formula="of:=[$Redistribution_central.Q95]" office:value-type="float" office:value="0.0473138595429123" calcext:value-type="float">
            <text:p>0,0473138595</text:p>
          </table:table-cell>
          <table:table-cell/>
          <table:table-cell table:style-name="ce3" table:formula="of:=[$redistribution_low.N95]" office:value-type="float" office:value="0.031404151526902" calcext:value-type="float">
            <text:p>0,0314041515</text:p>
          </table:table-cell>
          <table:table-cell table:style-name="ce3" table:formula="of:=[$redistribution_low.O95]" office:value-type="float" office:value="0.0426176667736285" calcext:value-type="float">
            <text:p>0,0426176668</text:p>
          </table:table-cell>
          <table:table-cell table:style-name="ce3" table:formula="of:=[$redistribution_low.P95]" office:value-type="float" office:value="0.0294455666660934" calcext:value-type="float">
            <text:p>0,0294455667</text:p>
          </table:table-cell>
          <table:table-cell table:style-name="ce3" table:formula="of:=[$redistribution_low.Q95]" office:value-type="float" office:value="0.0458673935893118" calcext:value-type="float">
            <text:p>0,0458673936</text:p>
          </table:table-cell>
          <table:table-cell table:number-columns-repeated="1009"/>
        </table:table-row>
        <table:table-row table:style-name="ro2">
          <table:table-cell table:style-name="ce3" table:formula="of:=[.A98]+1" office:value-type="float" office:value="143" calcext:value-type="float">
            <text:p>143</text:p>
          </table:table-cell>
          <table:table-cell table:style-name="ce3" table:formula="of:=[$Redistribution_high.N96]" office:value-type="float" office:value="0.0347679359267542" calcext:value-type="float">
            <text:p>0,0347679359</text:p>
          </table:table-cell>
          <table:table-cell table:style-name="ce3" table:formula="of:=[$Redistribution_high.O96]" office:value-type="float" office:value="0.0421171657479065" calcext:value-type="float">
            <text:p>0,0421171657</text:p>
          </table:table-cell>
          <table:table-cell table:style-name="ce3" table:formula="of:=[$Redistribution_high.P96]" office:value-type="float" office:value="0.0334254406887187" calcext:value-type="float">
            <text:p>0,0334254407</text:p>
          </table:table-cell>
          <table:table-cell table:style-name="ce3" table:formula="of:=[$Redistribution_high.Q96]" office:value-type="float" office:value="0.0440894813062718" calcext:value-type="float">
            <text:p>0,0440894813</text:p>
          </table:table-cell>
          <table:table-cell/>
          <table:table-cell table:style-name="ce3" table:formula="of:=[$Redistribution_central.N96]" office:value-type="float" office:value="0.0323411468476432" calcext:value-type="float">
            <text:p>0,0323411468</text:p>
          </table:table-cell>
          <table:table-cell table:style-name="ce3" table:formula="of:=[$Redistribution_central.O96]" office:value-type="float" office:value="0.0420986000217643" calcext:value-type="float">
            <text:p>0,0420986</text:p>
          </table:table-cell>
          <table:table-cell table:style-name="ce3" table:formula="of:=[$Redistribution_central.P96]" office:value-type="float" office:value="0.0309505883240156" calcext:value-type="float">
            <text:p>0,0309505883</text:p>
          </table:table-cell>
          <table:table-cell table:style-name="ce3" table:formula="of:=[$Redistribution_central.Q96]" office:value-type="float" office:value="0.0442569230167309" calcext:value-type="float">
            <text:p>0,044256923</text:p>
          </table:table-cell>
          <table:table-cell/>
          <table:table-cell table:style-name="ce3" table:formula="of:=[$redistribution_low.N96]" office:value-type="float" office:value="0.0375456766401548" calcext:value-type="float">
            <text:p>0,0375456766</text:p>
          </table:table-cell>
          <table:table-cell table:style-name="ce3" table:formula="of:=[$redistribution_low.O96]" office:value-type="float" office:value="0.0509892766382548" calcext:value-type="float">
            <text:p>0,0509892766</text:p>
          </table:table-cell>
          <table:table-cell table:style-name="ce3" table:formula="of:=[$redistribution_low.P96]" office:value-type="float" office:value="0.0357803773774104" calcext:value-type="float">
            <text:p>0,0357803774</text:p>
          </table:table-cell>
          <table:table-cell table:style-name="ce3" table:formula="of:=[$redistribution_low.Q96]" office:value-type="float" office:value="0.0539810910010551" calcext:value-type="float">
            <text:p>0,053981091</text:p>
          </table:table-cell>
          <table:table-cell table:number-columns-repeated="1009"/>
        </table:table-row>
        <table:table-row table:style-name="ro2">
          <table:table-cell table:style-name="ce3" table:formula="of:=[.A99]+1" office:value-type="float" office:value="144" calcext:value-type="float">
            <text:p>144</text:p>
          </table:table-cell>
          <table:table-cell table:style-name="ce3" table:formula="of:=[$Redistribution_high.N97]" office:value-type="float" office:value="0.0356919444677323" calcext:value-type="float">
            <text:p>0,0356919445</text:p>
          </table:table-cell>
          <table:table-cell table:style-name="ce3" table:formula="of:=[$Redistribution_high.O97]" office:value-type="float" office:value="0.0441779177404855" calcext:value-type="float">
            <text:p>0,0441779177</text:p>
          </table:table-cell>
          <table:table-cell table:style-name="ce3" table:formula="of:=[$Redistribution_high.P97]" office:value-type="float" office:value="0.0345033943105069" calcext:value-type="float">
            <text:p>0,0345033943</text:p>
          </table:table-cell>
          <table:table-cell table:style-name="ce3" table:formula="of:=[$Redistribution_high.Q97]" office:value-type="float" office:value="0.0459272630420765" calcext:value-type="float">
            <text:p>0,045927263</text:p>
          </table:table-cell>
          <table:table-cell/>
          <table:table-cell table:style-name="ce3" table:formula="of:=[$Redistribution_central.N97]" office:value-type="float" office:value="0.0316212777221947" calcext:value-type="float">
            <text:p>0,0316212777</text:p>
          </table:table-cell>
          <table:table-cell table:style-name="ce3" table:formula="of:=[$Redistribution_central.O97]" office:value-type="float" office:value="0.0415134154210821" calcext:value-type="float">
            <text:p>0,0415134154</text:p>
          </table:table-cell>
          <table:table-cell table:style-name="ce3" table:formula="of:=[$Redistribution_central.P97]" office:value-type="float" office:value="0.0299415631736146" calcext:value-type="float">
            <text:p>0,0299415632</text:p>
          </table:table-cell>
          <table:table-cell table:style-name="ce3" table:formula="of:=[$Redistribution_central.Q97]" office:value-type="float" office:value="0.0442010194870932" calcext:value-type="float">
            <text:p>0,0442010195</text:p>
          </table:table-cell>
          <table:table-cell/>
          <table:table-cell table:style-name="ce3" table:formula="of:=[$redistribution_low.N97]" office:value-type="float" office:value="0.0301889844969548" calcext:value-type="float">
            <text:p>0,0301889845</text:p>
          </table:table-cell>
          <table:table-cell table:style-name="ce3" table:formula="of:=[$redistribution_low.O97]" office:value-type="float" office:value="0.0420624770979099" calcext:value-type="float">
            <text:p>0,0420624771</text:p>
          </table:table-cell>
          <table:table-cell table:style-name="ce3" table:formula="of:=[$redistribution_low.P97]" office:value-type="float" office:value="0.0283342217835697" calcext:value-type="float">
            <text:p>0,0283342218</text:p>
          </table:table-cell>
          <table:table-cell table:style-name="ce3" table:formula="of:=[$redistribution_low.Q97]" office:value-type="float" office:value="0.0451709047033068" calcext:value-type="float">
            <text:p>0,0451709047</text:p>
          </table:table-cell>
          <table:table-cell table:number-columns-repeated="1009"/>
        </table:table-row>
        <table:table-row table:style-name="ro2">
          <table:table-cell table:style-name="ce3" table:formula="of:=[.A100]+1" office:value-type="float" office:value="145" calcext:value-type="float">
            <text:p>145</text:p>
          </table:table-cell>
          <table:table-cell table:style-name="ce3" table:formula="of:=[$Redistribution_high.N98]" office:value-type="float" office:value="0.0314452429969482" calcext:value-type="float">
            <text:p>0,031445243</text:p>
          </table:table-cell>
          <table:table-cell table:style-name="ce3" table:formula="of:=[$Redistribution_high.O98]" office:value-type="float" office:value="0.0372620439177475" calcext:value-type="float">
            <text:p>0,0372620439</text:p>
          </table:table-cell>
          <table:table-cell table:style-name="ce3" table:formula="of:=[$Redistribution_high.P98]" office:value-type="float" office:value="0.0300133119706505" calcext:value-type="float">
            <text:p>0,030013312</text:p>
          </table:table-cell>
          <table:table-cell table:style-name="ce3" table:formula="of:=[$Redistribution_high.Q98]" office:value-type="float" office:value="0.0393978779917568" calcext:value-type="float">
            <text:p>0,039397878</text:p>
          </table:table-cell>
          <table:table-cell/>
          <table:table-cell table:style-name="ce3" table:formula="of:=[$Redistribution_central.N98]" office:value-type="float" office:value="0.0268266709142059" calcext:value-type="float">
            <text:p>0,0268266709</text:p>
          </table:table-cell>
          <table:table-cell table:style-name="ce3" table:formula="of:=[$Redistribution_central.O98]" office:value-type="float" office:value="0.034053384919" calcext:value-type="float">
            <text:p>0,0340533849</text:p>
          </table:table-cell>
          <table:table-cell table:style-name="ce3" table:formula="of:=[$Redistribution_central.P98]" office:value-type="float" office:value="0.0257546012396248" calcext:value-type="float">
            <text:p>0,0257546012</text:p>
          </table:table-cell>
          <table:table-cell table:style-name="ce3" table:formula="of:=[$Redistribution_central.Q98]" office:value-type="float" office:value="0.0356949823334967" calcext:value-type="float">
            <text:p>0,0356949823</text:p>
          </table:table-cell>
          <table:table-cell/>
          <table:table-cell table:style-name="ce3" table:formula="of:=[$redistribution_low.N98]" office:value-type="float" office:value="0.0371888995846427" calcext:value-type="float">
            <text:p>0,0371888996</text:p>
          </table:table-cell>
          <table:table-cell table:style-name="ce3" table:formula="of:=[$redistribution_low.O98]" office:value-type="float" office:value="0.0516538236414083" calcext:value-type="float">
            <text:p>0,0516538236</text:p>
          </table:table-cell>
          <table:table-cell table:style-name="ce3" table:formula="of:=[$redistribution_low.P98]" office:value-type="float" office:value="0.0346337519220677" calcext:value-type="float">
            <text:p>0,0346337519</text:p>
          </table:table-cell>
          <table:table-cell table:style-name="ce3" table:formula="of:=[$redistribution_low.Q98]" office:value-type="float" office:value="0.0559204264892153" calcext:value-type="float">
            <text:p>0,0559204265</text:p>
          </table:table-cell>
          <table:table-cell table:number-columns-repeated="1009"/>
        </table:table-row>
        <table:table-row table:style-name="ro2">
          <table:table-cell table:style-name="ce3" table:formula="of:=[.A101]+1" office:value-type="float" office:value="146" calcext:value-type="float">
            <text:p>146</text:p>
          </table:table-cell>
          <table:table-cell table:style-name="ce3" table:formula="of:=[$Redistribution_high.N99]" office:value-type="float" office:value="0.0352903418335937" calcext:value-type="float">
            <text:p>0,0352903418</text:p>
          </table:table-cell>
          <table:table-cell table:style-name="ce3" table:formula="of:=[$Redistribution_high.O99]" office:value-type="float" office:value="0.0410988834945589" calcext:value-type="float">
            <text:p>0,0410988835</text:p>
          </table:table-cell>
          <table:table-cell table:style-name="ce3" table:formula="of:=[$Redistribution_high.P99]" office:value-type="float" office:value="0.0334060276835468" calcext:value-type="float">
            <text:p>0,0334060277</text:p>
          </table:table-cell>
          <table:table-cell table:style-name="ce3" table:formula="of:=[$Redistribution_high.Q99]" office:value-type="float" office:value="0.0439160469454152" calcext:value-type="float">
            <text:p>0,0439160469</text:p>
          </table:table-cell>
          <table:table-cell/>
          <table:table-cell table:style-name="ce3" table:formula="of:=[$Redistribution_central.N99]" office:value-type="float" office:value="0.027993362009821" calcext:value-type="float">
            <text:p>0,027993362</text:p>
          </table:table-cell>
          <table:table-cell table:style-name="ce3" table:formula="of:=[$Redistribution_central.O99]" office:value-type="float" office:value="0.0316715761833971" calcext:value-type="float">
            <text:p>0,0316715762</text:p>
          </table:table-cell>
          <table:table-cell table:style-name="ce3" table:formula="of:=[$Redistribution_central.P99]" office:value-type="float" office:value="0.0271932530556423" calcext:value-type="float">
            <text:p>0,0271932531</text:p>
          </table:table-cell>
          <table:table-cell table:style-name="ce3" table:formula="of:=[$Redistribution_central.Q99]" office:value-type="float" office:value="0.0329478822942005" calcext:value-type="float">
            <text:p>0,0329478823</text:p>
          </table:table-cell>
          <table:table-cell/>
          <table:table-cell table:style-name="ce3" table:formula="of:=[$redistribution_low.N99]" office:value-type="float" office:value="0.0375426509006038" calcext:value-type="float">
            <text:p>0,0375426509</text:p>
          </table:table-cell>
          <table:table-cell table:style-name="ce3" table:formula="of:=[$redistribution_low.O99]" office:value-type="float" office:value="0.0546131998556864" calcext:value-type="float">
            <text:p>0,0546131999</text:p>
          </table:table-cell>
          <table:table-cell table:style-name="ce3" table:formula="of:=[$redistribution_low.P99]" office:value-type="float" office:value="0.0362751581870652" calcext:value-type="float">
            <text:p>0,0362751582</text:p>
          </table:table-cell>
          <table:table-cell table:style-name="ce3" table:formula="of:=[$redistribution_low.Q99]" office:value-type="float" office:value="0.0566833160204669" calcext:value-type="float">
            <text:p>0,056683316</text:p>
          </table:table-cell>
          <table:table-cell table:number-columns-repeated="1009"/>
        </table:table-row>
        <table:table-row table:style-name="ro2">
          <table:table-cell table:style-name="ce3" table:formula="of:=[.A102]+1" office:value-type="float" office:value="147" calcext:value-type="float">
            <text:p>147</text:p>
          </table:table-cell>
          <table:table-cell table:style-name="ce3" table:formula="of:=[$Redistribution_high.N100]" office:value-type="float" office:value="0.0323785663507311" calcext:value-type="float">
            <text:p>0,0323785664</text:p>
          </table:table-cell>
          <table:table-cell table:style-name="ce3" table:formula="of:=[$Redistribution_high.O100]" office:value-type="float" office:value="0.0376132061665362" calcext:value-type="float">
            <text:p>0,0376132062</text:p>
          </table:table-cell>
          <table:table-cell table:style-name="ce3" table:formula="of:=[$Redistribution_high.P100]" office:value-type="float" office:value="0.0314402111099632" calcext:value-type="float">
            <text:p>0,0314402111</text:p>
          </table:table-cell>
          <table:table-cell table:style-name="ce3" table:formula="of:=[$Redistribution_high.Q100]" office:value-type="float" office:value="0.0390169892306159" calcext:value-type="float">
            <text:p>0,0390169892</text:p>
          </table:table-cell>
          <table:table-cell/>
          <table:table-cell table:style-name="ce3" table:formula="of:=[$Redistribution_central.N100]" office:value-type="float" office:value="0.0344584638229817" calcext:value-type="float">
            <text:p>0,0344584638</text:p>
          </table:table-cell>
          <table:table-cell table:style-name="ce3" table:formula="of:=[$Redistribution_central.O100]" office:value-type="float" office:value="0.0401231888627715" calcext:value-type="float">
            <text:p>0,0401231889</text:p>
          </table:table-cell>
          <table:table-cell table:style-name="ce3" table:formula="of:=[$Redistribution_central.P100]" office:value-type="float" office:value="0.033035468452583" calcext:value-type="float">
            <text:p>0,0330354685</text:p>
          </table:table-cell>
          <table:table-cell table:style-name="ce3" table:formula="of:=[$Redistribution_central.Q100]" office:value-type="float" office:value="0.0423992937246302" calcext:value-type="float">
            <text:p>0,0423992937</text:p>
          </table:table-cell>
          <table:table-cell/>
          <table:table-cell table:style-name="ce3" table:formula="of:=[$redistribution_low.N100]" office:value-type="float" office:value="0.041955100107803" calcext:value-type="float">
            <text:p>0,0419551001</text:p>
          </table:table-cell>
          <table:table-cell table:style-name="ce3" table:formula="of:=[$redistribution_low.O100]" office:value-type="float" office:value="0.0586143382784701" calcext:value-type="float">
            <text:p>0,0586143383</text:p>
          </table:table-cell>
          <table:table-cell table:style-name="ce3" table:formula="of:=[$redistribution_low.P100]" office:value-type="float" office:value="0.0393495833649927" calcext:value-type="float">
            <text:p>0,0393495834</text:p>
          </table:table-cell>
          <table:table-cell table:style-name="ce3" table:formula="of:=[$redistribution_low.Q100]" office:value-type="float" office:value="0.0630235740410834" calcext:value-type="float">
            <text:p>0,063023574</text:p>
          </table:table-cell>
          <table:table-cell table:number-columns-repeated="1009"/>
        </table:table-row>
        <table:table-row table:style-name="ro2">
          <table:table-cell table:style-name="ce3" table:formula="of:=[.A103]+1" office:value-type="float" office:value="148" calcext:value-type="float">
            <text:p>148</text:p>
          </table:table-cell>
          <table:table-cell table:style-name="ce3" table:formula="of:=[$Redistribution_high.N101]" office:value-type="float" office:value="0.0316615573526515" calcext:value-type="float">
            <text:p>0,0316615574</text:p>
          </table:table-cell>
          <table:table-cell table:style-name="ce3" table:formula="of:=[$Redistribution_high.O101]" office:value-type="float" office:value="0.0390627694878395" calcext:value-type="float">
            <text:p>0,0390627695</text:p>
          </table:table-cell>
          <table:table-cell table:style-name="ce3" table:formula="of:=[$Redistribution_high.P101]" office:value-type="float" office:value="0.0310501012405883" calcext:value-type="float">
            <text:p>0,0310501012</text:p>
          </table:table-cell>
          <table:table-cell table:style-name="ce3" table:formula="of:=[$Redistribution_high.Q101]" office:value-type="float" office:value="0.0399729312875408" calcext:value-type="float">
            <text:p>0,0399729313</text:p>
          </table:table-cell>
          <table:table-cell/>
          <table:table-cell table:style-name="ce3" table:formula="of:=[$Redistribution_central.N101]" office:value-type="float" office:value="0.0305734327237829" calcext:value-type="float">
            <text:p>0,0305734327</text:p>
          </table:table-cell>
          <table:table-cell table:style-name="ce3" table:formula="of:=[$Redistribution_central.O101]" office:value-type="float" office:value="0.0354220788167085" calcext:value-type="float">
            <text:p>0,0354220788</text:p>
          </table:table-cell>
          <table:table-cell table:style-name="ce3" table:formula="of:=[$Redistribution_central.P101]" office:value-type="float" office:value="0.0291099122331909" calcext:value-type="float">
            <text:p>0,0291099122</text:p>
          </table:table-cell>
          <table:table-cell table:style-name="ce3" table:formula="of:=[$Redistribution_central.Q101]" office:value-type="float" office:value="0.0378108168717246" calcext:value-type="float">
            <text:p>0,0378108169</text:p>
          </table:table-cell>
          <table:table-cell/>
          <table:table-cell table:style-name="ce3" table:formula="of:=[$redistribution_low.N101]" office:value-type="float" office:value="0.0357574712178228" calcext:value-type="float">
            <text:p>0,0357574712</text:p>
          </table:table-cell>
          <table:table-cell table:style-name="ce3" table:formula="of:=[$redistribution_low.O101]" office:value-type="float" office:value="0.0504633406063494" calcext:value-type="float">
            <text:p>0,0504633406</text:p>
          </table:table-cell>
          <table:table-cell table:style-name="ce3" table:formula="of:=[$redistribution_low.P101]" office:value-type="float" office:value="0.033822936322726" calcext:value-type="float">
            <text:p>0,0338229363</text:p>
          </table:table-cell>
          <table:table-cell table:style-name="ce3" table:formula="of:=[$redistribution_low.Q101]" office:value-type="float" office:value="0.0537195828835714" calcext:value-type="float">
            <text:p>0,0537195829</text:p>
          </table:table-cell>
          <table:table-cell table:number-columns-repeated="1009"/>
        </table:table-row>
        <table:table-row table:style-name="ro2">
          <table:table-cell table:style-name="ce3" table:formula="of:=[.A104]+1" office:value-type="float" office:value="149" calcext:value-type="float">
            <text:p>149</text:p>
          </table:table-cell>
          <table:table-cell table:style-name="ce3" table:formula="of:=[$Redistribution_high.N102]" office:value-type="float" office:value="0.0382273426571792" calcext:value-type="float">
            <text:p>0,0382273427</text:p>
          </table:table-cell>
          <table:table-cell table:style-name="ce3" table:formula="of:=[$Redistribution_high.O102]" office:value-type="float" office:value="0.0506354470018061" calcext:value-type="float">
            <text:p>0,050635447</text:p>
          </table:table-cell>
          <table:table-cell table:style-name="ce3" table:formula="of:=[$Redistribution_high.P102]" office:value-type="float" office:value="0.0362952265509615" calcext:value-type="float">
            <text:p>0,0362952266</text:p>
          </table:table-cell>
          <table:table-cell table:style-name="ce3" table:formula="of:=[$Redistribution_high.Q102]" office:value-type="float" office:value="0.0535287224843341" calcext:value-type="float">
            <text:p>0,0535287225</text:p>
          </table:table-cell>
          <table:table-cell/>
          <table:table-cell table:style-name="ce3" table:formula="of:=[$Redistribution_central.N102]" office:value-type="float" office:value="0.0298128087599777" calcext:value-type="float">
            <text:p>0,0298128088</text:p>
          </table:table-cell>
          <table:table-cell table:style-name="ce3" table:formula="of:=[$Redistribution_central.O102]" office:value-type="float" office:value="0.0321126632808846" calcext:value-type="float">
            <text:p>0,0321126633</text:p>
          </table:table-cell>
          <table:table-cell table:style-name="ce3" table:formula="of:=[$Redistribution_central.P102]" office:value-type="float" office:value="0.0295375384492452" calcext:value-type="float">
            <text:p>0,0295375384</text:p>
          </table:table-cell>
          <table:table-cell table:style-name="ce3" table:formula="of:=[$Redistribution_central.Q102]" office:value-type="float" office:value="0.0325489698306298" calcext:value-type="float">
            <text:p>0,0325489698</text:p>
          </table:table-cell>
          <table:table-cell/>
          <table:table-cell table:style-name="ce3" table:formula="of:=[$redistribution_low.N102]" office:value-type="float" office:value="0.0328856436774796" calcext:value-type="float">
            <text:p>0,0328856437</text:p>
          </table:table-cell>
          <table:table-cell table:style-name="ce3" table:formula="of:=[$redistribution_low.O102]" office:value-type="float" office:value="0.0462573717457303" calcext:value-type="float">
            <text:p>0,0462573717</text:p>
          </table:table-cell>
          <table:table-cell table:style-name="ce3" table:formula="of:=[$redistribution_low.P102]" office:value-type="float" office:value="0.0307787295755002" calcext:value-type="float">
            <text:p>0,0307787296</text:p>
          </table:table-cell>
          <table:table-cell table:style-name="ce3" table:formula="of:=[$redistribution_low.Q102]" office:value-type="float" office:value="0.0497689020253055" calcext:value-type="float">
            <text:p>0,049768902</text:p>
          </table:table-cell>
          <table:table-cell table:number-columns-repeated="1009"/>
        </table:table-row>
        <table:table-row table:style-name="ro2">
          <table:table-cell table:style-name="ce3" table:formula="of:=[.A105]+1" office:value-type="float" office:value="150" calcext:value-type="float">
            <text:p>150</text:p>
          </table:table-cell>
          <table:table-cell table:style-name="ce3" table:formula="of:=[$Redistribution_high.N103]" office:value-type="float" office:value="0.041531846411652" calcext:value-type="float">
            <text:p>0,0415318464</text:p>
          </table:table-cell>
          <table:table-cell table:style-name="ce3" table:formula="of:=[$Redistribution_high.O103]" office:value-type="float" office:value="0.0557532214075312" calcext:value-type="float">
            <text:p>0,0557532214</text:p>
          </table:table-cell>
          <table:table-cell table:style-name="ce3" table:formula="of:=[$Redistribution_high.P103]" office:value-type="float" office:value="0.0406177486743174" calcext:value-type="float">
            <text:p>0,0406177487</text:p>
          </table:table-cell>
          <table:table-cell table:style-name="ce3" table:formula="of:=[$Redistribution_high.Q103]" office:value-type="float" office:value="0.0570995574111268" calcext:value-type="float">
            <text:p>0,0570995574</text:p>
          </table:table-cell>
          <table:table-cell/>
          <table:table-cell table:style-name="ce3" table:formula="of:=[$Redistribution_central.N103]" office:value-type="float" office:value="0.0289280372713148" calcext:value-type="float">
            <text:p>0,0289280373</text:p>
          </table:table-cell>
          <table:table-cell table:style-name="ce3" table:formula="of:=[$Redistribution_central.O103]" office:value-type="float" office:value="0.0348419818634314" calcext:value-type="float">
            <text:p>0,0348419819</text:p>
          </table:table-cell>
          <table:table-cell table:style-name="ce3" table:formula="of:=[$Redistribution_central.P103]" office:value-type="float" office:value="0.0272560451907386" calcext:value-type="float">
            <text:p>0,0272560452</text:p>
          </table:table-cell>
          <table:table-cell table:style-name="ce3" table:formula="of:=[$Redistribution_central.Q103]" office:value-type="float" office:value="0.0375725636560742" calcext:value-type="float">
            <text:p>0,0375725637</text:p>
          </table:table-cell>
          <table:table-cell/>
          <table:table-cell table:style-name="ce3" table:formula="of:=[$redistribution_low.N103]" office:value-type="float" office:value="0.0322675829517284" calcext:value-type="float">
            <text:p>0,032267583</text:p>
          </table:table-cell>
          <table:table-cell table:style-name="ce3" table:formula="of:=[$redistribution_low.O103]" office:value-type="float" office:value="0.0479892440438681" calcext:value-type="float">
            <text:p>0,047989244</text:p>
          </table:table-cell>
          <table:table-cell table:style-name="ce3" table:formula="of:=[$redistribution_low.P103]" office:value-type="float" office:value="0.0314627733957918" calcext:value-type="float">
            <text:p>0,0314627734</text:p>
          </table:table-cell>
          <table:table-cell table:style-name="ce3" table:formula="of:=[$redistribution_low.Q103]" office:value-type="float" office:value="0.0492862497223384" calcext:value-type="float">
            <text:p>0,0492862497</text:p>
          </table:table-cell>
          <table:table-cell table:number-columns-repeated="1009"/>
        </table:table-row>
        <table:table-row table:style-name="ro2">
          <table:table-cell table:style-name="ce3" table:formula="of:=[.A106]+1" office:value-type="float" office:value="151" calcext:value-type="float">
            <text:p>151</text:p>
          </table:table-cell>
          <table:table-cell table:style-name="ce3" table:formula="of:=[$Redistribution_high.N104]" office:value-type="float" office:value="0.033753470750026" calcext:value-type="float">
            <text:p>0,0337534708</text:p>
          </table:table-cell>
          <table:table-cell table:style-name="ce3" table:formula="of:=[$Redistribution_high.O104]" office:value-type="float" office:value="0.0436152832993423" calcext:value-type="float">
            <text:p>0,0436152833</text:p>
          </table:table-cell>
          <table:table-cell table:style-name="ce3" table:formula="of:=[$Redistribution_high.P104]" office:value-type="float" office:value="0.0323472857786521" calcext:value-type="float">
            <text:p>0,0323472858</text:p>
          </table:table-cell>
          <table:table-cell table:style-name="ce3" table:formula="of:=[$Redistribution_high.Q104]" office:value-type="float" office:value="0.0457370905661741" calcext:value-type="float">
            <text:p>0,0457370906</text:p>
          </table:table-cell>
          <table:table-cell/>
          <table:table-cell table:style-name="ce3" table:formula="of:=[$Redistribution_central.N104]" office:value-type="float" office:value="0.0268960364824063" calcext:value-type="float">
            <text:p>0,0268960365</text:p>
          </table:table-cell>
          <table:table-cell table:style-name="ce3" table:formula="of:=[$Redistribution_central.O104]" office:value-type="float" office:value="0.0329348590886356" calcext:value-type="float">
            <text:p>0,0329348591</text:p>
          </table:table-cell>
          <table:table-cell table:style-name="ce3" table:formula="of:=[$Redistribution_central.P104]" office:value-type="float" office:value="0.0257306635745531" calcext:value-type="float">
            <text:p>0,0257306636</text:p>
          </table:table-cell>
          <table:table-cell table:style-name="ce3" table:formula="of:=[$Redistribution_central.Q104]" office:value-type="float" office:value="0.0348570011259228" calcext:value-type="float">
            <text:p>0,0348570011</text:p>
          </table:table-cell>
          <table:table-cell/>
          <table:table-cell table:style-name="ce3" table:formula="of:=[$redistribution_low.N104]" office:value-type="float" office:value="0.0351285620549489" calcext:value-type="float">
            <text:p>0,0351285621</text:p>
          </table:table-cell>
          <table:table-cell table:style-name="ce3" table:formula="of:=[$redistribution_low.O104]" office:value-type="float" office:value="0.0523943121864391" calcext:value-type="float">
            <text:p>0,0523943122</text:p>
          </table:table-cell>
          <table:table-cell table:style-name="ce3" table:formula="of:=[$redistribution_low.P104]" office:value-type="float" office:value="0.0333592496947936" calcext:value-type="float">
            <text:p>0,0333592497</text:p>
          </table:table-cell>
          <table:table-cell table:style-name="ce3" table:formula="of:=[$redistribution_low.Q104]" office:value-type="float" office:value="0.0554294238710535" calcext:value-type="float">
            <text:p>0,0554294239</text:p>
          </table:table-cell>
          <table:table-cell table:number-columns-repeated="1009"/>
        </table:table-row>
        <table:table-row table:style-name="ro2">
          <table:table-cell table:style-name="ce3" table:formula="of:=[.A107]+1" office:value-type="float" office:value="152" calcext:value-type="float">
            <text:p>152</text:p>
          </table:table-cell>
          <table:table-cell table:style-name="ce3" table:formula="of:=[$Redistribution_high.N105]" office:value-type="float" office:value="0.0345207605852653" calcext:value-type="float">
            <text:p>0,0345207606</text:p>
          </table:table-cell>
          <table:table-cell table:style-name="ce3" table:formula="of:=[$Redistribution_high.O105]" office:value-type="float" office:value="0.0455684381325386" calcext:value-type="float">
            <text:p>0,0455684381</text:p>
          </table:table-cell>
          <table:table-cell table:style-name="ce3" table:formula="of:=[$Redistribution_high.P105]" office:value-type="float" office:value="0.0329214565752719" calcext:value-type="float">
            <text:p>0,0329214566</text:p>
          </table:table-cell>
          <table:table-cell table:style-name="ce3" table:formula="of:=[$Redistribution_high.Q105]" office:value-type="float" office:value="0.0479852331155723" calcext:value-type="float">
            <text:p>0,0479852331</text:p>
          </table:table-cell>
          <table:table-cell/>
          <table:table-cell table:style-name="ce3" table:formula="of:=[$Redistribution_central.N105]" office:value-type="float" office:value="0.0303563540637447" calcext:value-type="float">
            <text:p>0,0303563541</text:p>
          </table:table-cell>
          <table:table-cell table:style-name="ce3" table:formula="of:=[$Redistribution_central.O105]" office:value-type="float" office:value="0.0331495573084188" calcext:value-type="float">
            <text:p>0,0331495573</text:p>
          </table:table-cell>
          <table:table-cell table:style-name="ce3" table:formula="of:=[$Redistribution_central.P105]" office:value-type="float" office:value="0.0292504141202124" calcext:value-type="float">
            <text:p>0,0292504141</text:p>
          </table:table-cell>
          <table:table-cell table:style-name="ce3" table:formula="of:=[$Redistribution_central.Q105]" office:value-type="float" office:value="0.0350414532895152" calcext:value-type="float">
            <text:p>0,0350414533</text:p>
          </table:table-cell>
          <table:table-cell/>
          <table:table-cell table:style-name="ce3" table:formula="of:=[$redistribution_low.N105]" office:value-type="float" office:value="0.0319051692005824" calcext:value-type="float">
            <text:p>0,0319051692</text:p>
          </table:table-cell>
          <table:table-cell table:style-name="ce3" table:formula="of:=[$redistribution_low.O105]" office:value-type="float" office:value="0.0475753163564033" calcext:value-type="float">
            <text:p>0,0475753164</text:p>
          </table:table-cell>
          <table:table-cell table:style-name="ce3" table:formula="of:=[$redistribution_low.P105]" office:value-type="float" office:value="0.0304837772150463" calcext:value-type="float">
            <text:p>0,0304837772</text:p>
          </table:table-cell>
          <table:table-cell table:style-name="ce3" table:formula="of:=[$redistribution_low.Q105]" office:value-type="float" office:value="0.0501538573693505" calcext:value-type="float">
            <text:p>0,0501538574</text:p>
          </table:table-cell>
          <table:table-cell table:number-columns-repeated="1009"/>
        </table:table-row>
        <table:table-row table:style-name="ro2" table:number-rows-repeated="1048467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Bottom 10% share yearly" table:style-name="ta9">
        <table:table-column table:style-name="co7" table:number-columns-repeated="5" table:default-cell-style-name="ce2"/>
        <table:table-column table:style-name="co2" table:number-columns-repeated="1019" table:default-cell-style-name="Default"/>
        <table:table-row table:style-name="ro2">
          <table:table-cell table:style-name="Default" table:number-columns-repeated="5"/>
          <table:table-cell table:number-columns-repeated="1019"/>
        </table:table-row>
        <table:table-row table:style-name="ro2">
          <table:table-cell table:style-name="Default"/>
          <table:table-cell table:style-name="ce4" office:value-type="string" calcext:value-type="string" table:number-columns-spanned="4" table:number-rows-spanned="1">
            <text:p>HIGH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CENTRAL</text:p>
          </table:table-cell>
          <table:covered-table-cell table:number-columns-repeated="3" table:style-name="ce4"/>
          <table:table-cell table:style-name="ce7"/>
          <table:table-cell table:style-name="ce4" office:value-type="string" calcext:value-type="string" table:number-columns-spanned="4" table:number-rows-spanned="1">
            <text:p>LOW</text:p>
          </table:table-cell>
          <table:covered-table-cell table:number-columns-repeated="3" table:style-name="ce4"/>
          <table:table-cell table:number-columns-repeated="1009"/>
        </table:table-row>
        <table:table-row table:style-name="ro6"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style-name="ce1" office:value-type="string" calcext:value-type="string">
            <text:p>Period</text:p>
          </table:table-cell>
          <table:table-cell table:style-name="ce1" office:value-type="string" calcext:value-type="string">
            <text:p>Labour income</text:p>
          </table:table-cell>
          <table:table-cell table:style-name="ce1" office:value-type="string" calcext:value-type="string">
            <text:p>Labour and pension income</text:p>
          </table:table-cell>
          <table:table-cell table:style-name="ce1" office:value-type="string" calcext:value-type="string">
            <text:p>Labour income and family benefits</text:p>
          </table:table-cell>
          <table:table-cell table:style-name="ce1" office:value-type="string" calcext:value-type="string">
            <text:p>All income</text:p>
          </table:table-cell>
          <table:table-cell table:number-columns-repeated="1009"/>
        </table:table-row>
        <table:table-row table:style-name="ro2">
          <table:table-cell office:value-type="float" office:value="2014" calcext:value-type="float">
            <text:p>2014</text:p>
          </table:table-cell>
          <table:table-cell table:style-name="ce11" table:formula="of:=[$'Bottom 10% share'.C4]" office:value-type="percentage" office:value="0.0261696348" calcext:value-type="percentage">
            <text:p>2,62%</text:p>
          </table:table-cell>
          <table:table-cell table:style-name="ce11" table:formula="of:=[$'Bottom 10% share'.D4]" office:value-type="percentage" office:value="0.0269383028" calcext:value-type="percentage">
            <text:p>2,69%</text:p>
          </table:table-cell>
          <table:table-cell table:style-name="ce11" table:formula="of:=[$'Bottom 10% share'.E4]" office:value-type="percentage" office:value="0.0291823056" calcext:value-type="percentage">
            <text:p>2,92%</text:p>
          </table:table-cell>
          <table:table-cell table:style-name="ce11" table:formula="of:=[$'Bottom 10% share'.B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B4]" office:value-type="percentage" office:value="0.0261696348" calcext:value-type="percentage">
            <text:p>2,62%</text:p>
          </table:table-cell>
          <table:table-cell table:style-name="ce11" table:formula="of:=[.C4]" office:value-type="percentage" office:value="0.0269383028" calcext:value-type="percentage">
            <text:p>2,69%</text:p>
          </table:table-cell>
          <table:table-cell table:style-name="ce11" table:formula="of:=[.D4]" office:value-type="percentage" office:value="0.0291823056" calcext:value-type="percentage">
            <text:p>2,92%</text:p>
          </table:table-cell>
          <table:table-cell table:style-name="ce11" table:formula="of:=[.E4]" office:value-type="percentage" office:value="0.0326108691" calcext:value-type="percentage">
            <text:p>3,26%</text:p>
          </table:table-cell>
          <table:table-cell table:style-name="ce2" office:value-type="float" office:value="2014" calcext:value-type="float">
            <text:p>2014</text:p>
          </table:table-cell>
          <table:table-cell table:style-name="ce11" table:formula="of:=[.G4]" office:value-type="percentage" office:value="0.0261696348" calcext:value-type="percentage">
            <text:p>2,62%</text:p>
          </table:table-cell>
          <table:table-cell table:style-name="ce11" table:formula="of:=[.H4]" office:value-type="percentage" office:value="0.0269383028" calcext:value-type="percentage">
            <text:p>2,69%</text:p>
          </table:table-cell>
          <table:table-cell table:style-name="ce11" table:formula="of:=[.I4]" office:value-type="percentage" office:value="0.0291823056" calcext:value-type="percentage">
            <text:p>2,92%</text:p>
          </table:table-cell>
          <table:table-cell table:style-name="ce11" table:formula="of:=[.J4]" office:value-type="percentage" office:value="0.0326108691" calcext:value-type="percentage">
            <text:p>3,26%</text:p>
          </table:table-cell>
          <table:table-cell table:number-columns-repeated="1009"/>
        </table:table-row>
        <table:table-row table:style-name="ro2">
          <table:table-cell table:formula="of:=[.A4]+1" office:value-type="float" office:value="2015" calcext:value-type="float">
            <text:p>2015</text:p>
          </table:table-cell>
          <table:table-cell table:style-name="ce11" table:formula="of:=AVERAGE([$'Bottom 10% share'.C5:.C8])" office:value-type="percentage" office:value="0.0273455141011252" calcext:value-type="percentage">
            <text:p>2,73%</text:p>
          </table:table-cell>
          <table:table-cell table:style-name="ce11" table:formula="of:=AVERAGE([$'Bottom 10% share'.D5:.D8])" office:value-type="percentage" office:value="0.0259882639504588" calcext:value-type="percentage">
            <text:p>2,60%</text:p>
          </table:table-cell>
          <table:table-cell table:style-name="ce11" table:formula="of:=AVERAGE([$'Bottom 10% share'.E5:.E8])" office:value-type="percentage" office:value="0.0389018246572676" calcext:value-type="percentage">
            <text:p>3,89%</text:p>
          </table:table-cell>
          <table:table-cell table:style-name="ce11" table:formula="of:=AVERAGE([$'Bottom 10% share'.B5:.B8])" office:value-type="percentage" office:value="0.0347604658990485" calcext:value-type="percentage">
            <text:p>3,48%</text:p>
          </table:table-cell>
          <table:table-cell table:style-name="ce2" table:formula="of:=[.F4]+1" office:value-type="float" office:value="2015" calcext:value-type="float">
            <text:p>2015</text:p>
          </table:table-cell>
          <table:table-cell table:style-name="ce11" table:formula="of:=AVERAGE([$'Bottom 10% share'.H5:.H8])" office:value-type="percentage" office:value="0.0273455141011252" calcext:value-type="percentage">
            <text:p>2,73%</text:p>
          </table:table-cell>
          <table:table-cell table:style-name="ce11" table:formula="of:=AVERAGE([$'Bottom 10% share'.I5:.I8])" office:value-type="percentage" office:value="0.0259881983883702" calcext:value-type="percentage">
            <text:p>2,60%</text:p>
          </table:table-cell>
          <table:table-cell table:style-name="ce11" table:formula="of:=AVERAGE([$'Bottom 10% share'.J5:.J8])" office:value-type="percentage" office:value="0.0389018246572676" calcext:value-type="percentage">
            <text:p>3,89%</text:p>
          </table:table-cell>
          <table:table-cell table:style-name="ce11" table:formula="of:=AVERAGE([$'Bottom 10% share'.G5:.G8])" office:value-type="percentage" office:value="0.0347602239178575" calcext:value-type="percentage">
            <text:p>3,48%</text:p>
          </table:table-cell>
          <table:table-cell table:style-name="ce2" table:formula="of:=[.K4]+1" office:value-type="float" office:value="2015" calcext:value-type="float">
            <text:p>2015</text:p>
          </table:table-cell>
          <table:table-cell table:style-name="ce11" table:formula="of:=AVERAGE([$'Bottom 10% share'.M5:.M8])" office:value-type="percentage" office:value="0.0273455141011252" calcext:value-type="percentage">
            <text:p>2,73%</text:p>
          </table:table-cell>
          <table:table-cell table:style-name="ce11" table:formula="of:=AVERAGE([$'Bottom 10% share'.N5:.N8])" office:value-type="percentage" office:value="0.0259882639504588" calcext:value-type="percentage">
            <text:p>2,60%</text:p>
          </table:table-cell>
          <table:table-cell table:style-name="ce11" table:formula="of:=AVERAGE([$'Bottom 10% share'.O5:.O8])" office:value-type="percentage" office:value="0.0389018246572676" calcext:value-type="percentage">
            <text:p>3,89%</text:p>
          </table:table-cell>
          <table:table-cell table:style-name="ce11" table:formula="of:=AVERAGE([$'Bottom 10% share'.L5:.L8])" office:value-type="percentage" office:value="0.0347604658990485" calcext:value-type="percentage">
            <text:p>3,48%</text:p>
          </table:table-cell>
          <table:table-cell table:number-columns-repeated="1009"/>
        </table:table-row>
        <table:table-row table:style-name="ro2">
          <table:table-cell table:formula="of:=[.A5]+1" office:value-type="float" office:value="2016" calcext:value-type="float">
            <text:p>2016</text:p>
          </table:table-cell>
          <table:table-cell table:style-name="ce11" table:formula="of:=AVERAGE([$'Bottom 10% share'.C9:.C12])" office:value-type="percentage" office:value="0.0282478964387704" calcext:value-type="percentage">
            <text:p>2,82%</text:p>
          </table:table-cell>
          <table:table-cell table:style-name="ce11" table:formula="of:=AVERAGE([$'Bottom 10% share'.D9:.D12])" office:value-type="percentage" office:value="0.027473680179879" calcext:value-type="percentage">
            <text:p>2,75%</text:p>
          </table:table-cell>
          <table:table-cell table:style-name="ce11" table:formula="of:=AVERAGE([$'Bottom 10% share'.E9:.E12])" office:value-type="percentage" office:value="0.0408566213350865" calcext:value-type="percentage">
            <text:p>4,09%</text:p>
          </table:table-cell>
          <table:table-cell table:style-name="ce11" table:formula="of:=AVERAGE([$'Bottom 10% share'.B9:.B12])" office:value-type="percentage" office:value="0.0370352972538665" calcext:value-type="percentage">
            <text:p>3,70%</text:p>
          </table:table-cell>
          <table:table-cell table:style-name="ce2" table:formula="of:=[.F5]+1" office:value-type="float" office:value="2016" calcext:value-type="float">
            <text:p>2016</text:p>
          </table:table-cell>
          <table:table-cell table:style-name="ce11" table:formula="of:=AVERAGE([$'Bottom 10% share'.H9:.H12])" office:value-type="percentage" office:value="0.0282564344878865" calcext:value-type="percentage">
            <text:p>2,83%</text:p>
          </table:table-cell>
          <table:table-cell table:style-name="ce11" table:formula="of:=AVERAGE([$'Bottom 10% share'.I9:.I12])" office:value-type="percentage" office:value="0.0274657791619457" calcext:value-type="percentage">
            <text:p>2,75%</text:p>
          </table:table-cell>
          <table:table-cell table:style-name="ce11" table:formula="of:=AVERAGE([$'Bottom 10% share'.J9:.J12])" office:value-type="percentage" office:value="0.040869755037014" calcext:value-type="percentage">
            <text:p>4,09%</text:p>
          </table:table-cell>
          <table:table-cell table:style-name="ce11" table:formula="of:=AVERAGE([$'Bottom 10% share'.G9:.G12])" office:value-type="percentage" office:value="0.0370315109469701" calcext:value-type="percentage">
            <text:p>3,70%</text:p>
          </table:table-cell>
          <table:table-cell table:style-name="ce2" table:formula="of:=[.K5]+1" office:value-type="float" office:value="2016" calcext:value-type="float">
            <text:p>2016</text:p>
          </table:table-cell>
          <table:table-cell table:style-name="ce11" table:formula="of:=AVERAGE([$'Bottom 10% share'.M9:.M12])" office:value-type="percentage" office:value="0.0282478964387704" calcext:value-type="percentage">
            <text:p>2,82%</text:p>
          </table:table-cell>
          <table:table-cell table:style-name="ce11" table:formula="of:=AVERAGE([$'Bottom 10% share'.N9:.N12])" office:value-type="percentage" office:value="0.027473680179879" calcext:value-type="percentage">
            <text:p>2,75%</text:p>
          </table:table-cell>
          <table:table-cell table:style-name="ce11" table:formula="of:=AVERAGE([$'Bottom 10% share'.O9:.O12])" office:value-type="percentage" office:value="0.0408566213350865" calcext:value-type="percentage">
            <text:p>4,09%</text:p>
          </table:table-cell>
          <table:table-cell table:style-name="ce11" table:formula="of:=AVERAGE([$'Bottom 10% share'.L9:.L12])" office:value-type="percentage" office:value="0.0370352972538665" calcext:value-type="percentage">
            <text:p>3,70%</text:p>
          </table:table-cell>
          <table:table-cell table:number-columns-repeated="1009"/>
        </table:table-row>
        <table:table-row table:style-name="ro2">
          <table:table-cell table:formula="of:=[.A6]+1" office:value-type="float" office:value="2017" calcext:value-type="float">
            <text:p>2017</text:p>
          </table:table-cell>
          <table:table-cell table:style-name="ce11" table:formula="of:=AVERAGE([$'Bottom 10% share'.C13:.C16])" office:value-type="percentage" office:value="0.0284227946502931" calcext:value-type="percentage">
            <text:p>2,84%</text:p>
          </table:table-cell>
          <table:table-cell table:style-name="ce11" table:formula="of:=AVERAGE([$'Bottom 10% share'.D13:.D16])" office:value-type="percentage" office:value="0.0279546293824703" calcext:value-type="percentage">
            <text:p>2,80%</text:p>
          </table:table-cell>
          <table:table-cell table:style-name="ce11" table:formula="of:=AVERAGE([$'Bottom 10% share'.E13:.E16])" office:value-type="percentage" office:value="0.0410369551323607" calcext:value-type="percentage">
            <text:p>4,10%</text:p>
          </table:table-cell>
          <table:table-cell table:style-name="ce11" table:formula="of:=AVERAGE([$'Bottom 10% share'.B13:.B16])" office:value-type="percentage" office:value="0.0374318498681028" calcext:value-type="percentage">
            <text:p>3,74%</text:p>
          </table:table-cell>
          <table:table-cell table:style-name="ce2" table:formula="of:=[.F6]+1" office:value-type="float" office:value="2017" calcext:value-type="float">
            <text:p>2017</text:p>
          </table:table-cell>
          <table:table-cell table:style-name="ce11" table:formula="of:=AVERAGE([$'Bottom 10% share'.H13:.H16])" office:value-type="percentage" office:value="0.0285859196656487" calcext:value-type="percentage">
            <text:p>2,86%</text:p>
          </table:table-cell>
          <table:table-cell table:style-name="ce11" table:formula="of:=AVERAGE([$'Bottom 10% share'.I13:.I16])" office:value-type="percentage" office:value="0.0280668279403028" calcext:value-type="percentage">
            <text:p>2,81%</text:p>
          </table:table-cell>
          <table:table-cell table:style-name="ce11" table:formula="of:=AVERAGE([$'Bottom 10% share'.J13:.J16])" office:value-type="percentage" office:value="0.0412212822751047" calcext:value-type="percentage">
            <text:p>4,12%</text:p>
          </table:table-cell>
          <table:table-cell table:style-name="ce11" table:formula="of:=AVERAGE([$'Bottom 10% share'.G13:.G16])" office:value-type="percentage" office:value="0.0375617961647203" calcext:value-type="percentage">
            <text:p>3,76%</text:p>
          </table:table-cell>
          <table:table-cell table:style-name="ce2" table:formula="of:=[.K6]+1" office:value-type="float" office:value="2017" calcext:value-type="float">
            <text:p>2017</text:p>
          </table:table-cell>
          <table:table-cell table:style-name="ce11" table:formula="of:=AVERAGE([$'Bottom 10% share'.M13:.M16])" office:value-type="percentage" office:value="0.0285859196656487" calcext:value-type="percentage">
            <text:p>2,86%</text:p>
          </table:table-cell>
          <table:table-cell table:style-name="ce11" table:formula="of:=AVERAGE([$'Bottom 10% share'.N13:.N16])" office:value-type="percentage" office:value="0.0280668934143921" calcext:value-type="percentage">
            <text:p>2,81%</text:p>
          </table:table-cell>
          <table:table-cell table:style-name="ce11" table:formula="of:=AVERAGE([$'Bottom 10% share'.O13:.O16])" office:value-type="percentage" office:value="0.0412212822751047" calcext:value-type="percentage">
            <text:p>4,12%</text:p>
          </table:table-cell>
          <table:table-cell table:style-name="ce11" table:formula="of:=AVERAGE([$'Bottom 10% share'.L13:.L16])" office:value-type="percentage" office:value="0.037562057259058" calcext:value-type="percentage">
            <text:p>3,76%</text:p>
          </table:table-cell>
          <table:table-cell table:number-columns-repeated="1009"/>
        </table:table-row>
        <table:table-row table:style-name="ro2">
          <table:table-cell table:formula="of:=[.A7]+1" office:value-type="float" office:value="2018" calcext:value-type="float">
            <text:p>2018</text:p>
          </table:table-cell>
          <table:table-cell table:style-name="ce11" table:formula="of:=AVERAGE([$'Bottom 10% share'.C17:.C20])" office:value-type="percentage" office:value="0.0300702541852949" calcext:value-type="percentage">
            <text:p>3,01%</text:p>
          </table:table-cell>
          <table:table-cell table:style-name="ce11" table:formula="of:=AVERAGE([$'Bottom 10% share'.D17:.D20])" office:value-type="percentage" office:value="0.0292223627852296" calcext:value-type="percentage">
            <text:p>2,92%</text:p>
          </table:table-cell>
          <table:table-cell table:style-name="ce11" table:formula="of:=AVERAGE([$'Bottom 10% share'.E17:.E20])" office:value-type="percentage" office:value="0.0434218218992384" calcext:value-type="percentage">
            <text:p>4,34%</text:p>
          </table:table-cell>
          <table:table-cell table:style-name="ce11" table:formula="of:=AVERAGE([$'Bottom 10% share'.B17:.B20])" office:value-type="percentage" office:value="0.0393143619936643" calcext:value-type="percentage">
            <text:p>3,93%</text:p>
          </table:table-cell>
          <table:table-cell table:style-name="ce2" table:formula="of:=[.F7]+1" office:value-type="float" office:value="2018" calcext:value-type="float">
            <text:p>2018</text:p>
          </table:table-cell>
          <table:table-cell table:style-name="ce11" table:formula="of:=AVERAGE([$'Bottom 10% share'.H17:.H20])" office:value-type="percentage" office:value="0.0300673642223733" calcext:value-type="percentage">
            <text:p>3,01%</text:p>
          </table:table-cell>
          <table:table-cell table:style-name="ce11" table:formula="of:=AVERAGE([$'Bottom 10% share'.I17:.I20])" office:value-type="percentage" office:value="0.0292353490773382" calcext:value-type="percentage">
            <text:p>2,92%</text:p>
          </table:table-cell>
          <table:table-cell table:style-name="ce11" table:formula="of:=AVERAGE([$'Bottom 10% share'.J17:.J20])" office:value-type="percentage" office:value="0.0434179979464282" calcext:value-type="percentage">
            <text:p>4,34%</text:p>
          </table:table-cell>
          <table:table-cell table:style-name="ce11" table:formula="of:=AVERAGE([$'Bottom 10% share'.G17:.G20])" office:value-type="percentage" office:value="0.0393521007087717" calcext:value-type="percentage">
            <text:p>3,94%</text:p>
          </table:table-cell>
          <table:table-cell table:style-name="ce2" table:formula="of:=[.K7]+1" office:value-type="float" office:value="2018" calcext:value-type="float">
            <text:p>2018</text:p>
          </table:table-cell>
          <table:table-cell table:style-name="ce11" table:formula="of:=AVERAGE([$'Bottom 10% share'.M17:.M20])" office:value-type="percentage" office:value="0.0300673642223733" calcext:value-type="percentage">
            <text:p>3,01%</text:p>
          </table:table-cell>
          <table:table-cell table:style-name="ce11" table:formula="of:=AVERAGE([$'Bottom 10% share'.N17:.N20])" office:value-type="percentage" office:value="0.0292354451182107" calcext:value-type="percentage">
            <text:p>2,92%</text:p>
          </table:table-cell>
          <table:table-cell table:style-name="ce11" table:formula="of:=AVERAGE([$'Bottom 10% share'.O17:.O20])" office:value-type="percentage" office:value="0.0434179979464282" calcext:value-type="percentage">
            <text:p>4,34%</text:p>
          </table:table-cell>
          <table:table-cell table:style-name="ce11" table:formula="of:=AVERAGE([$'Bottom 10% share'.L17:.L20])" office:value-type="percentage" office:value="0.0393523744742028" calcext:value-type="percentage">
            <text:p>3,94%</text:p>
          </table:table-cell>
          <table:table-cell table:number-columns-repeated="1009"/>
        </table:table-row>
        <table:table-row table:style-name="ro2">
          <table:table-cell table:formula="of:=[.A8]+1" office:value-type="float" office:value="2019" calcext:value-type="float">
            <text:p>2019</text:p>
          </table:table-cell>
          <table:table-cell table:style-name="ce11" table:formula="of:=AVERAGE([$'Bottom 10% share'.C21:.C24])" office:value-type="percentage" office:value="0.0298571581884801" calcext:value-type="percentage">
            <text:p>2,99%</text:p>
          </table:table-cell>
          <table:table-cell table:style-name="ce11" table:formula="of:=AVERAGE([$'Bottom 10% share'.D21:.D24])" office:value-type="percentage" office:value="0.0293089436765475" calcext:value-type="percentage">
            <text:p>2,93%</text:p>
          </table:table-cell>
          <table:table-cell table:style-name="ce11" table:formula="of:=AVERAGE([$'Bottom 10% share'.E21:.E24])" office:value-type="percentage" office:value="0.0440415217578669" calcext:value-type="percentage">
            <text:p>4,40%</text:p>
          </table:table-cell>
          <table:table-cell table:style-name="ce11" table:formula="of:=AVERAGE([$'Bottom 10% share'.B21:.B24])" office:value-type="percentage" office:value="0.0400074054909062" calcext:value-type="percentage">
            <text:p>4,00%</text:p>
          </table:table-cell>
          <table:table-cell table:style-name="ce2" table:formula="of:=[.F8]+1" office:value-type="float" office:value="2019" calcext:value-type="float">
            <text:p>2019</text:p>
          </table:table-cell>
          <table:table-cell table:style-name="ce11" table:formula="of:=AVERAGE([$'Bottom 10% share'.H21:.H24])" office:value-type="percentage" office:value="0.0302000983273409" calcext:value-type="percentage">
            <text:p>3,02%</text:p>
          </table:table-cell>
          <table:table-cell table:style-name="ce11" table:formula="of:=AVERAGE([$'Bottom 10% share'.I21:.I24])" office:value-type="percentage" office:value="0.0295136871677185" calcext:value-type="percentage">
            <text:p>2,95%</text:p>
          </table:table-cell>
          <table:table-cell table:style-name="ce11" table:formula="of:=AVERAGE([$'Bottom 10% share'.J21:.J24])" office:value-type="percentage" office:value="0.0446331132576307" calcext:value-type="percentage">
            <text:p>4,46%</text:p>
          </table:table-cell>
          <table:table-cell table:style-name="ce11" table:formula="of:=AVERAGE([$'Bottom 10% share'.G21:.G24])" office:value-type="percentage" office:value="0.0404045949622374" calcext:value-type="percentage">
            <text:p>4,04%</text:p>
          </table:table-cell>
          <table:table-cell table:style-name="ce2" table:formula="of:=[.K8]+1" office:value-type="float" office:value="2019" calcext:value-type="float">
            <text:p>2019</text:p>
          </table:table-cell>
          <table:table-cell table:style-name="ce11" table:formula="of:=AVERAGE([$'Bottom 10% share'.M21:.M24])" office:value-type="percentage" office:value="0.0295733251477687" calcext:value-type="percentage">
            <text:p>2,96%</text:p>
          </table:table-cell>
          <table:table-cell table:style-name="ce11" table:formula="of:=AVERAGE([$'Bottom 10% share'.N21:.N24])" office:value-type="percentage" office:value="0.0290037252584438" calcext:value-type="percentage">
            <text:p>2,90%</text:p>
          </table:table-cell>
          <table:table-cell table:style-name="ce11" table:formula="of:=AVERAGE([$'Bottom 10% share'.O21:.O24])" office:value-type="percentage" office:value="0.0440307714382734" calcext:value-type="percentage">
            <text:p>4,40%</text:p>
          </table:table-cell>
          <table:table-cell table:style-name="ce11" table:formula="of:=AVERAGE([$'Bottom 10% share'.L21:.L24])" office:value-type="percentage" office:value="0.0399102962278137" calcext:value-type="percentage">
            <text:p>3,99%</text:p>
          </table:table-cell>
          <table:table-cell table:number-columns-repeated="1009"/>
        </table:table-row>
        <table:table-row table:style-name="ro2">
          <table:table-cell table:formula="of:=[.A9]+1" office:value-type="float" office:value="2020" calcext:value-type="float">
            <text:p>2020</text:p>
          </table:table-cell>
          <table:table-cell table:style-name="ce11" table:formula="of:=AVERAGE([$'Bottom 10% share'.C25:.C28])" office:value-type="percentage" office:value="0.0342868788783181" calcext:value-type="percentage">
            <text:p>3,43%</text:p>
          </table:table-cell>
          <table:table-cell table:style-name="ce11" table:formula="of:=AVERAGE([$'Bottom 10% share'.D25:.D28])" office:value-type="percentage" office:value="0.0307138981765306" calcext:value-type="percentage">
            <text:p>3,07%</text:p>
          </table:table-cell>
          <table:table-cell table:style-name="ce11" table:formula="of:=AVERAGE([$'Bottom 10% share'.E25:.E28])" office:value-type="percentage" office:value="0.0495647156506324" calcext:value-type="percentage">
            <text:p>4,96%</text:p>
          </table:table-cell>
          <table:table-cell table:style-name="ce11" table:formula="of:=AVERAGE([$'Bottom 10% share'.B25:.B28])" office:value-type="percentage" office:value="0.0419134070322541" calcext:value-type="percentage">
            <text:p>4,19%</text:p>
          </table:table-cell>
          <table:table-cell table:style-name="ce2" table:formula="of:=[.F9]+1" office:value-type="float" office:value="2020" calcext:value-type="float">
            <text:p>2020</text:p>
          </table:table-cell>
          <table:table-cell table:style-name="ce11" table:formula="of:=AVERAGE([$'Bottom 10% share'.H25:.H28])" office:value-type="percentage" office:value="0.0338585301464881" calcext:value-type="percentage">
            <text:p>3,39%</text:p>
          </table:table-cell>
          <table:table-cell table:style-name="ce11" table:formula="of:=AVERAGE([$'Bottom 10% share'.I25:.I28])" office:value-type="percentage" office:value="0.0301966468171422" calcext:value-type="percentage">
            <text:p>3,02%</text:p>
          </table:table-cell>
          <table:table-cell table:style-name="ce11" table:formula="of:=AVERAGE([$'Bottom 10% share'.J25:.J28])" office:value-type="percentage" office:value="0.0477032840780761" calcext:value-type="percentage">
            <text:p>4,77%</text:p>
          </table:table-cell>
          <table:table-cell table:style-name="ce11" table:formula="of:=AVERAGE([$'Bottom 10% share'.G25:.G28])" office:value-type="percentage" office:value="0.040222634179084" calcext:value-type="percentage">
            <text:p>4,02%</text:p>
          </table:table-cell>
          <table:table-cell table:style-name="ce2" table:formula="of:=[.K9]+1" office:value-type="float" office:value="2020" calcext:value-type="float">
            <text:p>2020</text:p>
          </table:table-cell>
          <table:table-cell table:style-name="ce11" table:formula="of:=AVERAGE([$'Bottom 10% share'.M25:.M28])" office:value-type="percentage" office:value="0.032481754249634" calcext:value-type="percentage">
            <text:p>3,25%</text:p>
          </table:table-cell>
          <table:table-cell table:style-name="ce11" table:formula="of:=AVERAGE([$'Bottom 10% share'.N25:.N28])" office:value-type="percentage" office:value="0.0297917602058835" calcext:value-type="percentage">
            <text:p>2,98%</text:p>
          </table:table-cell>
          <table:table-cell table:style-name="ce11" table:formula="of:=AVERAGE([$'Bottom 10% share'.O25:.O28])" office:value-type="percentage" office:value="0.0464222257041991" calcext:value-type="percentage">
            <text:p>4,64%</text:p>
          </table:table-cell>
          <table:table-cell table:style-name="ce11" table:formula="of:=AVERAGE([$'Bottom 10% share'.L25:.L28])" office:value-type="percentage" office:value="0.039902454805525" calcext:value-type="percentage">
            <text:p>3,99%</text:p>
          </table:table-cell>
          <table:table-cell table:number-columns-repeated="1009"/>
        </table:table-row>
        <table:table-row table:style-name="ro2">
          <table:table-cell table:formula="of:=[.A10]+1" office:value-type="float" office:value="2021" calcext:value-type="float">
            <text:p>2021</text:p>
          </table:table-cell>
          <table:table-cell table:style-name="ce11" table:formula="of:=AVERAGE([$'Bottom 10% share'.C29:.C32])" office:value-type="percentage" office:value="0.0345518635851454" calcext:value-type="percentage">
            <text:p>3,46%</text:p>
          </table:table-cell>
          <table:table-cell table:style-name="ce11" table:formula="of:=AVERAGE([$'Bottom 10% share'.D29:.D32])" office:value-type="percentage" office:value="0.0309354798018243" calcext:value-type="percentage">
            <text:p>3,09%</text:p>
          </table:table-cell>
          <table:table-cell table:style-name="ce11" table:formula="of:=AVERAGE([$'Bottom 10% share'.E29:.E32])" office:value-type="percentage" office:value="0.0490430062263149" calcext:value-type="percentage">
            <text:p>4,90%</text:p>
          </table:table-cell>
          <table:table-cell table:style-name="ce11" table:formula="of:=AVERAGE([$'Bottom 10% share'.B29:.B32])" office:value-type="percentage" office:value="0.0416282669708725" calcext:value-type="percentage">
            <text:p>4,16%</text:p>
          </table:table-cell>
          <table:table-cell table:style-name="ce2" table:formula="of:=[.F10]+1" office:value-type="float" office:value="2021" calcext:value-type="float">
            <text:p>2021</text:p>
          </table:table-cell>
          <table:table-cell table:style-name="ce11" table:formula="of:=AVERAGE([$'Bottom 10% share'.H29:.H32])" office:value-type="percentage" office:value="0.0326319041252481" calcext:value-type="percentage">
            <text:p>3,26%</text:p>
          </table:table-cell>
          <table:table-cell table:style-name="ce11" table:formula="of:=AVERAGE([$'Bottom 10% share'.I29:.I32])" office:value-type="percentage" office:value="0.0311150266401069" calcext:value-type="percentage">
            <text:p>3,11%</text:p>
          </table:table-cell>
          <table:table-cell table:style-name="ce11" table:formula="of:=AVERAGE([$'Bottom 10% share'.J29:.J32])" office:value-type="percentage" office:value="0.0463072866906442" calcext:value-type="percentage">
            <text:p>4,63%</text:p>
          </table:table-cell>
          <table:table-cell table:style-name="ce11" table:formula="of:=AVERAGE([$'Bottom 10% share'.G29:.G32])" office:value-type="percentage" office:value="0.0408886629210913" calcext:value-type="percentage">
            <text:p>4,09%</text:p>
          </table:table-cell>
          <table:table-cell table:style-name="ce2" table:formula="of:=[.K10]+1" office:value-type="float" office:value="2021" calcext:value-type="float">
            <text:p>2021</text:p>
          </table:table-cell>
          <table:table-cell table:style-name="ce11" table:formula="of:=AVERAGE([$'Bottom 10% share'.M29:.M32])" office:value-type="percentage" office:value="0.0321290580085315" calcext:value-type="percentage">
            <text:p>3,21%</text:p>
          </table:table-cell>
          <table:table-cell table:style-name="ce11" table:formula="of:=AVERAGE([$'Bottom 10% share'.N29:.N32])" office:value-type="percentage" office:value="0.0295843477659449" calcext:value-type="percentage">
            <text:p>2,96%</text:p>
          </table:table-cell>
          <table:table-cell table:style-name="ce11" table:formula="of:=AVERAGE([$'Bottom 10% share'.O29:.O32])" office:value-type="percentage" office:value="0.0468350742845207" calcext:value-type="percentage">
            <text:p>4,68%</text:p>
          </table:table-cell>
          <table:table-cell table:style-name="ce11" table:formula="of:=AVERAGE([$'Bottom 10% share'.L29:.L32])" office:value-type="percentage" office:value="0.0402026105069246" calcext:value-type="percentage">
            <text:p>4,02%</text:p>
          </table:table-cell>
          <table:table-cell table:number-columns-repeated="1009"/>
        </table:table-row>
        <table:table-row table:style-name="ro2">
          <table:table-cell table:formula="of:=[.A11]+1" office:value-type="float" office:value="2022" calcext:value-type="float">
            <text:p>2022</text:p>
          </table:table-cell>
          <table:table-cell table:style-name="ce11" table:formula="of:=AVERAGE([$'Bottom 10% share'.C33:.C36])" office:value-type="percentage" office:value="0.0358866906793535" calcext:value-type="percentage">
            <text:p>3,59%</text:p>
          </table:table-cell>
          <table:table-cell table:style-name="ce11" table:formula="of:=AVERAGE([$'Bottom 10% share'.D33:.D36])" office:value-type="percentage" office:value="0.0302984503504322" calcext:value-type="percentage">
            <text:p>3,03%</text:p>
          </table:table-cell>
          <table:table-cell table:style-name="ce11" table:formula="of:=AVERAGE([$'Bottom 10% share'.E33:.E36])" office:value-type="percentage" office:value="0.0492239206241537" calcext:value-type="percentage">
            <text:p>4,92%</text:p>
          </table:table-cell>
          <table:table-cell table:style-name="ce11" table:formula="of:=AVERAGE([$'Bottom 10% share'.B33:.B36])" office:value-type="percentage" office:value="0.040217207424786" calcext:value-type="percentage">
            <text:p>4,02%</text:p>
          </table:table-cell>
          <table:table-cell table:style-name="ce2" table:formula="of:=[.F11]+1" office:value-type="float" office:value="2022" calcext:value-type="float">
            <text:p>2022</text:p>
          </table:table-cell>
          <table:table-cell table:style-name="ce11" table:formula="of:=AVERAGE([$'Bottom 10% share'.H33:.H36])" office:value-type="percentage" office:value="0.0369489466167762" calcext:value-type="percentage">
            <text:p>3,69%</text:p>
          </table:table-cell>
          <table:table-cell table:style-name="ce11" table:formula="of:=AVERAGE([$'Bottom 10% share'.I33:.I36])" office:value-type="percentage" office:value="0.0332082657289749" calcext:value-type="percentage">
            <text:p>3,32%</text:p>
          </table:table-cell>
          <table:table-cell table:style-name="ce11" table:formula="of:=AVERAGE([$'Bottom 10% share'.J33:.J36])" office:value-type="percentage" office:value="0.0523504408470869" calcext:value-type="percentage">
            <text:p>5,24%</text:p>
          </table:table-cell>
          <table:table-cell table:style-name="ce11" table:formula="of:=AVERAGE([$'Bottom 10% share'.G33:.G36])" office:value-type="percentage" office:value="0.0441674523259414" calcext:value-type="percentage">
            <text:p>4,42%</text:p>
          </table:table-cell>
          <table:table-cell table:style-name="ce2" table:formula="of:=[.K11]+1" office:value-type="float" office:value="2022" calcext:value-type="float">
            <text:p>2022</text:p>
          </table:table-cell>
          <table:table-cell table:style-name="ce11" table:formula="of:=AVERAGE([$'Bottom 10% share'.M33:.M36])" office:value-type="percentage" office:value="0.0338739787147119" calcext:value-type="percentage">
            <text:p>3,39%</text:p>
          </table:table-cell>
          <table:table-cell table:style-name="ce11" table:formula="of:=AVERAGE([$'Bottom 10% share'.N33:.N36])" office:value-type="percentage" office:value="0.0298901882150225" calcext:value-type="percentage">
            <text:p>2,99%</text:p>
          </table:table-cell>
          <table:table-cell table:style-name="ce11" table:formula="of:=AVERAGE([$'Bottom 10% share'.O33:.O36])" office:value-type="percentage" office:value="0.0473401846140742" calcext:value-type="percentage">
            <text:p>4,73%</text:p>
          </table:table-cell>
          <table:table-cell table:style-name="ce11" table:formula="of:=AVERAGE([$'Bottom 10% share'.L33:.L36])" office:value-type="percentage" office:value="0.0394909164859514" calcext:value-type="percentage">
            <text:p>3,95%</text:p>
          </table:table-cell>
          <table:table-cell table:number-columns-repeated="1009"/>
        </table:table-row>
        <table:table-row table:style-name="ro2">
          <table:table-cell table:formula="of:=[.A12]+1" office:value-type="float" office:value="2023" calcext:value-type="float">
            <text:p>2023</text:p>
          </table:table-cell>
          <table:table-cell table:style-name="ce11" table:formula="of:=AVERAGE([$'Bottom 10% share'.C37:.C40])" office:value-type="percentage" office:value="0.0363199788942201" calcext:value-type="percentage">
            <text:p>3,63%</text:p>
          </table:table-cell>
          <table:table-cell table:style-name="ce11" table:formula="of:=AVERAGE([$'Bottom 10% share'.D37:.D40])" office:value-type="percentage" office:value="0.0303787336611727" calcext:value-type="percentage">
            <text:p>3,04%</text:p>
          </table:table-cell>
          <table:table-cell table:style-name="ce11" table:formula="of:=AVERAGE([$'Bottom 10% share'.E37:.E40])" office:value-type="percentage" office:value="0.0498170145473468" calcext:value-type="percentage">
            <text:p>4,98%</text:p>
          </table:table-cell>
          <table:table-cell table:style-name="ce11" table:formula="of:=AVERAGE([$'Bottom 10% share'.B37:.B40])" office:value-type="percentage" office:value="0.0403115024972878" calcext:value-type="percentage">
            <text:p>4,03%</text:p>
          </table:table-cell>
          <table:table-cell table:style-name="ce2" table:formula="of:=[.F12]+1" office:value-type="float" office:value="2023" calcext:value-type="float">
            <text:p>2023</text:p>
          </table:table-cell>
          <table:table-cell table:style-name="ce11" table:formula="of:=AVERAGE([$'Bottom 10% share'.H37:.H40])" office:value-type="percentage" office:value="0.0362883014440461" calcext:value-type="percentage">
            <text:p>3,63%</text:p>
          </table:table-cell>
          <table:table-cell table:style-name="ce11" table:formula="of:=AVERAGE([$'Bottom 10% share'.I37:.I40])" office:value-type="percentage" office:value="0.0319091988981068" calcext:value-type="percentage">
            <text:p>3,19%</text:p>
          </table:table-cell>
          <table:table-cell table:style-name="ce11" table:formula="of:=AVERAGE([$'Bottom 10% share'.J37:.J40])" office:value-type="percentage" office:value="0.0518556176958533" calcext:value-type="percentage">
            <text:p>5,19%</text:p>
          </table:table-cell>
          <table:table-cell table:style-name="ce11" table:formula="of:=AVERAGE([$'Bottom 10% share'.G37:.G40])" office:value-type="percentage" office:value="0.0429584533165009" calcext:value-type="percentage">
            <text:p>4,30%</text:p>
          </table:table-cell>
          <table:table-cell table:style-name="ce2" table:formula="of:=[.K12]+1" office:value-type="float" office:value="2023" calcext:value-type="float">
            <text:p>2023</text:p>
          </table:table-cell>
          <table:table-cell table:style-name="ce11" table:formula="of:=AVERAGE([$'Bottom 10% share'.M37:.M40])" office:value-type="percentage" office:value="0.0349895180547998" calcext:value-type="percentage">
            <text:p>3,50%</text:p>
          </table:table-cell>
          <table:table-cell table:style-name="ce11" table:formula="of:=AVERAGE([$'Bottom 10% share'.N37:.N40])" office:value-type="percentage" office:value="0.0295188895871091" calcext:value-type="percentage">
            <text:p>2,95%</text:p>
          </table:table-cell>
          <table:table-cell table:style-name="ce11" table:formula="of:=AVERAGE([$'Bottom 10% share'.O37:.O40])" office:value-type="percentage" office:value="0.0488511382491697" calcext:value-type="percentage">
            <text:p>4,89%</text:p>
          </table:table-cell>
          <table:table-cell table:style-name="ce11" table:formula="of:=AVERAGE([$'Bottom 10% share'.L37:.L40])" office:value-type="percentage" office:value="0.0393343059719585" calcext:value-type="percentage">
            <text:p>3,93%</text:p>
          </table:table-cell>
          <table:table-cell table:number-columns-repeated="1009"/>
        </table:table-row>
        <table:table-row table:style-name="ro2">
          <table:table-cell table:formula="of:=[.A13]+1" office:value-type="float" office:value="2024" calcext:value-type="float">
            <text:p>2024</text:p>
          </table:table-cell>
          <table:table-cell table:style-name="ce11" table:formula="of:=AVERAGE([$'Bottom 10% share'.C41:.C44])" office:value-type="percentage" office:value="0.0364554565805867" calcext:value-type="percentage">
            <text:p>3,65%</text:p>
          </table:table-cell>
          <table:table-cell table:style-name="ce11" table:formula="of:=AVERAGE([$'Bottom 10% share'.D41:.D44])" office:value-type="percentage" office:value="0.030661965385224" calcext:value-type="percentage">
            <text:p>3,07%</text:p>
          </table:table-cell>
          <table:table-cell table:style-name="ce11" table:formula="of:=AVERAGE([$'Bottom 10% share'.E41:.E44])" office:value-type="percentage" office:value="0.0490261624521145" calcext:value-type="percentage">
            <text:p>4,90%</text:p>
          </table:table-cell>
          <table:table-cell table:style-name="ce11" table:formula="of:=AVERAGE([$'Bottom 10% share'.B41:.B44])" office:value-type="percentage" office:value="0.0398880217534822" calcext:value-type="percentage">
            <text:p>3,99%</text:p>
          </table:table-cell>
          <table:table-cell table:style-name="ce2" table:formula="of:=[.F13]+1" office:value-type="float" office:value="2024" calcext:value-type="float">
            <text:p>2024</text:p>
          </table:table-cell>
          <table:table-cell table:style-name="ce11" table:formula="of:=AVERAGE([$'Bottom 10% share'.H41:.H44])" office:value-type="percentage" office:value="0.039232690096155" calcext:value-type="percentage">
            <text:p>3,92%</text:p>
          </table:table-cell>
          <table:table-cell table:style-name="ce11" table:formula="of:=AVERAGE([$'Bottom 10% share'.I41:.I44])" office:value-type="percentage" office:value="0.0329623939861557" calcext:value-type="percentage">
            <text:p>3,30%</text:p>
          </table:table-cell>
          <table:table-cell table:style-name="ce11" table:formula="of:=AVERAGE([$'Bottom 10% share'.J41:.J44])" office:value-type="percentage" office:value="0.0529178005303152" calcext:value-type="percentage">
            <text:p>5,29%</text:p>
          </table:table-cell>
          <table:table-cell table:style-name="ce11" table:formula="of:=AVERAGE([$'Bottom 10% share'.G41:.G44])" office:value-type="percentage" office:value="0.0426770471638056" calcext:value-type="percentage">
            <text:p>4,27%</text:p>
          </table:table-cell>
          <table:table-cell table:style-name="ce2" table:formula="of:=[.K13]+1" office:value-type="float" office:value="2024" calcext:value-type="float">
            <text:p>2024</text:p>
          </table:table-cell>
          <table:table-cell table:style-name="ce11" table:formula="of:=AVERAGE([$'Bottom 10% share'.M41:.M44])" office:value-type="percentage" office:value="0.034418157829202" calcext:value-type="percentage">
            <text:p>3,44%</text:p>
          </table:table-cell>
          <table:table-cell table:style-name="ce11" table:formula="of:=AVERAGE([$'Bottom 10% share'.N41:.N44])" office:value-type="percentage" office:value="0.029483659668208" calcext:value-type="percentage">
            <text:p>2,95%</text:p>
          </table:table-cell>
          <table:table-cell table:style-name="ce11" table:formula="of:=AVERAGE([$'Bottom 10% share'.O41:.O44])" office:value-type="percentage" office:value="0.0466938999618856" calcext:value-type="percentage">
            <text:p>4,67%</text:p>
          </table:table-cell>
          <table:table-cell table:style-name="ce11" table:formula="of:=AVERAGE([$'Bottom 10% share'.L41:.L44])" office:value-type="percentage" office:value="0.038147581916499" calcext:value-type="percentage">
            <text:p>3,81%</text:p>
          </table:table-cell>
          <table:table-cell table:number-columns-repeated="1009"/>
        </table:table-row>
        <table:table-row table:style-name="ro2">
          <table:table-cell table:formula="of:=[.A14]+1" office:value-type="float" office:value="2025" calcext:value-type="float">
            <text:p>2025</text:p>
          </table:table-cell>
          <table:table-cell table:style-name="ce11" table:formula="of:=AVERAGE([$'Bottom 10% share'.C45:.C48])" office:value-type="percentage" office:value="0.0371660307838275" calcext:value-type="percentage">
            <text:p>3,72%</text:p>
          </table:table-cell>
          <table:table-cell table:style-name="ce11" table:formula="of:=AVERAGE([$'Bottom 10% share'.D45:.D48])" office:value-type="percentage" office:value="0.0312552277493021" calcext:value-type="percentage">
            <text:p>3,13%</text:p>
          </table:table-cell>
          <table:table-cell table:style-name="ce11" table:formula="of:=AVERAGE([$'Bottom 10% share'.E45:.E48])" office:value-type="percentage" office:value="0.05022563104962" calcext:value-type="percentage">
            <text:p>5,02%</text:p>
          </table:table-cell>
          <table:table-cell table:style-name="ce11" table:formula="of:=AVERAGE([$'Bottom 10% share'.B45:.B48])" office:value-type="percentage" office:value="0.0407085042625168" calcext:value-type="percentage">
            <text:p>4,07%</text:p>
          </table:table-cell>
          <table:table-cell table:style-name="ce2" table:formula="of:=[.F14]+1" office:value-type="float" office:value="2025" calcext:value-type="float">
            <text:p>2025</text:p>
          </table:table-cell>
          <table:table-cell table:style-name="ce11" table:formula="of:=AVERAGE([$'Bottom 10% share'.H45:.H48])" office:value-type="percentage" office:value="0.0387109568391884" calcext:value-type="percentage">
            <text:p>3,87%</text:p>
          </table:table-cell>
          <table:table-cell table:style-name="ce11" table:formula="of:=AVERAGE([$'Bottom 10% share'.I45:.I48])" office:value-type="percentage" office:value="0.0326125314024032" calcext:value-type="percentage">
            <text:p>3,26%</text:p>
          </table:table-cell>
          <table:table-cell table:style-name="ce11" table:formula="of:=AVERAGE([$'Bottom 10% share'.J45:.J48])" office:value-type="percentage" office:value="0.0506183593674351" calcext:value-type="percentage">
            <text:p>5,06%</text:p>
          </table:table-cell>
          <table:table-cell table:style-name="ce11" table:formula="of:=AVERAGE([$'Bottom 10% share'.G45:.G48])" office:value-type="percentage" office:value="0.0409603196035676" calcext:value-type="percentage">
            <text:p>4,10%</text:p>
          </table:table-cell>
          <table:table-cell table:style-name="ce2" table:formula="of:=[.K14]+1" office:value-type="float" office:value="2025" calcext:value-type="float">
            <text:p>2025</text:p>
          </table:table-cell>
          <table:table-cell table:style-name="ce11" table:formula="of:=AVERAGE([$'Bottom 10% share'.M45:.M48])" office:value-type="percentage" office:value="0.0354344293208465" calcext:value-type="percentage">
            <text:p>3,54%</text:p>
          </table:table-cell>
          <table:table-cell table:style-name="ce11" table:formula="of:=AVERAGE([$'Bottom 10% share'.N45:.N48])" office:value-type="percentage" office:value="0.0295470163368504" calcext:value-type="percentage">
            <text:p>2,95%</text:p>
          </table:table-cell>
          <table:table-cell table:style-name="ce11" table:formula="of:=AVERAGE([$'Bottom 10% share'.O45:.O48])" office:value-type="percentage" office:value="0.0478839266145902" calcext:value-type="percentage">
            <text:p>4,79%</text:p>
          </table:table-cell>
          <table:table-cell table:style-name="ce11" table:formula="of:=AVERAGE([$'Bottom 10% share'.L45:.L48])" office:value-type="percentage" office:value="0.0382802528210763" calcext:value-type="percentage">
            <text:p>3,83%</text:p>
          </table:table-cell>
          <table:table-cell table:number-columns-repeated="1009"/>
        </table:table-row>
        <table:table-row table:style-name="ro2">
          <table:table-cell table:formula="of:=[.A15]+1" office:value-type="float" office:value="2026" calcext:value-type="float">
            <text:p>2026</text:p>
          </table:table-cell>
          <table:table-cell table:style-name="ce11" table:formula="of:=AVERAGE([$'Bottom 10% share'.C49:.C52])" office:value-type="percentage" office:value="0.0397360879617066" calcext:value-type="percentage">
            <text:p>3,97%</text:p>
          </table:table-cell>
          <table:table-cell table:style-name="ce11" table:formula="of:=AVERAGE([$'Bottom 10% share'.D49:.D52])" office:value-type="percentage" office:value="0.0325786861975279" calcext:value-type="percentage">
            <text:p>3,26%</text:p>
          </table:table-cell>
          <table:table-cell table:style-name="ce11" table:formula="of:=AVERAGE([$'Bottom 10% share'.E49:.E52])" office:value-type="percentage" office:value="0.0522711170138823" calcext:value-type="percentage">
            <text:p>5,23%</text:p>
          </table:table-cell>
          <table:table-cell table:style-name="ce11" table:formula="of:=AVERAGE([$'Bottom 10% share'.B49:.B52])" office:value-type="percentage" office:value="0.0416096687266716" calcext:value-type="percentage">
            <text:p>4,16%</text:p>
          </table:table-cell>
          <table:table-cell table:style-name="ce2" table:formula="of:=[.F15]+1" office:value-type="float" office:value="2026" calcext:value-type="float">
            <text:p>2026</text:p>
          </table:table-cell>
          <table:table-cell table:style-name="ce11" table:formula="of:=AVERAGE([$'Bottom 10% share'.H49:.H52])" office:value-type="percentage" office:value="0.0376243353984152" calcext:value-type="percentage">
            <text:p>3,76%</text:p>
          </table:table-cell>
          <table:table-cell table:style-name="ce11" table:formula="of:=AVERAGE([$'Bottom 10% share'.I49:.I52])" office:value-type="percentage" office:value="0.031495166610232" calcext:value-type="percentage">
            <text:p>3,15%</text:p>
          </table:table-cell>
          <table:table-cell table:style-name="ce11" table:formula="of:=AVERAGE([$'Bottom 10% share'.J49:.J52])" office:value-type="percentage" office:value="0.0496366323478088" calcext:value-type="percentage">
            <text:p>4,96%</text:p>
          </table:table-cell>
          <table:table-cell table:style-name="ce11" table:formula="of:=AVERAGE([$'Bottom 10% share'.G49:.G52])" office:value-type="percentage" office:value="0.0398627426417498" calcext:value-type="percentage">
            <text:p>3,99%</text:p>
          </table:table-cell>
          <table:table-cell table:style-name="ce2" table:formula="of:=[.K15]+1" office:value-type="float" office:value="2026" calcext:value-type="float">
            <text:p>2026</text:p>
          </table:table-cell>
          <table:table-cell table:style-name="ce11" table:formula="of:=AVERAGE([$'Bottom 10% share'.M49:.M52])" office:value-type="percentage" office:value="0.0370654887101094" calcext:value-type="percentage">
            <text:p>3,71%</text:p>
          </table:table-cell>
          <table:table-cell table:style-name="ce11" table:formula="of:=AVERAGE([$'Bottom 10% share'.N49:.N52])" office:value-type="percentage" office:value="0.0314834740523974" calcext:value-type="percentage">
            <text:p>3,15%</text:p>
          </table:table-cell>
          <table:table-cell table:style-name="ce11" table:formula="of:=AVERAGE([$'Bottom 10% share'.O49:.O52])" office:value-type="percentage" office:value="0.0483721911288678" calcext:value-type="percentage">
            <text:p>4,84%</text:p>
          </table:table-cell>
          <table:table-cell table:style-name="ce11" table:formula="of:=AVERAGE([$'Bottom 10% share'.L49:.L52])" office:value-type="percentage" office:value="0.0393189223282539" calcext:value-type="percentage">
            <text:p>3,93%</text:p>
          </table:table-cell>
          <table:table-cell table:number-columns-repeated="1009"/>
        </table:table-row>
        <table:table-row table:style-name="ro2">
          <table:table-cell table:formula="of:=[.A16]+1" office:value-type="float" office:value="2027" calcext:value-type="float">
            <text:p>2027</text:p>
          </table:table-cell>
          <table:table-cell table:style-name="ce11" table:formula="of:=AVERAGE([$'Bottom 10% share'.C53:.C56])" office:value-type="percentage" office:value="0.041593499032613" calcext:value-type="percentage">
            <text:p>4,16%</text:p>
          </table:table-cell>
          <table:table-cell table:style-name="ce11" table:formula="of:=AVERAGE([$'Bottom 10% share'.D53:.D56])" office:value-type="percentage" office:value="0.0328765001559591" calcext:value-type="percentage">
            <text:p>3,29%</text:p>
          </table:table-cell>
          <table:table-cell table:style-name="ce11" table:formula="of:=AVERAGE([$'Bottom 10% share'.E53:.E56])" office:value-type="percentage" office:value="0.0531779667509363" calcext:value-type="percentage">
            <text:p>5,32%</text:p>
          </table:table-cell>
          <table:table-cell table:style-name="ce11" table:formula="of:=AVERAGE([$'Bottom 10% share'.B53:.B56])" office:value-type="percentage" office:value="0.0412454614300348" calcext:value-type="percentage">
            <text:p>4,12%</text:p>
          </table:table-cell>
          <table:table-cell table:style-name="ce2" table:formula="of:=[.F16]+1" office:value-type="float" office:value="2027" calcext:value-type="float">
            <text:p>2027</text:p>
          </table:table-cell>
          <table:table-cell table:style-name="ce11" table:formula="of:=AVERAGE([$'Bottom 10% share'.H53:.H56])" office:value-type="percentage" office:value="0.0395353492303476" calcext:value-type="percentage">
            <text:p>3,95%</text:p>
          </table:table-cell>
          <table:table-cell table:style-name="ce11" table:formula="of:=AVERAGE([$'Bottom 10% share'.I53:.I56])" office:value-type="percentage" office:value="0.0325451275762859" calcext:value-type="percentage">
            <text:p>3,25%</text:p>
          </table:table-cell>
          <table:table-cell table:style-name="ce11" table:formula="of:=AVERAGE([$'Bottom 10% share'.J53:.J56])" office:value-type="percentage" office:value="0.051363450326775" calcext:value-type="percentage">
            <text:p>5,14%</text:p>
          </table:table-cell>
          <table:table-cell table:style-name="ce11" table:formula="of:=AVERAGE([$'Bottom 10% share'.G53:.G56])" office:value-type="percentage" office:value="0.0407271643251277" calcext:value-type="percentage">
            <text:p>4,07%</text:p>
          </table:table-cell>
          <table:table-cell table:style-name="ce2" table:formula="of:=[.K16]+1" office:value-type="float" office:value="2027" calcext:value-type="float">
            <text:p>2027</text:p>
          </table:table-cell>
          <table:table-cell table:style-name="ce11" table:formula="of:=AVERAGE([$'Bottom 10% share'.M53:.M56])" office:value-type="percentage" office:value="0.0400904081592932" calcext:value-type="percentage">
            <text:p>4,01%</text:p>
          </table:table-cell>
          <table:table-cell table:style-name="ce11" table:formula="of:=AVERAGE([$'Bottom 10% share'.N53:.N56])" office:value-type="percentage" office:value="0.0316790746207285" calcext:value-type="percentage">
            <text:p>3,17%</text:p>
          </table:table-cell>
          <table:table-cell table:style-name="ce11" table:formula="of:=AVERAGE([$'Bottom 10% share'.O53:.O56])" office:value-type="percentage" office:value="0.0502861128823" calcext:value-type="percentage">
            <text:p>5,03%</text:p>
          </table:table-cell>
          <table:table-cell table:style-name="ce11" table:formula="of:=AVERAGE([$'Bottom 10% share'.L53:.L56])" office:value-type="percentage" office:value="0.0387340174169728" calcext:value-type="percentage">
            <text:p>3,87%</text:p>
          </table:table-cell>
          <table:table-cell table:number-columns-repeated="1009"/>
        </table:table-row>
        <table:table-row table:style-name="ro2">
          <table:table-cell table:formula="of:=[.A17]+1" office:value-type="float" office:value="2028" calcext:value-type="float">
            <text:p>2028</text:p>
          </table:table-cell>
          <table:table-cell table:style-name="ce11" table:formula="of:=AVERAGE([$'Bottom 10% share'.C57:.C60])" office:value-type="percentage" office:value="0.0411242637440305" calcext:value-type="percentage">
            <text:p>4,11%</text:p>
          </table:table-cell>
          <table:table-cell table:style-name="ce11" table:formula="of:=AVERAGE([$'Bottom 10% share'.D57:.D60])" office:value-type="percentage" office:value="0.031644714845953" calcext:value-type="percentage">
            <text:p>3,16%</text:p>
          </table:table-cell>
          <table:table-cell table:style-name="ce11" table:formula="of:=AVERAGE([$'Bottom 10% share'.E57:.E60])" office:value-type="percentage" office:value="0.0505416483540904" calcext:value-type="percentage">
            <text:p>5,05%</text:p>
          </table:table-cell>
          <table:table-cell table:style-name="ce11" table:formula="of:=AVERAGE([$'Bottom 10% share'.B57:.B60])" office:value-type="percentage" office:value="0.038416081850291" calcext:value-type="percentage">
            <text:p>3,84%</text:p>
          </table:table-cell>
          <table:table-cell table:style-name="ce2" table:formula="of:=[.F17]+1" office:value-type="float" office:value="2028" calcext:value-type="float">
            <text:p>2028</text:p>
          </table:table-cell>
          <table:table-cell table:style-name="ce11" table:formula="of:=AVERAGE([$'Bottom 10% share'.H57:.H60])" office:value-type="percentage" office:value="0.0404512777934837" calcext:value-type="percentage">
            <text:p>4,05%</text:p>
          </table:table-cell>
          <table:table-cell table:style-name="ce11" table:formula="of:=AVERAGE([$'Bottom 10% share'.I57:.I60])" office:value-type="percentage" office:value="0.0311224532011517" calcext:value-type="percentage">
            <text:p>3,11%</text:p>
          </table:table-cell>
          <table:table-cell table:style-name="ce11" table:formula="of:=AVERAGE([$'Bottom 10% share'.J57:.J60])" office:value-type="percentage" office:value="0.0522358532239662" calcext:value-type="percentage">
            <text:p>5,22%</text:p>
          </table:table-cell>
          <table:table-cell table:style-name="ce11" table:formula="of:=AVERAGE([$'Bottom 10% share'.G57:.G60])" office:value-type="percentage" office:value="0.0392369417343315" calcext:value-type="percentage">
            <text:p>3,92%</text:p>
          </table:table-cell>
          <table:table-cell table:style-name="ce2" table:formula="of:=[.K17]+1" office:value-type="float" office:value="2028" calcext:value-type="float">
            <text:p>2028</text:p>
          </table:table-cell>
          <table:table-cell table:style-name="ce11" table:formula="of:=AVERAGE([$'Bottom 10% share'.M57:.M60])" office:value-type="percentage" office:value="0.0415094140694794" calcext:value-type="percentage">
            <text:p>4,15%</text:p>
          </table:table-cell>
          <table:table-cell table:style-name="ce11" table:formula="of:=AVERAGE([$'Bottom 10% share'.N57:.N60])" office:value-type="percentage" office:value="0.0324371203457298" calcext:value-type="percentage">
            <text:p>3,24%</text:p>
          </table:table-cell>
          <table:table-cell table:style-name="ce11" table:formula="of:=AVERAGE([$'Bottom 10% share'.O57:.O60])" office:value-type="percentage" office:value="0.052059447507797" calcext:value-type="percentage">
            <text:p>5,21%</text:p>
          </table:table-cell>
          <table:table-cell table:style-name="ce11" table:formula="of:=AVERAGE([$'Bottom 10% share'.L57:.L60])" office:value-type="percentage" office:value="0.039662403844913" calcext:value-type="percentage">
            <text:p>3,97%</text:p>
          </table:table-cell>
          <table:table-cell table:number-columns-repeated="1009"/>
        </table:table-row>
        <table:table-row table:style-name="ro2">
          <table:table-cell table:formula="of:=[.A18]+1" office:value-type="float" office:value="2029" calcext:value-type="float">
            <text:p>2029</text:p>
          </table:table-cell>
          <table:table-cell table:style-name="ce11" table:formula="of:=AVERAGE([$'Bottom 10% share'.C61:.C64])" office:value-type="percentage" office:value="0.0397427873187744" calcext:value-type="percentage">
            <text:p>3,97%</text:p>
          </table:table-cell>
          <table:table-cell table:style-name="ce11" table:formula="of:=AVERAGE([$'Bottom 10% share'.D61:.D64])" office:value-type="percentage" office:value="0.0315889619695579" calcext:value-type="percentage">
            <text:p>3,16%</text:p>
          </table:table-cell>
          <table:table-cell table:style-name="ce11" table:formula="of:=AVERAGE([$'Bottom 10% share'.E61:.E64])" office:value-type="percentage" office:value="0.0495790370793965" calcext:value-type="percentage">
            <text:p>4,96%</text:p>
          </table:table-cell>
          <table:table-cell table:style-name="ce11" table:formula="of:=AVERAGE([$'Bottom 10% share'.B61:.B64])" office:value-type="percentage" office:value="0.0385843466946748" calcext:value-type="percentage">
            <text:p>3,86%</text:p>
          </table:table-cell>
          <table:table-cell table:style-name="ce2" table:formula="of:=[.F18]+1" office:value-type="float" office:value="2029" calcext:value-type="float">
            <text:p>2029</text:p>
          </table:table-cell>
          <table:table-cell table:style-name="ce11" table:formula="of:=AVERAGE([$'Bottom 10% share'.H61:.H64])" office:value-type="percentage" office:value="0.0363949957523317" calcext:value-type="percentage">
            <text:p>3,64%</text:p>
          </table:table-cell>
          <table:table-cell table:style-name="ce11" table:formula="of:=AVERAGE([$'Bottom 10% share'.I61:.I64])" office:value-type="percentage" office:value="0.0286818605773909" calcext:value-type="percentage">
            <text:p>2,87%</text:p>
          </table:table-cell>
          <table:table-cell table:style-name="ce11" table:formula="of:=AVERAGE([$'Bottom 10% share'.J61:.J64])" office:value-type="percentage" office:value="0.0456784250458337" calcext:value-type="percentage">
            <text:p>4,57%</text:p>
          </table:table-cell>
          <table:table-cell table:style-name="ce11" table:formula="of:=AVERAGE([$'Bottom 10% share'.G61:.G64])" office:value-type="percentage" office:value="0.0351185452753898" calcext:value-type="percentage">
            <text:p>3,51%</text:p>
          </table:table-cell>
          <table:table-cell table:style-name="ce2" table:formula="of:=[.K18]+1" office:value-type="float" office:value="2029" calcext:value-type="float">
            <text:p>2029</text:p>
          </table:table-cell>
          <table:table-cell table:style-name="ce11" table:formula="of:=AVERAGE([$'Bottom 10% share'.M61:.M64])" office:value-type="percentage" office:value="0.0387345459977429" calcext:value-type="percentage">
            <text:p>3,87%</text:p>
          </table:table-cell>
          <table:table-cell table:style-name="ce11" table:formula="of:=AVERAGE([$'Bottom 10% share'.N61:.N64])" office:value-type="percentage" office:value="0.0303154990988663" calcext:value-type="percentage">
            <text:p>3,03%</text:p>
          </table:table-cell>
          <table:table-cell table:style-name="ce11" table:formula="of:=AVERAGE([$'Bottom 10% share'.O61:.O64])" office:value-type="percentage" office:value="0.049922404783709" calcext:value-type="percentage">
            <text:p>4,99%</text:p>
          </table:table-cell>
          <table:table-cell table:style-name="ce11" table:formula="of:=AVERAGE([$'Bottom 10% share'.L61:.L64])" office:value-type="percentage" office:value="0.0379037545174315" calcext:value-type="percentage">
            <text:p>3,79%</text:p>
          </table:table-cell>
          <table:table-cell table:number-columns-repeated="1009"/>
        </table:table-row>
        <table:table-row table:style-name="ro2">
          <table:table-cell table:formula="of:=[.A19]+1" office:value-type="float" office:value="2030" calcext:value-type="float">
            <text:p>2030</text:p>
          </table:table-cell>
          <table:table-cell table:style-name="ce11" table:formula="of:=AVERAGE([$'Bottom 10% share'.C65:.C68])" office:value-type="percentage" office:value="0.0372229574042276" calcext:value-type="percentage">
            <text:p>3,72%</text:p>
          </table:table-cell>
          <table:table-cell table:style-name="ce11" table:formula="of:=AVERAGE([$'Bottom 10% share'.D65:.D68])" office:value-type="percentage" office:value="0.0310705414901078" calcext:value-type="percentage">
            <text:p>3,11%</text:p>
          </table:table-cell>
          <table:table-cell table:style-name="ce11" table:formula="of:=AVERAGE([$'Bottom 10% share'.E65:.E68])" office:value-type="percentage" office:value="0.0450927411423094" calcext:value-type="percentage">
            <text:p>4,51%</text:p>
          </table:table-cell>
          <table:table-cell table:style-name="ce11" table:formula="of:=AVERAGE([$'Bottom 10% share'.B65:.B68])" office:value-type="percentage" office:value="0.0366468579366016" calcext:value-type="percentage">
            <text:p>3,66%</text:p>
          </table:table-cell>
          <table:table-cell table:style-name="ce2" table:formula="of:=[.F19]+1" office:value-type="float" office:value="2030" calcext:value-type="float">
            <text:p>2030</text:p>
          </table:table-cell>
          <table:table-cell table:style-name="ce11" table:formula="of:=AVERAGE([$'Bottom 10% share'.H65:.H68])" office:value-type="percentage" office:value="0.0372490937521076" calcext:value-type="percentage">
            <text:p>3,72%</text:p>
          </table:table-cell>
          <table:table-cell table:style-name="ce11" table:formula="of:=AVERAGE([$'Bottom 10% share'.I65:.I68])" office:value-type="percentage" office:value="0.029686356044023" calcext:value-type="percentage">
            <text:p>2,97%</text:p>
          </table:table-cell>
          <table:table-cell table:style-name="ce11" table:formula="of:=AVERAGE([$'Bottom 10% share'.J65:.J68])" office:value-type="percentage" office:value="0.04539803188317" calcext:value-type="percentage">
            <text:p>4,54%</text:p>
          </table:table-cell>
          <table:table-cell table:style-name="ce11" table:formula="of:=AVERAGE([$'Bottom 10% share'.G65:.G68])" office:value-type="percentage" office:value="0.0353501831481372" calcext:value-type="percentage">
            <text:p>3,54%</text:p>
          </table:table-cell>
          <table:table-cell table:style-name="ce2" table:formula="of:=[.K19]+1" office:value-type="float" office:value="2030" calcext:value-type="float">
            <text:p>2030</text:p>
          </table:table-cell>
          <table:table-cell table:style-name="ce11" table:formula="of:=AVERAGE([$'Bottom 10% share'.M65:.M68])" office:value-type="percentage" office:value="0.0397797846063059" calcext:value-type="percentage">
            <text:p>3,98%</text:p>
          </table:table-cell>
          <table:table-cell table:style-name="ce11" table:formula="of:=AVERAGE([$'Bottom 10% share'.N65:.N68])" office:value-type="percentage" office:value="0.0316647646142983" calcext:value-type="percentage">
            <text:p>3,17%</text:p>
          </table:table-cell>
          <table:table-cell table:style-name="ce11" table:formula="of:=AVERAGE([$'Bottom 10% share'.O65:.O68])" office:value-type="percentage" office:value="0.0479528283227348" calcext:value-type="percentage">
            <text:p>4,80%</text:p>
          </table:table-cell>
          <table:table-cell table:style-name="ce11" table:formula="of:=AVERAGE([$'Bottom 10% share'.L65:.L68])" office:value-type="percentage" office:value="0.0370900172831004" calcext:value-type="percentage">
            <text:p>3,71%</text:p>
          </table:table-cell>
          <table:table-cell table:number-columns-repeated="1009"/>
        </table:table-row>
        <table:table-row table:style-name="ro2">
          <table:table-cell table:formula="of:=[.A20]+1" office:value-type="float" office:value="2031" calcext:value-type="float">
            <text:p>2031</text:p>
          </table:table-cell>
          <table:table-cell table:style-name="ce11" table:formula="of:=AVERAGE([$'Bottom 10% share'.C69:.C72])" office:value-type="percentage" office:value="0.0381734088241902" calcext:value-type="percentage">
            <text:p>3,82%</text:p>
          </table:table-cell>
          <table:table-cell table:style-name="ce11" table:formula="of:=AVERAGE([$'Bottom 10% share'.D69:.D72])" office:value-type="percentage" office:value="0.0300768140613492" calcext:value-type="percentage">
            <text:p>3,01%</text:p>
          </table:table-cell>
          <table:table-cell table:style-name="ce11" table:formula="of:=AVERAGE([$'Bottom 10% share'.E69:.E72])" office:value-type="percentage" office:value="0.0433640696534903" calcext:value-type="percentage">
            <text:p>4,34%</text:p>
          </table:table-cell>
          <table:table-cell table:style-name="ce11" table:formula="of:=AVERAGE([$'Bottom 10% share'.B69:.B72])" office:value-type="percentage" office:value="0.033800095001683" calcext:value-type="percentage">
            <text:p>3,38%</text:p>
          </table:table-cell>
          <table:table-cell table:style-name="ce2" table:formula="of:=[.F20]+1" office:value-type="float" office:value="2031" calcext:value-type="float">
            <text:p>2031</text:p>
          </table:table-cell>
          <table:table-cell table:style-name="ce11" table:formula="of:=AVERAGE([$'Bottom 10% share'.H69:.H72])" office:value-type="percentage" office:value="0.0369875786546952" calcext:value-type="percentage">
            <text:p>3,70%</text:p>
          </table:table-cell>
          <table:table-cell table:style-name="ce11" table:formula="of:=AVERAGE([$'Bottom 10% share'.I69:.I72])" office:value-type="percentage" office:value="0.0288245713926219" calcext:value-type="percentage">
            <text:p>2,88%</text:p>
          </table:table-cell>
          <table:table-cell table:style-name="ce11" table:formula="of:=AVERAGE([$'Bottom 10% share'.J69:.J72])" office:value-type="percentage" office:value="0.043229326735736" calcext:value-type="percentage">
            <text:p>4,32%</text:p>
          </table:table-cell>
          <table:table-cell table:style-name="ce11" table:formula="of:=AVERAGE([$'Bottom 10% share'.G69:.G72])" office:value-type="percentage" office:value="0.0332429051499175" calcext:value-type="percentage">
            <text:p>3,32%</text:p>
          </table:table-cell>
          <table:table-cell table:style-name="ce2" table:formula="of:=[.K20]+1" office:value-type="float" office:value="2031" calcext:value-type="float">
            <text:p>2031</text:p>
          </table:table-cell>
          <table:table-cell table:style-name="ce11" table:formula="of:=AVERAGE([$'Bottom 10% share'.M69:.M72])" office:value-type="percentage" office:value="0.0403846092529464" calcext:value-type="percentage">
            <text:p>4,04%</text:p>
          </table:table-cell>
          <table:table-cell table:style-name="ce11" table:formula="of:=AVERAGE([$'Bottom 10% share'.N69:.N72])" office:value-type="percentage" office:value="0.0318848525210756" calcext:value-type="percentage">
            <text:p>3,19%</text:p>
          </table:table-cell>
          <table:table-cell table:style-name="ce11" table:formula="of:=AVERAGE([$'Bottom 10% share'.O69:.O72])" office:value-type="percentage" office:value="0.0464916773470903" calcext:value-type="percentage">
            <text:p>4,65%</text:p>
          </table:table-cell>
          <table:table-cell table:style-name="ce11" table:formula="of:=AVERAGE([$'Bottom 10% share'.L69:.L72])" office:value-type="percentage" office:value="0.0359113906135162" calcext:value-type="percentage">
            <text:p>3,59%</text:p>
          </table:table-cell>
          <table:table-cell table:number-columns-repeated="1009"/>
        </table:table-row>
        <table:table-row table:style-name="ro2">
          <table:table-cell table:formula="of:=[.A21]+1" office:value-type="float" office:value="2032" calcext:value-type="float">
            <text:p>2032</text:p>
          </table:table-cell>
          <table:table-cell table:style-name="ce11" table:formula="of:=AVERAGE([$'Bottom 10% share'.C73:.C76])" office:value-type="percentage" office:value="0.038295541243917" calcext:value-type="percentage">
            <text:p>3,83%</text:p>
          </table:table-cell>
          <table:table-cell table:style-name="ce11" table:formula="of:=AVERAGE([$'Bottom 10% share'.D73:.D76])" office:value-type="percentage" office:value="0.0298952071294151" calcext:value-type="percentage">
            <text:p>2,99%</text:p>
          </table:table-cell>
          <table:table-cell table:style-name="ce11" table:formula="of:=AVERAGE([$'Bottom 10% share'.E73:.E76])" office:value-type="percentage" office:value="0.0427159213189763" calcext:value-type="percentage">
            <text:p>4,27%</text:p>
          </table:table-cell>
          <table:table-cell table:style-name="ce11" table:formula="of:=AVERAGE([$'Bottom 10% share'.B73:.B76])" office:value-type="percentage" office:value="0.0330416630473062" calcext:value-type="percentage">
            <text:p>3,30%</text:p>
          </table:table-cell>
          <table:table-cell table:style-name="ce2" table:formula="of:=[.F21]+1" office:value-type="float" office:value="2032" calcext:value-type="float">
            <text:p>2032</text:p>
          </table:table-cell>
          <table:table-cell table:style-name="ce11" table:formula="of:=AVERAGE([$'Bottom 10% share'.H73:.H76])" office:value-type="percentage" office:value="0.037684473982175" calcext:value-type="percentage">
            <text:p>3,77%</text:p>
          </table:table-cell>
          <table:table-cell table:style-name="ce11" table:formula="of:=AVERAGE([$'Bottom 10% share'.I73:.I76])" office:value-type="percentage" office:value="0.0292051685370553" calcext:value-type="percentage">
            <text:p>2,92%</text:p>
          </table:table-cell>
          <table:table-cell table:style-name="ce11" table:formula="of:=AVERAGE([$'Bottom 10% share'.J73:.J76])" office:value-type="percentage" office:value="0.0410796073257462" calcext:value-type="percentage">
            <text:p>4,11%</text:p>
          </table:table-cell>
          <table:table-cell table:style-name="ce11" table:formula="of:=AVERAGE([$'Bottom 10% share'.G73:.G76])" office:value-type="percentage" office:value="0.0316432763601408" calcext:value-type="percentage">
            <text:p>3,16%</text:p>
          </table:table-cell>
          <table:table-cell table:style-name="ce2" table:formula="of:=[.K21]+1" office:value-type="float" office:value="2032" calcext:value-type="float">
            <text:p>2032</text:p>
          </table:table-cell>
          <table:table-cell table:style-name="ce11" table:formula="of:=AVERAGE([$'Bottom 10% share'.M73:.M76])" office:value-type="percentage" office:value="0.042234757391419" calcext:value-type="percentage">
            <text:p>4,22%</text:p>
          </table:table-cell>
          <table:table-cell table:style-name="ce11" table:formula="of:=AVERAGE([$'Bottom 10% share'.N73:.N76])" office:value-type="percentage" office:value="0.0314362135342802" calcext:value-type="percentage">
            <text:p>3,14%</text:p>
          </table:table-cell>
          <table:table-cell table:style-name="ce11" table:formula="of:=AVERAGE([$'Bottom 10% share'.O73:.O76])" office:value-type="percentage" office:value="0.0456747191765455" calcext:value-type="percentage">
            <text:p>4,57%</text:p>
          </table:table-cell>
          <table:table-cell table:style-name="ce11" table:formula="of:=AVERAGE([$'Bottom 10% share'.L73:.L76])" office:value-type="percentage" office:value="0.0337340407102171" calcext:value-type="percentage">
            <text:p>3,37%</text:p>
          </table:table-cell>
          <table:table-cell table:number-columns-repeated="1009"/>
        </table:table-row>
        <table:table-row table:style-name="ro2">
          <table:table-cell table:formula="of:=[.A22]+1" office:value-type="float" office:value="2033" calcext:value-type="float">
            <text:p>2033</text:p>
          </table:table-cell>
          <table:table-cell table:style-name="ce11" table:formula="of:=AVERAGE([$'Bottom 10% share'.C77:.C80])" office:value-type="percentage" office:value="0.0399326437559268" calcext:value-type="percentage">
            <text:p>3,99%</text:p>
          </table:table-cell>
          <table:table-cell table:style-name="ce11" table:formula="of:=AVERAGE([$'Bottom 10% share'.D77:.D80])" office:value-type="percentage" office:value="0.0304675414796317" calcext:value-type="percentage">
            <text:p>3,05%</text:p>
          </table:table-cell>
          <table:table-cell table:style-name="ce11" table:formula="of:=AVERAGE([$'Bottom 10% share'.E77:.E80])" office:value-type="percentage" office:value="0.0442361625239464" calcext:value-type="percentage">
            <text:p>4,42%</text:p>
          </table:table-cell>
          <table:table-cell table:style-name="ce11" table:formula="of:=AVERAGE([$'Bottom 10% share'.B77:.B80])" office:value-type="percentage" office:value="0.0335338058982082" calcext:value-type="percentage">
            <text:p>3,35%</text:p>
          </table:table-cell>
          <table:table-cell table:style-name="ce2" table:formula="of:=[.F22]+1" office:value-type="float" office:value="2033" calcext:value-type="float">
            <text:p>2033</text:p>
          </table:table-cell>
          <table:table-cell table:style-name="ce11" table:formula="of:=AVERAGE([$'Bottom 10% share'.H77:.H80])" office:value-type="percentage" office:value="0.0390471767567815" calcext:value-type="percentage">
            <text:p>3,90%</text:p>
          </table:table-cell>
          <table:table-cell table:style-name="ce11" table:formula="of:=AVERAGE([$'Bottom 10% share'.I77:.I80])" office:value-type="percentage" office:value="0.0298617260320328" calcext:value-type="percentage">
            <text:p>2,99%</text:p>
          </table:table-cell>
          <table:table-cell table:style-name="ce11" table:formula="of:=AVERAGE([$'Bottom 10% share'.J77:.J80])" office:value-type="percentage" office:value="0.0421705972264058" calcext:value-type="percentage">
            <text:p>4,22%</text:p>
          </table:table-cell>
          <table:table-cell table:style-name="ce11" table:formula="of:=AVERAGE([$'Bottom 10% share'.G77:.G80])" office:value-type="percentage" office:value="0.0321118110647297" calcext:value-type="percentage">
            <text:p>3,21%</text:p>
          </table:table-cell>
          <table:table-cell table:style-name="ce2" table:formula="of:=[.K22]+1" office:value-type="float" office:value="2033" calcext:value-type="float">
            <text:p>2033</text:p>
          </table:table-cell>
          <table:table-cell table:style-name="ce11" table:formula="of:=AVERAGE([$'Bottom 10% share'.M77:.M80])" office:value-type="percentage" office:value="0.0434335093063828" calcext:value-type="percentage">
            <text:p>4,34%</text:p>
          </table:table-cell>
          <table:table-cell table:style-name="ce11" table:formula="of:=AVERAGE([$'Bottom 10% share'.N77:.N80])" office:value-type="percentage" office:value="0.0320583959964524" calcext:value-type="percentage">
            <text:p>3,21%</text:p>
          </table:table-cell>
          <table:table-cell table:style-name="ce11" table:formula="of:=AVERAGE([$'Bottom 10% share'.O77:.O80])" office:value-type="percentage" office:value="0.0503221368846753" calcext:value-type="percentage">
            <text:p>5,03%</text:p>
          </table:table-cell>
          <table:table-cell table:style-name="ce11" table:formula="of:=AVERAGE([$'Bottom 10% share'.L77:.L80])" office:value-type="percentage" office:value="0.0365324723904635" calcext:value-type="percentage">
            <text:p>3,65%</text:p>
          </table:table-cell>
          <table:table-cell table:number-columns-repeated="1009"/>
        </table:table-row>
        <table:table-row table:style-name="ro2">
          <table:table-cell table:formula="of:=[.A23]+1" office:value-type="float" office:value="2034" calcext:value-type="float">
            <text:p>2034</text:p>
          </table:table-cell>
          <table:table-cell table:style-name="ce11" table:formula="of:=AVERAGE([$'Bottom 10% share'.C81:.C84])" office:value-type="percentage" office:value="0.0413270194934314" calcext:value-type="percentage">
            <text:p>4,13%</text:p>
          </table:table-cell>
          <table:table-cell table:style-name="ce11" table:formula="of:=AVERAGE([$'Bottom 10% share'.D81:.D84])" office:value-type="percentage" office:value="0.0309493641664272" calcext:value-type="percentage">
            <text:p>3,09%</text:p>
          </table:table-cell>
          <table:table-cell table:style-name="ce11" table:formula="of:=AVERAGE([$'Bottom 10% share'.E81:.E84])" office:value-type="percentage" office:value="0.0460019435283662" calcext:value-type="percentage">
            <text:p>4,60%</text:p>
          </table:table-cell>
          <table:table-cell table:style-name="ce11" table:formula="of:=AVERAGE([$'Bottom 10% share'.B81:.B84])" office:value-type="percentage" office:value="0.0342680121482668" calcext:value-type="percentage">
            <text:p>3,43%</text:p>
          </table:table-cell>
          <table:table-cell table:style-name="ce2" table:formula="of:=[.F23]+1" office:value-type="float" office:value="2034" calcext:value-type="float">
            <text:p>2034</text:p>
          </table:table-cell>
          <table:table-cell table:style-name="ce11" table:formula="of:=AVERAGE([$'Bottom 10% share'.H81:.H84])" office:value-type="percentage" office:value="0.0368327843435403" calcext:value-type="percentage">
            <text:p>3,68%</text:p>
          </table:table-cell>
          <table:table-cell table:style-name="ce11" table:formula="of:=AVERAGE([$'Bottom 10% share'.I81:.I84])" office:value-type="percentage" office:value="0.0284554317087524" calcext:value-type="percentage">
            <text:p>2,85%</text:p>
          </table:table-cell>
          <table:table-cell table:style-name="ce11" table:formula="of:=AVERAGE([$'Bottom 10% share'.J81:.J84])" office:value-type="percentage" office:value="0.0413718694170877" calcext:value-type="percentage">
            <text:p>4,14%</text:p>
          </table:table-cell>
          <table:table-cell table:style-name="ce11" table:formula="of:=AVERAGE([$'Bottom 10% share'.G81:.G84])" office:value-type="percentage" office:value="0.031621458578055" calcext:value-type="percentage">
            <text:p>3,16%</text:p>
          </table:table-cell>
          <table:table-cell table:style-name="ce2" table:formula="of:=[.K23]+1" office:value-type="float" office:value="2034" calcext:value-type="float">
            <text:p>2034</text:p>
          </table:table-cell>
          <table:table-cell table:style-name="ce11" table:formula="of:=AVERAGE([$'Bottom 10% share'.M81:.M84])" office:value-type="percentage" office:value="0.0464834118020194" calcext:value-type="percentage">
            <text:p>4,65%</text:p>
          </table:table-cell>
          <table:table-cell table:style-name="ce11" table:formula="of:=AVERAGE([$'Bottom 10% share'.N81:.N84])" office:value-type="percentage" office:value="0.0338332620468219" calcext:value-type="percentage">
            <text:p>3,38%</text:p>
          </table:table-cell>
          <table:table-cell table:style-name="ce11" table:formula="of:=AVERAGE([$'Bottom 10% share'.O81:.O84])" office:value-type="percentage" office:value="0.050609530050485" calcext:value-type="percentage">
            <text:p>5,06%</text:p>
          </table:table-cell>
          <table:table-cell table:style-name="ce11" table:formula="of:=AVERAGE([$'Bottom 10% share'.L81:.L84])" office:value-type="percentage" office:value="0.0365454796716254" calcext:value-type="percentage">
            <text:p>3,65%</text:p>
          </table:table-cell>
          <table:table-cell table:number-columns-repeated="1009"/>
        </table:table-row>
        <table:table-row table:style-name="ro2">
          <table:table-cell table:formula="of:=[.A24]+1" office:value-type="float" office:value="2035" calcext:value-type="float">
            <text:p>2035</text:p>
          </table:table-cell>
          <table:table-cell table:style-name="ce11" table:formula="of:=AVERAGE([$'Bottom 10% share'.C85:.C88])" office:value-type="percentage" office:value="0.037114464030693" calcext:value-type="percentage">
            <text:p>3,71%</text:p>
          </table:table-cell>
          <table:table-cell table:style-name="ce11" table:formula="of:=AVERAGE([$'Bottom 10% share'.D85:.D88])" office:value-type="percentage" office:value="0.030204187373462" calcext:value-type="percentage">
            <text:p>3,02%</text:p>
          </table:table-cell>
          <table:table-cell table:style-name="ce11" table:formula="of:=AVERAGE([$'Bottom 10% share'.E85:.E88])" office:value-type="percentage" office:value="0.0421837081440028" calcext:value-type="percentage">
            <text:p>4,22%</text:p>
          </table:table-cell>
          <table:table-cell table:style-name="ce11" table:formula="of:=AVERAGE([$'Bottom 10% share'.B85:.B88])" office:value-type="percentage" office:value="0.0337326971841144" calcext:value-type="percentage">
            <text:p>3,37%</text:p>
          </table:table-cell>
          <table:table-cell table:style-name="ce2" table:formula="of:=[.F24]+1" office:value-type="float" office:value="2035" calcext:value-type="float">
            <text:p>2035</text:p>
          </table:table-cell>
          <table:table-cell table:style-name="ce11" table:formula="of:=AVERAGE([$'Bottom 10% share'.H85:.H88])" office:value-type="percentage" office:value="0.0363593623344442" calcext:value-type="percentage">
            <text:p>3,64%</text:p>
          </table:table-cell>
          <table:table-cell table:style-name="ce11" table:formula="of:=AVERAGE([$'Bottom 10% share'.I85:.I88])" office:value-type="percentage" office:value="0.0292950244247351" calcext:value-type="percentage">
            <text:p>2,93%</text:p>
          </table:table-cell>
          <table:table-cell table:style-name="ce11" table:formula="of:=AVERAGE([$'Bottom 10% share'.J85:.J88])" office:value-type="percentage" office:value="0.0391567692068345" calcext:value-type="percentage">
            <text:p>3,92%</text:p>
          </table:table-cell>
          <table:table-cell table:style-name="ce11" table:formula="of:=AVERAGE([$'Bottom 10% share'.G85:.G88])" office:value-type="percentage" office:value="0.0312095024143056" calcext:value-type="percentage">
            <text:p>3,12%</text:p>
          </table:table-cell>
          <table:table-cell table:style-name="ce2" table:formula="of:=[.K24]+1" office:value-type="float" office:value="2035" calcext:value-type="float">
            <text:p>2035</text:p>
          </table:table-cell>
          <table:table-cell table:style-name="ce11" table:formula="of:=AVERAGE([$'Bottom 10% share'.M85:.M88])" office:value-type="percentage" office:value="0.0452810079015983" calcext:value-type="percentage">
            <text:p>4,53%</text:p>
          </table:table-cell>
          <table:table-cell table:style-name="ce11" table:formula="of:=AVERAGE([$'Bottom 10% share'.N85:.N88])" office:value-type="percentage" office:value="0.0328098023469936" calcext:value-type="percentage">
            <text:p>3,28%</text:p>
          </table:table-cell>
          <table:table-cell table:style-name="ce11" table:formula="of:=AVERAGE([$'Bottom 10% share'.O85:.O88])" office:value-type="percentage" office:value="0.0531263683794282" calcext:value-type="percentage">
            <text:p>5,31%</text:p>
          </table:table-cell>
          <table:table-cell table:style-name="ce11" table:formula="of:=AVERAGE([$'Bottom 10% share'.L85:.L88])" office:value-type="percentage" office:value="0.0377084438956083" calcext:value-type="percentage">
            <text:p>3,77%</text:p>
          </table:table-cell>
          <table:table-cell table:number-columns-repeated="1009"/>
        </table:table-row>
        <table:table-row table:style-name="ro2">
          <table:table-cell table:formula="of:=[.A25]+1" office:value-type="float" office:value="2036" calcext:value-type="float">
            <text:p>2036</text:p>
          </table:table-cell>
          <table:table-cell table:style-name="ce11" table:formula="of:=AVERAGE([$'Bottom 10% share'.C89:.C92])" office:value-type="percentage" office:value="0.0412610451656354" calcext:value-type="percentage">
            <text:p>4,13%</text:p>
          </table:table-cell>
          <table:table-cell table:style-name="ce11" table:formula="of:=AVERAGE([$'Bottom 10% share'.D89:.D92])" office:value-type="percentage" office:value="0.0325403876799381" calcext:value-type="percentage">
            <text:p>3,25%</text:p>
          </table:table-cell>
          <table:table-cell table:style-name="ce11" table:formula="of:=AVERAGE([$'Bottom 10% share'.E89:.E92])" office:value-type="percentage" office:value="0.046383724713477" calcext:value-type="percentage">
            <text:p>4,64%</text:p>
          </table:table-cell>
          <table:table-cell table:style-name="ce11" table:formula="of:=AVERAGE([$'Bottom 10% share'.B89:.B92])" office:value-type="percentage" office:value="0.0360876459474163" calcext:value-type="percentage">
            <text:p>3,61%</text:p>
          </table:table-cell>
          <table:table-cell table:style-name="ce2" table:formula="of:=[.F25]+1" office:value-type="float" office:value="2036" calcext:value-type="float">
            <text:p>2036</text:p>
          </table:table-cell>
          <table:table-cell table:style-name="ce11" table:formula="of:=AVERAGE([$'Bottom 10% share'.H89:.H92])" office:value-type="percentage" office:value="0.0373623068609811" calcext:value-type="percentage">
            <text:p>3,74%</text:p>
          </table:table-cell>
          <table:table-cell table:style-name="ce11" table:formula="of:=AVERAGE([$'Bottom 10% share'.I89:.I92])" office:value-type="percentage" office:value="0.0309885216381401" calcext:value-type="percentage">
            <text:p>3,10%</text:p>
          </table:table-cell>
          <table:table-cell table:style-name="ce11" table:formula="of:=AVERAGE([$'Bottom 10% share'.J89:.J92])" office:value-type="percentage" office:value="0.0391302553824759" calcext:value-type="percentage">
            <text:p>3,91%</text:p>
          </table:table-cell>
          <table:table-cell table:style-name="ce11" table:formula="of:=AVERAGE([$'Bottom 10% share'.G89:.G92])" office:value-type="percentage" office:value="0.0322139121267982" calcext:value-type="percentage">
            <text:p>3,22%</text:p>
          </table:table-cell>
          <table:table-cell table:style-name="ce2" table:formula="of:=[.K25]+1" office:value-type="float" office:value="2036" calcext:value-type="float">
            <text:p>2036</text:p>
          </table:table-cell>
          <table:table-cell table:style-name="ce11" table:formula="of:=AVERAGE([$'Bottom 10% share'.M89:.M92])" office:value-type="percentage" office:value="0.0439783630618798" calcext:value-type="percentage">
            <text:p>4,40%</text:p>
          </table:table-cell>
          <table:table-cell table:style-name="ce11" table:formula="of:=AVERAGE([$'Bottom 10% share'.N89:.N92])" office:value-type="percentage" office:value="0.0309371701363116" calcext:value-type="percentage">
            <text:p>3,09%</text:p>
          </table:table-cell>
          <table:table-cell table:style-name="ce11" table:formula="of:=AVERAGE([$'Bottom 10% share'.O89:.O92])" office:value-type="percentage" office:value="0.053008160464977" calcext:value-type="percentage">
            <text:p>5,30%</text:p>
          </table:table-cell>
          <table:table-cell table:style-name="ce11" table:formula="of:=AVERAGE([$'Bottom 10% share'.L89:.L92])" office:value-type="percentage" office:value="0.0366202407557634" calcext:value-type="percentage">
            <text:p>3,66%</text:p>
          </table:table-cell>
          <table:table-cell table:number-columns-repeated="1009"/>
        </table:table-row>
        <table:table-row table:style-name="ro2">
          <table:table-cell table:formula="of:=[.A26]+1" office:value-type="float" office:value="2037" calcext:value-type="float">
            <text:p>2037</text:p>
          </table:table-cell>
          <table:table-cell table:style-name="ce11" table:formula="of:=AVERAGE([$'Bottom 10% share'.C93:.C96])" office:value-type="percentage" office:value="0.0416006916556266" calcext:value-type="percentage">
            <text:p>4,16%</text:p>
          </table:table-cell>
          <table:table-cell table:style-name="ce11" table:formula="of:=AVERAGE([$'Bottom 10% share'.D93:.D96])" office:value-type="percentage" office:value="0.0334259642348561" calcext:value-type="percentage">
            <text:p>3,34%</text:p>
          </table:table-cell>
          <table:table-cell table:style-name="ce11" table:formula="of:=AVERAGE([$'Bottom 10% share'.E93:.E96])" office:value-type="percentage" office:value="0.0458236698975683" calcext:value-type="percentage">
            <text:p>4,58%</text:p>
          </table:table-cell>
          <table:table-cell table:style-name="ce11" table:formula="of:=AVERAGE([$'Bottom 10% share'.B93:.B96])" office:value-type="percentage" office:value="0.0363123467139398" calcext:value-type="percentage">
            <text:p>3,63%</text:p>
          </table:table-cell>
          <table:table-cell table:style-name="ce2" table:formula="of:=[.F26]+1" office:value-type="float" office:value="2037" calcext:value-type="float">
            <text:p>2037</text:p>
          </table:table-cell>
          <table:table-cell table:style-name="ce11" table:formula="of:=AVERAGE([$'Bottom 10% share'.H93:.H96])" office:value-type="percentage" office:value="0.0361366483622895" calcext:value-type="percentage">
            <text:p>3,61%</text:p>
          </table:table-cell>
          <table:table-cell table:style-name="ce11" table:formula="of:=AVERAGE([$'Bottom 10% share'.I93:.I96])" office:value-type="percentage" office:value="0.0307707312778872" calcext:value-type="percentage">
            <text:p>3,08%</text:p>
          </table:table-cell>
          <table:table-cell table:style-name="ce11" table:formula="of:=AVERAGE([$'Bottom 10% share'.J93:.J96])" office:value-type="percentage" office:value="0.0395765261758435" calcext:value-type="percentage">
            <text:p>3,96%</text:p>
          </table:table-cell>
          <table:table-cell table:style-name="ce11" table:formula="of:=AVERAGE([$'Bottom 10% share'.G93:.G96])" office:value-type="percentage" office:value="0.0330383121749389" calcext:value-type="percentage">
            <text:p>3,30%</text:p>
          </table:table-cell>
          <table:table-cell table:style-name="ce2" table:formula="of:=[.K26]+1" office:value-type="float" office:value="2037" calcext:value-type="float">
            <text:p>2037</text:p>
          </table:table-cell>
          <table:table-cell table:style-name="ce11" table:formula="of:=AVERAGE([$'Bottom 10% share'.M93:.M96])" office:value-type="percentage" office:value="0.0479286007802623" calcext:value-type="percentage">
            <text:p>4,79%</text:p>
          </table:table-cell>
          <table:table-cell table:style-name="ce11" table:formula="of:=AVERAGE([$'Bottom 10% share'.N93:.N96])" office:value-type="percentage" office:value="0.0344077437026691" calcext:value-type="percentage">
            <text:p>3,44%</text:p>
          </table:table-cell>
          <table:table-cell table:style-name="ce11" table:formula="of:=AVERAGE([$'Bottom 10% share'.O93:.O96])" office:value-type="percentage" office:value="0.0540966432347376" calcext:value-type="percentage">
            <text:p>5,41%</text:p>
          </table:table-cell>
          <table:table-cell table:style-name="ce11" table:formula="of:=AVERAGE([$'Bottom 10% share'.L93:.L96])" office:value-type="percentage" office:value="0.0381924822563928" calcext:value-type="percentage">
            <text:p>3,82%</text:p>
          </table:table-cell>
          <table:table-cell table:number-columns-repeated="1009"/>
        </table:table-row>
        <table:table-row table:style-name="ro2">
          <table:table-cell table:formula="of:=[.A27]+1" office:value-type="float" office:value="2038" calcext:value-type="float">
            <text:p>2038</text:p>
          </table:table-cell>
          <table:table-cell table:style-name="ce11" table:formula="of:=AVERAGE([$'Bottom 10% share'.C97:.C100])" office:value-type="percentage" office:value="0.0415412690439722" calcext:value-type="percentage">
            <text:p>4,15%</text:p>
          </table:table-cell>
          <table:table-cell table:style-name="ce11" table:formula="of:=AVERAGE([$'Bottom 10% share'.D97:.D100])" office:value-type="percentage" office:value="0.0327856040768938" calcext:value-type="percentage">
            <text:p>3,28%</text:p>
          </table:table-cell>
          <table:table-cell table:style-name="ce11" table:formula="of:=AVERAGE([$'Bottom 10% share'.E97:.E100])" office:value-type="percentage" office:value="0.0434509316713569" calcext:value-type="percentage">
            <text:p>4,35%</text:p>
          </table:table-cell>
          <table:table-cell table:style-name="ce11" table:formula="of:=AVERAGE([$'Bottom 10% share'.B97:.B100])" office:value-type="percentage" office:value="0.0340986924213161" calcext:value-type="percentage">
            <text:p>3,41%</text:p>
          </table:table-cell>
          <table:table-cell table:style-name="ce2" table:formula="of:=[.F27]+1" office:value-type="float" office:value="2038" calcext:value-type="float">
            <text:p>2038</text:p>
          </table:table-cell>
          <table:table-cell table:style-name="ce11" table:formula="of:=AVERAGE([$'Bottom 10% share'.H97:.H100])" office:value-type="percentage" office:value="0.0423943915817912" calcext:value-type="percentage">
            <text:p>4,24%</text:p>
          </table:table-cell>
          <table:table-cell table:style-name="ce11" table:formula="of:=AVERAGE([$'Bottom 10% share'.I97:.I100])" office:value-type="percentage" office:value="0.0322252515751099" calcext:value-type="percentage">
            <text:p>3,22%</text:p>
          </table:table-cell>
          <table:table-cell table:style-name="ce11" table:formula="of:=AVERAGE([$'Bottom 10% share'.J97:.J100])" office:value-type="percentage" office:value="0.0444477096480369" calcext:value-type="percentage">
            <text:p>4,44%</text:p>
          </table:table-cell>
          <table:table-cell table:style-name="ce11" table:formula="of:=AVERAGE([$'Bottom 10% share'.G97:.G100])" office:value-type="percentage" office:value="0.0335476782289212" calcext:value-type="percentage">
            <text:p>3,35%</text:p>
          </table:table-cell>
          <table:table-cell table:style-name="ce2" table:formula="of:=[.K27]+1" office:value-type="float" office:value="2038" calcext:value-type="float">
            <text:p>2038</text:p>
          </table:table-cell>
          <table:table-cell table:style-name="ce11" table:formula="of:=AVERAGE([$'Bottom 10% share'.M97:.M100])" office:value-type="percentage" office:value="0.0467061126479318" calcext:value-type="percentage">
            <text:p>4,67%</text:p>
          </table:table-cell>
          <table:table-cell table:style-name="ce11" table:formula="of:=AVERAGE([$'Bottom 10% share'.N97:.N100])" office:value-type="percentage" office:value="0.0326461708999305" calcext:value-type="percentage">
            <text:p>3,26%</text:p>
          </table:table-cell>
          <table:table-cell table:style-name="ce11" table:formula="of:=AVERAGE([$'Bottom 10% share'.O97:.O100])" office:value-type="percentage" office:value="0.0511907525644643" calcext:value-type="percentage">
            <text:p>5,12%</text:p>
          </table:table-cell>
          <table:table-cell table:style-name="ce11" table:formula="of:=AVERAGE([$'Bottom 10% share'.L97:.L100])" office:value-type="percentage" office:value="0.0353320984709023" calcext:value-type="percentage">
            <text:p>3,53%</text:p>
          </table:table-cell>
          <table:table-cell table:number-columns-repeated="1009"/>
        </table:table-row>
        <table:table-row table:style-name="ro2">
          <table:table-cell table:formula="of:=[.A28]+1" office:value-type="float" office:value="2039" calcext:value-type="float">
            <text:p>2039</text:p>
          </table:table-cell>
          <table:table-cell table:style-name="ce11" table:formula="of:=AVERAGE([$'Bottom 10% share'.C101:.C104])" office:value-type="percentage" office:value="0.0387592257666705" calcext:value-type="percentage">
            <text:p>3,88%</text:p>
          </table:table-cell>
          <table:table-cell table:style-name="ce11" table:formula="of:=AVERAGE([$'Bottom 10% share'.D101:.D104])" office:value-type="percentage" office:value="0.0314774130011872" calcext:value-type="percentage">
            <text:p>3,15%</text:p>
          </table:table-cell>
          <table:table-cell table:style-name="ce11" table:formula="of:=AVERAGE([$'Bottom 10% share'.E101:.E104])" office:value-type="percentage" office:value="0.0405759613638322" calcext:value-type="percentage">
            <text:p>4,06%</text:p>
          </table:table-cell>
          <table:table-cell table:style-name="ce11" table:formula="of:=AVERAGE([$'Bottom 10% share'.B101:.B104])" office:value-type="percentage" office:value="0.0326939271334811" calcext:value-type="percentage">
            <text:p>3,27%</text:p>
          </table:table-cell>
          <table:table-cell table:style-name="ce2" table:formula="of:=[.F28]+1" office:value-type="float" office:value="2039" calcext:value-type="float">
            <text:p>2039</text:p>
          </table:table-cell>
          <table:table-cell table:style-name="ce11" table:formula="of:=AVERAGE([$'Bottom 10% share'.H101:.H104])" office:value-type="percentage" office:value="0.0353175571954693" calcext:value-type="percentage">
            <text:p>3,53%</text:p>
          </table:table-cell>
          <table:table-cell table:style-name="ce11" table:formula="of:=AVERAGE([$'Bottom 10% share'.I101:.I104])" office:value-type="percentage" office:value="0.0287733087452602" calcext:value-type="percentage">
            <text:p>2,88%</text:p>
          </table:table-cell>
          <table:table-cell table:style-name="ce11" table:formula="of:=AVERAGE([$'Bottom 10% share'.J101:.J104])" office:value-type="percentage" office:value="0.037213243806013" calcext:value-type="percentage">
            <text:p>3,72%</text:p>
          </table:table-cell>
          <table:table-cell table:style-name="ce11" table:formula="of:=AVERAGE([$'Bottom 10% share'.G101:.G104])" office:value-type="percentage" office:value="0.0299629823676979" calcext:value-type="percentage">
            <text:p>3,00%</text:p>
          </table:table-cell>
          <table:table-cell table:style-name="ce2" table:formula="of:=[.K28]+1" office:value-type="float" office:value="2039" calcext:value-type="float">
            <text:p>2039</text:p>
          </table:table-cell>
          <table:table-cell table:style-name="ce11" table:formula="of:=AVERAGE([$'Bottom 10% share'.M101:.M104])" office:value-type="percentage" office:value="0.0538361755954785" calcext:value-type="percentage">
            <text:p>5,38%</text:p>
          </table:table-cell>
          <table:table-cell table:style-name="ce11" table:formula="of:=AVERAGE([$'Bottom 10% share'.N101:.N104])" office:value-type="percentage" office:value="0.0360203574492129" calcext:value-type="percentage">
            <text:p>3,60%</text:p>
          </table:table-cell>
          <table:table-cell table:style-name="ce11" table:formula="of:=AVERAGE([$'Bottom 10% share'.O101:.O104])" office:value-type="percentage" office:value="0.0573367248585843" calcext:value-type="percentage">
            <text:p>5,73%</text:p>
          </table:table-cell>
          <table:table-cell table:style-name="ce11" table:formula="of:=AVERAGE([$'Bottom 10% share'.L101:.L104])" office:value-type="percentage" office:value="0.0381110304527181" calcext:value-type="percentage">
            <text:p>3,81%</text:p>
          </table:table-cell>
          <table:table-cell table:number-columns-repeated="1009"/>
        </table:table-row>
        <table:table-row table:style-name="ro2">
          <table:table-cell table:formula="of:=[.A29]+1" office:value-type="float" office:value="2040" calcext:value-type="float">
            <text:p>2040</text:p>
          </table:table-cell>
          <table:table-cell table:style-name="ce11" table:formula="of:=AVERAGE([$'Bottom 10% share'.C105:.C108])" office:value-type="percentage" office:value="0.0488930974603046" calcext:value-type="percentage">
            <text:p>4,89%</text:p>
          </table:table-cell>
          <table:table-cell table:style-name="ce11" table:formula="of:=AVERAGE([$'Bottom 10% share'.D105:.D108])" office:value-type="percentage" office:value="0.0355454293948007" calcext:value-type="percentage">
            <text:p>3,55%</text:p>
          </table:table-cell>
          <table:table-cell table:style-name="ce11" table:formula="of:=AVERAGE([$'Bottom 10% share'.E105:.E108])" office:value-type="percentage" office:value="0.0510876508943018" calcext:value-type="percentage">
            <text:p>5,11%</text:p>
          </table:table-cell>
          <table:table-cell table:style-name="ce11" table:formula="of:=AVERAGE([$'Bottom 10% share'.B105:.B108])" office:value-type="percentage" office:value="0.0370083551010306" calcext:value-type="percentage">
            <text:p>3,70%</text:p>
          </table:table-cell>
          <table:table-cell table:style-name="ce2" table:formula="of:=[.F29]+1" office:value-type="float" office:value="2040" calcext:value-type="float">
            <text:p>2040</text:p>
          </table:table-cell>
          <table:table-cell table:style-name="ce11" table:formula="of:=AVERAGE([$'Bottom 10% share'.H105:.H108])" office:value-type="percentage" office:value="0.0332597653853426" calcext:value-type="percentage">
            <text:p>3,33%</text:p>
          </table:table-cell>
          <table:table-cell table:style-name="ce11" table:formula="of:=AVERAGE([$'Bottom 10% share'.I105:.I108])" office:value-type="percentage" office:value="0.0279436653336873" calcext:value-type="percentage">
            <text:p>2,79%</text:p>
          </table:table-cell>
          <table:table-cell table:style-name="ce11" table:formula="of:=AVERAGE([$'Bottom 10% share'.J105:.J108])" office:value-type="percentage" office:value="0.0350049969755355" calcext:value-type="percentage">
            <text:p>3,50%</text:p>
          </table:table-cell>
          <table:table-cell table:style-name="ce11" table:formula="of:=AVERAGE([$'Bottom 10% share'.G105:.G108])" office:value-type="percentage" office:value="0.0289983091443609" calcext:value-type="percentage">
            <text:p>2,90%</text:p>
          </table:table-cell>
          <table:table-cell table:style-name="ce2" table:formula="of:=[.K29]+1" office:value-type="float" office:value="2040" calcext:value-type="float">
            <text:p>2040</text:p>
          </table:table-cell>
          <table:table-cell table:style-name="ce11" table:formula="of:=AVERAGE([$'Bottom 10% share'.M105:.M108])" office:value-type="percentage" office:value="0.0485540610831102" calcext:value-type="percentage">
            <text:p>4,86%</text:p>
          </table:table-cell>
          <table:table-cell table:style-name="ce11" table:formula="of:=AVERAGE([$'Bottom 10% share'.N105:.N108])" office:value-type="percentage" office:value="0.031521132470283" calcext:value-type="percentage">
            <text:p>3,15%</text:p>
          </table:table-cell>
          <table:table-cell table:style-name="ce11" table:formula="of:=AVERAGE([$'Bottom 10% share'.O105:.O108])" office:value-type="percentage" office:value="0.051159608247012" calcext:value-type="percentage">
            <text:p>5,12%</text:p>
          </table:table-cell>
          <table:table-cell table:style-name="ce11" table:formula="of:=AVERAGE([$'Bottom 10% share'.L105:.L108])" office:value-type="percentage" office:value="0.0330467394711848" calcext:value-type="percentage">
            <text:p>3,30%</text:p>
          </table:table-cell>
          <table:table-cell table:number-columns-repeated="1009"/>
        </table:table-row>
        <table:table-row table:style-name="ro2">
          <table:table-cell>
            <draw:frame table:end-cell-address="'Bottom 10% share yearly'.D61" table:end-x="52.75mm" table:end-y="3.6mm" draw:z-index="1" draw:name="Chart 4" draw:style-name="gr1" draw:text-style-name="P1" svg:width="226.64mm" svg:height="157.29mm" svg:x="0.75mm" svg:y="5.08mm">
              <draw:object draw:notify-on-update-of-ranges="'Bottom 10% share yearly'.B3:'Bottom 10% share yearly'.B3 'Bottom 10% share yearly'.B4:'Bottom 10% share yearly'.B30 'Bottom 10% share yearly'.C3:'Bottom 10% share yearly'.C3 'Bottom 10% share yearly'.C4:'Bottom 10% share yearly'.C30 'Bottom 10% share yearly'.D3:'Bottom 10% share yearly'.D3 'Bottom 10% share yearly'.D4:'Bottom 10% share yearly'.D30 'Bottom 10% share yearly'.E3:'Bottom 10% share yearly'.E3 'Bottom 10% share yearly'.E4:'Bottom 10% share yearly'.E30" xlink:href="./Object 11" xlink:type="simple" xlink:show="embed" xlink:actuate="onLoad"/>
              <draw:image xlink:href="./ObjectReplacements/Object 11" xlink:type="simple" xlink:show="embed" xlink:actuate="onLoad"/>
            </draw:frame>
          </table:table-cell>
          <table:table-cell table:number-columns-repeated="3"/>
          <table:table-cell>
            <draw:frame table:end-cell-address="'Bottom 10% share yearly'.M61" table:end-x="18.71mm" table:end-y="0.78mm" draw:z-index="0" draw:name="Chart 2" draw:style-name="gr1" draw:text-style-name="P1" svg:width="218.9mm" svg:height="157.29mm" svg:x="11.51mm" svg:y="2.26mm">
              <draw:object draw:notify-on-update-of-ranges="'Bottom 10% share yearly'.G3:'Bottom 10% share yearly'.G3 'Bottom 10% share yearly'.G4:'Bottom 10% share yearly'.G30 'Bottom 10% share yearly'.F4:'Bottom 10% share yearly'.F30 'Bottom 10% share yearly'.H3:'Bottom 10% share yearly'.H3 'Bottom 10% share yearly'.H4:'Bottom 10% share yearly'.H30 'Bottom 10% share yearly'.F4:'Bottom 10% share yearly'.F30 'Bottom 10% share yearly'.I3:'Bottom 10% share yearly'.I3 'Bottom 10% share yearly'.I4:'Bottom 10% share yearly'.I30 'Bottom 10% share yearly'.F4:'Bottom 10% share yearly'.F30 'Bottom 10% share yearly'.J3:'Bottom 10% share yearly'.J3 'Bottom 10% share yearly'.J4:'Bottom 10% share yearly'.J30 'Bottom 10% share yearly'.F4:'Bottom 10% share yearly'.F30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 table:number-columns-repeated="9"/>
          <table:table-cell>
            <draw:frame table:end-cell-address="'Bottom 10% share yearly'.X61" table:end-x="19.95mm" table:end-y="3.6mm" draw:z-index="2" draw:name="Chart 5" draw:style-name="gr1" draw:text-style-name="P1" svg:width="216.49mm" svg:height="157.29mm" svg:x="0.79mm" svg:y="5.08mm">
              <draw:object draw:notify-on-update-of-ranges="'Bottom 10% share yearly'.L3:'Bottom 10% share yearly'.L3 'Bottom 10% share yearly'.L4:'Bottom 10% share yearly'.L30 'Bottom 10% share yearly'.M3:'Bottom 10% share yearly'.M3 'Bottom 10% share yearly'.M4:'Bottom 10% share yearly'.M30 'Bottom 10% share yearly'.N3:'Bottom 10% share yearly'.N3 'Bottom 10% share yearly'.N4:'Bottom 10% share yearly'.N30 'Bottom 10% share yearly'.O3:'Bottom 10% share yearly'.O3 'Bottom 10% share yearly'.O4:'Bottom 10% share yearly'.O30" xlink:href="./Object 12" xlink:type="simple" xlink:show="embed" xlink:actuate="onLoad"/>
              <draw:image xlink:href="./ObjectReplacements/Object 12" xlink:type="simple" xlink:show="embed" xlink:actuate="onLoad"/>
            </draw:frame>
          </table:table-cell>
          <table:table-cell table:number-columns-repeated="1009"/>
        </table:table-row>
        <table:table-row table:style-name="ro2" table:number-rows-repeated="1048544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redistribution_low" table:style-name="ta10">
        <office:forms form:automatic-focus="false" form:apply-design-mode="false"/>
        <table:table-column table:style-name="co9" table:default-cell-style-name="ce2"/>
        <table:table-column table:style-name="co9" table:number-columns-repeated="1023" table:default-cell-style-name="Default"/>
        <table:table-row table:style-name="ro2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35" calcext:value-type="float">
            <text:p>0,036255883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5712685193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3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3" calcext:value-type="float">
            <text:p>0,0277913408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85" calcext:value-type="float">
            <text:p>0,0376366877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9174018734" calcext:value-type="float">
            <text:p>0,0272549174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647904374" calcext:value-type="float">
            <text:p>0,0280831648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3" calcext:value-type="float">
            <text:p>0,0360726327</text:p>
          </table:table-cell>
          <table:table-cell office:value-type="float" office:value="0.0279736722697479" calcext:value-type="float">
            <text:p>0,0279736723</text:p>
          </table:table-cell>
          <table:table-cell office:value-type="float" office:value="0.0267652977079268" calcext:value-type="float">
            <text:p>0,0267652977</text:p>
          </table:table-cell>
          <table:table-cell office:value-type="float" office:value="0.0403707076059815" calcext:value-type="float">
            <text:p>0,0403707076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18" calcext:value-type="float">
            <text:p>0,0374073076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969551569" calcext:value-type="float">
            <text:p>0,027312297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1" calcext:value-type="float">
            <text:p>0,0367252147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8114608684" calcext:value-type="float">
            <text:p>0,0272258115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392670467966737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79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26" calcext:value-type="float">
            <text:p>0,037429173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385384900615621" calcext:value-type="float">
            <text:p>0,3853849006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2405134326" calcext:value-type="float">
            <text:p>0,403572405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98043292218" calcext:value-type="float">
            <text:p>8,1419804329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5960991314" calcext:value-type="float">
            <text:p>0,215715961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6830122803" calcext:value-type="float">
            <text:p>0,2257568301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5337185056" calcext:value-type="float">
            <text:p>0,0386865337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3730334202" calcext:value-type="float">
            <text:p>0,029491373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387540925015562" calcext:value-type="float">
            <text:p>0,38754092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5262950284" calcext:value-type="float">
            <text:p>0,408055263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11559579104" calcext:value-type="float">
            <text:p>8,4531155958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3713961914" calcext:value-type="float">
            <text:p>0,215063714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6893894232" calcext:value-type="float">
            <text:p>0,2267868939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747504376" calcext:value-type="float">
            <text:p>0,0381477475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691846038" calcext:value-type="float">
            <text:p>0,0277041692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386532266975209" calcext:value-type="float">
            <text:p>0,386532267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4017647123" calcext:value-type="float">
            <text:p>0,4050040176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9252539346" calcext:value-type="float">
            <text:p>0,2166792525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9154036724" calcext:value-type="float">
            <text:p>0,226849154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41923655186" calcext:value-type="float">
            <text:p>0,0383641924</text:p>
          </table:table-cell>
          <table:table-cell office:value-type="float" office:value="0.0298307107458833" calcext:value-type="float">
            <text:p>0,0298307107</text:p>
          </table:table-cell>
          <table:table-cell office:value-type="float" office:value="0.0284347976239289" calcext:value-type="float">
            <text:p>0,0284347976</text:p>
          </table:table-cell>
          <table:table-cell office:value-type="float" office:value="0.0429760044969876" calcext:value-type="float">
            <text:p>0,0429760045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391826766395092" calcext:value-type="float">
            <text:p>0,39182676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61916356" calcext:value-type="float">
            <text:p>0,4092358619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2661959238" calcext:value-type="float">
            <text:p>6,6202661959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07147290608" calcext:value-type="float">
            <text:p>8,0707147291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8203549907" calcext:value-type="float">
            <text:p>0,2212882035</text:p>
          </table:table-cell>
          <table:table-cell office:value-type="float" office:value="0.248913861117309" calcext:value-type="float">
            <text:p>0,2489138611</text:p>
          </table:table-cell>
          <table:table-cell office:value-type="float" office:value="0.231309304277067" calcext:value-type="float">
            <text:p>0,2313093043</text:p>
          </table:table-cell>
          <table:table-cell office:value-type="float" office:value="0.234565472069506" calcext:value-type="float">
            <text:p>0,2345654721</text:p>
          </table:table-cell>
          <table:table-cell office:value-type="float" office:value="0.0410947238600688" calcext:value-type="float">
            <text:p>0,0410947239</text:p>
          </table:table-cell>
          <table:table-cell office:value-type="float" office:value="0.0315435575472891" calcext:value-type="float">
            <text:p>0,0315435575</text:p>
          </table:table-cell>
          <table:table-cell office:value-type="float" office:value="0.0301781973744893" calcext:value-type="float">
            <text:p>0,030178197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395135887955774" calcext:value-type="float">
            <text:p>0,395135888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6942297329" calcext:value-type="float">
            <text:p>0,4118969423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4932947645" calcext:value-type="float">
            <text:p>0,2239249329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8266216948" calcext:value-type="float">
            <text:p>0,2336082662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8341668479" calcext:value-type="float">
            <text:p>0,0398028342</text:p>
          </table:table-cell>
          <table:table-cell office:value-type="float" office:value="0.0306794223062461" calcext:value-type="float">
            <text:p>0,0306794223</text:p>
          </table:table-cell>
          <table:table-cell office:value-type="float" office:value="0.0306246162898209" calcext:value-type="float">
            <text:p>0,0306246163</text:p>
          </table:table-cell>
          <table:table-cell office:value-type="float" office:value="0.0427406233358516" calcext:value-type="float">
            <text:p>0,0427406233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38857624923739" calcext:value-type="float">
            <text:p>0,3885762492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4687830831" calcext:value-type="float">
            <text:p>0,4088246878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28346295415" calcext:value-type="float">
            <text:p>8,125283463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5866932248" calcext:value-type="float">
            <text:p>0,2186658669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40070549478" calcext:value-type="float">
            <text:p>0,2306400705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374031763" calcext:value-type="float">
            <text:p>0,038004374</text:p>
          </table:table-cell>
          <table:table-cell office:value-type="float" office:value="0.0271770711269189" calcext:value-type="float">
            <text:p>0,0271770711</text:p>
          </table:table-cell>
          <table:table-cell office:value-type="float" office:value="0.0279091926750917" calcext:value-type="float">
            <text:p>0,0279091927</text:p>
          </table:table-cell>
          <table:table-cell office:value-type="float" office:value="0.0404946618389897" calcext:value-type="float">
            <text:p>0,0404946618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391041473080991" calcext:value-type="float">
            <text:p>0,3910414731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29891068611" calcext:value-type="float">
            <text:p>0,410929891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270104400766" calcext:value-type="float">
            <text:p>6,462701044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091024631904" calcext:value-type="float">
            <text:p>8,0909102463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926366228093" calcext:value-type="float">
            <text:p>0,2229263662</text:p>
          </table:table-cell>
          <table:table-cell office:value-type="float" office:value="0.257674670926406" calcext:value-type="float">
            <text:p>0,2576746709</text:p>
          </table:table-cell>
          <table:table-cell office:value-type="float" office:value="0.233928477588275" calcext:value-type="float">
            <text:p>0,2339284776</text:p>
          </table:table-cell>
          <table:table-cell office:value-type="float" office:value="0.24164536009079" calcext:value-type="float">
            <text:p>0,2416453601</text:p>
          </table:table-cell>
          <table:table-cell office:value-type="float" office:value="0.0397569306670267" calcext:value-type="float">
            <text:p>0,0397569307</text:p>
          </table:table-cell>
          <table:table-cell office:value-type="float" office:value="0.0289156075912586" calcext:value-type="float">
            <text:p>0,0289156076</text:p>
          </table:table-cell>
          <table:table-cell office:value-type="float" office:value="0.028474933985838" calcext:value-type="float">
            <text:p>0,028474934</text:p>
          </table:table-cell>
          <table:table-cell office:value-type="float" office:value="0.0438086381114551" calcext:value-type="float">
            <text:p>0,0438086381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389372458092624" calcext:value-type="float">
            <text:p>0,3893724581</text:p>
          </table:table-cell>
          <table:table-cell office:value-type="float" office:value="0.45041374588266" calcext:value-type="float">
            <text:p>0,4504137459</text:p>
          </table:table-cell>
          <table:table-cell office:value-type="float" office:value="0.409343302420322" calcext:value-type="float">
            <text:p>0,4093433024</text:p>
          </table:table-cell>
          <table:table-cell office:value-type="float" office:value="0.42823207795441" calcext:value-type="float">
            <text:p>0,428232078</text:p>
          </table:table-cell>
          <table:table-cell office:value-type="float" office:value="6.52399723684954" calcext:value-type="float">
            <text:p>6,5239972368</text:p>
          </table:table-cell>
          <table:table-cell office:value-type="float" office:value="11.4011660482427" calcext:value-type="float">
            <text:p>11,4011660482</text:p>
          </table:table-cell>
          <table:table-cell office:value-type="float" office:value="8.22909289224012" calcext:value-type="float">
            <text:p>8,2290928922</text:p>
          </table:table-cell>
          <table:table-cell office:value-type="float" office:value="8.31448738076827" calcext:value-type="float">
            <text:p>8,3144873808</text:p>
          </table:table-cell>
          <table:table-cell office:value-type="float" office:value="0.220305119936357" calcext:value-type="float">
            <text:p>0,2203051199</text:p>
          </table:table-cell>
          <table:table-cell office:value-type="float" office:value="0.248501784746907" calcext:value-type="float">
            <text:p>0,2485017847</text:p>
          </table:table-cell>
          <table:table-cell office:value-type="float" office:value="0.231056438462328" calcext:value-type="float">
            <text:p>0,2310564385</text:p>
          </table:table-cell>
          <table:table-cell office:value-type="float" office:value="0.233069767343452" calcext:value-type="float">
            <text:p>0,2330697673</text:p>
          </table:table-cell>
          <table:table-cell office:value-type="float" office:value="0.0421868780051679" calcext:value-type="float">
            <text:p>0,042186878</text:p>
          </table:table-cell>
          <table:table-cell office:value-type="float" office:value="0.032435366266908" calcext:value-type="float">
            <text:p>0,0324353663</text:p>
          </table:table-cell>
          <table:table-cell office:value-type="float" office:value="0.0308119403654722" calcext:value-type="float">
            <text:p>0,0308119404</text:p>
          </table:table-cell>
          <table:table-cell office:value-type="float" office:value="0.0475153951590445" calcext:value-type="float">
            <text:p>0,0475153952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387933823017901" calcext:value-type="float">
            <text:p>0,387933823</text:p>
          </table:table-cell>
          <table:table-cell office:value-type="float" office:value="0.452603495693924" calcext:value-type="float">
            <text:p>0,4526034957</text:p>
          </table:table-cell>
          <table:table-cell office:value-type="float" office:value="0.409046789708815" calcext:value-type="float">
            <text:p>0,4090467897</text:p>
          </table:table-cell>
          <table:table-cell office:value-type="float" office:value="0.427663812686256" calcext:value-type="float">
            <text:p>0,4276638127</text:p>
          </table:table-cell>
          <table:table-cell office:value-type="float" office:value="6.50880052656902" calcext:value-type="float">
            <text:p>6,5088005266</text:p>
          </table:table-cell>
          <table:table-cell office:value-type="float" office:value="11.3883585934718" calcext:value-type="float">
            <text:p>11,3883585935</text:p>
          </table:table-cell>
          <table:table-cell office:value-type="float" office:value="8.30949567929983" calcext:value-type="float">
            <text:p>8,3094956793</text:p>
          </table:table-cell>
          <table:table-cell office:value-type="float" office:value="8.14697868443347" calcext:value-type="float">
            <text:p>8,1469786844</text:p>
          </table:table-cell>
          <table:table-cell office:value-type="float" office:value="0.220654263819444" calcext:value-type="float">
            <text:p>0,2206542638</text:p>
          </table:table-cell>
          <table:table-cell office:value-type="float" office:value="0.253357891284826" calcext:value-type="float">
            <text:p>0,2533578913</text:p>
          </table:table-cell>
          <table:table-cell office:value-type="float" office:value="0.232088834519683" calcext:value-type="float">
            <text:p>0,2320888345</text:p>
          </table:table-cell>
          <table:table-cell office:value-type="float" office:value="0.23659678361517" calcext:value-type="float">
            <text:p>0,2365967836</text:p>
          </table:table-cell>
          <table:table-cell office:value-type="float" office:value="0.0396930022072973" calcext:value-type="float">
            <text:p>0,0396930022</text:p>
          </table:table-cell>
          <table:table-cell office:value-type="float" office:value="0.0297652556059892" calcext:value-type="float">
            <text:p>0,0297652556</text:p>
          </table:table-cell>
          <table:table-cell office:value-type="float" office:value="0.0288188340073734" calcext:value-type="float">
            <text:p>0,028818834</text:p>
          </table:table-cell>
          <table:table-cell office:value-type="float" office:value="0.0443043906436045" calcext:value-type="float">
            <text:p>0,0443043906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367945200385622" calcext:value-type="float">
            <text:p>0,3679452004</text:p>
          </table:table-cell>
          <table:table-cell office:value-type="float" office:value="0.450372091158667" calcext:value-type="float">
            <text:p>0,4503720912</text:p>
          </table:table-cell>
          <table:table-cell office:value-type="float" office:value="0.390253577134861" calcext:value-type="float">
            <text:p>0,3902535771</text:p>
          </table:table-cell>
          <table:table-cell office:value-type="float" office:value="0.423535137520305" calcext:value-type="float">
            <text:p>0,4235351375</text:p>
          </table:table-cell>
          <table:table-cell office:value-type="float" office:value="6.02485533665256" calcext:value-type="float">
            <text:p>6,0248553367</text:p>
          </table:table-cell>
          <table:table-cell office:value-type="float" office:value="10.9967067874773" calcext:value-type="float">
            <text:p>10,9967067875</text:p>
          </table:table-cell>
          <table:table-cell office:value-type="float" office:value="8.05670599638039" calcext:value-type="float">
            <text:p>8,0567059964</text:p>
          </table:table-cell>
          <table:table-cell office:value-type="float" office:value="7.80497370709772" calcext:value-type="float">
            <text:p>7,8049737071</text:p>
          </table:table-cell>
          <table:table-cell office:value-type="float" office:value="0.212239347055301" calcext:value-type="float">
            <text:p>0,2122393471</text:p>
          </table:table-cell>
          <table:table-cell office:value-type="float" office:value="0.25369246260359" calcext:value-type="float">
            <text:p>0,2536924626</text:p>
          </table:table-cell>
          <table:table-cell office:value-type="float" office:value="0.224558361060441" calcext:value-type="float">
            <text:p>0,2245583611</text:p>
          </table:table-cell>
          <table:table-cell office:value-type="float" office:value="0.234495651557692" calcext:value-type="float">
            <text:p>0,2344956516</text:p>
          </table:table-cell>
          <table:table-cell office:value-type="float" office:value="0.0426451186852982" calcext:value-type="float">
            <text:p>0,0426451187</text:p>
          </table:table-cell>
          <table:table-cell office:value-type="float" office:value="0.0338026852930682" calcext:value-type="float">
            <text:p>0,0338026853</text:p>
          </table:table-cell>
          <table:table-cell office:value-type="float" office:value="0.0309685293019241" calcext:value-type="float">
            <text:p>0,0309685293</text:p>
          </table:table-cell>
          <table:table-cell office:value-type="float" office:value="0.0496942819414344" calcext:value-type="float">
            <text:p>0,0496942819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388813190761519" calcext:value-type="float">
            <text:p>0,3888131908</text:p>
          </table:table-cell>
          <table:table-cell office:value-type="float" office:value="0.451864615100734" calcext:value-type="float">
            <text:p>0,4518646151</text:p>
          </table:table-cell>
          <table:table-cell office:value-type="float" office:value="0.406278568962561" calcext:value-type="float">
            <text:p>0,406278569</text:p>
          </table:table-cell>
          <table:table-cell office:value-type="float" office:value="0.4328650102958" calcext:value-type="float">
            <text:p>0,4328650103</text:p>
          </table:table-cell>
          <table:table-cell office:value-type="float" office:value="6.66501518245848" calcext:value-type="float">
            <text:p>6,6650151825</text:p>
          </table:table-cell>
          <table:table-cell office:value-type="float" office:value="10.9635002064701" calcext:value-type="float">
            <text:p>10,9635002065</text:p>
          </table:table-cell>
          <table:table-cell office:value-type="float" office:value="8.12702869577462" calcext:value-type="float">
            <text:p>8,1270286958</text:p>
          </table:table-cell>
          <table:table-cell office:value-type="float" office:value="8.7054981526051" calcext:value-type="float">
            <text:p>8,7054981526</text:p>
          </table:table-cell>
          <table:table-cell office:value-type="float" office:value="0.219455451425671" calcext:value-type="float">
            <text:p>0,2194554514</text:p>
          </table:table-cell>
          <table:table-cell office:value-type="float" office:value="0.246236775903015" calcext:value-type="float">
            <text:p>0,2462367759</text:p>
          </table:table-cell>
          <table:table-cell office:value-type="float" office:value="0.229643099455668" calcext:value-type="float">
            <text:p>0,2296430995</text:p>
          </table:table-cell>
          <table:table-cell office:value-type="float" office:value="0.231331389348881" calcext:value-type="float">
            <text:p>0,2313313893</text:p>
          </table:table-cell>
          <table:table-cell office:value-type="float" office:value="0.0401115051925412" calcext:value-type="float">
            <text:p>0,0401115052</text:p>
          </table:table-cell>
          <table:table-cell office:value-type="float" office:value="0.0318886766491053" calcext:value-type="float">
            <text:p>0,0318886766</text:p>
          </table:table-cell>
          <table:table-cell office:value-type="float" office:value="0.030227610354328" calcext:value-type="float">
            <text:p>0,0302276104</text:p>
          </table:table-cell>
          <table:table-cell office:value-type="float" office:value="0.0452732955335058" calcext:value-type="float">
            <text:p>0,0452732955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380723875742968" calcext:value-type="float">
            <text:p>0,3807238757</text:p>
          </table:table-cell>
          <table:table-cell office:value-type="float" office:value="0.44655879607817" calcext:value-type="float">
            <text:p>0,4465587961</text:p>
          </table:table-cell>
          <table:table-cell office:value-type="float" office:value="0.399956158240748" calcext:value-type="float">
            <text:p>0,3999561582</text:p>
          </table:table-cell>
          <table:table-cell office:value-type="float" office:value="0.423371541795688" calcext:value-type="float">
            <text:p>0,4233715418</text:p>
          </table:table-cell>
          <table:table-cell office:value-type="float" office:value="6.73245699251914" calcext:value-type="float">
            <text:p>6,7324569925</text:p>
          </table:table-cell>
          <table:table-cell office:value-type="float" office:value="11.219607889189" calcext:value-type="float">
            <text:p>11,2196078892</text:p>
          </table:table-cell>
          <table:table-cell office:value-type="float" office:value="8.47850612143023" calcext:value-type="float">
            <text:p>8,4785061214</text:p>
          </table:table-cell>
          <table:table-cell office:value-type="float" office:value="8.62962791565951" calcext:value-type="float">
            <text:p>8,6296279157</text:p>
          </table:table-cell>
          <table:table-cell office:value-type="float" office:value="0.211202027320854" calcext:value-type="float">
            <text:p>0,2112020273</text:p>
          </table:table-cell>
          <table:table-cell office:value-type="float" office:value="0.227276416782697" calcext:value-type="float">
            <text:p>0,2272764168</text:p>
          </table:table-cell>
          <table:table-cell office:value-type="float" office:value="0.222018286749513" calcext:value-type="float">
            <text:p>0,2220182867</text:p>
          </table:table-cell>
          <table:table-cell office:value-type="float" office:value="0.211582613293783" calcext:value-type="float">
            <text:p>0,2115826133</text:p>
          </table:table-cell>
          <table:table-cell office:value-type="float" office:value="0.0371738083723467" calcext:value-type="float">
            <text:p>0,0371738084</text:p>
          </table:table-cell>
          <table:table-cell office:value-type="float" office:value="0.0306312200883625" calcext:value-type="float">
            <text:p>0,0306312201</text:p>
          </table:table-cell>
          <table:table-cell office:value-type="float" office:value="0.0282586579852315" calcext:value-type="float">
            <text:p>0,028258658</text:p>
          </table:table-cell>
          <table:table-cell office:value-type="float" office:value="0.0431027623961262" calcext:value-type="float">
            <text:p>0,0431027624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382053090767414" calcext:value-type="float">
            <text:p>0,3820530908</text:p>
          </table:table-cell>
          <table:table-cell office:value-type="float" office:value="0.447769752996216" calcext:value-type="float">
            <text:p>0,447769753</text:p>
          </table:table-cell>
          <table:table-cell office:value-type="float" office:value="0.401189120523775" calcext:value-type="float">
            <text:p>0,4011891205</text:p>
          </table:table-cell>
          <table:table-cell office:value-type="float" office:value="0.424888507071481" calcext:value-type="float">
            <text:p>0,4248885071</text:p>
          </table:table-cell>
          <table:table-cell office:value-type="float" office:value="6.74631098156355" calcext:value-type="float">
            <text:p>6,7463109816</text:p>
          </table:table-cell>
          <table:table-cell office:value-type="float" office:value="11.1106717099463" calcext:value-type="float">
            <text:p>11,1106717099</text:p>
          </table:table-cell>
          <table:table-cell office:value-type="float" office:value="8.50384805520251" calcext:value-type="float">
            <text:p>8,5038480552</text:p>
          </table:table-cell>
          <table:table-cell office:value-type="float" office:value="8.64978340710884" calcext:value-type="float">
            <text:p>8,6497834071</text:p>
          </table:table-cell>
          <table:table-cell office:value-type="float" office:value="0.213800211250816" calcext:value-type="float">
            <text:p>0,2138002113</text:p>
          </table:table-cell>
          <table:table-cell office:value-type="float" office:value="0.227005155208342" calcext:value-type="float">
            <text:p>0,2270051552</text:p>
          </table:table-cell>
          <table:table-cell office:value-type="float" office:value="0.224816463428789" calcext:value-type="float">
            <text:p>0,2248164634</text:p>
          </table:table-cell>
          <table:table-cell office:value-type="float" office:value="0.211059003319845" calcext:value-type="float">
            <text:p>0,2110590033</text:p>
          </table:table-cell>
          <table:table-cell office:value-type="float" office:value="0.039679386971914" calcext:value-type="float">
            <text:p>0,039679387</text:p>
          </table:table-cell>
          <table:table-cell office:value-type="float" office:value="0.0336044349680001" calcext:value-type="float">
            <text:p>0,033604435</text:p>
          </table:table-cell>
          <table:table-cell office:value-type="float" office:value="0.0297122431820505" calcext:value-type="float">
            <text:p>0,0297122432</text:p>
          </table:table-cell>
          <table:table-cell office:value-type="float" office:value="0.0476185629457299" calcext:value-type="float">
            <text:p>0,0476185629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378647313755369" calcext:value-type="float">
            <text:p>0,3786473138</text:p>
          </table:table-cell>
          <table:table-cell office:value-type="float" office:value="0.447821720582897" calcext:value-type="float">
            <text:p>0,4478217206</text:p>
          </table:table-cell>
          <table:table-cell office:value-type="float" office:value="0.39973328339457" calcext:value-type="float">
            <text:p>0,3997332834</text:p>
          </table:table-cell>
          <table:table-cell office:value-type="float" office:value="0.421401819138965" calcext:value-type="float">
            <text:p>0,4214018191</text:p>
          </table:table-cell>
          <table:table-cell office:value-type="float" office:value="6.45740882178143" calcext:value-type="float">
            <text:p>6,4574088218</text:p>
          </table:table-cell>
          <table:table-cell office:value-type="float" office:value="10.8275734079314" calcext:value-type="float">
            <text:p>10,8275734079</text:p>
          </table:table-cell>
          <table:table-cell office:value-type="float" office:value="8.17603745550841" calcext:value-type="float">
            <text:p>8,1760374555</text:p>
          </table:table-cell>
          <table:table-cell office:value-type="float" office:value="7.84728916800638" calcext:value-type="float">
            <text:p>7,847289168</text:p>
          </table:table-cell>
          <table:table-cell office:value-type="float" office:value="0.216572583313405" calcext:value-type="float">
            <text:p>0,2165725833</text:p>
          </table:table-cell>
          <table:table-cell office:value-type="float" office:value="0.245354278782362" calcext:value-type="float">
            <text:p>0,2453542788</text:p>
          </table:table-cell>
          <table:table-cell office:value-type="float" office:value="0.229404617019345" calcext:value-type="float">
            <text:p>0,229404617</text:p>
          </table:table-cell>
          <table:table-cell office:value-type="float" office:value="0.226317649438115" calcext:value-type="float">
            <text:p>0,2263176494</text:p>
          </table:table-cell>
          <table:table-cell office:value-type="float" office:value="0.0420968384673885" calcext:value-type="float">
            <text:p>0,0420968385</text:p>
          </table:table-cell>
          <table:table-cell office:value-type="float" office:value="0.0328739618178373" calcext:value-type="float">
            <text:p>0,0328739618</text:p>
          </table:table-cell>
          <table:table-cell office:value-type="float" office:value="0.0308934026716825" calcext:value-type="float">
            <text:p>0,0308934027</text:p>
          </table:table-cell>
          <table:table-cell office:value-type="float" office:value="0.0482567544951672" calcext:value-type="float">
            <text:p>0,0482567545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389235238750574" calcext:value-type="float">
            <text:p>0,3892352388</text:p>
          </table:table-cell>
          <table:table-cell office:value-type="float" office:value="0.457791429861124" calcext:value-type="float">
            <text:p>0,4577914299</text:p>
          </table:table-cell>
          <table:table-cell office:value-type="float" office:value="0.407136050777851" calcext:value-type="float">
            <text:p>0,4071360508</text:p>
          </table:table-cell>
          <table:table-cell office:value-type="float" office:value="0.437394232748077" calcext:value-type="float">
            <text:p>0,4373942327</text:p>
          </table:table-cell>
          <table:table-cell office:value-type="float" office:value="6.68431252008866" calcext:value-type="float">
            <text:p>6,6843125201</text:p>
          </table:table-cell>
          <table:table-cell office:value-type="float" office:value="10.8382934956361" calcext:value-type="float">
            <text:p>10,8382934956</text:p>
          </table:table-cell>
          <table:table-cell office:value-type="float" office:value="8.56467120501866" calcext:value-type="float">
            <text:p>8,564671205</text:p>
          </table:table-cell>
          <table:table-cell office:value-type="float" office:value="8.83966268380383" calcext:value-type="float">
            <text:p>8,8396626838</text:p>
          </table:table-cell>
          <table:table-cell office:value-type="float" office:value="0.220486821968771" calcext:value-type="float">
            <text:p>0,220486822</text:p>
          </table:table-cell>
          <table:table-cell office:value-type="float" office:value="0.247890068353219" calcext:value-type="float">
            <text:p>0,2478900684</text:p>
          </table:table-cell>
          <table:table-cell office:value-type="float" office:value="0.230989718381702" calcext:value-type="float">
            <text:p>0,2309897184</text:p>
          </table:table-cell>
          <table:table-cell office:value-type="float" office:value="0.232165417269771" calcext:value-type="float">
            <text:p>0,2321654173</text:p>
          </table:table-cell>
          <table:table-cell office:value-type="float" office:value="0.0377804265452482" calcext:value-type="float">
            <text:p>0,0377804265</text:p>
          </table:table-cell>
          <table:table-cell office:value-type="float" office:value="0.0299370344388927" calcext:value-type="float">
            <text:p>0,0299370344</text:p>
          </table:table-cell>
          <table:table-cell office:value-type="float" office:value="0.0283983112486373" calcext:value-type="float">
            <text:p>0,0283983112</text:p>
          </table:table-cell>
          <table:table-cell office:value-type="float" office:value="0.0429269027633157" calcext:value-type="float">
            <text:p>0,0429269028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391966239712051" calcext:value-type="float">
            <text:p>0,3919662397</text:p>
          </table:table-cell>
          <table:table-cell office:value-type="float" office:value="0.459018472098742" calcext:value-type="float">
            <text:p>0,4590184721</text:p>
          </table:table-cell>
          <table:table-cell office:value-type="float" office:value="0.408746787483256" calcext:value-type="float">
            <text:p>0,4087467875</text:p>
          </table:table-cell>
          <table:table-cell office:value-type="float" office:value="0.438824150162436" calcext:value-type="float">
            <text:p>0,4388241502</text:p>
          </table:table-cell>
          <table:table-cell office:value-type="float" office:value="7.06888406458542" calcext:value-type="float">
            <text:p>7,0688840646</text:p>
          </table:table-cell>
          <table:table-cell office:value-type="float" office:value="11.270261246994" calcext:value-type="float">
            <text:p>11,270261247</text:p>
          </table:table-cell>
          <table:table-cell office:value-type="float" office:value="8.42598475982399" calcext:value-type="float">
            <text:p>8,4259847598</text:p>
          </table:table-cell>
          <table:table-cell office:value-type="float" office:value="8.92137371992686" calcext:value-type="float">
            <text:p>8,9213737199</text:p>
          </table:table-cell>
          <table:table-cell office:value-type="float" office:value="0.220043352976182" calcext:value-type="float">
            <text:p>0,220043353</text:p>
          </table:table-cell>
          <table:table-cell office:value-type="float" office:value="0.244555942068566" calcext:value-type="float">
            <text:p>0,2445559421</text:p>
          </table:table-cell>
          <table:table-cell office:value-type="float" office:value="0.230458121210597" calcext:value-type="float">
            <text:p>0,2304581212</text:p>
          </table:table-cell>
          <table:table-cell office:value-type="float" office:value="0.228999755683997" calcext:value-type="float">
            <text:p>0,2289997557</text:p>
          </table:table-cell>
          <table:table-cell office:value-type="float" office:value="0.039048509145084" calcext:value-type="float">
            <text:p>0,0390485091</text:p>
          </table:table-cell>
          <table:table-cell office:value-type="float" office:value="0.031568159703284" calcext:value-type="float">
            <text:p>0,0315681597</text:p>
          </table:table-cell>
          <table:table-cell office:value-type="float" office:value="0.0287666838139409" calcext:value-type="float">
            <text:p>0,0287666838</text:p>
          </table:table-cell>
          <table:table-cell office:value-type="float" office:value="0.0458622989678234" calcext:value-type="float">
            <text:p>0,045862299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385189908717799" calcext:value-type="float">
            <text:p>0,3851899087</text:p>
          </table:table-cell>
          <table:table-cell office:value-type="float" office:value="0.457277499153216" calcext:value-type="float">
            <text:p>0,4572774992</text:p>
          </table:table-cell>
          <table:table-cell office:value-type="float" office:value="0.403641286095257" calcext:value-type="float">
            <text:p>0,4036412861</text:p>
          </table:table-cell>
          <table:table-cell office:value-type="float" office:value="0.435499933821389" calcext:value-type="float">
            <text:p>0,4354999338</text:p>
          </table:table-cell>
          <table:table-cell office:value-type="float" office:value="6.80635828094641" calcext:value-type="float">
            <text:p>6,8063582809</text:p>
          </table:table-cell>
          <table:table-cell office:value-type="float" office:value="11.3442902365719" calcext:value-type="float">
            <text:p>11,3442902366</text:p>
          </table:table-cell>
          <table:table-cell office:value-type="float" office:value="8.68443638170038" calcext:value-type="float">
            <text:p>8,6844363817</text:p>
          </table:table-cell>
          <table:table-cell office:value-type="float" office:value="8.75867323052618" calcext:value-type="float">
            <text:p>8,7586732305</text:p>
          </table:table-cell>
          <table:table-cell office:value-type="float" office:value="0.216086937470562" calcext:value-type="float">
            <text:p>0,2160869375</text:p>
          </table:table-cell>
          <table:table-cell office:value-type="float" office:value="0.239839416944745" calcext:value-type="float">
            <text:p>0,2398394169</text:p>
          </table:table-cell>
          <table:table-cell office:value-type="float" office:value="0.22642858469815" calcext:value-type="float">
            <text:p>0,2264285847</text:p>
          </table:table-cell>
          <table:table-cell office:value-type="float" office:value="0.224353934489959" calcext:value-type="float">
            <text:p>0,2243539345</text:p>
          </table:table-cell>
          <table:table-cell office:value-type="float" office:value="0.0418846678699777" calcext:value-type="float">
            <text:p>0,0418846679</text:p>
          </table:table-cell>
          <table:table-cell office:value-type="float" office:value="0.0341370760741122" calcext:value-type="float">
            <text:p>0,0341370761</text:p>
          </table:table-cell>
          <table:table-cell office:value-type="float" office:value="0.0302789933295191" calcext:value-type="float">
            <text:p>0,0302789933</text:p>
          </table:table-cell>
          <table:table-cell office:value-type="float" office:value="0.0502943409117766" calcext:value-type="float">
            <text:p>0,0502943409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38218621586794" calcext:value-type="float">
            <text:p>0,3821862159</text:p>
          </table:table-cell>
          <table:table-cell office:value-type="float" office:value="0.457890335356245" calcext:value-type="float">
            <text:p>0,4578903354</text:p>
          </table:table-cell>
          <table:table-cell office:value-type="float" office:value="0.404845040586796" calcext:value-type="float">
            <text:p>0,4048450406</text:p>
          </table:table-cell>
          <table:table-cell office:value-type="float" office:value="0.428541520373033" calcext:value-type="float">
            <text:p>0,4285415204</text:p>
          </table:table-cell>
          <table:table-cell office:value-type="float" office:value="6.54491391814183" calcext:value-type="float">
            <text:p>6,5449139181</text:p>
          </table:table-cell>
          <table:table-cell office:value-type="float" office:value="11.2996786810146" calcext:value-type="float">
            <text:p>11,299678681</text:p>
          </table:table-cell>
          <table:table-cell office:value-type="float" office:value="8.79061823268239" calcext:value-type="float">
            <text:p>8,7906182327</text:p>
          </table:table-cell>
          <table:table-cell office:value-type="float" office:value="8.41237471958464" calcext:value-type="float">
            <text:p>8,4123747196</text:p>
          </table:table-cell>
          <table:table-cell office:value-type="float" office:value="0.21721862423388" calcext:value-type="float">
            <text:p>0,2172186242</text:p>
          </table:table-cell>
          <table:table-cell office:value-type="float" office:value="0.248229245395396" calcext:value-type="float">
            <text:p>0,2482292454</text:p>
          </table:table-cell>
          <table:table-cell office:value-type="float" office:value="0.231234626339101" calcext:value-type="float">
            <text:p>0,2312346263</text:p>
          </table:table-cell>
          <table:table-cell office:value-type="float" office:value="0.226929599865799" calcext:value-type="float">
            <text:p>0,2269295999</text:p>
          </table:table-cell>
          <table:table-cell office:value-type="float" office:value="0.0404924980391436" calcext:value-type="float">
            <text:p>0,040492498</text:p>
          </table:table-cell>
          <table:table-cell office:value-type="float" office:value="0.0317409323340235" calcext:value-type="float">
            <text:p>0,0317409323</text:p>
          </table:table-cell>
          <table:table-cell office:value-type="float" office:value="0.0297416479883839" calcext:value-type="float">
            <text:p>0,029741648</text:p>
          </table:table-cell>
          <table:table-cell office:value-type="float" office:value="0.0467891868012736" calcext:value-type="float">
            <text:p>0,0467891868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387025184467405" calcext:value-type="float">
            <text:p>0,3870251845</text:p>
          </table:table-cell>
          <table:table-cell office:value-type="float" office:value="0.461007441822817" calcext:value-type="float">
            <text:p>0,4610074418</text:p>
          </table:table-cell>
          <table:table-cell office:value-type="float" office:value="0.405235922310782" calcext:value-type="float">
            <text:p>0,4052359223</text:p>
          </table:table-cell>
          <table:table-cell office:value-type="float" office:value="0.43748062489622" calcext:value-type="float">
            <text:p>0,4374806249</text:p>
          </table:table-cell>
          <table:table-cell office:value-type="float" office:value="6.72650670394948" calcext:value-type="float">
            <text:p>6,7265067039</text:p>
          </table:table-cell>
          <table:table-cell office:value-type="float" office:value="10.9432428594798" calcext:value-type="float">
            <text:p>10,9432428595</text:p>
          </table:table-cell>
          <table:table-cell office:value-type="float" office:value="8.67039012639181" calcext:value-type="float">
            <text:p>8,6703901264</text:p>
          </table:table-cell>
          <table:table-cell office:value-type="float" office:value="8.73767111478612" calcext:value-type="float">
            <text:p>8,7376711148</text:p>
          </table:table-cell>
          <table:table-cell office:value-type="float" office:value="0.221288500754499" calcext:value-type="float">
            <text:p>0,2212885008</text:p>
          </table:table-cell>
          <table:table-cell office:value-type="float" office:value="0.249644258999073" calcext:value-type="float">
            <text:p>0,249644259</text:p>
          </table:table-cell>
          <table:table-cell office:value-type="float" office:value="0.232156465363727" calcext:value-type="float">
            <text:p>0,2321564654</text:p>
          </table:table-cell>
          <table:table-cell office:value-type="float" office:value="0.232928168062828" calcext:value-type="float">
            <text:p>0,2329281681</text:p>
          </table:table-cell>
          <table:table-cell office:value-type="float" office:value="0.0391711387682511" calcext:value-type="float">
            <text:p>0,0391711388</text:p>
          </table:table-cell>
          <table:table-cell office:value-type="float" office:value="0.0343625913222967" calcext:value-type="float">
            <text:p>0,0343625913</text:p>
          </table:table-cell>
          <table:table-cell office:value-type="float" office:value="0.0301917536225287" calcext:value-type="float">
            <text:p>0,0301917536</text:p>
          </table:table-cell>
          <table:table-cell office:value-type="float" office:value="0.0469276590747606" calcext:value-type="float">
            <text:p>0,0469276591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384279920042031" calcext:value-type="float">
            <text:p>0,38427992</text:p>
          </table:table-cell>
          <table:table-cell office:value-type="float" office:value="0.45770220579948" calcext:value-type="float">
            <text:p>0,4577022058</text:p>
          </table:table-cell>
          <table:table-cell office:value-type="float" office:value="0.401639762032926" calcext:value-type="float">
            <text:p>0,401639762</text:p>
          </table:table-cell>
          <table:table-cell office:value-type="float" office:value="0.436313786933122" calcext:value-type="float">
            <text:p>0,4363137869</text:p>
          </table:table-cell>
          <table:table-cell office:value-type="float" office:value="7.03787046837724" calcext:value-type="float">
            <text:p>7,0378704684</text:p>
          </table:table-cell>
          <table:table-cell office:value-type="float" office:value="10.6709578691377" calcext:value-type="float">
            <text:p>10,6709578691</text:p>
          </table:table-cell>
          <table:table-cell office:value-type="float" office:value="8.8128588385264" calcext:value-type="float">
            <text:p>8,8128588385</text:p>
          </table:table-cell>
          <table:table-cell office:value-type="float" office:value="8.96124842635115" calcext:value-type="float">
            <text:p>8,9612484264</text:p>
          </table:table-cell>
          <table:table-cell office:value-type="float" office:value="0.219871679797895" calcext:value-type="float">
            <text:p>0,2198716798</text:p>
          </table:table-cell>
          <table:table-cell office:value-type="float" office:value="0.247222358493169" calcext:value-type="float">
            <text:p>0,2472223585</text:p>
          </table:table-cell>
          <table:table-cell office:value-type="float" office:value="0.230185822469473" calcext:value-type="float">
            <text:p>0,2301858225</text:p>
          </table:table-cell>
          <table:table-cell office:value-type="float" office:value="0.231293047506706" calcext:value-type="float">
            <text:p>0,2312930475</text:p>
          </table:table-cell>
          <table:table-cell office:value-type="float" office:value="0.0386906130765207" calcext:value-type="float">
            <text:p>0,0386906131</text:p>
          </table:table-cell>
          <table:table-cell office:value-type="float" office:value="0.0332313583043555" calcext:value-type="float">
            <text:p>0,0332313583</text:p>
          </table:table-cell>
          <table:table-cell office:value-type="float" office:value="0.0298170569960439" calcext:value-type="float">
            <text:p>0,029817057</text:p>
          </table:table-cell>
          <table:table-cell office:value-type="float" office:value="0.04577201042114" calcext:value-type="float">
            <text:p>0,0457720104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83814038954659" calcext:value-type="float">
            <text:p>0,383814039</text:p>
          </table:table-cell>
          <table:table-cell office:value-type="float" office:value="0.459191571982153" calcext:value-type="float">
            <text:p>0,459191572</text:p>
          </table:table-cell>
          <table:table-cell office:value-type="float" office:value="0.401019109664355" calcext:value-type="float">
            <text:p>0,4010191097</text:p>
          </table:table-cell>
          <table:table-cell office:value-type="float" office:value="0.437217657130976" calcext:value-type="float">
            <text:p>0,4372176571</text:p>
          </table:table-cell>
          <table:table-cell office:value-type="float" office:value="6.91584148031147" calcext:value-type="float">
            <text:p>6,9158414803</text:p>
          </table:table-cell>
          <table:table-cell office:value-type="float" office:value="10.7980549291686" calcext:value-type="float">
            <text:p>10,7980549292</text:p>
          </table:table-cell>
          <table:table-cell office:value-type="float" office:value="8.62592958733678" calcext:value-type="float">
            <text:p>8,6259295873</text:p>
          </table:table-cell>
          <table:table-cell office:value-type="float" office:value="8.7511603479494" calcext:value-type="float">
            <text:p>8,7511603479</text:p>
          </table:table-cell>
          <table:table-cell office:value-type="float" office:value="0.225661137608607" calcext:value-type="float">
            <text:p>0,2256611376</text:p>
          </table:table-cell>
          <table:table-cell office:value-type="float" office:value="0.256581751610534" calcext:value-type="float">
            <text:p>0,2565817516</text:p>
          </table:table-cell>
          <table:table-cell office:value-type="float" office:value="0.236695140414021" calcext:value-type="float">
            <text:p>0,2366951404</text:p>
          </table:table-cell>
          <table:table-cell office:value-type="float" office:value="0.239325593262264" calcext:value-type="float">
            <text:p>0,2393255933</text:p>
          </table:table-cell>
          <table:table-cell office:value-type="float" office:value="0.0396094160598904" calcext:value-type="float">
            <text:p>0,0396094161</text:p>
          </table:table-cell>
          <table:table-cell office:value-type="float" office:value="0.0361610328981721" calcext:value-type="float">
            <text:p>0,0361610329</text:p>
          </table:table-cell>
          <table:table-cell office:value-type="float" office:value="0.0298102942531336" calcext:value-type="float">
            <text:p>0,0298102943</text:p>
          </table:table-cell>
          <table:table-cell office:value-type="float" office:value="0.0498718821591227" calcext:value-type="float">
            <text:p>0,0498718822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380145988309071" calcext:value-type="float">
            <text:p>0,3801459883</text:p>
          </table:table-cell>
          <table:table-cell office:value-type="float" office:value="0.463654724542886" calcext:value-type="float">
            <text:p>0,4636547245</text:p>
          </table:table-cell>
          <table:table-cell office:value-type="float" office:value="0.403019504718237" calcext:value-type="float">
            <text:p>0,4030195047</text:p>
          </table:table-cell>
          <table:table-cell office:value-type="float" office:value="0.434720813574527" calcext:value-type="float">
            <text:p>0,4347208136</text:p>
          </table:table-cell>
          <table:table-cell office:value-type="float" office:value="6.86625050675204" calcext:value-type="float">
            <text:p>6,8662505068</text:p>
          </table:table-cell>
          <table:table-cell office:value-type="float" office:value="11.5052118240823" calcext:value-type="float">
            <text:p>11,5052118241</text:p>
          </table:table-cell>
          <table:table-cell office:value-type="float" office:value="9.0549389768992" calcext:value-type="float">
            <text:p>9,0549389769</text:p>
          </table:table-cell>
          <table:table-cell office:value-type="float" office:value="9.03171400626981" calcext:value-type="float">
            <text:p>9,0317140063</text:p>
          </table:table-cell>
          <table:table-cell office:value-type="float" office:value="0.218308701970196" calcext:value-type="float">
            <text:p>0,218308702</text:p>
          </table:table-cell>
          <table:table-cell office:value-type="float" office:value="0.250569425982054" calcext:value-type="float">
            <text:p>0,250569426</text:p>
          </table:table-cell>
          <table:table-cell office:value-type="float" office:value="0.231916690602608" calcext:value-type="float">
            <text:p>0,2319166906</text:p>
          </table:table-cell>
          <table:table-cell office:value-type="float" office:value="0.229401239547525" calcext:value-type="float">
            <text:p>0,2294012395</text:p>
          </table:table-cell>
          <table:table-cell office:value-type="float" office:value="0.0394868551940615" calcext:value-type="float">
            <text:p>0,0394868552</text:p>
          </table:table-cell>
          <table:table-cell office:value-type="float" office:value="0.0331548403124188" calcext:value-type="float">
            <text:p>0,0331548403</text:p>
          </table:table-cell>
          <table:table-cell office:value-type="float" office:value="0.0283318809794846" calcext:value-type="float">
            <text:p>0,028331881</text:p>
          </table:table-cell>
          <table:table-cell office:value-type="float" office:value="0.0488087240168" calcext:value-type="float">
            <text:p>0,048808724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383536384396569" calcext:value-type="float">
            <text:p>0,3835363844</text:p>
          </table:table-cell>
          <table:table-cell office:value-type="float" office:value="0.459213260609091" calcext:value-type="float">
            <text:p>0,4592132606</text:p>
          </table:table-cell>
          <table:table-cell office:value-type="float" office:value="0.400134358542262" calcext:value-type="float">
            <text:p>0,4001343585</text:p>
          </table:table-cell>
          <table:table-cell office:value-type="float" office:value="0.439270477952272" calcext:value-type="float">
            <text:p>0,439270478</text:p>
          </table:table-cell>
          <table:table-cell office:value-type="float" office:value="6.95505235912675" calcext:value-type="float">
            <text:p>6,9550523591</text:p>
          </table:table-cell>
          <table:table-cell office:value-type="float" office:value="11.4784895828828" calcext:value-type="float">
            <text:p>11,4784895829</text:p>
          </table:table-cell>
          <table:table-cell office:value-type="float" office:value="8.75657846818026" calcext:value-type="float">
            <text:p>8,7565784682</text:p>
          </table:table-cell>
          <table:table-cell office:value-type="float" office:value="9.46380171016386" calcext:value-type="float">
            <text:p>9,4638017102</text:p>
          </table:table-cell>
          <table:table-cell office:value-type="float" office:value="0.22372227494047" calcext:value-type="float">
            <text:p>0,2237222749</text:p>
          </table:table-cell>
          <table:table-cell office:value-type="float" office:value="0.256238621614672" calcext:value-type="float">
            <text:p>0,2562386216</text:p>
          </table:table-cell>
          <table:table-cell office:value-type="float" office:value="0.234281689467646" calcext:value-type="float">
            <text:p>0,2342816895</text:p>
          </table:table-cell>
          <table:table-cell office:value-type="float" office:value="0.239516839326204" calcext:value-type="float">
            <text:p>0,2395168393</text:p>
          </table:table-cell>
          <table:table-cell office:value-type="float" office:value="0.0390361130078616" calcext:value-type="float">
            <text:p>0,039036113</text:p>
          </table:table-cell>
          <table:table-cell office:value-type="float" office:value="0.0349495484636844" calcext:value-type="float">
            <text:p>0,0349495485</text:p>
          </table:table-cell>
          <table:table-cell office:value-type="float" office:value="0.0289299767480125" calcext:value-type="float">
            <text:p>0,0289299767</text:p>
          </table:table-cell>
          <table:table-cell office:value-type="float" office:value="0.0491903649557347" calcext:value-type="float">
            <text:p>0,049190365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383325497251858" calcext:value-type="float">
            <text:p>0,3833254973</text:p>
          </table:table-cell>
          <table:table-cell office:value-type="float" office:value="0.466132477187518" calcext:value-type="float">
            <text:p>0,4661324772</text:p>
          </table:table-cell>
          <table:table-cell office:value-type="float" office:value="0.400746154520814" calcext:value-type="float">
            <text:p>0,4007461545</text:p>
          </table:table-cell>
          <table:table-cell office:value-type="float" office:value="0.443907968805213" calcext:value-type="float">
            <text:p>0,4439079688</text:p>
          </table:table-cell>
          <table:table-cell office:value-type="float" office:value="6.70525276771186" calcext:value-type="float">
            <text:p>6,7052527677</text:p>
          </table:table-cell>
          <table:table-cell office:value-type="float" office:value="11.5557144441231" calcext:value-type="float">
            <text:p>11,5557144441</text:p>
          </table:table-cell>
          <table:table-cell office:value-type="float" office:value="8.46918976192068" calcext:value-type="float">
            <text:p>8,4691897619</text:p>
          </table:table-cell>
          <table:table-cell office:value-type="float" office:value="9.22922249355043" calcext:value-type="float">
            <text:p>9,2292224936</text:p>
          </table:table-cell>
          <table:table-cell office:value-type="float" office:value="0.226785030589126" calcext:value-type="float">
            <text:p>0,2267850306</text:p>
          </table:table-cell>
          <table:table-cell office:value-type="float" office:value="0.259110847566417" calcext:value-type="float">
            <text:p>0,2591108476</text:p>
          </table:table-cell>
          <table:table-cell office:value-type="float" office:value="0.237690033938283" calcext:value-type="float">
            <text:p>0,2376900339</text:p>
          </table:table-cell>
          <table:table-cell office:value-type="float" office:value="0.241787262226956" calcext:value-type="float">
            <text:p>0,2417872622</text:p>
          </table:table-cell>
          <table:table-cell office:value-type="float" office:value="0.0403653670947597" calcext:value-type="float">
            <text:p>0,0403653671</text:p>
          </table:table-cell>
          <table:table-cell office:value-type="float" office:value="0.0372404217146338" calcext:value-type="float">
            <text:p>0,0372404217</text:p>
          </table:table-cell>
          <table:table-cell office:value-type="float" office:value="0.0308199611138998" calcext:value-type="float">
            <text:p>0,0308199611</text:p>
          </table:table-cell>
          <table:table-cell office:value-type="float" office:value="0.0507222255982415" calcext:value-type="float">
            <text:p>0,0507222256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386498745389947" calcext:value-type="float">
            <text:p>0,3864987454</text:p>
          </table:table-cell>
          <table:table-cell office:value-type="float" office:value="0.468573329694849" calcext:value-type="float">
            <text:p>0,4685733297</text:p>
          </table:table-cell>
          <table:table-cell office:value-type="float" office:value="0.402225216021775" calcext:value-type="float">
            <text:p>0,402225216</text:p>
          </table:table-cell>
          <table:table-cell office:value-type="float" office:value="0.447939861118758" calcext:value-type="float">
            <text:p>0,4479398611</text:p>
          </table:table-cell>
          <table:table-cell office:value-type="float" office:value="6.96788389826659" calcext:value-type="float">
            <text:p>6,9678838983</text:p>
          </table:table-cell>
          <table:table-cell office:value-type="float" office:value="11.3613356858674" calcext:value-type="float">
            <text:p>11,3613356859</text:p>
          </table:table-cell>
          <table:table-cell office:value-type="float" office:value="8.37135318085001" calcext:value-type="float">
            <text:p>8,3713531809</text:p>
          </table:table-cell>
          <table:table-cell office:value-type="float" office:value="9.35654212690331" calcext:value-type="float">
            <text:p>9,3565421269</text:p>
          </table:table-cell>
          <table:table-cell office:value-type="float" office:value="0.232301481097881" calcext:value-type="float">
            <text:p>0,2323014811</text:p>
          </table:table-cell>
          <table:table-cell office:value-type="float" office:value="0.261596939929699" calcext:value-type="float">
            <text:p>0,2615969399</text:p>
          </table:table-cell>
          <table:table-cell office:value-type="float" office:value="0.243129194821947" calcext:value-type="float">
            <text:p>0,2431291948</text:p>
          </table:table-cell>
          <table:table-cell office:value-type="float" office:value="0.244552470343636" calcext:value-type="float">
            <text:p>0,2445524703</text:p>
          </table:table-cell>
          <table:table-cell office:value-type="float" office:value="0.0384488885911513" calcext:value-type="float">
            <text:p>0,0384488886</text:p>
          </table:table-cell>
          <table:table-cell office:value-type="float" office:value="0.034613261728462" calcext:value-type="float">
            <text:p>0,0346132617</text:p>
          </table:table-cell>
          <table:table-cell office:value-type="float" office:value="0.0299937395070394" calcext:value-type="float">
            <text:p>0,0299937395</text:p>
          </table:table-cell>
          <table:table-cell office:value-type="float" office:value="0.0466832384259024" calcext:value-type="float">
            <text:p>0,0466832384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381950110972038" calcext:value-type="float">
            <text:p>0,381950111</text:p>
          </table:table-cell>
          <table:table-cell office:value-type="float" office:value="0.464577384731087" calcext:value-type="float">
            <text:p>0,4645773847</text:p>
          </table:table-cell>
          <table:table-cell office:value-type="float" office:value="0.401003822373502" calcext:value-type="float">
            <text:p>0,4010038224</text:p>
          </table:table-cell>
          <table:table-cell office:value-type="float" office:value="0.438923796057142" calcext:value-type="float">
            <text:p>0,4389237961</text:p>
          </table:table-cell>
          <table:table-cell office:value-type="float" office:value="6.53903483037086" calcext:value-type="float">
            <text:p>6,5390348304</text:p>
          </table:table-cell>
          <table:table-cell office:value-type="float" office:value="10.9932529214286" calcext:value-type="float">
            <text:p>10,9932529214</text:p>
          </table:table-cell>
          <table:table-cell office:value-type="float" office:value="8.38517538356803" calcext:value-type="float">
            <text:p>8,3851753836</text:p>
          </table:table-cell>
          <table:table-cell office:value-type="float" office:value="8.56308696478493" calcext:value-type="float">
            <text:p>8,5630869648</text:p>
          </table:table-cell>
          <table:table-cell office:value-type="float" office:value="0.222034185952526" calcext:value-type="float">
            <text:p>0,222034186</text:p>
          </table:table-cell>
          <table:table-cell office:value-type="float" office:value="0.255520590078064" calcext:value-type="float">
            <text:p>0,2555205901</text:p>
          </table:table-cell>
          <table:table-cell office:value-type="float" office:value="0.234887619795861" calcext:value-type="float">
            <text:p>0,2348876198</text:p>
          </table:table-cell>
          <table:table-cell office:value-type="float" office:value="0.235281292835515" calcext:value-type="float">
            <text:p>0,2352812928</text:p>
          </table:table-cell>
          <table:table-cell office:value-type="float" office:value="0.0394316871336062" calcext:value-type="float">
            <text:p>0,0394316871</text:p>
          </table:table-cell>
          <table:table-cell office:value-type="float" office:value="0.0346257028587766" calcext:value-type="float">
            <text:p>0,0346257029</text:p>
          </table:table-cell>
          <table:table-cell office:value-type="float" office:value="0.029683906706741" calcext:value-type="float">
            <text:p>0,0296839067</text:p>
          </table:table-cell>
          <table:table-cell office:value-type="float" office:value="0.0483450530511227" calcext:value-type="float">
            <text:p>0,0483450531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390561191909856" calcext:value-type="float">
            <text:p>0,3905611919</text:p>
          </table:table-cell>
          <table:table-cell office:value-type="float" office:value="0.470946531253672" calcext:value-type="float">
            <text:p>0,4709465313</text:p>
          </table:table-cell>
          <table:table-cell office:value-type="float" office:value="0.405770363065554" calcext:value-type="float">
            <text:p>0,4057703631</text:p>
          </table:table-cell>
          <table:table-cell office:value-type="float" office:value="0.450534821891331" calcext:value-type="float">
            <text:p>0,4505348219</text:p>
          </table:table-cell>
          <table:table-cell office:value-type="float" office:value="7.07933893251472" calcext:value-type="float">
            <text:p>7,0793389325</text:p>
          </table:table-cell>
          <table:table-cell office:value-type="float" office:value="11.805576175927" calcext:value-type="float">
            <text:p>11,8055761759</text:p>
          </table:table-cell>
          <table:table-cell office:value-type="float" office:value="8.56800543929314" calcext:value-type="float">
            <text:p>8,5680054393</text:p>
          </table:table-cell>
          <table:table-cell office:value-type="float" office:value="9.65246999937201" calcext:value-type="float">
            <text:p>9,6524699994</text:p>
          </table:table-cell>
          <table:table-cell office:value-type="float" office:value="0.233034109157873" calcext:value-type="float">
            <text:p>0,2330341092</text:p>
          </table:table-cell>
          <table:table-cell office:value-type="float" office:value="0.269284203794626" calcext:value-type="float">
            <text:p>0,2692842038</text:p>
          </table:table-cell>
          <table:table-cell office:value-type="float" office:value="0.24286206143313" calcext:value-type="float">
            <text:p>0,2428620614</text:p>
          </table:table-cell>
          <table:table-cell office:value-type="float" office:value="0.253482238851482" calcext:value-type="float">
            <text:p>0,2534822389</text:p>
          </table:table-cell>
          <table:table-cell office:value-type="float" office:value="0.0377872003978602" calcext:value-type="float">
            <text:p>0,0377872004</text:p>
          </table:table-cell>
          <table:table-cell office:value-type="float" office:value="0.0351164501152551" calcext:value-type="float">
            <text:p>0,0351164501</text:p>
          </table:table-cell>
          <table:table-cell office:value-type="float" office:value="0.0288660130402293" calcext:value-type="float">
            <text:p>0,028866013</text:p>
          </table:table-cell>
          <table:table-cell office:value-type="float" office:value="0.0476868647000282" calcext:value-type="float">
            <text:p>0,0476868647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388919162163069" calcext:value-type="float">
            <text:p>0,3889191622</text:p>
          </table:table-cell>
          <table:table-cell office:value-type="float" office:value="0.468301833471094" calcext:value-type="float">
            <text:p>0,4683018335</text:p>
          </table:table-cell>
          <table:table-cell office:value-type="float" office:value="0.404832200464961" calcext:value-type="float">
            <text:p>0,4048322005</text:p>
          </table:table-cell>
          <table:table-cell office:value-type="float" office:value="0.447590541783769" calcext:value-type="float">
            <text:p>0,4475905418</text:p>
          </table:table-cell>
          <table:table-cell office:value-type="float" office:value="6.90929351130945" calcext:value-type="float">
            <text:p>6,9092935113</text:p>
          </table:table-cell>
          <table:table-cell office:value-type="float" office:value="10.8975205350412" calcext:value-type="float">
            <text:p>10,897520535</text:p>
          </table:table-cell>
          <table:table-cell office:value-type="float" office:value="8.23511833841856" calcext:value-type="float">
            <text:p>8,2351183384</text:p>
          </table:table-cell>
          <table:table-cell office:value-type="float" office:value="9.21132407312495" calcext:value-type="float">
            <text:p>9,2113240731</text:p>
          </table:table-cell>
          <table:table-cell office:value-type="float" office:value="0.232646385446519" calcext:value-type="float">
            <text:p>0,2326463854</text:p>
          </table:table-cell>
          <table:table-cell office:value-type="float" office:value="0.264439977722904" calcext:value-type="float">
            <text:p>0,2644399777</text:p>
          </table:table-cell>
          <table:table-cell office:value-type="float" office:value="0.243060085721596" calcext:value-type="float">
            <text:p>0,2430600857</text:p>
          </table:table-cell>
          <table:table-cell office:value-type="float" office:value="0.247878425348491" calcext:value-type="float">
            <text:p>0,2478784253</text:p>
          </table:table-cell>
          <table:table-cell office:value-type="float" office:value="0.038196526606013" calcext:value-type="float">
            <text:p>0,0381965266</text:p>
          </table:table-cell>
          <table:table-cell office:value-type="float" office:value="0.0346986222138901" calcext:value-type="float">
            <text:p>0,0346986222</text:p>
          </table:table-cell>
          <table:table-cell office:value-type="float" office:value="0.0300197917299603" calcext:value-type="float">
            <text:p>0,0300197917</text:p>
          </table:table-cell>
          <table:table-cell office:value-type="float" office:value="0.0463580034821551" calcext:value-type="float">
            <text:p>0,0463580035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390080818121953" calcext:value-type="float">
            <text:p>0,3900808181</text:p>
          </table:table-cell>
          <table:table-cell office:value-type="float" office:value="0.470602727933993" calcext:value-type="float">
            <text:p>0,4706027279</text:p>
          </table:table-cell>
          <table:table-cell office:value-type="float" office:value="0.405711526718225" calcext:value-type="float">
            <text:p>0,4057115267</text:p>
          </table:table-cell>
          <table:table-cell office:value-type="float" office:value="0.452364075073095" calcext:value-type="float">
            <text:p>0,4523640751</text:p>
          </table:table-cell>
          <table:table-cell office:value-type="float" office:value="6.73471353871991" calcext:value-type="float">
            <text:p>6,7347135387</text:p>
          </table:table-cell>
          <table:table-cell office:value-type="float" office:value="11.510088614378" calcext:value-type="float">
            <text:p>11,5100886144</text:p>
          </table:table-cell>
          <table:table-cell office:value-type="float" office:value="8.0393737946422" calcext:value-type="float">
            <text:p>8,0393737946</text:p>
          </table:table-cell>
          <table:table-cell office:value-type="float" office:value="9.15609526987369" calcext:value-type="float">
            <text:p>9,1560952699</text:p>
          </table:table-cell>
          <table:table-cell office:value-type="float" office:value="0.23612793867804" calcext:value-type="float">
            <text:p>0,2361279387</text:p>
          </table:table-cell>
          <table:table-cell office:value-type="float" office:value="0.278474337967999" calcext:value-type="float">
            <text:p>0,278474338</text:p>
          </table:table-cell>
          <table:table-cell office:value-type="float" office:value="0.245671286968732" calcext:value-type="float">
            <text:p>0,245671287</text:p>
          </table:table-cell>
          <table:table-cell office:value-type="float" office:value="0.262722149149051" calcext:value-type="float">
            <text:p>0,2627221491</text:p>
          </table:table-cell>
          <table:table-cell office:value-type="float" office:value="0.0371749135285166" calcext:value-type="float">
            <text:p>0,0371749135</text:p>
          </table:table-cell>
          <table:table-cell office:value-type="float" office:value="0.0332318561288861" calcext:value-type="float">
            <text:p>0,0332318561</text:p>
          </table:table-cell>
          <table:table-cell office:value-type="float" office:value="0.0293649271959016" calcext:value-type="float">
            <text:p>0,0293649272</text:p>
          </table:table-cell>
          <table:table-cell office:value-type="float" office:value="0.0443856786142363" calcext:value-type="float">
            <text:p>0,0443856786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38613052328818" calcext:value-type="float">
            <text:p>0,3861305233</text:p>
          </table:table-cell>
          <table:table-cell office:value-type="float" office:value="0.47363242305791" calcext:value-type="float">
            <text:p>0,4736324231</text:p>
          </table:table-cell>
          <table:table-cell office:value-type="float" office:value="0.404235284462025" calcext:value-type="float">
            <text:p>0,4042352845</text:p>
          </table:table-cell>
          <table:table-cell office:value-type="float" office:value="0.451844764219258" calcext:value-type="float">
            <text:p>0,4518447642</text:p>
          </table:table-cell>
          <table:table-cell office:value-type="float" office:value="6.66174813490315" calcext:value-type="float">
            <text:p>6,6617481349</text:p>
          </table:table-cell>
          <table:table-cell office:value-type="float" office:value="10.8830966274263" calcext:value-type="float">
            <text:p>10,8830966274</text:p>
          </table:table-cell>
          <table:table-cell office:value-type="float" office:value="8.10030017879732" calcext:value-type="float">
            <text:p>8,1003001788</text:p>
          </table:table-cell>
          <table:table-cell office:value-type="float" office:value="9.06832298071711" calcext:value-type="float">
            <text:p>9,0683229807</text:p>
          </table:table-cell>
          <table:table-cell office:value-type="float" office:value="0.235511106973847" calcext:value-type="float">
            <text:p>0,235511107</text:p>
          </table:table-cell>
          <table:table-cell office:value-type="float" office:value="0.279937372428717" calcext:value-type="float">
            <text:p>0,2799373724</text:p>
          </table:table-cell>
          <table:table-cell office:value-type="float" office:value="0.24786375050109" calcext:value-type="float">
            <text:p>0,2478637505</text:p>
          </table:table-cell>
          <table:table-cell office:value-type="float" office:value="0.259568124771935" calcext:value-type="float">
            <text:p>0,2595681248</text:p>
          </table:table-cell>
          <table:table-cell office:value-type="float" office:value="0.038040511379844" calcext:value-type="float">
            <text:p>0,0380405114</text:p>
          </table:table-cell>
          <table:table-cell office:value-type="float" office:value="0.0345589302026422" calcext:value-type="float">
            <text:p>0,0345589302</text:p>
          </table:table-cell>
          <table:table-cell office:value-type="float" office:value="0.0294712737103548" calcext:value-type="float">
            <text:p>0,0294712737</text:p>
          </table:table-cell>
          <table:table-cell office:value-type="float" office:value="0.0466981790791702" calcext:value-type="float">
            <text:p>0,0466981791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391341777984841" calcext:value-type="float">
            <text:p>0,391341778</text:p>
          </table:table-cell>
          <table:table-cell office:value-type="float" office:value="0.467767792102661" calcext:value-type="float">
            <text:p>0,4677677921</text:p>
          </table:table-cell>
          <table:table-cell office:value-type="float" office:value="0.40411385528844" calcext:value-type="float">
            <text:p>0,4041138553</text:p>
          </table:table-cell>
          <table:table-cell office:value-type="float" office:value="0.452524363638311" calcext:value-type="float">
            <text:p>0,4525243636</text:p>
          </table:table-cell>
          <table:table-cell office:value-type="float" office:value="7.0827924868278" calcext:value-type="float">
            <text:p>7,0827924868</text:p>
          </table:table-cell>
          <table:table-cell office:value-type="float" office:value="11.329078159865" calcext:value-type="float">
            <text:p>11,3290781599</text:p>
          </table:table-cell>
          <table:table-cell office:value-type="float" office:value="8.59103585052692" calcext:value-type="float">
            <text:p>8,5910358505</text:p>
          </table:table-cell>
          <table:table-cell office:value-type="float" office:value="9.6440604892592" calcext:value-type="float">
            <text:p>9,6440604893</text:p>
          </table:table-cell>
          <table:table-cell office:value-type="float" office:value="0.23700367859105" calcext:value-type="float">
            <text:p>0,2370036786</text:p>
          </table:table-cell>
          <table:table-cell office:value-type="float" office:value="0.276243438857549" calcext:value-type="float">
            <text:p>0,2762434389</text:p>
          </table:table-cell>
          <table:table-cell office:value-type="float" office:value="0.246312634183511" calcext:value-type="float">
            <text:p>0,2463126342</text:p>
          </table:table-cell>
          <table:table-cell office:value-type="float" office:value="0.260969851829834" calcext:value-type="float">
            <text:p>0,2609698518</text:p>
          </table:table-cell>
          <table:table-cell office:value-type="float" office:value="0.0372897908352547" calcext:value-type="float">
            <text:p>0,0372897908</text:p>
          </table:table-cell>
          <table:table-cell office:value-type="float" office:value="0.0345821985130092" calcext:value-type="float">
            <text:p>0,0345821985</text:p>
          </table:table-cell>
          <table:table-cell office:value-type="float" office:value="0.0285705187539078" calcext:value-type="float">
            <text:p>0,0285705188</text:p>
          </table:table-cell>
          <table:table-cell office:value-type="float" office:value="0.0470056308987861" calcext:value-type="float">
            <text:p>0,0470056309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38590954008777" calcext:value-type="float">
            <text:p>0,3859095401</text:p>
          </table:table-cell>
          <table:table-cell office:value-type="float" office:value="0.4680422128416" calcext:value-type="float">
            <text:p>0,4680422128</text:p>
          </table:table-cell>
          <table:table-cell office:value-type="float" office:value="0.39943899891644" calcext:value-type="float">
            <text:p>0,3994389989</text:p>
          </table:table-cell>
          <table:table-cell office:value-type="float" office:value="0.449787694457598" calcext:value-type="float">
            <text:p>0,4497876945</text:p>
          </table:table-cell>
          <table:table-cell office:value-type="float" office:value="6.82976351108308" calcext:value-type="float">
            <text:p>6,8297635111</text:p>
          </table:table-cell>
          <table:table-cell office:value-type="float" office:value="11.0347843817992" calcext:value-type="float">
            <text:p>11,0347843818</text:p>
          </table:table-cell>
          <table:table-cell office:value-type="float" office:value="7.79744300885681" calcext:value-type="float">
            <text:p>7,7974430089</text:p>
          </table:table-cell>
          <table:table-cell office:value-type="float" office:value="9.0631311678317" calcext:value-type="float">
            <text:p>9,0631311678</text:p>
          </table:table-cell>
          <table:table-cell office:value-type="float" office:value="0.237998631156241" calcext:value-type="float">
            <text:p>0,2379986312</text:p>
          </table:table-cell>
          <table:table-cell office:value-type="float" office:value="0.278811591744881" calcext:value-type="float">
            <text:p>0,2788115917</text:p>
          </table:table-cell>
          <table:table-cell office:value-type="float" office:value="0.247306691924426" calcext:value-type="float">
            <text:p>0,2473066919</text:p>
          </table:table-cell>
          <table:table-cell office:value-type="float" office:value="0.263410529914623" calcext:value-type="float">
            <text:p>0,2634105299</text:p>
          </table:table-cell>
          <table:table-cell office:value-type="float" office:value="0.038805278171369" calcext:value-type="float">
            <text:p>0,0388052782</text:p>
          </table:table-cell>
          <table:table-cell office:value-type="float" office:value="0.0357149116646265" calcext:value-type="float">
            <text:p>0,0357149117</text:p>
          </table:table-cell>
          <table:table-cell office:value-type="float" office:value="0.0302647684024269" calcext:value-type="float">
            <text:p>0,0302647684</text:p>
          </table:table-cell>
          <table:table-cell office:value-type="float" office:value="0.0479476865916559" calcext:value-type="float">
            <text:p>0,0479476866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384197424742009" calcext:value-type="float">
            <text:p>0,3841974247</text:p>
          </table:table-cell>
          <table:table-cell office:value-type="float" office:value="0.461109411656476" calcext:value-type="float">
            <text:p>0,4611094117</text:p>
          </table:table-cell>
          <table:table-cell office:value-type="float" office:value="0.397657888551306" calcext:value-type="float">
            <text:p>0,3976578886</text:p>
          </table:table-cell>
          <table:table-cell office:value-type="float" office:value="0.446522371597845" calcext:value-type="float">
            <text:p>0,4465223716</text:p>
          </table:table-cell>
          <table:table-cell office:value-type="float" office:value="6.64758488548499" calcext:value-type="float">
            <text:p>6,6475848855</text:p>
          </table:table-cell>
          <table:table-cell office:value-type="float" office:value="10.8119828934036" calcext:value-type="float">
            <text:p>10,8119828934</text:p>
          </table:table-cell>
          <table:table-cell office:value-type="float" office:value="7.69821852454656" calcext:value-type="float">
            <text:p>7,6982185245</text:p>
          </table:table-cell>
          <table:table-cell office:value-type="float" office:value="9.35103744976214" calcext:value-type="float">
            <text:p>9,3510374498</text:p>
          </table:table-cell>
          <table:table-cell office:value-type="float" office:value="0.235663863028013" calcext:value-type="float">
            <text:p>0,235663863</text:p>
          </table:table-cell>
          <table:table-cell office:value-type="float" office:value="0.266563971211744" calcext:value-type="float">
            <text:p>0,2665639712</text:p>
          </table:table-cell>
          <table:table-cell office:value-type="float" office:value="0.245089121954297" calcext:value-type="float">
            <text:p>0,245089122</text:p>
          </table:table-cell>
          <table:table-cell office:value-type="float" office:value="0.251470488999719" calcext:value-type="float">
            <text:p>0,251470489</text:p>
          </table:table-cell>
          <table:table-cell office:value-type="float" office:value="0.0389854308978378" calcext:value-type="float">
            <text:p>0,0389854309</text:p>
          </table:table-cell>
          <table:table-cell office:value-type="float" office:value="0.0368816769031079" calcext:value-type="float">
            <text:p>0,0368816769</text:p>
          </table:table-cell>
          <table:table-cell office:value-type="float" office:value="0.029881504480712" calcext:value-type="float">
            <text:p>0,0298815045</text:p>
          </table:table-cell>
          <table:table-cell office:value-type="float" office:value="0.0498842098887487" calcext:value-type="float">
            <text:p>0,0498842099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381923691091942" calcext:value-type="float">
            <text:p>0,3819236911</text:p>
          </table:table-cell>
          <table:table-cell office:value-type="float" office:value="0.467914298709307" calcext:value-type="float">
            <text:p>0,4679142987</text:p>
          </table:table-cell>
          <table:table-cell office:value-type="float" office:value="0.400588197211693" calcext:value-type="float">
            <text:p>0,4005881972</text:p>
          </table:table-cell>
          <table:table-cell office:value-type="float" office:value="0.441782100763616" calcext:value-type="float">
            <text:p>0,4417821008</text:p>
          </table:table-cell>
          <table:table-cell office:value-type="float" office:value="6.40051128879956" calcext:value-type="float">
            <text:p>6,4005112888</text:p>
          </table:table-cell>
          <table:table-cell office:value-type="float" office:value="11.4269938432507" calcext:value-type="float">
            <text:p>11,4269938433</text:p>
          </table:table-cell>
          <table:table-cell office:value-type="float" office:value="7.63344381202095" calcext:value-type="float">
            <text:p>7,633443812</text:p>
          </table:table-cell>
          <table:table-cell office:value-type="float" office:value="8.70041404069239" calcext:value-type="float">
            <text:p>8,7004140407</text:p>
          </table:table-cell>
          <table:table-cell office:value-type="float" office:value="0.225896721853939" calcext:value-type="float">
            <text:p>0,2258967219</text:p>
          </table:table-cell>
          <table:table-cell office:value-type="float" office:value="0.257924136516729" calcext:value-type="float">
            <text:p>0,2579241365</text:p>
          </table:table-cell>
          <table:table-cell office:value-type="float" office:value="0.23782124785818" calcext:value-type="float">
            <text:p>0,2378212479</text:p>
          </table:table-cell>
          <table:table-cell office:value-type="float" office:value="0.238905962558117" calcext:value-type="float">
            <text:p>0,2389059626</text:p>
          </table:table-cell>
          <table:table-cell office:value-type="float" office:value="0.0416551324339133" calcext:value-type="float">
            <text:p>0,0416551324</text:p>
          </table:table-cell>
          <table:table-cell office:value-type="float" office:value="0.0381065691279519" calcext:value-type="float">
            <text:p>0,0381065691</text:p>
          </table:table-cell>
          <table:table-cell office:value-type="float" office:value="0.0323905332454492" calcext:value-type="float">
            <text:p>0,0323905332</text:p>
          </table:table-cell>
          <table:table-cell office:value-type="float" office:value="0.0513074324402326" calcext:value-type="float">
            <text:p>0,0513074324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39014089438846" calcext:value-type="float">
            <text:p>0,3901408944</text:p>
          </table:table-cell>
          <table:table-cell office:value-type="float" office:value="0.470977601305081" calcext:value-type="float">
            <text:p>0,4709776013</text:p>
          </table:table-cell>
          <table:table-cell office:value-type="float" office:value="0.403174513096375" calcext:value-type="float">
            <text:p>0,4031745131</text:p>
          </table:table-cell>
          <table:table-cell office:value-type="float" office:value="0.4522845826807" calcext:value-type="float">
            <text:p>0,4522845827</text:p>
          </table:table-cell>
          <table:table-cell office:value-type="float" office:value="7.18578113718772" calcext:value-type="float">
            <text:p>7,1857811372</text:p>
          </table:table-cell>
          <table:table-cell office:value-type="float" office:value="11.6420710649807" calcext:value-type="float">
            <text:p>11,642071065</text:p>
          </table:table-cell>
          <table:table-cell office:value-type="float" office:value="8.46231232001499" calcext:value-type="float">
            <text:p>8,46231232</text:p>
          </table:table-cell>
          <table:table-cell office:value-type="float" office:value="9.65907220720352" calcext:value-type="float">
            <text:p>9,6590722072</text:p>
          </table:table-cell>
          <table:table-cell office:value-type="float" office:value="0.224783992564219" calcext:value-type="float">
            <text:p>0,2247839926</text:p>
          </table:table-cell>
          <table:table-cell office:value-type="float" office:value="0.261256598436032" calcext:value-type="float">
            <text:p>0,2612565984</text:p>
          </table:table-cell>
          <table:table-cell office:value-type="float" office:value="0.233756686083311" calcext:value-type="float">
            <text:p>0,2337566861</text:p>
          </table:table-cell>
          <table:table-cell office:value-type="float" office:value="0.246342927384684" calcext:value-type="float">
            <text:p>0,2463429274</text:p>
          </table:table-cell>
          <table:table-cell office:value-type="float" office:value="0.0384158585179425" calcext:value-type="float">
            <text:p>0,0384158585</text:p>
          </table:table-cell>
          <table:table-cell office:value-type="float" office:value="0.0364987508833184" calcext:value-type="float">
            <text:p>0,0364987509</text:p>
          </table:table-cell>
          <table:table-cell office:value-type="float" office:value="0.0308395251452206" calcext:value-type="float">
            <text:p>0,0308395251</text:p>
          </table:table-cell>
          <table:table-cell office:value-type="float" office:value="0.0474444200101724" calcext:value-type="float">
            <text:p>0,04744442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383396928901169" calcext:value-type="float">
            <text:p>0,3833969289</text:p>
          </table:table-cell>
          <table:table-cell office:value-type="float" office:value="0.460046770802722" calcext:value-type="float">
            <text:p>0,4600467708</text:p>
          </table:table-cell>
          <table:table-cell office:value-type="float" office:value="0.395303852656223" calcext:value-type="float">
            <text:p>0,3953038527</text:p>
          </table:table-cell>
          <table:table-cell office:value-type="float" office:value="0.446676385952635" calcext:value-type="float">
            <text:p>0,446676386</text:p>
          </table:table-cell>
          <table:table-cell office:value-type="float" office:value="6.71376784928621" calcext:value-type="float">
            <text:p>6,7137678493</text:p>
          </table:table-cell>
          <table:table-cell office:value-type="float" office:value="10.3708599866114" calcext:value-type="float">
            <text:p>10,3708599866</text:p>
          </table:table-cell>
          <table:table-cell office:value-type="float" office:value="7.74493302211825" calcext:value-type="float">
            <text:p>7,7449330221</text:p>
          </table:table-cell>
          <table:table-cell office:value-type="float" office:value="8.97072046395877" calcext:value-type="float">
            <text:p>8,970720464</text:p>
          </table:table-cell>
          <table:table-cell office:value-type="float" office:value="0.220431366098875" calcext:value-type="float">
            <text:p>0,2204313661</text:p>
          </table:table-cell>
          <table:table-cell office:value-type="float" office:value="0.24554894413292" calcext:value-type="float">
            <text:p>0,2455489441</text:p>
          </table:table-cell>
          <table:table-cell office:value-type="float" office:value="0.22917797257167" calcext:value-type="float">
            <text:p>0,2291779726</text:p>
          </table:table-cell>
          <table:table-cell office:value-type="float" office:value="0.231544873477202" calcext:value-type="float">
            <text:p>0,2315448735</text:p>
          </table:table-cell>
          <table:table-cell office:value-type="float" office:value="0.0397757858390362" calcext:value-type="float">
            <text:p>0,0397757858</text:p>
          </table:table-cell>
          <table:table-cell office:value-type="float" office:value="0.0373531209681059" calcext:value-type="float">
            <text:p>0,037353121</text:p>
          </table:table-cell>
          <table:table-cell office:value-type="float" office:value="0.0321507705320663" calcext:value-type="float">
            <text:p>0,0321507705</text:p>
          </table:table-cell>
          <table:table-cell office:value-type="float" office:value="0.0484517870850903" calcext:value-type="float">
            <text:p>0,0484517871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385435961538386" calcext:value-type="float">
            <text:p>0,3854359615</text:p>
          </table:table-cell>
          <table:table-cell office:value-type="float" office:value="0.46158217718135" calcext:value-type="float">
            <text:p>0,4615821772</text:p>
          </table:table-cell>
          <table:table-cell office:value-type="float" office:value="0.397002017388187" calcext:value-type="float">
            <text:p>0,3970020174</text:p>
          </table:table-cell>
          <table:table-cell office:value-type="float" office:value="0.445417753420835" calcext:value-type="float">
            <text:p>0,4454177534</text:p>
          </table:table-cell>
          <table:table-cell office:value-type="float" office:value="6.72782024089125" calcext:value-type="float">
            <text:p>6,7278202409</text:p>
          </table:table-cell>
          <table:table-cell office:value-type="float" office:value="10.6651791037936" calcext:value-type="float">
            <text:p>10,6651791038</text:p>
          </table:table-cell>
          <table:table-cell office:value-type="float" office:value="8.2990985369982" calcext:value-type="float">
            <text:p>8,299098537</text:p>
          </table:table-cell>
          <table:table-cell office:value-type="float" office:value="9.15634695585172" calcext:value-type="float">
            <text:p>9,1563469559</text:p>
          </table:table-cell>
          <table:table-cell office:value-type="float" office:value="0.224695416412094" calcext:value-type="float">
            <text:p>0,2246954164</text:p>
          </table:table-cell>
          <table:table-cell office:value-type="float" office:value="0.248567420151527" calcext:value-type="float">
            <text:p>0,2485674202</text:p>
          </table:table-cell>
          <table:table-cell office:value-type="float" office:value="0.233326430035678" calcext:value-type="float">
            <text:p>0,23332643</text:p>
          </table:table-cell>
          <table:table-cell office:value-type="float" office:value="0.234794837730032" calcext:value-type="float">
            <text:p>0,2347948377</text:p>
          </table:table-cell>
          <table:table-cell office:value-type="float" office:value="0.0374289125221238" calcext:value-type="float">
            <text:p>0,0374289125</text:p>
          </table:table-cell>
          <table:table-cell office:value-type="float" office:value="0.0363035138610614" calcext:value-type="float">
            <text:p>0,0363035139</text:p>
          </table:table-cell>
          <table:table-cell office:value-type="float" office:value="0.0305530672868534" calcext:value-type="float">
            <text:p>0,0305530673</text:p>
          </table:table-cell>
          <table:table-cell office:value-type="float" office:value="0.046285124979976" calcext:value-type="float">
            <text:p>0,046285125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381947203795904" calcext:value-type="float">
            <text:p>0,3819472038</text:p>
          </table:table-cell>
          <table:table-cell office:value-type="float" office:value="0.466052769550789" calcext:value-type="float">
            <text:p>0,4660527696</text:p>
          </table:table-cell>
          <table:table-cell office:value-type="float" office:value="0.397976092558745" calcext:value-type="float">
            <text:p>0,3979760926</text:p>
          </table:table-cell>
          <table:table-cell office:value-type="float" office:value="0.44553087603748" calcext:value-type="float">
            <text:p>0,445530876</text:p>
          </table:table-cell>
          <table:table-cell office:value-type="float" office:value="6.27015311999289" calcext:value-type="float">
            <text:p>6,27015312</text:p>
          </table:table-cell>
          <table:table-cell office:value-type="float" office:value="10.8115639114989" calcext:value-type="float">
            <text:p>10,8115639115</text:p>
          </table:table-cell>
          <table:table-cell office:value-type="float" office:value="7.95870754476605" calcext:value-type="float">
            <text:p>7,9587075448</text:p>
          </table:table-cell>
          <table:table-cell office:value-type="float" office:value="8.92991497697345" calcext:value-type="float">
            <text:p>8,929914977</text:p>
          </table:table-cell>
          <table:table-cell office:value-type="float" office:value="0.227616497532551" calcext:value-type="float">
            <text:p>0,2276164975</text:p>
          </table:table-cell>
          <table:table-cell office:value-type="float" office:value="0.256161509031111" calcext:value-type="float">
            <text:p>0,256161509</text:p>
          </table:table-cell>
          <table:table-cell office:value-type="float" office:value="0.2376053214448" calcext:value-type="float">
            <text:p>0,2376053214</text:p>
          </table:table-cell>
          <table:table-cell office:value-type="float" office:value="0.240135333244404" calcext:value-type="float">
            <text:p>0,2401353332</text:p>
          </table:table-cell>
          <table:table-cell office:value-type="float" office:value="0.0365267252364062" calcext:value-type="float">
            <text:p>0,0365267252</text:p>
          </table:table-cell>
          <table:table-cell office:value-type="float" office:value="0.0362850829575799" calcext:value-type="float">
            <text:p>0,036285083</text:p>
          </table:table-cell>
          <table:table-cell office:value-type="float" office:value="0.0296156847336338" calcext:value-type="float">
            <text:p>0,0296156847</text:p>
          </table:table-cell>
          <table:table-cell office:value-type="float" office:value="0.0461405510346633" calcext:value-type="float">
            <text:p>0,046140551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382205487390813" calcext:value-type="float">
            <text:p>0,3822054874</text:p>
          </table:table-cell>
          <table:table-cell office:value-type="float" office:value="0.462255316526936" calcext:value-type="float">
            <text:p>0,4622553165</text:p>
          </table:table-cell>
          <table:table-cell office:value-type="float" office:value="0.395093962067813" calcext:value-type="float">
            <text:p>0,3950939621</text:p>
          </table:table-cell>
          <table:table-cell office:value-type="float" office:value="0.445921295454626" calcext:value-type="float">
            <text:p>0,4459212955</text:p>
          </table:table-cell>
          <table:table-cell office:value-type="float" office:value="6.62125836736493" calcext:value-type="float">
            <text:p>6,6212583674</text:p>
          </table:table-cell>
          <table:table-cell office:value-type="float" office:value="10.5521362825398" calcext:value-type="float">
            <text:p>10,5521362825</text:p>
          </table:table-cell>
          <table:table-cell office:value-type="float" office:value="7.58459910846022" calcext:value-type="float">
            <text:p>7,5845991085</text:p>
          </table:table-cell>
          <table:table-cell office:value-type="float" office:value="9.0890574561642" calcext:value-type="float">
            <text:p>9,0890574562</text:p>
          </table:table-cell>
          <table:table-cell office:value-type="float" office:value="0.228448047214723" calcext:value-type="float">
            <text:p>0,2284480472</text:p>
          </table:table-cell>
          <table:table-cell office:value-type="float" office:value="0.257358777377047" calcext:value-type="float">
            <text:p>0,2573587774</text:p>
          </table:table-cell>
          <table:table-cell office:value-type="float" office:value="0.236030680046559" calcext:value-type="float">
            <text:p>0,23603068</text:p>
          </table:table-cell>
          <table:table-cell office:value-type="float" office:value="0.244926308939997" calcext:value-type="float">
            <text:p>0,2449263089</text:p>
          </table:table-cell>
          <table:table-cell office:value-type="float" office:value="0.04014659701622" calcext:value-type="float">
            <text:p>0,040146597</text:p>
          </table:table-cell>
          <table:table-cell office:value-type="float" office:value="0.0402642307814424" calcext:value-type="float">
            <text:p>0,0402642308</text:p>
          </table:table-cell>
          <table:table-cell office:value-type="float" office:value="0.0324271469350117" calcext:value-type="float">
            <text:p>0,0324271469</text:p>
          </table:table-cell>
          <table:table-cell office:value-type="float" office:value="0.0514815577500556" calcext:value-type="float">
            <text:p>0,0514815578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379233359949781" calcext:value-type="float">
            <text:p>0,3792333599</text:p>
          </table:table-cell>
          <table:table-cell office:value-type="float" office:value="0.454359075520778" calcext:value-type="float">
            <text:p>0,4543590755</text:p>
          </table:table-cell>
          <table:table-cell office:value-type="float" office:value="0.391362927216852" calcext:value-type="float">
            <text:p>0,3913629272</text:p>
          </table:table-cell>
          <table:table-cell office:value-type="float" office:value="0.437888471897034" calcext:value-type="float">
            <text:p>0,4378884719</text:p>
          </table:table-cell>
          <table:table-cell office:value-type="float" office:value="6.72540112625851" calcext:value-type="float">
            <text:p>6,7254011263</text:p>
          </table:table-cell>
          <table:table-cell office:value-type="float" office:value="9.76628819942683" calcext:value-type="float">
            <text:p>9,7662881994</text:p>
          </table:table-cell>
          <table:table-cell office:value-type="float" office:value="7.91675781074739" calcext:value-type="float">
            <text:p>7,9167578107</text:p>
          </table:table-cell>
          <table:table-cell office:value-type="float" office:value="8.63421222756103" calcext:value-type="float">
            <text:p>8,6342122276</text:p>
          </table:table-cell>
          <table:table-cell office:value-type="float" office:value="0.227298269540816" calcext:value-type="float">
            <text:p>0,2272982695</text:p>
          </table:table-cell>
          <table:table-cell office:value-type="float" office:value="0.248842323348408" calcext:value-type="float">
            <text:p>0,2488423233</text:p>
          </table:table-cell>
          <table:table-cell office:value-type="float" office:value="0.235090202621636" calcext:value-type="float">
            <text:p>0,2350902026</text:p>
          </table:table-cell>
          <table:table-cell office:value-type="float" office:value="0.236310242352233" calcext:value-type="float">
            <text:p>0,2363102424</text:p>
          </table:table-cell>
          <table:table-cell office:value-type="float" office:value="0.0392779687171242" calcext:value-type="float">
            <text:p>0,0392779687</text:p>
          </table:table-cell>
          <table:table-cell office:value-type="float" office:value="0.0403348895017081" calcext:value-type="float">
            <text:p>0,0403348895</text:p>
          </table:table-cell>
          <table:table-cell office:value-type="float" office:value="0.0326790112614017" calcext:value-type="float">
            <text:p>0,0326790113</text:p>
          </table:table-cell>
          <table:table-cell office:value-type="float" office:value="0.0499769421753979" calcext:value-type="float">
            <text:p>0,0499769422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76787367406799" calcext:value-type="float">
            <text:p>0,3767873674</text:p>
          </table:table-cell>
          <table:table-cell office:value-type="float" office:value="0.454862914236452" calcext:value-type="float">
            <text:p>0,4548629142</text:p>
          </table:table-cell>
          <table:table-cell office:value-type="float" office:value="0.387464916948087" calcext:value-type="float">
            <text:p>0,3874649169</text:p>
          </table:table-cell>
          <table:table-cell office:value-type="float" office:value="0.439695556017915" calcext:value-type="float">
            <text:p>0,439695556</text:p>
          </table:table-cell>
          <table:table-cell office:value-type="float" office:value="6.60729105741055" calcext:value-type="float">
            <text:p>6,6072910574</text:p>
          </table:table-cell>
          <table:table-cell office:value-type="float" office:value="10.4504053395846" calcext:value-type="float">
            <text:p>10,4504053396</text:p>
          </table:table-cell>
          <table:table-cell office:value-type="float" office:value="7.65810755767236" calcext:value-type="float">
            <text:p>7,6581075577</text:p>
          </table:table-cell>
          <table:table-cell office:value-type="float" office:value="8.91012377541682" calcext:value-type="float">
            <text:p>8,9101237754</text:p>
          </table:table-cell>
          <table:table-cell office:value-type="float" office:value="0.231213116064021" calcext:value-type="float">
            <text:p>0,2312131161</text:p>
          </table:table-cell>
          <table:table-cell office:value-type="float" office:value="0.261640317287254" calcext:value-type="float">
            <text:p>0,2616403173</text:p>
          </table:table-cell>
          <table:table-cell office:value-type="float" office:value="0.238997512480945" calcext:value-type="float">
            <text:p>0,2389975125</text:p>
          </table:table-cell>
          <table:table-cell office:value-type="float" office:value="0.248659317153961" calcext:value-type="float">
            <text:p>0,2486593172</text:p>
          </table:table-cell>
          <table:table-cell office:value-type="float" office:value="0.0389847786981409" calcext:value-type="float">
            <text:p>0,0389847787</text:p>
          </table:table-cell>
          <table:table-cell office:value-type="float" office:value="0.0434774293964422" calcext:value-type="float">
            <text:p>0,0434774294</text:p>
          </table:table-cell>
          <table:table-cell office:value-type="float" office:value="0.031994455552867" calcext:value-type="float">
            <text:p>0,0319944556</text:p>
          </table:table-cell>
          <table:table-cell office:value-type="float" office:value="0.0535454005690832" calcext:value-type="float">
            <text:p>0,0535454006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371848734601063" calcext:value-type="float">
            <text:p>0,3718487346</text:p>
          </table:table-cell>
          <table:table-cell office:value-type="float" office:value="0.453603063713317" calcext:value-type="float">
            <text:p>0,4536030637</text:p>
          </table:table-cell>
          <table:table-cell office:value-type="float" office:value="0.387571420963107" calcext:value-type="float">
            <text:p>0,387571421</text:p>
          </table:table-cell>
          <table:table-cell office:value-type="float" office:value="0.432908273136747" calcext:value-type="float">
            <text:p>0,4329082731</text:p>
          </table:table-cell>
          <table:table-cell office:value-type="float" office:value="6.27072959179522" calcext:value-type="float">
            <text:p>6,2707295918</text:p>
          </table:table-cell>
          <table:table-cell office:value-type="float" office:value="9.97837519744633" calcext:value-type="float">
            <text:p>9,9783751974</text:p>
          </table:table-cell>
          <table:table-cell office:value-type="float" office:value="7.79001094760966" calcext:value-type="float">
            <text:p>7,7900109476</text:p>
          </table:table-cell>
          <table:table-cell office:value-type="float" office:value="8.26712667493708" calcext:value-type="float">
            <text:p>8,2671266749</text:p>
          </table:table-cell>
          <table:table-cell office:value-type="float" office:value="0.226534513615995" calcext:value-type="float">
            <text:p>0,2265345136</text:p>
          </table:table-cell>
          <table:table-cell office:value-type="float" office:value="0.255294025128624" calcext:value-type="float">
            <text:p>0,2552940251</text:p>
          </table:table-cell>
          <table:table-cell office:value-type="float" office:value="0.236230342647477" calcext:value-type="float">
            <text:p>0,2362303426</text:p>
          </table:table-cell>
          <table:table-cell office:value-type="float" office:value="0.239352797131454" calcext:value-type="float">
            <text:p>0,2393527971</text:p>
          </table:table-cell>
          <table:table-cell office:value-type="float" office:value="0.0420671760726891" calcext:value-type="float">
            <text:p>0,0420671761</text:p>
          </table:table-cell>
          <table:table-cell office:value-type="float" office:value="0.043206818465706" calcext:value-type="float">
            <text:p>0,0432068185</text:p>
          </table:table-cell>
          <table:table-cell office:value-type="float" office:value="0.0336411707686611" calcext:value-type="float">
            <text:p>0,0336411708</text:p>
          </table:table-cell>
          <table:table-cell office:value-type="float" office:value="0.0554309555681932" calcext:value-type="float">
            <text:p>0,0554309556</text:p>
          </table:table-cell>
          <table:table-cell table:number-columns-repeated="100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377177464266934" calcext:value-type="float">
            <text:p>0,3771774643</text:p>
          </table:table-cell>
          <table:table-cell office:value-type="float" office:value="0.45096272459844" calcext:value-type="float">
            <text:p>0,4509627246</text:p>
          </table:table-cell>
          <table:table-cell office:value-type="float" office:value="0.38657591197211" calcext:value-type="float">
            <text:p>0,386575912</text:p>
          </table:table-cell>
          <table:table-cell office:value-type="float" office:value="0.436571949732353" calcext:value-type="float">
            <text:p>0,4365719497</text:p>
          </table:table-cell>
          <table:table-cell office:value-type="float" office:value="6.4027863067014" calcext:value-type="float">
            <text:p>6,4027863067</text:p>
          </table:table-cell>
          <table:table-cell office:value-type="float" office:value="9.69593823419051" calcext:value-type="float">
            <text:p>9,6959382342</text:p>
          </table:table-cell>
          <table:table-cell office:value-type="float" office:value="7.44799039408806" calcext:value-type="float">
            <text:p>7,4479903941</text:p>
          </table:table-cell>
          <table:table-cell office:value-type="float" office:value="8.82899075462626" calcext:value-type="float">
            <text:p>8,8289907546</text:p>
          </table:table-cell>
          <table:table-cell office:value-type="float" office:value="0.234673719121308" calcext:value-type="float">
            <text:p>0,2346737191</text:p>
          </table:table-cell>
          <table:table-cell office:value-type="float" office:value="0.264040189796044" calcext:value-type="float">
            <text:p>0,2640401898</text:p>
          </table:table-cell>
          <table:table-cell office:value-type="float" office:value="0.242401635393576" calcext:value-type="float">
            <text:p>0,2424016354</text:p>
          </table:table-cell>
          <table:table-cell office:value-type="float" office:value="0.251126546501276" calcext:value-type="float">
            <text:p>0,2511265465</text:p>
          </table:table-cell>
          <table:table-cell office:value-type="float" office:value="0.038107951217103" calcext:value-type="float">
            <text:p>0,0381079512</text:p>
          </table:table-cell>
          <table:table-cell office:value-type="float" office:value="0.0397348589820448" calcext:value-type="float">
            <text:p>0,039734859</text:p>
          </table:table-cell>
          <table:table-cell office:value-type="float" office:value="0.031868628292788" calcext:value-type="float">
            <text:p>0,0318686283</text:p>
          </table:table-cell>
          <table:table-cell office:value-type="float" office:value="0.0489211426276764" calcext:value-type="float">
            <text:p>0,0489211426</text:p>
          </table:table-cell>
          <table:table-cell table:number-columns-repeated="100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373519151004527" calcext:value-type="float">
            <text:p>0,373519151</text:p>
          </table:table-cell>
          <table:table-cell office:value-type="float" office:value="0.450595492080431" calcext:value-type="float">
            <text:p>0,4505954921</text:p>
          </table:table-cell>
          <table:table-cell office:value-type="float" office:value="0.382252642374702" calcext:value-type="float">
            <text:p>0,3822526424</text:p>
          </table:table-cell>
          <table:table-cell office:value-type="float" office:value="0.438328958750854" calcext:value-type="float">
            <text:p>0,4383289588</text:p>
          </table:table-cell>
          <table:table-cell office:value-type="float" office:value="6.31457762496947" calcext:value-type="float">
            <text:p>6,314577625</text:p>
          </table:table-cell>
          <table:table-cell office:value-type="float" office:value="9.68381983132193" calcext:value-type="float">
            <text:p>9,6838198313</text:p>
          </table:table-cell>
          <table:table-cell office:value-type="float" office:value="7.03658339222221" calcext:value-type="float">
            <text:p>7,0365833922</text:p>
          </table:table-cell>
          <table:table-cell office:value-type="float" office:value="8.70633417192858" calcext:value-type="float">
            <text:p>8,7063341719</text:p>
          </table:table-cell>
          <table:table-cell office:value-type="float" office:value="0.227098056801382" calcext:value-type="float">
            <text:p>0,2270980568</text:p>
          </table:table-cell>
          <table:table-cell office:value-type="float" office:value="0.252191744872625" calcext:value-type="float">
            <text:p>0,2521917449</text:p>
          </table:table-cell>
          <table:table-cell office:value-type="float" office:value="0.233849904423316" calcext:value-type="float">
            <text:p>0,2338499044</text:p>
          </table:table-cell>
          <table:table-cell office:value-type="float" office:value="0.241094640387015" calcext:value-type="float">
            <text:p>0,2410946404</text:p>
          </table:table-cell>
          <table:table-cell office:value-type="float" office:value="0.0399473708772387" calcext:value-type="float">
            <text:p>0,0399473709</text:p>
          </table:table-cell>
          <table:table-cell office:value-type="float" office:value="0.0408508382105025" calcext:value-type="float">
            <text:p>0,0408508382</text:p>
          </table:table-cell>
          <table:table-cell office:value-type="float" office:value="0.0324796672149236" calcext:value-type="float">
            <text:p>0,0324796672</text:p>
          </table:table-cell>
          <table:table-cell office:value-type="float" office:value="0.0518638734856584" calcext:value-type="float">
            <text:p>0,0518638735</text:p>
          </table:table-cell>
          <table:table-cell table:number-columns-repeated="100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372805375184229" calcext:value-type="float">
            <text:p>0,3728053752</text:p>
          </table:table-cell>
          <table:table-cell office:value-type="float" office:value="0.448399879696431" calcext:value-type="float">
            <text:p>0,4483998797</text:p>
          </table:table-cell>
          <table:table-cell office:value-type="float" office:value="0.383274977327016" calcext:value-type="float">
            <text:p>0,3832749773</text:p>
          </table:table-cell>
          <table:table-cell office:value-type="float" office:value="0.434935782943094" calcext:value-type="float">
            <text:p>0,4349357829</text:p>
          </table:table-cell>
          <table:table-cell office:value-type="float" office:value="6.26870695258113" calcext:value-type="float">
            <text:p>6,2687069526</text:p>
          </table:table-cell>
          <table:table-cell office:value-type="float" office:value="9.70025211074605" calcext:value-type="float">
            <text:p>9,7002521107</text:p>
          </table:table-cell>
          <table:table-cell office:value-type="float" office:value="7.3024382477737" calcext:value-type="float">
            <text:p>7,3024382478</text:p>
          </table:table-cell>
          <table:table-cell office:value-type="float" office:value="8.82453671835935" calcext:value-type="float">
            <text:p>8,8245367184</text:p>
          </table:table-cell>
          <table:table-cell office:value-type="float" office:value="0.225857130212004" calcext:value-type="float">
            <text:p>0,2258571302</text:p>
          </table:table-cell>
          <table:table-cell office:value-type="float" office:value="0.246773547502728" calcext:value-type="float">
            <text:p>0,2467735475</text:p>
          </table:table-cell>
          <table:table-cell office:value-type="float" office:value="0.23208839066242" calcext:value-type="float">
            <text:p>0,2320883907</text:p>
          </table:table-cell>
          <table:table-cell office:value-type="float" office:value="0.236786749314079" calcext:value-type="float">
            <text:p>0,2367867493</text:p>
          </table:table-cell>
          <table:table-cell office:value-type="float" office:value="0.0385271172126211" calcext:value-type="float">
            <text:p>0,0385271172</text:p>
          </table:table-cell>
          <table:table-cell office:value-type="float" office:value="0.0422451406196642" calcext:value-type="float">
            <text:p>0,0422451406</text:p>
          </table:table-cell>
          <table:table-cell office:value-type="float" office:value="0.0317590151065465" calcext:value-type="float">
            <text:p>0,0317590151</text:p>
          </table:table-cell>
          <table:table-cell office:value-type="float" office:value="0.0520218183496601" calcext:value-type="float">
            <text:p>0,0520218183</text:p>
          </table:table-cell>
          <table:table-cell table:number-columns-repeated="100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373953489694236" calcext:value-type="float">
            <text:p>0,3739534897</text:p>
          </table:table-cell>
          <table:table-cell office:value-type="float" office:value="0.454954298760231" calcext:value-type="float">
            <text:p>0,4549542988</text:p>
          </table:table-cell>
          <table:table-cell office:value-type="float" office:value="0.387981362479178" calcext:value-type="float">
            <text:p>0,3879813625</text:p>
          </table:table-cell>
          <table:table-cell office:value-type="float" office:value="0.434009555613935" calcext:value-type="float">
            <text:p>0,4340095556</text:p>
          </table:table-cell>
          <table:table-cell office:value-type="float" office:value="6.338671139565" calcext:value-type="float">
            <text:p>6,3386711396</text:p>
          </table:table-cell>
          <table:table-cell office:value-type="float" office:value="9.74468864064799" calcext:value-type="float">
            <text:p>9,7446886406</text:p>
          </table:table-cell>
          <table:table-cell office:value-type="float" office:value="7.62973127891769" calcext:value-type="float">
            <text:p>7,6297312789</text:p>
          </table:table-cell>
          <table:table-cell office:value-type="float" office:value="8.33130407206945" calcext:value-type="float">
            <text:p>8,3313040721</text:p>
          </table:table-cell>
          <table:table-cell office:value-type="float" office:value="0.219412743292773" calcext:value-type="float">
            <text:p>0,2194127433</text:p>
          </table:table-cell>
          <table:table-cell office:value-type="float" office:value="0.243076200541571" calcext:value-type="float">
            <text:p>0,2430762005</text:p>
          </table:table-cell>
          <table:table-cell office:value-type="float" office:value="0.227456719244509" calcext:value-type="float">
            <text:p>0,2274567192</text:p>
          </table:table-cell>
          <table:table-cell office:value-type="float" office:value="0.230147026616276" calcext:value-type="float">
            <text:p>0,2301470266</text:p>
          </table:table-cell>
          <table:table-cell office:value-type="float" office:value="0.0366575514135552" calcext:value-type="float">
            <text:p>0,0366575514</text:p>
          </table:table-cell>
          <table:table-cell office:value-type="float" office:value="0.0356811596026625" calcext:value-type="float">
            <text:p>0,0356811596</text:p>
          </table:table-cell>
          <table:table-cell office:value-type="float" office:value="0.0295318675465638" calcext:value-type="float">
            <text:p>0,0295318675</text:p>
          </table:table-cell>
          <table:table-cell office:value-type="float" office:value="0.0460650926560357" calcext:value-type="float">
            <text:p>0,0460650927</text:p>
          </table:table-cell>
          <table:table-cell table:number-columns-repeated="100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371309545227273" calcext:value-type="float">
            <text:p>0,3713095452</text:p>
          </table:table-cell>
          <table:table-cell office:value-type="float" office:value="0.448504684152883" calcext:value-type="float">
            <text:p>0,4485046842</text:p>
          </table:table-cell>
          <table:table-cell office:value-type="float" office:value="0.381541744066509" calcext:value-type="float">
            <text:p>0,3815417441</text:p>
          </table:table-cell>
          <table:table-cell office:value-type="float" office:value="0.433406539263244" calcext:value-type="float">
            <text:p>0,4334065393</text:p>
          </table:table-cell>
          <table:table-cell office:value-type="float" office:value="6.55758208645158" calcext:value-type="float">
            <text:p>6,5575820865</text:p>
          </table:table-cell>
          <table:table-cell office:value-type="float" office:value="9.80678059449562" calcext:value-type="float">
            <text:p>9,8067805945</text:p>
          </table:table-cell>
          <table:table-cell office:value-type="float" office:value="7.68880749427876" calcext:value-type="float">
            <text:p>7,6888074943</text:p>
          </table:table-cell>
          <table:table-cell office:value-type="float" office:value="8.60402493958606" calcext:value-type="float">
            <text:p>8,6040249396</text:p>
          </table:table-cell>
          <table:table-cell office:value-type="float" office:value="0.217387549185753" calcext:value-type="float">
            <text:p>0,2173875492</text:p>
          </table:table-cell>
          <table:table-cell office:value-type="float" office:value="0.233997000252915" calcext:value-type="float">
            <text:p>0,2339970003</text:p>
          </table:table-cell>
          <table:table-cell office:value-type="float" office:value="0.22320730676384" calcext:value-type="float">
            <text:p>0,2232073068</text:p>
          </table:table-cell>
          <table:table-cell office:value-type="float" office:value="0.22475957782163" calcext:value-type="float">
            <text:p>0,2247595778</text:p>
          </table:table-cell>
          <table:table-cell office:value-type="float" office:value="0.0393448651773449" calcext:value-type="float">
            <text:p>0,0393448652</text:p>
          </table:table-cell>
          <table:table-cell office:value-type="float" office:value="0.0407303005725456" calcext:value-type="float">
            <text:p>0,0407303006</text:p>
          </table:table-cell>
          <table:table-cell office:value-type="float" office:value="0.0310574651597389" calcext:value-type="float">
            <text:p>0,0310574652</text:p>
          </table:table-cell>
          <table:table-cell office:value-type="float" office:value="0.0528951901980123" calcext:value-type="float">
            <text:p>0,0528951902</text:p>
          </table:table-cell>
          <table:table-cell table:number-columns-repeated="100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378794404413438" calcext:value-type="float">
            <text:p>0,3787944044</text:p>
          </table:table-cell>
          <table:table-cell office:value-type="float" office:value="0.456227698546971" calcext:value-type="float">
            <text:p>0,4562276985</text:p>
          </table:table-cell>
          <table:table-cell office:value-type="float" office:value="0.387879985484607" calcext:value-type="float">
            <text:p>0,3878799855</text:p>
          </table:table-cell>
          <table:table-cell office:value-type="float" office:value="0.443618966782257" calcext:value-type="float">
            <text:p>0,4436189668</text:p>
          </table:table-cell>
          <table:table-cell office:value-type="float" office:value="6.47530222451451" calcext:value-type="float">
            <text:p>6,4753022245</text:p>
          </table:table-cell>
          <table:table-cell office:value-type="float" office:value="9.90393108681187" calcext:value-type="float">
            <text:p>9,9039310868</text:p>
          </table:table-cell>
          <table:table-cell office:value-type="float" office:value="7.43935910211397" calcext:value-type="float">
            <text:p>7,4393591021</text:p>
          </table:table-cell>
          <table:table-cell office:value-type="float" office:value="8.8024194031866" calcext:value-type="float">
            <text:p>8,8024194032</text:p>
          </table:table-cell>
          <table:table-cell office:value-type="float" office:value="0.225732619403743" calcext:value-type="float">
            <text:p>0,2257326194</text:p>
          </table:table-cell>
          <table:table-cell office:value-type="float" office:value="0.248602377510277" calcext:value-type="float">
            <text:p>0,2486023775</text:p>
          </table:table-cell>
          <table:table-cell office:value-type="float" office:value="0.231518279970271" calcext:value-type="float">
            <text:p>0,23151828</text:p>
          </table:table-cell>
          <table:table-cell office:value-type="float" office:value="0.239174720434976" calcext:value-type="float">
            <text:p>0,2391747204</text:p>
          </table:table-cell>
          <table:table-cell office:value-type="float" office:value="0.0377907932807167" calcext:value-type="float">
            <text:p>0,0377907933</text:p>
          </table:table-cell>
          <table:table-cell office:value-type="float" office:value="0.039497803347008" calcext:value-type="float">
            <text:p>0,0394978033</text:p>
          </table:table-cell>
          <table:table-cell office:value-type="float" office:value="0.030918712502669" calcext:value-type="float">
            <text:p>0,0309187125</text:p>
          </table:table-cell>
          <table:table-cell office:value-type="float" office:value="0.0496003871670914" calcext:value-type="float">
            <text:p>0,0496003872</text:p>
          </table:table-cell>
          <table:table-cell table:number-columns-repeated="100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365831221752722" calcext:value-type="float">
            <text:p>0,3658312218</text:p>
          </table:table-cell>
          <table:table-cell office:value-type="float" office:value="0.437008727761042" calcext:value-type="float">
            <text:p>0,4370087278</text:p>
          </table:table-cell>
          <table:table-cell office:value-type="float" office:value="0.372555257081655" calcext:value-type="float">
            <text:p>0,3725552571</text:p>
          </table:table-cell>
          <table:table-cell office:value-type="float" office:value="0.427392692537832" calcext:value-type="float">
            <text:p>0,4273926925</text:p>
          </table:table-cell>
          <table:table-cell office:value-type="float" office:value="6.23291874431962" calcext:value-type="float">
            <text:p>6,2329187443</text:p>
          </table:table-cell>
          <table:table-cell office:value-type="float" office:value="9.12299992537256" calcext:value-type="float">
            <text:p>9,1229999254</text:p>
          </table:table-cell>
          <table:table-cell office:value-type="float" office:value="6.86511396529581" calcext:value-type="float">
            <text:p>6,8651139653</text:p>
          </table:table-cell>
          <table:table-cell office:value-type="float" office:value="8.41030389890631" calcext:value-type="float">
            <text:p>8,4103038989</text:p>
          </table:table-cell>
          <table:table-cell office:value-type="float" office:value="0.208457092362789" calcext:value-type="float">
            <text:p>0,2084570924</text:p>
          </table:table-cell>
          <table:table-cell office:value-type="float" office:value="0.218339321567978" calcext:value-type="float">
            <text:p>0,2183393216</text:p>
          </table:table-cell>
          <table:table-cell office:value-type="float" office:value="0.213583843746396" calcext:value-type="float">
            <text:p>0,2135838437</text:p>
          </table:table-cell>
          <table:table-cell office:value-type="float" office:value="0.210254368906446" calcext:value-type="float">
            <text:p>0,2102543689</text:p>
          </table:table-cell>
          <table:table-cell office:value-type="float" office:value="0.0378218081981091" calcext:value-type="float">
            <text:p>0,0378218082</text:p>
          </table:table-cell>
          <table:table-cell office:value-type="float" office:value="0.0390289204687554" calcext:value-type="float">
            <text:p>0,0390289205</text:p>
          </table:table-cell>
          <table:table-cell office:value-type="float" office:value="0.0297539511864933" calcext:value-type="float">
            <text:p>0,0297539512</text:p>
          </table:table-cell>
          <table:table-cell office:value-type="float" office:value="0.0511289491136966" calcext:value-type="float">
            <text:p>0,0511289491</text:p>
          </table:table-cell>
          <table:table-cell table:number-columns-repeated="100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37329129899332" calcext:value-type="float">
            <text:p>0,373291299</text:p>
          </table:table-cell>
          <table:table-cell office:value-type="float" office:value="0.451082270250165" calcext:value-type="float">
            <text:p>0,4510822703</text:p>
          </table:table-cell>
          <table:table-cell office:value-type="float" office:value="0.383869313636261" calcext:value-type="float">
            <text:p>0,3838693136</text:p>
          </table:table-cell>
          <table:table-cell office:value-type="float" office:value="0.436784358733431" calcext:value-type="float">
            <text:p>0,4367843587</text:p>
          </table:table-cell>
          <table:table-cell office:value-type="float" office:value="6.56864022863583" calcext:value-type="float">
            <text:p>6,5686402286</text:p>
          </table:table-cell>
          <table:table-cell office:value-type="float" office:value="9.82923849233275" calcext:value-type="float">
            <text:p>9,8292384923</text:p>
          </table:table-cell>
          <table:table-cell office:value-type="float" office:value="7.4668253870351" calcext:value-type="float">
            <text:p>7,466825387</text:p>
          </table:table-cell>
          <table:table-cell office:value-type="float" office:value="8.70390240891758" calcext:value-type="float">
            <text:p>8,7039024089</text:p>
          </table:table-cell>
          <table:table-cell office:value-type="float" office:value="0.227120208197558" calcext:value-type="float">
            <text:p>0,2271202082</text:p>
          </table:table-cell>
          <table:table-cell office:value-type="float" office:value="0.25086365531895" calcext:value-type="float">
            <text:p>0,2508636553</text:p>
          </table:table-cell>
          <table:table-cell office:value-type="float" office:value="0.233626586056306" calcext:value-type="float">
            <text:p>0,2336265861</text:p>
          </table:table-cell>
          <table:table-cell office:value-type="float" office:value="0.2400754155584" calcext:value-type="float">
            <text:p>0,2400754156</text:p>
          </table:table-cell>
          <table:table-cell office:value-type="float" office:value="0.0367510706752697" calcext:value-type="float">
            <text:p>0,0367510707</text:p>
          </table:table-cell>
          <table:table-cell office:value-type="float" office:value="0.0374415568565954" calcext:value-type="float">
            <text:p>0,0374415569</text:p>
          </table:table-cell>
          <table:table-cell office:value-type="float" office:value="0.0312099875741448" calcext:value-type="float">
            <text:p>0,0312099876</text:p>
          </table:table-cell>
          <table:table-cell office:value-type="float" office:value="0.0457268774181209" calcext:value-type="float">
            <text:p>0,0457268774</text:p>
          </table:table-cell>
          <table:table-cell table:number-columns-repeated="100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380274722841427" calcext:value-type="float">
            <text:p>0,3802747228</text:p>
          </table:table-cell>
          <table:table-cell office:value-type="float" office:value="0.457185224268325" calcext:value-type="float">
            <text:p>0,4571852243</text:p>
          </table:table-cell>
          <table:table-cell office:value-type="float" office:value="0.388006082982484" calcext:value-type="float">
            <text:p>0,388006083</text:p>
          </table:table-cell>
          <table:table-cell office:value-type="float" office:value="0.446480782569405" calcext:value-type="float">
            <text:p>0,4464807826</text:p>
          </table:table-cell>
          <table:table-cell office:value-type="float" office:value="6.42656248851772" calcext:value-type="float">
            <text:p>6,4265624885</text:p>
          </table:table-cell>
          <table:table-cell office:value-type="float" office:value="9.48645968049014" calcext:value-type="float">
            <text:p>9,4864596805</text:p>
          </table:table-cell>
          <table:table-cell office:value-type="float" office:value="7.10733934416502" calcext:value-type="float">
            <text:p>7,1073393442</text:p>
          </table:table-cell>
          <table:table-cell office:value-type="float" office:value="8.72291872155403" calcext:value-type="float">
            <text:p>8,7229187216</text:p>
          </table:table-cell>
          <table:table-cell office:value-type="float" office:value="0.235849674336684" calcext:value-type="float">
            <text:p>0,2358496743</text:p>
          </table:table-cell>
          <table:table-cell office:value-type="float" office:value="0.261127788500676" calcext:value-type="float">
            <text:p>0,2611277885</text:p>
          </table:table-cell>
          <table:table-cell office:value-type="float" office:value="0.240545549392536" calcext:value-type="float">
            <text:p>0,2405455494</text:p>
          </table:table-cell>
          <table:table-cell office:value-type="float" office:value="0.253197192960245" calcext:value-type="float">
            <text:p>0,253197193</text:p>
          </table:table-cell>
          <table:table-cell office:value-type="float" office:value="0.0383586082822617" calcext:value-type="float">
            <text:p>0,0383586083</text:p>
          </table:table-cell>
          <table:table-cell office:value-type="float" office:value="0.0412222263107782" calcext:value-type="float">
            <text:p>0,0412222263</text:p>
          </table:table-cell>
          <table:table-cell office:value-type="float" office:value="0.0324542392656016" calcext:value-type="float">
            <text:p>0,0324542393</text:p>
          </table:table-cell>
          <table:table-cell office:value-type="float" office:value="0.0501401890375039" calcext:value-type="float">
            <text:p>0,050140189</text:p>
          </table:table-cell>
          <table:table-cell table:number-columns-repeated="100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378679085106464" calcext:value-type="float">
            <text:p>0,3786790851</text:p>
          </table:table-cell>
          <table:table-cell office:value-type="float" office:value="0.454267927519189" calcext:value-type="float">
            <text:p>0,4542679275</text:p>
          </table:table-cell>
          <table:table-cell office:value-type="float" office:value="0.385742603230731" calcext:value-type="float">
            <text:p>0,3857426032</text:p>
          </table:table-cell>
          <table:table-cell office:value-type="float" office:value="0.445798574783349" calcext:value-type="float">
            <text:p>0,4457985748</text:p>
          </table:table-cell>
          <table:table-cell office:value-type="float" office:value="6.80820150734668" calcext:value-type="float">
            <text:p>6,8082015073</text:p>
          </table:table-cell>
          <table:table-cell office:value-type="float" office:value="9.23837484710827" calcext:value-type="float">
            <text:p>9,2383748471</text:p>
          </table:table-cell>
          <table:table-cell office:value-type="float" office:value="7.41340924824986" calcext:value-type="float">
            <text:p>7,4134092482</text:p>
          </table:table-cell>
          <table:table-cell office:value-type="float" office:value="8.96583862342912" calcext:value-type="float">
            <text:p>8,9658386234</text:p>
          </table:table-cell>
          <table:table-cell office:value-type="float" office:value="0.236355466017849" calcext:value-type="float">
            <text:p>0,236355466</text:p>
          </table:table-cell>
          <table:table-cell office:value-type="float" office:value="0.263451412178485" calcext:value-type="float">
            <text:p>0,2634514122</text:p>
          </table:table-cell>
          <table:table-cell office:value-type="float" office:value="0.240967173501671" calcext:value-type="float">
            <text:p>0,2409671735</text:p>
          </table:table-cell>
          <table:table-cell office:value-type="float" office:value="0.255631669627518" calcext:value-type="float">
            <text:p>0,2556316696</text:p>
          </table:table-cell>
          <table:table-cell office:value-type="float" office:value="0.038365099153583" calcext:value-type="float">
            <text:p>0,0383650992</text:p>
          </table:table-cell>
          <table:table-cell office:value-type="float" office:value="0.0421999566205089" calcext:value-type="float">
            <text:p>0,0421999566</text:p>
          </table:table-cell>
          <table:table-cell office:value-type="float" office:value="0.0328591260992317" calcext:value-type="float">
            <text:p>0,0328591261</text:p>
          </table:table-cell>
          <table:table-cell office:value-type="float" office:value="0.0504631023918002" calcext:value-type="float">
            <text:p>0,0504631024</text:p>
          </table:table-cell>
          <table:table-cell table:number-columns-repeated="100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378872511785667" calcext:value-type="float">
            <text:p>0,3788725118</text:p>
          </table:table-cell>
          <table:table-cell office:value-type="float" office:value="0.457539703928645" calcext:value-type="float">
            <text:p>0,4575397039</text:p>
          </table:table-cell>
          <table:table-cell office:value-type="float" office:value="0.384890684044507" calcext:value-type="float">
            <text:p>0,384890684</text:p>
          </table:table-cell>
          <table:table-cell office:value-type="float" office:value="0.449231976184104" calcext:value-type="float">
            <text:p>0,4492319762</text:p>
          </table:table-cell>
          <table:table-cell office:value-type="float" office:value="7.04137727523344" calcext:value-type="float">
            <text:p>7,0413772752</text:p>
          </table:table-cell>
          <table:table-cell office:value-type="float" office:value="9.90832147012171" calcext:value-type="float">
            <text:p>9,9083214701</text:p>
          </table:table-cell>
          <table:table-cell office:value-type="float" office:value="7.35983817249991" calcext:value-type="float">
            <text:p>7,3598381725</text:p>
          </table:table-cell>
          <table:table-cell office:value-type="float" office:value="9.58486457593572" calcext:value-type="float">
            <text:p>9,5848645759</text:p>
          </table:table-cell>
          <table:table-cell office:value-type="float" office:value="0.239854455091792" calcext:value-type="float">
            <text:p>0,2398544551</text:p>
          </table:table-cell>
          <table:table-cell office:value-type="float" office:value="0.266922525448703" calcext:value-type="float">
            <text:p>0,2669225254</text:p>
          </table:table-cell>
          <table:table-cell office:value-type="float" office:value="0.24450424536508" calcext:value-type="float">
            <text:p>0,2445042454</text:p>
          </table:table-cell>
          <table:table-cell office:value-type="float" office:value="0.258941588501593" calcext:value-type="float">
            <text:p>0,2589415885</text:p>
          </table:table-cell>
          <table:table-cell office:value-type="float" office:value="0.0348852910212871" calcext:value-type="float">
            <text:p>0,034885291</text:p>
          </table:table-cell>
          <table:table-cell office:value-type="float" office:value="0.0382553986373411" calcext:value-type="float">
            <text:p>0,0382553986</text:p>
          </table:table-cell>
          <table:table-cell office:value-type="float" office:value="0.030135705518215" calcext:value-type="float">
            <text:p>0,0301357055</text:p>
          </table:table-cell>
          <table:table-cell office:value-type="float" office:value="0.0454811444435144" calcext:value-type="float">
            <text:p>0,0454811444</text:p>
          </table:table-cell>
          <table:table-cell table:number-columns-repeated="100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372723141197703" calcext:value-type="float">
            <text:p>0,3727231412</text:p>
          </table:table-cell>
          <table:table-cell office:value-type="float" office:value="0.450047383182745" calcext:value-type="float">
            <text:p>0,4500473832</text:p>
          </table:table-cell>
          <table:table-cell office:value-type="float" office:value="0.38055702011572" calcext:value-type="float">
            <text:p>0,3805570201</text:p>
          </table:table-cell>
          <table:table-cell office:value-type="float" office:value="0.438336782003024" calcext:value-type="float">
            <text:p>0,438336782</text:p>
          </table:table-cell>
          <table:table-cell office:value-type="float" office:value="6.60421169467736" calcext:value-type="float">
            <text:p>6,6042116947</text:p>
          </table:table-cell>
          <table:table-cell office:value-type="float" office:value="9.78775089540506" calcext:value-type="float">
            <text:p>9,7877508954</text:p>
          </table:table-cell>
          <table:table-cell office:value-type="float" office:value="7.17881024140482" calcext:value-type="float">
            <text:p>7,1788102414</text:p>
          </table:table-cell>
          <table:table-cell office:value-type="float" office:value="8.61617820350136" calcext:value-type="float">
            <text:p>8,6161782035</text:p>
          </table:table-cell>
          <table:table-cell office:value-type="float" office:value="0.243545150700999" calcext:value-type="float">
            <text:p>0,2435451507</text:p>
          </table:table-cell>
          <table:table-cell office:value-type="float" office:value="0.273872745957816" calcext:value-type="float">
            <text:p>0,273872746</text:p>
          </table:table-cell>
          <table:table-cell office:value-type="float" office:value="0.249042250150764" calcext:value-type="float">
            <text:p>0,2490422502</text:p>
          </table:table-cell>
          <table:table-cell office:value-type="float" office:value="0.264392304913111" calcext:value-type="float">
            <text:p>0,2643923049</text:p>
          </table:table-cell>
          <table:table-cell office:value-type="float" office:value="0.0375195629722116" calcext:value-type="float">
            <text:p>0,037519563</text:p>
          </table:table-cell>
          <table:table-cell office:value-type="float" office:value="0.0424911130670899" calcext:value-type="float">
            <text:p>0,0424911131</text:p>
          </table:table-cell>
          <table:table-cell office:value-type="float" office:value="0.0321092154127615" calcext:value-type="float">
            <text:p>0,0321092154</text:p>
          </table:table-cell>
          <table:table-cell office:value-type="float" office:value="0.0506110102596424" calcext:value-type="float">
            <text:p>0,0506110103</text:p>
          </table:table-cell>
          <table:table-cell table:number-columns-repeated="100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376386297068064" calcext:value-type="float">
            <text:p>0,3763862971</text:p>
          </table:table-cell>
          <table:table-cell office:value-type="float" office:value="0.448824933234476" calcext:value-type="float">
            <text:p>0,4488249332</text:p>
          </table:table-cell>
          <table:table-cell office:value-type="float" office:value="0.381331501757297" calcext:value-type="float">
            <text:p>0,3813315018</text:p>
          </table:table-cell>
          <table:table-cell office:value-type="float" office:value="0.442143362015107" calcext:value-type="float">
            <text:p>0,442143362</text:p>
          </table:table-cell>
          <table:table-cell office:value-type="float" office:value="7.03186533474279" calcext:value-type="float">
            <text:p>7,0318653347</text:p>
          </table:table-cell>
          <table:table-cell office:value-type="float" office:value="10.0059025839759" calcext:value-type="float">
            <text:p>10,005902584</text:p>
          </table:table-cell>
          <table:table-cell office:value-type="float" office:value="7.62321576960974" calcext:value-type="float">
            <text:p>7,6232157696</text:p>
          </table:table-cell>
          <table:table-cell office:value-type="float" office:value="9.8494933127528" calcext:value-type="float">
            <text:p>9,8494933128</text:p>
          </table:table-cell>
          <table:table-cell office:value-type="float" office:value="0.245419415100112" calcext:value-type="float">
            <text:p>0,2454194151</text:p>
          </table:table-cell>
          <table:table-cell office:value-type="float" office:value="0.27336221257057" calcext:value-type="float">
            <text:p>0,2733622126</text:p>
          </table:table-cell>
          <table:table-cell office:value-type="float" office:value="0.250198390652926" calcext:value-type="float">
            <text:p>0,2501983907</text:p>
          </table:table-cell>
          <table:table-cell office:value-type="float" office:value="0.265131285243601" calcext:value-type="float">
            <text:p>0,2651312852</text:p>
          </table:table-cell>
          <table:table-cell office:value-type="float" office:value="0.0355747408063695" calcext:value-type="float">
            <text:p>0,0355747408</text:p>
          </table:table-cell>
          <table:table-cell office:value-type="float" office:value="0.0372765406770955" calcext:value-type="float">
            <text:p>0,0372765407</text:p>
          </table:table-cell>
          <table:table-cell office:value-type="float" office:value="0.0301928948634877" calcext:value-type="float">
            <text:p>0,0301928949</text:p>
          </table:table-cell>
          <table:table-cell office:value-type="float" office:value="0.0455457277735538" calcext:value-type="float">
            <text:p>0,0455457278</text:p>
          </table:table-cell>
          <table:table-cell table:number-columns-repeated="100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380253401137733" calcext:value-type="float">
            <text:p>0,3802534011</text:p>
          </table:table-cell>
          <table:table-cell office:value-type="float" office:value="0.450577322917371" calcext:value-type="float">
            <text:p>0,4505773229</text:p>
          </table:table-cell>
          <table:table-cell office:value-type="float" office:value="0.38422367672612" calcext:value-type="float">
            <text:p>0,3842236767</text:p>
          </table:table-cell>
          <table:table-cell office:value-type="float" office:value="0.444865399659327" calcext:value-type="float">
            <text:p>0,4448653997</text:p>
          </table:table-cell>
          <table:table-cell office:value-type="float" office:value="7.04411772685794" calcext:value-type="float">
            <text:p>7,0441177269</text:p>
          </table:table-cell>
          <table:table-cell office:value-type="float" office:value="9.20331355387417" calcext:value-type="float">
            <text:p>9,2033135539</text:p>
          </table:table-cell>
          <table:table-cell office:value-type="float" office:value="7.26875803338586" calcext:value-type="float">
            <text:p>7,2687580334</text:p>
          </table:table-cell>
          <table:table-cell office:value-type="float" office:value="8.95946277641818" calcext:value-type="float">
            <text:p>8,9594627764</text:p>
          </table:table-cell>
          <table:table-cell office:value-type="float" office:value="0.253085064032535" calcext:value-type="float">
            <text:p>0,253085064</text:p>
          </table:table-cell>
          <table:table-cell office:value-type="float" office:value="0.285544983111073" calcext:value-type="float">
            <text:p>0,2855449831</text:p>
          </table:table-cell>
          <table:table-cell office:value-type="float" office:value="0.257654277930822" calcext:value-type="float">
            <text:p>0,2576542779</text:p>
          </table:table-cell>
          <table:table-cell office:value-type="float" office:value="0.277485030495858" calcext:value-type="float">
            <text:p>0,2774850305</text:p>
          </table:table-cell>
          <table:table-cell office:value-type="float" office:value="0.0335352912915713" calcext:value-type="float">
            <text:p>0,0335352913</text:p>
          </table:table-cell>
          <table:table-cell office:value-type="float" office:value="0.0389901377309879" calcext:value-type="float">
            <text:p>0,0389901377</text:p>
          </table:table-cell>
          <table:table-cell office:value-type="float" office:value="0.0317054456732839" calcext:value-type="float">
            <text:p>0,0317054457</text:p>
          </table:table-cell>
          <table:table-cell office:value-type="float" office:value="0.0416976052157252" calcext:value-type="float">
            <text:p>0,0416976052</text:p>
          </table:table-cell>
          <table:table-cell table:number-columns-repeated="100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378005263668599" calcext:value-type="float">
            <text:p>0,3780052637</text:p>
          </table:table-cell>
          <table:table-cell office:value-type="float" office:value="0.445640504598342" calcext:value-type="float">
            <text:p>0,4456405046</text:p>
          </table:table-cell>
          <table:table-cell office:value-type="float" office:value="0.38246846199478" calcext:value-type="float">
            <text:p>0,382468462</text:p>
          </table:table-cell>
          <table:table-cell office:value-type="float" office:value="0.439497127684331" calcext:value-type="float">
            <text:p>0,4394971277</text:p>
          </table:table-cell>
          <table:table-cell office:value-type="float" office:value="7.13513738426899" calcext:value-type="float">
            <text:p>7,1351373843</text:p>
          </table:table-cell>
          <table:table-cell office:value-type="float" office:value="9.29627335322755" calcext:value-type="float">
            <text:p>9,2962733532</text:p>
          </table:table-cell>
          <table:table-cell office:value-type="float" office:value="7.23641196749513" calcext:value-type="float">
            <text:p>7,2364119675</text:p>
          </table:table-cell>
          <table:table-cell office:value-type="float" office:value="9.05545751916496" calcext:value-type="float">
            <text:p>9,0554575192</text:p>
          </table:table-cell>
          <table:table-cell office:value-type="float" office:value="0.255576379407611" calcext:value-type="float">
            <text:p>0,2555763794</text:p>
          </table:table-cell>
          <table:table-cell office:value-type="float" office:value="0.289929501703076" calcext:value-type="float">
            <text:p>0,2899295017</text:p>
          </table:table-cell>
          <table:table-cell office:value-type="float" office:value="0.259425880346289" calcext:value-type="float">
            <text:p>0,2594258803</text:p>
          </table:table-cell>
          <table:table-cell office:value-type="float" office:value="0.283077743809899" calcext:value-type="float">
            <text:p>0,2830777438</text:p>
          </table:table-cell>
          <table:table-cell office:value-type="float" office:value="0.0370159673839124" calcext:value-type="float">
            <text:p>0,0370159674</text:p>
          </table:table-cell>
          <table:table-cell office:value-type="float" office:value="0.0427806455366124" calcext:value-type="float">
            <text:p>0,0427806455</text:p>
          </table:table-cell>
          <table:table-cell office:value-type="float" office:value="0.0335318541347695" calcext:value-type="float">
            <text:p>0,0335318541</text:p>
          </table:table-cell>
          <table:table-cell office:value-type="float" office:value="0.0481123661394399" calcext:value-type="float">
            <text:p>0,0481123661</text:p>
          </table:table-cell>
          <table:table-cell table:number-columns-repeated="100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380129239343303" calcext:value-type="float">
            <text:p>0,3801292393</text:p>
          </table:table-cell>
          <table:table-cell office:value-type="float" office:value="0.451983386922217" calcext:value-type="float">
            <text:p>0,4519833869</text:p>
          </table:table-cell>
          <table:table-cell office:value-type="float" office:value="0.384087295919624" calcext:value-type="float">
            <text:p>0,3840872959</text:p>
          </table:table-cell>
          <table:table-cell office:value-type="float" office:value="0.446948859160272" calcext:value-type="float">
            <text:p>0,4469488592</text:p>
          </table:table-cell>
          <table:table-cell office:value-type="float" office:value="7.10796417451846" calcext:value-type="float">
            <text:p>7,1079641745</text:p>
          </table:table-cell>
          <table:table-cell office:value-type="float" office:value="9.60844726788406" calcext:value-type="float">
            <text:p>9,6084472679</text:p>
          </table:table-cell>
          <table:table-cell office:value-type="float" office:value="7.45633504381984" calcext:value-type="float">
            <text:p>7,4563350438</text:p>
          </table:table-cell>
          <table:table-cell office:value-type="float" office:value="9.3786680788609" calcext:value-type="float">
            <text:p>9,3786680789</text:p>
          </table:table-cell>
          <table:table-cell office:value-type="float" office:value="0.252812203350692" calcext:value-type="float">
            <text:p>0,2528122034</text:p>
          </table:table-cell>
          <table:table-cell office:value-type="float" office:value="0.287103197163228" calcext:value-type="float">
            <text:p>0,2871031972</text:p>
          </table:table-cell>
          <table:table-cell office:value-type="float" office:value="0.257282082433508" calcext:value-type="float">
            <text:p>0,2572820824</text:p>
          </table:table-cell>
          <table:table-cell office:value-type="float" office:value="0.279134401094928" calcext:value-type="float">
            <text:p>0,2791344011</text:p>
          </table:table-cell>
          <table:table-cell office:value-type="float" office:value="0.0335989461413849" calcext:value-type="float">
            <text:p>0,0335989461</text:p>
          </table:table-cell>
          <table:table-cell office:value-type="float" office:value="0.0431202091741143" calcext:value-type="float">
            <text:p>0,0431202092</text:p>
          </table:table-cell>
          <table:table-cell office:value-type="float" office:value="0.0324502414636033" calcext:value-type="float">
            <text:p>0,0324502415</text:p>
          </table:table-cell>
          <table:table-cell office:value-type="float" office:value="0.0446587268208176" calcext:value-type="float">
            <text:p>0,0446587268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380787878548185" calcext:value-type="float">
            <text:p>0,3807878785</text:p>
          </table:table-cell>
          <table:table-cell office:value-type="float" office:value="0.449053586349859" calcext:value-type="float">
            <text:p>0,4490535863</text:p>
          </table:table-cell>
          <table:table-cell office:value-type="float" office:value="0.38423181777356" calcext:value-type="float">
            <text:p>0,3842318178</text:p>
          </table:table-cell>
          <table:table-cell office:value-type="float" office:value="0.445864425763313" calcext:value-type="float">
            <text:p>0,4458644258</text:p>
          </table:table-cell>
          <table:table-cell office:value-type="float" office:value="6.6928474291375" calcext:value-type="float">
            <text:p>6,6928474291</text:p>
          </table:table-cell>
          <table:table-cell office:value-type="float" office:value="10.2828485458932" calcext:value-type="float">
            <text:p>10,2828485459</text:p>
          </table:table-cell>
          <table:table-cell office:value-type="float" office:value="7.08520433299139" calcext:value-type="float">
            <text:p>7,085204333</text:p>
          </table:table-cell>
          <table:table-cell office:value-type="float" office:value="10.0121419776439" calcext:value-type="float">
            <text:p>10,0121419776</text:p>
          </table:table-cell>
          <table:table-cell office:value-type="float" office:value="0.251213567041468" calcext:value-type="float">
            <text:p>0,251213567</text:p>
          </table:table-cell>
          <table:table-cell office:value-type="float" office:value="0.292056626992932" calcext:value-type="float">
            <text:p>0,292056627</text:p>
          </table:table-cell>
          <table:table-cell office:value-type="float" office:value="0.254567101334939" calcext:value-type="float">
            <text:p>0,2545671013</text:p>
          </table:table-cell>
          <table:table-cell office:value-type="float" office:value="0.285947575157312" calcext:value-type="float">
            <text:p>0,2859475752</text:p>
          </table:table-cell>
          <table:table-cell office:value-type="float" office:value="0.0358318022469458" calcext:value-type="float">
            <text:p>0,0358318022</text:p>
          </table:table-cell>
          <table:table-cell office:value-type="float" office:value="0.042902792408331" calcext:value-type="float">
            <text:p>0,0429027924</text:p>
          </table:table-cell>
          <table:table-cell office:value-type="float" office:value="0.0328807136068115" calcext:value-type="float">
            <text:p>0,0328807136</text:p>
          </table:table-cell>
          <table:table-cell office:value-type="float" office:value="0.0473802742000274" calcext:value-type="float">
            <text:p>0,0473802742</text:p>
          </table:table-cell>
          <table:table-cell table:number-columns-repeated="100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380449547197607" calcext:value-type="float">
            <text:p>0,3804495472</text:p>
          </table:table-cell>
          <table:table-cell office:value-type="float" office:value="0.453520762650969" calcext:value-type="float">
            <text:p>0,4535207627</text:p>
          </table:table-cell>
          <table:table-cell office:value-type="float" office:value="0.38415498654307" calcext:value-type="float">
            <text:p>0,3841549865</text:p>
          </table:table-cell>
          <table:table-cell office:value-type="float" office:value="0.449250465711374" calcext:value-type="float">
            <text:p>0,4492504657</text:p>
          </table:table-cell>
          <table:table-cell office:value-type="float" office:value="6.88207235303758" calcext:value-type="float">
            <text:p>6,882072353</text:p>
          </table:table-cell>
          <table:table-cell office:value-type="float" office:value="9.91661781196221" calcext:value-type="float">
            <text:p>9,916617812</text:p>
          </table:table-cell>
          <table:table-cell office:value-type="float" office:value="7.31896490199554" calcext:value-type="float">
            <text:p>7,318964902</text:p>
          </table:table-cell>
          <table:table-cell office:value-type="float" office:value="9.73699389693546" calcext:value-type="float">
            <text:p>9,7369938969</text:p>
          </table:table-cell>
          <table:table-cell office:value-type="float" office:value="0.250368989091655" calcext:value-type="float">
            <text:p>0,2503689891</text:p>
          </table:table-cell>
          <table:table-cell office:value-type="float" office:value="0.290451914335774" calcext:value-type="float">
            <text:p>0,2904519143</text:p>
          </table:table-cell>
          <table:table-cell office:value-type="float" office:value="0.253076177568162" calcext:value-type="float">
            <text:p>0,2530761776</text:p>
          </table:table-cell>
          <table:table-cell office:value-type="float" office:value="0.2854864446119" calcext:value-type="float">
            <text:p>0,2854864446</text:p>
          </table:table-cell>
          <table:table-cell office:value-type="float" office:value="0.0330362219216206" calcext:value-type="float">
            <text:p>0,0330362219</text:p>
          </table:table-cell>
          <table:table-cell office:value-type="float" office:value="0.0422036169725751" calcext:value-type="float">
            <text:p>0,042203617</text:p>
          </table:table-cell>
          <table:table-cell office:value-type="float" office:value="0.0315161829352042" calcext:value-type="float">
            <text:p>0,0315161829</text:p>
          </table:table-cell>
          <table:table-cell office:value-type="float" office:value="0.0444527931096225" calcext:value-type="float">
            <text:p>0,0444527931</text:p>
          </table:table-cell>
          <table:table-cell table:number-columns-repeated="100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376593760696137" calcext:value-type="float">
            <text:p>0,3765937607</text:p>
          </table:table-cell>
          <table:table-cell office:value-type="float" office:value="0.449113348564299" calcext:value-type="float">
            <text:p>0,4491133486</text:p>
          </table:table-cell>
          <table:table-cell office:value-type="float" office:value="0.37926718196975" calcext:value-type="float">
            <text:p>0,379267182</text:p>
          </table:table-cell>
          <table:table-cell office:value-type="float" office:value="0.445880496346769" calcext:value-type="float">
            <text:p>0,4458804963</text:p>
          </table:table-cell>
          <table:table-cell office:value-type="float" office:value="6.80729433689168" calcext:value-type="float">
            <text:p>6,8072943369</text:p>
          </table:table-cell>
          <table:table-cell office:value-type="float" office:value="10.1424839948866" calcext:value-type="float">
            <text:p>10,1424839949</text:p>
          </table:table-cell>
          <table:table-cell office:value-type="float" office:value="7.11810010444977" calcext:value-type="float">
            <text:p>7,1181001044</text:p>
          </table:table-cell>
          <table:table-cell office:value-type="float" office:value="9.94890016092753" calcext:value-type="float">
            <text:p>9,9489001609</text:p>
          </table:table-cell>
          <table:table-cell office:value-type="float" office:value="0.245112886219747" calcext:value-type="float">
            <text:p>0,2451128862</text:p>
          </table:table-cell>
          <table:table-cell office:value-type="float" office:value="0.269221173976533" calcext:value-type="float">
            <text:p>0,269221174</text:p>
          </table:table-cell>
          <table:table-cell office:value-type="float" office:value="0.247848787568455" calcext:value-type="float">
            <text:p>0,2478487876</text:p>
          </table:table-cell>
          <table:table-cell office:value-type="float" office:value="0.264480156562802" calcext:value-type="float">
            <text:p>0,2644801566</text:p>
          </table:table-cell>
          <table:table-cell office:value-type="float" office:value="0.0324691925309169" calcext:value-type="float">
            <text:p>0,0324691925</text:p>
          </table:table-cell>
          <table:table-cell office:value-type="float" office:value="0.0407124110106556" calcext:value-type="float">
            <text:p>0,040712411</text:p>
          </table:table-cell>
          <table:table-cell office:value-type="float" office:value="0.028897716131502" calcext:value-type="float">
            <text:p>0,0288977161</text:p>
          </table:table-cell>
          <table:table-cell office:value-type="float" office:value="0.0462070825757144" calcext:value-type="float">
            <text:p>0,0462070826</text:p>
          </table:table-cell>
          <table:table-cell table:number-columns-repeated="100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379818931817564" calcext:value-type="float">
            <text:p>0,3798189318</text:p>
          </table:table-cell>
          <table:table-cell office:value-type="float" office:value="0.451978199556205" calcext:value-type="float">
            <text:p>0,4519781996</text:p>
          </table:table-cell>
          <table:table-cell office:value-type="float" office:value="0.383101350849209" calcext:value-type="float">
            <text:p>0,3831013508</text:p>
          </table:table-cell>
          <table:table-cell office:value-type="float" office:value="0.447612009799248" calcext:value-type="float">
            <text:p>0,4476120098</text:p>
          </table:table-cell>
          <table:table-cell office:value-type="float" office:value="7.16037487199758" calcext:value-type="float">
            <text:p>7,160374872</text:p>
          </table:table-cell>
          <table:table-cell office:value-type="float" office:value="10.1510120364989" calcext:value-type="float">
            <text:p>10,1510120365</text:p>
          </table:table-cell>
          <table:table-cell office:value-type="float" office:value="7.39340812094381" calcext:value-type="float">
            <text:p>7,3934081209</text:p>
          </table:table-cell>
          <table:table-cell office:value-type="float" office:value="9.90348963707651" calcext:value-type="float">
            <text:p>9,9034896371</text:p>
          </table:table-cell>
          <table:table-cell office:value-type="float" office:value="0.248330163450496" calcext:value-type="float">
            <text:p>0,2483301635</text:p>
          </table:table-cell>
          <table:table-cell office:value-type="float" office:value="0.292963871990833" calcext:value-type="float">
            <text:p>0,292963872</text:p>
          </table:table-cell>
          <table:table-cell office:value-type="float" office:value="0.251514098944153" calcext:value-type="float">
            <text:p>0,2515140989</text:p>
          </table:table-cell>
          <table:table-cell office:value-type="float" office:value="0.287055444930195" calcext:value-type="float">
            <text:p>0,2870554449</text:p>
          </table:table-cell>
          <table:table-cell office:value-type="float" office:value="0.0344782656933547" calcext:value-type="float">
            <text:p>0,0344782657</text:p>
          </table:table-cell>
          <table:table-cell office:value-type="float" office:value="0.041789990964982" calcext:value-type="float">
            <text:p>0,041789991</text:p>
          </table:table-cell>
          <table:table-cell office:value-type="float" office:value="0.0302801528609493" calcext:value-type="float">
            <text:p>0,0302801529</text:p>
          </table:table-cell>
          <table:table-cell office:value-type="float" office:value="0.0482445514134243" calcext:value-type="float">
            <text:p>0,0482445514</text:p>
          </table:table-cell>
          <table:table-cell table:number-columns-repeated="100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38174873005436" calcext:value-type="float">
            <text:p>0,3817487301</text:p>
          </table:table-cell>
          <table:table-cell office:value-type="float" office:value="0.454929600014573" calcext:value-type="float">
            <text:p>0,4549296</text:p>
          </table:table-cell>
          <table:table-cell office:value-type="float" office:value="0.384205921343606" calcext:value-type="float">
            <text:p>0,3842059213</text:p>
          </table:table-cell>
          <table:table-cell office:value-type="float" office:value="0.452001686167044" calcext:value-type="float">
            <text:p>0,4520016862</text:p>
          </table:table-cell>
          <table:table-cell office:value-type="float" office:value="6.8298534024537" calcext:value-type="float">
            <text:p>6,8298534025</text:p>
          </table:table-cell>
          <table:table-cell office:value-type="float" office:value="9.46419075393565" calcext:value-type="float">
            <text:p>9,4641907539</text:p>
          </table:table-cell>
          <table:table-cell office:value-type="float" office:value="6.96915449029879" calcext:value-type="float">
            <text:p>6,9691544903</text:p>
          </table:table-cell>
          <table:table-cell office:value-type="float" office:value="8.85877960171639" calcext:value-type="float">
            <text:p>8,8587796017</text:p>
          </table:table-cell>
          <table:table-cell office:value-type="float" office:value="0.250549860940915" calcext:value-type="float">
            <text:p>0,2505498609</text:p>
          </table:table-cell>
          <table:table-cell office:value-type="float" office:value="0.296441833476125" calcext:value-type="float">
            <text:p>0,2964418335</text:p>
          </table:table-cell>
          <table:table-cell office:value-type="float" office:value="0.253701935291239" calcext:value-type="float">
            <text:p>0,2537019353</text:p>
          </table:table-cell>
          <table:table-cell office:value-type="float" office:value="0.290613765744471" calcext:value-type="float">
            <text:p>0,2906137657</text:p>
          </table:table-cell>
          <table:table-cell office:value-type="float" office:value="0.0377733159532101" calcext:value-type="float">
            <text:p>0,037773316</text:p>
          </table:table-cell>
          <table:table-cell office:value-type="float" office:value="0.0415636624928864" calcext:value-type="float">
            <text:p>0,0415636625</text:p>
          </table:table-cell>
          <table:table-cell office:value-type="float" office:value="0.0323368583162563" calcext:value-type="float">
            <text:p>0,0323368583</text:p>
          </table:table-cell>
          <table:table-cell office:value-type="float" office:value="0.0499774762652193" calcext:value-type="float">
            <text:p>0,0499774763</text:p>
          </table:table-cell>
          <table:table-cell table:number-columns-repeated="100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385334973385052" calcext:value-type="float">
            <text:p>0,3853349734</text:p>
          </table:table-cell>
          <table:table-cell office:value-type="float" office:value="0.456342498796895" calcext:value-type="float">
            <text:p>0,4563424988</text:p>
          </table:table-cell>
          <table:table-cell office:value-type="float" office:value="0.387090214990426" calcext:value-type="float">
            <text:p>0,387090215</text:p>
          </table:table-cell>
          <table:table-cell office:value-type="float" office:value="0.455115605568737" calcext:value-type="float">
            <text:p>0,4551156056</text:p>
          </table:table-cell>
          <table:table-cell office:value-type="float" office:value="7.11250232934342" calcext:value-type="float">
            <text:p>7,1125023293</text:p>
          </table:table-cell>
          <table:table-cell office:value-type="float" office:value="9.69855006872414" calcext:value-type="float">
            <text:p>9,6985500687</text:p>
          </table:table-cell>
          <table:table-cell office:value-type="float" office:value="7.21359181921997" calcext:value-type="float">
            <text:p>7,2135918192</text:p>
          </table:table-cell>
          <table:table-cell office:value-type="float" office:value="9.61905215992696" calcext:value-type="float">
            <text:p>9,6190521599</text:p>
          </table:table-cell>
          <table:table-cell office:value-type="float" office:value="0.2598359764909" calcext:value-type="float">
            <text:p>0,2598359765</text:p>
          </table:table-cell>
          <table:table-cell office:value-type="float" office:value="0.312537745683551" calcext:value-type="float">
            <text:p>0,3125377457</text:p>
          </table:table-cell>
          <table:table-cell office:value-type="float" office:value="0.262881490299578" calcext:value-type="float">
            <text:p>0,2628814903</text:p>
          </table:table-cell>
          <table:table-cell office:value-type="float" office:value="0.306841424983225" calcext:value-type="float">
            <text:p>0,306841425</text:p>
          </table:table-cell>
          <table:table-cell office:value-type="float" office:value="0.035622595446138" calcext:value-type="float">
            <text:p>0,0356225954</text:p>
          </table:table-cell>
          <table:table-cell office:value-type="float" office:value="0.0447054961115877" calcext:value-type="float">
            <text:p>0,0447054961</text:p>
          </table:table-cell>
          <table:table-cell office:value-type="float" office:value="0.032447079986198" calcext:value-type="float">
            <text:p>0,03244708</text:p>
          </table:table-cell>
          <table:table-cell office:value-type="float" office:value="0.0494839954896227" calcext:value-type="float">
            <text:p>0,0494839955</text:p>
          </table:table-cell>
          <table:table-cell table:number-columns-repeated="100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382675084433997" calcext:value-type="float">
            <text:p>0,3826750844</text:p>
          </table:table-cell>
          <table:table-cell office:value-type="float" office:value="0.456432464604131" calcext:value-type="float">
            <text:p>0,4564324646</text:p>
          </table:table-cell>
          <table:table-cell office:value-type="float" office:value="0.385219233558485" calcext:value-type="float">
            <text:p>0,3852192336</text:p>
          </table:table-cell>
          <table:table-cell office:value-type="float" office:value="0.453120354294995" calcext:value-type="float">
            <text:p>0,4531203543</text:p>
          </table:table-cell>
          <table:table-cell office:value-type="float" office:value="7.11397445467158" calcext:value-type="float">
            <text:p>7,1139744547</text:p>
          </table:table-cell>
          <table:table-cell office:value-type="float" office:value="10.469793551286" calcext:value-type="float">
            <text:p>10,4697935513</text:p>
          </table:table-cell>
          <table:table-cell office:value-type="float" office:value="7.25433141669907" calcext:value-type="float">
            <text:p>7,2543314167</text:p>
          </table:table-cell>
          <table:table-cell office:value-type="float" office:value="10.0342609041966" calcext:value-type="float">
            <text:p>10,0342609042</text:p>
          </table:table-cell>
          <table:table-cell office:value-type="float" office:value="0.251347951584354" calcext:value-type="float">
            <text:p>0,2513479516</text:p>
          </table:table-cell>
          <table:table-cell office:value-type="float" office:value="0.302090933242906" calcext:value-type="float">
            <text:p>0,3020909332</text:p>
          </table:table-cell>
          <table:table-cell office:value-type="float" office:value="0.254803140779246" calcext:value-type="float">
            <text:p>0,2548031408</text:p>
          </table:table-cell>
          <table:table-cell office:value-type="float" office:value="0.295509640841841" calcext:value-type="float">
            <text:p>0,2955096408</text:p>
          </table:table-cell>
          <table:table-cell office:value-type="float" office:value="0.0382557124691513" calcext:value-type="float">
            <text:p>0,0382557125</text:p>
          </table:table-cell>
          <table:table-cell office:value-type="float" office:value="0.0456748876560751" calcext:value-type="float">
            <text:p>0,0456748877</text:p>
          </table:table-cell>
          <table:table-cell office:value-type="float" office:value="0.0331694928224062" calcext:value-type="float">
            <text:p>0,0331694928</text:p>
          </table:table-cell>
          <table:table-cell office:value-type="float" office:value="0.053582524370435" calcext:value-type="float">
            <text:p>0,0535825244</text:p>
          </table:table-cell>
          <table:table-cell table:number-columns-repeated="100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37863896360704" calcext:value-type="float">
            <text:p>0,3786389636</text:p>
          </table:table-cell>
          <table:table-cell office:value-type="float" office:value="0.449620716837389" calcext:value-type="float">
            <text:p>0,4496207168</text:p>
          </table:table-cell>
          <table:table-cell office:value-type="float" office:value="0.381977183129858" calcext:value-type="float">
            <text:p>0,3819771831</text:p>
          </table:table-cell>
          <table:table-cell office:value-type="float" office:value="0.446717496793856" calcext:value-type="float">
            <text:p>0,4467174968</text:p>
          </table:table-cell>
          <table:table-cell office:value-type="float" office:value="7.01264612624752" calcext:value-type="float">
            <text:p>7,0126461262</text:p>
          </table:table-cell>
          <table:table-cell office:value-type="float" office:value="10.0596252664569" calcext:value-type="float">
            <text:p>10,0596252665</text:p>
          </table:table-cell>
          <table:table-cell office:value-type="float" office:value="7.44208042161952" calcext:value-type="float">
            <text:p>7,4420804216</text:p>
          </table:table-cell>
          <table:table-cell office:value-type="float" office:value="9.5253500262173" calcext:value-type="float">
            <text:p>9,5253500262</text:p>
          </table:table-cell>
          <table:table-cell office:value-type="float" office:value="0.241232364947496" calcext:value-type="float">
            <text:p>0,2412323649</text:p>
          </table:table-cell>
          <table:table-cell office:value-type="float" office:value="0.284420120007889" calcext:value-type="float">
            <text:p>0,28442012</text:p>
          </table:table-cell>
          <table:table-cell office:value-type="float" office:value="0.24473020651573" calcext:value-type="float">
            <text:p>0,2447302065</text:p>
          </table:table-cell>
          <table:table-cell office:value-type="float" office:value="0.277900749481631" calcext:value-type="float">
            <text:p>0,2779007495</text:p>
          </table:table-cell>
          <table:table-cell office:value-type="float" office:value="0.0384491105268264" calcext:value-type="float">
            <text:p>0,0384491105</text:p>
          </table:table-cell>
          <table:table-cell office:value-type="float" office:value="0.0488837614605241" calcext:value-type="float">
            <text:p>0,0488837615</text:p>
          </table:table-cell>
          <table:table-cell office:value-type="float" office:value="0.0345174045740675" calcext:value-type="float">
            <text:p>0,0345174046</text:p>
          </table:table-cell>
          <table:table-cell office:value-type="float" office:value="0.0548712420893504" calcext:value-type="float">
            <text:p>0,0548712421</text:p>
          </table:table-cell>
          <table:table-cell table:number-columns-repeated="100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376862905411488" calcext:value-type="float">
            <text:p>0,3768629054</text:p>
          </table:table-cell>
          <table:table-cell office:value-type="float" office:value="0.448187121758622" calcext:value-type="float">
            <text:p>0,4481871218</text:p>
          </table:table-cell>
          <table:table-cell office:value-type="float" office:value="0.379544942146206" calcext:value-type="float">
            <text:p>0,3795449421</text:p>
          </table:table-cell>
          <table:table-cell office:value-type="float" office:value="0.444608121969747" calcext:value-type="float">
            <text:p>0,444608122</text:p>
          </table:table-cell>
          <table:table-cell office:value-type="float" office:value="7.01973387260499" calcext:value-type="float">
            <text:p>7,0197338726</text:p>
          </table:table-cell>
          <table:table-cell office:value-type="float" office:value="9.87028032319762" calcext:value-type="float">
            <text:p>9,8702803232</text:p>
          </table:table-cell>
          <table:table-cell office:value-type="float" office:value="7.31519585896244" calcext:value-type="float">
            <text:p>7,315195859</text:p>
          </table:table-cell>
          <table:table-cell office:value-type="float" office:value="9.35944874075996" calcext:value-type="float">
            <text:p>9,3594487408</text:p>
          </table:table-cell>
          <table:table-cell office:value-type="float" office:value="0.250464354561185" calcext:value-type="float">
            <text:p>0,2504643546</text:p>
          </table:table-cell>
          <table:table-cell office:value-type="float" office:value="0.303735458860642" calcext:value-type="float">
            <text:p>0,3037354589</text:p>
          </table:table-cell>
          <table:table-cell office:value-type="float" office:value="0.253064776504667" calcext:value-type="float">
            <text:p>0,2530647765</text:p>
          </table:table-cell>
          <table:table-cell office:value-type="float" office:value="0.298730125292398" calcext:value-type="float">
            <text:p>0,2987301253</text:p>
          </table:table-cell>
          <table:table-cell office:value-type="float" office:value="0.0378796532766529" calcext:value-type="float">
            <text:p>0,0378796533</text:p>
          </table:table-cell>
          <table:table-cell office:value-type="float" office:value="0.0480445313928148" calcext:value-type="float">
            <text:p>0,0480445314</text:p>
          </table:table-cell>
          <table:table-cell office:value-type="float" office:value="0.0353219188633762" calcext:value-type="float">
            <text:p>0,0353219189</text:p>
          </table:table-cell>
          <table:table-cell office:value-type="float" office:value="0.0519316891352327" calcext:value-type="float">
            <text:p>0,0519316891</text:p>
          </table:table-cell>
          <table:table-cell table:number-columns-repeated="100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372660510680551" calcext:value-type="float">
            <text:p>0,3726605107</text:p>
          </table:table-cell>
          <table:table-cell office:value-type="float" office:value="0.443998553316732" calcext:value-type="float">
            <text:p>0,4439985533</text:p>
          </table:table-cell>
          <table:table-cell office:value-type="float" office:value="0.374977400701105" calcext:value-type="float">
            <text:p>0,3749774007</text:p>
          </table:table-cell>
          <table:table-cell office:value-type="float" office:value="0.440919012836688" calcext:value-type="float">
            <text:p>0,4409190128</text:p>
          </table:table-cell>
          <table:table-cell office:value-type="float" office:value="6.98285516697111" calcext:value-type="float">
            <text:p>6,982855167</text:p>
          </table:table-cell>
          <table:table-cell office:value-type="float" office:value="9.80157462081943" calcext:value-type="float">
            <text:p>9,8015746208</text:p>
          </table:table-cell>
          <table:table-cell office:value-type="float" office:value="7.15473338369004" calcext:value-type="float">
            <text:p>7,1547333837</text:p>
          </table:table-cell>
          <table:table-cell office:value-type="float" office:value="9.53075514910227" calcext:value-type="float">
            <text:p>9,5307551491</text:p>
          </table:table-cell>
          <table:table-cell office:value-type="float" office:value="0.249846910312955" calcext:value-type="float">
            <text:p>0,2498469103</text:p>
          </table:table-cell>
          <table:table-cell office:value-type="float" office:value="0.305331266756462" calcext:value-type="float">
            <text:p>0,3053312668</text:p>
          </table:table-cell>
          <table:table-cell office:value-type="float" office:value="0.25215120509737" calcext:value-type="float">
            <text:p>0,2521512051</text:p>
          </table:table-cell>
          <table:table-cell office:value-type="float" office:value="0.300847670440498" calcext:value-type="float">
            <text:p>0,3008476704</text:p>
          </table:table-cell>
          <table:table-cell office:value-type="float" office:value="0.0365013940957684" calcext:value-type="float">
            <text:p>0,0365013941</text:p>
          </table:table-cell>
          <table:table-cell office:value-type="float" office:value="0.0453460055662066" calcext:value-type="float">
            <text:p>0,0453460056</text:p>
          </table:table-cell>
          <table:table-cell office:value-type="float" office:value="0.0337691852776421" calcext:value-type="float">
            <text:p>0,0337691853</text:p>
          </table:table-cell>
          <table:table-cell office:value-type="float" office:value="0.0495741633658713" calcext:value-type="float">
            <text:p>0,0495741634</text:p>
          </table:table-cell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376985575923179" calcext:value-type="float">
            <text:p>0,3769855759</text:p>
          </table:table-cell>
          <table:table-cell office:value-type="float" office:value="0.451150358806264" calcext:value-type="float">
            <text:p>0,4511503588</text:p>
          </table:table-cell>
          <table:table-cell office:value-type="float" office:value="0.379878548314847" calcext:value-type="float">
            <text:p>0,3798785483</text:p>
          </table:table-cell>
          <table:table-cell office:value-type="float" office:value="0.44727465884599" calcext:value-type="float">
            <text:p>0,4472746588</text:p>
          </table:table-cell>
          <table:table-cell office:value-type="float" office:value="6.93107680356836" calcext:value-type="float">
            <text:p>6,9310768036</text:p>
          </table:table-cell>
          <table:table-cell office:value-type="float" office:value="10.4364108024635" calcext:value-type="float">
            <text:p>10,4364108025</text:p>
          </table:table-cell>
          <table:table-cell office:value-type="float" office:value="7.18031558542427" calcext:value-type="float">
            <text:p>7,1803155854</text:p>
          </table:table-cell>
          <table:table-cell office:value-type="float" office:value="9.70298323724321" calcext:value-type="float">
            <text:p>9,7029832372</text:p>
          </table:table-cell>
          <table:table-cell office:value-type="float" office:value="0.24779685648656" calcext:value-type="float">
            <text:p>0,2477968565</text:p>
          </table:table-cell>
          <table:table-cell office:value-type="float" office:value="0.305014320870224" calcext:value-type="float">
            <text:p>0,3050143209</text:p>
          </table:table-cell>
          <table:table-cell office:value-type="float" office:value="0.250848728917724" calcext:value-type="float">
            <text:p>0,2508487289</text:p>
          </table:table-cell>
          <table:table-cell office:value-type="float" office:value="0.299013986620139" calcext:value-type="float">
            <text:p>0,2990139866</text:p>
          </table:table-cell>
          <table:table-cell office:value-type="float" office:value="0.0333517607872537" calcext:value-type="float">
            <text:p>0,0333517608</text:p>
          </table:table-cell>
          <table:table-cell office:value-type="float" office:value="0.0436593487885321" calcext:value-type="float">
            <text:p>0,0436593488</text:p>
          </table:table-cell>
          <table:table-cell office:value-type="float" office:value="0.0317245394722017" calcext:value-type="float">
            <text:p>0,0317245395</text:p>
          </table:table-cell>
          <table:table-cell office:value-type="float" office:value="0.0460610256114854" calcext:value-type="float">
            <text:p>0,0460610256</text:p>
          </table:table-cell>
          <table:table-cell table:number-columns-repeated="100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377023855533746" calcext:value-type="float">
            <text:p>0,3770238555</text:p>
          </table:table-cell>
          <table:table-cell office:value-type="float" office:value="0.452147043823703" calcext:value-type="float">
            <text:p>0,4521470438</text:p>
          </table:table-cell>
          <table:table-cell office:value-type="float" office:value="0.379948026336831" calcext:value-type="float">
            <text:p>0,3799480263</text:p>
          </table:table-cell>
          <table:table-cell office:value-type="float" office:value="0.448751172520153" calcext:value-type="float">
            <text:p>0,4487511725</text:p>
          </table:table-cell>
          <table:table-cell office:value-type="float" office:value="6.79834286038625" calcext:value-type="float">
            <text:p>6,7983428604</text:p>
          </table:table-cell>
          <table:table-cell office:value-type="float" office:value="9.94162280087211" calcext:value-type="float">
            <text:p>9,9416228009</text:p>
          </table:table-cell>
          <table:table-cell office:value-type="float" office:value="7.03658658376897" calcext:value-type="float">
            <text:p>7,0365865838</text:p>
          </table:table-cell>
          <table:table-cell office:value-type="float" office:value="9.64267432033858" calcext:value-type="float">
            <text:p>9,6426743203</text:p>
          </table:table-cell>
          <table:table-cell office:value-type="float" office:value="0.250492891248929" calcext:value-type="float">
            <text:p>0,2504928912</text:p>
          </table:table-cell>
          <table:table-cell office:value-type="float" office:value="0.303148477138392" calcext:value-type="float">
            <text:p>0,3031484771</text:p>
          </table:table-cell>
          <table:table-cell office:value-type="float" office:value="0.253754811943943" calcext:value-type="float">
            <text:p>0,2537548119</text:p>
          </table:table-cell>
          <table:table-cell office:value-type="float" office:value="0.296856565950866" calcext:value-type="float">
            <text:p>0,296856566</text:p>
          </table:table-cell>
          <table:table-cell office:value-type="float" office:value="0.0346978889202568" calcext:value-type="float">
            <text:p>0,0346978889</text:p>
          </table:table-cell>
          <table:table-cell office:value-type="float" office:value="0.0448514620066301" calcext:value-type="float">
            <text:p>0,044851462</text:p>
          </table:table-cell>
          <table:table-cell office:value-type="float" office:value="0.0325948100800973" calcext:value-type="float">
            <text:p>0,0325948101</text:p>
          </table:table-cell>
          <table:table-cell office:value-type="float" office:value="0.0480011912003592" calcext:value-type="float">
            <text:p>0,0480011912</text:p>
          </table:table-cell>
          <table:table-cell table:number-columns-repeated="100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368674767168427" calcext:value-type="float">
            <text:p>0,3686747672</text:p>
          </table:table-cell>
          <table:table-cell office:value-type="float" office:value="0.442799427743281" calcext:value-type="float">
            <text:p>0,4427994277</text:p>
          </table:table-cell>
          <table:table-cell office:value-type="float" office:value="0.371136986246411" calcext:value-type="float">
            <text:p>0,3711369862</text:p>
          </table:table-cell>
          <table:table-cell office:value-type="float" office:value="0.442057370599955" calcext:value-type="float">
            <text:p>0,4420573706</text:p>
          </table:table-cell>
          <table:table-cell office:value-type="float" office:value="6.32887931744963" calcext:value-type="float">
            <text:p>6,3288793174</text:p>
          </table:table-cell>
          <table:table-cell office:value-type="float" office:value="9.74881719160152" calcext:value-type="float">
            <text:p>9,7488171916</text:p>
          </table:table-cell>
          <table:table-cell office:value-type="float" office:value="6.53308273133825" calcext:value-type="float">
            <text:p>6,5330827313</text:p>
          </table:table-cell>
          <table:table-cell office:value-type="float" office:value="9.67383985090862" calcext:value-type="float">
            <text:p>9,6738398509</text:p>
          </table:table-cell>
          <table:table-cell office:value-type="float" office:value="0.238527812775449" calcext:value-type="float">
            <text:p>0,2385278128</text:p>
          </table:table-cell>
          <table:table-cell office:value-type="float" office:value="0.280016182118451" calcext:value-type="float">
            <text:p>0,2800161821</text:p>
          </table:table-cell>
          <table:table-cell office:value-type="float" office:value="0.240926237719702" calcext:value-type="float">
            <text:p>0,2409262377</text:p>
          </table:table-cell>
          <table:table-cell office:value-type="float" office:value="0.275423246376441" calcext:value-type="float">
            <text:p>0,2754232464</text:p>
          </table:table-cell>
          <table:table-cell office:value-type="float" office:value="0.0341893841156859" calcext:value-type="float">
            <text:p>0,0341893841</text:p>
          </table:table-cell>
          <table:table-cell office:value-type="float" office:value="0.0413938733431061" calcext:value-type="float">
            <text:p>0,0413938733</text:p>
          </table:table-cell>
          <table:table-cell office:value-type="float" office:value="0.0301492964748377" calcext:value-type="float">
            <text:p>0,0301492965</text:p>
          </table:table-cell>
          <table:table-cell office:value-type="float" office:value="0.0478772426190488" calcext:value-type="float">
            <text:p>0,0478772426</text:p>
          </table:table-cell>
          <table:table-cell table:number-columns-repeated="100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364637937852848" calcext:value-type="float">
            <text:p>0,3646379379</text:p>
          </table:table-cell>
          <table:table-cell office:value-type="float" office:value="0.431231044481902" calcext:value-type="float">
            <text:p>0,4312310445</text:p>
          </table:table-cell>
          <table:table-cell office:value-type="float" office:value="0.366708270523231" calcext:value-type="float">
            <text:p>0,3667082705</text:p>
          </table:table-cell>
          <table:table-cell office:value-type="float" office:value="0.431760881009744" calcext:value-type="float">
            <text:p>0,431760881</text:p>
          </table:table-cell>
          <table:table-cell office:value-type="float" office:value="6.35783596113585" calcext:value-type="float">
            <text:p>6,3578359611</text:p>
          </table:table-cell>
          <table:table-cell office:value-type="float" office:value="8.29869935440092" calcext:value-type="float">
            <text:p>8,2986993544</text:p>
          </table:table-cell>
          <table:table-cell office:value-type="float" office:value="6.41442290777489" calcext:value-type="float">
            <text:p>6,4144229078</text:p>
          </table:table-cell>
          <table:table-cell office:value-type="float" office:value="8.27550534297229" calcext:value-type="float">
            <text:p>8,275505343</text:p>
          </table:table-cell>
          <table:table-cell office:value-type="float" office:value="0.244783883899452" calcext:value-type="float">
            <text:p>0,2447838839</text:p>
          </table:table-cell>
          <table:table-cell office:value-type="float" office:value="0.28868489636511" calcext:value-type="float">
            <text:p>0,2886848964</text:p>
          </table:table-cell>
          <table:table-cell office:value-type="float" office:value="0.247369097338902" calcext:value-type="float">
            <text:p>0,2473690973</text:p>
          </table:table-cell>
          <table:table-cell office:value-type="float" office:value="0.283671362779514" calcext:value-type="float">
            <text:p>0,2836713628</text:p>
          </table:table-cell>
          <table:table-cell office:value-type="float" office:value="0.0391035342084445" calcext:value-type="float">
            <text:p>0,0391035342</text:p>
          </table:table-cell>
          <table:table-cell office:value-type="float" office:value="0.0449083175991607" calcext:value-type="float">
            <text:p>0,0449083176</text:p>
          </table:table-cell>
          <table:table-cell office:value-type="float" office:value="0.032632891787547" calcext:value-type="float">
            <text:p>0,0326328918</text:p>
          </table:table-cell>
          <table:table-cell office:value-type="float" office:value="0.0554572484809645" calcext:value-type="float">
            <text:p>0,0554572485</text:p>
          </table:table-cell>
          <table:table-cell table:number-columns-repeated="100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360266152093161" calcext:value-type="float">
            <text:p>0,3602661521</text:p>
          </table:table-cell>
          <table:table-cell office:value-type="float" office:value="0.427407405226033" calcext:value-type="float">
            <text:p>0,4274074052</text:p>
          </table:table-cell>
          <table:table-cell office:value-type="float" office:value="0.363491377175675" calcext:value-type="float">
            <text:p>0,3634913772</text:p>
          </table:table-cell>
          <table:table-cell office:value-type="float" office:value="0.426154854542819" calcext:value-type="float">
            <text:p>0,4261548545</text:p>
          </table:table-cell>
          <table:table-cell office:value-type="float" office:value="6.09852802509928" calcext:value-type="float">
            <text:p>6,0985280251</text:p>
          </table:table-cell>
          <table:table-cell office:value-type="float" office:value="8.50559500933319" calcext:value-type="float">
            <text:p>8,5055950093</text:p>
          </table:table-cell>
          <table:table-cell office:value-type="float" office:value="6.13642877856291" calcext:value-type="float">
            <text:p>6,1364287786</text:p>
          </table:table-cell>
          <table:table-cell office:value-type="float" office:value="8.30115834199538" calcext:value-type="float">
            <text:p>8,301158342</text:p>
          </table:table-cell>
          <table:table-cell office:value-type="float" office:value="0.23867397170428" calcext:value-type="float">
            <text:p>0,2386739717</text:p>
          </table:table-cell>
          <table:table-cell office:value-type="float" office:value="0.27812539859886" calcext:value-type="float">
            <text:p>0,2781253986</text:p>
          </table:table-cell>
          <table:table-cell office:value-type="float" office:value="0.241866086718995" calcext:value-type="float">
            <text:p>0,2418660867</text:p>
          </table:table-cell>
          <table:table-cell office:value-type="float" office:value="0.272082730950474" calcext:value-type="float">
            <text:p>0,272082731</text:p>
          </table:table-cell>
          <table:table-cell office:value-type="float" office:value="0.042842968338046" calcext:value-type="float">
            <text:p>0,0428429683</text:p>
          </table:table-cell>
          <table:table-cell office:value-type="float" office:value="0.0499703786574962" calcext:value-type="float">
            <text:p>0,0499703787</text:p>
          </table:table-cell>
          <table:table-cell office:value-type="float" office:value="0.0358622110454923" calcext:value-type="float">
            <text:p>0,035862211</text:p>
          </table:table-cell>
          <table:table-cell office:value-type="float" office:value="0.0611697912173405" calcext:value-type="float">
            <text:p>0,0611697912</text:p>
          </table:table-cell>
          <table:table-cell table:number-columns-repeated="100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359350470137779" calcext:value-type="float">
            <text:p>0,3593504701</text:p>
          </table:table-cell>
          <table:table-cell office:value-type="float" office:value="0.427343693973292" calcext:value-type="float">
            <text:p>0,427343694</text:p>
          </table:table-cell>
          <table:table-cell office:value-type="float" office:value="0.363396063818635" calcext:value-type="float">
            <text:p>0,3633960638</text:p>
          </table:table-cell>
          <table:table-cell office:value-type="float" office:value="0.424113216568282" calcext:value-type="float">
            <text:p>0,4241132166</text:p>
          </table:table-cell>
          <table:table-cell office:value-type="float" office:value="5.91285722419638" calcext:value-type="float">
            <text:p>5,9128572242</text:p>
          </table:table-cell>
          <table:table-cell office:value-type="float" office:value="8.68689095547066" calcext:value-type="float">
            <text:p>8,6868909555</text:p>
          </table:table-cell>
          <table:table-cell office:value-type="float" office:value="6.12992038319608" calcext:value-type="float">
            <text:p>6,1299203832</text:p>
          </table:table-cell>
          <table:table-cell office:value-type="float" office:value="8.46570242020941" calcext:value-type="float">
            <text:p>8,4657024202</text:p>
          </table:table-cell>
          <table:table-cell office:value-type="float" office:value="0.236282327237716" calcext:value-type="float">
            <text:p>0,2362823272</text:p>
          </table:table-cell>
          <table:table-cell office:value-type="float" office:value="0.286708636140813" calcext:value-type="float">
            <text:p>0,2867086361</text:p>
          </table:table-cell>
          <table:table-cell office:value-type="float" office:value="0.240188462906306" calcext:value-type="float">
            <text:p>0,2401884629</text:p>
          </table:table-cell>
          <table:table-cell office:value-type="float" office:value="0.279069897170076" calcext:value-type="float">
            <text:p>0,2790698972</text:p>
          </table:table-cell>
          <table:table-cell office:value-type="float" office:value="0.0383730481551116" calcext:value-type="float">
            <text:p>0,0383730482</text:p>
          </table:table-cell>
          <table:table-cell office:value-type="float" office:value="0.0423904946239181" calcext:value-type="float">
            <text:p>0,0423904946</text:p>
          </table:table-cell>
          <table:table-cell office:value-type="float" office:value="0.0306646679742939" calcext:value-type="float">
            <text:p>0,030664668</text:p>
          </table:table-cell>
          <table:table-cell office:value-type="float" office:value="0.0547175521681837" calcext:value-type="float">
            <text:p>0,0547175522</text:p>
          </table:table-cell>
          <table:table-cell table:number-columns-repeated="100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363048576659491" calcext:value-type="float">
            <text:p>0,3630485767</text:p>
          </table:table-cell>
          <table:table-cell office:value-type="float" office:value="0.431642157517403" calcext:value-type="float">
            <text:p>0,4316421575</text:p>
          </table:table-cell>
          <table:table-cell office:value-type="float" office:value="0.364911585753914" calcext:value-type="float">
            <text:p>0,3649115858</text:p>
          </table:table-cell>
          <table:table-cell office:value-type="float" office:value="0.42971073873388" calcext:value-type="float">
            <text:p>0,4297107387</text:p>
          </table:table-cell>
          <table:table-cell office:value-type="float" office:value="6.27348116984399" calcext:value-type="float">
            <text:p>6,2734811698</text:p>
          </table:table-cell>
          <table:table-cell office:value-type="float" office:value="8.77708021451772" calcext:value-type="float">
            <text:p>8,7770802145</text:p>
          </table:table-cell>
          <table:table-cell office:value-type="float" office:value="6.39951070429588" calcext:value-type="float">
            <text:p>6,3995107043</text:p>
          </table:table-cell>
          <table:table-cell office:value-type="float" office:value="8.65602062306213" calcext:value-type="float">
            <text:p>8,6560206231</text:p>
          </table:table-cell>
          <table:table-cell office:value-type="float" office:value="0.237769987821314" calcext:value-type="float">
            <text:p>0,2377699878</text:p>
          </table:table-cell>
          <table:table-cell office:value-type="float" office:value="0.284108667164402" calcext:value-type="float">
            <text:p>0,2841086672</text:p>
          </table:table-cell>
          <table:table-cell office:value-type="float" office:value="0.241005340656983" calcext:value-type="float">
            <text:p>0,2410053407</text:p>
          </table:table-cell>
          <table:table-cell office:value-type="float" office:value="0.27789887296872" calcext:value-type="float">
            <text:p>0,277898873</text:p>
          </table:table-cell>
          <table:table-cell office:value-type="float" office:value="0.0353759845491374" calcext:value-type="float">
            <text:p>0,0353759845</text:p>
          </table:table-cell>
          <table:table-cell office:value-type="float" office:value="0.0427307915225385" calcext:value-type="float">
            <text:p>0,0427307915</text:p>
          </table:table-cell>
          <table:table-cell office:value-type="float" office:value="0.0291955842564578" calcext:value-type="float">
            <text:p>0,0291955843</text:p>
          </table:table-cell>
          <table:table-cell office:value-type="float" office:value="0.0525104377333109" calcext:value-type="float">
            <text:p>0,0525104377</text:p>
          </table:table-cell>
          <table:table-cell table:number-columns-repeated="100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358681877567027" calcext:value-type="float">
            <text:p>0,3586818776</text:p>
          </table:table-cell>
          <table:table-cell office:value-type="float" office:value="0.425456717120677" calcext:value-type="float">
            <text:p>0,4254567171</text:p>
          </table:table-cell>
          <table:table-cell office:value-type="float" office:value="0.360834051707227" calcext:value-type="float">
            <text:p>0,3608340517</text:p>
          </table:table-cell>
          <table:table-cell office:value-type="float" office:value="0.422951073519755" calcext:value-type="float">
            <text:p>0,4229510735</text:p>
          </table:table-cell>
          <table:table-cell office:value-type="float" office:value="5.96076751376933" calcext:value-type="float">
            <text:p>5,9607675138</text:p>
          </table:table-cell>
          <table:table-cell office:value-type="float" office:value="8.5104639041959" calcext:value-type="float">
            <text:p>8,5104639042</text:p>
          </table:table-cell>
          <table:table-cell office:value-type="float" office:value="6.14619674451955" calcext:value-type="float">
            <text:p>6,1461967445</text:p>
          </table:table-cell>
          <table:table-cell office:value-type="float" office:value="8.02550861132532" calcext:value-type="float">
            <text:p>8,0255086113</text:p>
          </table:table-cell>
          <table:table-cell office:value-type="float" office:value="0.235824752715465" calcext:value-type="float">
            <text:p>0,2358247527</text:p>
          </table:table-cell>
          <table:table-cell office:value-type="float" office:value="0.274024188105346" calcext:value-type="float">
            <text:p>0,2740241881</text:p>
          </table:table-cell>
          <table:table-cell office:value-type="float" office:value="0.238628975935707" calcext:value-type="float">
            <text:p>0,2386289759</text:p>
          </table:table-cell>
          <table:table-cell office:value-type="float" office:value="0.268744935323482" calcext:value-type="float">
            <text:p>0,2687449353</text:p>
          </table:table-cell>
          <table:table-cell office:value-type="float" office:value="0.0370558459471983" calcext:value-type="float">
            <text:p>0,0370558459</text:p>
          </table:table-cell>
          <table:table-cell office:value-type="float" office:value="0.046452459042899" calcext:value-type="float">
            <text:p>0,046452459</text:p>
          </table:table-cell>
          <table:table-cell office:value-type="float" office:value="0.0320897469509707" calcext:value-type="float">
            <text:p>0,032089747</text:p>
          </table:table-cell>
          <table:table-cell office:value-type="float" office:value="0.0543270471491419" calcext:value-type="float">
            <text:p>0,0543270471</text:p>
          </table:table-cell>
          <table:table-cell table:number-columns-repeated="100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364792039553073" calcext:value-type="float">
            <text:p>0,3647920396</text:p>
          </table:table-cell>
          <table:table-cell office:value-type="float" office:value="0.429654069058322" calcext:value-type="float">
            <text:p>0,4296540691</text:p>
          </table:table-cell>
          <table:table-cell office:value-type="float" office:value="0.367052634845884" calcext:value-type="float">
            <text:p>0,3670526348</text:p>
          </table:table-cell>
          <table:table-cell office:value-type="float" office:value="0.427209999051359" calcext:value-type="float">
            <text:p>0,4272099991</text:p>
          </table:table-cell>
          <table:table-cell office:value-type="float" office:value="6.45348310213636" calcext:value-type="float">
            <text:p>6,4534831021</text:p>
          </table:table-cell>
          <table:table-cell office:value-type="float" office:value="8.60470281905879" calcext:value-type="float">
            <text:p>8,6047028191</text:p>
          </table:table-cell>
          <table:table-cell office:value-type="float" office:value="6.7618986739079" calcext:value-type="float">
            <text:p>6,7618986739</text:p>
          </table:table-cell>
          <table:table-cell office:value-type="float" office:value="8.31972067557755" calcext:value-type="float">
            <text:p>8,3197206756</text:p>
          </table:table-cell>
          <table:table-cell office:value-type="float" office:value="0.236864630189138" calcext:value-type="float">
            <text:p>0,2368646302</text:p>
          </table:table-cell>
          <table:table-cell office:value-type="float" office:value="0.28213858238746" calcext:value-type="float">
            <text:p>0,2821385824</text:p>
          </table:table-cell>
          <table:table-cell office:value-type="float" office:value="0.239761381039569" calcext:value-type="float">
            <text:p>0,239761381</text:p>
          </table:table-cell>
          <table:table-cell office:value-type="float" office:value="0.276522385050445" calcext:value-type="float">
            <text:p>0,2765223851</text:p>
          </table:table-cell>
          <table:table-cell office:value-type="float" office:value="0.0356760843716061" calcext:value-type="float">
            <text:p>0,0356760844</text:p>
          </table:table-cell>
          <table:table-cell office:value-type="float" office:value="0.0443397070581635" calcext:value-type="float">
            <text:p>0,0443397071</text:p>
          </table:table-cell>
          <table:table-cell office:value-type="float" office:value="0.0317986813635241" calcext:value-type="float">
            <text:p>0,0317986814</text:p>
          </table:table-cell>
          <table:table-cell office:value-type="float" office:value="0.0504776048092715" calcext:value-type="float">
            <text:p>0,0504776048</text:p>
          </table:table-cell>
          <table:table-cell table:number-columns-repeated="100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36240892479157" calcext:value-type="float">
            <text:p>0,3624089248</text:p>
          </table:table-cell>
          <table:table-cell office:value-type="float" office:value="0.429405113224396" calcext:value-type="float">
            <text:p>0,4294051132</text:p>
          </table:table-cell>
          <table:table-cell office:value-type="float" office:value="0.364704676031323" calcext:value-type="float">
            <text:p>0,364704676</text:p>
          </table:table-cell>
          <table:table-cell office:value-type="float" office:value="0.425325935092155" calcext:value-type="float">
            <text:p>0,4253259351</text:p>
          </table:table-cell>
          <table:table-cell office:value-type="float" office:value="6.0482106998192" calcext:value-type="float">
            <text:p>6,0482106998</text:p>
          </table:table-cell>
          <table:table-cell office:value-type="float" office:value="7.74677692425641" calcext:value-type="float">
            <text:p>7,7467769243</text:p>
          </table:table-cell>
          <table:table-cell office:value-type="float" office:value="6.40147719109162" calcext:value-type="float">
            <text:p>6,4014771911</text:p>
          </table:table-cell>
          <table:table-cell office:value-type="float" office:value="7.55928864899417" calcext:value-type="float">
            <text:p>7,559288649</text:p>
          </table:table-cell>
          <table:table-cell office:value-type="float" office:value="0.23762265639863" calcext:value-type="float">
            <text:p>0,2376226564</text:p>
          </table:table-cell>
          <table:table-cell office:value-type="float" office:value="0.277785187967142" calcext:value-type="float">
            <text:p>0,277785188</text:p>
          </table:table-cell>
          <table:table-cell office:value-type="float" office:value="0.240798173811945" calcext:value-type="float">
            <text:p>0,2407981738</text:p>
          </table:table-cell>
          <table:table-cell office:value-type="float" office:value="0.271656976500123" calcext:value-type="float">
            <text:p>0,2716569765</text:p>
          </table:table-cell>
          <table:table-cell office:value-type="float" office:value="0.0322727705068826" calcext:value-type="float">
            <text:p>0,0322727705</text:p>
          </table:table-cell>
          <table:table-cell office:value-type="float" office:value="0.042715189060103" calcext:value-type="float">
            <text:p>0,0427151891</text:p>
          </table:table-cell>
          <table:table-cell office:value-type="float" office:value="0.0304276303579204" calcext:value-type="float">
            <text:p>0,0304276304</text:p>
          </table:table-cell>
          <table:table-cell office:value-type="float" office:value="0.0455291916682872" calcext:value-type="float">
            <text:p>0,0455291917</text:p>
          </table:table-cell>
          <table:table-cell table:number-columns-repeated="100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367054410055128" calcext:value-type="float">
            <text:p>0,3670544101</text:p>
          </table:table-cell>
          <table:table-cell office:value-type="float" office:value="0.439213226615527" calcext:value-type="float">
            <text:p>0,4392132266</text:p>
          </table:table-cell>
          <table:table-cell office:value-type="float" office:value="0.368324253563317" calcext:value-type="float">
            <text:p>0,3683242536</text:p>
          </table:table-cell>
          <table:table-cell office:value-type="float" office:value="0.436868000842549" calcext:value-type="float">
            <text:p>0,4368680008</text:p>
          </table:table-cell>
          <table:table-cell office:value-type="float" office:value="6.2207343139632" calcext:value-type="float">
            <text:p>6,220734314</text:p>
          </table:table-cell>
          <table:table-cell office:value-type="float" office:value="8.10188192324298" calcext:value-type="float">
            <text:p>8,1018819232</text:p>
          </table:table-cell>
          <table:table-cell office:value-type="float" office:value="6.22306698852908" calcext:value-type="float">
            <text:p>6,2230669885</text:p>
          </table:table-cell>
          <table:table-cell office:value-type="float" office:value="8.05069550680544" calcext:value-type="float">
            <text:p>8,0506955068</text:p>
          </table:table-cell>
          <table:table-cell office:value-type="float" office:value="0.257242657067134" calcext:value-type="float">
            <text:p>0,2572426571</text:p>
          </table:table-cell>
          <table:table-cell office:value-type="float" office:value="0.320177190039225" calcext:value-type="float">
            <text:p>0,32017719</text:p>
          </table:table-cell>
          <table:table-cell office:value-type="float" office:value="0.259573835858122" calcext:value-type="float">
            <text:p>0,2595738359</text:p>
          </table:table-cell>
          <table:table-cell office:value-type="float" office:value="0.315305679177037" calcext:value-type="float">
            <text:p>0,3153056792</text:p>
          </table:table-cell>
          <table:table-cell office:value-type="float" office:value="0.0420983010053897" calcext:value-type="float">
            <text:p>0,042098301</text:p>
          </table:table-cell>
          <table:table-cell office:value-type="float" office:value="0.0489822433030082" calcext:value-type="float">
            <text:p>0,0489822433</text:p>
          </table:table-cell>
          <table:table-cell office:value-type="float" office:value="0.0355148302501448" calcext:value-type="float">
            <text:p>0,0355148303</text:p>
          </table:table-cell>
          <table:table-cell office:value-type="float" office:value="0.0598981610624011" calcext:value-type="float">
            <text:p>0,0598981611</text:p>
          </table:table-cell>
          <table:table-cell table:number-columns-repeated="100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365504030612258" calcext:value-type="float">
            <text:p>0,3655040306</text:p>
          </table:table-cell>
          <table:table-cell office:value-type="float" office:value="0.434754991132236" calcext:value-type="float">
            <text:p>0,4347549911</text:p>
          </table:table-cell>
          <table:table-cell office:value-type="float" office:value="0.366490063724778" calcext:value-type="float">
            <text:p>0,3664900637</text:p>
          </table:table-cell>
          <table:table-cell office:value-type="float" office:value="0.43433662531907" calcext:value-type="float">
            <text:p>0,4343366253</text:p>
          </table:table-cell>
          <table:table-cell office:value-type="float" office:value="6.19539057994676" calcext:value-type="float">
            <text:p>6,1953905799</text:p>
          </table:table-cell>
          <table:table-cell office:value-type="float" office:value="7.92980816316985" calcext:value-type="float">
            <text:p>7,9298081632</text:p>
          </table:table-cell>
          <table:table-cell office:value-type="float" office:value="6.2112450972537" calcext:value-type="float">
            <text:p>6,2112450973</text:p>
          </table:table-cell>
          <table:table-cell office:value-type="float" office:value="7.89665527905776" calcext:value-type="float">
            <text:p>7,8966552791</text:p>
          </table:table-cell>
          <table:table-cell office:value-type="float" office:value="0.25476612551021" calcext:value-type="float">
            <text:p>0,2547661255</text:p>
          </table:table-cell>
          <table:table-cell office:value-type="float" office:value="0.318640695893324" calcext:value-type="float">
            <text:p>0,3186406959</text:p>
          </table:table-cell>
          <table:table-cell office:value-type="float" office:value="0.256538811559824" calcext:value-type="float">
            <text:p>0,2565388116</text:p>
          </table:table-cell>
          <table:table-cell office:value-type="float" office:value="0.31495491000539" calcext:value-type="float">
            <text:p>0,31495491</text:p>
          </table:table-cell>
          <table:table-cell office:value-type="float" office:value="0.0388603021401533" calcext:value-type="float">
            <text:p>0,0388603021</text:p>
          </table:table-cell>
          <table:table-cell office:value-type="float" office:value="0.0494056562785153" calcext:value-type="float">
            <text:p>0,0494056563</text:p>
          </table:table-cell>
          <table:table-cell office:value-type="float" office:value="0.0360394007097874" calcext:value-type="float">
            <text:p>0,0360394007</text:p>
          </table:table-cell>
          <table:table-cell office:value-type="float" office:value="0.0539913066820276" calcext:value-type="float">
            <text:p>0,0539913067</text:p>
          </table:table-cell>
          <table:table-cell table:number-columns-repeated="100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360647446632949" calcext:value-type="float">
            <text:p>0,3606474466</text:p>
          </table:table-cell>
          <table:table-cell office:value-type="float" office:value="0.426668186168458" calcext:value-type="float">
            <text:p>0,4266681862</text:p>
          </table:table-cell>
          <table:table-cell office:value-type="float" office:value="0.361416034975849" calcext:value-type="float">
            <text:p>0,361416035</text:p>
          </table:table-cell>
          <table:table-cell office:value-type="float" office:value="0.426358204187153" calcext:value-type="float">
            <text:p>0,4263582042</text:p>
          </table:table-cell>
          <table:table-cell office:value-type="float" office:value="6.05971851087189" calcext:value-type="float">
            <text:p>6,0597185109</text:p>
          </table:table-cell>
          <table:table-cell office:value-type="float" office:value="8.20715016672342" calcext:value-type="float">
            <text:p>8,2071501667</text:p>
          </table:table-cell>
          <table:table-cell office:value-type="float" office:value="6.0910581925841" calcext:value-type="float">
            <text:p>6,0910581926</text:p>
          </table:table-cell>
          <table:table-cell office:value-type="float" office:value="8.26259662973068" calcext:value-type="float">
            <text:p>8,2625966297</text:p>
          </table:table-cell>
          <table:table-cell office:value-type="float" office:value="0.249246391403682" calcext:value-type="float">
            <text:p>0,2492463914</text:p>
          </table:table-cell>
          <table:table-cell office:value-type="float" office:value="0.306574983525729" calcext:value-type="float">
            <text:p>0,3065749835</text:p>
          </table:table-cell>
          <table:table-cell office:value-type="float" office:value="0.25070647701873" calcext:value-type="float">
            <text:p>0,250706477</text:p>
          </table:table-cell>
          <table:table-cell office:value-type="float" office:value="0.303599509588063" calcext:value-type="float">
            <text:p>0,3035995096</text:p>
          </table:table-cell>
          <table:table-cell office:value-type="float" office:value="0.0395385553731457" calcext:value-type="float">
            <text:p>0,0395385554</text:p>
          </table:table-cell>
          <table:table-cell office:value-type="float" office:value="0.0506113144794226" calcext:value-type="float">
            <text:p>0,0506113145</text:p>
          </table:table-cell>
          <table:table-cell office:value-type="float" office:value="0.0356491134928236" calcext:value-type="float">
            <text:p>0,0356491135</text:p>
          </table:table-cell>
          <table:table-cell office:value-type="float" office:value="0.0569679135262346" calcext:value-type="float">
            <text:p>0,0569679135</text:p>
          </table:table-cell>
          <table:table-cell table:number-columns-repeated="100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369567857646918" calcext:value-type="float">
            <text:p>0,3695678576</text:p>
          </table:table-cell>
          <table:table-cell office:value-type="float" office:value="0.440165413764704" calcext:value-type="float">
            <text:p>0,4401654138</text:p>
          </table:table-cell>
          <table:table-cell office:value-type="float" office:value="0.371223742131973" calcext:value-type="float">
            <text:p>0,3712237421</text:p>
          </table:table-cell>
          <table:table-cell office:value-type="float" office:value="0.438147450469246" calcext:value-type="float">
            <text:p>0,4381474505</text:p>
          </table:table-cell>
          <table:table-cell office:value-type="float" office:value="6.18096730565776" calcext:value-type="float">
            <text:p>6,1809673057</text:p>
          </table:table-cell>
          <table:table-cell office:value-type="float" office:value="8.66018031989983" calcext:value-type="float">
            <text:p>8,6601803199</text:p>
          </table:table-cell>
          <table:table-cell office:value-type="float" office:value="6.35350339473403" calcext:value-type="float">
            <text:p>6,3535033947</text:p>
          </table:table-cell>
          <table:table-cell office:value-type="float" office:value="8.5933728350698" calcext:value-type="float">
            <text:p>8,5933728351</text:p>
          </table:table-cell>
          <table:table-cell office:value-type="float" office:value="0.251833226786747" calcext:value-type="float">
            <text:p>0,2518332268</text:p>
          </table:table-cell>
          <table:table-cell office:value-type="float" office:value="0.32347359447657" calcext:value-type="float">
            <text:p>0,3234735945</text:p>
          </table:table-cell>
          <table:table-cell office:value-type="float" office:value="0.25371171581167" calcext:value-type="float">
            <text:p>0,2537117158</text:p>
          </table:table-cell>
          <table:table-cell office:value-type="float" office:value="0.319438439177715" calcext:value-type="float">
            <text:p>0,3194384392</text:p>
          </table:table-cell>
          <table:table-cell office:value-type="float" office:value="0.0421895812195975" calcext:value-type="float">
            <text:p>0,0421895812</text:p>
          </table:table-cell>
          <table:table-cell office:value-type="float" office:value="0.0511550300819339" calcext:value-type="float">
            <text:p>0,0511550301</text:p>
          </table:table-cell>
          <table:table-cell office:value-type="float" office:value="0.0370245177726483" calcext:value-type="float">
            <text:p>0,0370245178</text:p>
          </table:table-cell>
          <table:table-cell office:value-type="float" office:value="0.0597436209641835" calcext:value-type="float">
            <text:p>0,059743621</text:p>
          </table:table-cell>
          <table:table-cell table:number-columns-repeated="100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374081438211017" calcext:value-type="float">
            <text:p>0,3740814382</text:p>
          </table:table-cell>
          <table:table-cell office:value-type="float" office:value="0.447650919866563" calcext:value-type="float">
            <text:p>0,4476509199</text:p>
          </table:table-cell>
          <table:table-cell office:value-type="float" office:value="0.374510691256502" calcext:value-type="float">
            <text:p>0,3745106913</text:p>
          </table:table-cell>
          <table:table-cell office:value-type="float" office:value="0.445716473198923" calcext:value-type="float">
            <text:p>0,4457164732</text:p>
          </table:table-cell>
          <table:table-cell office:value-type="float" office:value="6.13619737866423" calcext:value-type="float">
            <text:p>6,1361973787</text:p>
          </table:table-cell>
          <table:table-cell office:value-type="float" office:value="8.45863411580497" calcext:value-type="float">
            <text:p>8,4586341158</text:p>
          </table:table-cell>
          <table:table-cell office:value-type="float" office:value="6.3382005494823" calcext:value-type="float">
            <text:p>6,3382005495</text:p>
          </table:table-cell>
          <table:table-cell office:value-type="float" office:value="8.16883428732196" calcext:value-type="float">
            <text:p>8,1688342873</text:p>
          </table:table-cell>
          <table:table-cell office:value-type="float" office:value="0.25896746892266" calcext:value-type="float">
            <text:p>0,2589674689</text:p>
          </table:table-cell>
          <table:table-cell office:value-type="float" office:value="0.317821106214967" calcext:value-type="float">
            <text:p>0,3178211062</text:p>
          </table:table-cell>
          <table:table-cell office:value-type="float" office:value="0.260670905262246" calcext:value-type="float">
            <text:p>0,2606709053</text:p>
          </table:table-cell>
          <table:table-cell office:value-type="float" office:value="0.314228965956342" calcext:value-type="float">
            <text:p>0,314228966</text:p>
          </table:table-cell>
          <table:table-cell office:value-type="float" office:value="0.031404151526902" calcext:value-type="float">
            <text:p>0,0314041515</text:p>
          </table:table-cell>
          <table:table-cell office:value-type="float" office:value="0.0426176667736285" calcext:value-type="float">
            <text:p>0,0426176668</text:p>
          </table:table-cell>
          <table:table-cell office:value-type="float" office:value="0.0294455666660934" calcext:value-type="float">
            <text:p>0,0294455667</text:p>
          </table:table-cell>
          <table:table-cell office:value-type="float" office:value="0.0458673935893118" calcext:value-type="float">
            <text:p>0,0458673936</text:p>
          </table:table-cell>
          <table:table-cell table:number-columns-repeated="100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372770001373784" calcext:value-type="float">
            <text:p>0,3727700014</text:p>
          </table:table-cell>
          <table:table-cell office:value-type="float" office:value="0.45100470457228" calcext:value-type="float">
            <text:p>0,4510047046</text:p>
          </table:table-cell>
          <table:table-cell office:value-type="float" office:value="0.373198105297492" calcext:value-type="float">
            <text:p>0,3731981053</text:p>
          </table:table-cell>
          <table:table-cell office:value-type="float" office:value="0.449436812199661" calcext:value-type="float">
            <text:p>0,4494368122</text:p>
          </table:table-cell>
          <table:table-cell office:value-type="float" office:value="6.22910845562514" calcext:value-type="float">
            <text:p>6,2291084556</text:p>
          </table:table-cell>
          <table:table-cell office:value-type="float" office:value="8.85509536626148" calcext:value-type="float">
            <text:p>8,8550953663</text:p>
          </table:table-cell>
          <table:table-cell office:value-type="float" office:value="6.26476550603881" calcext:value-type="float">
            <text:p>6,264765506</text:p>
          </table:table-cell>
          <table:table-cell office:value-type="float" office:value="8.74745520482503" calcext:value-type="float">
            <text:p>8,7474552048</text:p>
          </table:table-cell>
          <table:table-cell office:value-type="float" office:value="0.252331177508112" calcext:value-type="float">
            <text:p>0,2523311775</text:p>
          </table:table-cell>
          <table:table-cell office:value-type="float" office:value="0.308371439047764" calcext:value-type="float">
            <text:p>0,308371439</text:p>
          </table:table-cell>
          <table:table-cell office:value-type="float" office:value="0.253428762551168" calcext:value-type="float">
            <text:p>0,2534287626</text:p>
          </table:table-cell>
          <table:table-cell office:value-type="float" office:value="0.306036339173962" calcext:value-type="float">
            <text:p>0,3060363392</text:p>
          </table:table-cell>
          <table:table-cell office:value-type="float" office:value="0.0375456766401548" calcext:value-type="float">
            <text:p>0,0375456766</text:p>
          </table:table-cell>
          <table:table-cell office:value-type="float" office:value="0.0509892766382548" calcext:value-type="float">
            <text:p>0,0509892766</text:p>
          </table:table-cell>
          <table:table-cell office:value-type="float" office:value="0.0357803773774104" calcext:value-type="float">
            <text:p>0,0357803774</text:p>
          </table:table-cell>
          <table:table-cell office:value-type="float" office:value="0.0539810910010551" calcext:value-type="float">
            <text:p>0,053981091</text:p>
          </table:table-cell>
          <table:table-cell table:number-columns-repeated="100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362020227210179" calcext:value-type="float">
            <text:p>0,3620202272</text:p>
          </table:table-cell>
          <table:table-cell office:value-type="float" office:value="0.430719404713501" calcext:value-type="float">
            <text:p>0,4307194047</text:p>
          </table:table-cell>
          <table:table-cell office:value-type="float" office:value="0.363318877753295" calcext:value-type="float">
            <text:p>0,3633188778</text:p>
          </table:table-cell>
          <table:table-cell office:value-type="float" office:value="0.427015950811414" calcext:value-type="float">
            <text:p>0,4270159508</text:p>
          </table:table-cell>
          <table:table-cell office:value-type="float" office:value="6.19281744967304" calcext:value-type="float">
            <text:p>6,1928174497</text:p>
          </table:table-cell>
          <table:table-cell office:value-type="float" office:value="8.45153175451534" calcext:value-type="float">
            <text:p>8,4515317545</text:p>
          </table:table-cell>
          <table:table-cell office:value-type="float" office:value="6.27366730427742" calcext:value-type="float">
            <text:p>6,2736673043</text:p>
          </table:table-cell>
          <table:table-cell office:value-type="float" office:value="8.32352955193674" calcext:value-type="float">
            <text:p>8,3235295519</text:p>
          </table:table-cell>
          <table:table-cell office:value-type="float" office:value="0.248268403407903" calcext:value-type="float">
            <text:p>0,2482684034</text:p>
          </table:table-cell>
          <table:table-cell office:value-type="float" office:value="0.312612638604808" calcext:value-type="float">
            <text:p>0,3126126386</text:p>
          </table:table-cell>
          <table:table-cell office:value-type="float" office:value="0.249636051558746" calcext:value-type="float">
            <text:p>0,2496360516</text:p>
          </table:table-cell>
          <table:table-cell office:value-type="float" office:value="0.309635749086185" calcext:value-type="float">
            <text:p>0,3096357491</text:p>
          </table:table-cell>
          <table:table-cell office:value-type="float" office:value="0.0301889844969548" calcext:value-type="float">
            <text:p>0,0301889845</text:p>
          </table:table-cell>
          <table:table-cell office:value-type="float" office:value="0.0420624770979099" calcext:value-type="float">
            <text:p>0,0420624771</text:p>
          </table:table-cell>
          <table:table-cell office:value-type="float" office:value="0.0283342217835697" calcext:value-type="float">
            <text:p>0,0283342218</text:p>
          </table:table-cell>
          <table:table-cell office:value-type="float" office:value="0.0451709047033068" calcext:value-type="float">
            <text:p>0,0451709047</text:p>
          </table:table-cell>
          <table:table-cell table:number-columns-repeated="100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364930952861622" calcext:value-type="float">
            <text:p>0,3649309529</text:p>
          </table:table-cell>
          <table:table-cell office:value-type="float" office:value="0.437012593605139" calcext:value-type="float">
            <text:p>0,4370125936</text:p>
          </table:table-cell>
          <table:table-cell office:value-type="float" office:value="0.36627573485934" calcext:value-type="float">
            <text:p>0,3662757349</text:p>
          </table:table-cell>
          <table:table-cell office:value-type="float" office:value="0.43342726076965" calcext:value-type="float">
            <text:p>0,4334272608</text:p>
          </table:table-cell>
          <table:table-cell office:value-type="float" office:value="6.37415980882009" calcext:value-type="float">
            <text:p>6,3741598088</text:p>
          </table:table-cell>
          <table:table-cell office:value-type="float" office:value="8.60873950494821" calcext:value-type="float">
            <text:p>8,6087395049</text:p>
          </table:table-cell>
          <table:table-cell office:value-type="float" office:value="6.3890546908269" calcext:value-type="float">
            <text:p>6,3890546908</text:p>
          </table:table-cell>
          <table:table-cell office:value-type="float" office:value="8.54135267078583" calcext:value-type="float">
            <text:p>8,5413526708</text:p>
          </table:table-cell>
          <table:table-cell office:value-type="float" office:value="0.263170469813368" calcext:value-type="float">
            <text:p>0,2631704698</text:p>
          </table:table-cell>
          <table:table-cell office:value-type="float" office:value="0.338186903651838" calcext:value-type="float">
            <text:p>0,3381869037</text:p>
          </table:table-cell>
          <table:table-cell office:value-type="float" office:value="0.264871766738201" calcext:value-type="float">
            <text:p>0,2648717667</text:p>
          </table:table-cell>
          <table:table-cell office:value-type="float" office:value="0.33443009648842" calcext:value-type="float">
            <text:p>0,3344300965</text:p>
          </table:table-cell>
          <table:table-cell office:value-type="float" office:value="0.0371888995846427" calcext:value-type="float">
            <text:p>0,0371888996</text:p>
          </table:table-cell>
          <table:table-cell office:value-type="float" office:value="0.0516538236414083" calcext:value-type="float">
            <text:p>0,0516538236</text:p>
          </table:table-cell>
          <table:table-cell office:value-type="float" office:value="0.0346337519220677" calcext:value-type="float">
            <text:p>0,0346337519</text:p>
          </table:table-cell>
          <table:table-cell office:value-type="float" office:value="0.0559204264892153" calcext:value-type="float">
            <text:p>0,0559204265</text:p>
          </table:table-cell>
          <table:table-cell table:number-columns-repeated="100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363560456016469" calcext:value-type="float">
            <text:p>0,363560456</text:p>
          </table:table-cell>
          <table:table-cell office:value-type="float" office:value="0.434432423172062" calcext:value-type="float">
            <text:p>0,4344324232</text:p>
          </table:table-cell>
          <table:table-cell office:value-type="float" office:value="0.36414154138735" calcext:value-type="float">
            <text:p>0,3641415414</text:p>
          </table:table-cell>
          <table:table-cell office:value-type="float" office:value="0.432250486065627" calcext:value-type="float">
            <text:p>0,4322504861</text:p>
          </table:table-cell>
          <table:table-cell office:value-type="float" office:value="6.04477737260771" calcext:value-type="float">
            <text:p>6,0447773726</text:p>
          </table:table-cell>
          <table:table-cell office:value-type="float" office:value="8.21864428295492" calcext:value-type="float">
            <text:p>8,218644283</text:p>
          </table:table-cell>
          <table:table-cell office:value-type="float" office:value="6.1023685021907" calcext:value-type="float">
            <text:p>6,1023685022</text:p>
          </table:table-cell>
          <table:table-cell office:value-type="float" office:value="7.89568251641181" calcext:value-type="float">
            <text:p>7,8956825164</text:p>
          </table:table-cell>
          <table:table-cell office:value-type="float" office:value="0.258487195636606" calcext:value-type="float">
            <text:p>0,2584871956</text:p>
          </table:table-cell>
          <table:table-cell office:value-type="float" office:value="0.327126125448948" calcext:value-type="float">
            <text:p>0,3271261254</text:p>
          </table:table-cell>
          <table:table-cell office:value-type="float" office:value="0.259829613876301" calcext:value-type="float">
            <text:p>0,2598296139</text:p>
          </table:table-cell>
          <table:table-cell office:value-type="float" office:value="0.32416521007687" calcext:value-type="float">
            <text:p>0,3241652101</text:p>
          </table:table-cell>
          <table:table-cell office:value-type="float" office:value="0.0375426509006038" calcext:value-type="float">
            <text:p>0,0375426509</text:p>
          </table:table-cell>
          <table:table-cell office:value-type="float" office:value="0.0546131998556864" calcext:value-type="float">
            <text:p>0,0546131999</text:p>
          </table:table-cell>
          <table:table-cell office:value-type="float" office:value="0.0362751581870652" calcext:value-type="float">
            <text:p>0,0362751582</text:p>
          </table:table-cell>
          <table:table-cell office:value-type="float" office:value="0.0566833160204669" calcext:value-type="float">
            <text:p>0,056683316</text:p>
          </table:table-cell>
          <table:table-cell table:number-columns-repeated="100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359835876706102" calcext:value-type="float">
            <text:p>0,3598358767</text:p>
          </table:table-cell>
          <table:table-cell office:value-type="float" office:value="0.425813091851424" calcext:value-type="float">
            <text:p>0,4258130919</text:p>
          </table:table-cell>
          <table:table-cell office:value-type="float" office:value="0.361183415780825" calcext:value-type="float">
            <text:p>0,3611834158</text:p>
          </table:table-cell>
          <table:table-cell office:value-type="float" office:value="0.422450651204221" calcext:value-type="float">
            <text:p>0,4224506512</text:p>
          </table:table-cell>
          <table:table-cell office:value-type="float" office:value="5.82575092836141" calcext:value-type="float">
            <text:p>5,8257509284</text:p>
          </table:table-cell>
          <table:table-cell office:value-type="float" office:value="8.02005837582773" calcext:value-type="float">
            <text:p>8,0200583758</text:p>
          </table:table-cell>
          <table:table-cell office:value-type="float" office:value="5.92412146835345" calcext:value-type="float">
            <text:p>5,9241214684</text:p>
          </table:table-cell>
          <table:table-cell office:value-type="float" office:value="7.76607140067278" calcext:value-type="float">
            <text:p>7,7660714007</text:p>
          </table:table-cell>
          <table:table-cell office:value-type="float" office:value="0.264131021345058" calcext:value-type="float">
            <text:p>0,2641310213</text:p>
          </table:table-cell>
          <table:table-cell office:value-type="float" office:value="0.330794131978076" calcext:value-type="float">
            <text:p>0,330794132</text:p>
          </table:table-cell>
          <table:table-cell office:value-type="float" office:value="0.265574684259654" calcext:value-type="float">
            <text:p>0,2655746843</text:p>
          </table:table-cell>
          <table:table-cell office:value-type="float" office:value="0.327640199510516" calcext:value-type="float">
            <text:p>0,3276401995</text:p>
          </table:table-cell>
          <table:table-cell office:value-type="float" office:value="0.041955100107803" calcext:value-type="float">
            <text:p>0,0419551001</text:p>
          </table:table-cell>
          <table:table-cell office:value-type="float" office:value="0.0586143382784701" calcext:value-type="float">
            <text:p>0,0586143383</text:p>
          </table:table-cell>
          <table:table-cell office:value-type="float" office:value="0.0393495833649927" calcext:value-type="float">
            <text:p>0,0393495834</text:p>
          </table:table-cell>
          <table:table-cell office:value-type="float" office:value="0.0630235740410834" calcext:value-type="float">
            <text:p>0,063023574</text:p>
          </table:table-cell>
          <table:table-cell table:number-columns-repeated="100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364790745501565" calcext:value-type="float">
            <text:p>0,3647907455</text:p>
          </table:table-cell>
          <table:table-cell office:value-type="float" office:value="0.432126549455922" calcext:value-type="float">
            <text:p>0,4321265495</text:p>
          </table:table-cell>
          <table:table-cell office:value-type="float" office:value="0.365993884240997" calcext:value-type="float">
            <text:p>0,3659938842</text:p>
          </table:table-cell>
          <table:table-cell office:value-type="float" office:value="0.429042953806589" calcext:value-type="float">
            <text:p>0,4290429538</text:p>
          </table:table-cell>
          <table:table-cell office:value-type="float" office:value="5.6665256042145" calcext:value-type="float">
            <text:p>5,6665256042</text:p>
          </table:table-cell>
          <table:table-cell office:value-type="float" office:value="8.19373288877486" calcext:value-type="float">
            <text:p>8,1937328888</text:p>
          </table:table-cell>
          <table:table-cell office:value-type="float" office:value="5.80840916470023" calcext:value-type="float">
            <text:p>5,8084091647</text:p>
          </table:table-cell>
          <table:table-cell office:value-type="float" office:value="7.98959137810129" calcext:value-type="float">
            <text:p>7,9895913781</text:p>
          </table:table-cell>
          <table:table-cell office:value-type="float" office:value="0.271250985448751" calcext:value-type="float">
            <text:p>0,2712509854</text:p>
          </table:table-cell>
          <table:table-cell office:value-type="float" office:value="0.345555620620979" calcext:value-type="float">
            <text:p>0,3455556206</text:p>
          </table:table-cell>
          <table:table-cell office:value-type="float" office:value="0.272610853069739" calcext:value-type="float">
            <text:p>0,2726108531</text:p>
          </table:table-cell>
          <table:table-cell office:value-type="float" office:value="0.342542813120593" calcext:value-type="float">
            <text:p>0,3425428131</text:p>
          </table:table-cell>
          <table:table-cell office:value-type="float" office:value="0.0357574712178228" calcext:value-type="float">
            <text:p>0,0357574712</text:p>
          </table:table-cell>
          <table:table-cell office:value-type="float" office:value="0.0504633406063494" calcext:value-type="float">
            <text:p>0,0504633406</text:p>
          </table:table-cell>
          <table:table-cell office:value-type="float" office:value="0.033822936322726" calcext:value-type="float">
            <text:p>0,0338229363</text:p>
          </table:table-cell>
          <table:table-cell office:value-type="float" office:value="0.0537195828835714" calcext:value-type="float">
            <text:p>0,0537195829</text:p>
          </table:table-cell>
          <table:table-cell table:number-columns-repeated="100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361610447537997" calcext:value-type="float">
            <text:p>0,3616104475</text:p>
          </table:table-cell>
          <table:table-cell office:value-type="float" office:value="0.428831081630113" calcext:value-type="float">
            <text:p>0,4288310816</text:p>
          </table:table-cell>
          <table:table-cell office:value-type="float" office:value="0.362225067960824" calcext:value-type="float">
            <text:p>0,362225068</text:p>
          </table:table-cell>
          <table:table-cell office:value-type="float" office:value="0.426450166646073" calcext:value-type="float">
            <text:p>0,4264501666</text:p>
          </table:table-cell>
          <table:table-cell office:value-type="float" office:value="5.41709905158466" calcext:value-type="float">
            <text:p>5,4170990516</text:p>
          </table:table-cell>
          <table:table-cell office:value-type="float" office:value="8.40946669283469" calcext:value-type="float">
            <text:p>8,4094666928</text:p>
          </table:table-cell>
          <table:table-cell office:value-type="float" office:value="5.61531584884398" calcext:value-type="float">
            <text:p>5,6153158488</text:p>
          </table:table-cell>
          <table:table-cell office:value-type="float" office:value="8.40946669283469" calcext:value-type="float">
            <text:p>8,4094666928</text:p>
          </table:table-cell>
          <table:table-cell office:value-type="float" office:value="0.260740108102979" calcext:value-type="float">
            <text:p>0,2607401081</text:p>
          </table:table-cell>
          <table:table-cell office:value-type="float" office:value="0.344464839050776" calcext:value-type="float">
            <text:p>0,3444648391</text:p>
          </table:table-cell>
          <table:table-cell office:value-type="float" office:value="0.262715352328647" calcext:value-type="float">
            <text:p>0,2627153523</text:p>
          </table:table-cell>
          <table:table-cell office:value-type="float" office:value="0.339936117558353" calcext:value-type="float">
            <text:p>0,3399361176</text:p>
          </table:table-cell>
          <table:table-cell office:value-type="float" office:value="0.0328856436774796" calcext:value-type="float">
            <text:p>0,0328856437</text:p>
          </table:table-cell>
          <table:table-cell office:value-type="float" office:value="0.0462573717457303" calcext:value-type="float">
            <text:p>0,0462573717</text:p>
          </table:table-cell>
          <table:table-cell office:value-type="float" office:value="0.0307787295755002" calcext:value-type="float">
            <text:p>0,0307787296</text:p>
          </table:table-cell>
          <table:table-cell office:value-type="float" office:value="0.0497689020253055" calcext:value-type="float">
            <text:p>0,049768902</text:p>
          </table:table-cell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366885916564759" calcext:value-type="float">
            <text:p>0,3668859166</text:p>
          </table:table-cell>
          <table:table-cell office:value-type="float" office:value="0.437117640425993" calcext:value-type="float">
            <text:p>0,4371176404</text:p>
          </table:table-cell>
          <table:table-cell office:value-type="float" office:value="0.367669775641007" calcext:value-type="float">
            <text:p>0,3676697756</text:p>
          </table:table-cell>
          <table:table-cell office:value-type="float" office:value="0.434414796111142" calcext:value-type="float">
            <text:p>0,4344147961</text:p>
          </table:table-cell>
          <table:table-cell office:value-type="float" office:value="5.94892568619739" calcext:value-type="float">
            <text:p>5,9489256862</text:p>
          </table:table-cell>
          <table:table-cell office:value-type="float" office:value="8.32809186463678" calcext:value-type="float">
            <text:p>8,3280918646</text:p>
          </table:table-cell>
          <table:table-cell office:value-type="float" office:value="6.15034304461947" calcext:value-type="float">
            <text:p>6,1503430446</text:p>
          </table:table-cell>
          <table:table-cell office:value-type="float" office:value="8.28686092740769" calcext:value-type="float">
            <text:p>8,2868609274</text:p>
          </table:table-cell>
          <table:table-cell office:value-type="float" office:value="0.275019127106034" calcext:value-type="float">
            <text:p>0,2750191271</text:p>
          </table:table-cell>
          <table:table-cell office:value-type="float" office:value="0.34854125007003" calcext:value-type="float">
            <text:p>0,3485412501</text:p>
          </table:table-cell>
          <table:table-cell office:value-type="float" office:value="0.27636784718294" calcext:value-type="float">
            <text:p>0,2763678472</text:p>
          </table:table-cell>
          <table:table-cell office:value-type="float" office:value="0.345515340707847" calcext:value-type="float">
            <text:p>0,3455153407</text:p>
          </table:table-cell>
          <table:table-cell office:value-type="float" office:value="0.0322675829517284" calcext:value-type="float">
            <text:p>0,032267583</text:p>
          </table:table-cell>
          <table:table-cell office:value-type="float" office:value="0.0479892440438681" calcext:value-type="float">
            <text:p>0,047989244</text:p>
          </table:table-cell>
          <table:table-cell office:value-type="float" office:value="0.0314627733957918" calcext:value-type="float">
            <text:p>0,0314627734</text:p>
          </table:table-cell>
          <table:table-cell office:value-type="float" office:value="0.0492862497223384" calcext:value-type="float">
            <text:p>0,0492862497</text:p>
          </table:table-cell>
          <table:table-cell table:number-columns-repeated="100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363399976516924" calcext:value-type="float">
            <text:p>0,3633999765</text:p>
          </table:table-cell>
          <table:table-cell office:value-type="float" office:value="0.429067806576142" calcext:value-type="float">
            <text:p>0,4290678066</text:p>
          </table:table-cell>
          <table:table-cell office:value-type="float" office:value="0.363768047744433" calcext:value-type="float">
            <text:p>0,3637680477</text:p>
          </table:table-cell>
          <table:table-cell office:value-type="float" office:value="0.426325530086267" calcext:value-type="float">
            <text:p>0,4263255301</text:p>
          </table:table-cell>
          <table:table-cell office:value-type="float" office:value="5.68014716967663" calcext:value-type="float">
            <text:p>5,6801471697</text:p>
          </table:table-cell>
          <table:table-cell office:value-type="float" office:value="7.98296066717714" calcext:value-type="float">
            <text:p>7,9829606672</text:p>
          </table:table-cell>
          <table:table-cell office:value-type="float" office:value="5.781456007089" calcext:value-type="float">
            <text:p>5,7814560071</text:p>
          </table:table-cell>
          <table:table-cell office:value-type="float" office:value="7.78341797324002" calcext:value-type="float">
            <text:p>7,7834179732</text:p>
          </table:table-cell>
          <table:table-cell office:value-type="float" office:value="0.266798832022065" calcext:value-type="float">
            <text:p>0,266798832</text:p>
          </table:table-cell>
          <table:table-cell office:value-type="float" office:value="0.332693431123296" calcext:value-type="float">
            <text:p>0,3326934311</text:p>
          </table:table-cell>
          <table:table-cell office:value-type="float" office:value="0.267992607814325" calcext:value-type="float">
            <text:p>0,2679926078</text:p>
          </table:table-cell>
          <table:table-cell office:value-type="float" office:value="0.330038589335782" calcext:value-type="float">
            <text:p>0,3300385893</text:p>
          </table:table-cell>
          <table:table-cell office:value-type="float" office:value="0.0351285620549489" calcext:value-type="float">
            <text:p>0,0351285621</text:p>
          </table:table-cell>
          <table:table-cell office:value-type="float" office:value="0.0523943121864391" calcext:value-type="float">
            <text:p>0,0523943122</text:p>
          </table:table-cell>
          <table:table-cell office:value-type="float" office:value="0.0333592496947936" calcext:value-type="float">
            <text:p>0,0333592497</text:p>
          </table:table-cell>
          <table:table-cell office:value-type="float" office:value="0.0554294238710535" calcext:value-type="float">
            <text:p>0,0554294239</text:p>
          </table:table-cell>
          <table:table-cell table:number-columns-repeated="100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36648311049282" calcext:value-type="float">
            <text:p>0,3664831105</text:p>
          </table:table-cell>
          <table:table-cell office:value-type="float" office:value="0.414443360857941" calcext:value-type="float">
            <text:p>0,4144433609</text:p>
          </table:table-cell>
          <table:table-cell office:value-type="float" office:value="0.365528894043696" calcext:value-type="float">
            <text:p>0,365528894</text:p>
          </table:table-cell>
          <table:table-cell office:value-type="float" office:value="0.414123093377654" calcext:value-type="float">
            <text:p>0,4141230934</text:p>
          </table:table-cell>
          <table:table-cell office:value-type="float" office:value="5.86306746260211" calcext:value-type="float">
            <text:p>5,8630674626</text:p>
          </table:table-cell>
          <table:table-cell office:value-type="float" office:value="8.20919883010322" calcext:value-type="float">
            <text:p>8,2091988301</text:p>
          </table:table-cell>
          <table:table-cell office:value-type="float" office:value="5.84880897977927" calcext:value-type="float">
            <text:p>5,8488089798</text:p>
          </table:table-cell>
          <table:table-cell office:value-type="float" office:value="8.22230418610707" calcext:value-type="float">
            <text:p>8,2223041861</text:p>
          </table:table-cell>
          <table:table-cell office:value-type="float" office:value="0.261597565342751" calcext:value-type="float">
            <text:p>0,2615975653</text:p>
          </table:table-cell>
          <table:table-cell office:value-type="float" office:value="0.324910460912188" calcext:value-type="float">
            <text:p>0,3249104609</text:p>
          </table:table-cell>
          <table:table-cell office:value-type="float" office:value="0.262192168401291" calcext:value-type="float">
            <text:p>0,2621921684</text:p>
          </table:table-cell>
          <table:table-cell office:value-type="float" office:value="0.323554466288034" calcext:value-type="float">
            <text:p>0,3235544663</text:p>
          </table:table-cell>
          <table:table-cell office:value-type="float" office:value="0.0319051692005824" calcext:value-type="float">
            <text:p>0,0319051692</text:p>
          </table:table-cell>
          <table:table-cell office:value-type="float" office:value="0.0475753163564033" calcext:value-type="float">
            <text:p>0,0475753164</text:p>
          </table:table-cell>
          <table:table-cell office:value-type="float" office:value="0.0304837772150463" calcext:value-type="float">
            <text:p>0,0304837772</text:p>
          </table:table-cell>
          <table:table-cell office:value-type="float" office:value="0.0501538573693505" calcext:value-type="float">
            <text:p>0,0501538574</text:p>
          </table:table-cell>
          <table:table-cell table:number-columns-repeated="1007"/>
        </table:table-row>
      </table:table>
      <table:table table:name="Redistribution_central" table:style-name="ta11">
        <office:forms form:automatic-focus="false" form:apply-design-mode="false"/>
        <table:table-column table:style-name="co9" table:default-cell-style-name="ce2"/>
        <table:table-column table:style-name="co9" table:number-columns-repeated="1023" table:default-cell-style-name="Default"/>
        <table:table-row table:style-name="ro2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397367420211989" calcext:value-type="float">
            <text:p>0,3973674202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1910593428" calcext:value-type="float">
            <text:p>0,4115719106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38918610371" calcext:value-type="float">
            <text:p>0,231238918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0195920098" calcext:value-type="float">
            <text:p>0,2381201959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49150970094" calcext:value-type="float">
            <text:p>0,0362549151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3090201651" calcext:value-type="float">
            <text:p>0,027410309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395846685031861" calcext:value-type="float">
            <text:p>0,39584668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0235193949" calcext:value-type="float">
            <text:p>0,4112302352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22919563561" calcext:value-type="float">
            <text:p>6,8232291956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59748541925" calcext:value-type="float">
            <text:p>8,3555974854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1305192654" calcext:value-type="float">
            <text:p>0,2279013052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1383495061" calcext:value-type="float">
            <text:p>0,235571383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7227469221" calcext:value-type="float">
            <text:p>0,0365987227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4105754976" calcext:value-type="float">
            <text:p>0,0277914106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396067902603136" calcext:value-type="float">
            <text:p>0,3960679026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186502998" calcext:value-type="float">
            <text:p>0,411741865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59271716524" calcext:value-type="float">
            <text:p>8,2405927172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7301213749" calcext:value-type="float">
            <text:p>0,2275873012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2837585999" calcext:value-type="float">
            <text:p>0,2359328376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5286305652" calcext:value-type="float">
            <text:p>0,0376365286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8695156941" calcext:value-type="float">
            <text:p>0,0272548695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398081773715662" calcext:value-type="float">
            <text:p>0,3980817737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09768903499" calcext:value-type="float">
            <text:p>0,4125097689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705748298752" calcext:value-type="float">
            <text:p>6,93705748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61473616823" calcext:value-type="float">
            <text:p>8,3836147362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359907091" calcext:value-type="float">
            <text:p>0,2317635991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0078624581" calcext:value-type="float">
            <text:p>0,2394000786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1931338803" calcext:value-type="float">
            <text:p>0,0378331931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290751954" calcext:value-type="float">
            <text:p>0,0280831291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389247915488912" calcext:value-type="float">
            <text:p>0,3892479155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4790983859" calcext:value-type="float">
            <text:p>0,40706479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395270882676" calcext:value-type="float">
            <text:p>6,793952708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5913150575" calcext:value-type="float">
            <text:p>0,2184159132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3874656105" calcext:value-type="float">
            <text:p>0,2287638747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57599276513" calcext:value-type="float">
            <text:p>0,0360575993</text:p>
          </table:table-cell>
          <table:table-cell office:value-type="float" office:value="0.0280078244662119" calcext:value-type="float">
            <text:p>0,0280078245</text:p>
          </table:table-cell>
          <table:table-cell office:value-type="float" office:value="0.0267337074813959" calcext:value-type="float">
            <text:p>0,0267337075</text:p>
          </table:table-cell>
          <table:table-cell office:value-type="float" office:value="0.0404232424136916" calcext:value-type="float">
            <text:p>0,0404232424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391644336337795" calcext:value-type="float">
            <text:p>0,3916443363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3495382206" calcext:value-type="float">
            <text:p>0,4122134954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746002291332" calcext:value-type="float">
            <text:p>6,7774600229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6004118251" calcext:value-type="float">
            <text:p>0,2209660041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18975582598" calcext:value-type="float">
            <text:p>0,2332189756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0584771887" calcext:value-type="float">
            <text:p>0,0374070585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535501753" calcext:value-type="float">
            <text:p>0,0273122536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389668118769449" calcext:value-type="float">
            <text:p>0,3896681188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0765454684" calcext:value-type="float">
            <text:p>0,4083007655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58838041635" calcext:value-type="float">
            <text:p>0,221658838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5116477041" calcext:value-type="float">
            <text:p>0,2321551165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4930008887" calcext:value-type="float">
            <text:p>0,03672493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7280342732" calcext:value-type="float">
            <text:p>0,027225728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392668508823209" calcext:value-type="float">
            <text:p>0,392668508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7618681894" calcext:value-type="float">
            <text:p>0,4093676187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60437109322" calcext:value-type="float">
            <text:p>6,9356043711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59968444854" calcext:value-type="float">
            <text:p>0,2194599684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347750676" calcext:value-type="float">
            <text:p>0,2291934775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89546217007" calcext:value-type="float">
            <text:p>0,0374289546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608057171" calcext:value-type="float">
            <text:p>0,0282380608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385383773516262" calcext:value-type="float">
            <text:p>0,385383773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1041125695" calcext:value-type="float">
            <text:p>0,4035710411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3202494047" calcext:value-type="float">
            <text:p>6,7023202494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209874866788" calcext:value-type="float">
            <text:p>8,1420987487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4546744915" calcext:value-type="float">
            <text:p>0,2157145467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5129292487" calcext:value-type="float">
            <text:p>0,2257551293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6862415511047" calcext:value-type="float">
            <text:p>0,0386862416</text:p>
          </table:table-cell>
          <table:table-cell office:value-type="float" office:value="0.0307024807269663" calcext:value-type="float">
            <text:p>0,0307024807</text:p>
          </table:table-cell>
          <table:table-cell office:value-type="float" office:value="0.0294912693710455" calcext:value-type="float">
            <text:p>0,0294912694</text:p>
          </table:table-cell>
          <table:table-cell office:value-type="float" office:value="0.0429660125419904" calcext:value-type="float">
            <text:p>0,0429660125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387538995469171" calcext:value-type="float">
            <text:p>0,3875389955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8053112354723" calcext:value-type="float">
            <text:p>0,4080531124</text:p>
          </table:table-cell>
          <table:table-cell office:value-type="float" office:value="0.423697664126009" calcext:value-type="float">
            <text:p>0,4236976641</text:p>
          </table:table-cell>
          <table:table-cell office:value-type="float" office:value="6.71383964192703" calcext:value-type="float">
            <text:p>6,7138396419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530214163333" calcext:value-type="float">
            <text:p>8,4530214163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5062195162174" calcext:value-type="float">
            <text:p>0,2150621952</text:p>
          </table:table-cell>
          <table:table-cell office:value-type="float" office:value="0.241611301163229" calcext:value-type="float">
            <text:p>0,2416113012</text:p>
          </table:table-cell>
          <table:table-cell office:value-type="float" office:value="0.226785046498748" calcext:value-type="float">
            <text:p>0,2267850465</text:p>
          </table:table-cell>
          <table:table-cell office:value-type="float" office:value="0.225126449757351" calcext:value-type="float">
            <text:p>0,2251264498</text:p>
          </table:table-cell>
          <table:table-cell office:value-type="float" office:value="0.0381474828551382" calcext:value-type="float">
            <text:p>0,0381474829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7041090930663" calcext:value-type="float">
            <text:p>0,0277041091</text:p>
          </table:table-cell>
          <table:table-cell office:value-type="float" office:value="0.0419653775265288" calcext:value-type="float">
            <text:p>0,0419653775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386530666515911" calcext:value-type="float">
            <text:p>0,3865306665</text:p>
          </table:table-cell>
          <table:table-cell office:value-type="float" office:value="0.44597139394117" calcext:value-type="float">
            <text:p>0,4459713939</text:p>
          </table:table-cell>
          <table:table-cell office:value-type="float" office:value="0.405002152717549" calcext:value-type="float">
            <text:p>0,4050021527</text:p>
          </table:table-cell>
          <table:table-cell office:value-type="float" office:value="0.426530953530431" calcext:value-type="float">
            <text:p>0,4265309535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869489743043" calcext:value-type="float">
            <text:p>8,38869489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677500573986" calcext:value-type="float">
            <text:p>0,2166775006</text:p>
          </table:table-cell>
          <table:table-cell office:value-type="float" office:value="0.244388522623214" calcext:value-type="float">
            <text:p>0,2443885226</text:p>
          </table:table-cell>
          <table:table-cell office:value-type="float" office:value="0.226847107717107" calcext:value-type="float">
            <text:p>0,2268471077</text:p>
          </table:table-cell>
          <table:table-cell office:value-type="float" office:value="0.229791943747005" calcext:value-type="float">
            <text:p>0,2297919437</text:p>
          </table:table-cell>
          <table:table-cell office:value-type="float" office:value="0.0383638777506848" calcext:value-type="float">
            <text:p>0,0383638778</text:p>
          </table:table-cell>
          <table:table-cell office:value-type="float" office:value="0.0298307107458833" calcext:value-type="float">
            <text:p>0,0298307107</text:p>
          </table:table-cell>
          <table:table-cell office:value-type="float" office:value="0.0284346753610522" calcext:value-type="float">
            <text:p>0,0284346754</text:p>
          </table:table-cell>
          <table:table-cell office:value-type="float" office:value="0.0429760044969876" calcext:value-type="float">
            <text:p>0,0429760045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39182694635348" calcext:value-type="float">
            <text:p>0,3918269464</text:p>
          </table:table-cell>
          <table:table-cell office:value-type="float" office:value="0.450374310698588" calcext:value-type="float">
            <text:p>0,4503743107</text:p>
          </table:table-cell>
          <table:table-cell office:value-type="float" office:value="0.409235807688587" calcext:value-type="float">
            <text:p>0,4092358077</text:p>
          </table:table-cell>
          <table:table-cell office:value-type="float" office:value="0.430584842753871" calcext:value-type="float">
            <text:p>0,4305848428</text:p>
          </table:table-cell>
          <table:table-cell office:value-type="float" office:value="6.62099992775077" calcext:value-type="float">
            <text:p>6,6209999278</text:p>
          </table:table-cell>
          <table:table-cell office:value-type="float" office:value="10.7645806976214" calcext:value-type="float">
            <text:p>10,7645806976</text:p>
          </table:table-cell>
          <table:table-cell office:value-type="float" office:value="8.07116165837165" calcext:value-type="float">
            <text:p>8,0711616584</text:p>
          </table:table-cell>
          <table:table-cell office:value-type="float" office:value="8.34006663261015" calcext:value-type="float">
            <text:p>8,3400666326</text:p>
          </table:table-cell>
          <table:table-cell office:value-type="float" office:value="0.221287353900357" calcext:value-type="float">
            <text:p>0,2212873539</text:p>
          </table:table-cell>
          <table:table-cell office:value-type="float" office:value="0.2489144718451" calcext:value-type="float">
            <text:p>0,2489144718</text:p>
          </table:table-cell>
          <table:table-cell office:value-type="float" office:value="0.231308235555035" calcext:value-type="float">
            <text:p>0,2313082356</text:p>
          </table:table-cell>
          <table:table-cell office:value-type="float" office:value="0.234566047596414" calcext:value-type="float">
            <text:p>0,2345660476</text:p>
          </table:table-cell>
          <table:table-cell office:value-type="float" office:value="0.0410944543458398" calcext:value-type="float">
            <text:p>0,0410944543</text:p>
          </table:table-cell>
          <table:table-cell office:value-type="float" office:value="0.0315435575472891" calcext:value-type="float">
            <text:p>0,0315435575</text:p>
          </table:table-cell>
          <table:table-cell office:value-type="float" office:value="0.0301781123957825" calcext:value-type="float">
            <text:p>0,0301781124</text:p>
          </table:table-cell>
          <table:table-cell office:value-type="float" office:value="0.045989986426345" calcext:value-type="float">
            <text:p>0,0459899864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395137281980723" calcext:value-type="float">
            <text:p>0,395137282</text:p>
          </table:table-cell>
          <table:table-cell office:value-type="float" office:value="0.449928069148251" calcext:value-type="float">
            <text:p>0,4499280691</text:p>
          </table:table-cell>
          <table:table-cell office:value-type="float" office:value="0.411898110875933" calcext:value-type="float">
            <text:p>0,4118981109</text:p>
          </table:table-cell>
          <table:table-cell office:value-type="float" office:value="0.431713971975781" calcext:value-type="float">
            <text:p>0,431713972</text:p>
          </table:table-cell>
          <table:table-cell office:value-type="float" office:value="6.67165818173508" calcext:value-type="float">
            <text:p>6,6716581817</text:p>
          </table:table-cell>
          <table:table-cell office:value-type="float" office:value="10.5798988598906" calcext:value-type="float">
            <text:p>10,5798988599</text:p>
          </table:table-cell>
          <table:table-cell office:value-type="float" office:value="8.32022115080975" calcext:value-type="float">
            <text:p>8,3202211508</text:p>
          </table:table-cell>
          <table:table-cell office:value-type="float" office:value="8.51048960699445" calcext:value-type="float">
            <text:p>8,510489607</text:p>
          </table:table-cell>
          <table:table-cell office:value-type="float" office:value="0.223923902258726" calcext:value-type="float">
            <text:p>0,2239239023</text:p>
          </table:table-cell>
          <table:table-cell office:value-type="float" office:value="0.257016630760354" calcext:value-type="float">
            <text:p>0,2570166308</text:p>
          </table:table-cell>
          <table:table-cell office:value-type="float" office:value="0.23360704298957" calcext:value-type="float">
            <text:p>0,233607043</text:p>
          </table:table-cell>
          <table:table-cell office:value-type="float" office:value="0.243009697507572" calcext:value-type="float">
            <text:p>0,2430096975</text:p>
          </table:table-cell>
          <table:table-cell office:value-type="float" office:value="0.0398025878834241" calcext:value-type="float">
            <text:p>0,0398025879</text:p>
          </table:table-cell>
          <table:table-cell office:value-type="float" office:value="0.0306794223062461" calcext:value-type="float">
            <text:p>0,0306794223</text:p>
          </table:table-cell>
          <table:table-cell office:value-type="float" office:value="0.0306244994594518" calcext:value-type="float">
            <text:p>0,0306244995</text:p>
          </table:table-cell>
          <table:table-cell office:value-type="float" office:value="0.0427406233358516" calcext:value-type="float">
            <text:p>0,0427406233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388577634007929" calcext:value-type="float">
            <text:p>0,388577634</text:p>
          </table:table-cell>
          <table:table-cell office:value-type="float" office:value="0.449323159441545" calcext:value-type="float">
            <text:p>0,4493231594</text:p>
          </table:table-cell>
          <table:table-cell office:value-type="float" office:value="0.408825843114314" calcext:value-type="float">
            <text:p>0,4088258431</text:p>
          </table:table-cell>
          <table:table-cell office:value-type="float" office:value="0.426551601373064" calcext:value-type="float">
            <text:p>0,4265516014</text:p>
          </table:table-cell>
          <table:table-cell office:value-type="float" office:value="6.40787877024842" calcext:value-type="float">
            <text:p>6,4078787702</text:p>
          </table:table-cell>
          <table:table-cell office:value-type="float" office:value="10.8025450902205" calcext:value-type="float">
            <text:p>10,8025450902</text:p>
          </table:table-cell>
          <table:table-cell office:value-type="float" office:value="8.12513645107177" calcext:value-type="float">
            <text:p>8,1251364511</text:p>
          </table:table-cell>
          <table:table-cell office:value-type="float" office:value="8.26602765016178" calcext:value-type="float">
            <text:p>8,2660276502</text:p>
          </table:table-cell>
          <table:table-cell office:value-type="float" office:value="0.218664912818428" calcext:value-type="float">
            <text:p>0,2186649128</text:p>
          </table:table-cell>
          <table:table-cell office:value-type="float" office:value="0.25390853793185" calcext:value-type="float">
            <text:p>0,2539085379</text:p>
          </table:table-cell>
          <table:table-cell office:value-type="float" office:value="0.230638881619654" calcext:value-type="float">
            <text:p>0,2306388816</text:p>
          </table:table-cell>
          <table:table-cell office:value-type="float" office:value="0.23658101264819" calcext:value-type="float">
            <text:p>0,2365810126</text:p>
          </table:table-cell>
          <table:table-cell office:value-type="float" office:value="0.0380041730723767" calcext:value-type="float">
            <text:p>0,0380041731</text:p>
          </table:table-cell>
          <table:table-cell office:value-type="float" office:value="0.0271770711269189" calcext:value-type="float">
            <text:p>0,0271770711</text:p>
          </table:table-cell>
          <table:table-cell office:value-type="float" office:value="0.0279091345279562" calcext:value-type="float">
            <text:p>0,0279091345</text:p>
          </table:table-cell>
          <table:table-cell office:value-type="float" office:value="0.0404946618389897" calcext:value-type="float">
            <text:p>0,0404946618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391043027962818" calcext:value-type="float">
            <text:p>0,391043028</text:p>
          </table:table-cell>
          <table:table-cell office:value-type="float" office:value="0.449220751585329" calcext:value-type="float">
            <text:p>0,4492207516</text:p>
          </table:table-cell>
          <table:table-cell office:value-type="float" office:value="0.410931164091992" calcext:value-type="float">
            <text:p>0,4109311641</text:p>
          </table:table-cell>
          <table:table-cell office:value-type="float" office:value="0.428212322223749" calcext:value-type="float">
            <text:p>0,4282123222</text:p>
          </table:table-cell>
          <table:table-cell office:value-type="float" office:value="6.46302270188947" calcext:value-type="float">
            <text:p>6,4630227019</text:p>
          </table:table-cell>
          <table:table-cell office:value-type="float" office:value="10.7410024264972" calcext:value-type="float">
            <text:p>10,7410024265</text:p>
          </table:table-cell>
          <table:table-cell office:value-type="float" office:value="8.09171563868796" calcext:value-type="float">
            <text:p>8,0917156387</text:p>
          </table:table-cell>
          <table:table-cell office:value-type="float" office:value="8.21125660114151" calcext:value-type="float">
            <text:p>8,2112566011</text:p>
          </table:table-cell>
          <table:table-cell office:value-type="float" office:value="0.222811966608714" calcext:value-type="float">
            <text:p>0,2228119666</text:p>
          </table:table-cell>
          <table:table-cell office:value-type="float" office:value="0.257252790685039" calcext:value-type="float">
            <text:p>0,2572527907</text:p>
          </table:table-cell>
          <table:table-cell office:value-type="float" office:value="0.23380825527258" calcext:value-type="float">
            <text:p>0,2338082553</text:p>
          </table:table-cell>
          <table:table-cell office:value-type="float" office:value="0.24124975579767" calcext:value-type="float">
            <text:p>0,2412497558</text:p>
          </table:table-cell>
          <table:table-cell office:value-type="float" office:value="0.0397566494054706" calcext:value-type="float">
            <text:p>0,0397566494</text:p>
          </table:table-cell>
          <table:table-cell office:value-type="float" office:value="0.0289156075912586" calcext:value-type="float">
            <text:p>0,0289156076</text:p>
          </table:table-cell>
          <table:table-cell office:value-type="float" office:value="0.0284748120138397" calcext:value-type="float">
            <text:p>0,028474812</text:p>
          </table:table-cell>
          <table:table-cell office:value-type="float" office:value="0.0438086381114551" calcext:value-type="float">
            <text:p>0,0438086381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386221672948595" calcext:value-type="float">
            <text:p>0,3862216729</text:p>
          </table:table-cell>
          <table:table-cell office:value-type="float" office:value="0.448899608556009" calcext:value-type="float">
            <text:p>0,4488996086</text:p>
          </table:table-cell>
          <table:table-cell office:value-type="float" office:value="0.406011125365094" calcext:value-type="float">
            <text:p>0,4060111254</text:p>
          </table:table-cell>
          <table:table-cell office:value-type="float" office:value="0.427006671670346" calcext:value-type="float">
            <text:p>0,4270066717</text:p>
          </table:table-cell>
          <table:table-cell office:value-type="float" office:value="6.42546742337523" calcext:value-type="float">
            <text:p>6,4254674234</text:p>
          </table:table-cell>
          <table:table-cell office:value-type="float" office:value="11.1680389509794" calcext:value-type="float">
            <text:p>11,168038951</text:p>
          </table:table-cell>
          <table:table-cell office:value-type="float" office:value="7.8868783928209" calcext:value-type="float">
            <text:p>7,8868783928</text:p>
          </table:table-cell>
          <table:table-cell office:value-type="float" office:value="8.21286362251144" calcext:value-type="float">
            <text:p>8,2128636225</text:p>
          </table:table-cell>
          <table:table-cell office:value-type="float" office:value="0.218563406194902" calcext:value-type="float">
            <text:p>0,2185634062</text:p>
          </table:table-cell>
          <table:table-cell office:value-type="float" office:value="0.245892522623788" calcext:value-type="float">
            <text:p>0,2458925226</text:p>
          </table:table-cell>
          <table:table-cell office:value-type="float" office:value="0.229253512102493" calcext:value-type="float">
            <text:p>0,2292535121</text:p>
          </table:table-cell>
          <table:table-cell office:value-type="float" office:value="0.230570027090223" calcext:value-type="float">
            <text:p>0,2305700271</text:p>
          </table:table-cell>
          <table:table-cell office:value-type="float" office:value="0.0426401281538463" calcext:value-type="float">
            <text:p>0,0426401282</text:p>
          </table:table-cell>
          <table:table-cell office:value-type="float" office:value="0.0336834249456402" calcext:value-type="float">
            <text:p>0,0336834249</text:p>
          </table:table-cell>
          <table:table-cell office:value-type="float" office:value="0.03132644275242" calcext:value-type="float">
            <text:p>0,0313264428</text:p>
          </table:table-cell>
          <table:table-cell office:value-type="float" office:value="0.0486541818198203" calcext:value-type="float">
            <text:p>0,0486541818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385426318561225" calcext:value-type="float">
            <text:p>0,3854263186</text:p>
          </table:table-cell>
          <table:table-cell office:value-type="float" office:value="0.44924587100256" calcext:value-type="float">
            <text:p>0,449245871</text:p>
          </table:table-cell>
          <table:table-cell office:value-type="float" office:value="0.406570206517598" calcext:value-type="float">
            <text:p>0,4065702065</text:p>
          </table:table-cell>
          <table:table-cell office:value-type="float" office:value="0.424367105557794" calcext:value-type="float">
            <text:p>0,4243671056</text:p>
          </table:table-cell>
          <table:table-cell office:value-type="float" office:value="6.46630993212065" calcext:value-type="float">
            <text:p>6,4663099321</text:p>
          </table:table-cell>
          <table:table-cell office:value-type="float" office:value="11.2358854629284" calcext:value-type="float">
            <text:p>11,2358854629</text:p>
          </table:table-cell>
          <table:table-cell office:value-type="float" office:value="8.16318524194837" calcext:value-type="float">
            <text:p>8,1631852419</text:p>
          </table:table-cell>
          <table:table-cell office:value-type="float" office:value="8.11859384976029" calcext:value-type="float">
            <text:p>8,1185938498</text:p>
          </table:table-cell>
          <table:table-cell office:value-type="float" office:value="0.218995094406218" calcext:value-type="float">
            <text:p>0,2189950944</text:p>
          </table:table-cell>
          <table:table-cell office:value-type="float" office:value="0.248782209812289" calcext:value-type="float">
            <text:p>0,2487822098</text:p>
          </table:table-cell>
          <table:table-cell office:value-type="float" office:value="0.230322207564458" calcext:value-type="float">
            <text:p>0,2303222076</text:p>
          </table:table-cell>
          <table:table-cell office:value-type="float" office:value="0.232358652335064" calcext:value-type="float">
            <text:p>0,2323586523</text:p>
          </table:table-cell>
          <table:table-cell office:value-type="float" office:value="0.0412174292172559" calcext:value-type="float">
            <text:p>0,0412174292</text:p>
          </table:table-cell>
          <table:table-cell office:value-type="float" office:value="0.0310242896455461" calcext:value-type="float">
            <text:p>0,0310242896</text:p>
          </table:table-cell>
          <table:table-cell office:value-type="float" office:value="0.0303443593766581" calcext:value-type="float">
            <text:p>0,0303443594</text:p>
          </table:table-cell>
          <table:table-cell office:value-type="float" office:value="0.0455749712602578" calcext:value-type="float">
            <text:p>0,0455749713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365142876449711" calcext:value-type="float">
            <text:p>0,3651428764</text:p>
          </table:table-cell>
          <table:table-cell office:value-type="float" office:value="0.449929072796097" calcext:value-type="float">
            <text:p>0,4499290728</text:p>
          </table:table-cell>
          <table:table-cell office:value-type="float" office:value="0.389111996092465" calcext:value-type="float">
            <text:p>0,3891119961</text:p>
          </table:table-cell>
          <table:table-cell office:value-type="float" office:value="0.420773002251101" calcext:value-type="float">
            <text:p>0,4207730023</text:p>
          </table:table-cell>
          <table:table-cell office:value-type="float" office:value="5.94492858609282" calcext:value-type="float">
            <text:p>5,9449285861</text:p>
          </table:table-cell>
          <table:table-cell office:value-type="float" office:value="10.8045548274187" calcext:value-type="float">
            <text:p>10,8045548274</text:p>
          </table:table-cell>
          <table:table-cell office:value-type="float" office:value="8.2395426906566" calcext:value-type="float">
            <text:p>8,2395426907</text:p>
          </table:table-cell>
          <table:table-cell office:value-type="float" office:value="7.64949226087052" calcext:value-type="float">
            <text:p>7,6494922609</text:p>
          </table:table-cell>
          <table:table-cell office:value-type="float" office:value="0.209177506348871" calcext:value-type="float">
            <text:p>0,2091775063</text:p>
          </table:table-cell>
          <table:table-cell office:value-type="float" office:value="0.245008244607249" calcext:value-type="float">
            <text:p>0,2450082446</text:p>
          </table:table-cell>
          <table:table-cell office:value-type="float" office:value="0.221569872696923" calcext:value-type="float">
            <text:p>0,2215698727</text:p>
          </table:table-cell>
          <table:table-cell office:value-type="float" office:value="0.226050276340148" calcext:value-type="float">
            <text:p>0,2260502763</text:p>
          </table:table-cell>
          <table:table-cell office:value-type="float" office:value="0.0440254667380369" calcext:value-type="float">
            <text:p>0,0440254667</text:p>
          </table:table-cell>
          <table:table-cell office:value-type="float" office:value="0.0361749753573851" calcext:value-type="float">
            <text:p>0,0361749754</text:p>
          </table:table-cell>
          <table:table-cell office:value-type="float" office:value="0.0326854562119282" calcext:value-type="float">
            <text:p>0,0326854562</text:p>
          </table:table-cell>
          <table:table-cell office:value-type="float" office:value="0.0515934341398171" calcext:value-type="float">
            <text:p>0,0515934341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395551370136119" calcext:value-type="float">
            <text:p>0,3955513701</text:p>
          </table:table-cell>
          <table:table-cell office:value-type="float" office:value="0.461939906460511" calcext:value-type="float">
            <text:p>0,4619399065</text:p>
          </table:table-cell>
          <table:table-cell office:value-type="float" office:value="0.413864188893535" calcext:value-type="float">
            <text:p>0,4138641889</text:p>
          </table:table-cell>
          <table:table-cell office:value-type="float" office:value="0.440480133102109" calcext:value-type="float">
            <text:p>0,4404801331</text:p>
          </table:table-cell>
          <table:table-cell office:value-type="float" office:value="7.1340320212987" calcext:value-type="float">
            <text:p>7,1340320213</text:p>
          </table:table-cell>
          <table:table-cell office:value-type="float" office:value="12.0459183853953" calcext:value-type="float">
            <text:p>12,0459183854</text:p>
          </table:table-cell>
          <table:table-cell office:value-type="float" office:value="9.10517731692093" calcext:value-type="float">
            <text:p>9,1051773169</text:p>
          </table:table-cell>
          <table:table-cell office:value-type="float" office:value="9.16314029737356" calcext:value-type="float">
            <text:p>9,1631402974</text:p>
          </table:table-cell>
          <table:table-cell office:value-type="float" office:value="0.221657663147175" calcext:value-type="float">
            <text:p>0,2216576631</text:p>
          </table:table-cell>
          <table:table-cell office:value-type="float" office:value="0.248149084175476" calcext:value-type="float">
            <text:p>0,2481490842</text:p>
          </table:table-cell>
          <table:table-cell office:value-type="float" office:value="0.232598879948461" calcext:value-type="float">
            <text:p>0,2325988799</text:p>
          </table:table-cell>
          <table:table-cell office:value-type="float" office:value="0.23190025126132" calcext:value-type="float">
            <text:p>0,2319002513</text:p>
          </table:table-cell>
          <table:table-cell office:value-type="float" office:value="0.0392729277241237" calcext:value-type="float">
            <text:p>0,0392729277</text:p>
          </table:table-cell>
          <table:table-cell office:value-type="float" office:value="0.0318034545298347" calcext:value-type="float">
            <text:p>0,0318034545</text:p>
          </table:table-cell>
          <table:table-cell office:value-type="float" office:value="0.0289047290953742" calcext:value-type="float">
            <text:p>0,0289047291</text:p>
          </table:table-cell>
          <table:table-cell office:value-type="float" office:value="0.0460448769355543" calcext:value-type="float">
            <text:p>0,0460448769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38391049631419" calcext:value-type="float">
            <text:p>0,3839104963</text:p>
          </table:table-cell>
          <table:table-cell office:value-type="float" office:value="0.452425415746592" calcext:value-type="float">
            <text:p>0,4524254157</text:p>
          </table:table-cell>
          <table:table-cell office:value-type="float" office:value="0.403029434148862" calcext:value-type="float">
            <text:p>0,4030294341</text:p>
          </table:table-cell>
          <table:table-cell office:value-type="float" office:value="0.4294120735314" calcext:value-type="float">
            <text:p>0,4294120735</text:p>
          </table:table-cell>
          <table:table-cell office:value-type="float" office:value="6.66796112502661" calcext:value-type="float">
            <text:p>6,667961125</text:p>
          </table:table-cell>
          <table:table-cell office:value-type="float" office:value="10.9019202796212" calcext:value-type="float">
            <text:p>10,9019202796</text:p>
          </table:table-cell>
          <table:table-cell office:value-type="float" office:value="8.59884857468261" calcext:value-type="float">
            <text:p>8,5988485747</text:p>
          </table:table-cell>
          <table:table-cell office:value-type="float" office:value="8.76407664169714" calcext:value-type="float">
            <text:p>8,7640766417</text:p>
          </table:table-cell>
          <table:table-cell office:value-type="float" office:value="0.215758106603174" calcext:value-type="float">
            <text:p>0,2157581066</text:p>
          </table:table-cell>
          <table:table-cell office:value-type="float" office:value="0.23149245792335" calcext:value-type="float">
            <text:p>0,2314924579</text:p>
          </table:table-cell>
          <table:table-cell office:value-type="float" office:value="0.227036416910695" calcext:value-type="float">
            <text:p>0,2270364169</text:p>
          </table:table-cell>
          <table:table-cell office:value-type="float" office:value="0.215081557486496" calcext:value-type="float">
            <text:p>0,2150815575</text:p>
          </table:table-cell>
          <table:table-cell office:value-type="float" office:value="0.0394246496158794" calcext:value-type="float">
            <text:p>0,0394246496</text:p>
          </table:table-cell>
          <table:table-cell office:value-type="float" office:value="0.0337894476068" calcext:value-type="float">
            <text:p>0,0337894476</text:p>
          </table:table-cell>
          <table:table-cell office:value-type="float" office:value="0.0298502868049103" calcext:value-type="float">
            <text:p>0,0298502868</text:p>
          </table:table-cell>
          <table:table-cell office:value-type="float" office:value="0.0471726964954407" calcext:value-type="float">
            <text:p>0,0471726965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381967001513472" calcext:value-type="float">
            <text:p>0,3819670015</text:p>
          </table:table-cell>
          <table:table-cell office:value-type="float" office:value="0.455381468146557" calcext:value-type="float">
            <text:p>0,4553814681</text:p>
          </table:table-cell>
          <table:table-cell office:value-type="float" office:value="0.402046598451891" calcext:value-type="float">
            <text:p>0,4020465985</text:p>
          </table:table-cell>
          <table:table-cell office:value-type="float" office:value="0.430085503450027" calcext:value-type="float">
            <text:p>0,4300855035</text:p>
          </table:table-cell>
          <table:table-cell office:value-type="float" office:value="6.56419190621778" calcext:value-type="float">
            <text:p>6,5641919062</text:p>
          </table:table-cell>
          <table:table-cell office:value-type="float" office:value="11.6090308141976" calcext:value-type="float">
            <text:p>11,6090308142</text:p>
          </table:table-cell>
          <table:table-cell office:value-type="float" office:value="8.62288340277046" calcext:value-type="float">
            <text:p>8,6228834028</text:p>
          </table:table-cell>
          <table:table-cell office:value-type="float" office:value="8.86008515261147" calcext:value-type="float">
            <text:p>8,8600851526</text:p>
          </table:table-cell>
          <table:table-cell office:value-type="float" office:value="0.217289314190568" calcext:value-type="float">
            <text:p>0,2172893142</text:p>
          </table:table-cell>
          <table:table-cell office:value-type="float" office:value="0.238891058766846" calcext:value-type="float">
            <text:p>0,2388910588</text:p>
          </table:table-cell>
          <table:table-cell office:value-type="float" office:value="0.228595927055245" calcext:value-type="float">
            <text:p>0,2285959271</text:p>
          </table:table-cell>
          <table:table-cell office:value-type="float" office:value="0.221955933633867" calcext:value-type="float">
            <text:p>0,2219559336</text:p>
          </table:table-cell>
          <table:table-cell office:value-type="float" office:value="0.038167492638296" calcext:value-type="float">
            <text:p>0,0381674926</text:p>
          </table:table-cell>
          <table:table-cell office:value-type="float" office:value="0.0336662430919326" calcext:value-type="float">
            <text:p>0,0336662431</text:p>
          </table:table-cell>
          <table:table-cell office:value-type="float" office:value="0.0293461151563563" calcext:value-type="float">
            <text:p>0,0293461152</text:p>
          </table:table-cell>
          <table:table-cell office:value-type="float" office:value="0.0460021287414924" calcext:value-type="float">
            <text:p>0,0460021287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378661508523739" calcext:value-type="float">
            <text:p>0,3786615085</text:p>
          </table:table-cell>
          <table:table-cell office:value-type="float" office:value="0.450701589093748" calcext:value-type="float">
            <text:p>0,4507015891</text:p>
          </table:table-cell>
          <table:table-cell office:value-type="float" office:value="0.401253045212205" calcext:value-type="float">
            <text:p>0,4012530452</text:p>
          </table:table-cell>
          <table:table-cell office:value-type="float" office:value="0.422340999102323" calcext:value-type="float">
            <text:p>0,4223409991</text:p>
          </table:table-cell>
          <table:table-cell office:value-type="float" office:value="6.51157076980332" calcext:value-type="float">
            <text:p>6,5115707698</text:p>
          </table:table-cell>
          <table:table-cell office:value-type="float" office:value="11.3963913125251" calcext:value-type="float">
            <text:p>11,3963913125</text:p>
          </table:table-cell>
          <table:table-cell office:value-type="float" office:value="8.69476543569256" calcext:value-type="float">
            <text:p>8,6947654357</text:p>
          </table:table-cell>
          <table:table-cell office:value-type="float" office:value="8.51353170012763" calcext:value-type="float">
            <text:p>8,5135317001</text:p>
          </table:table-cell>
          <table:table-cell office:value-type="float" office:value="0.217254244379122" calcext:value-type="float">
            <text:p>0,2172542444</text:p>
          </table:table-cell>
          <table:table-cell office:value-type="float" office:value="0.24665715053502" calcext:value-type="float">
            <text:p>0,2466571505</text:p>
          </table:table-cell>
          <table:table-cell office:value-type="float" office:value="0.230076059237926" calcext:value-type="float">
            <text:p>0,2300760592</text:p>
          </table:table-cell>
          <table:table-cell office:value-type="float" office:value="0.227362191866975" calcext:value-type="float">
            <text:p>0,2273621919</text:p>
          </table:table-cell>
          <table:table-cell office:value-type="float" office:value="0.0406571662020991" calcext:value-type="float">
            <text:p>0,0406571662</text:p>
          </table:table-cell>
          <table:table-cell office:value-type="float" office:value="0.0317911110654212" calcext:value-type="float">
            <text:p>0,0317911111</text:p>
          </table:table-cell>
          <table:table-cell office:value-type="float" office:value="0.0299207496956282" calcext:value-type="float">
            <text:p>0,0299207497</text:p>
          </table:table-cell>
          <table:table-cell office:value-type="float" office:value="0.0467108487723886" calcext:value-type="float">
            <text:p>0,0467108488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385676164495199" calcext:value-type="float">
            <text:p>0,3856761645</text:p>
          </table:table-cell>
          <table:table-cell office:value-type="float" office:value="0.451926622624574" calcext:value-type="float">
            <text:p>0,4519266226</text:p>
          </table:table-cell>
          <table:table-cell office:value-type="float" office:value="0.403047738733899" calcext:value-type="float">
            <text:p>0,4030477387</text:p>
          </table:table-cell>
          <table:table-cell office:value-type="float" office:value="0.432431624187972" calcext:value-type="float">
            <text:p>0,4324316242</text:p>
          </table:table-cell>
          <table:table-cell office:value-type="float" office:value="6.68683403645208" calcext:value-type="float">
            <text:p>6,6868340365</text:p>
          </table:table-cell>
          <table:table-cell office:value-type="float" office:value="11.5317070739142" calcext:value-type="float">
            <text:p>11,5317070739</text:p>
          </table:table-cell>
          <table:table-cell office:value-type="float" office:value="8.48367215466165" calcext:value-type="float">
            <text:p>8,4836721547</text:p>
          </table:table-cell>
          <table:table-cell office:value-type="float" office:value="8.96830827451839" calcext:value-type="float">
            <text:p>8,9683082745</text:p>
          </table:table-cell>
          <table:table-cell office:value-type="float" office:value="0.221455830783435" calcext:value-type="float">
            <text:p>0,2214558308</text:p>
          </table:table-cell>
          <table:table-cell office:value-type="float" office:value="0.250422309623457" calcext:value-type="float">
            <text:p>0,2504223096</text:p>
          </table:table-cell>
          <table:table-cell office:value-type="float" office:value="0.231206586085118" calcext:value-type="float">
            <text:p>0,2312065861</text:p>
          </table:table-cell>
          <table:table-cell office:value-type="float" office:value="0.235636960558945" calcext:value-type="float">
            <text:p>0,2356369606</text:p>
          </table:table-cell>
          <table:table-cell office:value-type="float" office:value="0.0405958954373807" calcext:value-type="float">
            <text:p>0,0405958954</text:p>
          </table:table-cell>
          <table:table-cell office:value-type="float" office:value="0.0325870120565538" calcext:value-type="float">
            <text:p>0,0325870121</text:p>
          </table:table-cell>
          <table:table-cell office:value-type="float" office:value="0.0312516401363678" calcext:value-type="float">
            <text:p>0,0312516401</text:p>
          </table:table-cell>
          <table:table-cell office:value-type="float" office:value="0.0455901665763017" calcext:value-type="float">
            <text:p>0,0455901666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385157821165772" calcext:value-type="float">
            <text:p>0,3851578212</text:p>
          </table:table-cell>
          <table:table-cell office:value-type="float" office:value="0.449258149384731" calcext:value-type="float">
            <text:p>0,4492581494</text:p>
          </table:table-cell>
          <table:table-cell office:value-type="float" office:value="0.401780897232671" calcext:value-type="float">
            <text:p>0,4017808972</text:p>
          </table:table-cell>
          <table:table-cell office:value-type="float" office:value="0.430647824174887" calcext:value-type="float">
            <text:p>0,4306478242</text:p>
          </table:table-cell>
          <table:table-cell office:value-type="float" office:value="6.79854374985296" calcext:value-type="float">
            <text:p>6,7985437499</text:p>
          </table:table-cell>
          <table:table-cell office:value-type="float" office:value="10.8004117966081" calcext:value-type="float">
            <text:p>10,8004117966</text:p>
          </table:table-cell>
          <table:table-cell office:value-type="float" office:value="8.58513645150846" calcext:value-type="float">
            <text:p>8,5851364515</text:p>
          </table:table-cell>
          <table:table-cell office:value-type="float" office:value="8.74728593275459" calcext:value-type="float">
            <text:p>8,7472859328</text:p>
          </table:table-cell>
          <table:table-cell office:value-type="float" office:value="0.224643141166916" calcext:value-type="float">
            <text:p>0,2246431412</text:p>
          </table:table-cell>
          <table:table-cell office:value-type="float" office:value="0.254033431376073" calcext:value-type="float">
            <text:p>0,2540334314</text:p>
          </table:table-cell>
          <table:table-cell office:value-type="float" office:value="0.234682072513791" calcext:value-type="float">
            <text:p>0,2346820725</text:p>
          </table:table-cell>
          <table:table-cell office:value-type="float" office:value="0.23869063193711" calcext:value-type="float">
            <text:p>0,2386906319</text:p>
          </table:table-cell>
          <table:table-cell office:value-type="float" office:value="0.0394723597888628" calcext:value-type="float">
            <text:p>0,0394723598</text:p>
          </table:table-cell>
          <table:table-cell office:value-type="float" office:value="0.0312559272906083" calcext:value-type="float">
            <text:p>0,0312559273</text:p>
          </table:table-cell>
          <table:table-cell office:value-type="float" office:value="0.0308244818813306" calcext:value-type="float">
            <text:p>0,0308244819</text:p>
          </table:table-cell>
          <table:table-cell office:value-type="float" office:value="0.043440142760213" calcext:value-type="float">
            <text:p>0,0434401428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384497511393342" calcext:value-type="float">
            <text:p>0,3844975114</text:p>
          </table:table-cell>
          <table:table-cell office:value-type="float" office:value="0.453194435222021" calcext:value-type="float">
            <text:p>0,4531944352</text:p>
          </table:table-cell>
          <table:table-cell office:value-type="float" office:value="0.4015059466794" calcext:value-type="float">
            <text:p>0,4015059467</text:p>
          </table:table-cell>
          <table:table-cell office:value-type="float" office:value="0.432622455012295" calcext:value-type="float">
            <text:p>0,432622455</text:p>
          </table:table-cell>
          <table:table-cell office:value-type="float" office:value="6.69741948051961" calcext:value-type="float">
            <text:p>6,6974194805</text:p>
          </table:table-cell>
          <table:table-cell office:value-type="float" office:value="11.1555561839396" calcext:value-type="float">
            <text:p>11,1555561839</text:p>
          </table:table-cell>
          <table:table-cell office:value-type="float" office:value="8.40314501853609" calcext:value-type="float">
            <text:p>8,4031450185</text:p>
          </table:table-cell>
          <table:table-cell office:value-type="float" office:value="8.71765042260997" calcext:value-type="float">
            <text:p>8,7176504226</text:p>
          </table:table-cell>
          <table:table-cell office:value-type="float" office:value="0.224170908215059" calcext:value-type="float">
            <text:p>0,2241709082</text:p>
          </table:table-cell>
          <table:table-cell office:value-type="float" office:value="0.255151951220964" calcext:value-type="float">
            <text:p>0,2551519512</text:p>
          </table:table-cell>
          <table:table-cell office:value-type="float" office:value="0.23404030856221" calcext:value-type="float">
            <text:p>0,2340403086</text:p>
          </table:table-cell>
          <table:table-cell office:value-type="float" office:value="0.239852301831147" calcext:value-type="float">
            <text:p>0,2398523018</text:p>
          </table:table-cell>
          <table:table-cell office:value-type="float" office:value="0.0428292302560227" calcext:value-type="float">
            <text:p>0,0428292303</text:p>
          </table:table-cell>
          <table:table-cell office:value-type="float" office:value="0.034893566088409" calcext:value-type="float">
            <text:p>0,0348935661</text:p>
          </table:table-cell>
          <table:table-cell office:value-type="float" office:value="0.0324632348471009" calcext:value-type="float">
            <text:p>0,0324632348</text:p>
          </table:table-cell>
          <table:table-cell office:value-type="float" office:value="0.0494879886536733" calcext:value-type="float">
            <text:p>0,0494879887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376547991088337" calcext:value-type="float">
            <text:p>0,3765479911</text:p>
          </table:table-cell>
          <table:table-cell office:value-type="float" office:value="0.4520708995917" calcext:value-type="float">
            <text:p>0,4520708996</text:p>
          </table:table-cell>
          <table:table-cell office:value-type="float" office:value="0.397968979446855" calcext:value-type="float">
            <text:p>0,3979689794</text:p>
          </table:table-cell>
          <table:table-cell office:value-type="float" office:value="0.425442922533765" calcext:value-type="float">
            <text:p>0,4254429225</text:p>
          </table:table-cell>
          <table:table-cell office:value-type="float" office:value="6.36205378986024" calcext:value-type="float">
            <text:p>6,3620537899</text:p>
          </table:table-cell>
          <table:table-cell office:value-type="float" office:value="11.0774187812575" calcext:value-type="float">
            <text:p>11,0774187813</text:p>
          </table:table-cell>
          <table:table-cell office:value-type="float" office:value="8.47567996404013" calcext:value-type="float">
            <text:p>8,475679964</text:p>
          </table:table-cell>
          <table:table-cell office:value-type="float" office:value="8.28169501334994" calcext:value-type="float">
            <text:p>8,2816950133</text:p>
          </table:table-cell>
          <table:table-cell office:value-type="float" office:value="0.218922631620888" calcext:value-type="float">
            <text:p>0,2189226316</text:p>
          </table:table-cell>
          <table:table-cell office:value-type="float" office:value="0.253528509890936" calcext:value-type="float">
            <text:p>0,2535285099</text:p>
          </table:table-cell>
          <table:table-cell office:value-type="float" office:value="0.231315848509494" calcext:value-type="float">
            <text:p>0,2313158485</text:p>
          </table:table-cell>
          <table:table-cell office:value-type="float" office:value="0.234339102061264" calcext:value-type="float">
            <text:p>0,2343391021</text:p>
          </table:table-cell>
          <table:table-cell office:value-type="float" office:value="0.0430575035251129" calcext:value-type="float">
            <text:p>0,0430575035</text:p>
          </table:table-cell>
          <table:table-cell office:value-type="float" office:value="0.0347521624177399" calcext:value-type="float">
            <text:p>0,0347521624</text:p>
          </table:table-cell>
          <table:table-cell office:value-type="float" office:value="0.0313568866206197" calcext:value-type="float">
            <text:p>0,0313568866</text:p>
          </table:table-cell>
          <table:table-cell office:value-type="float" office:value="0.0510215128108929" calcext:value-type="float">
            <text:p>0,0510215128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386869044070043" calcext:value-type="float">
            <text:p>0,3868690441</text:p>
          </table:table-cell>
          <table:table-cell office:value-type="float" office:value="0.459211642171545" calcext:value-type="float">
            <text:p>0,4592116422</text:p>
          </table:table-cell>
          <table:table-cell office:value-type="float" office:value="0.404033630312425" calcext:value-type="float">
            <text:p>0,4040336303</text:p>
          </table:table-cell>
          <table:table-cell office:value-type="float" office:value="0.436744046593462" calcext:value-type="float">
            <text:p>0,4367440466</text:p>
          </table:table-cell>
          <table:table-cell office:value-type="float" office:value="6.66959445214597" calcext:value-type="float">
            <text:p>6,6695944521</text:p>
          </table:table-cell>
          <table:table-cell office:value-type="float" office:value="11.6721082854862" calcext:value-type="float">
            <text:p>11,6721082855</text:p>
          </table:table-cell>
          <table:table-cell office:value-type="float" office:value="8.40785958496029" calcext:value-type="float">
            <text:p>8,407859585</text:p>
          </table:table-cell>
          <table:table-cell office:value-type="float" office:value="8.77774642625394" calcext:value-type="float">
            <text:p>8,7777464263</text:p>
          </table:table-cell>
          <table:table-cell office:value-type="float" office:value="0.223930543293805" calcext:value-type="float">
            <text:p>0,2239305433</text:p>
          </table:table-cell>
          <table:table-cell office:value-type="float" office:value="0.260521412477638" calcext:value-type="float">
            <text:p>0,2605214125</text:p>
          </table:table-cell>
          <table:table-cell office:value-type="float" office:value="0.233715605000479" calcext:value-type="float">
            <text:p>0,233715605</text:p>
          </table:table-cell>
          <table:table-cell office:value-type="float" office:value="0.2449193083833" calcext:value-type="float">
            <text:p>0,2449193084</text:p>
          </table:table-cell>
          <table:table-cell office:value-type="float" office:value="0.0435644108795309" calcext:value-type="float">
            <text:p>0,0435644109</text:p>
          </table:table-cell>
          <table:table-cell office:value-type="float" office:value="0.0356949689946429" calcext:value-type="float">
            <text:p>0,035694969</text:p>
          </table:table-cell>
          <table:table-cell office:value-type="float" office:value="0.0331434649256009" calcext:value-type="float">
            <text:p>0,0331434649</text:p>
          </table:table-cell>
          <table:table-cell office:value-type="float" office:value="0.0504495329181709" calcext:value-type="float">
            <text:p>0,0504495329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380420674704945" calcext:value-type="float">
            <text:p>0,3804206747</text:p>
          </table:table-cell>
          <table:table-cell office:value-type="float" office:value="0.452743903461355" calcext:value-type="float">
            <text:p>0,4527439035</text:p>
          </table:table-cell>
          <table:table-cell office:value-type="float" office:value="0.396813427028802" calcext:value-type="float">
            <text:p>0,396813427</text:p>
          </table:table-cell>
          <table:table-cell office:value-type="float" office:value="0.432150682509952" calcext:value-type="float">
            <text:p>0,4321506825</text:p>
          </table:table-cell>
          <table:table-cell office:value-type="float" office:value="6.47093158063914" calcext:value-type="float">
            <text:p>6,4709315806</text:p>
          </table:table-cell>
          <table:table-cell office:value-type="float" office:value="11.1166947800519" calcext:value-type="float">
            <text:p>11,1166947801</text:p>
          </table:table-cell>
          <table:table-cell office:value-type="float" office:value="7.84358366751964" calcext:value-type="float">
            <text:p>7,8435836675</text:p>
          </table:table-cell>
          <table:table-cell office:value-type="float" office:value="8.57912309657631" calcext:value-type="float">
            <text:p>8,5791230966</text:p>
          </table:table-cell>
          <table:table-cell office:value-type="float" office:value="0.217768066449277" calcext:value-type="float">
            <text:p>0,2177680664</text:p>
          </table:table-cell>
          <table:table-cell office:value-type="float" office:value="0.246951222290167" calcext:value-type="float">
            <text:p>0,2469512223</text:p>
          </table:table-cell>
          <table:table-cell office:value-type="float" office:value="0.227353278130373" calcext:value-type="float">
            <text:p>0,2273532781</text:p>
          </table:table-cell>
          <table:table-cell office:value-type="float" office:value="0.232046414228167" calcext:value-type="float">
            <text:p>0,2320464142</text:p>
          </table:table-cell>
          <table:table-cell office:value-type="float" office:value="0.0461263026986331" calcext:value-type="float">
            <text:p>0,0461263027</text:p>
          </table:table-cell>
          <table:table-cell office:value-type="float" office:value="0.0393494706684848" calcext:value-type="float">
            <text:p>0,0393494707</text:p>
          </table:table-cell>
          <table:table-cell office:value-type="float" office:value="0.0348685671259151" calcext:value-type="float">
            <text:p>0,0348685671</text:p>
          </table:table-cell>
          <table:table-cell office:value-type="float" office:value="0.0551965075777489" calcext:value-type="float">
            <text:p>0,0551965076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82381287729067" calcext:value-type="float">
            <text:p>0,3823812877</text:p>
          </table:table-cell>
          <table:table-cell office:value-type="float" office:value="0.456723521844698" calcext:value-type="float">
            <text:p>0,4567235218</text:p>
          </table:table-cell>
          <table:table-cell office:value-type="float" office:value="0.398736434134339" calcext:value-type="float">
            <text:p>0,3987364341</text:p>
          </table:table-cell>
          <table:table-cell office:value-type="float" office:value="0.436653837294976" calcext:value-type="float">
            <text:p>0,4366538373</text:p>
          </table:table-cell>
          <table:table-cell office:value-type="float" office:value="6.41235250275933" calcext:value-type="float">
            <text:p>6,4123525028</text:p>
          </table:table-cell>
          <table:table-cell office:value-type="float" office:value="11.1301271032148" calcext:value-type="float">
            <text:p>11,1301271032</text:p>
          </table:table-cell>
          <table:table-cell office:value-type="float" office:value="7.71851452160491" calcext:value-type="float">
            <text:p>7,7185145216</text:p>
          </table:table-cell>
          <table:table-cell office:value-type="float" office:value="8.68748593501691" calcext:value-type="float">
            <text:p>8,687485935</text:p>
          </table:table-cell>
          <table:table-cell office:value-type="float" office:value="0.222145830670001" calcext:value-type="float">
            <text:p>0,2221458307</text:p>
          </table:table-cell>
          <table:table-cell office:value-type="float" office:value="0.249074294031841" calcext:value-type="float">
            <text:p>0,249074294</text:p>
          </table:table-cell>
          <table:table-cell office:value-type="float" office:value="0.231652781447405" calcext:value-type="float">
            <text:p>0,2316527814</text:p>
          </table:table-cell>
          <table:table-cell office:value-type="float" office:value="0.234411101488243" calcext:value-type="float">
            <text:p>0,2344111015</text:p>
          </table:table-cell>
          <table:table-cell office:value-type="float" office:value="0.0439215922004886" calcext:value-type="float">
            <text:p>0,0439215922</text:p>
          </table:table-cell>
          <table:table-cell office:value-type="float" office:value="0.0379991843862372" calcext:value-type="float">
            <text:p>0,0379991844</text:p>
          </table:table-cell>
          <table:table-cell office:value-type="float" office:value="0.033464144243764" calcext:value-type="float">
            <text:p>0,0334641442</text:p>
          </table:table-cell>
          <table:table-cell office:value-type="float" office:value="0.0527342100815347" calcext:value-type="float">
            <text:p>0,0527342101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378011303534868" calcext:value-type="float">
            <text:p>0,3780113035</text:p>
          </table:table-cell>
          <table:table-cell office:value-type="float" office:value="0.458253532810613" calcext:value-type="float">
            <text:p>0,4582535328</text:p>
          </table:table-cell>
          <table:table-cell office:value-type="float" office:value="0.3989371429405" calcext:value-type="float">
            <text:p>0,3989371429</text:p>
          </table:table-cell>
          <table:table-cell office:value-type="float" office:value="0.431370181455614" calcext:value-type="float">
            <text:p>0,4313701815</text:p>
          </table:table-cell>
          <table:table-cell office:value-type="float" office:value="6.41379933426266" calcext:value-type="float">
            <text:p>6,4137993343</text:p>
          </table:table-cell>
          <table:table-cell office:value-type="float" office:value="11.9955244575551" calcext:value-type="float">
            <text:p>11,9955244576</text:p>
          </table:table-cell>
          <table:table-cell office:value-type="float" office:value="7.79523852046986" calcext:value-type="float">
            <text:p>7,7952385205</text:p>
          </table:table-cell>
          <table:table-cell office:value-type="float" office:value="8.3503745057009" calcext:value-type="float">
            <text:p>8,3503745057</text:p>
          </table:table-cell>
          <table:table-cell office:value-type="float" office:value="0.211950177593607" calcext:value-type="float">
            <text:p>0,2119501776</text:p>
          </table:table-cell>
          <table:table-cell office:value-type="float" office:value="0.241571964053798" calcext:value-type="float">
            <text:p>0,2415719641</text:p>
          </table:table-cell>
          <table:table-cell office:value-type="float" office:value="0.223423738138266" calcext:value-type="float">
            <text:p>0,2234237381</text:p>
          </table:table-cell>
          <table:table-cell office:value-type="float" office:value="0.223874574651738" calcext:value-type="float">
            <text:p>0,2238745747</text:p>
          </table:table-cell>
          <table:table-cell office:value-type="float" office:value="0.0450530647755401" calcext:value-type="float">
            <text:p>0,0450530648</text:p>
          </table:table-cell>
          <table:table-cell office:value-type="float" office:value="0.0359495636728226" calcext:value-type="float">
            <text:p>0,0359495637</text:p>
          </table:table-cell>
          <table:table-cell office:value-type="float" office:value="0.0321629445807327" calcext:value-type="float">
            <text:p>0,0321629446</text:p>
          </table:table-cell>
          <table:table-cell office:value-type="float" office:value="0.0540621103106012" calcext:value-type="float">
            <text:p>0,0540621103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383054649474017" calcext:value-type="float">
            <text:p>0,3830546495</text:p>
          </table:table-cell>
          <table:table-cell office:value-type="float" office:value="0.45582570543181" calcext:value-type="float">
            <text:p>0,4558257054</text:p>
          </table:table-cell>
          <table:table-cell office:value-type="float" office:value="0.398718939313028" calcext:value-type="float">
            <text:p>0,3987189393</text:p>
          </table:table-cell>
          <table:table-cell office:value-type="float" office:value="0.436098257907781" calcext:value-type="float">
            <text:p>0,4360982579</text:p>
          </table:table-cell>
          <table:table-cell office:value-type="float" office:value="6.77891486236324" calcext:value-type="float">
            <text:p>6,7789148624</text:p>
          </table:table-cell>
          <table:table-cell office:value-type="float" office:value="11.1546481860831" calcext:value-type="float">
            <text:p>11,1546481861</text:p>
          </table:table-cell>
          <table:table-cell office:value-type="float" office:value="8.1451986672023" calcext:value-type="float">
            <text:p>8,1451986672</text:p>
          </table:table-cell>
          <table:table-cell office:value-type="float" office:value="9.1121510387675" calcext:value-type="float">
            <text:p>9,1121510388</text:p>
          </table:table-cell>
          <table:table-cell office:value-type="float" office:value="0.220428761782245" calcext:value-type="float">
            <text:p>0,2204287618</text:p>
          </table:table-cell>
          <table:table-cell office:value-type="float" office:value="0.250802701875942" calcext:value-type="float">
            <text:p>0,2508027019</text:p>
          </table:table-cell>
          <table:table-cell office:value-type="float" office:value="0.229425896379286" calcext:value-type="float">
            <text:p>0,2294258964</text:p>
          </table:table-cell>
          <table:table-cell office:value-type="float" office:value="0.236688482812733" calcext:value-type="float">
            <text:p>0,2366884828</text:p>
          </table:table-cell>
          <table:table-cell office:value-type="float" office:value="0.0419057423607718" calcext:value-type="float">
            <text:p>0,0419057424</text:p>
          </table:table-cell>
          <table:table-cell office:value-type="float" office:value="0.0353596693194795" calcext:value-type="float">
            <text:p>0,0353596693</text:p>
          </table:table-cell>
          <table:table-cell office:value-type="float" office:value="0.0315480398078285" calcext:value-type="float">
            <text:p>0,0315480398</text:p>
          </table:table-cell>
          <table:table-cell office:value-type="float" office:value="0.0500099133899755" calcext:value-type="float">
            <text:p>0,0500099134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390280145725181" calcext:value-type="float">
            <text:p>0,3902801457</text:p>
          </table:table-cell>
          <table:table-cell office:value-type="float" office:value="0.459085383821471" calcext:value-type="float">
            <text:p>0,4590853838</text:p>
          </table:table-cell>
          <table:table-cell office:value-type="float" office:value="0.404846172823873" calcext:value-type="float">
            <text:p>0,4048461728</text:p>
          </table:table-cell>
          <table:table-cell office:value-type="float" office:value="0.441602390558205" calcext:value-type="float">
            <text:p>0,4416023906</text:p>
          </table:table-cell>
          <table:table-cell office:value-type="float" office:value="6.89133085764372" calcext:value-type="float">
            <text:p>6,8913308576</text:p>
          </table:table-cell>
          <table:table-cell office:value-type="float" office:value="11.1424945407109" calcext:value-type="float">
            <text:p>11,1424945407</text:p>
          </table:table-cell>
          <table:table-cell office:value-type="float" office:value="8.327347380104" calcext:value-type="float">
            <text:p>8,3273473801</text:p>
          </table:table-cell>
          <table:table-cell office:value-type="float" office:value="9.39636760852866" calcext:value-type="float">
            <text:p>9,3963676085</text:p>
          </table:table-cell>
          <table:table-cell office:value-type="float" office:value="0.229680185604062" calcext:value-type="float">
            <text:p>0,2296801856</text:p>
          </table:table-cell>
          <table:table-cell office:value-type="float" office:value="0.26545958029217" calcext:value-type="float">
            <text:p>0,2654595803</text:p>
          </table:table-cell>
          <table:table-cell office:value-type="float" office:value="0.238201211584845" calcext:value-type="float">
            <text:p>0,2382012116</text:p>
          </table:table-cell>
          <table:table-cell office:value-type="float" office:value="0.251857583235105" calcext:value-type="float">
            <text:p>0,2518575832</text:p>
          </table:table-cell>
          <table:table-cell office:value-type="float" office:value="0.0398585365314753" calcext:value-type="float">
            <text:p>0,0398585365</text:p>
          </table:table-cell>
          <table:table-cell office:value-type="float" office:value="0.0341393237155499" calcext:value-type="float">
            <text:p>0,0341393237</text:p>
          </table:table-cell>
          <table:table-cell office:value-type="float" office:value="0.0306451583216096" calcext:value-type="float">
            <text:p>0,0306451583</text:p>
          </table:table-cell>
          <table:table-cell office:value-type="float" office:value="0.0471562112913173" calcext:value-type="float">
            <text:p>0,0471562113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386738330825836" calcext:value-type="float">
            <text:p>0,3867383308</text:p>
          </table:table-cell>
          <table:table-cell office:value-type="float" office:value="0.458610472527208" calcext:value-type="float">
            <text:p>0,4586104725</text:p>
          </table:table-cell>
          <table:table-cell office:value-type="float" office:value="0.402122009610237" calcext:value-type="float">
            <text:p>0,4021220096</text:p>
          </table:table-cell>
          <table:table-cell office:value-type="float" office:value="0.440699301378091" calcext:value-type="float">
            <text:p>0,4406993014</text:p>
          </table:table-cell>
          <table:table-cell office:value-type="float" office:value="6.70486910001405" calcext:value-type="float">
            <text:p>6,7048691</text:p>
          </table:table-cell>
          <table:table-cell office:value-type="float" office:value="11.5823397658953" calcext:value-type="float">
            <text:p>11,5823397659</text:p>
          </table:table-cell>
          <table:table-cell office:value-type="float" office:value="7.91858803948231" calcext:value-type="float">
            <text:p>7,9185880395</text:p>
          </table:table-cell>
          <table:table-cell office:value-type="float" office:value="9.00617873860833" calcext:value-type="float">
            <text:p>9,0061787386</text:p>
          </table:table-cell>
          <table:table-cell office:value-type="float" office:value="0.225098450175927" calcext:value-type="float">
            <text:p>0,2250984502</text:p>
          </table:table-cell>
          <table:table-cell office:value-type="float" office:value="0.258062066445211" calcext:value-type="float">
            <text:p>0,2580620664</text:p>
          </table:table-cell>
          <table:table-cell office:value-type="float" office:value="0.234161656946566" calcext:value-type="float">
            <text:p>0,2341616569</text:p>
          </table:table-cell>
          <table:table-cell office:value-type="float" office:value="0.243724531437157" calcext:value-type="float">
            <text:p>0,2437245314</text:p>
          </table:table-cell>
          <table:table-cell office:value-type="float" office:value="0.0450164695982164" calcext:value-type="float">
            <text:p>0,0450164696</text:p>
          </table:table-cell>
          <table:table-cell office:value-type="float" office:value="0.0397046490683325" calcext:value-type="float">
            <text:p>0,0397046491</text:p>
          </table:table-cell>
          <table:table-cell office:value-type="float" office:value="0.0332806528822562" calcext:value-type="float">
            <text:p>0,0332806529</text:p>
          </table:table-cell>
          <table:table-cell office:value-type="float" office:value="0.0561942357915193" calcext:value-type="float">
            <text:p>0,0561942358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37780219002541" calcext:value-type="float">
            <text:p>0,37780219</text:p>
          </table:table-cell>
          <table:table-cell office:value-type="float" office:value="0.456809010001957" calcext:value-type="float">
            <text:p>0,45680901</text:p>
          </table:table-cell>
          <table:table-cell office:value-type="float" office:value="0.397060004323514" calcext:value-type="float">
            <text:p>0,3970600043</text:p>
          </table:table-cell>
          <table:table-cell office:value-type="float" office:value="0.432202966021247" calcext:value-type="float">
            <text:p>0,432202966</text:p>
          </table:table-cell>
          <table:table-cell office:value-type="float" office:value="6.53962496092034" calcext:value-type="float">
            <text:p>6,5396249609</text:p>
          </table:table-cell>
          <table:table-cell office:value-type="float" office:value="11.1989194613598" calcext:value-type="float">
            <text:p>11,1989194614</text:p>
          </table:table-cell>
          <table:table-cell office:value-type="float" office:value="8.12990441890934" calcext:value-type="float">
            <text:p>8,1299044189</text:p>
          </table:table-cell>
          <table:table-cell office:value-type="float" office:value="8.57534046995855" calcext:value-type="float">
            <text:p>8,57534047</text:p>
          </table:table-cell>
          <table:table-cell office:value-type="float" office:value="0.224994105647495" calcext:value-type="float">
            <text:p>0,2249941056</text:p>
          </table:table-cell>
          <table:table-cell office:value-type="float" office:value="0.26108200763519" calcext:value-type="float">
            <text:p>0,2610820076</text:p>
          </table:table-cell>
          <table:table-cell office:value-type="float" office:value="0.236525592083154" calcext:value-type="float">
            <text:p>0,2365255921</text:p>
          </table:table-cell>
          <table:table-cell office:value-type="float" office:value="0.242833029444678" calcext:value-type="float">
            <text:p>0,2428330294</text:p>
          </table:table-cell>
          <table:table-cell office:value-type="float" office:value="0.0444355681572708" calcext:value-type="float">
            <text:p>0,0444355682</text:p>
          </table:table-cell>
          <table:table-cell office:value-type="float" office:value="0.0391357511793993" calcext:value-type="float">
            <text:p>0,0391357512</text:p>
          </table:table-cell>
          <table:table-cell office:value-type="float" office:value="0.0336579045037734" calcext:value-type="float">
            <text:p>0,0336579045</text:p>
          </table:table-cell>
          <table:table-cell office:value-type="float" office:value="0.0542061774624785" calcext:value-type="float">
            <text:p>0,0542061775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387361991751282" calcext:value-type="float">
            <text:p>0,3873619918</text:p>
          </table:table-cell>
          <table:table-cell office:value-type="float" office:value="0.462008813739876" calcext:value-type="float">
            <text:p>0,4620088137</text:p>
          </table:table-cell>
          <table:table-cell office:value-type="float" office:value="0.401918541210744" calcext:value-type="float">
            <text:p>0,4019185412</text:p>
          </table:table-cell>
          <table:table-cell office:value-type="float" office:value="0.444973717691043" calcext:value-type="float">
            <text:p>0,4449737177</text:p>
          </table:table-cell>
          <table:table-cell office:value-type="float" office:value="6.80181538506428" calcext:value-type="float">
            <text:p>6,8018153851</text:p>
          </table:table-cell>
          <table:table-cell office:value-type="float" office:value="11.7057052712734" calcext:value-type="float">
            <text:p>11,7057052713</text:p>
          </table:table-cell>
          <table:table-cell office:value-type="float" office:value="8.00320186879225" calcext:value-type="float">
            <text:p>8,0032018688</text:p>
          </table:table-cell>
          <table:table-cell office:value-type="float" office:value="9.58934547572009" calcext:value-type="float">
            <text:p>9,5893454757</text:p>
          </table:table-cell>
          <table:table-cell office:value-type="float" office:value="0.230022119161305" calcext:value-type="float">
            <text:p>0,2300221192</text:p>
          </table:table-cell>
          <table:table-cell office:value-type="float" office:value="0.267946482468698" calcext:value-type="float">
            <text:p>0,2679464825</text:p>
          </table:table-cell>
          <table:table-cell office:value-type="float" office:value="0.238746206975136" calcext:value-type="float">
            <text:p>0,238746207</text:p>
          </table:table-cell>
          <table:table-cell office:value-type="float" office:value="0.253836510990048" calcext:value-type="float">
            <text:p>0,253836511</text:p>
          </table:table-cell>
          <table:table-cell office:value-type="float" office:value="0.0428853392341069" calcext:value-type="float">
            <text:p>0,0428853392</text:p>
          </table:table-cell>
          <table:table-cell office:value-type="float" office:value="0.0394861540780638" calcext:value-type="float">
            <text:p>0,0394861541</text:p>
          </table:table-cell>
          <table:table-cell office:value-type="float" office:value="0.0331412170036891" calcext:value-type="float">
            <text:p>0,033141217</text:p>
          </table:table-cell>
          <table:table-cell office:value-type="float" office:value="0.0531958739493147" calcext:value-type="float">
            <text:p>0,0531958739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384970387984532" calcext:value-type="float">
            <text:p>0,384970388</text:p>
          </table:table-cell>
          <table:table-cell office:value-type="float" office:value="0.459073303153318" calcext:value-type="float">
            <text:p>0,4590733032</text:p>
          </table:table-cell>
          <table:table-cell office:value-type="float" office:value="0.399383701392481" calcext:value-type="float">
            <text:p>0,3993837014</text:p>
          </table:table-cell>
          <table:table-cell office:value-type="float" office:value="0.4407205262468" calcext:value-type="float">
            <text:p>0,4407205262</text:p>
          </table:table-cell>
          <table:table-cell office:value-type="float" office:value="6.79870749939035" calcext:value-type="float">
            <text:p>6,7987074994</text:p>
          </table:table-cell>
          <table:table-cell office:value-type="float" office:value="11.5338003296442" calcext:value-type="float">
            <text:p>11,5338003296</text:p>
          </table:table-cell>
          <table:table-cell office:value-type="float" office:value="8.03327364096404" calcext:value-type="float">
            <text:p>8,033273641</text:p>
          </table:table-cell>
          <table:table-cell office:value-type="float" office:value="9.24486772622978" calcext:value-type="float">
            <text:p>9,2448677262</text:p>
          </table:table-cell>
          <table:table-cell office:value-type="float" office:value="0.230817877888773" calcext:value-type="float">
            <text:p>0,2308178779</text:p>
          </table:table-cell>
          <table:table-cell office:value-type="float" office:value="0.269458978205228" calcext:value-type="float">
            <text:p>0,2694589782</text:p>
          </table:table-cell>
          <table:table-cell office:value-type="float" office:value="0.239541985631213" calcext:value-type="float">
            <text:p>0,2395419856</text:p>
          </table:table-cell>
          <table:table-cell office:value-type="float" office:value="0.255194768286591" calcext:value-type="float">
            <text:p>0,2551947683</text:p>
          </table:table-cell>
          <table:table-cell office:value-type="float" office:value="0.0434359247141276" calcext:value-type="float">
            <text:p>0,0434359247</text:p>
          </table:table-cell>
          <table:table-cell office:value-type="float" office:value="0.0405812842270725" calcext:value-type="float">
            <text:p>0,0405812842</text:p>
          </table:table-cell>
          <table:table-cell office:value-type="float" office:value="0.0335414399140752" calcext:value-type="float">
            <text:p>0,0335414399</text:p>
          </table:table-cell>
          <table:table-cell office:value-type="float" office:value="0.0545918204371838" calcext:value-type="float">
            <text:p>0,0545918204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375284779275327" calcext:value-type="float">
            <text:p>0,3752847793</text:p>
          </table:table-cell>
          <table:table-cell office:value-type="float" office:value="0.446333298332807" calcext:value-type="float">
            <text:p>0,4463332983</text:p>
          </table:table-cell>
          <table:table-cell office:value-type="float" office:value="0.38819261950983" calcext:value-type="float">
            <text:p>0,3881926195</text:p>
          </table:table-cell>
          <table:table-cell office:value-type="float" office:value="0.42939909293743" calcext:value-type="float">
            <text:p>0,4293990929</text:p>
          </table:table-cell>
          <table:table-cell office:value-type="float" office:value="6.47603136062698" calcext:value-type="float">
            <text:p>6,4760313606</text:p>
          </table:table-cell>
          <table:table-cell office:value-type="float" office:value="10.2568248000747" calcext:value-type="float">
            <text:p>10,2568248001</text:p>
          </table:table-cell>
          <table:table-cell office:value-type="float" office:value="7.50475699852623" calcext:value-type="float">
            <text:p>7,5047569985</text:p>
          </table:table-cell>
          <table:table-cell office:value-type="float" office:value="8.65529700605457" calcext:value-type="float">
            <text:p>8,6552970061</text:p>
          </table:table-cell>
          <table:table-cell office:value-type="float" office:value="0.220782575257614" calcext:value-type="float">
            <text:p>0,2207825753</text:p>
          </table:table-cell>
          <table:table-cell office:value-type="float" office:value="0.249333755267093" calcext:value-type="float">
            <text:p>0,2493337553</text:p>
          </table:table-cell>
          <table:table-cell office:value-type="float" office:value="0.229050758903058" calcext:value-type="float">
            <text:p>0,2290507589</text:p>
          </table:table-cell>
          <table:table-cell office:value-type="float" office:value="0.236247443302064" calcext:value-type="float">
            <text:p>0,2362474433</text:p>
          </table:table-cell>
          <table:table-cell office:value-type="float" office:value="0.0399513565497172" calcext:value-type="float">
            <text:p>0,0399513565</text:p>
          </table:table-cell>
          <table:table-cell office:value-type="float" office:value="0.0377275709000844" calcext:value-type="float">
            <text:p>0,0377275709</text:p>
          </table:table-cell>
          <table:table-cell office:value-type="float" office:value="0.0315090145230851" calcext:value-type="float">
            <text:p>0,0315090145</text:p>
          </table:table-cell>
          <table:table-cell office:value-type="float" office:value="0.0496773302722837" calcext:value-type="float">
            <text:p>0,0496773303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37755226584324" calcext:value-type="float">
            <text:p>0,3775522658</text:p>
          </table:table-cell>
          <table:table-cell office:value-type="float" office:value="0.453468614996488" calcext:value-type="float">
            <text:p>0,453468615</text:p>
          </table:table-cell>
          <table:table-cell office:value-type="float" office:value="0.394931262586636" calcext:value-type="float">
            <text:p>0,3949312626</text:p>
          </table:table-cell>
          <table:table-cell office:value-type="float" office:value="0.429957479856214" calcext:value-type="float">
            <text:p>0,4299574799</text:p>
          </table:table-cell>
          <table:table-cell office:value-type="float" office:value="6.72079102644294" calcext:value-type="float">
            <text:p>6,7207910264</text:p>
          </table:table-cell>
          <table:table-cell office:value-type="float" office:value="11.4517347108812" calcext:value-type="float">
            <text:p>11,4517347109</text:p>
          </table:table-cell>
          <table:table-cell office:value-type="float" office:value="8.04271284888399" calcext:value-type="float">
            <text:p>8,0427128489</text:p>
          </table:table-cell>
          <table:table-cell office:value-type="float" office:value="9.17290231004753" calcext:value-type="float">
            <text:p>9,17290231</text:p>
          </table:table-cell>
          <table:table-cell office:value-type="float" office:value="0.225470015702963" calcext:value-type="float">
            <text:p>0,2254700157</text:p>
          </table:table-cell>
          <table:table-cell office:value-type="float" office:value="0.264712142220834" calcext:value-type="float">
            <text:p>0,2647121422</text:p>
          </table:table-cell>
          <table:table-cell office:value-type="float" office:value="0.236383902159841" calcext:value-type="float">
            <text:p>0,2363839022</text:p>
          </table:table-cell>
          <table:table-cell office:value-type="float" office:value="0.246948702722123" calcext:value-type="float">
            <text:p>0,2469487027</text:p>
          </table:table-cell>
          <table:table-cell office:value-type="float" office:value="0.0414241352736269" calcext:value-type="float">
            <text:p>0,0414241353</text:p>
          </table:table-cell>
          <table:table-cell office:value-type="float" office:value="0.0364214458436378" calcext:value-type="float">
            <text:p>0,0364214458</text:p>
          </table:table-cell>
          <table:table-cell office:value-type="float" office:value="0.0320929837357012" calcext:value-type="float">
            <text:p>0,0320929837</text:p>
          </table:table-cell>
          <table:table-cell office:value-type="float" office:value="0.0496946780038305" calcext:value-type="float">
            <text:p>0,049694678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381106404109919" calcext:value-type="float">
            <text:p>0,3811064041</text:p>
          </table:table-cell>
          <table:table-cell office:value-type="float" office:value="0.450060663368198" calcext:value-type="float">
            <text:p>0,4500606634</text:p>
          </table:table-cell>
          <table:table-cell office:value-type="float" office:value="0.394921869101302" calcext:value-type="float">
            <text:p>0,3949218691</text:p>
          </table:table-cell>
          <table:table-cell office:value-type="float" office:value="0.431867890722606" calcext:value-type="float">
            <text:p>0,4318678907</text:p>
          </table:table-cell>
          <table:table-cell office:value-type="float" office:value="6.9442322499023" calcext:value-type="float">
            <text:p>6,9442322499</text:p>
          </table:table-cell>
          <table:table-cell office:value-type="float" office:value="10.6855978016136" calcext:value-type="float">
            <text:p>10,6855978016</text:p>
          </table:table-cell>
          <table:table-cell office:value-type="float" office:value="8.09903099008198" calcext:value-type="float">
            <text:p>8,0990309901</text:p>
          </table:table-cell>
          <table:table-cell office:value-type="float" office:value="8.75113921016231" calcext:value-type="float">
            <text:p>8,7511392102</text:p>
          </table:table-cell>
          <table:table-cell office:value-type="float" office:value="0.225172422863895" calcext:value-type="float">
            <text:p>0,2251724229</text:p>
          </table:table-cell>
          <table:table-cell office:value-type="float" office:value="0.259167461933008" calcext:value-type="float">
            <text:p>0,2591674619</text:p>
          </table:table-cell>
          <table:table-cell office:value-type="float" office:value="0.233795983143383" calcext:value-type="float">
            <text:p>0,2337959831</text:p>
          </table:table-cell>
          <table:table-cell office:value-type="float" office:value="0.245144114202487" calcext:value-type="float">
            <text:p>0,2451441142</text:p>
          </table:table-cell>
          <table:table-cell office:value-type="float" office:value="0.0422468559997034" calcext:value-type="float">
            <text:p>0,042246856</text:p>
          </table:table-cell>
          <table:table-cell office:value-type="float" office:value="0.0416759785990309" calcext:value-type="float">
            <text:p>0,0416759786</text:p>
          </table:table-cell>
          <table:table-cell office:value-type="float" office:value="0.0344174323877899" calcext:value-type="float">
            <text:p>0,0344174324</text:p>
          </table:table-cell>
          <table:table-cell office:value-type="float" office:value="0.0527701075422346" calcext:value-type="float">
            <text:p>0,0527701075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380363478773921" calcext:value-type="float">
            <text:p>0,3803634788</text:p>
          </table:table-cell>
          <table:table-cell office:value-type="float" office:value="0.453584418672935" calcext:value-type="float">
            <text:p>0,4535844187</text:p>
          </table:table-cell>
          <table:table-cell office:value-type="float" office:value="0.394597493929301" calcext:value-type="float">
            <text:p>0,3945974939</text:p>
          </table:table-cell>
          <table:table-cell office:value-type="float" office:value="0.434178645913766" calcext:value-type="float">
            <text:p>0,4341786459</text:p>
          </table:table-cell>
          <table:table-cell office:value-type="float" office:value="6.61191272374953" calcext:value-type="float">
            <text:p>6,6119127237</text:p>
          </table:table-cell>
          <table:table-cell office:value-type="float" office:value="10.2735419099591" calcext:value-type="float">
            <text:p>10,27354191</text:p>
          </table:table-cell>
          <table:table-cell office:value-type="float" office:value="7.90198481415513" calcext:value-type="float">
            <text:p>7,9019848142</text:p>
          </table:table-cell>
          <table:table-cell office:value-type="float" office:value="8.4246632087706" calcext:value-type="float">
            <text:p>8,4246632088</text:p>
          </table:table-cell>
          <table:table-cell office:value-type="float" office:value="0.225689909997859" calcext:value-type="float">
            <text:p>0,22568991</text:p>
          </table:table-cell>
          <table:table-cell office:value-type="float" office:value="0.253330729425579" calcext:value-type="float">
            <text:p>0,2533307294</text:p>
          </table:table-cell>
          <table:table-cell office:value-type="float" office:value="0.234420279050667" calcext:value-type="float">
            <text:p>0,2344202791</text:p>
          </table:table-cell>
          <table:table-cell office:value-type="float" office:value="0.23943298426946" calcext:value-type="float">
            <text:p>0,2394329843</text:p>
          </table:table-cell>
          <table:table-cell office:value-type="float" office:value="0.0420965459830298" calcext:value-type="float">
            <text:p>0,042096546</text:p>
          </table:table-cell>
          <table:table-cell office:value-type="float" office:value="0.0405623910081125" calcext:value-type="float">
            <text:p>0,040562391</text:p>
          </table:table-cell>
          <table:table-cell office:value-type="float" office:value="0.0338066786149981" calcext:value-type="float">
            <text:p>0,0338066786</text:p>
          </table:table-cell>
          <table:table-cell office:value-type="float" office:value="0.0524043348135553" calcext:value-type="float">
            <text:p>0,0524043348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376854034992788" calcext:value-type="float">
            <text:p>0,376854035</text:p>
          </table:table-cell>
          <table:table-cell office:value-type="float" office:value="0.451686913300639" calcext:value-type="float">
            <text:p>0,4516869133</text:p>
          </table:table-cell>
          <table:table-cell office:value-type="float" office:value="0.390694626425101" calcext:value-type="float">
            <text:p>0,3906946264</text:p>
          </table:table-cell>
          <table:table-cell office:value-type="float" office:value="0.433876874898267" calcext:value-type="float">
            <text:p>0,4338768749</text:p>
          </table:table-cell>
          <table:table-cell office:value-type="float" office:value="6.26612355400769" calcext:value-type="float">
            <text:p>6,266123554</text:p>
          </table:table-cell>
          <table:table-cell office:value-type="float" office:value="10.6197304349595" calcext:value-type="float">
            <text:p>10,619730435</text:p>
          </table:table-cell>
          <table:table-cell office:value-type="float" office:value="7.37042038146068" calcext:value-type="float">
            <text:p>7,3704203815</text:p>
          </table:table-cell>
          <table:table-cell office:value-type="float" office:value="8.49344800545783" calcext:value-type="float">
            <text:p>8,4934480055</text:p>
          </table:table-cell>
          <table:table-cell office:value-type="float" office:value="0.217458015590446" calcext:value-type="float">
            <text:p>0,2174580156</text:p>
          </table:table-cell>
          <table:table-cell office:value-type="float" office:value="0.242734572198313" calcext:value-type="float">
            <text:p>0,2427345722</text:p>
          </table:table-cell>
          <table:table-cell office:value-type="float" office:value="0.225872016150043" calcext:value-type="float">
            <text:p>0,2258720162</text:p>
          </table:table-cell>
          <table:table-cell office:value-type="float" office:value="0.229351444222931" calcext:value-type="float">
            <text:p>0,2293514442</text:p>
          </table:table-cell>
          <table:table-cell office:value-type="float" office:value="0.0380737411579102" calcext:value-type="float">
            <text:p>0,0380737412</text:p>
          </table:table-cell>
          <table:table-cell office:value-type="float" office:value="0.0361840119059724" calcext:value-type="float">
            <text:p>0,0361840119</text:p>
          </table:table-cell>
          <table:table-cell office:value-type="float" office:value="0.0301330308711235" calcext:value-type="float">
            <text:p>0,0301330309</text:p>
          </table:table-cell>
          <table:table-cell office:value-type="float" office:value="0.0476043171101202" calcext:value-type="float">
            <text:p>0,0476043171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37655088655233" calcext:value-type="float">
            <text:p>0,3765508866</text:p>
          </table:table-cell>
          <table:table-cell office:value-type="float" office:value="0.45366450527642" calcext:value-type="float">
            <text:p>0,4536645053</text:p>
          </table:table-cell>
          <table:table-cell office:value-type="float" office:value="0.393137812141847" calcext:value-type="float">
            <text:p>0,3931378121</text:p>
          </table:table-cell>
          <table:table-cell office:value-type="float" office:value="0.432279651614822" calcext:value-type="float">
            <text:p>0,4322796516</text:p>
          </table:table-cell>
          <table:table-cell office:value-type="float" office:value="6.2432814665332" calcext:value-type="float">
            <text:p>6,2432814665</text:p>
          </table:table-cell>
          <table:table-cell office:value-type="float" office:value="10.6900378077277" calcext:value-type="float">
            <text:p>10,6900378077</text:p>
          </table:table-cell>
          <table:table-cell office:value-type="float" office:value="7.70053878331824" calcext:value-type="float">
            <text:p>7,7005387833</text:p>
          </table:table-cell>
          <table:table-cell office:value-type="float" office:value="8.54790240818713" calcext:value-type="float">
            <text:p>8,5479024082</text:p>
          </table:table-cell>
          <table:table-cell office:value-type="float" office:value="0.21959410257998" calcext:value-type="float">
            <text:p>0,2195941026</text:p>
          </table:table-cell>
          <table:table-cell office:value-type="float" office:value="0.245674664051644" calcext:value-type="float">
            <text:p>0,2456746641</text:p>
          </table:table-cell>
          <table:table-cell office:value-type="float" office:value="0.229986387450652" calcext:value-type="float">
            <text:p>0,2299863875</text:p>
          </table:table-cell>
          <table:table-cell office:value-type="float" office:value="0.229372103009164" calcext:value-type="float">
            <text:p>0,229372103</text:p>
          </table:table-cell>
          <table:table-cell office:value-type="float" office:value="0.0392402193617124" calcext:value-type="float">
            <text:p>0,0392402194</text:p>
          </table:table-cell>
          <table:table-cell office:value-type="float" office:value="0.0356246721434463" calcext:value-type="float">
            <text:p>0,0356246721</text:p>
          </table:table-cell>
          <table:table-cell office:value-type="float" office:value="0.0304841577567023" calcext:value-type="float">
            <text:p>0,0304841578</text:p>
          </table:table-cell>
          <table:table-cell office:value-type="float" office:value="0.0481219695770472" calcext:value-type="float">
            <text:p>0,0481219696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379572377237213" calcext:value-type="float">
            <text:p>0,3795723772</text:p>
          </table:table-cell>
          <table:table-cell office:value-type="float" office:value="0.450065226272729" calcext:value-type="float">
            <text:p>0,4500652263</text:p>
          </table:table-cell>
          <table:table-cell office:value-type="float" office:value="0.39151245967087" calcext:value-type="float">
            <text:p>0,3915124597</text:p>
          </table:table-cell>
          <table:table-cell office:value-type="float" office:value="0.435546885284043" calcext:value-type="float">
            <text:p>0,4355468853</text:p>
          </table:table-cell>
          <table:table-cell office:value-type="float" office:value="6.55888045031926" calcext:value-type="float">
            <text:p>6,5588804503</text:p>
          </table:table-cell>
          <table:table-cell office:value-type="float" office:value="10.4784769886057" calcext:value-type="float">
            <text:p>10,4784769886</text:p>
          </table:table-cell>
          <table:table-cell office:value-type="float" office:value="7.75532310010507" calcext:value-type="float">
            <text:p>7,7553231001</text:p>
          </table:table-cell>
          <table:table-cell office:value-type="float" office:value="9.33346084811812" calcext:value-type="float">
            <text:p>9,3334608481</text:p>
          </table:table-cell>
          <table:table-cell office:value-type="float" office:value="0.22451558793315" calcext:value-type="float">
            <text:p>0,2245155879</text:p>
          </table:table-cell>
          <table:table-cell office:value-type="float" office:value="0.253359160935583" calcext:value-type="float">
            <text:p>0,2533591609</text:p>
          </table:table-cell>
          <table:table-cell office:value-type="float" office:value="0.232358598279222" calcext:value-type="float">
            <text:p>0,2323585983</text:p>
          </table:table-cell>
          <table:table-cell office:value-type="float" office:value="0.24076212211069" calcext:value-type="float">
            <text:p>0,2407621221</text:p>
          </table:table-cell>
          <table:table-cell office:value-type="float" office:value="0.0395109201986623" calcext:value-type="float">
            <text:p>0,0395109202</text:p>
          </table:table-cell>
          <table:table-cell office:value-type="float" office:value="0.0354511995532083" calcext:value-type="float">
            <text:p>0,0354511996</text:p>
          </table:table-cell>
          <table:table-cell office:value-type="float" office:value="0.030308870414879" calcext:value-type="float">
            <text:p>0,0303088704</text:p>
          </table:table-cell>
          <table:table-cell office:value-type="float" office:value="0.0487474438765184" calcext:value-type="float">
            <text:p>0,0487474439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374754657372408" calcext:value-type="float">
            <text:p>0,3747546574</text:p>
          </table:table-cell>
          <table:table-cell office:value-type="float" office:value="0.445121067256578" calcext:value-type="float">
            <text:p>0,4451210673</text:p>
          </table:table-cell>
          <table:table-cell office:value-type="float" office:value="0.387212936660263" calcext:value-type="float">
            <text:p>0,3872129367</text:p>
          </table:table-cell>
          <table:table-cell office:value-type="float" office:value="0.429676864902463" calcext:value-type="float">
            <text:p>0,4296768649</text:p>
          </table:table-cell>
          <table:table-cell office:value-type="float" office:value="6.28209772698049" calcext:value-type="float">
            <text:p>6,282097727</text:p>
          </table:table-cell>
          <table:table-cell office:value-type="float" office:value="10.4958049231516" calcext:value-type="float">
            <text:p>10,4958049232</text:p>
          </table:table-cell>
          <table:table-cell office:value-type="float" office:value="7.61879341426713" calcext:value-type="float">
            <text:p>7,6187934143</text:p>
          </table:table-cell>
          <table:table-cell office:value-type="float" office:value="8.63454214389773" calcext:value-type="float">
            <text:p>8,6345421439</text:p>
          </table:table-cell>
          <table:table-cell office:value-type="float" office:value="0.217770027083839" calcext:value-type="float">
            <text:p>0,2177700271</text:p>
          </table:table-cell>
          <table:table-cell office:value-type="float" office:value="0.239427096051271" calcext:value-type="float">
            <text:p>0,2394270961</text:p>
          </table:table-cell>
          <table:table-cell office:value-type="float" office:value="0.225449172977943" calcext:value-type="float">
            <text:p>0,225449173</text:p>
          </table:table-cell>
          <table:table-cell office:value-type="float" office:value="0.22740296892682" calcext:value-type="float">
            <text:p>0,2274029689</text:p>
          </table:table-cell>
          <table:table-cell office:value-type="float" office:value="0.0395130675982847" calcext:value-type="float">
            <text:p>0,0395130676</text:p>
          </table:table-cell>
          <table:table-cell office:value-type="float" office:value="0.0381900445644653" calcext:value-type="float">
            <text:p>0,0381900446</text:p>
          </table:table-cell>
          <table:table-cell office:value-type="float" office:value="0.0316612675151421" calcext:value-type="float">
            <text:p>0,0316612675</text:p>
          </table:table-cell>
          <table:table-cell office:value-type="float" office:value="0.0494367251609102" calcext:value-type="float">
            <text:p>0,0494367252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373541480790695" calcext:value-type="float">
            <text:p>0,3735414808</text:p>
          </table:table-cell>
          <table:table-cell office:value-type="float" office:value="0.447640045157885" calcext:value-type="float">
            <text:p>0,4476400452</text:p>
          </table:table-cell>
          <table:table-cell office:value-type="float" office:value="0.38581138007533" calcext:value-type="float">
            <text:p>0,3858113801</text:p>
          </table:table-cell>
          <table:table-cell office:value-type="float" office:value="0.430809766808428" calcext:value-type="float">
            <text:p>0,4308097668</text:p>
          </table:table-cell>
          <table:table-cell office:value-type="float" office:value="6.05361122169106" calcext:value-type="float">
            <text:p>6,0536112217</text:p>
          </table:table-cell>
          <table:table-cell office:value-type="float" office:value="9.84309329223832" calcext:value-type="float">
            <text:p>9,8430932922</text:p>
          </table:table-cell>
          <table:table-cell office:value-type="float" office:value="7.13949879548454" calcext:value-type="float">
            <text:p>7,1394987955</text:p>
          </table:table-cell>
          <table:table-cell office:value-type="float" office:value="8.38357841754399" calcext:value-type="float">
            <text:p>8,3835784175</text:p>
          </table:table-cell>
          <table:table-cell office:value-type="float" office:value="0.223162868691964" calcext:value-type="float">
            <text:p>0,2231628687</text:p>
          </table:table-cell>
          <table:table-cell office:value-type="float" office:value="0.249105933571152" calcext:value-type="float">
            <text:p>0,2491059336</text:p>
          </table:table-cell>
          <table:table-cell office:value-type="float" office:value="0.230909085730502" calcext:value-type="float">
            <text:p>0,2309090857</text:p>
          </table:table-cell>
          <table:table-cell office:value-type="float" office:value="0.236674108752608" calcext:value-type="float">
            <text:p>0,2366741088</text:p>
          </table:table-cell>
          <table:table-cell office:value-type="float" office:value="0.0411867634083398" calcext:value-type="float">
            <text:p>0,0411867634</text:p>
          </table:table-cell>
          <table:table-cell office:value-type="float" office:value="0.0412314253325412" calcext:value-type="float">
            <text:p>0,0412314253</text:p>
          </table:table-cell>
          <table:table-cell office:value-type="float" office:value="0.0335263707542047" calcext:value-type="float">
            <text:p>0,0335263708</text:p>
          </table:table-cell>
          <table:table-cell office:value-type="float" office:value="0.0522403907767594" calcext:value-type="float">
            <text:p>0,0522403908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370062628958673" calcext:value-type="float">
            <text:p>0,370062629</text:p>
          </table:table-cell>
          <table:table-cell office:value-type="float" office:value="0.442511894336281" calcext:value-type="float">
            <text:p>0,4425118943</text:p>
          </table:table-cell>
          <table:table-cell office:value-type="float" office:value="0.385168631352712" calcext:value-type="float">
            <text:p>0,3851686314</text:p>
          </table:table-cell>
          <table:table-cell office:value-type="float" office:value="0.422501331631754" calcext:value-type="float">
            <text:p>0,4225013316</text:p>
          </table:table-cell>
          <table:table-cell office:value-type="float" office:value="5.7150466810967" calcext:value-type="float">
            <text:p>5,7150466811</text:p>
          </table:table-cell>
          <table:table-cell office:value-type="float" office:value="8.99726409088963" calcext:value-type="float">
            <text:p>8,9972640909</text:p>
          </table:table-cell>
          <table:table-cell office:value-type="float" office:value="6.90993875171449" calcext:value-type="float">
            <text:p>6,9099387517</text:p>
          </table:table-cell>
          <table:table-cell office:value-type="float" office:value="7.68520705426892" calcext:value-type="float">
            <text:p>7,6852070543</text:p>
          </table:table-cell>
          <table:table-cell office:value-type="float" office:value="0.22001946442482" calcext:value-type="float">
            <text:p>0,2200194644</text:p>
          </table:table-cell>
          <table:table-cell office:value-type="float" office:value="0.24039750212612" calcext:value-type="float">
            <text:p>0,2403975021</text:p>
          </table:table-cell>
          <table:table-cell office:value-type="float" office:value="0.229914471004692" calcext:value-type="float">
            <text:p>0,229914471</text:p>
          </table:table-cell>
          <table:table-cell office:value-type="float" office:value="0.224982757796547" calcext:value-type="float">
            <text:p>0,2249827578</text:p>
          </table:table-cell>
          <table:table-cell office:value-type="float" office:value="0.04226770768641" calcext:value-type="float">
            <text:p>0,0422677077</text:p>
          </table:table-cell>
          <table:table-cell office:value-type="float" office:value="0.0410015341024205" calcext:value-type="float">
            <text:p>0,0410015341</text:p>
          </table:table-cell>
          <table:table-cell office:value-type="float" office:value="0.0338662825999396" calcext:value-type="float">
            <text:p>0,0338662826</text:p>
          </table:table-cell>
          <table:table-cell office:value-type="float" office:value="0.0530535504980552" calcext:value-type="float">
            <text:p>0,0530535505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373134062866485" calcext:value-type="float">
            <text:p>0,3731340629</text:p>
          </table:table-cell>
          <table:table-cell office:value-type="float" office:value="0.448428944113381" calcext:value-type="float">
            <text:p>0,4484289441</text:p>
          </table:table-cell>
          <table:table-cell office:value-type="float" office:value="0.385160692082628" calcext:value-type="float">
            <text:p>0,3851606921</text:p>
          </table:table-cell>
          <table:table-cell office:value-type="float" office:value="0.432363513189055" calcext:value-type="float">
            <text:p>0,4323635132</text:p>
          </table:table-cell>
          <table:table-cell office:value-type="float" office:value="5.92245810527669" calcext:value-type="float">
            <text:p>5,9224581053</text:p>
          </table:table-cell>
          <table:table-cell office:value-type="float" office:value="9.47665734794669" calcext:value-type="float">
            <text:p>9,4766573479</text:p>
          </table:table-cell>
          <table:table-cell office:value-type="float" office:value="6.87717444904684" calcext:value-type="float">
            <text:p>6,877174449</text:p>
          </table:table-cell>
          <table:table-cell office:value-type="float" office:value="8.49613585692953" calcext:value-type="float">
            <text:p>8,4961358569</text:p>
          </table:table-cell>
          <table:table-cell office:value-type="float" office:value="0.220043383564913" calcext:value-type="float">
            <text:p>0,2200433836</text:p>
          </table:table-cell>
          <table:table-cell office:value-type="float" office:value="0.242684316398078" calcext:value-type="float">
            <text:p>0,2426843164</text:p>
          </table:table-cell>
          <table:table-cell office:value-type="float" office:value="0.227626242142784" calcext:value-type="float">
            <text:p>0,2276262421</text:p>
          </table:table-cell>
          <table:table-cell office:value-type="float" office:value="0.230601999179788" calcext:value-type="float">
            <text:p>0,2306019992</text:p>
          </table:table-cell>
          <table:table-cell office:value-type="float" office:value="0.0403418082121191" calcext:value-type="float">
            <text:p>0,0403418082</text:p>
          </table:table-cell>
          <table:table-cell office:value-type="float" office:value="0.0397549898548457" calcext:value-type="float">
            <text:p>0,0397549899</text:p>
          </table:table-cell>
          <table:table-cell office:value-type="float" office:value="0.0322805812716839" calcext:value-type="float">
            <text:p>0,0322805813</text:p>
          </table:table-cell>
          <table:table-cell office:value-type="float" office:value="0.0514323209381214" calcext:value-type="float">
            <text:p>0,0514323209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378518948122425" calcext:value-type="float">
            <text:p>0,3785189481</text:p>
          </table:table-cell>
          <table:table-cell office:value-type="float" office:value="0.455608518718743" calcext:value-type="float">
            <text:p>0,4556085187</text:p>
          </table:table-cell>
          <table:table-cell office:value-type="float" office:value="0.390414775835938" calcext:value-type="float">
            <text:p>0,3904147758</text:p>
          </table:table-cell>
          <table:table-cell office:value-type="float" office:value="0.440417819631601" calcext:value-type="float">
            <text:p>0,4404178196</text:p>
          </table:table-cell>
          <table:table-cell office:value-type="float" office:value="6.26785538435321" calcext:value-type="float">
            <text:p>6,2678553844</text:p>
          </table:table-cell>
          <table:table-cell office:value-type="float" office:value="10.6238993411441" calcext:value-type="float">
            <text:p>10,6238993411</text:p>
          </table:table-cell>
          <table:table-cell office:value-type="float" office:value="7.13216515856415" calcext:value-type="float">
            <text:p>7,1321651586</text:p>
          </table:table-cell>
          <table:table-cell office:value-type="float" office:value="9.20057587402145" calcext:value-type="float">
            <text:p>9,200575874</text:p>
          </table:table-cell>
          <table:table-cell office:value-type="float" office:value="0.229716768991149" calcext:value-type="float">
            <text:p>0,229716769</text:p>
          </table:table-cell>
          <table:table-cell office:value-type="float" office:value="0.260086676682798" calcext:value-type="float">
            <text:p>0,2600866767</text:p>
          </table:table-cell>
          <table:table-cell office:value-type="float" office:value="0.237232024956061" calcext:value-type="float">
            <text:p>0,237232025</text:p>
          </table:table-cell>
          <table:table-cell office:value-type="float" office:value="0.247841401175869" calcext:value-type="float">
            <text:p>0,2478414012</text:p>
          </table:table-cell>
          <table:table-cell office:value-type="float" office:value="0.0401247510589563" calcext:value-type="float">
            <text:p>0,0401247511</text:p>
          </table:table-cell>
          <table:table-cell office:value-type="float" office:value="0.0369854791341064" calcext:value-type="float">
            <text:p>0,0369854791</text:p>
          </table:table-cell>
          <table:table-cell office:value-type="float" office:value="0.0318376915393178" calcext:value-type="float">
            <text:p>0,0318376915</text:p>
          </table:table-cell>
          <table:table-cell office:value-type="float" office:value="0.0490563836545491" calcext:value-type="float">
            <text:p>0,0490563837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77291051234668" calcext:value-type="float">
            <text:p>0,3772910512</text:p>
          </table:table-cell>
          <table:table-cell office:value-type="float" office:value="0.457759353979586" calcext:value-type="float">
            <text:p>0,457759354</text:p>
          </table:table-cell>
          <table:table-cell office:value-type="float" office:value="0.388827777245514" calcext:value-type="float">
            <text:p>0,3888277772</text:p>
          </table:table-cell>
          <table:table-cell office:value-type="float" office:value="0.441597328467287" calcext:value-type="float">
            <text:p>0,4415973285</text:p>
          </table:table-cell>
          <table:table-cell office:value-type="float" office:value="6.1317893522685" calcext:value-type="float">
            <text:p>6,1317893523</text:p>
          </table:table-cell>
          <table:table-cell office:value-type="float" office:value="10.5948604430942" calcext:value-type="float">
            <text:p>10,5948604431</text:p>
          </table:table-cell>
          <table:table-cell office:value-type="float" office:value="7.32218714918687" calcext:value-type="float">
            <text:p>7,3221871492</text:p>
          </table:table-cell>
          <table:table-cell office:value-type="float" office:value="9.069279147951" calcext:value-type="float">
            <text:p>9,069279148</text:p>
          </table:table-cell>
          <table:table-cell office:value-type="float" office:value="0.229323212069192" calcext:value-type="float">
            <text:p>0,2293232121</text:p>
          </table:table-cell>
          <table:table-cell office:value-type="float" office:value="0.263429733702324" calcext:value-type="float">
            <text:p>0,2634297337</text:p>
          </table:table-cell>
          <table:table-cell office:value-type="float" office:value="0.23684039683293" calcext:value-type="float">
            <text:p>0,2368403968</text:p>
          </table:table-cell>
          <table:table-cell office:value-type="float" office:value="0.250959816117059" calcext:value-type="float">
            <text:p>0,2509598161</text:p>
          </table:table-cell>
          <table:table-cell office:value-type="float" office:value="0.0401743903430252" calcext:value-type="float">
            <text:p>0,0401743903</text:p>
          </table:table-cell>
          <table:table-cell office:value-type="float" office:value="0.0403993938300177" calcext:value-type="float">
            <text:p>0,0403993938</text:p>
          </table:table-cell>
          <table:table-cell office:value-type="float" office:value="0.0321959548942022" calcext:value-type="float">
            <text:p>0,0321959549</text:p>
          </table:table-cell>
          <table:table-cell office:value-type="float" office:value="0.0519115462163745" calcext:value-type="float">
            <text:p>0,0519115462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370023618560998" calcext:value-type="float">
            <text:p>0,3700236186</text:p>
          </table:table-cell>
          <table:table-cell office:value-type="float" office:value="0.451348702824966" calcext:value-type="float">
            <text:p>0,4513487028</text:p>
          </table:table-cell>
          <table:table-cell office:value-type="float" office:value="0.383761070475958" calcext:value-type="float">
            <text:p>0,3837610705</text:p>
          </table:table-cell>
          <table:table-cell office:value-type="float" office:value="0.430313294627684" calcext:value-type="float">
            <text:p>0,4303132946</text:p>
          </table:table-cell>
          <table:table-cell office:value-type="float" office:value="6.13759524832929" calcext:value-type="float">
            <text:p>6,1375952483</text:p>
          </table:table-cell>
          <table:table-cell office:value-type="float" office:value="10.1238863111378" calcext:value-type="float">
            <text:p>10,1238863111</text:p>
          </table:table-cell>
          <table:table-cell office:value-type="float" office:value="7.11521254741713" calcext:value-type="float">
            <text:p>7,1152125474</text:p>
          </table:table-cell>
          <table:table-cell office:value-type="float" office:value="8.26433784310117" calcext:value-type="float">
            <text:p>8,2643378431</text:p>
          </table:table-cell>
          <table:table-cell office:value-type="float" office:value="0.22013311968074" calcext:value-type="float">
            <text:p>0,2201331197</text:p>
          </table:table-cell>
          <table:table-cell office:value-type="float" office:value="0.249733826001572" calcext:value-type="float">
            <text:p>0,249733826</text:p>
          </table:table-cell>
          <table:table-cell office:value-type="float" office:value="0.229281631092822" calcext:value-type="float">
            <text:p>0,2292816311</text:p>
          </table:table-cell>
          <table:table-cell office:value-type="float" office:value="0.234756789459199" calcext:value-type="float">
            <text:p>0,2347567895</text:p>
          </table:table-cell>
          <table:table-cell office:value-type="float" office:value="0.0412645797161458" calcext:value-type="float">
            <text:p>0,0412645797</text:p>
          </table:table-cell>
          <table:table-cell office:value-type="float" office:value="0.0394393471435757" calcext:value-type="float">
            <text:p>0,0394393471</text:p>
          </table:table-cell>
          <table:table-cell office:value-type="float" office:value="0.0315679175052227" calcext:value-type="float">
            <text:p>0,0315679175</text:p>
          </table:table-cell>
          <table:table-cell office:value-type="float" office:value="0.0535430887383597" calcext:value-type="float">
            <text:p>0,0535430887</text:p>
          </table:table-cell>
          <table:table-cell table:number-columns-repeated="100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377452539022964" calcext:value-type="float">
            <text:p>0,377452539</text:p>
          </table:table-cell>
          <table:table-cell office:value-type="float" office:value="0.457345024378069" calcext:value-type="float">
            <text:p>0,4573450244</text:p>
          </table:table-cell>
          <table:table-cell office:value-type="float" office:value="0.387524856770635" calcext:value-type="float">
            <text:p>0,3875248568</text:p>
          </table:table-cell>
          <table:table-cell office:value-type="float" office:value="0.441452884514905" calcext:value-type="float">
            <text:p>0,4414528845</text:p>
          </table:table-cell>
          <table:table-cell office:value-type="float" office:value="6.74521108069013" calcext:value-type="float">
            <text:p>6,7452110807</text:p>
          </table:table-cell>
          <table:table-cell office:value-type="float" office:value="11.2478150545006" calcext:value-type="float">
            <text:p>11,2478150545</text:p>
          </table:table-cell>
          <table:table-cell office:value-type="float" office:value="7.37112085777746" calcext:value-type="float">
            <text:p>7,3711208578</text:p>
          </table:table-cell>
          <table:table-cell office:value-type="float" office:value="9.41175907797412" calcext:value-type="float">
            <text:p>9,411759078</text:p>
          </table:table-cell>
          <table:table-cell office:value-type="float" office:value="0.228749811383422" calcext:value-type="float">
            <text:p>0,2287498114</text:p>
          </table:table-cell>
          <table:table-cell office:value-type="float" office:value="0.258932807316701" calcext:value-type="float">
            <text:p>0,2589328073</text:p>
          </table:table-cell>
          <table:table-cell office:value-type="float" office:value="0.235797546534715" calcext:value-type="float">
            <text:p>0,2357975465</text:p>
          </table:table-cell>
          <table:table-cell office:value-type="float" office:value="0.247236791301034" calcext:value-type="float">
            <text:p>0,2472367913</text:p>
          </table:table-cell>
          <table:table-cell office:value-type="float" office:value="0.0393655581491468" calcext:value-type="float">
            <text:p>0,0393655581</text:p>
          </table:table-cell>
          <table:table-cell office:value-type="float" office:value="0.0406562146155758" calcext:value-type="float">
            <text:p>0,0406562146</text:p>
          </table:table-cell>
          <table:table-cell office:value-type="float" office:value="0.0314403250186449" calcext:value-type="float">
            <text:p>0,031440325</text:p>
          </table:table-cell>
          <table:table-cell office:value-type="float" office:value="0.052217975190019" calcext:value-type="float">
            <text:p>0,0522179752</text:p>
          </table:table-cell>
          <table:table-cell table:number-columns-repeated="100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377289374896246" calcext:value-type="float">
            <text:p>0,3772893749</text:p>
          </table:table-cell>
          <table:table-cell office:value-type="float" office:value="0.452062711920268" calcext:value-type="float">
            <text:p>0,4520627119</text:p>
          </table:table-cell>
          <table:table-cell office:value-type="float" office:value="0.387208716214787" calcext:value-type="float">
            <text:p>0,3872087162</text:p>
          </table:table-cell>
          <table:table-cell office:value-type="float" office:value="0.438539961175542" calcext:value-type="float">
            <text:p>0,4385399612</text:p>
          </table:table-cell>
          <table:table-cell office:value-type="float" office:value="6.98684894582027" calcext:value-type="float">
            <text:p>6,9868489458</text:p>
          </table:table-cell>
          <table:table-cell office:value-type="float" office:value="10.6415215875629" calcext:value-type="float">
            <text:p>10,6415215876</text:p>
          </table:table-cell>
          <table:table-cell office:value-type="float" office:value="7.7933332814327" calcext:value-type="float">
            <text:p>7,7933332814</text:p>
          </table:table-cell>
          <table:table-cell office:value-type="float" office:value="9.13002926907431" calcext:value-type="float">
            <text:p>9,1300292691</text:p>
          </table:table-cell>
          <table:table-cell office:value-type="float" office:value="0.223336576497829" calcext:value-type="float">
            <text:p>0,2233365765</text:p>
          </table:table-cell>
          <table:table-cell office:value-type="float" office:value="0.251488912092049" calcext:value-type="float">
            <text:p>0,2514889121</text:p>
          </table:table-cell>
          <table:table-cell office:value-type="float" office:value="0.229575408844409" calcext:value-type="float">
            <text:p>0,2295754088</text:p>
          </table:table-cell>
          <table:table-cell office:value-type="float" office:value="0.241139745156152" calcext:value-type="float">
            <text:p>0,2411397452</text:p>
          </table:table-cell>
          <table:table-cell office:value-type="float" office:value="0.0395214132013008" calcext:value-type="float">
            <text:p>0,0395214132</text:p>
          </table:table-cell>
          <table:table-cell office:value-type="float" office:value="0.04334429913386" calcext:value-type="float">
            <text:p>0,0433442991</text:p>
          </table:table-cell>
          <table:table-cell office:value-type="float" office:value="0.0319607692090409" calcext:value-type="float">
            <text:p>0,0319607692</text:p>
          </table:table-cell>
          <table:table-cell office:value-type="float" office:value="0.0542969651680268" calcext:value-type="float">
            <text:p>0,0542969652</text:p>
          </table:table-cell>
          <table:table-cell table:number-columns-repeated="100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3833297181092" calcext:value-type="float">
            <text:p>0,3833297181</text:p>
          </table:table-cell>
          <table:table-cell office:value-type="float" office:value="0.461732360677925" calcext:value-type="float">
            <text:p>0,4617323607</text:p>
          </table:table-cell>
          <table:table-cell office:value-type="float" office:value="0.392490400969246" calcext:value-type="float">
            <text:p>0,392490401</text:p>
          </table:table-cell>
          <table:table-cell office:value-type="float" office:value="0.449960303368294" calcext:value-type="float">
            <text:p>0,4499603034</text:p>
          </table:table-cell>
          <table:table-cell office:value-type="float" office:value="6.86924270526839" calcext:value-type="float">
            <text:p>6,8692427053</text:p>
          </table:table-cell>
          <table:table-cell office:value-type="float" office:value="11.0726962188618" calcext:value-type="float">
            <text:p>11,0726962189</text:p>
          </table:table-cell>
          <table:table-cell office:value-type="float" office:value="8.13766327738223" calcext:value-type="float">
            <text:p>8,1376632774</text:p>
          </table:table-cell>
          <table:table-cell office:value-type="float" office:value="9.56973675433602" calcext:value-type="float">
            <text:p>9,5697367543</text:p>
          </table:table-cell>
          <table:table-cell office:value-type="float" office:value="0.2303485479336" calcext:value-type="float">
            <text:p>0,2303485479</text:p>
          </table:table-cell>
          <table:table-cell office:value-type="float" office:value="0.264477498745718" calcext:value-type="float">
            <text:p>0,2644774987</text:p>
          </table:table-cell>
          <table:table-cell office:value-type="float" office:value="0.236992305839657" calcext:value-type="float">
            <text:p>0,2369923058</text:p>
          </table:table-cell>
          <table:table-cell office:value-type="float" office:value="0.253372128581295" calcext:value-type="float">
            <text:p>0,2533721286</text:p>
          </table:table-cell>
          <table:table-cell office:value-type="float" office:value="0.0367962158707324" calcext:value-type="float">
            <text:p>0,0367962159</text:p>
          </table:table-cell>
          <table:table-cell office:value-type="float" office:value="0.0383652502809233" calcext:value-type="float">
            <text:p>0,0383652503</text:p>
          </table:table-cell>
          <table:table-cell office:value-type="float" office:value="0.0295208010716983" calcext:value-type="float">
            <text:p>0,0295208011</text:p>
          </table:table-cell>
          <table:table-cell office:value-type="float" office:value="0.0488853837994595" calcext:value-type="float">
            <text:p>0,0488853838</text:p>
          </table:table-cell>
          <table:table-cell table:number-columns-repeated="100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386248659733034" calcext:value-type="float">
            <text:p>0,3862486597</text:p>
          </table:table-cell>
          <table:table-cell office:value-type="float" office:value="0.469341826500377" calcext:value-type="float">
            <text:p>0,4693418265</text:p>
          </table:table-cell>
          <table:table-cell office:value-type="float" office:value="0.398527048409553" calcext:value-type="float">
            <text:p>0,3985270484</text:p>
          </table:table-cell>
          <table:table-cell office:value-type="float" office:value="0.452462242202247" calcext:value-type="float">
            <text:p>0,4524622422</text:p>
          </table:table-cell>
          <table:table-cell office:value-type="float" office:value="6.9982439222598" calcext:value-type="float">
            <text:p>6,9982439223</text:p>
          </table:table-cell>
          <table:table-cell office:value-type="float" office:value="11.3939903796338" calcext:value-type="float">
            <text:p>11,3939903796</text:p>
          </table:table-cell>
          <table:table-cell office:value-type="float" office:value="7.94261526104406" calcext:value-type="float">
            <text:p>7,942615261</text:p>
          </table:table-cell>
          <table:table-cell office:value-type="float" office:value="9.74767768148897" calcext:value-type="float">
            <text:p>9,7476776815</text:p>
          </table:table-cell>
          <table:table-cell office:value-type="float" office:value="0.231163298849974" calcext:value-type="float">
            <text:p>0,2311632988</text:p>
          </table:table-cell>
          <table:table-cell office:value-type="float" office:value="0.265274612818484" calcext:value-type="float">
            <text:p>0,2652746128</text:p>
          </table:table-cell>
          <table:table-cell office:value-type="float" office:value="0.239303437631654" calcext:value-type="float">
            <text:p>0,2393034376</text:p>
          </table:table-cell>
          <table:table-cell office:value-type="float" office:value="0.251743396551014" calcext:value-type="float">
            <text:p>0,2517433966</text:p>
          </table:table-cell>
          <table:table-cell office:value-type="float" office:value="0.0355245936277359" calcext:value-type="float">
            <text:p>0,0355245936</text:p>
          </table:table-cell>
          <table:table-cell office:value-type="float" office:value="0.0356024604319219" calcext:value-type="float">
            <text:p>0,0356024604</text:p>
          </table:table-cell>
          <table:table-cell office:value-type="float" office:value="0.0291777244066271" calcext:value-type="float">
            <text:p>0,0291777244</text:p>
          </table:table-cell>
          <table:table-cell office:value-type="float" office:value="0.044790259199646" calcext:value-type="float">
            <text:p>0,0447902592</text:p>
          </table:table-cell>
          <table:table-cell table:number-columns-repeated="100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383124626833096" calcext:value-type="float">
            <text:p>0,3831246268</text:p>
          </table:table-cell>
          <table:table-cell office:value-type="float" office:value="0.462764685077703" calcext:value-type="float">
            <text:p>0,4627646851</text:p>
          </table:table-cell>
          <table:table-cell office:value-type="float" office:value="0.391971553699742" calcext:value-type="float">
            <text:p>0,3919715537</text:p>
          </table:table-cell>
          <table:table-cell office:value-type="float" office:value="0.450666221980931" calcext:value-type="float">
            <text:p>0,450666222</text:p>
          </table:table-cell>
          <table:table-cell office:value-type="float" office:value="6.93903944165744" calcext:value-type="float">
            <text:p>6,9390394417</text:p>
          </table:table-cell>
          <table:table-cell office:value-type="float" office:value="11.1870282476118" calcext:value-type="float">
            <text:p>11,1870282476</text:p>
          </table:table-cell>
          <table:table-cell office:value-type="float" office:value="7.51523659459502" calcext:value-type="float">
            <text:p>7,5152365946</text:p>
          </table:table-cell>
          <table:table-cell office:value-type="float" office:value="10.1299572922773" calcext:value-type="float">
            <text:p>10,1299572923</text:p>
          </table:table-cell>
          <table:table-cell office:value-type="float" office:value="0.236758467248591" calcext:value-type="float">
            <text:p>0,2367584672</text:p>
          </table:table-cell>
          <table:table-cell office:value-type="float" office:value="0.271191595074857" calcext:value-type="float">
            <text:p>0,2711915951</text:p>
          </table:table-cell>
          <table:table-cell office:value-type="float" office:value="0.242870699737389" calcext:value-type="float">
            <text:p>0,2428706997</text:p>
          </table:table-cell>
          <table:table-cell office:value-type="float" office:value="0.261037529084002" calcext:value-type="float">
            <text:p>0,2610375291</text:p>
          </table:table-cell>
          <table:table-cell office:value-type="float" office:value="0.0351026889139718" calcext:value-type="float">
            <text:p>0,0351026889</text:p>
          </table:table-cell>
          <table:table-cell office:value-type="float" office:value="0.0371366156663175" calcext:value-type="float">
            <text:p>0,0371366157</text:p>
          </table:table-cell>
          <table:table-cell office:value-type="float" office:value="0.0298611739117654" calcext:value-type="float">
            <text:p>0,0298611739</text:p>
          </table:table-cell>
          <table:table-cell office:value-type="float" office:value="0.0446590920049809" calcext:value-type="float">
            <text:p>0,044659092</text:p>
          </table:table-cell>
          <table:table-cell table:number-columns-repeated="100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389522822662768" calcext:value-type="float">
            <text:p>0,3895228227</text:p>
          </table:table-cell>
          <table:table-cell office:value-type="float" office:value="0.466808867546908" calcext:value-type="float">
            <text:p>0,4668088675</text:p>
          </table:table-cell>
          <table:table-cell office:value-type="float" office:value="0.39586597544938" calcext:value-type="float">
            <text:p>0,3958659754</text:p>
          </table:table-cell>
          <table:table-cell office:value-type="float" office:value="0.457899291742394" calcext:value-type="float">
            <text:p>0,4578992917</text:p>
          </table:table-cell>
          <table:table-cell office:value-type="float" office:value="7.29162838384204" calcext:value-type="float">
            <text:p>7,2916283838</text:p>
          </table:table-cell>
          <table:table-cell office:value-type="float" office:value="10.7269461462201" calcext:value-type="float">
            <text:p>10,7269461462</text:p>
          </table:table-cell>
          <table:table-cell office:value-type="float" office:value="7.77056536198275" calcext:value-type="float">
            <text:p>7,770565362</text:p>
          </table:table-cell>
          <table:table-cell office:value-type="float" office:value="10.2084906962331" calcext:value-type="float">
            <text:p>10,2084906962</text:p>
          </table:table-cell>
          <table:table-cell office:value-type="float" office:value="0.24379266021737" calcext:value-type="float">
            <text:p>0,2437926602</text:p>
          </table:table-cell>
          <table:table-cell office:value-type="float" office:value="0.285674387582013" calcext:value-type="float">
            <text:p>0,2856743876</text:p>
          </table:table-cell>
          <table:table-cell office:value-type="float" office:value="0.250331584557223" calcext:value-type="float">
            <text:p>0,2503315846</text:p>
          </table:table-cell>
          <table:table-cell office:value-type="float" office:value="0.274548123246939" calcext:value-type="float">
            <text:p>0,2745481232</text:p>
          </table:table-cell>
          <table:table-cell office:value-type="float" office:value="0.0344283579296495" calcext:value-type="float">
            <text:p>0,0344283579</text:p>
          </table:table-cell>
          <table:table-cell office:value-type="float" office:value="0.0351277578277647" calcext:value-type="float">
            <text:p>0,0351277578</text:p>
          </table:table-cell>
          <table:table-cell office:value-type="float" office:value="0.0271909441223505" calcext:value-type="float">
            <text:p>0,0271909441</text:p>
          </table:table-cell>
          <table:table-cell office:value-type="float" office:value="0.0456045882160584" calcext:value-type="float">
            <text:p>0,0456045882</text:p>
          </table:table-cell>
          <table:table-cell table:number-columns-repeated="100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384575295023527" calcext:value-type="float">
            <text:p>0,384575295</text:p>
          </table:table-cell>
          <table:table-cell office:value-type="float" office:value="0.463617633235241" calcext:value-type="float">
            <text:p>0,4636176332</text:p>
          </table:table-cell>
          <table:table-cell office:value-type="float" office:value="0.392029379672113" calcext:value-type="float">
            <text:p>0,3920293797</text:p>
          </table:table-cell>
          <table:table-cell office:value-type="float" office:value="0.451229873940298" calcext:value-type="float">
            <text:p>0,4512298739</text:p>
          </table:table-cell>
          <table:table-cell office:value-type="float" office:value="6.87675165134586" calcext:value-type="float">
            <text:p>6,8767516513</text:p>
          </table:table-cell>
          <table:table-cell office:value-type="float" office:value="11.4028037201866" calcext:value-type="float">
            <text:p>11,4028037202</text:p>
          </table:table-cell>
          <table:table-cell office:value-type="float" office:value="7.45613881864058" calcext:value-type="float">
            <text:p>7,4561388186</text:p>
          </table:table-cell>
          <table:table-cell office:value-type="float" office:value="9.56869534604965" calcext:value-type="float">
            <text:p>9,568695346</text:p>
          </table:table-cell>
          <table:table-cell office:value-type="float" office:value="0.237100163758767" calcext:value-type="float">
            <text:p>0,2371001638</text:p>
          </table:table-cell>
          <table:table-cell office:value-type="float" office:value="0.2698306361898" calcext:value-type="float">
            <text:p>0,2698306362</text:p>
          </table:table-cell>
          <table:table-cell office:value-type="float" office:value="0.243476088410544" calcext:value-type="float">
            <text:p>0,2434760884</text:p>
          </table:table-cell>
          <table:table-cell office:value-type="float" office:value="0.259311711345011" calcext:value-type="float">
            <text:p>0,2593117113</text:p>
          </table:table-cell>
          <table:table-cell office:value-type="float" office:value="0.0354185406302018" calcext:value-type="float">
            <text:p>0,0354185406</text:p>
          </table:table-cell>
          <table:table-cell office:value-type="float" office:value="0.0377131490833226" calcext:value-type="float">
            <text:p>0,0377131491</text:p>
          </table:table-cell>
          <table:table-cell office:value-type="float" office:value="0.0284975998688205" calcext:value-type="float">
            <text:p>0,0284975999</text:p>
          </table:table-cell>
          <table:table-cell office:value-type="float" office:value="0.0476597607626493" calcext:value-type="float">
            <text:p>0,0476597608</text:p>
          </table:table-cell>
          <table:table-cell table:number-columns-repeated="100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385231315954457" calcext:value-type="float">
            <text:p>0,385231316</text:p>
          </table:table-cell>
          <table:table-cell office:value-type="float" office:value="0.464033309330522" calcext:value-type="float">
            <text:p>0,4640333093</text:p>
          </table:table-cell>
          <table:table-cell office:value-type="float" office:value="0.396076790312513" calcext:value-type="float">
            <text:p>0,3960767903</text:p>
          </table:table-cell>
          <table:table-cell office:value-type="float" office:value="0.448076027432542" calcext:value-type="float">
            <text:p>0,4480760274</text:p>
          </table:table-cell>
          <table:table-cell office:value-type="float" office:value="6.84580950023311" calcext:value-type="float">
            <text:p>6,8458095002</text:p>
          </table:table-cell>
          <table:table-cell office:value-type="float" office:value="11.3334398065474" calcext:value-type="float">
            <text:p>11,3334398065</text:p>
          </table:table-cell>
          <table:table-cell office:value-type="float" office:value="7.71983402086696" calcext:value-type="float">
            <text:p>7,7198340209</text:p>
          </table:table-cell>
          <table:table-cell office:value-type="float" office:value="9.06863311247232" calcext:value-type="float">
            <text:p>9,0686331125</text:p>
          </table:table-cell>
          <table:table-cell office:value-type="float" office:value="0.236738184814606" calcext:value-type="float">
            <text:p>0,2367381848</text:p>
          </table:table-cell>
          <table:table-cell office:value-type="float" office:value="0.271157194586584" calcext:value-type="float">
            <text:p>0,2711571946</text:p>
          </table:table-cell>
          <table:table-cell office:value-type="float" office:value="0.245079489455526" calcext:value-type="float">
            <text:p>0,2450794895</text:p>
          </table:table-cell>
          <table:table-cell office:value-type="float" office:value="0.257477641821639" calcext:value-type="float">
            <text:p>0,2574776418</text:p>
          </table:table-cell>
          <table:table-cell office:value-type="float" office:value="0.0338458087129209" calcext:value-type="float">
            <text:p>0,0338458087</text:p>
          </table:table-cell>
          <table:table-cell office:value-type="float" office:value="0.036261678531523" calcext:value-type="float">
            <text:p>0,0362616785</text:p>
          </table:table-cell>
          <table:table-cell office:value-type="float" office:value="0.029215905901733" calcext:value-type="float">
            <text:p>0,0292159059</text:p>
          </table:table-cell>
          <table:table-cell office:value-type="float" office:value="0.0427717769920122" calcext:value-type="float">
            <text:p>0,042771777</text:p>
          </table:table-cell>
          <table:table-cell table:number-columns-repeated="100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387362792609914" calcext:value-type="float">
            <text:p>0,3873627926</text:p>
          </table:table-cell>
          <table:table-cell office:value-type="float" office:value="0.462685554251594" calcext:value-type="float">
            <text:p>0,4626855543</text:p>
          </table:table-cell>
          <table:table-cell office:value-type="float" office:value="0.395010191617974" calcext:value-type="float">
            <text:p>0,3950101916</text:p>
          </table:table-cell>
          <table:table-cell office:value-type="float" office:value="0.451587520906095" calcext:value-type="float">
            <text:p>0,4515875209</text:p>
          </table:table-cell>
          <table:table-cell office:value-type="float" office:value="6.86026658468419" calcext:value-type="float">
            <text:p>6,8602665847</text:p>
          </table:table-cell>
          <table:table-cell office:value-type="float" office:value="10.711291610163" calcext:value-type="float">
            <text:p>10,7112916102</text:p>
          </table:table-cell>
          <table:table-cell office:value-type="float" office:value="7.53971873602714" calcext:value-type="float">
            <text:p>7,539718736</text:p>
          </table:table-cell>
          <table:table-cell office:value-type="float" office:value="9.08887375801311" calcext:value-type="float">
            <text:p>9,088873758</text:p>
          </table:table-cell>
          <table:table-cell office:value-type="float" office:value="0.234832998994593" calcext:value-type="float">
            <text:p>0,234832999</text:p>
          </table:table-cell>
          <table:table-cell office:value-type="float" office:value="0.263885701337284" calcext:value-type="float">
            <text:p>0,2638857013</text:p>
          </table:table-cell>
          <table:table-cell office:value-type="float" office:value="0.240762843982952" calcext:value-type="float">
            <text:p>0,240762844</text:p>
          </table:table-cell>
          <table:table-cell office:value-type="float" office:value="0.254147476072014" calcext:value-type="float">
            <text:p>0,2541474761</text:p>
          </table:table-cell>
          <table:table-cell office:value-type="float" office:value="0.0356155886039537" calcext:value-type="float">
            <text:p>0,0356155886</text:p>
          </table:table-cell>
          <table:table-cell office:value-type="float" office:value="0.03809594075874" calcext:value-type="float">
            <text:p>0,0380959408</text:p>
          </table:table-cell>
          <table:table-cell office:value-type="float" office:value="0.0303369583888392" calcext:value-type="float">
            <text:p>0,0303369584</text:p>
          </table:table-cell>
          <table:table-cell office:value-type="float" office:value="0.0457214063763832" calcext:value-type="float">
            <text:p>0,0457214064</text:p>
          </table:table-cell>
          <table:table-cell table:number-columns-repeated="100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386438850627555" calcext:value-type="float">
            <text:p>0,3864388506</text:p>
          </table:table-cell>
          <table:table-cell office:value-type="float" office:value="0.461621881887265" calcext:value-type="float">
            <text:p>0,4616218819</text:p>
          </table:table-cell>
          <table:table-cell office:value-type="float" office:value="0.394216049886564" calcext:value-type="float">
            <text:p>0,3942160499</text:p>
          </table:table-cell>
          <table:table-cell office:value-type="float" office:value="0.450153379840281" calcext:value-type="float">
            <text:p>0,4501533798</text:p>
          </table:table-cell>
          <table:table-cell office:value-type="float" office:value="6.68770778266427" calcext:value-type="float">
            <text:p>6,6877077827</text:p>
          </table:table-cell>
          <table:table-cell office:value-type="float" office:value="10.4018179163287" calcext:value-type="float">
            <text:p>10,4018179163</text:p>
          </table:table-cell>
          <table:table-cell office:value-type="float" office:value="7.26876923264251" calcext:value-type="float">
            <text:p>7,2687692326</text:p>
          </table:table-cell>
          <table:table-cell office:value-type="float" office:value="8.8910857849261" calcext:value-type="float">
            <text:p>8,8910857849</text:p>
          </table:table-cell>
          <table:table-cell office:value-type="float" office:value="0.231539995819222" calcext:value-type="float">
            <text:p>0,2315399958</text:p>
          </table:table-cell>
          <table:table-cell office:value-type="float" office:value="0.256201046937459" calcext:value-type="float">
            <text:p>0,2562010469</text:p>
          </table:table-cell>
          <table:table-cell office:value-type="float" office:value="0.237455516603793" calcext:value-type="float">
            <text:p>0,2374555166</text:p>
          </table:table-cell>
          <table:table-cell office:value-type="float" office:value="0.246666248002288" calcext:value-type="float">
            <text:p>0,246666248</text:p>
          </table:table-cell>
          <table:table-cell office:value-type="float" office:value="0.0355991031891754" calcext:value-type="float">
            <text:p>0,0355991032</text:p>
          </table:table-cell>
          <table:table-cell office:value-type="float" office:value="0.0373480305653824" calcext:value-type="float">
            <text:p>0,0373480306</text:p>
          </table:table-cell>
          <table:table-cell office:value-type="float" office:value="0.0295830641177938" calcext:value-type="float">
            <text:p>0,0295830641</text:p>
          </table:table-cell>
          <table:table-cell office:value-type="float" office:value="0.0460426233408861" calcext:value-type="float">
            <text:p>0,0460426233</text:p>
          </table:table-cell>
          <table:table-cell table:number-columns-repeated="100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389218930768461" calcext:value-type="float">
            <text:p>0,3892189308</text:p>
          </table:table-cell>
          <table:table-cell office:value-type="float" office:value="0.464323128890909" calcext:value-type="float">
            <text:p>0,4643231289</text:p>
          </table:table-cell>
          <table:table-cell office:value-type="float" office:value="0.395915287983983" calcext:value-type="float">
            <text:p>0,395915288</text:p>
          </table:table-cell>
          <table:table-cell office:value-type="float" office:value="0.455549467826571" calcext:value-type="float">
            <text:p>0,4555494678</text:p>
          </table:table-cell>
          <table:table-cell office:value-type="float" office:value="6.87262326770583" calcext:value-type="float">
            <text:p>6,8726232677</text:p>
          </table:table-cell>
          <table:table-cell office:value-type="float" office:value="10.6750239253413" calcext:value-type="float">
            <text:p>10,6750239253</text:p>
          </table:table-cell>
          <table:table-cell office:value-type="float" office:value="7.34373529627351" calcext:value-type="float">
            <text:p>7,3437352963</text:p>
          </table:table-cell>
          <table:table-cell office:value-type="float" office:value="9.55495160749354" calcext:value-type="float">
            <text:p>9,5549516075</text:p>
          </table:table-cell>
          <table:table-cell office:value-type="float" office:value="0.240177882411597" calcext:value-type="float">
            <text:p>0,2401778824</text:p>
          </table:table-cell>
          <table:table-cell office:value-type="float" office:value="0.274420205909673" calcext:value-type="float">
            <text:p>0,2744202059</text:p>
          </table:table-cell>
          <table:table-cell office:value-type="float" office:value="0.246588241650649" calcext:value-type="float">
            <text:p>0,2465882417</text:p>
          </table:table-cell>
          <table:table-cell office:value-type="float" office:value="0.263756704487009" calcext:value-type="float">
            <text:p>0,2637567045</text:p>
          </table:table-cell>
          <table:table-cell office:value-type="float" office:value="0.0363402320864986" calcext:value-type="float">
            <text:p>0,0363402321</text:p>
          </table:table-cell>
          <table:table-cell office:value-type="float" office:value="0.0372907251527851" calcext:value-type="float">
            <text:p>0,0372907252</text:p>
          </table:table-cell>
          <table:table-cell office:value-type="float" office:value="0.029609495767726" calcext:value-type="float">
            <text:p>0,0296094958</text:p>
          </table:table-cell>
          <table:table-cell office:value-type="float" office:value="0.0470563208233987" calcext:value-type="float">
            <text:p>0,0470563208</text:p>
          </table:table-cell>
          <table:table-cell table:number-columns-repeated="100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390299081764434" calcext:value-type="float">
            <text:p>0,3902990818</text:p>
          </table:table-cell>
          <table:table-cell office:value-type="float" office:value="0.470398067568885" calcext:value-type="float">
            <text:p>0,4703980676</text:p>
          </table:table-cell>
          <table:table-cell office:value-type="float" office:value="0.400179275607256" calcext:value-type="float">
            <text:p>0,4001792756</text:p>
          </table:table-cell>
          <table:table-cell office:value-type="float" office:value="0.455222211953302" calcext:value-type="float">
            <text:p>0,455222212</text:p>
          </table:table-cell>
          <table:table-cell office:value-type="float" office:value="6.77458798287055" calcext:value-type="float">
            <text:p>6,7745879829</text:p>
          </table:table-cell>
          <table:table-cell office:value-type="float" office:value="10.8339574142392" calcext:value-type="float">
            <text:p>10,8339574142</text:p>
          </table:table-cell>
          <table:table-cell office:value-type="float" office:value="7.45320405825592" calcext:value-type="float">
            <text:p>7,4532040583</text:p>
          </table:table-cell>
          <table:table-cell office:value-type="float" office:value="9.25417304148097" calcext:value-type="float">
            <text:p>9,2541730415</text:p>
          </table:table-cell>
          <table:table-cell office:value-type="float" office:value="0.243453724496725" calcext:value-type="float">
            <text:p>0,2434537245</text:p>
          </table:table-cell>
          <table:table-cell office:value-type="float" office:value="0.281355381075128" calcext:value-type="float">
            <text:p>0,2813553811</text:p>
          </table:table-cell>
          <table:table-cell office:value-type="float" office:value="0.25114463297528" calcext:value-type="float">
            <text:p>0,251144633</text:p>
          </table:table-cell>
          <table:table-cell office:value-type="float" office:value="0.268629021541531" calcext:value-type="float">
            <text:p>0,2686290215</text:p>
          </table:table-cell>
          <table:table-cell office:value-type="float" office:value="0.035152187191377" calcext:value-type="float">
            <text:p>0,0351521872</text:p>
          </table:table-cell>
          <table:table-cell office:value-type="float" office:value="0.0370625031075844" calcext:value-type="float">
            <text:p>0,0370625031</text:p>
          </table:table-cell>
          <table:table-cell office:value-type="float" office:value="0.0297184743242523" calcext:value-type="float">
            <text:p>0,0297184743</text:p>
          </table:table-cell>
          <table:table-cell office:value-type="float" office:value="0.044759938332082" calcext:value-type="float">
            <text:p>0,0447599383</text:p>
          </table:table-cell>
          <table:table-cell table:number-columns-repeated="100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385688659465471" calcext:value-type="float">
            <text:p>0,3856886595</text:p>
          </table:table-cell>
          <table:table-cell office:value-type="float" office:value="0.458117408130583" calcext:value-type="float">
            <text:p>0,4581174081</text:p>
          </table:table-cell>
          <table:table-cell office:value-type="float" office:value="0.393045560109439" calcext:value-type="float">
            <text:p>0,3930455601</text:p>
          </table:table-cell>
          <table:table-cell office:value-type="float" office:value="0.446933254710508" calcext:value-type="float">
            <text:p>0,4469332547</text:p>
          </table:table-cell>
          <table:table-cell office:value-type="float" office:value="6.46661288848229" calcext:value-type="float">
            <text:p>6,4666128885</text:p>
          </table:table-cell>
          <table:table-cell office:value-type="float" office:value="9.70671589133179" calcext:value-type="float">
            <text:p>9,7067158913</text:p>
          </table:table-cell>
          <table:table-cell office:value-type="float" office:value="6.82855161254964" calcext:value-type="float">
            <text:p>6,8285516125</text:p>
          </table:table-cell>
          <table:table-cell office:value-type="float" office:value="8.7089450674677" calcext:value-type="float">
            <text:p>8,7089450675</text:p>
          </table:table-cell>
          <table:table-cell office:value-type="float" office:value="0.242025108778223" calcext:value-type="float">
            <text:p>0,2420251088</text:p>
          </table:table-cell>
          <table:table-cell office:value-type="float" office:value="0.273025755410532" calcext:value-type="float">
            <text:p>0,2730257554</text:p>
          </table:table-cell>
          <table:table-cell office:value-type="float" office:value="0.246812586458357" calcext:value-type="float">
            <text:p>0,2468125865</text:p>
          </table:table-cell>
          <table:table-cell office:value-type="float" office:value="0.265235414185292" calcext:value-type="float">
            <text:p>0,2652354142</text:p>
          </table:table-cell>
          <table:table-cell office:value-type="float" office:value="0.0343739942984608" calcext:value-type="float">
            <text:p>0,0343739943</text:p>
          </table:table-cell>
          <table:table-cell office:value-type="float" office:value="0.0378988546990038" calcext:value-type="float">
            <text:p>0,0378988547</text:p>
          </table:table-cell>
          <table:table-cell office:value-type="float" office:value="0.0289912836600357" calcext:value-type="float">
            <text:p>0,0289912837</text:p>
          </table:table-cell>
          <table:table-cell office:value-type="float" office:value="0.0455657825529586" calcext:value-type="float">
            <text:p>0,0455657826</text:p>
          </table:table-cell>
          <table:table-cell table:number-columns-repeated="100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389361512435772" calcext:value-type="float">
            <text:p>0,3893615124</text:p>
          </table:table-cell>
          <table:table-cell office:value-type="float" office:value="0.457746606858386" calcext:value-type="float">
            <text:p>0,4577466069</text:p>
          </table:table-cell>
          <table:table-cell office:value-type="float" office:value="0.395817763768575" calcext:value-type="float">
            <text:p>0,3958177638</text:p>
          </table:table-cell>
          <table:table-cell office:value-type="float" office:value="0.44858668311813" calcext:value-type="float">
            <text:p>0,4485866831</text:p>
          </table:table-cell>
          <table:table-cell office:value-type="float" office:value="6.64270378727809" calcext:value-type="float">
            <text:p>6,6427037873</text:p>
          </table:table-cell>
          <table:table-cell office:value-type="float" office:value="9.49524607207075" calcext:value-type="float">
            <text:p>9,4952460721</text:p>
          </table:table-cell>
          <table:table-cell office:value-type="float" office:value="7.05130858665087" calcext:value-type="float">
            <text:p>7,0513085867</text:p>
          </table:table-cell>
          <table:table-cell office:value-type="float" office:value="8.57756071590752" calcext:value-type="float">
            <text:p>8,5775607159</text:p>
          </table:table-cell>
          <table:table-cell office:value-type="float" office:value="0.241642786560304" calcext:value-type="float">
            <text:p>0,2416427866</text:p>
          </table:table-cell>
          <table:table-cell office:value-type="float" office:value="0.276289256604574" calcext:value-type="float">
            <text:p>0,2762892566</text:p>
          </table:table-cell>
          <table:table-cell office:value-type="float" office:value="0.245987019727684" calcext:value-type="float">
            <text:p>0,2459870197</text:p>
          </table:table-cell>
          <table:table-cell office:value-type="float" office:value="0.269165831211502" calcext:value-type="float">
            <text:p>0,2691658312</text:p>
          </table:table-cell>
          <table:table-cell office:value-type="float" office:value="0.0335126749075266" calcext:value-type="float">
            <text:p>0,0335126749</text:p>
          </table:table-cell>
          <table:table-cell office:value-type="float" office:value="0.0372972145650936" calcext:value-type="float">
            <text:p>0,0372972146</text:p>
          </table:table-cell>
          <table:table-cell office:value-type="float" office:value="0.0287989515746014" calcext:value-type="float">
            <text:p>0,0287989516</text:p>
          </table:table-cell>
          <table:table-cell office:value-type="float" office:value="0.0439600597654974" calcext:value-type="float">
            <text:p>0,0439600598</text:p>
          </table:table-cell>
          <table:table-cell table:number-columns-repeated="100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388949114482241" calcext:value-type="float">
            <text:p>0,3889491145</text:p>
          </table:table-cell>
          <table:table-cell office:value-type="float" office:value="0.454693005946395" calcext:value-type="float">
            <text:p>0,4546930059</text:p>
          </table:table-cell>
          <table:table-cell office:value-type="float" office:value="0.394308999814468" calcext:value-type="float">
            <text:p>0,3943089998</text:p>
          </table:table-cell>
          <table:table-cell office:value-type="float" office:value="0.446816613302302" calcext:value-type="float">
            <text:p>0,4468166133</text:p>
          </table:table-cell>
          <table:table-cell office:value-type="float" office:value="6.65730963142658" calcext:value-type="float">
            <text:p>6,6573096314</text:p>
          </table:table-cell>
          <table:table-cell office:value-type="float" office:value="10.0907083338309" calcext:value-type="float">
            <text:p>10,0907083338</text:p>
          </table:table-cell>
          <table:table-cell office:value-type="float" office:value="7.13333563560193" calcext:value-type="float">
            <text:p>7,1333356356</text:p>
          </table:table-cell>
          <table:table-cell office:value-type="float" office:value="9.43289931789506" calcext:value-type="float">
            <text:p>9,4328993179</text:p>
          </table:table-cell>
          <table:table-cell office:value-type="float" office:value="0.240798633321777" calcext:value-type="float">
            <text:p>0,2407986333</text:p>
          </table:table-cell>
          <table:table-cell office:value-type="float" office:value="0.271383564604485" calcext:value-type="float">
            <text:p>0,2713835646</text:p>
          </table:table-cell>
          <table:table-cell office:value-type="float" office:value="0.244985264163495" calcext:value-type="float">
            <text:p>0,2449852642</text:p>
          </table:table-cell>
          <table:table-cell office:value-type="float" office:value="0.264598512008145" calcext:value-type="float">
            <text:p>0,264598512</text:p>
          </table:table-cell>
          <table:table-cell office:value-type="float" office:value="0.0299327642023057" calcext:value-type="float">
            <text:p>0,0299327642</text:p>
          </table:table-cell>
          <table:table-cell office:value-type="float" office:value="0.0356917422470989" calcext:value-type="float">
            <text:p>0,0356917422</text:p>
          </table:table-cell>
          <table:table-cell office:value-type="float" office:value="0.0277895760115982" calcext:value-type="float">
            <text:p>0,027789576</text:p>
          </table:table-cell>
          <table:table-cell office:value-type="float" office:value="0.038631526292406" calcext:value-type="float">
            <text:p>0,0386315263</text:p>
          </table:table-cell>
          <table:table-cell table:number-columns-repeated="100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3942844310578" calcext:value-type="float">
            <text:p>0,3942844311</text:p>
          </table:table-cell>
          <table:table-cell office:value-type="float" office:value="0.467347672005419" calcext:value-type="float">
            <text:p>0,467347672</text:p>
          </table:table-cell>
          <table:table-cell office:value-type="float" office:value="0.400617159851887" calcext:value-type="float">
            <text:p>0,4006171599</text:p>
          </table:table-cell>
          <table:table-cell office:value-type="float" office:value="0.458669056943326" calcext:value-type="float">
            <text:p>0,4586690569</text:p>
          </table:table-cell>
          <table:table-cell office:value-type="float" office:value="6.98265449780705" calcext:value-type="float">
            <text:p>6,9826544978</text:p>
          </table:table-cell>
          <table:table-cell office:value-type="float" office:value="10.8904713027937" calcext:value-type="float">
            <text:p>10,8904713028</text:p>
          </table:table-cell>
          <table:table-cell office:value-type="float" office:value="7.49769158131167" calcext:value-type="float">
            <text:p>7,4976915813</text:p>
          </table:table-cell>
          <table:table-cell office:value-type="float" office:value="10.4839851121395" calcext:value-type="float">
            <text:p>10,4839851121</text:p>
          </table:table-cell>
          <table:table-cell office:value-type="float" office:value="0.245881493259162" calcext:value-type="float">
            <text:p>0,2458814933</text:p>
          </table:table-cell>
          <table:table-cell office:value-type="float" office:value="0.285549746807737" calcext:value-type="float">
            <text:p>0,2855497468</text:p>
          </table:table-cell>
          <table:table-cell office:value-type="float" office:value="0.251388028206309" calcext:value-type="float">
            <text:p>0,2513880282</text:p>
          </table:table-cell>
          <table:table-cell office:value-type="float" office:value="0.27630450416421" calcext:value-type="float">
            <text:p>0,2763045042</text:p>
          </table:table-cell>
          <table:table-cell office:value-type="float" office:value="0.0316218018082241" calcext:value-type="float">
            <text:p>0,0316218018</text:p>
          </table:table-cell>
          <table:table-cell office:value-type="float" office:value="0.0362801165068636" calcext:value-type="float">
            <text:p>0,0362801165</text:p>
          </table:table-cell>
          <table:table-cell office:value-type="float" office:value="0.0283664979056805" calcext:value-type="float">
            <text:p>0,0283664979</text:p>
          </table:table-cell>
          <table:table-cell office:value-type="float" office:value="0.0408354454706634" calcext:value-type="float">
            <text:p>0,0408354455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397196539029591" calcext:value-type="float">
            <text:p>0,397196539</text:p>
          </table:table-cell>
          <table:table-cell office:value-type="float" office:value="0.467730559801911" calcext:value-type="float">
            <text:p>0,4677305598</text:p>
          </table:table-cell>
          <table:table-cell office:value-type="float" office:value="0.402331886094787" calcext:value-type="float">
            <text:p>0,4023318861</text:p>
          </table:table-cell>
          <table:table-cell office:value-type="float" office:value="0.460638039064873" calcext:value-type="float">
            <text:p>0,4606380391</text:p>
          </table:table-cell>
          <table:table-cell office:value-type="float" office:value="6.98469643342304" calcext:value-type="float">
            <text:p>6,9846964334</text:p>
          </table:table-cell>
          <table:table-cell office:value-type="float" office:value="10.6615179527499" calcext:value-type="float">
            <text:p>10,6615179527</text:p>
          </table:table-cell>
          <table:table-cell office:value-type="float" office:value="7.35803311732315" calcext:value-type="float">
            <text:p>7,3580331173</text:p>
          </table:table-cell>
          <table:table-cell office:value-type="float" office:value="10.1329955727923" calcext:value-type="float">
            <text:p>10,1329955728</text:p>
          </table:table-cell>
          <table:table-cell office:value-type="float" office:value="0.25740783962194" calcext:value-type="float">
            <text:p>0,2574078396</text:p>
          </table:table-cell>
          <table:table-cell office:value-type="float" office:value="0.296181722486794" calcext:value-type="float">
            <text:p>0,2961817225</text:p>
          </table:table-cell>
          <table:table-cell office:value-type="float" office:value="0.261538015846724" calcext:value-type="float">
            <text:p>0,2615380158</text:p>
          </table:table-cell>
          <table:table-cell office:value-type="float" office:value="0.28928500187712" calcext:value-type="float">
            <text:p>0,2892850019</text:p>
          </table:table-cell>
          <table:table-cell office:value-type="float" office:value="0.0313615807225719" calcext:value-type="float">
            <text:p>0,0313615807</text:p>
          </table:table-cell>
          <table:table-cell office:value-type="float" office:value="0.0392546709775838" calcext:value-type="float">
            <text:p>0,039254671</text:p>
          </table:table-cell>
          <table:table-cell office:value-type="float" office:value="0.0296472672713984" calcext:value-type="float">
            <text:p>0,0296472673</text:p>
          </table:table-cell>
          <table:table-cell office:value-type="float" office:value="0.0415609268018718" calcext:value-type="float">
            <text:p>0,0415609268</text:p>
          </table:table-cell>
          <table:table-cell table:number-columns-repeated="100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397764281078034" calcext:value-type="float">
            <text:p>0,3977642811</text:p>
          </table:table-cell>
          <table:table-cell office:value-type="float" office:value="0.463717020074058" calcext:value-type="float">
            <text:p>0,4637170201</text:p>
          </table:table-cell>
          <table:table-cell office:value-type="float" office:value="0.401853476393281" calcext:value-type="float">
            <text:p>0,4018534764</text:p>
          </table:table-cell>
          <table:table-cell office:value-type="float" office:value="0.459929460574224" calcext:value-type="float">
            <text:p>0,4599294606</text:p>
          </table:table-cell>
          <table:table-cell office:value-type="float" office:value="6.97990036590494" calcext:value-type="float">
            <text:p>6,9799003659</text:p>
          </table:table-cell>
          <table:table-cell office:value-type="float" office:value="9.84010570306858" calcext:value-type="float">
            <text:p>9,8401057031</text:p>
          </table:table-cell>
          <table:table-cell office:value-type="float" office:value="7.46465811867178" calcext:value-type="float">
            <text:p>7,4646581187</text:p>
          </table:table-cell>
          <table:table-cell office:value-type="float" office:value="9.40143471782665" calcext:value-type="float">
            <text:p>9,4014347178</text:p>
          </table:table-cell>
          <table:table-cell office:value-type="float" office:value="0.248683477547148" calcext:value-type="float">
            <text:p>0,2486834775</text:p>
          </table:table-cell>
          <table:table-cell office:value-type="float" office:value="0.279506813401962" calcext:value-type="float">
            <text:p>0,2795068134</text:p>
          </table:table-cell>
          <table:table-cell office:value-type="float" office:value="0.252359146150224" calcext:value-type="float">
            <text:p>0,2523591462</text:p>
          </table:table-cell>
          <table:table-cell office:value-type="float" office:value="0.273518311788743" calcext:value-type="float">
            <text:p>0,2735183118</text:p>
          </table:table-cell>
          <table:table-cell office:value-type="float" office:value="0.0312843153192558" calcext:value-type="float">
            <text:p>0,0312843153</text:p>
          </table:table-cell>
          <table:table-cell office:value-type="float" office:value="0.0372982982180132" calcext:value-type="float">
            <text:p>0,0372982982</text:p>
          </table:table-cell>
          <table:table-cell office:value-type="float" office:value="0.0295278502856275" calcext:value-type="float">
            <text:p>0,0295278503</text:p>
          </table:table-cell>
          <table:table-cell office:value-type="float" office:value="0.0397176111108015" calcext:value-type="float">
            <text:p>0,0397176111</text:p>
          </table:table-cell>
          <table:table-cell table:number-columns-repeated="100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392691107385791" calcext:value-type="float">
            <text:p>0,3926911074</text:p>
          </table:table-cell>
          <table:table-cell office:value-type="float" office:value="0.456621595253938" calcext:value-type="float">
            <text:p>0,4566215953</text:p>
          </table:table-cell>
          <table:table-cell office:value-type="float" office:value="0.396831424591356" calcext:value-type="float">
            <text:p>0,3968314246</text:p>
          </table:table-cell>
          <table:table-cell office:value-type="float" office:value="0.450878833635651" calcext:value-type="float">
            <text:p>0,4508788336</text:p>
          </table:table-cell>
          <table:table-cell office:value-type="float" office:value="6.4136306649064" calcext:value-type="float">
            <text:p>6,4136306649</text:p>
          </table:table-cell>
          <table:table-cell office:value-type="float" office:value="10.4670055868398" calcext:value-type="float">
            <text:p>10,4670055868</text:p>
          </table:table-cell>
          <table:table-cell office:value-type="float" office:value="7.00713596017879" calcext:value-type="float">
            <text:p>7,0071359602</text:p>
          </table:table-cell>
          <table:table-cell office:value-type="float" office:value="9.36028661546434" calcext:value-type="float">
            <text:p>9,3602866155</text:p>
          </table:table-cell>
          <table:table-cell office:value-type="float" office:value="0.248159432363212" calcext:value-type="float">
            <text:p>0,2481594324</text:p>
          </table:table-cell>
          <table:table-cell office:value-type="float" office:value="0.277576617535966" calcext:value-type="float">
            <text:p>0,2775766175</text:p>
          </table:table-cell>
          <table:table-cell office:value-type="float" office:value="0.251885772396442" calcext:value-type="float">
            <text:p>0,2518857724</text:p>
          </table:table-cell>
          <table:table-cell office:value-type="float" office:value="0.271489244727857" calcext:value-type="float">
            <text:p>0,2714892447</text:p>
          </table:table-cell>
          <table:table-cell office:value-type="float" office:value="0.0323054075905115" calcext:value-type="float">
            <text:p>0,0323054076</text:p>
          </table:table-cell>
          <table:table-cell office:value-type="float" office:value="0.0379048102262393" calcext:value-type="float">
            <text:p>0,0379048102</text:p>
          </table:table-cell>
          <table:table-cell office:value-type="float" office:value="0.0292790586855148" calcext:value-type="float">
            <text:p>0,0292790587</text:p>
          </table:table-cell>
          <table:table-cell office:value-type="float" office:value="0.0422044459196481" calcext:value-type="float">
            <text:p>0,0422044459</text:p>
          </table:table-cell>
          <table:table-cell table:number-columns-repeated="100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390729446295792" calcext:value-type="float">
            <text:p>0,3907294463</text:p>
          </table:table-cell>
          <table:table-cell office:value-type="float" office:value="0.450558933460999" calcext:value-type="float">
            <text:p>0,4505589335</text:p>
          </table:table-cell>
          <table:table-cell office:value-type="float" office:value="0.395011116772874" calcext:value-type="float">
            <text:p>0,3950111168</text:p>
          </table:table-cell>
          <table:table-cell office:value-type="float" office:value="0.443121060200623" calcext:value-type="float">
            <text:p>0,4431210602</text:p>
          </table:table-cell>
          <table:table-cell office:value-type="float" office:value="6.40794931170991" calcext:value-type="float">
            <text:p>6,4079493117</text:p>
          </table:table-cell>
          <table:table-cell office:value-type="float" office:value="10.3353504786564" calcext:value-type="float">
            <text:p>10,3353504787</text:p>
          </table:table-cell>
          <table:table-cell office:value-type="float" office:value="6.98641474192255" calcext:value-type="float">
            <text:p>6,9864147419</text:p>
          </table:table-cell>
          <table:table-cell office:value-type="float" office:value="8.93902043260712" calcext:value-type="float">
            <text:p>8,9390204326</text:p>
          </table:table-cell>
          <table:table-cell office:value-type="float" office:value="0.239635089341037" calcext:value-type="float">
            <text:p>0,2396350893</text:p>
          </table:table-cell>
          <table:table-cell office:value-type="float" office:value="0.268754960534462" calcext:value-type="float">
            <text:p>0,2687549605</text:p>
          </table:table-cell>
          <table:table-cell office:value-type="float" office:value="0.243744252574061" calcext:value-type="float">
            <text:p>0,2437442526</text:p>
          </table:table-cell>
          <table:table-cell office:value-type="float" office:value="0.262130848674664" calcext:value-type="float">
            <text:p>0,2621308487</text:p>
          </table:table-cell>
          <table:table-cell office:value-type="float" office:value="0.0306874899255604" calcext:value-type="float">
            <text:p>0,0306874899</text:p>
          </table:table-cell>
          <table:table-cell office:value-type="float" office:value="0.0359623464600066" calcext:value-type="float">
            <text:p>0,0359623465</text:p>
          </table:table-cell>
          <table:table-cell office:value-type="float" office:value="0.0281550606180347" calcext:value-type="float">
            <text:p>0,0281550606</text:p>
          </table:table-cell>
          <table:table-cell office:value-type="float" office:value="0.039475153089263" calcext:value-type="float">
            <text:p>0,0394751531</text:p>
          </table:table-cell>
          <table:table-cell table:number-columns-repeated="100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393125790651731" calcext:value-type="float">
            <text:p>0,3931257907</text:p>
          </table:table-cell>
          <table:table-cell office:value-type="float" office:value="0.452974746847546" calcext:value-type="float">
            <text:p>0,4529747468</text:p>
          </table:table-cell>
          <table:table-cell office:value-type="float" office:value="0.396382656131911" calcext:value-type="float">
            <text:p>0,3963826561</text:p>
          </table:table-cell>
          <table:table-cell office:value-type="float" office:value="0.447097044511789" calcext:value-type="float">
            <text:p>0,4470970445</text:p>
          </table:table-cell>
          <table:table-cell office:value-type="float" office:value="6.63099485857002" calcext:value-type="float">
            <text:p>6,6309948586</text:p>
          </table:table-cell>
          <table:table-cell office:value-type="float" office:value="9.92760432532295" calcext:value-type="float">
            <text:p>9,9276043253</text:p>
          </table:table-cell>
          <table:table-cell office:value-type="float" office:value="7.11330048660262" calcext:value-type="float">
            <text:p>7,1133004866</text:p>
          </table:table-cell>
          <table:table-cell office:value-type="float" office:value="8.97953556470793" calcext:value-type="float">
            <text:p>8,9795355647</text:p>
          </table:table-cell>
          <table:table-cell office:value-type="float" office:value="0.25052197243907" calcext:value-type="float">
            <text:p>0,2505219724</text:p>
          </table:table-cell>
          <table:table-cell office:value-type="float" office:value="0.283811134650306" calcext:value-type="float">
            <text:p>0,2838111347</text:p>
          </table:table-cell>
          <table:table-cell office:value-type="float" office:value="0.253732280350349" calcext:value-type="float">
            <text:p>0,2537322804</text:p>
          </table:table-cell>
          <table:table-cell office:value-type="float" office:value="0.278553318622463" calcext:value-type="float">
            <text:p>0,2785533186</text:p>
          </table:table-cell>
          <table:table-cell office:value-type="float" office:value="0.0343209277702938" calcext:value-type="float">
            <text:p>0,0343209278</text:p>
          </table:table-cell>
          <table:table-cell office:value-type="float" office:value="0.0396211810440953" calcext:value-type="float">
            <text:p>0,039621181</text:p>
          </table:table-cell>
          <table:table-cell office:value-type="float" office:value="0.0315559188233704" calcext:value-type="float">
            <text:p>0,0315559188</text:p>
          </table:table-cell>
          <table:table-cell office:value-type="float" office:value="0.0435227962336954" calcext:value-type="float">
            <text:p>0,0435227962</text:p>
          </table:table-cell>
          <table:table-cell table:number-columns-repeated="100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393489003782745" calcext:value-type="float">
            <text:p>0,3934890038</text:p>
          </table:table-cell>
          <table:table-cell office:value-type="float" office:value="0.451441492847027" calcext:value-type="float">
            <text:p>0,4514414928</text:p>
          </table:table-cell>
          <table:table-cell office:value-type="float" office:value="0.396482689018084" calcext:value-type="float">
            <text:p>0,396482689</text:p>
          </table:table-cell>
          <table:table-cell office:value-type="float" office:value="0.446254824587833" calcext:value-type="float">
            <text:p>0,4462548246</text:p>
          </table:table-cell>
          <table:table-cell office:value-type="float" office:value="6.33725070218313" calcext:value-type="float">
            <text:p>6,3372507022</text:p>
          </table:table-cell>
          <table:table-cell office:value-type="float" office:value="9.388939358862" calcext:value-type="float">
            <text:p>9,3889393589</text:p>
          </table:table-cell>
          <table:table-cell office:value-type="float" office:value="6.8235418022395" calcext:value-type="float">
            <text:p>6,8235418022</text:p>
          </table:table-cell>
          <table:table-cell office:value-type="float" office:value="9.03897296387145" calcext:value-type="float">
            <text:p>9,0389729639</text:p>
          </table:table-cell>
          <table:table-cell office:value-type="float" office:value="0.248379781615449" calcext:value-type="float">
            <text:p>0,2483797816</text:p>
          </table:table-cell>
          <table:table-cell office:value-type="float" office:value="0.283919389969709" calcext:value-type="float">
            <text:p>0,28391939</text:p>
          </table:table-cell>
          <table:table-cell office:value-type="float" office:value="0.25137091446663" calcext:value-type="float">
            <text:p>0,2513709145</text:p>
          </table:table-cell>
          <table:table-cell office:value-type="float" office:value="0.278944884856107" calcext:value-type="float">
            <text:p>0,2789448849</text:p>
          </table:table-cell>
          <table:table-cell office:value-type="float" office:value="0.0310924968179226" calcext:value-type="float">
            <text:p>0,0310924968</text:p>
          </table:table-cell>
          <table:table-cell office:value-type="float" office:value="0.0398000392528309" calcext:value-type="float">
            <text:p>0,0398000393</text:p>
          </table:table-cell>
          <table:table-cell office:value-type="float" office:value="0.0300356667801274" calcext:value-type="float">
            <text:p>0,0300356668</text:p>
          </table:table-cell>
          <table:table-cell office:value-type="float" office:value="0.0411837980079224" calcext:value-type="float">
            <text:p>0,041183798</text:p>
          </table:table-cell>
          <table:table-cell table:number-columns-repeated="100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389969964106946" calcext:value-type="float">
            <text:p>0,3899699641</text:p>
          </table:table-cell>
          <table:table-cell office:value-type="float" office:value="0.447437756448414" calcext:value-type="float">
            <text:p>0,4474377564</text:p>
          </table:table-cell>
          <table:table-cell office:value-type="float" office:value="0.392884309770258" calcext:value-type="float">
            <text:p>0,3928843098</text:p>
          </table:table-cell>
          <table:table-cell office:value-type="float" office:value="0.442374837446539" calcext:value-type="float">
            <text:p>0,4423748374</text:p>
          </table:table-cell>
          <table:table-cell office:value-type="float" office:value="6.20328592112205" calcext:value-type="float">
            <text:p>6,2032859211</text:p>
          </table:table-cell>
          <table:table-cell office:value-type="float" office:value="9.47955454222846" calcext:value-type="float">
            <text:p>9,4795545422</text:p>
          </table:table-cell>
          <table:table-cell office:value-type="float" office:value="6.42433309439719" calcext:value-type="float">
            <text:p>6,4243330944</text:p>
          </table:table-cell>
          <table:table-cell office:value-type="float" office:value="8.92198478642399" calcext:value-type="float">
            <text:p>8,9219847864</text:p>
          </table:table-cell>
          <table:table-cell office:value-type="float" office:value="0.255902487660403" calcext:value-type="float">
            <text:p>0,2559024877</text:p>
          </table:table-cell>
          <table:table-cell office:value-type="float" office:value="0.296110378659557" calcext:value-type="float">
            <text:p>0,2961103787</text:p>
          </table:table-cell>
          <table:table-cell office:value-type="float" office:value="0.258801634328762" calcext:value-type="float">
            <text:p>0,2588016343</text:p>
          </table:table-cell>
          <table:table-cell office:value-type="float" office:value="0.291245443060907" calcext:value-type="float">
            <text:p>0,2912454431</text:p>
          </table:table-cell>
          <table:table-cell office:value-type="float" office:value="0.0323463297451418" calcext:value-type="float">
            <text:p>0,0323463297</text:p>
          </table:table-cell>
          <table:table-cell office:value-type="float" office:value="0.0408051402701934" calcext:value-type="float">
            <text:p>0,0408051403</text:p>
          </table:table-cell>
          <table:table-cell office:value-type="float" office:value="0.0297002579065989" calcext:value-type="float">
            <text:p>0,0297002579</text:p>
          </table:table-cell>
          <table:table-cell office:value-type="float" office:value="0.0445006415747423" calcext:value-type="float">
            <text:p>0,0445006416</text:p>
          </table:table-cell>
          <table:table-cell table:number-columns-repeated="100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391387609406106" calcext:value-type="float">
            <text:p>0,3913876094</text:p>
          </table:table-cell>
          <table:table-cell office:value-type="float" office:value="0.449168362862511" calcext:value-type="float">
            <text:p>0,4491683629</text:p>
          </table:table-cell>
          <table:table-cell office:value-type="float" office:value="0.395733377621263" calcext:value-type="float">
            <text:p>0,3957333776</text:p>
          </table:table-cell>
          <table:table-cell office:value-type="float" office:value="0.441626048731426" calcext:value-type="float">
            <text:p>0,4416260487</text:p>
          </table:table-cell>
          <table:table-cell office:value-type="float" office:value="6.2016955096431" calcext:value-type="float">
            <text:p>6,2016955096</text:p>
          </table:table-cell>
          <table:table-cell office:value-type="float" office:value="10.0194537967791" calcext:value-type="float">
            <text:p>10,0194537968</text:p>
          </table:table-cell>
          <table:table-cell office:value-type="float" office:value="6.42600315919341" calcext:value-type="float">
            <text:p>6,4260031592</text:p>
          </table:table-cell>
          <table:table-cell office:value-type="float" office:value="8.83152862301086" calcext:value-type="float">
            <text:p>8,831528623</text:p>
          </table:table-cell>
          <table:table-cell office:value-type="float" office:value="0.251815146517926" calcext:value-type="float">
            <text:p>0,2518151465</text:p>
          </table:table-cell>
          <table:table-cell office:value-type="float" office:value="0.28931223487027" calcext:value-type="float">
            <text:p>0,2893122349</text:p>
          </table:table-cell>
          <table:table-cell office:value-type="float" office:value="0.255981775767341" calcext:value-type="float">
            <text:p>0,2559817758</text:p>
          </table:table-cell>
          <table:table-cell office:value-type="float" office:value="0.282389457185236" calcext:value-type="float">
            <text:p>0,2823894572</text:p>
          </table:table-cell>
          <table:table-cell office:value-type="float" office:value="0.0316274164396716" calcext:value-type="float">
            <text:p>0,0316274164</text:p>
          </table:table-cell>
          <table:table-cell office:value-type="float" office:value="0.0379862519701855" calcext:value-type="float">
            <text:p>0,037986252</text:p>
          </table:table-cell>
          <table:table-cell office:value-type="float" office:value="0.0281044980428677" calcext:value-type="float">
            <text:p>0,028104498</text:p>
          </table:table-cell>
          <table:table-cell office:value-type="float" office:value="0.0429233278764754" calcext:value-type="float">
            <text:p>0,0429233279</text:p>
          </table:table-cell>
          <table:table-cell table:number-columns-repeated="100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382200582358586" calcext:value-type="float">
            <text:p>0,3822005824</text:p>
          </table:table-cell>
          <table:table-cell office:value-type="float" office:value="0.435788733011333" calcext:value-type="float">
            <text:p>0,435788733</text:p>
          </table:table-cell>
          <table:table-cell office:value-type="float" office:value="0.385185485733406" calcext:value-type="float">
            <text:p>0,3851854857</text:p>
          </table:table-cell>
          <table:table-cell office:value-type="float" office:value="0.430525991762475" calcext:value-type="float">
            <text:p>0,4305259918</text:p>
          </table:table-cell>
          <table:table-cell office:value-type="float" office:value="6.22265803143322" calcext:value-type="float">
            <text:p>6,2226580314</text:p>
          </table:table-cell>
          <table:table-cell office:value-type="float" office:value="9.06123066377018" calcext:value-type="float">
            <text:p>9,0612306638</text:p>
          </table:table-cell>
          <table:table-cell office:value-type="float" office:value="6.40004915927042" calcext:value-type="float">
            <text:p>6,4000491593</text:p>
          </table:table-cell>
          <table:table-cell office:value-type="float" office:value="8.19139091516714" calcext:value-type="float">
            <text:p>8,1913909152</text:p>
          </table:table-cell>
          <table:table-cell office:value-type="float" office:value="0.245540473877311" calcext:value-type="float">
            <text:p>0,2455404739</text:p>
          </table:table-cell>
          <table:table-cell office:value-type="float" office:value="0.275725232133537" calcext:value-type="float">
            <text:p>0,2757252321</text:p>
          </table:table-cell>
          <table:table-cell office:value-type="float" office:value="0.248523762085539" calcext:value-type="float">
            <text:p>0,2485237621</text:p>
          </table:table-cell>
          <table:table-cell office:value-type="float" office:value="0.27083577503265" calcext:value-type="float">
            <text:p>0,270835775</text:p>
          </table:table-cell>
          <table:table-cell office:value-type="float" office:value="0.0338016766366914" calcext:value-type="float">
            <text:p>0,0338016766</text:p>
          </table:table-cell>
          <table:table-cell office:value-type="float" office:value="0.0378797658766298" calcext:value-type="float">
            <text:p>0,0378797659</text:p>
          </table:table-cell>
          <table:table-cell office:value-type="float" office:value="0.0297404005093043" calcext:value-type="float">
            <text:p>0,0297404005</text:p>
          </table:table-cell>
          <table:table-cell office:value-type="float" office:value="0.043731501055916" calcext:value-type="float">
            <text:p>0,0437315011</text:p>
          </table:table-cell>
          <table:table-cell table:number-columns-repeated="100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392740607016689" calcext:value-type="float">
            <text:p>0,392740607</text:p>
          </table:table-cell>
          <table:table-cell office:value-type="float" office:value="0.449516401032049" calcext:value-type="float">
            <text:p>0,449516401</text:p>
          </table:table-cell>
          <table:table-cell office:value-type="float" office:value="0.394681596065365" calcext:value-type="float">
            <text:p>0,3946815961</text:p>
          </table:table-cell>
          <table:table-cell office:value-type="float" office:value="0.446695377766616" calcext:value-type="float">
            <text:p>0,4466953778</text:p>
          </table:table-cell>
          <table:table-cell office:value-type="float" office:value="6.65549107577125" calcext:value-type="float">
            <text:p>6,6554910758</text:p>
          </table:table-cell>
          <table:table-cell office:value-type="float" office:value="10.269536086097" calcext:value-type="float">
            <text:p>10,2695360861</text:p>
          </table:table-cell>
          <table:table-cell office:value-type="float" office:value="6.80176939461323" calcext:value-type="float">
            <text:p>6,8017693946</text:p>
          </table:table-cell>
          <table:table-cell office:value-type="float" office:value="9.76993450548677" calcext:value-type="float">
            <text:p>9,7699345055</text:p>
          </table:table-cell>
          <table:table-cell office:value-type="float" office:value="0.258610774244251" calcext:value-type="float">
            <text:p>0,2586107742</text:p>
          </table:table-cell>
          <table:table-cell office:value-type="float" office:value="0.300093125587877" calcext:value-type="float">
            <text:p>0,3000931256</text:p>
          </table:table-cell>
          <table:table-cell office:value-type="float" office:value="0.261324377101394" calcext:value-type="float">
            <text:p>0,2613243771</text:p>
          </table:table-cell>
          <table:table-cell office:value-type="float" office:value="0.295460201738073" calcext:value-type="float">
            <text:p>0,2954602017</text:p>
          </table:table-cell>
          <table:table-cell office:value-type="float" office:value="0.0323151990616947" calcext:value-type="float">
            <text:p>0,0323151991</text:p>
          </table:table-cell>
          <table:table-cell office:value-type="float" office:value="0.0391964078858485" calcext:value-type="float">
            <text:p>0,0391964079</text:p>
          </table:table-cell>
          <table:table-cell office:value-type="float" office:value="0.029917689582155" calcext:value-type="float">
            <text:p>0,0299176896</text:p>
          </table:table-cell>
          <table:table-cell office:value-type="float" office:value="0.0426219861028277" calcext:value-type="float">
            <text:p>0,0426219861</text:p>
          </table:table-cell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394101352835027" calcext:value-type="float">
            <text:p>0,3941013528</text:p>
          </table:table-cell>
          <table:table-cell office:value-type="float" office:value="0.444800571854795" calcext:value-type="float">
            <text:p>0,4448005719</text:p>
          </table:table-cell>
          <table:table-cell office:value-type="float" office:value="0.395932399876817" calcext:value-type="float">
            <text:p>0,3959323999</text:p>
          </table:table-cell>
          <table:table-cell office:value-type="float" office:value="0.442940107167786" calcext:value-type="float">
            <text:p>0,4429401072</text:p>
          </table:table-cell>
          <table:table-cell office:value-type="float" office:value="6.72151153447718" calcext:value-type="float">
            <text:p>6,7215115345</text:p>
          </table:table-cell>
          <table:table-cell office:value-type="float" office:value="10.0206871699636" calcext:value-type="float">
            <text:p>10,02068717</text:p>
          </table:table-cell>
          <table:table-cell office:value-type="float" office:value="6.95664849073056" calcext:value-type="float">
            <text:p>6,9566484907</text:p>
          </table:table-cell>
          <table:table-cell office:value-type="float" office:value="9.96314996414297" calcext:value-type="float">
            <text:p>9,9631499641</text:p>
          </table:table-cell>
          <table:table-cell office:value-type="float" office:value="0.25936202167657" calcext:value-type="float">
            <text:p>0,2593620217</text:p>
          </table:table-cell>
          <table:table-cell office:value-type="float" office:value="0.306387243445754" calcext:value-type="float">
            <text:p>0,3063872434</text:p>
          </table:table-cell>
          <table:table-cell office:value-type="float" office:value="0.261782655482653" calcext:value-type="float">
            <text:p>0,2617826555</text:p>
          </table:table-cell>
          <table:table-cell office:value-type="float" office:value="0.302137977353329" calcext:value-type="float">
            <text:p>0,3021379774</text:p>
          </table:table-cell>
          <table:table-cell office:value-type="float" office:value="0.0287415421741622" calcext:value-type="float">
            <text:p>0,0287415422</text:p>
          </table:table-cell>
          <table:table-cell office:value-type="float" office:value="0.0322687116414974" calcext:value-type="float">
            <text:p>0,0322687116</text:p>
          </table:table-cell>
          <table:table-cell office:value-type="float" office:value="0.0260591387006828" calcext:value-type="float">
            <text:p>0,0260591387</text:p>
          </table:table-cell>
          <table:table-cell office:value-type="float" office:value="0.0362106626331318" calcext:value-type="float">
            <text:p>0,0362106626</text:p>
          </table:table-cell>
          <table:table-cell table:number-columns-repeated="100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392995500468995" calcext:value-type="float">
            <text:p>0,3929955005</text:p>
          </table:table-cell>
          <table:table-cell office:value-type="float" office:value="0.444859082683886" calcext:value-type="float">
            <text:p>0,4448590827</text:p>
          </table:table-cell>
          <table:table-cell office:value-type="float" office:value="0.395682106327528" calcext:value-type="float">
            <text:p>0,3956821063</text:p>
          </table:table-cell>
          <table:table-cell office:value-type="float" office:value="0.44002061574794" calcext:value-type="float">
            <text:p>0,4400206157</text:p>
          </table:table-cell>
          <table:table-cell office:value-type="float" office:value="6.68842898720469" calcext:value-type="float">
            <text:p>6,6884289872</text:p>
          </table:table-cell>
          <table:table-cell office:value-type="float" office:value="9.77734723261139" calcext:value-type="float">
            <text:p>9,7773472326</text:p>
          </table:table-cell>
          <table:table-cell office:value-type="float" office:value="6.87536689973055" calcext:value-type="float">
            <text:p>6,8753668997</text:p>
          </table:table-cell>
          <table:table-cell office:value-type="float" office:value="9.32120794862462" calcext:value-type="float">
            <text:p>9,3212079486</text:p>
          </table:table-cell>
          <table:table-cell office:value-type="float" office:value="0.269222140814215" calcext:value-type="float">
            <text:p>0,2692221408</text:p>
          </table:table-cell>
          <table:table-cell office:value-type="float" office:value="0.325932046065364" calcext:value-type="float">
            <text:p>0,3259320461</text:p>
          </table:table-cell>
          <table:table-cell office:value-type="float" office:value="0.272180132561065" calcext:value-type="float">
            <text:p>0,2721801326</text:p>
          </table:table-cell>
          <table:table-cell office:value-type="float" office:value="0.320616912301408" calcext:value-type="float">
            <text:p>0,3206169123</text:p>
          </table:table-cell>
          <table:table-cell office:value-type="float" office:value="0.0332878225853471" calcext:value-type="float">
            <text:p>0,0332878226</text:p>
          </table:table-cell>
          <table:table-cell office:value-type="float" office:value="0.036567665113123" calcext:value-type="float">
            <text:p>0,0365676651</text:p>
          </table:table-cell>
          <table:table-cell office:value-type="float" office:value="0.0290726650390846" calcext:value-type="float">
            <text:p>0,029072665</text:p>
          </table:table-cell>
          <table:table-cell office:value-type="float" office:value="0.0427800432246662" calcext:value-type="float">
            <text:p>0,0427800432</text:p>
          </table:table-cell>
          <table:table-cell table:number-columns-repeated="100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388246924908839" calcext:value-type="float">
            <text:p>0,3882469249</text:p>
          </table:table-cell>
          <table:table-cell office:value-type="float" office:value="0.44052760973081" calcext:value-type="float">
            <text:p>0,4405276097</text:p>
          </table:table-cell>
          <table:table-cell office:value-type="float" office:value="0.390002312764183" calcext:value-type="float">
            <text:p>0,3900023128</text:p>
          </table:table-cell>
          <table:table-cell office:value-type="float" office:value="0.437427428723528" calcext:value-type="float">
            <text:p>0,4374274287</text:p>
          </table:table-cell>
          <table:table-cell office:value-type="float" office:value="6.60962081360219" calcext:value-type="float">
            <text:p>6,6096208136</text:p>
          </table:table-cell>
          <table:table-cell office:value-type="float" office:value="9.37529159906176" calcext:value-type="float">
            <text:p>9,3752915991</text:p>
          </table:table-cell>
          <table:table-cell office:value-type="float" office:value="6.74824453985119" calcext:value-type="float">
            <text:p>6,7482445399</text:p>
          </table:table-cell>
          <table:table-cell office:value-type="float" office:value="9.24404207565985" calcext:value-type="float">
            <text:p>9,2440420757</text:p>
          </table:table-cell>
          <table:table-cell office:value-type="float" office:value="0.268679682552453" calcext:value-type="float">
            <text:p>0,2686796826</text:p>
          </table:table-cell>
          <table:table-cell office:value-type="float" office:value="0.332977203483838" calcext:value-type="float">
            <text:p>0,3329772035</text:p>
          </table:table-cell>
          <table:table-cell office:value-type="float" office:value="0.270526498768193" calcext:value-type="float">
            <text:p>0,2705264988</text:p>
          </table:table-cell>
          <table:table-cell office:value-type="float" office:value="0.329544277917562" calcext:value-type="float">
            <text:p>0,3295442779</text:p>
          </table:table-cell>
          <table:table-cell office:value-type="float" office:value="0.0334848867558143" calcext:value-type="float">
            <text:p>0,0334848868</text:p>
          </table:table-cell>
          <table:table-cell office:value-type="float" office:value="0.0412301192812843" calcext:value-type="float">
            <text:p>0,0412301193</text:p>
          </table:table-cell>
          <table:table-cell office:value-type="float" office:value="0.0321991238028718" calcext:value-type="float">
            <text:p>0,0321991238</text:p>
          </table:table-cell>
          <table:table-cell office:value-type="float" office:value="0.0430822895254275" calcext:value-type="float">
            <text:p>0,0430822895</text:p>
          </table:table-cell>
          <table:table-cell table:number-columns-repeated="100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3887029420983" calcext:value-type="float">
            <text:p>0,3887029421</text:p>
          </table:table-cell>
          <table:table-cell office:value-type="float" office:value="0.434203859564091" calcext:value-type="float">
            <text:p>0,4342038596</text:p>
          </table:table-cell>
          <table:table-cell office:value-type="float" office:value="0.390287938744573" calcext:value-type="float">
            <text:p>0,3902879387</text:p>
          </table:table-cell>
          <table:table-cell office:value-type="float" office:value="0.432493638907012" calcext:value-type="float">
            <text:p>0,4324936389</text:p>
          </table:table-cell>
          <table:table-cell office:value-type="float" office:value="6.63080188783345" calcext:value-type="float">
            <text:p>6,6308018878</text:p>
          </table:table-cell>
          <table:table-cell office:value-type="float" office:value="9.40942603474243" calcext:value-type="float">
            <text:p>9,4094260347</text:p>
          </table:table-cell>
          <table:table-cell office:value-type="float" office:value="6.75262524972828" calcext:value-type="float">
            <text:p>6,7526252497</text:p>
          </table:table-cell>
          <table:table-cell office:value-type="float" office:value="9.16318837352851" calcext:value-type="float">
            <text:p>9,1631883735</text:p>
          </table:table-cell>
          <table:table-cell office:value-type="float" office:value="0.27210199203004" calcext:value-type="float">
            <text:p>0,272101992</text:p>
          </table:table-cell>
          <table:table-cell office:value-type="float" office:value="0.329659884096967" calcext:value-type="float">
            <text:p>0,3296598841</text:p>
          </table:table-cell>
          <table:table-cell office:value-type="float" office:value="0.273771053184057" calcext:value-type="float">
            <text:p>0,2737710532</text:p>
          </table:table-cell>
          <table:table-cell office:value-type="float" office:value="0.326653045108926" calcext:value-type="float">
            <text:p>0,3266530451</text:p>
          </table:table-cell>
          <table:table-cell office:value-type="float" office:value="0.0309220992077112" calcext:value-type="float">
            <text:p>0,0309220992</text:p>
          </table:table-cell>
          <table:table-cell office:value-type="float" office:value="0.0364334850113825" calcext:value-type="float">
            <text:p>0,036433485</text:p>
          </table:table-cell>
          <table:table-cell office:value-type="float" office:value="0.0300083566425682" calcext:value-type="float">
            <text:p>0,0300083566</text:p>
          </table:table-cell>
          <table:table-cell office:value-type="float" office:value="0.0377456888718484" calcext:value-type="float">
            <text:p>0,0377456889</text:p>
          </table:table-cell>
          <table:table-cell table:number-columns-repeated="100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39800363600394" calcext:value-type="float">
            <text:p>0,398003636</text:p>
          </table:table-cell>
          <table:table-cell office:value-type="float" office:value="0.447421614917063" calcext:value-type="float">
            <text:p>0,4474216149</text:p>
          </table:table-cell>
          <table:table-cell office:value-type="float" office:value="0.399574955787619" calcext:value-type="float">
            <text:p>0,3995749558</text:p>
          </table:table-cell>
          <table:table-cell office:value-type="float" office:value="0.444529479461079" calcext:value-type="float">
            <text:p>0,4445294795</text:p>
          </table:table-cell>
          <table:table-cell office:value-type="float" office:value="6.99213566608189" calcext:value-type="float">
            <text:p>6,9921356661</text:p>
          </table:table-cell>
          <table:table-cell office:value-type="float" office:value="10.4411030929324" calcext:value-type="float">
            <text:p>10,4411030929</text:p>
          </table:table-cell>
          <table:table-cell office:value-type="float" office:value="7.06041073170946" calcext:value-type="float">
            <text:p>7,0604107317</text:p>
          </table:table-cell>
          <table:table-cell office:value-type="float" office:value="10.2670019056622" calcext:value-type="float">
            <text:p>10,2670019057</text:p>
          </table:table-cell>
          <table:table-cell office:value-type="float" office:value="0.277733412156415" calcext:value-type="float">
            <text:p>0,2777334122</text:p>
          </table:table-cell>
          <table:table-cell office:value-type="float" office:value="0.34387921107417" calcext:value-type="float">
            <text:p>0,3438792111</text:p>
          </table:table-cell>
          <table:table-cell office:value-type="float" office:value="0.279505298672452" calcext:value-type="float">
            <text:p>0,2795052987</text:p>
          </table:table-cell>
          <table:table-cell office:value-type="float" office:value="0.340607720364736" calcext:value-type="float">
            <text:p>0,3406077204</text:p>
          </table:table-cell>
          <table:table-cell office:value-type="float" office:value="0.0271432011083498" calcext:value-type="float">
            <text:p>0,0271432011</text:p>
          </table:table-cell>
          <table:table-cell office:value-type="float" office:value="0.0312061799319872" calcext:value-type="float">
            <text:p>0,0312061799</text:p>
          </table:table-cell>
          <table:table-cell office:value-type="float" office:value="0.0258999522144156" calcext:value-type="float">
            <text:p>0,0258999522</text:p>
          </table:table-cell>
          <table:table-cell office:value-type="float" office:value="0.0330190552053957" calcext:value-type="float">
            <text:p>0,0330190552</text:p>
          </table:table-cell>
          <table:table-cell table:number-columns-repeated="100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391427201102704" calcext:value-type="float">
            <text:p>0,3914272011</text:p>
          </table:table-cell>
          <table:table-cell office:value-type="float" office:value="0.43987416893012" calcext:value-type="float">
            <text:p>0,4398741689</text:p>
          </table:table-cell>
          <table:table-cell office:value-type="float" office:value="0.393292981190748" calcext:value-type="float">
            <text:p>0,3932929812</text:p>
          </table:table-cell>
          <table:table-cell office:value-type="float" office:value="0.436464608132089" calcext:value-type="float">
            <text:p>0,4364646081</text:p>
          </table:table-cell>
          <table:table-cell office:value-type="float" office:value="6.53908625751495" calcext:value-type="float">
            <text:p>6,5390862575</text:p>
          </table:table-cell>
          <table:table-cell office:value-type="float" office:value="10.3337900687023" calcext:value-type="float">
            <text:p>10,3337900687</text:p>
          </table:table-cell>
          <table:table-cell office:value-type="float" office:value="6.82239711632718" calcext:value-type="float">
            <text:p>6,8223971163</text:p>
          </table:table-cell>
          <table:table-cell office:value-type="float" office:value="10.2615719667395" calcext:value-type="float">
            <text:p>10,2615719667</text:p>
          </table:table-cell>
          <table:table-cell office:value-type="float" office:value="0.269476601462711" calcext:value-type="float">
            <text:p>0,2694766015</text:p>
          </table:table-cell>
          <table:table-cell office:value-type="float" office:value="0.337040883603796" calcext:value-type="float">
            <text:p>0,3370408836</text:p>
          </table:table-cell>
          <table:table-cell office:value-type="float" office:value="0.271590772631032" calcext:value-type="float">
            <text:p>0,2715907726</text:p>
          </table:table-cell>
          <table:table-cell office:value-type="float" office:value="0.333140771870391" calcext:value-type="float">
            <text:p>0,3331407719</text:p>
          </table:table-cell>
          <table:table-cell office:value-type="float" office:value="0.0284434697413096" calcext:value-type="float">
            <text:p>0,0284434697</text:p>
          </table:table-cell>
          <table:table-cell office:value-type="float" office:value="0.0336322669772511" calcext:value-type="float">
            <text:p>0,033632267</text:p>
          </table:table-cell>
          <table:table-cell office:value-type="float" office:value="0.0277975512438804" calcext:value-type="float">
            <text:p>0,0277975512</text:p>
          </table:table-cell>
          <table:table-cell office:value-type="float" office:value="0.0345283153334866" calcext:value-type="float">
            <text:p>0,0345283153</text:p>
          </table:table-cell>
          <table:table-cell table:number-columns-repeated="100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389112389113902" calcext:value-type="float">
            <text:p>0,3891123891</text:p>
          </table:table-cell>
          <table:table-cell office:value-type="float" office:value="0.439817197993631" calcext:value-type="float">
            <text:p>0,439817198</text:p>
          </table:table-cell>
          <table:table-cell office:value-type="float" office:value="0.390811172242773" calcext:value-type="float">
            <text:p>0,3908111722</text:p>
          </table:table-cell>
          <table:table-cell office:value-type="float" office:value="0.439763279423904" calcext:value-type="float">
            <text:p>0,4397632794</text:p>
          </table:table-cell>
          <table:table-cell office:value-type="float" office:value="6.82698914918752" calcext:value-type="float">
            <text:p>6,8269891492</text:p>
          </table:table-cell>
          <table:table-cell office:value-type="float" office:value="10.7437430647454" calcext:value-type="float">
            <text:p>10,7437430647</text:p>
          </table:table-cell>
          <table:table-cell office:value-type="float" office:value="6.89050092793219" calcext:value-type="float">
            <text:p>6,8905009279</text:p>
          </table:table-cell>
          <table:table-cell office:value-type="float" office:value="10.7998479601336" calcext:value-type="float">
            <text:p>10,7998479601</text:p>
          </table:table-cell>
          <table:table-cell office:value-type="float" office:value="0.269933299082218" calcext:value-type="float">
            <text:p>0,2699332991</text:p>
          </table:table-cell>
          <table:table-cell office:value-type="float" office:value="0.339058818284261" calcext:value-type="float">
            <text:p>0,3390588183</text:p>
          </table:table-cell>
          <table:table-cell office:value-type="float" office:value="0.271710407383479" calcext:value-type="float">
            <text:p>0,2717104074</text:p>
          </table:table-cell>
          <table:table-cell office:value-type="float" office:value="0.335734212283683" calcext:value-type="float">
            <text:p>0,3357342123</text:p>
          </table:table-cell>
          <table:table-cell office:value-type="float" office:value="0.0335090220147243" calcext:value-type="float">
            <text:p>0,033509022</text:p>
          </table:table-cell>
          <table:table-cell office:value-type="float" office:value="0.039545931447631" calcext:value-type="float">
            <text:p>0,0395459314</text:p>
          </table:table-cell>
          <table:table-cell office:value-type="float" office:value="0.0318038754941147" calcext:value-type="float">
            <text:p>0,0318038755</text:p>
          </table:table-cell>
          <table:table-cell office:value-type="float" office:value="0.0420313478104525" calcext:value-type="float">
            <text:p>0,0420313478</text:p>
          </table:table-cell>
          <table:table-cell table:number-columns-repeated="100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392201073280076" calcext:value-type="float">
            <text:p>0,3922010733</text:p>
          </table:table-cell>
          <table:table-cell office:value-type="float" office:value="0.439116359937432" calcext:value-type="float">
            <text:p>0,4391163599</text:p>
          </table:table-cell>
          <table:table-cell office:value-type="float" office:value="0.394074831549949" calcext:value-type="float">
            <text:p>0,3940748315</text:p>
          </table:table-cell>
          <table:table-cell office:value-type="float" office:value="0.43541856667505" calcext:value-type="float">
            <text:p>0,4354185667</text:p>
          </table:table-cell>
          <table:table-cell office:value-type="float" office:value="6.98184627164262" calcext:value-type="float">
            <text:p>6,9818462716</text:p>
          </table:table-cell>
          <table:table-cell office:value-type="float" office:value="10.2027165558347" calcext:value-type="float">
            <text:p>10,2027165558</text:p>
          </table:table-cell>
          <table:table-cell office:value-type="float" office:value="7.08976423827007" calcext:value-type="float">
            <text:p>7,0897642383</text:p>
          </table:table-cell>
          <table:table-cell office:value-type="float" office:value="9.98383475314928" calcext:value-type="float">
            <text:p>9,9838347531</text:p>
          </table:table-cell>
          <table:table-cell office:value-type="float" office:value="0.279263834912874" calcext:value-type="float">
            <text:p>0,2792638349</text:p>
          </table:table-cell>
          <table:table-cell office:value-type="float" office:value="0.355791176373356" calcext:value-type="float">
            <text:p>0,3557911764</text:p>
          </table:table-cell>
          <table:table-cell office:value-type="float" office:value="0.281248048420509" calcext:value-type="float">
            <text:p>0,2812480484</text:p>
          </table:table-cell>
          <table:table-cell office:value-type="float" office:value="0.352054733919479" calcext:value-type="float">
            <text:p>0,3520547339</text:p>
          </table:table-cell>
          <table:table-cell office:value-type="float" office:value="0.0351980404921369" calcext:value-type="float">
            <text:p>0,0351980405</text:p>
          </table:table-cell>
          <table:table-cell office:value-type="float" office:value="0.0403362794563336" calcext:value-type="float">
            <text:p>0,0403362795</text:p>
          </table:table-cell>
          <table:table-cell office:value-type="float" office:value="0.0331478021068714" calcext:value-type="float">
            <text:p>0,0331478021</text:p>
          </table:table-cell>
          <table:table-cell office:value-type="float" office:value="0.0433178176374501" calcext:value-type="float">
            <text:p>0,0433178176</text:p>
          </table:table-cell>
          <table:table-cell table:number-columns-repeated="100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383229987680007" calcext:value-type="float">
            <text:p>0,3832299877</text:p>
          </table:table-cell>
          <table:table-cell office:value-type="float" office:value="0.433901232995578" calcext:value-type="float">
            <text:p>0,433901233</text:p>
          </table:table-cell>
          <table:table-cell office:value-type="float" office:value="0.385102995937715" calcext:value-type="float">
            <text:p>0,3851029959</text:p>
          </table:table-cell>
          <table:table-cell office:value-type="float" office:value="0.430133446465179" calcext:value-type="float">
            <text:p>0,4301334465</text:p>
          </table:table-cell>
          <table:table-cell office:value-type="float" office:value="6.48579635894999" calcext:value-type="float">
            <text:p>6,4857963589</text:p>
          </table:table-cell>
          <table:table-cell office:value-type="float" office:value="9.5667579932164" calcext:value-type="float">
            <text:p>9,5667579932</text:p>
          </table:table-cell>
          <table:table-cell office:value-type="float" office:value="6.65992190758862" calcext:value-type="float">
            <text:p>6,6599219076</text:p>
          </table:table-cell>
          <table:table-cell office:value-type="float" office:value="9.3821294122137" calcext:value-type="float">
            <text:p>9,3821294122</text:p>
          </table:table-cell>
          <table:table-cell office:value-type="float" office:value="0.268743606689608" calcext:value-type="float">
            <text:p>0,2687436067</text:p>
          </table:table-cell>
          <table:table-cell office:value-type="float" office:value="0.339281220136829" calcext:value-type="float">
            <text:p>0,3392812201</text:p>
          </table:table-cell>
          <table:table-cell office:value-type="float" office:value="0.270903960770366" calcext:value-type="float">
            <text:p>0,2709039608</text:p>
          </table:table-cell>
          <table:table-cell office:value-type="float" office:value="0.335145482927902" calcext:value-type="float">
            <text:p>0,3351454829</text:p>
          </table:table-cell>
          <table:table-cell office:value-type="float" office:value="0.0317051162590222" calcext:value-type="float">
            <text:p>0,0317051163</text:p>
          </table:table-cell>
          <table:table-cell office:value-type="float" office:value="0.0359347495627087" calcext:value-type="float">
            <text:p>0,0359347496</text:p>
          </table:table-cell>
          <table:table-cell office:value-type="float" office:value="0.0312048577076939" calcext:value-type="float">
            <text:p>0,0312048577</text:p>
          </table:table-cell>
          <table:table-cell office:value-type="float" office:value="0.0366435407485143" calcext:value-type="float">
            <text:p>0,0366435407</text:p>
          </table:table-cell>
          <table:table-cell table:number-columns-repeated="100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3913036080555" calcext:value-type="float">
            <text:p>0,3913036081</text:p>
          </table:table-cell>
          <table:table-cell office:value-type="float" office:value="0.448066489628258" calcext:value-type="float">
            <text:p>0,4480664896</text:p>
          </table:table-cell>
          <table:table-cell office:value-type="float" office:value="0.3935254310773" calcext:value-type="float">
            <text:p>0,3935254311</text:p>
          </table:table-cell>
          <table:table-cell office:value-type="float" office:value="0.444000895635388" calcext:value-type="float">
            <text:p>0,4440008956</text:p>
          </table:table-cell>
          <table:table-cell office:value-type="float" office:value="6.7667222705475" calcext:value-type="float">
            <text:p>6,7667222705</text:p>
          </table:table-cell>
          <table:table-cell office:value-type="float" office:value="9.9398646961269" calcext:value-type="float">
            <text:p>9,9398646961</text:p>
          </table:table-cell>
          <table:table-cell office:value-type="float" office:value="7.02094521338863" calcext:value-type="float">
            <text:p>7,0209452134</text:p>
          </table:table-cell>
          <table:table-cell office:value-type="float" office:value="9.6608797433985" calcext:value-type="float">
            <text:p>9,6608797434</text:p>
          </table:table-cell>
          <table:table-cell office:value-type="float" office:value="0.287403361348665" calcext:value-type="float">
            <text:p>0,2874033613</text:p>
          </table:table-cell>
          <table:table-cell office:value-type="float" office:value="0.37481039823554" calcext:value-type="float">
            <text:p>0,3748103982</text:p>
          </table:table-cell>
          <table:table-cell office:value-type="float" office:value="0.28987761188287" calcext:value-type="float">
            <text:p>0,2898776119</text:p>
          </table:table-cell>
          <table:table-cell office:value-type="float" office:value="0.369937178535729" calcext:value-type="float">
            <text:p>0,3699371785</text:p>
          </table:table-cell>
          <table:table-cell office:value-type="float" office:value="0.0371409208914641" calcext:value-type="float">
            <text:p>0,0371409209</text:p>
          </table:table-cell>
          <table:table-cell office:value-type="float" office:value="0.0414392245538327" calcext:value-type="float">
            <text:p>0,0414392246</text:p>
          </table:table-cell>
          <table:table-cell office:value-type="float" office:value="0.0341489610435401" calcext:value-type="float">
            <text:p>0,034148961</text:p>
          </table:table-cell>
          <table:table-cell office:value-type="float" office:value="0.0459157337704255" calcext:value-type="float">
            <text:p>0,0459157338</text:p>
          </table:table-cell>
          <table:table-cell table:number-columns-repeated="100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393239511698997" calcext:value-type="float">
            <text:p>0,3932395117</text:p>
          </table:table-cell>
          <table:table-cell office:value-type="float" office:value="0.449613002204097" calcext:value-type="float">
            <text:p>0,4496130022</text:p>
          </table:table-cell>
          <table:table-cell office:value-type="float" office:value="0.394428971097455" calcext:value-type="float">
            <text:p>0,3944289711</text:p>
          </table:table-cell>
          <table:table-cell office:value-type="float" office:value="0.44637048846619" calcext:value-type="float">
            <text:p>0,4463704885</text:p>
          </table:table-cell>
          <table:table-cell office:value-type="float" office:value="6.49575209305977" calcext:value-type="float">
            <text:p>6,4957520931</text:p>
          </table:table-cell>
          <table:table-cell office:value-type="float" office:value="9.90444389882865" calcext:value-type="float">
            <text:p>9,9044438988</text:p>
          </table:table-cell>
          <table:table-cell office:value-type="float" office:value="6.49644026768878" calcext:value-type="float">
            <text:p>6,4964402677</text:p>
          </table:table-cell>
          <table:table-cell office:value-type="float" office:value="9.90250118119339" calcext:value-type="float">
            <text:p>9,9025011812</text:p>
          </table:table-cell>
          <table:table-cell office:value-type="float" office:value="0.27492716042836" calcext:value-type="float">
            <text:p>0,2749271604</text:p>
          </table:table-cell>
          <table:table-cell office:value-type="float" office:value="0.350363810713895" calcext:value-type="float">
            <text:p>0,3503638107</text:p>
          </table:table-cell>
          <table:table-cell office:value-type="float" office:value="0.276735497052522" calcext:value-type="float">
            <text:p>0,2767354971</text:p>
          </table:table-cell>
          <table:table-cell office:value-type="float" office:value="0.346836436782504" calcext:value-type="float">
            <text:p>0,3468364368</text:p>
          </table:table-cell>
          <table:table-cell office:value-type="float" office:value="0.0325268049803485" calcext:value-type="float">
            <text:p>0,032526805</text:p>
          </table:table-cell>
          <table:table-cell office:value-type="float" office:value="0.0330665099382671" calcext:value-type="float">
            <text:p>0,0330665099</text:p>
          </table:table-cell>
          <table:table-cell office:value-type="float" office:value="0.0293507602682564" calcext:value-type="float">
            <text:p>0,0293507603</text:p>
          </table:table-cell>
          <table:table-cell office:value-type="float" office:value="0.0379348616098628" calcext:value-type="float">
            <text:p>0,0379348616</text:p>
          </table:table-cell>
          <table:table-cell table:number-columns-repeated="100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389886267766906" calcext:value-type="float">
            <text:p>0,3898862678</text:p>
          </table:table-cell>
          <table:table-cell office:value-type="float" office:value="0.446871886823758" calcext:value-type="float">
            <text:p>0,4468718868</text:p>
          </table:table-cell>
          <table:table-cell office:value-type="float" office:value="0.392173699623436" calcext:value-type="float">
            <text:p>0,3921736996</text:p>
          </table:table-cell>
          <table:table-cell office:value-type="float" office:value="0.442686392678956" calcext:value-type="float">
            <text:p>0,4426863927</text:p>
          </table:table-cell>
          <table:table-cell office:value-type="float" office:value="5.98397864409059" calcext:value-type="float">
            <text:p>5,9839786441</text:p>
          </table:table-cell>
          <table:table-cell office:value-type="float" office:value="9.2840521823527" calcext:value-type="float">
            <text:p>9,2840521824</text:p>
          </table:table-cell>
          <table:table-cell office:value-type="float" office:value="6.37802310467484" calcext:value-type="float">
            <text:p>6,3780231047</text:p>
          </table:table-cell>
          <table:table-cell office:value-type="float" office:value="9.00052234236688" calcext:value-type="float">
            <text:p>9,0005223424</text:p>
          </table:table-cell>
          <table:table-cell office:value-type="float" office:value="0.271804235945627" calcext:value-type="float">
            <text:p>0,2718042359</text:p>
          </table:table-cell>
          <table:table-cell office:value-type="float" office:value="0.34853586644503" calcext:value-type="float">
            <text:p>0,3485358664</text:p>
          </table:table-cell>
          <table:table-cell office:value-type="float" office:value="0.273979879362319" calcext:value-type="float">
            <text:p>0,2739798794</text:p>
          </table:table-cell>
          <table:table-cell office:value-type="float" office:value="0.344251722375401" calcext:value-type="float">
            <text:p>0,3442517224</text:p>
          </table:table-cell>
          <table:table-cell office:value-type="float" office:value="0.0302701926625715" calcext:value-type="float">
            <text:p>0,0302701927</text:p>
          </table:table-cell>
          <table:table-cell office:value-type="float" office:value="0.0324997129156453" calcext:value-type="float">
            <text:p>0,0324997129</text:p>
          </table:table-cell>
          <table:table-cell office:value-type="float" office:value="0.0281165857903341" calcext:value-type="float">
            <text:p>0,0281165858</text:p>
          </table:table-cell>
          <table:table-cell office:value-type="float" office:value="0.0357870748662499" calcext:value-type="float">
            <text:p>0,0357870749</text:p>
          </table:table-cell>
          <table:table-cell table:number-columns-repeated="100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383692653813974" calcext:value-type="float">
            <text:p>0,3836926538</text:p>
          </table:table-cell>
          <table:table-cell office:value-type="float" office:value="0.446484099595088" calcext:value-type="float">
            <text:p>0,4464840996</text:p>
          </table:table-cell>
          <table:table-cell office:value-type="float" office:value="0.384958129908112" calcext:value-type="float">
            <text:p>0,3849581299</text:p>
          </table:table-cell>
          <table:table-cell office:value-type="float" office:value="0.4438770426025" calcext:value-type="float">
            <text:p>0,4438770426</text:p>
          </table:table-cell>
          <table:table-cell office:value-type="float" office:value="5.94831328184032" calcext:value-type="float">
            <text:p>5,9483132818</text:p>
          </table:table-cell>
          <table:table-cell office:value-type="float" office:value="10.1738212161884" calcext:value-type="float">
            <text:p>10,1738212162</text:p>
          </table:table-cell>
          <table:table-cell office:value-type="float" office:value="5.9571894610023" calcext:value-type="float">
            <text:p>5,957189461</text:p>
          </table:table-cell>
          <table:table-cell office:value-type="float" office:value="9.94464182187874" calcext:value-type="float">
            <text:p>9,9446418219</text:p>
          </table:table-cell>
          <table:table-cell office:value-type="float" office:value="0.262558442969219" calcext:value-type="float">
            <text:p>0,262558443</text:p>
          </table:table-cell>
          <table:table-cell office:value-type="float" office:value="0.34183659407478" calcext:value-type="float">
            <text:p>0,3418365941</text:p>
          </table:table-cell>
          <table:table-cell office:value-type="float" office:value="0.263848499228069" calcext:value-type="float">
            <text:p>0,2638484992</text:p>
          </table:table-cell>
          <table:table-cell office:value-type="float" office:value="0.339226662398625" calcext:value-type="float">
            <text:p>0,3392266624</text:p>
          </table:table-cell>
          <table:table-cell office:value-type="float" office:value="0.0322153301653717" calcext:value-type="float">
            <text:p>0,0322153302</text:p>
          </table:table-cell>
          <table:table-cell office:value-type="float" office:value="0.037541146041413" calcext:value-type="float">
            <text:p>0,037541146</text:p>
          </table:table-cell>
          <table:table-cell office:value-type="float" office:value="0.0314666180094183" calcext:value-type="float">
            <text:p>0,031466618</text:p>
          </table:table-cell>
          <table:table-cell office:value-type="float" office:value="0.0386684344568358" calcext:value-type="float">
            <text:p>0,0386684345</text:p>
          </table:table-cell>
          <table:table-cell table:number-columns-repeated="100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386291516090666" calcext:value-type="float">
            <text:p>0,3862915161</text:p>
          </table:table-cell>
          <table:table-cell office:value-type="float" office:value="0.449951022970673" calcext:value-type="float">
            <text:p>0,449951023</text:p>
          </table:table-cell>
          <table:table-cell office:value-type="float" office:value="0.388062187191863" calcext:value-type="float">
            <text:p>0,3880621872</text:p>
          </table:table-cell>
          <table:table-cell office:value-type="float" office:value="0.446477950153032" calcext:value-type="float">
            <text:p>0,4464779502</text:p>
          </table:table-cell>
          <table:table-cell office:value-type="float" office:value="6.08873746222448" calcext:value-type="float">
            <text:p>6,0887374622</text:p>
          </table:table-cell>
          <table:table-cell office:value-type="float" office:value="10.6718015606911" calcext:value-type="float">
            <text:p>10,6718015607</text:p>
          </table:table-cell>
          <table:table-cell office:value-type="float" office:value="6.46363698849581" calcext:value-type="float">
            <text:p>6,4636369885</text:p>
          </table:table-cell>
          <table:table-cell office:value-type="float" office:value="10.6467902616345" calcext:value-type="float">
            <text:p>10,6467902616</text:p>
          </table:table-cell>
          <table:table-cell office:value-type="float" office:value="0.270305961739918" calcext:value-type="float">
            <text:p>0,2703059617</text:p>
          </table:table-cell>
          <table:table-cell office:value-type="float" office:value="0.348369114270458" calcext:value-type="float">
            <text:p>0,3483691143</text:p>
          </table:table-cell>
          <table:table-cell office:value-type="float" office:value="0.272144202402973" calcext:value-type="float">
            <text:p>0,2721442024</text:p>
          </table:table-cell>
          <table:table-cell office:value-type="float" office:value="0.344648938521284" calcext:value-type="float">
            <text:p>0,3446489385</text:p>
          </table:table-cell>
          <table:table-cell office:value-type="float" office:value="0.0332272848404513" calcext:value-type="float">
            <text:p>0,0332272848</text:p>
          </table:table-cell>
          <table:table-cell office:value-type="float" office:value="0.0398705480187126" calcext:value-type="float">
            <text:p>0,039870548</text:p>
          </table:table-cell>
          <table:table-cell office:value-type="float" office:value="0.0318203808880462" calcext:value-type="float">
            <text:p>0,0318203809</text:p>
          </table:table-cell>
          <table:table-cell office:value-type="float" office:value="0.0420190365454111" calcext:value-type="float">
            <text:p>0,0420190365</text:p>
          </table:table-cell>
          <table:table-cell table:number-columns-repeated="100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378800718997827" calcext:value-type="float">
            <text:p>0,378800719</text:p>
          </table:table-cell>
          <table:table-cell office:value-type="float" office:value="0.43592274404081" calcext:value-type="float">
            <text:p>0,435922744</text:p>
          </table:table-cell>
          <table:table-cell office:value-type="float" office:value="0.380177476806758" calcext:value-type="float">
            <text:p>0,3801774768</text:p>
          </table:table-cell>
          <table:table-cell office:value-type="float" office:value="0.433054626120812" calcext:value-type="float">
            <text:p>0,4330546261</text:p>
          </table:table-cell>
          <table:table-cell office:value-type="float" office:value="5.95720157400343" calcext:value-type="float">
            <text:p>5,957201574</text:p>
          </table:table-cell>
          <table:table-cell office:value-type="float" office:value="10.2537019348669" calcext:value-type="float">
            <text:p>10,2537019349</text:p>
          </table:table-cell>
          <table:table-cell office:value-type="float" office:value="6.06135834509427" calcext:value-type="float">
            <text:p>6,0613583451</text:p>
          </table:table-cell>
          <table:table-cell office:value-type="float" office:value="10.3633515104785" calcext:value-type="float">
            <text:p>10,3633515105</text:p>
          </table:table-cell>
          <table:table-cell office:value-type="float" office:value="0.265808550969751" calcext:value-type="float">
            <text:p>0,265808551</text:p>
          </table:table-cell>
          <table:table-cell office:value-type="float" office:value="0.342582546681919" calcext:value-type="float">
            <text:p>0,3425825467</text:p>
          </table:table-cell>
          <table:table-cell office:value-type="float" office:value="0.267256953713497" calcext:value-type="float">
            <text:p>0,2672569537</text:p>
          </table:table-cell>
          <table:table-cell office:value-type="float" office:value="0.339611562632498" calcext:value-type="float">
            <text:p>0,3396115626</text:p>
          </table:table-cell>
          <table:table-cell office:value-type="float" office:value="0.0370010035053955" calcext:value-type="float">
            <text:p>0,0370010035</text:p>
          </table:table-cell>
          <table:table-cell office:value-type="float" office:value="0.0460950028656059" calcext:value-type="float">
            <text:p>0,0460950029</text:p>
          </table:table-cell>
          <table:table-cell office:value-type="float" office:value="0.0361884739147634" calcext:value-type="float">
            <text:p>0,0361884739</text:p>
          </table:table-cell>
          <table:table-cell office:value-type="float" office:value="0.0473138595429123" calcext:value-type="float">
            <text:p>0,0473138595</text:p>
          </table:table-cell>
          <table:table-cell table:number-columns-repeated="100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386464402804592" calcext:value-type="float">
            <text:p>0,3864644028</text:p>
          </table:table-cell>
          <table:table-cell office:value-type="float" office:value="0.439259506325759" calcext:value-type="float">
            <text:p>0,4392595063</text:p>
          </table:table-cell>
          <table:table-cell office:value-type="float" office:value="0.387239497544899" calcext:value-type="float">
            <text:p>0,3872394975</text:p>
          </table:table-cell>
          <table:table-cell office:value-type="float" office:value="0.437668238297429" calcext:value-type="float">
            <text:p>0,4376682383</text:p>
          </table:table-cell>
          <table:table-cell office:value-type="float" office:value="6.17026978957855" calcext:value-type="float">
            <text:p>6,1702697896</text:p>
          </table:table-cell>
          <table:table-cell office:value-type="float" office:value="10.415935771324" calcext:value-type="float">
            <text:p>10,4159357713</text:p>
          </table:table-cell>
          <table:table-cell office:value-type="float" office:value="6.30582278047124" calcext:value-type="float">
            <text:p>6,3058227805</text:p>
          </table:table-cell>
          <table:table-cell office:value-type="float" office:value="10.3924738483987" calcext:value-type="float">
            <text:p>10,3924738484</text:p>
          </table:table-cell>
          <table:table-cell office:value-type="float" office:value="0.272248734363813" calcext:value-type="float">
            <text:p>0,2722487344</text:p>
          </table:table-cell>
          <table:table-cell office:value-type="float" office:value="0.359511458772778" calcext:value-type="float">
            <text:p>0,3595114588</text:p>
          </table:table-cell>
          <table:table-cell office:value-type="float" office:value="0.273704196847649" calcext:value-type="float">
            <text:p>0,2737041968</text:p>
          </table:table-cell>
          <table:table-cell office:value-type="float" office:value="0.356422747237036" calcext:value-type="float">
            <text:p>0,3564227472</text:p>
          </table:table-cell>
          <table:table-cell office:value-type="float" office:value="0.0323411468476432" calcext:value-type="float">
            <text:p>0,0323411468</text:p>
          </table:table-cell>
          <table:table-cell office:value-type="float" office:value="0.0420986000217643" calcext:value-type="float">
            <text:p>0,0420986</text:p>
          </table:table-cell>
          <table:table-cell office:value-type="float" office:value="0.0309505883240156" calcext:value-type="float">
            <text:p>0,0309505883</text:p>
          </table:table-cell>
          <table:table-cell office:value-type="float" office:value="0.0442569230167309" calcext:value-type="float">
            <text:p>0,044256923</text:p>
          </table:table-cell>
          <table:table-cell table:number-columns-repeated="100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382265075188017" calcext:value-type="float">
            <text:p>0,3822650752</text:p>
          </table:table-cell>
          <table:table-cell office:value-type="float" office:value="0.441231156274312" calcext:value-type="float">
            <text:p>0,4412311563</text:p>
          </table:table-cell>
          <table:table-cell office:value-type="float" office:value="0.382877440773167" calcext:value-type="float">
            <text:p>0,3828774408</text:p>
          </table:table-cell>
          <table:table-cell office:value-type="float" office:value="0.439867530627821" calcext:value-type="float">
            <text:p>0,4398675306</text:p>
          </table:table-cell>
          <table:table-cell office:value-type="float" office:value="5.96811901977235" calcext:value-type="float">
            <text:p>5,9681190198</text:p>
          </table:table-cell>
          <table:table-cell office:value-type="float" office:value="10.461843962946" calcext:value-type="float">
            <text:p>10,4618439629</text:p>
          </table:table-cell>
          <table:table-cell office:value-type="float" office:value="6.18088227113421" calcext:value-type="float">
            <text:p>6,1808822711</text:p>
          </table:table-cell>
          <table:table-cell office:value-type="float" office:value="10.6314607799588" calcext:value-type="float">
            <text:p>10,63146078</text:p>
          </table:table-cell>
          <table:table-cell office:value-type="float" office:value="0.271955261975439" calcext:value-type="float">
            <text:p>0,271955262</text:p>
          </table:table-cell>
          <table:table-cell office:value-type="float" office:value="0.36848087119128" calcext:value-type="float">
            <text:p>0,3684808712</text:p>
          </table:table-cell>
          <table:table-cell office:value-type="float" office:value="0.273285366651504" calcext:value-type="float">
            <text:p>0,2732853667</text:p>
          </table:table-cell>
          <table:table-cell office:value-type="float" office:value="0.365525568805069" calcext:value-type="float">
            <text:p>0,3655255688</text:p>
          </table:table-cell>
          <table:table-cell office:value-type="float" office:value="0.0316212777221947" calcext:value-type="float">
            <text:p>0,0316212777</text:p>
          </table:table-cell>
          <table:table-cell office:value-type="float" office:value="0.0415134154210821" calcext:value-type="float">
            <text:p>0,0415134154</text:p>
          </table:table-cell>
          <table:table-cell office:value-type="float" office:value="0.0299415631736146" calcext:value-type="float">
            <text:p>0,0299415632</text:p>
          </table:table-cell>
          <table:table-cell office:value-type="float" office:value="0.0442010194870932" calcext:value-type="float">
            <text:p>0,0442010195</text:p>
          </table:table-cell>
          <table:table-cell table:number-columns-repeated="100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380081155784276" calcext:value-type="float">
            <text:p>0,3800811558</text:p>
          </table:table-cell>
          <table:table-cell office:value-type="float" office:value="0.435507458359352" calcext:value-type="float">
            <text:p>0,4355074584</text:p>
          </table:table-cell>
          <table:table-cell office:value-type="float" office:value="0.382217101549148" calcext:value-type="float">
            <text:p>0,3822171015</text:p>
          </table:table-cell>
          <table:table-cell office:value-type="float" office:value="0.431651566816404" calcext:value-type="float">
            <text:p>0,4316515668</text:p>
          </table:table-cell>
          <table:table-cell office:value-type="float" office:value="5.91709564803432" calcext:value-type="float">
            <text:p>5,917095648</text:p>
          </table:table-cell>
          <table:table-cell office:value-type="float" office:value="10.4730921921141" calcext:value-type="float">
            <text:p>10,4730921921</text:p>
          </table:table-cell>
          <table:table-cell office:value-type="float" office:value="6.04587265523129" calcext:value-type="float">
            <text:p>6,0458726552</text:p>
          </table:table-cell>
          <table:table-cell office:value-type="float" office:value="10.1553137144592" calcext:value-type="float">
            <text:p>10,1553137145</text:p>
          </table:table-cell>
          <table:table-cell office:value-type="float" office:value="0.272528737142467" calcext:value-type="float">
            <text:p>0,2725287371</text:p>
          </table:table-cell>
          <table:table-cell office:value-type="float" office:value="0.365206446935282" calcext:value-type="float">
            <text:p>0,3652064469</text:p>
          </table:table-cell>
          <table:table-cell office:value-type="float" office:value="0.274744783199732" calcext:value-type="float">
            <text:p>0,2747447832</text:p>
          </table:table-cell>
          <table:table-cell office:value-type="float" office:value="0.360412045400135" calcext:value-type="float">
            <text:p>0,3604120454</text:p>
          </table:table-cell>
          <table:table-cell office:value-type="float" office:value="0.0268266709142059" calcext:value-type="float">
            <text:p>0,0268266709</text:p>
          </table:table-cell>
          <table:table-cell office:value-type="float" office:value="0.034053384919" calcext:value-type="float">
            <text:p>0,0340533849</text:p>
          </table:table-cell>
          <table:table-cell office:value-type="float" office:value="0.0257546012396248" calcext:value-type="float">
            <text:p>0,0257546012</text:p>
          </table:table-cell>
          <table:table-cell office:value-type="float" office:value="0.0356949823334967" calcext:value-type="float">
            <text:p>0,0356949823</text:p>
          </table:table-cell>
          <table:table-cell table:number-columns-repeated="100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381485753085861" calcext:value-type="float">
            <text:p>0,3814857531</text:p>
          </table:table-cell>
          <table:table-cell office:value-type="float" office:value="0.430570317489902" calcext:value-type="float">
            <text:p>0,4305703175</text:p>
          </table:table-cell>
          <table:table-cell office:value-type="float" office:value="0.381494989044132" calcext:value-type="float">
            <text:p>0,381494989</text:p>
          </table:table-cell>
          <table:table-cell office:value-type="float" office:value="0.429859430562098" calcext:value-type="float">
            <text:p>0,4298594306</text:p>
          </table:table-cell>
          <table:table-cell office:value-type="float" office:value="5.68971890574986" calcext:value-type="float">
            <text:p>5,6897189057</text:p>
          </table:table-cell>
          <table:table-cell office:value-type="float" office:value="10.1659768167074" calcext:value-type="float">
            <text:p>10,1659768167</text:p>
          </table:table-cell>
          <table:table-cell office:value-type="float" office:value="5.92203792806895" calcext:value-type="float">
            <text:p>5,9220379281</text:p>
          </table:table-cell>
          <table:table-cell office:value-type="float" office:value="9.57995503697755" calcext:value-type="float">
            <text:p>9,579955037</text:p>
          </table:table-cell>
          <table:table-cell office:value-type="float" office:value="0.267872130593361" calcext:value-type="float">
            <text:p>0,2678721306</text:p>
          </table:table-cell>
          <table:table-cell office:value-type="float" office:value="0.355333886955196" calcext:value-type="float">
            <text:p>0,355333887</text:p>
          </table:table-cell>
          <table:table-cell office:value-type="float" office:value="0.269038483254176" calcext:value-type="float">
            <text:p>0,2690384833</text:p>
          </table:table-cell>
          <table:table-cell office:value-type="float" office:value="0.352827254433273" calcext:value-type="float">
            <text:p>0,3528272544</text:p>
          </table:table-cell>
          <table:table-cell office:value-type="float" office:value="0.027993362009821" calcext:value-type="float">
            <text:p>0,027993362</text:p>
          </table:table-cell>
          <table:table-cell office:value-type="float" office:value="0.0316715761833971" calcext:value-type="float">
            <text:p>0,0316715762</text:p>
          </table:table-cell>
          <table:table-cell office:value-type="float" office:value="0.0271932530556423" calcext:value-type="float">
            <text:p>0,0271932531</text:p>
          </table:table-cell>
          <table:table-cell office:value-type="float" office:value="0.0329478822942005" calcext:value-type="float">
            <text:p>0,0329478823</text:p>
          </table:table-cell>
          <table:table-cell table:number-columns-repeated="100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385454086746445" calcext:value-type="float">
            <text:p>0,3854540867</text:p>
          </table:table-cell>
          <table:table-cell office:value-type="float" office:value="0.434157417553777" calcext:value-type="float">
            <text:p>0,4341574176</text:p>
          </table:table-cell>
          <table:table-cell office:value-type="float" office:value="0.386883692730963" calcext:value-type="float">
            <text:p>0,3868836927</text:p>
          </table:table-cell>
          <table:table-cell office:value-type="float" office:value="0.431696325539749" calcext:value-type="float">
            <text:p>0,4316963255</text:p>
          </table:table-cell>
          <table:table-cell office:value-type="float" office:value="6.05389213415722" calcext:value-type="float">
            <text:p>6,0538921342</text:p>
          </table:table-cell>
          <table:table-cell office:value-type="float" office:value="10.1343211813603" calcext:value-type="float">
            <text:p>10,1343211814</text:p>
          </table:table-cell>
          <table:table-cell office:value-type="float" office:value="6.18453758985534" calcext:value-type="float">
            <text:p>6,1845375899</text:p>
          </table:table-cell>
          <table:table-cell office:value-type="float" office:value="9.22850079819206" calcext:value-type="float">
            <text:p>9,2285007982</text:p>
          </table:table-cell>
          <table:table-cell office:value-type="float" office:value="0.278082540867947" calcext:value-type="float">
            <text:p>0,2780825409</text:p>
          </table:table-cell>
          <table:table-cell office:value-type="float" office:value="0.370207167158589" calcext:value-type="float">
            <text:p>0,3702071672</text:p>
          </table:table-cell>
          <table:table-cell office:value-type="float" office:value="0.279530401165229" calcext:value-type="float">
            <text:p>0,2795304012</text:p>
          </table:table-cell>
          <table:table-cell office:value-type="float" office:value="0.36706654056851" calcext:value-type="float">
            <text:p>0,3670665406</text:p>
          </table:table-cell>
          <table:table-cell office:value-type="float" office:value="0.0344584638229817" calcext:value-type="float">
            <text:p>0,0344584638</text:p>
          </table:table-cell>
          <table:table-cell office:value-type="float" office:value="0.0401231888627715" calcext:value-type="float">
            <text:p>0,0401231889</text:p>
          </table:table-cell>
          <table:table-cell office:value-type="float" office:value="0.033035468452583" calcext:value-type="float">
            <text:p>0,0330354685</text:p>
          </table:table-cell>
          <table:table-cell office:value-type="float" office:value="0.0423992937246302" calcext:value-type="float">
            <text:p>0,0423992937</text:p>
          </table:table-cell>
          <table:table-cell table:number-columns-repeated="100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379890145067888" calcext:value-type="float">
            <text:p>0,3798901451</text:p>
          </table:table-cell>
          <table:table-cell office:value-type="float" office:value="0.426112869304629" calcext:value-type="float">
            <text:p>0,4261128693</text:p>
          </table:table-cell>
          <table:table-cell office:value-type="float" office:value="0.380206362405512" calcext:value-type="float">
            <text:p>0,3802063624</text:p>
          </table:table-cell>
          <table:table-cell office:value-type="float" office:value="0.42918588823764" calcext:value-type="float">
            <text:p>0,4291858882</text:p>
          </table:table-cell>
          <table:table-cell office:value-type="float" office:value="5.90667382756611" calcext:value-type="float">
            <text:p>5,9066738276</text:p>
          </table:table-cell>
          <table:table-cell office:value-type="float" office:value="10.2906016227134" calcext:value-type="float">
            <text:p>10,2906016227</text:p>
          </table:table-cell>
          <table:table-cell office:value-type="float" office:value="5.95188643111424" calcext:value-type="float">
            <text:p>5,9518864311</text:p>
          </table:table-cell>
          <table:table-cell office:value-type="float" office:value="10.6181524580425" calcext:value-type="float">
            <text:p>10,618152458</text:p>
          </table:table-cell>
          <table:table-cell office:value-type="float" office:value="0.262956546698312" calcext:value-type="float">
            <text:p>0,2629565467</text:p>
          </table:table-cell>
          <table:table-cell office:value-type="float" office:value="0.354588699953454" calcext:value-type="float">
            <text:p>0,3545887</text:p>
          </table:table-cell>
          <table:table-cell office:value-type="float" office:value="0.264108112319721" calcext:value-type="float">
            <text:p>0,2641081123</text:p>
          </table:table-cell>
          <table:table-cell office:value-type="float" office:value="0.352028696011145" calcext:value-type="float">
            <text:p>0,352028696</text:p>
          </table:table-cell>
          <table:table-cell office:value-type="float" office:value="0.0305734327237829" calcext:value-type="float">
            <text:p>0,0305734327</text:p>
          </table:table-cell>
          <table:table-cell office:value-type="float" office:value="0.0354220788167085" calcext:value-type="float">
            <text:p>0,0354220788</text:p>
          </table:table-cell>
          <table:table-cell office:value-type="float" office:value="0.0291099122331909" calcext:value-type="float">
            <text:p>0,0291099122</text:p>
          </table:table-cell>
          <table:table-cell office:value-type="float" office:value="0.0378108168717246" calcext:value-type="float">
            <text:p>0,0378108169</text:p>
          </table:table-cell>
          <table:table-cell table:number-columns-repeated="100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384644478582725" calcext:value-type="float">
            <text:p>0,3846444786</text:p>
          </table:table-cell>
          <table:table-cell office:value-type="float" office:value="0.424997455023995" calcext:value-type="float">
            <text:p>0,424997455</text:p>
          </table:table-cell>
          <table:table-cell office:value-type="float" office:value="0.38519850964223" calcext:value-type="float">
            <text:p>0,3851985096</text:p>
          </table:table-cell>
          <table:table-cell office:value-type="float" office:value="0.427717606400264" calcext:value-type="float">
            <text:p>0,4277176064</text:p>
          </table:table-cell>
          <table:table-cell office:value-type="float" office:value="5.7576005020804" calcext:value-type="float">
            <text:p>5,7576005021</text:p>
          </table:table-cell>
          <table:table-cell office:value-type="float" office:value="10.1208368440695" calcext:value-type="float">
            <text:p>10,1208368441</text:p>
          </table:table-cell>
          <table:table-cell office:value-type="float" office:value="5.85672567934769" calcext:value-type="float">
            <text:p>5,8567256793</text:p>
          </table:table-cell>
          <table:table-cell office:value-type="float" office:value="10.9942634949128" calcext:value-type="float">
            <text:p>10,9942634949</text:p>
          </table:table-cell>
          <table:table-cell office:value-type="float" office:value="0.266815657998378" calcext:value-type="float">
            <text:p>0,266815658</text:p>
          </table:table-cell>
          <table:table-cell office:value-type="float" office:value="0.35209787684804" calcext:value-type="float">
            <text:p>0,3520978768</text:p>
          </table:table-cell>
          <table:table-cell office:value-type="float" office:value="0.26827709070337" calcext:value-type="float">
            <text:p>0,2682770907</text:p>
          </table:table-cell>
          <table:table-cell office:value-type="float" office:value="0.348914954559723" calcext:value-type="float">
            <text:p>0,3489149546</text:p>
          </table:table-cell>
          <table:table-cell office:value-type="float" office:value="0.0298128087599777" calcext:value-type="float">
            <text:p>0,0298128088</text:p>
          </table:table-cell>
          <table:table-cell office:value-type="float" office:value="0.0321126632808846" calcext:value-type="float">
            <text:p>0,0321126633</text:p>
          </table:table-cell>
          <table:table-cell office:value-type="float" office:value="0.0295375384492452" calcext:value-type="float">
            <text:p>0,0295375384</text:p>
          </table:table-cell>
          <table:table-cell office:value-type="float" office:value="0.0325489698306298" calcext:value-type="float">
            <text:p>0,0325489698</text:p>
          </table:table-cell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38216654924151" calcext:value-type="float">
            <text:p>0,3821665492</text:p>
          </table:table-cell>
          <table:table-cell office:value-type="float" office:value="0.438716982332651" calcext:value-type="float">
            <text:p>0,4387169823</text:p>
          </table:table-cell>
          <table:table-cell office:value-type="float" office:value="0.383215588473774" calcext:value-type="float">
            <text:p>0,3832155885</text:p>
          </table:table-cell>
          <table:table-cell office:value-type="float" office:value="0.4405113327686" calcext:value-type="float">
            <text:p>0,4405113328</text:p>
          </table:table-cell>
          <table:table-cell office:value-type="float" office:value="5.8401461917327" calcext:value-type="float">
            <text:p>5,8401461917</text:p>
          </table:table-cell>
          <table:table-cell office:value-type="float" office:value="11.4521636030177" calcext:value-type="float">
            <text:p>11,452163603</text:p>
          </table:table-cell>
          <table:table-cell office:value-type="float" office:value="5.85346161615986" calcext:value-type="float">
            <text:p>5,8534616162</text:p>
          </table:table-cell>
          <table:table-cell office:value-type="float" office:value="11.6362744191766" calcext:value-type="float">
            <text:p>11,6362744192</text:p>
          </table:table-cell>
          <table:table-cell office:value-type="float" office:value="0.263805375847732" calcext:value-type="float">
            <text:p>0,2638053758</text:p>
          </table:table-cell>
          <table:table-cell office:value-type="float" office:value="0.362176220866652" calcext:value-type="float">
            <text:p>0,3621762209</text:p>
          </table:table-cell>
          <table:table-cell office:value-type="float" office:value="0.265477566439617" calcext:value-type="float">
            <text:p>0,2654775664</text:p>
          </table:table-cell>
          <table:table-cell office:value-type="float" office:value="0.358356030394158" calcext:value-type="float">
            <text:p>0,3583560304</text:p>
          </table:table-cell>
          <table:table-cell office:value-type="float" office:value="0.0289280372713148" calcext:value-type="float">
            <text:p>0,0289280373</text:p>
          </table:table-cell>
          <table:table-cell office:value-type="float" office:value="0.0348419818634314" calcext:value-type="float">
            <text:p>0,0348419819</text:p>
          </table:table-cell>
          <table:table-cell office:value-type="float" office:value="0.0272560451907386" calcext:value-type="float">
            <text:p>0,0272560452</text:p>
          </table:table-cell>
          <table:table-cell office:value-type="float" office:value="0.0375725636560742" calcext:value-type="float">
            <text:p>0,0375725637</text:p>
          </table:table-cell>
          <table:table-cell table:number-columns-repeated="100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388363181547516" calcext:value-type="float">
            <text:p>0,3883631815</text:p>
          </table:table-cell>
          <table:table-cell office:value-type="float" office:value="0.449261527050203" calcext:value-type="float">
            <text:p>0,4492615271</text:p>
          </table:table-cell>
          <table:table-cell office:value-type="float" office:value="0.390147956869647" calcext:value-type="float">
            <text:p>0,3901479569</text:p>
          </table:table-cell>
          <table:table-cell office:value-type="float" office:value="0.44990082375102" calcext:value-type="float">
            <text:p>0,4499008238</text:p>
          </table:table-cell>
          <table:table-cell office:value-type="float" office:value="5.90077629238543" calcext:value-type="float">
            <text:p>5,9007762924</text:p>
          </table:table-cell>
          <table:table-cell office:value-type="float" office:value="10.2681402384152" calcext:value-type="float">
            <text:p>10,2681402384</text:p>
          </table:table-cell>
          <table:table-cell office:value-type="float" office:value="6.01896312687097" calcext:value-type="float">
            <text:p>6,0189631269</text:p>
          </table:table-cell>
          <table:table-cell office:value-type="float" office:value="11.409010671126" calcext:value-type="float">
            <text:p>11,4090106711</text:p>
          </table:table-cell>
          <table:table-cell office:value-type="float" office:value="0.267822682784349" calcext:value-type="float">
            <text:p>0,2678226828</text:p>
          </table:table-cell>
          <table:table-cell office:value-type="float" office:value="0.370422541668044" calcext:value-type="float">
            <text:p>0,3704225417</text:p>
          </table:table-cell>
          <table:table-cell office:value-type="float" office:value="0.2695207528766" calcext:value-type="float">
            <text:p>0,2695207529</text:p>
          </table:table-cell>
          <table:table-cell office:value-type="float" office:value="0.366429772653146" calcext:value-type="float">
            <text:p>0,3664297727</text:p>
          </table:table-cell>
          <table:table-cell office:value-type="float" office:value="0.0268960364824063" calcext:value-type="float">
            <text:p>0,0268960365</text:p>
          </table:table-cell>
          <table:table-cell office:value-type="float" office:value="0.0329348590886356" calcext:value-type="float">
            <text:p>0,0329348591</text:p>
          </table:table-cell>
          <table:table-cell office:value-type="float" office:value="0.0257306635745531" calcext:value-type="float">
            <text:p>0,0257306636</text:p>
          </table:table-cell>
          <table:table-cell office:value-type="float" office:value="0.0348570011259228" calcext:value-type="float">
            <text:p>0,0348570011</text:p>
          </table:table-cell>
          <table:table-cell table:number-columns-repeated="100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395923210631281" calcext:value-type="float">
            <text:p>0,3959232106</text:p>
          </table:table-cell>
          <table:table-cell office:value-type="float" office:value="0.429702777072145" calcext:value-type="float">
            <text:p>0,4297027771</text:p>
          </table:table-cell>
          <table:table-cell office:value-type="float" office:value="0.397477847069439" calcext:value-type="float">
            <text:p>0,3974778471</text:p>
          </table:table-cell>
          <table:table-cell office:value-type="float" office:value="0.431338714483011" calcext:value-type="float">
            <text:p>0,4313387145</text:p>
          </table:table-cell>
          <table:table-cell office:value-type="float" office:value="6.01173145028783" calcext:value-type="float">
            <text:p>6,0117314503</text:p>
          </table:table-cell>
          <table:table-cell office:value-type="float" office:value="9.88786075584534" calcext:value-type="float">
            <text:p>9,8878607558</text:p>
          </table:table-cell>
          <table:table-cell office:value-type="float" office:value="6.63584551851606" calcext:value-type="float">
            <text:p>6,6358455185</text:p>
          </table:table-cell>
          <table:table-cell office:value-type="float" office:value="10.5392320460197" calcext:value-type="float">
            <text:p>10,539232046</text:p>
          </table:table-cell>
          <table:table-cell office:value-type="float" office:value="0.280355075344267" calcext:value-type="float">
            <text:p>0,2803550753</text:p>
          </table:table-cell>
          <table:table-cell office:value-type="float" office:value="0.371857050150508" calcext:value-type="float">
            <text:p>0,3718570502</text:p>
          </table:table-cell>
          <table:table-cell office:value-type="float" office:value="0.281622980583043" calcext:value-type="float">
            <text:p>0,2816229806</text:p>
          </table:table-cell>
          <table:table-cell office:value-type="float" office:value="0.368961086184823" calcext:value-type="float">
            <text:p>0,3689610862</text:p>
          </table:table-cell>
          <table:table-cell office:value-type="float" office:value="0.0303563540637447" calcext:value-type="float">
            <text:p>0,0303563541</text:p>
          </table:table-cell>
          <table:table-cell office:value-type="float" office:value="0.0331495573084188" calcext:value-type="float">
            <text:p>0,0331495573</text:p>
          </table:table-cell>
          <table:table-cell office:value-type="float" office:value="0.0292504141202124" calcext:value-type="float">
            <text:p>0,0292504141</text:p>
          </table:table-cell>
          <table:table-cell office:value-type="float" office:value="0.0350414532895152" calcext:value-type="float">
            <text:p>0,0350414533</text:p>
          </table:table-cell>
          <table:table-cell table:number-columns-repeated="1007"/>
        </table:table-row>
      </table:table>
      <table:table table:name="Redistribution_high" table:style-name="ta12">
        <office:forms form:automatic-focus="false" form:apply-design-mode="false"/>
        <table:table-column table:style-name="co9" table:default-cell-style-name="ce2"/>
        <table:table-column table:style-name="co9" table:number-columns-repeated="1023" table:default-cell-style-name="Default"/>
        <table:table-row table:style-name="ro2">
          <table:table-cell office:value-type="string" calcext:value-type="string">
            <text:p>Period</text:p>
          </table:table-cell>
          <table:table-cell table:style-name="ce2" office:value-type="string" calcext:value-type="string">
            <text:p>Gini sedlac. all income</text:p>
          </table:table-cell>
          <table:table-cell table:style-name="ce2" office:value-type="string" calcext:value-type="string">
            <text:p>Gini sedlac. labour income</text:p>
          </table:table-cell>
          <table:table-cell table:style-name="ce2" office:value-type="string" calcext:value-type="string">
            <text:p>Gini sedlac. labour and pension income</text:p>
          </table:table-cell>
          <table:table-cell table:style-name="ce2" office:value-type="string" calcext:value-type="string">
            <text:p>Gini sedlac. labour and family benefits income</text:p>
          </table:table-cell>
          <table:table-cell table:style-name="ce2" office:value-type="string" calcext:value-type="string">
            <text:p>Decile ratio. all income</text:p>
          </table:table-cell>
          <table:table-cell table:style-name="ce2" office:value-type="string" calcext:value-type="string">
            <text:p>Decile ratio. labour income</text:p>
          </table:table-cell>
          <table:table-cell table:style-name="ce2" office:value-type="string" calcext:value-type="string">
            <text:p>Decile ratio. labour and pension income</text:p>
          </table:table-cell>
          <table:table-cell table:style-name="ce2" office:value-type="string" calcext:value-type="string">
            <text:p>Decile ratio. labour and familiy benefits income</text:p>
          </table:table-cell>
          <table:table-cell table:style-name="ce2" office:value-type="string" calcext:value-type="string">
            <text:p>Top 10%. share of all income</text:p>
          </table:table-cell>
          <table:table-cell table:style-name="ce2" office:value-type="string" calcext:value-type="string">
            <text:p>Top 10%. share of labour income</text:p>
          </table:table-cell>
          <table:table-cell table:style-name="ce2" office:value-type="string" calcext:value-type="string">
            <text:p>Top 10%. share of labour and pension income</text:p>
          </table:table-cell>
          <table:table-cell table:style-name="ce2" office:value-type="string" calcext:value-type="string">
            <text:p>Top 10%. share of labour and familiy benefits income</text:p>
          </table:table-cell>
          <table:table-cell table:style-name="ce2" office:value-type="string" calcext:value-type="string">
            <text:p>Bottom 10%. share of all income</text:p>
          </table:table-cell>
          <table:table-cell table:style-name="ce2" office:value-type="string" calcext:value-type="string">
            <text:p>Bottom 10%. share of labour income</text:p>
          </table:table-cell>
          <table:table-cell table:style-name="ce2" office:value-type="string" calcext:value-type="string">
            <text:p>Bottom 10%. share of labour and pension income</text:p>
          </table:table-cell>
          <table:table-cell table:style-name="ce2" office:value-type="string" calcext:value-type="string">
            <text:p>Bottom 10%. share of labour and familiy benefits income</text:p>
          </table:table-cell>
          <table:table-cell table:number-columns-repeated="1007"/>
        </table:table-row>
        <table:table-row table:style-name="ro2">
          <table:table-cell office:value-type="float" office:value="49" calcext:value-type="float">
            <text:p>49</text:p>
          </table:table-cell>
          <table:table-cell office:value-type="float" office:value="0.394829149499279" calcext:value-type="float">
            <text:p>0,3948291495</text:p>
          </table:table-cell>
          <table:table-cell office:value-type="float" office:value="0.466282652786579" calcext:value-type="float">
            <text:p>0,4662826528</text:p>
          </table:table-cell>
          <table:table-cell office:value-type="float" office:value="0.412046768215565" calcext:value-type="float">
            <text:p>0,4120467682</text:p>
          </table:table-cell>
          <table:table-cell office:value-type="float" office:value="0.447665883522789" calcext:value-type="float">
            <text:p>0,4476658835</text:p>
          </table:table-cell>
          <table:table-cell office:value-type="float" office:value="7.0923860719901" calcext:value-type="float">
            <text:p>7,092386072</text:p>
          </table:table-cell>
          <table:table-cell office:value-type="float" office:value="12.1618714542567" calcext:value-type="float">
            <text:p>12,1618714543</text:p>
          </table:table-cell>
          <table:table-cell office:value-type="float" office:value="8.73890491888313" calcext:value-type="float">
            <text:p>8,7389049189</text:p>
          </table:table-cell>
          <table:table-cell office:value-type="float" office:value="9.76705046711961" calcext:value-type="float">
            <text:p>9,7670504671</text:p>
          </table:table-cell>
          <table:table-cell office:value-type="float" office:value="0.229886950479951" calcext:value-type="float">
            <text:p>0,2298869505</text:p>
          </table:table-cell>
          <table:table-cell office:value-type="float" office:value="0.260532889905575" calcext:value-type="float">
            <text:p>0,2605328899</text:p>
          </table:table-cell>
          <table:table-cell office:value-type="float" office:value="0.238964160144433" calcext:value-type="float">
            <text:p>0,2389641601</text:p>
          </table:table-cell>
          <table:table-cell office:value-type="float" office:value="0.24755411999774" calcext:value-type="float">
            <text:p>0,24755412</text:p>
          </table:table-cell>
          <table:table-cell office:value-type="float" office:value="0.0314869324702347" calcext:value-type="float">
            <text:p>0,0314869325</text:p>
          </table:table-cell>
          <table:table-cell office:value-type="float" office:value="0.0262172747434197" calcext:value-type="float">
            <text:p>0,0262172747</text:p>
          </table:table-cell>
          <table:table-cell office:value-type="float" office:value="0.0236978525400559" calcext:value-type="float">
            <text:p>0,0236978525</text:p>
          </table:table-cell>
          <table:table-cell office:value-type="float" office:value="0.0362960895108972" calcext:value-type="float">
            <text:p>0,0362960895</text:p>
          </table:table-cell>
          <table:table-cell table:number-columns-repeated="1007"/>
        </table:table-row>
        <table:table-row table:style-name="ro2">
          <table:table-cell office:value-type="float" office:value="50" calcext:value-type="float">
            <text:p>50</text:p>
          </table:table-cell>
          <table:table-cell office:value-type="float" office:value="0.393157569038148" calcext:value-type="float">
            <text:p>0,393157569</text:p>
          </table:table-cell>
          <table:table-cell office:value-type="float" office:value="0.439887321730189" calcext:value-type="float">
            <text:p>0,4398873217</text:p>
          </table:table-cell>
          <table:table-cell office:value-type="float" office:value="0.405637610793011" calcext:value-type="float">
            <text:p>0,4056376108</text:p>
          </table:table-cell>
          <table:table-cell office:value-type="float" office:value="0.432382476944565" calcext:value-type="float">
            <text:p>0,4323824769</text:p>
          </table:table-cell>
          <table:table-cell office:value-type="float" office:value="6.91100011310985" calcext:value-type="float">
            <text:p>6,9110001131</text:p>
          </table:table-cell>
          <table:table-cell office:value-type="float" office:value="10.1040302715419" calcext:value-type="float">
            <text:p>10,1040302715</text:p>
          </table:table-cell>
          <table:table-cell office:value-type="float" office:value="8.02536002247353" calcext:value-type="float">
            <text:p>8,0253600225</text:p>
          </table:table-cell>
          <table:table-cell office:value-type="float" office:value="8.61104036442593" calcext:value-type="float">
            <text:p>8,6110403644</text:p>
          </table:table-cell>
          <table:table-cell office:value-type="float" office:value="0.22966609522748" calcext:value-type="float">
            <text:p>0,2296660952</text:p>
          </table:table-cell>
          <table:table-cell office:value-type="float" office:value="0.252561243120454" calcext:value-type="float">
            <text:p>0,2525612431</text:p>
          </table:table-cell>
          <table:table-cell office:value-type="float" office:value="0.236342825717694" calcext:value-type="float">
            <text:p>0,2363428257</text:p>
          </table:table-cell>
          <table:table-cell office:value-type="float" office:value="0.243010199235155" calcext:value-type="float">
            <text:p>0,2430101992</text:p>
          </table:table-cell>
          <table:table-cell office:value-type="float" office:value="0.0342368816999756" calcext:value-type="float">
            <text:p>0,0342368817</text:p>
          </table:table-cell>
          <table:table-cell office:value-type="float" office:value="0.0282245464696407" calcext:value-type="float">
            <text:p>0,0282245465</text:p>
          </table:table-cell>
          <table:table-cell office:value-type="float" office:value="0.0257265697541221" calcext:value-type="float">
            <text:p>0,0257265698</text:p>
          </table:table-cell>
          <table:table-cell office:value-type="float" office:value="0.039520313948544" calcext:value-type="float">
            <text:p>0,0395203139</text:p>
          </table:table-cell>
          <table:table-cell table:number-columns-repeated="1007"/>
        </table:table-row>
        <table:table-row table:style-name="ro2">
          <table:table-cell office:value-type="float" office:value="51" calcext:value-type="float">
            <text:p>51</text:p>
          </table:table-cell>
          <table:table-cell office:value-type="float" office:value="0.394529501220737" calcext:value-type="float">
            <text:p>0,3945295012</text:p>
          </table:table-cell>
          <table:table-cell office:value-type="float" office:value="0.440790510485428" calcext:value-type="float">
            <text:p>0,4407905105</text:p>
          </table:table-cell>
          <table:table-cell office:value-type="float" office:value="0.409770398483221" calcext:value-type="float">
            <text:p>0,4097703985</text:p>
          </table:table-cell>
          <table:table-cell office:value-type="float" office:value="0.428339853189208" calcext:value-type="float">
            <text:p>0,4283398532</text:p>
          </table:table-cell>
          <table:table-cell office:value-type="float" office:value="6.82085139165125" calcext:value-type="float">
            <text:p>6,8208513917</text:p>
          </table:table-cell>
          <table:table-cell office:value-type="float" office:value="10.3336073830865" calcext:value-type="float">
            <text:p>10,3336073831</text:p>
          </table:table-cell>
          <table:table-cell office:value-type="float" office:value="8.13447255622663" calcext:value-type="float">
            <text:p>8,1344725562</text:p>
          </table:table-cell>
          <table:table-cell office:value-type="float" office:value="8.5822595740985" calcext:value-type="float">
            <text:p>8,5822595741</text:p>
          </table:table-cell>
          <table:table-cell office:value-type="float" office:value="0.231206906128275" calcext:value-type="float">
            <text:p>0,2312069061</text:p>
          </table:table-cell>
          <table:table-cell office:value-type="float" office:value="0.255221729600004" calcext:value-type="float">
            <text:p>0,2552217296</text:p>
          </table:table-cell>
          <table:table-cell office:value-type="float" office:value="0.239080851156172" calcext:value-type="float">
            <text:p>0,2390808512</text:p>
          </table:table-cell>
          <table:table-cell office:value-type="float" office:value="0.244177799878335" calcext:value-type="float">
            <text:p>0,2441777999</text:p>
          </table:table-cell>
          <table:table-cell office:value-type="float" office:value="0.0370621664042102" calcext:value-type="float">
            <text:p>0,0370621664</text:p>
          </table:table-cell>
          <table:table-cell office:value-type="float" office:value="0.0266383087031445" calcext:value-type="float">
            <text:p>0,0266383087</text:p>
          </table:table-cell>
          <table:table-cell office:value-type="float" office:value="0.0271180622391379" calcext:value-type="float">
            <text:p>0,0271180622</text:p>
          </table:table-cell>
          <table:table-cell office:value-type="float" office:value="0.0397244730695759" calcext:value-type="float">
            <text:p>0,0397244731</text:p>
          </table:table-cell>
          <table:table-cell table:number-columns-repeated="1007"/>
        </table:table-row>
        <table:table-row table:style-name="ro2">
          <table:table-cell office:value-type="float" office:value="52" calcext:value-type="float">
            <text:p>52</text:p>
          </table:table-cell>
          <table:table-cell office:value-type="float" office:value="0.397372693965062" calcext:value-type="float">
            <text:p>0,397372694</text:p>
          </table:table-cell>
          <table:table-cell office:value-type="float" office:value="0.444477793559299" calcext:value-type="float">
            <text:p>0,4444777936</text:p>
          </table:table-cell>
          <table:table-cell office:value-type="float" office:value="0.411578390415805" calcext:value-type="float">
            <text:p>0,4115783904</text:p>
          </table:table-cell>
          <table:table-cell office:value-type="float" office:value="0.430039259328648" calcext:value-type="float">
            <text:p>0,4300392593</text:p>
          </table:table-cell>
          <table:table-cell office:value-type="float" office:value="7.0252624171211" calcext:value-type="float">
            <text:p>7,0252624171</text:p>
          </table:table-cell>
          <table:table-cell office:value-type="float" office:value="10.9173825227836" calcext:value-type="float">
            <text:p>10,9173825228</text:p>
          </table:table-cell>
          <table:table-cell office:value-type="float" office:value="8.58647365915595" calcext:value-type="float">
            <text:p>8,5864736592</text:p>
          </table:table-cell>
          <table:table-cell office:value-type="float" office:value="8.62819126499786" calcext:value-type="float">
            <text:p>8,628191265</text:p>
          </table:table-cell>
          <table:table-cell office:value-type="float" office:value="0.231242661618502" calcext:value-type="float">
            <text:p>0,2312426616</text:p>
          </table:table-cell>
          <table:table-cell office:value-type="float" office:value="0.253808374722502" calcext:value-type="float">
            <text:p>0,2538083747</text:p>
          </table:table-cell>
          <table:table-cell office:value-type="float" office:value="0.238124621802409" calcext:value-type="float">
            <text:p>0,2381246218</text:p>
          </table:table-cell>
          <table:table-cell office:value-type="float" office:value="0.244023657469362" calcext:value-type="float">
            <text:p>0,2440236575</text:p>
          </table:table-cell>
          <table:table-cell office:value-type="float" office:value="0.0362558830217735" calcext:value-type="float">
            <text:p>0,036255883</text:p>
          </table:table-cell>
          <table:table-cell office:value-type="float" office:value="0.0283019264882958" calcext:value-type="float">
            <text:p>0,0283019265</text:p>
          </table:table-cell>
          <table:table-cell office:value-type="float" office:value="0.0274105712685193" calcext:value-type="float">
            <text:p>0,0274105713</text:p>
          </table:table-cell>
          <table:table-cell office:value-type="float" office:value="0.040066422100053" calcext:value-type="float">
            <text:p>0,0400664221</text:p>
          </table:table-cell>
          <table:table-cell table:number-columns-repeated="1007"/>
        </table:table-row>
        <table:table-row table:style-name="ro2">
          <table:table-cell office:value-type="float" office:value="53" calcext:value-type="float">
            <text:p>53</text:p>
          </table:table-cell>
          <table:table-cell office:value-type="float" office:value="0.395848389476074" calcext:value-type="float">
            <text:p>0,3958483895</text:p>
          </table:table-cell>
          <table:table-cell office:value-type="float" office:value="0.447780011039773" calcext:value-type="float">
            <text:p>0,447780011</text:p>
          </table:table-cell>
          <table:table-cell office:value-type="float" office:value="0.41123178112034" calcext:value-type="float">
            <text:p>0,4112317811</text:p>
          </table:table-cell>
          <table:table-cell office:value-type="float" office:value="0.432106918255695" calcext:value-type="float">
            <text:p>0,4321069183</text:p>
          </table:table-cell>
          <table:table-cell office:value-type="float" office:value="6.82346426700662" calcext:value-type="float">
            <text:p>6,823464267</text:p>
          </table:table-cell>
          <table:table-cell office:value-type="float" office:value="10.5798339261181" calcext:value-type="float">
            <text:p>10,5798339261</text:p>
          </table:table-cell>
          <table:table-cell office:value-type="float" office:value="8.35516312473845" calcext:value-type="float">
            <text:p>8,3551631247</text:p>
          </table:table-cell>
          <table:table-cell office:value-type="float" office:value="8.33499996701815" calcext:value-type="float">
            <text:p>8,334999967</text:p>
          </table:table-cell>
          <table:table-cell office:value-type="float" office:value="0.227902261601381" calcext:value-type="float">
            <text:p>0,2279022616</text:p>
          </table:table-cell>
          <table:table-cell office:value-type="float" office:value="0.254380507260335" calcext:value-type="float">
            <text:p>0,2543805073</text:p>
          </table:table-cell>
          <table:table-cell office:value-type="float" office:value="0.23557228851528" calcext:value-type="float">
            <text:p>0,2355722885</text:p>
          </table:table-cell>
          <table:table-cell office:value-type="float" office:value="0.24352156920915" calcext:value-type="float">
            <text:p>0,2435215692</text:p>
          </table:table-cell>
          <table:table-cell office:value-type="float" office:value="0.0365985623930953" calcext:value-type="float">
            <text:p>0,0365985624</text:p>
          </table:table-cell>
          <table:table-cell office:value-type="float" office:value="0.027451229099207" calcext:value-type="float">
            <text:p>0,0274512291</text:p>
          </table:table-cell>
          <table:table-cell office:value-type="float" office:value="0.0277913408192783" calcext:value-type="float">
            <text:p>0,0277913408</text:p>
          </table:table-cell>
          <table:table-cell office:value-type="float" office:value="0.0390120892161255" calcext:value-type="float">
            <text:p>0,0390120892</text:p>
          </table:table-cell>
          <table:table-cell table:number-columns-repeated="1007"/>
        </table:table-row>
        <table:table-row table:style-name="ro2">
          <table:table-cell office:value-type="float" office:value="54" calcext:value-type="float">
            <text:p>54</text:p>
          </table:table-cell>
          <table:table-cell office:value-type="float" office:value="0.396071614267121" calcext:value-type="float">
            <text:p>0,3960716143</text:p>
          </table:table-cell>
          <table:table-cell office:value-type="float" office:value="0.447665534865733" calcext:value-type="float">
            <text:p>0,4476655349</text:p>
          </table:table-cell>
          <table:table-cell office:value-type="float" office:value="0.411745796093998" calcext:value-type="float">
            <text:p>0,4117457961</text:p>
          </table:table-cell>
          <table:table-cell office:value-type="float" office:value="0.432486802555759" calcext:value-type="float">
            <text:p>0,4324868026</text:p>
          </table:table-cell>
          <table:table-cell office:value-type="float" office:value="7.00798510068107" calcext:value-type="float">
            <text:p>7,0079851007</text:p>
          </table:table-cell>
          <table:table-cell office:value-type="float" office:value="10.9579572375581" calcext:value-type="float">
            <text:p>10,9579572376</text:p>
          </table:table-cell>
          <table:table-cell office:value-type="float" office:value="8.24048956106532" calcext:value-type="float">
            <text:p>8,2404895611</text:p>
          </table:table-cell>
          <table:table-cell office:value-type="float" office:value="8.6414606344514" calcext:value-type="float">
            <text:p>8,6414606345</text:p>
          </table:table-cell>
          <table:table-cell office:value-type="float" office:value="0.227589209750674" calcext:value-type="float">
            <text:p>0,2275892098</text:p>
          </table:table-cell>
          <table:table-cell office:value-type="float" office:value="0.253065014104874" calcext:value-type="float">
            <text:p>0,2530650141</text:p>
          </table:table-cell>
          <table:table-cell office:value-type="float" office:value="0.235934910182795" calcext:value-type="float">
            <text:p>0,2359349102</text:p>
          </table:table-cell>
          <table:table-cell office:value-type="float" office:value="0.24116923962364" calcext:value-type="float">
            <text:p>0,2411692396</text:p>
          </table:table-cell>
          <table:table-cell office:value-type="float" office:value="0.0376366877162085" calcext:value-type="float">
            <text:p>0,0376366877</text:p>
          </table:table-cell>
          <table:table-cell office:value-type="float" office:value="0.0283797235779626" calcext:value-type="float">
            <text:p>0,0283797236</text:p>
          </table:table-cell>
          <table:table-cell office:value-type="float" office:value="0.0272549174018734" calcext:value-type="float">
            <text:p>0,0272549174</text:p>
          </table:table-cell>
          <table:table-cell office:value-type="float" office:value="0.0421231886318773" calcext:value-type="float">
            <text:p>0,0421231886</text:p>
          </table:table-cell>
          <table:table-cell table:number-columns-repeated="1007"/>
        </table:table-row>
        <table:table-row table:style-name="ro2">
          <table:table-cell office:value-type="float" office:value="55" calcext:value-type="float">
            <text:p>55</text:p>
          </table:table-cell>
          <table:table-cell office:value-type="float" office:value="0.398082424360662" calcext:value-type="float">
            <text:p>0,3980824244</text:p>
          </table:table-cell>
          <table:table-cell office:value-type="float" office:value="0.44576901458806" calcext:value-type="float">
            <text:p>0,4457690146</text:p>
          </table:table-cell>
          <table:table-cell office:value-type="float" office:value="0.412510550207171" calcext:value-type="float">
            <text:p>0,4125105502</text:p>
          </table:table-cell>
          <table:table-cell office:value-type="float" office:value="0.431384164642211" calcext:value-type="float">
            <text:p>0,4313841646</text:p>
          </table:table-cell>
          <table:table-cell office:value-type="float" office:value="6.93667265027827" calcext:value-type="float">
            <text:p>6,9366726503</text:p>
          </table:table-cell>
          <table:table-cell office:value-type="float" office:value="10.7403039901541" calcext:value-type="float">
            <text:p>10,7403039902</text:p>
          </table:table-cell>
          <table:table-cell office:value-type="float" office:value="8.38351482476948" calcext:value-type="float">
            <text:p>8,3835148248</text:p>
          </table:table-cell>
          <table:table-cell office:value-type="float" office:value="8.34848648757415" calcext:value-type="float">
            <text:p>8,3484864876</text:p>
          </table:table-cell>
          <table:table-cell office:value-type="float" office:value="0.231764503408718" calcext:value-type="float">
            <text:p>0,2317645034</text:p>
          </table:table-cell>
          <table:table-cell office:value-type="float" office:value="0.255732236630272" calcext:value-type="float">
            <text:p>0,2557322366</text:p>
          </table:table-cell>
          <table:table-cell office:value-type="float" office:value="0.239401076241102" calcext:value-type="float">
            <text:p>0,2394010762</text:p>
          </table:table-cell>
          <table:table-cell office:value-type="float" office:value="0.24504008497243" calcext:value-type="float">
            <text:p>0,245040085</text:p>
          </table:table-cell>
          <table:table-cell office:value-type="float" office:value="0.037833306178476" calcext:value-type="float">
            <text:p>0,0378333062</text:p>
          </table:table-cell>
          <table:table-cell office:value-type="float" office:value="0.0291869608081643" calcext:value-type="float">
            <text:p>0,0291869608</text:p>
          </table:table-cell>
          <table:table-cell office:value-type="float" office:value="0.0280831647904374" calcext:value-type="float">
            <text:p>0,0280831648</text:p>
          </table:table-cell>
          <table:table-cell office:value-type="float" office:value="0.0419204998863615" calcext:value-type="float">
            <text:p>0,0419204999</text:p>
          </table:table-cell>
          <table:table-cell table:number-columns-repeated="1007"/>
        </table:table-row>
        <table:table-row table:style-name="ro2">
          <table:table-cell office:value-type="float" office:value="56" calcext:value-type="float">
            <text:p>56</text:p>
          </table:table-cell>
          <table:table-cell office:value-type="float" office:value="0.389248623964416" calcext:value-type="float">
            <text:p>0,389248624</text:p>
          </table:table-cell>
          <table:table-cell office:value-type="float" office:value="0.444524072658265" calcext:value-type="float">
            <text:p>0,4445240727</text:p>
          </table:table-cell>
          <table:table-cell office:value-type="float" office:value="0.407065680052525" calcext:value-type="float">
            <text:p>0,4070656801</text:p>
          </table:table-cell>
          <table:table-cell office:value-type="float" office:value="0.425383338196076" calcext:value-type="float">
            <text:p>0,4253833382</text:p>
          </table:table-cell>
          <table:table-cell office:value-type="float" office:value="6.79423420080898" calcext:value-type="float">
            <text:p>6,7942342008</text:p>
          </table:table-cell>
          <table:table-cell office:value-type="float" office:value="10.4794955915701" calcext:value-type="float">
            <text:p>10,4794955916</text:p>
          </table:table-cell>
          <table:table-cell office:value-type="float" office:value="8.2262121465483" calcext:value-type="float">
            <text:p>8,2262121465</text:p>
          </table:table-cell>
          <table:table-cell office:value-type="float" office:value="8.35110855525472" calcext:value-type="float">
            <text:p>8,3511085553</text:p>
          </table:table-cell>
          <table:table-cell office:value-type="float" office:value="0.218416930648925" calcext:value-type="float">
            <text:p>0,2184169306</text:p>
          </table:table-cell>
          <table:table-cell office:value-type="float" office:value="0.242581594500521" calcext:value-type="float">
            <text:p>0,2425815945</text:p>
          </table:table-cell>
          <table:table-cell office:value-type="float" office:value="0.228765106941891" calcext:value-type="float">
            <text:p>0,2287651069</text:p>
          </table:table-cell>
          <table:table-cell office:value-type="float" office:value="0.227877460173397" calcext:value-type="float">
            <text:p>0,2278774602</text:p>
          </table:table-cell>
          <table:table-cell office:value-type="float" office:value="0.0360726327276863" calcext:value-type="float">
            <text:p>0,0360726327</text:p>
          </table:table-cell>
          <table:table-cell office:value-type="float" office:value="0.0279736722697479" calcext:value-type="float">
            <text:p>0,0279736723</text:p>
          </table:table-cell>
          <table:table-cell office:value-type="float" office:value="0.0267652977079268" calcext:value-type="float">
            <text:p>0,0267652977</text:p>
          </table:table-cell>
          <table:table-cell office:value-type="float" office:value="0.0403707076059815" calcext:value-type="float">
            <text:p>0,0403707076</text:p>
          </table:table-cell>
          <table:table-cell table:number-columns-repeated="1007"/>
        </table:table-row>
        <table:table-row table:style-name="ro2">
          <table:table-cell office:value-type="float" office:value="57" calcext:value-type="float">
            <text:p>57</text:p>
          </table:table-cell>
          <table:table-cell office:value-type="float" office:value="0.391646107378517" calcext:value-type="float">
            <text:p>0,3916461074</text:p>
          </table:table-cell>
          <table:table-cell office:value-type="float" office:value="0.449107433628061" calcext:value-type="float">
            <text:p>0,4491074336</text:p>
          </table:table-cell>
          <table:table-cell office:value-type="float" office:value="0.412215557928702" calcext:value-type="float">
            <text:p>0,4122155579</text:p>
          </table:table-cell>
          <table:table-cell office:value-type="float" office:value="0.427111975429666" calcext:value-type="float">
            <text:p>0,4271119754</text:p>
          </table:table-cell>
          <table:table-cell office:value-type="float" office:value="6.7782188153541" calcext:value-type="float">
            <text:p>6,7782188154</text:p>
          </table:table-cell>
          <table:table-cell office:value-type="float" office:value="10.6930591301617" calcext:value-type="float">
            <text:p>10,6930591302</text:p>
          </table:table-cell>
          <table:table-cell office:value-type="float" office:value="8.58505718412281" calcext:value-type="float">
            <text:p>8,5850571841</text:p>
          </table:table-cell>
          <table:table-cell office:value-type="float" office:value="8.17834686908246" calcext:value-type="float">
            <text:p>8,1783468691</text:p>
          </table:table-cell>
          <table:table-cell office:value-type="float" office:value="0.220967404565259" calcext:value-type="float">
            <text:p>0,2209674046</text:p>
          </table:table-cell>
          <table:table-cell office:value-type="float" office:value="0.250064685559205" calcext:value-type="float">
            <text:p>0,2500646856</text:p>
          </table:table-cell>
          <table:table-cell office:value-type="float" office:value="0.233220720257388" calcext:value-type="float">
            <text:p>0,2332207203</text:p>
          </table:table-cell>
          <table:table-cell office:value-type="float" office:value="0.23267763697946" calcext:value-type="float">
            <text:p>0,232677637</text:p>
          </table:table-cell>
          <table:table-cell office:value-type="float" office:value="0.0374073076358418" calcext:value-type="float">
            <text:p>0,0374073076</text:p>
          </table:table-cell>
          <table:table-cell office:value-type="float" office:value="0.0276131258161958" calcext:value-type="float">
            <text:p>0,0276131258</text:p>
          </table:table-cell>
          <table:table-cell office:value-type="float" office:value="0.0273122969551569" calcext:value-type="float">
            <text:p>0,027312297</text:p>
          </table:table-cell>
          <table:table-cell office:value-type="float" office:value="0.0409512978682364" calcext:value-type="float">
            <text:p>0,0409512979</text:p>
          </table:table-cell>
          <table:table-cell table:number-columns-repeated="1007"/>
        </table:table-row>
        <table:table-row table:style-name="ro2">
          <table:table-cell office:value-type="float" office:value="58" calcext:value-type="float">
            <text:p>58</text:p>
          </table:table-cell>
          <table:table-cell office:value-type="float" office:value="0.389669264361503" calcext:value-type="float">
            <text:p>0,3896692644</text:p>
          </table:table-cell>
          <table:table-cell office:value-type="float" office:value="0.449902283746158" calcext:value-type="float">
            <text:p>0,4499022837</text:p>
          </table:table-cell>
          <table:table-cell office:value-type="float" office:value="0.408302191967954" calcext:value-type="float">
            <text:p>0,408302192</text:p>
          </table:table-cell>
          <table:table-cell office:value-type="float" office:value="0.430055658720093" calcext:value-type="float">
            <text:p>0,4300556587</text:p>
          </table:table-cell>
          <table:table-cell office:value-type="float" office:value="6.73814157631832" calcext:value-type="float">
            <text:p>6,7381415763</text:p>
          </table:table-cell>
          <table:table-cell office:value-type="float" office:value="10.9590768714902" calcext:value-type="float">
            <text:p>10,9590768715</text:p>
          </table:table-cell>
          <table:table-cell office:value-type="float" office:value="8.33511223491455" calcext:value-type="float">
            <text:p>8,3351122349</text:p>
          </table:table-cell>
          <table:table-cell office:value-type="float" office:value="8.51587700922006" calcext:value-type="float">
            <text:p>8,5158770092</text:p>
          </table:table-cell>
          <table:table-cell office:value-type="float" office:value="0.221660237156326" calcext:value-type="float">
            <text:p>0,2216602372</text:p>
          </table:table-cell>
          <table:table-cell office:value-type="float" office:value="0.247795754945018" calcext:value-type="float">
            <text:p>0,2477957549</text:p>
          </table:table-cell>
          <table:table-cell office:value-type="float" office:value="0.232156819570514" calcext:value-type="float">
            <text:p>0,2321568196</text:p>
          </table:table-cell>
          <table:table-cell office:value-type="float" office:value="0.232705685980026" calcext:value-type="float">
            <text:p>0,232705686</text:p>
          </table:table-cell>
          <table:table-cell office:value-type="float" office:value="0.0367252146722621" calcext:value-type="float">
            <text:p>0,0367252147</text:p>
          </table:table-cell>
          <table:table-cell office:value-type="float" office:value="0.0281532790904709" calcext:value-type="float">
            <text:p>0,0281532791</text:p>
          </table:table-cell>
          <table:table-cell office:value-type="float" office:value="0.0272258114608684" calcext:value-type="float">
            <text:p>0,0272258115</text:p>
          </table:table-cell>
          <table:table-cell office:value-type="float" office:value="0.0408866568865591" calcext:value-type="float">
            <text:p>0,0408866569</text:p>
          </table:table-cell>
          <table:table-cell table:number-columns-repeated="1007"/>
        </table:table-row>
        <table:table-row table:style-name="ro2">
          <table:table-cell office:value-type="float" office:value="59" calcext:value-type="float">
            <text:p>59</text:p>
          </table:table-cell>
          <table:table-cell office:value-type="float" office:value="0.392670467966734" calcext:value-type="float">
            <text:p>0,392670468</text:p>
          </table:table-cell>
          <table:table-cell office:value-type="float" office:value="0.449654289343474" calcext:value-type="float">
            <text:p>0,4496542893</text:p>
          </table:table-cell>
          <table:table-cell office:value-type="float" office:value="0.409369816775687" calcext:value-type="float">
            <text:p>0,4093698168</text:p>
          </table:table-cell>
          <table:table-cell office:value-type="float" office:value="0.431887742090315" calcext:value-type="float">
            <text:p>0,4318877421</text:p>
          </table:table-cell>
          <table:table-cell office:value-type="float" office:value="6.93557763959061" calcext:value-type="float">
            <text:p>6,9355776396</text:p>
          </table:table-cell>
          <table:table-cell office:value-type="float" office:value="11.1027164211028" calcext:value-type="float">
            <text:p>11,1027164211</text:p>
          </table:table-cell>
          <table:table-cell office:value-type="float" office:value="8.4818175243642" calcext:value-type="float">
            <text:p>8,4818175244</text:p>
          </table:table-cell>
          <table:table-cell office:value-type="float" office:value="8.79223611923619" calcext:value-type="float">
            <text:p>8,7922361192</text:p>
          </table:table-cell>
          <table:table-cell office:value-type="float" office:value="0.219461560233738" calcext:value-type="float">
            <text:p>0,2194615602</text:p>
          </table:table-cell>
          <table:table-cell office:value-type="float" office:value="0.246693380195833" calcext:value-type="float">
            <text:p>0,2466933802</text:p>
          </table:table-cell>
          <table:table-cell office:value-type="float" office:value="0.229195348381324" calcext:value-type="float">
            <text:p>0,2291953484</text:p>
          </table:table-cell>
          <table:table-cell office:value-type="float" office:value="0.232800348367151" calcext:value-type="float">
            <text:p>0,2328003484</text:p>
          </table:table-cell>
          <table:table-cell office:value-type="float" office:value="0.0374291730096226" calcext:value-type="float">
            <text:p>0,037429173</text:p>
          </table:table-cell>
          <table:table-cell office:value-type="float" office:value="0.0278747930289618" calcext:value-type="float">
            <text:p>0,027874793</text:p>
          </table:table-cell>
          <table:table-cell office:value-type="float" office:value="0.028238092208123" calcext:value-type="float">
            <text:p>0,0282380922</text:p>
          </table:table-cell>
          <table:table-cell office:value-type="float" office:value="0.0400811618036327" calcext:value-type="float">
            <text:p>0,0400811618</text:p>
          </table:table-cell>
          <table:table-cell table:number-columns-repeated="1007"/>
        </table:table-row>
        <table:table-row table:style-name="ro2">
          <table:table-cell office:value-type="float" office:value="60" calcext:value-type="float">
            <text:p>60</text:p>
          </table:table-cell>
          <table:table-cell office:value-type="float" office:value="0.385388214966338" calcext:value-type="float">
            <text:p>0,385388215</text:p>
          </table:table-cell>
          <table:table-cell office:value-type="float" office:value="0.44426056398056" calcext:value-type="float">
            <text:p>0,444260564</text:p>
          </table:table-cell>
          <table:table-cell office:value-type="float" office:value="0.403576275522189" calcext:value-type="float">
            <text:p>0,4035762755</text:p>
          </table:table-cell>
          <table:table-cell office:value-type="float" office:value="0.424933117914491" calcext:value-type="float">
            <text:p>0,4249331179</text:p>
          </table:table-cell>
          <table:table-cell office:value-type="float" office:value="6.70242234901208" calcext:value-type="float">
            <text:p>6,702422349</text:p>
          </table:table-cell>
          <table:table-cell office:value-type="float" office:value="10.8220442498022" calcext:value-type="float">
            <text:p>10,8220442498</text:p>
          </table:table-cell>
          <table:table-cell office:value-type="float" office:value="8.1417292880796" calcext:value-type="float">
            <text:p>8,1417292881</text:p>
          </table:table-cell>
          <table:table-cell office:value-type="float" office:value="8.38624112578008" calcext:value-type="float">
            <text:p>8,3862411258</text:p>
          </table:table-cell>
          <table:table-cell office:value-type="float" office:value="0.215717465280784" calcext:value-type="float">
            <text:p>0,2157174653</text:p>
          </table:table-cell>
          <table:table-cell office:value-type="float" office:value="0.240083903280004" calcext:value-type="float">
            <text:p>0,2400839033</text:p>
          </table:table-cell>
          <table:table-cell office:value-type="float" office:value="0.225758978516072" calcext:value-type="float">
            <text:p>0,2257589785</text:p>
          </table:table-cell>
          <table:table-cell office:value-type="float" office:value="0.225757965789712" calcext:value-type="float">
            <text:p>0,2257579658</text:p>
          </table:table-cell>
          <table:table-cell office:value-type="float" office:value="0.0381657041546846" calcext:value-type="float">
            <text:p>0,0381657042</text:p>
          </table:table-cell>
          <table:table-cell office:value-type="float" office:value="0.0300499806655441" calcext:value-type="float">
            <text:p>0,0300499807</text:p>
          </table:table-cell>
          <table:table-cell office:value-type="float" office:value="0.0290423169057329" calcext:value-type="float">
            <text:p>0,0290423169</text:p>
          </table:table-cell>
          <table:table-cell office:value-type="float" office:value="0.0422287039710145" calcext:value-type="float">
            <text:p>0,042228704</text:p>
          </table:table-cell>
          <table:table-cell table:number-columns-repeated="1007"/>
        </table:table-row>
        <table:table-row table:style-name="ro2">
          <table:table-cell office:value-type="float" office:value="61" calcext:value-type="float">
            <text:p>61</text:p>
          </table:table-cell>
          <table:table-cell office:value-type="float" office:value="0.387292260717154" calcext:value-type="float">
            <text:p>0,3872922607</text:p>
          </table:table-cell>
          <table:table-cell office:value-type="float" office:value="0.447967411994538" calcext:value-type="float">
            <text:p>0,447967412</text:p>
          </table:table-cell>
          <table:table-cell office:value-type="float" office:value="0.407778400243126" calcext:value-type="float">
            <text:p>0,4077784002</text:p>
          </table:table-cell>
          <table:table-cell office:value-type="float" office:value="0.423697657987318" calcext:value-type="float">
            <text:p>0,423697658</text:p>
          </table:table-cell>
          <table:table-cell office:value-type="float" office:value="6.73952689372704" calcext:value-type="float">
            <text:p>6,7395268937</text:p>
          </table:table-cell>
          <table:table-cell office:value-type="float" office:value="11.0486950189488" calcext:value-type="float">
            <text:p>11,0486950189</text:p>
          </table:table-cell>
          <table:table-cell office:value-type="float" office:value="8.48433906613527" calcext:value-type="float">
            <text:p>8,4843390661</text:p>
          </table:table-cell>
          <table:table-cell office:value-type="float" office:value="8.36333015505328" calcext:value-type="float">
            <text:p>8,3633301551</text:p>
          </table:table-cell>
          <table:table-cell office:value-type="float" office:value="0.21469941358974" calcext:value-type="float">
            <text:p>0,2146994136</text:p>
          </table:table-cell>
          <table:table-cell office:value-type="float" office:value="0.240367482653626" calcext:value-type="float">
            <text:p>0,2403674827</text:p>
          </table:table-cell>
          <table:table-cell office:value-type="float" office:value="0.226367617061032" calcext:value-type="float">
            <text:p>0,2263676171</text:p>
          </table:table-cell>
          <table:table-cell office:value-type="float" office:value="0.223967352881521" calcext:value-type="float">
            <text:p>0,2239673529</text:p>
          </table:table-cell>
          <table:table-cell office:value-type="float" office:value="0.038105010209519" calcext:value-type="float">
            <text:p>0,0381050102</text:p>
          </table:table-cell>
          <table:table-cell office:value-type="float" office:value="0.0282157662900745" calcext:value-type="float">
            <text:p>0,0282157663</text:p>
          </table:table-cell>
          <table:table-cell office:value-type="float" office:value="0.0276905468081139" calcext:value-type="float">
            <text:p>0,0276905468</text:p>
          </table:table-cell>
          <table:table-cell office:value-type="float" office:value="0.0419653768478667" calcext:value-type="float">
            <text:p>0,0419653768</text:p>
          </table:table-cell>
          <table:table-cell table:number-columns-repeated="1007"/>
        </table:table-row>
        <table:table-row table:style-name="ro2">
          <table:table-cell office:value-type="float" office:value="62" calcext:value-type="float">
            <text:p>62</text:p>
          </table:table-cell>
          <table:table-cell office:value-type="float" office:value="0.386345095548934" calcext:value-type="float">
            <text:p>0,3863450955</text:p>
          </table:table-cell>
          <table:table-cell office:value-type="float" office:value="0.445971424422438" calcext:value-type="float">
            <text:p>0,4459714244</text:p>
          </table:table-cell>
          <table:table-cell office:value-type="float" office:value="0.404781113151279" calcext:value-type="float">
            <text:p>0,4047811132</text:p>
          </table:table-cell>
          <table:table-cell office:value-type="float" office:value="0.426530982988073" calcext:value-type="float">
            <text:p>0,426530983</text:p>
          </table:table-cell>
          <table:table-cell office:value-type="float" office:value="6.72411364251241" calcext:value-type="float">
            <text:p>6,7241136425</text:p>
          </table:table-cell>
          <table:table-cell office:value-type="float" office:value="10.9734232229348" calcext:value-type="float">
            <text:p>10,9734232229</text:p>
          </table:table-cell>
          <table:table-cell office:value-type="float" office:value="8.38259631737776" calcext:value-type="float">
            <text:p>8,3825963174</text:p>
          </table:table-cell>
          <table:table-cell office:value-type="float" office:value="8.41324499902241" calcext:value-type="float">
            <text:p>8,413244999</text:p>
          </table:table-cell>
          <table:table-cell office:value-type="float" office:value="0.216974037448804" calcext:value-type="float">
            <text:p>0,2169740374</text:p>
          </table:table-cell>
          <table:table-cell office:value-type="float" office:value="0.244468434162918" calcext:value-type="float">
            <text:p>0,2444684342</text:p>
          </table:table-cell>
          <table:table-cell office:value-type="float" office:value="0.227127476206095" calcext:value-type="float">
            <text:p>0,2271274762</text:p>
          </table:table-cell>
          <table:table-cell office:value-type="float" office:value="0.229867011943498" calcext:value-type="float">
            <text:p>0,2298670119</text:p>
          </table:table-cell>
          <table:table-cell office:value-type="float" office:value="0.0383167146847302" calcext:value-type="float">
            <text:p>0,0383167147</text:p>
          </table:table-cell>
          <table:table-cell office:value-type="float" office:value="0.0298308361618695" calcext:value-type="float">
            <text:p>0,0298308362</text:p>
          </table:table-cell>
          <table:table-cell office:value-type="float" office:value="0.028414625325147" calcext:value-type="float">
            <text:p>0,0284146253</text:p>
          </table:table-cell>
          <table:table-cell office:value-type="float" office:value="0.0429762089731422" calcext:value-type="float">
            <text:p>0,042976209</text:p>
          </table:table-cell>
          <table:table-cell table:number-columns-repeated="1007"/>
        </table:table-row>
        <table:table-row table:style-name="ro2">
          <table:table-cell office:value-type="float" office:value="63" calcext:value-type="float">
            <text:p>63</text:p>
          </table:table-cell>
          <table:table-cell office:value-type="float" office:value="0.39171301404451" calcext:value-type="float">
            <text:p>0,391713014</text:p>
          </table:table-cell>
          <table:table-cell office:value-type="float" office:value="0.450472638715452" calcext:value-type="float">
            <text:p>0,4504726387</text:p>
          </table:table-cell>
          <table:table-cell office:value-type="float" office:value="0.409090977136757" calcext:value-type="float">
            <text:p>0,4090909771</text:p>
          </table:table-cell>
          <table:table-cell office:value-type="float" office:value="0.430680735174615" calcext:value-type="float">
            <text:p>0,4306807352</text:p>
          </table:table-cell>
          <table:table-cell office:value-type="float" office:value="6.6365557382522" calcext:value-type="float">
            <text:p>6,6365557383</text:p>
          </table:table-cell>
          <table:table-cell office:value-type="float" office:value="10.7785171913554" calcext:value-type="float">
            <text:p>10,7785171914</text:p>
          </table:table-cell>
          <table:table-cell office:value-type="float" office:value="8.08489198215483" calcext:value-type="float">
            <text:p>8,0848919822</text:p>
          </table:table-cell>
          <table:table-cell office:value-type="float" office:value="8.34359955419757" calcext:value-type="float">
            <text:p>8,3435995542</text:p>
          </table:table-cell>
          <table:table-cell office:value-type="float" office:value="0.220521461505657" calcext:value-type="float">
            <text:p>0,2205214615</text:p>
          </table:table-cell>
          <table:table-cell office:value-type="float" office:value="0.247625044534158" calcext:value-type="float">
            <text:p>0,2476250445</text:p>
          </table:table-cell>
          <table:table-cell office:value-type="float" office:value="0.230482414244216" calcext:value-type="float">
            <text:p>0,2304824142</text:p>
          </table:table-cell>
          <table:table-cell office:value-type="float" office:value="0.233347786179486" calcext:value-type="float">
            <text:p>0,2333477862</text:p>
          </table:table-cell>
          <table:table-cell office:value-type="float" office:value="0.0410570411174346" calcext:value-type="float">
            <text:p>0,0410570411</text:p>
          </table:table-cell>
          <table:table-cell office:value-type="float" office:value="0.031551542496986" calcext:value-type="float">
            <text:p>0,0315515425</text:p>
          </table:table-cell>
          <table:table-cell office:value-type="float" office:value="0.030166361186549" calcext:value-type="float">
            <text:p>0,0301663612</text:p>
          </table:table-cell>
          <table:table-cell office:value-type="float" office:value="0.0460010208356988" calcext:value-type="float">
            <text:p>0,0460010208</text:p>
          </table:table-cell>
          <table:table-cell table:number-columns-repeated="1007"/>
        </table:table-row>
        <table:table-row table:style-name="ro2">
          <table:table-cell office:value-type="float" office:value="64" calcext:value-type="float">
            <text:p>64</text:p>
          </table:table-cell>
          <table:table-cell office:value-type="float" office:value="0.395026258905913" calcext:value-type="float">
            <text:p>0,3950262589</text:p>
          </table:table-cell>
          <table:table-cell office:value-type="float" office:value="0.449294983798395" calcext:value-type="float">
            <text:p>0,4492949838</text:p>
          </table:table-cell>
          <table:table-cell office:value-type="float" office:value="0.411743323201703" calcext:value-type="float">
            <text:p>0,4117433232</text:p>
          </table:table-cell>
          <table:table-cell office:value-type="float" office:value="0.431071635832062" calcext:value-type="float">
            <text:p>0,4310716358</text:p>
          </table:table-cell>
          <table:table-cell office:value-type="float" office:value="6.68964508460618" calcext:value-type="float">
            <text:p>6,6896450846</text:p>
          </table:table-cell>
          <table:table-cell office:value-type="float" office:value="10.5304181801866" calcext:value-type="float">
            <text:p>10,5304181802</text:p>
          </table:table-cell>
          <table:table-cell office:value-type="float" office:value="8.34272469226364" calcext:value-type="float">
            <text:p>8,3427246923</text:p>
          </table:table-cell>
          <table:table-cell office:value-type="float" office:value="8.44398487543016" calcext:value-type="float">
            <text:p>8,4439848754</text:p>
          </table:table-cell>
          <table:table-cell office:value-type="float" office:value="0.225386600429924" calcext:value-type="float">
            <text:p>0,2253866004</text:p>
          </table:table-cell>
          <table:table-cell office:value-type="float" office:value="0.253686350903823" calcext:value-type="float">
            <text:p>0,2536863509</text:p>
          </table:table-cell>
          <table:table-cell office:value-type="float" office:value="0.235115944110088" calcext:value-type="float">
            <text:p>0,2351159441</text:p>
          </table:table-cell>
          <table:table-cell office:value-type="float" office:value="0.239857344393277" calcext:value-type="float">
            <text:p>0,2398573444</text:p>
          </table:table-cell>
          <table:table-cell office:value-type="float" office:value="0.0397786819629733" calcext:value-type="float">
            <text:p>0,039778682</text:p>
          </table:table-cell>
          <table:table-cell office:value-type="float" office:value="0.0306828717922496" calcext:value-type="float">
            <text:p>0,0306828718</text:p>
          </table:table-cell>
          <table:table-cell office:value-type="float" office:value="0.0306179178211086" calcext:value-type="float">
            <text:p>0,0306179178</text:p>
          </table:table-cell>
          <table:table-cell office:value-type="float" office:value="0.042744680940246" calcext:value-type="float">
            <text:p>0,0427446809</text:p>
          </table:table-cell>
          <table:table-cell table:number-columns-repeated="1007"/>
        </table:table-row>
        <table:table-row table:style-name="ro2">
          <table:table-cell office:value-type="float" office:value="65" calcext:value-type="float">
            <text:p>65</text:p>
          </table:table-cell>
          <table:table-cell office:value-type="float" office:value="0.388885284372851" calcext:value-type="float">
            <text:p>0,3888852844</text:p>
          </table:table-cell>
          <table:table-cell office:value-type="float" office:value="0.449253237274949" calcext:value-type="float">
            <text:p>0,4492532373</text:p>
          </table:table-cell>
          <table:table-cell office:value-type="float" office:value="0.40911474489784" calcext:value-type="float">
            <text:p>0,4091147449</text:p>
          </table:table-cell>
          <table:table-cell office:value-type="float" office:value="0.426471622620782" calcext:value-type="float">
            <text:p>0,4264716226</text:p>
          </table:table-cell>
          <table:table-cell office:value-type="float" office:value="6.45014184015616" calcext:value-type="float">
            <text:p>6,4501418402</text:p>
          </table:table-cell>
          <table:table-cell office:value-type="float" office:value="10.7566811891214" calcext:value-type="float">
            <text:p>10,7566811891</text:p>
          </table:table-cell>
          <table:table-cell office:value-type="float" office:value="8.15627013442882" calcext:value-type="float">
            <text:p>8,1562701344</text:p>
          </table:table-cell>
          <table:table-cell office:value-type="float" office:value="8.26522383147104" calcext:value-type="float">
            <text:p>8,2652238315</text:p>
          </table:table-cell>
          <table:table-cell office:value-type="float" office:value="0.218386139976913" calcext:value-type="float">
            <text:p>0,21838614</text:p>
          </table:table-cell>
          <table:table-cell office:value-type="float" office:value="0.248406507158634" calcext:value-type="float">
            <text:p>0,2484065072</text:p>
          </table:table-cell>
          <table:table-cell office:value-type="float" office:value="0.230314064339949" calcext:value-type="float">
            <text:p>0,2303140643</text:p>
          </table:table-cell>
          <table:table-cell office:value-type="float" office:value="0.231471216109594" calcext:value-type="float">
            <text:p>0,2314712161</text:p>
          </table:table-cell>
          <table:table-cell office:value-type="float" office:value="0.0380239352926554" calcext:value-type="float">
            <text:p>0,0380239353</text:p>
          </table:table-cell>
          <table:table-cell office:value-type="float" office:value="0.0272266097723741" calcext:value-type="float">
            <text:p>0,0272266098</text:p>
          </table:table-cell>
          <table:table-cell office:value-type="float" office:value="0.0279300864490007" calcext:value-type="float">
            <text:p>0,0279300864</text:p>
          </table:table-cell>
          <table:table-cell office:value-type="float" office:value="0.0405603698032077" calcext:value-type="float">
            <text:p>0,0405603698</text:p>
          </table:table-cell>
          <table:table-cell table:number-columns-repeated="1007"/>
        </table:table-row>
        <table:table-row table:style-name="ro2">
          <table:table-cell office:value-type="float" office:value="66" calcext:value-type="float">
            <text:p>66</text:p>
          </table:table-cell>
          <table:table-cell office:value-type="float" office:value="0.390822291219253" calcext:value-type="float">
            <text:p>0,3908222912</text:p>
          </table:table-cell>
          <table:table-cell office:value-type="float" office:value="0.448496851962635" calcext:value-type="float">
            <text:p>0,448496852</text:p>
          </table:table-cell>
          <table:table-cell office:value-type="float" office:value="0.410632589147358" calcext:value-type="float">
            <text:p>0,4106325891</text:p>
          </table:table-cell>
          <table:table-cell office:value-type="float" office:value="0.427556801678014" calcext:value-type="float">
            <text:p>0,4275568017</text:p>
          </table:table-cell>
          <table:table-cell office:value-type="float" office:value="6.51915465013057" calcext:value-type="float">
            <text:p>6,5191546501</text:p>
          </table:table-cell>
          <table:table-cell office:value-type="float" office:value="10.7371290632428" calcext:value-type="float">
            <text:p>10,7371290632</text:p>
          </table:table-cell>
          <table:table-cell office:value-type="float" office:value="8.1123052429201" calcext:value-type="float">
            <text:p>8,1123052429</text:p>
          </table:table-cell>
          <table:table-cell office:value-type="float" office:value="8.20054140190768" calcext:value-type="float">
            <text:p>8,2005414019</text:p>
          </table:table-cell>
          <table:table-cell office:value-type="float" office:value="0.225415271585385" calcext:value-type="float">
            <text:p>0,2254152716</text:p>
          </table:table-cell>
          <table:table-cell office:value-type="float" office:value="0.255426322003132" calcext:value-type="float">
            <text:p>0,255426322</text:p>
          </table:table-cell>
          <table:table-cell office:value-type="float" office:value="0.236473275578023" calcext:value-type="float">
            <text:p>0,2364732756</text:p>
          </table:table-cell>
          <table:table-cell office:value-type="float" office:value="0.239599681001662" calcext:value-type="float">
            <text:p>0,239599681</text:p>
          </table:table-cell>
          <table:table-cell office:value-type="float" office:value="0.0407523369890086" calcext:value-type="float">
            <text:p>0,040752337</text:p>
          </table:table-cell>
          <table:table-cell office:value-type="float" office:value="0.0297777957395254" calcext:value-type="float">
            <text:p>0,0297777957</text:p>
          </table:table-cell>
          <table:table-cell office:value-type="float" office:value="0.0290182517505105" calcext:value-type="float">
            <text:p>0,0290182518</text:p>
          </table:table-cell>
          <table:table-cell office:value-type="float" office:value="0.0452772641287016" calcext:value-type="float">
            <text:p>0,0452772641</text:p>
          </table:table-cell>
          <table:table-cell table:number-columns-repeated="1007"/>
        </table:table-row>
        <table:table-row table:style-name="ro2">
          <table:table-cell office:value-type="float" office:value="67" calcext:value-type="float">
            <text:p>67</text:p>
          </table:table-cell>
          <table:table-cell office:value-type="float" office:value="0.388764644694305" calcext:value-type="float">
            <text:p>0,3887646447</text:p>
          </table:table-cell>
          <table:table-cell office:value-type="float" office:value="0.446928590917199" calcext:value-type="float">
            <text:p>0,4469285909</text:p>
          </table:table-cell>
          <table:table-cell office:value-type="float" office:value="0.408519781474579" calcext:value-type="float">
            <text:p>0,4085197815</text:p>
          </table:table-cell>
          <table:table-cell office:value-type="float" office:value="0.425040086026292" calcext:value-type="float">
            <text:p>0,425040086</text:p>
          </table:table-cell>
          <table:table-cell office:value-type="float" office:value="6.50181181752988" calcext:value-type="float">
            <text:p>6,5018118175</text:p>
          </table:table-cell>
          <table:table-cell office:value-type="float" office:value="11.2363430855114" calcext:value-type="float">
            <text:p>11,2363430855</text:p>
          </table:table-cell>
          <table:table-cell office:value-type="float" office:value="8.09748374209115" calcext:value-type="float">
            <text:p>8,0974837421</text:p>
          </table:table-cell>
          <table:table-cell office:value-type="float" office:value="8.14312214982228" calcext:value-type="float">
            <text:p>8,1431221498</text:p>
          </table:table-cell>
          <table:table-cell office:value-type="float" office:value="0.218826282627972" calcext:value-type="float">
            <text:p>0,2188262826</text:p>
          </table:table-cell>
          <table:table-cell office:value-type="float" office:value="0.24563349849054" calcext:value-type="float">
            <text:p>0,2456334985</text:p>
          </table:table-cell>
          <table:table-cell office:value-type="float" office:value="0.229411182413028" calcext:value-type="float">
            <text:p>0,2294111824</text:p>
          </table:table-cell>
          <table:table-cell office:value-type="float" office:value="0.230503039109665" calcext:value-type="float">
            <text:p>0,2305030391</text:p>
          </table:table-cell>
          <table:table-cell office:value-type="float" office:value="0.04199596881045" calcext:value-type="float">
            <text:p>0,0419959688</text:p>
          </table:table-cell>
          <table:table-cell office:value-type="float" office:value="0.0324781194327931" calcext:value-type="float">
            <text:p>0,0324781194</text:p>
          </table:table-cell>
          <table:table-cell office:value-type="float" office:value="0.0308135703914459" calcext:value-type="float">
            <text:p>0,0308135704</text:p>
          </table:table-cell>
          <table:table-cell office:value-type="float" office:value="0.0473043909289808" calcext:value-type="float">
            <text:p>0,0473043909</text:p>
          </table:table-cell>
          <table:table-cell table:number-columns-repeated="1007"/>
        </table:table-row>
        <table:table-row table:style-name="ro2">
          <table:table-cell office:value-type="float" office:value="68" calcext:value-type="float">
            <text:p>68</text:p>
          </table:table-cell>
          <table:table-cell office:value-type="float" office:value="0.387165516608765" calcext:value-type="float">
            <text:p>0,3871655166</text:p>
          </table:table-cell>
          <table:table-cell office:value-type="float" office:value="0.449127255653601" calcext:value-type="float">
            <text:p>0,4491272557</text:p>
          </table:table-cell>
          <table:table-cell office:value-type="float" office:value="0.407585850179416" calcext:value-type="float">
            <text:p>0,4075858502</text:p>
          </table:table-cell>
          <table:table-cell office:value-type="float" office:value="0.425622996750317" calcext:value-type="float">
            <text:p>0,4256229968</text:p>
          </table:table-cell>
          <table:table-cell office:value-type="float" office:value="6.5751853890202" calcext:value-type="float">
            <text:p>6,575185389</text:p>
          </table:table-cell>
          <table:table-cell office:value-type="float" office:value="11.1252500700771" calcext:value-type="float">
            <text:p>11,1252500701</text:p>
          </table:table-cell>
          <table:table-cell office:value-type="float" office:value="8.19278396354548" calcext:value-type="float">
            <text:p>8,1927839635</text:p>
          </table:table-cell>
          <table:table-cell office:value-type="float" office:value="8.32204554983771" calcext:value-type="float">
            <text:p>8,3220455498</text:p>
          </table:table-cell>
          <table:table-cell office:value-type="float" office:value="0.218589772295951" calcext:value-type="float">
            <text:p>0,2185897723</text:p>
          </table:table-cell>
          <table:table-cell office:value-type="float" office:value="0.24285823360306" calcext:value-type="float">
            <text:p>0,2428582336</text:p>
          </table:table-cell>
          <table:table-cell office:value-type="float" office:value="0.229451752198216" calcext:value-type="float">
            <text:p>0,2294517522</text:p>
          </table:table-cell>
          <table:table-cell office:value-type="float" office:value="0.227455183658708" calcext:value-type="float">
            <text:p>0,2274551837</text:p>
          </table:table-cell>
          <table:table-cell office:value-type="float" office:value="0.0392573808715108" calcext:value-type="float">
            <text:p>0,0392573809</text:p>
          </table:table-cell>
          <table:table-cell office:value-type="float" office:value="0.0299461078092279" calcext:value-type="float">
            <text:p>0,0299461078</text:p>
          </table:table-cell>
          <table:table-cell office:value-type="float" office:value="0.0294738661152327" calcext:value-type="float">
            <text:p>0,0294738661</text:p>
          </table:table-cell>
          <table:table-cell office:value-type="float" office:value="0.0430240621705777" calcext:value-type="float">
            <text:p>0,0430240622</text:p>
          </table:table-cell>
          <table:table-cell table:number-columns-repeated="1007"/>
        </table:table-row>
        <table:table-row table:style-name="ro2">
          <table:table-cell office:value-type="float" office:value="69" calcext:value-type="float">
            <text:p>69</text:p>
          </table:table-cell>
          <table:table-cell office:value-type="float" office:value="0.369244726443984" calcext:value-type="float">
            <text:p>0,3692447264</text:p>
          </table:table-cell>
          <table:table-cell office:value-type="float" office:value="0.45229602452341" calcext:value-type="float">
            <text:p>0,4522960245</text:p>
          </table:table-cell>
          <table:table-cell office:value-type="float" office:value="0.391385643652675" calcext:value-type="float">
            <text:p>0,3913856437</text:p>
          </table:table-cell>
          <table:table-cell office:value-type="float" office:value="0.425792660053033" calcext:value-type="float">
            <text:p>0,4257926601</text:p>
          </table:table-cell>
          <table:table-cell office:value-type="float" office:value="6.08508723998663" calcext:value-type="float">
            <text:p>6,08508724</text:p>
          </table:table-cell>
          <table:table-cell office:value-type="float" office:value="11.1501958233451" calcext:value-type="float">
            <text:p>11,1501958233</text:p>
          </table:table-cell>
          <table:table-cell office:value-type="float" office:value="7.97035490163748" calcext:value-type="float">
            <text:p>7,9703549016</text:p>
          </table:table-cell>
          <table:table-cell office:value-type="float" office:value="8.4459977480423" calcext:value-type="float">
            <text:p>8,445997748</text:p>
          </table:table-cell>
          <table:table-cell office:value-type="float" office:value="0.214130143692868" calcext:value-type="float">
            <text:p>0,2141301437</text:p>
          </table:table-cell>
          <table:table-cell office:value-type="float" office:value="0.251497087607353" calcext:value-type="float">
            <text:p>0,2514970876</text:p>
          </table:table-cell>
          <table:table-cell office:value-type="float" office:value="0.226325266129135" calcext:value-type="float">
            <text:p>0,2263252661</text:p>
          </table:table-cell>
          <table:table-cell office:value-type="float" office:value="0.232904252244297" calcext:value-type="float">
            <text:p>0,2329042522</text:p>
          </table:table-cell>
          <table:table-cell office:value-type="float" office:value="0.0442654226947816" calcext:value-type="float">
            <text:p>0,0442654227</text:p>
          </table:table-cell>
          <table:table-cell office:value-type="float" office:value="0.0343302328188636" calcext:value-type="float">
            <text:p>0,0343302328</text:p>
          </table:table-cell>
          <table:table-cell office:value-type="float" office:value="0.0312504282356425" calcext:value-type="float">
            <text:p>0,0312504282</text:p>
          </table:table-cell>
          <table:table-cell office:value-type="float" office:value="0.0519581036738736" calcext:value-type="float">
            <text:p>0,0519581037</text:p>
          </table:table-cell>
          <table:table-cell table:number-columns-repeated="1007"/>
        </table:table-row>
        <table:table-row table:style-name="ro2">
          <table:table-cell office:value-type="float" office:value="70" calcext:value-type="float">
            <text:p>70</text:p>
          </table:table-cell>
          <table:table-cell office:value-type="float" office:value="0.391465241928714" calcext:value-type="float">
            <text:p>0,3914652419</text:p>
          </table:table-cell>
          <table:table-cell office:value-type="float" office:value="0.454128130281076" calcext:value-type="float">
            <text:p>0,4541281303</text:p>
          </table:table-cell>
          <table:table-cell office:value-type="float" office:value="0.409778291473466" calcext:value-type="float">
            <text:p>0,4097782915</text:p>
          </table:table-cell>
          <table:table-cell office:value-type="float" office:value="0.432033315734903" calcext:value-type="float">
            <text:p>0,4320333157</text:p>
          </table:table-cell>
          <table:table-cell office:value-type="float" office:value="6.9800948862333" calcext:value-type="float">
            <text:p>6,9800948862</text:p>
          </table:table-cell>
          <table:table-cell office:value-type="float" office:value="11.2501095079473" calcext:value-type="float">
            <text:p>11,2501095079</text:p>
          </table:table-cell>
          <table:table-cell office:value-type="float" office:value="8.30680678684637" calcext:value-type="float">
            <text:p>8,3068067868</text:p>
          </table:table-cell>
          <table:table-cell office:value-type="float" office:value="8.82812622610524" calcext:value-type="float">
            <text:p>8,8281262261</text:p>
          </table:table-cell>
          <table:table-cell office:value-type="float" office:value="0.218754602292372" calcext:value-type="float">
            <text:p>0,2187546023</text:p>
          </table:table-cell>
          <table:table-cell office:value-type="float" office:value="0.2395405063464" calcext:value-type="float">
            <text:p>0,2395405063</text:p>
          </table:table-cell>
          <table:table-cell office:value-type="float" office:value="0.22899514408744" calcext:value-type="float">
            <text:p>0,2289951441</text:p>
          </table:table-cell>
          <table:table-cell office:value-type="float" office:value="0.224927389947213" calcext:value-type="float">
            <text:p>0,2249273899</text:p>
          </table:table-cell>
          <table:table-cell office:value-type="float" office:value="0.0431955828393974" calcext:value-type="float">
            <text:p>0,0431955828</text:p>
          </table:table-cell>
          <table:table-cell office:value-type="float" office:value="0.0348718767789515" calcext:value-type="float">
            <text:p>0,0348718768</text:p>
          </table:table-cell>
          <table:table-cell office:value-type="float" office:value="0.0323053997308244" calcext:value-type="float">
            <text:p>0,0323053997</text:p>
          </table:table-cell>
          <table:table-cell office:value-type="float" office:value="0.049570343249058" calcext:value-type="float">
            <text:p>0,0495703432</text:p>
          </table:table-cell>
          <table:table-cell table:number-columns-repeated="1007"/>
        </table:table-row>
        <table:table-row table:style-name="ro2">
          <table:table-cell office:value-type="float" office:value="71" calcext:value-type="float">
            <text:p>71</text:p>
          </table:table-cell>
          <table:table-cell office:value-type="float" office:value="0.390062866946585" calcext:value-type="float">
            <text:p>0,3900628669</text:p>
          </table:table-cell>
          <table:table-cell office:value-type="float" office:value="0.457543834937065" calcext:value-type="float">
            <text:p>0,4575438349</text:p>
          </table:table-cell>
          <table:table-cell office:value-type="float" office:value="0.409791087999709" calcext:value-type="float">
            <text:p>0,409791088</text:p>
          </table:table-cell>
          <table:table-cell office:value-type="float" office:value="0.433722169966522" calcext:value-type="float">
            <text:p>0,43372217</text:p>
          </table:table-cell>
          <table:table-cell office:value-type="float" office:value="6.99040556765448" calcext:value-type="float">
            <text:p>6,9904055677</text:p>
          </table:table-cell>
          <table:table-cell office:value-type="float" office:value="11.3374808284805" calcext:value-type="float">
            <text:p>11,3374808285</text:p>
          </table:table-cell>
          <table:table-cell office:value-type="float" office:value="8.89207978014214" calcext:value-type="float">
            <text:p>8,8920797801</text:p>
          </table:table-cell>
          <table:table-cell office:value-type="float" office:value="8.89061587855667" calcext:value-type="float">
            <text:p>8,8906158786</text:p>
          </table:table-cell>
          <table:table-cell office:value-type="float" office:value="0.217773992457718" calcext:value-type="float">
            <text:p>0,2177739925</text:p>
          </table:table-cell>
          <table:table-cell office:value-type="float" office:value="0.237179638572672" calcext:value-type="float">
            <text:p>0,2371796386</text:p>
          </table:table-cell>
          <table:table-cell office:value-type="float" office:value="0.22903934156206" calcext:value-type="float">
            <text:p>0,2290393416</text:p>
          </table:table-cell>
          <table:table-cell office:value-type="float" office:value="0.220800068947984" calcext:value-type="float">
            <text:p>0,2208000689</text:p>
          </table:table-cell>
          <table:table-cell office:value-type="float" office:value="0.0405776925412554" calcext:value-type="float">
            <text:p>0,0405776925</text:p>
          </table:table-cell>
          <table:table-cell office:value-type="float" office:value="0.0336301752282159" calcext:value-type="float">
            <text:p>0,0336301752</text:p>
          </table:table-cell>
          <table:table-cell office:value-type="float" office:value="0.0300235074983507" calcext:value-type="float">
            <text:p>0,0300235075</text:p>
          </table:table-cell>
          <table:table-cell office:value-type="float" office:value="0.0481981179448316" calcext:value-type="float">
            <text:p>0,0481981179</text:p>
          </table:table-cell>
          <table:table-cell table:number-columns-repeated="1007"/>
        </table:table-row>
        <table:table-row table:style-name="ro2">
          <table:table-cell office:value-type="float" office:value="72" calcext:value-type="float">
            <text:p>72</text:p>
          </table:table-cell>
          <table:table-cell office:value-type="float" office:value="0.390905520698973" calcext:value-type="float">
            <text:p>0,3909055207</text:p>
          </table:table-cell>
          <table:table-cell office:value-type="float" office:value="0.457593930226374" calcext:value-type="float">
            <text:p>0,4575939302</text:p>
          </table:table-cell>
          <table:table-cell office:value-type="float" office:value="0.410196259665752" calcext:value-type="float">
            <text:p>0,4101962597</text:p>
          </table:table-cell>
          <table:table-cell office:value-type="float" office:value="0.434585626032537" calcext:value-type="float">
            <text:p>0,434585626</text:p>
          </table:table-cell>
          <table:table-cell office:value-type="float" office:value="7.13557161264276" calcext:value-type="float">
            <text:p>7,1355716126</text:p>
          </table:table-cell>
          <table:table-cell office:value-type="float" office:value="11.5438856711416" calcext:value-type="float">
            <text:p>11,5438856711</text:p>
          </table:table-cell>
          <table:table-cell office:value-type="float" office:value="8.83841428814537" calcext:value-type="float">
            <text:p>8,8384142881</text:p>
          </table:table-cell>
          <table:table-cell office:value-type="float" office:value="8.71464154520077" calcext:value-type="float">
            <text:p>8,7146415452</text:p>
          </table:table-cell>
          <table:table-cell office:value-type="float" office:value="0.219467131981036" calcext:value-type="float">
            <text:p>0,219467132</text:p>
          </table:table-cell>
          <table:table-cell office:value-type="float" office:value="0.236880580337699" calcext:value-type="float">
            <text:p>0,2368805803</text:p>
          </table:table-cell>
          <table:table-cell office:value-type="float" office:value="0.230590304927468" calcext:value-type="float">
            <text:p>0,2305903049</text:p>
          </table:table-cell>
          <table:table-cell office:value-type="float" office:value="0.220787479468631" calcext:value-type="float">
            <text:p>0,2207874795</text:p>
          </table:table-cell>
          <table:table-cell office:value-type="float" office:value="0.039614930053582" calcext:value-type="float">
            <text:p>0,0396149301</text:p>
          </table:table-cell>
          <table:table-cell office:value-type="float" office:value="0.0343152306872415" calcext:value-type="float">
            <text:p>0,0343152307</text:p>
          </table:table-cell>
          <table:table-cell office:value-type="float" office:value="0.0292762572413049" calcext:value-type="float">
            <text:p>0,0292762572</text:p>
          </table:table-cell>
          <table:table-cell office:value-type="float" office:value="0.0485322977347664" calcext:value-type="float">
            <text:p>0,0485322977</text:p>
          </table:table-cell>
          <table:table-cell table:number-columns-repeated="1007"/>
        </table:table-row>
        <table:table-row table:style-name="ro2">
          <table:table-cell office:value-type="float" office:value="73" calcext:value-type="float">
            <text:p>73</text:p>
          </table:table-cell>
          <table:table-cell office:value-type="float" office:value="0.385090945865022" calcext:value-type="float">
            <text:p>0,3850909459</text:p>
          </table:table-cell>
          <table:table-cell office:value-type="float" office:value="0.453630099513113" calcext:value-type="float">
            <text:p>0,4536300995</text:p>
          </table:table-cell>
          <table:table-cell office:value-type="float" office:value="0.407009206631172" calcext:value-type="float">
            <text:p>0,4070092066</text:p>
          </table:table-cell>
          <table:table-cell office:value-type="float" office:value="0.428113156109218" calcext:value-type="float">
            <text:p>0,4281131561</text:p>
          </table:table-cell>
          <table:table-cell office:value-type="float" office:value="6.59473445205109" calcext:value-type="float">
            <text:p>6,5947344521</text:p>
          </table:table-cell>
          <table:table-cell office:value-type="float" office:value="11.2039522001337" calcext:value-type="float">
            <text:p>11,2039522001</text:p>
          </table:table-cell>
          <table:table-cell office:value-type="float" office:value="8.62533916420711" calcext:value-type="float">
            <text:p>8,6253391642</text:p>
          </table:table-cell>
          <table:table-cell office:value-type="float" office:value="8.32330786454387" calcext:value-type="float">
            <text:p>8,3233078645</text:p>
          </table:table-cell>
          <table:table-cell office:value-type="float" office:value="0.216249616610594" calcext:value-type="float">
            <text:p>0,2162496166</text:p>
          </table:table-cell>
          <table:table-cell office:value-type="float" office:value="0.241253257328252" calcext:value-type="float">
            <text:p>0,2412532573</text:p>
          </table:table-cell>
          <table:table-cell office:value-type="float" office:value="0.228488196928929" calcext:value-type="float">
            <text:p>0,2284881969</text:p>
          </table:table-cell>
          <table:table-cell office:value-type="float" office:value="0.223395314473362" calcext:value-type="float">
            <text:p>0,2233953145</text:p>
          </table:table-cell>
          <table:table-cell office:value-type="float" office:value="0.0414965871569345" calcext:value-type="float">
            <text:p>0,0414965872</text:p>
          </table:table-cell>
          <table:table-cell office:value-type="float" office:value="0.0334132076492372" calcext:value-type="float">
            <text:p>0,0334132076</text:p>
          </table:table-cell>
          <table:table-cell office:value-type="float" office:value="0.0304116717962064" calcext:value-type="float">
            <text:p>0,0304116718</text:p>
          </table:table-cell>
          <table:table-cell office:value-type="float" office:value="0.048509221911665" calcext:value-type="float">
            <text:p>0,0485092219</text:p>
          </table:table-cell>
          <table:table-cell table:number-columns-repeated="1007"/>
        </table:table-row>
        <table:table-row table:style-name="ro2">
          <table:table-cell office:value-type="float" office:value="74" calcext:value-type="float">
            <text:p>74</text:p>
          </table:table-cell>
          <table:table-cell office:value-type="float" office:value="0.392515121065886" calcext:value-type="float">
            <text:p>0,3925151211</text:p>
          </table:table-cell>
          <table:table-cell office:value-type="float" office:value="0.459841116564029" calcext:value-type="float">
            <text:p>0,4598411166</text:p>
          </table:table-cell>
          <table:table-cell office:value-type="float" office:value="0.410036475346374" calcext:value-type="float">
            <text:p>0,4100364753</text:p>
          </table:table-cell>
          <table:table-cell office:value-type="float" office:value="0.438523047259499" calcext:value-type="float">
            <text:p>0,4385230473</text:p>
          </table:table-cell>
          <table:table-cell office:value-type="float" office:value="6.66048500306806" calcext:value-type="float">
            <text:p>6,6604850031</text:p>
          </table:table-cell>
          <table:table-cell office:value-type="float" office:value="11.5195783424247" calcext:value-type="float">
            <text:p>11,5195783424</text:p>
          </table:table-cell>
          <table:table-cell office:value-type="float" office:value="8.34258026445327" calcext:value-type="float">
            <text:p>8,3425802645</text:p>
          </table:table-cell>
          <table:table-cell office:value-type="float" office:value="8.96582556788259" calcext:value-type="float">
            <text:p>8,9658255679</text:p>
          </table:table-cell>
          <table:table-cell office:value-type="float" office:value="0.222071904172614" calcext:value-type="float">
            <text:p>0,2220719042</text:p>
          </table:table-cell>
          <table:table-cell office:value-type="float" office:value="0.247907291611024" calcext:value-type="float">
            <text:p>0,2479072916</text:p>
          </table:table-cell>
          <table:table-cell office:value-type="float" office:value="0.231940869534154" calcext:value-type="float">
            <text:p>0,2319408695</text:p>
          </table:table-cell>
          <table:table-cell office:value-type="float" office:value="0.233400569595634" calcext:value-type="float">
            <text:p>0,2334005696</text:p>
          </table:table-cell>
          <table:table-cell office:value-type="float" office:value="0.0421834590562314" calcext:value-type="float">
            <text:p>0,0421834591</text:p>
          </table:table-cell>
          <table:table-cell office:value-type="float" office:value="0.0350392385769662" calcext:value-type="float">
            <text:p>0,0350392386</text:p>
          </table:table-cell>
          <table:table-cell office:value-type="float" office:value="0.0309346852731866" calcext:value-type="float">
            <text:p>0,0309346853</text:p>
          </table:table-cell>
          <table:table-cell office:value-type="float" office:value="0.0502667044311675" calcext:value-type="float">
            <text:p>0,0502667044</text:p>
          </table:table-cell>
          <table:table-cell table:number-columns-repeated="1007"/>
        </table:table-row>
        <table:table-row table:style-name="ro2">
          <table:table-cell office:value-type="float" office:value="75" calcext:value-type="float">
            <text:p>75</text:p>
          </table:table-cell>
          <table:table-cell office:value-type="float" office:value="0.394549956642327" calcext:value-type="float">
            <text:p>0,3945499566</text:p>
          </table:table-cell>
          <table:table-cell office:value-type="float" office:value="0.457104602690111" calcext:value-type="float">
            <text:p>0,4571046027</text:p>
          </table:table-cell>
          <table:table-cell office:value-type="float" office:value="0.410599400909297" calcext:value-type="float">
            <text:p>0,4105994009</text:p>
          </table:table-cell>
          <table:table-cell office:value-type="float" office:value="0.437567822613774" calcext:value-type="float">
            <text:p>0,4375678226</text:p>
          </table:table-cell>
          <table:table-cell office:value-type="float" office:value="6.68965614516494" calcext:value-type="float">
            <text:p>6,6896561452</text:p>
          </table:table-cell>
          <table:table-cell office:value-type="float" office:value="11.5068914717618" calcext:value-type="float">
            <text:p>11,5068914718</text:p>
          </table:table-cell>
          <table:table-cell office:value-type="float" office:value="8.07178139735429" calcext:value-type="float">
            <text:p>8,0717813974</text:p>
          </table:table-cell>
          <table:table-cell office:value-type="float" office:value="9.16024729477055" calcext:value-type="float">
            <text:p>9,1602472948</text:p>
          </table:table-cell>
          <table:table-cell office:value-type="float" office:value="0.219587367490708" calcext:value-type="float">
            <text:p>0,2195873675</text:p>
          </table:table-cell>
          <table:table-cell office:value-type="float" office:value="0.243318546583263" calcext:value-type="float">
            <text:p>0,2433185466</text:p>
          </table:table-cell>
          <table:table-cell office:value-type="float" office:value="0.228947631363225" calcext:value-type="float">
            <text:p>0,2289476314</text:p>
          </table:table-cell>
          <table:table-cell office:value-type="float" office:value="0.229670368973279" calcext:value-type="float">
            <text:p>0,229670369</text:p>
          </table:table-cell>
          <table:table-cell office:value-type="float" office:value="0.041900255329136" calcext:value-type="float">
            <text:p>0,0419002553</text:p>
          </table:table-cell>
          <table:table-cell office:value-type="float" office:value="0.0347601365029554" calcext:value-type="float">
            <text:p>0,0347601365</text:p>
          </table:table-cell>
          <table:table-cell office:value-type="float" office:value="0.0310954519215876" calcext:value-type="float">
            <text:p>0,0310954519</text:p>
          </table:table-cell>
          <table:table-cell office:value-type="float" office:value="0.0493768385681723" calcext:value-type="float">
            <text:p>0,0493768386</text:p>
          </table:table-cell>
          <table:table-cell table:number-columns-repeated="1007"/>
        </table:table-row>
        <table:table-row table:style-name="ro2">
          <table:table-cell office:value-type="float" office:value="76" calcext:value-type="float">
            <text:p>76</text:p>
          </table:table-cell>
          <table:table-cell office:value-type="float" office:value="0.392131109469554" calcext:value-type="float">
            <text:p>0,3921311095</text:p>
          </table:table-cell>
          <table:table-cell office:value-type="float" office:value="0.453505790461488" calcext:value-type="float">
            <text:p>0,4535057905</text:p>
          </table:table-cell>
          <table:table-cell office:value-type="float" office:value="0.408557887662798" calcext:value-type="float">
            <text:p>0,4085578877</text:p>
          </table:table-cell>
          <table:table-cell office:value-type="float" office:value="0.43404413075291" calcext:value-type="float">
            <text:p>0,4340441308</text:p>
          </table:table-cell>
          <table:table-cell office:value-type="float" office:value="6.70115442221559" calcext:value-type="float">
            <text:p>6,7011544222</text:p>
          </table:table-cell>
          <table:table-cell office:value-type="float" office:value="11.046667333108" calcext:value-type="float">
            <text:p>11,0466673331</text:p>
          </table:table-cell>
          <table:table-cell office:value-type="float" office:value="8.277050494344" calcext:value-type="float">
            <text:p>8,2770504943</text:p>
          </table:table-cell>
          <table:table-cell office:value-type="float" office:value="8.9544449486623" calcext:value-type="float">
            <text:p>8,9544449487</text:p>
          </table:table-cell>
          <table:table-cell office:value-type="float" office:value="0.21981526053212" calcext:value-type="float">
            <text:p>0,2198152605</text:p>
          </table:table-cell>
          <table:table-cell office:value-type="float" office:value="0.245215161435901" calcext:value-type="float">
            <text:p>0,2452151614</text:p>
          </table:table-cell>
          <table:table-cell office:value-type="float" office:value="0.229117460269322" calcext:value-type="float">
            <text:p>0,2291174603</text:p>
          </table:table-cell>
          <table:table-cell office:value-type="float" office:value="0.231539377680977" calcext:value-type="float">
            <text:p>0,2315393777</text:p>
          </table:table-cell>
          <table:table-cell office:value-type="float" office:value="0.0409327663411883" calcext:value-type="float">
            <text:p>0,0409327663</text:p>
          </table:table-cell>
          <table:table-cell office:value-type="float" office:value="0.034994871611423" calcext:value-type="float">
            <text:p>0,0349948716</text:p>
          </table:table-cell>
          <table:table-cell office:value-type="float" office:value="0.0313001102163164" calcext:value-type="float">
            <text:p>0,0313001102</text:p>
          </table:table-cell>
          <table:table-cell office:value-type="float" office:value="0.048019259994255" calcext:value-type="float">
            <text:p>0,04801926</text:p>
          </table:table-cell>
          <table:table-cell table:number-columns-repeated="1007"/>
        </table:table-row>
        <table:table-row table:style-name="ro2">
          <table:table-cell office:value-type="float" office:value="77" calcext:value-type="float">
            <text:p>77</text:p>
          </table:table-cell>
          <table:table-cell office:value-type="float" office:value="0.38677531337175" calcext:value-type="float">
            <text:p>0,3867753134</text:p>
          </table:table-cell>
          <table:table-cell office:value-type="float" office:value="0.449720013606041" calcext:value-type="float">
            <text:p>0,4497200136</text:p>
          </table:table-cell>
          <table:table-cell office:value-type="float" office:value="0.406691843844943" calcext:value-type="float">
            <text:p>0,4066918438</text:p>
          </table:table-cell>
          <table:table-cell office:value-type="float" office:value="0.425099791552868" calcext:value-type="float">
            <text:p>0,4250997916</text:p>
          </table:table-cell>
          <table:table-cell office:value-type="float" office:value="6.2316216636387" calcext:value-type="float">
            <text:p>6,2316216636</text:p>
          </table:table-cell>
          <table:table-cell office:value-type="float" office:value="10.3418575339175" calcext:value-type="float">
            <text:p>10,3418575339</text:p>
          </table:table-cell>
          <table:table-cell office:value-type="float" office:value="8.0353429323815" calcext:value-type="float">
            <text:p>8,0353429324</text:p>
          </table:table-cell>
          <table:table-cell office:value-type="float" office:value="8.0877864877764" calcext:value-type="float">
            <text:p>8,0877864878</text:p>
          </table:table-cell>
          <table:table-cell office:value-type="float" office:value="0.213949228067642" calcext:value-type="float">
            <text:p>0,2139492281</text:p>
          </table:table-cell>
          <table:table-cell office:value-type="float" office:value="0.2379383821945" calcext:value-type="float">
            <text:p>0,2379383822</text:p>
          </table:table-cell>
          <table:table-cell office:value-type="float" office:value="0.225053663011936" calcext:value-type="float">
            <text:p>0,225053663</text:p>
          </table:table-cell>
          <table:table-cell office:value-type="float" office:value="0.221919320254351" calcext:value-type="float">
            <text:p>0,2219193203</text:p>
          </table:table-cell>
          <table:table-cell office:value-type="float" office:value="0.0407639618447122" calcext:value-type="float">
            <text:p>0,0407639618</text:p>
          </table:table-cell>
          <table:table-cell office:value-type="float" office:value="0.033214909823234" calcext:value-type="float">
            <text:p>0,0332149098</text:p>
          </table:table-cell>
          <table:table-cell office:value-type="float" office:value="0.029350349243207" calcext:value-type="float">
            <text:p>0,0293503492</text:p>
          </table:table-cell>
          <table:table-cell office:value-type="float" office:value="0.0485272336612661" calcext:value-type="float">
            <text:p>0,0485272337</text:p>
          </table:table-cell>
          <table:table-cell table:number-columns-repeated="1007"/>
        </table:table-row>
        <table:table-row table:style-name="ro2">
          <table:table-cell office:value-type="float" office:value="78" calcext:value-type="float">
            <text:p>78</text:p>
          </table:table-cell>
          <table:table-cell office:value-type="float" office:value="0.392649653685642" calcext:value-type="float">
            <text:p>0,3926496537</text:p>
          </table:table-cell>
          <table:table-cell office:value-type="float" office:value="0.456752356311115" calcext:value-type="float">
            <text:p>0,4567523563</text:p>
          </table:table-cell>
          <table:table-cell office:value-type="float" office:value="0.408767273766798" calcext:value-type="float">
            <text:p>0,4087672738</text:p>
          </table:table-cell>
          <table:table-cell office:value-type="float" office:value="0.437477996876838" calcext:value-type="float">
            <text:p>0,4374779969</text:p>
          </table:table-cell>
          <table:table-cell office:value-type="float" office:value="6.65782069664656" calcext:value-type="float">
            <text:p>6,6578206966</text:p>
          </table:table-cell>
          <table:table-cell office:value-type="float" office:value="11.4001819918871" calcext:value-type="float">
            <text:p>11,4001819919</text:p>
          </table:table-cell>
          <table:table-cell office:value-type="float" office:value="8.33912185846206" calcext:value-type="float">
            <text:p>8,3391218585</text:p>
          </table:table-cell>
          <table:table-cell office:value-type="float" office:value="8.892576752251" calcext:value-type="float">
            <text:p>8,8925767523</text:p>
          </table:table-cell>
          <table:table-cell office:value-type="float" office:value="0.219574394204444" calcext:value-type="float">
            <text:p>0,2195743942</text:p>
          </table:table-cell>
          <table:table-cell office:value-type="float" office:value="0.243734737689621" calcext:value-type="float">
            <text:p>0,2437347377</text:p>
          </table:table-cell>
          <table:table-cell office:value-type="float" office:value="0.228449818727704" calcext:value-type="float">
            <text:p>0,2284498187</text:p>
          </table:table-cell>
          <table:table-cell office:value-type="float" office:value="0.23074307522761" calcext:value-type="float">
            <text:p>0,2307430752</text:p>
          </table:table-cell>
          <table:table-cell office:value-type="float" office:value="0.0394106673397544" calcext:value-type="float">
            <text:p>0,0394106673</text:p>
          </table:table-cell>
          <table:table-cell office:value-type="float" office:value="0.0347322641859929" calcext:value-type="float">
            <text:p>0,0347322642</text:p>
          </table:table-cell>
          <table:table-cell office:value-type="float" office:value="0.0297426646493492" calcext:value-type="float">
            <text:p>0,0297426646</text:p>
          </table:table-cell>
          <table:table-cell office:value-type="float" office:value="0.047730753342847" calcext:value-type="float">
            <text:p>0,0477307533</text:p>
          </table:table-cell>
          <table:table-cell table:number-columns-repeated="1007"/>
        </table:table-row>
        <table:table-row table:style-name="ro2">
          <table:table-cell office:value-type="float" office:value="79" calcext:value-type="float">
            <text:p>79</text:p>
          </table:table-cell>
          <table:table-cell office:value-type="float" office:value="0.396233203418639" calcext:value-type="float">
            <text:p>0,3962332034</text:p>
          </table:table-cell>
          <table:table-cell office:value-type="float" office:value="0.460608223801632" calcext:value-type="float">
            <text:p>0,4606082238</text:p>
          </table:table-cell>
          <table:table-cell office:value-type="float" office:value="0.411313699213181" calcext:value-type="float">
            <text:p>0,4113136992</text:p>
          </table:table-cell>
          <table:table-cell office:value-type="float" office:value="0.442418059996266" calcext:value-type="float">
            <text:p>0,44241806</text:p>
          </table:table-cell>
          <table:table-cell office:value-type="float" office:value="6.73959740675765" calcext:value-type="float">
            <text:p>6,7395974068</text:p>
          </table:table-cell>
          <table:table-cell office:value-type="float" office:value="11.2735284307355" calcext:value-type="float">
            <text:p>11,2735284307</text:p>
          </table:table-cell>
          <table:table-cell office:value-type="float" office:value="8.06651401086753" calcext:value-type="float">
            <text:p>8,0665140109</text:p>
          </table:table-cell>
          <table:table-cell office:value-type="float" office:value="9.29320584317214" calcext:value-type="float">
            <text:p>9,2932058432</text:p>
          </table:table-cell>
          <table:table-cell office:value-type="float" office:value="0.225788049911072" calcext:value-type="float">
            <text:p>0,2257880499</text:p>
          </table:table-cell>
          <table:table-cell office:value-type="float" office:value="0.257474321916328" calcext:value-type="float">
            <text:p>0,2574743219</text:p>
          </table:table-cell>
          <table:table-cell office:value-type="float" office:value="0.234461807096747" calcext:value-type="float">
            <text:p>0,2344618071</text:p>
          </table:table-cell>
          <table:table-cell office:value-type="float" office:value="0.244341798068624" calcext:value-type="float">
            <text:p>0,2443417981</text:p>
          </table:table-cell>
          <table:table-cell office:value-type="float" office:value="0.0402377875114137" calcext:value-type="float">
            <text:p>0,0402377875</text:p>
          </table:table-cell>
          <table:table-cell office:value-type="float" office:value="0.0370267180610632" calcext:value-type="float">
            <text:p>0,0370267181</text:p>
          </table:table-cell>
          <table:table-cell office:value-type="float" office:value="0.0308720824401152" calcext:value-type="float">
            <text:p>0,0308720824</text:p>
          </table:table-cell>
          <table:table-cell office:value-type="float" office:value="0.0496261341407931" calcext:value-type="float">
            <text:p>0,0496261341</text:p>
          </table:table-cell>
          <table:table-cell table:number-columns-repeated="1007"/>
        </table:table-row>
        <table:table-row table:style-name="ro2">
          <table:table-cell office:value-type="float" office:value="80" calcext:value-type="float">
            <text:p>80</text:p>
          </table:table-cell>
          <table:table-cell office:value-type="float" office:value="0.395615677580466" calcext:value-type="float">
            <text:p>0,3956156776</text:p>
          </table:table-cell>
          <table:table-cell office:value-type="float" office:value="0.458096771535928" calcext:value-type="float">
            <text:p>0,4580967715</text:p>
          </table:table-cell>
          <table:table-cell office:value-type="float" office:value="0.410341765355057" calcext:value-type="float">
            <text:p>0,4103417654</text:p>
          </table:table-cell>
          <table:table-cell office:value-type="float" office:value="0.441441462358293" calcext:value-type="float">
            <text:p>0,4414414624</text:p>
          </table:table-cell>
          <table:table-cell office:value-type="float" office:value="6.71729242445693" calcext:value-type="float">
            <text:p>6,7172924245</text:p>
          </table:table-cell>
          <table:table-cell office:value-type="float" office:value="10.9469704842785" calcext:value-type="float">
            <text:p>10,9469704843</text:p>
          </table:table-cell>
          <table:table-cell office:value-type="float" office:value="8.15532055812472" calcext:value-type="float">
            <text:p>8,1553205581</text:p>
          </table:table-cell>
          <table:table-cell office:value-type="float" office:value="9.08271676534898" calcext:value-type="float">
            <text:p>9,0827167653</text:p>
          </table:table-cell>
          <table:table-cell office:value-type="float" office:value="0.223538916844653" calcext:value-type="float">
            <text:p>0,2235389168</text:p>
          </table:table-cell>
          <table:table-cell office:value-type="float" office:value="0.247646500480223" calcext:value-type="float">
            <text:p>0,2476465005</text:p>
          </table:table-cell>
          <table:table-cell office:value-type="float" office:value="0.232083253202875" calcext:value-type="float">
            <text:p>0,2320832532</text:p>
          </table:table-cell>
          <table:table-cell office:value-type="float" office:value="0.234985758437508" calcext:value-type="float">
            <text:p>0,2349857584</text:p>
          </table:table-cell>
          <table:table-cell office:value-type="float" office:value="0.0404564130032638" calcext:value-type="float">
            <text:p>0,040456413</text:p>
          </table:table-cell>
          <table:table-cell office:value-type="float" office:value="0.038572870647124" calcext:value-type="float">
            <text:p>0,0385728706</text:p>
          </table:table-cell>
          <table:table-cell office:value-type="float" office:value="0.0312287050690573" calcext:value-type="float">
            <text:p>0,0312287051</text:p>
          </table:table-cell>
          <table:table-cell office:value-type="float" office:value="0.0510115613517086" calcext:value-type="float">
            <text:p>0,0510115614</text:p>
          </table:table-cell>
          <table:table-cell table:number-columns-repeated="1007"/>
        </table:table-row>
        <table:table-row table:style-name="ro2">
          <table:table-cell office:value-type="float" office:value="81" calcext:value-type="float">
            <text:p>81</text:p>
          </table:table-cell>
          <table:table-cell office:value-type="float" office:value="0.391042732821304" calcext:value-type="float">
            <text:p>0,3910427328</text:p>
          </table:table-cell>
          <table:table-cell office:value-type="float" office:value="0.45655354448093" calcext:value-type="float">
            <text:p>0,4565535445</text:p>
          </table:table-cell>
          <table:table-cell office:value-type="float" office:value="0.409305078922714" calcext:value-type="float">
            <text:p>0,4093050789</text:p>
          </table:table-cell>
          <table:table-cell office:value-type="float" office:value="0.433609437925802" calcext:value-type="float">
            <text:p>0,4336094379</text:p>
          </table:table-cell>
          <table:table-cell office:value-type="float" office:value="6.40487603990699" calcext:value-type="float">
            <text:p>6,4048760399</text:p>
          </table:table-cell>
          <table:table-cell office:value-type="float" office:value="11.135193847979" calcext:value-type="float">
            <text:p>11,135193848</text:p>
          </table:table-cell>
          <table:table-cell office:value-type="float" office:value="7.79178406195419" calcext:value-type="float">
            <text:p>7,791784062</text:p>
          </table:table-cell>
          <table:table-cell office:value-type="float" office:value="8.84458607215391" calcext:value-type="float">
            <text:p>8,8445860722</text:p>
          </table:table-cell>
          <table:table-cell office:value-type="float" office:value="0.221687369901501" calcext:value-type="float">
            <text:p>0,2216873699</text:p>
          </table:table-cell>
          <table:table-cell office:value-type="float" office:value="0.25457936322801" calcext:value-type="float">
            <text:p>0,2545793632</text:p>
          </table:table-cell>
          <table:table-cell office:value-type="float" office:value="0.232249762244198" calcext:value-type="float">
            <text:p>0,2322497622</text:p>
          </table:table-cell>
          <table:table-cell office:value-type="float" office:value="0.238569146415643" calcext:value-type="float">
            <text:p>0,2385691464</text:p>
          </table:table-cell>
          <table:table-cell office:value-type="float" office:value="0.0405722945574397" calcext:value-type="float">
            <text:p>0,0405722946</text:p>
          </table:table-cell>
          <table:table-cell office:value-type="float" office:value="0.0353045063692223" calcext:value-type="float">
            <text:p>0,0353045064</text:p>
          </table:table-cell>
          <table:table-cell office:value-type="float" office:value="0.0301293921047161" calcext:value-type="float">
            <text:p>0,0301293921</text:p>
          </table:table-cell>
          <table:table-cell office:value-type="float" office:value="0.049420242779529" calcext:value-type="float">
            <text:p>0,0494202428</text:p>
          </table:table-cell>
          <table:table-cell table:number-columns-repeated="1007"/>
        </table:table-row>
        <table:table-row table:style-name="ro2">
          <table:table-cell office:value-type="float" office:value="82" calcext:value-type="float">
            <text:p>82</text:p>
          </table:table-cell>
          <table:table-cell office:value-type="float" office:value="0.389596770250122" calcext:value-type="float">
            <text:p>0,3895967703</text:p>
          </table:table-cell>
          <table:table-cell office:value-type="float" office:value="0.453094429960581" calcext:value-type="float">
            <text:p>0,45309443</text:p>
          </table:table-cell>
          <table:table-cell office:value-type="float" office:value="0.403795598253648" calcext:value-type="float">
            <text:p>0,4037955983</text:p>
          </table:table-cell>
          <table:table-cell office:value-type="float" office:value="0.435337907528022" calcext:value-type="float">
            <text:p>0,4353379075</text:p>
          </table:table-cell>
          <table:table-cell office:value-type="float" office:value="6.51903014942527" calcext:value-type="float">
            <text:p>6,5190301494</text:p>
          </table:table-cell>
          <table:table-cell office:value-type="float" office:value="10.6076805047496" calcext:value-type="float">
            <text:p>10,6076805047</text:p>
          </table:table-cell>
          <table:table-cell office:value-type="float" office:value="7.8341015907909" calcext:value-type="float">
            <text:p>7,8341015908</text:p>
          </table:table-cell>
          <table:table-cell office:value-type="float" office:value="8.84046412751115" calcext:value-type="float">
            <text:p>8,8404641275</text:p>
          </table:table-cell>
          <table:table-cell office:value-type="float" office:value="0.218057442716289" calcext:value-type="float">
            <text:p>0,2180574427</text:p>
          </table:table-cell>
          <table:table-cell office:value-type="float" office:value="0.23978314125977" calcext:value-type="float">
            <text:p>0,2397831413</text:p>
          </table:table-cell>
          <table:table-cell office:value-type="float" office:value="0.226046066236448" calcext:value-type="float">
            <text:p>0,2260460662</text:p>
          </table:table-cell>
          <table:table-cell office:value-type="float" office:value="0.227993161376646" calcext:value-type="float">
            <text:p>0,2279931614</text:p>
          </table:table-cell>
          <table:table-cell office:value-type="float" office:value="0.0392105746874981" calcext:value-type="float">
            <text:p>0,0392105747</text:p>
          </table:table-cell>
          <table:table-cell office:value-type="float" office:value="0.0365065940288303" calcext:value-type="float">
            <text:p>0,036506594</text:p>
          </table:table-cell>
          <table:table-cell office:value-type="float" office:value="0.0299703180900265" calcext:value-type="float">
            <text:p>0,0299703181</text:p>
          </table:table-cell>
          <table:table-cell office:value-type="float" office:value="0.0490381340428351" calcext:value-type="float">
            <text:p>0,049038134</text:p>
          </table:table-cell>
          <table:table-cell table:number-columns-repeated="1007"/>
        </table:table-row>
        <table:table-row table:style-name="ro2">
          <table:table-cell office:value-type="float" office:value="83" calcext:value-type="float">
            <text:p>83</text:p>
          </table:table-cell>
          <table:table-cell office:value-type="float" office:value="0.388314723878607" calcext:value-type="float">
            <text:p>0,3883147239</text:p>
          </table:table-cell>
          <table:table-cell office:value-type="float" office:value="0.450745083994717" calcext:value-type="float">
            <text:p>0,450745084</text:p>
          </table:table-cell>
          <table:table-cell office:value-type="float" office:value="0.40269322334978" calcext:value-type="float">
            <text:p>0,4026932233</text:p>
          </table:table-cell>
          <table:table-cell office:value-type="float" office:value="0.433510400562873" calcext:value-type="float">
            <text:p>0,4335104006</text:p>
          </table:table-cell>
          <table:table-cell office:value-type="float" office:value="6.6388907736013" calcext:value-type="float">
            <text:p>6,6388907736</text:p>
          </table:table-cell>
          <table:table-cell office:value-type="float" office:value="10.7403019604222" calcext:value-type="float">
            <text:p>10,7403019604</text:p>
          </table:table-cell>
          <table:table-cell office:value-type="float" office:value="7.98589311326489" calcext:value-type="float">
            <text:p>7,9858931133</text:p>
          </table:table-cell>
          <table:table-cell office:value-type="float" office:value="9.03518823626355" calcext:value-type="float">
            <text:p>9,0351882363</text:p>
          </table:table-cell>
          <table:table-cell office:value-type="float" office:value="0.216031706672506" calcext:value-type="float">
            <text:p>0,2160317067</text:p>
          </table:table-cell>
          <table:table-cell office:value-type="float" office:value="0.236530628737284" calcext:value-type="float">
            <text:p>0,2365306287</text:p>
          </table:table-cell>
          <table:table-cell office:value-type="float" office:value="0.22371898003001" calcext:value-type="float">
            <text:p>0,22371898</text:p>
          </table:table-cell>
          <table:table-cell office:value-type="float" office:value="0.225251262799169" calcext:value-type="float">
            <text:p>0,2252512628</text:p>
          </table:table-cell>
          <table:table-cell office:value-type="float" office:value="0.0396967379718887" calcext:value-type="float">
            <text:p>0,039696738</text:p>
          </table:table-cell>
          <table:table-cell office:value-type="float" office:value="0.0368660327230863" calcext:value-type="float">
            <text:p>0,0368660327</text:p>
          </table:table-cell>
          <table:table-cell office:value-type="float" office:value="0.0305895025285766" calcext:value-type="float">
            <text:p>0,0305895025</text:p>
          </table:table-cell>
          <table:table-cell office:value-type="float" office:value="0.0492032626510554" calcext:value-type="float">
            <text:p>0,0492032627</text:p>
          </table:table-cell>
          <table:table-cell table:number-columns-repeated="1007"/>
        </table:table-row>
        <table:table-row table:style-name="ro2">
          <table:table-cell office:value-type="float" office:value="84" calcext:value-type="float">
            <text:p>84</text:p>
          </table:table-cell>
          <table:table-cell office:value-type="float" office:value="0.390411702379332" calcext:value-type="float">
            <text:p>0,3904117024</text:p>
          </table:table-cell>
          <table:table-cell office:value-type="float" office:value="0.455624674100673" calcext:value-type="float">
            <text:p>0,4556246741</text:p>
          </table:table-cell>
          <table:table-cell office:value-type="float" office:value="0.404426362816326" calcext:value-type="float">
            <text:p>0,4044263628</text:p>
          </table:table-cell>
          <table:table-cell office:value-type="float" office:value="0.440121790696901" calcext:value-type="float">
            <text:p>0,4401217907</text:p>
          </table:table-cell>
          <table:table-cell office:value-type="float" office:value="6.48150473864928" calcext:value-type="float">
            <text:p>6,4815047386</text:p>
          </table:table-cell>
          <table:table-cell office:value-type="float" office:value="10.4945792037349" calcext:value-type="float">
            <text:p>10,4945792037</text:p>
          </table:table-cell>
          <table:table-cell office:value-type="float" office:value="7.85111415030733" calcext:value-type="float">
            <text:p>7,8511141503</text:p>
          </table:table-cell>
          <table:table-cell office:value-type="float" office:value="8.9511901987422" calcext:value-type="float">
            <text:p>8,9511901987</text:p>
          </table:table-cell>
          <table:table-cell office:value-type="float" office:value="0.221491572094479" calcext:value-type="float">
            <text:p>0,2214915721</text:p>
          </table:table-cell>
          <table:table-cell office:value-type="float" office:value="0.246783476642214" calcext:value-type="float">
            <text:p>0,2467834766</text:p>
          </table:table-cell>
          <table:table-cell office:value-type="float" office:value="0.229581462197671" calcext:value-type="float">
            <text:p>0,2295814622</text:p>
          </table:table-cell>
          <table:table-cell office:value-type="float" office:value="0.23463015902327" calcext:value-type="float">
            <text:p>0,234630159</text:p>
          </table:table-cell>
          <table:table-cell office:value-type="float" office:value="0.0417664027723249" calcext:value-type="float">
            <text:p>0,0417664028</text:p>
          </table:table-cell>
          <table:table-cell office:value-type="float" office:value="0.0366027824557417" calcext:value-type="float">
            <text:p>0,0366027825</text:p>
          </table:table-cell>
          <table:table-cell office:value-type="float" office:value="0.0308257219213715" calcext:value-type="float">
            <text:p>0,0308257219</text:p>
          </table:table-cell>
          <table:table-cell office:value-type="float" office:value="0.0516064187159678" calcext:value-type="float">
            <text:p>0,0516064187</text:p>
          </table:table-cell>
          <table:table-cell table:number-columns-repeated="1007"/>
        </table:table-row>
        <table:table-row table:style-name="ro2">
          <table:table-cell office:value-type="float" office:value="85" calcext:value-type="float">
            <text:p>85</text:p>
          </table:table-cell>
          <table:table-cell office:value-type="float" office:value="0.389844445531746" calcext:value-type="float">
            <text:p>0,3898444455</text:p>
          </table:table-cell>
          <table:table-cell office:value-type="float" office:value="0.459418975721598" calcext:value-type="float">
            <text:p>0,4594189757</text:p>
          </table:table-cell>
          <table:table-cell office:value-type="float" office:value="0.406116429409297" calcext:value-type="float">
            <text:p>0,4061164294</text:p>
          </table:table-cell>
          <table:table-cell office:value-type="float" office:value="0.437845141769316" calcext:value-type="float">
            <text:p>0,4378451418</text:p>
          </table:table-cell>
          <table:table-cell office:value-type="float" office:value="6.54215264769223" calcext:value-type="float">
            <text:p>6,5421526477</text:p>
          </table:table-cell>
          <table:table-cell office:value-type="float" office:value="11.2623333182181" calcext:value-type="float">
            <text:p>11,2623333182</text:p>
          </table:table-cell>
          <table:table-cell office:value-type="float" office:value="8.13723047785074" calcext:value-type="float">
            <text:p>8,1372304779</text:p>
          </table:table-cell>
          <table:table-cell office:value-type="float" office:value="9.04714140045348" calcext:value-type="float">
            <text:p>9,0471414005</text:p>
          </table:table-cell>
          <table:table-cell office:value-type="float" office:value="0.217298123881444" calcext:value-type="float">
            <text:p>0,2172981239</text:p>
          </table:table-cell>
          <table:table-cell office:value-type="float" office:value="0.253585047593908" calcext:value-type="float">
            <text:p>0,2535850476</text:p>
          </table:table-cell>
          <table:table-cell office:value-type="float" office:value="0.226945886954542" calcext:value-type="float">
            <text:p>0,226945887</text:p>
          </table:table-cell>
          <table:table-cell office:value-type="float" office:value="0.238647054545052" calcext:value-type="float">
            <text:p>0,2386470545</text:p>
          </table:table-cell>
          <table:table-cell office:value-type="float" office:value="0.0391251975876162" calcext:value-type="float">
            <text:p>0,0391251976</text:p>
          </table:table-cell>
          <table:table-cell office:value-type="float" office:value="0.0348366652663413" calcext:value-type="float">
            <text:p>0,0348366653</text:p>
          </table:table-cell>
          <table:table-cell office:value-type="float" office:value="0.029282969775298" calcext:value-type="float">
            <text:p>0,0292829698</text:p>
          </table:table-cell>
          <table:table-cell office:value-type="float" office:value="0.0481467380357677" calcext:value-type="float">
            <text:p>0,048146738</text:p>
          </table:table-cell>
          <table:table-cell table:number-columns-repeated="1007"/>
        </table:table-row>
        <table:table-row table:style-name="ro2">
          <table:table-cell office:value-type="float" office:value="86" calcext:value-type="float">
            <text:p>86</text:p>
          </table:table-cell>
          <table:table-cell office:value-type="float" office:value="0.388230212906281" calcext:value-type="float">
            <text:p>0,3882302129</text:p>
          </table:table-cell>
          <table:table-cell office:value-type="float" office:value="0.456633784617566" calcext:value-type="float">
            <text:p>0,4566337846</text:p>
          </table:table-cell>
          <table:table-cell office:value-type="float" office:value="0.401458988007137" calcext:value-type="float">
            <text:p>0,401458988</text:p>
          </table:table-cell>
          <table:table-cell office:value-type="float" office:value="0.439937672118391" calcext:value-type="float">
            <text:p>0,4399376721</text:p>
          </table:table-cell>
          <table:table-cell office:value-type="float" office:value="6.35069541175786" calcext:value-type="float">
            <text:p>6,3506954118</text:p>
          </table:table-cell>
          <table:table-cell office:value-type="float" office:value="10.6798155054157" calcext:value-type="float">
            <text:p>10,6798155054</text:p>
          </table:table-cell>
          <table:table-cell office:value-type="float" office:value="7.73666492118663" calcext:value-type="float">
            <text:p>7,7366649212</text:p>
          </table:table-cell>
          <table:table-cell office:value-type="float" office:value="8.78648994850472" calcext:value-type="float">
            <text:p>8,7864899485</text:p>
          </table:table-cell>
          <table:table-cell office:value-type="float" office:value="0.223639291391529" calcext:value-type="float">
            <text:p>0,2236392914</text:p>
          </table:table-cell>
          <table:table-cell office:value-type="float" office:value="0.251766652023796" calcext:value-type="float">
            <text:p>0,251766652</text:p>
          </table:table-cell>
          <table:table-cell office:value-type="float" office:value="0.231388812734757" calcext:value-type="float">
            <text:p>0,2313888127</text:p>
          </table:table-cell>
          <table:table-cell office:value-type="float" office:value="0.240036757476376" calcext:value-type="float">
            <text:p>0,2400367575</text:p>
          </table:table-cell>
          <table:table-cell office:value-type="float" office:value="0.042476181830767" calcext:value-type="float">
            <text:p>0,0424761818</text:p>
          </table:table-cell>
          <table:table-cell office:value-type="float" office:value="0.0397077777005784" calcext:value-type="float">
            <text:p>0,0397077777</text:p>
          </table:table-cell>
          <table:table-cell office:value-type="float" office:value="0.0332708267163165" calcext:value-type="float">
            <text:p>0,0332708267</text:p>
          </table:table-cell>
          <table:table-cell office:value-type="float" office:value="0.0522138830354095" calcext:value-type="float">
            <text:p>0,052213883</text:p>
          </table:table-cell>
          <table:table-cell table:number-columns-repeated="1007"/>
        </table:table-row>
        <table:table-row table:style-name="ro2">
          <table:table-cell office:value-type="float" office:value="87" calcext:value-type="float">
            <text:p>87</text:p>
          </table:table-cell>
          <table:table-cell office:value-type="float" office:value="0.390464680320951" calcext:value-type="float">
            <text:p>0,3904646803</text:p>
          </table:table-cell>
          <table:table-cell office:value-type="float" office:value="0.455620573910518" calcext:value-type="float">
            <text:p>0,4556205739</text:p>
          </table:table-cell>
          <table:table-cell office:value-type="float" office:value="0.404508709660547" calcext:value-type="float">
            <text:p>0,4045087097</text:p>
          </table:table-cell>
          <table:table-cell office:value-type="float" office:value="0.437018074322558" calcext:value-type="float">
            <text:p>0,4370180743</text:p>
          </table:table-cell>
          <table:table-cell office:value-type="float" office:value="6.49736754717868" calcext:value-type="float">
            <text:p>6,4973675472</text:p>
          </table:table-cell>
          <table:table-cell office:value-type="float" office:value="10.4174783198034" calcext:value-type="float">
            <text:p>10,4174783198</text:p>
          </table:table-cell>
          <table:table-cell office:value-type="float" office:value="7.67676760414282" calcext:value-type="float">
            <text:p>7,6767676041</text:p>
          </table:table-cell>
          <table:table-cell office:value-type="float" office:value="8.81443874410828" calcext:value-type="float">
            <text:p>8,8144387441</text:p>
          </table:table-cell>
          <table:table-cell office:value-type="float" office:value="0.226241363997738" calcext:value-type="float">
            <text:p>0,226241364</text:p>
          </table:table-cell>
          <table:table-cell office:value-type="float" office:value="0.251984578737276" calcext:value-type="float">
            <text:p>0,2519845787</text:p>
          </table:table-cell>
          <table:table-cell office:value-type="float" office:value="0.234012567811671" calcext:value-type="float">
            <text:p>0,2340125678</text:p>
          </table:table-cell>
          <table:table-cell office:value-type="float" office:value="0.240292213747016" calcext:value-type="float">
            <text:p>0,2402922137</text:p>
          </table:table-cell>
          <table:table-cell office:value-type="float" office:value="0.038650122427148" calcext:value-type="float">
            <text:p>0,0386501224</text:p>
          </table:table-cell>
          <table:table-cell office:value-type="float" office:value="0.0363068604944385" calcext:value-type="float">
            <text:p>0,0363068605</text:p>
          </table:table-cell>
          <table:table-cell office:value-type="float" office:value="0.0301908538286415" calcext:value-type="float">
            <text:p>0,0301908538</text:p>
          </table:table-cell>
          <table:table-cell office:value-type="float" office:value="0.0478429891023013" calcext:value-type="float">
            <text:p>0,0478429891</text:p>
          </table:table-cell>
          <table:table-cell table:number-columns-repeated="1007"/>
        </table:table-row>
        <table:table-row table:style-name="ro2">
          <table:table-cell office:value-type="float" office:value="88" calcext:value-type="float">
            <text:p>88</text:p>
          </table:table-cell>
          <table:table-cell office:value-type="float" office:value="0.394973111465272" calcext:value-type="float">
            <text:p>0,3949731115</text:p>
          </table:table-cell>
          <table:table-cell office:value-type="float" office:value="0.463649709472302" calcext:value-type="float">
            <text:p>0,4636497095</text:p>
          </table:table-cell>
          <table:table-cell office:value-type="float" office:value="0.409568025903915" calcext:value-type="float">
            <text:p>0,4095680259</text:p>
          </table:table-cell>
          <table:table-cell office:value-type="float" office:value="0.443845517026049" calcext:value-type="float">
            <text:p>0,443845517</text:p>
          </table:table-cell>
          <table:table-cell office:value-type="float" office:value="6.49849097095414" calcext:value-type="float">
            <text:p>6,498490971</text:p>
          </table:table-cell>
          <table:table-cell office:value-type="float" office:value="10.7295414215851" calcext:value-type="float">
            <text:p>10,7295414216</text:p>
          </table:table-cell>
          <table:table-cell office:value-type="float" office:value="7.88497490047349" calcext:value-type="float">
            <text:p>7,8849749005</text:p>
          </table:table-cell>
          <table:table-cell office:value-type="float" office:value="9.22039772171838" calcext:value-type="float">
            <text:p>9,2203977217</text:p>
          </table:table-cell>
          <table:table-cell office:value-type="float" office:value="0.234192546385474" calcext:value-type="float">
            <text:p>0,2341925464</text:p>
          </table:table-cell>
          <table:table-cell office:value-type="float" office:value="0.273360225847651" calcext:value-type="float">
            <text:p>0,2733602258</text:p>
          </table:table-cell>
          <table:table-cell office:value-type="float" office:value="0.242453109401113" calcext:value-type="float">
            <text:p>0,2424531094</text:p>
          </table:table-cell>
          <table:table-cell office:value-type="float" office:value="0.26030643248258" calcext:value-type="float">
            <text:p>0,2603064325</text:p>
          </table:table-cell>
          <table:table-cell office:value-type="float" office:value="0.0393005851683974" calcext:value-type="float">
            <text:p>0,0393005852</text:p>
          </table:table-cell>
          <table:table-cell office:value-type="float" office:value="0.0349705228609886" calcext:value-type="float">
            <text:p>0,0349705229</text:p>
          </table:table-cell>
          <table:table-cell office:value-type="float" office:value="0.0299032112206398" calcext:value-type="float">
            <text:p>0,0299032112</text:p>
          </table:table-cell>
          <table:table-cell office:value-type="float" office:value="0.0479010396349794" calcext:value-type="float">
            <text:p>0,0479010396</text:p>
          </table:table-cell>
          <table:table-cell table:number-columns-repeated="1007"/>
        </table:table-row>
        <table:table-row table:style-name="ro2">
          <table:table-cell office:value-type="float" office:value="89" calcext:value-type="float">
            <text:p>89</text:p>
          </table:table-cell>
          <table:table-cell office:value-type="float" office:value="0.387851017811053" calcext:value-type="float">
            <text:p>0,3878510178</text:p>
          </table:table-cell>
          <table:table-cell office:value-type="float" office:value="0.46194936332029" calcext:value-type="float">
            <text:p>0,4619493633</text:p>
          </table:table-cell>
          <table:table-cell office:value-type="float" office:value="0.405575975459451" calcext:value-type="float">
            <text:p>0,4055759755</text:p>
          </table:table-cell>
          <table:table-cell office:value-type="float" office:value="0.437614833255675" calcext:value-type="float">
            <text:p>0,4376148333</text:p>
          </table:table-cell>
          <table:table-cell office:value-type="float" office:value="6.25544762270358" calcext:value-type="float">
            <text:p>6,2554476227</text:p>
          </table:table-cell>
          <table:table-cell office:value-type="float" office:value="10.2330374384849" calcext:value-type="float">
            <text:p>10,2330374385</text:p>
          </table:table-cell>
          <table:table-cell office:value-type="float" office:value="7.42313761003268" calcext:value-type="float">
            <text:p>7,42313761</text:p>
          </table:table-cell>
          <table:table-cell office:value-type="float" office:value="8.3300211475306" calcext:value-type="float">
            <text:p>8,3300211475</text:p>
          </table:table-cell>
          <table:table-cell office:value-type="float" office:value="0.233234768459216" calcext:value-type="float">
            <text:p>0,2332347685</text:p>
          </table:table-cell>
          <table:table-cell office:value-type="float" office:value="0.277654754998372" calcext:value-type="float">
            <text:p>0,277654755</text:p>
          </table:table-cell>
          <table:table-cell office:value-type="float" office:value="0.243943215650969" calcext:value-type="float">
            <text:p>0,2439432157</text:p>
          </table:table-cell>
          <table:table-cell office:value-type="float" office:value="0.260566897141039" calcext:value-type="float">
            <text:p>0,2605668971</text:p>
          </table:table-cell>
          <table:table-cell office:value-type="float" office:value="0.0437941133909113" calcext:value-type="float">
            <text:p>0,0437941134</text:p>
          </table:table-cell>
          <table:table-cell office:value-type="float" office:value="0.0379648954752718" calcext:value-type="float">
            <text:p>0,0379648955</text:p>
          </table:table-cell>
          <table:table-cell office:value-type="float" office:value="0.0318015992305703" calcext:value-type="float">
            <text:p>0,0318015992</text:p>
          </table:table-cell>
          <table:table-cell office:value-type="float" office:value="0.0544008283501975" calcext:value-type="float">
            <text:p>0,0544008284</text:p>
          </table:table-cell>
          <table:table-cell table:number-columns-repeated="1007"/>
        </table:table-row>
        <table:table-row table:style-name="ro2">
          <table:table-cell office:value-type="float" office:value="90" calcext:value-type="float">
            <text:p>90</text:p>
          </table:table-cell>
          <table:table-cell office:value-type="float" office:value="0.39040005566109" calcext:value-type="float">
            <text:p>0,3904000557</text:p>
          </table:table-cell>
          <table:table-cell office:value-type="float" office:value="0.457374784241421" calcext:value-type="float">
            <text:p>0,4573747842</text:p>
          </table:table-cell>
          <table:table-cell office:value-type="float" office:value="0.404851788698789" calcext:value-type="float">
            <text:p>0,4048517887</text:p>
          </table:table-cell>
          <table:table-cell office:value-type="float" office:value="0.438717043003233" calcext:value-type="float">
            <text:p>0,438717043</text:p>
          </table:table-cell>
          <table:table-cell office:value-type="float" office:value="6.43607146832731" calcext:value-type="float">
            <text:p>6,4360714683</text:p>
          </table:table-cell>
          <table:table-cell office:value-type="float" office:value="11.224114089409" calcext:value-type="float">
            <text:p>11,2241140894</text:p>
          </table:table-cell>
          <table:table-cell office:value-type="float" office:value="7.87522997705405" calcext:value-type="float">
            <text:p>7,8752299771</text:p>
          </table:table-cell>
          <table:table-cell office:value-type="float" office:value="9.44697723488207" calcext:value-type="float">
            <text:p>9,4469772349</text:p>
          </table:table-cell>
          <table:table-cell office:value-type="float" office:value="0.233151278994643" calcext:value-type="float">
            <text:p>0,233151279</text:p>
          </table:table-cell>
          <table:table-cell office:value-type="float" office:value="0.271904120083324" calcext:value-type="float">
            <text:p>0,2719041201</text:p>
          </table:table-cell>
          <table:table-cell office:value-type="float" office:value="0.241312294606036" calcext:value-type="float">
            <text:p>0,2413122946</text:p>
          </table:table-cell>
          <table:table-cell office:value-type="float" office:value="0.25885116907937" calcext:value-type="float">
            <text:p>0,2588511691</text:p>
          </table:table-cell>
          <table:table-cell office:value-type="float" office:value="0.038627279568063" calcext:value-type="float">
            <text:p>0,0386272796</text:p>
          </table:table-cell>
          <table:table-cell office:value-type="float" office:value="0.0344906851004496" calcext:value-type="float">
            <text:p>0,0344906851</text:p>
          </table:table-cell>
          <table:table-cell office:value-type="float" office:value="0.0298200818344601" calcext:value-type="float">
            <text:p>0,0298200818</text:p>
          </table:table-cell>
          <table:table-cell office:value-type="float" office:value="0.046759422594505" calcext:value-type="float">
            <text:p>0,0467594226</text:p>
          </table:table-cell>
          <table:table-cell table:number-columns-repeated="1007"/>
        </table:table-row>
        <table:table-row table:style-name="ro2">
          <table:table-cell office:value-type="float" office:value="91" calcext:value-type="float">
            <text:p>91</text:p>
          </table:table-cell>
          <table:table-cell office:value-type="float" office:value="0.387202350421145" calcext:value-type="float">
            <text:p>0,3872023504</text:p>
          </table:table-cell>
          <table:table-cell office:value-type="float" office:value="0.450298433644849" calcext:value-type="float">
            <text:p>0,4502984336</text:p>
          </table:table-cell>
          <table:table-cell office:value-type="float" office:value="0.400720902980054" calcext:value-type="float">
            <text:p>0,400720903</text:p>
          </table:table-cell>
          <table:table-cell office:value-type="float" office:value="0.433533518407045" calcext:value-type="float">
            <text:p>0,4335335184</text:p>
          </table:table-cell>
          <table:table-cell office:value-type="float" office:value="6.4551210192195" calcext:value-type="float">
            <text:p>6,4551210192</text:p>
          </table:table-cell>
          <table:table-cell office:value-type="float" office:value="10.744258141035" calcext:value-type="float">
            <text:p>10,744258141</text:p>
          </table:table-cell>
          <table:table-cell office:value-type="float" office:value="8.00763142948236" calcext:value-type="float">
            <text:p>8,0076314295</text:p>
          </table:table-cell>
          <table:table-cell office:value-type="float" office:value="9.15137221207858" calcext:value-type="float">
            <text:p>9,1513722121</text:p>
          </table:table-cell>
          <table:table-cell office:value-type="float" office:value="0.22388679502358" calcext:value-type="float">
            <text:p>0,223886795</text:p>
          </table:table-cell>
          <table:table-cell office:value-type="float" office:value="0.259419793681094" calcext:value-type="float">
            <text:p>0,2594197937</text:p>
          </table:table-cell>
          <table:table-cell office:value-type="float" office:value="0.231489401476126" calcext:value-type="float">
            <text:p>0,2314894015</text:p>
          </table:table-cell>
          <table:table-cell office:value-type="float" office:value="0.247355617620548" calcext:value-type="float">
            <text:p>0,2473556176</text:p>
          </table:table-cell>
          <table:table-cell office:value-type="float" office:value="0.0390656940034578" calcext:value-type="float">
            <text:p>0,039065694</text:p>
          </table:table-cell>
          <table:table-cell office:value-type="float" office:value="0.0376067249016221" calcext:value-type="float">
            <text:p>0,0376067249</text:p>
          </table:table-cell>
          <table:table-cell office:value-type="float" office:value="0.0307856060808926" calcext:value-type="float">
            <text:p>0,0307856061</text:p>
          </table:table-cell>
          <table:table-cell office:value-type="float" office:value="0.049015459183563" calcext:value-type="float">
            <text:p>0,0490154592</text:p>
          </table:table-cell>
          <table:table-cell table:number-columns-repeated="1007"/>
        </table:table-row>
        <table:table-row table:style-name="ro2">
          <table:table-cell office:value-type="float" office:value="92" calcext:value-type="float">
            <text:p>92</text:p>
          </table:table-cell>
          <table:table-cell office:value-type="float" office:value="0.382896217671251" calcext:value-type="float">
            <text:p>0,3828962177</text:p>
          </table:table-cell>
          <table:table-cell office:value-type="float" office:value="0.443547268342046" calcext:value-type="float">
            <text:p>0,4435472683</text:p>
          </table:table-cell>
          <table:table-cell office:value-type="float" office:value="0.395041400530055" calcext:value-type="float">
            <text:p>0,3950414005</text:p>
          </table:table-cell>
          <table:table-cell office:value-type="float" office:value="0.429745714559961" calcext:value-type="float">
            <text:p>0,4297457146</text:p>
          </table:table-cell>
          <table:table-cell office:value-type="float" office:value="6.28316058381792" calcext:value-type="float">
            <text:p>6,2831605838</text:p>
          </table:table-cell>
          <table:table-cell office:value-type="float" office:value="10.5165068669611" calcext:value-type="float">
            <text:p>10,516506867</text:p>
          </table:table-cell>
          <table:table-cell office:value-type="float" office:value="7.34551621734246" calcext:value-type="float">
            <text:p>7,3455162173</text:p>
          </table:table-cell>
          <table:table-cell office:value-type="float" office:value="9.28331756410504" calcext:value-type="float">
            <text:p>9,2833175641</text:p>
          </table:table-cell>
          <table:table-cell office:value-type="float" office:value="0.227106807315377" calcext:value-type="float">
            <text:p>0,2271068073</text:p>
          </table:table-cell>
          <table:table-cell office:value-type="float" office:value="0.256784971920451" calcext:value-type="float">
            <text:p>0,2567849719</text:p>
          </table:table-cell>
          <table:table-cell office:value-type="float" office:value="0.234439613909722" calcext:value-type="float">
            <text:p>0,2344396139</text:p>
          </table:table-cell>
          <table:table-cell office:value-type="float" office:value="0.245390244042123" calcext:value-type="float">
            <text:p>0,245390244</text:p>
          </table:table-cell>
          <table:table-cell office:value-type="float" office:value="0.0413469300876351" calcext:value-type="float">
            <text:p>0,0413469301</text:p>
          </table:table-cell>
          <table:table-cell office:value-type="float" office:value="0.0386018176579665" calcext:value-type="float">
            <text:p>0,0386018177</text:p>
          </table:table-cell>
          <table:table-cell office:value-type="float" office:value="0.0326136238512852" calcext:value-type="float">
            <text:p>0,0326136239</text:p>
          </table:table-cell>
          <table:table-cell office:value-type="float" office:value="0.0507268140702144" calcext:value-type="float">
            <text:p>0,0507268141</text:p>
          </table:table-cell>
          <table:table-cell table:number-columns-repeated="1007"/>
        </table:table-row>
        <table:table-row table:style-name="ro2">
          <table:table-cell office:value-type="float" office:value="93" calcext:value-type="float">
            <text:p>93</text:p>
          </table:table-cell>
          <table:table-cell office:value-type="float" office:value="0.379513450620853" calcext:value-type="float">
            <text:p>0,3795134506</text:p>
          </table:table-cell>
          <table:table-cell office:value-type="float" office:value="0.445196796590477" calcext:value-type="float">
            <text:p>0,4451967966</text:p>
          </table:table-cell>
          <table:table-cell office:value-type="float" office:value="0.394200088895672" calcext:value-type="float">
            <text:p>0,3942000889</text:p>
          </table:table-cell>
          <table:table-cell office:value-type="float" office:value="0.425881381228276" calcext:value-type="float">
            <text:p>0,4258813812</text:p>
          </table:table-cell>
          <table:table-cell office:value-type="float" office:value="6.34264649114483" calcext:value-type="float">
            <text:p>6,3426464911</text:p>
          </table:table-cell>
          <table:table-cell office:value-type="float" office:value="10.8423255054149" calcext:value-type="float">
            <text:p>10,8423255054</text:p>
          </table:table-cell>
          <table:table-cell office:value-type="float" office:value="7.63014759906422" calcext:value-type="float">
            <text:p>7,6301475991</text:p>
          </table:table-cell>
          <table:table-cell office:value-type="float" office:value="8.75169933697771" calcext:value-type="float">
            <text:p>8,751699337</text:p>
          </table:table-cell>
          <table:table-cell office:value-type="float" office:value="0.222647907072211" calcext:value-type="float">
            <text:p>0,2226479071</text:p>
          </table:table-cell>
          <table:table-cell office:value-type="float" office:value="0.252476258691947" calcext:value-type="float">
            <text:p>0,2524762587</text:p>
          </table:table-cell>
          <table:table-cell office:value-type="float" office:value="0.23176736220285" calcext:value-type="float">
            <text:p>0,2317673622</text:p>
          </table:table-cell>
          <table:table-cell office:value-type="float" office:value="0.238372345975301" calcext:value-type="float">
            <text:p>0,238372346</text:p>
          </table:table-cell>
          <table:table-cell office:value-type="float" office:value="0.0429018275081762" calcext:value-type="float">
            <text:p>0,0429018275</text:p>
          </table:table-cell>
          <table:table-cell office:value-type="float" office:value="0.0397157494128938" calcext:value-type="float">
            <text:p>0,0397157494</text:p>
          </table:table-cell>
          <table:table-cell office:value-type="float" office:value="0.033002610294615" calcext:value-type="float">
            <text:p>0,0330026103</text:p>
          </table:table-cell>
          <table:table-cell office:value-type="float" office:value="0.0533950933386699" calcext:value-type="float">
            <text:p>0,0533950933</text:p>
          </table:table-cell>
          <table:table-cell table:number-columns-repeated="1007"/>
        </table:table-row>
        <table:table-row table:style-name="ro2">
          <table:table-cell office:value-type="float" office:value="94" calcext:value-type="float">
            <text:p>94</text:p>
          </table:table-cell>
          <table:table-cell office:value-type="float" office:value="0.386034367663796" calcext:value-type="float">
            <text:p>0,3860343677</text:p>
          </table:table-cell>
          <table:table-cell office:value-type="float" office:value="0.444929283729863" calcext:value-type="float">
            <text:p>0,4449292837</text:p>
          </table:table-cell>
          <table:table-cell office:value-type="float" office:value="0.396926658225358" calcext:value-type="float">
            <text:p>0,3969266582</text:p>
          </table:table-cell>
          <table:table-cell office:value-type="float" office:value="0.434494021576204" calcext:value-type="float">
            <text:p>0,4344940216</text:p>
          </table:table-cell>
          <table:table-cell office:value-type="float" office:value="6.4754193641365" calcext:value-type="float">
            <text:p>6,4754193641</text:p>
          </table:table-cell>
          <table:table-cell office:value-type="float" office:value="10.1037331145246" calcext:value-type="float">
            <text:p>10,1037331145</text:p>
          </table:table-cell>
          <table:table-cell office:value-type="float" office:value="7.31486581809082" calcext:value-type="float">
            <text:p>7,3148658181</text:p>
          </table:table-cell>
          <table:table-cell office:value-type="float" office:value="8.75113333845472" calcext:value-type="float">
            <text:p>8,7511333385</text:p>
          </table:table-cell>
          <table:table-cell office:value-type="float" office:value="0.223618214971364" calcext:value-type="float">
            <text:p>0,223618215</text:p>
          </table:table-cell>
          <table:table-cell office:value-type="float" office:value="0.249257378059342" calcext:value-type="float">
            <text:p>0,2492573781</text:p>
          </table:table-cell>
          <table:table-cell office:value-type="float" office:value="0.230343797355216" calcext:value-type="float">
            <text:p>0,2303437974</text:p>
          </table:table-cell>
          <table:table-cell office:value-type="float" office:value="0.238920384473683" calcext:value-type="float">
            <text:p>0,2389203845</text:p>
          </table:table-cell>
          <table:table-cell office:value-type="float" office:value="0.0418819647479584" calcext:value-type="float">
            <text:p>0,0418819647</text:p>
          </table:table-cell>
          <table:table-cell office:value-type="float" office:value="0.0390173160854644" calcext:value-type="float">
            <text:p>0,0390173161</text:p>
          </table:table-cell>
          <table:table-cell office:value-type="float" office:value="0.0330289093558581" calcext:value-type="float">
            <text:p>0,0330289094</text:p>
          </table:table-cell>
          <table:table-cell office:value-type="float" office:value="0.0513427814821166" calcext:value-type="float">
            <text:p>0,0513427815</text:p>
          </table:table-cell>
          <table:table-cell table:number-columns-repeated="1007"/>
        </table:table-row>
        <table:table-row table:style-name="ro2">
          <table:table-cell office:value-type="float" office:value="95" calcext:value-type="float">
            <text:p>95</text:p>
          </table:table-cell>
          <table:table-cell office:value-type="float" office:value="0.386165050111172" calcext:value-type="float">
            <text:p>0,3861650501</text:p>
          </table:table-cell>
          <table:table-cell office:value-type="float" office:value="0.452784420291688" calcext:value-type="float">
            <text:p>0,4527844203</text:p>
          </table:table-cell>
          <table:table-cell office:value-type="float" office:value="0.397807807465865" calcext:value-type="float">
            <text:p>0,3978078075</text:p>
          </table:table-cell>
          <table:table-cell office:value-type="float" office:value="0.439421869453589" calcext:value-type="float">
            <text:p>0,4394218695</text:p>
          </table:table-cell>
          <table:table-cell office:value-type="float" office:value="6.69903272025416" calcext:value-type="float">
            <text:p>6,6990327203</text:p>
          </table:table-cell>
          <table:table-cell office:value-type="float" office:value="10.8981324174322" calcext:value-type="float">
            <text:p>10,8981324174</text:p>
          </table:table-cell>
          <table:table-cell office:value-type="float" office:value="7.96207887726068" calcext:value-type="float">
            <text:p>7,9620788773</text:p>
          </table:table-cell>
          <table:table-cell office:value-type="float" office:value="9.53390965881597" calcext:value-type="float">
            <text:p>9,5339096588</text:p>
          </table:table-cell>
          <table:table-cell office:value-type="float" office:value="0.224750289008865" calcext:value-type="float">
            <text:p>0,224750289</text:p>
          </table:table-cell>
          <table:table-cell office:value-type="float" office:value="0.252536725414062" calcext:value-type="float">
            <text:p>0,2525367254</text:p>
          </table:table-cell>
          <table:table-cell office:value-type="float" office:value="0.231516022696151" calcext:value-type="float">
            <text:p>0,2315160227</text:p>
          </table:table-cell>
          <table:table-cell office:value-type="float" office:value="0.242006604774605" calcext:value-type="float">
            <text:p>0,2420066048</text:p>
          </table:table-cell>
          <table:table-cell office:value-type="float" office:value="0.0411882031690808" calcext:value-type="float">
            <text:p>0,0411882032</text:p>
          </table:table-cell>
          <table:table-cell office:value-type="float" office:value="0.0403580573310444" calcext:value-type="float">
            <text:p>0,0403580573</text:p>
          </table:table-cell>
          <table:table-cell office:value-type="float" office:value="0.0327726083604956" calcext:value-type="float">
            <text:p>0,0327726084</text:p>
          </table:table-cell>
          <table:table-cell office:value-type="float" office:value="0.0520489326952209" calcext:value-type="float">
            <text:p>0,0520489327</text:p>
          </table:table-cell>
          <table:table-cell table:number-columns-repeated="1007"/>
        </table:table-row>
        <table:table-row table:style-name="ro2">
          <table:table-cell office:value-type="float" office:value="96" calcext:value-type="float">
            <text:p>96</text:p>
          </table:table-cell>
          <table:table-cell office:value-type="float" office:value="0.384048048477693" calcext:value-type="float">
            <text:p>0,3840480485</text:p>
          </table:table-cell>
          <table:table-cell office:value-type="float" office:value="0.453239112510482" calcext:value-type="float">
            <text:p>0,4532391125</text:p>
          </table:table-cell>
          <table:table-cell office:value-type="float" office:value="0.394796571197847" calcext:value-type="float">
            <text:p>0,3947965712</text:p>
          </table:table-cell>
          <table:table-cell office:value-type="float" office:value="0.439737938909017" calcext:value-type="float">
            <text:p>0,4397379389</text:p>
          </table:table-cell>
          <table:table-cell office:value-type="float" office:value="6.53310863038154" calcext:value-type="float">
            <text:p>6,5331086304</text:p>
          </table:table-cell>
          <table:table-cell office:value-type="float" office:value="11.0491162867296" calcext:value-type="float">
            <text:p>11,0491162867</text:p>
          </table:table-cell>
          <table:table-cell office:value-type="float" office:value="7.65340559977319" calcext:value-type="float">
            <text:p>7,6534055998</text:p>
          </table:table-cell>
          <table:table-cell office:value-type="float" office:value="9.84575920923014" calcext:value-type="float">
            <text:p>9,8457592092</text:p>
          </table:table-cell>
          <table:table-cell office:value-type="float" office:value="0.221625980128537" calcext:value-type="float">
            <text:p>0,2216259801</text:p>
          </table:table-cell>
          <table:table-cell office:value-type="float" office:value="0.251528856989989" calcext:value-type="float">
            <text:p>0,251528857</text:p>
          </table:table-cell>
          <table:table-cell office:value-type="float" office:value="0.228946961445881" calcext:value-type="float">
            <text:p>0,2289469614</text:p>
          </table:table-cell>
          <table:table-cell office:value-type="float" office:value="0.240010473761721" calcext:value-type="float">
            <text:p>0,2400104738</text:p>
          </table:table-cell>
          <table:table-cell office:value-type="float" office:value="0.0404666794814709" calcext:value-type="float">
            <text:p>0,0404666795</text:p>
          </table:table-cell>
          <table:table-cell office:value-type="float" office:value="0.0398532290174236" calcext:value-type="float">
            <text:p>0,039853229</text:p>
          </table:table-cell>
          <table:table-cell office:value-type="float" office:value="0.0315106167791426" calcext:value-type="float">
            <text:p>0,0315106168</text:p>
          </table:table-cell>
          <table:table-cell office:value-type="float" office:value="0.052297660539522" calcext:value-type="float">
            <text:p>0,0522976605</text:p>
          </table:table-cell>
          <table:table-cell table:number-columns-repeated="1007"/>
        </table:table-row>
        <table:table-row table:style-name="ro2">
          <table:table-cell office:value-type="float" office:value="97" calcext:value-type="float">
            <text:p>97</text:p>
          </table:table-cell>
          <table:table-cell office:value-type="float" office:value="0.37491362760149" calcext:value-type="float">
            <text:p>0,3749136276</text:p>
          </table:table-cell>
          <table:table-cell office:value-type="float" office:value="0.444407368340725" calcext:value-type="float">
            <text:p>0,4444073683</text:p>
          </table:table-cell>
          <table:table-cell office:value-type="float" office:value="0.389894577433896" calcext:value-type="float">
            <text:p>0,3898945774</text:p>
          </table:table-cell>
          <table:table-cell office:value-type="float" office:value="0.425157824633774" calcext:value-type="float">
            <text:p>0,4251578246</text:p>
          </table:table-cell>
          <table:table-cell office:value-type="float" office:value="5.99966406742538" calcext:value-type="float">
            <text:p>5,9996640674</text:p>
          </table:table-cell>
          <table:table-cell office:value-type="float" office:value="10.2595871038623" calcext:value-type="float">
            <text:p>10,2595871039</text:p>
          </table:table-cell>
          <table:table-cell office:value-type="float" office:value="7.45632375310264" calcext:value-type="float">
            <text:p>7,4563237531</text:p>
          </table:table-cell>
          <table:table-cell office:value-type="float" office:value="8.60225646312107" calcext:value-type="float">
            <text:p>8,6022564631</text:p>
          </table:table-cell>
          <table:table-cell office:value-type="float" office:value="0.216837103103261" calcext:value-type="float">
            <text:p>0,2168371031</text:p>
          </table:table-cell>
          <table:table-cell office:value-type="float" office:value="0.244173921417677" calcext:value-type="float">
            <text:p>0,2441739214</text:p>
          </table:table-cell>
          <table:table-cell office:value-type="float" office:value="0.225484100491423" calcext:value-type="float">
            <text:p>0,2254841005</text:p>
          </table:table-cell>
          <table:table-cell office:value-type="float" office:value="0.230823951799948" calcext:value-type="float">
            <text:p>0,2308239518</text:p>
          </table:table-cell>
          <table:table-cell office:value-type="float" office:value="0.042920516048475" calcext:value-type="float">
            <text:p>0,042920516</text:p>
          </table:table-cell>
          <table:table-cell office:value-type="float" office:value="0.040940527700557" calcext:value-type="float">
            <text:p>0,0409405277</text:p>
          </table:table-cell>
          <table:table-cell office:value-type="float" office:value="0.0327941548968051" calcext:value-type="float">
            <text:p>0,0327941549</text:p>
          </table:table-cell>
          <table:table-cell office:value-type="float" office:value="0.0549312857524912" calcext:value-type="float">
            <text:p>0,0549312858</text:p>
          </table:table-cell>
          <table:table-cell table:number-columns-repeated="1007"/>
        </table:table-row>
        <table:table-row table:style-name="ro2">
          <table:table-cell office:value-type="float" office:value="98" calcext:value-type="float">
            <text:p>98</text:p>
          </table:table-cell>
          <table:table-cell office:value-type="float" office:value="0.375995204682176" calcext:value-type="float">
            <text:p>0,3759952047</text:p>
          </table:table-cell>
          <table:table-cell office:value-type="float" office:value="0.446670441718383" calcext:value-type="float">
            <text:p>0,4466704417</text:p>
          </table:table-cell>
          <table:table-cell office:value-type="float" office:value="0.387350662248455" calcext:value-type="float">
            <text:p>0,3873506622</text:p>
          </table:table-cell>
          <table:table-cell office:value-type="float" office:value="0.431938722412072" calcext:value-type="float">
            <text:p>0,4319387224</text:p>
          </table:table-cell>
          <table:table-cell office:value-type="float" office:value="6.31940521670711" calcext:value-type="float">
            <text:p>6,3194052167</text:p>
          </table:table-cell>
          <table:table-cell office:value-type="float" office:value="10.4302807999278" calcext:value-type="float">
            <text:p>10,4302807999</text:p>
          </table:table-cell>
          <table:table-cell office:value-type="float" office:value="7.44524707432897" calcext:value-type="float">
            <text:p>7,4452470743</text:p>
          </table:table-cell>
          <table:table-cell office:value-type="float" office:value="8.72483983213311" calcext:value-type="float">
            <text:p>8,7248398321</text:p>
          </table:table-cell>
          <table:table-cell office:value-type="float" office:value="0.224565655419663" calcext:value-type="float">
            <text:p>0,2245656554</text:p>
          </table:table-cell>
          <table:table-cell office:value-type="float" office:value="0.256264460654154" calcext:value-type="float">
            <text:p>0,2562644607</text:p>
          </table:table-cell>
          <table:table-cell office:value-type="float" office:value="0.231011030324466" calcext:value-type="float">
            <text:p>0,2310110303</text:p>
          </table:table-cell>
          <table:table-cell office:value-type="float" office:value="0.246059594813647" calcext:value-type="float">
            <text:p>0,2460595948</text:p>
          </table:table-cell>
          <table:table-cell office:value-type="float" office:value="0.0411490321248657" calcext:value-type="float">
            <text:p>0,0411490321</text:p>
          </table:table-cell>
          <table:table-cell office:value-type="float" office:value="0.0429106921744954" calcext:value-type="float">
            <text:p>0,0429106922</text:p>
          </table:table-cell>
          <table:table-cell office:value-type="float" office:value="0.0340873149813532" calcext:value-type="float">
            <text:p>0,034087315</text:p>
          </table:table-cell>
          <table:table-cell office:value-type="float" office:value="0.052633094517639" calcext:value-type="float">
            <text:p>0,0526330945</text:p>
          </table:table-cell>
          <table:table-cell table:number-columns-repeated="1007"/>
        </table:table-row>
        <table:table-row table:style-name="ro2">
          <table:table-cell office:value-type="float" office:value="99" calcext:value-type="float">
            <text:p>99</text:p>
          </table:table-cell>
          <table:table-cell office:value-type="float" office:value="0.376075099331015" calcext:value-type="float">
            <text:p>0,3760750993</text:p>
          </table:table-cell>
          <table:table-cell office:value-type="float" office:value="0.442255882307123" calcext:value-type="float">
            <text:p>0,4422558823</text:p>
          </table:table-cell>
          <table:table-cell office:value-type="float" office:value="0.386803318832087" calcext:value-type="float">
            <text:p>0,3868033188</text:p>
          </table:table-cell>
          <table:table-cell office:value-type="float" office:value="0.427649809425255" calcext:value-type="float">
            <text:p>0,4276498094</text:p>
          </table:table-cell>
          <table:table-cell office:value-type="float" office:value="6.27461354835451" calcext:value-type="float">
            <text:p>6,2746135484</text:p>
          </table:table-cell>
          <table:table-cell office:value-type="float" office:value="10.8276887201884" calcext:value-type="float">
            <text:p>10,8276887202</text:p>
          </table:table-cell>
          <table:table-cell office:value-type="float" office:value="7.2694281324192" calcext:value-type="float">
            <text:p>7,2694281324</text:p>
          </table:table-cell>
          <table:table-cell office:value-type="float" office:value="8.92927181940389" calcext:value-type="float">
            <text:p>8,9292718194</text:p>
          </table:table-cell>
          <table:table-cell office:value-type="float" office:value="0.224720333361324" calcext:value-type="float">
            <text:p>0,2247203334</text:p>
          </table:table-cell>
          <table:table-cell office:value-type="float" office:value="0.255973815488399" calcext:value-type="float">
            <text:p>0,2559738155</text:p>
          </table:table-cell>
          <table:table-cell office:value-type="float" office:value="0.231090540199816" calcext:value-type="float">
            <text:p>0,2310905402</text:p>
          </table:table-cell>
          <table:table-cell office:value-type="float" office:value="0.245892842193614" calcext:value-type="float">
            <text:p>0,2458928422</text:p>
          </table:table-cell>
          <table:table-cell office:value-type="float" office:value="0.0418839222777604" calcext:value-type="float">
            <text:p>0,0418839223</text:p>
          </table:table-cell>
          <table:table-cell office:value-type="float" office:value="0.0410691580315771" calcext:value-type="float">
            <text:p>0,041069158</text:p>
          </table:table-cell>
          <table:table-cell office:value-type="float" office:value="0.0325629947572893" calcext:value-type="float">
            <text:p>0,0325629948</text:p>
          </table:table-cell>
          <table:table-cell office:value-type="float" office:value="0.0540457767882368" calcext:value-type="float">
            <text:p>0,0540457768</text:p>
          </table:table-cell>
          <table:table-cell table:number-columns-repeated="1007"/>
        </table:table-row>
        <table:table-row table:style-name="ro2">
          <table:table-cell office:value-type="float" office:value="100" calcext:value-type="float">
            <text:p>100</text:p>
          </table:table-cell>
          <table:table-cell office:value-type="float" office:value="0.374450691775767" calcext:value-type="float">
            <text:p>0,3744506918</text:p>
          </table:table-cell>
          <table:table-cell office:value-type="float" office:value="0.442017943935125" calcext:value-type="float">
            <text:p>0,4420179439</text:p>
          </table:table-cell>
          <table:table-cell office:value-type="float" office:value="0.383029518035734" calcext:value-type="float">
            <text:p>0,383029518</text:p>
          </table:table-cell>
          <table:table-cell office:value-type="float" office:value="0.431441875318858" calcext:value-type="float">
            <text:p>0,4314418753</text:p>
          </table:table-cell>
          <table:table-cell office:value-type="float" office:value="6.3586649227254" calcext:value-type="float">
            <text:p>6,3586649227</text:p>
          </table:table-cell>
          <table:table-cell office:value-type="float" office:value="10.1996180956484" calcext:value-type="float">
            <text:p>10,1996180956</text:p>
          </table:table-cell>
          <table:table-cell office:value-type="float" office:value="7.12286071566645" calcext:value-type="float">
            <text:p>7,1228607157</text:p>
          </table:table-cell>
          <table:table-cell office:value-type="float" office:value="9.39787907091311" calcext:value-type="float">
            <text:p>9,3978790709</text:p>
          </table:table-cell>
          <table:table-cell office:value-type="float" office:value="0.227462123527725" calcext:value-type="float">
            <text:p>0,2274621235</text:p>
          </table:table-cell>
          <table:table-cell office:value-type="float" office:value="0.254557965412962" calcext:value-type="float">
            <text:p>0,2545579654</text:p>
          </table:table-cell>
          <table:table-cell office:value-type="float" office:value="0.234103299310477" calcext:value-type="float">
            <text:p>0,2341032993</text:p>
          </table:table-cell>
          <table:table-cell office:value-type="float" office:value="0.24415585717798" calcext:value-type="float">
            <text:p>0,2441558572</text:p>
          </table:table-cell>
          <table:table-cell office:value-type="float" office:value="0.0390283752690382" calcext:value-type="float">
            <text:p>0,0390283753</text:p>
          </table:table-cell>
          <table:table-cell office:value-type="float" office:value="0.0414536182238225" calcext:value-type="float">
            <text:p>0,0414536182</text:p>
          </table:table-cell>
          <table:table-cell office:value-type="float" office:value="0.0320615359883887" calcext:value-type="float">
            <text:p>0,032061536</text:p>
          </table:table-cell>
          <table:table-cell office:value-type="float" office:value="0.0511017099453781" calcext:value-type="float">
            <text:p>0,0511017099</text:p>
          </table:table-cell>
          <table:table-cell table:number-columns-repeated="1007"/>
        </table:table-row>
        <table:table-row table:style-name="ro2">
          <table:table-cell office:value-type="float" office:value="101" calcext:value-type="float">
            <text:p>101</text:p>
          </table:table-cell>
          <table:table-cell office:value-type="float" office:value="0.374656501597969" calcext:value-type="float">
            <text:p>0,3746565016</text:p>
          </table:table-cell>
          <table:table-cell office:value-type="float" office:value="0.448828452491818" calcext:value-type="float">
            <text:p>0,4488284525</text:p>
          </table:table-cell>
          <table:table-cell office:value-type="float" office:value="0.388094126429487" calcext:value-type="float">
            <text:p>0,3880941264</text:p>
          </table:table-cell>
          <table:table-cell office:value-type="float" office:value="0.431450233158399" calcext:value-type="float">
            <text:p>0,4314502332</text:p>
          </table:table-cell>
          <table:table-cell office:value-type="float" office:value="6.09519322594849" calcext:value-type="float">
            <text:p>6,0951932259</text:p>
          </table:table-cell>
          <table:table-cell office:value-type="float" office:value="10.4988554647592" calcext:value-type="float">
            <text:p>10,4988554648</text:p>
          </table:table-cell>
          <table:table-cell office:value-type="float" office:value="7.25513238108616" calcext:value-type="float">
            <text:p>7,2551323811</text:p>
          </table:table-cell>
          <table:table-cell office:value-type="float" office:value="9.03516934681163" calcext:value-type="float">
            <text:p>9,0351693468</text:p>
          </table:table-cell>
          <table:table-cell office:value-type="float" office:value="0.223445034775314" calcext:value-type="float">
            <text:p>0,2234450348</text:p>
          </table:table-cell>
          <table:table-cell office:value-type="float" office:value="0.251211447488035" calcext:value-type="float">
            <text:p>0,2512114475</text:p>
          </table:table-cell>
          <table:table-cell office:value-type="float" office:value="0.231433509173417" calcext:value-type="float">
            <text:p>0,2314335092</text:p>
          </table:table-cell>
          <table:table-cell office:value-type="float" office:value="0.238666707189857" calcext:value-type="float">
            <text:p>0,2386667072</text:p>
          </table:table-cell>
          <table:table-cell office:value-type="float" office:value="0.0377792781997584" calcext:value-type="float">
            <text:p>0,0377792782</text:p>
          </table:table-cell>
          <table:table-cell office:value-type="float" office:value="0.0401118798335677" calcext:value-type="float">
            <text:p>0,0401118798</text:p>
          </table:table-cell>
          <table:table-cell office:value-type="float" office:value="0.0308817634323714" calcext:value-type="float">
            <text:p>0,0308817634</text:p>
          </table:table-cell>
          <table:table-cell office:value-type="float" office:value="0.0496241809748113" calcext:value-type="float">
            <text:p>0,049624181</text:p>
          </table:table-cell>
          <table:table-cell table:number-columns-repeated="1007"/>
        </table:table-row>
        <table:table-row table:style-name="ro2">
          <table:table-cell office:value-type="float" office:value="102" calcext:value-type="float">
            <text:p>102</text:p>
          </table:table-cell>
          <table:table-cell office:value-type="float" office:value="0.382677411993161" calcext:value-type="float">
            <text:p>0,382677412</text:p>
          </table:table-cell>
          <table:table-cell office:value-type="float" office:value="0.451616639965995" calcext:value-type="float">
            <text:p>0,45161664</text:p>
          </table:table-cell>
          <table:table-cell office:value-type="float" office:value="0.390627426624693" calcext:value-type="float">
            <text:p>0,3906274266</text:p>
          </table:table-cell>
          <table:table-cell office:value-type="float" office:value="0.440925668279617" calcext:value-type="float">
            <text:p>0,4409256683</text:p>
          </table:table-cell>
          <table:table-cell office:value-type="float" office:value="6.51852418553312" calcext:value-type="float">
            <text:p>6,5185241855</text:p>
          </table:table-cell>
          <table:table-cell office:value-type="float" office:value="10.1280550560054" calcext:value-type="float">
            <text:p>10,128055056</text:p>
          </table:table-cell>
          <table:table-cell office:value-type="float" office:value="7.2480441863552" calcext:value-type="float">
            <text:p>7,2480441864</text:p>
          </table:table-cell>
          <table:table-cell office:value-type="float" office:value="9.24596369155725" calcext:value-type="float">
            <text:p>9,2459636916</text:p>
          </table:table-cell>
          <table:table-cell office:value-type="float" office:value="0.226189269680451" calcext:value-type="float">
            <text:p>0,2261892697</text:p>
          </table:table-cell>
          <table:table-cell office:value-type="float" office:value="0.25528745162908" calcext:value-type="float">
            <text:p>0,2552874516</text:p>
          </table:table-cell>
          <table:table-cell office:value-type="float" office:value="0.232348345377394" calcext:value-type="float">
            <text:p>0,2323483454</text:p>
          </table:table-cell>
          <table:table-cell office:value-type="float" office:value="0.245502369369562" calcext:value-type="float">
            <text:p>0,2455023694</text:p>
          </table:table-cell>
          <table:table-cell office:value-type="float" office:value="0.0377589233996891" calcext:value-type="float">
            <text:p>0,0377589234</text:p>
          </table:table-cell>
          <table:table-cell office:value-type="float" office:value="0.0404291441770002" calcext:value-type="float">
            <text:p>0,0404291442</text:p>
          </table:table-cell>
          <table:table-cell office:value-type="float" office:value="0.0308085386801885" calcext:value-type="float">
            <text:p>0,0308085387</text:p>
          </table:table-cell>
          <table:table-cell office:value-type="float" office:value="0.050107165188844" calcext:value-type="float">
            <text:p>0,0501071652</text:p>
          </table:table-cell>
          <table:table-cell table:number-columns-repeated="1007"/>
        </table:table-row>
        <table:table-row table:style-name="ro2">
          <table:table-cell office:value-type="float" office:value="103" calcext:value-type="float">
            <text:p>103</text:p>
          </table:table-cell>
          <table:table-cell office:value-type="float" office:value="0.378212848669342" calcext:value-type="float">
            <text:p>0,3782128487</text:p>
          </table:table-cell>
          <table:table-cell office:value-type="float" office:value="0.444019002006745" calcext:value-type="float">
            <text:p>0,444019002</text:p>
          </table:table-cell>
          <table:table-cell office:value-type="float" office:value="0.385940167454242" calcext:value-type="float">
            <text:p>0,3859401675</text:p>
          </table:table-cell>
          <table:table-cell office:value-type="float" office:value="0.434980196718896" calcext:value-type="float">
            <text:p>0,4349801967</text:p>
          </table:table-cell>
          <table:table-cell office:value-type="float" office:value="6.20938941197284" calcext:value-type="float">
            <text:p>6,209389412</text:p>
          </table:table-cell>
          <table:table-cell office:value-type="float" office:value="9.28984401385578" calcext:value-type="float">
            <text:p>9,2898440139</text:p>
          </table:table-cell>
          <table:table-cell office:value-type="float" office:value="7.03769899320108" calcext:value-type="float">
            <text:p>7,0376989932</text:p>
          </table:table-cell>
          <table:table-cell office:value-type="float" office:value="8.67433240080194" calcext:value-type="float">
            <text:p>8,6743324008</text:p>
          </table:table-cell>
          <table:table-cell office:value-type="float" office:value="0.229173403075738" calcext:value-type="float">
            <text:p>0,2291734031</text:p>
          </table:table-cell>
          <table:table-cell office:value-type="float" office:value="0.261717827522834" calcext:value-type="float">
            <text:p>0,2617178275</text:p>
          </table:table-cell>
          <table:table-cell office:value-type="float" office:value="0.235009091604302" calcext:value-type="float">
            <text:p>0,2350090916</text:p>
          </table:table-cell>
          <table:table-cell office:value-type="float" office:value="0.252316936785213" calcext:value-type="float">
            <text:p>0,2523169368</text:p>
          </table:table-cell>
          <table:table-cell office:value-type="float" office:value="0.039667201150637" calcext:value-type="float">
            <text:p>0,0396672012</text:p>
          </table:table-cell>
          <table:table-cell office:value-type="float" office:value="0.0431669328428677" calcext:value-type="float">
            <text:p>0,0431669328</text:p>
          </table:table-cell>
          <table:table-cell office:value-type="float" office:value="0.0331391540976625" calcext:value-type="float">
            <text:p>0,0331391541</text:p>
          </table:table-cell>
          <table:table-cell office:value-type="float" office:value="0.052246336068678" calcext:value-type="float">
            <text:p>0,0522463361</text:p>
          </table:table-cell>
          <table:table-cell table:number-columns-repeated="1007"/>
        </table:table-row>
        <table:table-row table:style-name="ro2">
          <table:table-cell office:value-type="float" office:value="104" calcext:value-type="float">
            <text:p>104</text:p>
          </table:table-cell>
          <table:table-cell office:value-type="float" office:value="0.378203545343791" calcext:value-type="float">
            <text:p>0,3782035453</text:p>
          </table:table-cell>
          <table:table-cell office:value-type="float" office:value="0.440017633517917" calcext:value-type="float">
            <text:p>0,4400176335</text:p>
          </table:table-cell>
          <table:table-cell office:value-type="float" office:value="0.384834545603264" calcext:value-type="float">
            <text:p>0,3848345456</text:p>
          </table:table-cell>
          <table:table-cell office:value-type="float" office:value="0.432749522757785" calcext:value-type="float">
            <text:p>0,4327495228</text:p>
          </table:table-cell>
          <table:table-cell office:value-type="float" office:value="6.1257188079073" calcext:value-type="float">
            <text:p>6,1257188079</text:p>
          </table:table-cell>
          <table:table-cell office:value-type="float" office:value="9.61095110688528" calcext:value-type="float">
            <text:p>9,6109511069</text:p>
          </table:table-cell>
          <table:table-cell office:value-type="float" office:value="6.75616031098852" calcext:value-type="float">
            <text:p>6,756160311</text:p>
          </table:table-cell>
          <table:table-cell office:value-type="float" office:value="9.06911545483505" calcext:value-type="float">
            <text:p>9,0691154548</text:p>
          </table:table-cell>
          <table:table-cell office:value-type="float" office:value="0.229354333311299" calcext:value-type="float">
            <text:p>0,2293543333</text:p>
          </table:table-cell>
          <table:table-cell office:value-type="float" office:value="0.254718579983822" calcext:value-type="float">
            <text:p>0,25471858</text:p>
          </table:table-cell>
          <table:table-cell office:value-type="float" office:value="0.235126319904241" calcext:value-type="float">
            <text:p>0,2351263199</text:p>
          </table:table-cell>
          <table:table-cell office:value-type="float" office:value="0.2456610093853" calcext:value-type="float">
            <text:p>0,2456610094</text:p>
          </table:table-cell>
          <table:table-cell office:value-type="float" office:value="0.0384589246510795" calcext:value-type="float">
            <text:p>0,0384589247</text:p>
          </table:table-cell>
          <table:table-cell office:value-type="float" office:value="0.0407890981226863" calcext:value-type="float">
            <text:p>0,0407890981</text:p>
          </table:table-cell>
          <table:table-cell office:value-type="float" office:value="0.0317494031735894" calcext:value-type="float">
            <text:p>0,0317494032</text:p>
          </table:table-cell>
          <table:table-cell office:value-type="float" office:value="0.0501889111840282" calcext:value-type="float">
            <text:p>0,0501889112</text:p>
          </table:table-cell>
          <table:table-cell table:number-columns-repeated="1007"/>
        </table:table-row>
        <table:table-row table:style-name="ro2">
          <table:table-cell office:value-type="float" office:value="105" calcext:value-type="float">
            <text:p>105</text:p>
          </table:table-cell>
          <table:table-cell office:value-type="float" office:value="0.380422539583388" calcext:value-type="float">
            <text:p>0,3804225396</text:p>
          </table:table-cell>
          <table:table-cell office:value-type="float" office:value="0.450241783245276" calcext:value-type="float">
            <text:p>0,4502417832</text:p>
          </table:table-cell>
          <table:table-cell office:value-type="float" office:value="0.38992914381589" calcext:value-type="float">
            <text:p>0,3899291438</text:p>
          </table:table-cell>
          <table:table-cell office:value-type="float" office:value="0.438243822983888" calcext:value-type="float">
            <text:p>0,438243823</text:p>
          </table:table-cell>
          <table:table-cell office:value-type="float" office:value="6.00352676348402" calcext:value-type="float">
            <text:p>6,0035267635</text:p>
          </table:table-cell>
          <table:table-cell office:value-type="float" office:value="10.5871209402779" calcext:value-type="float">
            <text:p>10,5871209403</text:p>
          </table:table-cell>
          <table:table-cell office:value-type="float" office:value="6.73613899055685" calcext:value-type="float">
            <text:p>6,7361389906</text:p>
          </table:table-cell>
          <table:table-cell office:value-type="float" office:value="8.84401867438159" calcext:value-type="float">
            <text:p>8,8440186744</text:p>
          </table:table-cell>
          <table:table-cell office:value-type="float" office:value="0.232169564705895" calcext:value-type="float">
            <text:p>0,2321695647</text:p>
          </table:table-cell>
          <table:table-cell office:value-type="float" office:value="0.26744281861033" calcext:value-type="float">
            <text:p>0,2674428186</text:p>
          </table:table-cell>
          <table:table-cell office:value-type="float" office:value="0.239334198366462" calcext:value-type="float">
            <text:p>0,2393341984</text:p>
          </table:table-cell>
          <table:table-cell office:value-type="float" office:value="0.255912880660783" calcext:value-type="float">
            <text:p>0,2559128807</text:p>
          </table:table-cell>
          <table:table-cell office:value-type="float" office:value="0.0432245587939181" calcext:value-type="float">
            <text:p>0,0432245588</text:p>
          </table:table-cell>
          <table:table-cell office:value-type="float" office:value="0.0444158853342201" calcext:value-type="float">
            <text:p>0,0444158853</text:p>
          </table:table-cell>
          <table:table-cell office:value-type="float" office:value="0.0335400790627626" calcext:value-type="float">
            <text:p>0,0335400791</text:p>
          </table:table-cell>
          <table:table-cell office:value-type="float" office:value="0.0578980099353218" calcext:value-type="float">
            <text:p>0,0578980099</text:p>
          </table:table-cell>
          <table:table-cell table:number-columns-repeated="1007"/>
        </table:table-row>
        <table:table-row table:style-name="ro2">
          <table:table-cell office:value-type="float" office:value="106" calcext:value-type="float">
            <text:p>106</text:p>
          </table:table-cell>
          <table:table-cell office:value-type="float" office:value="0.380031368213357" calcext:value-type="float">
            <text:p>0,3800313682</text:p>
          </table:table-cell>
          <table:table-cell office:value-type="float" office:value="0.452259353896633" calcext:value-type="float">
            <text:p>0,4522593539</text:p>
          </table:table-cell>
          <table:table-cell office:value-type="float" office:value="0.387330301368503" calcext:value-type="float">
            <text:p>0,3873303014</text:p>
          </table:table-cell>
          <table:table-cell office:value-type="float" office:value="0.442393567860376" calcext:value-type="float">
            <text:p>0,4423935679</text:p>
          </table:table-cell>
          <table:table-cell office:value-type="float" office:value="6.37331038690484" calcext:value-type="float">
            <text:p>6,3733103869</text:p>
          </table:table-cell>
          <table:table-cell office:value-type="float" office:value="10.8271803392262" calcext:value-type="float">
            <text:p>10,8271803392</text:p>
          </table:table-cell>
          <table:table-cell office:value-type="float" office:value="7.02877699316798" calcext:value-type="float">
            <text:p>7,0287769932</text:p>
          </table:table-cell>
          <table:table-cell office:value-type="float" office:value="9.55273898040837" calcext:value-type="float">
            <text:p>9,5527389804</text:p>
          </table:table-cell>
          <table:table-cell office:value-type="float" office:value="0.241476548877322" calcext:value-type="float">
            <text:p>0,2414765489</text:p>
          </table:table-cell>
          <table:table-cell office:value-type="float" office:value="0.282774893527845" calcext:value-type="float">
            <text:p>0,2827748935</text:p>
          </table:table-cell>
          <table:table-cell office:value-type="float" office:value="0.247024294842362" calcext:value-type="float">
            <text:p>0,2470242948</text:p>
          </table:table-cell>
          <table:table-cell office:value-type="float" office:value="0.273527106927835" calcext:value-type="float">
            <text:p>0,2735271069</text:p>
          </table:table-cell>
          <table:table-cell office:value-type="float" office:value="0.0387240538414674" calcext:value-type="float">
            <text:p>0,0387240538</text:p>
          </table:table-cell>
          <table:table-cell office:value-type="float" office:value="0.0425020590902393" calcext:value-type="float">
            <text:p>0,0425020591</text:p>
          </table:table-cell>
          <table:table-cell office:value-type="float" office:value="0.0324012629609471" calcext:value-type="float">
            <text:p>0,032401263</text:p>
          </table:table-cell>
          <table:table-cell office:value-type="float" office:value="0.0513821729229793" calcext:value-type="float">
            <text:p>0,0513821729</text:p>
          </table:table-cell>
          <table:table-cell table:number-columns-repeated="1007"/>
        </table:table-row>
        <table:table-row table:style-name="ro2">
          <table:table-cell office:value-type="float" office:value="107" calcext:value-type="float">
            <text:p>107</text:p>
          </table:table-cell>
          <table:table-cell office:value-type="float" office:value="0.381783025096039" calcext:value-type="float">
            <text:p>0,3817830251</text:p>
          </table:table-cell>
          <table:table-cell office:value-type="float" office:value="0.449456681193822" calcext:value-type="float">
            <text:p>0,4494566812</text:p>
          </table:table-cell>
          <table:table-cell office:value-type="float" office:value="0.389981465901169" calcext:value-type="float">
            <text:p>0,3899814659</text:p>
          </table:table-cell>
          <table:table-cell office:value-type="float" office:value="0.439882963843411" calcext:value-type="float">
            <text:p>0,4398829638</text:p>
          </table:table-cell>
          <table:table-cell office:value-type="float" office:value="6.73039323562624" calcext:value-type="float">
            <text:p>6,7303932356</text:p>
          </table:table-cell>
          <table:table-cell office:value-type="float" office:value="10.9707788370699" calcext:value-type="float">
            <text:p>10,9707788371</text:p>
          </table:table-cell>
          <table:table-cell office:value-type="float" office:value="7.34069095415239" calcext:value-type="float">
            <text:p>7,3406909542</text:p>
          </table:table-cell>
          <table:table-cell office:value-type="float" office:value="9.68110440524635" calcext:value-type="float">
            <text:p>9,6811044052</text:p>
          </table:table-cell>
          <table:table-cell office:value-type="float" office:value="0.243593904200692" calcext:value-type="float">
            <text:p>0,2435939042</text:p>
          </table:table-cell>
          <table:table-cell office:value-type="float" office:value="0.282553662842525" calcext:value-type="float">
            <text:p>0,2825536628</text:p>
          </table:table-cell>
          <table:table-cell office:value-type="float" office:value="0.249105328575659" calcext:value-type="float">
            <text:p>0,2491053286</text:p>
          </table:table-cell>
          <table:table-cell office:value-type="float" office:value="0.273529543076148" calcext:value-type="float">
            <text:p>0,2735295431</text:p>
          </table:table-cell>
          <table:table-cell office:value-type="float" office:value="0.0348077545877757" calcext:value-type="float">
            <text:p>0,0348077546</text:p>
          </table:table-cell>
          <table:table-cell office:value-type="float" office:value="0.0344350689876862" calcext:value-type="float">
            <text:p>0,034435069</text:p>
          </table:table-cell>
          <table:table-cell office:value-type="float" office:value="0.0284776920985633" calcext:value-type="float">
            <text:p>0,0284776921</text:p>
          </table:table-cell>
          <table:table-cell office:value-type="float" office:value="0.0433796091612779" calcext:value-type="float">
            <text:p>0,0433796092</text:p>
          </table:table-cell>
          <table:table-cell table:number-columns-repeated="1007"/>
        </table:table-row>
        <table:table-row table:style-name="ro2">
          <table:table-cell office:value-type="float" office:value="108" calcext:value-type="float">
            <text:p>108</text:p>
          </table:table-cell>
          <table:table-cell office:value-type="float" office:value="0.378044493854626" calcext:value-type="float">
            <text:p>0,3780444939</text:p>
          </table:table-cell>
          <table:table-cell office:value-type="float" office:value="0.442433545025402" calcext:value-type="float">
            <text:p>0,442433545</text:p>
          </table:table-cell>
          <table:table-cell office:value-type="float" office:value="0.386319673865428" calcext:value-type="float">
            <text:p>0,3863196739</text:p>
          </table:table-cell>
          <table:table-cell office:value-type="float" office:value="0.433633917189346" calcext:value-type="float">
            <text:p>0,4336339172</text:p>
          </table:table-cell>
          <table:table-cell office:value-type="float" office:value="6.47569387613481" calcext:value-type="float">
            <text:p>6,4756938761</text:p>
          </table:table-cell>
          <table:table-cell office:value-type="float" office:value="10.2030486554191" calcext:value-type="float">
            <text:p>10,2030486554</text:p>
          </table:table-cell>
          <table:table-cell office:value-type="float" office:value="7.1644199338876" calcext:value-type="float">
            <text:p>7,1644199339</text:p>
          </table:table-cell>
          <table:table-cell office:value-type="float" office:value="9.22924610813085" calcext:value-type="float">
            <text:p>9,2292461081</text:p>
          </table:table-cell>
          <table:table-cell office:value-type="float" office:value="0.24441691728448" calcext:value-type="float">
            <text:p>0,2444169173</text:p>
          </table:table-cell>
          <table:table-cell office:value-type="float" office:value="0.283950473146767" calcext:value-type="float">
            <text:p>0,2839504731</text:p>
          </table:table-cell>
          <table:table-cell office:value-type="float" office:value="0.24993933763655" calcext:value-type="float">
            <text:p>0,2499393376</text:p>
          </table:table-cell>
          <table:table-cell office:value-type="float" office:value="0.27481557124532" calcext:value-type="float">
            <text:p>0,2748155712</text:p>
          </table:table-cell>
          <table:table-cell office:value-type="float" office:value="0.0375810195555379" calcext:value-type="float">
            <text:p>0,0375810196</text:p>
          </table:table-cell>
          <table:table-cell office:value-type="float" office:value="0.037618135862952" calcext:value-type="float">
            <text:p>0,0376181359</text:p>
          </table:table-cell>
          <table:table-cell office:value-type="float" office:value="0.0319368137559588" calcext:value-type="float">
            <text:p>0,0319368138</text:p>
          </table:table-cell>
          <table:table-cell office:value-type="float" office:value="0.045656356298007" calcext:value-type="float">
            <text:p>0,0456563563</text:p>
          </table:table-cell>
          <table:table-cell table:number-columns-repeated="1007"/>
        </table:table-row>
        <table:table-row table:style-name="ro2">
          <table:table-cell office:value-type="float" office:value="109" calcext:value-type="float">
            <text:p>109</text:p>
          </table:table-cell>
          <table:table-cell office:value-type="float" office:value="0.374097560980078" calcext:value-type="float">
            <text:p>0,374097561</text:p>
          </table:table-cell>
          <table:table-cell office:value-type="float" office:value="0.436305868314293" calcext:value-type="float">
            <text:p>0,4363058683</text:p>
          </table:table-cell>
          <table:table-cell office:value-type="float" office:value="0.38277115829139" calcext:value-type="float">
            <text:p>0,3827711583</text:p>
          </table:table-cell>
          <table:table-cell office:value-type="float" office:value="0.424654508171584" calcext:value-type="float">
            <text:p>0,4246545082</text:p>
          </table:table-cell>
          <table:table-cell office:value-type="float" office:value="6.13825886653225" calcext:value-type="float">
            <text:p>6,1382588665</text:p>
          </table:table-cell>
          <table:table-cell office:value-type="float" office:value="9.34693388005415" calcext:value-type="float">
            <text:p>9,3469338801</text:p>
          </table:table-cell>
          <table:table-cell office:value-type="float" office:value="6.82657547072766" calcext:value-type="float">
            <text:p>6,8265754707</text:p>
          </table:table-cell>
          <table:table-cell office:value-type="float" office:value="8.85417914824567" calcext:value-type="float">
            <text:p>8,8541791482</text:p>
          </table:table-cell>
          <table:table-cell office:value-type="float" office:value="0.234902693606006" calcext:value-type="float">
            <text:p>0,2349026936</text:p>
          </table:table-cell>
          <table:table-cell office:value-type="float" office:value="0.267945143060615" calcext:value-type="float">
            <text:p>0,2679451431</text:p>
          </table:table-cell>
          <table:table-cell office:value-type="float" office:value="0.241327055226978" calcext:value-type="float">
            <text:p>0,2413270552</text:p>
          </table:table-cell>
          <table:table-cell office:value-type="float" office:value="0.257643858599318" calcext:value-type="float">
            <text:p>0,2576438586</text:p>
          </table:table-cell>
          <table:table-cell office:value-type="float" office:value="0.0369569096251653" calcext:value-type="float">
            <text:p>0,0369569096</text:p>
          </table:table-cell>
          <table:table-cell office:value-type="float" office:value="0.0382643939790481" calcext:value-type="float">
            <text:p>0,038264394</text:p>
          </table:table-cell>
          <table:table-cell office:value-type="float" office:value="0.0308946110603557" calcext:value-type="float">
            <text:p>0,0308946111</text:p>
          </table:table-cell>
          <table:table-cell office:value-type="float" office:value="0.0467390226002092" calcext:value-type="float">
            <text:p>0,0467390226</text:p>
          </table:table-cell>
          <table:table-cell table:number-columns-repeated="1007"/>
        </table:table-row>
        <table:table-row table:style-name="ro2">
          <table:table-cell office:value-type="float" office:value="110" calcext:value-type="float">
            <text:p>110</text:p>
          </table:table-cell>
          <table:table-cell office:value-type="float" office:value="0.381017745422217" calcext:value-type="float">
            <text:p>0,3810177454</text:p>
          </table:table-cell>
          <table:table-cell office:value-type="float" office:value="0.44394031245473" calcext:value-type="float">
            <text:p>0,4439403125</text:p>
          </table:table-cell>
          <table:table-cell office:value-type="float" office:value="0.388503225806832" calcext:value-type="float">
            <text:p>0,3885032258</text:p>
          </table:table-cell>
          <table:table-cell office:value-type="float" office:value="0.436517695491314" calcext:value-type="float">
            <text:p>0,4365176955</text:p>
          </table:table-cell>
          <table:table-cell office:value-type="float" office:value="6.36897513567062" calcext:value-type="float">
            <text:p>6,3689751357</text:p>
          </table:table-cell>
          <table:table-cell office:value-type="float" office:value="11.0316678964842" calcext:value-type="float">
            <text:p>11,0316678965</text:p>
          </table:table-cell>
          <table:table-cell office:value-type="float" office:value="6.88916301707661" calcext:value-type="float">
            <text:p>6,8891630171</text:p>
          </table:table-cell>
          <table:table-cell office:value-type="float" office:value="9.61891017934969" calcext:value-type="float">
            <text:p>9,6189101793</text:p>
          </table:table-cell>
          <table:table-cell office:value-type="float" office:value="0.239046819556389" calcext:value-type="float">
            <text:p>0,2390468196</text:p>
          </table:table-cell>
          <table:table-cell office:value-type="float" office:value="0.286807691970551" calcext:value-type="float">
            <text:p>0,286807692</text:p>
          </table:table-cell>
          <table:table-cell office:value-type="float" office:value="0.244515235575655" calcext:value-type="float">
            <text:p>0,2445152356</text:p>
          </table:table-cell>
          <table:table-cell office:value-type="float" office:value="0.27752401054662" calcext:value-type="float">
            <text:p>0,2775240105</text:p>
          </table:table-cell>
          <table:table-cell office:value-type="float" office:value="0.0364309692722726" calcext:value-type="float">
            <text:p>0,0364309693</text:p>
          </table:table-cell>
          <table:table-cell office:value-type="float" office:value="0.0367453478729716" calcext:value-type="float">
            <text:p>0,0367453479</text:p>
          </table:table-cell>
          <table:table-cell office:value-type="float" office:value="0.0302485299656583" calcext:value-type="float">
            <text:p>0,03024853</text:p>
          </table:table-cell>
          <table:table-cell office:value-type="float" office:value="0.0454866883494732" calcext:value-type="float">
            <text:p>0,0454866883</text:p>
          </table:table-cell>
          <table:table-cell table:number-columns-repeated="1007"/>
        </table:table-row>
        <table:table-row table:style-name="ro2">
          <table:table-cell office:value-type="float" office:value="111" calcext:value-type="float">
            <text:p>111</text:p>
          </table:table-cell>
          <table:table-cell office:value-type="float" office:value="0.382448859348147" calcext:value-type="float">
            <text:p>0,3824488593</text:p>
          </table:table-cell>
          <table:table-cell office:value-type="float" office:value="0.435930056933736" calcext:value-type="float">
            <text:p>0,4359300569</text:p>
          </table:table-cell>
          <table:table-cell office:value-type="float" office:value="0.389748582191179" calcext:value-type="float">
            <text:p>0,3897485822</text:p>
          </table:table-cell>
          <table:table-cell office:value-type="float" office:value="0.430793905109232" calcext:value-type="float">
            <text:p>0,4307939051</text:p>
          </table:table-cell>
          <table:table-cell office:value-type="float" office:value="6.33516053422436" calcext:value-type="float">
            <text:p>6,3351605342</text:p>
          </table:table-cell>
          <table:table-cell office:value-type="float" office:value="9.71635727854757" calcext:value-type="float">
            <text:p>9,7163572785</text:p>
          </table:table-cell>
          <table:table-cell office:value-type="float" office:value="7.07944536399581" calcext:value-type="float">
            <text:p>7,079445364</text:p>
          </table:table-cell>
          <table:table-cell office:value-type="float" office:value="9.64440251944452" calcext:value-type="float">
            <text:p>9,6444025194</text:p>
          </table:table-cell>
          <table:table-cell office:value-type="float" office:value="0.244596337638881" calcext:value-type="float">
            <text:p>0,2445963376</text:p>
          </table:table-cell>
          <table:table-cell office:value-type="float" office:value="0.297441286680094" calcext:value-type="float">
            <text:p>0,2974412867</text:p>
          </table:table-cell>
          <table:table-cell office:value-type="float" office:value="0.249840701228351" calcext:value-type="float">
            <text:p>0,2498407012</text:p>
          </table:table-cell>
          <table:table-cell office:value-type="float" office:value="0.28839773849666" calcext:value-type="float">
            <text:p>0,2883977385</text:p>
          </table:table-cell>
          <table:table-cell office:value-type="float" office:value="0.0380419075635373" calcext:value-type="float">
            <text:p>0,0380419076</text:p>
          </table:table-cell>
          <table:table-cell office:value-type="float" office:value="0.0383889532516858" calcext:value-type="float">
            <text:p>0,0383889533</text:p>
          </table:table-cell>
          <table:table-cell office:value-type="float" office:value="0.0333116920670626" calcext:value-type="float">
            <text:p>0,0333116921</text:p>
          </table:table-cell>
          <table:table-cell office:value-type="float" office:value="0.0450884365482414" calcext:value-type="float">
            <text:p>0,0450884365</text:p>
          </table:table-cell>
          <table:table-cell table:number-columns-repeated="1007"/>
        </table:table-row>
        <table:table-row table:style-name="ro2">
          <table:table-cell office:value-type="float" office:value="112" calcext:value-type="float">
            <text:p>112</text:p>
          </table:table-cell>
          <table:table-cell office:value-type="float" office:value="0.384273868417813" calcext:value-type="float">
            <text:p>0,3842738684</text:p>
          </table:table-cell>
          <table:table-cell office:value-type="float" office:value="0.436738637167257" calcext:value-type="float">
            <text:p>0,4367386372</text:p>
          </table:table-cell>
          <table:table-cell office:value-type="float" office:value="0.388462960789921" calcext:value-type="float">
            <text:p>0,3884629608</text:p>
          </table:table-cell>
          <table:table-cell office:value-type="float" office:value="0.433500828249676" calcext:value-type="float">
            <text:p>0,4335008282</text:p>
          </table:table-cell>
          <table:table-cell office:value-type="float" office:value="6.73379304336172" calcext:value-type="float">
            <text:p>6,7337930434</text:p>
          </table:table-cell>
          <table:table-cell office:value-type="float" office:value="9.99941185621217" calcext:value-type="float">
            <text:p>9,9994118562</text:p>
          </table:table-cell>
          <table:table-cell office:value-type="float" office:value="7.21306581879998" calcext:value-type="float">
            <text:p>7,2130658188</text:p>
          </table:table-cell>
          <table:table-cell office:value-type="float" office:value="9.89068431923755" calcext:value-type="float">
            <text:p>9,8906843192</text:p>
          </table:table-cell>
          <table:table-cell office:value-type="float" office:value="0.244463292290507" calcext:value-type="float">
            <text:p>0,2444632923</text:p>
          </table:table-cell>
          <table:table-cell office:value-type="float" office:value="0.296883508758268" calcext:value-type="float">
            <text:p>0,2968835088</text:p>
          </table:table-cell>
          <table:table-cell office:value-type="float" office:value="0.249133158594566" calcext:value-type="float">
            <text:p>0,2491331586</text:p>
          </table:table-cell>
          <table:table-cell office:value-type="float" office:value="0.288828580897818" calcext:value-type="float">
            <text:p>0,2888285809</text:p>
          </table:table-cell>
          <table:table-cell office:value-type="float" office:value="0.0351576452854314" calcext:value-type="float">
            <text:p>0,0351576453</text:p>
          </table:table-cell>
          <table:table-cell office:value-type="float" office:value="0.035493134513205" calcext:value-type="float">
            <text:p>0,0354931345</text:p>
          </table:table-cell>
          <table:table-cell office:value-type="float" office:value="0.0298273328673545" calcext:value-type="float">
            <text:p>0,0298273329</text:p>
          </table:table-cell>
          <table:table-cell office:value-type="float" office:value="0.0430568170713138" calcext:value-type="float">
            <text:p>0,0430568171</text:p>
          </table:table-cell>
          <table:table-cell table:number-columns-repeated="1007"/>
        </table:table-row>
        <table:table-row table:style-name="ro2">
          <table:table-cell office:value-type="float" office:value="113" calcext:value-type="float">
            <text:p>113</text:p>
          </table:table-cell>
          <table:table-cell office:value-type="float" office:value="0.38362810594271" calcext:value-type="float">
            <text:p>0,3836281059</text:p>
          </table:table-cell>
          <table:table-cell office:value-type="float" office:value="0.444694389224914" calcext:value-type="float">
            <text:p>0,4446943892</text:p>
          </table:table-cell>
          <table:table-cell office:value-type="float" office:value="0.390866756473887" calcext:value-type="float">
            <text:p>0,3908667565</text:p>
          </table:table-cell>
          <table:table-cell office:value-type="float" office:value="0.435404075198647" calcext:value-type="float">
            <text:p>0,4354040752</text:p>
          </table:table-cell>
          <table:table-cell office:value-type="float" office:value="6.35846570534653" calcext:value-type="float">
            <text:p>6,3584657053</text:p>
          </table:table-cell>
          <table:table-cell office:value-type="float" office:value="10.4818648230092" calcext:value-type="float">
            <text:p>10,481864823</text:p>
          </table:table-cell>
          <table:table-cell office:value-type="float" office:value="7.36762268389711" calcext:value-type="float">
            <text:p>7,3676226839</text:p>
          </table:table-cell>
          <table:table-cell office:value-type="float" office:value="9.54935157488157" calcext:value-type="float">
            <text:p>9,5493515749</text:p>
          </table:table-cell>
          <table:table-cell office:value-type="float" office:value="0.239883223501099" calcext:value-type="float">
            <text:p>0,2398832235</text:p>
          </table:table-cell>
          <table:table-cell office:value-type="float" office:value="0.290369766870524" calcext:value-type="float">
            <text:p>0,2903697669</text:p>
          </table:table-cell>
          <table:table-cell office:value-type="float" office:value="0.245241311064514" calcext:value-type="float">
            <text:p>0,2452413111</text:p>
          </table:table-cell>
          <table:table-cell office:value-type="float" office:value="0.281254663239393" calcext:value-type="float">
            <text:p>0,2812546632</text:p>
          </table:table-cell>
          <table:table-cell office:value-type="float" office:value="0.0340869545179308" calcext:value-type="float">
            <text:p>0,0340869545</text:p>
          </table:table-cell>
          <table:table-cell office:value-type="float" office:value="0.0366174105309351" calcext:value-type="float">
            <text:p>0,0366174105</text:p>
          </table:table-cell>
          <table:table-cell office:value-type="float" office:value="0.0293169974794899" calcext:value-type="float">
            <text:p>0,0293169975</text:p>
          </table:table-cell>
          <table:table-cell office:value-type="float" office:value="0.0432462266051871" calcext:value-type="float">
            <text:p>0,0432462266</text:p>
          </table:table-cell>
          <table:table-cell table:number-columns-repeated="1007"/>
        </table:table-row>
        <table:table-row table:style-name="ro2">
          <table:table-cell office:value-type="float" office:value="114" calcext:value-type="float">
            <text:p>114</text:p>
          </table:table-cell>
          <table:table-cell office:value-type="float" office:value="0.389331131889816" calcext:value-type="float">
            <text:p>0,3893311319</text:p>
          </table:table-cell>
          <table:table-cell office:value-type="float" office:value="0.442731466554554" calcext:value-type="float">
            <text:p>0,4427314666</text:p>
          </table:table-cell>
          <table:table-cell office:value-type="float" office:value="0.394173050323529" calcext:value-type="float">
            <text:p>0,3941730503</text:p>
          </table:table-cell>
          <table:table-cell office:value-type="float" office:value="0.43764780900873" calcext:value-type="float">
            <text:p>0,437647809</text:p>
          </table:table-cell>
          <table:table-cell office:value-type="float" office:value="6.63932865168493" calcext:value-type="float">
            <text:p>6,6393286517</text:p>
          </table:table-cell>
          <table:table-cell office:value-type="float" office:value="10.4780379695157" calcext:value-type="float">
            <text:p>10,4780379695</text:p>
          </table:table-cell>
          <table:table-cell office:value-type="float" office:value="7.32475736195505" calcext:value-type="float">
            <text:p>7,324757362</text:p>
          </table:table-cell>
          <table:table-cell office:value-type="float" office:value="9.88014487399599" calcext:value-type="float">
            <text:p>9,880144874</text:p>
          </table:table-cell>
          <table:table-cell office:value-type="float" office:value="0.239660076609945" calcext:value-type="float">
            <text:p>0,2396600766</text:p>
          </table:table-cell>
          <table:table-cell office:value-type="float" office:value="0.281811387843683" calcext:value-type="float">
            <text:p>0,2818113878</text:p>
          </table:table-cell>
          <table:table-cell office:value-type="float" office:value="0.243509147860674" calcext:value-type="float">
            <text:p>0,2435091479</text:p>
          </table:table-cell>
          <table:table-cell office:value-type="float" office:value="0.275377555076768" calcext:value-type="float">
            <text:p>0,2753775551</text:p>
          </table:table-cell>
          <table:table-cell office:value-type="float" office:value="0.034424032572928" calcext:value-type="float">
            <text:p>0,0344240326</text:p>
          </table:table-cell>
          <table:table-cell office:value-type="float" office:value="0.0398314545685981" calcext:value-type="float">
            <text:p>0,0398314546</text:p>
          </table:table-cell>
          <table:table-cell office:value-type="float" office:value="0.0311939733312774" calcext:value-type="float">
            <text:p>0,0311939733</text:p>
          </table:table-cell>
          <table:table-cell office:value-type="float" office:value="0.044300916380137" calcext:value-type="float">
            <text:p>0,0443009164</text:p>
          </table:table-cell>
          <table:table-cell table:number-columns-repeated="1007"/>
        </table:table-row>
        <table:table-row table:style-name="ro2">
          <table:table-cell office:value-type="float" office:value="115" calcext:value-type="float">
            <text:p>115</text:p>
          </table:table-cell>
          <table:table-cell office:value-type="float" office:value="0.38727304831532" calcext:value-type="float">
            <text:p>0,3872730483</text:p>
          </table:table-cell>
          <table:table-cell office:value-type="float" office:value="0.445760913326268" calcext:value-type="float">
            <text:p>0,4457609133</text:p>
          </table:table-cell>
          <table:table-cell office:value-type="float" office:value="0.390918065254804" calcext:value-type="float">
            <text:p>0,3909180653</text:p>
          </table:table-cell>
          <table:table-cell office:value-type="float" office:value="0.440560647841946" calcext:value-type="float">
            <text:p>0,4405606478</text:p>
          </table:table-cell>
          <table:table-cell office:value-type="float" office:value="6.6131671301259" calcext:value-type="float">
            <text:p>6,6131671301</text:p>
          </table:table-cell>
          <table:table-cell office:value-type="float" office:value="9.97102420821073" calcext:value-type="float">
            <text:p>9,9710242082</text:p>
          </table:table-cell>
          <table:table-cell office:value-type="float" office:value="6.95002697713121" calcext:value-type="float">
            <text:p>6,9500269771</text:p>
          </table:table-cell>
          <table:table-cell office:value-type="float" office:value="9.79659626853693" calcext:value-type="float">
            <text:p>9,7965962685</text:p>
          </table:table-cell>
          <table:table-cell office:value-type="float" office:value="0.239977255560351" calcext:value-type="float">
            <text:p>0,2399772556</text:p>
          </table:table-cell>
          <table:table-cell office:value-type="float" office:value="0.286235430626273" calcext:value-type="float">
            <text:p>0,2862354306</text:p>
          </table:table-cell>
          <table:table-cell office:value-type="float" office:value="0.244015122411656" calcext:value-type="float">
            <text:p>0,2440151224</text:p>
          </table:table-cell>
          <table:table-cell office:value-type="float" office:value="0.279325830533353" calcext:value-type="float">
            <text:p>0,2793258305</text:p>
          </table:table-cell>
          <table:table-cell office:value-type="float" office:value="0.0333753219332936" calcext:value-type="float">
            <text:p>0,0333753219</text:p>
          </table:table-cell>
          <table:table-cell office:value-type="float" office:value="0.0373301547129662" calcext:value-type="float">
            <text:p>0,0373301547</text:p>
          </table:table-cell>
          <table:table-cell office:value-type="float" office:value="0.0294263173200942" calcext:value-type="float">
            <text:p>0,0294263173</text:p>
          </table:table-cell>
          <table:table-cell office:value-type="float" office:value="0.0429024250066454" calcext:value-type="float">
            <text:p>0,042902425</text:p>
          </table:table-cell>
          <table:table-cell table:number-columns-repeated="1007"/>
        </table:table-row>
        <table:table-row table:style-name="ro2">
          <table:table-cell office:value-type="float" office:value="116" calcext:value-type="float">
            <text:p>116</text:p>
          </table:table-cell>
          <table:table-cell office:value-type="float" office:value="0.389105963168493" calcext:value-type="float">
            <text:p>0,3891059632</text:p>
          </table:table-cell>
          <table:table-cell office:value-type="float" office:value="0.444825367382934" calcext:value-type="float">
            <text:p>0,4448253674</text:p>
          </table:table-cell>
          <table:table-cell office:value-type="float" office:value="0.392490507304824" calcext:value-type="float">
            <text:p>0,3924905073</text:p>
          </table:table-cell>
          <table:table-cell office:value-type="float" office:value="0.440190319879853" calcext:value-type="float">
            <text:p>0,4401903199</text:p>
          </table:table-cell>
          <table:table-cell office:value-type="float" office:value="6.88499349844754" calcext:value-type="float">
            <text:p>6,8849934984</text:p>
          </table:table-cell>
          <table:table-cell office:value-type="float" office:value="10.3489773663391" calcext:value-type="float">
            <text:p>10,3489773663</text:p>
          </table:table-cell>
          <table:table-cell office:value-type="float" office:value="7.25408085638785" calcext:value-type="float">
            <text:p>7,2540808564</text:p>
          </table:table-cell>
          <table:table-cell office:value-type="float" office:value="10.0036382669079" calcext:value-type="float">
            <text:p>10,0036382669</text:p>
          </table:table-cell>
          <table:table-cell office:value-type="float" office:value="0.236156434869479" calcext:value-type="float">
            <text:p>0,2361564349</text:p>
          </table:table-cell>
          <table:table-cell office:value-type="float" office:value="0.282589669563812" calcext:value-type="float">
            <text:p>0,2825896696</text:p>
          </table:table-cell>
          <table:table-cell office:value-type="float" office:value="0.239625426983653" calcext:value-type="float">
            <text:p>0,239625427</text:p>
          </table:table-cell>
          <table:table-cell office:value-type="float" office:value="0.276656813157045" calcext:value-type="float">
            <text:p>0,2766568132</text:p>
          </table:table-cell>
          <table:table-cell office:value-type="float" office:value="0.0333140709825796" calcext:value-type="float">
            <text:p>0,033314071</text:p>
          </table:table-cell>
          <table:table-cell office:value-type="float" office:value="0.0389146154842613" calcext:value-type="float">
            <text:p>0,0389146155</text:p>
          </table:table-cell>
          <table:table-cell office:value-type="float" office:value="0.0303699681145355" calcext:value-type="float">
            <text:p>0,0303699681</text:p>
          </table:table-cell>
          <table:table-cell office:value-type="float" office:value="0.0430067106219916" calcext:value-type="float">
            <text:p>0,0430067106</text:p>
          </table:table-cell>
          <table:table-cell table:number-columns-repeated="1007"/>
        </table:table-row>
        <table:table-row table:style-name="ro2">
          <table:table-cell office:value-type="float" office:value="117" calcext:value-type="float">
            <text:p>117</text:p>
          </table:table-cell>
          <table:table-cell office:value-type="float" office:value="0.394059769013687" calcext:value-type="float">
            <text:p>0,394059769</text:p>
          </table:table-cell>
          <table:table-cell office:value-type="float" office:value="0.451830163940227" calcext:value-type="float">
            <text:p>0,4518301639</text:p>
          </table:table-cell>
          <table:table-cell office:value-type="float" office:value="0.39848990211001" calcext:value-type="float">
            <text:p>0,3984899021</text:p>
          </table:table-cell>
          <table:table-cell office:value-type="float" office:value="0.446145612785853" calcext:value-type="float">
            <text:p>0,4461456128</text:p>
          </table:table-cell>
          <table:table-cell office:value-type="float" office:value="7.31969382058878" calcext:value-type="float">
            <text:p>7,3196938206</text:p>
          </table:table-cell>
          <table:table-cell office:value-type="float" office:value="10.8666002484166" calcext:value-type="float">
            <text:p>10,8666002484</text:p>
          </table:table-cell>
          <table:table-cell office:value-type="float" office:value="7.84142587992842" calcext:value-type="float">
            <text:p>7,8414258799</text:p>
          </table:table-cell>
          <table:table-cell office:value-type="float" office:value="10.3889561765694" calcext:value-type="float">
            <text:p>10,3889561766</text:p>
          </table:table-cell>
          <table:table-cell office:value-type="float" office:value="0.237935674926118" calcext:value-type="float">
            <text:p>0,2379356749</text:p>
          </table:table-cell>
          <table:table-cell office:value-type="float" office:value="0.290364283092375" calcext:value-type="float">
            <text:p>0,2903642831</text:p>
          </table:table-cell>
          <table:table-cell office:value-type="float" office:value="0.241995007975935" calcext:value-type="float">
            <text:p>0,241995008</text:p>
          </table:table-cell>
          <table:table-cell office:value-type="float" office:value="0.283304509078046" calcext:value-type="float">
            <text:p>0,2833045091</text:p>
          </table:table-cell>
          <table:table-cell office:value-type="float" office:value="0.0316734243578516" calcext:value-type="float">
            <text:p>0,0316734244</text:p>
          </table:table-cell>
          <table:table-cell office:value-type="float" office:value="0.0359833277670638" calcext:value-type="float">
            <text:p>0,0359833278</text:p>
          </table:table-cell>
          <table:table-cell office:value-type="float" office:value="0.0286742131777407" calcext:value-type="float">
            <text:p>0,0286742132</text:p>
          </table:table-cell>
          <table:table-cell office:value-type="float" office:value="0.040155402013874" calcext:value-type="float">
            <text:p>0,040155402</text:p>
          </table:table-cell>
          <table:table-cell table:number-columns-repeated="1007"/>
        </table:table-row>
        <table:table-row table:style-name="ro2">
          <table:table-cell office:value-type="float" office:value="118" calcext:value-type="float">
            <text:p>118</text:p>
          </table:table-cell>
          <table:table-cell office:value-type="float" office:value="0.389390522460569" calcext:value-type="float">
            <text:p>0,3893905225</text:p>
          </table:table-cell>
          <table:table-cell office:value-type="float" office:value="0.44878012126175" calcext:value-type="float">
            <text:p>0,4487801213</text:p>
          </table:table-cell>
          <table:table-cell office:value-type="float" office:value="0.392892183718542" calcext:value-type="float">
            <text:p>0,3928921837</text:p>
          </table:table-cell>
          <table:table-cell office:value-type="float" office:value="0.444451635978183" calcext:value-type="float">
            <text:p>0,444451636</text:p>
          </table:table-cell>
          <table:table-cell office:value-type="float" office:value="6.94951309117956" calcext:value-type="float">
            <text:p>6,9495130912</text:p>
          </table:table-cell>
          <table:table-cell office:value-type="float" office:value="9.96396266662784" calcext:value-type="float">
            <text:p>9,9639626666</text:p>
          </table:table-cell>
          <table:table-cell office:value-type="float" office:value="7.39286853617763" calcext:value-type="float">
            <text:p>7,3928685362</text:p>
          </table:table-cell>
          <table:table-cell office:value-type="float" office:value="9.76141855984083" calcext:value-type="float">
            <text:p>9,7614185598</text:p>
          </table:table-cell>
          <table:table-cell office:value-type="float" office:value="0.242558393872347" calcext:value-type="float">
            <text:p>0,2425583939</text:p>
          </table:table-cell>
          <table:table-cell office:value-type="float" office:value="0.294437296426337" calcext:value-type="float">
            <text:p>0,2944372964</text:p>
          </table:table-cell>
          <table:table-cell office:value-type="float" office:value="0.245420735616559" calcext:value-type="float">
            <text:p>0,2454207356</text:p>
          </table:table-cell>
          <table:table-cell office:value-type="float" office:value="0.289459143971067" calcext:value-type="float">
            <text:p>0,289459144</text:p>
          </table:table-cell>
          <table:table-cell office:value-type="float" office:value="0.0325589634618332" calcext:value-type="float">
            <text:p>0,0325589635</text:p>
          </table:table-cell>
          <table:table-cell office:value-type="float" office:value="0.0389043814111726" calcext:value-type="float">
            <text:p>0,0389043814</text:p>
          </table:table-cell>
          <table:table-cell office:value-type="float" office:value="0.0302563206346499" calcext:value-type="float">
            <text:p>0,0302563206</text:p>
          </table:table-cell>
          <table:table-cell office:value-type="float" office:value="0.0420990549816407" calcext:value-type="float">
            <text:p>0,042099055</text:p>
          </table:table-cell>
          <table:table-cell table:number-columns-repeated="1007"/>
        </table:table-row>
        <table:table-row table:style-name="ro2">
          <table:table-cell office:value-type="float" office:value="119" calcext:value-type="float">
            <text:p>119</text:p>
          </table:table-cell>
          <table:table-cell office:value-type="float" office:value="0.387376580053347" calcext:value-type="float">
            <text:p>0,3873765801</text:p>
          </table:table-cell>
          <table:table-cell office:value-type="float" office:value="0.446137673867648" calcext:value-type="float">
            <text:p>0,4461376739</text:p>
          </table:table-cell>
          <table:table-cell office:value-type="float" office:value="0.391146575123239" calcext:value-type="float">
            <text:p>0,3911465751</text:p>
          </table:table-cell>
          <table:table-cell office:value-type="float" office:value="0.441056029347132" calcext:value-type="float">
            <text:p>0,4410560293</text:p>
          </table:table-cell>
          <table:table-cell office:value-type="float" office:value="6.77626447606977" calcext:value-type="float">
            <text:p>6,7762644761</text:p>
          </table:table-cell>
          <table:table-cell office:value-type="float" office:value="10.5596472418833" calcext:value-type="float">
            <text:p>10,5596472419</text:p>
          </table:table-cell>
          <table:table-cell office:value-type="float" office:value="7.06966047354376" calcext:value-type="float">
            <text:p>7,0696604735</text:p>
          </table:table-cell>
          <table:table-cell office:value-type="float" office:value="10.2196995342574" calcext:value-type="float">
            <text:p>10,2196995343</text:p>
          </table:table-cell>
          <table:table-cell office:value-type="float" office:value="0.243215293542741" calcext:value-type="float">
            <text:p>0,2432152935</text:p>
          </table:table-cell>
          <table:table-cell office:value-type="float" office:value="0.291198517167751" calcext:value-type="float">
            <text:p>0,2911985172</text:p>
          </table:table-cell>
          <table:table-cell office:value-type="float" office:value="0.246269716384094" calcext:value-type="float">
            <text:p>0,2462697164</text:p>
          </table:table-cell>
          <table:table-cell office:value-type="float" office:value="0.285955705797245" calcext:value-type="float">
            <text:p>0,2859557058</text:p>
          </table:table-cell>
          <table:table-cell office:value-type="float" office:value="0.032365242486818" calcext:value-type="float">
            <text:p>0,0323652425</text:p>
          </table:table-cell>
          <table:table-cell office:value-type="float" office:value="0.0357439227949158" calcext:value-type="float">
            <text:p>0,0357439228</text:p>
          </table:table-cell>
          <table:table-cell office:value-type="float" office:value="0.0290795391687271" calcext:value-type="float">
            <text:p>0,0290795392</text:p>
          </table:table-cell>
          <table:table-cell office:value-type="float" office:value="0.0403975197420685" calcext:value-type="float">
            <text:p>0,0403975197</text:p>
          </table:table-cell>
          <table:table-cell table:number-columns-repeated="1007"/>
        </table:table-row>
        <table:table-row table:style-name="ro2">
          <table:table-cell office:value-type="float" office:value="120" calcext:value-type="float">
            <text:p>120</text:p>
          </table:table-cell>
          <table:table-cell office:value-type="float" office:value="0.387243017446441" calcext:value-type="float">
            <text:p>0,3872430174</text:p>
          </table:table-cell>
          <table:table-cell office:value-type="float" office:value="0.444313837726241" calcext:value-type="float">
            <text:p>0,4443138377</text:p>
          </table:table-cell>
          <table:table-cell office:value-type="float" office:value="0.390048711529529" calcext:value-type="float">
            <text:p>0,3900487115</text:p>
          </table:table-cell>
          <table:table-cell office:value-type="float" office:value="0.440678785690239" calcext:value-type="float">
            <text:p>0,4406787857</text:p>
          </table:table-cell>
          <table:table-cell office:value-type="float" office:value="7.07310469308944" calcext:value-type="float">
            <text:p>7,0731046931</text:p>
          </table:table-cell>
          <table:table-cell office:value-type="float" office:value="10.6455573758639" calcext:value-type="float">
            <text:p>10,6455573759</text:p>
          </table:table-cell>
          <table:table-cell office:value-type="float" office:value="7.39802256676494" calcext:value-type="float">
            <text:p>7,3980225668</text:p>
          </table:table-cell>
          <table:table-cell office:value-type="float" office:value="10.4562530624087" calcext:value-type="float">
            <text:p>10,4562530624</text:p>
          </table:table-cell>
          <table:table-cell office:value-type="float" office:value="0.2400038298273" calcext:value-type="float">
            <text:p>0,2400038298</text:p>
          </table:table-cell>
          <table:table-cell office:value-type="float" office:value="0.287751018424749" calcext:value-type="float">
            <text:p>0,2877510184</text:p>
          </table:table-cell>
          <table:table-cell office:value-type="float" office:value="0.242522556091411" calcext:value-type="float">
            <text:p>0,2425225561</text:p>
          </table:table-cell>
          <table:table-cell office:value-type="float" office:value="0.283399105340266" calcext:value-type="float">
            <text:p>0,2833991053</text:p>
          </table:table-cell>
          <table:table-cell office:value-type="float" office:value="0.0355690218827219" calcext:value-type="float">
            <text:p>0,0355690219</text:p>
          </table:table-cell>
          <table:table-cell office:value-type="float" office:value="0.0425505330025159" calcext:value-type="float">
            <text:p>0,042550533</text:p>
          </table:table-cell>
          <table:table-cell office:value-type="float" office:value="0.0315707555365428" calcext:value-type="float">
            <text:p>0,0315707555</text:p>
          </table:table-cell>
          <table:table-cell office:value-type="float" office:value="0.0482117085383221" calcext:value-type="float">
            <text:p>0,0482117085</text:p>
          </table:table-cell>
          <table:table-cell table:number-columns-repeated="1007"/>
        </table:table-row>
        <table:table-row table:style-name="ro2">
          <table:table-cell office:value-type="float" office:value="121" calcext:value-type="float">
            <text:p>121</text:p>
          </table:table-cell>
          <table:table-cell office:value-type="float" office:value="0.382403216451049" calcext:value-type="float">
            <text:p>0,3824032165</text:p>
          </table:table-cell>
          <table:table-cell office:value-type="float" office:value="0.438840863751358" calcext:value-type="float">
            <text:p>0,4388408638</text:p>
          </table:table-cell>
          <table:table-cell office:value-type="float" office:value="0.385938932938997" calcext:value-type="float">
            <text:p>0,3859389329</text:p>
          </table:table-cell>
          <table:table-cell office:value-type="float" office:value="0.434887270080378" calcext:value-type="float">
            <text:p>0,4348872701</text:p>
          </table:table-cell>
          <table:table-cell office:value-type="float" office:value="6.89484940064117" calcext:value-type="float">
            <text:p>6,8948494006</text:p>
          </table:table-cell>
          <table:table-cell office:value-type="float" office:value="10.2509879544493" calcext:value-type="float">
            <text:p>10,2509879544</text:p>
          </table:table-cell>
          <table:table-cell office:value-type="float" office:value="7.11585833721883" calcext:value-type="float">
            <text:p>7,1158583372</text:p>
          </table:table-cell>
          <table:table-cell office:value-type="float" office:value="9.84408151241716" calcext:value-type="float">
            <text:p>9,8440815124</text:p>
          </table:table-cell>
          <table:table-cell office:value-type="float" office:value="0.238511407360218" calcext:value-type="float">
            <text:p>0,2385114074</text:p>
          </table:table-cell>
          <table:table-cell office:value-type="float" office:value="0.28773548961302" calcext:value-type="float">
            <text:p>0,2877354896</text:p>
          </table:table-cell>
          <table:table-cell office:value-type="float" office:value="0.241749648032677" calcext:value-type="float">
            <text:p>0,241749648</text:p>
          </table:table-cell>
          <table:table-cell office:value-type="float" office:value="0.282146263916728" calcext:value-type="float">
            <text:p>0,2821462639</text:p>
          </table:table-cell>
          <table:table-cell office:value-type="float" office:value="0.0356307318312926" calcext:value-type="float">
            <text:p>0,0356307318</text:p>
          </table:table-cell>
          <table:table-cell office:value-type="float" office:value="0.0381348363112617" calcext:value-type="float">
            <text:p>0,0381348363</text:p>
          </table:table-cell>
          <table:table-cell office:value-type="float" office:value="0.030671827785604" calcext:value-type="float">
            <text:p>0,0306718278</text:p>
          </table:table-cell>
          <table:table-cell office:value-type="float" office:value="0.0451897353048968" calcext:value-type="float">
            <text:p>0,0451897353</text:p>
          </table:table-cell>
          <table:table-cell table:number-columns-repeated="1007"/>
        </table:table-row>
        <table:table-row table:style-name="ro2">
          <table:table-cell office:value-type="float" office:value="122" calcext:value-type="float">
            <text:p>122</text:p>
          </table:table-cell>
          <table:table-cell office:value-type="float" office:value="0.381073855339205" calcext:value-type="float">
            <text:p>0,3810738553</text:p>
          </table:table-cell>
          <table:table-cell office:value-type="float" office:value="0.439602373819761" calcext:value-type="float">
            <text:p>0,4396023738</text:p>
          </table:table-cell>
          <table:table-cell office:value-type="float" office:value="0.384112080803116" calcext:value-type="float">
            <text:p>0,3841120808</text:p>
          </table:table-cell>
          <table:table-cell office:value-type="float" office:value="0.435601178588045" calcext:value-type="float">
            <text:p>0,4356011786</text:p>
          </table:table-cell>
          <table:table-cell office:value-type="float" office:value="6.45548100518459" calcext:value-type="float">
            <text:p>6,4554810052</text:p>
          </table:table-cell>
          <table:table-cell office:value-type="float" office:value="10.5293859926765" calcext:value-type="float">
            <text:p>10,5293859927</text:p>
          </table:table-cell>
          <table:table-cell office:value-type="float" office:value="6.77896633815322" calcext:value-type="float">
            <text:p>6,7789663382</text:p>
          </table:table-cell>
          <table:table-cell office:value-type="float" office:value="9.58672429313708" calcext:value-type="float">
            <text:p>9,5867242931</text:p>
          </table:table-cell>
          <table:table-cell office:value-type="float" office:value="0.240511620764414" calcext:value-type="float">
            <text:p>0,2405116208</text:p>
          </table:table-cell>
          <table:table-cell office:value-type="float" office:value="0.287036094154806" calcext:value-type="float">
            <text:p>0,2870360942</text:p>
          </table:table-cell>
          <table:table-cell office:value-type="float" office:value="0.243231084168174" calcext:value-type="float">
            <text:p>0,2432310842</text:p>
          </table:table-cell>
          <table:table-cell office:value-type="float" office:value="0.282365623164991" calcext:value-type="float">
            <text:p>0,2823656232</text:p>
          </table:table-cell>
          <table:table-cell office:value-type="float" office:value="0.0311978178218964" calcext:value-type="float">
            <text:p>0,0311978178</text:p>
          </table:table-cell>
          <table:table-cell office:value-type="float" office:value="0.0381745245844337" calcext:value-type="float">
            <text:p>0,0381745246</text:p>
          </table:table-cell>
          <table:table-cell office:value-type="float" office:value="0.0290080926181034" calcext:value-type="float">
            <text:p>0,0290080926</text:p>
          </table:table-cell>
          <table:table-cell office:value-type="float" office:value="0.0412156057637699" calcext:value-type="float">
            <text:p>0,0412156058</text:p>
          </table:table-cell>
          <table:table-cell table:number-columns-repeated="1007"/>
        </table:table-row>
        <table:table-row table:style-name="ro2">
          <table:table-cell office:value-type="float" office:value="123" calcext:value-type="float">
            <text:p>123</text:p>
          </table:table-cell>
          <table:table-cell office:value-type="float" office:value="0.379259669124615" calcext:value-type="float">
            <text:p>0,3792596691</text:p>
          </table:table-cell>
          <table:table-cell office:value-type="float" office:value="0.435243084201298" calcext:value-type="float">
            <text:p>0,4352430842</text:p>
          </table:table-cell>
          <table:table-cell office:value-type="float" office:value="0.381785444044221" calcext:value-type="float">
            <text:p>0,381785444</text:p>
          </table:table-cell>
          <table:table-cell office:value-type="float" office:value="0.431746221099354" calcext:value-type="float">
            <text:p>0,4317462211</text:p>
          </table:table-cell>
          <table:table-cell office:value-type="float" office:value="6.64340985427261" calcext:value-type="float">
            <text:p>6,6434098543</text:p>
          </table:table-cell>
          <table:table-cell office:value-type="float" office:value="10.7639334282324" calcext:value-type="float">
            <text:p>10,7639334282</text:p>
          </table:table-cell>
          <table:table-cell office:value-type="float" office:value="6.96439778414445" calcext:value-type="float">
            <text:p>6,9643977841</text:p>
          </table:table-cell>
          <table:table-cell office:value-type="float" office:value="10.0098719712708" calcext:value-type="float">
            <text:p>10,0098719713</text:p>
          </table:table-cell>
          <table:table-cell office:value-type="float" office:value="0.247405457504955" calcext:value-type="float">
            <text:p>0,2474054575</text:p>
          </table:table-cell>
          <table:table-cell office:value-type="float" office:value="0.29913757584796" calcext:value-type="float">
            <text:p>0,2991375758</text:p>
          </table:table-cell>
          <table:table-cell office:value-type="float" office:value="0.250137618112667" calcext:value-type="float">
            <text:p>0,2501376181</text:p>
          </table:table-cell>
          <table:table-cell office:value-type="float" office:value="0.294392303087275" calcext:value-type="float">
            <text:p>0,2943923031</text:p>
          </table:table-cell>
          <table:table-cell office:value-type="float" office:value="0.0317278361531565" calcext:value-type="float">
            <text:p>0,0317278362</text:p>
          </table:table-cell>
          <table:table-cell office:value-type="float" office:value="0.0382862344772158" calcext:value-type="float">
            <text:p>0,0382862345</text:p>
          </table:table-cell>
          <table:table-cell office:value-type="float" office:value="0.0291628380681651" calcext:value-type="float">
            <text:p>0,0291628381</text:p>
          </table:table-cell>
          <table:table-cell office:value-type="float" office:value="0.0418715465932662" calcext:value-type="float">
            <text:p>0,0418715466</text:p>
          </table:table-cell>
          <table:table-cell table:number-columns-repeated="1007"/>
        </table:table-row>
        <table:table-row table:style-name="ro2">
          <table:table-cell office:value-type="float" office:value="124" calcext:value-type="float">
            <text:p>124</text:p>
          </table:table-cell>
          <table:table-cell office:value-type="float" office:value="0.380848645507626" calcext:value-type="float">
            <text:p>0,3808486455</text:p>
          </table:table-cell>
          <table:table-cell office:value-type="float" office:value="0.438167959239893" calcext:value-type="float">
            <text:p>0,4381679592</text:p>
          </table:table-cell>
          <table:table-cell office:value-type="float" office:value="0.383664225831906" calcext:value-type="float">
            <text:p>0,3836642258</text:p>
          </table:table-cell>
          <table:table-cell office:value-type="float" office:value="0.434755121864101" calcext:value-type="float">
            <text:p>0,4347551219</text:p>
          </table:table-cell>
          <table:table-cell office:value-type="float" office:value="6.40941930141358" calcext:value-type="float">
            <text:p>6,4094193014</text:p>
          </table:table-cell>
          <table:table-cell office:value-type="float" office:value="9.77251837332068" calcext:value-type="float">
            <text:p>9,7725183733</text:p>
          </table:table-cell>
          <table:table-cell office:value-type="float" office:value="6.77849608830264" calcext:value-type="float">
            <text:p>6,7784960883</text:p>
          </table:table-cell>
          <table:table-cell office:value-type="float" office:value="9.29288751262794" calcext:value-type="float">
            <text:p>9,2928875126</text:p>
          </table:table-cell>
          <table:table-cell office:value-type="float" office:value="0.249452251753894" calcext:value-type="float">
            <text:p>0,2494522518</text:p>
          </table:table-cell>
          <table:table-cell office:value-type="float" office:value="0.303645778024014" calcext:value-type="float">
            <text:p>0,303645778</text:p>
          </table:table-cell>
          <table:table-cell office:value-type="float" office:value="0.252098698348412" calcext:value-type="float">
            <text:p>0,2520986983</text:p>
          </table:table-cell>
          <table:table-cell office:value-type="float" office:value="0.29900578692566" calcext:value-type="float">
            <text:p>0,2990057869</text:p>
          </table:table-cell>
          <table:table-cell office:value-type="float" office:value="0.0355788377864872" calcext:value-type="float">
            <text:p>0,0355788378</text:p>
          </table:table-cell>
          <table:table-cell office:value-type="float" office:value="0.0451349796507958" calcext:value-type="float">
            <text:p>0,0451349797</text:p>
          </table:table-cell>
          <table:table-cell office:value-type="float" office:value="0.0330274074466545" calcext:value-type="float">
            <text:p>0,0330274074</text:p>
          </table:table-cell>
          <table:table-cell office:value-type="float" office:value="0.0486677624338527" calcext:value-type="float">
            <text:p>0,0486677624</text:p>
          </table:table-cell>
          <table:table-cell table:number-columns-repeated="1007"/>
        </table:table-row>
        <table:table-row table:style-name="ro2">
          <table:table-cell office:value-type="float" office:value="125" calcext:value-type="float">
            <text:p>125</text:p>
          </table:table-cell>
          <table:table-cell office:value-type="float" office:value="0.381830847671806" calcext:value-type="float">
            <text:p>0,3818308477</text:p>
          </table:table-cell>
          <table:table-cell office:value-type="float" office:value="0.439389577543198" calcext:value-type="float">
            <text:p>0,4393895775</text:p>
          </table:table-cell>
          <table:table-cell office:value-type="float" office:value="0.385273826438199" calcext:value-type="float">
            <text:p>0,3852738264</text:p>
          </table:table-cell>
          <table:table-cell office:value-type="float" office:value="0.434565528843634" calcext:value-type="float">
            <text:p>0,4345655288</text:p>
          </table:table-cell>
          <table:table-cell office:value-type="float" office:value="6.55331561379124" calcext:value-type="float">
            <text:p>6,5533156138</text:p>
          </table:table-cell>
          <table:table-cell office:value-type="float" office:value="10.2921797282039" calcext:value-type="float">
            <text:p>10,2921797282</text:p>
          </table:table-cell>
          <table:table-cell office:value-type="float" office:value="6.89812420193517" calcext:value-type="float">
            <text:p>6,8981242019</text:p>
          </table:table-cell>
          <table:table-cell office:value-type="float" office:value="10.0202046209301" calcext:value-type="float">
            <text:p>10,0202046209</text:p>
          </table:table-cell>
          <table:table-cell office:value-type="float" office:value="0.258379899221104" calcext:value-type="float">
            <text:p>0,2583798992</text:p>
          </table:table-cell>
          <table:table-cell office:value-type="float" office:value="0.319425085195144" calcext:value-type="float">
            <text:p>0,3194250852</text:p>
          </table:table-cell>
          <table:table-cell office:value-type="float" office:value="0.262115199341746" calcext:value-type="float">
            <text:p>0,2621151993</text:p>
          </table:table-cell>
          <table:table-cell office:value-type="float" office:value="0.312860410664434" calcext:value-type="float">
            <text:p>0,3128604107</text:p>
          </table:table-cell>
          <table:table-cell office:value-type="float" office:value="0.0327581547106012" calcext:value-type="float">
            <text:p>0,0327581547</text:p>
          </table:table-cell>
          <table:table-cell office:value-type="float" office:value="0.0401342702016762" calcext:value-type="float">
            <text:p>0,0401342702</text:p>
          </table:table-cell>
          <table:table-cell office:value-type="float" office:value="0.0294191630214307" calcext:value-type="float">
            <text:p>0,029419163</text:p>
          </table:table-cell>
          <table:table-cell office:value-type="float" office:value="0.0447358298212552" calcext:value-type="float">
            <text:p>0,0447358298</text:p>
          </table:table-cell>
          <table:table-cell table:number-columns-repeated="1007"/>
        </table:table-row>
        <table:table-row table:style-name="ro2">
          <table:table-cell office:value-type="float" office:value="126" calcext:value-type="float">
            <text:p>126</text:p>
          </table:table-cell>
          <table:table-cell office:value-type="float" office:value="0.378042486653265" calcext:value-type="float">
            <text:p>0,3780424867</text:p>
          </table:table-cell>
          <table:table-cell office:value-type="float" office:value="0.432100637917314" calcext:value-type="float">
            <text:p>0,4321006379</text:p>
          </table:table-cell>
          <table:table-cell office:value-type="float" office:value="0.380279486733844" calcext:value-type="float">
            <text:p>0,3802794867</text:p>
          </table:table-cell>
          <table:table-cell office:value-type="float" office:value="0.429131378470021" calcext:value-type="float">
            <text:p>0,4291313785</text:p>
          </table:table-cell>
          <table:table-cell office:value-type="float" office:value="6.35812449973188" calcext:value-type="float">
            <text:p>6,3581244997</text:p>
          </table:table-cell>
          <table:table-cell office:value-type="float" office:value="10.267756701257" calcext:value-type="float">
            <text:p>10,2677567013</text:p>
          </table:table-cell>
          <table:table-cell office:value-type="float" office:value="6.69602980043018" calcext:value-type="float">
            <text:p>6,6960298004</text:p>
          </table:table-cell>
          <table:table-cell office:value-type="float" office:value="9.83779363412145" calcext:value-type="float">
            <text:p>9,8377936341</text:p>
          </table:table-cell>
          <table:table-cell office:value-type="float" office:value="0.246987713778533" calcext:value-type="float">
            <text:p>0,2469877138</text:p>
          </table:table-cell>
          <table:table-cell office:value-type="float" office:value="0.305241569260389" calcext:value-type="float">
            <text:p>0,3052415693</text:p>
          </table:table-cell>
          <table:table-cell office:value-type="float" office:value="0.249307108753401" calcext:value-type="float">
            <text:p>0,2493071088</text:p>
          </table:table-cell>
          <table:table-cell office:value-type="float" office:value="0.301107770278098" calcext:value-type="float">
            <text:p>0,3011077703</text:p>
          </table:table-cell>
          <table:table-cell office:value-type="float" office:value="0.0339666012303451" calcext:value-type="float">
            <text:p>0,0339666012</text:p>
          </table:table-cell>
          <table:table-cell office:value-type="float" office:value="0.0426553868744291" calcext:value-type="float">
            <text:p>0,0426553869</text:p>
          </table:table-cell>
          <table:table-cell office:value-type="float" office:value="0.0309110278371123" calcext:value-type="float">
            <text:p>0,0309110278</text:p>
          </table:table-cell>
          <table:table-cell office:value-type="float" office:value="0.0469496723371194" calcext:value-type="float">
            <text:p>0,0469496723</text:p>
          </table:table-cell>
          <table:table-cell table:number-columns-repeated="1007"/>
        </table:table-row>
        <table:table-row table:style-name="ro2">
          <table:table-cell office:value-type="float" office:value="127" calcext:value-type="float">
            <text:p>127</text:p>
          </table:table-cell>
          <table:table-cell office:value-type="float" office:value="0.383038266721464" calcext:value-type="float">
            <text:p>0,3830382667</text:p>
          </table:table-cell>
          <table:table-cell office:value-type="float" office:value="0.438585912548014" calcext:value-type="float">
            <text:p>0,4385859125</text:p>
          </table:table-cell>
          <table:table-cell office:value-type="float" office:value="0.38501495847347" calcext:value-type="float">
            <text:p>0,3850149585</text:p>
          </table:table-cell>
          <table:table-cell office:value-type="float" office:value="0.4362098890144" calcext:value-type="float">
            <text:p>0,436209889</text:p>
          </table:table-cell>
          <table:table-cell office:value-type="float" office:value="6.70836966336552" calcext:value-type="float">
            <text:p>6,7083696634</text:p>
          </table:table-cell>
          <table:table-cell office:value-type="float" office:value="10.5410461665646" calcext:value-type="float">
            <text:p>10,5410461666</text:p>
          </table:table-cell>
          <table:table-cell office:value-type="float" office:value="6.87083958230251" calcext:value-type="float">
            <text:p>6,8708395823</text:p>
          </table:table-cell>
          <table:table-cell office:value-type="float" office:value="10.331708676947" calcext:value-type="float">
            <text:p>10,3317086769</text:p>
          </table:table-cell>
          <table:table-cell office:value-type="float" office:value="0.25745394551075" calcext:value-type="float">
            <text:p>0,2574539455</text:p>
          </table:table-cell>
          <table:table-cell office:value-type="float" office:value="0.324083314332826" calcext:value-type="float">
            <text:p>0,3240833143</text:p>
          </table:table-cell>
          <table:table-cell office:value-type="float" office:value="0.259692645310202" calcext:value-type="float">
            <text:p>0,2596926453</text:p>
          </table:table-cell>
          <table:table-cell office:value-type="float" office:value="0.319941481223096" calcext:value-type="float">
            <text:p>0,3199414812</text:p>
          </table:table-cell>
          <table:table-cell office:value-type="float" office:value="0.0365210350803053" calcext:value-type="float">
            <text:p>0,0365210351</text:p>
          </table:table-cell>
          <table:table-cell office:value-type="float" office:value="0.0435230628390525" calcext:value-type="float">
            <text:p>0,0435230628</text:p>
          </table:table-cell>
          <table:table-cell office:value-type="float" office:value="0.0322716584265345" calcext:value-type="float">
            <text:p>0,0322716584</text:p>
          </table:table-cell>
          <table:table-cell office:value-type="float" office:value="0.0495526510274618" calcext:value-type="float">
            <text:p>0,049552651</text:p>
          </table:table-cell>
          <table:table-cell table:number-columns-repeated="1007"/>
        </table:table-row>
        <table:table-row table:style-name="ro2">
          <table:table-cell office:value-type="float" office:value="128" calcext:value-type="float">
            <text:p>128</text:p>
          </table:table-cell>
          <table:table-cell office:value-type="float" office:value="0.384624831448547" calcext:value-type="float">
            <text:p>0,3846248314</text:p>
          </table:table-cell>
          <table:table-cell office:value-type="float" office:value="0.437092669810019" calcext:value-type="float">
            <text:p>0,4370926698</text:p>
          </table:table-cell>
          <table:table-cell office:value-type="float" office:value="0.385850171996173" calcext:value-type="float">
            <text:p>0,385850172</text:p>
          </table:table-cell>
          <table:table-cell office:value-type="float" office:value="0.436026611302377" calcext:value-type="float">
            <text:p>0,4360266113</text:p>
          </table:table-cell>
          <table:table-cell office:value-type="float" office:value="6.54168766091427" calcext:value-type="float">
            <text:p>6,5416876609</text:p>
          </table:table-cell>
          <table:table-cell office:value-type="float" office:value="9.95009253553613" calcext:value-type="float">
            <text:p>9,9500925355</text:p>
          </table:table-cell>
          <table:table-cell office:value-type="float" office:value="6.76685783816833" calcext:value-type="float">
            <text:p>6,7668578382</text:p>
          </table:table-cell>
          <table:table-cell office:value-type="float" office:value="9.96733637082687" calcext:value-type="float">
            <text:p>9,9673363708</text:p>
          </table:table-cell>
          <table:table-cell office:value-type="float" office:value="0.255660304422692" calcext:value-type="float">
            <text:p>0,2556603044</text:p>
          </table:table-cell>
          <table:table-cell office:value-type="float" office:value="0.312827823565448" calcext:value-type="float">
            <text:p>0,3128278236</text:p>
          </table:table-cell>
          <table:table-cell office:value-type="float" office:value="0.257737624316429" calcext:value-type="float">
            <text:p>0,2577376243</text:p>
          </table:table-cell>
          <table:table-cell office:value-type="float" office:value="0.309127805113611" calcext:value-type="float">
            <text:p>0,3091278051</text:p>
          </table:table-cell>
          <table:table-cell office:value-type="float" office:value="0.0338262575718158" calcext:value-type="float">
            <text:p>0,0338262576</text:p>
          </table:table-cell>
          <table:table-cell office:value-type="float" office:value="0.0389953580585676" calcext:value-type="float">
            <text:p>0,0389953581</text:p>
          </table:table-cell>
          <table:table-cell office:value-type="float" office:value="0.031195607380631" calcext:value-type="float">
            <text:p>0,0311956074</text:p>
          </table:table-cell>
          <table:table-cell office:value-type="float" office:value="0.0427696209276284" calcext:value-type="float">
            <text:p>0,0427696209</text:p>
          </table:table-cell>
          <table:table-cell table:number-columns-repeated="1007"/>
        </table:table-row>
        <table:table-row table:style-name="ro2">
          <table:table-cell office:value-type="float" office:value="129" calcext:value-type="float">
            <text:p>129</text:p>
          </table:table-cell>
          <table:table-cell office:value-type="float" office:value="0.385487426793377" calcext:value-type="float">
            <text:p>0,3854874268</text:p>
          </table:table-cell>
          <table:table-cell office:value-type="float" office:value="0.434250648537816" calcext:value-type="float">
            <text:p>0,4342506485</text:p>
          </table:table-cell>
          <table:table-cell office:value-type="float" office:value="0.387615293414944" calcext:value-type="float">
            <text:p>0,3876152934</text:p>
          </table:table-cell>
          <table:table-cell office:value-type="float" office:value="0.431676482177722" calcext:value-type="float">
            <text:p>0,4316764822</text:p>
          </table:table-cell>
          <table:table-cell office:value-type="float" office:value="6.4109404922328" calcext:value-type="float">
            <text:p>6,4109404922</text:p>
          </table:table-cell>
          <table:table-cell office:value-type="float" office:value="10.1174489475219" calcext:value-type="float">
            <text:p>10,1174489475</text:p>
          </table:table-cell>
          <table:table-cell office:value-type="float" office:value="6.63206806044983" calcext:value-type="float">
            <text:p>6,6320680604</text:p>
          </table:table-cell>
          <table:table-cell office:value-type="float" office:value="9.63275494226357" calcext:value-type="float">
            <text:p>9,6327549423</text:p>
          </table:table-cell>
          <table:table-cell office:value-type="float" office:value="0.25841045451129" calcext:value-type="float">
            <text:p>0,2584104545</text:p>
          </table:table-cell>
          <table:table-cell office:value-type="float" office:value="0.317999484461501" calcext:value-type="float">
            <text:p>0,3179994845</text:p>
          </table:table-cell>
          <table:table-cell office:value-type="float" office:value="0.26091862387221" calcext:value-type="float">
            <text:p>0,2609186239</text:p>
          </table:table-cell>
          <table:table-cell office:value-type="float" office:value="0.313551235684518" calcext:value-type="float">
            <text:p>0,3135512357</text:p>
          </table:table-cell>
          <table:table-cell office:value-type="float" office:value="0.0342626125388276" calcext:value-type="float">
            <text:p>0,0342626125</text:p>
          </table:table-cell>
          <table:table-cell office:value-type="float" office:value="0.0346317618555767" calcext:value-type="float">
            <text:p>0,0346317619</text:p>
          </table:table-cell>
          <table:table-cell office:value-type="float" office:value="0.0286872965543129" calcext:value-type="float">
            <text:p>0,0286872966</text:p>
          </table:table-cell>
          <table:table-cell office:value-type="float" office:value="0.0426770009523201" calcext:value-type="float">
            <text:p>0,042677001</text:p>
          </table:table-cell>
          <table:table-cell table:number-columns-repeated="1007"/>
        </table:table-row>
        <table:table-row table:style-name="ro2">
          <table:table-cell office:value-type="float" office:value="130" calcext:value-type="float">
            <text:p>130</text:p>
          </table:table-cell>
          <table:table-cell office:value-type="float" office:value="0.381242630215609" calcext:value-type="float">
            <text:p>0,3812426302</text:p>
          </table:table-cell>
          <table:table-cell office:value-type="float" office:value="0.425584623716151" calcext:value-type="float">
            <text:p>0,4255846237</text:p>
          </table:table-cell>
          <table:table-cell office:value-type="float" office:value="0.382787420464789" calcext:value-type="float">
            <text:p>0,3827874205</text:p>
          </table:table-cell>
          <table:table-cell office:value-type="float" office:value="0.42425690582313" calcext:value-type="float">
            <text:p>0,4242569058</text:p>
          </table:table-cell>
          <table:table-cell office:value-type="float" office:value="6.03737314179197" calcext:value-type="float">
            <text:p>6,0373731418</text:p>
          </table:table-cell>
          <table:table-cell office:value-type="float" office:value="8.84337379078283" calcext:value-type="float">
            <text:p>8,8433737908</text:p>
          </table:table-cell>
          <table:table-cell office:value-type="float" office:value="6.24136401054747" calcext:value-type="float">
            <text:p>6,2413640105</text:p>
          </table:table-cell>
          <table:table-cell office:value-type="float" office:value="8.82461812997004" calcext:value-type="float">
            <text:p>8,82461813</text:p>
          </table:table-cell>
          <table:table-cell office:value-type="float" office:value="0.244560296913873" calcext:value-type="float">
            <text:p>0,2445602969</text:p>
          </table:table-cell>
          <table:table-cell office:value-type="float" office:value="0.305182385734226" calcext:value-type="float">
            <text:p>0,3051823857</text:p>
          </table:table-cell>
          <table:table-cell office:value-type="float" office:value="0.246030892475583" calcext:value-type="float">
            <text:p>0,2460308925</text:p>
          </table:table-cell>
          <table:table-cell office:value-type="float" office:value="0.302531526281908" calcext:value-type="float">
            <text:p>0,3025315263</text:p>
          </table:table-cell>
          <table:table-cell office:value-type="float" office:value="0.0329349345963047" calcext:value-type="float">
            <text:p>0,0329349346</text:p>
          </table:table-cell>
          <table:table-cell office:value-type="float" office:value="0.038172932354712" calcext:value-type="float">
            <text:p>0,0381729324</text:p>
          </table:table-cell>
          <table:table-cell office:value-type="float" office:value="0.0309492889252124" calcext:value-type="float">
            <text:p>0,0309492889</text:p>
          </table:table-cell>
          <table:table-cell office:value-type="float" office:value="0.0410010596195025" calcext:value-type="float">
            <text:p>0,0410010596</text:p>
          </table:table-cell>
          <table:table-cell table:number-columns-repeated="1007"/>
        </table:table-row>
        <table:table-row table:style-name="ro2">
          <table:table-cell office:value-type="float" office:value="131" calcext:value-type="float">
            <text:p>131</text:p>
          </table:table-cell>
          <table:table-cell office:value-type="float" office:value="0.384082714462258" calcext:value-type="float">
            <text:p>0,3840827145</text:p>
          </table:table-cell>
          <table:table-cell office:value-type="float" office:value="0.426251827445177" calcext:value-type="float">
            <text:p>0,4262518274</text:p>
          </table:table-cell>
          <table:table-cell office:value-type="float" office:value="0.385719071336058" calcext:value-type="float">
            <text:p>0,3857190713</text:p>
          </table:table-cell>
          <table:table-cell office:value-type="float" office:value="0.425022836837105" calcext:value-type="float">
            <text:p>0,4250228368</text:p>
          </table:table-cell>
          <table:table-cell office:value-type="float" office:value="6.25883117757296" calcext:value-type="float">
            <text:p>6,2588311776</text:p>
          </table:table-cell>
          <table:table-cell office:value-type="float" office:value="9.3351466642137" calcext:value-type="float">
            <text:p>9,3351466642</text:p>
          </table:table-cell>
          <table:table-cell office:value-type="float" office:value="6.38602592264817" calcext:value-type="float">
            <text:p>6,3860259226</text:p>
          </table:table-cell>
          <table:table-cell office:value-type="float" office:value="9.09612236903201" calcext:value-type="float">
            <text:p>9,096122369</text:p>
          </table:table-cell>
          <table:table-cell office:value-type="float" office:value="0.256232901285039" calcext:value-type="float">
            <text:p>0,2562329013</text:p>
          </table:table-cell>
          <table:table-cell office:value-type="float" office:value="0.32280620835992" calcext:value-type="float">
            <text:p>0,3228062084</text:p>
          </table:table-cell>
          <table:table-cell office:value-type="float" office:value="0.257963545940162" calcext:value-type="float">
            <text:p>0,2579635459</text:p>
          </table:table-cell>
          <table:table-cell office:value-type="float" office:value="0.319666844924926" calcext:value-type="float">
            <text:p>0,3196668449</text:p>
          </table:table-cell>
          <table:table-cell office:value-type="float" office:value="0.0341958050665164" calcext:value-type="float">
            <text:p>0,0341958051</text:p>
          </table:table-cell>
          <table:table-cell office:value-type="float" office:value="0.0386392355510053" calcext:value-type="float">
            <text:p>0,0386392356</text:p>
          </table:table-cell>
          <table:table-cell office:value-type="float" office:value="0.0309890962460875" calcext:value-type="float">
            <text:p>0,0309890962</text:p>
          </table:table-cell>
          <table:table-cell office:value-type="float" office:value="0.0432201389193978" calcext:value-type="float">
            <text:p>0,0432201389</text:p>
          </table:table-cell>
          <table:table-cell table:number-columns-repeated="1007"/>
        </table:table-row>
        <table:table-row table:style-name="ro2">
          <table:table-cell office:value-type="float" office:value="132" calcext:value-type="float">
            <text:p>132</text:p>
          </table:table-cell>
          <table:table-cell office:value-type="float" office:value="0.376838036818449" calcext:value-type="float">
            <text:p>0,3768380368</text:p>
          </table:table-cell>
          <table:table-cell office:value-type="float" office:value="0.416883210061493" calcext:value-type="float">
            <text:p>0,4168832101</text:p>
          </table:table-cell>
          <table:table-cell office:value-type="float" office:value="0.378778255036312" calcext:value-type="float">
            <text:p>0,378778255</text:p>
          </table:table-cell>
          <table:table-cell office:value-type="float" office:value="0.413705891883806" calcext:value-type="float">
            <text:p>0,4137058919</text:p>
          </table:table-cell>
          <table:table-cell office:value-type="float" office:value="5.96073452911203" calcext:value-type="float">
            <text:p>5,9607345291</text:p>
          </table:table-cell>
          <table:table-cell office:value-type="float" office:value="8.07796335811254" calcext:value-type="float">
            <text:p>8,0779633581</text:p>
          </table:table-cell>
          <table:table-cell office:value-type="float" office:value="6.03904339612784" calcext:value-type="float">
            <text:p>6,0390433961</text:p>
          </table:table-cell>
          <table:table-cell office:value-type="float" office:value="7.89017357878592" calcext:value-type="float">
            <text:p>7,8901735788</text:p>
          </table:table-cell>
          <table:table-cell office:value-type="float" office:value="0.253859349639822" calcext:value-type="float">
            <text:p>0,2538593496</text:p>
          </table:table-cell>
          <table:table-cell office:value-type="float" office:value="0.318849192322303" calcext:value-type="float">
            <text:p>0,3188491923</text:p>
          </table:table-cell>
          <table:table-cell office:value-type="float" office:value="0.255396374822547" calcext:value-type="float">
            <text:p>0,2553963748</text:p>
          </table:table-cell>
          <table:table-cell office:value-type="float" office:value="0.316053668448549" calcext:value-type="float">
            <text:p>0,3160536684</text:p>
          </table:table-cell>
          <table:table-cell office:value-type="float" office:value="0.0335374365348089" calcext:value-type="float">
            <text:p>0,0335374365</text:p>
          </table:table-cell>
          <table:table-cell office:value-type="float" office:value="0.0370139263614781" calcext:value-type="float">
            <text:p>0,0370139264</text:p>
          </table:table-cell>
          <table:table-cell office:value-type="float" office:value="0.0301910677682352" calcext:value-type="float">
            <text:p>0,0301910678</text:p>
          </table:table-cell>
          <table:table-cell office:value-type="float" office:value="0.041836633084791" calcext:value-type="float">
            <text:p>0,0418366331</text:p>
          </table:table-cell>
          <table:table-cell table:number-columns-repeated="1007"/>
        </table:table-row>
        <table:table-row table:style-name="ro2">
          <table:table-cell office:value-type="float" office:value="133" calcext:value-type="float">
            <text:p>133</text:p>
          </table:table-cell>
          <table:table-cell office:value-type="float" office:value="0.378980120022437" calcext:value-type="float">
            <text:p>0,37898012</text:p>
          </table:table-cell>
          <table:table-cell office:value-type="float" office:value="0.417467661768539" calcext:value-type="float">
            <text:p>0,4174676618</text:p>
          </table:table-cell>
          <table:table-cell office:value-type="float" office:value="0.381071189744937" calcext:value-type="float">
            <text:p>0,3810711897</text:p>
          </table:table-cell>
          <table:table-cell office:value-type="float" office:value="0.414071799692188" calcext:value-type="float">
            <text:p>0,4140717997</text:p>
          </table:table-cell>
          <table:table-cell office:value-type="float" office:value="5.78088858998696" calcext:value-type="float">
            <text:p>5,78088859</text:p>
          </table:table-cell>
          <table:table-cell office:value-type="float" office:value="8.50123628149566" calcext:value-type="float">
            <text:p>8,5012362815</text:p>
          </table:table-cell>
          <table:table-cell office:value-type="float" office:value="6.05020026310006" calcext:value-type="float">
            <text:p>6,0502002631</text:p>
          </table:table-cell>
          <table:table-cell office:value-type="float" office:value="8.10626266278444" calcext:value-type="float">
            <text:p>8,1062626628</text:p>
          </table:table-cell>
          <table:table-cell office:value-type="float" office:value="0.259579289086864" calcext:value-type="float">
            <text:p>0,2595792891</text:p>
          </table:table-cell>
          <table:table-cell office:value-type="float" office:value="0.323677215538828" calcext:value-type="float">
            <text:p>0,3236772155</text:p>
          </table:table-cell>
          <table:table-cell office:value-type="float" office:value="0.261577027493112" calcext:value-type="float">
            <text:p>0,2615770275</text:p>
          </table:table-cell>
          <table:table-cell office:value-type="float" office:value="0.320079560671017" calcext:value-type="float">
            <text:p>0,3200795607</text:p>
          </table:table-cell>
          <table:table-cell office:value-type="float" office:value="0.0327997436928703" calcext:value-type="float">
            <text:p>0,0327997437</text:p>
          </table:table-cell>
          <table:table-cell office:value-type="float" office:value="0.0376154547426612" calcext:value-type="float">
            <text:p>0,0376154547</text:p>
          </table:table-cell>
          <table:table-cell office:value-type="float" office:value="0.0302653118031066" calcext:value-type="float">
            <text:p>0,0302653118</text:p>
          </table:table-cell>
          <table:table-cell office:value-type="float" office:value="0.0412316244973331" calcext:value-type="float">
            <text:p>0,0412316245</text:p>
          </table:table-cell>
          <table:table-cell table:number-columns-repeated="1007"/>
        </table:table-row>
        <table:table-row table:style-name="ro2">
          <table:table-cell office:value-type="float" office:value="134" calcext:value-type="float">
            <text:p>134</text:p>
          </table:table-cell>
          <table:table-cell office:value-type="float" office:value="0.383110822284411" calcext:value-type="float">
            <text:p>0,3831108223</text:p>
          </table:table-cell>
          <table:table-cell office:value-type="float" office:value="0.427418369099312" calcext:value-type="float">
            <text:p>0,4274183691</text:p>
          </table:table-cell>
          <table:table-cell office:value-type="float" office:value="0.384918912215923" calcext:value-type="float">
            <text:p>0,3849189122</text:p>
          </table:table-cell>
          <table:table-cell office:value-type="float" office:value="0.424183890375664" calcext:value-type="float">
            <text:p>0,4241838904</text:p>
          </table:table-cell>
          <table:table-cell office:value-type="float" office:value="5.86087023957536" calcext:value-type="float">
            <text:p>5,8608702396</text:p>
          </table:table-cell>
          <table:table-cell office:value-type="float" office:value="10.0270609342915" calcext:value-type="float">
            <text:p>10,0270609343</text:p>
          </table:table-cell>
          <table:table-cell office:value-type="float" office:value="6.15864551243112" calcext:value-type="float">
            <text:p>6,1586455124</text:p>
          </table:table-cell>
          <table:table-cell office:value-type="float" office:value="9.68651187217062" calcext:value-type="float">
            <text:p>9,6865118722</text:p>
          </table:table-cell>
          <table:table-cell office:value-type="float" office:value="0.25880047894074" calcext:value-type="float">
            <text:p>0,2588004789</text:p>
          </table:table-cell>
          <table:table-cell office:value-type="float" office:value="0.329515326627066" calcext:value-type="float">
            <text:p>0,3295153266</text:p>
          </table:table-cell>
          <table:table-cell office:value-type="float" office:value="0.26056104041013" calcext:value-type="float">
            <text:p>0,2605610404</text:p>
          </table:table-cell>
          <table:table-cell office:value-type="float" office:value="0.326235982751088" calcext:value-type="float">
            <text:p>0,3262359828</text:p>
          </table:table-cell>
          <table:table-cell office:value-type="float" office:value="0.0365236040390144" calcext:value-type="float">
            <text:p>0,036523604</text:p>
          </table:table-cell>
          <table:table-cell office:value-type="float" office:value="0.0433603270424799" calcext:value-type="float">
            <text:p>0,043360327</text:p>
          </table:table-cell>
          <table:table-cell office:value-type="float" office:value="0.0333796374410313" calcext:value-type="float">
            <text:p>0,0333796374</text:p>
          </table:table-cell>
          <table:table-cell office:value-type="float" office:value="0.0478996866713028" calcext:value-type="float">
            <text:p>0,0478996867</text:p>
          </table:table-cell>
          <table:table-cell table:number-columns-repeated="1007"/>
        </table:table-row>
        <table:table-row table:style-name="ro2">
          <table:table-cell office:value-type="float" office:value="135" calcext:value-type="float">
            <text:p>135</text:p>
          </table:table-cell>
          <table:table-cell office:value-type="float" office:value="0.381446836170066" calcext:value-type="float">
            <text:p>0,3814468362</text:p>
          </table:table-cell>
          <table:table-cell office:value-type="float" office:value="0.420613702731809" calcext:value-type="float">
            <text:p>0,4206137027</text:p>
          </table:table-cell>
          <table:table-cell office:value-type="float" office:value="0.383680022183337" calcext:value-type="float">
            <text:p>0,3836800222</text:p>
          </table:table-cell>
          <table:table-cell office:value-type="float" office:value="0.416968734273603" calcext:value-type="float">
            <text:p>0,4169687343</text:p>
          </table:table-cell>
          <table:table-cell office:value-type="float" office:value="5.90450378424671" calcext:value-type="float">
            <text:p>5,9045037842</text:p>
          </table:table-cell>
          <table:table-cell office:value-type="float" office:value="9.41472516249232" calcext:value-type="float">
            <text:p>9,4147251625</text:p>
          </table:table-cell>
          <table:table-cell office:value-type="float" office:value="6.01745045530117" calcext:value-type="float">
            <text:p>6,0174504553</text:p>
          </table:table-cell>
          <table:table-cell office:value-type="float" office:value="8.89123969310945" calcext:value-type="float">
            <text:p>8,8912396931</text:p>
          </table:table-cell>
          <table:table-cell office:value-type="float" office:value="0.256646975426965" calcext:value-type="float">
            <text:p>0,2566469754</text:p>
          </table:table-cell>
          <table:table-cell office:value-type="float" office:value="0.324016011932589" calcext:value-type="float">
            <text:p>0,3240160119</text:p>
          </table:table-cell>
          <table:table-cell office:value-type="float" office:value="0.258437452560397" calcext:value-type="float">
            <text:p>0,2584374526</text:p>
          </table:table-cell>
          <table:table-cell office:value-type="float" office:value="0.320734313612431" calcext:value-type="float">
            <text:p>0,3207343136</text:p>
          </table:table-cell>
          <table:table-cell office:value-type="float" office:value="0.0381853304886891" calcext:value-type="float">
            <text:p>0,0381853305</text:p>
          </table:table-cell>
          <table:table-cell office:value-type="float" office:value="0.0419923653979786" calcext:value-type="float">
            <text:p>0,0419923654</text:p>
          </table:table-cell>
          <table:table-cell office:value-type="float" office:value="0.0339111056623078" calcext:value-type="float">
            <text:p>0,0339111057</text:p>
          </table:table-cell>
          <table:table-cell office:value-type="float" office:value="0.0481682980124262" calcext:value-type="float">
            <text:p>0,048168298</text:p>
          </table:table-cell>
          <table:table-cell table:number-columns-repeated="1007"/>
        </table:table-row>
        <table:table-row table:style-name="ro2">
          <table:table-cell office:value-type="float" office:value="136" calcext:value-type="float">
            <text:p>136</text:p>
          </table:table-cell>
          <table:table-cell office:value-type="float" office:value="0.377291650529994" calcext:value-type="float">
            <text:p>0,3772916505</text:p>
          </table:table-cell>
          <table:table-cell office:value-type="float" office:value="0.412616139897359" calcext:value-type="float">
            <text:p>0,4126161399</text:p>
          </table:table-cell>
          <table:table-cell office:value-type="float" office:value="0.379020027023507" calcext:value-type="float">
            <text:p>0,379020027</text:p>
          </table:table-cell>
          <table:table-cell office:value-type="float" office:value="0.409678989373847" calcext:value-type="float">
            <text:p>0,4096789894</text:p>
          </table:table-cell>
          <table:table-cell office:value-type="float" office:value="5.6140063266174" calcext:value-type="float">
            <text:p>5,6140063266</text:p>
          </table:table-cell>
          <table:table-cell office:value-type="float" office:value="8.46893060100575" calcext:value-type="float">
            <text:p>8,468930601</text:p>
          </table:table-cell>
          <table:table-cell office:value-type="float" office:value="5.81413662877266" calcext:value-type="float">
            <text:p>5,8141366288</text:p>
          </table:table-cell>
          <table:table-cell office:value-type="float" office:value="8.25951871977365" calcext:value-type="float">
            <text:p>8,2595187198</text:p>
          </table:table-cell>
          <table:table-cell office:value-type="float" office:value="0.254673318165328" calcext:value-type="float">
            <text:p>0,2546733182</text:p>
          </table:table-cell>
          <table:table-cell office:value-type="float" office:value="0.325814307145152" calcext:value-type="float">
            <text:p>0,3258143071</text:p>
          </table:table-cell>
          <table:table-cell office:value-type="float" office:value="0.256332579536824" calcext:value-type="float">
            <text:p>0,2563325795</text:p>
          </table:table-cell>
          <table:table-cell office:value-type="float" office:value="0.32270823669683" calcext:value-type="float">
            <text:p>0,3227082367</text:p>
          </table:table-cell>
          <table:table-cell office:value-type="float" office:value="0.0368419055690915" calcext:value-type="float">
            <text:p>0,0368419056</text:p>
          </table:table-cell>
          <table:table-cell office:value-type="float" office:value="0.0420760334794219" calcext:value-type="float">
            <text:p>0,0420760335</text:p>
          </table:table-cell>
          <table:table-cell office:value-type="float" office:value="0.0326054958133067" calcext:value-type="float">
            <text:p>0,0326054958</text:p>
          </table:table-cell>
          <table:table-cell office:value-type="float" office:value="0.0482352896728459" calcext:value-type="float">
            <text:p>0,0482352897</text:p>
          </table:table-cell>
          <table:table-cell table:number-columns-repeated="1007"/>
        </table:table-row>
        <table:table-row table:style-name="ro2">
          <table:table-cell office:value-type="float" office:value="137" calcext:value-type="float">
            <text:p>137</text:p>
          </table:table-cell>
          <table:table-cell office:value-type="float" office:value="0.382053308593167" calcext:value-type="float">
            <text:p>0,3820533086</text:p>
          </table:table-cell>
          <table:table-cell office:value-type="float" office:value="0.419053926009465" calcext:value-type="float">
            <text:p>0,419053926</text:p>
          </table:table-cell>
          <table:table-cell office:value-type="float" office:value="0.384246703873448" calcext:value-type="float">
            <text:p>0,3842467039</text:p>
          </table:table-cell>
          <table:table-cell office:value-type="float" office:value="0.415535528895725" calcext:value-type="float">
            <text:p>0,4155355289</text:p>
          </table:table-cell>
          <table:table-cell office:value-type="float" office:value="6.18646670391087" calcext:value-type="float">
            <text:p>6,1864667039</text:p>
          </table:table-cell>
          <table:table-cell office:value-type="float" office:value="9.40355540747422" calcext:value-type="float">
            <text:p>9,4035554075</text:p>
          </table:table-cell>
          <table:table-cell office:value-type="float" office:value="6.33202604469509" calcext:value-type="float">
            <text:p>6,3320260447</text:p>
          </table:table-cell>
          <table:table-cell office:value-type="float" office:value="8.99443018021729" calcext:value-type="float">
            <text:p>8,9944301802</text:p>
          </table:table-cell>
          <table:table-cell office:value-type="float" office:value="0.258249442996925" calcext:value-type="float">
            <text:p>0,258249443</text:p>
          </table:table-cell>
          <table:table-cell office:value-type="float" office:value="0.33185743228392" calcext:value-type="float">
            <text:p>0,3318574323</text:p>
          </table:table-cell>
          <table:table-cell office:value-type="float" office:value="0.260407000879029" calcext:value-type="float">
            <text:p>0,2604070009</text:p>
          </table:table-cell>
          <table:table-cell office:value-type="float" office:value="0.327807054338839" calcext:value-type="float">
            <text:p>0,3278070543</text:p>
          </table:table-cell>
          <table:table-cell office:value-type="float" office:value="0.035632025408748" calcext:value-type="float">
            <text:p>0,0356320254</text:p>
          </table:table-cell>
          <table:table-cell office:value-type="float" office:value="0.0383585259420879" calcext:value-type="float">
            <text:p>0,0383585259</text:p>
          </table:table-cell>
          <table:table-cell office:value-type="float" office:value="0.0314216226897587" calcext:value-type="float">
            <text:p>0,0314216227</text:p>
          </table:table-cell>
          <table:table-cell office:value-type="float" office:value="0.0444899625063453" calcext:value-type="float">
            <text:p>0,0444899625</text:p>
          </table:table-cell>
          <table:table-cell table:number-columns-repeated="1007"/>
        </table:table-row>
        <table:table-row table:style-name="ro2">
          <table:table-cell office:value-type="float" office:value="138" calcext:value-type="float">
            <text:p>138</text:p>
          </table:table-cell>
          <table:table-cell office:value-type="float" office:value="0.384675471142258" calcext:value-type="float">
            <text:p>0,3846754711</text:p>
          </table:table-cell>
          <table:table-cell office:value-type="float" office:value="0.422979977131688" calcext:value-type="float">
            <text:p>0,4229799771</text:p>
          </table:table-cell>
          <table:table-cell office:value-type="float" office:value="0.386398646300814" calcext:value-type="float">
            <text:p>0,3863986463</text:p>
          </table:table-cell>
          <table:table-cell office:value-type="float" office:value="0.420073374471894" calcext:value-type="float">
            <text:p>0,4200733745</text:p>
          </table:table-cell>
          <table:table-cell office:value-type="float" office:value="6.20939167668345" calcext:value-type="float">
            <text:p>6,2093916767</text:p>
          </table:table-cell>
          <table:table-cell office:value-type="float" office:value="9.41853206746541" calcext:value-type="float">
            <text:p>9,4185320675</text:p>
          </table:table-cell>
          <table:table-cell office:value-type="float" office:value="6.27233724571853" calcext:value-type="float">
            <text:p>6,2723372457</text:p>
          </table:table-cell>
          <table:table-cell office:value-type="float" office:value="9.04124892853359" calcext:value-type="float">
            <text:p>9,0412489285</text:p>
          </table:table-cell>
          <table:table-cell office:value-type="float" office:value="0.266289180958171" calcext:value-type="float">
            <text:p>0,266289181</text:p>
          </table:table-cell>
          <table:table-cell office:value-type="float" office:value="0.345310966514084" calcext:value-type="float">
            <text:p>0,3453109665</text:p>
          </table:table-cell>
          <table:table-cell office:value-type="float" office:value="0.267974349228186" calcext:value-type="float">
            <text:p>0,2679743492</text:p>
          </table:table-cell>
          <table:table-cell office:value-type="float" office:value="0.342088450090788" calcext:value-type="float">
            <text:p>0,3420884501</text:p>
          </table:table-cell>
          <table:table-cell office:value-type="float" office:value="0.0372522457309624" calcext:value-type="float">
            <text:p>0,0372522457</text:p>
          </table:table-cell>
          <table:table-cell office:value-type="float" office:value="0.041687305342149" calcext:value-type="float">
            <text:p>0,0416873053</text:p>
          </table:table-cell>
          <table:table-cell office:value-type="float" office:value="0.0335786082308271" calcext:value-type="float">
            <text:p>0,0335786082</text:p>
          </table:table-cell>
          <table:table-cell office:value-type="float" office:value="0.0470721454838199" calcext:value-type="float">
            <text:p>0,0470721455</text:p>
          </table:table-cell>
          <table:table-cell table:number-columns-repeated="1007"/>
        </table:table-row>
        <table:table-row table:style-name="ro2">
          <table:table-cell office:value-type="float" office:value="139" calcext:value-type="float">
            <text:p>139</text:p>
          </table:table-cell>
          <table:table-cell office:value-type="float" office:value="0.383310582299429" calcext:value-type="float">
            <text:p>0,3833105823</text:p>
          </table:table-cell>
          <table:table-cell office:value-type="float" office:value="0.420151780468856" calcext:value-type="float">
            <text:p>0,4201517805</text:p>
          </table:table-cell>
          <table:table-cell office:value-type="float" office:value="0.384222068859528" calcext:value-type="float">
            <text:p>0,3842220689</text:p>
          </table:table-cell>
          <table:table-cell office:value-type="float" office:value="0.419670925799338" calcext:value-type="float">
            <text:p>0,4196709258</text:p>
          </table:table-cell>
          <table:table-cell office:value-type="float" office:value="5.73973717710586" calcext:value-type="float">
            <text:p>5,7397371771</text:p>
          </table:table-cell>
          <table:table-cell office:value-type="float" office:value="8.43754251439492" calcext:value-type="float">
            <text:p>8,4375425144</text:p>
          </table:table-cell>
          <table:table-cell office:value-type="float" office:value="5.84094897479064" calcext:value-type="float">
            <text:p>5,8409489748</text:p>
          </table:table-cell>
          <table:table-cell office:value-type="float" office:value="8.40809749890658" calcext:value-type="float">
            <text:p>8,4080974989</text:p>
          </table:table-cell>
          <table:table-cell office:value-type="float" office:value="0.265005355210531" calcext:value-type="float">
            <text:p>0,2650053552</text:p>
          </table:table-cell>
          <table:table-cell office:value-type="float" office:value="0.342615446901035" calcext:value-type="float">
            <text:p>0,3426154469</text:p>
          </table:table-cell>
          <table:table-cell office:value-type="float" office:value="0.266226416689267" calcext:value-type="float">
            <text:p>0,2662264167</text:p>
          </table:table-cell>
          <table:table-cell office:value-type="float" office:value="0.340274512789023" calcext:value-type="float">
            <text:p>0,3402745128</text:p>
          </table:table-cell>
          <table:table-cell office:value-type="float" office:value="0.03703232406485" calcext:value-type="float">
            <text:p>0,0370323241</text:p>
          </table:table-cell>
          <table:table-cell office:value-type="float" office:value="0.0436617126084159" calcext:value-type="float">
            <text:p>0,0436617126</text:p>
          </table:table-cell>
          <table:table-cell office:value-type="float" office:value="0.0349242775994095" calcext:value-type="float">
            <text:p>0,0349242776</text:p>
          </table:table-cell>
          <table:table-cell office:value-type="float" office:value="0.0467514146877678" calcext:value-type="float">
            <text:p>0,0467514147</text:p>
          </table:table-cell>
          <table:table-cell table:number-columns-repeated="1007"/>
        </table:table-row>
        <table:table-row table:style-name="ro2">
          <table:table-cell office:value-type="float" office:value="140" calcext:value-type="float">
            <text:p>140</text:p>
          </table:table-cell>
          <table:table-cell office:value-type="float" office:value="0.371666421999848" calcext:value-type="float">
            <text:p>0,371666422</text:p>
          </table:table-cell>
          <table:table-cell office:value-type="float" office:value="0.404570082574914" calcext:value-type="float">
            <text:p>0,4045700826</text:p>
          </table:table-cell>
          <table:table-cell office:value-type="float" office:value="0.372503453097094" calcext:value-type="float">
            <text:p>0,3725034531</text:p>
          </table:table-cell>
          <table:table-cell office:value-type="float" office:value="0.403470434958912" calcext:value-type="float">
            <text:p>0,403470435</text:p>
          </table:table-cell>
          <table:table-cell office:value-type="float" office:value="5.28957812909334" calcext:value-type="float">
            <text:p>5,2895781291</text:p>
          </table:table-cell>
          <table:table-cell office:value-type="float" office:value="8.28819554632929" calcext:value-type="float">
            <text:p>8,2881955463</text:p>
          </table:table-cell>
          <table:table-cell office:value-type="float" office:value="5.36906324972512" calcext:value-type="float">
            <text:p>5,3690632497</text:p>
          </table:table-cell>
          <table:table-cell office:value-type="float" office:value="8.13971965114191" calcext:value-type="float">
            <text:p>8,1397196511</text:p>
          </table:table-cell>
          <table:table-cell office:value-type="float" office:value="0.260049357787752" calcext:value-type="float">
            <text:p>0,2600493578</text:p>
          </table:table-cell>
          <table:table-cell office:value-type="float" office:value="0.333794297011059" calcext:value-type="float">
            <text:p>0,333794297</text:p>
          </table:table-cell>
          <table:table-cell office:value-type="float" office:value="0.260972194452547" calcext:value-type="float">
            <text:p>0,2609721945</text:p>
          </table:table-cell>
          <table:table-cell office:value-type="float" office:value="0.332027388223125" calcext:value-type="float">
            <text:p>0,3320273882</text:p>
          </table:table-cell>
          <table:table-cell office:value-type="float" office:value="0.035332791651199" calcext:value-type="float">
            <text:p>0,0353327917</text:p>
          </table:table-cell>
          <table:table-cell office:value-type="float" office:value="0.0426952227298537" calcext:value-type="float">
            <text:p>0,0426952227</text:p>
          </table:table-cell>
          <table:table-cell office:value-type="float" office:value="0.0337793484194292" calcext:value-type="float">
            <text:p>0,0337793484</text:p>
          </table:table-cell>
          <table:table-cell office:value-type="float" office:value="0.0449811569123402" calcext:value-type="float">
            <text:p>0,0449811569</text:p>
          </table:table-cell>
          <table:table-cell table:number-columns-repeated="1007"/>
        </table:table-row>
        <table:table-row table:style-name="ro2">
          <table:table-cell office:value-type="float" office:value="141" calcext:value-type="float">
            <text:p>141</text:p>
          </table:table-cell>
          <table:table-cell office:value-type="float" office:value="0.377546969920912" calcext:value-type="float">
            <text:p>0,3775469699</text:p>
          </table:table-cell>
          <table:table-cell office:value-type="float" office:value="0.407955296028215" calcext:value-type="float">
            <text:p>0,407955296</text:p>
          </table:table-cell>
          <table:table-cell office:value-type="float" office:value="0.378914365910874" calcext:value-type="float">
            <text:p>0,3789143659</text:p>
          </table:table-cell>
          <table:table-cell office:value-type="float" office:value="0.406123489526657" calcext:value-type="float">
            <text:p>0,4061234895</text:p>
          </table:table-cell>
          <table:table-cell office:value-type="float" office:value="5.54720248805964" calcext:value-type="float">
            <text:p>5,5472024881</text:p>
          </table:table-cell>
          <table:table-cell office:value-type="float" office:value="9.08687584312939" calcext:value-type="float">
            <text:p>9,0868758431</text:p>
          </table:table-cell>
          <table:table-cell office:value-type="float" office:value="5.75239038287574" calcext:value-type="float">
            <text:p>5,7523903829</text:p>
          </table:table-cell>
          <table:table-cell office:value-type="float" office:value="8.72949208407347" calcext:value-type="float">
            <text:p>8,7294920841</text:p>
          </table:table-cell>
          <table:table-cell office:value-type="float" office:value="0.254082597412478" calcext:value-type="float">
            <text:p>0,2540825974</text:p>
          </table:table-cell>
          <table:table-cell office:value-type="float" office:value="0.322477578994692" calcext:value-type="float">
            <text:p>0,322477579</text:p>
          </table:table-cell>
          <table:table-cell office:value-type="float" office:value="0.255644423447759" calcext:value-type="float">
            <text:p>0,2556444234</text:p>
          </table:table-cell>
          <table:table-cell office:value-type="float" office:value="0.319560853284596" calcext:value-type="float">
            <text:p>0,3195608533</text:p>
          </table:table-cell>
          <table:table-cell office:value-type="float" office:value="0.032140789663871" calcext:value-type="float">
            <text:p>0,0321407897</text:p>
          </table:table-cell>
          <table:table-cell office:value-type="float" office:value="0.0396275078012041" calcext:value-type="float">
            <text:p>0,0396275078</text:p>
          </table:table-cell>
          <table:table-cell office:value-type="float" office:value="0.0306655081401123" calcext:value-type="float">
            <text:p>0,0306655081</text:p>
          </table:table-cell>
          <table:table-cell office:value-type="float" office:value="0.0417379174106169" calcext:value-type="float">
            <text:p>0,0417379174</text:p>
          </table:table-cell>
          <table:table-cell table:number-columns-repeated="1007"/>
        </table:table-row>
        <table:table-row table:style-name="ro2">
          <table:table-cell office:value-type="float" office:value="142" calcext:value-type="float">
            <text:p>142</text:p>
          </table:table-cell>
          <table:table-cell office:value-type="float" office:value="0.373896168853364" calcext:value-type="float">
            <text:p>0,3738961689</text:p>
          </table:table-cell>
          <table:table-cell office:value-type="float" office:value="0.402058666702921" calcext:value-type="float">
            <text:p>0,4020586667</text:p>
          </table:table-cell>
          <table:table-cell office:value-type="float" office:value="0.374666808888922" calcext:value-type="float">
            <text:p>0,3746668089</text:p>
          </table:table-cell>
          <table:table-cell office:value-type="float" office:value="0.401879614378006" calcext:value-type="float">
            <text:p>0,4018796144</text:p>
          </table:table-cell>
          <table:table-cell office:value-type="float" office:value="5.43248637769993" calcext:value-type="float">
            <text:p>5,4324863777</text:p>
          </table:table-cell>
          <table:table-cell office:value-type="float" office:value="8.29627964522563" calcext:value-type="float">
            <text:p>8,2962796452</text:p>
          </table:table-cell>
          <table:table-cell office:value-type="float" office:value="5.5042842242695" calcext:value-type="float">
            <text:p>5,5042842243</text:p>
          </table:table-cell>
          <table:table-cell office:value-type="float" office:value="8.34436390739845" calcext:value-type="float">
            <text:p>8,3443639074</text:p>
          </table:table-cell>
          <table:table-cell office:value-type="float" office:value="0.25522865683199" calcext:value-type="float">
            <text:p>0,2552286568</text:p>
          </table:table-cell>
          <table:table-cell office:value-type="float" office:value="0.330875186254579" calcext:value-type="float">
            <text:p>0,3308751863</text:p>
          </table:table-cell>
          <table:table-cell office:value-type="float" office:value="0.256023798289936" calcext:value-type="float">
            <text:p>0,2560237983</text:p>
          </table:table-cell>
          <table:table-cell office:value-type="float" office:value="0.329361889329262" calcext:value-type="float">
            <text:p>0,3293618893</text:p>
          </table:table-cell>
          <table:table-cell office:value-type="float" office:value="0.0337940996269067" calcext:value-type="float">
            <text:p>0,0337940996</text:p>
          </table:table-cell>
          <table:table-cell office:value-type="float" office:value="0.0402424848862928" calcext:value-type="float">
            <text:p>0,0402424849</text:p>
          </table:table-cell>
          <table:table-cell office:value-type="float" office:value="0.0325480731682374" calcext:value-type="float">
            <text:p>0,0325480732</text:p>
          </table:table-cell>
          <table:table-cell office:value-type="float" office:value="0.0420490649264625" calcext:value-type="float">
            <text:p>0,0420490649</text:p>
          </table:table-cell>
          <table:table-cell table:number-columns-repeated="1007"/>
        </table:table-row>
        <table:table-row table:style-name="ro2">
          <table:table-cell office:value-type="float" office:value="143" calcext:value-type="float">
            <text:p>143</text:p>
          </table:table-cell>
          <table:table-cell office:value-type="float" office:value="0.371686833171751" calcext:value-type="float">
            <text:p>0,3716868332</text:p>
          </table:table-cell>
          <table:table-cell office:value-type="float" office:value="0.398231389777378" calcext:value-type="float">
            <text:p>0,3982313898</text:p>
          </table:table-cell>
          <table:table-cell office:value-type="float" office:value="0.372530022578352" calcext:value-type="float">
            <text:p>0,3725300226</text:p>
          </table:table-cell>
          <table:table-cell office:value-type="float" office:value="0.396737420563388" calcext:value-type="float">
            <text:p>0,3967374206</text:p>
          </table:table-cell>
          <table:table-cell office:value-type="float" office:value="5.36481195965505" calcext:value-type="float">
            <text:p>5,3648119597</text:p>
          </table:table-cell>
          <table:table-cell office:value-type="float" office:value="8.40182625922241" calcext:value-type="float">
            <text:p>8,4018262592</text:p>
          </table:table-cell>
          <table:table-cell office:value-type="float" office:value="5.41965641700526" calcext:value-type="float">
            <text:p>5,419656417</text:p>
          </table:table-cell>
          <table:table-cell office:value-type="float" office:value="8.32836948982066" calcext:value-type="float">
            <text:p>8,3283694898</text:p>
          </table:table-cell>
          <table:table-cell office:value-type="float" office:value="0.256226092254674" calcext:value-type="float">
            <text:p>0,2562260923</text:p>
          </table:table-cell>
          <table:table-cell office:value-type="float" office:value="0.331025158606683" calcext:value-type="float">
            <text:p>0,3310251586</text:p>
          </table:table-cell>
          <table:table-cell office:value-type="float" office:value="0.257076627353123" calcext:value-type="float">
            <text:p>0,2570766274</text:p>
          </table:table-cell>
          <table:table-cell office:value-type="float" office:value="0.329386872192568" calcext:value-type="float">
            <text:p>0,3293868722</text:p>
          </table:table-cell>
          <table:table-cell office:value-type="float" office:value="0.0347679359267542" calcext:value-type="float">
            <text:p>0,0347679359</text:p>
          </table:table-cell>
          <table:table-cell office:value-type="float" office:value="0.0421171657479065" calcext:value-type="float">
            <text:p>0,0421171657</text:p>
          </table:table-cell>
          <table:table-cell office:value-type="float" office:value="0.0334254406887187" calcext:value-type="float">
            <text:p>0,0334254407</text:p>
          </table:table-cell>
          <table:table-cell office:value-type="float" office:value="0.0440894813062718" calcext:value-type="float">
            <text:p>0,0440894813</text:p>
          </table:table-cell>
          <table:table-cell table:number-columns-repeated="1007"/>
        </table:table-row>
        <table:table-row table:style-name="ro2">
          <table:table-cell office:value-type="float" office:value="144" calcext:value-type="float">
            <text:p>144</text:p>
          </table:table-cell>
          <table:table-cell office:value-type="float" office:value="0.376757377427" calcext:value-type="float">
            <text:p>0,3767573774</text:p>
          </table:table-cell>
          <table:table-cell office:value-type="float" office:value="0.407090898483745" calcext:value-type="float">
            <text:p>0,4070908985</text:p>
          </table:table-cell>
          <table:table-cell office:value-type="float" office:value="0.37756674052902" calcext:value-type="float">
            <text:p>0,3775667405</text:p>
          </table:table-cell>
          <table:table-cell office:value-type="float" office:value="0.405489913505928" calcext:value-type="float">
            <text:p>0,4054899135</text:p>
          </table:table-cell>
          <table:table-cell office:value-type="float" office:value="5.32048329051755" calcext:value-type="float">
            <text:p>5,3204832905</text:p>
          </table:table-cell>
          <table:table-cell office:value-type="float" office:value="8.33123708543664" calcext:value-type="float">
            <text:p>8,3312370854</text:p>
          </table:table-cell>
          <table:table-cell office:value-type="float" office:value="5.3750191006789" calcext:value-type="float">
            <text:p>5,3750191007</text:p>
          </table:table-cell>
          <table:table-cell office:value-type="float" office:value="8.22131013831252" calcext:value-type="float">
            <text:p>8,2213101383</text:p>
          </table:table-cell>
          <table:table-cell office:value-type="float" office:value="0.265304006388324" calcext:value-type="float">
            <text:p>0,2653040064</text:p>
          </table:table-cell>
          <table:table-cell office:value-type="float" office:value="0.341524203175133" calcext:value-type="float">
            <text:p>0,3415242032</text:p>
          </table:table-cell>
          <table:table-cell office:value-type="float" office:value="0.266193441100166" calcext:value-type="float">
            <text:p>0,2661934411</text:p>
          </table:table-cell>
          <table:table-cell office:value-type="float" office:value="0.339805951514778" calcext:value-type="float">
            <text:p>0,3398059515</text:p>
          </table:table-cell>
          <table:table-cell office:value-type="float" office:value="0.0356919444677323" calcext:value-type="float">
            <text:p>0,0356919445</text:p>
          </table:table-cell>
          <table:table-cell office:value-type="float" office:value="0.0441779177404855" calcext:value-type="float">
            <text:p>0,0441779177</text:p>
          </table:table-cell>
          <table:table-cell office:value-type="float" office:value="0.0345033943105069" calcext:value-type="float">
            <text:p>0,0345033943</text:p>
          </table:table-cell>
          <table:table-cell office:value-type="float" office:value="0.0459272630420765" calcext:value-type="float">
            <text:p>0,045927263</text:p>
          </table:table-cell>
          <table:table-cell table:number-columns-repeated="1007"/>
        </table:table-row>
        <table:table-row table:style-name="ro2">
          <table:table-cell office:value-type="float" office:value="145" calcext:value-type="float">
            <text:p>145</text:p>
          </table:table-cell>
          <table:table-cell office:value-type="float" office:value="0.382892797563416" calcext:value-type="float">
            <text:p>0,3828927976</text:p>
          </table:table-cell>
          <table:table-cell office:value-type="float" office:value="0.407838989857139" calcext:value-type="float">
            <text:p>0,4078389899</text:p>
          </table:table-cell>
          <table:table-cell office:value-type="float" office:value="0.383063195056782" calcext:value-type="float">
            <text:p>0,3830631951</text:p>
          </table:table-cell>
          <table:table-cell office:value-type="float" office:value="0.407480876028016" calcext:value-type="float">
            <text:p>0,407480876</text:p>
          </table:table-cell>
          <table:table-cell office:value-type="float" office:value="5.58784183763499" calcext:value-type="float">
            <text:p>5,5878418376</text:p>
          </table:table-cell>
          <table:table-cell office:value-type="float" office:value="8.56889726490258" calcext:value-type="float">
            <text:p>8,5688972649</text:p>
          </table:table-cell>
          <table:table-cell office:value-type="float" office:value="5.60612657926146" calcext:value-type="float">
            <text:p>5,6061265793</text:p>
          </table:table-cell>
          <table:table-cell office:value-type="float" office:value="8.56022708489693" calcext:value-type="float">
            <text:p>8,5602270849</text:p>
          </table:table-cell>
          <table:table-cell office:value-type="float" office:value="0.27034679899537" calcext:value-type="float">
            <text:p>0,270346799</text:p>
          </table:table-cell>
          <table:table-cell office:value-type="float" office:value="0.35062113105274" calcext:value-type="float">
            <text:p>0,3506211311</text:p>
          </table:table-cell>
          <table:table-cell office:value-type="float" office:value="0.271229705412045" calcext:value-type="float">
            <text:p>0,2712297054</text:p>
          </table:table-cell>
          <table:table-cell office:value-type="float" office:value="0.348902109606131" calcext:value-type="float">
            <text:p>0,3489021096</text:p>
          </table:table-cell>
          <table:table-cell office:value-type="float" office:value="0.0314452429969482" calcext:value-type="float">
            <text:p>0,031445243</text:p>
          </table:table-cell>
          <table:table-cell office:value-type="float" office:value="0.0372620439177475" calcext:value-type="float">
            <text:p>0,0372620439</text:p>
          </table:table-cell>
          <table:table-cell office:value-type="float" office:value="0.0300133119706505" calcext:value-type="float">
            <text:p>0,030013312</text:p>
          </table:table-cell>
          <table:table-cell office:value-type="float" office:value="0.0393978779917568" calcext:value-type="float">
            <text:p>0,039397878</text:p>
          </table:table-cell>
          <table:table-cell table:number-columns-repeated="1007"/>
        </table:table-row>
        <table:table-row table:style-name="ro2">
          <table:table-cell office:value-type="float" office:value="146" calcext:value-type="float">
            <text:p>146</text:p>
          </table:table-cell>
          <table:table-cell office:value-type="float" office:value="0.384380001556363" calcext:value-type="float">
            <text:p>0,3843800016</text:p>
          </table:table-cell>
          <table:table-cell office:value-type="float" office:value="0.405223860457705" calcext:value-type="float">
            <text:p>0,4052238605</text:p>
          </table:table-cell>
          <table:table-cell office:value-type="float" office:value="0.385016241155597" calcext:value-type="float">
            <text:p>0,3850162412</text:p>
          </table:table-cell>
          <table:table-cell office:value-type="float" office:value="0.404677192640023" calcext:value-type="float">
            <text:p>0,4046771926</text:p>
          </table:table-cell>
          <table:table-cell office:value-type="float" office:value="5.51743224211237" calcext:value-type="float">
            <text:p>5,5174322421</text:p>
          </table:table-cell>
          <table:table-cell office:value-type="float" office:value="7.5819841619622" calcext:value-type="float">
            <text:p>7,581984162</text:p>
          </table:table-cell>
          <table:table-cell office:value-type="float" office:value="5.61322682425941" calcext:value-type="float">
            <text:p>5,6132268243</text:p>
          </table:table-cell>
          <table:table-cell office:value-type="float" office:value="7.62379019871717" calcext:value-type="float">
            <text:p>7,6237901987</text:p>
          </table:table-cell>
          <table:table-cell office:value-type="float" office:value="0.27202747597182" calcext:value-type="float">
            <text:p>0,272027476</text:p>
          </table:table-cell>
          <table:table-cell office:value-type="float" office:value="0.359383353692989" calcext:value-type="float">
            <text:p>0,3593833537</text:p>
          </table:table-cell>
          <table:table-cell office:value-type="float" office:value="0.272761294381942" calcext:value-type="float">
            <text:p>0,2727612944</text:p>
          </table:table-cell>
          <table:table-cell office:value-type="float" office:value="0.357931211511192" calcext:value-type="float">
            <text:p>0,3579312115</text:p>
          </table:table-cell>
          <table:table-cell office:value-type="float" office:value="0.0352903418335937" calcext:value-type="float">
            <text:p>0,0352903418</text:p>
          </table:table-cell>
          <table:table-cell office:value-type="float" office:value="0.0410988834945589" calcext:value-type="float">
            <text:p>0,0410988835</text:p>
          </table:table-cell>
          <table:table-cell office:value-type="float" office:value="0.0334060276835468" calcext:value-type="float">
            <text:p>0,0334060277</text:p>
          </table:table-cell>
          <table:table-cell office:value-type="float" office:value="0.0439160469454152" calcext:value-type="float">
            <text:p>0,0439160469</text:p>
          </table:table-cell>
          <table:table-cell table:number-columns-repeated="1007"/>
        </table:table-row>
        <table:table-row table:style-name="ro2">
          <table:table-cell office:value-type="float" office:value="147" calcext:value-type="float">
            <text:p>147</text:p>
          </table:table-cell>
          <table:table-cell office:value-type="float" office:value="0.389411500006213" calcext:value-type="float">
            <text:p>0,3894115</text:p>
          </table:table-cell>
          <table:table-cell office:value-type="float" office:value="0.413841003186792" calcext:value-type="float">
            <text:p>0,4138410032</text:p>
          </table:table-cell>
          <table:table-cell office:value-type="float" office:value="0.390002794728348" calcext:value-type="float">
            <text:p>0,3900027947</text:p>
          </table:table-cell>
          <table:table-cell office:value-type="float" office:value="0.41199805031635" calcext:value-type="float">
            <text:p>0,4119980503</text:p>
          </table:table-cell>
          <table:table-cell office:value-type="float" office:value="5.55552378131529" calcext:value-type="float">
            <text:p>5,5555237813</text:p>
          </table:table-cell>
          <table:table-cell office:value-type="float" office:value="7.84107726963808" calcext:value-type="float">
            <text:p>7,8410772696</text:p>
          </table:table-cell>
          <table:table-cell office:value-type="float" office:value="5.59626034164914" calcext:value-type="float">
            <text:p>5,5962603416</text:p>
          </table:table-cell>
          <table:table-cell office:value-type="float" office:value="7.78456866677292" calcext:value-type="float">
            <text:p>7,7845686668</text:p>
          </table:table-cell>
          <table:table-cell office:value-type="float" office:value="0.272466054653947" calcext:value-type="float">
            <text:p>0,2724660547</text:p>
          </table:table-cell>
          <table:table-cell office:value-type="float" office:value="0.367286153384589" calcext:value-type="float">
            <text:p>0,3672861534</text:p>
          </table:table-cell>
          <table:table-cell office:value-type="float" office:value="0.273057023046933" calcext:value-type="float">
            <text:p>0,273057023</text:p>
          </table:table-cell>
          <table:table-cell office:value-type="float" office:value="0.36608692387861" calcext:value-type="float">
            <text:p>0,3660869239</text:p>
          </table:table-cell>
          <table:table-cell office:value-type="float" office:value="0.0323785663507311" calcext:value-type="float">
            <text:p>0,0323785664</text:p>
          </table:table-cell>
          <table:table-cell office:value-type="float" office:value="0.0376132061665362" calcext:value-type="float">
            <text:p>0,0376132062</text:p>
          </table:table-cell>
          <table:table-cell office:value-type="float" office:value="0.0314402111099632" calcext:value-type="float">
            <text:p>0,0314402111</text:p>
          </table:table-cell>
          <table:table-cell office:value-type="float" office:value="0.0390169892306159" calcext:value-type="float">
            <text:p>0,0390169892</text:p>
          </table:table-cell>
          <table:table-cell table:number-columns-repeated="1007"/>
        </table:table-row>
        <table:table-row table:style-name="ro2">
          <table:table-cell office:value-type="float" office:value="148" calcext:value-type="float">
            <text:p>148</text:p>
          </table:table-cell>
          <table:table-cell office:value-type="float" office:value="0.390107393761149" calcext:value-type="float">
            <text:p>0,3901073938</text:p>
          </table:table-cell>
          <table:table-cell office:value-type="float" office:value="0.413034571915488" calcext:value-type="float">
            <text:p>0,4130345719</text:p>
          </table:table-cell>
          <table:table-cell office:value-type="float" office:value="0.39043832541223" calcext:value-type="float">
            <text:p>0,3904383254</text:p>
          </table:table-cell>
          <table:table-cell office:value-type="float" office:value="0.411742834090577" calcext:value-type="float">
            <text:p>0,4117428341</text:p>
          </table:table-cell>
          <table:table-cell office:value-type="float" office:value="5.26102010518104" calcext:value-type="float">
            <text:p>5,2610201052</text:p>
          </table:table-cell>
          <table:table-cell office:value-type="float" office:value="7.42448886784767" calcext:value-type="float">
            <text:p>7,4244888678</text:p>
          </table:table-cell>
          <table:table-cell office:value-type="float" office:value="5.32353702704407" calcext:value-type="float">
            <text:p>5,323537027</text:p>
          </table:table-cell>
          <table:table-cell office:value-type="float" office:value="7.54167450665645" calcext:value-type="float">
            <text:p>7,5416745067</text:p>
          </table:table-cell>
          <table:table-cell office:value-type="float" office:value="0.278284713354836" calcext:value-type="float">
            <text:p>0,2782847134</text:p>
          </table:table-cell>
          <table:table-cell office:value-type="float" office:value="0.373256494415655" calcext:value-type="float">
            <text:p>0,3732564944</text:p>
          </table:table-cell>
          <table:table-cell office:value-type="float" office:value="0.278630982512281" calcext:value-type="float">
            <text:p>0,2786309825</text:p>
          </table:table-cell>
          <table:table-cell office:value-type="float" office:value="0.372562218123858" calcext:value-type="float">
            <text:p>0,3725622181</text:p>
          </table:table-cell>
          <table:table-cell office:value-type="float" office:value="0.0316615573526515" calcext:value-type="float">
            <text:p>0,0316615574</text:p>
          </table:table-cell>
          <table:table-cell office:value-type="float" office:value="0.0390627694878395" calcext:value-type="float">
            <text:p>0,0390627695</text:p>
          </table:table-cell>
          <table:table-cell office:value-type="float" office:value="0.0310501012405883" calcext:value-type="float">
            <text:p>0,0310501012</text:p>
          </table:table-cell>
          <table:table-cell office:value-type="float" office:value="0.0399729312875408" calcext:value-type="float">
            <text:p>0,0399729313</text:p>
          </table:table-cell>
          <table:table-cell table:number-columns-repeated="1007"/>
        </table:table-row>
        <table:table-row table:style-name="ro2">
          <table:table-cell office:value-type="float" office:value="149" calcext:value-type="float">
            <text:p>149</text:p>
          </table:table-cell>
          <table:table-cell office:value-type="float" office:value="0.385191222944845" calcext:value-type="float">
            <text:p>0,3851912229</text:p>
          </table:table-cell>
          <table:table-cell office:value-type="float" office:value="0.409241995237072" calcext:value-type="float">
            <text:p>0,4092419952</text:p>
          </table:table-cell>
          <table:table-cell office:value-type="float" office:value="0.385788063507113" calcext:value-type="float">
            <text:p>0,3857880635</text:p>
          </table:table-cell>
          <table:table-cell office:value-type="float" office:value="0.406714578346356" calcext:value-type="float">
            <text:p>0,4067145783</text:p>
          </table:table-cell>
          <table:table-cell office:value-type="float" office:value="5.37166217546823" calcext:value-type="float">
            <text:p>5,3716621755</text:p>
          </table:table-cell>
          <table:table-cell office:value-type="float" office:value="7.55198968348142" calcext:value-type="float">
            <text:p>7,5519896835</text:p>
          </table:table-cell>
          <table:table-cell office:value-type="float" office:value="5.37166217546823" calcext:value-type="float">
            <text:p>5,3716621755</text:p>
          </table:table-cell>
          <table:table-cell office:value-type="float" office:value="7.48597643559294" calcext:value-type="float">
            <text:p>7,4859764356</text:p>
          </table:table-cell>
          <table:table-cell office:value-type="float" office:value="0.271465186842857" calcext:value-type="float">
            <text:p>0,2714651868</text:p>
          </table:table-cell>
          <table:table-cell office:value-type="float" office:value="0.362968818042548" calcext:value-type="float">
            <text:p>0,362968818</text:p>
          </table:table-cell>
          <table:table-cell office:value-type="float" office:value="0.272175521193063" calcext:value-type="float">
            <text:p>0,2721755212</text:p>
          </table:table-cell>
          <table:table-cell office:value-type="float" office:value="0.361534571768791" calcext:value-type="float">
            <text:p>0,3615345718</text:p>
          </table:table-cell>
          <table:table-cell office:value-type="float" office:value="0.0382273426571792" calcext:value-type="float">
            <text:p>0,0382273427</text:p>
          </table:table-cell>
          <table:table-cell office:value-type="float" office:value="0.0506354470018061" calcext:value-type="float">
            <text:p>0,050635447</text:p>
          </table:table-cell>
          <table:table-cell office:value-type="float" office:value="0.0362952265509615" calcext:value-type="float">
            <text:p>0,0362952266</text:p>
          </table:table-cell>
          <table:table-cell office:value-type="float" office:value="0.0535287224843341" calcext:value-type="float">
            <text:p>0,0535287225</text:p>
          </table:table-cell>
          <table:table-cell table:number-columns-repeated="1007"/>
        </table:table-row>
        <table:table-row table:style-name="ro2">
          <table:table-cell office:value-type="float" office:value="150" calcext:value-type="float">
            <text:p>150</text:p>
          </table:table-cell>
          <table:table-cell office:value-type="float" office:value="0.386696501511661" calcext:value-type="float">
            <text:p>0,3866965015</text:p>
          </table:table-cell>
          <table:table-cell office:value-type="float" office:value="0.411577626045934" calcext:value-type="float">
            <text:p>0,411577626</text:p>
          </table:table-cell>
          <table:table-cell office:value-type="float" office:value="0.387115803950176" calcext:value-type="float">
            <text:p>0,387115804</text:p>
          </table:table-cell>
          <table:table-cell office:value-type="float" office:value="0.409410545617535" calcext:value-type="float">
            <text:p>0,4094105456</text:p>
          </table:table-cell>
          <table:table-cell office:value-type="float" office:value="5.41956577704312" calcext:value-type="float">
            <text:p>5,419565777</text:p>
          </table:table-cell>
          <table:table-cell office:value-type="float" office:value="7.51933260067052" calcext:value-type="float">
            <text:p>7,5193326007</text:p>
          </table:table-cell>
          <table:table-cell office:value-type="float" office:value="5.41956577704312" calcext:value-type="float">
            <text:p>5,419565777</text:p>
          </table:table-cell>
          <table:table-cell office:value-type="float" office:value="7.60790332415394" calcext:value-type="float">
            <text:p>7,6079033242</text:p>
          </table:table-cell>
          <table:table-cell office:value-type="float" office:value="0.266586407377935" calcext:value-type="float">
            <text:p>0,2665864074</text:p>
          </table:table-cell>
          <table:table-cell office:value-type="float" office:value="0.355944529701226" calcext:value-type="float">
            <text:p>0,3559445297</text:p>
          </table:table-cell>
          <table:table-cell office:value-type="float" office:value="0.267084927566226" calcext:value-type="float">
            <text:p>0,2670849276</text:p>
          </table:table-cell>
          <table:table-cell office:value-type="float" office:value="0.354943775021205" calcext:value-type="float">
            <text:p>0,354943775</text:p>
          </table:table-cell>
          <table:table-cell office:value-type="float" office:value="0.041531846411652" calcext:value-type="float">
            <text:p>0,0415318464</text:p>
          </table:table-cell>
          <table:table-cell office:value-type="float" office:value="0.0557532214075312" calcext:value-type="float">
            <text:p>0,0557532214</text:p>
          </table:table-cell>
          <table:table-cell office:value-type="float" office:value="0.0406177486743174" calcext:value-type="float">
            <text:p>0,0406177487</text:p>
          </table:table-cell>
          <table:table-cell office:value-type="float" office:value="0.0570995574111268" calcext:value-type="float">
            <text:p>0,0570995574</text:p>
          </table:table-cell>
          <table:table-cell table:number-columns-repeated="1007"/>
        </table:table-row>
        <table:table-row table:style-name="ro2">
          <table:table-cell office:value-type="float" office:value="151" calcext:value-type="float">
            <text:p>151</text:p>
          </table:table-cell>
          <table:table-cell office:value-type="float" office:value="0.396872113288808" calcext:value-type="float">
            <text:p>0,3968721133</text:p>
          </table:table-cell>
          <table:table-cell office:value-type="float" office:value="0.421707592993974" calcext:value-type="float">
            <text:p>0,421707593</text:p>
          </table:table-cell>
          <table:table-cell office:value-type="float" office:value="0.397245442780897" calcext:value-type="float">
            <text:p>0,3972454428</text:p>
          </table:table-cell>
          <table:table-cell office:value-type="float" office:value="0.419564557895386" calcext:value-type="float">
            <text:p>0,4195645579</text:p>
          </table:table-cell>
          <table:table-cell office:value-type="float" office:value="5.69770285432127" calcext:value-type="float">
            <text:p>5,6977028543</text:p>
          </table:table-cell>
          <table:table-cell office:value-type="float" office:value="8.86791409574282" calcext:value-type="float">
            <text:p>8,8679140957</text:p>
          </table:table-cell>
          <table:table-cell office:value-type="float" office:value="5.70504267334718" calcext:value-type="float">
            <text:p>5,7050426733</text:p>
          </table:table-cell>
          <table:table-cell office:value-type="float" office:value="8.89018514948829" calcext:value-type="float">
            <text:p>8,8901851495</text:p>
          </table:table-cell>
          <table:table-cell office:value-type="float" office:value="0.283351528758994" calcext:value-type="float">
            <text:p>0,2833515288</text:p>
          </table:table-cell>
          <table:table-cell office:value-type="float" office:value="0.382870663876671" calcext:value-type="float">
            <text:p>0,3828706639</text:p>
          </table:table-cell>
          <table:table-cell office:value-type="float" office:value="0.283832391256897" calcext:value-type="float">
            <text:p>0,2838323913</text:p>
          </table:table-cell>
          <table:table-cell office:value-type="float" office:value="0.381887349920583" calcext:value-type="float">
            <text:p>0,3818873499</text:p>
          </table:table-cell>
          <table:table-cell office:value-type="float" office:value="0.033753470750026" calcext:value-type="float">
            <text:p>0,0337534708</text:p>
          </table:table-cell>
          <table:table-cell office:value-type="float" office:value="0.0436152832993423" calcext:value-type="float">
            <text:p>0,0436152833</text:p>
          </table:table-cell>
          <table:table-cell office:value-type="float" office:value="0.0323472857786521" calcext:value-type="float">
            <text:p>0,0323472858</text:p>
          </table:table-cell>
          <table:table-cell office:value-type="float" office:value="0.0457370905661741" calcext:value-type="float">
            <text:p>0,0457370906</text:p>
          </table:table-cell>
          <table:table-cell table:number-columns-repeated="1007"/>
        </table:table-row>
        <table:table-row table:style-name="ro2">
          <table:table-cell office:value-type="float" office:value="152" calcext:value-type="float">
            <text:p>152</text:p>
          </table:table-cell>
          <table:table-cell office:value-type="float" office:value="0.394334627584528" calcext:value-type="float">
            <text:p>0,3943346276</text:p>
          </table:table-cell>
          <table:table-cell office:value-type="float" office:value="0.407660282623287" calcext:value-type="float">
            <text:p>0,4076602826</text:p>
          </table:table-cell>
          <table:table-cell office:value-type="float" office:value="0.394737631887621" calcext:value-type="float">
            <text:p>0,3947376319</text:p>
          </table:table-cell>
          <table:table-cell office:value-type="float" office:value="0.405383107118197" calcext:value-type="float">
            <text:p>0,4053831071</text:p>
          </table:table-cell>
          <table:table-cell office:value-type="float" office:value="5.71703015259945" calcext:value-type="float">
            <text:p>5,7170301526</text:p>
          </table:table-cell>
          <table:table-cell office:value-type="float" office:value="9.68961770347784" calcext:value-type="float">
            <text:p>9,6896177035</text:p>
          </table:table-cell>
          <table:table-cell office:value-type="float" office:value="5.72684052510077" calcext:value-type="float">
            <text:p>5,7268405251</text:p>
          </table:table-cell>
          <table:table-cell office:value-type="float" office:value="9.69677170619626" calcext:value-type="float">
            <text:p>9,6967717062</text:p>
          </table:table-cell>
          <table:table-cell office:value-type="float" office:value="0.269653926833014" calcext:value-type="float">
            <text:p>0,2696539268</text:p>
          </table:table-cell>
          <table:table-cell office:value-type="float" office:value="0.357062382974979" calcext:value-type="float">
            <text:p>0,357062383</text:p>
          </table:table-cell>
          <table:table-cell office:value-type="float" office:value="0.270157565569288" calcext:value-type="float">
            <text:p>0,2701575656</text:p>
          </table:table-cell>
          <table:table-cell office:value-type="float" office:value="0.356049573546688" calcext:value-type="float">
            <text:p>0,3560495735</text:p>
          </table:table-cell>
          <table:table-cell office:value-type="float" office:value="0.0345207605852653" calcext:value-type="float">
            <text:p>0,0345207606</text:p>
          </table:table-cell>
          <table:table-cell office:value-type="float" office:value="0.0455684381325386" calcext:value-type="float">
            <text:p>0,0455684381</text:p>
          </table:table-cell>
          <table:table-cell office:value-type="float" office:value="0.0329214565752719" calcext:value-type="float">
            <text:p>0,0329214566</text:p>
          </table:table-cell>
          <table:table-cell office:value-type="float" office:value="0.0479852331155723" calcext:value-type="float">
            <text:p>0,0479852331</text:p>
          </table:table-cell>
          <table:table-cell table:number-columns-repeated="100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Times New Roman" svg:font-family="'Times New Roman'" style:font-family-generic="swiss" style:font-pitch="variable"/>
    <style:font-face style:name="Lucida Sans" svg:font-family="'Lucida Sans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fr" fo:country="FR" style:letter-kerning="true" style:font-name-asian="Tahoma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4P0"/>
    </number:currency-style>
    <number:time-style style:name="N105">
      <number:minutes number:style="long"/>
      <number:text>:</number:text>
      <number:seconds number:style="long"/>
    </number:time-style>
    <number:time-style style:name="N106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7">
      <number:minutes number:style="long"/>
      <number:text>:</number:text>
      <number:seconds number:style="long" number:decimal-places="1"/>
    </number:time-style>
    <number:number-style style:name="N108">
      <number:scientific-number number:decimal-places="1" number:min-integer-digits="3" number:min-exponent-digits="1"/>
    </number:number-style>
    <number:percentage-style style:name="N109">
      <number:number number:decimal-places="1" number:min-integer-digits="1"/>
      <number:text>%</number:text>
    </number:percentage-style>
    <number:currency-style style:name="N111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11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11P0"/>
    </number:currency-style>
    <number:number-style style:name="N10107P0" style:volatile="true" number:language="fr" number:country="FR">
      <number:number number:decimal-places="0" number:min-integer-digits="1" number:grouping="true"/>
      <number:text> €</number:text>
    </number:number-style>
    <number:number-style style:name="N10107" number:language="fr" number:country="FR">
      <number:text>-</number:text>
      <number:number number:decimal-places="0" number:min-integer-digits="1" number:grouping="true"/>
      <number:text> €</number:text>
      <style:map style:condition="value()&gt;=0" style:apply-style-name="N10107P0"/>
    </number:number-style>
    <number:number-style style:name="N10108P0" style:volatile="true" number:language="fr" number:country="FR">
      <number:number number:decimal-places="0" number:min-integer-digits="1" number:grouping="true"/>
      <number:text> €</number:text>
    </number:number-style>
    <number:number-style style:name="N10108" number:language="fr" number:country="FR">
      <style:text-properties fo:color="#ff0000"/>
      <number:text>-</number:text>
      <number:number number:decimal-places="0" number:min-integer-digits="1" number:grouping="true"/>
      <number:text> €</number:text>
      <style:map style:condition="value()&gt;=0" style:apply-style-name="N10108P0"/>
    </number:number-style>
    <number:number-style style:name="N10110P0" style:volatile="true" number:language="fr" number:country="FR">
      <number:number number:decimal-places="2" number:min-integer-digits="1" number:grouping="true"/>
      <number:text> €</number:text>
    </number:number-style>
    <number:number-style style:name="N10110" number:language="fr" number:country="FR">
      <number:text>-</number:text>
      <number:number number:decimal-places="2" number:min-integer-digits="1" number:grouping="true"/>
      <number:text> €</number:text>
      <style:map style:condition="value()&gt;=0" style:apply-style-name="N10110P0"/>
    </number:number-style>
    <number:number-style style:name="N10111P0" style:volatile="true" number:language="fr" number:country="FR">
      <number:number number:decimal-places="2" number:min-integer-digits="1" number:grouping="true"/>
      <number:text> €</number:text>
    </number:number-style>
    <number:number-style style:name="N10111" number:language="fr" number:country="FR">
      <style:text-properties fo:color="#ff0000"/>
      <number:text>-</number:text>
      <number:number number:decimal-places="2" number:min-integer-digits="1" number:grouping="true"/>
      <number:text> €</number:text>
      <style:map style:condition="value()&gt;=0" style:apply-style-name="N10111P0"/>
    </number:number-style>
    <number:date-style style:name="N10112" number:language="fr" number:country="FR">
      <number:day number:style="long"/>
      <number:text>-</number:text>
      <number:month number:textual="true"/>
      <number:text>-</number:text>
      <number:year/>
    </number:date-style>
    <number:date-style style:name="N10113" number:language="fr" number:country="FR">
      <number:day number:style="long"/>
      <number:text>-</number:text>
      <number:month number:textual="true"/>
    </number:date-style>
    <number:date-style style:name="N10114" number:language="fr" number:country="FR">
      <number:month number:textual="true"/>
      <number:text>-</number:text>
      <number:year/>
    </number:date-style>
    <number:time-style style:name="N10115" number:language="fr" number:country="FR">
      <number:hours/>
      <number:text>:</number:text>
      <number:minutes number:style="long"/>
      <number:text> </number:text>
      <number:am-pm/>
    </number:time-style>
    <number:time-style style:name="N10116" number:language="fr" number:country="FR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7" number:language="fr" number:country="FR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9P0" style:volatile="true" number:language="fr" number:country="FR">
      <number:number number:decimal-places="0" number:min-integer-digits="1" number:grouping="true"/>
      <number:text>   </number:text>
    </number:number-style>
    <number:number-style style:name="N10119" number:language="fr" number:country="FR">
      <number:text>-</number:text>
      <number:number number:decimal-places="0" number:min-integer-digits="1" number:grouping="true"/>
      <number:text>   </number:text>
      <style:map style:condition="value()&gt;=0" style:apply-style-name="N10119P0"/>
    </number:number-style>
    <number:number-style style:name="N10120P0" style:volatile="true" number:language="fr" number:country="FR">
      <number:number number:decimal-places="0" number:min-integer-digits="1" number:grouping="true"/>
      <number:text>   </number:text>
    </number:number-style>
    <number:number-style style:name="N10120" number:language="fr" number:country="FR">
      <style:text-properties fo:color="#ff0000"/>
      <number:text>-</number:text>
      <number:number number:decimal-places="0" number:min-integer-digits="1" number:grouping="true"/>
      <number:text>   </number:text>
      <style:map style:condition="value()&gt;=0" style:apply-style-name="N10120P0"/>
    </number:number-style>
    <number:number-style style:name="N10122P0" style:volatile="true" number:language="fr" number:country="FR">
      <number:number number:decimal-places="2" number:min-integer-digits="1" number:grouping="true"/>
      <number:text>   </number:text>
    </number:number-style>
    <number:number-style style:name="N10122" number:language="fr" number:country="FR">
      <number:text>-</number:text>
      <number:number number:decimal-places="2" number:min-integer-digits="1" number:grouping="true"/>
      <number:text>   </number:text>
      <style:map style:condition="value()&gt;=0" style:apply-style-name="N10122P0"/>
    </number:number-style>
    <number:number-style style:name="N10123P0" style:volatile="true" number:language="fr" number:country="FR">
      <number:number number:decimal-places="2" number:min-integer-digits="1" number:grouping="true"/>
      <number:text>   </number:text>
    </number:number-style>
    <number:number-style style:name="N10123" number:language="fr" number:country="FR">
      <style:text-properties fo:color="#ff0000"/>
      <number:text>-</number:text>
      <number:number number:decimal-places="2" number:min-integer-digits="1" number:grouping="true"/>
      <number:text>   </number:text>
      <style:map style:condition="value()&gt;=0" style:apply-style-name="N10123P0"/>
    </number:number-style>
    <number:number-style style:name="N10127P0" style:volatile="true" number:language="fr" number:country="FR">
      <loext:text> </loext:text>
      <loext:fill-character> </loext:fill-character>
      <number:number number:decimal-places="0" number:min-integer-digits="1" number:grouping="true"/>
      <number:text>    </number:text>
    </number:number-style>
    <number:number-style style:name="N10127P1" style:volatile="true" number:language="fr" number:country="FR">
      <loext:text>-</loext:text>
      <loext:fill-character> </loext:fill-character>
      <number:number number:decimal-places="0" number:min-integer-digits="1" number:grouping="true"/>
      <number:text>    </number:text>
    </number:number-style>
    <number:number-style style:name="N10127P2" style:volatile="true" number:language="fr" number:country="FR">
      <loext:text> </loext:text>
      <loext:fill-character> </loext:fill-character>
      <number:text>-    </number:text>
    </number:number-style>
    <number:text-style style:name="N10127" number:language="fr" number:country="FR">
      <number:text-content/>
      <number:text> </number:text>
      <style:map style:condition="value()&gt;0" style:apply-style-name="N10127P0"/>
      <style:map style:condition="value()&lt;0" style:apply-style-name="N10127P1"/>
      <style:map style:condition="value()=0" style:apply-style-name="N10127P2"/>
    </number:text-style>
    <number:number-style style:name="N10131P0" style:volatile="true" number:language="fr" number:country="FR">
      <loext:text> </loext:text>
      <loext:fill-character> </loext:fill-character>
      <number:number number:decimal-places="0" number:min-integer-digits="1" number:grouping="true"/>
      <number:text> € </number:text>
    </number:number-style>
    <number:number-style style:name="N10131P1" style:volatile="true" number:language="fr" number:country="FR">
      <loext:text>-</loext:text>
      <loext:fill-character> </loext:fill-character>
      <number:number number:decimal-places="0" number:min-integer-digits="1" number:grouping="true"/>
      <number:text> € </number:text>
    </number:number-style>
    <number:number-style style:name="N10131P2" style:volatile="true" number:language="fr" number:country="FR">
      <loext:text> </loext:text>
      <loext:fill-character> </loext:fill-character>
      <number:text>- € </number:text>
    </number:number-style>
    <number:text-style style:name="N10131" number:language="fr" number:country="FR">
      <number:text-content/>
      <number:text> </number:text>
      <style:map style:condition="value()&gt;0" style:apply-style-name="N10131P0"/>
      <style:map style:condition="value()&lt;0" style:apply-style-name="N10131P1"/>
      <style:map style:condition="value()=0" style:apply-style-name="N10131P2"/>
    </number:text-style>
    <number:number-style style:name="N10135P0" style:volatile="true" number:language="fr" number:country="FR">
      <loext:text> </loext:text>
      <loext:fill-character> </loext:fill-character>
      <number:number number:decimal-places="2" number:min-integer-digits="1" number:grouping="true"/>
      <number:text>    </number:text>
    </number:number-style>
    <number:number-style style:name="N10135P1" style:volatile="true" number:language="fr" number:country="FR">
      <loext:text>-</loext:text>
      <loext:fill-character> </loext:fill-character>
      <number:number number:decimal-places="2" number:min-integer-digits="1" number:grouping="true"/>
      <number:text>    </number:text>
    </number:number-style>
    <number:number-style style:name="N10135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   </number:text>
    </number:number-style>
    <number:text-style style:name="N10135" number:language="fr" number:country="FR"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number-style style:name="N10139P0" style:volatile="true" number:language="fr" number:country="FR">
      <loext:text> </loext:text>
      <loext:fill-character> </loext:fill-character>
      <number:number number:decimal-places="2" number:min-integer-digits="1" number:grouping="true"/>
      <number:text> € </number:text>
    </number:number-style>
    <number:number-style style:name="N10139P1" style:volatile="true" number:language="fr" number:country="FR">
      <loext:text>-</loext:text>
      <loext:fill-character> </loext:fill-character>
      <number:number number:decimal-places="2" number:min-integer-digits="1" number:grouping="true"/>
      <number:text> € </number:text>
    </number:number-style>
    <number:number-style style:name="N10139P2" style:volatile="true" number:language="fr" number:country="FR">
      <loext:text> </loext:text>
      <loext:fill-character> </loext:fill-character>
      <number:text>-</number:text>
      <number:number number:decimal-places="0" number:min-integer-digits="0"/>
      <number:text> € </number:text>
    </number:number-style>
    <number:text-style style:name="N10139" number:language="fr" number:country="FR"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name-asian="SimSun" style:font-family-asian="SimSun" style:font-family-generic-asian="system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Excel_20_Built-in_20_Percent" style:display-name="Excel Built-in Percent" style:family="table-cell" style:parent-style-name="Default" style:data-style-name="N10">
      <style:table-cell-properties style:text-align-source="value-type" style:repeat-content="false" fo:background-color="transparent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family="Calibri" style:font-family-generic="swis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/>
      </style:header-style>
      <style:footer-style>
        <style:header-footer-properties fo:min-height="7.5mm" fo:margin-left="0mm" fo:margin-right="0mm" fo:margin-top="2.5mm" fo:border="2.49pt solid #000000" fo:padding="0.18mm" fo:background-color="#c0c0c0"/>
      </style:footer-style>
    </style:page-layout>
    <style:page-layout style:name="Mpm3">
      <style:page-layout-properties fo:page-width="210.01mm" fo:page-height="297mm" style:num-format="1" style:print-orientation="portrait" fo:margin-top="25.4mm" fo:margin-bottom="25.4mm" fo:margin-left="19.05mm" fo:margin-right="19.05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5.9mm" fo:page-height="279.4mm" style:num-format="1" style:print-orientation="portrait" fo:margin-top="20mm" fo:margin-bottom="20mm" fo:margin-left="20mm" fo:margin-right="20mm" style:print-page-order="ttb" style:first-page-number="continue" style:scale-to="100%" style:writing-mode="lr-tb" style:print="charts drawings objects zero-values"/>
      <style:header-style>
        <style:header-footer-properties fo:min-height="6.74mm" fo:margin-left="0mm" fo:margin-right="0mm" fo:margin-bottom="2.5mm"/>
      </style:header-style>
      <style:footer-style>
        <style:header-footer-properties fo:min-height="6.74mm" fo:margin-left="0mm" fo:margin-right="0mm" fo:margin-top="2.5mm"/>
      </style:footer-style>
    </style:page-layout>
    <style:style style:name="MT1" style:family="text">
      <style:text-properties fo:color="#000000" style:text-outline="false" style:text-line-through-style="none" style:text-line-through-type="none" style:text-position="0% 100%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7-10">00/00/0000</text:date>, <text:time style:data-style-name="N2" text:time-value="16:38:27.43061817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Gini_20_yearly" style:display-name="PageStyle_Gini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op_20_10_25__20_share" style:display-name="PageStyle_Top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_20_yearly" style:display-name="PageStyle_Bottom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Bottom_20_10_25__20_share" style:display-name="PageStyle_Bottom 10% share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low" style:display-name="PageStyle_redistribution_low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Top_20_10_25__20_share_20_yearly" style:display-name="PageStyle_Top 10% share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ecile_20_ratio_20_yearly" style:display-name="PageStyle_Decile ratio yearly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Redistribution_5f_central" style:display-name="PageStyle_Redistribution_central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Redistribution_5f_high" style:display-name="PageStyle_Redistribution_high" style:page-layout-name="Mpm4">
      <style:header>
        <text:p><text:span text:style-name="MT1"><text:sheet-name>???</text:sheet-name></text:span></text:p>
      </style:header>
      <style:header-left style:display="false"/>
      <style:footer>
        <text:p><text:span text:style-name="MT1">Page </text:span><text:span text:style-name="MT1"><text:page-number>1</text:page-number></text:span></text:p>
      </style:footer>
      <style:footer-left style:display="false"/>
    </style:master-page>
    <style:master-page style:name="PageStyle_5f_Gini_20_per_20_capita" style:display-name="PageStyle_Gini per capita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6-04T14:04:47</meta:creation-date>
    <meta:initial-creator>Leonardo Calcagno</meta:initial-creator>
    <dc:language>en-US</dc:language>
    <dc:date>2020-07-10T16:40:54.050516893</dc:date>
    <meta:editing-cycles>7</meta:editing-cycles>
    <meta:editing-duration>PT2H11M23S</meta:editing-duration>
    <meta:generator>LibreOffice/4.4.5.2$MacOSX_X86_64 LibreOffice_project/a22f674fd25a3b6f45bdebf25400ed2adff0ff99</meta:generator>
    <meta:document-statistic meta:table-count="11" meta:cell-count="11182" meta:object-count="12"/>
    <meta:user-defined meta:name="AppVersion">14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symbol-type="automatic" chart:include-hidden-cells="false" chart:treat-empty-cells="leave-gap"/>
    </style:style>
    <style:style style:name="ch3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32pt" style:font-size-asian="14pt" style:font-size-complex="14pt"/>
    </style:style>
    <style:style style:name="ch4" style:family="chart" style:data-style-name="N0">
      <style:chart-properties chart:display-label="true" chart:logarithmic="false" chart:minimum="0.34" chart:maximum="0.48" chart:interval-major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26pt" style:font-size-asian="14pt" style:font-size-complex="14pt"/>
    </style:style>
    <style:style style:name="ch5" style:family="chart">
      <style:graphic-properties svg:stroke-width="0.026cm" svg:stroke-color="#878787"/>
    </style:style>
    <style:style style:name="ch6" style:family="chart" style:data-style-name="N0">
      <style:chart-properties chart:symbol-type="named-symbol" chart:symbol-name="x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000000" draw:fill-color="#000000"/>
      <style:text-properties fo:color="#000000" style:text-position="0% 100%" fo:font-family="Calibri" fo:font-size="14pt" style:font-size-asian="14pt" style:font-size-complex="14pt"/>
    </style:style>
    <style:style style:name="ch7" style:family="chart" style:data-style-name="N0">
      <style:chart-properties chart:symbol-type="named-symbol" chart:symbol-name="diamond" chart:symbol-width="0.75cm" chart:symbol-height="0.75cm" chart:link-data-style-to-source="true" chart:label-position="right">
        <chart:label-separator>
          <text:p>; </text:p>
        </chart:label-separator>
      </style:chart-properties>
      <style:graphic-properties draw:stroke="none" svg:stroke-width="0.132cm" svg:stroke-color="#c5000b" draw:fill-color="#c5000b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arrow-up" chart:symbol-width="0.75cm" chart:symbol-height="0.75cm" chart:link-data-style-to-source="true" chart:label-position="right">
        <chart:symbol-image xlink:href="Pictures/2000000A000000DD000000DDA5B35DBF.svm" xlink:type="simple" xlink:actuate="onLoad"/>
        <chart:label-separator>
          <text:p>; </text:p>
        </chart:label-separator>
      </style:chart-properties>
      <style:graphic-properties draw:stroke="none" svg:stroke-width="0.132cm" svg:stroke-color="#669900" draw:fill-color="#669900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circle" chart:symbol-width="0.75cm" chart:symbol-height="0.75cm" chart:link-data-style-to-source="true" chart:label-position="right">
        <chart:symbol-image xlink:href="Pictures/2000000A000000DD000000DD7702FBD1.svm" xlink:type="simple" xlink:actuate="onLoad"/>
        <chart:label-separator>
          <text:p>; </text:p>
        </chart:label-separator>
      </style:chart-properties>
      <style:graphic-properties draw:stroke="none" svg:stroke-width="0.132cm" svg:stroke-color="#336699" draw:fill-color="#336699"/>
      <style:text-properties fo:color="#000000" style:text-position="0% 100%" fo:font-family="Calibri" fo:font-size="14pt" style:font-size-asian="14pt" style:font-size-complex="14pt"/>
    </style:style>
    <style:style style:name="ch10" style:family="chart">
      <style:graphic-properties draw:fill="solid" draw:fill-color="#ffffff"/>
    </style:style>
    <style:style style:name="ch11" style:family="chart">
      <style:graphic-properties draw:fill-color="#d9d9d9"/>
    </style:style>
  </office:automatic-styles>
  <office:body>
    <office:chart>
      <chart:chart svg:width="24.001cm" svg:height="20.001cm" xlink:href=".." xlink:type="simple" chart:class="chart:scatter" chart:style-name="ch1">
        <chart:plot-area chart:style-name="ch2" table:cell-range-address="'Gini yearly'.A4:'Gini yearly'.E30 'Gini yearly'.B3:'Gini yearly'.E3" chart:data-source-has-labels="row" svg:x="0.062cm" svg:y="-0.021cm" svg:width="24.168cm" svg:height="20.076cm">
          <chartooo:coordinate-region svg:x="1.929cm" svg:y="0.523cm" svg:width="21.62cm" svg:height="16.996cm"/>
          <chart:axis chart:dimension="x" chart:name="primary-x" chart:style-name="ch3"/>
          <chart:axis chart:dimension="y" chart:name="primary-y" chart:style-name="ch4">
            <chart:grid chart:style-name="ch5" chart:class="major"/>
          </chart:axis>
          <chart:series chart:style-name="ch6" chart:values-cell-range-address="'Gini yearly'.B4:'Gini yearly'.B30" chart:label-cell-address="'Gini yearly'.B3:'Gini yearly'.B3" chart:class="chart:scatter">
            <chart:domain table:cell-range-address="'Gini yearly'.A4:'Gini yearly'.A30"/>
            <chart:data-point chart:repeated="27"/>
          </chart:series>
          <chart:series chart:style-name="ch7" chart:values-cell-range-address="'Gini yearly'.C4:'Gini yearly'.C30" chart:label-cell-address="'Gini yearly'.C3:'Gini yearly'.C3" chart:class="chart:scatter">
            <chart:data-point chart:repeated="27"/>
          </chart:series>
          <chart:series chart:style-name="ch8" chart:values-cell-range-address="'Gini yearly'.D4:'Gini yearly'.D30" chart:label-cell-address="'Gini yearly'.D3:'Gini yearly'.D3" chart:class="chart:scatter">
            <chart:data-point chart:repeated="27"/>
          </chart:series>
          <chart:series chart:style-name="ch9" chart:values-cell-range-address="'Gini yearly'.E4:'Gini yearly'.E30" chart:label-cell-address="'Gini yearly'.E3:'Gini yearly'.E3" chart:class="chart:scatter">
            <chart:data-point chart:repeated="27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B3:'Gini yearly'.B3</svg:desc>
                </draw:g>
              </table:table-cell>
              <table:table-cell office:value-type="string">
                <text:p>Labour and pension income</text:p>
                <draw:g>
                  <svg:desc>'Gini yearly'.C3:'Gini yearly'.C3</svg:desc>
                </draw:g>
              </table:table-cell>
              <table:table-cell office:value-type="string">
                <text:p>Labour income and family beenfits</text:p>
                <draw:g>
                  <svg:desc>'Gini yearly'.D3:'Gini yearly'.D3</svg:desc>
                </draw:g>
              </table:table-cell>
              <table:table-cell office:value-type="string">
                <text:p>All income</text:p>
                <draw:g>
                  <svg:desc>'Gini yearly'.E3:'Gini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B4:'Gini yearly'.B30</svg:desc>
                </draw:g>
              </table:table-cell>
              <table:table-cell office:value-type="float" office:value="0.3906811662">
                <text:p>0.3906811662</text:p>
                <draw:g>
                  <svg:desc>'Gini yearly'.C4:'Gini yearly'.C30</svg:desc>
                </draw:g>
              </table:table-cell>
              <table:table-cell office:value-type="float" office:value="0.4222738609">
                <text:p>0.4222738609</text:p>
                <draw:g>
                  <svg:desc>'Gini yearly'.D4:'Gini yearly'.D30</svg:desc>
                </draw:g>
              </table:table-cell>
              <table:table-cell office:value-type="float" office:value="0.3863343567">
                <text:p>0.3863343567</text:p>
                <draw:g>
                  <svg:desc>'Gini yearly'.E4:'Gini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6672021306">
                <text:p>0.409756672021306</text:p>
              </table:table-cell>
              <table:table-cell office:value-type="float" office:value="0.434606868246303">
                <text:p>0.434606868246303</text:p>
              </table:table-cell>
              <table:table-cell office:value-type="float" office:value="0.394970909992538">
                <text:p>0.39497090999253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6665027822">
                <text:p>0.410636665027822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1069209893">
                <text:p>0.39481106920989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323016112">
                <text:p>0.40836323016112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1184361679">
                <text:p>0.38984118436167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7296737301">
                <text:p>0.408547296737301</text:p>
              </table:table-cell>
              <table:table-cell office:value-type="float" office:value="0.428131858096523">
                <text:p>0.428131858096523</text:p>
              </table:table-cell>
              <table:table-cell office:value-type="float" office:value="0.390258473338373">
                <text:p>0.39025847333837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172347646361">
                <text:p>0.449172347646361</text:p>
              </table:table-cell>
              <table:table-cell office:value-type="float" office:value="0.40808458477225">
                <text:p>0.40808458477225</text:p>
              </table:table-cell>
              <table:table-cell office:value-type="float" office:value="0.426534425206238">
                <text:p>0.426534425206238</text:p>
              </table:table-cell>
              <table:table-cell office:value-type="float" office:value="0.387817163370142">
                <text:p>0.38781716337014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4918965787439">
                <text:p>0.454918965787439</text:p>
              </table:table-cell>
              <table:table-cell office:value-type="float" office:value="0.406198774826929">
                <text:p>0.406198774826929</text:p>
              </table:table-cell>
              <table:table-cell office:value-type="float" office:value="0.4311417716291">
                <text:p>0.4311417716291</text:p>
              </table:table-cell>
              <table:table-cell office:value-type="float" office:value="0.386402570815913">
                <text:p>0.3864025708159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1270199081269">
                <text:p>0.451270199081269</text:p>
              </table:table-cell>
              <table:table-cell office:value-type="float" office:value="0.401897111704016">
                <text:p>0.401897111704016</text:p>
              </table:table-cell>
              <table:table-cell office:value-type="float" office:value="0.429517077924666">
                <text:p>0.429517077924666</text:p>
              </table:table-cell>
              <table:table-cell office:value-type="float" office:value="0.383503529893826">
                <text:p>0.38350352989382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5187491767325">
                <text:p>0.455187491767325</text:p>
              </table:table-cell>
              <table:table-cell office:value-type="float" office:value="0.39938851278079">
                <text:p>0.39938851278079</text:p>
              </table:table-cell>
              <table:table-cell office:value-type="float" office:value="0.432747921241472">
                <text:p>0.432747921241472</text:p>
              </table:table-cell>
              <table:table-cell office:value-type="float" office:value="0.381555139791236">
                <text:p>0.381555139791236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7943773647776">
                <text:p>0.457943773647776</text:p>
              </table:table-cell>
              <table:table-cell office:value-type="float" office:value="0.401156929133225">
                <text:p>0.401156929133225</text:p>
              </table:table-cell>
              <table:table-cell office:value-type="float" office:value="0.437443820725823">
                <text:p>0.437443820725823</text:p>
              </table:table-cell>
              <table:table-cell office:value-type="float" office:value="0.384522500225009">
                <text:p>0.38452250022500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5605610630699">
                <text:p>0.45605610630699</text:p>
              </table:table-cell>
              <table:table-cell office:value-type="float" office:value="0.396641065333113">
                <text:p>0.396641065333113</text:p>
              </table:table-cell>
              <table:table-cell office:value-type="float" office:value="0.436824097687095">
                <text:p>0.436824097687095</text:p>
              </table:table-cell>
              <table:table-cell office:value-type="float" office:value="0.381357130442821">
                <text:p>0.38135713044282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2200152584565">
                <text:p>0.452200152584565</text:p>
              </table:table-cell>
              <table:table-cell office:value-type="float" office:value="0.393789117611094">
                <text:p>0.393789117611094</text:p>
              </table:table-cell>
              <table:table-cell office:value-type="float" office:value="0.432473853976043">
                <text:p>0.432473853976043</text:p>
              </table:table-cell>
              <table:table-cell office:value-type="float" office:value="0.37897378556293">
                <text:p>0.3789737855629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49122710990903">
                <text:p>0.449122710990903</text:p>
              </table:table-cell>
              <table:table-cell office:value-type="float" office:value="0.389423009802566">
                <text:p>0.389423009802566</text:p>
              </table:table-cell>
              <table:table-cell office:value-type="float" office:value="0.432079335271398">
                <text:p>0.432079335271398</text:p>
              </table:table-cell>
              <table:table-cell office:value-type="float" office:value="0.376108939102711">
                <text:p>0.37610893910271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1077177786998">
                <text:p>0.451077177786998</text:p>
              </table:table-cell>
              <table:table-cell office:value-type="float" office:value="0.387399013308379">
                <text:p>0.387399013308379</text:p>
              </table:table-cell>
              <table:table-cell office:value-type="float" office:value="0.434221521467805">
                <text:p>0.434221521467805</text:p>
              </table:table-cell>
              <table:table-cell office:value-type="float" office:value="0.374758436852492">
                <text:p>0.37475843685249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5622199950307">
                <text:p>0.455622199950307</text:p>
              </table:table-cell>
              <table:table-cell office:value-type="float" office:value="0.387749340397069">
                <text:p>0.387749340397069</text:p>
              </table:table-cell>
              <table:table-cell office:value-type="float" office:value="0.440066953600432">
                <text:p>0.440066953600432</text:p>
              </table:table-cell>
              <table:table-cell office:value-type="float" office:value="0.377027072458245">
                <text:p>0.3770270724582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65633253090057">
                <text:p>0.465633253090057</text:p>
              </table:table-cell>
              <table:table-cell office:value-type="float" office:value="0.394601019563715">
                <text:p>0.394601019563715</text:p>
              </table:table-cell>
              <table:table-cell office:value-type="float" office:value="0.453066347589789">
                <text:p>0.453066347589789</text:p>
              </table:table-cell>
              <table:table-cell office:value-type="float" office:value="0.385872018939994">
                <text:p>0.38587201893999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3165930781904">
                <text:p>0.463165930781904</text:p>
              </table:table-cell>
              <table:table-cell office:value-type="float" office:value="0.395306306899483">
                <text:p>0.395306306899483</text:p>
              </table:table-cell>
              <table:table-cell office:value-type="float" office:value="0.451340171622406">
                <text:p>0.451340171622406</text:p>
              </table:table-cell>
              <table:table-cell office:value-type="float" office:value="0.387063772348964">
                <text:p>0.38706377234896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0238772126062">
                <text:p>0.460238772126062</text:p>
              </table:table-cell>
              <table:table-cell office:value-type="float" office:value="0.395841197824717">
                <text:p>0.395841197824717</text:p>
              </table:table-cell>
              <table:table-cell office:value-type="float" office:value="0.449389534634526">
                <text:p>0.449389534634526</text:p>
              </table:table-cell>
              <table:table-cell office:value-type="float" office:value="0.388577892546016">
                <text:p>0.38857789254601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3854211783832">
                <text:p>0.463854211783832</text:p>
              </table:table-cell>
              <table:table-cell office:value-type="float" office:value="0.400414747066228">
                <text:p>0.400414747066228</text:p>
              </table:table-cell>
              <table:table-cell office:value-type="float" office:value="0.457529454482618">
                <text:p>0.457529454482618</text:p>
              </table:table-cell>
              <table:table-cell office:value-type="float" office:value="0.395490738509409">
                <text:p>0.395490738509409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50603052457971">
                <text:p>0.450603052457971</text:p>
              </table:table-cell>
              <table:table-cell office:value-type="float" office:value="0.395196303580546">
                <text:p>0.395196303580546</text:p>
              </table:table-cell>
              <table:table-cell office:value-type="float" office:value="0.444711782044458">
                <text:p>0.444711782044458</text:p>
              </table:table-cell>
              <table:table-cell office:value-type="float" office:value="0.391833577304817">
                <text:p>0.3918335773048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44802342012163">
                <text:p>0.444802342012163</text:p>
              </table:table-cell>
              <table:table-cell office:value-type="float" office:value="0.392907637762599">
                <text:p>0.392907637762599</text:p>
              </table:table-cell>
              <table:table-cell office:value-type="float" office:value="0.440430633407458">
                <text:p>0.440430633407458</text:p>
              </table:table-cell>
              <table:table-cell office:value-type="float" office:value="0.390130360949898">
                <text:p>0.3901303609498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9518834054884">
                <text:p>0.439518834054884</text:p>
              </table:table-cell>
              <table:table-cell office:value-type="float" office:value="0.391369094492257">
                <text:p>0.391369094492257</text:p>
              </table:table-cell>
              <table:table-cell office:value-type="float" office:value="0.436209730440547">
                <text:p>0.436209730440547</text:p>
              </table:table-cell>
              <table:table-cell office:value-type="float" office:value="0.389440836145229">
                <text:p>0.38944083614522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4262886905842">
                <text:p>0.434262886905842</text:p>
              </table:table-cell>
              <table:table-cell office:value-type="float" office:value="0.386634313404762">
                <text:p>0.386634313404762</text:p>
              </table:table-cell>
              <table:table-cell office:value-type="float" office:value="0.43174515991463">
                <text:p>0.43174515991463</text:p>
              </table:table-cell>
              <table:table-cell office:value-type="float" office:value="0.385023675437789">
                <text:p>0.385023675437789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3436357370239">
                <text:p>0.423436357370239</text:p>
              </table:table-cell>
              <table:table-cell office:value-type="float" office:value="0.382905462577305">
                <text:p>0.382905462577305</text:p>
              </table:table-cell>
              <table:table-cell office:value-type="float" office:value="0.42156209028949">
                <text:p>0.42156209028949</text:p>
              </table:table-cell>
              <table:table-cell office:value-type="float" office:value="0.381363902453503">
                <text:p>0.3813639024535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21840538559021">
                <text:p>0.421840538559021</text:p>
              </table:table-cell>
              <table:table-cell office:value-type="float" office:value="0.380760910244238">
                <text:p>0.380760910244238</text:p>
              </table:table-cell>
              <table:table-cell office:value-type="float" office:value="0.423752856262024">
                <text:p>0.423752856262024</text:p>
              </table:table-cell>
              <table:table-cell office:value-type="float" office:value="0.380061652642734">
                <text:p>0.3800616526427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17740818129797">
                <text:p>0.417740818129797</text:p>
              </table:table-cell>
              <table:table-cell office:value-type="float" office:value="0.383000210839582">
                <text:p>0.383000210839582</text:p>
              </table:table-cell>
              <table:table-cell office:value-type="float" office:value="0.41965170174506">
                <text:p>0.41965170174506</text:p>
              </table:table-cell>
              <table:table-cell office:value-type="float" office:value="0.381993993604945">
                <text:p>0.38199399360494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05521041971606">
                <text:p>0.405521041971606</text:p>
              </table:table-cell>
              <table:table-cell office:value-type="float" office:value="0.375969972185861">
                <text:p>0.375969972185861</text:p>
              </table:table-cell>
              <table:table-cell office:value-type="float" office:value="0.408036605963497">
                <text:p>0.408036605963497</text:p>
              </table:table-cell>
              <table:table-cell office:value-type="float" office:value="0.37497405682459">
                <text:p>0.3749740568245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889cm" svg:height="15.732cm" xlink:href=".." xlink:type="simple" chart:class="chart:scatter" chart:style-name="ch1">
        <chart:legend chart:legend-position="bottom" svg:x="2.483cm" svg:y="13.802cm" style:legend-expansion="wide" chart:style-name="ch2"/>
        <chart:plot-area chart:style-name="ch3" table:cell-range-address="'Bottom 10% share yearly'.F4:'Bottom 10% share yearly'.J30 'Bottom 10% share yearly'.G3:'Bottom 10% share yearly'.J3" chart:data-source-has-labels="row" svg:x="0.291cm" svg:y="0.184cm" svg:width="21.438cm" svg:height="13.059cm">
          <chartooo:coordinate-region svg:x="1.512cm" svg:y="0.473cm" svg:width="19.928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G4:'Bottom 10% share yearly'.G30" chart:label-cell-address="'Bottom 10% share yearly'.G3:'Bottom 10% share yearly'.G3" chart:class="chart:scatter">
            <chart:domain table:cell-range-address="'Bottom 10% share yearly'.F4:'Bottom 10% share yearly'.F30"/>
            <chart:data-point chart:repeated="27"/>
          </chart:series>
          <chart:series chart:style-name="ch8" chart:values-cell-range-address="'Bottom 10% share yearly'.H4:'Bottom 10% share yearly'.H30" chart:label-cell-address="'Bottom 10% share yearly'.H3:'Bottom 10% share yearly'.H3" chart:class="chart:scatter">
            <chart:data-point chart:repeated="27"/>
          </chart:series>
          <chart:series chart:style-name="ch9" chart:values-cell-range-address="'Bottom 10% share yearly'.I4:'Bottom 10% share yearly'.I30" chart:label-cell-address="'Bottom 10% share yearly'.I3:'Bottom 10% share yearly'.I3" chart:class="chart:scatter">
            <chart:data-point chart:repeated="27"/>
          </chart:series>
          <chart:series chart:style-name="ch10" chart:values-cell-range-address="'Bottom 10% share yearly'.J4:'Bottom 10% share yearly'.J30" chart:label-cell-address="'Bottom 10% share yearly'.J3:'Bottom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Bottom 10% share yearly'.G3:'Bottom 10% share yearly'.G3</svg:desc>
                </draw:g>
              </table:table-cell>
              <table:table-cell office:value-type="string">
                <text:p>Labour and pension income</text:p>
                <draw:g>
                  <svg:desc>'Bottom 10% share yearly'.H3:'Bottom 10% share yearly'.H3</svg:desc>
                </draw:g>
              </table:table-cell>
              <table:table-cell office:value-type="string">
                <text:p>Labour income and family benefits</text:p>
                <draw:g>
                  <svg:desc>'Bottom 10% share yearly'.I3:'Bottom 10% share yearly'.I3</svg:desc>
                </draw:g>
              </table:table-cell>
              <table:table-cell office:value-type="string">
                <text:p>All income</text:p>
                <draw:g>
                  <svg:desc>'Bottom 10% share yearly'.J3:'Bottom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Bottom 10% share yearly'.F4:'Bottom 10% share yearly'.F30</svg:desc>
                </draw:g>
              </table:table-cell>
              <table:table-cell office:value-type="float" office:value="0.0261696348">
                <text:p>0.0261696348</text:p>
                <draw:g>
                  <svg:desc>'Bottom 10% share yearly'.G4:'Bottom 10% share yearly'.G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H4:'Bottom 10% share yearly'.H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I4:'Bottom 10% share yearly'.I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J4:'Bottom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1983883702">
                <text:p>0.0259881983883702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2239178575">
                <text:p>0.034760223917857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0282564344878865">
                <text:p>0.0282564344878865</text:p>
              </table:table-cell>
              <table:table-cell office:value-type="float" office:value="0.0274657791619457">
                <text:p>0.0274657791619457</text:p>
              </table:table-cell>
              <table:table-cell office:value-type="float" office:value="0.040869755037014">
                <text:p>0.040869755037014</text:p>
              </table:table-cell>
              <table:table-cell office:value-type="float" office:value="0.0370315109469701">
                <text:p>0.037031510946970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279403028">
                <text:p>0.0280668279403028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17961647203">
                <text:p>0.037561796164720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3478056986">
                <text:p>0.0294633478056986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5451782346">
                <text:p>0.0395835451782346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0200068392">
                <text:p>0.029360200068392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58839646906">
                <text:p>0.039855883964690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0304792991712249">
                <text:p>0.0304792991712249</text:p>
              </table:table-cell>
              <table:table-cell office:value-type="float" office:value="0.0293452829445698">
                <text:p>0.0293452829445698</text:p>
              </table:table-cell>
              <table:table-cell office:value-type="float" office:value="0.04317616574389">
                <text:p>0.04317616574389</text:p>
              </table:table-cell>
              <table:table-cell office:value-type="float" office:value="0.0388291995694416">
                <text:p>0.038829199569441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0335196165928422">
                <text:p>0.0335196165928422</text:p>
              </table:table-cell>
              <table:table-cell office:value-type="float" office:value="0.0301344729010675">
                <text:p>0.0301344729010675</text:p>
              </table:table-cell>
              <table:table-cell office:value-type="float" office:value="0.0465772274179975">
                <text:p>0.0465772274179975</text:p>
              </table:table-cell>
              <table:table-cell office:value-type="float" office:value="0.039748327361998">
                <text:p>0.03974832736199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0329447988027527">
                <text:p>0.0329447988027527</text:p>
              </table:table-cell>
              <table:table-cell office:value-type="float" office:value="0.0296689691170386">
                <text:p>0.0296689691170386</text:p>
              </table:table-cell>
              <table:table-cell office:value-type="float" office:value="0.0467086641946802">
                <text:p>0.0467086641946802</text:p>
              </table:table-cell>
              <table:table-cell office:value-type="float" office:value="0.0397446427621708">
                <text:p>0.039744642762170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0360338203357199">
                <text:p>0.0360338203357199</text:p>
              </table:table-cell>
              <table:table-cell office:value-type="float" office:value="0.0318746246361582">
                <text:p>0.0318746246361582</text:p>
              </table:table-cell>
              <table:table-cell office:value-type="float" office:value="0.0476620655406524">
                <text:p>0.0476620655406524</text:p>
              </table:table-cell>
              <table:table-cell office:value-type="float" office:value="0.040366062958122">
                <text:p>0.04036606295812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0352591160446826">
                <text:p>0.0352591160446826</text:p>
              </table:table-cell>
              <table:table-cell office:value-type="float" office:value="0.0307489833231458">
                <text:p>0.0307489833231458</text:p>
              </table:table-cell>
              <table:table-cell office:value-type="float" office:value="0.0461256532992515">
                <text:p>0.0461256532992515</text:p>
              </table:table-cell>
              <table:table-cell office:value-type="float" office:value="0.0386551688487197">
                <text:p>0.0386551688487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0369816699660875">
                <text:p>0.0369816699660875</text:p>
              </table:table-cell>
              <table:table-cell office:value-type="float" office:value="0.0303387007775388">
                <text:p>0.0303387007775388</text:p>
              </table:table-cell>
              <table:table-cell office:value-type="float" office:value="0.0494306960458145">
                <text:p>0.0494306960458145</text:p>
              </table:table-cell>
              <table:table-cell office:value-type="float" office:value="0.0392928770131216">
                <text:p>0.039292877013121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0356132680574572">
                <text:p>0.0356132680574572</text:p>
              </table:table-cell>
              <table:table-cell office:value-type="float" office:value="0.0292261583428141">
                <text:p>0.0292261583428141</text:p>
              </table:table-cell>
              <table:table-cell office:value-type="float" office:value="0.0472758374745454">
                <text:p>0.0472758374745454</text:p>
              </table:table-cell>
              <table:table-cell office:value-type="float" office:value="0.0375865765341781">
                <text:p>0.037586576534178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0366838211694681">
                <text:p>0.0366838211694681</text:p>
              </table:table-cell>
              <table:table-cell office:value-type="float" office:value="0.0308814409266543">
                <text:p>0.0308814409266543</text:p>
              </table:table-cell>
              <table:table-cell office:value-type="float" office:value="0.0467782974074534">
                <text:p>0.0467782974074534</text:p>
              </table:table-cell>
              <table:table-cell office:value-type="float" office:value="0.0381131454088758">
                <text:p>0.038113145408875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0356468766840166">
                <text:p>0.0356468766840166</text:p>
              </table:table-cell>
              <table:table-cell office:value-type="float" office:value="0.0298234402780748">
                <text:p>0.0298234402780748</text:p>
              </table:table-cell>
              <table:table-cell office:value-type="float" office:value="0.0442005423952104">
                <text:p>0.0442005423952104</text:p>
              </table:table-cell>
              <table:table-cell office:value-type="float" office:value="0.0359143917805142">
                <text:p>0.035914391780514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0349266107662732">
                <text:p>0.0349266107662732</text:p>
              </table:table-cell>
              <table:table-cell office:value-type="float" office:value="0.0282122988584851">
                <text:p>0.0282122988584851</text:p>
              </table:table-cell>
              <table:table-cell office:value-type="float" office:value="0.0437927942490224">
                <text:p>0.0437927942490224</text:p>
              </table:table-cell>
              <table:table-cell office:value-type="float" office:value="0.0345040002864753">
                <text:p>0.034504000286475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0358856969010683">
                <text:p>0.0358856969010683</text:p>
              </table:table-cell>
              <table:table-cell office:value-type="float" office:value="0.0292696690389181">
                <text:p>0.0292696690389181</text:p>
              </table:table-cell>
              <table:table-cell office:value-type="float" office:value="0.0439174388413459">
                <text:p>0.0439174388413459</text:p>
              </table:table-cell>
              <table:table-cell office:value-type="float" office:value="0.0349124766767179">
                <text:p>0.034912476676717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0362341832091658">
                <text:p>0.0362341832091658</text:p>
              </table:table-cell>
              <table:table-cell office:value-type="float" office:value="0.0289427060649874">
                <text:p>0.0289427060649874</text:p>
              </table:table-cell>
              <table:table-cell office:value-type="float" office:value="0.0418364483229961">
                <text:p>0.0418364483229961</text:p>
              </table:table-cell>
              <table:table-cell office:value-type="float" office:value="0.0328699720663645">
                <text:p>0.0328699720663645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0402762814082194">
                <text:p>0.0402762814082194</text:p>
              </table:table-cell>
              <table:table-cell office:value-type="float" office:value="0.0308228564777849">
                <text:p>0.0308228564777849</text:p>
              </table:table-cell>
              <table:table-cell office:value-type="float" office:value="0.0462928456874867">
                <text:p>0.0462928456874867</text:p>
              </table:table-cell>
              <table:table-cell office:value-type="float" office:value="0.0349789224929282">
                <text:p>0.03497892249292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0408227053204762">
                <text:p>0.0408227053204762</text:p>
              </table:table-cell>
              <table:table-cell office:value-type="float" office:value="0.02998669135157">
                <text:p>0.02998669135157</text:p>
              </table:table-cell>
              <table:table-cell office:value-type="float" office:value="0.0474319867120727">
                <text:p>0.0474319867120727</text:p>
              </table:table-cell>
              <table:table-cell office:value-type="float" office:value="0.034500549164067">
                <text:p>0.03450054916406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0422051933516967">
                <text:p>0.0422051933516967</text:p>
              </table:table-cell>
              <table:table-cell office:value-type="float" office:value="0.0310332978231368">
                <text:p>0.0310332978231368</text:p>
              </table:table-cell>
              <table:table-cell office:value-type="float" office:value="0.0476956589605305">
                <text:p>0.0476956589605305</text:p>
              </table:table-cell>
              <table:table-cell office:value-type="float" office:value="0.0347380334174862">
                <text:p>0.0347380334174862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0447163546688693">
                <text:p>0.0447163546688693</text:p>
              </table:table-cell>
              <table:table-cell office:value-type="float" office:value="0.0324548744484138">
                <text:p>0.0324548744484138</text:p>
              </table:table-cell>
              <table:table-cell office:value-type="float" office:value="0.0522223164858964">
                <text:p>0.0522223164858964</text:p>
              </table:table-cell>
              <table:table-cell office:value-type="float" office:value="0.0373690439636782">
                <text:p>0.0373690439636782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04591034201364">
                <text:p>0.04591034201364</text:p>
              </table:table-cell>
              <table:table-cell office:value-type="float" office:value="0.0337973199251237">
                <text:p>0.0337973199251237</text:p>
              </table:table-cell>
              <table:table-cell office:value-type="float" office:value="0.0520107858176126">
                <text:p>0.0520107858176126</text:p>
              </table:table-cell>
              <table:table-cell office:value-type="float" office:value="0.0377330131282394">
                <text:p>0.03773301312823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0438909368312047">
                <text:p>0.0438909368312047</text:p>
              </table:table-cell>
              <table:table-cell office:value-type="float" office:value="0.0321760644917931">
                <text:p>0.0321760644917931</text:p>
              </table:table-cell>
              <table:table-cell office:value-type="float" office:value="0.0513095614836046">
                <text:p>0.0513095614836046</text:p>
              </table:table-cell>
              <table:table-cell office:value-type="float" office:value="0.0367972062842103">
                <text:p>0.036797206284210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0442100986581669">
                <text:p>0.0442100986581669</text:p>
              </table:table-cell>
              <table:table-cell office:value-type="float" office:value="0.0322339769819954">
                <text:p>0.0322339769819954</text:p>
              </table:table-cell>
              <table:table-cell office:value-type="float" office:value="0.0516819069908702">
                <text:p>0.0516819069908702</text:p>
              </table:table-cell>
              <table:table-cell office:value-type="float" office:value="0.0369692212231952">
                <text:p>0.0369692212231952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0427166390908824">
                <text:p>0.0427166390908824</text:p>
              </table:table-cell>
              <table:table-cell office:value-type="float" office:value="0.0331557574226223">
                <text:p>0.0331557574226223</text:p>
              </table:table-cell>
              <table:table-cell office:value-type="float" office:value="0.0468799014125827">
                <text:p>0.0468799014125827</text:p>
              </table:table-cell>
              <table:table-cell office:value-type="float" office:value="0.0358167992837026">
                <text:p>0.035816799283702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0411443608956203">
                <text:p>0.0411443608956203</text:p>
              </table:table-cell>
              <table:table-cell office:value-type="float" office:value="0.0332419359720496">
                <text:p>0.0332419359720496</text:p>
              </table:table-cell>
              <table:table-cell office:value-type="float" office:value="0.0450414492892813">
                <text:p>0.0450414492892813</text:p>
              </table:table-cell>
              <table:table-cell office:value-type="float" office:value="0.0356903387585345">
                <text:p>0.035690338758534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2.663cm" svg:height="15.732cm" xlink:href=".." xlink:type="simple" chart:class="chart:scatter" chart:style-name="ch1">
        <chart:legend chart:legend-position="bottom" svg:x="2.87cm" svg:y="13.802cm" style:legend-expansion="wide" chart:style-name="ch2"/>
        <chart:plot-area chart:style-name="ch3" table:cell-range-address="'Bottom 10% share yearly'.B3:'Bottom 10% share yearly'.E30" chart:data-source-has-labels="row" svg:x="-0.394cm" svg:y="0.184cm" svg:width="22.883cm" svg:height="13.059cm">
          <chartooo:coordinate-region svg:x="1.566cm" svg:y="0.473cm" svg:width="20.634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B4:'Bottom 10% share yearly'.B30" chart:label-cell-address="'Bottom 10% share yearly'.B3:'Bottom 10% share yearly'.B3" chart:class="chart:scatter">
            <chart:data-point chart:repeated="27"/>
          </chart:series>
          <chart:series chart:style-name="ch8" chart:values-cell-range-address="'Bottom 10% share yearly'.C4:'Bottom 10% share yearly'.C30" chart:label-cell-address="'Bottom 10% share yearly'.C3:'Bottom 10% share yearly'.C3" chart:class="chart:scatter">
            <chart:data-point chart:repeated="27"/>
          </chart:series>
          <chart:series chart:style-name="ch9" chart:values-cell-range-address="'Bottom 10% share yearly'.D4:'Bottom 10% share yearly'.D30" chart:label-cell-address="'Bottom 10% share yearly'.D3:'Bottom 10% share yearly'.D3" chart:class="chart:scatter">
            <chart:data-point chart:repeated="27"/>
          </chart:series>
          <chart:series chart:style-name="ch10" chart:values-cell-range-address="'Bottom 10% share yearly'.E4:'Bottom 10% share yearly'.E30" chart:label-cell-address="'Bottom 10% share yearly'.E3:'Bottom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B3:'Bottom 10% share yearly'.B3</svg:desc>
                </draw:g>
              </table:table-cell>
              <table:table-cell office:value-type="string">
                <text:p>Labour and pension income</text:p>
                <draw:g>
                  <svg:desc>'Bottom 10% share yearly'.C3:'Bottom 10% share yearly'.C3</svg:desc>
                </draw:g>
              </table:table-cell>
              <table:table-cell office:value-type="string">
                <text:p>Labour income and family benefits</text:p>
                <draw:g>
                  <svg:desc>'Bottom 10% share yearly'.D3:'Bottom 10% share yearly'.D3</svg:desc>
                </draw:g>
              </table:table-cell>
              <table:table-cell office:value-type="string">
                <text:p>All income</text:p>
                <draw:g>
                  <svg:desc>'Bottom 10% share yearly'.E3:'Bottom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B4:'Bottom 10% share yearly'.B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C4:'Bottom 10% share yearly'.C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D4:'Bottom 10% share yearly'.D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E4:'Bottom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4227946502931">
                <text:p>0.0284227946502931</text:p>
              </table:table-cell>
              <table:table-cell office:value-type="float" office:value="0.0279546293824703">
                <text:p>0.0279546293824703</text:p>
              </table:table-cell>
              <table:table-cell office:value-type="float" office:value="0.0410369551323607">
                <text:p>0.0410369551323607</text:p>
              </table:table-cell>
              <table:table-cell office:value-type="float" office:value="0.0374318498681028">
                <text:p>0.037431849868102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4845078377">
                <text:p>0.030374845078377</text:p>
              </table:table-cell>
              <table:table-cell office:value-type="float" office:value="0.0294419403981622">
                <text:p>0.0294419403981622</text:p>
              </table:table-cell>
              <table:table-cell office:value-type="float" office:value="0.0437346526382075">
                <text:p>0.0437346526382075</text:p>
              </table:table-cell>
              <table:table-cell office:value-type="float" office:value="0.0395386469578592">
                <text:p>0.039538646957859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4956301037418">
                <text:p>0.0294956301037418</text:p>
              </table:table-cell>
              <table:table-cell office:value-type="float" office:value="0.0292490461937393">
                <text:p>0.0292490461937393</text:p>
              </table:table-cell>
              <table:table-cell office:value-type="float" office:value="0.0432951233181476">
                <text:p>0.0432951233181476</text:p>
              </table:table-cell>
              <table:table-cell office:value-type="float" office:value="0.0396267045124041">
                <text:p>0.039626704512404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7270386148241">
                <text:p>0.0307270386148241</text:p>
              </table:table-cell>
              <table:table-cell office:value-type="float" office:value="0.0292196600314893">
                <text:p>0.0292196600314893</text:p>
              </table:table-cell>
              <table:table-cell office:value-type="float" office:value="0.0431519818620575">
                <text:p>0.0431519818620575</text:p>
              </table:table-cell>
              <table:table-cell office:value-type="float" office:value="0.0385574020465543">
                <text:p>0.038557402046554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08033393469573">
                <text:p>0.0308033393469573</text:p>
              </table:table-cell>
              <table:table-cell office:value-type="float" office:value="0.0303120669853666">
                <text:p>0.0303120669853666</text:p>
              </table:table-cell>
              <table:table-cell office:value-type="float" office:value="0.0425084625424895">
                <text:p>0.0425084625424895</text:p>
              </table:table-cell>
              <table:table-cell office:value-type="float" office:value="0.038994894126282">
                <text:p>0.03899489412628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37518389017501">
                <text:p>0.0337518389017501</text:p>
              </table:table-cell>
              <table:table-cell office:value-type="float" office:value="0.0321474563310168">
                <text:p>0.0321474563310168</text:p>
              </table:table-cell>
              <table:table-cell office:value-type="float" office:value="0.0451770448410161">
                <text:p>0.0451770448410161</text:p>
              </table:table-cell>
              <table:table-cell office:value-type="float" office:value="0.0406135258254321">
                <text:p>0.040613525825432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27010131896535">
                <text:p>0.0327010131896535</text:p>
              </table:table-cell>
              <table:table-cell office:value-type="float" office:value="0.0301925639455383">
                <text:p>0.0301925639455383</text:p>
              </table:table-cell>
              <table:table-cell office:value-type="float" office:value="0.0441429711679915">
                <text:p>0.0441429711679915</text:p>
              </table:table-cell>
              <table:table-cell office:value-type="float" office:value="0.0386507488062103">
                <text:p>0.03865074880621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46170005540847">
                <text:p>0.0346170005540847</text:p>
              </table:table-cell>
              <table:table-cell office:value-type="float" office:value="0.0307364496711039">
                <text:p>0.0307364496711039</text:p>
              </table:table-cell>
              <table:table-cell office:value-type="float" office:value="0.0455181405119439">
                <text:p>0.0455181405119439</text:p>
              </table:table-cell>
              <table:table-cell office:value-type="float" office:value="0.0387618431534676">
                <text:p>0.038761843153467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354952772190752">
                <text:p>0.0354952772190752</text:p>
              </table:table-cell>
              <table:table-cell office:value-type="float" office:value="0.0310373333383699">
                <text:p>0.0310373333383699</text:p>
              </table:table-cell>
              <table:table-cell office:value-type="float" office:value="0.0463026410358866">
                <text:p>0.0463026410358866</text:p>
              </table:table-cell>
              <table:table-cell office:value-type="float" office:value="0.0389786113906383">
                <text:p>0.038978611390638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371168133065102">
                <text:p>0.0371168133065102</text:p>
              </table:table-cell>
              <table:table-cell office:value-type="float" office:value="0.0322364008343342">
                <text:p>0.0322364008343342</text:p>
              </table:table-cell>
              <table:table-cell office:value-type="float" office:value="0.0471935023853037">
                <text:p>0.0471935023853037</text:p>
              </table:table-cell>
              <table:table-cell office:value-type="float" office:value="0.0396332982339515">
                <text:p>0.039633298233951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58260865874051">
                <text:p>0.0358260865874051</text:p>
              </table:table-cell>
              <table:table-cell office:value-type="float" office:value="0.0312756441699276">
                <text:p>0.0312756441699276</text:p>
              </table:table-cell>
              <table:table-cell office:value-type="float" office:value="0.0458971414053649">
                <text:p>0.0458971414053649</text:p>
              </table:table-cell>
              <table:table-cell office:value-type="float" office:value="0.0385948775146919">
                <text:p>0.038594877514691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372402033201243">
                <text:p>0.0372402033201243</text:p>
              </table:table-cell>
              <table:table-cell office:value-type="float" office:value="0.0321368190079021">
                <text:p>0.0321368190079021</text:p>
              </table:table-cell>
              <table:table-cell office:value-type="float" office:value="0.0457186027749297">
                <text:p>0.0457186027749297</text:p>
              </table:table-cell>
              <table:table-cell office:value-type="float" office:value="0.038318848323985">
                <text:p>0.03831884832398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36668702977976">
                <text:p>0.036668702977976</text:p>
              </table:table-cell>
              <table:table-cell office:value-type="float" office:value="0.0301811898725012">
                <text:p>0.0301811898725012</text:p>
              </table:table-cell>
              <table:table-cell office:value-type="float" office:value="0.0447591819305356">
                <text:p>0.0447591819305356</text:p>
              </table:table-cell>
              <table:table-cell office:value-type="float" office:value="0.0361125042138996">
                <text:p>0.0361125042138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365062286348115">
                <text:p>0.0365062286348115</text:p>
              </table:table-cell>
              <table:table-cell office:value-type="float" office:value="0.0303567194522763">
                <text:p>0.0303567194522763</text:p>
              </table:table-cell>
              <table:table-cell office:value-type="float" office:value="0.0455192044489487">
                <text:p>0.0455192044489487</text:p>
              </table:table-cell>
              <table:table-cell office:value-type="float" office:value="0.0368953929378669">
                <text:p>0.036895392937866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68815915186205">
                <text:p>0.0368815915186205</text:p>
              </table:table-cell>
              <table:table-cell office:value-type="float" office:value="0.0310832592841128">
                <text:p>0.0310832592841128</text:p>
              </table:table-cell>
              <table:table-cell office:value-type="float" office:value="0.044000148503714">
                <text:p>0.044000148503714</text:p>
              </table:table-cell>
              <table:table-cell office:value-type="float" office:value="0.036231556752634">
                <text:p>0.036231556752634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357430638450518">
                <text:p>0.0357430638450518</text:p>
              </table:table-cell>
              <table:table-cell office:value-type="float" office:value="0.0295179664606674">
                <text:p>0.0295179664606674</text:p>
              </table:table-cell>
              <table:table-cell office:value-type="float" office:value="0.0393322801542273">
                <text:p>0.0393322801542273</text:p>
              </table:table-cell>
              <table:table-cell office:value-type="float" office:value="0.0321223534313974">
                <text:p>0.032122353431397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368843484456795">
                <text:p>0.0368843484456795</text:p>
              </table:table-cell>
              <table:table-cell office:value-type="float" office:value="0.0302018191106034">
                <text:p>0.0302018191106034</text:p>
              </table:table-cell>
              <table:table-cell office:value-type="float" office:value="0.0397379709621536">
                <text:p>0.0397379709621536</text:p>
              </table:table-cell>
              <table:table-cell office:value-type="float" office:value="0.032273802175345">
                <text:p>0.03227380217534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350865721115268">
                <text:p>0.0350865721115268</text:p>
              </table:table-cell>
              <table:table-cell office:value-type="float" office:value="0.0303650898744729">
                <text:p>0.0303650898744729</text:p>
              </table:table-cell>
              <table:table-cell office:value-type="float" office:value="0.0379766249255185">
                <text:p>0.0379766249255185</text:p>
              </table:table-cell>
              <table:table-cell office:value-type="float" office:value="0.0324885599379193">
                <text:p>0.0324885599379193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398789991831002">
                <text:p>0.0398789991831002</text:p>
              </table:table-cell>
              <table:table-cell office:value-type="float" office:value="0.0327080804059659">
                <text:p>0.0327080804059659</text:p>
              </table:table-cell>
              <table:table-cell office:value-type="float" office:value="0.043382546894555">
                <text:p>0.043382546894555</text:p>
              </table:table-cell>
              <table:table-cell office:value-type="float" office:value="0.0352683638727085">
                <text:p>0.035268363872708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408812413575977">
                <text:p>0.0408812413575977</text:p>
              </table:table-cell>
              <table:table-cell office:value-type="float" office:value="0.0330285337740913">
                <text:p>0.0330285337740913</text:p>
              </table:table-cell>
              <table:table-cell office:value-type="float" office:value="0.0434692966026376">
                <text:p>0.0434692966026376</text:p>
              </table:table-cell>
              <table:table-cell office:value-type="float" office:value="0.0349342247751078">
                <text:p>0.034934224775107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398411054279418">
                <text:p>0.0398411054279418</text:p>
              </table:table-cell>
              <table:table-cell office:value-type="float" office:value="0.0322731309974943">
                <text:p>0.0322731309974943</text:p>
              </table:table-cell>
              <table:table-cell office:value-type="float" office:value="0.041925556896285">
                <text:p>0.041925556896285</text:p>
              </table:table-cell>
              <table:table-cell office:value-type="float" office:value="0.0337684113831382">
                <text:p>0.0337684113831382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28509443301175">
                <text:p>0.0428509443301175</text:p>
              </table:table-cell>
              <table:table-cell office:value-type="float" office:value="0.0340677236477659">
                <text:p>0.0340677236477659</text:p>
              </table:table-cell>
              <table:table-cell office:value-type="float" office:value="0.0458787659432016">
                <text:p>0.0458787659432016</text:p>
              </table:table-cell>
              <table:table-cell office:value-type="float" office:value="0.0361984110579574">
                <text:p>0.036198411057957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391226885549679">
                <text:p>0.0391226885549679</text:p>
              </table:table-cell>
              <table:table-cell office:value-type="float" office:value="0.0313868763476765">
                <text:p>0.0313868763476765</text:p>
              </table:table-cell>
              <table:table-cell office:value-type="float" office:value="0.0417799153174604">
                <text:p>0.0417799153174604</text:p>
              </table:table-cell>
              <table:table-cell office:value-type="float" office:value="0.0332574027662179">
                <text:p>0.03325740276621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386713506476153">
                <text:p>0.0386713506476153</text:p>
              </table:table-cell>
              <table:table-cell office:value-type="float" office:value="0.0348072039987359">
                <text:p>0.0348072039987359</text:p>
              </table:table-cell>
              <table:table-cell office:value-type="float" office:value="0.0412687841905878">
                <text:p>0.0412687841905878</text:p>
              </table:table-cell>
              <table:table-cell office:value-type="float" office:value="0.0366256664485183">
                <text:p>0.0366256664485183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1">
      <number:number number:decimal-places="2" number:min-integer-digits="1"/>
      <number:text>%</number:text>
    </number:percentage-style>
    <number:percentage-style style:name="N110">
      <number:number number:decimal-places="1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10">
      <style:chart-properties chart:display-label="true" chart:logarithmic="false" chart:minimum="0.02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1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1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1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1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654cm" svg:height="15.732cm" xlink:href=".." xlink:type="simple" chart:class="chart:scatter" chart:style-name="ch1">
        <chart:legend chart:legend-position="bottom" svg:x="2.366cm" svg:y="13.802cm" style:legend-expansion="wide" chart:style-name="ch2"/>
        <chart:plot-area chart:style-name="ch3" table:cell-range-address="'Bottom 10% share yearly'.L3:'Bottom 10% share yearly'.O30" chart:data-source-has-labels="row" svg:x="-0.464cm" svg:y="0.184cm" svg:width="21.964cm" svg:height="13.059cm">
          <chartooo:coordinate-region svg:x="1.496cm" svg:y="0.473cm" svg:width="19.715cm" svg:height="11.5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Bottom 10% share yearly'.L4:'Bottom 10% share yearly'.L30" chart:label-cell-address="'Bottom 10% share yearly'.L3:'Bottom 10% share yearly'.L3" chart:class="chart:scatter">
            <chart:data-point chart:repeated="27"/>
          </chart:series>
          <chart:series chart:style-name="ch8" chart:values-cell-range-address="'Bottom 10% share yearly'.M4:'Bottom 10% share yearly'.M30" chart:label-cell-address="'Bottom 10% share yearly'.M3:'Bottom 10% share yearly'.M3" chart:class="chart:scatter">
            <chart:data-point chart:repeated="27"/>
          </chart:series>
          <chart:series chart:style-name="ch9" chart:values-cell-range-address="'Bottom 10% share yearly'.N4:'Bottom 10% share yearly'.N30" chart:label-cell-address="'Bottom 10% share yearly'.N3:'Bottom 10% share yearly'.N3" chart:class="chart:scatter">
            <chart:data-point chart:repeated="27"/>
          </chart:series>
          <chart:series chart:style-name="ch10" chart:values-cell-range-address="'Bottom 10% share yearly'.O4:'Bottom 10% share yearly'.O30" chart:label-cell-address="'Bottom 10% share yearly'.O3:'Bottom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abour income</text:p>
                <draw:g>
                  <svg:desc>'Bottom 10% share yearly'.L3:'Bottom 10% share yearly'.L3</svg:desc>
                </draw:g>
              </table:table-cell>
              <table:table-cell office:value-type="string">
                <text:p>Labour and pension income</text:p>
                <draw:g>
                  <svg:desc>'Bottom 10% share yearly'.M3:'Bottom 10% share yearly'.M3</svg:desc>
                </draw:g>
              </table:table-cell>
              <table:table-cell office:value-type="string">
                <text:p>Labour income and family benefits</text:p>
                <draw:g>
                  <svg:desc>'Bottom 10% share yearly'.N3:'Bottom 10% share yearly'.N3</svg:desc>
                </draw:g>
              </table:table-cell>
              <table:table-cell office:value-type="string">
                <text:p>All income</text:p>
                <draw:g>
                  <svg:desc>'Bottom 10% share yearly'.O3:'Bottom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.0261696348">
                <text:p>0.0261696348</text:p>
                <draw:g>
                  <svg:desc>'Bottom 10% share yearly'.L4:'Bottom 10% share yearly'.L30</svg:desc>
                </draw:g>
              </table:table-cell>
              <table:table-cell office:value-type="float" office:value="0.0269383028">
                <text:p>0.0269383028</text:p>
                <draw:g>
                  <svg:desc>'Bottom 10% share yearly'.M4:'Bottom 10% share yearly'.M30</svg:desc>
                </draw:g>
              </table:table-cell>
              <table:table-cell office:value-type="float" office:value="0.0291823056">
                <text:p>0.0291823056</text:p>
                <draw:g>
                  <svg:desc>'Bottom 10% share yearly'.N4:'Bottom 10% share yearly'.N30</svg:desc>
                </draw:g>
              </table:table-cell>
              <table:table-cell office:value-type="float" office:value="0.0326108691">
                <text:p>0.0326108691</text:p>
                <draw:g>
                  <svg:desc>'Bottom 10% share yearly'.O4:'Bottom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0.0273455141011252">
                <text:p>0.0273455141011252</text:p>
              </table:table-cell>
              <table:table-cell office:value-type="float" office:value="0.0259882639504588">
                <text:p>0.0259882639504588</text:p>
              </table:table-cell>
              <table:table-cell office:value-type="float" office:value="0.0389018246572676">
                <text:p>0.0389018246572676</text:p>
              </table:table-cell>
              <table:table-cell office:value-type="float" office:value="0.0347604658990485">
                <text:p>0.034760465899048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0.0282478964387704">
                <text:p>0.0282478964387704</text:p>
              </table:table-cell>
              <table:table-cell office:value-type="float" office:value="0.027473680179879">
                <text:p>0.027473680179879</text:p>
              </table:table-cell>
              <table:table-cell office:value-type="float" office:value="0.0408566213350865">
                <text:p>0.0408566213350865</text:p>
              </table:table-cell>
              <table:table-cell office:value-type="float" office:value="0.0370352972538665">
                <text:p>0.037035297253866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0.0285859196656487">
                <text:p>0.0285859196656487</text:p>
              </table:table-cell>
              <table:table-cell office:value-type="float" office:value="0.0280668934143921">
                <text:p>0.0280668934143921</text:p>
              </table:table-cell>
              <table:table-cell office:value-type="float" office:value="0.0412212822751047">
                <text:p>0.0412212822751047</text:p>
              </table:table-cell>
              <table:table-cell office:value-type="float" office:value="0.037562057259058">
                <text:p>0.03756205725905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0303719490498563">
                <text:p>0.0303719490498563</text:p>
              </table:table-cell>
              <table:table-cell office:value-type="float" office:value="0.0294634482862202">
                <text:p>0.0294634482862202</text:p>
              </table:table-cell>
              <table:table-cell office:value-type="float" office:value="0.0437294025205885">
                <text:p>0.0437294025205885</text:p>
              </table:table-cell>
              <table:table-cell office:value-type="float" office:value="0.0395838233928675">
                <text:p>0.039583823392867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0.0296235909978932">
                <text:p>0.0296235909978932</text:p>
              </table:table-cell>
              <table:table-cell office:value-type="float" office:value="0.0293629150785936">
                <text:p>0.0293629150785936</text:p>
              </table:table-cell>
              <table:table-cell office:value-type="float" office:value="0.0435561978194622">
                <text:p>0.0435561978194622</text:p>
              </table:table-cell>
              <table:table-cell office:value-type="float" office:value="0.0398595061700762">
                <text:p>0.0398595061700762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0.030432571072682">
                <text:p>0.030432571072682</text:p>
              </table:table-cell>
              <table:table-cell office:value-type="float" office:value="0.0293905388434217">
                <text:p>0.0293905388434217</text:p>
              </table:table-cell>
              <table:table-cell office:value-type="float" office:value="0.0431833884687468">
                <text:p>0.0431833884687468</text:p>
              </table:table-cell>
              <table:table-cell office:value-type="float" office:value="0.0388989893982533">
                <text:p>0.038898989398253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0.0319699394727998">
                <text:p>0.0319699394727998</text:p>
              </table:table-cell>
              <table:table-cell office:value-type="float" office:value="0.0289950436303046">
                <text:p>0.0289950436303046</text:p>
              </table:table-cell>
              <table:table-cell office:value-type="float" office:value="0.0452808205144588">
                <text:p>0.0452808205144588</text:p>
              </table:table-cell>
              <table:table-cell office:value-type="float" office:value="0.0387150841774732">
                <text:p>0.0387150841774732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0.0358311067525954">
                <text:p>0.0358311067525954</text:p>
              </table:table-cell>
              <table:table-cell office:value-type="float" office:value="0.0309105209850748">
                <text:p>0.0309105209850748</text:p>
              </table:table-cell>
              <table:table-cell office:value-type="float" office:value="0.0494445679102622">
                <text:p>0.0494445679102622</text:p>
              </table:table-cell>
              <table:table-cell office:value-type="float" office:value="0.0408580189020049">
                <text:p>0.040858018902004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0.0365783292113994">
                <text:p>0.0365783292113994</text:p>
              </table:table-cell>
              <table:table-cell office:value-type="float" office:value="0.0296246962889607">
                <text:p>0.0296246962889607</text:p>
              </table:table-cell>
              <table:table-cell office:value-type="float" office:value="0.0516777178815649">
                <text:p>0.0516777178815649</text:p>
              </table:table-cell>
              <table:table-cell office:value-type="float" office:value="0.0405807158024427">
                <text:p>0.040580715802442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0.0368452264926639">
                <text:p>0.0368452264926639</text:p>
              </table:table-cell>
              <table:table-cell office:value-type="float" office:value="0.0292111516041785">
                <text:p>0.0292111516041785</text:p>
              </table:table-cell>
              <table:table-cell office:value-type="float" office:value="0.0500000036768149">
                <text:p>0.0500000036768149</text:p>
              </table:table-cell>
              <table:table-cell office:value-type="float" office:value="0.0387252846782797">
                <text:p>0.03872528467827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0.0415551224569828">
                <text:p>0.0415551224569828</text:p>
              </table:table-cell>
              <table:table-cell office:value-type="float" office:value="0.0317224046261032">
                <text:p>0.0317224046261032</text:p>
              </table:table-cell>
              <table:table-cell office:value-type="float" office:value="0.0546082453871643">
                <text:p>0.0546082453871643</text:p>
              </table:table-cell>
              <table:table-cell office:value-type="float" office:value="0.0410969292316568">
                <text:p>0.041096929231656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0.0425507768718212">
                <text:p>0.0425507768718212</text:p>
              </table:table-cell>
              <table:table-cell office:value-type="float" office:value="0.0321586136044817">
                <text:p>0.0321586136044817</text:p>
              </table:table-cell>
              <table:table-cell office:value-type="float" office:value="0.056251824418418">
                <text:p>0.056251824418418</text:p>
              </table:table-cell>
              <table:table-cell office:value-type="float" office:value="0.0419194360935635">
                <text:p>0.0419194360935635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0.0394893128413704">
                <text:p>0.0394893128413704</text:p>
              </table:table-cell>
              <table:table-cell office:value-type="float" office:value="0.030003503838407">
                <text:p>0.030003503838407</text:p>
              </table:table-cell>
              <table:table-cell office:value-type="float" office:value="0.0520538910481599">
                <text:p>0.0520538910481599</text:p>
              </table:table-cell>
              <table:table-cell office:value-type="float" office:value="0.0388674434773798">
                <text:p>0.038867443477379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0.0408504654322873">
                <text:p>0.0408504654322873</text:p>
              </table:table-cell>
              <table:table-cell office:value-type="float" office:value="0.0310020230422279">
                <text:p>0.0310020230422279</text:p>
              </table:table-cell>
              <table:table-cell office:value-type="float" office:value="0.0525552854215674">
                <text:p>0.0525552854215674</text:p>
              </table:table-cell>
              <table:table-cell office:value-type="float" office:value="0.0392845583908419">
                <text:p>0.0392845583908419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0.0406237168310689">
                <text:p>0.0406237168310689</text:p>
              </table:table-cell>
              <table:table-cell office:value-type="float" office:value="0.0311089342737208">
                <text:p>0.0311089342737208</text:p>
              </table:table-cell>
              <table:table-cell office:value-type="float" office:value="0.0517021773024213">
                <text:p>0.0517021773024213</text:p>
              </table:table-cell>
              <table:table-cell office:value-type="float" office:value="0.0388675303297003">
                <text:p>0.03886753032970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0405158752465346">
                <text:p>0.0405158752465346</text:p>
              </table:table-cell>
              <table:table-cell office:value-type="float" office:value="0.0313565812676371">
                <text:p>0.0313565812676371</text:p>
              </table:table-cell>
              <table:table-cell office:value-type="float" office:value="0.048859715285719">
                <text:p>0.048859715285719</text:p>
              </table:table-cell>
              <table:table-cell office:value-type="float" office:value="0.0371450039632138">
                <text:p>0.0371450039632138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0.0389423921889465">
                <text:p>0.0389423921889465</text:p>
              </table:table-cell>
              <table:table-cell office:value-type="float" office:value="0.0302596310830449">
                <text:p>0.0302596310830449</text:p>
              </table:table-cell>
              <table:table-cell office:value-type="float" office:value="0.0443193001643714">
                <text:p>0.0443193001643714</text:p>
              </table:table-cell>
              <table:table-cell office:value-type="float" office:value="0.0339628714823768">
                <text:p>0.033962871482376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0.0427976403978068">
                <text:p>0.0427976403978068</text:p>
              </table:table-cell>
              <table:table-cell office:value-type="float" office:value="0.0315663176955575">
                <text:p>0.0315663176955575</text:p>
              </table:table-cell>
              <table:table-cell office:value-type="float" office:value="0.0470197709660218">
                <text:p>0.0470197709660218</text:p>
              </table:table-cell>
              <table:table-cell office:value-type="float" office:value="0.0344792643270877">
                <text:p>0.03447926432708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0.0410218393214162">
                <text:p>0.0410218393214162</text:p>
              </table:table-cell>
              <table:table-cell office:value-type="float" office:value="0.0305994935793097">
                <text:p>0.0305994935793097</text:p>
              </table:table-cell>
              <table:table-cell office:value-type="float" office:value="0.0460865032921112">
                <text:p>0.0460865032921112</text:p>
              </table:table-cell>
              <table:table-cell office:value-type="float" office:value="0.034028259458138">
                <text:p>0.03402825945813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0.0409100573064878">
                <text:p>0.0409100573064878</text:p>
              </table:table-cell>
              <table:table-cell office:value-type="float" office:value="0.0287662938047349">
                <text:p>0.0287662938047349</text:p>
              </table:table-cell>
              <table:table-cell office:value-type="float" office:value="0.0439621287900239">
                <text:p>0.0439621287900239</text:p>
              </table:table-cell>
              <table:table-cell office:value-type="float" office:value="0.0308442409869331">
                <text:p>0.030844240986933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0.0411182963425922">
                <text:p>0.0411182963425922</text:p>
              </table:table-cell>
              <table:table-cell office:value-type="float" office:value="0.0313125669729161">
                <text:p>0.0313125669729161</text:p>
              </table:table-cell>
              <table:table-cell office:value-type="float" office:value="0.0424757039408888">
                <text:p>0.0424757039408888</text:p>
              </table:table-cell>
              <table:table-cell office:value-type="float" office:value="0.0322263313527971">
                <text:p>0.032226331352797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0.0357918085341283">
                <text:p>0.0357918085341283</text:p>
              </table:table-cell>
              <table:table-cell office:value-type="float" office:value="0.026643728040738">
                <text:p>0.026643728040738</text:p>
              </table:table-cell>
              <table:table-cell office:value-type="float" office:value="0.0385111469838751">
                <text:p>0.0385111469838751</text:p>
              </table:table-cell>
              <table:table-cell office:value-type="float" office:value="0.0284507820560602">
                <text:p>0.02845078205606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0.0400714782452264">
                <text:p>0.0400714782452264</text:p>
              </table:table-cell>
              <table:table-cell office:value-type="float" office:value="0.0301610429607196">
                <text:p>0.0301610429607196</text:p>
              </table:table-cell>
              <table:table-cell office:value-type="float" office:value="0.0417498052530667">
                <text:p>0.0417498052530667</text:p>
              </table:table-cell>
              <table:table-cell office:value-type="float" office:value="0.0312584711877394">
                <text:p>0.031258471187739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0.0402851434664557">
                <text:p>0.0402851434664557</text:p>
              </table:table-cell>
              <table:table-cell office:value-type="float" office:value="0.0310590631504048">
                <text:p>0.0310590631504048</text:p>
              </table:table-cell>
              <table:table-cell office:value-type="float" office:value="0.0414369861700289">
                <text:p>0.0414369861700289</text:p>
              </table:table-cell>
              <table:table-cell office:value-type="float" office:value="0.0317832271061221">
                <text:p>0.031783227106122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0419906957631816">
                <text:p>0.0419906957631816</text:p>
              </table:table-cell>
              <table:table-cell office:value-type="float" office:value="0.0315238634114045">
                <text:p>0.0315238634114045</text:p>
              </table:table-cell>
              <table:table-cell office:value-type="float" office:value="0.0444410669377496">
                <text:p>0.0444410669377496</text:p>
              </table:table-cell>
              <table:table-cell office:value-type="float" office:value="0.0330409425892157">
                <text:p>0.033040942589215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0.0443392352207816">
                <text:p>0.0443392352207816</text:p>
              </table:table-cell>
              <table:table-cell office:value-type="float" office:value="0.0318230686550027">
                <text:p>0.0318230686550027</text:p>
              </table:table-cell>
              <table:table-cell office:value-type="float" office:value="0.0472751610968924">
                <text:p>0.0472751610968924</text:p>
              </table:table-cell>
              <table:table-cell office:value-type="float" office:value="0.0336154539134878">
                <text:p>0.0336154539134878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078cm" svg:height="17.848cm" xlink:href=".." xlink:type="simple" chart:class="chart:scatter" chart:style-name="ch1">
        <chart:legend chart:legend-position="end" svg:x="0.565cm" svg:y="13.98cm" style:legend-expansion="custom" chartooo:width="18.606cm" chartooo:height="3.44cm" style:legend-expansion-aspect-ratio="5.40872093023256" chart:style-name="ch2"/>
        <chart:plot-area chart:style-name="ch3" table:cell-range-address="'Gini yearly'.A4:'Gini yearly'.A30 'Gini yearly'.G3:'Gini yearly'.J30" chart:data-source-has-labels="row" svg:x="0.573cm" svg:y="0.111cm" svg:width="19.483cm" svg:height="13.151cm">
          <chartooo:coordinate-region svg:x="1.678cm" svg:y="0.4cm" svg:width="18.089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G4:'Gini yearly'.G30" chart:label-cell-address="'Gini yearly'.G3:'Gini yearly'.G3" chart:class="chart:scatter">
            <chart:domain table:cell-range-address="'Gini yearly'.A4:'Gini yearly'.A30"/>
            <chart:data-point chart:repeated="27"/>
          </chart:series>
          <chart:series chart:style-name="ch8" chart:values-cell-range-address="'Gini yearly'.H4:'Gini yearly'.H30" chart:label-cell-address="'Gini yearly'.H3:'Gini yearly'.H3" chart:class="chart:scatter">
            <chart:data-point chart:repeated="27"/>
          </chart:series>
          <chart:series chart:style-name="ch9" chart:values-cell-range-address="'Gini yearly'.I4:'Gini yearly'.I30" chart:label-cell-address="'Gini yearly'.I3:'Gini yearly'.I3" chart:class="chart:scatter">
            <chart:data-point chart:repeated="27"/>
          </chart:series>
          <chart:series chart:style-name="ch10" chart:values-cell-range-address="'Gini yearly'.J4:'Gini yearly'.J30" chart:label-cell-address="'Gini yearly'.J3:'Gini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Gini yearly'.G3:'Gini yearly'.G3</svg:desc>
                </draw:g>
              </table:table-cell>
              <table:table-cell office:value-type="string">
                <text:p>Labour and pension income</text:p>
                <draw:g>
                  <svg:desc>'Gini yearly'.H3:'Gini yearly'.H3</svg:desc>
                </draw:g>
              </table:table-cell>
              <table:table-cell office:value-type="string">
                <text:p>Labour income and family beenfits</text:p>
                <draw:g>
                  <svg:desc>'Gini yearly'.I3:'Gini yearly'.I3</svg:desc>
                </draw:g>
              </table:table-cell>
              <table:table-cell office:value-type="string">
                <text:p>All income</text:p>
                <draw:g>
                  <svg:desc>'Gini yearly'.J3:'Gini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A4:'Gini yearly'.A30</svg:desc>
                </draw:g>
              </table:table-cell>
              <table:table-cell office:value-type="float" office:value="0.4249406777">
                <text:p>0.4249406777</text:p>
                <draw:g>
                  <svg:desc>'Gini yearly'.G4:'Gini yearly'.G30</svg:desc>
                </draw:g>
              </table:table-cell>
              <table:table-cell office:value-type="float" office:value="0.3906811662">
                <text:p>0.3906811662</text:p>
                <draw:g>
                  <svg:desc>'Gini yearly'.H4:'Gini yearly'.H30</svg:desc>
                </draw:g>
              </table:table-cell>
              <table:table-cell office:value-type="float" office:value="0.4222738609">
                <text:p>0.4222738609</text:p>
                <draw:g>
                  <svg:desc>'Gini yearly'.I4:'Gini yearly'.I30</svg:desc>
                </draw:g>
              </table:table-cell>
              <table:table-cell office:value-type="float" office:value="0.3863343567">
                <text:p>0.3863343567</text:p>
                <draw:g>
                  <svg:desc>'Gini yearly'.J4:'Gini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4992951665">
                <text:p>0.408364992951665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2685080595">
                <text:p>0.38984268508059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560296445637">
                <text:p>0.448560296445637</text:p>
              </table:table-cell>
              <table:table-cell office:value-type="float" office:value="0.408548022030954">
                <text:p>0.408548022030954</text:p>
              </table:table-cell>
              <table:table-cell office:value-type="float" office:value="0.428617171054326">
                <text:p>0.428617171054326</text:p>
              </table:table-cell>
              <table:table-cell office:value-type="float" office:value="0.39060289039978">
                <text:p>0.3906028903997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50009247463435">
                <text:p>0.450009247463435</text:p>
              </table:table-cell>
              <table:table-cell office:value-type="float" office:value="0.409702526801078">
                <text:p>0.409702526801078</text:p>
              </table:table-cell>
              <table:table-cell office:value-type="float" office:value="0.430288140023825">
                <text:p>0.430288140023825</text:p>
              </table:table-cell>
              <table:table-cell office:value-type="float" office:value="0.391349101667765">
                <text:p>0.39134910166776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6449659016624">
                <text:p>0.456449659016624</text:p>
              </table:table-cell>
              <table:table-cell office:value-type="float" office:value="0.414010121107203">
                <text:p>0.414010121107203</text:p>
              </table:table-cell>
              <table:table-cell office:value-type="float" office:value="0.440092144694359">
                <text:p>0.440092144694359</text:p>
              </table:table-cell>
              <table:table-cell office:value-type="float" office:value="0.398173395201125">
                <text:p>0.39817339520112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63296036267913">
                <text:p>0.463296036267913</text:p>
              </table:table-cell>
              <table:table-cell office:value-type="float" office:value="0.413207043362298">
                <text:p>0.413207043362298</text:p>
              </table:table-cell>
              <table:table-cell office:value-type="float" office:value="0.445098587457963">
                <text:p>0.445098587457963</text:p>
              </table:table-cell>
              <table:table-cell office:value-type="float" office:value="0.397653831823135">
                <text:p>0.39765383182313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59928586319745">
                <text:p>0.459928586319745</text:p>
              </table:table-cell>
              <table:table-cell office:value-type="float" office:value="0.408553541704105">
                <text:p>0.408553541704105</text:p>
              </table:table-cell>
              <table:table-cell office:value-type="float" office:value="0.44032750408133">
                <text:p>0.44032750408133</text:p>
              </table:table-cell>
              <table:table-cell office:value-type="float" office:value="0.393024910166278">
                <text:p>0.39302491016627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67499540159091">
                <text:p>0.467499540159091</text:p>
              </table:table-cell>
              <table:table-cell office:value-type="float" office:value="0.407896759484327">
                <text:p>0.407896759484327</text:p>
              </table:table-cell>
              <table:table-cell office:value-type="float" office:value="0.448261931216519">
                <text:p>0.448261931216519</text:p>
              </table:table-cell>
              <table:table-cell office:value-type="float" office:value="0.39296859570829">
                <text:p>0.3929685957082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65993515773205">
                <text:p>0.465993515773205</text:p>
              </table:table-cell>
              <table:table-cell office:value-type="float" office:value="0.405449292518228">
                <text:p>0.405449292518228</text:p>
              </table:table-cell>
              <table:table-cell office:value-type="float" office:value="0.447900530900997">
                <text:p>0.447900530900997</text:p>
              </table:table-cell>
              <table:table-cell office:value-type="float" office:value="0.39152820590266">
                <text:p>0.3915282059026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67435522905449">
                <text:p>0.467435522905449</text:p>
              </table:table-cell>
              <table:table-cell office:value-type="float" office:value="0.402372590021326">
                <text:p>0.402372590021326</text:p>
              </table:table-cell>
              <table:table-cell office:value-type="float" office:value="0.451204899268454">
                <text:p>0.451204899268454</text:p>
              </table:table-cell>
              <table:table-cell office:value-type="float" office:value="0.389705160271332">
                <text:p>0.38970516027133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61336105377767">
                <text:p>0.461336105377767</text:p>
              </table:table-cell>
              <table:table-cell office:value-type="float" office:value="0.399501473803678">
                <text:p>0.399501473803678</text:p>
              </table:table-cell>
              <table:table-cell office:value-type="float" office:value="0.448551487492344">
                <text:p>0.448551487492344</text:p>
              </table:table-cell>
              <table:table-cell office:value-type="float" office:value="0.388636713191468">
                <text:p>0.38863671319146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6586852722105">
                <text:p>0.46586852722105</text:p>
              </table:table-cell>
              <table:table-cell office:value-type="float" office:value="0.402711629505692">
                <text:p>0.402711629505692</text:p>
              </table:table-cell>
              <table:table-cell office:value-type="float" office:value="0.45175172122314">
                <text:p>0.45175172122314</text:p>
              </table:table-cell>
              <table:table-cell office:value-type="float" office:value="0.3918811943846">
                <text:p>0.39188119438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68048391211049">
                <text:p>0.468048391211049</text:p>
              </table:table-cell>
              <table:table-cell office:value-type="float" office:value="0.405362763061842">
                <text:p>0.405362763061842</text:p>
              </table:table-cell>
              <table:table-cell office:value-type="float" office:value="0.454643496802432">
                <text:p>0.454643496802432</text:p>
              </table:table-cell>
              <table:table-cell office:value-type="float" office:value="0.394917195810601">
                <text:p>0.39491719581060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73799360532523">
                <text:p>0.473799360532523</text:p>
              </table:table-cell>
              <table:table-cell office:value-type="float" office:value="0.409567626850957">
                <text:p>0.409567626850957</text:p>
              </table:table-cell>
              <table:table-cell office:value-type="float" office:value="0.463409670708116">
                <text:p>0.463409670708116</text:p>
              </table:table-cell>
              <table:table-cell office:value-type="float" office:value="0.400719595105573">
                <text:p>0.40071959510557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70710345740856">
                <text:p>0.470710345740856</text:p>
              </table:table-cell>
              <table:table-cell office:value-type="float" office:value="0.407866526956278">
                <text:p>0.407866526956278</text:p>
              </table:table-cell>
              <table:table-cell office:value-type="float" office:value="0.461211575254921">
                <text:p>0.461211575254921</text:p>
              </table:table-cell>
              <table:table-cell office:value-type="float" office:value="0.400722383364231">
                <text:p>0.400722383364231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66819516866097">
                <text:p>0.466819516866097</text:p>
              </table:table-cell>
              <table:table-cell office:value-type="float" office:value="0.406269646723987">
                <text:p>0.406269646723987</text:p>
              </table:table-cell>
              <table:table-cell office:value-type="float" office:value="0.458378384496323">
                <text:p>0.458378384496323</text:p>
              </table:table-cell>
              <table:table-cell office:value-type="float" office:value="0.400175605432478">
                <text:p>0.4001756054324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6011786532552">
                <text:p>0.46011786532552</text:p>
              </table:table-cell>
              <table:table-cell office:value-type="float" office:value="0.398645440047595">
                <text:p>0.398645440047595</text:p>
              </table:table-cell>
              <table:table-cell office:value-type="float" office:value="0.456901711337619">
                <text:p>0.456901711337619</text:p>
              </table:table-cell>
              <table:table-cell office:value-type="float" office:value="0.394952125374977">
                <text:p>0.39495212537497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4859195110395">
                <text:p>0.44859195110395</text:p>
              </table:table-cell>
              <table:table-cell office:value-type="float" office:value="0.395799027815574">
                <text:p>0.395799027815574</text:p>
              </table:table-cell>
              <table:table-cell office:value-type="float" office:value="0.446836727988079">
                <text:p>0.446836727988079</text:p>
              </table:table-cell>
              <table:table-cell office:value-type="float" office:value="0.393136605444086">
                <text:p>0.393136605444086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53030344535098">
                <text:p>0.453030344535098</text:p>
              </table:table-cell>
              <table:table-cell office:value-type="float" office:value="0.399222386625609">
                <text:p>0.399222386625609</text:p>
              </table:table-cell>
              <table:table-cell office:value-type="float" office:value="0.451343498310169">
                <text:p>0.451343498310169</text:p>
              </table:table-cell>
              <table:table-cell office:value-type="float" office:value="0.397634421393168">
                <text:p>0.39763442139316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49805441248427">
                <text:p>0.449805441248427</text:p>
              </table:table-cell>
              <table:table-cell office:value-type="float" office:value="0.399800315273225">
                <text:p>0.399800315273225</text:p>
              </table:table-cell>
              <table:table-cell office:value-type="float" office:value="0.450521921591503">
                <text:p>0.450521921591503</text:p>
              </table:table-cell>
              <table:table-cell office:value-type="float" office:value="0.398740761931594">
                <text:p>0.398740761931594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54629788315115">
                <text:p>0.454629788315115</text:p>
              </table:table-cell>
              <table:table-cell office:value-type="float" office:value="0.40250661683356">
                <text:p>0.40250661683356</text:p>
              </table:table-cell>
              <table:table-cell office:value-type="float" office:value="0.455357467827509">
                <text:p>0.455357467827509</text:p>
              </table:table-cell>
              <table:table-cell office:value-type="float" office:value="0.401905814141275">
                <text:p>0.40190581414127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53291727948206">
                <text:p>0.453291727948206</text:p>
              </table:table-cell>
              <table:table-cell office:value-type="float" office:value="0.401469267902786">
                <text:p>0.401469267902786</text:p>
              </table:table-cell>
              <table:table-cell office:value-type="float" office:value="0.451480910092122">
                <text:p>0.451480910092122</text:p>
              </table:table-cell>
              <table:table-cell office:value-type="float" office:value="0.400608423541384">
                <text:p>0.400608423541384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40399154781993">
                <text:p>0.440399154781993</text:p>
              </table:table-cell>
              <table:table-cell office:value-type="float" office:value="0.3921895956975">
                <text:p>0.3921895956975</text:p>
              </table:table-cell>
              <table:table-cell office:value-type="float" office:value="0.439365989995217">
                <text:p>0.439365989995217</text:p>
              </table:table-cell>
              <table:table-cell office:value-type="float" office:value="0.391859515954534">
                <text:p>0.39185951595453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36571540192086">
                <text:p>0.436571540192086</text:p>
              </table:table-cell>
              <table:table-cell office:value-type="float" office:value="0.393230922373702">
                <text:p>0.393230922373702</text:p>
              </table:table-cell>
              <table:table-cell office:value-type="float" office:value="0.435021016445513">
                <text:p>0.435021016445513</text:p>
              </table:table-cell>
              <table:table-cell office:value-type="float" office:value="0.39280567226927">
                <text:p>0.39280567226927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433402651516494">
                <text:p>0.433402651516494</text:p>
              </table:table-cell>
              <table:table-cell office:value-type="float" office:value="0.390202670946763">
                <text:p>0.390202670946763</text:p>
              </table:table-cell>
              <table:table-cell office:value-type="float" office:value="0.432237012329725">
                <text:p>0.432237012329725</text:p>
              </table:table-cell>
              <table:table-cell office:value-type="float" office:value="0.390069142705068">
                <text:p>0.390069142705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0.25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arrow-up" chart:symbol-width="0.282cm" chart:symbol-height="0.282cm" chart:link-data-style-to-source="true" chart:label-position="right"/>
      <style:graphic-properties draw:stroke="none" svg:stroke-width="0.08cm"/>
      <style:text-properties style:text-position="0% 100%" fo:font-family="Arial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943cm" svg:height="17.849cm" xlink:href=".." xlink:type="simple" chart:class="chart:scatter" chart:style-name="ch1">
        <chart:legend chart:legend-position="end" svg:x="0.561cm" svg:y="13.981cm" style:legend-expansion="custom" chartooo:width="18.481cm" chartooo:height="3.441cm" style:legend-expansion-aspect-ratio="5.37082243533857" chart:style-name="ch2"/>
        <chart:plot-area chart:style-name="ch3" table:cell-range-address="'Gini yearly'.K4:'Gini yearly'.O30 'Gini yearly'.L3:'Gini yearly'.O3" chart:data-source-has-labels="row" svg:x="0.561cm" svg:y="0.111cm" svg:width="19.361cm" svg:height="13.151cm">
          <chartooo:coordinate-region svg:x="1.666cm" svg:y="0.4cm" svg:width="17.967cm" svg:height="11.61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Gini yearly'.L4:'Gini yearly'.L30" chart:label-cell-address="'Gini yearly'.L3:'Gini yearly'.L3" chart:class="chart:scatter">
            <chart:domain table:cell-range-address="'Gini yearly'.K4:'Gini yearly'.K30"/>
            <chart:data-point chart:repeated="27"/>
          </chart:series>
          <chart:series chart:style-name="ch8" chart:values-cell-range-address="'Gini yearly'.M4:'Gini yearly'.M30" chart:label-cell-address="'Gini yearly'.M3:'Gini yearly'.M3" chart:class="chart:scatter">
            <chart:data-point chart:repeated="27"/>
          </chart:series>
          <chart:series chart:style-name="ch9" chart:values-cell-range-address="'Gini yearly'.N4:'Gini yearly'.N30" chart:label-cell-address="'Gini yearly'.N3:'Gini yearly'.N3" chart:class="chart:scatter">
            <chart:data-point chart:repeated="27"/>
          </chart:series>
          <chart:series chart:style-name="ch10" chart:values-cell-range-address="'Gini yearly'.O4:'Gini yearly'.O30" chart:label-cell-address="'Gini yearly'.O3:'Gini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Gini yearly'.L3:'Gini yearly'.L3</svg:desc>
                </draw:g>
              </table:table-cell>
              <table:table-cell office:value-type="string">
                <text:p>Labour and pension income</text:p>
                <draw:g>
                  <svg:desc>'Gini yearly'.M3:'Gini yearly'.M3</svg:desc>
                </draw:g>
              </table:table-cell>
              <table:table-cell office:value-type="string">
                <text:p>Labour income and family beenfits</text:p>
                <draw:g>
                  <svg:desc>'Gini yearly'.N3:'Gini yearly'.N3</svg:desc>
                </draw:g>
              </table:table-cell>
              <table:table-cell office:value-type="string">
                <text:p>All income</text:p>
                <draw:g>
                  <svg:desc>'Gini yearly'.O3:'Gini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Gini yearly'.K4:'Gini yearly'.K30</svg:desc>
                </draw:g>
              </table:table-cell>
              <table:table-cell office:value-type="float" office:value="0.4249406777">
                <text:p>0.4249406777</text:p>
                <draw:g>
                  <svg:desc>'Gini yearly'.L4:'Gini yearly'.L30</svg:desc>
                </draw:g>
              </table:table-cell>
              <table:table-cell office:value-type="float" office:value="0.3906811662">
                <text:p>0.3906811662</text:p>
                <draw:g>
                  <svg:desc>'Gini yearly'.M4:'Gini yearly'.M30</svg:desc>
                </draw:g>
              </table:table-cell>
              <table:table-cell office:value-type="float" office:value="0.4222738609">
                <text:p>0.4222738609</text:p>
                <draw:g>
                  <svg:desc>'Gini yearly'.N4:'Gini yearly'.N30</svg:desc>
                </draw:g>
              </table:table-cell>
              <table:table-cell office:value-type="float" office:value="0.3863343567">
                <text:p>0.3863343567</text:p>
                <draw:g>
                  <svg:desc>'Gini yearly'.O4:'Gini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447859569640374">
                <text:p>0.447859569640374</text:p>
              </table:table-cell>
              <table:table-cell office:value-type="float" office:value="0.4097582919769">
                <text:p>0.4097582919769</text:p>
              </table:table-cell>
              <table:table-cell office:value-type="float" office:value="0.434606868246302">
                <text:p>0.434606868246302</text:p>
              </table:table-cell>
              <table:table-cell office:value-type="float" office:value="0.394972228430807">
                <text:p>0.394972228430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446434658287958">
                <text:p>0.446434658287958</text:p>
              </table:table-cell>
              <table:table-cell office:value-type="float" office:value="0.410638451868509">
                <text:p>0.410638451868509</text:p>
              </table:table-cell>
              <table:table-cell office:value-type="float" office:value="0.430340305912435">
                <text:p>0.430340305912435</text:p>
              </table:table-cell>
              <table:table-cell office:value-type="float" office:value="0.394812763017068">
                <text:p>0.3948127630170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448231142674563">
                <text:p>0.448231142674563</text:p>
              </table:table-cell>
              <table:table-cell office:value-type="float" office:value="0.408365960548633">
                <text:p>0.408365960548633</text:p>
              </table:table-cell>
              <table:table-cell office:value-type="float" office:value="0.428497123538641">
                <text:p>0.428497123538641</text:p>
              </table:table-cell>
              <table:table-cell office:value-type="float" office:value="0.389843513668273">
                <text:p>0.38984351366827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448426614732705">
                <text:p>0.448426614732705</text:p>
              </table:table-cell>
              <table:table-cell office:value-type="float" office:value="0.408348403109133">
                <text:p>0.408348403109133</text:p>
              </table:table-cell>
              <table:table-cell office:value-type="float" office:value="0.42848906688847">
                <text:p>0.42848906688847</text:p>
              </table:table-cell>
              <table:table-cell office:value-type="float" office:value="0.390443560037104">
                <text:p>0.39044356003710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449815745362664">
                <text:p>0.449815745362664</text:p>
              </table:table-cell>
              <table:table-cell office:value-type="float" office:value="0.409904227437323">
                <text:p>0.409904227437323</text:p>
              </table:table-cell>
              <table:table-cell office:value-type="float" office:value="0.430194893098878">
                <text:p>0.430194893098878</text:p>
              </table:table-cell>
              <table:table-cell office:value-type="float" office:value="0.391671852766049">
                <text:p>0.39167185276604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455439303917348">
                <text:p>0.455439303917348</text:p>
              </table:table-cell>
              <table:table-cell office:value-type="float" office:value="0.41486181543196">
                <text:p>0.41486181543196</text:p>
              </table:table-cell>
              <table:table-cell office:value-type="float" office:value="0.439567882724523">
                <text:p>0.439567882724523</text:p>
              </table:table-cell>
              <table:table-cell office:value-type="float" office:value="0.399455662630548">
                <text:p>0.399455662630548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453742415716283">
                <text:p>0.453742415716283</text:p>
              </table:table-cell>
              <table:table-cell office:value-type="float" office:value="0.409859275949969">
                <text:p>0.409859275949969</text:p>
              </table:table-cell>
              <table:table-cell office:value-type="float" office:value="0.438657024792297">
                <text:p>0.438657024792297</text:p>
              </table:table-cell>
              <table:table-cell office:value-type="float" office:value="0.395958054943676">
                <text:p>0.395958054943676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446500167053702">
                <text:p>0.446500167053702</text:p>
              </table:table-cell>
              <table:table-cell office:value-type="float" office:value="0.404765109855977">
                <text:p>0.404765109855977</text:p>
              </table:table-cell>
              <table:table-cell office:value-type="float" office:value="0.432004810057361">
                <text:p>0.432004810057361</text:p>
              </table:table-cell>
              <table:table-cell office:value-type="float" office:value="0.391408532246341">
                <text:p>0.39140853224634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453674019343994">
                <text:p>0.453674019343994</text:p>
              </table:table-cell>
              <table:table-cell office:value-type="float" office:value="0.409354702970202">
                <text:p>0.409354702970202</text:p>
              </table:table-cell>
              <table:table-cell office:value-type="float" office:value="0.439555734351001">
                <text:p>0.439555734351001</text:p>
              </table:table-cell>
              <table:table-cell office:value-type="float" office:value="0.397020339645903">
                <text:p>0.39702033964590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449787413956873">
                <text:p>0.449787413956873</text:p>
              </table:table-cell>
              <table:table-cell office:value-type="float" office:value="0.40308885981555">
                <text:p>0.40308885981555</text:p>
              </table:table-cell>
              <table:table-cell office:value-type="float" office:value="0.43629739824357">
                <text:p>0.43629739824357</text:p>
              </table:table-cell>
              <table:table-cell office:value-type="float" office:value="0.391495415055905">
                <text:p>0.39149541505590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454638142782004">
                <text:p>0.454638142782004</text:p>
              </table:table-cell>
              <table:table-cell office:value-type="float" office:value="0.406201769421817">
                <text:p>0.406201769421817</text:p>
              </table:table-cell>
              <table:table-cell office:value-type="float" office:value="0.44139001173016">
                <text:p>0.44139001173016</text:p>
              </table:table-cell>
              <table:table-cell office:value-type="float" office:value="0.395619780475854">
                <text:p>0.39561978047585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45187083055221">
                <text:p>0.45187083055221</text:p>
              </table:table-cell>
              <table:table-cell office:value-type="float" office:value="0.405490762727757">
                <text:p>0.405490762727757</text:p>
              </table:table-cell>
              <table:table-cell office:value-type="float" office:value="0.437539705580055">
                <text:p>0.437539705580055</text:p>
              </table:table-cell>
              <table:table-cell office:value-type="float" office:value="0.394703248059408">
                <text:p>0.394703248059408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45807063248634">
                <text:p>0.45807063248634</text:p>
              </table:table-cell>
              <table:table-cell office:value-type="float" office:value="0.412014178423567">
                <text:p>0.412014178423567</text:p>
              </table:table-cell>
              <table:table-cell office:value-type="float" office:value="0.445762321472308">
                <text:p>0.445762321472308</text:p>
              </table:table-cell>
              <table:table-cell office:value-type="float" office:value="0.402601905820686">
                <text:p>0.40260190582068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459692970350543">
                <text:p>0.459692970350543</text:p>
              </table:table-cell>
              <table:table-cell office:value-type="float" office:value="0.414904897328383">
                <text:p>0.414904897328383</text:p>
              </table:table-cell>
              <table:table-cell office:value-type="float" office:value="0.450475198727732">
                <text:p>0.450475198727732</text:p>
              </table:table-cell>
              <table:table-cell office:value-type="float" office:value="0.407416627438055">
                <text:p>0.40741662743805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456713758887073">
                <text:p>0.456713758887073</text:p>
              </table:table-cell>
              <table:table-cell office:value-type="float" office:value="0.411442090792785">
                <text:p>0.411442090792785</text:p>
              </table:table-cell>
              <table:table-cell office:value-type="float" office:value="0.448269578426004">
                <text:p>0.448269578426004</text:p>
              </table:table-cell>
              <table:table-cell office:value-type="float" office:value="0.404819171540566">
                <text:p>0.4048191715405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461714035343057">
                <text:p>0.461714035343057</text:p>
              </table:table-cell>
              <table:table-cell office:value-type="float" office:value="0.417041482784146">
                <text:p>0.417041482784146</text:p>
              </table:table-cell>
              <table:table-cell office:value-type="float" office:value="0.456127941632662">
                <text:p>0.456127941632662</text:p>
              </table:table-cell>
              <table:table-cell office:value-type="float" office:value="0.411726381907294">
                <text:p>0.411726381907294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45526396454831">
                <text:p>0.45526396454831</text:p>
              </table:table-cell>
              <table:table-cell office:value-type="float" office:value="0.411706997792993">
                <text:p>0.411706997792993</text:p>
              </table:table-cell>
              <table:table-cell office:value-type="float" office:value="0.450587541272546">
                <text:p>0.450587541272546</text:p>
              </table:table-cell>
              <table:table-cell office:value-type="float" office:value="0.406889746584111">
                <text:p>0.40688974658411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452160404035465">
                <text:p>0.452160404035465</text:p>
              </table:table-cell>
              <table:table-cell office:value-type="float" office:value="0.410822009129692">
                <text:p>0.410822009129692</text:p>
              </table:table-cell>
              <table:table-cell office:value-type="float" office:value="0.449611181152536">
                <text:p>0.449611181152536</text:p>
              </table:table-cell>
              <table:table-cell office:value-type="float" office:value="0.408995049157983">
                <text:p>0.4089950491579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439248699590676">
                <text:p>0.439248699590676</text:p>
              </table:table-cell>
              <table:table-cell office:value-type="float" office:value="0.4019408403398">
                <text:p>0.4019408403398</text:p>
              </table:table-cell>
              <table:table-cell office:value-type="float" office:value="0.438468156022063">
                <text:p>0.438468156022063</text:p>
              </table:table-cell>
              <table:table-cell office:value-type="float" office:value="0.400939449812014">
                <text:p>0.40093944981201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43493459438562">
                <text:p>0.43493459438562</text:p>
              </table:table-cell>
              <table:table-cell office:value-type="float" office:value="0.404069249807995">
                <text:p>0.404069249807995</text:p>
              </table:table-cell>
              <table:table-cell office:value-type="float" office:value="0.434961764972796">
                <text:p>0.434961764972796</text:p>
              </table:table-cell>
              <table:table-cell office:value-type="float" office:value="0.403370422196357">
                <text:p>0.403370422196357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43193819746719">
                <text:p>0.43193819746719</text:p>
              </table:table-cell>
              <table:table-cell office:value-type="float" office:value="0.402424928476496">
                <text:p>0.402424928476496</text:p>
              </table:table-cell>
              <table:table-cell office:value-type="float" office:value="0.431311026350644">
                <text:p>0.431311026350644</text:p>
              </table:table-cell>
              <table:table-cell office:value-type="float" office:value="0.401587638381349">
                <text:p>0.40158763838134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436694185256209">
                <text:p>0.436694185256209</text:p>
              </table:table-cell>
              <table:table-cell office:value-type="float" office:value="0.408429728394956">
                <text:p>0.408429728394956</text:p>
              </table:table-cell>
              <table:table-cell office:value-type="float" office:value="0.437419747899522">
                <text:p>0.437419747899522</text:p>
              </table:table-cell>
              <table:table-cell office:value-type="float" office:value="0.407522518550797">
                <text:p>0.40752251855079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422532111379528">
                <text:p>0.422532111379528</text:p>
              </table:table-cell>
              <table:table-cell office:value-type="float" office:value="0.39996727915369">
                <text:p>0.39996727915369</text:p>
              </table:table-cell>
              <table:table-cell office:value-type="float" office:value="0.42295914483218">
                <text:p>0.42295914483218</text:p>
              </table:table-cell>
              <table:table-cell office:value-type="float" office:value="0.399036059583951">
                <text:p>0.399036059583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415290860921085">
                <text:p>0.415290860921085</text:p>
              </table:table-cell>
              <table:table-cell office:value-type="float" office:value="0.396931849801534">
                <text:p>0.396931849801534</text:p>
              </table:table-cell>
              <table:table-cell office:value-type="float" office:value="0.414895785212099">
                <text:p>0.414895785212099</text:p>
              </table:table-cell>
              <table:table-cell office:value-type="float" office:value="0.396058364764096">
                <text:p>0.396058364764096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40204570400136">
                <text:p>0.40204570400136</text:p>
              </table:table-cell>
              <table:table-cell office:value-type="float" office:value="0.392601953544988">
                <text:p>0.392601953544988</text:p>
              </table:table-cell>
              <table:table-cell office:value-type="float" office:value="0.402115427048249">
                <text:p>0.402115427048249</text:p>
              </table:table-cell>
              <table:table-cell office:value-type="float" office:value="0.391953309273864">
                <text:p>0.39195330927386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97224304557354">
                <text:p>0.397224304557354</text:p>
              </table:table-cell>
              <table:table-cell office:value-type="float" office:value="0.398656543827832">
                <text:p>0.398656543827832</text:p>
              </table:table-cell>
              <table:table-cell office:value-type="float" office:value="0.401384252655102">
                <text:p>0.401384252655102</text:p>
              </table:table-cell>
              <table:table-cell office:value-type="float" office:value="0.397795745963692">
                <text:p>0.397795745963692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4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0pt" style:font-size-asian="10pt" style:font-size-complex="10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3.776cm" svg:height="17.919cm" xlink:href=".." xlink:type="simple" chart:class="chart:scatter" chart:style-name="ch1">
        <chart:legend chart:legend-position="bottom" svg:x="3.427cm" svg:y="15.989cm" style:legend-expansion="wide" chart:style-name="ch2"/>
        <chart:plot-area chart:style-name="ch3" table:cell-range-address="'Decile ratio yearly'.A4:'Decile ratio yearly'.E30 'Decile ratio yearly'.B3:'Decile ratio yearly'.E3" chart:data-source-has-labels="row" svg:x="0.398cm" svg:y="0.299cm" svg:width="23.168cm" svg:height="15.31cm">
          <chartooo:coordinate-region svg:x="1.134cm" svg:y="0.588cm" svg:width="22.143cm" svg:height="13.77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B4:'Decile ratio yearly'.B30" chart:label-cell-address="'Decile ratio yearly'.B3:'Decile ratio yearly'.B3" chart:class="chart:scatter">
            <chart:domain table:cell-range-address="'Decile ratio yearly'.A4:'Decile ratio yearly'.A30"/>
            <chart:data-point chart:repeated="27"/>
          </chart:series>
          <chart:series chart:style-name="ch8" chart:values-cell-range-address="'Decile ratio yearly'.C4:'Decile ratio yearly'.C30" chart:label-cell-address="'Decile ratio yearly'.C3:'Decile ratio yearly'.C3" chart:class="chart:scatter">
            <chart:data-point chart:repeated="27"/>
          </chart:series>
          <chart:series chart:style-name="ch9" chart:values-cell-range-address="'Decile ratio yearly'.D4:'Decile ratio yearly'.D30" chart:label-cell-address="'Decile ratio yearly'.D3:'Decile ratio yearly'.D3" chart:class="chart:scatter">
            <chart:data-point chart:repeated="27"/>
          </chart:series>
          <chart:series chart:style-name="ch10" chart:values-cell-range-address="'Decile ratio yearly'.E4:'Decile ratio yearly'.E30" chart:label-cell-address="'Decile ratio yearly'.E3:'Decile ratio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Decile ratio yearly'.B3:'Decile ratio yearly'.B3</svg:desc>
                </draw:g>
              </table:table-cell>
              <table:table-cell office:value-type="string">
                <text:p>Labour and pension income</text:p>
                <draw:g>
                  <svg:desc>'Decile ratio yearly'.C3:'Decile ratio yearly'.C3</svg:desc>
                </draw:g>
              </table:table-cell>
              <table:table-cell office:value-type="string">
                <text:p>Labour income and family benefits</text:p>
                <draw:g>
                  <svg:desc>'Decile ratio yearly'.D3:'Decile ratio yearly'.D3</svg:desc>
                </draw:g>
              </table:table-cell>
              <table:table-cell office:value-type="string">
                <text:p>All income</text:p>
                <draw:g>
                  <svg:desc>'Decile ratio yearly'.E3:'Decile ratio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A4:'Decile ratio yearly'.A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B4:'Decile ratio yearly'.B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C4:'Decile ratio yearly'.C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D4:'Decile ratio yearly'.D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E4:'Decile ratio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2905787029">
                <text:p>8.38592905787029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9009506878">
                <text:p>6.788590095068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327634033564">
                <text:p>10.8327634033564</text:p>
              </table:table-cell>
              <table:table-cell office:value-type="float" office:value="8.32363801448288">
                <text:p>8.32363801448288</text:p>
              </table:table-cell>
              <table:table-cell office:value-type="float" office:value="8.4353052519319">
                <text:p>8.4353052519319</text:p>
              </table:table-cell>
              <table:table-cell office:value-type="float" office:value="6.71647980239815">
                <text:p>6.7164798023981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452112452713">
                <text:p>11.0452112452713</text:p>
              </table:table-cell>
              <table:table-cell office:value-type="float" office:value="8.19217553820998">
                <text:p>8.19217553820998</text:p>
              </table:table-cell>
              <table:table-cell office:value-type="float" office:value="8.46358499363281">
                <text:p>8.46358499363281</text:p>
              </table:table-cell>
              <table:table-cell office:value-type="float" office:value="6.66140158591579">
                <text:p>6.66140158591579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3056088245045">
                <text:p>11.3056088245045</text:p>
              </table:table-cell>
              <table:table-cell office:value-type="float" office:value="8.56155221725839">
                <text:p>8.56155221725839</text:p>
              </table:table-cell>
              <table:table-cell office:value-type="float" office:value="9.2270820863514">
                <text:p>9.2270820863514</text:p>
              </table:table-cell>
              <table:table-cell office:value-type="float" office:value="7.10679642580731">
                <text:p>7.106796425807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0845910471143">
                <text:p>11.0845910471143</text:p>
              </table:table-cell>
              <table:table-cell office:value-type="float" office:value="8.28463168530514">
                <text:p>8.28463168530514</text:p>
              </table:table-cell>
              <table:table-cell office:value-type="float" office:value="9.1209299830275">
                <text:p>9.1209299830275</text:p>
              </table:table-cell>
              <table:table-cell office:value-type="float" office:value="6.9770831525334">
                <text:p>6.977083152533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0.8705809408942">
                <text:p>10.8705809408942</text:p>
              </table:table-cell>
              <table:table-cell office:value-type="float" office:value="8.04773662640955">
                <text:p>8.04773662640955</text:p>
              </table:table-cell>
              <table:table-cell office:value-type="float" office:value="8.95442724856124">
                <text:p>8.95442724856124</text:p>
              </table:table-cell>
              <table:table-cell office:value-type="float" office:value="6.83151604158907">
                <text:p>6.83151604158907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4360967140882">
                <text:p>11.4360967140882</text:p>
              </table:table-cell>
              <table:table-cell office:value-type="float" office:value="8.48050492222713">
                <text:p>8.48050492222713</text:p>
              </table:table-cell>
              <table:table-cell office:value-type="float" office:value="9.5951279117435">
                <text:p>9.5951279117435</text:p>
              </table:table-cell>
              <table:table-cell office:value-type="float" office:value="7.12043157580052">
                <text:p>7.1204315758005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9582444617136">
                <text:p>10.9582444617136</text:p>
              </table:table-cell>
              <table:table-cell office:value-type="float" office:value="7.79237343783625">
                <text:p>7.79237343783625</text:p>
              </table:table-cell>
              <table:table-cell office:value-type="float" office:value="9.25831743449426">
                <text:p>9.25831743449426</text:p>
              </table:table-cell>
              <table:table-cell office:value-type="float" office:value="6.7363322644858">
                <text:p>6.7363322644858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3589518858181">
                <text:p>11.3589518858181</text:p>
              </table:table-cell>
              <table:table-cell office:value-type="float" office:value="7.98977475600463">
                <text:p>7.98977475600463</text:p>
              </table:table-cell>
              <table:table-cell office:value-type="float" office:value="9.51012116607666">
                <text:p>9.51012116607666</text:p>
              </table:table-cell>
              <table:table-cell office:value-type="float" office:value="7.07480838538167">
                <text:p>7.0748083853816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8408503393218">
                <text:p>10.8408503393218</text:p>
              </table:table-cell>
              <table:table-cell office:value-type="float" office:value="7.96605921192776">
                <text:p>7.96605921192776</text:p>
              </table:table-cell>
              <table:table-cell office:value-type="float" office:value="9.18452595082696">
                <text:p>9.18452595082696</text:p>
              </table:table-cell>
              <table:table-cell office:value-type="float" office:value="6.84820947398519">
                <text:p>6.8482094739851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0545832283052">
                <text:p>11.0545832283052</text:p>
              </table:table-cell>
              <table:table-cell office:value-type="float" office:value="8.02511303517359">
                <text:p>8.02511303517359</text:p>
              </table:table-cell>
              <table:table-cell office:value-type="float" office:value="9.59986938187962">
                <text:p>9.59986938187962</text:p>
              </table:table-cell>
              <table:table-cell office:value-type="float" office:value="7.02900528769849">
                <text:p>7.0290052876984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9457656965282">
                <text:p>10.9457656965282</text:p>
              </table:table-cell>
              <table:table-cell office:value-type="float" office:value="7.88305100092383">
                <text:p>7.88305100092383</text:p>
              </table:table-cell>
              <table:table-cell office:value-type="float" office:value="9.95906261311153">
                <text:p>9.95906261311153</text:p>
              </table:table-cell>
              <table:table-cell office:value-type="float" office:value="7.14106614843641">
                <text:p>7.1410661484364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4777358497726">
                <text:p>11.4777358497726</text:p>
              </table:table-cell>
              <table:table-cell office:value-type="float" office:value="7.7188152978739">
                <text:p>7.7188152978739</text:p>
              </table:table-cell>
              <table:table-cell office:value-type="float" office:value="10.3576686217969">
                <text:p>10.3576686217969</text:p>
              </table:table-cell>
              <table:table-cell office:value-type="float" office:value="7.04692297770844">
                <text:p>7.046922977708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58164034803">
                <text:p>11.58164034803</text:p>
              </table:table-cell>
              <table:table-cell office:value-type="float" office:value="7.84385601653785">
                <text:p>7.84385601653785</text:p>
              </table:table-cell>
              <table:table-cell office:value-type="float" office:value="10.4340130690496">
                <text:p>10.4340130690496</text:p>
              </table:table-cell>
              <table:table-cell office:value-type="float" office:value="7.32956079481365">
                <text:p>7.3295607948136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151961538848">
                <text:p>11.151961538848</text:p>
              </table:table-cell>
              <table:table-cell office:value-type="float" office:value="7.1219194811078">
                <text:p>7.1219194811078</text:p>
              </table:table-cell>
              <table:table-cell office:value-type="float" office:value="10.513759221305">
                <text:p>10.513759221305</text:p>
              </table:table-cell>
              <table:table-cell office:value-type="float" office:value="6.87617668446257">
                <text:p>6.8761766844625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690361439624">
                <text:p>10.690361439624</text:p>
              </table:table-cell>
              <table:table-cell office:value-type="float" office:value="7.29321702763963">
                <text:p>7.29321702763963</text:p>
              </table:table-cell>
              <table:table-cell office:value-type="float" office:value="10.4690896847543">
                <text:p>10.4690896847543</text:p>
              </table:table-cell>
              <table:table-cell office:value-type="float" office:value="7.1626921301264">
                <text:p>7.1626921301264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66004489841949">
                <text:p>9.66004489841949</text:p>
              </table:table-cell>
              <table:table-cell office:value-type="float" office:value="6.66688679783838">
                <text:p>6.66688679783838</text:p>
              </table:table-cell>
              <table:table-cell office:value-type="float" office:value="9.55784752223917">
                <text:p>9.55784752223917</text:p>
              </table:table-cell>
              <table:table-cell office:value-type="float" office:value="6.54828959289185">
                <text:p>6.548289592891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98716190055405">
                <text:p>9.98716190055405</text:p>
              </table:table-cell>
              <table:table-cell office:value-type="float" office:value="6.86773349087224">
                <text:p>6.86773349087224</text:p>
              </table:table-cell>
              <table:table-cell office:value-type="float" office:value="9.83687942737065">
                <text:p>9.83687942737065</text:p>
              </table:table-cell>
              <table:table-cell office:value-type="float" office:value="6.74332548786151">
                <text:p>6.7433254878615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10.144334014076">
                <text:p>10.144334014076</text:p>
              </table:table-cell>
              <table:table-cell office:value-type="float" office:value="6.6342354959773">
                <text:p>6.6342354959773</text:p>
              </table:table-cell>
              <table:table-cell office:value-type="float" office:value="10.1169679199654">
                <text:p>10.1169679199654</text:p>
              </table:table-cell>
              <table:table-cell office:value-type="float" office:value="6.577819877867">
                <text:p>6.57781987786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10.4403531480209">
                <text:p>10.4403531480209</text:p>
              </table:table-cell>
              <table:table-cell office:value-type="float" office:value="6.67828620211764">
                <text:p>6.67828620211764</text:p>
              </table:table-cell>
              <table:table-cell office:value-type="float" office:value="10.5971700475601">
                <text:p>10.5971700475601</text:p>
              </table:table-cell>
              <table:table-cell office:value-type="float" office:value="6.62483955617292">
                <text:p>6.6248395561729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33212772642648">
                <text:p>9.33212772642648</text:p>
              </table:table-cell>
              <table:table-cell office:value-type="float" office:value="6.10898209537159">
                <text:p>6.10898209537159</text:p>
              </table:table-cell>
              <table:table-cell office:value-type="float" office:value="9.40800214501735">
                <text:p>9.40800214501735</text:p>
              </table:table-cell>
              <table:table-cell office:value-type="float" office:value="5.98296587740405">
                <text:p>5.98296587740405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06860876422655">
                <text:p>9.06860876422655</text:p>
              </table:table-cell>
              <table:table-cell office:value-type="float" office:value="5.88425922429688">
                <text:p>5.88425922429688</text:p>
              </table:table-cell>
              <table:table-cell office:value-type="float" office:value="9.1473751668726">
                <text:p>9.1473751668726</text:p>
              </table:table-cell>
              <table:table-cell office:value-type="float" office:value="5.8209488693291">
                <text:p>5.820948869329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2019755793488">
                <text:p>9.2019755793488</text:p>
              </table:table-cell>
              <table:table-cell office:value-type="float" office:value="5.78860177114721">
                <text:p>5.78860177114721</text:p>
              </table:table-cell>
              <table:table-cell office:value-type="float" office:value="9.34690694329812">
                <text:p>9.34690694329812</text:p>
              </table:table-cell>
              <table:table-cell office:value-type="float" office:value="5.65275056317934">
                <text:p>5.65275056317934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23970153959942">
                <text:p>9.23970153959942</text:p>
              </table:table-cell>
              <table:table-cell office:value-type="float" office:value="5.68631381277628">
                <text:p>5.68631381277628</text:p>
              </table:table-cell>
              <table:table-cell office:value-type="float" office:value="9.91671827370619">
                <text:p>9.91671827370619</text:p>
              </table:table-cell>
              <table:table-cell office:value-type="float" office:value="5.66470527055468">
                <text:p>5.6647052705546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9cm" svg:height="18.165cm" xlink:href=".." xlink:type="simple" chart:class="chart:scatter" chart:style-name="ch1">
        <chart:legend chart:legend-position="end" svg:x="1.154cm" svg:y="14.945cm" style:legend-expansion="custom" chartooo:width="18.205cm" chartooo:height="2.925cm" style:legend-expansion-aspect-ratio="6.22393162393162" chart:style-name="ch2"/>
        <chart:plot-area chart:style-name="ch3" table:cell-range-address="'Decile ratio yearly'.F4:'Decile ratio yearly'.J30 'Decile ratio yearly'.G3:'Decile ratio yearly'.J3" chart:data-source-has-labels="row" svg:x="0.583cm" svg:y="0.296cm" svg:width="19.021cm" svg:height="14.211cm">
          <chartooo:coordinate-region svg:x="1.319cm" svg:y="0.585cm" svg:width="17.996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G4:'Decile ratio yearly'.G30" chart:label-cell-address="'Decile ratio yearly'.G3:'Decile ratio yearly'.G3" chart:class="chart:scatter">
            <chart:domain table:cell-range-address="'Decile ratio yearly'.F4:'Decile ratio yearly'.F30"/>
            <chart:data-point chart:repeated="27"/>
          </chart:series>
          <chart:series chart:style-name="ch8" chart:values-cell-range-address="'Decile ratio yearly'.H4:'Decile ratio yearly'.H30" chart:label-cell-address="'Decile ratio yearly'.H3:'Decile ratio yearly'.H3" chart:class="chart:scatter">
            <chart:data-point chart:repeated="27"/>
          </chart:series>
          <chart:series chart:style-name="ch9" chart:values-cell-range-address="'Decile ratio yearly'.I4:'Decile ratio yearly'.I30" chart:label-cell-address="'Decile ratio yearly'.I3:'Decile ratio yearly'.I3" chart:class="chart:scatter">
            <chart:data-point chart:repeated="27"/>
          </chart:series>
          <chart:series chart:style-name="ch10" chart:values-cell-range-address="'Decile ratio yearly'.J4:'Decile ratio yearly'.J30" chart:label-cell-address="'Decile ratio yearly'.J3:'Decile ratio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Decile ratio yearly'.G3:'Decile ratio yearly'.G3</svg:desc>
                </draw:g>
              </table:table-cell>
              <table:table-cell office:value-type="string">
                <text:p>Labour and pension income</text:p>
                <draw:g>
                  <svg:desc>'Decile ratio yearly'.H3:'Decile ratio yearly'.H3</svg:desc>
                </draw:g>
              </table:table-cell>
              <table:table-cell office:value-type="string">
                <text:p>Labour income and family benefits</text:p>
                <draw:g>
                  <svg:desc>'Decile ratio yearly'.I3:'Decile ratio yearly'.I3</svg:desc>
                </draw:g>
              </table:table-cell>
              <table:table-cell office:value-type="string">
                <text:p>All income</text:p>
                <draw:g>
                  <svg:desc>'Decile ratio yearly'.J3:'Decile ratio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F4:'Decile ratio yearly'.F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G4:'Decile ratio yearly'.G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H4:'Decile ratio yearly'.H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I4:'Decile ratio yearly'.I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J4:'Decile ratio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50427132526">
                <text:p>8.30150427132526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5612203274">
                <text:p>6.89055612203274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602142301736">
                <text:p>8.38602142301736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38155493239">
                <text:p>6.7883815549323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27478073628">
                <text:p>8.30827478073628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64668152784">
                <text:p>6.701646681527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1334145345">
                <text:p>8.18561334145345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725025993894">
                <text:p>11.1725025993894</text:p>
              </table:table-cell>
              <table:table-cell office:value-type="float" office:value="8.48166787659954">
                <text:p>8.48166787659954</text:p>
              </table:table-cell>
              <table:table-cell office:value-type="float" office:value="9.17110117737846">
                <text:p>9.17110117737846</text:p>
              </table:table-cell>
              <table:table-cell office:value-type="float" office:value="6.95855592561007">
                <text:p>6.95855592561007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6411982069022">
                <text:p>11.6411982069022</text:p>
              </table:table-cell>
              <table:table-cell office:value-type="float" office:value="8.47675942555996">
                <text:p>8.47675942555996</text:p>
              </table:table-cell>
              <table:table-cell office:value-type="float" office:value="9.54906220963656">
                <text:p>9.54906220963656</text:p>
              </table:table-cell>
              <table:table-cell office:value-type="float" office:value="7.07130359124348">
                <text:p>7.0713035912434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5627453888723">
                <text:p>11.5627453888723</text:p>
              </table:table-cell>
              <table:table-cell office:value-type="float" office:value="8.5470488215189">
                <text:p>8.5470488215189</text:p>
              </table:table-cell>
              <table:table-cell office:value-type="float" office:value="9.38070266238891">
                <text:p>9.38070266238891</text:p>
              </table:table-cell>
              <table:table-cell office:value-type="float" office:value="7.0309865897869">
                <text:p>7.030986589786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1.0051144458588">
                <text:p>11.0051144458588</text:p>
              </table:table-cell>
              <table:table-cell office:value-type="float" office:value="7.88535048411559">
                <text:p>7.88535048411559</text:p>
              </table:table-cell>
              <table:table-cell office:value-type="float" office:value="9.16372672882942">
                <text:p>9.16372672882942</text:p>
              </table:table-cell>
              <table:table-cell office:value-type="float" office:value="6.55628274480758">
                <text:p>6.55628274480758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0.6939716410835">
                <text:p>10.6939716410835</text:p>
              </table:table-cell>
              <table:table-cell office:value-type="float" office:value="8.18645065029562">
                <text:p>8.18645065029562</text:p>
              </table:table-cell>
              <table:table-cell office:value-type="float" office:value="9.09022151360922">
                <text:p>9.09022151360922</text:p>
              </table:table-cell>
              <table:table-cell office:value-type="float" office:value="6.8842260142197">
                <text:p>6.884226014219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0004990461695">
                <text:p>11.0004990461695</text:p>
              </table:table-cell>
              <table:table-cell office:value-type="float" office:value="7.82146885264364">
                <text:p>7.82146885264364</text:p>
              </table:table-cell>
              <table:table-cell office:value-type="float" office:value="9.24047951030848">
                <text:p>9.24047951030848</text:p>
              </table:table-cell>
              <table:table-cell office:value-type="float" office:value="6.72146649725996">
                <text:p>6.7214664972599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1.5021744161911">
                <text:p>11.5021744161911</text:p>
              </table:table-cell>
              <table:table-cell office:value-type="float" office:value="7.88175669930008">
                <text:p>7.88175669930008</text:p>
              </table:table-cell>
              <table:table-cell office:value-type="float" office:value="9.73827617634064">
                <text:p>9.73827617634064</text:p>
              </table:table-cell>
              <table:table-cell office:value-type="float" office:value="6.87019424814154">
                <text:p>6.870194248141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1.1098826213136">
                <text:p>11.1098826213136</text:p>
              </table:table-cell>
              <table:table-cell office:value-type="float" office:value="7.92073166428186">
                <text:p>7.92073166428186</text:p>
              </table:table-cell>
              <table:table-cell office:value-type="float" office:value="9.73690005339056">
                <text:p>9.73690005339056</text:p>
              </table:table-cell>
              <table:table-cell office:value-type="float" office:value="6.83334069312613">
                <text:p>6.8333406931261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4376421282134">
                <text:p>10.4376421282134</text:p>
              </table:table-cell>
              <table:table-cell office:value-type="float" office:value="7.52353724128365">
                <text:p>7.52353724128365</text:p>
              </table:table-cell>
              <table:table-cell office:value-type="float" office:value="9.15240060568554">
                <text:p>9.15240060568554</text:p>
              </table:table-cell>
              <table:table-cell office:value-type="float" office:value="6.51697755431857">
                <text:p>6.5169775543185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0.6171831772301">
                <text:p>10.6171831772301</text:p>
              </table:table-cell>
              <table:table-cell office:value-type="float" office:value="7.31721998286755">
                <text:p>7.31721998286755</text:p>
              </table:table-cell>
              <table:table-cell office:value-type="float" office:value="9.50418706704404">
                <text:p>9.50418706704404</text:p>
              </table:table-cell>
              <table:table-cell office:value-type="float" office:value="6.63971589085303">
                <text:p>6.63971589085303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0.8775249229259">
                <text:p>10.8775249229259</text:p>
              </table:table-cell>
              <table:table-cell office:value-type="float" office:value="7.75192678710299">
                <text:p>7.75192678710299</text:p>
              </table:table-cell>
              <table:table-cell office:value-type="float" office:value="10.3465840787391">
                <text:p>10.3465840787391</text:p>
              </table:table-cell>
              <table:table-cell office:value-type="float" office:value="7.12377149900383">
                <text:p>7.12377149900383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9.5857442140967">
                <text:p>9.5857442140967</text:p>
              </table:table-cell>
              <table:table-cell office:value-type="float" office:value="6.93122140267645">
                <text:p>6.93122140267645</text:p>
              </table:table-cell>
              <table:table-cell office:value-type="float" office:value="9.21404513934361">
                <text:p>9.21404513934361</text:p>
              </table:table-cell>
              <table:table-cell office:value-type="float" office:value="6.59522251459407">
                <text:p>6.5952225145940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9.27173242978898">
                <text:p>9.27173242978898</text:p>
              </table:table-cell>
              <table:table-cell office:value-type="float" office:value="6.65251641528733">
                <text:p>6.65251641528733</text:p>
              </table:table-cell>
              <table:table-cell office:value-type="float" office:value="9.13161895680857">
                <text:p>9.13161895680857</text:p>
              </table:table-cell>
              <table:table-cell office:value-type="float" office:value="6.40817240267182">
                <text:p>6.408172402671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9.82830205847663">
                <text:p>9.82830205847663</text:p>
              </table:table-cell>
              <table:table-cell office:value-type="float" office:value="7.05627944958407">
                <text:p>7.05627944958407</text:p>
              </table:table-cell>
              <table:table-cell office:value-type="float" office:value="9.50779059103022">
                <text:p>9.50779059103022</text:p>
              </table:table-cell>
              <table:table-cell office:value-type="float" office:value="6.82063016961428">
                <text:p>6.82063016961428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56678131169576">
                <text:p>9.56678131169576</text:p>
              </table:table-cell>
              <table:table-cell office:value-type="float" office:value="6.40278835378977">
                <text:p>6.40278835378977</text:p>
              </table:table-cell>
              <table:table-cell office:value-type="float" office:value="9.08730765997075">
                <text:p>9.08730765997075</text:p>
              </table:table-cell>
              <table:table-cell office:value-type="float" office:value="6.21369583341211">
                <text:p>6.21369583341211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9.36240410338254">
                <text:p>9.36240410338254</text:p>
              </table:table-cell>
              <table:table-cell office:value-type="float" office:value="6.21572828478164">
                <text:p>6.21572828478164</text:p>
              </table:table-cell>
              <table:table-cell office:value-type="float" office:value="8.92427365200939">
                <text:p>8.92427365200939</text:p>
              </table:table-cell>
              <table:table-cell office:value-type="float" office:value="6.11418258416799">
                <text:p>6.1141825841679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8.73125329319824">
                <text:p>8.73125329319824</text:p>
              </table:table-cell>
              <table:table-cell office:value-type="float" office:value="6.06928521861427">
                <text:p>6.06928521861427</text:p>
              </table:table-cell>
              <table:table-cell office:value-type="float" office:value="8.66973466840475">
                <text:p>8.66973466840475</text:p>
              </table:table-cell>
              <table:table-cell office:value-type="float" office:value="5.98801179591687">
                <text:p>5.9880117959168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52999909435674">
                <text:p>9.52999909435674</text:p>
              </table:table-cell>
              <table:table-cell office:value-type="float" office:value="6.42848217733267">
                <text:p>6.42848217733267</text:p>
              </table:table-cell>
              <table:table-cell office:value-type="float" office:value="9.15209126335902">
                <text:p>9.15209126335902</text:p>
              </table:table-cell>
              <table:table-cell office:value-type="float" office:value="6.38265281535951">
                <text:p>6.3826528153595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88534825034957">
                <text:p>9.88534825034957</text:p>
              </table:table-cell>
              <table:table-cell office:value-type="float" office:value="6.56604365975731">
                <text:p>6.56604365975731</text:p>
              </table:table-cell>
              <table:table-cell office:value-type="float" office:value="9.34626065122487">
                <text:p>9.34626065122487</text:p>
              </table:table-cell>
              <table:table-cell office:value-type="float" office:value="6.50082403435111">
                <text:p>6.50082403435111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9.82101198897407">
                <text:p>9.82101198897407</text:p>
              </table:table-cell>
              <table:table-cell office:value-type="float" office:value="6.46585236582302">
                <text:p>6.46585236582302</text:p>
              </table:table-cell>
              <table:table-cell office:value-type="float" office:value="9.64065926361434">
                <text:p>9.64065926361434</text:p>
              </table:table-cell>
              <table:table-cell office:value-type="float" office:value="6.44780238026576">
                <text:p>6.4478023802657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9.05828481099402">
                <text:p>9.05828481099402</text:p>
              </table:table-cell>
              <table:table-cell office:value-type="float" office:value="6.02068003201272">
                <text:p>6.02068003201272</text:p>
              </table:table-cell>
              <table:table-cell office:value-type="float" office:value="8.898579531108">
                <text:p>8.898579531108</text:p>
              </table:table-cell>
              <table:table-cell office:value-type="float" office:value="5.88447163417044">
                <text:p>5.8844716341704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d9d9d9"/>
    </style:style>
    <style:style style:name="ch2" style:family="chart"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0">
      <style:chart-properties chart:display-label="true" chart:logarithmic="false" chart:minimum="3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19.818cm" svg:height="18.165cm" xlink:href=".." xlink:type="simple" chart:class="chart:scatter" chart:style-name="ch1">
        <chart:legend chart:legend-position="end" svg:x="1.154cm" svg:y="14.945cm" style:legend-expansion="custom" chartooo:width="18.204cm" chartooo:height="2.925cm" style:legend-expansion-aspect-ratio="6.22358974358974" chart:style-name="ch2"/>
        <chart:plot-area chart:style-name="ch3" table:cell-range-address="'Decile ratio yearly'.K4:'Decile ratio yearly'.O30 'Decile ratio yearly'.L3:'Decile ratio yearly'.O3" chart:data-source-has-labels="row" svg:x="0.583cm" svg:y="0.296cm" svg:width="19.02cm" svg:height="14.211cm">
          <chartooo:coordinate-region svg:x="1.319cm" svg:y="0.585cm" svg:width="17.995cm" svg:height="12.679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Decile ratio yearly'.L4:'Decile ratio yearly'.L30" chart:label-cell-address="'Decile ratio yearly'.L3:'Decile ratio yearly'.L3" chart:class="chart:scatter">
            <chart:domain table:cell-range-address="'Decile ratio yearly'.K4:'Decile ratio yearly'.K30"/>
            <chart:data-point chart:repeated="27"/>
          </chart:series>
          <chart:series chart:style-name="ch8" chart:values-cell-range-address="'Decile ratio yearly'.M4:'Decile ratio yearly'.M30" chart:label-cell-address="'Decile ratio yearly'.M3:'Decile ratio yearly'.M3" chart:class="chart:scatter">
            <chart:data-point chart:repeated="27"/>
          </chart:series>
          <chart:series chart:style-name="ch9" chart:values-cell-range-address="'Decile ratio yearly'.N4:'Decile ratio yearly'.N30" chart:label-cell-address="'Decile ratio yearly'.N3:'Decile ratio yearly'.N3" chart:class="chart:scatter">
            <chart:data-point chart:repeated="27"/>
          </chart:series>
          <chart:series chart:style-name="ch10" chart:values-cell-range-address="'Decile ratio yearly'.O4:'Decile ratio yearly'.O30" chart:label-cell-address="'Decile ratio yearly'.O3:'Decile ratio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Decile ratio yearly'.L3:'Decile ratio yearly'.L3</svg:desc>
                </draw:g>
              </table:table-cell>
              <table:table-cell office:value-type="string">
                <text:p>Labour and pension income</text:p>
                <draw:g>
                  <svg:desc>'Decile ratio yearly'.M3:'Decile ratio yearly'.M3</svg:desc>
                </draw:g>
              </table:table-cell>
              <table:table-cell office:value-type="string">
                <text:p>Labour income and family benefits</text:p>
                <draw:g>
                  <svg:desc>'Decile ratio yearly'.N3:'Decile ratio yearly'.N3</svg:desc>
                </draw:g>
              </table:table-cell>
              <table:table-cell office:value-type="string">
                <text:p>All income</text:p>
                <draw:g>
                  <svg:desc>'Decile ratio yearly'.O3:'Decile ratio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Decile ratio yearly'.K4:'Decile ratio yearly'.K30</svg:desc>
                </draw:g>
              </table:table-cell>
              <table:table-cell office:value-type="float" office:value="8.9558054274">
                <text:p>8.9558054274</text:p>
                <draw:g>
                  <svg:desc>'Decile ratio yearly'.L4:'Decile ratio yearly'.L30</svg:desc>
                </draw:g>
              </table:table-cell>
              <table:table-cell office:value-type="float" office:value="6.9114890221">
                <text:p>6.9114890221</text:p>
                <draw:g>
                  <svg:desc>'Decile ratio yearly'.M4:'Decile ratio yearly'.M30</svg:desc>
                </draw:g>
              </table:table-cell>
              <table:table-cell office:value-type="float" office:value="8.5895475335">
                <text:p>8.5895475335</text:p>
                <draw:g>
                  <svg:desc>'Decile ratio yearly'.N4:'Decile ratio yearly'.N30</svg:desc>
                </draw:g>
              </table:table-cell>
              <table:table-cell office:value-type="float" office:value="6.517241482">
                <text:p>6.517241482</text:p>
                <draw:g>
                  <svg:desc>'Decile ratio yearly'.O4:'Decile ratio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10.8792229079172">
                <text:p>10.8792229079172</text:p>
              </table:table-cell>
              <table:table-cell office:value-type="float" office:value="8.37130278918481">
                <text:p>8.37130278918481</text:p>
              </table:table-cell>
              <table:table-cell office:value-type="float" office:value="8.89713541766048">
                <text:p>8.89713541766048</text:p>
              </table:table-cell>
              <table:table-cell office:value-type="float" office:value="6.96237499846807">
                <text:p>6.9623749984680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10.6893976863501">
                <text:p>10.6893976863501</text:p>
              </table:table-cell>
              <table:table-cell office:value-type="float" office:value="8.30134491428039">
                <text:p>8.30134491428039</text:p>
              </table:table-cell>
              <table:table-cell office:value-type="float" office:value="8.4190139110746">
                <text:p>8.4190139110746</text:p>
              </table:table-cell>
              <table:table-cell office:value-type="float" office:value="6.89058905469373">
                <text:p>6.8905890546937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10.8942241681392">
                <text:p>10.8942241681392</text:p>
              </table:table-cell>
              <table:table-cell office:value-type="float" office:value="8.38599184408093">
                <text:p>8.38599184408093</text:p>
              </table:table-cell>
              <table:table-cell office:value-type="float" office:value="8.4681752808297">
                <text:p>8.4681752808297</text:p>
              </table:table-cell>
              <table:table-cell office:value-type="float" office:value="6.78856457016693">
                <text:p>6.78856457016693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10.8416494498489">
                <text:p>10.8416494498489</text:p>
              </table:table-cell>
              <table:table-cell office:value-type="float" office:value="8.30818659327301">
                <text:p>8.30818659327301</text:p>
              </table:table-cell>
              <table:table-cell office:value-type="float" office:value="8.44963649680881">
                <text:p>8.44963649680881</text:p>
              </table:table-cell>
              <table:table-cell office:value-type="float" office:value="6.70146249181183">
                <text:p>6.7014624918118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11.0614839092912">
                <text:p>11.0614839092912</text:p>
              </table:table-cell>
              <table:table-cell office:value-type="float" office:value="8.18565009442404">
                <text:p>8.18565009442404</text:p>
              </table:table-cell>
              <table:table-cell office:value-type="float" office:value="8.45379442490116">
                <text:p>8.45379442490116</text:p>
              </table:table-cell>
              <table:table-cell office:value-type="float" office:value="6.63432339929436">
                <text:p>6.6343233992943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11.1010864517056">
                <text:p>11.1010864517056</text:p>
              </table:table-cell>
              <table:table-cell office:value-type="float" office:value="8.4626920364509">
                <text:p>8.4626920364509</text:p>
              </table:table-cell>
              <table:table-cell office:value-type="float" office:value="9.14251529828052">
                <text:p>9.14251529828052</text:p>
              </table:table-cell>
              <table:table-cell office:value-type="float" office:value="6.95279371110622">
                <text:p>6.9527937111062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11.3904366499465">
                <text:p>11.3904366499465</text:p>
              </table:table-cell>
              <table:table-cell office:value-type="float" office:value="8.42228101414707">
                <text:p>8.42228101414707</text:p>
              </table:table-cell>
              <table:table-cell office:value-type="float" office:value="9.40491261913046">
                <text:p>9.40491261913046</text:p>
              </table:table-cell>
              <table:table-cell office:value-type="float" office:value="7.0824258579159">
                <text:p>7.0824258579159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11.8128828746283">
                <text:p>11.8128828746283</text:p>
              </table:table-cell>
              <table:table-cell office:value-type="float" office:value="8.29699349988941">
                <text:p>8.29699349988941</text:p>
              </table:table-cell>
              <table:table-cell office:value-type="float" office:value="9.39991541445754">
                <text:p>9.39991541445754</text:p>
              </table:table-cell>
              <table:table-cell office:value-type="float" office:value="6.93947558680463">
                <text:p>6.9394755868046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12.1920759591052">
                <text:p>12.1920759591052</text:p>
              </table:table-cell>
              <table:table-cell office:value-type="float" office:value="8.45056132899204">
                <text:p>8.45056132899204</text:p>
              </table:table-cell>
              <table:table-cell office:value-type="float" office:value="9.75256829148197">
                <text:p>9.75256829148197</text:p>
              </table:table-cell>
              <table:table-cell office:value-type="float" office:value="6.91225288242273">
                <text:p>6.9122528824227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11.5125771235531">
                <text:p>11.5125771235531</text:p>
              </table:table-cell>
              <table:table-cell office:value-type="float" office:value="8.22822787015423">
                <text:p>8.22822787015423</text:p>
              </table:table-cell>
              <table:table-cell office:value-type="float" office:value="9.49266737965633">
                <text:p>9.49266737965633</text:p>
              </table:table-cell>
              <table:table-cell office:value-type="float" office:value="6.86645635558474">
                <text:p>6.8664563555847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11.6760840614753">
                <text:p>11.6760840614753</text:p>
              </table:table-cell>
              <table:table-cell office:value-type="float" office:value="8.09796044987958">
                <text:p>8.09796044987958</text:p>
              </table:table-cell>
              <table:table-cell office:value-type="float" office:value="9.5474920617704">
                <text:p>9.5474920617704</text:p>
              </table:table-cell>
              <table:table-cell office:value-type="float" office:value="7.00962617100718">
                <text:p>7.0096261710071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10.769473750403">
                <text:p>10.769473750403</text:p>
              </table:table-cell>
              <table:table-cell office:value-type="float" office:value="7.94120487022589">
                <text:p>7.94120487022589</text:p>
              </table:table-cell>
              <table:table-cell office:value-type="float" office:value="9.43824083809529">
                <text:p>9.43824083809529</text:p>
              </table:table-cell>
              <table:table-cell office:value-type="float" office:value="7.01836947489654">
                <text:p>7.0183694748965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10.9490941723797">
                <text:p>10.9490941723797</text:p>
              </table:table-cell>
              <table:table-cell office:value-type="float" office:value="8.05378142128489">
                <text:p>8.05378142128489</text:p>
              </table:table-cell>
              <table:table-cell office:value-type="float" office:value="9.18727329724467">
                <text:p>9.18727329724467</text:p>
              </table:table-cell>
              <table:table-cell office:value-type="float" office:value="6.92045830851379">
                <text:p>6.9204583085137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10.885071206522">
                <text:p>10.885071206522</text:p>
              </table:table-cell>
              <table:table-cell office:value-type="float" office:value="7.78703321002816">
                <text:p>7.78703321002816</text:p>
              </table:table-cell>
              <table:table-cell office:value-type="float" office:value="9.3042677969333">
                <text:p>9.3042677969333</text:p>
              </table:table-cell>
              <table:table-cell office:value-type="float" office:value="6.91774975987405">
                <text:p>6.9177497598740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11.1341351958105">
                <text:p>11.1341351958105</text:p>
              </table:table-cell>
              <table:table-cell office:value-type="float" office:value="7.94726583288118">
                <text:p>7.94726583288118</text:p>
              </table:table-cell>
              <table:table-cell office:value-type="float" office:value="10.2143630229805">
                <text:p>10.2143630229805</text:p>
              </table:table-cell>
              <table:table-cell office:value-type="float" office:value="7.24743069082761">
                <text:p>7.2474306908276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11.2260963024992">
                <text:p>11.2260963024992</text:p>
              </table:table-cell>
              <table:table-cell office:value-type="float" office:value="8.19574108044696">
                <text:p>8.19574108044696</text:p>
              </table:table-cell>
              <table:table-cell office:value-type="float" office:value="10.4405734143072">
                <text:p>10.4405734143072</text:p>
              </table:table-cell>
              <table:table-cell office:value-type="float" office:value="7.3354584583192">
                <text:p>7.3354584583192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11.2365393664399">
                <text:p>11.2365393664399</text:p>
              </table:table-cell>
              <table:table-cell office:value-type="float" office:value="8.18644540760408">
                <text:p>8.18644540760408</text:p>
              </table:table-cell>
              <table:table-cell office:value-type="float" office:value="10.383191256325">
                <text:p>10.383191256325</text:p>
              </table:table-cell>
              <table:table-cell office:value-type="float" office:value="7.35768490845992">
                <text:p>7.3576849084599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10.7045670405803">
                <text:p>10.7045670405803</text:p>
              </table:table-cell>
              <table:table-cell office:value-type="float" office:value="7.66812012566059">
                <text:p>7.66812012566059</text:p>
              </table:table-cell>
              <table:table-cell office:value-type="float" office:value="10.4347791864189">
                <text:p>10.4347791864189</text:p>
              </table:table-cell>
              <table:table-cell office:value-type="float" office:value="7.33057272157063">
                <text:p>7.3305727215706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10.1496454397327">
                <text:p>10.1496454397327</text:p>
              </table:table-cell>
              <table:table-cell office:value-type="float" office:value="7.47606191467053">
                <text:p>7.47606191467053</text:p>
              </table:table-cell>
              <table:table-cell office:value-type="float" office:value="10.0963016999631">
                <text:p>10.0963016999631</text:p>
              </table:table-cell>
              <table:table-cell office:value-type="float" office:value="7.27002752308584">
                <text:p>7.27002752308584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9.45990467954144">
                <text:p>9.45990467954144</text:p>
              </table:table-cell>
              <table:table-cell office:value-type="float" office:value="7.18163393257035">
                <text:p>7.18163393257035</text:p>
              </table:table-cell>
              <table:table-cell office:value-type="float" office:value="9.34662310876587">
                <text:p>9.34662310876587</text:p>
              </table:table-cell>
              <table:table-cell office:value-type="float" office:value="7.04539151325749">
                <text:p>7.0453915132574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8.9486203147438">
                <text:p>8.9486203147438</text:p>
              </table:table-cell>
              <table:table-cell office:value-type="float" office:value="6.97905622995467">
                <text:p>6.97905622995467</text:p>
              </table:table-cell>
              <table:table-cell office:value-type="float" office:value="9.12375779922379">
                <text:p>9.12375779922379</text:p>
              </table:table-cell>
              <table:table-cell office:value-type="float" office:value="6.90743197629198">
                <text:p>6.90743197629198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9.88502671952297">
                <text:p>9.88502671952297</text:p>
              </table:table-cell>
              <table:table-cell office:value-type="float" office:value="7.14281724339069">
                <text:p>7.14281724339069</text:p>
              </table:table-cell>
              <table:table-cell office:value-type="float" office:value="10.0480890207365">
                <text:p>10.0480890207365</text:p>
              </table:table-cell>
              <table:table-cell office:value-type="float" office:value="7.0925500503295">
                <text:p>7.092550050329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9.02567568719385">
                <text:p>9.02567568719385</text:p>
              </table:table-cell>
              <table:table-cell office:value-type="float" office:value="6.84534522233464">
                <text:p>6.84534522233464</text:p>
              </table:table-cell>
              <table:table-cell office:value-type="float" office:value="8.91654328572598">
                <text:p>8.91654328572598</text:p>
              </table:table-cell>
              <table:table-cell office:value-type="float" office:value="6.72610022606263">
                <text:p>6.72610022606263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9.10582592224301">
                <text:p>9.10582592224301</text:p>
              </table:table-cell>
              <table:table-cell office:value-type="float" office:value="6.82610540526945">
                <text:p>6.82610540526945</text:p>
              </table:table-cell>
              <table:table-cell office:value-type="float" office:value="9.13699555477618">
                <text:p>9.13699555477618</text:p>
              </table:table-cell>
              <table:table-cell office:value-type="float" office:value="6.79756954604137">
                <text:p>6.79756954604137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8.93120451973192">
                <text:p>8.93120451973192</text:p>
              </table:table-cell>
              <table:table-cell office:value-type="float" office:value="6.75436040640297">
                <text:p>6.75436040640297</text:p>
              </table:table-cell>
              <table:table-cell office:value-type="float" office:value="8.98900141950141">
                <text:p>8.98900141950141</text:p>
              </table:table-cell>
              <table:table-cell office:value-type="float" office:value="6.73106382888413">
                <text:p>6.731063828884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8.17484429573969">
                <text:p>8.17484429573969</text:p>
              </table:table-cell>
              <table:table-cell office:value-type="float" office:value="6.27508563409579">
                <text:p>6.27508563409579</text:p>
              </table:table-cell>
              <table:table-cell office:value-type="float" office:value="8.16657949898609">
                <text:p>8.16657949898609</text:p>
              </table:table-cell>
              <table:table-cell office:value-type="float" office:value="6.27338685508014">
                <text:p>6.27338685508014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862cm" svg:height="15.203cm" xlink:href=".." xlink:type="simple" chart:class="chart:scatter" chart:style-name="ch1">
        <chart:legend chart:legend-position="bottom" svg:x="1.901cm" svg:y="13.273cm" style:legend-expansion="wide" chart:style-name="ch2"/>
        <chart:plot-area chart:style-name="ch3" table:cell-range-address="'Top 10% share yearly'.F4:'Top 10% share yearly'.J30 'Top 10% share yearly'.G3:'Top 10% share yearly'.J3" chart:data-source-has-labels="row" svg:x="0.438cm" svg:y="0.184cm" svg:width="20.263cm" svg:height="12.46cm">
          <chartooo:coordinate-region svg:x="1.52cm" svg:y="0.473cm" svg:width="18.892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G4:'Top 10% share yearly'.G30" chart:label-cell-address="'Top 10% share yearly'.G3:'Top 10% share yearly'.G3" chart:class="chart:scatter">
            <chart:domain table:cell-range-address="'Top 10% share yearly'.F4:'Top 10% share yearly'.F30"/>
            <chart:data-point chart:repeated="27"/>
          </chart:series>
          <chart:series chart:style-name="ch8" chart:values-cell-range-address="'Top 10% share yearly'.H4:'Top 10% share yearly'.H30" chart:label-cell-address="'Top 10% share yearly'.H3:'Top 10% share yearly'.H3" chart:class="chart:scatter">
            <chart:data-point chart:repeated="27"/>
          </chart:series>
          <chart:series chart:style-name="ch9" chart:values-cell-range-address="'Top 10% share yearly'.I4:'Top 10% share yearly'.I30" chart:label-cell-address="'Top 10% share yearly'.I3:'Top 10% share yearly'.I3" chart:class="chart:scatter">
            <chart:data-point chart:repeated="27"/>
          </chart:series>
          <chart:series chart:style-name="ch10" chart:values-cell-range-address="'Top 10% share yearly'.J4:'Top 10% share yearly'.J30" chart:label-cell-address="'Top 10% share yearly'.J3:'Top 10% share yearly'.J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F</text:p>
              </table:table-cell>
              <table:table-cell office:value-type="string">
                <text:p>Labour income</text:p>
                <draw:g>
                  <svg:desc>'Top 10% share yearly'.G3:'Top 10% share yearly'.G3</svg:desc>
                </draw:g>
              </table:table-cell>
              <table:table-cell office:value-type="string">
                <text:p>Labour and pension income</text:p>
                <draw:g>
                  <svg:desc>'Top 10% share yearly'.H3:'Top 10% share yearly'.H3</svg:desc>
                </draw:g>
              </table:table-cell>
              <table:table-cell office:value-type="string">
                <text:p>Labour income and familly benefits</text:p>
                <draw:g>
                  <svg:desc>'Top 10% share yearly'.I3:'Top 10% share yearly'.I3</svg:desc>
                </draw:g>
              </table:table-cell>
              <table:table-cell office:value-type="string">
                <text:p>All income</text:p>
                <draw:g>
                  <svg:desc>'Top 10% share yearly'.J3:'Top 10% share yearly'.J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F4:'Top 10% share yearly'.F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G4:'Top 10% share yearly'.G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H4:'Top 10% share yearly'.H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I4:'Top 10% share yearly'.I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J4:'Top 10% share yearly'.J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6123906435">
                <text:p>0.237256123906435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2781021921">
                <text:p>0.229622781021921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2861055626">
                <text:p>0.230832861055626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5180938829">
                <text:p>0.220125180938829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827797848">
                <text:p>0.243749827797848</text:p>
              </table:table-cell>
              <table:table-cell office:value-type="float" office:value="0.22767408579061">
                <text:p>0.22767408579061</text:p>
              </table:table-cell>
              <table:table-cell office:value-type="float" office:value="0.229184880109341">
                <text:p>0.229184880109341</text:p>
              </table:table-cell>
              <table:table-cell office:value-type="float" office:value="0.217450201528652">
                <text:p>0.217450201528652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364898884">
                <text:p>0.254222364898884</text:p>
              </table:table-cell>
              <table:table-cell office:value-type="float" office:value="0.232329432264036">
                <text:p>0.232329432264036</text:p>
              </table:table-cell>
              <table:table-cell office:value-type="float" office:value="0.239432989410229">
                <text:p>0.239432989410229</text:p>
              </table:table-cell>
              <table:table-cell office:value-type="float" office:value="0.2221132742517">
                <text:p>0.2221132742517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5738279990717">
                <text:p>0.255738279990717</text:p>
              </table:table-cell>
              <table:table-cell office:value-type="float" office:value="0.233615994757583">
                <text:p>0.233615994757583</text:p>
              </table:table-cell>
              <table:table-cell office:value-type="float" office:value="0.24212088721974">
                <text:p>0.24212088721974</text:p>
              </table:table-cell>
              <table:table-cell office:value-type="float" office:value="0.224332659229876">
                <text:p>0.224332659229876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9770791041104">
                <text:p>0.269770791041104</text:p>
              </table:table-cell>
              <table:table-cell office:value-type="float" office:value="0.24163603116533">
                <text:p>0.24163603116533</text:p>
              </table:table-cell>
              <table:table-cell office:value-type="float" office:value="0.256025974867653">
                <text:p>0.256025974867653</text:p>
              </table:table-cell>
              <table:table-cell office:value-type="float" office:value="0.232658318071078">
                <text:p>0.23265831807107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76512109276114">
                <text:p>0.276512109276114</text:p>
              </table:table-cell>
              <table:table-cell office:value-type="float" office:value="0.24598264902608">
                <text:p>0.24598264902608</text:p>
              </table:table-cell>
              <table:table-cell office:value-type="float" office:value="0.262284198873625">
                <text:p>0.262284198873625</text:p>
              </table:table-cell>
              <table:table-cell office:value-type="float" office:value="0.236807091274538">
                <text:p>0.23680709127453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73697720060953">
                <text:p>0.273697720060953</text:p>
              </table:table-cell>
              <table:table-cell office:value-type="float" office:value="0.247205758970395">
                <text:p>0.247205758970395</text:p>
              </table:table-cell>
              <table:table-cell office:value-type="float" office:value="0.260542321140322">
                <text:p>0.260542321140322</text:p>
              </table:table-cell>
              <table:table-cell office:value-type="float" office:value="0.238663571103355">
                <text:p>0.23866357110335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81428544258429">
                <text:p>0.281428544258429</text:p>
              </table:table-cell>
              <table:table-cell office:value-type="float" office:value="0.251651800921881">
                <text:p>0.251651800921881</text:p>
              </table:table-cell>
              <table:table-cell office:value-type="float" office:value="0.268122250196605">
                <text:p>0.268122250196605</text:p>
              </table:table-cell>
              <table:table-cell office:value-type="float" office:value="0.24314678244301">
                <text:p>0.24314678244301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80759394771225">
                <text:p>0.280759394771225</text:p>
              </table:table-cell>
              <table:table-cell office:value-type="float" office:value="0.251212355859891">
                <text:p>0.251212355859891</text:p>
              </table:table-cell>
              <table:table-cell office:value-type="float" office:value="0.267738167769124">
                <text:p>0.267738167769124</text:p>
              </table:table-cell>
              <table:table-cell office:value-type="float" office:value="0.242985113238438">
                <text:p>0.24298511323843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31727574346">
                <text:p>0.27331727574346</text:p>
              </table:table-cell>
              <table:table-cell office:value-type="float" office:value="0.247070757549613">
                <text:p>0.247070757549613</text:p>
              </table:table-cell>
              <table:table-cell office:value-type="float" office:value="0.261280810244165">
                <text:p>0.261280810244165</text:p>
              </table:table-cell>
              <table:table-cell office:value-type="float" office:value="0.239458106353273">
                <text:p>0.23945810635327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82426612764326">
                <text:p>0.282426612764326</text:p>
              </table:table-cell>
              <table:table-cell office:value-type="float" office:value="0.252431256102318">
                <text:p>0.252431256102318</text:p>
              </table:table-cell>
              <table:table-cell office:value-type="float" office:value="0.271577844364616">
                <text:p>0.271577844364616</text:p>
              </table:table-cell>
              <table:table-cell office:value-type="float" office:value="0.245638148217976">
                <text:p>0.24563814821797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8144505168272">
                <text:p>0.28144505168272</text:p>
              </table:table-cell>
              <table:table-cell office:value-type="float" office:value="0.252346137019046">
                <text:p>0.252346137019046</text:p>
              </table:table-cell>
              <table:table-cell office:value-type="float" office:value="0.270896443034717">
                <text:p>0.270896443034717</text:p>
              </table:table-cell>
              <table:table-cell office:value-type="float" office:value="0.245755918713474">
                <text:p>0.24575591871347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80829059002896">
                <text:p>0.280829059002896</text:p>
              </table:table-cell>
              <table:table-cell office:value-type="float" office:value="0.257428520256591">
                <text:p>0.257428520256591</text:p>
              </table:table-cell>
              <table:table-cell office:value-type="float" office:value="0.270652540414999">
                <text:p>0.270652540414999</text:p>
              </table:table-cell>
              <table:table-cell office:value-type="float" office:value="0.250984009467351">
                <text:p>0.250984009467351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86156874486129">
                <text:p>0.286156874486129</text:p>
              </table:table-cell>
              <table:table-cell office:value-type="float" office:value="0.260371065840574">
                <text:p>0.260371065840574</text:p>
              </table:table-cell>
              <table:table-cell office:value-type="float" office:value="0.276868917974328">
                <text:p>0.276868917974328</text:p>
              </table:table-cell>
              <table:table-cell office:value-type="float" office:value="0.254562466955486">
                <text:p>0.254562466955486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200125638159">
                <text:p>0.29200125638159</text:p>
              </table:table-cell>
              <table:table-cell office:value-type="float" office:value="0.262903684528055">
                <text:p>0.262903684528055</text:p>
              </table:table-cell>
              <table:table-cell office:value-type="float" office:value="0.284614964755131">
                <text:p>0.284614964755131</text:p>
              </table:table-cell>
              <table:table-cell office:value-type="float" office:value="0.258373380038283">
                <text:p>0.258373380038283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81067127409088">
                <text:p>0.281067127409088</text:p>
              </table:table-cell>
              <table:table-cell office:value-type="float" office:value="0.253431718091261">
                <text:p>0.253431718091261</text:p>
              </table:table-cell>
              <table:table-cell office:value-type="float" office:value="0.276525054352149">
                <text:p>0.276525054352149</text:p>
              </table:table-cell>
              <table:table-cell office:value-type="float" office:value="0.250650658325438">
                <text:p>0.25065065832543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301913902041205">
                <text:p>0.301913902041205</text:p>
              </table:table-cell>
              <table:table-cell office:value-type="float" office:value="0.261028824585459">
                <text:p>0.261028824585459</text:p>
              </table:table-cell>
              <table:table-cell office:value-type="float" office:value="0.297307759567822">
                <text:p>0.297307759567822</text:p>
              </table:table-cell>
              <table:table-cell office:value-type="float" office:value="0.258369893459017">
                <text:p>0.25836989345901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03567296206497">
                <text:p>0.303567296206497</text:p>
              </table:table-cell>
              <table:table-cell office:value-type="float" office:value="0.2560240702782">
                <text:p>0.2560240702782</text:p>
              </table:table-cell>
              <table:table-cell office:value-type="float" office:value="0.299536201383754">
                <text:p>0.299536201383754</text:p>
              </table:table-cell>
              <table:table-cell office:value-type="float" office:value="0.253776749552744">
                <text:p>0.25377674955274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07516871904948">
                <text:p>0.307516871904948</text:p>
              </table:table-cell>
              <table:table-cell office:value-type="float" office:value="0.258784570897451">
                <text:p>0.258784570897451</text:p>
              </table:table-cell>
              <table:table-cell office:value-type="float" office:value="0.304206008799622">
                <text:p>0.304206008799622</text:p>
              </table:table-cell>
              <table:table-cell office:value-type="float" office:value="0.256970402556266">
                <text:p>0.256970402556266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13173914280566">
                <text:p>0.313173914280566</text:p>
              </table:table-cell>
              <table:table-cell office:value-type="float" office:value="0.257685890819128">
                <text:p>0.257685890819128</text:p>
              </table:table-cell>
              <table:table-cell office:value-type="float" office:value="0.310437201592725">
                <text:p>0.310437201592725</text:p>
              </table:table-cell>
              <table:table-cell office:value-type="float" office:value="0.256249171549388">
                <text:p>0.256249171549388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43720597812351">
                <text:p>0.343720597812351</text:p>
              </table:table-cell>
              <table:table-cell office:value-type="float" office:value="0.272612871589201">
                <text:p>0.272612871589201</text:p>
              </table:table-cell>
              <table:table-cell office:value-type="float" office:value="0.341087829206133">
                <text:p>0.341087829206133</text:p>
              </table:table-cell>
              <table:table-cell office:value-type="float" office:value="0.27132766920326">
                <text:p>0.27132766920326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35444536444729">
                <text:p>0.335444536444729</text:p>
              </table:table-cell>
              <table:table-cell office:value-type="float" office:value="0.263624077033312">
                <text:p>0.263624077033312</text:p>
              </table:table-cell>
              <table:table-cell office:value-type="float" office:value="0.331765511228266">
                <text:p>0.331765511228266</text:p>
              </table:table-cell>
              <table:table-cell office:value-type="float" office:value="0.261830311986354">
                <text:p>0.261830311986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54164293784748">
                <text:p>0.354164293784748</text:p>
              </table:table-cell>
              <table:table-cell office:value-type="float" office:value="0.269973026607144">
                <text:p>0.269973026607144</text:p>
              </table:table-cell>
              <table:table-cell office:value-type="float" office:value="0.351765900395185">
                <text:p>0.351765900395185</text:p>
              </table:table-cell>
              <table:table-cell office:value-type="float" office:value="0.268810534023555">
                <text:p>0.26881053402355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44425021881241">
                <text:p>0.344425021881241</text:p>
              </table:table-cell>
              <table:table-cell office:value-type="float" office:value="0.26330014723838">
                <text:p>0.26330014723838</text:p>
              </table:table-cell>
              <table:table-cell office:value-type="float" office:value="0.342648446981174">
                <text:p>0.342648446981174</text:p>
              </table:table-cell>
              <table:table-cell office:value-type="float" office:value="0.262447259718609">
                <text:p>0.26244725971860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1.499cm" svg:height="15.202cm" xlink:href=".." xlink:type="simple" chart:class="chart:scatter" chart:style-name="ch1">
        <chart:legend chart:legend-position="bottom" svg:x="2.219cm" svg:y="13.272cm" style:legend-expansion="wide" chart:style-name="ch2"/>
        <chart:plot-area chart:style-name="ch3" table:cell-range-address="'Top 10% share yearly'.A4:'Top 10% share yearly'.E30 'Top 10% share yearly'.B3:'Top 10% share yearly'.E3" chart:data-source-has-labels="row" svg:x="0.484cm" svg:y="0.184cm" svg:width="20.84cm" svg:height="12.459cm">
          <chartooo:coordinate-region svg:x="1.566cm" svg:y="0.473cm" svg:width="19.469cm" svg:height="10.927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B4:'Top 10% share yearly'.B30" chart:label-cell-address="'Top 10% share yearly'.B3:'Top 10% share yearly'.B3" chart:class="chart:scatter">
            <chart:domain table:cell-range-address="'Top 10% share yearly'.A4:'Top 10% share yearly'.A30"/>
            <chart:data-point chart:repeated="27"/>
          </chart:series>
          <chart:series chart:style-name="ch8" chart:values-cell-range-address="'Top 10% share yearly'.C4:'Top 10% share yearly'.C30" chart:label-cell-address="'Top 10% share yearly'.C3:'Top 10% share yearly'.C3" chart:class="chart:scatter">
            <chart:data-point chart:repeated="27"/>
          </chart:series>
          <chart:series chart:style-name="ch9" chart:values-cell-range-address="'Top 10% share yearly'.D4:'Top 10% share yearly'.D30" chart:label-cell-address="'Top 10% share yearly'.D3:'Top 10% share yearly'.D3" chart:class="chart:scatter">
            <chart:data-point chart:repeated="27"/>
          </chart:series>
          <chart:series chart:style-name="ch10" chart:values-cell-range-address="'Top 10% share yearly'.E4:'Top 10% share yearly'.E30" chart:label-cell-address="'Top 10% share yearly'.E3:'Top 10% share yearly'.E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A</text:p>
              </table:table-cell>
              <table:table-cell office:value-type="string">
                <text:p>Labour income</text:p>
                <draw:g>
                  <svg:desc>'Top 10% share yearly'.B3:'Top 10% share yearly'.B3</svg:desc>
                </draw:g>
              </table:table-cell>
              <table:table-cell office:value-type="string">
                <text:p>Labour and pension income</text:p>
                <draw:g>
                  <svg:desc>'Top 10% share yearly'.C3:'Top 10% share yearly'.C3</svg:desc>
                </draw:g>
              </table:table-cell>
              <table:table-cell office:value-type="string">
                <text:p>Labour income and familly benefits</text:p>
                <draw:g>
                  <svg:desc>'Top 10% share yearly'.D3:'Top 10% share yearly'.D3</svg:desc>
                </draw:g>
              </table:table-cell>
              <table:table-cell office:value-type="string">
                <text:p>All income</text:p>
                <draw:g>
                  <svg:desc>'Top 10% share yearly'.E3:'Top 10% share yearly'.E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A4:'Top 10% share yearly'.A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B4:'Top 10% share yearly'.B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C4:'Top 10% share yearly'.C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D4:'Top 10% share yearly'.D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E4:'Top 10% share yearly'.E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55531059337134">
                <text:p>0.255531059337134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136494227623">
                <text:p>0.243136494227623</text:p>
              </table:table-cell>
              <table:table-cell office:value-type="float" office:value="0.227434294755473">
                <text:p>0.227434294755473</text:p>
              </table:table-cell>
              <table:table-cell office:value-type="float" office:value="0.228615330030862">
                <text:p>0.228615330030862</text:p>
              </table:table-cell>
              <table:table-cell office:value-type="float" office:value="0.217246724985577">
                <text:p>0.21724672498557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1125898924467">
                <text:p>0.251125898924467</text:p>
              </table:table-cell>
              <table:table-cell office:value-type="float" office:value="0.233014975390822">
                <text:p>0.233014975390822</text:p>
              </table:table-cell>
              <table:table-cell office:value-type="float" office:value="0.236544064435702">
                <text:p>0.236544064435702</text:p>
              </table:table-cell>
              <table:table-cell office:value-type="float" office:value="0.222804287618723">
                <text:p>0.22280428761872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4050128762776">
                <text:p>0.254050128762776</text:p>
              </table:table-cell>
              <table:table-cell office:value-type="float" office:value="0.233185494480928">
                <text:p>0.233185494480928</text:p>
              </table:table-cell>
              <table:table-cell office:value-type="float" office:value="0.240972123138923">
                <text:p>0.240972123138923</text:p>
              </table:table-cell>
              <table:table-cell office:value-type="float" office:value="0.224199153625701">
                <text:p>0.22419915362570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0358831661921">
                <text:p>0.260358831661921</text:p>
              </table:table-cell>
              <table:table-cell office:value-type="float" office:value="0.233823335741692">
                <text:p>0.233823335741692</text:p>
              </table:table-cell>
              <table:table-cell office:value-type="float" office:value="0.248582873242826">
                <text:p>0.248582873242826</text:p>
              </table:table-cell>
              <table:table-cell office:value-type="float" office:value="0.225998708415401">
                <text:p>0.22599870841540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9109020306517">
                <text:p>0.259109020306517</text:p>
              </table:table-cell>
              <table:table-cell office:value-type="float" office:value="0.231866714493196">
                <text:p>0.231866714493196</text:p>
              </table:table-cell>
              <table:table-cell office:value-type="float" office:value="0.247837516418903">
                <text:p>0.247837516418903</text:p>
              </table:table-cell>
              <table:table-cell office:value-type="float" office:value="0.224423393581579">
                <text:p>0.224423393581579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6633190266864">
                <text:p>0.266633190266864</text:p>
              </table:table-cell>
              <table:table-cell office:value-type="float" office:value="0.238249010243879">
                <text:p>0.238249010243879</text:p>
              </table:table-cell>
              <table:table-cell office:value-type="float" office:value="0.255244581402929">
                <text:p>0.255244581402929</text:p>
              </table:table-cell>
              <table:table-cell office:value-type="float" office:value="0.230774413233135">
                <text:p>0.23077441323313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9515360079727">
                <text:p>0.269515360079727</text:p>
              </table:table-cell>
              <table:table-cell office:value-type="float" office:value="0.240296573927142">
                <text:p>0.240296573927142</text:p>
              </table:table-cell>
              <table:table-cell office:value-type="float" office:value="0.258671814427149">
                <text:p>0.258671814427149</text:p>
              </table:table-cell>
              <table:table-cell office:value-type="float" office:value="0.233259318311669">
                <text:p>0.233259318311669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71580388600745">
                <text:p>0.271580388600745</text:p>
              </table:table-cell>
              <table:table-cell office:value-type="float" office:value="0.242129659475448">
                <text:p>0.242129659475448</text:p>
              </table:table-cell>
              <table:table-cell office:value-type="float" office:value="0.261022529612814">
                <text:p>0.261022529612814</text:p>
              </table:table-cell>
              <table:table-cell office:value-type="float" office:value="0.235322778654636">
                <text:p>0.23532277865463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60169113170353">
                <text:p>0.260169113170353</text:p>
              </table:table-cell>
              <table:table-cell office:value-type="float" office:value="0.236078521188353">
                <text:p>0.236078521188353</text:p>
              </table:table-cell>
              <table:table-cell office:value-type="float" office:value="0.250405857744464">
                <text:p>0.250405857744464</text:p>
              </table:table-cell>
              <table:table-cell office:value-type="float" office:value="0.22968714337193">
                <text:p>0.22968714337193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021113417971">
                <text:p>0.262021113417971</text:p>
              </table:table-cell>
              <table:table-cell office:value-type="float" office:value="0.23822333418149">
                <text:p>0.23822333418149</text:p>
              </table:table-cell>
              <table:table-cell office:value-type="float" office:value="0.252701916559594">
                <text:p>0.252701916559594</text:p>
              </table:table-cell>
              <table:table-cell office:value-type="float" office:value="0.232146124177184">
                <text:p>0.232146124177184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8567777971492">
                <text:p>0.268567777971492</text:p>
              </table:table-cell>
              <table:table-cell office:value-type="float" office:value="0.24210810501665">
                <text:p>0.24210810501665</text:p>
              </table:table-cell>
              <table:table-cell office:value-type="float" office:value="0.260228989313523">
                <text:p>0.260228989313523</text:p>
              </table:table-cell>
              <table:table-cell office:value-type="float" office:value="0.236721916300445">
                <text:p>0.23672191630044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9028589769789">
                <text:p>0.279028589769789</text:p>
              </table:table-cell>
              <table:table-cell office:value-type="float" office:value="0.247324313676796">
                <text:p>0.247324313676796</text:p>
              </table:table-cell>
              <table:table-cell office:value-type="float" office:value="0.270982160317885">
                <text:p>0.270982160317885</text:p>
              </table:table-cell>
              <table:table-cell office:value-type="float" office:value="0.242223341009996">
                <text:p>0.24222334100999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202585915465">
                <text:p>0.290202585915465</text:p>
              </table:table-cell>
              <table:table-cell office:value-type="float" office:value="0.25063747128365">
                <text:p>0.25063747128365</text:p>
              </table:table-cell>
              <table:table-cell office:value-type="float" office:value="0.282782166188361">
                <text:p>0.282782166188361</text:p>
              </table:table-cell>
              <table:table-cell office:value-type="float" office:value="0.246053714557145">
                <text:p>0.24605371455714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91675044975928">
                <text:p>0.291675044975928</text:p>
              </table:table-cell>
              <table:table-cell office:value-type="float" office:value="0.255635284185388">
                <text:p>0.255635284185388</text:p>
              </table:table-cell>
              <table:table-cell office:value-type="float" office:value="0.285679179475981">
                <text:p>0.285679179475981</text:p>
              </table:table-cell>
              <table:table-cell office:value-type="float" office:value="0.251887997721291">
                <text:p>0.251887997721291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1662839412369">
                <text:p>0.291662839412369</text:p>
              </table:table-cell>
              <table:table-cell office:value-type="float" office:value="0.256577634605022">
                <text:p>0.256577634605022</text:p>
              </table:table-cell>
              <table:table-cell office:value-type="float" office:value="0.288258773374693">
                <text:p>0.288258773374693</text:p>
              </table:table-cell>
              <table:table-cell office:value-type="float" office:value="0.254443065353383">
                <text:p>0.25444306535338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89653110095638">
                <text:p>0.289653110095638</text:p>
              </table:table-cell>
              <table:table-cell office:value-type="float" office:value="0.253595882008026">
                <text:p>0.253595882008026</text:p>
              </table:table-cell>
              <table:table-cell office:value-type="float" office:value="0.287745466632787">
                <text:p>0.287745466632787</text:p>
              </table:table-cell>
              <table:table-cell office:value-type="float" office:value="0.252406955489431">
                <text:p>0.252406955489431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28988239644874">
                <text:p>0.28988239644874</text:p>
              </table:table-cell>
              <table:table-cell office:value-type="float" office:value="0.252775303282363">
                <text:p>0.252775303282363</text:p>
              </table:table-cell>
              <table:table-cell office:value-type="float" office:value="0.288107653541852">
                <text:p>0.288107653541852</text:p>
              </table:table-cell>
              <table:table-cell office:value-type="float" office:value="0.251648355967155">
                <text:p>0.251648355967155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296403886937492">
                <text:p>0.296403886937492</text:p>
              </table:table-cell>
              <table:table-cell office:value-type="float" office:value="0.253646951499809">
                <text:p>0.253646951499809</text:p>
              </table:table-cell>
              <table:table-cell office:value-type="float" office:value="0.294682054206578">
                <text:p>0.294682054206578</text:p>
              </table:table-cell>
              <table:table-cell office:value-type="float" office:value="0.252581526885259">
                <text:p>0.252581526885259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1006871166717">
                <text:p>0.331006871166717</text:p>
              </table:table-cell>
              <table:table-cell office:value-type="float" office:value="0.270792603118486">
                <text:p>0.270792603118486</text:p>
              </table:table-cell>
              <table:table-cell office:value-type="float" office:value="0.329134812660237">
                <text:p>0.329134812660237</text:p>
              </table:table-cell>
              <table:table-cell office:value-type="float" office:value="0.269679897426445">
                <text:p>0.26967989742644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719698325055">
                <text:p>0.32719698325055</text:p>
              </table:table-cell>
              <table:table-cell office:value-type="float" office:value="0.262152812571145">
                <text:p>0.262152812571145</text:p>
              </table:table-cell>
              <table:table-cell office:value-type="float" office:value="0.325785000902748">
                <text:p>0.325785000902748</text:p>
              </table:table-cell>
              <table:table-cell office:value-type="float" office:value="0.261340528899648">
                <text:p>0.26134052889964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17705438376">
                <text:p>0.31017705438376</text:p>
              </table:table-cell>
              <table:table-cell office:value-type="float" office:value="0.251712332555581">
                <text:p>0.251712332555581</text:p>
              </table:table-cell>
              <table:table-cell office:value-type="float" office:value="0.308697764381484">
                <text:p>0.308697764381484</text:p>
              </table:table-cell>
              <table:table-cell office:value-type="float" office:value="0.250873389753844">
                <text:p>0.25087338975384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6729743683621">
                <text:p>0.316729743683621</text:p>
              </table:table-cell>
              <table:table-cell office:value-type="float" office:value="0.250349362795187">
                <text:p>0.250349362795187</text:p>
              </table:table-cell>
              <table:table-cell office:value-type="float" office:value="0.31533469046906">
                <text:p>0.31533469046906</text:p>
              </table:table-cell>
              <table:table-cell office:value-type="float" office:value="0.249581914930225">
                <text:p>0.24958191493022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24386586746334">
                <text:p>0.324386586746334</text:p>
              </table:table-cell>
              <table:table-cell office:value-type="float" office:value="0.257536437831115">
                <text:p>0.257536437831115</text:p>
              </table:table-cell>
              <table:table-cell office:value-type="float" office:value="0.323081155358079">
                <text:p>0.323081155358079</text:p>
              </table:table-cell>
              <table:table-cell office:value-type="float" office:value="0.256816123350715">
                <text:p>0.256816123350715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style:style style:name="ch1" style:family="chart">
      <style:graphic-properties draw:stroke="solid" svg:stroke-width="0.026cm" svg:stroke-color="#d9d9d9"/>
    </style:style>
    <style:style style:name="ch2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7pt" style:font-size-asian="17pt" style:font-size-complex="17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0">
      <style:chart-properties chart:display-label="true" chart:logarithmic="false" chart:minimum="2014" chart:maximum="2040" chart:interval-major="2" chart:reverse-direction="false" text:line-break="false" chart:link-data-style-to-source="false" chart:axis-position="0" chart:tick-mark-position="at-axis" style:rotation-angle="90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5" style:family="chart" style:data-style-name="N10">
      <style:chart-properties chart:display-label="true" chart:logarithmic="false" chart:minimum="0.17" chart:reverse-direction="false" text:line-break="false" chart:link-data-style-to-source="false" chart:axis-position="0" chart:tick-mark-position="at-axis"/>
      <style:graphic-properties svg:stroke-width="0.026cm" svg:stroke-color="#878787"/>
      <style:text-properties fo:color="#000000" style:text-position="0% 100%" fo:font-family="Calibri" fo:font-size="14pt" style:font-size-asian="14pt" style:font-size-complex="14pt"/>
    </style:style>
    <style:style style:name="ch6" style:family="chart">
      <style:graphic-properties svg:stroke-width="0.026cm" svg:stroke-color="#878787"/>
    </style:style>
    <style:style style:name="ch7" style:family="chart" style:data-style-name="N10">
      <style:chart-properties chart:symbol-type="named-symbol" chart:symbol-name="x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8" style:family="chart" style:data-style-name="N10">
      <style:chart-properties chart:symbol-type="named-symbol" chart:symbol-name="diamond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9" style:family="chart" style:data-style-name="N10">
      <style:chart-properties chart:symbol-type="named-symbol" chart:symbol-name="arrow-up" chart:symbol-width="0.388cm" chart:symbol-height="0.388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0" style:family="chart" style:data-style-name="N10">
      <style:chart-properties chart:symbol-type="named-symbol" chart:symbol-name="circle" chart:symbol-width="0.423cm" chart:symbol-height="0.423cm" chart:link-data-style-to-source="true" chart:label-position="right">
        <chart:label-separator>
          <text:p>; </text:p>
        </chart:label-separator>
      </style:chart-properties>
      <style:graphic-properties draw:stroke="none" svg:stroke-width="0.132cm"/>
      <style:text-properties fo:color="#000000" style:text-position="0% 100%" fo:font-family="Calibri" fo:font-size="14pt" style:font-size-asian="14pt" style:font-size-complex="14pt"/>
    </style:style>
    <style:style style:name="ch11" style:family="chart">
      <style:graphic-properties draw:fill="solid" draw:fill-color="#ffffff"/>
    </style:style>
    <style:style style:name="ch12" style:family="chart">
      <style:graphic-properties draw:fill-color="#d9d9d9"/>
    </style:style>
  </office:automatic-styles>
  <office:body>
    <office:chart>
      <chart:chart svg:width="20.488cm" svg:height="15.203cm" xlink:href=".." xlink:type="simple" chart:class="chart:scatter" chart:style-name="ch1">
        <chart:legend chart:legend-position="bottom" svg:x="1.714cm" svg:y="13.273cm" style:legend-expansion="wide" chart:style-name="ch2"/>
        <chart:plot-area chart:style-name="ch3" table:cell-range-address="'Top 10% share yearly'.K4:'Top 10% share yearly'.O30 'Top 10% share yearly'.L3:'Top 10% share yearly'.O3" chart:data-source-has-labels="row" svg:x="0.41cm" svg:y="0.184cm" svg:width="19.925cm" svg:height="12.459cm">
          <chartooo:coordinate-region svg:x="1.492cm" svg:y="0.473cm" svg:width="18.554cm" svg:height="10.9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'Top 10% share yearly'.L4:'Top 10% share yearly'.L30" chart:label-cell-address="'Top 10% share yearly'.L3:'Top 10% share yearly'.L3" chart:class="chart:scatter">
            <chart:domain table:cell-range-address="'Top 10% share yearly'.K4:'Top 10% share yearly'.K30"/>
            <chart:data-point chart:repeated="27"/>
          </chart:series>
          <chart:series chart:style-name="ch8" chart:values-cell-range-address="'Top 10% share yearly'.M4:'Top 10% share yearly'.M30" chart:label-cell-address="'Top 10% share yearly'.M3:'Top 10% share yearly'.M3" chart:class="chart:scatter">
            <chart:data-point chart:repeated="27"/>
          </chart:series>
          <chart:series chart:style-name="ch9" chart:values-cell-range-address="'Top 10% share yearly'.N4:'Top 10% share yearly'.N30" chart:label-cell-address="'Top 10% share yearly'.N3:'Top 10% share yearly'.N3" chart:class="chart:scatter">
            <chart:data-point chart:repeated="27"/>
          </chart:series>
          <chart:series chart:style-name="ch10" chart:values-cell-range-address="'Top 10% share yearly'.O4:'Top 10% share yearly'.O30" chart:label-cell-address="'Top 10% share yearly'.O3:'Top 10% share yearly'.O3" chart:class="chart:scatter">
            <chart:data-point chart:repeated="27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K</text:p>
              </table:table-cell>
              <table:table-cell office:value-type="string">
                <text:p>Labour income</text:p>
                <draw:g>
                  <svg:desc>'Top 10% share yearly'.L3:'Top 10% share yearly'.L3</svg:desc>
                </draw:g>
              </table:table-cell>
              <table:table-cell office:value-type="string">
                <text:p>Labour and pension income</text:p>
                <draw:g>
                  <svg:desc>'Top 10% share yearly'.M3:'Top 10% share yearly'.M3</svg:desc>
                </draw:g>
              </table:table-cell>
              <table:table-cell office:value-type="string">
                <text:p>Labour income and familly benefits</text:p>
                <draw:g>
                  <svg:desc>'Top 10% share yearly'.N3:'Top 10% share yearly'.N3</svg:desc>
                </draw:g>
              </table:table-cell>
              <table:table-cell office:value-type="string">
                <text:p>All income</text:p>
                <draw:g>
                  <svg:desc>'Top 10% share yearly'.O3:'Top 10% share yearly'.O3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2014">
                <text:p>2014</text:p>
                <draw:g>
                  <svg:desc>'Top 10% share yearly'.K4:'Top 10% share yearly'.K30</svg:desc>
                </draw:g>
              </table:table-cell>
              <table:table-cell office:value-type="float" office:value="0.2215850999">
                <text:p>0.2215850999</text:p>
                <draw:g>
                  <svg:desc>'Top 10% share yearly'.L4:'Top 10% share yearly'.L30</svg:desc>
                </draw:g>
              </table:table-cell>
              <table:table-cell office:value-type="float" office:value="0.2176198781">
                <text:p>0.2176198781</text:p>
                <draw:g>
                  <svg:desc>'Top 10% share yearly'.M4:'Top 10% share yearly'.M30</svg:desc>
                </draw:g>
              </table:table-cell>
              <table:table-cell office:value-type="float" office:value="0.2197396576">
                <text:p>0.2197396576</text:p>
                <draw:g>
                  <svg:desc>'Top 10% share yearly'.N4:'Top 10% share yearly'.N30</svg:desc>
                </draw:g>
              </table:table-cell>
              <table:table-cell office:value-type="float" office:value="0.2113770582">
                <text:p>0.2113770582</text:p>
                <draw:g>
                  <svg:desc>'Top 10% share yearly'.O4:'Top 10% share yearly'.O3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015">
                <text:p>2015</text:p>
              </table:table-cell>
              <table:table-cell office:value-type="float" office:value="0.247625439206508">
                <text:p>0.247625439206508</text:p>
              </table:table-cell>
              <table:table-cell office:value-type="float" office:value="0.232882724904575">
                <text:p>0.232882724904575</text:p>
              </table:table-cell>
              <table:table-cell office:value-type="float" office:value="0.238700462702808">
                <text:p>0.238700462702808</text:p>
              </table:table-cell>
              <table:table-cell office:value-type="float" office:value="0.225059699133927">
                <text:p>0.2250596991339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016">
                <text:p>2016</text:p>
              </table:table-cell>
              <table:table-cell office:value-type="float" office:value="0.254246533179496">
                <text:p>0.254246533179496</text:p>
              </table:table-cell>
              <table:table-cell office:value-type="float" office:value="0.237258224185397">
                <text:p>0.237258224185397</text:p>
              </table:table-cell>
              <table:table-cell office:value-type="float" office:value="0.243438637818645">
                <text:p>0.243438637818645</text:p>
              </table:table-cell>
              <table:table-cell office:value-type="float" office:value="0.229624659094819">
                <text:p>0.22962465909481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017">
                <text:p>2017</text:p>
              </table:table-cell>
              <table:table-cell office:value-type="float" office:value="0.246783853800144">
                <text:p>0.246783853800144</text:p>
              </table:table-cell>
              <table:table-cell office:value-type="float" office:value="0.230834498787779">
                <text:p>0.230834498787779</text:p>
              </table:table-cell>
              <table:table-cell office:value-type="float" office:value="0.231515282875009">
                <text:p>0.231515282875009</text:p>
              </table:table-cell>
              <table:table-cell office:value-type="float" office:value="0.220126533151062">
                <text:p>0.22012653315106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2018">
                <text:p>2018</text:p>
              </table:table-cell>
              <table:table-cell office:value-type="float" office:value="0.243749675115901">
                <text:p>0.243749675115901</text:p>
              </table:table-cell>
              <table:table-cell office:value-type="float" office:value="0.227675751611775">
                <text:p>0.227675751611775</text:p>
              </table:table-cell>
              <table:table-cell office:value-type="float" office:value="0.229184735944269">
                <text:p>0.229184735944269</text:p>
              </table:table-cell>
              <table:table-cell office:value-type="float" office:value="0.217451592057219">
                <text:p>0.217451592057219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019">
                <text:p>2019</text:p>
              </table:table-cell>
              <table:table-cell office:value-type="float" office:value="0.254222425147143">
                <text:p>0.254222425147143</text:p>
              </table:table-cell>
              <table:table-cell office:value-type="float" office:value="0.232330198699512">
                <text:p>0.232330198699512</text:p>
              </table:table-cell>
              <table:table-cell office:value-type="float" office:value="0.239433050521355">
                <text:p>0.239433050521355</text:p>
              </table:table-cell>
              <table:table-cell office:value-type="float" office:value="0.222113610331108">
                <text:p>0.222113610331108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020">
                <text:p>2020</text:p>
              </table:table-cell>
              <table:table-cell office:value-type="float" office:value="0.256492621387612">
                <text:p>0.256492621387612</text:p>
              </table:table-cell>
              <table:table-cell office:value-type="float" office:value="0.233945118777329">
                <text:p>0.233945118777329</text:p>
              </table:table-cell>
              <table:table-cell office:value-type="float" office:value="0.2427030238519">
                <text:p>0.2427030238519</text:p>
              </table:table-cell>
              <table:table-cell office:value-type="float" office:value="0.224567889737655">
                <text:p>0.2245678897376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021">
                <text:p>2021</text:p>
              </table:table-cell>
              <table:table-cell office:value-type="float" office:value="0.265408457677131">
                <text:p>0.265408457677131</text:p>
              </table:table-cell>
              <table:table-cell office:value-type="float" office:value="0.241900311969327">
                <text:p>0.241900311969327</text:p>
              </table:table-cell>
              <table:table-cell office:value-type="float" office:value="0.251329630632325">
                <text:p>0.251329630632325</text:p>
              </table:table-cell>
              <table:table-cell office:value-type="float" office:value="0.232586453570744">
                <text:p>0.23258645357074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022">
                <text:p>2022</text:p>
              </table:table-cell>
              <table:table-cell office:value-type="float" office:value="0.253578982611423">
                <text:p>0.253578982611423</text:p>
              </table:table-cell>
              <table:table-cell office:value-type="float" office:value="0.237354081765248">
                <text:p>0.237354081765248</text:p>
              </table:table-cell>
              <table:table-cell office:value-type="float" office:value="0.23954397725827">
                <text:p>0.23954397725827</text:p>
              </table:table-cell>
              <table:table-cell office:value-type="float" office:value="0.22790893784361">
                <text:p>0.22790893784361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023">
                <text:p>2023</text:p>
              </table:table-cell>
              <table:table-cell office:value-type="float" office:value="0.262424551683993">
                <text:p>0.262424551683993</text:p>
              </table:table-cell>
              <table:table-cell office:value-type="float" office:value="0.240058094939242">
                <text:p>0.240058094939242</text:p>
              </table:table-cell>
              <table:table-cell office:value-type="float" office:value="0.247764118570958">
                <text:p>0.247764118570958</text:p>
              </table:table-cell>
              <table:table-cell office:value-type="float" office:value="0.23054574314447">
                <text:p>0.23054574314447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024">
                <text:p>2024</text:p>
              </table:table-cell>
              <table:table-cell office:value-type="float" office:value="0.267757932805823">
                <text:p>0.267757932805823</text:p>
              </table:table-cell>
              <table:table-cell office:value-type="float" office:value="0.243626902597542">
                <text:p>0.243626902597542</text:p>
              </table:table-cell>
              <table:table-cell office:value-type="float" office:value="0.253628851722375">
                <text:p>0.253628851722375</text:p>
              </table:table-cell>
              <table:table-cell office:value-type="float" office:value="0.23458843674455">
                <text:p>0.2345884367445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025">
                <text:p>2025</text:p>
              </table:table-cell>
              <table:table-cell office:value-type="float" office:value="0.269917929906955">
                <text:p>0.269917929906955</text:p>
              </table:table-cell>
              <table:table-cell office:value-type="float" office:value="0.244922873621097">
                <text:p>0.244922873621097</text:p>
              </table:table-cell>
              <table:table-cell office:value-type="float" office:value="0.256942682607283">
                <text:p>0.256942682607283</text:p>
              </table:table-cell>
              <table:table-cell office:value-type="float" office:value="0.236746634091398">
                <text:p>0.236746634091398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2026">
                <text:p>2026</text:p>
              </table:table-cell>
              <table:table-cell office:value-type="float" office:value="0.273707089833045">
                <text:p>0.273707089833045</text:p>
              </table:table-cell>
              <table:table-cell office:value-type="float" office:value="0.248976644137101">
                <text:p>0.248976644137101</text:p>
              </table:table-cell>
              <table:table-cell office:value-type="float" office:value="0.261234160287278">
                <text:p>0.261234160287278</text:p>
              </table:table-cell>
              <table:table-cell office:value-type="float" office:value="0.241166061646296">
                <text:p>0.241166061646296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027">
                <text:p>2027</text:p>
              </table:table-cell>
              <table:table-cell office:value-type="float" office:value="0.262509842046425">
                <text:p>0.262509842046425</text:p>
              </table:table-cell>
              <table:table-cell office:value-type="float" office:value="0.243507920039933">
                <text:p>0.243507920039933</text:p>
              </table:table-cell>
              <table:table-cell office:value-type="float" office:value="0.251136873625033">
                <text:p>0.251136873625033</text:p>
              </table:table-cell>
              <table:table-cell office:value-type="float" office:value="0.236271830416641">
                <text:p>0.236271830416641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2028">
                <text:p>2028</text:p>
              </table:table-cell>
              <table:table-cell office:value-type="float" office:value="0.264856943392517">
                <text:p>0.264856943392517</text:p>
              </table:table-cell>
              <table:table-cell office:value-type="float" office:value="0.246831872538875">
                <text:p>0.246831872538875</text:p>
              </table:table-cell>
              <table:table-cell office:value-type="float" office:value="0.253364055022846">
                <text:p>0.253364055022846</text:p>
              </table:table-cell>
              <table:table-cell office:value-type="float" office:value="0.239531889033322">
                <text:p>0.239531889033322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2029">
                <text:p>2029</text:p>
              </table:table-cell>
              <table:table-cell office:value-type="float" office:value="0.27864074664735">
                <text:p>0.27864074664735</text:p>
              </table:table-cell>
              <table:table-cell office:value-type="float" office:value="0.254169497712798">
                <text:p>0.254169497712798</text:p>
              </table:table-cell>
              <table:table-cell office:value-type="float" office:value="0.267848648816869">
                <text:p>0.267848648816869</text:p>
              </table:table-cell>
              <table:table-cell office:value-type="float" office:value="0.247465011229044">
                <text:p>0.24746501122904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030">
                <text:p>2030</text:p>
              </table:table-cell>
              <table:table-cell office:value-type="float" office:value="0.290443654298046">
                <text:p>0.290443654298046</text:p>
              </table:table-cell>
              <table:table-cell office:value-type="float" office:value="0.260403192085155">
                <text:p>0.260403192085155</text:p>
              </table:table-cell>
              <table:table-cell office:value-type="float" office:value="0.280336735531249">
                <text:p>0.280336735531249</text:p>
              </table:table-cell>
              <table:table-cell office:value-type="float" office:value="0.254297473505499">
                <text:p>0.25429747350549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031">
                <text:p>2031</text:p>
              </table:table-cell>
              <table:table-cell office:value-type="float" office:value="0.286560293618774">
                <text:p>0.286560293618774</text:p>
              </table:table-cell>
              <table:table-cell office:value-type="float" office:value="0.259961754437709">
                <text:p>0.259961754437709</text:p>
              </table:table-cell>
              <table:table-cell office:value-type="float" office:value="0.277995878738763">
                <text:p>0.277995878738763</text:p>
              </table:table-cell>
              <table:table-cell office:value-type="float" office:value="0.254850163166506">
                <text:p>0.25485016316650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032">
                <text:p>2032</text:p>
              </table:table-cell>
              <table:table-cell office:value-type="float" office:value="0.299550033571342">
                <text:p>0.299550033571342</text:p>
              </table:table-cell>
              <table:table-cell office:value-type="float" office:value="0.266534951486318">
                <text:p>0.266534951486318</text:p>
              </table:table-cell>
              <table:table-cell office:value-type="float" office:value="0.292813993109817">
                <text:p>0.292813993109817</text:p>
              </table:table-cell>
              <table:table-cell office:value-type="float" office:value="0.262600484679836">
                <text:p>0.262600484679836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033">
                <text:p>2033</text:p>
              </table:table-cell>
              <table:table-cell office:value-type="float" office:value="0.293296385240903">
                <text:p>0.293296385240903</text:p>
              </table:table-cell>
              <table:table-cell office:value-type="float" office:value="0.265130796263617">
                <text:p>0.265130796263617</text:p>
              </table:table-cell>
              <table:table-cell office:value-type="float" office:value="0.28840933742806">
                <text:p>0.28840933742806</text:p>
              </table:table-cell>
              <table:table-cell office:value-type="float" office:value="0.262240302264495">
                <text:p>0.26224030226449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034">
                <text:p>2034</text:p>
              </table:table-cell>
              <table:table-cell office:value-type="float" office:value="0.310368104934361">
                <text:p>0.310368104934361</text:p>
              </table:table-cell>
              <table:table-cell office:value-type="float" office:value="0.268750796900507">
                <text:p>0.268750796900507</text:p>
              </table:table-cell>
              <table:table-cell office:value-type="float" office:value="0.306995000994432">
                <text:p>0.306995000994432</text:p>
              </table:table-cell>
              <table:table-cell office:value-type="float" office:value="0.266827818526084">
                <text:p>0.26682781852608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035">
                <text:p>2035</text:p>
              </table:table-cell>
              <table:table-cell office:value-type="float" office:value="0.325624169452113">
                <text:p>0.325624169452113</text:p>
              </table:table-cell>
              <table:table-cell office:value-type="float" office:value="0.278487973262621">
                <text:p>0.278487973262621</text:p>
              </table:table-cell>
              <table:table-cell office:value-type="float" office:value="0.323655896786527">
                <text:p>0.323655896786527</text:p>
              </table:table-cell>
              <table:table-cell office:value-type="float" office:value="0.277401287977611">
                <text:p>0.277401287977611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036">
                <text:p>2036</text:p>
              </table:table-cell>
              <table:table-cell office:value-type="float" office:value="0.337507871029819">
                <text:p>0.337507871029819</text:p>
              </table:table-cell>
              <table:table-cell office:value-type="float" office:value="0.28139977204918">
                <text:p>0.28139977204918</text:p>
              </table:table-cell>
              <table:table-cell office:value-type="float" office:value="0.335597593419529">
                <text:p>0.335597593419529</text:p>
              </table:table-cell>
              <table:table-cell office:value-type="float" office:value="0.280357852303202">
                <text:p>0.280357852303202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037">
                <text:p>2037</text:p>
              </table:table-cell>
              <table:table-cell office:value-type="float" office:value="0.328684830998162">
                <text:p>0.328684830998162</text:p>
              </table:table-cell>
              <table:table-cell office:value-type="float" office:value="0.277120929935507">
                <text:p>0.277120929935507</text:p>
              </table:table-cell>
              <table:table-cell office:value-type="float" office:value="0.326591119887911">
                <text:p>0.326591119887911</text:p>
              </table:table-cell>
              <table:table-cell office:value-type="float" office:value="0.275991100357159">
                <text:p>0.27599110035715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038">
                <text:p>2038</text:p>
              </table:table-cell>
              <table:table-cell office:value-type="float" office:value="0.310493433735928">
                <text:p>0.310493433735928</text:p>
              </table:table-cell>
              <table:table-cell office:value-type="float" office:value="0.271870592115585">
                <text:p>0.271870592115585</text:p>
              </table:table-cell>
              <table:table-cell office:value-type="float" office:value="0.309656705339737">
                <text:p>0.309656705339737</text:p>
              </table:table-cell>
              <table:table-cell office:value-type="float" office:value="0.271415166014573">
                <text:p>0.271415166014573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039">
                <text:p>2039</text:p>
              </table:table-cell>
              <table:table-cell office:value-type="float" office:value="0.315087612256647">
                <text:p>0.315087612256647</text:p>
              </table:table-cell>
              <table:table-cell office:value-type="float" office:value="0.265344597142312">
                <text:p>0.265344597142312</text:p>
              </table:table-cell>
              <table:table-cell office:value-type="float" office:value="0.314277281082166">
                <text:p>0.314277281082166</text:p>
              </table:table-cell>
              <table:table-cell office:value-type="float" office:value="0.264924712385779">
                <text:p>0.264924712385779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040">
                <text:p>2040</text:p>
              </table:table-cell>
              <table:table-cell office:value-type="float" office:value="0.300302412985176">
                <text:p>0.300302412985176</text:p>
              </table:table-cell>
              <table:table-cell office:value-type="float" office:value="0.266386266221226">
                <text:p>0.266386266221226</text:p>
              </table:table-cell>
              <table:table-cell office:value-type="float" office:value="0.299320011660696">
                <text:p>0.299320011660696</text:p>
              </table:table-cell>
              <table:table-cell office:value-type="float" office:value="0.265860008373406">
                <text:p>0.26586000837340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4.5.2$MacOSX_X86_64 LibreOffice_project/a22f674fd25a3b6f45bdebf25400ed2adff0ff99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